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1.4043in"/>
    </style:style>
    <style:style style:name="co2" style:family="table-column">
      <style:table-column-properties fo:break-before="auto" style:column-width="0.889in"/>
    </style:style>
    <style:style style:name="co3" style:family="table-column">
      <style:table-column-properties fo:break-before="auto" style:column-width="2.2728in"/>
    </style:style>
    <style:style style:name="co4" style:family="table-column">
      <style:table-column-properties fo:break-before="auto" style:column-width="2.7799in"/>
    </style:style>
    <style:style style:name="co5" style:family="table-column">
      <style:table-column-properties fo:break-before="auto" style:column-width="2.1118in"/>
    </style:style>
    <style:style style:name="co6" style:family="table-column">
      <style:table-column-properties fo:break-before="auto" style:column-width="4.6854in"/>
    </style:style>
    <style:style style:name="co7" style:family="table-column">
      <style:table-column-properties fo:break-before="auto" style:column-width="3.2409in"/>
    </style:style>
    <style:style style:name="co8" style:family="table-column">
      <style:table-column-properties fo:break-before="auto" style:column-width="1.0327in"/>
    </style:style>
    <style:style style:name="co9" style:family="table-column">
      <style:table-column-properties fo:break-before="auto" style:column-width="1.4575in"/>
    </style:style>
    <style:style style:name="co10" style:family="table-column">
      <style:table-column-properties fo:break-before="auto" style:column-width="2.0799in"/>
    </style:style>
    <style:style style:name="co11" style:family="table-column">
      <style:table-column-properties fo:break-before="auto" style:column-width="1.7937in"/>
    </style:style>
    <style:style style:name="co12" style:family="table-column">
      <style:table-column-properties fo:break-before="auto" style:column-width="3.7846in"/>
    </style:style>
    <style:style style:name="co13" style:family="table-column">
      <style:table-column-properties fo:break-before="auto" style:column-width="2.2016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56in"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data-style-name="N50"/>
    <style:style style:name="ce2" style:family="table-cell" style:parent-style-name="Default">
      <style:table-cell-properties fo:background-color="#ff3333"/>
    </style:style>
    <style:style style:name="ce3" style:family="table-cell" style:parent-style-name="Default">
      <style:table-cell-properties fo:background-color="#999999"/>
    </style:style>
    <style:style style:name="ce4" style:family="table-cell" style:parent-style-name="Default">
      <style:table-cell-properties fo:background-color="#dc2300"/>
    </style:style>
    <style:style style:name="ce5" style:family="table-cell" style:parent-style-name="Default">
      <style:table-cell-properties fo:background-color="transparent"/>
    </style:style>
  </office:automatic-styles>
  <office:body>
    <office:spreadsheet>
      <table:table table:name="pangaea_download_2015-11-13" table:style-name="ta1">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56" table:default-cell-style-name="Default"/>
        <table:table-row table:style-name="ro1">
          <table:table-cell office:value-type="string">
            <text:p>/* DATA DESCRIPTION:</text:p>
          </table:table-cell>
          <table:table-cell table:number-columns-repeated="63"/>
        </table:table-row>
        <table:table-row table:style-name="ro1">
          <table:table-cell office:value-type="string">
            <text:p>Citation:<text:tab/>Ocean Sampling Day Consortium, Participants (2015): Registry of samples and environmental context from the Ocean Sampling Day 2014. Dataset #854419 (DOI registration in progress)</text:p>
          </table:table-cell>
          <table:table-cell table:number-columns-repeated="63"/>
        </table:table-row>
        <table:table-row table:style-name="ro1">
          <table:table-cell office:value-type="string">
            <text:p>Abstract:<text:tab/>The Ocean Sampling Day (OSD) is a simultaneous sampling campaign of the world's oceans which took place (for the first time) on the summer solstice (June 21st) in the year 2014. These cumulative samples, related in time, space and environmental parameters, provide insights into fundamental rules describing microbial diversity and function and contribute to the blue economy through the identification of novel, ocean-derived biotechnologies. We see OSD data as a reference data set for generations of experiments to follow in the coming decade. The present data set includes a description of each sample collected during the Ocean Sampling Day 2014 and provides contextual environmental data measured concurrently with the collection of water samples for genomic analyses.</text:p>
          </table:table-cell>
          <table:table-cell table:number-columns-repeated="63"/>
        </table:table-row>
        <table:table-row table:style-name="ro1">
          <table:table-cell office:value-type="string">
            <text:p>Related to:<text:tab/>Kopf-Klindworth, Anna; Bicak, Mesude; Kottmann, Renzo; Schnetzer, Julia; Kostadinov, Ivaylo; Lehmann, Katja; Fernandez-Guerra, Antonio; Jeanthon, Christian; Rahav, Eyal; Ullrich, Matthias; Wichels, Antje; Gerdts, Gunnar; Paraskevi, Polymenakou; Kotoulas, Giorgos; Siam, Rania; Abdallah, Rehab Zohier; Sonnenschein, Eva C; Cariou, Thierry; O'Gara, Fergal; Jackson, Stephen; Orlic, Sandi; Steinke, Michael; Busch, Julia; Duarte, Bernardo; Cacador, Isabel; Canning-Clode, Joao; Bobrova, Oleksandra; Marteinsson, Viggo; Reynisson, Eyjolfur; Loureiro, Isabel; Luna, Gian Marco; Quero, Grazia Marina; Löscher, Carolin; Kremp, Anke; DeLorenzo, Marie E; Ovreås, Lise; Tolman, Jennifer; LaRoche, Julie; Penna, Antonella; Frischer, Marc; Davis, Timothy; Barker, Katherine; Meyer, Christopher P; Ramos, Sandra; Magalhães, Catarina; Jude-Lemeilleur, Florence; Aguirre-Macedo, Ma Leopoldina; Wang, Shiao; Poulton, Nicole; Jones, Michael Scott; Collin, Rachel; Fuhrman, J A; Conan, Pascal; Alonso, Cecilia; Stambler, Noga; Goodwin, Kelly; Yakimov, Michael M; Baltar, Federico; Bodrossy, Levente; Van De Kamp, Jodie; Frampton, Dion; Ostrowski, Martin; Van Ruth, Paul; Malthouse, Paul; Claus, Simon; Deneudt, Klaas; Mortelmans, Jonas; Pitois, Sophie; Wallom, David; Salter, Ian; Costa, Rodrigo; Schroeder, Declan C; Kandil, Mahrous M; Amaral, Valentina; Biancalana, Florencia; Santana, Rafael; Pedrotti, Maria-Luiza; Yoshida, Takashi; Ogata, Hiroyuki; Ingleton, Tim; Munnik, Kate; Rodriguez-Ezpeleta, Naiara; Berteaux-Lecellier, Veronique; Wecker, Patricia; Cancio, Ibon; Vaulot, Daniel; Bienhold, Christina; Ghazal, Hassan; Chaouni, Bouchra; Essayeh, Soumya; Ettamimi, Sara; Zaid, El Houcine; Boukhatem, Noureddine; Bouali, Abderrahim; Chahboune, Rajaa; Barrijal, Said; Timinouni, Mohammed; El Otmani, Fatim; Bennani, Mohamed; Mea, Marianna; Todorova, Nadezhda; Karamfilov, Ventzislav; ten Hoopen, Petra; Cochrane, Guy; L'Haridon, Stephane; Bizsel, Kemal Can; Vezzi, Alessandro; Lauro, Federico M; Martin, Patrick; Jensen, Rachelle M; Hinks, Jamie; Gebbels, Susan; Rosselli, Riccardo; De Pascale, Fabio; Schiavon, Riccardo; dos Santos, Antonina; Villar, Emilie; Pesant, Stephane; Cataletto, Bruno; Malfatti, Francesca; Edirisinghe, Ranjith; Herrera Silveira, Jorge A; Barbier, Michele; Turk, Valentina; Tinta, Tinkara; Fuller, Wayne J; Salihoglu, Ilkay; Serakinci, Nedime; Ergoren, Mahmut Cerkez; Bresnan, Eileen; Iriberri, Juan; Fronth Nyhus, Paul Anders; Bente, Edvardsen; Karlsen, Hans Erik; Golyshin, Peter N; Gasol, Josep M; Moncheva, Snejana; Dzhembekova, Nina; Johnson, Zackary; Sinigalliano, Christopher David; Gidley, Maribeth Louise; Zingone, Adriana; Danovaro, Roberto; Tsiamis, George; Clark, Melody S; Costa, Ana Cristina; El Bour, Monia; Martins, Ana; Collins, R Eric; Ducluzeau, Anne-Lise; Martinez, Jonathan; Costello, Mark J; Amaral-Zettler, Linda A; Gilbert, Jack Anthony; Davies, Neil; Field, Dawn; Glöckner, Frank Oliver (2015): The ocean sampling day consortium. GigaScience, 4(1), doi:10.1186/s13742-015-0066-5</text:p>
          </table:table-cell>
          <table:table-cell table:number-columns-repeated="63"/>
        </table:table-row>
        <table:table-row table:style-name="ro1">
          <table:table-cell office:value-type="string">
            <text:p>Further details:<text:tab/>Kottmann, Renzo: OSD 2014 environmental data csv documentation. https://github.com/MicroB3-IS/osd-analysis/wiki/OSD-2014-environmental-data-csv-documentation</text:p>
          </table:table-cell>
          <table:table-cell table:number-columns-repeated="63"/>
        </table:table-row>
        <table:table-row table:style-name="ro1">
          <table:table-cell office:value-type="string">
            <text:p><text:tab/>ten Hoopen, Petra; Cochrane, Guy; MicroB3 Consortium (2014): Ocean Sampling Day Handbook - Version of June 2014. Version 2.0, http://store.pangaea.de/Projects/OSD_2014/OSD_Handbook_v2_June_2014.pdf</text:p>
          </table:table-cell>
          <table:table-cell table:number-columns-repeated="63"/>
        </table:table-row>
        <table:table-row table:style-name="ro1">
          <table:table-cell office:value-type="string">
            <text:p><text:tab/>ten Hoopen, Petra; Pesant, Stephane; Kottmann, Renzo; Kopf-Klindworth, Anna; Bicak, Mesude; Claus, Simon; Deneudt, Klaas; Borremans, Catherine; Thijsse, Peter; Dekeyzer, Stefanie; Schaap, Dick; Bowler, Chris; Glöckner, Frank Oliver; Cochrane, Guy (2015): Marine microbial biodiversity, bioinformatics and biotechnology (M2B3) data reporting and service standards. Standards in Genomic Sciences, 10(1), doi:10.1186/s40793-015-0001-5</text:p>
          </table:table-cell>
          <table:table-cell table:number-columns-repeated="63"/>
        </table:table-row>
        <table:table-row table:style-name="ro1">
          <table:table-cell office:value-type="string">
            <text:p>Project(s):<text:tab/>MicroB3 - Microbial Biodiversity, Bioinformatics and Biotechnology (MicroB3) (URI: http://www.microb3.eu/)</text:p>
          </table:table-cell>
          <table:table-cell table:number-columns-repeated="63"/>
        </table:table-row>
        <table:table-row table:style-name="ro1">
          <table:table-cell office:value-type="string">
            <text:p>Coverage:<text:tab/>MEDIAN LATITUDE: 36.275617 * MEDIAN LONGITUDE: -8.815968 * SOUTH-BOUND LATITUDE: -67.344000 * WEST-BOUND LONGITUDE: -157.843510 * NORTH-BOUND LATITUDE: 78.453333 * EAST-BOUND LONGITUDE: 174.818567</text:p>
          </table:table-cell>
          <table:table-cell table:number-columns-repeated="63"/>
        </table:table-row>
        <table:table-row table:style-name="ro1">
          <table:table-cell office:value-type="string">
            <text:p><text:tab/>DATE/TIME START: 2014-06-12T11:20:00 * DATE/TIME END: 2014-07-13T07:40:00</text:p>
          </table:table-cell>
          <table:table-cell table:number-columns-repeated="63"/>
        </table:table-row>
        <table:table-row table:style-name="ro1">
          <table:table-cell office:value-type="string">
            <text:p><text:tab/>MINIMUM DEPTH, water: 0.0 m * MAXIMUM DEPTH, water: 80.0 m</text:p>
          </table:table-cell>
          <table:table-cell table:number-columns-repeated="63"/>
        </table:table-row>
        <table:table-row table:style-name="ro1">
          <table:table-cell office:value-type="string">
            <text:p>Event(s):<text:tab/>OSD100_20140622T0800Z (URI: http://store.pangaea.de/Projects/OSD_2014/OSD100_20140622T0800Z.pdf) * LATITUDE START: 35.350000 * LONGITUDE START: 25.290000 * LATITUDE END: 35.350000 * LONGITUDE END: 25.290000 * DATE/TIME START: 2014-06-22T08:00:00 * DATE/TIME END: 2014-06-22T10:30:00 * CAMPAIGN: OSD-Jun-2014 * DEVICE: Bottle, Niskin (NIS) * COMMENT: [OBJECTIVE: Water sampling for prokaryotes.][PLATFORM: Research Vessel Alkyon][DEVICE REPORTED: Niskin bottles][DESCRIPTION: Surface and DCM water sample from the OSD100 station.]</text:p>
          </table:table-cell>
          <table:table-cell table:number-columns-repeated="63"/>
        </table:table-row>
        <table:table-row table:style-name="ro1">
          <table:table-cell office:value-type="string">
            <text:p><text:tab/>OSD101_20140621T1105Z (URI: http://store.pangaea.de/Projects/OSD_2014/OSD101_20140621T1105Z.pdf) * LATITUDE START: 32.741808 * LONGITUDE START: -16.711281 * LATITUDE END: 32.741808 * LONGITUDE END: -16.711281 * DATE/TIME START: 2014-06-21T11:05:00 * DATE/TIME END: 2014-06-21T11:10:00 * CAMPAIGN: OSD-Jun-2014 * DEVICE: Bucket, plastic (WB) * COMMENT: [OBJECTIVE: OSD2014 at Madeira Island][PLATFORM: Land][DEVICE REPORTED: ACID WASHED RECIPIENT][DESCRIPTION: Surface Sample]</text:p>
          </table:table-cell>
          <table:table-cell table:number-columns-repeated="63"/>
        </table:table-row>
        <table:table-row table:style-name="ro1">
          <table:table-cell office:value-type="string">
            <text:p><text:tab/>OSD102_20140621T1200Z (URI: http://store.pangaea.de/Projects/OSD_2014/OSD102_20140621T1200Z.pdf) * LATITUDE START: 32.646050 * LONGITUDE START: -16.910158 * LATITUDE END: 32.646050 * LONGITUDE END: -16.910158 * DATE/TIME START: 2014-06-21T12:00:00 * DATE/TIME END: 2014-06-21T12:05:00 * CAMPAIGN: OSD-Jun-2014 * DEVICE: Bucket, plastic (WB) * COMMENT: [OBJECTIVE: OSD2014 at Madeira Island][PLATFORM: Land][DEVICE REPORTED: ACID WASHED RECIPIENT][DESCRIPTION: OSD102-MARINA DO FUNCHAL]</text:p>
          </table:table-cell>
          <table:table-cell table:number-columns-repeated="63"/>
        </table:table-row>
        <table:table-row table:style-name="ro1">
          <table:table-cell office:value-type="string">
            <text:p><text:tab/>OSD103_20140621T1015Z (URI: http://store.pangaea.de/Projects/OSD_2014/OSD103_20140621T1015Z.pdf) * LATITUDE START: 32.774700 * LONGITUDE START: -16.828664 * LATITUDE END: 32.774700 * LONGITUDE END: -16.828664 * DATE/TIME START: 2014-06-21T10:15:00 * DATE/TIME END: 2014-06-21T10:20:00 * CAMPAIGN: OSD-Jun-2014 * DEVICE: Bucket, plastic (WB) * COMMENT: [OBJECTIVE: OSD2014 at Madeira Island][PLATFORM: Land][DEVICE REPORTED: ACID WASHED RECIPIENT][DESCRIPTION: OSD103-PORTO DA CRUZ at MADEIRA_ATLANTIC OCEAN]</text:p>
          </table:table-cell>
          <table:table-cell table:number-columns-repeated="63"/>
        </table:table-row>
        <table:table-row table:style-name="ro1">
          <table:table-cell office:value-type="string">
            <text:p><text:tab/>OSD105_20140621T1839Z (URI: http://store.pangaea.de/Projects/OSD_2014/OSD105_20140621T1839Z.pdf) * LATITUDE START: 69.023323 * LONGITUDE START: -105.343390 * LATITUDE END: 69.023323 * LONGITUDE END: -105.343390 * DATE/TIME START: 2014-06-21T18:39:00 * DATE/TIME END: 2014-06-21T19:00:00 * CAMPAIGN: OSD-Jun-2014 * DEVICE: High Volume Peristaltic Pump ([HVP-PUMP]) * COMMENT: [OBJECTIVE: As part of the Arctic Science partnership, the Cambridge Bay campaign aims to investigate the physical, chemical, and biological interactions between atmosphere, sea ice, and ocean][PLATFORM: 92, ice shelf][DEVICE REPORTED: peristaltic pump][DESCRIPTION: measured as depth below sea surface. ice thickness: 1.9 m]</text:p>
          </table:table-cell>
          <table:table-cell table:number-columns-repeated="63"/>
        </table:table-row>
        <table:table-row table:style-name="ro1">
          <table:table-cell office:value-type="string">
            <text:p><text:tab/>OSD106_20140620T1100Z (URI: http://store.pangaea.de/Projects/OSD_2014/OSD106_20140620T1100Z.pdf) * LATITUDE START: 65.944900 * LONGITUDE START: -22.419200 * LATITUDE END: 65.944900 * LONGITUDE END: -22.419200 * DATE/TIME START: 2014-06-20T11:00:00 * DATE/TIME END: 2014-06-20T13:00:00 * CAMPAIGN: OSD-Jun-2014 * DEVICE: Bottle, unknown (BOT) * COMMENT: [OBJECTIVE: Microbial diversity][PLATFORM: Small research vessel][DEVICE REPORTED: Clean Water Bottles][DESCRIPTION: Not reported]</text:p>
          </table:table-cell>
          <table:table-cell table:number-columns-repeated="63"/>
        </table:table-row>
        <table:table-row table:style-name="ro1">
          <table:table-cell office:value-type="string">
            <text:p><text:tab/>OSD106_20140620T1130Z * LATITUDE START: 65.944900 * LONGITUDE START: -22.419200 * LATITUDE END: 65.944900 * LONGITUDE END: -22.419200 * DATE/TIME START: 2014-06-20T11:30:00 * DATE/TIME END: 2014-06-20T12:30:00 * CAMPAIGN: OSD-Jun-2014 * DEVICE: Bottle, unknown (BOT) * COMMENT: [OBJECTIVE: Microbial diversity][PLATFORM: Small research vessel][DEVICE REPORTED: Clean Water Bottles][DESCRIPTION: At bottom ]</text:p>
          </table:table-cell>
          <table:table-cell table:number-columns-repeated="63"/>
        </table:table-row>
        <table:table-row table:style-name="ro1">
          <table:table-cell office:value-type="string">
            <text:p><text:tab/>OSD107_20140620T0950Z (URI: http://store.pangaea.de/Projects/OSD_2014/OSD107_20140620T0950Z.pdf) * LATITUDE START: 39.140390 * LONGITUDE START: -9.380110 * LATITUDE END: 39.140390 * LONGITUDE END: -9.380110 * DATE/TIME START: 2014-06-20T09:50:00 * DATE/TIME END: 2014-06-20T10:10:00 * CAMPAIGN: OSD-Jun-2014 * DEVICE: Bucket, plastic (WB) * COMMENT: [OBJECTIVE: OSD2014 PORTUGAL MAINLAND][PLATFORM: Ground][DEVICE REPORTED: ACID WASHED RECIPIENT][DESCRIPTION: OSD107-LISBOA]</text:p>
          </table:table-cell>
          <table:table-cell table:number-columns-repeated="63"/>
        </table:table-row>
        <table:table-row table:style-name="ro1">
          <table:table-cell office:value-type="string">
            <text:p><text:tab/>OSD108_20140620T1140Z (URI: http://store.pangaea.de/Projects/OSD_2014/OSD108_20140620T1140Z.pdf) * LATITUDE START: 38.757283 * LONGITUDE START: -8.966333 * LATITUDE END: 38.757283 * LONGITUDE END: -8.966333 * DATE/TIME START: 2014-06-20T11:40:00 * DATE/TIME END: 2014-06-20T11:50:00 * CAMPAIGN: OSD-Jun-2014 * DEVICE: Bucket, plastic (WB) * COMMENT: [OBJECTIVE: OSD2014 PORTUGAL MAINLAND][PLATFORM: Ground][DEVICE REPORTED: ACID WASHED RECIPIENT][DESCRIPTION: OSD108-ALCOCHETE]</text:p>
          </table:table-cell>
          <table:table-cell table:number-columns-repeated="63"/>
        </table:table-row>
        <table:table-row table:style-name="ro1">
          <table:table-cell office:value-type="string">
            <text:p><text:tab/>OSD109_20140620T1100Z (URI: http://store.pangaea.de/Projects/OSD_2014/OSD109_20140620T1100Z.pdf) * LATITUDE START: 38.676940 * LONGITUDE START: -9.012390 * LATITUDE END: 38.676940 * LONGITUDE END: -9.012390 * DATE/TIME START: 2014-06-20T11:00:00 * DATE/TIME END: 2014-06-20T11:10:00 * CAMPAIGN: OSD-Jun-2014 * DEVICE: Bucket, plastic (WB) * COMMENT: [OBJECTIVE: OSD2014 at PT MAINLAND][PLATFORM: Ground][DEVICE REPORTED: ACID WASHED RECIPIENT][DESCRIPTION: OSD109-ROSARIO]</text:p>
          </table:table-cell>
          <table:table-cell table:number-columns-repeated="63"/>
        </table:table-row>
        <table:table-row table:style-name="ro1">
          <table:table-cell office:value-type="string">
            <text:p><text:tab/>OSD10_20140621T2050Z (URI: http://store.pangaea.de/Projects/OSD_2014/OSD10_20140621T2050Z.pdf) * LATITUDE START: 41.839834 * LONGITUDE START: -83.189950 * LATITUDE END: 41.839834 * LONGITUDE END: -83.189950 * DATE/TIME START: 2014-06-21T20:50:00 * DATE/TIME END: 2014-06-21T22:00:00 * CAMPAIGN: OSD-Jun-2014 * DEVICE: Bucket, plastic (WB) * COMMENT: [OBJECTIVE: Collect surface water for OSD from a Laurentian Great Lake][PLATFORM: RV Huron Explorer][DEVICE REPORTED: 20L carboy][DESCRIPTION: Surface water samples from Lake Erie]</text:p>
          </table:table-cell>
          <table:table-cell table:number-columns-repeated="63"/>
        </table:table-row>
        <table:table-row table:style-name="ro1">
          <table:table-cell office:value-type="string">
            <text:p><text:tab/>OSD110_20140621T1030Z (URI: http://store.pangaea.de/Projects/OSD_2014/OSD110_20140621T1030Z.pdf) * LATITUDE START: 40.145122 * LONGITUDE START: -8.869328 * LATITUDE END: 40.145122 * LONGITUDE END: -8.869328 * DATE/TIME START: 2014-06-21T10:30:00 * DATE/TIME END: 2014-06-21T10:50:00 * CAMPAIGN: OSD-Jun-2014 * DEVICE: Bucket, plastic (WB) * COMMENT: [OBJECTIVE: OSD2014 at PT MAINLAND][PLATFORM: Ground][DEVICE REPORTED: ACID WASHED RECIPIENT][DESCRIPTION: OSD110-FIGUEIRA DA FOZ]</text:p>
          </table:table-cell>
          <table:table-cell table:number-columns-repeated="63"/>
        </table:table-row>
        <table:table-row table:style-name="ro1">
          <table:table-cell office:value-type="string">
            <text:p><text:tab/>OSD111_20140621T0830Z (URI: http://store.pangaea.de/Projects/OSD_2014/OSD111_20140621T0830Z.pdf) * LATITUDE START: 40.659875 * LONGITUDE START: -8.703761 * LATITUDE END: 40.659875 * LONGITUDE END: -8.703761 * DATE/TIME START: 2014-06-21T08:30:00 * DATE/TIME END: 2014-06-21T08:50:00 * CAMPAIGN: OSD-Jun-2014 * DEVICE: Bucket, plastic (WB) * COMMENT: [OBJECTIVE: OSD2014 at PT MAINLAND][PLATFORM: Ground][DEVICE REPORTED: ACID WASHED RECIPIENT][DESCRIPTION: OSD111-RIA DE AVEIRO_1]</text:p>
          </table:table-cell>
          <table:table-cell table:number-columns-repeated="63"/>
        </table:table-row>
        <table:table-row table:style-name="ro1">
          <table:table-cell office:value-type="string">
            <text:p><text:tab/>OSD113_20140621T1125Z (URI: http://store.pangaea.de/Projects/OSD_2014/OSD113_20140621T1125Z.pdf) * LATITUDE START: 38.666700 * LONGITUDE START: -9.436700 * LATITUDE END: 38.666700 * LONGITUDE END: -9.436700 * DATE/TIME START: 2014-06-21T11:25:00 * DATE/TIME END: 2014-06-21T12:00:00 * CAMPAIGN: OSD-Jun-2014 * DEVICE: Bottle, Niskin 8-L (NIS_8L) * COMMENT: [OBJECTIVE: Water sampling for the Ocean Sampling Day 2014 and zooplankton sampling for the monitoring station of the time-series CASCAIS-WATCH, the oceanographic observation programme of the Oceanography and Plankton Group of IPMA][PLATFORM: Research vessel][DEVICE REPORTED: Sterilized 8L-Niskin bottle, Seabird SBE 911p CTD][DESCRIPTION: Ocean water sample]</text:p>
          </table:table-cell>
          <table:table-cell table:number-columns-repeated="63"/>
        </table:table-row>
        <table:table-row table:style-name="ro1">
          <table:table-cell office:value-type="string">
            <text:p><text:tab/>OSD114_20140621T1005Z (URI: http://store.pangaea.de/Projects/OSD_2014/OSD114_20140621T1005Z.pdf) * LATITUDE START: 34.410000 * LONGITUDE START: -9.510000 * LATITUDE END: 34.410000 * LONGITUDE END: -9.510000 * DATE/TIME START: 2014-06-21T10:05:00 * DATE/TIME END: 2014-06-21T10:30:00 * CAMPAIGN: OSD-Jun-2014 * DEVICE: Bottle, Niskin 8-L (NIS_8L) * COMMENT: [OBJECTIVE: Water sampling for the Ocean Sampling Day 2014 and zooplankton sampling for the monitoring station of the time-series BERLENGAS-WATCH, the oceanographic observation programme of the Oceanography and Plankton Group of IPMA, with the collaboration of the Marine Resources Research Group (GIRM) of Polytechnic Institute of Leiria][PLATFORM: Vessel][DEVICE REPORTED: Sterilized 8L-Niskin Bottle][DESCRIPTION: Ocean Water sample]</text:p>
          </table:table-cell>
          <table:table-cell table:number-columns-repeated="63"/>
        </table:table-row>
        <table:table-row table:style-name="ro1">
          <table:table-cell office:value-type="string">
            <text:p><text:tab/>OSD115_20140621T1430Z (URI: http://store.pangaea.de/Projects/OSD_2014/OSD115_20140621T1430Z.pdf) * LATITUDE START: 39.134347 * LONGITUDE START: -9.384778 * LATITUDE END: 39.134347 * LONGITUDE END: -9.384778 * DATE/TIME START: 2014-06-21T14:30:00 * DATE/TIME END: 2014-06-21T14:45:00 * CAMPAIGN: OSD-Jun-2014 * DEVICE: Bucket, plastic (WB) * COMMENT: [OBJECTIVE: OSD2014 at PT MAINLAND][PLATFORM: Ground][DEVICE REPORTED: ACID WASHED RECIPIENT][DESCRIPTION: OSD115-SANTA CRUZ]</text:p>
          </table:table-cell>
          <table:table-cell table:number-columns-repeated="63"/>
        </table:table-row>
        <table:table-row table:style-name="ro1">
          <table:table-cell office:value-type="string">
            <text:p><text:tab/>OSD116_20140621T1330Z (URI: http://store.pangaea.de/Projects/OSD_2014/OSD116_20140621T1330Z.pdf) * LATITUDE START: 39.415067 * LONGITUDE START: -9.218828 * LATITUDE END: 39.415067 * LONGITUDE END: -9.218828 * DATE/TIME START: 2014-06-21T13:30:00 * DATE/TIME END: 2014-06-21T13:40:00 * CAMPAIGN: OSD-Jun-2014 * DEVICE: Bucket, plastic (WB) * COMMENT: [OBJECTIVE: OSD2014 at PT MAINLAND][PLATFORM: Ground][DEVICE REPORTED: ACID WASHED RECIPIENT][DESCRIPTION: OSD116-LAGOA DE ABIDOS]</text:p>
          </table:table-cell>
          <table:table-cell table:number-columns-repeated="63"/>
        </table:table-row>
        <table:table-row table:style-name="ro1">
          <table:table-cell office:value-type="string">
            <text:p><text:tab/>OSD117_20140621T1610Z (URI: http://store.pangaea.de/Projects/OSD_2014/OSD117_20140621T1610Z.pdf) * LATITUDE START: 37.167000 * LONGITUDE START: -7.504000 * LATITUDE END: 37.167000 * LONGITUDE END: -7.504000 * DATE/TIME START: 2014-06-21T16:10:00 * DATE/TIME END: 2014-06-21T16:40:00 * CAMPAIGN: OSD-Jun-2014 * DEVICE: Bucket, plastic 5-L ([BUCKET-5]) * COMMENT: [OBJECTIVE: Water sampling for the Ocean Sampling Day, investigate ocean microbial diversity][PLATFORM: Beach/Intertidal zone structure][DEVICE REPORTED: Sterilized 5L-Bucket][DESCRIPTION: Ocean water sample]</text:p>
          </table:table-cell>
          <table:table-cell table:number-columns-repeated="63"/>
        </table:table-row>
        <table:table-row table:style-name="ro1">
          <table:table-cell office:value-type="string">
            <text:p><text:tab/>OSD118_20140621T1214Z (URI: http://store.pangaea.de/Projects/OSD_2014/OSD118_20140621T1214Z.pdf) * LATITUDE START: 51.742300 * LONGITUDE START: -8.311200 * LATITUDE END: 51.742300 * LONGITUDE END: -8.311200 * DATE/TIME START: 2014-06-21T12:14:00 * DATE/TIME END: 2014-06-24T12:17:00 * CAMPAIGN: OSD-Jun-2014 * DEVICE: Bucket, plastic (WB) * COMMENT: [OBJECTIVE: Analysis of prokaryotic diversity in surface seawater.][PLATFORM: ENVO:00000000 SHORE][DEVICE REPORTED: Carboy][DESCRIPTION: Near-shore, surface seawater sampled. Seawater filtered on 0.22 uM Sterivex cartridges.]</text:p>
          </table:table-cell>
          <table:table-cell table:number-columns-repeated="63"/>
        </table:table-row>
        <table:table-row table:style-name="ro1">
          <table:table-cell office:value-type="string">
            <text:p><text:tab/>OSD119_20140621T1800Z (URI: http://store.pangaea.de/Projects/OSD_2014/OSD119_20140621T1800Z.pdf) * LATITUDE START: 21.314200 * LONGITUDE START: -89.671200 * LATITUDE END: 21.362100 * LONGITUDE END: -89.660200 * DATE/TIME START: 2014-06-21T18:00:00 * DATE/TIME END: 2014-06-21T18:27:00 * CAMPAIGN: OSD-Jun-2014 * DEVICE: Bottle, Van Dorn (VDB) * COMMENT: [OBJECTIVE: To collect environmental parameters and biological material for the OSD June 21st 2014][PLATFORM: Primero de Junio][DEVICE REPORTED: CTD and Van Dorn bottle samplers][DESCRIPTION: We collect 40 L of surface water in this point.]</text:p>
          </table:table-cell>
          <table:table-cell table:number-columns-repeated="63"/>
        </table:table-row>
        <table:table-row table:style-name="ro1">
          <table:table-cell office:value-type="string">
            <text:p><text:tab/>OSD11_20140617T1503Z (URI: http://store.pangaea.de/Projects/OSD_2014/OSD11_20140617T1503Z.pdf) * LATITUDE START: -67.344000 * LONGITUDE START: -68.135000 * LATITUDE END: -67.344000 * LONGITUDE END: -68.135000 * DATE/TIME START: 2014-06-17T15:03:00 * DATE/TIME END: 2014-06-17T15:10:00 * CAMPAIGN: OSD-Jun-2014 * DEVICE: Bottle, Niskin 2-L (NIS_2L) * COMMENT: [OBJECTIVE: Taken as part of the RaTS long term monitoring series][PLATFORM: RIB][DEVICE REPORTED: 2l Niskin Bottle][DESCRIPTION: Rothera base Antarctica 15m ]</text:p>
          </table:table-cell>
          <table:table-cell table:number-columns-repeated="63"/>
        </table:table-row>
        <table:table-row table:style-name="ro1">
          <table:table-cell office:value-type="string">
            <text:p><text:tab/>OSD120_20140621T1813Z (URI: http://store.pangaea.de/Projects/OSD_2014/OSD120_20140621T1813Z.pdf) * LATITUDE START: 21.493400 * LONGITUDE START: -88.846800 * LATITUDE END: 21.493400 * LONGITUDE END: -88.846800 * DATE/TIME START: 2014-06-21T18:13:00 * DATE/TIME END: 2014-06-21T19:00:00 * CAMPAIGN: OSD-Jun-2014 * DEVICE: Bottle, Van Dorn (VDB) * COMMENT: [OBJECTIVE: To collect environmental parameters and biological material for the OSD June 2014][PLATFORM: without registration][DEVICE REPORTED: CTD and Van Dorn bottle samplers][DESCRIPTION: We collected 40 L ]</text:p>
          </table:table-cell>
          <table:table-cell table:number-columns-repeated="63"/>
        </table:table-row>
        <table:table-row table:style-name="ro1">
          <table:table-cell office:value-type="string">
            <text:p><text:tab/>OSD121_20140621T1759Z (URI: http://store.pangaea.de/Projects/OSD_2014/OSD121_20140621T1759Z.pdf) * LATITUDE START: 20.884100 * LONGITUDE START: -90.496700 * LATITUDE END: 20.884100 * LONGITUDE END: -90.496700 * DATE/TIME START: 2014-06-21T17:59:00 * DATE/TIME END: 2014-06-21T18:30:00 * CAMPAIGN: OSD-Jun-2014 * DEVICE: Bottle, Van Dorn (VDB) * COMMENT: [OBJECTIVE: To collect environmental parameters and biological material for the OSD 2014][PLATFORM: without registration][DEVICE REPORTED: CTD and Van Dorn bottle samplers][DESCRIPTION: We collected 40 L of water ]</text:p>
          </table:table-cell>
          <table:table-cell table:number-columns-repeated="63"/>
        </table:table-row>
        <table:table-row table:style-name="ro1">
          <table:table-cell office:value-type="string">
            <text:p><text:tab/>OSD122_20140622T0745Z (URI: http://store.pangaea.de/Projects/OSD_2014/OSD122_20140622T0745Z.pdf) * LATITUDE START: 29.466700 * LONGITUDE START: 34.929100 * LATITUDE END: 29.466700 * LONGITUDE END: 34.929100 * DATE/TIME START: 2014-06-22T07:45:00 * DATE/TIME END: 2014-06-22T08:45:00 * CAMPAIGN: OSD-Jun-2014 * DEVICE: Water pump (PUMP) * COMMENT: [OBJECTIVE: Sampling for OSD][PLATFORM: boat][DEVICE REPORTED: pump][DESCRIPTION: OSD3-06-14 St a1 eilat NPL022 1Surface]</text:p>
          </table:table-cell>
          <table:table-cell table:number-columns-repeated="63"/>
        </table:table-row>
        <table:table-row table:style-name="ro1">
          <table:table-cell office:value-type="string">
            <text:p><text:tab/>OSD123_20140622T0900Z (URI: http://store.pangaea.de/Projects/OSD_2014/OSD123_20140622T0900Z.pdf) * LATITUDE START: 32.822000 * LONGITUDE START: 32.954000 * LATITUDE END: 32.822000 * LONGITUDE END: 32.954000 * DATE/TIME START: 2014-06-22T09:00:00 * DATE/TIME END: 2014-06-22T11:00:00 * CAMPAIGN: OSD-Jun-2014 * DEVICE: Bottle, unknown 20-L (BOT_20L) * COMMENT: [OBJECTIVE: to characterize the bacterial dynamics at routinely offshore coastal station][PLATFORM: Not reported][DEVICE REPORTED: 20L bottles][DESCRIPTION: Sampling for OSD]</text:p>
          </table:table-cell>
          <table:table-cell table:number-columns-repeated="63"/>
        </table:table-row>
        <table:table-row table:style-name="ro1">
          <table:table-cell office:value-type="string">
            <text:p><text:tab/>OSD124_20140621T0325Z (URI: http://store.pangaea.de/Projects/OSD_2014/OSD124_20140621T0325Z.pdf) * LATITUDE START: 34.324440 * LONGITUDE START: 135.120830 * LATITUDE END: 34.324440 * LONGITUDE END: 135.120830 * DATE/TIME START: 2014-06-21T03:25:00 * DATE/TIME END: 2014-06-21T03:40:00 * CAMPAIGN: OSD-Jun-2014 * COMMENT: [OBJECTIVE: Marine biome and virome][PLATFORM: Vessel at fixed position][DEVICE REPORTED: Not reported][DESCRIPTION: In this site, the ocean water and coastal water is sporadically interchanged.]</text:p>
          </table:table-cell>
          <table:table-cell table:number-columns-repeated="63"/>
        </table:table-row>
        <table:table-row table:style-name="ro1">
          <table:table-cell office:value-type="string">
            <text:p><text:tab/>OSD125_20140621T1300Z (URI: http://store.pangaea.de/Projects/OSD_2014/OSD125_20140621T1300Z.pdf) * LATITUDE START: 55.033060 * LONGITUDE START: -1.432780 * LATITUDE END: 55.033060 * LONGITUDE END: -1.432780 * DATE/TIME START: 2014-06-21T13:00:00 * DATE/TIME END: 2014-06-21T16:55:00 * CAMPAIGN: OSD-Jun-2014 * DEVICE: Bucket, plastic (WB) * COMMENT: [OBJECTIVE: Sampling for OSD][PLATFORM: Pier][DEVICE REPORTED: Bucket and Rope/Horiba][DESCRIPTION: Surface water sampling for OSD]</text:p>
          </table:table-cell>
          <table:table-cell table:number-columns-repeated="63"/>
        </table:table-row>
        <table:table-row table:style-name="ro1">
          <table:table-cell office:value-type="string">
            <text:p><text:tab/>OSD126_20140621T1215Z (URI: http://store.pangaea.de/Projects/OSD_2014/OSD126_20140621T1215Z.pdf) * LATITUDE START: 66.006910 * LONGITUDE START: -18.196530 * LATITUDE END: 66.006590 * LONGITUDE END: -18.197530 * DATE/TIME START: 2014-06-21T12:15:00 * DATE/TIME END: 2014-06-21T12:31:00 * CAMPAIGN: OSD-Jun-2014 * DEVICE: Bottle, Niskin 1.6-L (NIS_1.6L) * COMMENT: [OBJECTIVE: Surface water sample in Fjord Eyjafjordur, Iceland at 21.6.2014 at 12:15. 0.22 um Sterivex filtration][PLATFORM: Research Vessel Einari Nesi][DEVICE REPORTED: Nissan Bottles 1.6 L][DESCRIPTION: Water more turbid than of sample]</text:p>
          </table:table-cell>
          <table:table-cell table:number-columns-repeated="63"/>
        </table:table-row>
        <table:table-row table:style-name="ro1">
          <table:table-cell office:value-type="string">
            <text:p><text:tab/>OSD127_20140621T1143Z (URI: http://store.pangaea.de/Projects/OSD_2014/OSD127_20140621T1143Z.pdf) * LATITUDE START: 66.007760 * LONGITUDE START: -18.195310 * LATITUDE END: 66.006960 * LONGITUDE END: -18.190410 * DATE/TIME START: 2014-06-21T11:43:00 * DATE/TIME END: 2014-06-21T12:12:00 * CAMPAIGN: OSD-Jun-2014 * DEVICE: Bottle, Niskin 1.6-L (NIS_1.6L) * COMMENT: [OBJECTIVE: Ocean water in 10 m depth for comparison with same location at 1 m][PLATFORM: Research vessel Einari Nesi][DEVICE REPORTED: Niskin Bottles 1.6 L][DESCRIPTION: Identical location as OSD126_Eyjafordur_1 but different depth]</text:p>
          </table:table-cell>
          <table:table-cell table:number-columns-repeated="63"/>
        </table:table-row>
        <table:table-row table:style-name="ro1">
          <table:table-cell office:value-type="string">
            <text:p><text:tab/>OSD128_20140621T1705Z (URI: http://store.pangaea.de/Projects/OSD_2014/OSD128_20140621T1705Z.pdf) * LATITUDE START: 65.488600 * LONGITUDE START: -18.060800 * LATITUDE END: 65.487700 * LONGITUDE END: -18.060320 * DATE/TIME START: 2014-06-21T17:05:00 * DATE/TIME END: 2014-06-21T17:19:00 * CAMPAIGN: OSD-Jun-2014 * DEVICE: Bottle, Niskin 1.6-L (NIS_1.6L) * COMMENT: [OBJECTIVE: Eyjafjordur, Akureyri, Iceland][PLATFORM: Research vessel Einari Nesi][DEVICE REPORTED: Nissan bottles 1.6 L][DESCRIPTION: Surface sampling]</text:p>
          </table:table-cell>
          <table:table-cell table:number-columns-repeated="63"/>
        </table:table-row>
        <table:table-row table:style-name="ro1">
          <table:table-cell office:value-type="string">
            <text:p><text:tab/>OSD129_20140621T1638Z (URI: http://store.pangaea.de/Projects/OSD_2014/OSD129_20140621T1638Z.pdf) * LATITUDE START: 65.817186 * LONGITUDE START: -18.101835 * LATITUDE END: 65.488680 * LONGITUDE END: -18.060800 * DATE/TIME START: 2014-06-21T16:38:00 * DATE/TIME END: 2014-06-21T17:03:00 * CAMPAIGN: OSD-Jun-2014 * DEVICE: Bottle, Niskin 1.6-L (NIS_1.6L) * COMMENT: [OBJECTIVE: Eyjafjordur, Akureyri, Iceland][PLATFORM: Research Vessel Einari Nesi][DEVICE REPORTED: Niskin bottles 1.6 L][DESCRIPTION: 10 m sample of same site as OSD 128]</text:p>
          </table:table-cell>
          <table:table-cell table:number-columns-repeated="63"/>
        </table:table-row>
        <table:table-row table:style-name="ro1">
          <table:table-cell office:value-type="string">
            <text:p><text:tab/>OSD130_20140621T1141Z (URI: http://store.pangaea.de/Projects/OSD_2014/OSD130_20140621T1141Z.pdf) * LATITUDE START: 66.131600 * LONGITUDE START: -18.790200 * LATITUDE END: 66.131600 * LONGITUDE END: -18.790200 * DATE/TIME START: 2014-06-21T11:41:00 * DATE/TIME END: 2014-06-21T12:05:00 * CAMPAIGN: OSD-Jun-2014 * DEVICE: Bucket, plastic 5-L ([BUCKET-5]) * COMMENT: [OBJECTIVE: Sampling of coastal waves, Eyjafjordur][PLATFORM: boat][DEVICE REPORTED: Plastic containers 5 L][DESCRIPTION: Surface sampling at 1 m depth]</text:p>
          </table:table-cell>
          <table:table-cell table:number-columns-repeated="63"/>
        </table:table-row>
        <table:table-row table:style-name="ro1">
          <table:table-cell office:value-type="string">
            <text:p><text:tab/>OSD131_20140621T0824Z (URI: http://store.pangaea.de/Projects/OSD_2014/OSD131_20140621T0824Z.pdf) * LATITUDE START: 42.413806 * LONGITUDE START: 27.669000 * LATITUDE END: 42.424831 * LONGITUDE END: 27.669019 * DATE/TIME START: 2014-06-21T08:24:00 * DATE/TIME END: 2014-06-21T11:30:00 * CAMPAIGN: OSD-Jun-2014 * DEVICE: Bottle, Niskin (NIS) * COMMENT: [OBJECTIVE: Black sea salinity is unique and bacterial diversity here is still in larger scale unstudied. In coastal zones this is even a more severe problem as these are with high ecological and public importance. Our interest are bacterial groups involved in biogeochemical processes in sediments and their interaction with the upstanding water column.][PLATFORM: Research vessel, LEM][DEVICE REPORTED: Niskin bottle][DESCRIPTION: ENVO:00000447 marine biome]</text:p>
          </table:table-cell>
          <table:table-cell table:number-columns-repeated="63"/>
        </table:table-row>
        <table:table-row table:style-name="ro1">
          <table:table-cell office:value-type="string">
            <text:p><text:tab/>OSD132_20140622T0845Z (URI: http://store.pangaea.de/Projects/OSD_2014/OSD132_20140622T0845Z.pdf) * LATITUDE START: 32.069400 * LONGITUDE START: 34.843000 * LATITUDE END: 32.069400 * LONGITUDE END: 34.843000 * DATE/TIME START: 2014-06-22T08:45:00 * DATE/TIME END: 2014-06-22T09:00:00 * CAMPAIGN: OSD-Jun-2014 * DEVICE: Water pump (PUMP) * COMMENT: [OBJECTIVE: OSD sampling day][PLATFORM: Beach][DEVICE REPORTED: Plastic containers 5 L][DESCRIPTION: Sampling for OSD]</text:p>
          </table:table-cell>
          <table:table-cell table:number-columns-repeated="63"/>
        </table:table-row>
        <table:table-row table:style-name="ro1">
          <table:table-cell office:value-type="string">
            <text:p><text:tab/>OSD133_20140621T0724Z (URI: http://store.pangaea.de/Projects/OSD_2014/OSD133_20140621T0724Z.pdf) * LATITUDE START: -33.897069 * LONGITUDE START: 18.386825 * LATITUDE END: -33.935720 * LONGITUDE END: 18.471470 * DATE/TIME START: 2014-06-21T07:24:00 * DATE/TIME END: 2014-06-21T08:14:00 * CAMPAIGN: OSD-Jun-2014 * DEVICE: Bottle, Niskin 5-L (NIS_5L) * COMMENT: [OBJECTIVE: Water samples taken at surface of the Robben Island Site with a Niskin bottle and CTD profile dips taken at each site using XRX620 CTD.][PLATFORM: Robben Island][DEVICE REPORTED: 5L Niskin bottle, 10L plastic bottles, XRX620 CTD.][DESCRIPTION: Particulate matter]</text:p>
          </table:table-cell>
          <table:table-cell table:number-columns-repeated="63"/>
        </table:table-row>
        <table:table-row table:style-name="ro1">
          <table:table-cell office:value-type="string">
            <text:p><text:tab/>OSD135_20140621T0303Z (URI: http://store.pangaea.de/Projects/OSD_2014/OSD135_20140621T0303Z.pdf) * LATITUDE START: 27.901100 * LONGITUDE START: -110.871700 * LATITUDE END: 27.901100 * LONGITUDE END: -110.871700 * DATE/TIME START: 2014-06-21T03:03:00 * DATE/TIME END: 2014-06-21T03:30:00 * CAMPAIGN: OSD-Jun-2014 * DEVICE: Bucket, plastic 5-L ([BUCKET-5]) * COMMENT: [OBJECTIVE: TO CONTRIBUTE TO THE KNOWLEDGE OF MARINE MICROBIAL DIVERSITY AND FUNCTIONS IN WORLDWIDE OCEANS][PLATFORM: BOAT-KAYAK][DEVICE REPORTED: 5L BUCKET][DESCRIPTION: 1M SURFACE OF SEA WATER FROM GUAYMAS BAY]</text:p>
          </table:table-cell>
          <table:table-cell table:number-columns-repeated="63"/>
        </table:table-row>
        <table:table-row table:style-name="ro1">
          <table:table-cell office:value-type="string">
            <text:p><text:tab/>OSD136_20140621T1056Z (URI: http://store.pangaea.de/Projects/OSD_2014/OSD136_20140621T1056Z.pdf) * LATITUDE START: 55.744993 * LONGITUDE START: 12.094845 * LATITUDE END: 55.744929 * LONGITUDE END: 12.094845 * DATE/TIME START: 2014-06-21T10:56:00 * DATE/TIME END: 2014-06-21T13:02:00 * CAMPAIGN: OSD-Jun-2014 * DEVICE: Bottle, Nalgene 10-L (NB_10L) * COMMENT: [OBJECTIVE: Jyllinge harbour has been sampled many times over the past years for bioactive bacteria and to study their interactions.][PLATFORM: Pier][DEVICE REPORTED: 10 L Nalgene flask][DESCRIPTION: Filters were degraded during shipment.]</text:p>
          </table:table-cell>
          <table:table-cell table:number-columns-repeated="63"/>
        </table:table-row>
        <table:table-row table:style-name="ro1">
          <table:table-cell office:value-type="string">
            <text:p><text:tab/>OSD137_20140621T1401Z (URI: http://store.pangaea.de/Projects/OSD_2014/OSD137_20140621T1401Z.pdf) * LATITUDE START: 56.043860 * LONGITUDE START: 12.613306 * LATITUDE END: 56.043860 * LONGITUDE END: 12.613306 * DATE/TIME START: 2014-06-21T14:01:00 * DATE/TIME END: 2014-06-21T16:00:00 * CAMPAIGN: OSD-Jun-2014 * DEVICE: Bottle, Nalgene 10-L (NB_10L) * COMMENT: [OBJECTIVE: Helsinore harbor is a common sampling site in Denmark. Our focus is set on isolation of bioactive marine bacteria from this site and study their interactions.][PLATFORM: Beach][DEVICE REPORTED: 10 L Nalgene flask][DESCRIPTION: Filters lost due to degradation during shipment.]</text:p>
          </table:table-cell>
          <table:table-cell table:number-columns-repeated="63"/>
        </table:table-row>
        <table:table-row table:style-name="ro1">
          <table:table-cell office:value-type="string">
            <text:p><text:tab/>OSD13_20140621T0630Z (URI: http://store.pangaea.de/Projects/OSD_2014/OSD13_20140621T0630Z.pdf) * LATITUDE START: 43.185000 * LONGITUDE START: 27.936667 * LATITUDE END: 43.185000 * LONGITUDE END: 27.936667 * DATE/TIME START: 2014-06-21T06:30:00 * DATE/TIME END: 2014-06-21T06:45:00 * CAMPAIGN: OSD-Jun-2014 * DEVICE: Bottle, Nansen (NAS) * COMMENT: [OBJECTIVE: The link between bacterial diversity and microbial community function in the unique Black Sea is very interesting and important.][PLATFORM: research vessel Akademik][DEVICE REPORTED: Nansen bottle][DESCRIPTION: Pouring rain for days before sampling.]</text:p>
          </table:table-cell>
          <table:table-cell table:number-columns-repeated="63"/>
        </table:table-row>
        <table:table-row table:style-name="ro1">
          <table:table-cell office:value-type="string">
            <text:p><text:tab/>OSD141_20140620T0845Z (URI: http://store.pangaea.de/Projects/OSD_2014/OSD141_20140620T0845Z.pdf) * LATITUDE START: 60.161210 * LONGITUDE START: 5.115040 * LATITUDE END: 60.161210 * LONGITUDE END: 5.115040 * DATE/TIME START: 2014-06-20T08:45:00 * DATE/TIME END: 2014-06-20T09:00:00 * CAMPAIGN: OSD-Jun-2014 * DEVICE: Water pump (PUMP) * COMMENT: [OBJECTIVE: OSD 2014][PLATFORM: Boat][DEVICE REPORTED: Environmental parameters were measured with CTD. Plastic tubes were used for pumping watersamples.][DESCRIPTION: Coastal northern atlantic water]</text:p>
          </table:table-cell>
          <table:table-cell table:number-columns-repeated="63"/>
        </table:table-row>
        <table:table-row table:style-name="ro1">
          <table:table-cell office:value-type="string">
            <text:p><text:tab/>OSD142_20140621T1500Z (URI: http://store.pangaea.de/Projects/OSD_2014/OSD142_20140621T1500Z.pdf) * LATITUDE START: 31.383607 * LONGITUDE START: -80.866685 * LATITUDE END: 31.383607 * LONGITUDE END: -80.866685 * DATE/TIME START: 2014-06-21T15:00:00 * DATE/TIME END: 2014-06-21T18:00:00 * CAMPAIGN: OSD-Jun-2014 * DEVICE: Bottle, Niskin (NIS) * COMMENT: [OBJECTIVE: Water quality time series at Grays Reef National Marine Sanctuary, NBDC station 41008][PLATFORM: Research Vessel Sam Gray][DEVICE REPORTED: Niskin bottle to collect water. In situ WetLabs sensors at 1M][DESCRIPTION: Surface water sample collected at 1 M]</text:p>
          </table:table-cell>
          <table:table-cell table:number-columns-repeated="63"/>
        </table:table-row>
        <table:table-row table:style-name="ro1">
          <table:table-cell office:value-type="string">
            <text:p><text:tab/>OSD143_20140621T1845Z (URI: http://store.pangaea.de/Projects/OSD_2014/OSD143_20140621T1845Z.pdf) * LATITUDE START: 31.982820 * LONGITUDE START: -81.016670 * LATITUDE END: 31.982820 * LONGITUDE END: -81.016670 * DATE/TIME START: 2014-06-21T18:45:00 * DATE/TIME END: 2014-06-21T20:00:00 * CAMPAIGN: OSD-Jun-2014 * DEVICE: Bottle, Niskin (NIS) * COMMENT: [OBJECTIVE: Long-term time series program to explore the impact of human and climate variability on pelagic processes in a subtropical estuary][PLATFORM: Permanent dock, Skidaway Institute of Oceanography main dock][DEVICE REPORTED: Manta2 6-parameter water quality sonde, Niskin bottle][DESCRIPTION: Replicate 0.3L water samples collected onto 0.8 um filters and store in individual 5 ml cryovials.]</text:p>
          </table:table-cell>
          <table:table-cell table:number-columns-repeated="63"/>
        </table:table-row>
        <table:table-row table:style-name="ro1">
          <table:table-cell office:value-type="string">
            <text:p><text:tab/>OSD143_20140621T1900Z (URI: http://store.pangaea.de/Projects/OSD_2014/OSD143_20140621T1900Z.pdf) * LATITUDE START: 31.982820 * LONGITUDE START: -81.016670 * LATITUDE END: 31.982820 * LONGITUDE END: -81.016670 * DATE/TIME START: 2014-06-21T19:00:00 * DATE/TIME END: 2014-06-21T20:00:00 * CAMPAIGN: OSD-Jun-2014 * DEVICE: Bottle, Niskin (NIS) * COMMENT: [OBJECTIVE: Collected in conjunction with a time-series in the Skidaway River Estuary (SRiMP)][PLATFORM: Long-term observation of a subtropical estuary in Southeastern US. [OBJECTIVE is to detect trends attributable to human activity and climate variability.][DEVICE REPORTED: Permanent dock, Skidaway Institute of Oceanography Main Dock][DESCRIPTION: 4 replicate samples of whole water (0.3L) filtered onto 0.2 um Sterivex cartridge filters, place in Whirlpak bag and stored at -80 deg C]</text:p>
          </table:table-cell>
          <table:table-cell table:number-columns-repeated="63"/>
        </table:table-row>
        <table:table-row table:style-name="ro1">
          <table:table-cell office:value-type="string">
            <text:p><text:tab/>OSD144_20140624T0608Z (URI: http://store.pangaea.de/Projects/OSD_2014/OSD144_20140624T0608Z.pdf) * LATITUDE START: 21.268820 * LONGITUDE START: -157.722310 * LATITUDE END: 21.268820 * LONGITUDE END: -157.722310 * DATE/TIME START: 2014-06-24T06:08:00 * DATE/TIME END: 2014-06-24T06:08:00 * CAMPAIGN: OSD-Jun-2014 * DEVICE: Bucket, plastic (WB) * COMMENT: [OBJECTIVE: OSD][PLATFORM: BOAT][DEVICE REPORTED: ACID WASHED BUCKET][DESCRIPTION: ACID WASHED BUCKET SCOOPED SURFACE WATER]</text:p>
          </table:table-cell>
          <table:table-cell table:number-columns-repeated="63"/>
        </table:table-row>
        <table:table-row table:style-name="ro1">
          <table:table-cell office:value-type="string">
            <text:p><text:tab/>OSD145_20140621T1045Z (URI: http://store.pangaea.de/Projects/OSD_2014/OSD145_20140621T1045Z.pdf) * LATITUDE START: 51.361369 * LONGITUDE START: 3.118856 * LATITUDE END: 51.361369 * LONGITUDE END: 3.118856 * DATE/TIME START: 2014-06-21T10:45:00 * DATE/TIME END: 2014-06-21T11:05:00 * CAMPAIGN: OSD-Jun-2014 * DEVICE: Bottle, unknown 2-L (BOT_2L) * COMMENT: [OBJECTIVE: Contribute as organized citizen scientist group to OSD. ][PLATFORM: Self-propelled small boat, Macilk][DEVICE REPORTED: Sterile flask from surface water][DESCRIPTION: OSD145stationBlankenbergeSelf-propelled small boat, MacilkNiskin2014-06-21T11:45:00Z]</text:p>
          </table:table-cell>
          <table:table-cell table:number-columns-repeated="63"/>
        </table:table-row>
        <table:table-row table:style-name="ro1">
          <table:table-cell office:value-type="string">
            <text:p><text:tab/>OSD146_20140621T0542Z (URI: http://store.pangaea.de/Projects/OSD_2014/OSD146_20140621T0542Z.pdf) * LATITUDE START: 78.453333 * LONGITUDE START: -2.829667 * LATITUDE END: 78.453333 * LONGITUDE END: -2.829667 * DATE/TIME START: 2014-06-21T05:42:00 * DATE/TIME END: 2014-06-21T06:29:00 * CAMPAIGN: OSD-Jun-2014 * DEVICE: CTD/Rosette (CTD-RO) * COMMENT: [OBJECTIVE: OSD sampling 2014 Fram Strait, Arctic Ocean][PLATFORM: RV Polarstern][DEVICE REPORTED: CTD rosette][DESCRIPTION: water sample obtained with CTD rosette]</text:p>
          </table:table-cell>
          <table:table-cell table:number-columns-repeated="63"/>
        </table:table-row>
        <table:table-row table:style-name="ro1">
          <table:table-cell office:value-type="string">
            <text:p><text:tab/>OSD147_20140621T0533Z (URI: http://store.pangaea.de/Projects/OSD_2014/OSD147_20140621T0533Z.pdf) * LATITUDE START: 8.873739 * LONGITUDE START: 81.077344 * LATITUDE END: 8.873739 * LONGITUDE END: 81.077344 * DATE/TIME START: 2014-06-21T05:33:00 * DATE/TIME END: 2014-06-21T05:55:00 * CAMPAIGN: OSD-Jun-2014 * DEVICE: Bucket, plastic 10-L ([BUCKET-10]) * COMMENT: [OBJECTIVE: To understand the ocean water biodiversity in terms of chemically and microbiologically to explore the possibility to contribute to the blue economy through the identification of novel, ocean-derived biotechnologies.][PLATFORM: Seawater samples were collected from the location which is about 1.5-2 km away from the coast. A small boat with outboard engine used to reached to the location.][DEVICE REPORTED: 10L- Plastic bucket used to collect seawater from the surface. Multiparameter used to measure Conductivity, DO, pH and temperature. Refractometer used to measure salinity][DESCRIPTION: surface water sample from sea off Pulmoddai, Sri Lanka]</text:p>
          </table:table-cell>
          <table:table-cell table:number-columns-repeated="63"/>
        </table:table-row>
        <table:table-row table:style-name="ro1">
          <table:table-cell office:value-type="string">
            <text:p><text:tab/>OSD148_20140621T0845Z (URI: http://store.pangaea.de/Projects/OSD_2014/OSD148_20140621T0845Z.pdf) * LATITUDE START: 53.580926 * LONGITUDE START: 8.148636 * LATITUDE END: 53.580926 * LONGITUDE END: 8.148636 * DATE/TIME START: 2014-06-21T08:45:00 * DATE/TIME END: 2014-06-21T09:00:00 * CAMPAIGN: OSD-Jun-2014 * DEVICE: Bottle, Niskin (NIS) * COMMENT: [OBJECTIVE: Integration of general public Coupling of Citclops data][PLATFORM: SDN:L06:31 FB Otzum][DEVICE REPORTED: Free falling water sampler (General Oceanics, Niskin sampling bottle)][DESCRIPTION: 1) discrete water sample with free falling water sampler 2) filtration of sample with vaccum pump, Sterivex filter used 3) immediate freezing at -20C]</text:p>
          </table:table-cell>
          <table:table-cell table:number-columns-repeated="63"/>
        </table:table-row>
        <table:table-row table:style-name="ro1">
          <table:table-cell office:value-type="string">
            <text:p><text:tab/>OSD149_20140621T1440Z (URI: http://store.pangaea.de/Projects/OSD_2014/OSD149_20140621T1440Z.pdf) * LATITUDE START: -34.616000 * LONGITUDE START: -54.266000 * LATITUDE END: -34.616000 * LONGITUDE END: -54.266000 * DATE/TIME START: 2014-06-21T14:40:00 * DATE/TIME END: 2014-06-21T14:50:00 * CAMPAIGN: OSD-Jun-2014 * DEVICE: Bucket, plastic (WB) * COMMENT: [OBJECTIVE: Participate at OSD june 2014][PLATFORM: Zodiac, carboys][DEVICE REPORTED: Acid rinsed plastic Carboys][DESCRIPTION: Coastal lagoon North]</text:p>
          </table:table-cell>
          <table:table-cell table:number-columns-repeated="63"/>
        </table:table-row>
        <table:table-row table:style-name="ro1">
          <table:table-cell office:value-type="string">
            <text:p><text:tab/>OSD14_20140623T0805Z (URI: http://store.pangaea.de/Projects/OSD_2014/OSD14_20140623T0805Z.pdf) * LATITUDE START: 42.490000 * LONGITUDE START: 3.140000 * LATITUDE END: 42.490000 * LONGITUDE END: 3.140000 * DATE/TIME START: 2014-06-23T07:40:00 * DATE/TIME END: 2014-06-23T08:10:00 * CAMPAIGN: OSD-Jun-2014 * DEVICE: Bottle, Niskin 12-L (NIS_12L) * COMMENT: [OBJECTIVE: OSD-2014 samples were collected as part of a long term observation time series at a station labelled by SOMLIT since 1997. The Observation Service of Arago Laboratory (SOLA, OOB) focuses on overall issues directly concerning the impact of global change on coastal areas and its relative importance regarding local human activities (global vs local). The SOLA site was selected for Temporal monitoring of Mediterranean coastal ecosystem dynamics, as representative of a normal situation, whereby a typology of seasonal and interannual fluctuations could be defined via the monitoring of relevant parameters on appropriate time scales.][PLATFORM: Not reported][DEVICE REPORTED: Profile was performed with a SBE19 SeaCat Conductivity-Temperature Depth (CTD) system manufactured by Sea-Bird Electronics Inc. Water samples were collected with a 12L Niskin Bottle][DESCRIPTION: ENVO:00000447 (Marine Biome) ENVO:00002042 (Surface Water) ENVO:00002010 ( Seawater)]</text:p>
          </table:table-cell>
          <table:table-cell table:number-columns-repeated="63"/>
        </table:table-row>
        <table:table-row table:style-name="ro1">
          <table:table-cell office:value-type="string">
            <text:p><text:tab/>OSD150_20140621T1500Z (URI: http://store.pangaea.de/Projects/OSD_2014/OSD150_20140621T1500Z.pdf) * LATITUDE START: -34.666000 * LONGITUDE START: -54.275200 * LATITUDE END: -34.666000 * LONGITUDE END: -54.275200 * DATE/TIME START: 2014-06-21T15:00:00 * DATE/TIME END: 2014-06-21T15:10:00 * CAMPAIGN: OSD-Jun-2014 * DEVICE: Bucket, plastic (WB) * COMMENT: [OBJECTIVE: Participation at OSD june 2014][PLATFORM: Zodiac, carboys][DEVICE REPORTED: Acid rinsed plastic Carboys][DESCRIPTION: Costal Rochas lagoon]</text:p>
          </table:table-cell>
          <table:table-cell table:number-columns-repeated="63"/>
        </table:table-row>
        <table:table-row table:style-name="ro1">
          <table:table-cell office:value-type="string">
            <text:p><text:tab/>OSD151_20140621T1430Z (URI: http://store.pangaea.de/Projects/OSD_2014/OSD151_20140621T1430Z.pdf) * LATITUDE START: -34.700000 * LONGITUDE START: -54.266000 * LATITUDE END: -34.700000 * LONGITUDE END: -54.266000 * DATE/TIME START: 2014-06-21T14:30:00 * DATE/TIME END: 2014-06-21T15:00:00 * CAMPAIGN: OSD-Jun-2014 * DEVICE: Bucket, plastic (WB) * COMMENT: [OBJECTIVE: Participation at OSD june 2014][PLATFORM: Zodiac, carboys][DEVICE REPORTED: Acid rinsed plastic Carboys][DESCRIPTION: Many particles in the water]</text:p>
          </table:table-cell>
          <table:table-cell table:number-columns-repeated="63"/>
        </table:table-row>
        <table:table-row table:style-name="ro1">
          <table:table-cell office:value-type="string">
            <text:p><text:tab/>OSD152_20140620T1554Z (URI: http://store.pangaea.de/Projects/OSD_2014/OSD152_20140620T1554Z.pdf) * LATITUDE START: 44.693600 * LONGITUDE START: -63.640300 * LATITUDE END: 44.693600 * LONGITUDE END: -63.640300 * DATE/TIME START: 2014-06-20T15:54:00 * DATE/TIME END: 2014-06-20T15:59:00 * CAMPAIGN: OSD-Jun-2014 * DEVICE: Bottle, Niskin 10-L (NIS_10L) * COMMENT: [OBJECTIVE: Compass Buoy Station has been sampled weekly since 1992 as part of the Bedford Basin Monitoring Program][PLATFORM: dive vessel, Eastcom][DEVICE REPORTED: 10L Niskin][DESCRIPTION: 1m - cast 1 for eukaryotes]</text:p>
          </table:table-cell>
          <table:table-cell table:number-columns-repeated="63"/>
        </table:table-row>
        <table:table-row table:style-name="ro1">
          <table:table-cell office:value-type="string">
            <text:p><text:tab/>OSD152_20140620T1610Z (URI: http://store.pangaea.de/Projects/OSD_2014/OSD152_20140620T1610Z.pdf) * LATITUDE START: 44.693600 * LONGITUDE START: -63.640300 * LATITUDE END: 44.693600 * LONGITUDE END: -63.640300 * DATE/TIME START: 2014-06-20T16:10:30 * DATE/TIME END: 2014-06-20T16:15:00 * CAMPAIGN: OSD-Jun-2014 * DEVICE: Bottle, Niskin 10-L (NIS_10L) * COMMENT: [OBJECTIVE: Compass Buoy Station has been sampled weekly since 1992 as part of the Bedford Basin Monitoring Program][PLATFORM: dive vessel, Eastcom][DEVICE REPORTED: 10L Niskin][DESCRIPTION: 1m - cast 2]</text:p>
          </table:table-cell>
          <table:table-cell table:number-columns-repeated="63"/>
        </table:table-row>
        <table:table-row table:style-name="ro1">
          <table:table-cell office:value-type="string">
            <text:p><text:tab/>OSD152_20140620T1630Z (URI: http://store.pangaea.de/Projects/OSD_2014/OSD152_20140620T1630Z.pdf) * LATITUDE START: 44.693600 * LONGITUDE START: -63.640300 * LATITUDE END: 44.693600 * LONGITUDE END: -63.640300 * DATE/TIME START: 2014-06-20T16:30:00 * DATE/TIME END: 2014-06-20T16:35:00 * CAMPAIGN: OSD-Jun-2014 * DEVICE: Bottle, Niskin 10-L (NIS_10L) * COMMENT: [OBJECTIVE: Compass Buoy Station has been sampled weekly since 1992 as part of the Bedford Basin Monitoring Program][PLATFORM: dive vessel, Eastcom][DEVICE REPORTED: 10L Niskin][DESCRIPTION: 5m - cast 2]</text:p>
          </table:table-cell>
          <table:table-cell table:number-columns-repeated="63"/>
        </table:table-row>
        <table:table-row table:style-name="ro1">
          <table:table-cell office:value-type="string">
            <text:p><text:tab/>OSD152_20140620T1650Z (URI: http://store.pangaea.de/Projects/OSD_2014/OSD152_20140620T1650Z.pdf) * LATITUDE START: 44.693600 * LONGITUDE START: -63.640300 * LATITUDE END: 44.693600 * LONGITUDE END: -63.640300 * DATE/TIME START: 2014-06-20T16:50:00 * DATE/TIME END: 2014-06-20T16:59:00 * CAMPAIGN: OSD-Jun-2014 * DEVICE: Bottle, Niskin (NIS) * COMMENT: [OBJECTIVE: Compass Buoy Station has been sampled weekly since 1992 as part of the Bedford Basin Monitoring Program][PLATFORM: dive vessel, Eastcom][DEVICE REPORTED: 10L Niskin][DESCRIPTION: 10m - cast 2]</text:p>
          </table:table-cell>
          <table:table-cell table:number-columns-repeated="63"/>
        </table:table-row>
        <table:table-row table:style-name="ro1">
          <table:table-cell office:value-type="string">
            <text:p><text:tab/>OSD153_20140621T1015Z (URI: http://store.pangaea.de/Projects/OSD_2014/OSD153_20140621T1015Z.pdf) * LATITUDE START: 36.997655 * LONGITUDE START: -7.981656 * LATITUDE END: 36.997655 * LONGITUDE END: -7.981656 * DATE/TIME START: 2014-06-21T10:15:00 * DATE/TIME END: 2014-06-21T10:35:00 * CAMPAIGN: OSD-Jun-2014 * DEVICE: Bucket, plastic 5-L ([BUCKET-5]) * COMMENT: [OBJECTIVE: Comparative study of microbial diversity and function in ocean (site OSD153) versus coastal lagoon (site OSD81) waters representing unique ecosystems located in southern Portugal. These samples make part of a larger research initiative that will tackle the microbial biogeography along the Portuguese coast, extending to its oceanic archipelagos (i.e. Madeira and Azores).][PLATFORM: On Site Access][DEVICE REPORTED: 5L Plastic water Gallons, Disinfected][DESCRIPTION: Surface water from the costal Faro Island. Five samples were taken for amplicon and metagenomic Sequencing. ]</text:p>
          </table:table-cell>
          <table:table-cell table:number-columns-repeated="63"/>
        </table:table-row>
        <table:table-row table:style-name="ro1">
          <table:table-cell office:value-type="string">
            <text:p><text:tab/>OSD154_20140620T1120Z (URI: http://store.pangaea.de/Projects/OSD_2014/OSD154_20140620T1120Z.pdf) * LATITUDE START: 44.666660 * LONGITUDE START: -1.166660 * LATITUDE END: 44.666660 * LONGITUDE END: -1.166660 * DATE/TIME START: 2014-06-20T11:20:00 * DATE/TIME END: 2014-06-20T11:40:00 * CAMPAIGN: OSD-Jun-2014 * DEVICE: Bottle, Niskin 30-L (NIS_30L) * COMMENT: [OBJECTIVE: impact of global change on coastal zones and its relative importance compared with local human activities][PLATFORM: research vessel PLANULA IV][DEVICE REPORTED: 30 liters - Niskin][DESCRIPTION: surface water]</text:p>
          </table:table-cell>
          <table:table-cell table:number-columns-repeated="63"/>
        </table:table-row>
        <table:table-row table:style-name="ro1">
          <table:table-cell office:value-type="string">
            <text:p><text:tab/>OSD155_20140621T0700Z (URI: http://store.pangaea.de/Projects/OSD_2014/OSD155_20140621T0700Z.pdf) * LATITUDE START: 59.816180 * LONGITUDE START: 10.598630 * LATITUDE END: 59.816180 * LONGITUDE END: 10.598630 * DATE/TIME START: 2014-06-21T07:00:00 * DATE/TIME END: 2014-06-21T10:00:00 * CAMPAIGN: OSD-Jun-2014 * DEVICE: Bucket, plastic 5-L ([BUCKET-5]) * COMMENT: [OBJECTIVE: Testing the hands OSD concept for future use with students and pupils (KOB IIBB).Future reference and Supplementing time series at site 155 , Oslofjord, Steilene][PLATFORM: C4 Bombard][DEVICE REPORTED: Water sample with 1 bucket a 5 L deployed 2x at 1 m (HCL washed)][DESCRIPTION: A sheltered location at the latitude of a realtime weather station. In total 10 liter of sweater was sampled and filtered /subsampled( Parallels) as follows by different groups of pupils]</text:p>
          </table:table-cell>
          <table:table-cell table:number-columns-repeated="63"/>
        </table:table-row>
        <table:table-row table:style-name="ro1">
          <table:table-cell office:value-type="string">
            <text:p><text:tab/>OSD156_20140621T1000Z (URI: http://store.pangaea.de/Projects/OSD_2014/OSD156_20140621T1000Z.pdf) * LATITUDE START: 59.899610 * LONGITUDE START: 10.719990 * LATITUDE END: 59.899610 * LONGITUDE END: 10.719990 * DATE/TIME START: 2014-06-21T10:00:00 * DATE/TIME END: 2014-06-21T12:00:00 * CAMPAIGN: OSD-Jun-2014 * DEVICE: Bottle, Niskin 5-L (NIS_5L) * COMMENT: [OBJECTIVE: Testing the hands OSD concept for future use with students and pupils (KOB IIBBTOXmicroplasticsMonitor).Future reference and Supplementing time series at site 156 Kavringen/innerharbour possibly status of pops and microplastics Note Due too unforeseen logistics Kavringen was selected instead of Hvaler coral site .][PLATFORM: OSF][DEVICE REPORTED: 1 bucket a 5 L deployed x at 1 m][DESCRIPTION: OSD156_n_1m 4.5 Liters sampled Other paremeters will be available The site is in the middle of the fjord and there is high frequence of larger ships passing and deep turbulence /is to be expected Total Volume 4.5 filtered in smaller volumes 6 filters used labelled OSD_156_1_m1 OSD_156_2_m1 OSD_156_3_m1 OSD_156_4_m1 OSD_156_5_m1 OSD_156_6_m1 All filtering was done by syringe and hand ]</text:p>
          </table:table-cell>
          <table:table-cell table:number-columns-repeated="63"/>
        </table:table-row>
        <table:table-row table:style-name="ro1">
          <table:table-cell office:value-type="string">
            <text:p><text:tab/>OSD157_20140620T0900Z (URI: http://store.pangaea.de/Projects/OSD_2014/OSD157_20140620T0900Z.pdf) * LATITUDE START: 59.622000 * LONGITUDE START: 10.628200 * LATITUDE END: 59.622000 * LONGITUDE END: 10.628200 * DATE/TIME START: 2014-06-20T09:00:00 * DATE/TIME END: 2014-06-20T11:30:00 * CAMPAIGN: OSD-Jun-2014 * DEVICE: Bottle, Niskin 20-L (NIS_20L) * COMMENT: [OBJECTIVE: Testing the hands OSD concept for future use with students and pupils (KOB III).Future reference and Supplementing time series at site 157 ELLEIm2][PLATFORM: Trygve Braarud][DEVICE REPORTED: Niskin 1 bottle 20 l (80 m) and 2 x 10 l 1 m][DESCRIPTION: Gloves were used in all handling steps. All 3 volumes were kept cool/dark on board until 12:30 UTC . Transport to lab was 30 minutes by car. SubVolumes were kept at 4 C in the dark until filtration in paralell for both 1 m and 80 m ]</text:p>
          </table:table-cell>
          <table:table-cell table:number-columns-repeated="63"/>
        </table:table-row>
        <table:table-row table:style-name="ro1">
          <table:table-cell office:value-type="string">
            <text:p><text:tab/>OSD158_20140621T1120Z (URI: http://store.pangaea.de/Projects/OSD_2014/OSD158_20140621T1120Z.pdf) * LATITUDE START: 37.432800 * LONGITUDE START: -25.190000 * LATITUDE END: 37.432800 * LONGITUDE END: -25.190000 * DATE/TIME START: 2014-06-21T11:20:00 * DATE/TIME END: 2014-06-21T12:00:00 * CAMPAIGN: OSD-Jun-2014 * DEVICE: Bucket, plastic (WB) * COMMENT: [OBJECTIVE: Microbial environmenta Characterization][PLATFORM: Zephirus (zodiac)][DEVICE REPORTED: Bucket][DESCRIPTION: Seawater surface water]</text:p>
          </table:table-cell>
          <table:table-cell table:number-columns-repeated="63"/>
        </table:table-row>
        <table:table-row table:style-name="ro1">
          <table:table-cell office:value-type="string">
            <text:p><text:tab/>OSD159_20140621T1000Z (URI: http://store.pangaea.de/Projects/OSD_2014/OSD159_20140621T1000Z.pdf) * LATITUDE START: 48.359000 * LONGITUDE START: -4.552000 * LATITUDE END: 48.359000 * LONGITUDE END: -4.552000 * DATE/TIME START: 2014-06-19T10:00:00 * DATE/TIME END: 2014-06-19T10:45:00 * CAMPAIGN: OSD-Jun-2014 * DEVICE: Bottle, Niskin 8-L (NIS_8L) * COMMENT: [OBJECTIVE: Prokaryotes and Eukaryotes][PLATFORM: Brest-Somlit Station.][DEVICE REPORTED: Niskin Bottle 8 Liters][DESCRIPTION: Sea Water collected using a Niskin bottle.]</text:p>
          </table:table-cell>
          <table:table-cell table:number-columns-repeated="63"/>
        </table:table-row>
        <table:table-row table:style-name="ro1">
          <table:table-cell office:value-type="string">
            <text:p><text:tab/>OSD15_20140621T0730Z (URI: http://store.pangaea.de/Projects/OSD_2014/OSD15_20140621T0730Z.pdf) * LATITUDE START: 43.686111 * LONGITUDE START: 7.315670 * LATITUDE END: 43.686111 * LONGITUDE END: 7.315670 * DATE/TIME START: 2014-06-21T07:30:05 * DATE/TIME END: 2014-06-21T10:30:00 * CAMPAIGN: OSD-Jun-2014 * DEVICE: Bottle, Niskin (NIS) * COMMENT: [OBJECTIVE: For sequencing microbial biodiversity in a worldwide sampling campaign for microbial biodiversity within marine surface water][PLATFORM: RV-TARA-Observatoire Oceanologique de Villefranche-Sur-Mer (OOV)][DEVICE REPORTED: Niskin bottle and CTD][DESCRIPTION: NW Mediterranea Sea-surface water sample form entreance of Villefranche Bay]</text:p>
          </table:table-cell>
          <table:table-cell table:number-columns-repeated="63"/>
        </table:table-row>
        <table:table-row table:style-name="ro1">
          <table:table-cell office:value-type="string">
            <text:p><text:tab/>OSD162_20140623T1100Z (URI: http://store.pangaea.de/Projects/OSD_2014/OSD162_20140623T1100Z.pdf) * LATITUDE START: 56.963100 * LONGITUDE START: -2.103100 * LATITUDE END: 56.963100 * LONGITUDE END: -2.103100 * DATE/TIME START: 2014-06-23T11:00:00 * DATE/TIME END: 2014-06-23T11:00:00 * CAMPAIGN: OSD-Jun-2014 * DEVICE: Water pump (PUMP) * COMMENT: [OBJECTIVE: The Stonehaven site is a part of Marine Scotland s coastal ecosystem monitoring programme.][PLATFORM: The sampling site is 5km offshore and sampling is performed from a boat. Sampling for OSD was performed using a 10m Lund tube.][DEVICE REPORTED: A 10m Lund tube was used to collect water for the OSD samples.][DESCRIPTION: Sample is an integrated tube sample from 0 - 10m]</text:p>
          </table:table-cell>
          <table:table-cell table:number-columns-repeated="63"/>
        </table:table-row>
        <table:table-row table:style-name="ro1">
          <table:table-cell office:value-type="string">
            <text:p><text:tab/>OSD163_20140620T1200Z (URI: http://store.pangaea.de/Projects/OSD_2014/OSD163_20140620T1200Z.pdf) * LATITUDE START: 58.957000 * LONGITUDE START: -2.972600 * LATITUDE END: 58.957000 * LONGITUDE END: -2.972600 * DATE/TIME START: 2014-06-20T12:00:00 * DATE/TIME END: 2014-06-20T12:00:00 * CAMPAIGN: OSD-Jun-2014 * DEVICE: Bucket, plastic (WB) * COMMENT: [OBJECTIVE: This site is part of Marine Scotland Science s coastal ecosystem monitoring programme][PLATFORM: pier][DEVICE REPORTED: bucket][DESCRIPTION: This is a surface sample]</text:p>
          </table:table-cell>
          <table:table-cell table:number-columns-repeated="63"/>
        </table:table-row>
        <table:table-row table:style-name="ro1">
          <table:table-cell office:value-type="string">
            <text:p><text:tab/>OSD164_20140613T1000Z (URI: http://store.pangaea.de/Projects/OSD_2014/OSD164_20140613T1000Z.pdf) * LATITUDE START: 60.143330 * LONGITUDE START: -1.282500 * LATITUDE END: 60.143330 * LONGITUDE END: -1.282500 * DATE/TIME START: 2014-06-13T10:00:00 * DATE/TIME END: 2014-06-13T10:00:00 * CAMPAIGN: OSD-Jun-2014 * DEVICE: Bucket, plastic (WB) * COMMENT: [OBJECTIVE: Not reported][PLATFORM: boat][DEVICE REPORTED: bucket][DESCRIPTION: Not reported]</text:p>
          </table:table-cell>
          <table:table-cell table:number-columns-repeated="63"/>
        </table:table-row>
        <table:table-row table:style-name="ro1">
          <table:table-cell office:value-type="string">
            <text:p><text:tab/>OSD165_20140623T0900Z (URI: http://store.pangaea.de/Projects/OSD_2014/OSD165_20140623T0900Z.pdf) * LATITUDE START: 57.849800 * LONGITUDE START: -5.649500 * LATITUDE END: 57.849800 * LONGITUDE END: -5.649500 * DATE/TIME START: 2014-06-23T09:00:00 * DATE/TIME END: 2014-06-23T09:00:00 * CAMPAIGN: OSD-Jun-2014 * DEVICE: Bucket, plastic (WB) * COMMENT: [OBJECTIVE: This site is part of Marine Scotland Science s coastal ecosystem monitoring programme.][PLATFORM: Boat][DEVICE REPORTED: Bucket][DESCRIPTION: This is a sample taken from Loch Ewe as part of Marine Scotland s coastal ecosystem monitoring programme]</text:p>
          </table:table-cell>
          <table:table-cell table:number-columns-repeated="63"/>
        </table:table-row>
        <table:table-row table:style-name="ro1">
          <table:table-cell office:value-type="string">
            <text:p><text:tab/>OSD166_20140621T0948Z (URI: http://store.pangaea.de/Projects/OSD_2014/OSD166_20140621T1048Z.pdf) * LATITUDE START: 43.265500 * LONGITUDE START: -2.899660 * LATITUDE END: 43.432870 * LONGITUDE END: -2.900560 * DATE/TIME START: 2014-06-21T09:48:00 * DATE/TIME END: 2014-06-21T09:58:00 * CAMPAIGN: OSD-Jun-2014 * DEVICE: Bucket, plastic 5-L ([BUCKET-5]) * COMMENT: [OBJECTIVE: A water sample of 80 L was collected oofshore of the Town on Lemoiz (Armintza), site that has been estudied along the last 8 years by the Department of Microbiology of the University of the Basque Country, under the supervison of Juna Iriberri. Metagenome data will be uselful in the understanding of the functional data regarding the microbial community of the site accumulated periodically along the years.][PLATFORM: Commercial vessel , Crusoe Tresure underwater cellar][DEVICE REPORTED: 5 L Bucket][DESCRIPTION: Surface water Sample collected in Armintza. South Bay of Biscay]</text:p>
          </table:table-cell>
          <table:table-cell table:number-columns-repeated="63"/>
        </table:table-row>
        <table:table-row table:style-name="ro1">
          <table:table-cell office:value-type="string">
            <text:p><text:tab/>OSD167_20140621T1415Z (URI: http://store.pangaea.de/Projects/OSD_2014/OSD167_20140621T1415Z.pdf) * LATITUDE START: 65.706400 * LONGITUDE START: -18.118100 * LATITUDE END: 65.706400 * LONGITUDE END: -18.118100 * DATE/TIME START: 2014-06-21T14:15:00 * DATE/TIME END: 2014-06-21T15:30:00 * CAMPAIGN: OSD-Jun-2014 * DEVICE: Bucket, plastic 5-L ([BUCKET-5]) * COMMENT: [OBJECTIVE: Coastal water, near shore and in proximity to human settlement Akureyri, Eyjafjordur, Iceland][PLATFORM: Coastline][DEVICE REPORTED: Plastic container 5 L][DESCRIPTION: Shore samples, collecter stepped into water and filled containers with surface water]</text:p>
          </table:table-cell>
          <table:table-cell table:number-columns-repeated="63"/>
        </table:table-row>
        <table:table-row table:style-name="ro1">
          <table:table-cell office:value-type="string">
            <text:p><text:tab/>OSD168_20140621T0915Z (URI: http://store.pangaea.de/Projects/OSD_2014/OSD168_20140621T0915Z.pdf) * LATITUDE START: 38.413330 * LONGITUDE START: 27.034210 * LATITUDE END: 38.413330 * LONGITUDE END: 27.034210 * DATE/TIME START: 2014-06-21T09:15:10 * DATE/TIME END: 2014-06-21T09:55:10 * CAMPAIGN: OSD-Jun-2014 * DEVICE: Bottle, Nansen (NAS) * COMMENT: [OBJECTIVE: Environmental and planktonic investigation of the coastal surface waters of eutrophic Izmir Bay (Aegean Sea) in the scope of Ocean Sampling Day, 21st of June 2014.][PLATFORM: R/V K Piri Reis deck][DEVICE REPORTED: Nansen Bottle][DESCRIPTION: It was a sunny day. Sea colour was close to green and it was turbid in the port (on-board sampling). ]</text:p>
          </table:table-cell>
          <table:table-cell table:number-columns-repeated="63"/>
        </table:table-row>
        <table:table-row table:style-name="ro1">
          <table:table-cell office:value-type="string">
            <text:p><text:tab/>OSD169_20140621T1149Z (URI: http://store.pangaea.de/Projects/OSD_2014/OSD169_20140621T1149Z.pdf) * LATITUDE START: 51.796139 * LONGITUDE START: 1.012958 * LATITUDE END: 51.796139 * LONGITUDE END: 1.012958 * DATE/TIME START: 2014-06-21T11:49:00 * DATE/TIME END: 2014-06-21T12:09:00 * CAMPAIGN: OSD-Jun-2014 * DEVICE: Bucket, plastic (WB) * COMMENT: [OBJECTIVE: Sampling for OSD][PLATFORM: Essex Research Boat][DEVICE REPORTED: Bucket][DESCRIPTION: Sampling for OSD. Sunny, clear skies. Filtered 500 mL seawater onto Sterivex filters (0.22 um) for DNA extraction Filtered 100 mL seawater onto glassfibre (Fisher MF-300, 25 mm, 0.7 um poresize) for particulate chlorophyll-a and dissovled nutrients etc. Many ctenophores (Pleurobrachia sp.)]</text:p>
          </table:table-cell>
          <table:table-cell table:number-columns-repeated="63"/>
        </table:table-row>
        <table:table-row table:style-name="ro1">
          <table:table-cell office:value-type="string">
            <text:p><text:tab/>OSD170_20140625T0504Z (URI: http://store.pangaea.de/Projects/OSD_2014/OSD170_20140625T0504Z.pdf) * LATITUDE START: 51.269517 * LONGITUDE START: 2.904700 * LATITUDE END: 51.269500 * LONGITUDE END: 2.904650 * DATE/TIME START: 2014-06-25T05:04:57 * DATE/TIME END: 2014-06-25T05:05:02 * CAMPAIGN: OSD-Jun-2014 * DEVICE: Bottle, Niskin 10-L (NIS_10L) * COMMENT: [OBJECTIVE: During Lifewatch monitoring campaign we sampled for OSD as well. ][PLATFORM: RV Simon Stevin][DEVICE REPORTED: 6 Niskins were deployed on a CTD-Rosette][DESCRIPTION: OSD170station130RV Simon StevinNiskin2014-06-25T04:04:57Z/2014-06-25T04:05:02Z ]</text:p>
          </table:table-cell>
          <table:table-cell table:number-columns-repeated="63"/>
        </table:table-row>
        <table:table-row table:style-name="ro1">
          <table:table-cell office:value-type="string">
            <text:p><text:tab/>OSD171_20140625T0423Z (URI: http://store.pangaea.de/Projects/OSD_2014/OSD171_20140625T0423Z.pdf) * LATITUDE START: 51.307333 * LONGITUDE START: 2.849333 * LATITUDE END: 51.307333 * LONGITUDE END: 2.849333 * DATE/TIME START: 2014-06-25T04:23:32 * DATE/TIME END: 2014-06-25T04:23:32 * CAMPAIGN: OSD-Jun-2014 * DEVICE: Bottle, Niskin 10-L (NIS_10L) * COMMENT: [OBJECTIVE: During Lifewatch monitoring campaign we sampled for OSD as well. ][PLATFORM: RV Simon Stevin][DEVICE REPORTED: 6 Niskins were deployed on a CTD-Rosette][DESCRIPTION: Not reported]</text:p>
          </table:table-cell>
          <table:table-cell table:number-columns-repeated="63"/>
        </table:table-row>
        <table:table-row table:style-name="ro1">
          <table:table-cell office:value-type="string">
            <text:p><text:tab/>OSD172_20140625T0245Z (URI: http://store.pangaea.de/Projects/OSD_2014/OSD172_20140625T0245Z.pdf) * LATITUDE START: 51.374850 * LONGITUDE START: 3.218333 * LATITUDE END: 51.374850 * LONGITUDE END: 3.218333 * DATE/TIME START: 2014-06-25T02:45:37 * DATE/TIME END: 2014-06-25T02:45:37 * CAMPAIGN: OSD-Jun-2014 * DEVICE: Bottle, Niskin 10-L (NIS_10L) * COMMENT: [OBJECTIVE: During Lifewatch monitoring campaign we sampled for OSD as well.][PLATFORM: RV Simon Stevin][DEVICE REPORTED: 6 Niskins were deployed on a CTD-Rosette][DESCRIPTION: Not reported]</text:p>
          </table:table-cell>
          <table:table-cell table:number-columns-repeated="63"/>
        </table:table-row>
        <table:table-row table:style-name="ro1">
          <table:table-cell office:value-type="string">
            <text:p><text:tab/>OSD173_20140625T0139Z (URI: http://store.pangaea.de/Projects/OSD_2014/OSD173_20140625T0139Z.pdf) * LATITUDE START: 51.441017 * LONGITUDE START: 3.139950 * LATITUDE END: 51.441017 * LONGITUDE END: 3.139950 * DATE/TIME START: 2014-06-25T01:39:52 * DATE/TIME END: 2014-06-25T01:39:52 * CAMPAIGN: OSD-Jun-2014 * DEVICE: Bottle, Niskin 10-L (NIS_10L) * COMMENT: [OBJECTIVE: During Lifewatch monitoring campaign we sampled for OSD as well. ][PLATFORM: RV Simon Stevin][DEVICE REPORTED: 6 Niskins were deployed on a CTD-Rosette][DESCRIPTION: OSD173station710RV Simon StevinNiskin2014-06-25T00:39:52Z/2014-06-25T00:39:52Z ]</text:p>
          </table:table-cell>
          <table:table-cell table:number-columns-repeated="63"/>
        </table:table-row>
        <table:table-row table:style-name="ro1">
          <table:table-cell office:value-type="string">
            <text:p><text:tab/>OSD174_20140625T0047Z (URI: http://store.pangaea.de/Projects/OSD_2014/OSD174_20140625T0047Z.pdf) * LATITUDE START: 51.471567 * LONGITUDE START: 3.059167 * LATITUDE END: 51.471583 * LONGITUDE END: 3.059200 * DATE/TIME START: 2014-06-25T00:47:42 * DATE/TIME END: 2014-06-25T00:47:47 * CAMPAIGN: OSD-Jun-2014 * DEVICE: Bottle, Niskin 10-L (NIS_10L) * COMMENT: [OBJECTIVE: During Lifewatch monitoring campaign we sampled for OSD as well.][PLATFORM: RV Simon Stevin][DEVICE REPORTED: 6 Niskins were deployed on a CTD-Rosette][DESCRIPTION: OSD174station780RV Simon StevinNiskin2014-06-24T23:47:42Z/2014-06-24T23:47:47Z ]</text:p>
          </table:table-cell>
          <table:table-cell table:number-columns-repeated="63"/>
        </table:table-row>
        <table:table-row table:style-name="ro1">
          <table:table-cell office:value-type="string">
            <text:p><text:tab/>OSD175_20140624T1313Z (URI: http://store.pangaea.de/Projects/OSD_2014/OSD175_20140624T1313Z.pdf) * LATITUDE START: 51.334817 * LONGITUDE START: 2.502150 * LATITUDE END: 51.334817 * LONGITUDE END: 2.502150 * DATE/TIME START: 2014-06-24T13:13:57 * DATE/TIME END: 2014-06-24T13:13:57 * CAMPAIGN: OSD-Jun-2014 * DEVICE: Bottle, Niskin 10-L (NIS_10L) * COMMENT: [OBJECTIVE: During Lifewatch monitoring campaign we sampled for OSD as well.][PLATFORM: RV Simon Stevin][DEVICE REPORTED: 6 Niskins were deployed on a CTD-Rosette][DESCRIPTION: 2014-06-24T11:13:57Z/2014-06-24T11:13:57Z ]</text:p>
          </table:table-cell>
          <table:table-cell table:number-columns-repeated="63"/>
        </table:table-row>
        <table:table-row table:style-name="ro1">
          <table:table-cell office:value-type="string">
            <text:p><text:tab/>OSD176_20140624T1127Z (URI: http://store.pangaea.de/Projects/OSD_2014/OSD176_20140624T1127Z.pdf) * LATITUDE START: 51.277700 * LONGITUDE START: 2.613500 * LATITUDE END: 51.277933 * LONGITUDE END: 2.613667 * DATE/TIME START: 2014-06-24T11:27:17 * DATE/TIME END: 2014-06-24T11:28:12 * CAMPAIGN: OSD-Jun-2014 * DEVICE: Bottle, Niskin 10-L (NIS_10L) * COMMENT: [OBJECTIVE: During Lifewatch monitoring campaign we sampled for OSD as well. ][PLATFORM: RV Simon Stevin][DEVICE REPORTED: 6 Niskins were deployed on a CTD-Rosette][DESCRIPTION: OSD176station215RV Simon StevinNiskin2014-06-24T10:27:17Z/2014-06-24T10:28:12Z]</text:p>
          </table:table-cell>
          <table:table-cell table:number-columns-repeated="63"/>
        </table:table-row>
        <table:table-row table:style-name="ro1">
          <table:table-cell office:value-type="string">
            <text:p><text:tab/>OSD177_20140624T1035Z (URI: http://store.pangaea.de/Projects/OSD_2014/OSD177_20140624T1035Z.pdf) * LATITUDE START: 51.185750 * LONGITUDE START: 2.701667 * LATITUDE END: 51.185917 * LONGITUDE END: 2.702133 * DATE/TIME START: 2014-06-24T10:35:57 * DATE/TIME END: 2014-06-24T10:37:07 * CAMPAIGN: OSD-Jun-2014 * DEVICE: Bottle, Niskin 10-L (NIS_10L) * COMMENT: [OBJECTIVE: During Lifewatch monitoring campaign we sampled for OSD as well. ][PLATFORM: RV Simon Stevin][DEVICE REPORTED: 6 Niskins were deployed on a CTD-Rosette][DESCRIPTION: OSD177station120RV Simon StevinNiskin2014-06-24T09:35:57Z/2014-06-24T09:37:07Z ]</text:p>
          </table:table-cell>
          <table:table-cell table:number-columns-repeated="63"/>
        </table:table-row>
        <table:table-row table:style-name="ro1">
          <table:table-cell office:value-type="string">
            <text:p><text:tab/>OSD178_20140624T2320Z (URI: http://store.pangaea.de/Projects/OSD_2014/OSD178_20140624T2320Z.pdf) * LATITUDE START: 51.580333 * LONGITUDE START: 2.789700 * LATITUDE END: 51.580317 * LONGITUDE END: 2.789700 * DATE/TIME START: 2014-06-24T23:20:37 * DATE/TIME END: 2014-06-24T23:20:42 * CAMPAIGN: OSD-Jun-2014 * DEVICE: Bottle, Niskin 10-L (NIS_10L) * COMMENT: [OBJECTIVE: During Lifewatch monitoring campaign we sampled for OSD as well.][PLATFORM: RV Simon Stevin][DEVICE REPORTED: 6 Niskins were deployed on a CTD-Rosette][DESCRIPTION: OSD178station435RV Simon StevinNiskin2014-06-24T21:20:37Z/2014-06-24T21:20:42Z]</text:p>
          </table:table-cell>
          <table:table-cell table:number-columns-repeated="63"/>
        </table:table-row>
        <table:table-row table:style-name="ro1">
          <table:table-cell office:value-type="string">
            <text:p><text:tab/>OSD17_20140620T0700Z (URI: http://store.pangaea.de/Projects/OSD_2014/OSD17_20140620T0700Z.pdf) * LATITUDE START: 51.434733 * LONGITUDE START: 2.810867 * LATITUDE END: 51.434733 * LONGITUDE END: 2.810867 * DATE/TIME START: 2014-06-20T07:00:22 * DATE/TIME END: 2014-06-20T07:00:22 * CAMPAIGN: OSD-Jun-2014 * DEVICE: Bottle, Niskin 10-L (NIS_10L) * COMMENT: [OBJECTIVE: During Lifewatch monitoring campaign we sampled for OSD as well. ][PLATFORM: 330 RV Simon Stevin][DEVICE REPORTED: 10L Niskin][DESCRIPTION: water sample from 3 meters depth]</text:p>
          </table:table-cell>
          <table:table-cell table:number-columns-repeated="63"/>
        </table:table-row>
        <table:table-row table:style-name="ro1">
          <table:table-cell office:value-type="string">
            <text:p><text:tab/>OSD182_20140624T1316Z (URI: http://store.pangaea.de/Projects/OSD_2014/OSD182_20140624T1316Z.pdf) * LATITUDE START: 51.458433 * LONGITUDE START: 2.350467 * LATITUDE END: 51.458433 * LONGITUDE END: 2.350467 * DATE/TIME START: 2014-06-24T13:16:32 * DATE/TIME END: 2014-06-24T13:16:32 * CAMPAIGN: OSD-Jun-2014 * DEVICE: Bottle, Niskin 10-L (NIS_10L) * COMMENT: [OBJECTIVE: During Lifewatch monitoring campaign we sampled for OSD as well. ][PLATFORM: RV Simon Stevin][DEVICE REPORTED: 6 Niskins were deployed on a CTD-Rosette][DESCRIPTION: Not reported]</text:p>
          </table:table-cell>
          <table:table-cell table:number-columns-repeated="63"/>
        </table:table-row>
        <table:table-row table:style-name="ro1">
          <table:table-cell office:value-type="string">
            <text:p><text:tab/>OSD183_20140624T2158Z (URI: http://store.pangaea.de/Projects/OSD_2014/OSD183_20140624T2158Z.pdf) * LATITUDE START: 51.748350 * LONGITUDE START: 2.698000 * LATITUDE END: 51.748350 * LONGITUDE END: 2.698000 * DATE/TIME START: 2014-06-24T21:58:17 * DATE/TIME END: 2014-06-24T21:58:17 * CAMPAIGN: OSD-Jun-2014 * DEVICE: Bottle, Niskin 10-L (NIS_10L) * COMMENT: [OBJECTIVE: During Lifewatch monitoring campaign we sampled for OSD as well. ][PLATFORM: RV Simon Stevin][DEVICE REPORTED: 6 Niskins were deployed on a CTD-Rosette][DESCRIPTION: OSD183stationW09RV Simon StevinNiskin2014-06-24T19:58:17Z/2014-06-24T19:58:17Z ]</text:p>
          </table:table-cell>
          <table:table-cell table:number-columns-repeated="63"/>
        </table:table-row>
        <table:table-row table:style-name="ro1">
          <table:table-cell office:value-type="string">
            <text:p><text:tab/>OSD184_20140624T1806Z (URI: http://store.pangaea.de/Projects/OSD_2014/OSD184_20140624T1806Z.pdf) * LATITUDE START: 51.682917 * LONGITUDE START: 2.415200 * LATITUDE END: 51.682717 * LONGITUDE END: 2.414967 * DATE/TIME START: 2014-06-24T18:06:27 * DATE/TIME END: 2014-06-24T18:07:22 * CAMPAIGN: OSD-Jun-2014 * DEVICE: Bottle, Niskin 10-L (NIS_10L) * COMMENT: [OBJECTIVE: During Lifewatch monitoring campaign we sampled for OSD as well. ][PLATFORM: RV Simon Stevin][DEVICE REPORTED: 6 Niskins were deployed on a CTD-Rosette][DESCRIPTION: OSD184stationW10RV Simon StevinNiskin2014-06-24T16:06:27Z/2014-06-24T16:07:22Z]</text:p>
          </table:table-cell>
          <table:table-cell table:number-columns-repeated="63"/>
        </table:table-row>
        <table:table-row table:style-name="ro1">
          <table:table-cell office:value-type="string">
            <text:p><text:tab/>OSD185_20140624T1434Z (URI: http://store.pangaea.de/Projects/OSD_2014/OSD185_20140624T1434Z.pdf) * LATITUDE START: 51.481583 * LONGITUDE START: 2.451483 * LATITUDE END: 51.481583 * LONGITUDE END: 2.451483 * DATE/TIME START: 2014-06-24T14:34:02 * DATE/TIME END: 2014-06-24T14:34:02 * CAMPAIGN: OSD-Jun-2014 * DEVICE: Bottle, Niskin 10-L (NIS_10L) * COMMENT: [OBJECTIVE: During Lifewatch monitoring campaign we sampled for OSD as well. ][PLATFORM: RV Simon Stevin][DEVICE REPORTED: 6 Niskins were deployed on a CTD-Rosette][DESCRIPTION: OSD185station421RV Simon StevinNiskin2014-06-24T12:34:02Z/2014-06-24T12:34:02Z]</text:p>
          </table:table-cell>
          <table:table-cell table:number-columns-repeated="63"/>
        </table:table-row>
        <table:table-row table:style-name="ro1">
          <table:table-cell office:value-type="string">
            <text:p><text:tab/>OSD186_20140621T1704Z (URI: http://store.pangaea.de/Projects/OSD_2014/OSD186_20140621T1704Z.pdf) * LATITUDE START: 38.885507 * LONGITUDE START: -76.541600 * LATITUDE END: 38.885507 * LONGITUDE END: -76.541600 * DATE/TIME START: 2014-06-21T17:04:00 * DATE/TIME END: 2014-06-21T17:21:00 * Bottle volume: 5 L * CAMPAIGN: OSD-Jun-2014 * DEVICE: Bottle, Kemmerer (KEM) * COMMENT: [OBJECTIVE: Participation in OSD][PLATFORM: Dock][DEVICE REPORTED: 5L-Kimmerer, YSI85][DESCRIPTION: collected with Kimmer below surface of water (total depth at site 2.4m)]</text:p>
          </table:table-cell>
          <table:table-cell table:number-columns-repeated="63"/>
        </table:table-row>
        <table:table-row table:style-name="ro1">
          <table:table-cell office:value-type="string">
            <text:p><text:tab/>OSD188_20140624T2148Z * LATITUDE START: -32.000000 * LONGITUDE START: 115.416700 * LATITUDE END: -32.000000 * LONGITUDE END: 115.416700 * DATE/TIME START: 2014-06-24T21:48:00 * DATE/TIME END: 2014-06-24T22:24:00 * CAMPAIGN: OSD-Jun-2014 * DEVICE: Bottle, Niskin 10-L (NIS_10L) * COMMENT: [OBJECTIVE: IMOS National Reference Stations - OSD][PLATFORM: Research vessel, Linnaeus][DEVICE REPORTED: 10 L Niskin][DESCRIPTION: marine surface water]</text:p>
          </table:table-cell>
          <table:table-cell table:number-columns-repeated="63"/>
        </table:table-row>
        <table:table-row table:style-name="ro1">
          <table:table-cell office:value-type="string">
            <text:p><text:tab/>OSD189_20140624T1605Z * LATITUDE START: -19.305000 * LONGITUDE START: 147.622000 * LATITUDE END: -19.305000 * LONGITUDE END: 147.622000 * DATE/TIME START: 2014-06-24T16:05:00 * DATE/TIME END: 2014-06-24T19:15:00 * CAMPAIGN: OSD-Jun-2014 * DEVICE: Bottle, Niskin 10-L (NIS_10L) * COMMENT: [OBJECTIVE: IMOS NAtional Reference Stations - OSD][PLATFORM: Research vessel, Apollo][DEVICE REPORTED: 10 L Niskin][DESCRIPTION: marine surface water]</text:p>
          </table:table-cell>
          <table:table-cell table:number-columns-repeated="63"/>
        </table:table-row>
        <table:table-row table:style-name="ro1">
          <table:table-cell office:value-type="string">
            <text:p><text:tab/>OSD18_20140620T0800Z (URI: http://store.pangaea.de/Projects/OSD_2014/OSD18_20140620T0800Z.pdf) * LATITUDE START: 35.363732 * LONGITUDE START: 33.289649 * LATITUDE END: 35.362826 * LONGITUDE END: 33.287118 * DATE/TIME START: 2014-06-20T08:00:00 * DATE/TIME END: 2014-06-20T08:20:00 * CAMPAIGN: OSD-Jun-2014 * DEVICE: Bottle, Niskin 5-L (NIS_5L) * COMMENT: [OBJECTIVE: To collect DNA samples from the marine ecosystem][PLATFORM: Research Vessel Teal Jr][DEVICE REPORTED: 5l Niskin bottle][DESCRIPTION: Not reported]</text:p>
          </table:table-cell>
          <table:table-cell table:number-columns-repeated="63"/>
        </table:table-row>
        <table:table-row table:style-name="ro1">
          <table:table-cell office:value-type="string">
            <text:p><text:tab/>OSD190_20140713T0722Z * LATITUDE START: -35.837200 * LONGITUDE START: 136.441300 * LATITUDE END: -35.837200 * LONGITUDE END: 136.441300 * DATE/TIME START: 2014-07-13T07:22:00 * DATE/TIME END: 2014-07-13T07:40:00 * CAMPAIGN: OSD-Jun-2014 * DEVICE: Bucket, plastic 10-L ([BUCKET-10]) * COMMENT: [OBJECTIVE: IMOS National Reference Stations - OSD][PLATFORM: Research vessel, Ngerin][DEVICE REPORTED: 10 L bucket][DESCRIPTION: marine surface water]</text:p>
          </table:table-cell>
          <table:table-cell table:number-columns-repeated="63"/>
        </table:table-row>
        <table:table-row table:style-name="ro1">
          <table:table-cell office:value-type="string">
            <text:p><text:tab/>OSD191_20140702T1433Z * LATITUDE START: -12.338200 * LONGITUDE START: 130.695200 * LATITUDE END: -12.338200 * LONGITUDE END: 130.695200 * DATE/TIME START: 2014-07-02T14:33:00 * DATE/TIME END: 2014-07-02T14:55:00 * CAMPAIGN: OSD-Jun-2014 * DEVICE: Bottle, Niskin 10-L (NIS_10L) * COMMENT: [OBJECTIVE: IMOS National Reference Stations - OSD][PLATFORM: Research vessel, Westpac Rescue 1][DEVICE REPORTED: 10 L Niskin][DESCRIPTION: surface marine water for filtering]</text:p>
          </table:table-cell>
          <table:table-cell table:number-columns-repeated="63"/>
        </table:table-row>
        <table:table-row table:style-name="ro1">
          <table:table-cell office:value-type="string">
            <text:p><text:tab/>OSD19_20140623T0730Z (URI: http://store.pangaea.de/Projects/OSD_2014/OSD19_20140623T0730Z.pdf) * LATITUDE START: 35.000000 * LONGITUDE START: 33.000000 * LATITUDE END: 35.000000 * LONGITUDE END: 33.000000 * DATE/TIME START: 2014-06-23T07:30:00 * DATE/TIME END: 2014-06-23T08:00:00 * CAMPAIGN: OSD-Jun-2014 * DEVICE: Bottle, Ruttner (RWS) (URI: http://www.kc-denmark.dk/products/water-sampler/ruttner-water-sampler.aspx) * COMMENT: [OBJECTIVE: Not provided][PLATFORM: RV Security Ship][DEVICE REPORTED: Ruttner Water Sampler][DESCRIPTION: Surface water from site the Wall Famagusta.]</text:p>
          </table:table-cell>
          <table:table-cell table:number-columns-repeated="63"/>
        </table:table-row>
        <table:table-row table:style-name="ro1">
          <table:table-cell office:value-type="string">
            <text:p><text:tab/>OSD1_20140621T1110Z (URI: http://store.pangaea.de/Projects/OSD_2014/OSD1_20140621T1110Z.pdf) * LATITUDE START: 50.151000 * LONGITUDE START: -4.130000 * LATITUDE END: 50.151000 * LONGITUDE END: -4.130000 * DATE/TIME START: 2014-06-21T11:10:00 * DATE/TIME END: 2014-06-21T11:25:00 * CAMPAIGN: OSD-Jun-2014 * DEVICE: Bottle, Niskin 10-L (NIS_10L) * COMMENT: [OBJECTIVE: To collect surface seawater on the summer solstice day from the L4 mooring in the Western English Channel (OSD1) and to filter the water using the standardized protocol NPL022. The filters will be sent to Germany and subsequently processed and analysed for the prokariotic fraction. The results will be part of the global campaign OSD data-set which will allow the scientific community to better understand the microbial diversity and function in the light of climate change assessment. The data-set so established will be used as a reference for future studies and the base for developing biotechnologies.][PLATFORM: Research vessel - MBA SEPIA][DEVICE REPORTED: 10 L Niskin bottle][DESCRIPTION: 20 L of surface seawater (0-2m) were aliquoted and filtered through 5 sterivex cartridge filters using a peristaltic pump.]</text:p>
          </table:table-cell>
          <table:table-cell table:number-columns-repeated="63"/>
        </table:table-row>
        <table:table-row table:style-name="ro1">
          <table:table-cell office:value-type="string">
            <text:p><text:tab/>OSD20_20140620T1030Z (URI: http://store.pangaea.de/Projects/OSD_2014/OSD20_20140620T1030Z.pdf) * LATITUDE START: 64.208333 * LONGITUDE START: -22.015000 * LATITUDE END: 64.208333 * LONGITUDE END: -22.015000 * DATE/TIME START: 2014-06-20T10:30:00 * DATE/TIME END: 2014-06-20T10:50:00 * CAMPAIGN: OSD-Jun-2014 * DEVICE: Bucket, plastic (WB) * COMMENT: [OBJECTIVE: Microbial diversity][PLATFORM: Small research vessel][DEVICE REPORTED: bucket][DESCRIPTION: Samples were filtered onboard]</text:p>
          </table:table-cell>
          <table:table-cell table:number-columns-repeated="63"/>
        </table:table-row>
        <table:table-row table:style-name="ro1">
          <table:table-cell office:value-type="string">
            <text:p><text:tab/>OSD21_20140621T1055Z * LATITUDE START: 45.080000 * LONGITUDE START: 13.610000 * LATITUDE END: 45.080000 * LONGITUDE END: 13.610000 * DATE/TIME START: 2014-06-21T10:55:00 * DATE/TIME END: 2014-06-21T11:05:00 * CAMPAIGN: OSD-Jun-2014 * DEVICE: Bottle, Niskin (NIS) * COMMENT: [OBJECTIVE: Monthly monitoring][PLATFORM: Burin][DEVICE REPORTED: Niskin][DESCRIPTION: Seawater ]</text:p>
          </table:table-cell>
          <table:table-cell table:number-columns-repeated="63"/>
        </table:table-row>
        <table:table-row table:style-name="ro1">
          <table:table-cell office:value-type="string">
            <text:p><text:tab/>OSD22_20140623T0800Z (URI: http://store.pangaea.de/Projects/OSD_2014/OSD22_20140623T0800Z.pdf) * LATITUDE START: 43.226390 * LONGITUDE START: 5.174600 * LATITUDE END: 43.226390 * LONGITUDE END: 5.174600 * DATE/TIME START: 2014-06-23T06:01:00 * DATE/TIME END: 2014-06-23T13:30:00 * CAMPAIGN: OSD-Jun-2014 * DEVICE: Bottle, Niskin (NIS) * COMMENT: [OBJECTIVE: Solemio station (SOMLIT site)][PLATFORM: NO ANTEDON II][DEVICE REPORTED: CTD rosette + 2 Niskin bottles][DESCRIPTION: 1st Niskin (18L) for Sterivex filtration.]</text:p>
          </table:table-cell>
          <table:table-cell table:number-columns-repeated="63"/>
        </table:table-row>
        <table:table-row table:style-name="ro1">
          <table:table-cell office:value-type="string">
            <text:p><text:tab/>OSD24_20140621T1230Z (URI: http://store.pangaea.de/Projects/OSD_2014/OSD24_20140621T1230Z.pdf) * LATITUDE START: 35.192700 * LONGITUDE START: -2.880050 * LATITUDE END: 35.192700 * LONGITUDE END: -2.880050 * DATE/TIME START: 2014-06-21T12:30:00 * DATE/TIME END: 2014-06-21T14:00:00 * CAMPAIGN: OSD-Jun-2014 * DEVICE: Bottle, unknown 5-L (BOT_5L) * COMMENT: [OBJECTIVE: Exploring biodiversity][PLATFORM: Ship MarchicaMed][DEVICE REPORTED: Bottle 5L][DESCRIPTION: water sample]</text:p>
          </table:table-cell>
          <table:table-cell table:number-columns-repeated="63"/>
        </table:table-row>
        <table:table-row table:style-name="ro1">
          <table:table-cell office:value-type="string">
            <text:p><text:tab/>OSD25_20140621T0900Z (URI: http://store.pangaea.de/Projects/OSD_2014/OSD25_20140621T0900Z.pdf) * LATITUDE START: 35.086353 * LONGITUDE START: -2.214658 * LATITUDE END: 35.086353 * LONGITUDE END: -2.214658 * DATE/TIME START: 2014-06-21T09:00:00 * DATE/TIME END: 2014-06-21T10:00:00 * CAMPAIGN: OSD-Jun-2014 * DEVICE: Bottle, unknown 5-L (BOT_5L) * COMMENT: [OBJECTIVE: Exploring biodiversity][PLATFORM: ship][DEVICE REPORTED: bottle 5L][DESCRIPTION: water samples]</text:p>
          </table:table-cell>
          <table:table-cell table:number-columns-repeated="63"/>
        </table:table-row>
        <table:table-row table:style-name="ro1">
          <table:table-cell office:value-type="string">
            <text:p><text:tab/>OSD26_20140621T1245Z (URI: http://store.pangaea.de/Projects/OSD_2014/OSD26_20140621T1245Z.pdf) * LATITUDE START: 35.820000 * LONGITUDE START: -5.750000 * LATITUDE END: 35.820000 * LONGITUDE END: -5.750000 * DATE/TIME START: 2014-06-21T12:45:00 * DATE/TIME END: 2014-06-21T15:00:00 * CAMPAIGN: OSD-Jun-2014 * DEVICE: Bottle, unknown 5-L (BOT_5L) * COMMENT: [OBJECTIVE: Exploring biodiversity][PLATFORM: Ship][DEVICE REPORTED: Bottle 5L][DESCRIPTION: water sample]</text:p>
          </table:table-cell>
          <table:table-cell table:number-columns-repeated="63"/>
        </table:table-row>
        <table:table-row table:style-name="ro1">
          <table:table-cell office:value-type="string">
            <text:p><text:tab/>OSD28_20140621T0415Z (URI: http://store.pangaea.de/Projects/OSD_2014/OSD28_20140621T0415Z.pdf) * LATITUDE START: 16.802575 * LONGITUDE START: 88.081650 * LATITUDE END: 16.802575 * LONGITUDE END: 88.081650 * DATE/TIME START: 2014-06-21T04:15:00 * DATE/TIME END: 2014-06-21T04:20:00 * CAMPAIGN: OSD-Jun-2014 * DEVICE: Bucket, plastic (WB) * COMMENT: [OBJECTIVE: Sample microbial diversity][PLATFORM: wading, on foot][DEVICE REPORTED: acid-washed bucket][DESCRIPTION: Surface water from back reef environment in close proximity to mesoamerican reef crest.]</text:p>
          </table:table-cell>
          <table:table-cell table:number-columns-repeated="63"/>
        </table:table-row>
        <table:table-row table:style-name="ro1">
          <table:table-cell office:value-type="string">
            <text:p><text:tab/>OSD29_20140621T1500Z (URI: http://store.pangaea.de/Projects/OSD_2014/OSD29_20140621T1500Z.pdf) * LATITUDE START: 27.469400 * LONGITUDE START: -80.283366 * LATITUDE END: 27.469400 * LONGITUDE END: -80.283366 * DATE/TIME START: 2014-06-21T15:00:00 * DATE/TIME END: 2014-06-21T15:15:00 * CAMPAIGN: OSD-Jun-2014 * DEVICE: Bucket, plastic (WB) * COMMENT: [OBJECTIVE: sample microbial diversity][PLATFORM: research vessel][DEVICE REPORTED: acid-washed buckets][DESCRIPTION: Sample taken outside the Fort Pierce Inlet on the Atlantic ocean, in about 25 of water.]</text:p>
          </table:table-cell>
          <table:table-cell table:number-columns-repeated="63"/>
        </table:table-row>
        <table:table-row table:style-name="ro1">
          <table:table-cell office:value-type="string">
            <text:p><text:tab/>OSD2_20140620T1126Z (URI: http://store.pangaea.de/Projects/OSD_2014/OSD2_20140620T1126Z.pdf) * LATITUDE START: 48.777800 * LONGITUDE START: -3.937500 * LATITUDE END: 48.777800 * LONGITUDE END: -3.937500 * DATE/TIME START: 2014-06-20T11:26:00 * DATE/TIME END: 2014-06-20T11:45:00 * CAMPAIGN: OSD-Jun-2014 * DEVICE: Bottle, Niskin 5-L (NIS_5L) * COMMENT: [OBJECTIVE: Our [OBJECTIVE is to contribute to the OSD dataset on marine microbial diversity and functions and possibly its analysis. We are particularly interested by the structure and fucntions of prokaryotic and eukaryotic communities and their in situ interactions.][PLATFORM: RV Neomysis][DEVICE REPORTED: 5L Niskin bottle][DESCRIPTION: clear water]</text:p>
          </table:table-cell>
          <table:table-cell table:number-columns-repeated="63"/>
        </table:table-row>
        <table:table-row table:style-name="ro1">
          <table:table-cell office:value-type="string">
            <text:p><text:tab/>OSD30_20140620T0815Z (URI: http://store.pangaea.de/Projects/OSD_2014/OSD30_20140620T0815Z.pdf) * LATITUDE START: 59.882200 * LONGITUDE START: 23.253800 * LATITUDE END: 59.882200 * LONGITUDE END: 23.253800 * DATE/TIME START: 2014-06-20T08:15:00 * DATE/TIME END: 2014-06-20T09:15:00 * CAMPAIGN: OSD-Jun-2014 * DEVICE: LIMNOS water sampler (LIMNOSWS) (URI: http://www.hydrobios.de/product/limnos-water-sampler/) * COMMENT: [OBJECTIVE: The sampling site is situated in the northern Baltic Sea, and represents a marginal (enclosed, seasonally ice covered) and ecologically extreme (permanently low salinities) marine environment. It will be interesting to see this reflected in the community and metagenomic data][PLATFORM: small motor boat][DEVICE REPORTED: LIMNOS water sampler][DESCRIPTION: coastal water taken from a deep furrow stretching into the open Baltic]</text:p>
          </table:table-cell>
          <table:table-cell table:number-columns-repeated="63"/>
        </table:table-row>
        <table:table-row table:style-name="ro1">
          <table:table-cell office:value-type="string">
            <text:p><text:tab/>OSD31_20140612T1120Z * LATITUDE START: -34.083300 * LONGITUDE START: 151.250000 * LATITUDE END: -34.083300 * LONGITUDE END: 151.250000 * DATE/TIME START: 2014-06-12T11:20:00 * DATE/TIME END: 2014-06-12T12:36:00 * CAMPAIGN: OSD-Jun-2014 * DEVICE: Bucket, plastic (WB) * COMMENT: [OBJECTIVE: IMOS National Reference Stations - OSD][PLATFORM: Research vessel, Zelda Faith][DEVICE REPORTED: 10 L bucket][DESCRIPTION: marine surface water]</text:p>
          </table:table-cell>
          <table:table-cell table:number-columns-repeated="63"/>
        </table:table-row>
        <table:table-row table:style-name="ro1">
          <table:table-cell office:value-type="string">
            <text:p><text:tab/>OSD32_20140623T1520Z * LATITUDE START: -27.342000 * LONGITUDE START: 153.562200 * LATITUDE END: -27.200000 * LONGITUDE END: 153.337300 * DATE/TIME START: 2014-06-23T15:20:00 * DATE/TIME END: 2014-06-23T15:30:00 * CAMPAIGN: OSD-Jun-2014 * DEVICE: Bottle, Niskin 10-L (NIS_10L) * COMMENT: [OBJECTIVE: IMOS National Reference Stations - OSD][PLATFORM: Research vessel, Scylla][DEVICE REPORTED: 10 L Niskin][DESCRIPTION: marine surface water]</text:p>
          </table:table-cell>
          <table:table-cell table:number-columns-repeated="63"/>
        </table:table-row>
        <table:table-row table:style-name="ro1">
          <table:table-cell office:value-type="string">
            <text:p><text:tab/>OSD33_20140619T1535Z * LATITUDE START: -42.596600 * LONGITUDE START: 148.233300 * LATITUDE END: -42.596600 * LONGITUDE END: 148.233300 * DATE/TIME START: 2014-06-19T15:35:00 * DATE/TIME END: 2014-06-19T15:45:00 * CAMPAIGN: OSD-Jun-2014 * DEVICE: Bottle, Niskin 5-L (NIS_5L) * COMMENT: [OBJECTIVE: IMOS National Reference Stations - OSD][PLATFORM: Research vessel, South Cape][DEVICE REPORTED: 5 L Niskin][DESCRIPTION: marine surface water]</text:p>
          </table:table-cell>
          <table:table-cell table:number-columns-repeated="63"/>
        </table:table-row>
        <table:table-row table:style-name="ro1">
          <table:table-cell office:value-type="string">
            <text:p><text:tab/>OSD34_20140621T0930Z (URI: http://store.pangaea.de/Projects/OSD_2014/OSD34_20140621T0930Z.pdf) * LATITUDE START: 31.216670 * LONGITUDE START: 29.966670 * LATITUDE END: 31.216670 * LONGITUDE END: 29.966670 * DATE/TIME START: 2014-06-21T09:30:00 * DATE/TIME END: 2014-06-21T10:30:00 * CAMPAIGN: OSD-Jun-2014 * DEVICE: Bucket, plastic 5-L ([BUCKET-5]) * COMMENT: [OBJECTIVE: The overall [OBJECTIVE is a description of the microbial diversity of multiple points of world oceans at a synchronized and single point of time.][PLATFORM: 500 m of shore of the Mediterranean Sea][DEVICE REPORTED: 5 Liter plastic jug][DESCRIPTION: sea water]</text:p>
          </table:table-cell>
          <table:table-cell table:number-columns-repeated="63"/>
        </table:table-row>
        <table:table-row table:style-name="ro1">
          <table:table-cell office:value-type="string">
            <text:p><text:tab/>OSD35_20140621T1701Z (URI: http://store.pangaea.de/Projects/OSD_2014/OSD35_20140621T1701Z.pdf) * LATITUDE START: 38.679200 * LONGITUDE START: -76.174200 * LATITUDE END: 38.679200 * LONGITUDE END: -76.174200 * DATE/TIME START: 2014-06-21T17:01:00 * DATE/TIME END: 2014-06-21T18:30:00 * CAMPAIGN: OSD-Jun-2014 * DEVICE: Bucket, plastic (WB) * COMMENT: [OBJECTIVE: OSD Main Event Sampling][PLATFORM: Oxford Lab Pier][DEVICE REPORTED: YSI 6600 v2 datasonde][DESCRIPTION: Water sample collected via bucket, 6 filters sub-sampled]</text:p>
          </table:table-cell>
          <table:table-cell table:number-columns-repeated="63"/>
        </table:table-row>
        <table:table-row table:style-name="ro1">
          <table:table-cell office:value-type="string">
            <text:p><text:tab/>OSD36_20140621T1730Z (URI: http://store.pangaea.de/Projects/OSD_2014/OSD36_20140621T1730Z.pdf) * LATITUDE START: 39.332200 * LONGITUDE START: -75.469900 * LATITUDE END: 39.332200 * LONGITUDE END: -75.469900 * DATE/TIME START: 2014-06-21T17:30:00 * DATE/TIME END: 2014-06-21T18:30:00 * CAMPAIGN: OSD-Jun-2014 * DEVICE: Bucket, plastic (WB) * COMMENT: [OBJECTIVE: Ocean Sampling Day 2014][PLATFORM: Free-standing beach sample][DEVICE REPORTED: Bucket][DESCRIPTION: Woodland Beach, free-standing sub-surface sample taken after wading in to a depth of ca. 1.2 m. ]</text:p>
          </table:table-cell>
          <table:table-cell table:number-columns-repeated="63"/>
        </table:table-row>
        <table:table-row table:style-name="ro1">
          <table:table-cell office:value-type="string">
            <text:p><text:tab/>OSD37_20140619T1311Z (URI: http://store.pangaea.de/Projects/OSD_2014/OSD37_20140619T1311Z.pdf) * LATITUDE START: 26.102930 * LONGITUDE START: -80.093150 * LATITUDE END: 26.102930 * LONGITUDE END: -80.093150 * DATE/TIME START: 2014-06-19T13:11:00 * DATE/TIME END: 2014-06-19T13:24:00 * CAMPAIGN: OSD-Jun-2014 * DEVICE: Bucket, plastic 20-L ([BUCKET-20]) * COMMENT: [OBJECTIVE: OSD Summer Solstice 2014. Prokaryote samples - 6 replicate water samples of 10 Liters each (5 sterivex filters for each sample). Eukaryotic samples - 2 replicate water samples of 50 liters each (10 flat 47mm filters for each sample) ][PLATFORM: NOAA research vessel HILDEBRAND][DEVICE REPORTED: Collected seawater with cleaned pump and hose into sterile 20 liter polypropylene carboys][DESCRIPTION: particulate matter on a 0.8 um pore size 47mm polycarbonate filter from Port Everglades OSD site 37. two replicate samples each with 10 filters (0.8 um flat polycarbonate 47mm diameter filters).]</text:p>
          </table:table-cell>
          <table:table-cell table:number-columns-repeated="63"/>
        </table:table-row>
        <table:table-row table:style-name="ro1">
          <table:table-cell office:value-type="string">
            <text:p><text:tab/>OSD38_20140620T1655Z (URI: http://store.pangaea.de/Projects/OSD_2014/OSD38_20140620T1655Z.pdf) * LATITUDE START: 24.744900 * LONGITUDE START: -80.783750 * LATITUDE END: 24.744900 * LONGITUDE END: -80.783750 * DATE/TIME START: 2014-06-20T16:55:00 * DATE/TIME END: 2014-06-20T17:15:00 * CAMPAIGN: OSD-Jun-2014 * DEVICE: Bucket, plastic 20-L ([BUCKET-20]) * COMMENT: [OBJECTIVE: particulate matter on a 0.22 um pore size sterivex filter from surface of Long Key OSD site 38. Replicate prokaryote sample 1 of 5, each replicate sample consisting of 5 sterivex filters. All prokaryotic filters (5 filters each of 5 replicate samples) from site 38 filtered 2 liters of sample. ][PLATFORM: 25-foot motor boat (Keys Marine Lab)][DEVICE REPORTED: Collected seawater with clean bucket by hand toss from 25 foot motor boat, transfered to sterile 20 Liter carboys on board - collected 3 20L carboys][DESCRIPTION: particulate matter on a 0.22 um pore size sterivex filter from surface of Long Key OSD site 38. Replicate prokaryote sample 1 of 5, each replicate sample consisting of 5 sterivex filters. All prokaryotic filters (5 filters each of 5 replicate samples) from site 38 filtered 2 liters of sample.]</text:p>
          </table:table-cell>
          <table:table-cell table:number-columns-repeated="63"/>
        </table:table-row>
        <table:table-row table:style-name="ro1">
          <table:table-cell office:value-type="string">
            <text:p><text:tab/>OSD39_20140619T0500Z (URI: http://store.pangaea.de/Projects/OSD_2014/OSD39_20140619T0500Z.pdf) * LATITUDE START: 32.752400 * LONGITUDE START: -79.899540 * LATITUDE END: 32.752400 * LONGITUDE END: -79.899540 * DATE/TIME START: 2014-06-19T18:00:00 * DATE/TIME END: 2014-06-19T18:15:00 * CAMPAIGN: OSD-Jun-2014 * DEVICE: Bottle, unknown 4-L (BOT_4L) * COMMENT: [OBJECTIVE: Prokaryote and Eukaryote DNA sampling][PLATFORM: waded from shore][DEVICE REPORTED: 4L sterile bottles][DESCRIPTION: surface sample]</text:p>
          </table:table-cell>
          <table:table-cell table:number-columns-repeated="63"/>
        </table:table-row>
        <table:table-row table:style-name="ro1">
          <table:table-cell office:value-type="string">
            <text:p><text:tab/>OSD3_20140620T0540Z (URI: http://store.pangaea.de/Projects/OSD_2014/OSD3_20140620T0540Z.pdf) * LATITUDE START: 54.181940 * LONGITUDE START: 7.900000 * LATITUDE END: 54.181940 * LONGITUDE END: 7.900000 * DATE/TIME START: 2014-06-20T05:40:00 * DATE/TIME END: 2014-06-20T06:00:00 * CAMPAIGN: OSD-Jun-2014 * DEVICE: Bucket, plastic 10-L ([BUCKET-10]) * COMMENT: [OBJECTIVE: OSD2014 at Helgoland][PLATFORM: Aade][DEVICE REPORTED: 10L Bucket][DESCRIPTION: surface water sampling]</text:p>
          </table:table-cell>
          <table:table-cell table:number-columns-repeated="63"/>
        </table:table-row>
        <table:table-row table:style-name="ro1">
          <table:table-cell office:value-type="string">
            <text:p><text:tab/>OSD41_20140621T1840Z (URI: http://store.pangaea.de/Projects/OSD_2014/OSD41_20140621T1840Z.pdf) * LATITUDE START: 48.040510 * LONGITUDE START: -123.025700 * LATITUDE END: 48.040510 * LONGITUDE END: -123.025700 * DATE/TIME START: 2014-06-21T18:40:00 * DATE/TIME END: 2014-06-21T18:45:00 * CAMPAIGN: OSD-Jun-2014 * DEVICE: Horizontal water sampler (HORIZON) * COMMENT: [OBJECTIVE: It is a great way for us to participate and learn about how diversified our region is compared to other regions around the world.][PLATFORM: Sequim Bay State Park Dock, a public boat dock.][DEVICE REPORTED: Beta water sampler, horizontal pvc water sampler by Wildco. YSI monitoring sensor.][DESCRIPTION: Sample was collected with the horizontal water sampler and the water was transferred into a sterile container. The sterile container was placed on ice, and we proceeded to filter the water right there on the dock.]</text:p>
          </table:table-cell>
          <table:table-cell table:number-columns-repeated="63"/>
        </table:table-row>
        <table:table-row table:style-name="ro1">
          <table:table-cell office:value-type="string">
            <text:p><text:tab/>OSD42_20140621T1000Z (URI: http://store.pangaea.de/Projects/OSD_2014/OSD42_20140621T1000Z.pdf) * LATITUDE START: 38.268610 * LONGITUDE START: 15.637080 * LATITUDE END: 38.268610 * LONGITUDE END: 15.637080 * DATE/TIME START: 2014-06-21T10:00:00 * DATE/TIME END: 2014-06-21T11:00:00 * CAMPAIGN: OSD-Jun-2014 * DEVICE: Bottle, Niskin (NIS) * COMMENT: [OBJECTIVE: Samples from a meromictic lake][PLATFORM: boat_papa Giovanni][DEVICE REPORTED: Niskin bottle][DESCRIPTION: Water ]</text:p>
          </table:table-cell>
          <table:table-cell table:number-columns-repeated="63"/>
        </table:table-row>
        <table:table-row table:style-name="ro1">
          <table:table-cell office:value-type="string">
            <text:p><text:tab/>OSD43_20140621T1849Z (URI: http://store.pangaea.de/Projects/OSD_2014/OSD43_20140621T1849Z.pdf) * LATITUDE START: 32.866980 * LONGITUDE START: -117.257250 * LATITUDE END: 32.866980 * LONGITUDE END: -117.257250 * DATE/TIME START: 2014-06-21T18:49:00 * DATE/TIME END: 2014-06-21T20:25:00 * CAMPAIGN: OSD-Jun-2014 * DEVICE: Bucket, plastic (WB) * COMMENT: [OBJECTIVE: The Scripps pier site is a major long term coastal sampling site on the west coast of the USA. It is managed by Scripps Institution of Oceanography, UCSD and is part of the NSF-funded California Current LTER. Oceanographic parameters and the abundance of different phytoplankton taxa, from harmful algae to cyanobacteria, are regularly monitored. The ocean sampling day samples were obtained as a collaboration of SIO, NOAA, and JCVI, and with accompanying metadata will help further our understanding of ecosystem dynamics at this site by providing a snap shot of diversity at the molecular level.The Scripps pier site has been a major long term coastal sampling site on the west coast of the USA since the 1920s.][PLATFORM: Coastal Structure, Ellen Browning Scripps Pier][DEVICE REPORTED: Bucket, YSI][DESCRIPTION: Below is sterivex filters. We also did NE08 protocol but having difficulty entering data.]</text:p>
          </table:table-cell>
          <table:table-cell table:number-columns-repeated="63"/>
        </table:table-row>
        <table:table-row table:style-name="ro1">
          <table:table-cell office:value-type="string">
            <text:p><text:tab/>OSD45_20140622T2130Z (URI: http://store.pangaea.de/Projects/OSD_2014/OSD45_20140622T2130Z.pdf) * LATITUDE START: 27.615780 * LONGITUDE START: -82.725870 * LATITUDE END: 27.615780 * LONGITUDE END: -82.725870 * DATE/TIME START: 2014-06-22T21:30:00 * DATE/TIME END: 2014-06-22T21:55:00 * CAMPAIGN: OSD-Jun-2014 * DEVICE: Bucket, plastic 20-L ([BUCKET-20]) * COMMENT: [OBJECTIVE: OSD Summer Solstice 2014. Prokaryote samples - 6 replicate water samples of 10.5 Liters each (7 sterivex filters for each sample). ][PLATFORM: bucket toss from Fort DeSoto Fishing Pier][DEVICE REPORTED: Collected seawater with clean bucket by hand toss from Fort Desoto Park Fishing Pier - transfered to sterile 20 Liter carboys on board - collected 3 20L carboys][DESCRIPTION: particulate matter on a 0.22 um pore size sterivex filter from surface of Tampa Bay OSD site 45. Replicate prokaryote sample 1 of 5, each replicate sample consisting of 7 sterivex each. All prokaryotic filters (7 filters each of 5 replicate samples) from site 45 filtered 1.5 liters of sample.]</text:p>
          </table:table-cell>
          <table:table-cell table:number-columns-repeated="63"/>
        </table:table-row>
        <table:table-row table:style-name="ro1">
          <table:table-cell office:value-type="string">
            <text:p><text:tab/>OSD46_20140621T2000Z (URI: http://store.pangaea.de/Projects/OSD_2014/OSD46_20140621T2000Z.pdf) * LATITUDE START: 30.248400 * LONGITUDE START: -88.748250 * LATITUDE END: 30.248400 * LONGITUDE END: -88.748250 * DATE/TIME START: 2014-06-21T20:00:00 * DATE/TIME END: 2014-06-21T20:15:00 * CAMPAIGN: OSD-Jun-2014 * DEVICE: Bucket, plastic (WB) * COMMENT: [OBJECTIVE: To determine the composition and diversity of microbes in the world s oceans ][PLATFORM: Boat, Gravois IV][DEVICE REPORTED: Carboys][DESCRIPTION: subsurface ]</text:p>
          </table:table-cell>
          <table:table-cell table:number-columns-repeated="63"/>
        </table:table-row>
        <table:table-row table:style-name="ro1">
          <table:table-cell office:value-type="string">
            <text:p><text:tab/>OSD47_20140621T1256Z (URI: http://store.pangaea.de/Projects/OSD_2014/OSD47_20140621T1256Z.pdf) * LATITUDE START: 45.502000 * LONGITUDE START: 12.417600 * LATITUDE END: 45.502000 * LONGITUDE END: 12.417600 * DATE/TIME START: 2014-06-21T12:56:00 * DATE/TIME END: 2014-06-21T12:57:00 * CAMPAIGN: OSD-Jun-2014 * DEVICE: Bottle, unknown 10-L (BOT_10L) * COMMENT: [OBJECTIVE: Not provided][PLATFORM: UNIPD Boat][DEVICE REPORTED: 10 L bottle][DESCRIPTION: The Label field reflects the sample title reported on the filter itself: each filter has this label with a progressive number according to the list of filters reported here.]</text:p>
          </table:table-cell>
          <table:table-cell table:number-columns-repeated="63"/>
        </table:table-row>
        <table:table-row table:style-name="ro1">
          <table:table-cell office:value-type="string">
            <text:p><text:tab/>OSD48_20140621T0950Z (URI: http://store.pangaea.de/Projects/OSD_2014/OSD48_20140621T0950Z.pdf) * LATITUDE START: 45.412500 * LONGITUDE START: 12.526500 * LATITUDE END: 45.412500 * LONGITUDE END: 12.526500 * DATE/TIME START: 2014-06-21T09:50:00 * DATE/TIME END: 2014-06-21T09:52:00 * CAMPAIGN: OSD-Jun-2014 * DEVICE: Bottle, unknown 10-L (BOT_10L) * COMMENT: [OBJECTIVE: OSD sampling][PLATFORM: UNIPD Boat][DEVICE REPORTED: 10 L bottle][DESCRIPTION: The Label field reflects the sample title reported on the filter itself: each filter has this label with a progressive number according to the list of filters reported here]</text:p>
          </table:table-cell>
          <table:table-cell table:number-columns-repeated="63"/>
        </table:table-row>
        <table:table-row table:style-name="ro1">
          <table:table-cell office:value-type="string">
            <text:p><text:tab/>OSD49_20140621T0930Z (URI: http://store.pangaea.de/Projects/OSD_2014/OSD49_20140621T0930Z.pdf) * LATITUDE START: 45.325568 * LONGITUDE START: 13.331890 * LATITUDE END: 45.325568 * LONGITUDE END: 13.331890 * DATE/TIME START: 2014-06-21T09:30:00 * DATE/TIME END: 2014-06-21T10:00:00 * CAMPAIGN: OSD-Jun-2014 * DEVICE: Bottle, Niskin 5-L (NIS_5L) * COMMENT: [OBJECTIVE: This sampling activity is also a part of a long-term time series data set that is a part of an on-going water-quality monitoring program that Marine Biology Station (NIB, Slovenia) has supported for more than 15 years.][PLATFORM: research vessel][DEVICE REPORTED: 5L Niskin][DESCRIPTION: Seawater sample collected at 2 m depth.]</text:p>
          </table:table-cell>
          <table:table-cell table:number-columns-repeated="63"/>
        </table:table-row>
        <table:table-row table:style-name="ro1">
          <table:table-cell office:value-type="string">
            <text:p><text:tab/>OSD4_20140620T0900Z (URI: http://store.pangaea.de/Projects/OSD_2014/OSD4_20140620T0900Z.pdf) * LATITUDE START: 40.808000 * LONGITUDE START: 14.250000 * LATITUDE END: 40.808000 * LONGITUDE END: 14.250000 * DATE/TIME START: 2014-06-20T09:00:00 * DATE/TIME END: 2014-06-20T11:00:00 * CAMPAIGN: OSD-Jun-2014 * DEVICE: Bottle, Niskin (NIS) * COMMENT: [OBJECTIVE: Ocean Sampling Day performed during LTER MC research activity 2014][PLATFORM: R/V Vettoria][DEVICE REPORTED: Niskin bottle][DESCRIPTION: This data submission refers to filters treated with the prokaryotes and eukaryotes protocol.]</text:p>
          </table:table-cell>
          <table:table-cell table:number-columns-repeated="63"/>
        </table:table-row>
        <table:table-row table:style-name="ro1">
          <table:table-cell office:value-type="string">
            <text:p><text:tab/>OSD50_20140620T0709Z (URI: http://store.pangaea.de/Projects/OSD_2014/OSD50_20140620T0709Z.pdf) * LATITUDE START: 43.333333 * LONGITUDE START: -1.925000 * LATITUDE END: 43.333333 * LONGITUDE END: -1.925000 * DATE/TIME START: 2014-06-20T07:09:00 * DATE/TIME END: 2014-06-20T07:11:00 * CAMPAIGN: OSD-Jun-2014 * DEVICE: Bottle, Niskin (NIS) * COMMENT: [OBJECTIVE: Contribute to OSD - obtain data for biodiversity and connectivity assessment within the DEVOTES project][PLATFORM: Pasaia Oceano meteorological station][DEVICE REPORTED: Niskin bottle][DESCRIPTION: no extended sample description ]</text:p>
          </table:table-cell>
          <table:table-cell table:number-columns-repeated="63"/>
        </table:table-row>
        <table:table-row table:style-name="ro1">
          <table:table-cell office:value-type="string">
            <text:p><text:tab/>OSD51_20140621T1556Z (URI: http://store.pangaea.de/Projects/OSD_2014/OSD51_20140621T1544Z.pdf) * LATITUDE START: 9.348500 * LONGITUDE START: -82.266000 * LATITUDE END: 9.348500 * LONGITUDE END: -82.266000 * DATE/TIME START: 2014-06-21T15:56:00 * DATE/TIME END: 2014-06-21T16:02:00 * CAMPAIGN: OSD-Jun-2014 * DEVICE: Bottle, Van Dorn 2.2-L (VDB_2.2L) * COMMENT: [OBJECTIVE: The sampling activity will be part of a long term project named Marine Geo][PLATFORM: Research boat Loligo][DEVICE REPORTED: Water sampling Bottle Van Dorn 2.2 liters][DESCRIPTION: Surface Water]</text:p>
          </table:table-cell>
          <table:table-cell table:number-columns-repeated="63"/>
        </table:table-row>
        <table:table-row table:style-name="ro1">
          <table:table-cell office:value-type="string">
            <text:p><text:tab/>OSD52_20140621T1007Z (URI: http://store.pangaea.de/Projects/OSD_2014/OSD52_20140621T1007Z.pdf) * LATITUDE START: 27.025270 * LONGITUDE START: 33.912550 * LATITUDE END: 27.025270 * LONGITUDE END: 33.912530 * DATE/TIME START: 2014-06-21T10:07:00 * DATE/TIME END: 2014-06-21T10:14:00 * CAMPAIGN: OSD-Jun-2014 * DEVICE: Bucket, plastic 10-L ([BUCKET-10]) * COMMENT: [OBJECTIVE: The objective of this sampling trip is to contribute to the Ocean Sampling Day initiative through providing environmental water samples from the Red Sea, based on OSP standardized protocols. The Red Sea is a large marine ecosystem, characterized by a relatively high salinity and temperature with complex and diverse biological life including unique coral reefs. The two Red Sea samples were obtained near the coast of Hurghada, a main tourist center. Both sample sites Abu Hashish and Ras Disha are shallow diving sites (5 -30 m). Abu Hashish is characterized by hard, soft and table corals abundance. Ras Disha is also unique for its large patches of seagrass.][PLATFORM: Zodiac][DEVICE REPORTED: collection device: 10 L Acid washed buckets, measurement device: YSI proplus probe][DESCRIPTION: near coral reef high tide windy elevation 5.9]</text:p>
          </table:table-cell>
          <table:table-cell table:number-columns-repeated="63"/>
        </table:table-row>
        <table:table-row table:style-name="ro1">
          <table:table-cell office:value-type="string">
            <text:p><text:tab/>OSD53_20140621T0843Z (URI: http://store.pangaea.de/Projects/OSD_2014/OSD53_20140621T0843Z.pdf) * LATITUDE START: 27.041530 * LONGITUDE START: 33.907030 * LATITUDE END: 27.041530 * LONGITUDE END: 33.908200 * DATE/TIME START: 2014-06-21T08:43:00 * DATE/TIME END: 2014-06-21T08:50:00 * CAMPAIGN: OSD-Jun-2014 * DEVICE: Bucket, plastic 10-L ([BUCKET-10]) * COMMENT: [OBJECTIVE: The objective of this sampling trip is to contribute to the Ocean Sampling Day initiative through providing environmental water samples from the Red Sea, based on OSP standardized protocols. The Red Sea is a large marine ecosystem, characterized by a relatively high salinity and temperature with complex and diverse biological life including unique coral reefs. The two Red Sea samples were obtained near the coast of Hurghada, a main tourist center. Both sample sites Abu Hashish and Ras Disha are shallow diving sites (5 -30 m). Abu Hashish is characterized by hard, soft and table corals abundance. Ras Disha is also unique for its large patches of seagrass.][PLATFORM: Zodiac][DEVICE REPORTED: collection device: 10 L buckets, measurement: YSI ptoplus probe][DESCRIPTION: environment depth = 8, near coral reef, high tide, windy, elevation 5.9 ]</text:p>
          </table:table-cell>
          <table:table-cell table:number-columns-repeated="63"/>
        </table:table-row>
        <table:table-row table:style-name="ro1">
          <table:table-cell office:value-type="string">
            <text:p><text:tab/>OSD54_20140621T1545Z (URI: http://store.pangaea.de/Projects/OSD_2014/OSD54_20140621T1545Z.pdf) * LATITUDE START: 43.844400 * LONGITUDE START: -69.640900 * LATITUDE END: 43.844400 * LONGITUDE END: -69.640900 * DATE/TIME START: 2014-06-21T15:45:00 * DATE/TIME END: 2014-06-21T16:30:00 * CAMPAIGN: OSD-Jun-2014 * DEVICE: Bottle, Niskin 5-L (NIS_5L) * COMMENT: [OBJECTIVE: Sampling at 1m from floating dockat Dept.of Marine Resources, Maine][PLATFORM: Floating Dock][DEVICE REPORTED: Niskin][DESCRIPTION: not prefiltered]</text:p>
          </table:table-cell>
          <table:table-cell table:number-columns-repeated="63"/>
        </table:table-row>
        <table:table-row table:style-name="ro1">
          <table:table-cell office:value-type="string">
            <text:p><text:tab/>OSD55_20140621T1630Z (URI: http://store.pangaea.de/Projects/OSD_2014/OSD55_20140621T1630Z.pdf) * LATITUDE START: 43.860400 * LONGITUDE START: -69.578100 * LATITUDE END: 43.860400 * LONGITUDE END: -69.578100 * DATE/TIME START: 2014-06-21T16:30:00 * DATE/TIME END: 2014-06-21T17:37:00 * CAMPAIGN: OSD-Jun-2014 * DEVICE: Bottle, Niskin 3-L (NIS_3L) * COMMENT: [OBJECTIVE: OSD sampling from Maine USA, Damariscotta River][PLATFORM: Floating Dock][DEVICE REPORTED: 3 L Niskin Bottle][DESCRIPTION: OSD 55 Maine Damariscotta River - Prokaryotic sample collection using 0.22 um sterivex cartridges]</text:p>
          </table:table-cell>
          <table:table-cell table:number-columns-repeated="63"/>
        </table:table-row>
        <table:table-row table:style-name="ro1">
          <table:table-cell office:value-type="string">
            <text:p><text:tab/>OSD56_20140624T0720Z (URI: http://store.pangaea.de/Projects/OSD_2014/OSD56_20140624T0720Z.pdf) * LATITUDE START: 21.288800 * LONGITUDE START: -156.863620 * LATITUDE END: 21.288800 * LONGITUDE END: -156.863620 * DATE/TIME START: 2014-06-24T07:20:00 * DATE/TIME END: 2014-06-24T07:20:00 * CAMPAIGN: OSD-Jun-2014 * DEVICE: Bucket, plastic (WB) * COMMENT: [OBJECTIVE: OSD][PLATFORM: boat][DEVICE REPORTED: acid washed bucket][DESCRIPTION: scooped surface water with acid washed bucket]</text:p>
          </table:table-cell>
          <table:table-cell table:number-columns-repeated="63"/>
        </table:table-row>
        <table:table-row table:style-name="ro1">
          <table:table-cell office:value-type="string">
            <text:p><text:tab/>OSD57_20140624T0738Z (URI: http://store.pangaea.de/Projects/OSD_2014/OSD57_20140624T0738Z.pdf) * LATITUDE START: 21.286560 * LONGITUDE START: -157.843510 * LATITUDE END: 21.286560 * LONGITUDE END: -157.843510 * DATE/TIME START: 2014-06-24T07:38:00 * DATE/TIME END: 2014-06-24T07:38:00 * CAMPAIGN: OSD-Jun-2014 * DEVICE: Bucket, plastic (WB) * COMMENT: [OBJECTIVE: OSD][PLATFORM: boat][DEVICE REPORTED: acid washed bucket][DESCRIPTION: scooped surface water with acid washed bucket]</text:p>
          </table:table-cell>
          <table:table-cell table:number-columns-repeated="63"/>
        </table:table-row>
        <table:table-row table:style-name="ro1">
          <table:table-cell office:value-type="string">
            <text:p><text:tab/>OSD58_20140621T1530Z (URI: http://store.pangaea.de/Projects/OSD_2014/OSD58_20140621T1530Z.pdf) * LATITUDE START: 34.718100 * LONGITUDE START: -76.670700 * LATITUDE END: 34.718100 * LONGITUDE END: -76.670700 * DATE/TIME START: 2014-06-21T15:30:00 * DATE/TIME END: 2014-06-21T17:00:00 * CAMPAIGN: OSD-Jun-2014 * DEVICE: Bottle, Niskin (NIS) * COMMENT: [OBJECTIVE: time-series of coastal variability][PLATFORM: dock][DEVICE REPORTED: niskin bottle][DESCRIPTION: nothing additional]</text:p>
          </table:table-cell>
          <table:table-cell table:number-columns-repeated="63"/>
        </table:table-row>
        <table:table-row table:style-name="ro1">
          <table:table-cell office:value-type="string">
            <text:p><text:tab/>OSD5_20140619T0515Z (URI: http://store.pangaea.de/Projects/OSD_2014/OSD5_20140619T0515Z.pdf) * LATITUDE START: 35.661000 * LONGITUDE START: 24.990000 * LATITUDE END: 35.661000 * LONGITUDE END: 24.990000 * DATE/TIME START: 2014-06-19T05:15:00 * DATE/TIME END: 2014-06-19T11:15:00 * CAMPAIGN: OSD-Jun-2014 * DEVICE: Bottle, Niskin (NIS) * COMMENT: [OBJECTIVE: Water sampling for Prokaryotes.][PLATFORM: Research Vessel Alkyon][DEVICE REPORTED: Niskin bottles][DESCRIPTION: Surface water sampling of the OSD5 station.]</text:p>
          </table:table-cell>
          <table:table-cell table:number-columns-repeated="63"/>
        </table:table-row>
        <table:table-row table:style-name="ro1">
          <table:table-cell office:value-type="string">
            <text:p><text:tab/>OSD5_20140619T1100Z (URI: http://store.pangaea.de/Projects/OSD_2014/OSD5_20140619T1100Z.pdf) * LATITUDE START: 35.661000 * LONGITUDE START: 24.990000 * LATITUDE END: 35.661000 * LONGITUDE END: 24.990000 * DATE/TIME START: 2014-06-19T11:00:00 * DATE/TIME END: 2014-06-19T13:00:00 * CAMPAIGN: OSD-Jun-2014 * DEVICE: Bottle, Niskin (NIS) * COMMENT: [OBJECTIVE: Water Sampling for Prokaryotes][PLATFORM: Research Vessel Alkyon][DEVICE REPORTED: Niskin bottles][DESCRIPTION: Water from the Deep Chlorophyll Maximum layer of the OSD5 station.]</text:p>
          </table:table-cell>
          <table:table-cell table:number-columns-repeated="63"/>
        </table:table-row>
        <table:table-row table:style-name="ro1">
          <table:table-cell office:value-type="string">
            <text:p><text:tab/>OSD60_20140619T1545Z (URI: http://store.pangaea.de/Projects/OSD_2014/OSD60_20140619T1545Z.pdf) * LATITUDE START: 33.323060 * LONGITUDE START: -79.167630 * LATITUDE END: 33.323060 * LONGITUDE END: -79.167630 * DATE/TIME START: 2014-06-19T15:45:00 * DATE/TIME END: 2014-06-19T16:00:00 * CAMPAIGN: OSD-Jun-2014 * DEVICE: Bottle, Nalgene 4-L (NB_4L) * COMMENT: [OBJECTIVE: collect prokaryotic and eukaryotic DNA samples][PLATFORM: Not reported][DEVICE REPORTED: 4L sterile bottles][DESCRIPTION: Sampling for Ocean Sampling Day. We used Polycarbonate membrane filters with 47 mm in diameter]</text:p>
          </table:table-cell>
          <table:table-cell table:number-columns-repeated="63"/>
        </table:table-row>
        <table:table-row table:style-name="ro1">
          <table:table-cell office:value-type="string">
            <text:p><text:tab/>OSD61_20140621T2108Z (URI: http://store.pangaea.de/Projects/OSD_2014/OSD61_20140621T2108Z.pdf) * LATITUDE START: 41.524467 * LONGITUDE START: -70.672174 * LATITUDE END: 41.524467 * LONGITUDE END: -70.672174 * DATE/TIME START: 2014-06-21T21:08:00 * DATE/TIME END: 2014-06-21T21:43:00 * CAMPAIGN: OSD-Jun-2014 * DEVICE: Bucket, plastic (WB) * COMMENT: [OBJECTIVE: Sampling the surface water for microbial community characterization in the Vineyard Sound off a dock in Woods Hole, MA.][PLATFORM: Dock][DEVICE REPORTED: Bucket][DESCRIPTION: We filled ten 2L plastic containers containers with ocean surface water. We planned to filter 4 liters of ocean water through 5 different sterivex filters. The bucket and all plastic containers used for sampling were 10% HCl acid washed and were rinsed with DI water before sampling.]</text:p>
          </table:table-cell>
          <table:table-cell table:number-columns-repeated="63"/>
        </table:table-row>
        <table:table-row table:style-name="ro1">
          <table:table-cell office:value-type="string">
            <text:p><text:tab/>OSD62_20140621T1000Z (URI: http://store.pangaea.de/Projects/OSD_2014/OSD62_20140621T1000Z.pdf) * LATITUDE START: 53.225417 * LONGITUDE START: -4.159028 * LATITUDE END: 53.225417 * LONGITUDE END: -4.159028 * DATE/TIME START: 2014-06-21T10:00:00 * DATE/TIME END: 2014-06-21T10:02:00 * CAMPAIGN: OSD-Jun-2014 * DEVICE: Bottle, Nalgene 10-L (NB_10L) * COMMENT: [OBJECTIVE: surface seawater microbiome in Menai Straits][PLATFORM: Floating pier][DEVICE REPORTED: 10 L polypropylene bottles, thermometer, refractometer][DESCRIPTION: surface water from Menai Straits]</text:p>
          </table:table-cell>
          <table:table-cell table:number-columns-repeated="63"/>
        </table:table-row>
        <table:table-row table:style-name="ro1">
          <table:table-cell office:value-type="string">
            <text:p><text:tab/>OSD63_20140620T1130Z (URI: http://store.pangaea.de/Projects/OSD_2014/OSD63_20140620T1130Z.pdf) * LATITUDE START: 45.314350 * LONGITUDE START: 12.508317 * LATITUDE END: 45.314350 * LONGITUDE END: 12.508317 * DATE/TIME START: 2014-06-20T11:30:00 * DATE/TIME END: 2014-06-20T13:30:00 * CAMPAIGN: OSD-Jun-2014 * DEVICE: Bottle, unknown 5-L (BOT_5L) * COMMENT: [OBJECTIVE: Ocean Sampling Day June 2014][PLATFORM: CNR LITUS BOAT][DEVICE REPORTED: 5 LT bottle][DESCRIPTION: Each replicate was composed by 4 sub-replicates (i.e., 4 sterivex, in order to reach a filtered volume of about 5 lt per replicate). Thus, we have a total of 16 sterivex sent (4 per replicate, one sampling site).]</text:p>
          </table:table-cell>
          <table:table-cell table:number-columns-repeated="63"/>
        </table:table-row>
        <table:table-row table:style-name="ro1">
          <table:table-cell office:value-type="string">
            <text:p><text:tab/>OSD64_20140621T0930Z (URI: http://store.pangaea.de/Projects/OSD_2014/OSD64_20140621T0930Z.pdf) * LATITUDE START: 46.441550 * LONGITUDE START: 30.775950 * LATITUDE END: 46.441550 * LONGITUDE END: 30.775950 * DATE/TIME START: 2014-06-21T09:30:00 * DATE/TIME END: 2014-06-21T10:30:00 * CAMPAIGN: OSD-Jun-2014 * DEVICE: Bottle, Nansen (NAS) * COMMENT: [OBJECTIVE: OSD in the bay of Odessa, Black Sea, Ukraine][PLATFORM: UOA-7119PM171G][DEVICE REPORTED: Nansen bottle][DESCRIPTION: Surface water]</text:p>
          </table:table-cell>
          <table:table-cell table:number-columns-repeated="63"/>
        </table:table-row>
        <table:table-row table:style-name="ro1">
          <table:table-cell office:value-type="string">
            <text:p><text:tab/>OSD65_20140620T2230Z (URI: http://store.pangaea.de/Projects/OSD_2014/OSD65_20140620T2230Z.pdf) * LATITUDE START: -36.292794 * LONGITUDE START: 174.818567 * LATITUDE END: -36.292794 * LONGITUDE END: 174.818567 * DATE/TIME START: 2014-06-20T22:30:00 * DATE/TIME END: 2014-06-20T22:50:00 * CAMPAIGN: OSD-Jun-2014 * DEVICE: Bottle, unknown (BOT) * COMMENT: [OBJECTIVE: collect water samples for microbial analysis.][PLATFORM: Boat][DEVICE REPORTED: Sterilised wine bottle][DESCRIPTION: Surface seawater sample.]</text:p>
          </table:table-cell>
          <table:table-cell table:number-columns-repeated="63"/>
        </table:table-row>
        <table:table-row table:style-name="ro1">
          <table:table-cell office:value-type="string">
            <text:p><text:tab/>OSD69_20140621T1508Z (URI: http://store.pangaea.de/Projects/OSD_2014/OSD69_20140621T1508Z.pdf) * LATITUDE START: 45.456800 * LONGITUDE START: 12.260500 * LATITUDE END: 45.456800 * LONGITUDE END: 12.260500 * DATE/TIME START: 2014-06-21T15:08:00 * DATE/TIME END: 2014-06-21T15:11:00 * CAMPAIGN: OSD-Jun-2014 * DEVICE: Bottle, unknown 10-L (BOT_10L) * COMMENT: [OBJECTIVE: OSD samplig][PLATFORM: UNIPD Boat][DEVICE REPORTED: 10 L bottle][DESCRIPTION: The Label field reflects the sample title reported on the filter itself: each filter has this label with a progressive number according to the list of filters reported here]</text:p>
          </table:table-cell>
          <table:table-cell table:number-columns-repeated="63"/>
        </table:table-row>
        <table:table-row table:style-name="ro1">
          <table:table-cell office:value-type="string">
            <text:p><text:tab/>OSD6_20140621T0930Z (URI: http://store.pangaea.de/Projects/OSD_2014/OSD6_20140621T0930Z.pdf) * LATITUDE START: 41.666600 * LONGITUDE START: 2.800000 * LATITUDE END: 41.666600 * LONGITUDE END: 2.800000 * DATE/TIME START: 2014-06-21T10:30:00 * DATE/TIME END: 2014-06-21T11:30:00 * CAMPAIGN: OSD-Jun-2014 * DEVICE: Bucket, plastic (WB) * COMMENT: [OBJECTIVE: Sampling for OSD][PLATFORM: Not reported][DEVICE REPORTED: 1 bucket, CTD, radiometer][DESCRIPTION: sampling for OSD]</text:p>
          </table:table-cell>
          <table:table-cell table:number-columns-repeated="63"/>
        </table:table-row>
        <table:table-row table:style-name="ro1">
          <table:table-cell office:value-type="string">
            <text:p><text:tab/>OSD70_20140621T1111Z (URI: http://store.pangaea.de/Projects/OSD_2014/OSD70_20140621T1111Z.pdf) * LATITUDE START: 45.414200 * LONGITUDE START: 12.437800 * LATITUDE END: 45.414200 * LONGITUDE END: 12.437800 * DATE/TIME START: 2014-06-21T11:11:00 * DATE/TIME END: 2014-06-21T11:13:00 * CAMPAIGN: OSD-Jun-2014 * DEVICE: Bottle, unknown 10-L (BOT_10L) * COMMENT: [OBJECTIVE: OSD sampling][PLATFORM: UNIPD Boat][DEVICE REPORTED: 10 L bottle][DESCRIPTION: The Label field reflects the sample title reported on the filter itself: each filter has this label with a progressive number according to the list of filter reported here]</text:p>
          </table:table-cell>
          <table:table-cell table:number-columns-repeated="63"/>
        </table:table-row>
        <table:table-row table:style-name="ro1">
          <table:table-cell office:value-type="string">
            <text:p><text:tab/>OSD71_20140621T2335Z (URI: http://store.pangaea.de/Projects/OSD_2014/OSD71_20140621T2335Z.pdf) * LATITUDE START: -45.744200 * LONGITUDE START: 170.770600 * LATITUDE END: -45.744200 * LONGITUDE END: 170.770600 * DATE/TIME START: 2014-06-20T23:35:00 * DATE/TIME END: 2014-06-20T23:45:00 * CAMPAIGN: OSD-Jun-2014 * DEVICE: Bucket, plastic (WB) * COMMENT: [OBJECTIVE: We collected samples for prokaryotes and eukaryotes in one sampling site located in the waters of the South Pacific, offshore of Otago Peninsula. This region has been continuously monitored for more than in decade via a regular (bi)monthly sampling, but mainly colecting physicochemical data][PLATFORM: research vessel, BERYL BREWIN][DEVICE REPORTED: Bucket and Horiba U-50 Multiparameter][DESCRIPTION: Surface water from Otago coastal waters]</text:p>
          </table:table-cell>
          <table:table-cell table:number-columns-repeated="63"/>
        </table:table-row>
        <table:table-row table:style-name="ro1">
          <table:table-cell office:value-type="string">
            <text:p><text:tab/>OSD72_20140621T0912Z (URI: http://store.pangaea.de/Projects/OSD_2014/OSD72_20140621T0912Z.pdf) * LATITUDE START: 54.833300 * LONGITUDE START: 10.000000 * LATITUDE END: 54.833300 * LONGITUDE END: 10.000000 * DATE/TIME START: 2014-06-21T09:12:00 * DATE/TIME END: 2014-06-21T09:23:00 * CAMPAIGN: OSD-Jun-2014 * DEVICE: Bottle, Niskin 10-L (NIS_10L) * COMMENT: [OBJECTIVE: Monthly sampling at Boknis Eck began on 30 April 1957. Thus, Boknis Eck is one of the oldest - still operated - time series sites worldwide.][PLATFORM: RV Lttorina][DEVICE REPORTED: CTD with Niskin bottle rossette and single Niskin bottles (10l)][DESCRIPTION: surface seawater samples ]</text:p>
          </table:table-cell>
          <table:table-cell table:number-columns-repeated="63"/>
        </table:table-row>
        <table:table-row table:style-name="ro1">
          <table:table-cell office:value-type="string">
            <text:p><text:tab/>OSD73_20140621T1115Z (URI: http://store.pangaea.de/Projects/OSD_2014/OSD73_20140621T1115Z.pdf) * LATITUDE START: 41.683500 * LONGITUDE START: -8.834100 * LATITUDE END: 41.683500 * LONGITUDE END: -8.834100 * DATE/TIME START: 2014-06-21T11:15:00 * DATE/TIME END: 2014-06-21T11:29:00 * CAMPAIGN: OSD-Jun-2014 * DEVICE: Bucket, plastic (WB) * COMMENT: [OBJECTIVE: Investigate Ocean Microbial Diversity][PLATFORM: None][DEVICE REPORTED: Acide Washed Bucket][DESCRIPTION: Mouth of Lima estuary_Surface Water]</text:p>
          </table:table-cell>
          <table:table-cell table:number-columns-repeated="63"/>
        </table:table-row>
        <table:table-row table:style-name="ro1">
          <table:table-cell office:value-type="string">
            <text:p><text:tab/>OSD74_20140621T1115Z (URI: http://store.pangaea.de/Projects/OSD_2014/OSD74_20140621T1115Z.pdf) * LATITUDE START: 41.141600 * LONGITUDE START: -8.666800 * LATITUDE END: 41.141600 * LONGITUDE END: -8.666800 * DATE/TIME START: 2014-06-21T11:15:00 * DATE/TIME END: 2014-06-21T12:00:00 * CAMPAIGN: OSD-Jun-2014 * DEVICE: Bucket, plastic (WB) * COMMENT: [OBJECTIVE: Investigate Ocean Microbial Diversity][PLATFORM: none][DEVICE REPORTED: Acid washed bucket][DESCRIPTION: Surface Water]</text:p>
          </table:table-cell>
          <table:table-cell table:number-columns-repeated="63"/>
        </table:table-row>
        <table:table-row table:style-name="ro1">
          <table:table-cell office:value-type="string">
            <text:p><text:tab/>OSD76_20140620T0915Z (URI: http://store.pangaea.de/Projects/OSD_2014/OSD76_20140620T0915Z.pdf) * LATITUDE START: 43.947500 * LONGITUDE START: 12.935000 * LATITUDE END: 43.947500 * LONGITUDE END: 12.935000 * DATE/TIME START: 2014-06-20T09:15:00 * DATE/TIME END: 2014-06-20T10:30:00 * CAMPAIGN: OSD-Jun-2014 * DEVICE: Bucket, plastic 10-L ([BUCKET-10]) * COMMENT: [OBJECTIVE: Metagenomic research on seawater of the NW Adriatic Sea][PLATFORM: Athena Research Vessel_Urbino University_Italy][DEVICE REPORTED: tank/CTD][DESCRIPTION: Three samples]</text:p>
          </table:table-cell>
          <table:table-cell table:number-columns-repeated="63"/>
        </table:table-row>
        <table:table-row table:style-name="ro1">
          <table:table-cell office:value-type="string">
            <text:p><text:tab/>OSD77_20140620T1100Z (URI: http://store.pangaea.de/Projects/OSD_2014/OSD77_20140620T1100Z.pdf) * LATITUDE START: 43.851400 * LONGITUDE START: 13.073100 * LATITUDE END: 43.851400 * LONGITUDE END: 13.073100 * DATE/TIME START: 2014-06-20T11:00:00 * DATE/TIME END: 2014-06-20T12:30:00 * CAMPAIGN: OSD-Jun-2014 * DEVICE: Bucket, plastic 10-L ([BUCKET-10]) * COMMENT: [OBJECTIVE: Metagenomic research on seawater of the NW Adriatic Sea][PLATFORM: Athena Research Vessel_Urbino University_Italy][DEVICE REPORTED: tank/CTD][DESCRIPTION: prokaryote and eukaryote protocols were performed]</text:p>
          </table:table-cell>
          <table:table-cell table:number-columns-repeated="63"/>
        </table:table-row>
        <table:table-row table:style-name="ro1">
          <table:table-cell office:value-type="string">
            <text:p><text:tab/>OSD78_20140621T0900Z (URI: http://store.pangaea.de/Projects/OSD_2014/OSD78_20140621T0900Z.pdf) * LATITUDE START: 43.570000 * LONGITUDE START: 13.595000 * LATITUDE END: 43.570000 * LONGITUDE END: 13.595000 * DATE/TIME START: 2014-06-21T09:00:00 * DATE/TIME END: 2014-06-21T09:30:00 * CAMPAIGN: OSD-Jun-2014 * DEVICE: Bottle, Niskin 5-L (NIS_5L) * COMMENT: [OBJECTIVE: short abstract][PLATFORM: CONISMA - URL ANCONA][DEVICE REPORTED: 5 L Niskin bottle][DESCRIPTION: surface water sampling]</text:p>
          </table:table-cell>
          <table:table-cell table:number-columns-repeated="63"/>
        </table:table-row>
        <table:table-row table:style-name="ro1">
          <table:table-cell office:value-type="string">
            <text:p><text:tab/>OSD7_20140621T2000Z (URI: http://store.pangaea.de/Projects/OSD_2014/OSD7_20140621T2000Z.pdf) * LATITUDE START: -17.289400 * LONGITUDE START: -149.539850 * LATITUDE END: -17.289400 * LONGITUDE END: -149.539850 * DATE/TIME START: 2014-06-21T20:00:00 * DATE/TIME END: 2014-06-21T20:15:00 * CAMPAIGN: OSD-Jun-2014 * COMMENT: [OBJECTIVE: Longterm coral reef monitoring programm at the Tiahura reef, Moorea, FRENCH Polynesia ][PLATFORM: none][DEVICE REPORTED: none][DESCRIPTION: none]</text:p>
          </table:table-cell>
          <table:table-cell table:number-columns-repeated="63"/>
        </table:table-row>
        <table:table-row table:style-name="ro1">
          <table:table-cell office:value-type="string">
            <text:p><text:tab/>OSD80_20140621T1730Z (URI: http://store.pangaea.de/Projects/OSD_2014/OSD80_20140621T1730Z.pdf) * LATITUDE START: 74.310000 * LONGITUDE START: -20.304300 * LATITUDE END: 74.310000 * LONGITUDE END: -20.304300 * DATE/TIME START: 2014-06-21T17:30:00 * DATE/TIME END: 2014-06-21T18:30:00 * CAMPAIGN: OSD-Jun-2014 * DEVICE: Bucket, plastic 10-L ([BUCKET-10]) * COMMENT: [OBJECTIVE: As part of the Arctic Science partnership, the Young Sound campaign aims to investigate the physical, chemical, and biological interactions between atmosphere, sea ice, and ocean][PLATFORM: 92, ice shelf][DEVICE REPORTED: peristaltic pump][DESCRIPTION: at a depth of 0.5m below landfast sea ice with a thickness of 1.5m]</text:p>
          </table:table-cell>
          <table:table-cell table:number-columns-repeated="63"/>
        </table:table-row>
        <table:table-row table:style-name="ro1">
          <table:table-cell office:value-type="string">
            <text:p><text:tab/>OSD80_20140621T1830Z (URI: http://store.pangaea.de/Projects/OSD_2014/OSD80_20140621T1830Z.pdf) * LATITUDE START: 74.310000 * LONGITUDE START: -20.304300 * LATITUDE END: 74.310000 * LONGITUDE END: -20.304300 * DATE/TIME START: 2014-06-21T18:30:00 * DATE/TIME END: 2014-06-21T19:30:00 * CAMPAIGN: OSD-Jun-2014 * DEVICE: Bucket, plastic 10-L ([BUCKET-10]) * COMMENT: [OBJECTIVE: As part of the Arctic Science partnership, the Young Sound campaign aims to investigate the physical, chemical, and biological interactions between atmosphere, sea ice, and ocean][PLATFORM: 92, ice shelf][DEVICE REPORTED: peristaltic pump][DESCRIPTION: at a depth of 0.5m below landfast sea ice with a thickness of 1.5m]</text:p>
          </table:table-cell>
          <table:table-cell table:number-columns-repeated="63"/>
        </table:table-row>
        <table:table-row table:style-name="ro1">
          <table:table-cell office:value-type="string">
            <text:p><text:tab/>OSD80_20140621T1930Z (URI: http://store.pangaea.de/Projects/OSD_2014/OSD80_20140621T1930Z.pdf) * LATITUDE START: 74.310000 * LONGITUDE START: -20.304300 * LATITUDE END: 74.310000 * LONGITUDE END: -20.304300 * DATE/TIME START: 2014-06-21T19:30:00 * DATE/TIME END: 2014-06-21T20:30:00 * CAMPAIGN: OSD-Jun-2014 * DEVICE: Bucket, plastic 40-L ([BUCKET-40]) * COMMENT: [OBJECTIVE: As part of the Arctic Science partnership, the Young Sound campaign aims to investigate the physical, chemical, and biological interactions between atmosphere, sea ice, and ocean][PLATFORM: 92, ice shelf][DEVICE REPORTED: 40L bucket][DESCRIPTION: interface between sea ice and seawater formed by ice melting]</text:p>
          </table:table-cell>
          <table:table-cell table:number-columns-repeated="63"/>
        </table:table-row>
        <table:table-row table:style-name="ro1">
          <table:table-cell office:value-type="string">
            <text:p><text:tab/>OSD81_20140621T1058Z (URI: http://store.pangaea.de/Projects/OSD_2014/OSD81_20140621T1058Z.pdf) * LATITUDE START: 37.005053 * LONGITUDE START: -7.973119 * LATITUDE END: 37.005053 * LONGITUDE END: -7.973119 * DATE/TIME START: 2014-06-21T10:58:00 * DATE/TIME END: 2014-06-21T11:20:00 * CAMPAIGN: OSD-Jun-2014 * DEVICE: Bucket, plastic 5-L ([BUCKET-5]) * COMMENT: [OBJECTIVE: Comparative study of microbial diversity and function in ocean (site OSD153) versus coastal lagoon (site OSD81) waters representing unique ecosystems located in southern Portugal. These samples make part of a larger research initiative that will tackle the microbial biogeography along the Portuguese coast, extending to its oceanic archipelagos (i.e. Madeira and Azores).][PLATFORM: Boat][DEVICE REPORTED: 5L Plastic water Gallons, Disinfected][DESCRIPTION: Surface water from the coastal Lagoon Ria Formosa. Five samples were taken foe amplicon and metagenomic sequencing. ]</text:p>
          </table:table-cell>
          <table:table-cell table:number-columns-repeated="63"/>
        </table:table-row>
        <table:table-row table:style-name="ro1">
          <table:table-cell office:value-type="string">
            <text:p><text:tab/>OSD87_20140621T1107Z (URI: http://store.pangaea.de/Projects/OSD_2014/OSD87_20140621T1107Z.pdf) * LATITUDE START: 51.095300 * LONGITUDE START: 1.340500 * LATITUDE END: 51.095300 * LONGITUDE END: 1.340500 * DATE/TIME START: 2014-06-21T11:07:00 * DATE/TIME END: 2014-06-21T13:45:00 * CAMPAIGN: OSD-Jun-2014 * DEVICE: Bottle, Nalgene 5-L (NB_5L) * COMMENT: [OBJECTIVE: Samples for OSD collected during the MCZ Data and Evidence Collection Program][PLATFORM: RV Cefas Endeavour][DEVICE REPORTED: 5l sterile nalgene bottle][DESCRIPTION: sample collected into 8 sterivex cartriges]</text:p>
          </table:table-cell>
          <table:table-cell table:number-columns-repeated="63"/>
        </table:table-row>
        <table:table-row table:style-name="ro1">
          <table:table-cell office:value-type="string">
            <text:p><text:tab/>OSD90_20140621T0800Z (URI: http://store.pangaea.de/Projects/OSD_2014/OSD90_20140621T0800Z.pdf) * LATITUDE START: 38.484350 * LONGITUDE START: 21.316890 * LATITUDE END: 38.484350 * LONGITUDE END: 21.316890 * DATE/TIME START: 2014-06-21T08:00:00 * DATE/TIME END: 2014-06-21T11:00:00 * CAMPAIGN: OSD-Jun-2014 * DEVICE: Bottle, Niskin 5-L (NIS_5L) * COMMENT: [OBJECTIVE: Dataset on microbial diversity and function from a unique environment such as Etoliko Lagoon, Greece][PLATFORM: Research Vessel][DEVICE REPORTED: 5L Niskin Bottle][DESCRIPTION: freshwater lake]</text:p>
          </table:table-cell>
          <table:table-cell table:number-columns-repeated="63"/>
        </table:table-row>
        <table:table-row table:style-name="ro1">
          <table:table-cell office:value-type="string">
            <text:p><text:tab/>OSD91_20140621T1100Z (URI: http://store.pangaea.de/Projects/OSD_2014/OSD91_20140621T1100Z.pdf) * LATITUDE START: 32.746750 * LONGITUDE START: -9.036667 * LATITUDE END: 32.746750 * LONGITUDE END: -9.036667 * DATE/TIME START: 2014-06-21T11:00:00 * DATE/TIME END: 2014-06-21T12:00:00 * CAMPAIGN: OSD-Jun-2014 * DEVICE: Bottle, unknown 5-L (BOT_5L) * COMMENT: [OBJECTIVE: Exploring diversity][PLATFORM: ship][DEVICE REPORTED: bottle 5L][DESCRIPTION: water samples]</text:p>
          </table:table-cell>
          <table:table-cell table:number-columns-repeated="63"/>
        </table:table-row>
        <table:table-row table:style-name="ro1">
          <table:table-cell office:value-type="string">
            <text:p><text:tab/>OSD92_20140621T1100Z (URI: http://store.pangaea.de/Projects/OSD_2014/OSD92_20140621T1100Z.pdf) * LATITUDE START: 33.583917 * LONGITUDE START: -7.700639 * LATITUDE END: 33.583917 * LONGITUDE END: -7.700639 * DATE/TIME START: 2014-06-21T11:00:00 * DATE/TIME END: 2014-06-21T12:00:00 * CAMPAIGN: OSD-Jun-2014 * DEVICE: Bottle, unknown 5-L (BOT_5L) * COMMENT: [OBJECTIVE: Exploring diversity][PLATFORM: ship][DEVICE REPORTED: bottle 5L][DESCRIPTION: water samples]</text:p>
          </table:table-cell>
          <table:table-cell table:number-columns-repeated="63"/>
        </table:table-row>
        <table:table-row table:style-name="ro1">
          <table:table-cell office:value-type="string">
            <text:p><text:tab/>OSD93_20140621T1100Z (URI: http://store.pangaea.de/Projects/OSD_2014/OSD93_20140621T1100Z.pdf) * LATITUDE START: 33.259611 * LONGITUDE START: -8.499222 * LATITUDE END: 33.259611 * LONGITUDE END: -8.499222 * DATE/TIME START: 2014-06-21T11:00:00 * DATE/TIME END: 2014-06-21T12:00:00 * CAMPAIGN: OSD-Jun-2014 * DEVICE: Bottle, unknown 5-L (BOT_5L) * COMMENT: [OBJECTIVE: Exploring diversity][PLATFORM: ship][DEVICE REPORTED: bottle 5L][DESCRIPTION: water samples]</text:p>
          </table:table-cell>
          <table:table-cell table:number-columns-repeated="63"/>
        </table:table-row>
        <table:table-row table:style-name="ro1">
          <table:table-cell office:value-type="string">
            <text:p><text:tab/>OSD94_20140621T0930Z (URI: http://store.pangaea.de/Projects/OSD_2014/OSD94_20140621T0930Z.pdf) * LATITUDE START: 35.086353 * LONGITUDE START: -2.214658 * LATITUDE END: 35.086353 * LONGITUDE END: -2.214658 * DATE/TIME START: 2014-06-21T09:30:00 * DATE/TIME END: 2014-06-21T10:00:00 * CAMPAIGN: OSD-Jun-2014 * DEVICE: Bottle, unknown 5-L (BOT_5L) * COMMENT: [OBJECTIVE: exploring diversity][PLATFORM: ship][DEVICE REPORTED: bottle 5L][DESCRIPTION: water samples]</text:p>
          </table:table-cell>
          <table:table-cell table:number-columns-repeated="63"/>
        </table:table-row>
        <table:table-row table:style-name="ro1">
          <table:table-cell office:value-type="string">
            <text:p><text:tab/>OSD95_20140621T0825Z (URI: http://store.pangaea.de/Projects/OSD_2014/OSD95_20140621T0825Z.pdf) * LATITUDE START: 1.268500 * LONGITUDE START: 103.916800 * LATITUDE END: 1.272600 * LONGITUDE END: 103.920600 * DATE/TIME START: 2014-06-21T08:25:00 * DATE/TIME END: 2014-06-21T08:41:00 * CAMPAIGN: OSD-Jun-2014 * DEVICE: Bucket, plastic (WB) * COMMENT: [OBJECTIVE: none][PLATFORM: none][DEVICE REPORTED: Bucket][DESCRIPTION: none]</text:p>
          </table:table-cell>
          <table:table-cell table:number-columns-repeated="63"/>
        </table:table-row>
        <table:table-row table:style-name="ro1">
          <table:table-cell office:value-type="string">
            <text:p><text:tab/>OSD96_20140621T1250Z (URI: http://store.pangaea.de/Projects/OSD_2014/OSD96_20140621T1250Z.pdf) * LATITUDE START: 37.425700 * LONGITUDE START: -25.315600 * LATITUDE END: 37.425700 * LONGITUDE END: -25.315600 * DATE/TIME START: 2014-06-21T12:50:00 * DATE/TIME END: 2014-06-21T13:10:00 * CAMPAIGN: OSD-Jun-2014 * DEVICE: Bucket, plastic (WB) * COMMENT: [OBJECTIVE: Microbial environment characterization][PLATFORM: Zephirus (zodiac)][DEVICE REPORTED: Bucket][DESCRIPTION: Seawater surface water]</text:p>
          </table:table-cell>
          <table:table-cell table:number-columns-repeated="63"/>
        </table:table-row>
        <table:table-row table:style-name="ro1">
          <table:table-cell office:value-type="string">
            <text:p><text:tab/>OSD97_20140621T1235Z (URI: http://store.pangaea.de/Projects/OSD_2014/OSD97_20140621T1235Z.pdf) * LATITUDE START: 38.529700 * LONGITUDE START: -28.601778 * LATITUDE END: 38.529700 * LONGITUDE END: -28.601778 * DATE/TIME START: 2014-06-21T12:35:00 * DATE/TIME END: 2014-06-21T13:18:00 * CAMPAIGN: OSD-Jun-2014 * DEVICE: Bucket, plastic (WB) * COMMENT: [OBJECTIVE: Water sampling for surface microbial community characterization in Faial-Pico channel, a highly dynamic region influenced by tides charactherized by semidiurnal periodocity with maximum values during falling sea level. SST varies from 16C (winter/spring months) to 24C (summer/autumn months) with 0,1mg/m3 Chla (summer /autumn months) to about 2mg/m3 (winter/spring months)][PLATFORM: Semi-Inflatable Vessel Pintado][DEVICE REPORTED: bucket][DESCRIPTION: 30 L collected]</text:p>
          </table:table-cell>
          <table:table-cell table:number-columns-repeated="63"/>
        </table:table-row>
        <table:table-row table:style-name="ro1">
          <table:table-cell office:value-type="string">
            <text:p><text:tab/>OSD98_20140621T1240Z (URI: http://store.pangaea.de/Projects/OSD_2014/OSD98_20140621T1240Z.pdf) * LATITUDE START: 38.640000 * LONGITUDE START: -28.130000 * LATITUDE END: 38.640000 * LONGITUDE END: -28.130000 * DATE/TIME START: 2014-06-21T12:40:00 * DATE/TIME END: 2014-06-21T12:40:10 * CAMPAIGN: OSD-Jun-2014 * DEVICE: Bucket, plastic (WB) * COMMENT: [OBJECTIVE: Water sample from dock in Urzelina for microbial community][PLATFORM: from shore][DEVICE REPORTED: bucket][DESCRIPTION: surface water]</text:p>
          </table:table-cell>
          <table:table-cell table:number-columns-repeated="63"/>
        </table:table-row>
        <table:table-row table:style-name="ro1">
          <table:table-cell office:value-type="string">
            <text:p><text:tab/>OSD99_20140621T1024Z (URI: http://store.pangaea.de/Projects/OSD_2014/OSD99_20140621T1024Z.pdf) * LATITUDE START: 45.700920 * LONGITUDE START: 13.710030 * LATITUDE END: 45.700920 * LONGITUDE END: 13.710030 * DATE/TIME START: 2014-06-21T10:24:00 * DATE/TIME END: 2014-06-21T11:31:00 * CAMPAIGN: OSD-Jun-2014 * DEVICE: Bottle, Niskin 5-L (NIS_5L) * COMMENT: [OBJECTIVE: C1 is an Italian LTER site for the North Adriatic Sea (Italy). The OSD project will enrich the present time series data set with the state-of-the-art sequencing information on the microbial and eukaryotic community][PLATFORM: Research Vessel: VF RAFF 07][DEVICE REPORTED: 5 L Niskin Bottle, PAR, CTD][DESCRIPTION: We have collected a total of 100 liters of seawaters. It took ca.1 hr and the water was stored at RT in acid washed 20 L PC bottles in the dark until we have reached the laboratory. Eukaryotic Community filtered onto PC filters]</text:p>
          </table:table-cell>
          <table:table-cell table:number-columns-repeated="63"/>
        </table:table-row>
        <table:table-row table:style-name="ro1">
          <table:table-cell office:value-type="string">
            <text:p><text:tab/>OSD9_20140618T0418Z (URI: http://store.pangaea.de/Projects/OSD_2014/OSD9_20140618T0418Z.pdf) * LATITUDE START: 33.550000 * LONGITUDE START: -118.400000 * LATITUDE END: 33.550000 * LONGITUDE END: -118.400000 * DATE/TIME START: 2014-06-18T04:18:00 * DATE/TIME END: 2014-06-18T04:27:00 * CAMPAIGN: OSD-Jun-2014 * DEVICE: Bucket, plastic (WB) * COMMENT: [OBJECTIVE: The San Pedro Ocean Time-series station, or SPOT, is a long term study of the microbial and biogeochemical cycles in the San Pedro Basin off Southern California. Sampling for Ocean Sampling Day in June 2014 was performed at the SPOT station to maintain continuity and a broader ecological context for the solstice day. Many marine sites around the globe conducted sampling within this time frame of several days.][PLATFORM: research vessel, R/V Yellowfin][DEVICE REPORTED: 5 gallon bucket][DESCRIPTION: From the sample water, five sterivex filters and five 47mm 0.8um PC filters were collected. Volumes from 4-10L. ]</text:p>
          </table:table-cell>
          <table:table-cell table:number-columns-repeated="63"/>
        </table:table-row>
        <table:table-row table:style-name="ro1">
          <table:table-cell office:value-type="string">
            <text:p>Parameter(s):<text:tab/>Site (Site) * PI: Kottmann, Renzo (eMail: rkottman@mpi-bremen.de) * COMMENT: number</text:p>
          </table:table-cell>
          <table:table-cell table:number-columns-repeated="63"/>
        </table:table-row>
        <table:table-row table:style-name="ro1">
          <table:table-cell office:value-type="string">
            <text:p><text:tab/>Site (Site) * PI: Kottmann, Renzo (eMail: rkottman@mpi-bremen.de) * COMMENT: label</text:p>
          </table:table-cell>
          <table:table-cell table:number-columns-repeated="63"/>
        </table:table-row>
        <table:table-row table:style-name="ro1">
          <table:table-cell office:value-type="string">
            <text:p><text:tab/>Geographic name/locality (Locality) * PI: Kottmann, Renzo (eMail: rkottman@mpi-bremen.de) * COMMENT: of OSD site</text:p>
          </table:table-cell>
          <table:table-cell table:number-columns-repeated="63"/>
        </table:table-row>
        <table:table-row table:style-name="ro1">
          <table:table-cell office:value-type="string">
            <text:p><text:tab/>Geographic name/locality (Locality) * PI: Kottmann, Renzo (eMail: rkottman@mpi-bremen.de) * METHOD: IHO General Sea Areas (1953) registered at www.marineregions.org (URI: http://marineregions.org/) * COMMENT: of ocean and sea regions</text:p>
          </table:table-cell>
          <table:table-cell table:number-columns-repeated="63"/>
        </table:table-row>
        <table:table-row table:style-name="ro1">
          <table:table-cell office:value-type="string">
            <text:p><text:tab/>Uniform resource locator/link to reference (URL ref) * PI: Kottmann, Renzo (eMail: rkottman@mpi-bremen.de) * METHOD: IHO General Sea Areas (1953) registered at www.marineregions.org (URI: http://marineregions.org/) * COMMENT: of ocean and sea regions</text:p>
          </table:table-cell>
          <table:table-cell table:number-columns-repeated="63"/>
        </table:table-row>
        <table:table-row table:style-name="ro1">
          <table:table-cell office:value-type="string">
            <text:p><text:tab/>Biome (Biome) * PI: Kottmann, Renzo (eMail: rkottman@mpi-bremen.de) * COMMENT: full name (ENVO:ID)</text:p>
          </table:table-cell>
          <table:table-cell table:number-columns-repeated="63"/>
        </table:table-row>
        <table:table-row table:style-name="ro1">
          <table:table-cell office:value-type="string">
            <text:p><text:tab/>Campaign of event (Campaign) * PI: Ocean Sampling Day Consortium, Participants</text:p>
          </table:table-cell>
          <table:table-cell table:number-columns-repeated="63"/>
        </table:table-row>
        <table:table-row table:style-name="ro1">
          <table:table-cell office:value-type="string">
            <text:p><text:tab/>Event label (Event) * PI: Ocean Sampling Day Consortium, Participants</text:p>
          </table:table-cell>
          <table:table-cell table:number-columns-repeated="63"/>
        </table:table-row>
        <table:table-row table:style-name="ro1">
          <table:table-cell office:value-type="string">
            <text:p><text:tab/>Device of event (Device) * PI: Ocean Sampling Day Consortium, Participants</text:p>
          </table:table-cell>
          <table:table-cell table:number-columns-repeated="63"/>
        </table:table-row>
        <table:table-row table:style-name="ro1">
          <table:table-cell office:value-type="string">
            <text:p><text:tab/>Comment of event (Comment) * PI: Ocean Sampling Day Consortium, Participants</text:p>
          </table:table-cell>
          <table:table-cell table:number-columns-repeated="63"/>
        </table:table-row>
        <table:table-row table:style-name="ro1">
          <table:table-cell office:value-type="string">
            <text:p><text:tab/>URI of event (URI) * PI: Ocean Sampling Day Consortium, Participants</text:p>
          </table:table-cell>
          <table:table-cell table:number-columns-repeated="63"/>
        </table:table-row>
        <table:table-row table:style-name="ro1">
          <table:table-cell office:value-type="string">
            <text:p><text:tab/>Time zone (TZ) * PI: Kottmann, Renzo (eMail: rkottman@mpi-bremen.de) * COMMENT: of OSD site</text:p>
          </table:table-cell>
          <table:table-cell table:number-columns-repeated="63"/>
        </table:table-row>
        <table:table-row table:style-name="ro1">
          <table:table-cell office:value-type="string">
            <text:p><text:tab/>Local Time (Local time) * PI: Kottmann, Renzo (eMail: rkottman@mpi-bremen.de) * COMMENT: of sampling at OSD site</text:p>
          </table:table-cell>
          <table:table-cell table:number-columns-repeated="63"/>
        </table:table-row>
        <table:table-row table:style-name="ro1">
          <table:table-cell office:value-type="string">
            <text:p><text:tab/>Date/Time of event (Date/Time) * PI: Ocean Sampling Day Consortium, Participants</text:p>
          </table:table-cell>
          <table:table-cell table:number-columns-repeated="63"/>
        </table:table-row>
        <table:table-row table:style-name="ro1">
          <table:table-cell office:value-type="string">
            <text:p><text:tab/>Latitude of event (Latitude) * PI: Ocean Sampling Day Consortium, Participants</text:p>
          </table:table-cell>
          <table:table-cell table:number-columns-repeated="63"/>
        </table:table-row>
        <table:table-row table:style-name="ro1">
          <table:table-cell office:value-type="string">
            <text:p><text:tab/>Longitude of event (Longitude) * PI: Ocean Sampling Day Consortium, Participants</text:p>
          </table:table-cell>
          <table:table-cell table:number-columns-repeated="63"/>
        </table:table-row>
        <table:table-row table:style-name="ro1">
          <table:table-cell office:value-type="string">
            <text:p><text:tab/>Date/Time of event 2 (Date/Time 2) * PI: Ocean Sampling Day Consortium, Participants</text:p>
          </table:table-cell>
          <table:table-cell table:number-columns-repeated="63"/>
        </table:table-row>
        <table:table-row table:style-name="ro1">
          <table:table-cell office:value-type="string">
            <text:p><text:tab/>Latitude of event 2 (Latitude 2) * PI: Ocean Sampling Day Consortium, Participants</text:p>
          </table:table-cell>
          <table:table-cell table:number-columns-repeated="63"/>
        </table:table-row>
        <table:table-row table:style-name="ro1">
          <table:table-cell office:value-type="string">
            <text:p><text:tab/>Longitude of event 2 (Longitude 2) * PI: Ocean Sampling Day Consortium, Participants</text:p>
          </table:table-cell>
          <table:table-cell table:number-columns-repeated="63"/>
        </table:table-row>
        <table:table-row table:style-name="ro1">
          <table:table-cell office:value-type="string">
            <text:p><text:tab/>DEPTH, water [m] (Depth water) * GEOCODE * PI: Ocean Sampling Day Consortium, Participants</text:p>
          </table:table-cell>
          <table:table-cell table:number-columns-repeated="63"/>
        </table:table-row>
        <table:table-row table:style-name="ro1">
          <table:table-cell office:value-type="string">
            <text:p><text:tab/>Environmental feature (Environmental feature) * PI: Kottmann, Renzo (eMail: rkottman@mpi-bremen.de) * METHOD: registered at EnvO, the Environmental Ontology (URI: http://environmentontology.org/) * COMMENT: full name (ENVO:ID)</text:p>
          </table:table-cell>
          <table:table-cell table:number-columns-repeated="63"/>
        </table:table-row>
        <table:table-row table:style-name="ro1">
          <table:table-cell office:value-type="string">
            <text:p><text:tab/>Material (Material) * PI: Kottmann, Renzo (eMail: rkottman@mpi-bremen.de) * METHOD: registered at EnvO, the Environmental Ontology (URI: http://environmentontology.org/) * COMMENT: full name (ENVO:ID)</text:p>
          </table:table-cell>
          <table:table-cell table:number-columns-repeated="63"/>
        </table:table-row>
        <table:table-row table:style-name="ro1">
          <table:table-cell office:value-type="string">
            <text:p><text:tab/>Sample ID (SampleID) * PI: Kottmann, Renzo (eMail: rkottman@mpi-bremen.de) * COMMENT: Site_Date_Depth_Protocol</text:p>
          </table:table-cell>
          <table:table-cell table:number-columns-repeated="63"/>
        </table:table-row>
        <table:table-row table:style-name="ro1">
          <table:table-cell office:value-type="string">
            <text:p><text:tab/>Sample code/label (Label) * PI: Kottmann, Renzo (eMail: rkottman@mpi-bremen.de) * METHOD: registered at the European Nucleotides Archive (URI: http://www.ebi.ac.uk/ena) * COMMENT: INSDC sample accession number(s)</text:p>
          </table:table-cell>
          <table:table-cell table:number-columns-repeated="63"/>
        </table:table-row>
        <table:table-row table:style-name="ro1">
          <table:table-cell office:value-type="string">
            <text:p><text:tab/>Uniform resource locator/link to file (URL file) * PI: Kottmann, Renzo (eMail: rkottman@mpi-bremen.de) * METHOD: archived at the European Nucleotides Archive (URI: http://www.ebi.ac.uk/ena) * COMMENT: related to the INSDC sample accession number(s)</text:p>
          </table:table-cell>
          <table:table-cell table:number-columns-repeated="63"/>
        </table:table-row>
        <table:table-row table:style-name="ro1">
          <table:table-cell office:value-type="string">
            <text:p><text:tab/>Sample code/label (Label) * PI: Kottmann, Renzo (eMail: rkottman@mpi-bremen.de) * METHOD: registered at the European Nucleotides Archive (URI: http://www.ebi.ac.uk/ena) * COMMENT: INSDC bioarchive accession number</text:p>
          </table:table-cell>
          <table:table-cell table:number-columns-repeated="63"/>
        </table:table-row>
        <table:table-row table:style-name="ro1">
          <table:table-cell office:value-type="string">
            <text:p><text:tab/>Sample code/label (Label) * PI: Kottmann, Renzo (eMail: rkottman@mpi-bremen.de) * METHOD: registered at the European Nucleotides Archive (URI: http://www.ebi.ac.uk/ena) * COMMENT: INSDC biosample accession number</text:p>
          </table:table-cell>
          <table:table-cell table:number-columns-repeated="63"/>
        </table:table-row>
        <table:table-row table:style-name="ro1">
          <table:table-cell office:value-type="string">
            <text:p><text:tab/>Sample Method (SampleMethod) * PI: Kottmann, Renzo (eMail: rkottman@mpi-bremen.de) * COMMENT: Protocol Label</text:p>
          </table:table-cell>
          <table:table-cell table:number-columns-repeated="63"/>
        </table:table-row>
        <table:table-row table:style-name="ro1">
          <table:table-cell office:value-type="string">
            <text:p><text:tab/>Sample Method (SampleMethod) * PI: Kottmann, Renzo (eMail: rkottman@mpi-bremen.de) * COMMENT: Quantity (Litre)</text:p>
          </table:table-cell>
          <table:table-cell table:number-columns-repeated="63"/>
        </table:table-row>
        <table:table-row table:style-name="ro1">
          <table:table-cell office:value-type="string">
            <text:p><text:tab/>Sample Method (SampleMethod) * PI: Kottmann, Renzo (eMail: rkottman@mpi-bremen.de) * COMMENT: Container</text:p>
          </table:table-cell>
          <table:table-cell table:number-columns-repeated="63"/>
        </table:table-row>
        <table:table-row table:style-name="ro1">
          <table:table-cell office:value-type="string">
            <text:p><text:tab/>Sample Method (SampleMethod) * PI: Kottmann, Renzo (eMail: rkottman@mpi-bremen.de) * COMMENT: Content</text:p>
          </table:table-cell>
          <table:table-cell table:number-columns-repeated="63"/>
        </table:table-row>
        <table:table-row table:style-name="ro1">
          <table:table-cell office:value-type="string">
            <text:p><text:tab/>Sample Method (SampleMethod) * PI: Kottmann, Renzo (eMail: rkottman@mpi-bremen.de) * COMMENT: Size-fraction, upper threshold (micrometre)</text:p>
          </table:table-cell>
          <table:table-cell table:number-columns-repeated="63"/>
        </table:table-row>
        <table:table-row table:style-name="ro1">
          <table:table-cell office:value-type="string">
            <text:p><text:tab/>Sample Method (SampleMethod) * PI: Kottmann, Renzo (eMail: rkottman@mpi-bremen.de) * COMMENT: Size-fraction, lower threshold (micrometre)</text:p>
          </table:table-cell>
          <table:table-cell table:number-columns-repeated="63"/>
        </table:table-row>
        <table:table-row table:style-name="ro1">
          <table:table-cell office:value-type="string">
            <text:p><text:tab/>Sample Method (SampleMethod) * PI: Kottmann, Renzo (eMail: rkottman@mpi-bremen.de) * COMMENT: Treatment, chemicals</text:p>
          </table:table-cell>
          <table:table-cell table:number-columns-repeated="63"/>
        </table:table-row>
        <table:table-row table:style-name="ro1">
          <table:table-cell office:value-type="string">
            <text:p><text:tab/>Sample Method (SampleMethod) * PI: Kottmann, Renzo (eMail: rkottman@mpi-bremen.de) * COMMENT: Treatment, storage</text:p>
          </table:table-cell>
          <table:table-cell table:number-columns-repeated="63"/>
        </table:table-row>
        <table:table-row table:style-name="ro1">
          <table:table-cell office:value-type="string">
            <text:p><text:tab/>Temperature, water [°C] (Temp) * PI: Kottmann, Renzo (eMail: rkottman@mpi-bremen.de)</text:p>
          </table:table-cell>
          <table:table-cell table:number-columns-repeated="63"/>
        </table:table-row>
        <table:table-row table:style-name="ro1">
          <table:table-cell office:value-type="string">
            <text:p><text:tab/>Salinity (Sal) * PI: Kottmann, Renzo (eMail: rkottman@mpi-bremen.de)</text:p>
          </table:table-cell>
          <table:table-cell table:number-columns-repeated="63"/>
        </table:table-row>
        <table:table-row table:style-name="ro1">
          <table:table-cell office:value-type="string">
            <text:p><text:tab/>pH (pH) * PI: Kottmann, Renzo (eMail: rkottman@mpi-bremen.de) * COMMENT: unknown scale</text:p>
          </table:table-cell>
          <table:table-cell table:number-columns-repeated="63"/>
        </table:table-row>
        <table:table-row table:style-name="ro1">
          <table:table-cell office:value-type="string">
            <text:p><text:tab/>Phosphate [µmol/l] (PO4) * PI: Kottmann, Renzo (eMail: rkottman@mpi-bremen.de)</text:p>
          </table:table-cell>
          <table:table-cell table:number-columns-repeated="63"/>
        </table:table-row>
        <table:table-row table:style-name="ro1">
          <table:table-cell office:value-type="string">
            <text:p><text:tab/>Nitrate [µmol/l] (NO3) * PI: Kottmann, Renzo (eMail: rkottman@mpi-bremen.de)</text:p>
          </table:table-cell>
          <table:table-cell table:number-columns-repeated="63"/>
        </table:table-row>
        <table:table-row table:style-name="ro1">
          <table:table-cell office:value-type="string">
            <text:p><text:tab/>Carbon, organic, particulate [µg/l] (POC) * PI: Kottmann, Renzo (eMail: rkottman@mpi-bremen.de)</text:p>
          </table:table-cell>
          <table:table-cell table:number-columns-repeated="63"/>
        </table:table-row>
        <table:table-row table:style-name="ro1">
          <table:table-cell office:value-type="string">
            <text:p><text:tab/>Nitrite [µmol/l] ([NO2]-) * PI: Kottmann, Renzo (eMail: rkottman@mpi-bremen.de)</text:p>
          </table:table-cell>
          <table:table-cell table:number-columns-repeated="63"/>
        </table:table-row>
        <table:table-row table:style-name="ro1">
          <table:table-cell office:value-type="string">
            <text:p><text:tab/>Carbon, organic, dissolved [µmol/l] (DOC) * PI: Kottmann, Renzo (eMail: rkottman@mpi-bremen.de)</text:p>
          </table:table-cell>
          <table:table-cell table:number-columns-repeated="63"/>
        </table:table-row>
        <table:table-row table:style-name="ro1">
          <table:table-cell office:value-type="string">
            <text:p><text:tab/>Plankton abundance [#/m**3] (Plank) * PI: Kottmann, Renzo (eMail: rkottman@mpi-bremen.de) * COMMENT: of nano and microplankton</text:p>
          </table:table-cell>
          <table:table-cell table:number-columns-repeated="63"/>
        </table:table-row>
        <table:table-row table:style-name="ro1">
          <table:table-cell office:value-type="string">
            <text:p><text:tab/>Radiation, photosynthetically active [µE/m**2/s] (PAR) * PI: Kottmann, Renzo (eMail: rkottman@mpi-bremen.de) * COMMENT: downward PAR</text:p>
          </table:table-cell>
          <table:table-cell table:number-columns-repeated="63"/>
        </table:table-row>
        <table:table-row table:style-name="ro1">
          <table:table-cell office:value-type="string">
            <text:p><text:tab/>Conductivity [mS/cm] (Cond) * PI: Kottmann, Renzo (eMail: rkottman@mpi-bremen.de)</text:p>
          </table:table-cell>
          <table:table-cell table:number-columns-repeated="63"/>
        </table:table-row>
        <table:table-row table:style-name="ro1">
          <table:table-cell office:value-type="string">
            <text:p><text:tab/>Primary production of carbon [mg/m**3/day] (PP C) * PI: Kottmann, Renzo (eMail: rkottman@mpi-bremen.de) * COMMENT: isotope uptake</text:p>
          </table:table-cell>
          <table:table-cell table:number-columns-repeated="63"/>
        </table:table-row>
        <table:table-row table:style-name="ro1">
          <table:table-cell office:value-type="string">
            <text:p><text:tab/>Oxygen [µmol/kg] (OXYGEN) * PI: Kottmann, Renzo (eMail: rkottman@mpi-bremen.de)</text:p>
          </table:table-cell>
          <table:table-cell table:number-columns-repeated="63"/>
        </table:table-row>
        <table:table-row table:style-name="ro1">
          <table:table-cell office:value-type="string">
            <text:p><text:tab/>Nitrogen, organic, particulate [µmol/l] (PON) * PI: Kottmann, Renzo (eMail: rkottman@mpi-bremen.de)</text:p>
          </table:table-cell>
          <table:table-cell table:number-columns-repeated="63"/>
        </table:table-row>
        <table:table-row table:style-name="ro1">
          <table:table-cell office:value-type="string">
            <text:p><text:tab/>Plankton abundance [#/m**3] (Plank) * PI: Kottmann, Renzo (eMail: rkottman@mpi-bremen.de) * COMMENT: of meso and macroplankton</text:p>
          </table:table-cell>
          <table:table-cell table:number-columns-repeated="63"/>
        </table:table-row>
        <table:table-row table:style-name="ro1">
          <table:table-cell office:value-type="string">
            <text:p><text:tab/>Bacteria, production as carbon [mg/m**3/day] (Bact prod C) * PI: Kottmann, Renzo (eMail: rkottman@mpi-bremen.de)</text:p>
          </table:table-cell>
          <table:table-cell table:number-columns-repeated="63"/>
        </table:table-row>
        <table:table-row table:style-name="ro1">
          <table:table-cell office:value-type="string">
            <text:p><text:tab/>Nitrogen, organic, dissolved [mg/l] (DON) * PI: Kottmann, Renzo (eMail: rkottman@mpi-bremen.de)</text:p>
          </table:table-cell>
          <table:table-cell table:number-columns-repeated="63"/>
        </table:table-row>
        <table:table-row table:style-name="ro1">
          <table:table-cell office:value-type="string">
            <text:p><text:tab/>Ammonium [µmol/l] ([NH4]+) * PI: Kottmann, Renzo (eMail: rkottman@mpi-bremen.de)</text:p>
          </table:table-cell>
          <table:table-cell table:number-columns-repeated="63"/>
        </table:table-row>
        <table:table-row table:style-name="ro1">
          <table:table-cell office:value-type="string">
            <text:p><text:tab/>Silicate [µmol/l] (Si(OH)4) * PI: Kottmann, Renzo (eMail: rkottman@mpi-bremen.de)</text:p>
          </table:table-cell>
          <table:table-cell table:number-columns-repeated="63"/>
        </table:table-row>
        <table:table-row table:style-name="ro1">
          <table:table-cell office:value-type="string">
            <text:p><text:tab/>Turbidity (Formazin Turbidity Unit) [FTU] (Turbidity) * PI: Kottmann, Renzo (eMail: rkottman@mpi-bremen.de)</text:p>
          </table:table-cell>
          <table:table-cell table:number-columns-repeated="63"/>
        </table:table-row>
        <table:table-row table:style-name="ro1">
          <table:table-cell office:value-type="string">
            <text:p><text:tab/>Fluorometer [V] (Fluorometer) * PI: Kottmann, Renzo (eMail: rkottman@mpi-bremen.de)</text:p>
          </table:table-cell>
          <table:table-cell table:number-columns-repeated="63"/>
        </table:table-row>
        <table:table-row table:style-name="ro1">
          <table:table-cell office:value-type="string">
            <text:p><text:tab/>Chlorophyll a [mg/m**3] (Chl a) * PI: Kottmann, Renzo (eMail: rkottman@mpi-bremen.de)</text:p>
          </table:table-cell>
          <table:table-cell table:number-columns-repeated="63"/>
        </table:table-row>
        <table:table-row table:style-name="ro1">
          <table:table-cell office:value-type="string">
            <text:p><text:tab/>Country (Country) * PI: Kottmann, Renzo (eMail: rkottman@mpi-bremen.de) * COMMENT: closest coast (iso3 code)</text:p>
          </table:table-cell>
          <table:table-cell table:number-columns-repeated="63"/>
        </table:table-row>
        <table:table-row table:style-name="ro1">
          <table:table-cell office:value-type="string">
            <text:p><text:tab/>Country (Country) * PI: Kottmann, Renzo (eMail: rkottman@mpi-bremen.de) * COMMENT: distance between site and closest coast (metre)</text:p>
          </table:table-cell>
          <table:table-cell table:number-columns-repeated="63"/>
        </table:table-row>
        <table:table-row table:style-name="ro1">
          <table:table-cell office:value-type="string">
            <text:p><text:tab/>Biogeographical province (BG province) * PI: Kottmann, Renzo (eMail: rkottman@mpi-bremen.de) * METHOD: Longhurst (2007) registered at marineregions.org (URI: http://marineregions.org/) * COMMENT: closest to sampling site (abbreviation)</text:p>
          </table:table-cell>
          <table:table-cell table:number-columns-repeated="63"/>
        </table:table-row>
        <table:table-row table:style-name="ro1">
          <table:table-cell office:value-type="string">
            <text:p><text:tab/>Biogeographical province (BG province) * PI: Kottmann, Renzo (eMail: rkottman@mpi-bremen.de) * METHOD: Longhurst (2007) registered at marineregions.org (URI: http://marineregions.org/) * COMMENT: closest to sampling site (description)</text:p>
          </table:table-cell>
          <table:table-cell table:number-columns-repeated="63"/>
        </table:table-row>
        <table:table-row table:style-name="ro1">
          <table:table-cell office:value-type="string">
            <text:p><text:tab/>Biogeographical province (BG province) * PI: Kottmann, Renzo (eMail: rkottman@mpi-bremen.de) * METHOD: Longhurst (2007) registered at marineregions.org (URI: http://marineregions.org/) * COMMENT: distance between sampling site and the closest biogeographical province (decimal degrees)</text:p>
          </table:table-cell>
          <table:table-cell table:number-columns-repeated="63"/>
        </table:table-row>
        <table:table-row table:style-name="ro1">
          <table:table-cell office:value-type="string">
            <text:p><text:tab/>Large Marine ecosystem (LME) * PI: Kottmann, Renzo (eMail: rkottman@mpi-bremen.de) * COMMENT: closest to sampling site (description)</text:p>
          </table:table-cell>
          <table:table-cell table:number-columns-repeated="63"/>
        </table:table-row>
        <table:table-row table:style-name="ro1">
          <table:table-cell office:value-type="string">
            <text:p><text:tab/>Large Marine ecosystem (LME) * PI: Kottmann, Renzo (eMail: rkottman@mpi-bremen.de) * COMMENT: distance between site and the closets LME (metre)</text:p>
          </table:table-cell>
          <table:table-cell table:number-columns-repeated="63"/>
        </table:table-row>
        <table:table-row table:style-name="ro1">
          <table:table-cell office:value-type="string">
            <text:p>License:<text:tab/>Creative Commons Attribution 3.0 Unported (CC-BY)</text:p>
          </table:table-cell>
          <table:table-cell table:number-columns-repeated="63"/>
        </table:table-row>
        <table:table-row table:style-name="ro1">
          <table:table-cell office:value-type="string">
            <text:p>Size:<text:tab/>7083 data points</text:p>
          </table:table-cell>
          <table:table-cell table:number-columns-repeated="63"/>
        </table:table-row>
        <table:table-row table:style-name="ro1">
          <table:table-cell office:value-type="string">
            <text:p>*/</text:p>
          </table:table-cell>
          <table:table-cell table:number-columns-repeated="63"/>
        </table:table-row>
        <table:table-row table:style-name="ro1">
          <table:table-cell office:value-type="string">
            <text:p>Site (number)</text:p>
          </table:table-cell>
          <table:table-cell office:value-type="string">
            <text:p>Site (label)</text:p>
          </table:table-cell>
          <table:table-cell office:value-type="string">
            <text:p>Locality (of OSD site)</text:p>
          </table:table-cell>
          <table:table-cell office:value-type="string">
            <text:p>Locality (IHO General Sea Areas (1953) ...)</text:p>
          </table:table-cell>
          <table:table-cell office:value-type="string">
            <text:p>URL ref</text:p>
          </table:table-cell>
          <table:table-cell office:value-type="string">
            <text:p>Biome</text:p>
          </table:table-cell>
          <table:table-cell office:value-type="string">
            <text:p>Campaign</text:p>
          </table:table-cell>
          <table:table-cell office:value-type="string">
            <text:p>Event</text:p>
          </table:table-cell>
          <table:table-cell office:value-type="string">
            <text:p>Device</text:p>
          </table:table-cell>
          <table:table-cell office:value-type="string">
            <text:p>Comment</text:p>
          </table:table-cell>
          <table:table-cell office:value-type="string">
            <text:p>URI</text:p>
          </table:table-cell>
          <table:table-cell office:value-type="string">
            <text:p>TZ</text:p>
          </table:table-cell>
          <table:table-cell office:value-type="string">
            <text:p>Local time</text:p>
          </table:table-cell>
          <table:table-cell office:value-type="string">
            <text:p>Date/Time</text:p>
          </table:table-cell>
          <table:table-cell office:value-type="string">
            <text:p>Latitude</text:p>
          </table:table-cell>
          <table:table-cell office:value-type="string">
            <text:p>Longitude</text:p>
          </table:table-cell>
          <table:table-cell office:value-type="string">
            <text:p>Date/Time 2</text:p>
          </table:table-cell>
          <table:table-cell office:value-type="string">
            <text:p>Latitude 2</text:p>
          </table:table-cell>
          <table:table-cell office:value-type="string">
            <text:p>Longitude 2</text:p>
          </table:table-cell>
          <table:table-cell office:value-type="string">
            <text:p>Depth water [m]</text:p>
          </table:table-cell>
          <table:table-cell office:value-type="string">
            <text:p>Environmental feature</text:p>
          </table:table-cell>
          <table:table-cell office:value-type="string">
            <text:p>Material</text:p>
          </table:table-cell>
          <table:table-cell office:value-type="string">
            <text:p>SampleID</text:p>
          </table:table-cell>
          <table:table-cell office:value-type="string">
            <text:p>Label (INSDC sample accession number(s))</text:p>
          </table:table-cell>
          <table:table-cell office:value-type="string">
            <text:p>URL file</text:p>
          </table:table-cell>
          <table:table-cell office:value-type="string">
            <text:p>Label (INSDC bioarchive accession nu...)</text:p>
          </table:table-cell>
          <table:table-cell office:value-type="string">
            <text:p>Label (INSDC biosample accession number)</text:p>
          </table:table-cell>
          <table:table-cell office:value-type="string">
            <text:p>SampleMethod (Protocol Label)</text:p>
          </table:table-cell>
          <table:table-cell office:value-type="string">
            <text:p>SampleMethod (Quantity (Litre))</text:p>
          </table:table-cell>
          <table:table-cell office:value-type="string">
            <text:p>SampleMethod (Container)</text:p>
          </table:table-cell>
          <table:table-cell office:value-type="string">
            <text:p>SampleMethod (Content)</text:p>
          </table:table-cell>
          <table:table-cell office:value-type="string">
            <text:p>SampleMethod (Size-fraction, upper threshol...)</text:p>
          </table:table-cell>
          <table:table-cell office:value-type="string">
            <text:p>SampleMethod (Size-fraction, lower threshol...)</text:p>
          </table:table-cell>
          <table:table-cell office:value-type="string">
            <text:p>SampleMethod (Treatment, chemicals)</text:p>
          </table:table-cell>
          <table:table-cell office:value-type="string">
            <text:p>SampleMethod (Treatment, storage)</text:p>
          </table:table-cell>
          <table:table-cell office:value-type="string">
            <text:p>Temp [°C]</text:p>
          </table:table-cell>
          <table:table-cell office:value-type="string">
            <text:p>Sal</text:p>
          </table:table-cell>
          <table:table-cell office:value-type="string">
            <text:p>pH</text:p>
          </table:table-cell>
          <table:table-cell office:value-type="string">
            <text:p>PO4 [µmol/l]</text:p>
          </table:table-cell>
          <table:table-cell office:value-type="string">
            <text:p>NO3 [µmol/l]</text:p>
          </table:table-cell>
          <table:table-cell office:value-type="string">
            <text:p>POC [µg/l]</text:p>
          </table:table-cell>
          <table:table-cell office:value-type="string">
            <text:p>[NO2]- [µmol/l]</text:p>
          </table:table-cell>
          <table:table-cell office:value-type="string">
            <text:p>DOC [µmol/l]</text:p>
          </table:table-cell>
          <table:table-cell office:value-type="string">
            <text:p>Plank [#/m**3] (of nano and microplankton)</text:p>
          </table:table-cell>
          <table:table-cell office:value-type="string">
            <text:p>PAR [µE/m**2/s]</text:p>
          </table:table-cell>
          <table:table-cell office:value-type="string">
            <text:p>Cond [mS/cm]</text:p>
          </table:table-cell>
          <table:table-cell office:value-type="string">
            <text:p>PP C [mg/m**3/day]</text:p>
          </table:table-cell>
          <table:table-cell office:value-type="string">
            <text:p>OXYGEN [µmol/kg]</text:p>
          </table:table-cell>
          <table:table-cell office:value-type="string">
            <text:p>PON [µmol/l]</text:p>
          </table:table-cell>
          <table:table-cell office:value-type="string">
            <text:p>Plank [#/m**3] (of meso and macroplankton)</text:p>
          </table:table-cell>
          <table:table-cell office:value-type="string">
            <text:p>Bact prod C [mg/m**3/day]</text:p>
          </table:table-cell>
          <table:table-cell office:value-type="string">
            <text:p>DON [mg/l]</text:p>
          </table:table-cell>
          <table:table-cell office:value-type="string">
            <text:p>[NH4]+ [µmol/l]</text:p>
          </table:table-cell>
          <table:table-cell office:value-type="string">
            <text:p>Si(OH)4 [µmol/l]</text:p>
          </table:table-cell>
          <table:table-cell office:value-type="string">
            <text:p>Turbidity [FTU]</text:p>
          </table:table-cell>
          <table:table-cell office:value-type="string">
            <text:p>Fluorometer [V]</text:p>
          </table:table-cell>
          <table:table-cell office:value-type="string">
            <text:p>Chl a [mg/m**3]</text:p>
          </table:table-cell>
          <table:table-cell office:value-type="string">
            <text:p>Country (closest coast (iso3 code))</text:p>
          </table:table-cell>
          <table:table-cell office:value-type="string">
            <text:p>Country (distance between site and clo...)</text:p>
          </table:table-cell>
          <table:table-cell office:value-type="string">
            <text:p>BG province (closest to sampling site (abb...)</text:p>
          </table:table-cell>
          <table:table-cell office:value-type="string">
            <text:p>BG province (closest to sampling site (des...)</text:p>
          </table:table-cell>
          <table:table-cell office:value-type="string">
            <text:p>BG province (distance between sampling sit...)</text:p>
          </table:table-cell>
          <table:table-cell office:value-type="string">
            <text:p>LME (closest to sampling site (des...)</text:p>
          </table:table-cell>
          <table:table-cell office:value-type="string">
            <text:p>LME (distance between site and the...)</text:p>
          </table:table-cell>
        </table:table-row>
        <table:table-row table:style-name="ro1">
          <table:table-cell office:value-type="float" office:value="1">
            <text:p>1</text:p>
          </table:table-cell>
          <table:table-cell office:value-type="string">
            <text:p>OSD1</text:p>
          </table:table-cell>
          <table:table-cell office:value-type="string">
            <text:p>L4</text:p>
          </table:table-cell>
          <table:table-cell office:value-type="string">
            <text:p>English Channel</text:p>
          </table:table-cell>
          <table:table-cell office:value-type="string">
            <text:p>http://marineregions.org/gazetteer.php?p=details&amp;id=2389</text:p>
          </table:table-cell>
          <table:table-cell office:value-type="string">
            <text:p>marine pelagic biome (ENVO:1000023)</text:p>
          </table:table-cell>
          <table:table-cell office:value-type="string">
            <text:p>OSD-Jun-2014</text:p>
          </table:table-cell>
          <table:table-cell office:value-type="string">
            <text:p>OSD1_20140621T1110Z</text:p>
          </table:table-cell>
          <table:table-cell office:value-type="string">
            <text:p>Bottle, Niskin 10-L</text:p>
          </table:table-cell>
          <table:table-cell office:value-type="string">
            <text:p>[OBJECTIVE: To collect surface seawater on the summer solstice day from the L4 mooring in the Western English Channel (OSD1) and to filter the water using the standardized protocol NPL022. The filters will be sent to Germany and subsequently processed and analysed for the prokariotic fraction. The results will be part of the global campaign OSD data-set which will allow the scientific community to better understand the microbial diversity and function in the light of climate change assessment. The data-set so established will be used as a reference for future studies and the base for developing biotechnologies.][PLATFORM: Research vessel - MBA SEPIA][DEVICE REPORTED: 10 L Niskin bottle][DESCRIPTION: 20 L of surface seawater (0-2m) were aliquoted and filtered through 5 sterivex cartridge filters using a peristaltic pump.]</text:p>
          </table:table-cell>
          <table:table-cell office:value-type="string">
            <text:p>http://store.pangaea.de/Projects/OSD_2014/OSD1_20140621T1110Z.pdf</text:p>
          </table:table-cell>
          <table:table-cell office:value-type="string">
            <text:p>UTC+00</text:p>
          </table:table-cell>
          <table:table-cell office:value-type="string">
            <text:p>21-06-2014T11:10:00</text:p>
          </table:table-cell>
          <table:table-cell table:style-name="ce1" office:value-type="date" office:date-value="2014-06-21T11:10:00">
            <text:p>06/21/14 11:10 AM</text:p>
          </table:table-cell>
          <table:table-cell office:value-type="float" office:value="50.151">
            <text:p>50.151</text:p>
          </table:table-cell>
          <table:table-cell office:value-type="float" office:value="-4.13">
            <text:p>-4.13</text:p>
          </table:table-cell>
          <table:table-cell table:style-name="ce1" office:value-type="date" office:date-value="2014-06-21T11:25:00">
            <text:p>06/21/14 11:25 AM</text:p>
          </table:table-cell>
          <table:table-cell office:value-type="float" office:value="50.151">
            <text:p>50.151</text:p>
          </table:table-cell>
          <table:table-cell office:value-type="float" office:value="-4.13">
            <text:p>-4.13</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_2014-06-21_0m_NPL022</text:p>
          </table:table-cell>
          <table:table-cell office:value-type="string">
            <text:p>ERS667668</text:p>
          </table:table-cell>
          <table:table-cell office:value-type="string">
            <text:p>http://www.ebi.ac.uk/ena/data/view/ERS667668</text:p>
          </table:table-cell>
          <table:table-cell office:value-type="string">
            <text:p>ABOKM42</text:p>
          </table:table-cell>
          <table:table-cell office:value-type="string">
            <text:p>SAMEA3275646</text:p>
          </table:table-cell>
          <table:table-cell office:value-type="string">
            <text:p>NPL022</text:p>
          </table:table-cell>
          <table:table-cell table:number-columns-repeated="7" office:value-type="string">
            <text:p>Not provided</text:p>
          </table:table-cell>
          <table:table-cell office:value-type="float" office:value="16.66">
            <text:p>16.66</text:p>
          </table:table-cell>
          <table:table-cell office:value-type="float" office:value="35.22">
            <text:p>35.22</text:p>
          </table:table-cell>
          <table:table-cell table:number-columns-repeated="7"/>
          <table:table-cell office:value-type="float" office:value="734.55">
            <text:p>734.55</text:p>
          </table:table-cell>
          <table:table-cell table:number-columns-repeated="2"/>
          <table:table-cell office:value-type="float" office:value="245.46">
            <text:p>245.46</text:p>
          </table:table-cell>
          <table:table-cell table:number-columns-repeated="6"/>
          <table:table-cell office:value-type="float" office:value="0.47">
            <text:p>0.47</text:p>
          </table:table-cell>
          <table:table-cell table:number-columns-repeated="2"/>
          <table:table-cell office:value-type="string">
            <text:p>GBR</text:p>
          </table:table-cell>
          <table:table-cell office:value-type="float" office:value="17175">
            <text:p>17175</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Celtic-Biscay Shelf</text:p>
          </table:table-cell>
          <table:table-cell office:value-type="float" office:value="0">
            <text:p>0</text:p>
          </table:table-cell>
        </table:table-row>
        <table:table-row table:style-name="ro1">
          <table:table-cell office:value-type="float" office:value="10">
            <text:p>10</text:p>
          </table:table-cell>
          <table:table-cell office:value-type="string">
            <text:p>OSD10</text:p>
          </table:table-cell>
          <table:table-cell office:value-type="string">
            <text:p>Lake Erie W4</text:p>
          </table:table-cell>
          <table:table-cell table:number-columns-repeated="2"/>
          <table:table-cell office:value-type="string">
            <text:p>Large lake biome (ENVO:891)</text:p>
          </table:table-cell>
          <table:table-cell office:value-type="string">
            <text:p>OSD-Jun-2014</text:p>
          </table:table-cell>
          <table:table-cell office:value-type="string">
            <text:p>OSD10_20140621T2050Z</text:p>
          </table:table-cell>
          <table:table-cell office:value-type="string">
            <text:p>Bucket, plastic</text:p>
          </table:table-cell>
          <table:table-cell office:value-type="string">
            <text:p>[OBJECTIVE: Collect surface water for OSD from a Laurentian Great Lake][PLATFORM: RV Huron Explorer][DEVICE REPORTED: 20L carboy][DESCRIPTION: Surface water samples from Lake Erie]</text:p>
          </table:table-cell>
          <table:table-cell office:value-type="string">
            <text:p>http://store.pangaea.de/Projects/OSD_2014/OSD10_20140621T2050Z.pdf</text:p>
          </table:table-cell>
          <table:table-cell office:value-type="string">
            <text:p>UTC-05</text:p>
          </table:table-cell>
          <table:table-cell office:value-type="string">
            <text:p>21-06-2014T15:50:00</text:p>
          </table:table-cell>
          <table:table-cell table:style-name="ce1" office:value-type="date" office:date-value="2014-06-21T20:50:00">
            <text:p>06/21/14 08:50 PM</text:p>
          </table:table-cell>
          <table:table-cell office:value-type="float" office:value="41.839834">
            <text:p>41.839834</text:p>
          </table:table-cell>
          <table:table-cell office:value-type="float" office:value="-83.18995">
            <text:p>-83.18995</text:p>
          </table:table-cell>
          <table:table-cell table:style-name="ce1" office:value-type="date" office:date-value="2014-06-21T22:00:00">
            <text:p>06/21/14 10:00 PM</text:p>
          </table:table-cell>
          <table:table-cell office:value-type="float" office:value="41.839834">
            <text:p>41.839834</text:p>
          </table:table-cell>
          <table:table-cell office:value-type="float" office:value="-83.18995">
            <text:p>-83.18995</text:p>
          </table:table-cell>
          <table:table-cell office:value-type="float" office:value="1">
            <text:p>1</text:p>
          </table:table-cell>
          <table:table-cell office:value-type="string">
            <text:p>surface water (ENVO:2042)</text:p>
          </table:table-cell>
          <table:table-cell office:value-type="string">
            <text:p>fresh water (ENVO:2011)</text:p>
          </table:table-cell>
          <table:table-cell office:value-type="string">
            <text:p>OSD10_2014-06-21_1m_NPL022</text:p>
          </table:table-cell>
          <table:table-cell office:value-type="string">
            <text:p>ERS667657</text:p>
          </table:table-cell>
          <table:table-cell office:value-type="string">
            <text:p>http://www.ebi.ac.uk/ena/data/view/ERS667657</text:p>
          </table:table-cell>
          <table:table-cell office:value-type="string">
            <text:p>ABOKM00</text:p>
          </table:table-cell>
          <table:table-cell office:value-type="string">
            <text:p>SAMEA3275636</text:p>
          </table:table-cell>
          <table:table-cell office:value-type="string">
            <text:p>NPL022</text:p>
          </table:table-cell>
          <table:table-cell table:number-columns-repeated="7" office:value-type="string">
            <text:p>Not provided</text:p>
          </table:table-cell>
          <table:table-cell office:value-type="float" office:value="22.4">
            <text:p>22.4</text:p>
          </table:table-cell>
          <table:table-cell office:value-type="float" office:value="0.14">
            <text:p>0.14</text:p>
          </table:table-cell>
          <table:table-cell office:value-type="float" office:value="8.78">
            <text:p>8.78</text:p>
          </table:table-cell>
          <table:table-cell table:number-columns-repeated="7"/>
          <table:table-cell office:value-type="float" office:value="284">
            <text:p>284</text:p>
          </table:table-cell>
          <table:table-cell table:number-columns-repeated="10"/>
          <table:table-cell office:value-type="float" office:value="2.06">
            <text:p>2.06</text:p>
          </table:table-cell>
          <table:table-cell office:value-type="string">
            <text:p>USA</text:p>
          </table:table-cell>
          <table:table-cell office:value-type="float" office:value="11479">
            <text:p>11479</text:p>
          </table:table-cell>
          <table:table-cell table:number-columns-repeated="5"/>
        </table:table-row>
        <table:table-row table:style-name="ro1">
          <table:table-cell office:value-type="float" office:value="100">
            <text:p>100</text:p>
          </table:table-cell>
          <table:table-cell office:value-type="string">
            <text:p>OSD100</text:p>
          </table:table-cell>
          <table:table-cell office:value-type="string">
            <text:p>Crete - GOS</text:p>
          </table:table-cell>
          <table:table-cell office:value-type="string">
            <text:p>Aegean Sea</text:p>
          </table:table-cell>
          <table:table-cell office:value-type="string">
            <text:p>http://marineregions.org/gazetteer.php?p=details&amp;id=3315</text:p>
          </table:table-cell>
          <table:table-cell office:value-type="string">
            <text:p>oceanic epipelagic zone biome (ENVO:1000035)</text:p>
          </table:table-cell>
          <table:table-cell office:value-type="string">
            <text:p>OSD-Jun-2014</text:p>
          </table:table-cell>
          <table:table-cell office:value-type="string">
            <text:p>OSD100_20140622T0800Z</text:p>
          </table:table-cell>
          <table:table-cell office:value-type="string">
            <text:p>Bottle, Niskin</text:p>
          </table:table-cell>
          <table:table-cell office:value-type="string">
            <text:p>[OBJECTIVE: Water sampling for prokaryotes.][PLATFORM: Research Vessel Alkyon][DEVICE REPORTED: Niskin bottles][DESCRIPTION: Surface and DCM water sample from the OSD100 station.]</text:p>
          </table:table-cell>
          <table:table-cell office:value-type="string">
            <text:p>http://store.pangaea.de/Projects/OSD_2014/OSD100_20140622T0800Z.pdf</text:p>
          </table:table-cell>
          <table:table-cell office:value-type="string">
            <text:p>UTC+02</text:p>
          </table:table-cell>
          <table:table-cell office:value-type="string">
            <text:p>22-06-2014T10:00:00</text:p>
          </table:table-cell>
          <table:table-cell table:style-name="ce1" office:value-type="date" office:date-value="2014-06-22T08:00:00">
            <text:p>06/22/14 08:00 AM</text:p>
          </table:table-cell>
          <table:table-cell office:value-type="float" office:value="35.35">
            <text:p>35.35</text:p>
          </table:table-cell>
          <table:table-cell office:value-type="float" office:value="25.29">
            <text:p>25.29</text:p>
          </table:table-cell>
          <table:table-cell table:style-name="ce1" office:value-type="date" office:date-value="2014-06-22T10:30:00">
            <text:p>06/22/14 10:30 AM</text:p>
          </table:table-cell>
          <table:table-cell office:value-type="float" office:value="35.35">
            <text:p>35.35</text:p>
          </table:table-cell>
          <table:table-cell office:value-type="float" office:value="25.29">
            <text:p>25.29</text:p>
          </table:table-cell>
          <table:table-cell office:value-type="float" office:value="1">
            <text:p>1</text:p>
          </table:table-cell>
          <table:table-cell office:value-type="string">
            <text:p>surface water (ENVO:2042)</text:p>
          </table:table-cell>
          <table:table-cell office:value-type="string">
            <text:p>oligotrophic water (ENVO:2223)</text:p>
          </table:table-cell>
          <table:table-cell office:value-type="string">
            <text:p>OSD100_2014-06-22_1m_NPL022</text:p>
          </table:table-cell>
          <table:table-cell office:value-type="string">
            <text:p>ERS667565</text:p>
          </table:table-cell>
          <table:table-cell office:value-type="string">
            <text:p>http://www.ebi.ac.uk/ena/data/view/ERS667565</text:p>
          </table:table-cell>
          <table:table-cell office:value-type="string">
            <text:p>ABOKM19</text:p>
          </table:table-cell>
          <table:table-cell office:value-type="string">
            <text:p>SAMEA3275547</text:p>
          </table:table-cell>
          <table:table-cell office:value-type="string">
            <text:p>NPL022</text:p>
          </table:table-cell>
          <table:table-cell table:number-columns-repeated="7" office:value-type="string">
            <text:p>Not provided</text:p>
          </table:table-cell>
          <table:table-cell office:value-type="float" office:value="24.21">
            <text:p>24.21</text:p>
          </table:table-cell>
          <table:table-cell office:value-type="float" office:value="39.05">
            <text:p>39.05</text:p>
          </table:table-cell>
          <table:table-cell office:value-type="float" office:value="8.2">
            <text:p>8.2</text:p>
          </table:table-cell>
          <table:table-cell office:value-type="float" office:value="0.01">
            <text:p>0.01</text:p>
          </table:table-cell>
          <table:table-cell office:value-type="float" office:value="0.05">
            <text:p>0.05</text:p>
          </table:table-cell>
          <table:table-cell office:value-type="float" office:value="0">
            <text:p>0</text:p>
          </table:table-cell>
          <table:table-cell office:value-type="float" office:value="0.04">
            <text:p>0.04</text:p>
          </table:table-cell>
          <table:table-cell table:number-columns-repeated="2"/>
          <table:table-cell office:value-type="float" office:value="312.83">
            <text:p>312.83</text:p>
          </table:table-cell>
          <table:table-cell office:value-type="float" office:value="57.59">
            <text:p>57.59</text:p>
          </table:table-cell>
          <table:table-cell table:number-columns-repeated="6"/>
          <table:table-cell office:value-type="float" office:value="0.01">
            <text:p>0.01</text:p>
          </table:table-cell>
          <table:table-cell office:value-type="float" office:value="0.68">
            <text:p>0.68</text:p>
          </table:table-cell>
          <table:table-cell/>
          <table:table-cell office:value-type="float" office:value="0.043">
            <text:p>0.043</text:p>
          </table:table-cell>
          <table:table-cell/>
          <table:table-cell office:value-type="string">
            <text:p>GRC</text:p>
          </table:table-cell>
          <table:table-cell office:value-type="float" office:value="1498">
            <text:p>1498</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100">
            <text:p>100</text:p>
          </table:table-cell>
          <table:table-cell office:value-type="string">
            <text:p>OSD100</text:p>
          </table:table-cell>
          <table:table-cell office:value-type="string">
            <text:p>Crete - GOS</text:p>
          </table:table-cell>
          <table:table-cell office:value-type="string">
            <text:p>Aegean Sea</text:p>
          </table:table-cell>
          <table:table-cell office:value-type="string">
            <text:p>http://marineregions.org/gazetteer.php?p=details&amp;id=3315</text:p>
          </table:table-cell>
          <table:table-cell office:value-type="string">
            <text:p>marine biome (ENVO:447)</text:p>
          </table:table-cell>
          <table:table-cell office:value-type="string">
            <text:p>OSD-Jun-2014</text:p>
          </table:table-cell>
          <table:table-cell office:value-type="string">
            <text:p>OSD100_20140622T0800Z</text:p>
          </table:table-cell>
          <table:table-cell office:value-type="string">
            <text:p>Bottle, Niskin</text:p>
          </table:table-cell>
          <table:table-cell office:value-type="string">
            <text:p>[OBJECTIVE: Water sampling for prokaryotes.][PLATFORM: Research Vessel Alkyon][DEVICE REPORTED: Niskin bottles][DESCRIPTION: Surface and DCM water sample from the OSD100 station.]</text:p>
          </table:table-cell>
          <table:table-cell office:value-type="string">
            <text:p>http://store.pangaea.de/Projects/OSD_2014/OSD100_20140622T0800Z.pdf</text:p>
          </table:table-cell>
          <table:table-cell office:value-type="string">
            <text:p>UTC+02</text:p>
          </table:table-cell>
          <table:table-cell office:value-type="string">
            <text:p>22-06-2014T10:00:00</text:p>
          </table:table-cell>
          <table:table-cell table:style-name="ce1" office:value-type="date" office:date-value="2014-06-22T08:00:00">
            <text:p>06/22/14 08:00 AM</text:p>
          </table:table-cell>
          <table:table-cell office:value-type="float" office:value="35.35">
            <text:p>35.35</text:p>
          </table:table-cell>
          <table:table-cell office:value-type="float" office:value="25.29">
            <text:p>25.29</text:p>
          </table:table-cell>
          <table:table-cell table:style-name="ce1" office:value-type="date" office:date-value="2014-06-22T10:30:00">
            <text:p>06/22/14 10:30 AM</text:p>
          </table:table-cell>
          <table:table-cell office:value-type="float" office:value="35.35">
            <text:p>35.35</text:p>
          </table:table-cell>
          <table:table-cell office:value-type="float" office:value="25.29">
            <text:p>25.29</text:p>
          </table:table-cell>
          <table:table-cell office:value-type="float" office:value="20">
            <text:p>20</text:p>
          </table:table-cell>
          <table:table-cell office:value-type="string">
            <text:p>deep chlorophyll maximum layer (ENVO:1000326)</text:p>
          </table:table-cell>
          <table:table-cell office:value-type="string">
            <text:p>sea water (ENVO:2149)</text:p>
          </table:table-cell>
          <table:table-cell office:value-type="string">
            <text:p>OSD100_2014-06-22_20m_NPL022</text:p>
          </table:table-cell>
          <table:table-cell office:value-type="string">
            <text:p>ERS667566</text:p>
          </table:table-cell>
          <table:table-cell office:value-type="string">
            <text:p>http://www.ebi.ac.uk/ena/data/view/ERS667566</text:p>
          </table:table-cell>
          <table:table-cell office:value-type="string">
            <text:p>ABOKL72</text:p>
          </table:table-cell>
          <table:table-cell office:value-type="string">
            <text:p>SAMEA3275548</text:p>
          </table:table-cell>
          <table:table-cell office:value-type="string">
            <text:p>NPL022</text:p>
          </table:table-cell>
          <table:table-cell table:number-columns-repeated="7" office:value-type="string">
            <text:p>Not provided</text:p>
          </table:table-cell>
          <table:table-cell office:value-type="float" office:value="23.13">
            <text:p>23.13</text:p>
          </table:table-cell>
          <table:table-cell office:value-type="float" office:value="39.11">
            <text:p>39.11</text:p>
          </table:table-cell>
          <table:table-cell office:value-type="float" office:value="8.2">
            <text:p>8.2</text:p>
          </table:table-cell>
          <table:table-cell office:value-type="float" office:value="0.05">
            <text:p>0.05</text:p>
          </table:table-cell>
          <table:table-cell office:value-type="float" office:value="0.16">
            <text:p>0.16</text:p>
          </table:table-cell>
          <table:table-cell office:value-type="float" office:value="0">
            <text:p>0</text:p>
          </table:table-cell>
          <table:table-cell office:value-type="float" office:value="0.06">
            <text:p>0.06</text:p>
          </table:table-cell>
          <table:table-cell table:number-columns-repeated="2"/>
          <table:table-cell office:value-type="float" office:value="323.4">
            <text:p>323.4</text:p>
          </table:table-cell>
          <table:table-cell office:value-type="float" office:value="5.64">
            <text:p>5.64</text:p>
          </table:table-cell>
          <table:table-cell table:number-columns-repeated="6"/>
          <table:table-cell office:value-type="float" office:value="0.35">
            <text:p>0.35</text:p>
          </table:table-cell>
          <table:table-cell office:value-type="float" office:value="0.82">
            <text:p>0.82</text:p>
          </table:table-cell>
          <table:table-cell/>
          <table:table-cell office:value-type="float" office:value="0.256">
            <text:p>0.256</text:p>
          </table:table-cell>
          <table:table-cell/>
          <table:table-cell office:value-type="string">
            <text:p>GRC</text:p>
          </table:table-cell>
          <table:table-cell office:value-type="float" office:value="1498">
            <text:p>1498</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101">
            <text:p>101</text:p>
          </table:table-cell>
          <table:table-cell office:value-type="string">
            <text:p>OSD101</text:p>
          </table:table-cell>
          <table:table-cell office:value-type="string">
            <text:p>Quinta do Lorde</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01_20140621T1105Z</text:p>
          </table:table-cell>
          <table:table-cell office:value-type="string">
            <text:p>Bucket, plastic</text:p>
          </table:table-cell>
          <table:table-cell office:value-type="string">
            <text:p>[OBJECTIVE: OSD2014 at Madeira Island][PLATFORM: Land][DEVICE REPORTED: ACID WASHED RECIPIENT][DESCRIPTION: Surface Sample]</text:p>
          </table:table-cell>
          <table:table-cell office:value-type="string">
            <text:p>http://store.pangaea.de/Projects/OSD_2014/OSD101_20140621T1105Z.pdf</text:p>
          </table:table-cell>
          <table:table-cell office:value-type="string">
            <text:p>UTC+00</text:p>
          </table:table-cell>
          <table:table-cell office:value-type="string">
            <text:p>21-06-2014T11:05:00</text:p>
          </table:table-cell>
          <table:table-cell table:style-name="ce1" office:value-type="date" office:date-value="2014-06-21T11:05:00">
            <text:p>06/21/14 11:05 AM</text:p>
          </table:table-cell>
          <table:table-cell office:value-type="float" office:value="32.741808">
            <text:p>32.741808</text:p>
          </table:table-cell>
          <table:table-cell office:value-type="float" office:value="-16.711281">
            <text:p>-16.711281</text:p>
          </table:table-cell>
          <table:table-cell table:style-name="ce1" office:value-type="date" office:date-value="2014-06-21T11:10:00">
            <text:p>06/21/14 11:10 AM</text:p>
          </table:table-cell>
          <table:table-cell office:value-type="float" office:value="32.741808">
            <text:p>32.741808</text:p>
          </table:table-cell>
          <table:table-cell office:value-type="float" office:value="-16.711281">
            <text:p>-16.711281</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01_2014-06-21_0m_NPL022</text:p>
          </table:table-cell>
          <table:table-cell office:value-type="string">
            <text:p>ERS667564</text:p>
          </table:table-cell>
          <table:table-cell office:value-type="string">
            <text:p>http://www.ebi.ac.uk/ena/data/view/ERS667564</text:p>
          </table:table-cell>
          <table:table-cell office:value-type="string">
            <text:p>ABOKL61</text:p>
          </table:table-cell>
          <table:table-cell office:value-type="string">
            <text:p>SAMEA3275546</text:p>
          </table:table-cell>
          <table:table-cell office:value-type="string">
            <text:p>NPL022</text:p>
          </table:table-cell>
          <table:table-cell table:number-columns-repeated="7" office:value-type="string">
            <text:p>Not provided</text:p>
          </table:table-cell>
          <table:table-cell office:value-type="float" office:value="20.5">
            <text:p>20.5</text:p>
          </table:table-cell>
          <table:table-cell office:value-type="float" office:value="37">
            <text:p>37</text:p>
          </table:table-cell>
          <table:table-cell table:number-columns-repeated="21"/>
          <table:table-cell office:value-type="float" office:value="0">
            <text:p>0</text:p>
          </table:table-cell>
          <table:table-cell office:value-type="string">
            <text:p>NASE</text:p>
          </table:table-cell>
          <table:table-cell office:value-type="string">
            <text:p>Westerlies - N. Atlantic Subtropical Gyral Province (East) (STGE)</text:p>
          </table:table-cell>
          <table:table-cell office:value-type="float" office:value="0">
            <text:p>0</text:p>
          </table:table-cell>
          <table:table-cell table:number-columns-repeated="2"/>
        </table:table-row>
        <table:table-row table:style-name="ro1">
          <table:table-cell office:value-type="float" office:value="102">
            <text:p>102</text:p>
          </table:table-cell>
          <table:table-cell office:value-type="string">
            <text:p>OSD102</text:p>
          </table:table-cell>
          <table:table-cell office:value-type="string">
            <text:p>Marina do Funchal</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02_20140621T1200Z</text:p>
          </table:table-cell>
          <table:table-cell office:value-type="string">
            <text:p>Bucket, plastic</text:p>
          </table:table-cell>
          <table:table-cell office:value-type="string">
            <text:p>[OBJECTIVE: OSD2014 at Madeira Island][PLATFORM: Land][DEVICE REPORTED: ACID WASHED RECIPIENT][DESCRIPTION: OSD102-MARINA DO FUNCHAL]</text:p>
          </table:table-cell>
          <table:table-cell office:value-type="string">
            <text:p>http://store.pangaea.de/Projects/OSD_2014/OSD102_20140621T1200Z.pdf</text:p>
          </table:table-cell>
          <table:table-cell office:value-type="string">
            <text:p>UTC+00</text:p>
          </table:table-cell>
          <table:table-cell office:value-type="string">
            <text:p>21-06-2014T12:00:00</text:p>
          </table:table-cell>
          <table:table-cell table:style-name="ce1" office:value-type="date" office:date-value="2014-06-21T12:00:00">
            <text:p>06/21/14 12:00 PM</text:p>
          </table:table-cell>
          <table:table-cell office:value-type="float" office:value="32.64605">
            <text:p>32.64605</text:p>
          </table:table-cell>
          <table:table-cell office:value-type="float" office:value="-16.910158">
            <text:p>-16.910158</text:p>
          </table:table-cell>
          <table:table-cell table:style-name="ce1" office:value-type="date" office:date-value="2014-06-21T12:05:00">
            <text:p>06/21/14 12:05 PM</text:p>
          </table:table-cell>
          <table:table-cell office:value-type="float" office:value="32.64605">
            <text:p>32.64605</text:p>
          </table:table-cell>
          <table:table-cell office:value-type="float" office:value="-16.910158">
            <text:p>-16.910158</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02_2014-06-21_0m_NPL022</text:p>
          </table:table-cell>
          <table:table-cell office:value-type="string">
            <text:p>ERS667563</text:p>
          </table:table-cell>
          <table:table-cell office:value-type="string">
            <text:p>http://www.ebi.ac.uk/ena/data/view/ERS667563</text:p>
          </table:table-cell>
          <table:table-cell office:value-type="string">
            <text:p>ABOKL45</text:p>
          </table:table-cell>
          <table:table-cell office:value-type="string">
            <text:p>SAMEA3275545</text:p>
          </table:table-cell>
          <table:table-cell office:value-type="string">
            <text:p>NPL022</text:p>
          </table:table-cell>
          <table:table-cell table:number-columns-repeated="7" office:value-type="string">
            <text:p>Not provided</text:p>
          </table:table-cell>
          <table:table-cell office:value-type="float" office:value="20.8">
            <text:p>20.8</text:p>
          </table:table-cell>
          <table:table-cell office:value-type="float" office:value="36">
            <text:p>36</text:p>
          </table:table-cell>
          <table:table-cell table:number-columns-repeated="21"/>
          <table:table-cell office:value-type="float" office:value="0">
            <text:p>0</text:p>
          </table:table-cell>
          <table:table-cell office:value-type="string">
            <text:p>NASE</text:p>
          </table:table-cell>
          <table:table-cell office:value-type="string">
            <text:p>Westerlies - N. Atlantic Subtropical Gyral Province (East) (STGE)</text:p>
          </table:table-cell>
          <table:table-cell office:value-type="float" office:value="0.008192887">
            <text:p>0.008192887</text:p>
          </table:table-cell>
          <table:table-cell table:number-columns-repeated="2"/>
        </table:table-row>
        <table:table-row table:style-name="ro1">
          <table:table-cell office:value-type="float" office:value="103">
            <text:p>103</text:p>
          </table:table-cell>
          <table:table-cell office:value-type="string">
            <text:p>OSD103</text:p>
          </table:table-cell>
          <table:table-cell office:value-type="string">
            <text:p>Porto da Cruz</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03_20140621T1015Z</text:p>
          </table:table-cell>
          <table:table-cell office:value-type="string">
            <text:p>Bucket, plastic</text:p>
          </table:table-cell>
          <table:table-cell office:value-type="string">
            <text:p>[OBJECTIVE: OSD2014 at Madeira Island][PLATFORM: Land][DEVICE REPORTED: ACID WASHED RECIPIENT][DESCRIPTION: OSD103-PORTO DA CRUZ at MADEIRA_ATLANTIC OCEAN]</text:p>
          </table:table-cell>
          <table:table-cell office:value-type="string">
            <text:p>http://store.pangaea.de/Projects/OSD_2014/OSD103_20140621T1015Z.pdf</text:p>
          </table:table-cell>
          <table:table-cell office:value-type="string">
            <text:p>UTC+00</text:p>
          </table:table-cell>
          <table:table-cell office:value-type="string">
            <text:p>21-06-2014T10:15:00</text:p>
          </table:table-cell>
          <table:table-cell table:style-name="ce1" office:value-type="date" office:date-value="2014-06-21T10:15:00">
            <text:p>06/21/14 10:15 AM</text:p>
          </table:table-cell>
          <table:table-cell office:value-type="float" office:value="32.7747">
            <text:p>32.7747</text:p>
          </table:table-cell>
          <table:table-cell office:value-type="float" office:value="-16.828664">
            <text:p>-16.828664</text:p>
          </table:table-cell>
          <table:table-cell table:style-name="ce1" office:value-type="date" office:date-value="2014-06-21T10:20:00">
            <text:p>06/21/14 10:20 AM</text:p>
          </table:table-cell>
          <table:table-cell office:value-type="float" office:value="32.7747">
            <text:p>32.7747</text:p>
          </table:table-cell>
          <table:table-cell office:value-type="float" office:value="-16.828664">
            <text:p>-16.828664</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03_2014-06-21_0m_NPL022</text:p>
          </table:table-cell>
          <table:table-cell office:value-type="string">
            <text:p>ERS667562</text:p>
          </table:table-cell>
          <table:table-cell office:value-type="string">
            <text:p>http://www.ebi.ac.uk/ena/data/view/ERS667562</text:p>
          </table:table-cell>
          <table:table-cell office:value-type="string">
            <text:p>ABOKN06</text:p>
          </table:table-cell>
          <table:table-cell office:value-type="string">
            <text:p>SAMEA3275544</text:p>
          </table:table-cell>
          <table:table-cell office:value-type="string">
            <text:p>NPL022</text:p>
          </table:table-cell>
          <table:table-cell table:number-columns-repeated="7" office:value-type="string">
            <text:p>Not provided</text:p>
          </table:table-cell>
          <table:table-cell office:value-type="float" office:value="20.2">
            <text:p>20.2</text:p>
          </table:table-cell>
          <table:table-cell office:value-type="float" office:value="37">
            <text:p>37</text:p>
          </table:table-cell>
          <table:table-cell table:number-columns-repeated="21"/>
          <table:table-cell office:value-type="float" office:value="0">
            <text:p>0</text:p>
          </table:table-cell>
          <table:table-cell office:value-type="string">
            <text:p>NASE</text:p>
          </table:table-cell>
          <table:table-cell office:value-type="string">
            <text:p>Westerlies - N. Atlantic Subtropical Gyral Province (East) (STGE)</text:p>
          </table:table-cell>
          <table:table-cell office:value-type="float" office:value="0.029532657">
            <text:p>0.029532657</text:p>
          </table:table-cell>
          <table:table-cell table:number-columns-repeated="2"/>
        </table:table-row>
        <table:table-row table:style-name="ro1">
          <table:table-cell office:value-type="float" office:value="105">
            <text:p>105</text:p>
          </table:table-cell>
          <table:table-cell office:value-type="string">
            <text:p>OSD105</text:p>
          </table:table-cell>
          <table:table-cell office:value-type="string">
            <text:p>Cambridge Bay, Nunavut,</text:p>
          </table:table-cell>
          <table:table-cell office:value-type="string">
            <text:p>Northwestern Passages</text:p>
          </table:table-cell>
          <table:table-cell office:value-type="string">
            <text:p>http://marineregions.org/gazetteer.php?p=details&amp;id=5698</text:p>
          </table:table-cell>
          <table:table-cell office:value-type="string">
            <text:p>marine biome (ENVO:447)</text:p>
          </table:table-cell>
          <table:table-cell office:value-type="string">
            <text:p>OSD-Jun-2014</text:p>
          </table:table-cell>
          <table:table-cell office:value-type="string">
            <text:p>OSD105_20140621T1839Z</text:p>
          </table:table-cell>
          <table:table-cell office:value-type="string">
            <text:p>High Volume Peristaltic Pump</text:p>
          </table:table-cell>
          <table:table-cell office:value-type="string">
            <text:p>[OBJECTIVE: As part of the Arctic Science partnership, the Cambridge Bay campaign aims to investigate the physical, chemical, and biological interactions between atmosphere, sea ice, and ocean][PLATFORM: 92, ice shelf][DEVICE REPORTED: peristaltic pump][DESCRIPTION: measured as depth below sea surface. ice thickness: 1.9 m]</text:p>
          </table:table-cell>
          <table:table-cell office:value-type="string">
            <text:p>http://store.pangaea.de/Projects/OSD_2014/OSD105_20140621T1839Z.pdf</text:p>
          </table:table-cell>
          <table:table-cell office:value-type="string">
            <text:p>UTC-07</text:p>
          </table:table-cell>
          <table:table-cell office:value-type="string">
            <text:p>21-06-2014T11:39:00</text:p>
          </table:table-cell>
          <table:table-cell table:style-name="ce1" office:value-type="date" office:date-value="2014-06-21T18:39:00">
            <text:p>06/21/14 06:39 PM</text:p>
          </table:table-cell>
          <table:table-cell office:value-type="float" office:value="69.023323">
            <text:p>69.023323</text:p>
          </table:table-cell>
          <table:table-cell office:value-type="float" office:value="-105.34339">
            <text:p>-105.34339</text:p>
          </table:table-cell>
          <table:table-cell table:style-name="ce1" office:value-type="date" office:date-value="2014-06-21T19:00:00">
            <text:p>06/21/14 07:00 PM</text:p>
          </table:table-cell>
          <table:table-cell office:value-type="float" office:value="69.023323">
            <text:p>69.023323</text:p>
          </table:table-cell>
          <table:table-cell office:value-type="float" office:value="-105.34339">
            <text:p>-105.34339</text:p>
          </table:table-cell>
          <table:table-cell office:value-type="float" office:value="4.12">
            <text:p>4.12</text:p>
          </table:table-cell>
          <table:table-cell office:value-type="string">
            <text:p>surface water (ENVO:2042)</text:p>
          </table:table-cell>
          <table:table-cell office:value-type="string">
            <text:p>sea water (ENVO:2149)</text:p>
          </table:table-cell>
          <table:table-cell office:value-type="string">
            <text:p>OSD105_2014-06-21_4.12m_NPL022</text:p>
          </table:table-cell>
          <table:table-cell office:value-type="string">
            <text:p>ERS667561</text:p>
          </table:table-cell>
          <table:table-cell office:value-type="string">
            <text:p>http://www.ebi.ac.uk/ena/data/view/ERS667561</text:p>
          </table:table-cell>
          <table:table-cell office:value-type="string">
            <text:p>ABOKM11</text:p>
          </table:table-cell>
          <table:table-cell office:value-type="string">
            <text:p>SAMEA3275543</text:p>
          </table:table-cell>
          <table:table-cell office:value-type="string">
            <text:p>NPL022</text:p>
          </table:table-cell>
          <table:table-cell table:number-columns-repeated="7" office:value-type="string">
            <text:p>Not provided</text:p>
          </table:table-cell>
          <table:table-cell office:value-type="float" office:value="-0.72">
            <text:p>-0.72</text:p>
          </table:table-cell>
          <table:table-cell office:value-type="float" office:value="26.91">
            <text:p>26.91</text:p>
          </table:table-cell>
          <table:table-cell table:number-columns-repeated="20"/>
          <table:table-cell office:value-type="string">
            <text:p>CAN</text:p>
          </table:table-cell>
          <table:table-cell office:value-type="float" office:value="7116">
            <text:p>7116</text:p>
          </table:table-cell>
          <table:table-cell office:value-type="string">
            <text:p>BPLR</text:p>
          </table:table-cell>
          <table:table-cell office:value-type="string">
            <text:p>Polar - Boreal Polar Province (POLR)</text:p>
          </table:table-cell>
          <table:table-cell office:value-type="float" office:value="0">
            <text:p>0</text:p>
          </table:table-cell>
          <table:table-cell office:value-type="string">
            <text:p>Beaufort Sea</text:p>
          </table:table-cell>
          <table:table-cell office:value-type="float" office:value="0">
            <text:p>0</text:p>
          </table:table-cell>
        </table:table-row>
        <table:table-row table:style-name="ro1">
          <table:table-cell office:value-type="float" office:value="106">
            <text:p>106</text:p>
          </table:table-cell>
          <table:table-cell office:value-type="string">
            <text:p>OSD106</text:p>
          </table:table-cell>
          <table:table-cell office:value-type="string">
            <text:p>REYKIS</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06_20140620T1100Z</text:p>
          </table:table-cell>
          <table:table-cell office:value-type="string">
            <text:p>Bottle, unknown</text:p>
          </table:table-cell>
          <table:table-cell office:value-type="string">
            <text:p>[OBJECTIVE: Microbial diversity][PLATFORM: Small research vessel][DEVICE REPORTED: Clean Water Bottles][DESCRIPTION: Not reported]</text:p>
          </table:table-cell>
          <table:table-cell office:value-type="string">
            <text:p>http://store.pangaea.de/Projects/OSD_2014/OSD106_20140620T1100Z.pdf</text:p>
          </table:table-cell>
          <table:table-cell office:value-type="string">
            <text:p>UTC+00</text:p>
          </table:table-cell>
          <table:table-cell office:value-type="string">
            <text:p>20-06-2014T11:00:00</text:p>
          </table:table-cell>
          <table:table-cell table:style-name="ce1" office:value-type="date" office:date-value="2014-06-20T11:00:00">
            <text:p>06/20/14 11:00 AM</text:p>
          </table:table-cell>
          <table:table-cell office:value-type="float" office:value="65.9449">
            <text:p>65.9449</text:p>
          </table:table-cell>
          <table:table-cell office:value-type="float" office:value="-22.4192">
            <text:p>-22.4192</text:p>
          </table:table-cell>
          <table:table-cell table:style-name="ce1" office:value-type="date" office:date-value="2014-06-20T13:00:00">
            <text:p>06/20/14 01:00 PM</text:p>
          </table:table-cell>
          <table:table-cell office:value-type="float" office:value="65.9449">
            <text:p>65.9449</text:p>
          </table:table-cell>
          <table:table-cell office:value-type="float" office:value="-22.4192">
            <text:p>-22.4192</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06_2014-06-20_0m_NPL022</text:p>
          </table:table-cell>
          <table:table-cell office:value-type="string">
            <text:p>ERS667560</text:p>
          </table:table-cell>
          <table:table-cell office:value-type="string">
            <text:p>http://www.ebi.ac.uk/ena/data/view/ERS667560</text:p>
          </table:table-cell>
          <table:table-cell office:value-type="string">
            <text:p>ABOKN07</text:p>
          </table:table-cell>
          <table:table-cell office:value-type="string">
            <text:p>SAMEA3275542</text:p>
          </table:table-cell>
          <table:table-cell office:value-type="string">
            <text:p>NPL022</text:p>
          </table:table-cell>
          <table:table-cell table:number-columns-repeated="7" office:value-type="string">
            <text:p>Not provided</text:p>
          </table:table-cell>
          <table:table-cell office:value-type="float" office:value="7.6">
            <text:p>7.6</text:p>
          </table:table-cell>
          <table:table-cell office:value-type="float" office:value="19">
            <text:p>19</text:p>
          </table:table-cell>
          <table:table-cell table:number-columns-repeated="20"/>
          <table:table-cell office:value-type="string">
            <text:p>ISL</text:p>
          </table:table-cell>
          <table:table-cell office:value-type="float" office:value="1080">
            <text:p>1080</text:p>
          </table:table-cell>
          <table:table-cell office:value-type="string">
            <text:p>ARCT</text:p>
          </table:table-cell>
          <table:table-cell office:value-type="string">
            <text:p>Polar - Atlantic Arctic Province</text:p>
          </table:table-cell>
          <table:table-cell office:value-type="float" office:value="0">
            <text:p>0</text:p>
          </table:table-cell>
          <table:table-cell office:value-type="string">
            <text:p>Iceland Shelf and Sea</text:p>
          </table:table-cell>
          <table:table-cell office:value-type="float" office:value="0">
            <text:p>0</text:p>
          </table:table-cell>
        </table:table-row>
        <table:table-row table:style-name="ro1">
          <table:table-cell office:value-type="float" office:value="106">
            <text:p>106</text:p>
          </table:table-cell>
          <table:table-cell office:value-type="string">
            <text:p>OSD106</text:p>
          </table:table-cell>
          <table:table-cell office:value-type="string">
            <text:p>REYKIS</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06_20140620T1130Z</text:p>
          </table:table-cell>
          <table:table-cell office:value-type="string">
            <text:p>Bottle, unknown</text:p>
          </table:table-cell>
          <table:table-cell office:value-type="string">
            <text:p>[OBJECTIVE: Microbial diversity][PLATFORM: Small research vessel][DEVICE REPORTED: Clean Water Bottles][DESCRIPTION: At bottom ]</text:p>
          </table:table-cell>
          <table:table-cell/>
          <table:table-cell office:value-type="string">
            <text:p>UTC+00</text:p>
          </table:table-cell>
          <table:table-cell office:value-type="string">
            <text:p>20-06-2014T11:30:00</text:p>
          </table:table-cell>
          <table:table-cell table:style-name="ce1" office:value-type="date" office:date-value="2014-06-20T11:30:00">
            <text:p>06/20/14 11:30 AM</text:p>
          </table:table-cell>
          <table:table-cell office:value-type="float" office:value="65.9449">
            <text:p>65.9449</text:p>
          </table:table-cell>
          <table:table-cell office:value-type="float" office:value="-22.4192">
            <text:p>-22.4192</text:p>
          </table:table-cell>
          <table:table-cell table:style-name="ce1" office:value-type="date" office:date-value="2014-06-20T12:30:00">
            <text:p>06/20/14 12:30 PM</text:p>
          </table:table-cell>
          <table:table-cell office:value-type="float" office:value="65.9449">
            <text:p>65.9449</text:p>
          </table:table-cell>
          <table:table-cell office:value-type="float" office:value="-22.4192">
            <text:p>-22.4192</text:p>
          </table:table-cell>
          <table:table-cell office:value-type="float" office:value="15">
            <text:p>15</text:p>
          </table:table-cell>
          <table:table-cell office:value-type="string">
            <text:p>surface water (ENVO:2042)</text:p>
          </table:table-cell>
          <table:table-cell office:value-type="string">
            <text:p>sea water (ENVO:2149)</text:p>
          </table:table-cell>
          <table:table-cell office:value-type="string">
            <text:p>OSD106_2014-06-20_15m_NPL022</text:p>
          </table:table-cell>
          <table:table-cell office:value-type="string">
            <text:p>ERS667559</text:p>
          </table:table-cell>
          <table:table-cell office:value-type="string">
            <text:p>http://www.ebi.ac.uk/ena/data/view/ERS667559</text:p>
          </table:table-cell>
          <table:table-cell office:value-type="string">
            <text:p>ABOKM36</text:p>
          </table:table-cell>
          <table:table-cell office:value-type="string">
            <text:p>SAMEA3275541</text:p>
          </table:table-cell>
          <table:table-cell office:value-type="string">
            <text:p>NPL022</text:p>
          </table:table-cell>
          <table:table-cell table:number-columns-repeated="7" office:value-type="string">
            <text:p>Not provided</text:p>
          </table:table-cell>
          <table:table-cell office:value-type="float" office:value="7.5">
            <text:p>7.5</text:p>
          </table:table-cell>
          <table:table-cell office:value-type="float" office:value="29.2">
            <text:p>29.2</text:p>
          </table:table-cell>
          <table:table-cell table:number-columns-repeated="20"/>
          <table:table-cell office:value-type="string">
            <text:p>ISL</text:p>
          </table:table-cell>
          <table:table-cell office:value-type="float" office:value="1080">
            <text:p>1080</text:p>
          </table:table-cell>
          <table:table-cell office:value-type="string">
            <text:p>ARCT</text:p>
          </table:table-cell>
          <table:table-cell office:value-type="string">
            <text:p>Polar - Atlantic Arctic Province</text:p>
          </table:table-cell>
          <table:table-cell office:value-type="float" office:value="0">
            <text:p>0</text:p>
          </table:table-cell>
          <table:table-cell office:value-type="string">
            <text:p>Iceland Shelf and Sea</text:p>
          </table:table-cell>
          <table:table-cell office:value-type="float" office:value="0">
            <text:p>0</text:p>
          </table:table-cell>
        </table:table-row>
        <table:table-row table:style-name="ro1">
          <table:table-cell office:value-type="float" office:value="107">
            <text:p>107</text:p>
          </table:table-cell>
          <table:table-cell office:value-type="string">
            <text:p>OSD107</text:p>
          </table:table-cell>
          <table:table-cell office:value-type="string">
            <text:p>Lisboa</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107_20140620T0950Z</text:p>
          </table:table-cell>
          <table:table-cell office:value-type="string">
            <text:p>Bucket, plastic</text:p>
          </table:table-cell>
          <table:table-cell office:value-type="string">
            <text:p>[OBJECTIVE: OSD2014 PORTUGAL MAINLAND][PLATFORM: Ground][DEVICE REPORTED: ACID WASHED RECIPIENT][DESCRIPTION: OSD107-LISBOA]</text:p>
          </table:table-cell>
          <table:table-cell office:value-type="string">
            <text:p>http://store.pangaea.de/Projects/OSD_2014/OSD107_20140620T0950Z.pdf</text:p>
          </table:table-cell>
          <table:table-cell office:value-type="string">
            <text:p>UTC+00</text:p>
          </table:table-cell>
          <table:table-cell office:value-type="string">
            <text:p>20-06-2014T09:50:00</text:p>
          </table:table-cell>
          <table:table-cell table:style-name="ce1" office:value-type="date" office:date-value="2014-06-20T09:50:00">
            <text:p>06/20/14 09:50 AM</text:p>
          </table:table-cell>
          <table:table-cell office:value-type="float" office:value="39.14039">
            <text:p>39.14039</text:p>
          </table:table-cell>
          <table:table-cell office:value-type="float" office:value="-9.38011">
            <text:p>-9.38011</text:p>
          </table:table-cell>
          <table:table-cell table:style-name="ce1" office:value-type="date" office:date-value="2014-06-20T10:10:00">
            <text:p>06/20/14 10:10 AM</text:p>
          </table:table-cell>
          <table:table-cell office:value-type="float" office:value="39.14039">
            <text:p>39.14039</text:p>
          </table:table-cell>
          <table:table-cell office:value-type="float" office:value="-9.38011">
            <text:p>-9.38011</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107_2014-06-20_0m_NPL022</text:p>
          </table:table-cell>
          <table:table-cell office:value-type="string">
            <text:p>ERS667558</text:p>
          </table:table-cell>
          <table:table-cell office:value-type="string">
            <text:p>http://www.ebi.ac.uk/ena/data/view/ERS667558</text:p>
          </table:table-cell>
          <table:table-cell office:value-type="string">
            <text:p>ABOKL57</text:p>
          </table:table-cell>
          <table:table-cell office:value-type="string">
            <text:p>SAMEA3275540</text:p>
          </table:table-cell>
          <table:table-cell office:value-type="string">
            <text:p>NPL022</text:p>
          </table:table-cell>
          <table:table-cell table:number-columns-repeated="7" office:value-type="string">
            <text:p>Not provided</text:p>
          </table:table-cell>
          <table:table-cell office:value-type="float" office:value="20.2">
            <text:p>20.2</text:p>
          </table:table-cell>
          <table:table-cell office:value-type="float" office:value="30">
            <text:p>30</text:p>
          </table:table-cell>
          <table:table-cell table:number-columns-repeated="20"/>
          <table:table-cell office:value-type="string">
            <text:p>PRT</text:p>
          </table:table-cell>
          <table:table-cell office:value-type="float" office:value="243">
            <text:p>243</text:p>
          </table:table-cell>
          <table:table-cell office:value-type="string">
            <text:p>CNRY</text:p>
          </table:table-cell>
          <table:table-cell office:value-type="string">
            <text:p>Coastal - Canary Coastal Province (EACB)</text:p>
          </table:table-cell>
          <table:table-cell office:value-type="float" office:value="0.000490717">
            <text:p>0.000490717</text:p>
          </table:table-cell>
          <table:table-cell office:value-type="string">
            <text:p>Iberian Coastal</text:p>
          </table:table-cell>
          <table:table-cell office:value-type="float" office:value="193">
            <text:p>193</text:p>
          </table:table-cell>
        </table:table-row>
        <table:table-row table:style-name="ro1">
          <table:table-cell office:value-type="float" office:value="108">
            <text:p>108</text:p>
          </table:table-cell>
          <table:table-cell office:value-type="string">
            <text:p>OSD108</text:p>
          </table:table-cell>
          <table:table-cell office:value-type="string">
            <text:p>Alcochete</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108_20140620T1140Z</text:p>
          </table:table-cell>
          <table:table-cell office:value-type="string">
            <text:p>Bucket, plastic</text:p>
          </table:table-cell>
          <table:table-cell office:value-type="string">
            <text:p>[OBJECTIVE: OSD2014 PORTUGAL MAINLAND][PLATFORM: Ground][DEVICE REPORTED: ACID WASHED RECIPIENT][DESCRIPTION: OSD108-ALCOCHETE]</text:p>
          </table:table-cell>
          <table:table-cell office:value-type="string">
            <text:p>http://store.pangaea.de/Projects/OSD_2014/OSD108_20140620T1140Z.pdf</text:p>
          </table:table-cell>
          <table:table-cell office:value-type="string">
            <text:p>UTC+00</text:p>
          </table:table-cell>
          <table:table-cell office:value-type="string">
            <text:p>20-06-2014T11:40:00</text:p>
          </table:table-cell>
          <table:table-cell table:style-name="ce1" office:value-type="date" office:date-value="2014-06-20T11:40:00">
            <text:p>06/20/14 11:40 AM</text:p>
          </table:table-cell>
          <table:table-cell office:value-type="float" office:value="38.757283">
            <text:p>38.757283</text:p>
          </table:table-cell>
          <table:table-cell office:value-type="float" office:value="-8.966333">
            <text:p>-8.966333</text:p>
          </table:table-cell>
          <table:table-cell table:style-name="ce1" office:value-type="date" office:date-value="2014-06-20T11:50:00">
            <text:p>06/20/14 11:50 AM</text:p>
          </table:table-cell>
          <table:table-cell office:value-type="float" office:value="38.757283">
            <text:p>38.757283</text:p>
          </table:table-cell>
          <table:table-cell office:value-type="float" office:value="-8.966333">
            <text:p>-8.966333</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108_2014-06-20_0m_NPL022</text:p>
          </table:table-cell>
          <table:table-cell office:value-type="string">
            <text:p>ERS667557</text:p>
          </table:table-cell>
          <table:table-cell office:value-type="string">
            <text:p>http://www.ebi.ac.uk/ena/data/view/ERS667557</text:p>
          </table:table-cell>
          <table:table-cell office:value-type="string">
            <text:p>ABOKM08</text:p>
          </table:table-cell>
          <table:table-cell office:value-type="string">
            <text:p>SAMEA3275539</text:p>
          </table:table-cell>
          <table:table-cell office:value-type="string">
            <text:p>NPL022</text:p>
          </table:table-cell>
          <table:table-cell table:number-columns-repeated="7" office:value-type="string">
            <text:p>Not provided</text:p>
          </table:table-cell>
          <table:table-cell office:value-type="float" office:value="20.1">
            <text:p>20.1</text:p>
          </table:table-cell>
          <table:table-cell office:value-type="float" office:value="30">
            <text:p>30</text:p>
          </table:table-cell>
          <table:table-cell table:number-columns-repeated="20"/>
          <table:table-cell office:value-type="string">
            <text:p>PRT</text:p>
          </table:table-cell>
          <table:table-cell office:value-type="float" office:value="508">
            <text:p>508</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Iberian Coastal</text:p>
          </table:table-cell>
          <table:table-cell office:value-type="float" office:value="0">
            <text:p>0</text:p>
          </table:table-cell>
        </table:table-row>
        <table:table-row table:style-name="ro1">
          <table:table-cell office:value-type="float" office:value="109">
            <text:p>109</text:p>
          </table:table-cell>
          <table:table-cell office:value-type="string">
            <text:p>OSD109</text:p>
          </table:table-cell>
          <table:table-cell office:value-type="string">
            <text:p>Rosa Rio</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109_20140620T1100Z</text:p>
          </table:table-cell>
          <table:table-cell office:value-type="string">
            <text:p>Bucket, plastic</text:p>
          </table:table-cell>
          <table:table-cell office:value-type="string">
            <text:p>[OBJECTIVE: OSD2014 at PT MAINLAND][PLATFORM: Ground][DEVICE REPORTED: ACID WASHED RECIPIENT][DESCRIPTION: OSD109-ROSARIO]</text:p>
          </table:table-cell>
          <table:table-cell office:value-type="string">
            <text:p>http://store.pangaea.de/Projects/OSD_2014/OSD109_20140620T1100Z.pdf</text:p>
          </table:table-cell>
          <table:table-cell office:value-type="string">
            <text:p>UTC+00</text:p>
          </table:table-cell>
          <table:table-cell office:value-type="string">
            <text:p>20-06-2014T11:00:00</text:p>
          </table:table-cell>
          <table:table-cell table:style-name="ce1" office:value-type="date" office:date-value="2014-06-20T11:00:00">
            <text:p>06/20/14 11:00 AM</text:p>
          </table:table-cell>
          <table:table-cell office:value-type="float" office:value="38.67694">
            <text:p>38.67694</text:p>
          </table:table-cell>
          <table:table-cell office:value-type="float" office:value="-9.01239">
            <text:p>-9.01239</text:p>
          </table:table-cell>
          <table:table-cell table:style-name="ce1" office:value-type="date" office:date-value="2014-06-20T11:10:00">
            <text:p>06/20/14 11:10 AM</text:p>
          </table:table-cell>
          <table:table-cell office:value-type="float" office:value="38.67694">
            <text:p>38.67694</text:p>
          </table:table-cell>
          <table:table-cell office:value-type="float" office:value="-9.01239">
            <text:p>-9.01239</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109_2014-06-20_0m_NPL022</text:p>
          </table:table-cell>
          <table:table-cell office:value-type="string">
            <text:p>ERS667556</text:p>
          </table:table-cell>
          <table:table-cell office:value-type="string">
            <text:p>http://www.ebi.ac.uk/ena/data/view/ERS667556</text:p>
          </table:table-cell>
          <table:table-cell office:value-type="string">
            <text:p>ABOKL46</text:p>
          </table:table-cell>
          <table:table-cell office:value-type="string">
            <text:p>SAMEA3275538</text:p>
          </table:table-cell>
          <table:table-cell office:value-type="string">
            <text:p>NPL022</text:p>
          </table:table-cell>
          <table:table-cell table:number-columns-repeated="7" office:value-type="string">
            <text:p>Not provided</text:p>
          </table:table-cell>
          <table:table-cell office:value-type="float" office:value="20.5">
            <text:p>20.5</text:p>
          </table:table-cell>
          <table:table-cell office:value-type="float" office:value="30">
            <text:p>30</text:p>
          </table:table-cell>
          <table:table-cell table:number-columns-repeated="20"/>
          <table:table-cell office:value-type="string">
            <text:p>PRT</text:p>
          </table:table-cell>
          <table:table-cell office:value-type="float" office:value="33">
            <text:p>33</text:p>
          </table:table-cell>
          <table:table-cell office:value-type="string">
            <text:p>CNRY</text:p>
          </table:table-cell>
          <table:table-cell office:value-type="string">
            <text:p>Coastal - Canary Coastal Province (EACB)</text:p>
          </table:table-cell>
          <table:table-cell office:value-type="float" office:value="0.025869444">
            <text:p>0.025869444</text:p>
          </table:table-cell>
          <table:table-cell office:value-type="string">
            <text:p>Iberian Coastal</text:p>
          </table:table-cell>
          <table:table-cell office:value-type="float" office:value="0">
            <text:p>0</text:p>
          </table:table-cell>
        </table:table-row>
        <table:table-row table:style-name="ro1">
          <table:table-cell office:value-type="float" office:value="11">
            <text:p>11</text:p>
          </table:table-cell>
          <table:table-cell office:value-type="string">
            <text:p>OSD11</text:p>
          </table:table-cell>
          <table:table-cell office:value-type="string">
            <text:p>Rothera</text:p>
          </table:table-cell>
          <table:table-cell office:value-type="string">
            <text:p>South Pacific Ocean</text:p>
          </table:table-cell>
          <table:table-cell office:value-type="string">
            <text:p>http://marineregions.org/gazetteer.php?p=details&amp;id=1910</text:p>
          </table:table-cell>
          <table:table-cell office:value-type="string">
            <text:p>marine biome (ENVO:447)</text:p>
          </table:table-cell>
          <table:table-cell office:value-type="string">
            <text:p>OSD-Jun-2014</text:p>
          </table:table-cell>
          <table:table-cell office:value-type="string">
            <text:p>OSD11_20140617T1503Z</text:p>
          </table:table-cell>
          <table:table-cell office:value-type="string">
            <text:p>Bottle, Niskin 2-L</text:p>
          </table:table-cell>
          <table:table-cell office:value-type="string">
            <text:p>[OBJECTIVE: Taken as part of the RaTS long term monitoring series][PLATFORM: RIB][DEVICE REPORTED: 2l Niskin Bottle][DESCRIPTION: Rothera base Antarctica 15m ]</text:p>
          </table:table-cell>
          <table:table-cell office:value-type="string">
            <text:p>http://store.pangaea.de/Projects/OSD_2014/OSD11_20140617T1503Z.pdf</text:p>
          </table:table-cell>
          <table:table-cell office:value-type="string">
            <text:p>UTC-03</text:p>
          </table:table-cell>
          <table:table-cell office:value-type="string">
            <text:p>17-06-2014T12:03:00</text:p>
          </table:table-cell>
          <table:table-cell table:style-name="ce1" office:value-type="date" office:date-value="2014-06-17T15:03:00">
            <text:p>06/17/14 03:03 PM</text:p>
          </table:table-cell>
          <table:table-cell office:value-type="float" office:value="-67.344">
            <text:p>-67.344</text:p>
          </table:table-cell>
          <table:table-cell office:value-type="float" office:value="-68.135">
            <text:p>-68.135</text:p>
          </table:table-cell>
          <table:table-cell table:style-name="ce1" office:value-type="date" office:date-value="2014-06-17T15:10:00">
            <text:p>06/17/14 03:10 PM</text:p>
          </table:table-cell>
          <table:table-cell office:value-type="float" office:value="-67.344">
            <text:p>-67.344</text:p>
          </table:table-cell>
          <table:table-cell office:value-type="float" office:value="-68.135">
            <text:p>-68.135</text:p>
          </table:table-cell>
          <table:table-cell office:value-type="float" office:value="15">
            <text:p>15</text:p>
          </table:table-cell>
          <table:table-cell office:value-type="string">
            <text:p>water (ENVO:2006)</text:p>
          </table:table-cell>
          <table:table-cell office:value-type="string">
            <text:p>sea water (ENVO:2149)</text:p>
          </table:table-cell>
          <table:table-cell office:value-type="string">
            <text:p>OSD11_2014-06-17_15m_NPL022</text:p>
          </table:table-cell>
          <table:table-cell office:value-type="string">
            <text:p>ERS667656</text:p>
          </table:table-cell>
          <table:table-cell office:value-type="string">
            <text:p>http://www.ebi.ac.uk/ena/data/view/ERS667656</text:p>
          </table:table-cell>
          <table:table-cell/>
          <table:table-cell office:value-type="string">
            <text:p>SAMEA3275635</text:p>
          </table:table-cell>
          <table:table-cell office:value-type="string">
            <text:p>NPL022</text:p>
          </table:table-cell>
          <table:table-cell table:number-columns-repeated="7" office:value-type="string">
            <text:p>Not provided</text:p>
          </table:table-cell>
          <table:table-cell office:value-type="float" office:value="-1.62">
            <text:p>-1.62</text:p>
          </table:table-cell>
          <table:table-cell office:value-type="float" office:value="33.47">
            <text:p>33.47</text:p>
          </table:table-cell>
          <table:table-cell table:number-columns-repeated="20"/>
          <table:table-cell office:value-type="string">
            <text:p>ATA</text:p>
          </table:table-cell>
          <table:table-cell office:value-type="float" office:value="2681">
            <text:p>2681</text:p>
          </table:table-cell>
          <table:table-cell office:value-type="string">
            <text:p>APLR</text:p>
          </table:table-cell>
          <table:table-cell office:value-type="string">
            <text:p>Polar - Austral Polar Province</text:p>
          </table:table-cell>
          <table:table-cell office:value-type="float" office:value="0">
            <text:p>0</text:p>
          </table:table-cell>
          <table:table-cell office:value-type="string">
            <text:p>Antarctica</text:p>
          </table:table-cell>
          <table:table-cell office:value-type="float" office:value="0">
            <text:p>0</text:p>
          </table:table-cell>
        </table:table-row>
        <table:table-row table:style-name="ro1">
          <table:table-cell office:value-type="float" office:value="110">
            <text:p>110</text:p>
          </table:table-cell>
          <table:table-cell office:value-type="string">
            <text:p>OSD110</text:p>
          </table:table-cell>
          <table:table-cell office:value-type="string">
            <text:p>Figueira da Foz</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110_20140621T1030Z</text:p>
          </table:table-cell>
          <table:table-cell office:value-type="string">
            <text:p>Bucket, plastic</text:p>
          </table:table-cell>
          <table:table-cell office:value-type="string">
            <text:p>[OBJECTIVE: OSD2014 at PT MAINLAND][PLATFORM: Ground][DEVICE REPORTED: ACID WASHED RECIPIENT][DESCRIPTION: OSD110-FIGUEIRA DA FOZ]</text:p>
          </table:table-cell>
          <table:table-cell office:value-type="string">
            <text:p>http://store.pangaea.de/Projects/OSD_2014/OSD110_20140621T1030Z.pdf</text:p>
          </table:table-cell>
          <table:table-cell office:value-type="string">
            <text:p>UTC+00</text:p>
          </table:table-cell>
          <table:table-cell office:value-type="string">
            <text:p>21-06-2014T10:30:00</text:p>
          </table:table-cell>
          <table:table-cell table:style-name="ce1" office:value-type="date" office:date-value="2014-06-21T10:30:00">
            <text:p>06/21/14 10:30 AM</text:p>
          </table:table-cell>
          <table:table-cell office:value-type="float" office:value="40.145122">
            <text:p>40.145122</text:p>
          </table:table-cell>
          <table:table-cell office:value-type="float" office:value="-8.869328">
            <text:p>-8.869328</text:p>
          </table:table-cell>
          <table:table-cell table:style-name="ce1" office:value-type="date" office:date-value="2014-06-21T10:50:00">
            <text:p>06/21/14 10:50 AM</text:p>
          </table:table-cell>
          <table:table-cell office:value-type="float" office:value="40.145122">
            <text:p>40.145122</text:p>
          </table:table-cell>
          <table:table-cell office:value-type="float" office:value="-8.869328">
            <text:p>-8.869328</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110_2014-06-21_0m_NPL022</text:p>
          </table:table-cell>
          <table:table-cell office:value-type="string">
            <text:p>ERS667555</text:p>
          </table:table-cell>
          <table:table-cell office:value-type="string">
            <text:p>http://www.ebi.ac.uk/ena/data/view/ERS667555</text:p>
          </table:table-cell>
          <table:table-cell office:value-type="string">
            <text:p>ABOKL58</text:p>
          </table:table-cell>
          <table:table-cell office:value-type="string">
            <text:p>SAMEA3275537</text:p>
          </table:table-cell>
          <table:table-cell office:value-type="string">
            <text:p>NPL022</text:p>
          </table:table-cell>
          <table:table-cell table:number-columns-repeated="7" office:value-type="string">
            <text:p>Not provided</text:p>
          </table:table-cell>
          <table:table-cell office:value-type="float" office:value="23">
            <text:p>23</text:p>
          </table:table-cell>
          <table:table-cell office:value-type="float" office:value="22.5">
            <text:p>22.5</text:p>
          </table:table-cell>
          <table:table-cell table:number-columns-repeated="20"/>
          <table:table-cell office:value-type="string">
            <text:p>PRT</text:p>
          </table:table-cell>
          <table:table-cell office:value-type="float" office:value="618">
            <text:p>618</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Iberian Coastal</text:p>
          </table:table-cell>
          <table:table-cell office:value-type="float" office:value="0">
            <text:p>0</text:p>
          </table:table-cell>
        </table:table-row>
        <table:table-row table:style-name="ro1">
          <table:table-cell office:value-type="float" office:value="111">
            <text:p>111</text:p>
          </table:table-cell>
          <table:table-cell office:value-type="string">
            <text:p>OSD111</text:p>
          </table:table-cell>
          <table:table-cell office:value-type="string">
            <text:p>Ria de Aveiro_1</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111_20140621T0830Z</text:p>
          </table:table-cell>
          <table:table-cell office:value-type="string">
            <text:p>Bucket, plastic</text:p>
          </table:table-cell>
          <table:table-cell office:value-type="string">
            <text:p>[OBJECTIVE: OSD2014 at PT MAINLAND][PLATFORM: Ground][DEVICE REPORTED: ACID WASHED RECIPIENT][DESCRIPTION: OSD111-RIA DE AVEIRO_1]</text:p>
          </table:table-cell>
          <table:table-cell office:value-type="string">
            <text:p>http://store.pangaea.de/Projects/OSD_2014/OSD111_20140621T0830Z.pdf</text:p>
          </table:table-cell>
          <table:table-cell office:value-type="string">
            <text:p>UTC+00</text:p>
          </table:table-cell>
          <table:table-cell office:value-type="string">
            <text:p>21-06-2014T08:30:00</text:p>
          </table:table-cell>
          <table:table-cell table:style-name="ce1" office:value-type="date" office:date-value="2014-06-21T08:30:00">
            <text:p>06/21/14 08:30 AM</text:p>
          </table:table-cell>
          <table:table-cell office:value-type="float" office:value="40.659875">
            <text:p>40.659875</text:p>
          </table:table-cell>
          <table:table-cell office:value-type="float" office:value="-8.703761">
            <text:p>-8.703761</text:p>
          </table:table-cell>
          <table:table-cell table:style-name="ce1" office:value-type="date" office:date-value="2014-06-21T08:50:00">
            <text:p>06/21/14 08:50 AM</text:p>
          </table:table-cell>
          <table:table-cell office:value-type="float" office:value="40.659875">
            <text:p>40.659875</text:p>
          </table:table-cell>
          <table:table-cell office:value-type="float" office:value="-8.703761">
            <text:p>-8.703761</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111_2014-06-21_0m_NPL022</text:p>
          </table:table-cell>
          <table:table-cell office:value-type="string">
            <text:p>ERS667554</text:p>
          </table:table-cell>
          <table:table-cell office:value-type="string">
            <text:p>http://www.ebi.ac.uk/ena/data/view/ERS667554</text:p>
          </table:table-cell>
          <table:table-cell office:value-type="string">
            <text:p>ABOKL54</text:p>
          </table:table-cell>
          <table:table-cell office:value-type="string">
            <text:p>SAMEA3275536</text:p>
          </table:table-cell>
          <table:table-cell office:value-type="string">
            <text:p>NPL022</text:p>
          </table:table-cell>
          <table:table-cell table:number-columns-repeated="7" office:value-type="string">
            <text:p>Not provided</text:p>
          </table:table-cell>
          <table:table-cell office:value-type="float" office:value="25.2">
            <text:p>25.2</text:p>
          </table:table-cell>
          <table:table-cell office:value-type="float" office:value="30">
            <text:p>30</text:p>
          </table:table-cell>
          <table:table-cell table:number-columns-repeated="20"/>
          <table:table-cell office:value-type="string">
            <text:p>PRT</text:p>
          </table:table-cell>
          <table:table-cell office:value-type="float" office:value="238">
            <text:p>238</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Iberian Coastal</text:p>
          </table:table-cell>
          <table:table-cell office:value-type="float" office:value="0">
            <text:p>0</text:p>
          </table:table-cell>
        </table:table-row>
        <table:table-row table:style-name="ro1">
          <table:table-cell office:value-type="float" office:value="113">
            <text:p>113</text:p>
          </table:table-cell>
          <table:table-cell office:value-type="string">
            <text:p>OSD113</text:p>
          </table:table-cell>
          <table:table-cell office:value-type="string">
            <text:p>CascaisWatch</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13_20140621T1125Z</text:p>
          </table:table-cell>
          <table:table-cell office:value-type="string">
            <text:p>Bottle, Niskin 8-L</text:p>
          </table:table-cell>
          <table:table-cell office:value-type="string">
            <text:p>[OBJECTIVE: Water sampling for the Ocean Sampling Day 2014 and zooplankton sampling for the monitoring station of the time-series CASCAIS-WATCH, the oceanographic observation programme of the Oceanography and Plankton Group of IPMA][PLATFORM: Research vessel][DEVICE REPORTED: Sterilized 8L-Niskin bottle, Seabird SBE 911p CTD][DESCRIPTION: Ocean water sample]</text:p>
          </table:table-cell>
          <table:table-cell office:value-type="string">
            <text:p>http://store.pangaea.de/Projects/OSD_2014/OSD113_20140621T1125Z.pdf</text:p>
          </table:table-cell>
          <table:table-cell office:value-type="string">
            <text:p>UTC+00</text:p>
          </table:table-cell>
          <table:table-cell office:value-type="string">
            <text:p>21-06-2014T11:25:00</text:p>
          </table:table-cell>
          <table:table-cell table:style-name="ce1" office:value-type="date" office:date-value="2014-06-21T11:25:00">
            <text:p>06/21/14 11:25 AM</text:p>
          </table:table-cell>
          <table:table-cell office:value-type="float" office:value="38.6667">
            <text:p>38.6667</text:p>
          </table:table-cell>
          <table:table-cell office:value-type="float" office:value="-9.4367">
            <text:p>-9.4367</text:p>
          </table:table-cell>
          <table:table-cell table:style-name="ce1" office:value-type="date" office:date-value="2014-06-21T12:00:00">
            <text:p>06/21/14 12:00 PM</text:p>
          </table:table-cell>
          <table:table-cell office:value-type="float" office:value="38.6667">
            <text:p>38.6667</text:p>
          </table:table-cell>
          <table:table-cell office:value-type="float" office:value="-9.4367">
            <text:p>-9.4367</text:p>
          </table:table-cell>
          <table:table-cell office:value-type="float" office:value="39">
            <text:p>39</text:p>
          </table:table-cell>
          <table:table-cell office:value-type="string">
            <text:p>pelagic isothermal surface (ENVO:1000080)</text:p>
          </table:table-cell>
          <table:table-cell office:value-type="string">
            <text:p>mesotrophic water (ENVO:2225)</text:p>
          </table:table-cell>
          <table:table-cell office:value-type="string">
            <text:p>OSD113_2014-06-21_39m_NPL022</text:p>
          </table:table-cell>
          <table:table-cell office:value-type="string">
            <text:p>ERS667553</text:p>
          </table:table-cell>
          <table:table-cell office:value-type="string">
            <text:p>http://www.ebi.ac.uk/ena/data/view/ERS667553</text:p>
          </table:table-cell>
          <table:table-cell office:value-type="string">
            <text:p>ABOKL76</text:p>
          </table:table-cell>
          <table:table-cell/>
          <table:table-cell office:value-type="string">
            <text:p>NPL022</text:p>
          </table:table-cell>
          <table:table-cell table:number-columns-repeated="7" office:value-type="string">
            <text:p>Not provided</text:p>
          </table:table-cell>
          <table:table-cell office:value-type="float" office:value="18">
            <text:p>18</text:p>
          </table:table-cell>
          <table:table-cell office:value-type="float" office:value="35.27">
            <text:p>35.27</text:p>
          </table:table-cell>
          <table:table-cell office:value-type="float" office:value="8.5">
            <text:p>8.5</text:p>
          </table:table-cell>
          <table:table-cell office:value-type="float" office:value="0.65">
            <text:p>0.65</text:p>
          </table:table-cell>
          <table:table-cell office:value-type="float" office:value="1.4225">
            <text:p>1.4225</text:p>
          </table:table-cell>
          <table:table-cell/>
          <table:table-cell office:value-type="float" office:value="0.055">
            <text:p>0.055</text:p>
          </table:table-cell>
          <table:table-cell table:number-columns-repeated="10"/>
          <table:table-cell office:value-type="float" office:value="3.515">
            <text:p>3.515</text:p>
          </table:table-cell>
          <table:table-cell office:value-type="float" office:value="6.135">
            <text:p>6.135</text:p>
          </table:table-cell>
          <table:table-cell table:number-columns-repeated="3"/>
          <table:table-cell office:value-type="string">
            <text:p>PRT</text:p>
          </table:table-cell>
          <table:table-cell office:value-type="float" office:value="2464">
            <text:p>2464</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Iberian Coastal</text:p>
          </table:table-cell>
          <table:table-cell office:value-type="float" office:value="0">
            <text:p>0</text:p>
          </table:table-cell>
        </table:table-row>
        <table:table-row table:style-name="ro1">
          <table:table-cell office:value-type="float" office:value="114">
            <text:p>114</text:p>
          </table:table-cell>
          <table:table-cell office:value-type="string">
            <text:p>OSD114</text:p>
          </table:table-cell>
          <table:table-cell office:value-type="string">
            <text:p>BerlengasWatch</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14_20140621T1005Z</text:p>
          </table:table-cell>
          <table:table-cell office:value-type="string">
            <text:p>Bottle, Niskin 8-L</text:p>
          </table:table-cell>
          <table:table-cell office:value-type="string">
            <text:p>[OBJECTIVE: Water sampling for the Ocean Sampling Day 2014 and zooplankton sampling for the monitoring station of the time-series BERLENGAS-WATCH, the oceanographic observation programme of the Oceanography and Plankton Group of IPMA, with the collaboration of the Marine Resources Research Group (GIRM) of Polytechnic Institute of Leiria][PLATFORM: Vessel][DEVICE REPORTED: Sterilized 8L-Niskin Bottle][DESCRIPTION: Ocean Water sample]</text:p>
          </table:table-cell>
          <table:table-cell office:value-type="string">
            <text:p>http://store.pangaea.de/Projects/OSD_2014/OSD114_20140621T1005Z.pdf</text:p>
          </table:table-cell>
          <table:table-cell office:value-type="string">
            <text:p>UTC+00</text:p>
          </table:table-cell>
          <table:table-cell office:value-type="string">
            <text:p>21-06-2014T10:05:00</text:p>
          </table:table-cell>
          <table:table-cell table:style-name="ce1" office:value-type="date" office:date-value="2014-06-21T10:05:00">
            <text:p>06/21/14 10:05 AM</text:p>
          </table:table-cell>
          <table:table-cell office:value-type="float" office:value="34.41">
            <text:p>34.41</text:p>
          </table:table-cell>
          <table:table-cell office:value-type="float" office:value="-9.51">
            <text:p>-9.51</text:p>
          </table:table-cell>
          <table:table-cell table:style-name="ce1" office:value-type="date" office:date-value="2014-06-21T10:30:00">
            <text:p>06/21/14 10:30 AM</text:p>
          </table:table-cell>
          <table:table-cell office:value-type="float" office:value="34.41">
            <text:p>34.41</text:p>
          </table:table-cell>
          <table:table-cell office:value-type="float" office:value="-9.51">
            <text:p>-9.51</text:p>
          </table:table-cell>
          <table:table-cell office:value-type="float" office:value="1">
            <text:p>1</text:p>
          </table:table-cell>
          <table:table-cell office:value-type="string">
            <text:p>surface water (ENVO:2042)</text:p>
          </table:table-cell>
          <table:table-cell office:value-type="string">
            <text:p>mesotrophic water (ENVO:2225)</text:p>
          </table:table-cell>
          <table:table-cell office:value-type="string">
            <text:p>OSD114_2014-06-21_1m_NPL022</text:p>
          </table:table-cell>
          <table:table-cell office:value-type="string">
            <text:p>ERS667552</text:p>
          </table:table-cell>
          <table:table-cell office:value-type="string">
            <text:p>http://www.ebi.ac.uk/ena/data/view/ERS667552</text:p>
          </table:table-cell>
          <table:table-cell office:value-type="string">
            <text:p>ABOKL85</text:p>
          </table:table-cell>
          <table:table-cell office:value-type="string">
            <text:p>SAMEA3275535</text:p>
          </table:table-cell>
          <table:table-cell office:value-type="string">
            <text:p>NPL022</text:p>
          </table:table-cell>
          <table:table-cell table:number-columns-repeated="7" office:value-type="string">
            <text:p>Not provided</text:p>
          </table:table-cell>
          <table:table-cell office:value-type="float" office:value="18.5">
            <text:p>18.5</text:p>
          </table:table-cell>
          <table:table-cell office:value-type="float" office:value="33.57">
            <text:p>33.57</text:p>
          </table:table-cell>
          <table:table-cell office:value-type="float" office:value="8.14">
            <text:p>8.14</text:p>
          </table:table-cell>
          <table:table-cell office:value-type="float" office:value="0.1275">
            <text:p>0.1275</text:p>
          </table:table-cell>
          <table:table-cell office:value-type="float" office:value="0.8675">
            <text:p>0.8675</text:p>
          </table:table-cell>
          <table:table-cell/>
          <table:table-cell office:value-type="float" office:value="0.02">
            <text:p>0.02</text:p>
          </table:table-cell>
          <table:table-cell table:number-columns-repeated="5"/>
          <table:table-cell office:value-type="float" office:value="8.33">
            <text:p>8.33</text:p>
          </table:table-cell>
          <table:table-cell table:number-columns-repeated="4"/>
          <table:table-cell office:value-type="float" office:value="1.305">
            <text:p>1.305</text:p>
          </table:table-cell>
          <table:table-cell office:value-type="float" office:value="1.6225">
            <text:p>1.6225</text:p>
          </table:table-cell>
          <table:table-cell table:number-columns-repeated="3"/>
          <table:table-cell office:value-type="string">
            <text:p>MAR</text:p>
          </table:table-cell>
          <table:table-cell office:value-type="float" office:value="156897">
            <text:p>156897</text:p>
          </table:table-cell>
          <table:table-cell office:value-type="string">
            <text:p>NASE</text:p>
          </table:table-cell>
          <table:table-cell office:value-type="string">
            <text:p>Westerlies - N. Atlantic Subtropical Gyral Province (East) (STGE)</text:p>
          </table:table-cell>
          <table:table-cell office:value-type="float" office:value="0">
            <text:p>0</text:p>
          </table:table-cell>
          <table:table-cell office:value-type="string">
            <text:p>Canary Current</text:p>
          </table:table-cell>
          <table:table-cell office:value-type="float" office:value="0">
            <text:p>0</text:p>
          </table:table-cell>
        </table:table-row>
        <table:table-row table:style-name="ro1">
          <table:table-cell office:value-type="float" office:value="115">
            <text:p>115</text:p>
          </table:table-cell>
          <table:table-cell office:value-type="string">
            <text:p>OSD115</text:p>
          </table:table-cell>
          <table:table-cell office:value-type="string">
            <text:p>Santa Cruz</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15_20140621T1430Z</text:p>
          </table:table-cell>
          <table:table-cell office:value-type="string">
            <text:p>Bucket, plastic</text:p>
          </table:table-cell>
          <table:table-cell office:value-type="string">
            <text:p>[OBJECTIVE: OSD2014 at PT MAINLAND][PLATFORM: Ground][DEVICE REPORTED: ACID WASHED RECIPIENT][DESCRIPTION: OSD115-SANTA CRUZ]</text:p>
          </table:table-cell>
          <table:table-cell office:value-type="string">
            <text:p>http://store.pangaea.de/Projects/OSD_2014/OSD115_20140621T1430Z.pdf</text:p>
          </table:table-cell>
          <table:table-cell office:value-type="string">
            <text:p>UTC+00</text:p>
          </table:table-cell>
          <table:table-cell office:value-type="string">
            <text:p>21-06-2014T14:30:00</text:p>
          </table:table-cell>
          <table:table-cell table:style-name="ce1" office:value-type="date" office:date-value="2014-06-21T14:30:00">
            <text:p>06/21/14 02:30 PM</text:p>
          </table:table-cell>
          <table:table-cell office:value-type="float" office:value="39.134347">
            <text:p>39.134347</text:p>
          </table:table-cell>
          <table:table-cell office:value-type="float" office:value="-9.384778">
            <text:p>-9.384778</text:p>
          </table:table-cell>
          <table:table-cell table:style-name="ce1" office:value-type="date" office:date-value="2014-06-21T14:45:00">
            <text:p>06/21/14 02:45 PM</text:p>
          </table:table-cell>
          <table:table-cell office:value-type="float" office:value="39.134347">
            <text:p>39.134347</text:p>
          </table:table-cell>
          <table:table-cell office:value-type="float" office:value="-9.384778">
            <text:p>-9.384778</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115_2014-06-21_0m_NPL022</text:p>
          </table:table-cell>
          <table:table-cell office:value-type="string">
            <text:p>ERS667551</text:p>
          </table:table-cell>
          <table:table-cell office:value-type="string">
            <text:p>http://www.ebi.ac.uk/ena/data/view/ERS667551</text:p>
          </table:table-cell>
          <table:table-cell office:value-type="string">
            <text:p>ABOKL47</text:p>
          </table:table-cell>
          <table:table-cell office:value-type="string">
            <text:p>SAMEA3275534</text:p>
          </table:table-cell>
          <table:table-cell office:value-type="string">
            <text:p>NPL022</text:p>
          </table:table-cell>
          <table:table-cell table:number-columns-repeated="7" office:value-type="string">
            <text:p>Not provided</text:p>
          </table:table-cell>
          <table:table-cell office:value-type="float" office:value="20.3">
            <text:p>20.3</text:p>
          </table:table-cell>
          <table:table-cell office:value-type="float" office:value="40">
            <text:p>40</text:p>
          </table:table-cell>
          <table:table-cell table:number-columns-repeated="20"/>
          <table:table-cell office:value-type="string">
            <text:p>PRT</text:p>
          </table:table-cell>
          <table:table-cell office:value-type="float" office:value="309">
            <text:p>309</text:p>
          </table:table-cell>
          <table:table-cell office:value-type="string">
            <text:p>CNRY</text:p>
          </table:table-cell>
          <table:table-cell office:value-type="string">
            <text:p>Coastal - Canary Coastal Province (EACB)</text:p>
          </table:table-cell>
          <table:table-cell office:value-type="float" office:value="0.000159673">
            <text:p>0.000159673</text:p>
          </table:table-cell>
          <table:table-cell office:value-type="string">
            <text:p>Iberian Coastal</text:p>
          </table:table-cell>
          <table:table-cell office:value-type="float" office:value="357">
            <text:p>357</text:p>
          </table:table-cell>
        </table:table-row>
        <table:table-row table:style-name="ro1">
          <table:table-cell office:value-type="float" office:value="116">
            <text:p>116</text:p>
          </table:table-cell>
          <table:table-cell office:value-type="string">
            <text:p>OSD116</text:p>
          </table:table-cell>
          <table:table-cell office:value-type="string">
            <text:p>Lagoa de Obidos</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116_20140621T1330Z</text:p>
          </table:table-cell>
          <table:table-cell office:value-type="string">
            <text:p>Bucket, plastic</text:p>
          </table:table-cell>
          <table:table-cell office:value-type="string">
            <text:p>[OBJECTIVE: OSD2014 at PT MAINLAND][PLATFORM: Ground][DEVICE REPORTED: ACID WASHED RECIPIENT][DESCRIPTION: OSD116-LAGOA DE ABIDOS]</text:p>
          </table:table-cell>
          <table:table-cell office:value-type="string">
            <text:p>http://store.pangaea.de/Projects/OSD_2014/OSD116_20140621T1330Z.pdf</text:p>
          </table:table-cell>
          <table:table-cell office:value-type="string">
            <text:p>UTC+00</text:p>
          </table:table-cell>
          <table:table-cell office:value-type="string">
            <text:p>21-06-2014T13:30:00</text:p>
          </table:table-cell>
          <table:table-cell table:style-name="ce1" office:value-type="date" office:date-value="2014-06-21T13:30:00">
            <text:p>06/21/14 01:30 PM</text:p>
          </table:table-cell>
          <table:table-cell office:value-type="float" office:value="39.415067">
            <text:p>39.415067</text:p>
          </table:table-cell>
          <table:table-cell office:value-type="float" office:value="-9.218828">
            <text:p>-9.218828</text:p>
          </table:table-cell>
          <table:table-cell table:style-name="ce1" office:value-type="date" office:date-value="2014-06-21T13:40:00">
            <text:p>06/21/14 01:40 PM</text:p>
          </table:table-cell>
          <table:table-cell office:value-type="float" office:value="39.415067">
            <text:p>39.415067</text:p>
          </table:table-cell>
          <table:table-cell office:value-type="float" office:value="-9.218828">
            <text:p>-9.218828</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116_2014-06-21_0m_NPL022</text:p>
          </table:table-cell>
          <table:table-cell office:value-type="string">
            <text:p>ERS667550</text:p>
          </table:table-cell>
          <table:table-cell office:value-type="string">
            <text:p>http://www.ebi.ac.uk/ena/data/view/ERS667550</text:p>
          </table:table-cell>
          <table:table-cell office:value-type="string">
            <text:p>ABOKL59</text:p>
          </table:table-cell>
          <table:table-cell office:value-type="string">
            <text:p>SAMEA3275533</text:p>
          </table:table-cell>
          <table:table-cell office:value-type="string">
            <text:p>NPL022</text:p>
          </table:table-cell>
          <table:table-cell table:number-columns-repeated="7" office:value-type="string">
            <text:p>Not provided</text:p>
          </table:table-cell>
          <table:table-cell office:value-type="float" office:value="24.7">
            <text:p>24.7</text:p>
          </table:table-cell>
          <table:table-cell office:value-type="float" office:value="22.5">
            <text:p>22.5</text:p>
          </table:table-cell>
          <table:table-cell table:number-columns-repeated="20"/>
          <table:table-cell office:value-type="string">
            <text:p>PRT</text:p>
          </table:table-cell>
          <table:table-cell office:value-type="float" office:value="613">
            <text:p>613</text:p>
          </table:table-cell>
          <table:table-cell office:value-type="string">
            <text:p>CNRY</text:p>
          </table:table-cell>
          <table:table-cell office:value-type="string">
            <text:p>Coastal - Canary Coastal Province (EACB)</text:p>
          </table:table-cell>
          <table:table-cell office:value-type="float" office:value="0.021473765">
            <text:p>0.021473765</text:p>
          </table:table-cell>
          <table:table-cell office:value-type="string">
            <text:p>Iberian Coastal</text:p>
          </table:table-cell>
          <table:table-cell office:value-type="float" office:value="0">
            <text:p>0</text:p>
          </table:table-cell>
        </table:table-row>
        <table:table-row table:style-name="ro1">
          <table:table-cell office:value-type="float" office:value="117">
            <text:p>117</text:p>
          </table:table-cell>
          <table:table-cell office:value-type="string">
            <text:p>OSD117</text:p>
          </table:table-cell>
          <table:table-cell office:value-type="string">
            <text:p>S Iberian Atlantic - Tavira Beach</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17_20140621T1610Z</text:p>
          </table:table-cell>
          <table:table-cell office:value-type="string">
            <text:p>Bucket, plastic 5-L</text:p>
          </table:table-cell>
          <table:table-cell office:value-type="string">
            <text:p>[OBJECTIVE: Water sampling for the Ocean Sampling Day, investigate ocean microbial diversity][PLATFORM: Beach/Intertidal zone structure][DEVICE REPORTED: Sterilized 5L-Bucket][DESCRIPTION: Ocean water sample]</text:p>
          </table:table-cell>
          <table:table-cell office:value-type="string">
            <text:p>http://store.pangaea.de/Projects/OSD_2014/OSD117_20140621T1610Z.pdf</text:p>
          </table:table-cell>
          <table:table-cell office:value-type="string">
            <text:p>UTC+00</text:p>
          </table:table-cell>
          <table:table-cell office:value-type="string">
            <text:p>21-06-2014T16:10:00</text:p>
          </table:table-cell>
          <table:table-cell table:style-name="ce1" office:value-type="date" office:date-value="2014-06-21T16:10:00">
            <text:p>06/21/14 04:10 PM</text:p>
          </table:table-cell>
          <table:table-cell office:value-type="float" office:value="37.167">
            <text:p>37.167</text:p>
          </table:table-cell>
          <table:table-cell office:value-type="float" office:value="-7.504">
            <text:p>-7.504</text:p>
          </table:table-cell>
          <table:table-cell table:style-name="ce1" office:value-type="date" office:date-value="2014-06-21T16:40:00">
            <text:p>06/21/14 04:40 PM</text:p>
          </table:table-cell>
          <table:table-cell office:value-type="float" office:value="37.167">
            <text:p>37.167</text:p>
          </table:table-cell>
          <table:table-cell office:value-type="float" office:value="-7.504">
            <text:p>-7.504</text:p>
          </table:table-cell>
          <table:table-cell office:value-type="float" office:value="0">
            <text:p>0</text:p>
          </table:table-cell>
          <table:table-cell office:value-type="string">
            <text:p>pelagic isothermal surface (ENVO:1000080)</text:p>
          </table:table-cell>
          <table:table-cell office:value-type="string">
            <text:p>mesotrophic water (ENVO:2225)</text:p>
          </table:table-cell>
          <table:table-cell office:value-type="string">
            <text:p>OSD117_2014-06-21_0m_NPL022</text:p>
          </table:table-cell>
          <table:table-cell office:value-type="string">
            <text:p>ERS667549</text:p>
          </table:table-cell>
          <table:table-cell office:value-type="string">
            <text:p>http://www.ebi.ac.uk/ena/data/view/ERS667549</text:p>
          </table:table-cell>
          <table:table-cell office:value-type="string">
            <text:p>ABOKL92</text:p>
          </table:table-cell>
          <table:table-cell office:value-type="string">
            <text:p>SAMEA3275532</text:p>
          </table:table-cell>
          <table:table-cell office:value-type="string">
            <text:p>NPL022</text:p>
          </table:table-cell>
          <table:table-cell table:number-columns-repeated="7" office:value-type="string">
            <text:p>Not provided</text:p>
          </table:table-cell>
          <table:table-cell office:value-type="float" office:value="23.64">
            <text:p>23.64</text:p>
          </table:table-cell>
          <table:table-cell office:value-type="float" office:value="37.93">
            <text:p>37.93</text:p>
          </table:table-cell>
          <table:table-cell/>
          <table:table-cell office:value-type="float" office:value="0.1275">
            <text:p>0.1275</text:p>
          </table:table-cell>
          <table:table-cell office:value-type="float" office:value="0.8675">
            <text:p>0.8675</text:p>
          </table:table-cell>
          <table:table-cell/>
          <table:table-cell office:value-type="float" office:value="0.02">
            <text:p>0.02</text:p>
          </table:table-cell>
          <table:table-cell table:number-columns-repeated="10"/>
          <table:table-cell office:value-type="float" office:value="0.000001">
            <text:p>0.000001</text:p>
          </table:table-cell>
          <table:table-cell office:value-type="float" office:value="0.000002">
            <text:p>0.000002</text:p>
          </table:table-cell>
          <table:table-cell table:number-columns-repeated="3"/>
          <table:table-cell office:value-type="string">
            <text:p>PRT</text:p>
          </table:table-cell>
          <table:table-cell office:value-type="float" office:value="0">
            <text:p>0</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Iberian Coastal</text:p>
          </table:table-cell>
          <table:table-cell office:value-type="float" office:value="0">
            <text:p>0</text:p>
          </table:table-cell>
        </table:table-row>
        <table:table-row table:style-name="ro1">
          <table:table-cell office:value-type="float" office:value="118">
            <text:p>118</text:p>
          </table:table-cell>
          <table:table-cell office:value-type="string">
            <text:p>OSD118</text:p>
          </table:table-cell>
          <table:table-cell office:value-type="string">
            <text:p>Robert s Cove</text:p>
          </table:table-cell>
          <table:table-cell office:value-type="string">
            <text:p>Celtic Sea</text:p>
          </table:table-cell>
          <table:table-cell office:value-type="string">
            <text:p>http://marineregions.org/gazetteer.php?p=details&amp;id=2351</text:p>
          </table:table-cell>
          <table:table-cell office:value-type="string">
            <text:p>neritic epipelagic zone biome (ENVO:1000042)</text:p>
          </table:table-cell>
          <table:table-cell office:value-type="string">
            <text:p>OSD-Jun-2014</text:p>
          </table:table-cell>
          <table:table-cell office:value-type="string">
            <text:p>OSD118_20140621T1214Z</text:p>
          </table:table-cell>
          <table:table-cell office:value-type="string">
            <text:p>Bucket, plastic</text:p>
          </table:table-cell>
          <table:table-cell office:value-type="string">
            <text:p>[OBJECTIVE: Analysis of prokaryotic diversity in surface seawater.][PLATFORM: ENVO:00000000 SHORE][DEVICE REPORTED: Carboy][DESCRIPTION: Near-shore, surface seawater sampled. Seawater filtered on 0.22 uM Sterivex cartridges.]</text:p>
          </table:table-cell>
          <table:table-cell office:value-type="string">
            <text:p>http://store.pangaea.de/Projects/OSD_2014/OSD118_20140621T1214Z.pdf</text:p>
          </table:table-cell>
          <table:table-cell office:value-type="string">
            <text:p>UTC+00</text:p>
          </table:table-cell>
          <table:table-cell office:value-type="string">
            <text:p>21-06-2014T12:14:00</text:p>
          </table:table-cell>
          <table:table-cell table:style-name="ce1" office:value-type="date" office:date-value="2014-06-21T12:14:00">
            <text:p>06/21/14 12:14 PM</text:p>
          </table:table-cell>
          <table:table-cell office:value-type="float" office:value="51.7423">
            <text:p>51.7423</text:p>
          </table:table-cell>
          <table:table-cell office:value-type="float" office:value="-8.3112">
            <text:p>-8.3112</text:p>
          </table:table-cell>
          <table:table-cell table:style-name="ce1" office:value-type="date" office:date-value="2014-06-24T12:17:00">
            <text:p>06/24/14 12:17 PM</text:p>
          </table:table-cell>
          <table:table-cell office:value-type="float" office:value="51.7423">
            <text:p>51.7423</text:p>
          </table:table-cell>
          <table:table-cell office:value-type="float" office:value="-8.3112">
            <text:p>-8.3112</text:p>
          </table:table-cell>
          <table:table-cell office:value-type="float" office:value="0.2">
            <text:p>0.2</text:p>
          </table:table-cell>
          <table:table-cell office:value-type="string">
            <text:p>surface water (ENVO:2042)</text:p>
          </table:table-cell>
          <table:table-cell office:value-type="string">
            <text:p>sea water (ENVO:2149)</text:p>
          </table:table-cell>
          <table:table-cell office:value-type="string">
            <text:p>OSD118_2014-06-21_0.2m_NPL022</text:p>
          </table:table-cell>
          <table:table-cell office:value-type="string">
            <text:p>ERS667548</text:p>
          </table:table-cell>
          <table:table-cell office:value-type="string">
            <text:p>http://www.ebi.ac.uk/ena/data/view/ERS667548</text:p>
          </table:table-cell>
          <table:table-cell office:value-type="string">
            <text:p>ABOKM55</text:p>
          </table:table-cell>
          <table:table-cell office:value-type="string">
            <text:p>SAMEA3275531</text:p>
          </table:table-cell>
          <table:table-cell office:value-type="string">
            <text:p>NPL022</text:p>
          </table:table-cell>
          <table:table-cell table:number-columns-repeated="7" office:value-type="string">
            <text:p>Not provided</text:p>
          </table:table-cell>
          <table:table-cell office:value-type="float" office:value="18">
            <text:p>18</text:p>
          </table:table-cell>
          <table:table-cell office:value-type="float" office:value="38">
            <text:p>38</text:p>
          </table:table-cell>
          <table:table-cell office:value-type="float" office:value="8.93">
            <text:p>8.93</text:p>
          </table:table-cell>
          <table:table-cell office:value-type="float" office:value="5.2647">
            <text:p>5.2647</text:p>
          </table:table-cell>
          <table:table-cell office:value-type="float" office:value="0.8065">
            <text:p>0.8065</text:p>
          </table:table-cell>
          <table:table-cell/>
          <table:table-cell office:value-type="float" office:value="0.5435">
            <text:p>0.5435</text:p>
          </table:table-cell>
          <table:table-cell table:number-columns-repeated="10"/>
          <table:table-cell office:value-type="float" office:value="2.7778">
            <text:p>2.7778</text:p>
          </table:table-cell>
          <table:table-cell table:number-columns-repeated="4"/>
          <table:table-cell office:value-type="string">
            <text:p>IRL</text:p>
          </table:table-cell>
          <table:table-cell office:value-type="float" office:value="70">
            <text:p>70</text:p>
          </table:table-cell>
          <table:table-cell office:value-type="string">
            <text:p>NECS</text:p>
          </table:table-cell>
          <table:table-cell office:value-type="string">
            <text:p>Coastal - NE Atlantic Shelves Province</text:p>
          </table:table-cell>
          <table:table-cell office:value-type="float" office:value="0.000686768">
            <text:p>0.000686768</text:p>
          </table:table-cell>
          <table:table-cell office:value-type="string">
            <text:p>Celtic-Biscay Shelf</text:p>
          </table:table-cell>
          <table:table-cell office:value-type="float" office:value="52">
            <text:p>52</text:p>
          </table:table-cell>
        </table:table-row>
        <table:table-row table:style-name="ro1">
          <table:table-cell office:value-type="float" office:value="119">
            <text:p>119</text:p>
          </table:table-cell>
          <table:table-cell office:value-type="string">
            <text:p>OSD119</text:p>
          </table:table-cell>
          <table:table-cell office:value-type="string">
            <text:p>Progreso</text:p>
          </table:table-cell>
          <table:table-cell office:value-type="string">
            <text:p>Gulf of Mexico</text:p>
          </table:table-cell>
          <table:table-cell office:value-type="string">
            <text:p>http://marineregions.org/gazetteer.php?p=details&amp;id=4288</text:p>
          </table:table-cell>
          <table:table-cell office:value-type="string">
            <text:p>marine pelagic biome (ENVO:1000023)</text:p>
          </table:table-cell>
          <table:table-cell office:value-type="string">
            <text:p>OSD-Jun-2014</text:p>
          </table:table-cell>
          <table:table-cell office:value-type="string">
            <text:p>OSD119_20140621T1800Z</text:p>
          </table:table-cell>
          <table:table-cell office:value-type="string">
            <text:p>Bottle, Van Dorn</text:p>
          </table:table-cell>
          <table:table-cell office:value-type="string">
            <text:p>[OBJECTIVE: To collect environmental parameters and biological material for the OSD June 21st 2014][PLATFORM: Primero de Junio][DEVICE REPORTED: CTD and Van Dorn bottle samplers][DESCRIPTION: We collect 40 L of surface water in this point.]</text:p>
          </table:table-cell>
          <table:table-cell office:value-type="string">
            <text:p>http://store.pangaea.de/Projects/OSD_2014/OSD119_20140621T1800Z.pdf</text:p>
          </table:table-cell>
          <table:table-cell office:value-type="string">
            <text:p>UTC-06</text:p>
          </table:table-cell>
          <table:table-cell office:value-type="string">
            <text:p>21-06-2014T12:00:00</text:p>
          </table:table-cell>
          <table:table-cell table:style-name="ce1" office:value-type="date" office:date-value="2014-06-21T18:00:00">
            <text:p>06/21/14 06:00 PM</text:p>
          </table:table-cell>
          <table:table-cell office:value-type="float" office:value="21.3142">
            <text:p>21.3142</text:p>
          </table:table-cell>
          <table:table-cell office:value-type="float" office:value="-89.6712">
            <text:p>-89.6712</text:p>
          </table:table-cell>
          <table:table-cell table:style-name="ce1" office:value-type="date" office:date-value="2014-06-21T18:27:00">
            <text:p>06/21/14 06:27 PM</text:p>
          </table:table-cell>
          <table:table-cell office:value-type="float" office:value="21.3621">
            <text:p>21.3621</text:p>
          </table:table-cell>
          <table:table-cell office:value-type="float" office:value="-89.6602">
            <text:p>-89.6602</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119_2014-06-21_1m_NPL022</text:p>
          </table:table-cell>
          <table:table-cell office:value-type="string">
            <text:p>ERS667547</text:p>
          </table:table-cell>
          <table:table-cell office:value-type="string">
            <text:p>http://www.ebi.ac.uk/ena/data/view/ERS667547</text:p>
          </table:table-cell>
          <table:table-cell table:number-columns-repeated="2"/>
          <table:table-cell office:value-type="string">
            <text:p>NPL022</text:p>
          </table:table-cell>
          <table:table-cell table:number-columns-repeated="7" office:value-type="string">
            <text:p>Not provided</text:p>
          </table:table-cell>
          <table:table-cell office:value-type="float" office:value="25.8">
            <text:p>25.8</text:p>
          </table:table-cell>
          <table:table-cell office:value-type="float" office:value="36.2">
            <text:p>36.2</text:p>
          </table:table-cell>
          <table:table-cell office:value-type="float" office:value="7">
            <text:p>7</text:p>
          </table:table-cell>
          <table:table-cell/>
          <table:table-cell office:value-type="float" office:value="1.526">
            <text:p>1.526</text:p>
          </table:table-cell>
          <table:table-cell/>
          <table:table-cell office:value-type="float" office:value="0.115">
            <text:p>0.115</text:p>
          </table:table-cell>
          <table:table-cell table:number-columns-repeated="3"/>
          <table:table-cell office:value-type="float" office:value="55.6">
            <text:p>55.6</text:p>
          </table:table-cell>
          <table:table-cell table:number-columns-repeated="6"/>
          <table:table-cell office:value-type="float" office:value="0.438">
            <text:p>0.438</text:p>
          </table:table-cell>
          <table:table-cell table:number-columns-repeated="4"/>
          <table:table-cell office:value-type="string">
            <text:p>MEX</text:p>
          </table:table-cell>
          <table:table-cell office:value-type="float" office:value="2705">
            <text:p>2705</text:p>
          </table:table-cell>
          <table:table-cell office:value-type="string">
            <text:p>CARB</text:p>
          </table:table-cell>
          <table:table-cell office:value-type="string">
            <text:p>Trades - Caribbean Province</text:p>
          </table:table-cell>
          <table:table-cell office:value-type="float" office:value="0">
            <text:p>0</text:p>
          </table:table-cell>
          <table:table-cell office:value-type="string">
            <text:p>Gulf of Mexico</text:p>
          </table:table-cell>
          <table:table-cell office:value-type="float" office:value="0">
            <text:p>0</text:p>
          </table:table-cell>
        </table:table-row>
        <table:table-row table:style-name="ro1">
          <table:table-cell office:value-type="float" office:value="120">
            <text:p>120</text:p>
          </table:table-cell>
          <table:table-cell office:value-type="string">
            <text:p>OSD120</text:p>
          </table:table-cell>
          <table:table-cell office:value-type="string">
            <text:p>Dzilam</text:p>
          </table:table-cell>
          <table:table-cell office:value-type="string">
            <text:p>Gulf of Mexico</text:p>
          </table:table-cell>
          <table:table-cell office:value-type="string">
            <text:p>http://marineregions.org/gazetteer.php?p=details&amp;id=4288</text:p>
          </table:table-cell>
          <table:table-cell office:value-type="string">
            <text:p>marine pelagic biome (ENVO:1000023)</text:p>
          </table:table-cell>
          <table:table-cell office:value-type="string">
            <text:p>OSD-Jun-2014</text:p>
          </table:table-cell>
          <table:table-cell office:value-type="string">
            <text:p>OSD120_20140621T1813Z</text:p>
          </table:table-cell>
          <table:table-cell office:value-type="string">
            <text:p>Bottle, Van Dorn</text:p>
          </table:table-cell>
          <table:table-cell office:value-type="string">
            <text:p>[OBJECTIVE: To collect environmental parameters and biological material for the OSD June 2014][PLATFORM: without registration][DEVICE REPORTED: CTD and Van Dorn bottle samplers][DESCRIPTION: We collected 40 L ]</text:p>
          </table:table-cell>
          <table:table-cell office:value-type="string">
            <text:p>http://store.pangaea.de/Projects/OSD_2014/OSD120_20140621T1813Z.pdf</text:p>
          </table:table-cell>
          <table:table-cell office:value-type="string">
            <text:p>UTC-06</text:p>
          </table:table-cell>
          <table:table-cell office:value-type="string">
            <text:p>21-06-2014T12:13:00</text:p>
          </table:table-cell>
          <table:table-cell table:style-name="ce1" office:value-type="date" office:date-value="2014-06-21T18:13:00">
            <text:p>06/21/14 06:13 PM</text:p>
          </table:table-cell>
          <table:table-cell office:value-type="float" office:value="21.4934">
            <text:p>21.4934</text:p>
          </table:table-cell>
          <table:table-cell office:value-type="float" office:value="-88.8468">
            <text:p>-88.8468</text:p>
          </table:table-cell>
          <table:table-cell table:style-name="ce1" office:value-type="date" office:date-value="2014-06-21T19:00:00">
            <text:p>06/21/14 07:00 PM</text:p>
          </table:table-cell>
          <table:table-cell office:value-type="float" office:value="21.4934">
            <text:p>21.4934</text:p>
          </table:table-cell>
          <table:table-cell office:value-type="float" office:value="-88.8468">
            <text:p>-88.8468</text:p>
          </table:table-cell>
          <table:table-cell office:value-type="float" office:value="5">
            <text:p>5</text:p>
          </table:table-cell>
          <table:table-cell office:value-type="string">
            <text:p>surface water (ENVO:2042)</text:p>
          </table:table-cell>
          <table:table-cell office:value-type="string">
            <text:p>sea water (ENVO:2149)</text:p>
          </table:table-cell>
          <table:table-cell office:value-type="string">
            <text:p>OSD120_2014-06-21_5m_NPL022</text:p>
          </table:table-cell>
          <table:table-cell office:value-type="string">
            <text:p>ERS667546</text:p>
          </table:table-cell>
          <table:table-cell office:value-type="string">
            <text:p>http://www.ebi.ac.uk/ena/data/view/ERS667546</text:p>
          </table:table-cell>
          <table:table-cell table:number-columns-repeated="2"/>
          <table:table-cell office:value-type="string">
            <text:p>NPL022</text:p>
          </table:table-cell>
          <table:table-cell table:number-columns-repeated="7" office:value-type="string">
            <text:p>Not provided</text:p>
          </table:table-cell>
          <table:table-cell office:value-type="float" office:value="26.7">
            <text:p>26.7</text:p>
          </table:table-cell>
          <table:table-cell office:value-type="float" office:value="38.98">
            <text:p>38.98</text:p>
          </table:table-cell>
          <table:table-cell office:value-type="float" office:value="6">
            <text:p>6</text:p>
          </table:table-cell>
          <table:table-cell/>
          <table:table-cell office:value-type="float" office:value="1.493">
            <text:p>1.493</text:p>
          </table:table-cell>
          <table:table-cell/>
          <table:table-cell office:value-type="float" office:value="0.052">
            <text:p>0.052</text:p>
          </table:table-cell>
          <table:table-cell table:number-columns-repeated="10"/>
          <table:table-cell office:value-type="float" office:value="0.438">
            <text:p>0.438</text:p>
          </table:table-cell>
          <table:table-cell office:value-type="float" office:value="3.6">
            <text:p>3.6</text:p>
          </table:table-cell>
          <table:table-cell table:number-columns-repeated="3"/>
          <table:table-cell office:value-type="string">
            <text:p>MEX</text:p>
          </table:table-cell>
          <table:table-cell office:value-type="float" office:value="9007">
            <text:p>9007</text:p>
          </table:table-cell>
          <table:table-cell office:value-type="string">
            <text:p>CARB</text:p>
          </table:table-cell>
          <table:table-cell office:value-type="string">
            <text:p>Trades - Caribbean Province</text:p>
          </table:table-cell>
          <table:table-cell office:value-type="float" office:value="0">
            <text:p>0</text:p>
          </table:table-cell>
          <table:table-cell office:value-type="string">
            <text:p>Gulf of Mexico</text:p>
          </table:table-cell>
          <table:table-cell office:value-type="float" office:value="0">
            <text:p>0</text:p>
          </table:table-cell>
        </table:table-row>
        <table:table-row table:style-name="ro1">
          <table:table-cell office:value-type="float" office:value="121">
            <text:p>121</text:p>
          </table:table-cell>
          <table:table-cell office:value-type="string">
            <text:p>OSD121</text:p>
          </table:table-cell>
          <table:table-cell office:value-type="string">
            <text:p>Celestun</text:p>
          </table:table-cell>
          <table:table-cell office:value-type="string">
            <text:p>Gulf of Mexico</text:p>
          </table:table-cell>
          <table:table-cell office:value-type="string">
            <text:p>http://marineregions.org/gazetteer.php?p=details&amp;id=4288</text:p>
          </table:table-cell>
          <table:table-cell office:value-type="string">
            <text:p>marine pelagic biome (ENVO:1000023)</text:p>
          </table:table-cell>
          <table:table-cell office:value-type="string">
            <text:p>OSD-Jun-2014</text:p>
          </table:table-cell>
          <table:table-cell office:value-type="string">
            <text:p>OSD121_20140621T1759Z</text:p>
          </table:table-cell>
          <table:table-cell office:value-type="string">
            <text:p>Bottle, Van Dorn</text:p>
          </table:table-cell>
          <table:table-cell office:value-type="string">
            <text:p>[OBJECTIVE: To collect environmental parameters and biological material for the OSD 2014][PLATFORM: without registration][DEVICE REPORTED: CTD and Van Dorn bottle samplers][DESCRIPTION: We collected 40 L of water ]</text:p>
          </table:table-cell>
          <table:table-cell office:value-type="string">
            <text:p>http://store.pangaea.de/Projects/OSD_2014/OSD121_20140621T1759Z.pdf</text:p>
          </table:table-cell>
          <table:table-cell office:value-type="string">
            <text:p>UTC-06</text:p>
          </table:table-cell>
          <table:table-cell office:value-type="string">
            <text:p>21-06-2014T11:59:00</text:p>
          </table:table-cell>
          <table:table-cell table:style-name="ce1" office:value-type="date" office:date-value="2014-06-21T17:59:00">
            <text:p>06/21/14 05:59 PM</text:p>
          </table:table-cell>
          <table:table-cell office:value-type="float" office:value="20.8841">
            <text:p>20.8841</text:p>
          </table:table-cell>
          <table:table-cell office:value-type="float" office:value="-90.4967">
            <text:p>-90.4967</text:p>
          </table:table-cell>
          <table:table-cell table:style-name="ce1" office:value-type="date" office:date-value="2014-06-21T18:30:00">
            <text:p>06/21/14 06:30 PM</text:p>
          </table:table-cell>
          <table:table-cell office:value-type="float" office:value="20.8841">
            <text:p>20.8841</text:p>
          </table:table-cell>
          <table:table-cell office:value-type="float" office:value="-90.4967">
            <text:p>-90.4967</text:p>
          </table:table-cell>
          <table:table-cell office:value-type="float" office:value="5">
            <text:p>5</text:p>
          </table:table-cell>
          <table:table-cell office:value-type="string">
            <text:p>surface water (ENVO:2042)</text:p>
          </table:table-cell>
          <table:table-cell office:value-type="string">
            <text:p>sea water (ENVO:2149)</text:p>
          </table:table-cell>
          <table:table-cell office:value-type="string">
            <text:p>OSD121_2014-06-21_5m_NPL022</text:p>
          </table:table-cell>
          <table:table-cell office:value-type="string">
            <text:p>ERS667545</text:p>
          </table:table-cell>
          <table:table-cell office:value-type="string">
            <text:p>http://www.ebi.ac.uk/ena/data/view/ERS667545</text:p>
          </table:table-cell>
          <table:table-cell table:number-columns-repeated="2"/>
          <table:table-cell office:value-type="string">
            <text:p>NPL022</text:p>
          </table:table-cell>
          <table:table-cell table:number-columns-repeated="7" office:value-type="string">
            <text:p>Not provided</text:p>
          </table:table-cell>
          <table:table-cell office:value-type="float" office:value="28.6">
            <text:p>28.6</text:p>
          </table:table-cell>
          <table:table-cell office:value-type="float" office:value="36.8">
            <text:p>36.8</text:p>
          </table:table-cell>
          <table:table-cell office:value-type="float" office:value="7">
            <text:p>7</text:p>
          </table:table-cell>
          <table:table-cell/>
          <table:table-cell office:value-type="float" office:value="1.493">
            <text:p>1.493</text:p>
          </table:table-cell>
          <table:table-cell/>
          <table:table-cell office:value-type="float" office:value="0.052">
            <text:p>0.052</text:p>
          </table:table-cell>
          <table:table-cell table:number-columns-repeated="3"/>
          <table:table-cell office:value-type="float" office:value="60.7">
            <text:p>60.7</text:p>
          </table:table-cell>
          <table:table-cell table:number-columns-repeated="6"/>
          <table:table-cell office:value-type="float" office:value="0.406">
            <text:p>0.406</text:p>
          </table:table-cell>
          <table:table-cell office:value-type="float" office:value="3.6">
            <text:p>3.6</text:p>
          </table:table-cell>
          <table:table-cell table:number-columns-repeated="3"/>
          <table:table-cell office:value-type="string">
            <text:p>MEX</text:p>
          </table:table-cell>
          <table:table-cell office:value-type="float" office:value="11090">
            <text:p>11090</text:p>
          </table:table-cell>
          <table:table-cell office:value-type="string">
            <text:p>CARB</text:p>
          </table:table-cell>
          <table:table-cell office:value-type="string">
            <text:p>Trades - Caribbean Province</text:p>
          </table:table-cell>
          <table:table-cell office:value-type="float" office:value="0">
            <text:p>0</text:p>
          </table:table-cell>
          <table:table-cell office:value-type="string">
            <text:p>Gulf of Mexico</text:p>
          </table:table-cell>
          <table:table-cell office:value-type="float" office:value="0">
            <text:p>0</text:p>
          </table:table-cell>
        </table:table-row>
        <table:table-row table:style-name="ro1">
          <table:table-cell office:value-type="float" office:value="122">
            <text:p>122</text:p>
          </table:table-cell>
          <table:table-cell office:value-type="string">
            <text:p>OSD122</text:p>
          </table:table-cell>
          <table:table-cell office:value-type="string">
            <text:p>Station A Gulf Of Eilat</text:p>
          </table:table-cell>
          <table:table-cell office:value-type="string">
            <text:p>Gulf of Aqaba</text:p>
          </table:table-cell>
          <table:table-cell office:value-type="string">
            <text:p>http://marineregions.org/gazetteer.php?p=details&amp;id=4263</text:p>
          </table:table-cell>
          <table:table-cell office:value-type="string">
            <text:p>marine biome (ENVO:447)</text:p>
          </table:table-cell>
          <table:table-cell office:value-type="string">
            <text:p>OSD-Jun-2014</text:p>
          </table:table-cell>
          <table:table-cell office:value-type="string">
            <text:p>OSD122_20140622T0745Z</text:p>
          </table:table-cell>
          <table:table-cell office:value-type="string">
            <text:p>Water pump</text:p>
          </table:table-cell>
          <table:table-cell office:value-type="string">
            <text:p>[OBJECTIVE: Sampling for OSD][PLATFORM: boat][DEVICE REPORTED: pump][DESCRIPTION: OSD3-06-14 St a1 eilat NPL022 1Surface]</text:p>
          </table:table-cell>
          <table:table-cell office:value-type="string">
            <text:p>http://store.pangaea.de/Projects/OSD_2014/OSD122_20140622T0745Z.pdf</text:p>
          </table:table-cell>
          <table:table-cell office:value-type="string">
            <text:p>UTC+02</text:p>
          </table:table-cell>
          <table:table-cell office:value-type="string">
            <text:p>22-06-2014T09:45:00</text:p>
          </table:table-cell>
          <table:table-cell table:style-name="ce1" office:value-type="date" office:date-value="2014-06-22T07:45:00">
            <text:p>06/22/14 07:45 AM</text:p>
          </table:table-cell>
          <table:table-cell office:value-type="float" office:value="29.4667">
            <text:p>29.4667</text:p>
          </table:table-cell>
          <table:table-cell office:value-type="float" office:value="34.9291">
            <text:p>34.9291</text:p>
          </table:table-cell>
          <table:table-cell table:style-name="ce1" office:value-type="date" office:date-value="2014-06-22T08:45:00">
            <text:p>06/22/14 08:45 AM</text:p>
          </table:table-cell>
          <table:table-cell office:value-type="float" office:value="29.4667">
            <text:p>29.4667</text:p>
          </table:table-cell>
          <table:table-cell office:value-type="float" office:value="34.9291">
            <text:p>34.9291</text:p>
          </table:table-cell>
          <table:table-cell office:value-type="float" office:value="0">
            <text:p>0</text:p>
          </table:table-cell>
          <table:table-cell office:value-type="string">
            <text:p>surface water (ENVO:2042)</text:p>
          </table:table-cell>
          <table:table-cell office:value-type="string">
            <text:p>oligotrophic water (ENVO:2223)</text:p>
          </table:table-cell>
          <table:table-cell office:value-type="string">
            <text:p>OSD122_2014-06-22_0m_NPL022</text:p>
          </table:table-cell>
          <table:table-cell office:value-type="string">
            <text:p>ERS667544</text:p>
          </table:table-cell>
          <table:table-cell office:value-type="string">
            <text:p>http://www.ebi.ac.uk/ena/data/view/ERS667544</text:p>
          </table:table-cell>
          <table:table-cell office:value-type="string">
            <text:p>ABOKM54</text:p>
          </table:table-cell>
          <table:table-cell office:value-type="string">
            <text:p>SAMEA3275530</text:p>
          </table:table-cell>
          <table:table-cell office:value-type="string">
            <text:p>NPL022</text:p>
          </table:table-cell>
          <table:table-cell table:number-columns-repeated="7" office:value-type="string">
            <text:p>Not provided</text:p>
          </table:table-cell>
          <table:table-cell office:value-type="float" office:value="24">
            <text:p>24</text:p>
          </table:table-cell>
          <table:table-cell office:value-type="float" office:value="40.5">
            <text:p>40.5</text:p>
          </table:table-cell>
          <table:table-cell table:number-columns-repeated="2"/>
          <table:table-cell office:value-type="float" office:value="0.25">
            <text:p>0.25</text:p>
          </table:table-cell>
          <table:table-cell/>
          <table:table-cell office:value-type="float" office:value="0.01">
            <text:p>0.01</text:p>
          </table:table-cell>
          <table:table-cell table:number-columns-repeated="11"/>
          <table:table-cell office:value-type="float" office:value="0.69">
            <text:p>0.69</text:p>
          </table:table-cell>
          <table:table-cell/>
          <table:table-cell office:value-type="float" office:value="0.106">
            <text:p>0.106</text:p>
          </table:table-cell>
          <table:table-cell/>
          <table:table-cell office:value-type="string">
            <text:p>ISR</text:p>
          </table:table-cell>
          <table:table-cell office:value-type="float" office:value="3703">
            <text:p>3703</text:p>
          </table:table-cell>
          <table:table-cell office:value-type="string">
            <text:p>REDS</text:p>
          </table:table-cell>
          <table:table-cell office:value-type="string">
            <text:p>Coastal - Red Sea, Persian Gulf Province</text:p>
          </table:table-cell>
          <table:table-cell office:value-type="float" office:value="0">
            <text:p>0</text:p>
          </table:table-cell>
          <table:table-cell office:value-type="string">
            <text:p>Red Sea</text:p>
          </table:table-cell>
          <table:table-cell office:value-type="float" office:value="0">
            <text:p>0</text:p>
          </table:table-cell>
        </table:table-row>
        <table:table-row table:style-name="ro1">
          <table:table-cell office:value-type="float" office:value="123">
            <text:p>123</text:p>
          </table:table-cell>
          <table:table-cell office:value-type="string">
            <text:p>OSD123</text:p>
          </table:table-cell>
          <table:table-cell office:value-type="string">
            <text:p>Shikmona</text:p>
          </table:table-cell>
          <table:table-cell office:value-type="string">
            <text:p>Mediterranean Sea - Eastern Basin</text:p>
          </table:table-cell>
          <table:table-cell office:value-type="string">
            <text:p>http://marineregions.org/gazetteer.php?p=details&amp;id=4280</text:p>
          </table:table-cell>
          <table:table-cell office:value-type="string">
            <text:p>marine subtidal rocky reef biome (ENVO:1000050)</text:p>
          </table:table-cell>
          <table:table-cell office:value-type="string">
            <text:p>OSD-Jun-2014</text:p>
          </table:table-cell>
          <table:table-cell office:value-type="string">
            <text:p>OSD123_20140622T0900Z</text:p>
          </table:table-cell>
          <table:table-cell office:value-type="string">
            <text:p>Bottle, unknown 20-L</text:p>
          </table:table-cell>
          <table:table-cell office:value-type="string">
            <text:p>[OBJECTIVE: to characterize the bacterial dynamics at routinely offshore coastal station][PLATFORM: Not reported][DEVICE REPORTED: 20L bottles][DESCRIPTION: Sampling for OSD]</text:p>
          </table:table-cell>
          <table:table-cell office:value-type="string">
            <text:p>http://store.pangaea.de/Projects/OSD_2014/OSD123_20140622T0900Z.pdf</text:p>
          </table:table-cell>
          <table:table-cell office:value-type="string">
            <text:p>UTC+02</text:p>
          </table:table-cell>
          <table:table-cell office:value-type="string">
            <text:p>22-06-2014T11:00:00</text:p>
          </table:table-cell>
          <table:table-cell table:style-name="ce1" office:value-type="date" office:date-value="2014-06-22T09:00:00">
            <text:p>06/22/14 09:00 AM</text:p>
          </table:table-cell>
          <table:table-cell office:value-type="float" office:value="32.822">
            <text:p>32.822</text:p>
          </table:table-cell>
          <table:table-cell office:value-type="float" office:value="32.954">
            <text:p>32.954</text:p>
          </table:table-cell>
          <table:table-cell table:style-name="ce1" office:value-type="date" office:date-value="2014-06-22T11:00:00">
            <text:p>06/22/14 11:00 AM</text:p>
          </table:table-cell>
          <table:table-cell office:value-type="float" office:value="32.822">
            <text:p>32.822</text:p>
          </table:table-cell>
          <table:table-cell office:value-type="float" office:value="32.954">
            <text:p>32.954</text:p>
          </table:table-cell>
          <table:table-cell office:value-type="float" office:value="3.5">
            <text:p>3.5</text:p>
          </table:table-cell>
          <table:table-cell office:value-type="string">
            <text:p>marine subtidal rocky reef (ENVO:1000150)</text:p>
          </table:table-cell>
          <table:table-cell office:value-type="string">
            <text:p>coastal sea water (ENVO:2150)</text:p>
          </table:table-cell>
          <table:table-cell office:value-type="string">
            <text:p>OSD123_2014-06-22_3.5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27">
            <text:p>27</text:p>
          </table:table-cell>
          <table:table-cell office:value-type="float" office:value="39.4">
            <text:p>39.4</text:p>
          </table:table-cell>
          <table:table-cell/>
          <table:table-cell office:value-type="float" office:value="0.02">
            <text:p>0.02</text:p>
          </table:table-cell>
          <table:table-cell table:number-columns-repeated="18"/>
          <table:table-cell office:value-type="string">
            <text:p>EGY</text:p>
          </table:table-cell>
          <table:table-cell office:value-type="float" office:value="173306">
            <text:p>173306</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123">
            <text:p>123</text:p>
          </table:table-cell>
          <table:table-cell office:value-type="string">
            <text:p>OSD123</text:p>
          </table:table-cell>
          <table:table-cell office:value-type="string">
            <text:p>Shikmona</text:p>
          </table:table-cell>
          <table:table-cell office:value-type="string">
            <text:p>Mediterranean Sea - Eastern Basin</text:p>
          </table:table-cell>
          <table:table-cell office:value-type="string">
            <text:p>http://marineregions.org/gazetteer.php?p=details&amp;id=4280</text:p>
          </table:table-cell>
          <table:table-cell office:value-type="string">
            <text:p>marine biome (ENVO:447)</text:p>
          </table:table-cell>
          <table:table-cell office:value-type="string">
            <text:p>OSD-Jun-2014</text:p>
          </table:table-cell>
          <table:table-cell office:value-type="string">
            <text:p>OSD123_20140622T0900Z</text:p>
          </table:table-cell>
          <table:table-cell office:value-type="string">
            <text:p>Bottle, unknown 20-L</text:p>
          </table:table-cell>
          <table:table-cell office:value-type="string">
            <text:p>[OBJECTIVE: to characterize the bacterial dynamics at routinely offshore coastal station][PLATFORM: Not reported][DEVICE REPORTED: 20L bottles][DESCRIPTION: Sampling for OSD]</text:p>
          </table:table-cell>
          <table:table-cell office:value-type="string">
            <text:p>http://store.pangaea.de/Projects/OSD_2014/OSD123_20140622T0900Z.pdf</text:p>
          </table:table-cell>
          <table:table-cell office:value-type="string">
            <text:p>UTC+02</text:p>
          </table:table-cell>
          <table:table-cell office:value-type="string">
            <text:p>22-06-2014T11:00:00</text:p>
          </table:table-cell>
          <table:table-cell table:style-name="ce1" office:value-type="date" office:date-value="2014-06-22T09:00:00">
            <text:p>06/22/14 09:00 AM</text:p>
          </table:table-cell>
          <table:table-cell office:value-type="float" office:value="32.822">
            <text:p>32.822</text:p>
          </table:table-cell>
          <table:table-cell office:value-type="float" office:value="32.954">
            <text:p>32.954</text:p>
          </table:table-cell>
          <table:table-cell table:style-name="ce1" office:value-type="date" office:date-value="2014-06-22T11:00:00">
            <text:p>06/22/14 11:00 AM</text:p>
          </table:table-cell>
          <table:table-cell office:value-type="float" office:value="32.822">
            <text:p>32.822</text:p>
          </table:table-cell>
          <table:table-cell office:value-type="float" office:value="32.954">
            <text:p>32.954</text:p>
          </table:table-cell>
          <table:table-cell office:value-type="float" office:value="4">
            <text:p>4</text:p>
          </table:table-cell>
          <table:table-cell office:value-type="string">
            <text:p>surface water (ENVO:2042)</text:p>
          </table:table-cell>
          <table:table-cell office:value-type="string">
            <text:p>sea water (ENVO:2149)</text:p>
          </table:table-cell>
          <table:table-cell office:value-type="string">
            <text:p>OSD123_2014-06-22_4m_NPL022</text:p>
          </table:table-cell>
          <table:table-cell office:value-type="string">
            <text:p>ERS667543</text:p>
          </table:table-cell>
          <table:table-cell office:value-type="string">
            <text:p>http://www.ebi.ac.uk/ena/data/view/ERS667543</text:p>
          </table:table-cell>
          <table:table-cell office:value-type="string">
            <text:p>ABOKL83</text:p>
          </table:table-cell>
          <table:table-cell office:value-type="string">
            <text:p>SAMEA3275529</text:p>
          </table:table-cell>
          <table:table-cell office:value-type="string">
            <text:p>NPL022</text:p>
          </table:table-cell>
          <table:table-cell table:number-columns-repeated="7" office:value-type="string">
            <text:p>Not provided</text:p>
          </table:table-cell>
          <table:table-cell office:value-type="float" office:value="27">
            <text:p>27</text:p>
          </table:table-cell>
          <table:table-cell office:value-type="float" office:value="39.4">
            <text:p>39.4</text:p>
          </table:table-cell>
          <table:table-cell/>
          <table:table-cell office:value-type="float" office:value="0.02">
            <text:p>0.02</text:p>
          </table:table-cell>
          <table:table-cell office:value-type="float" office:value="0.34">
            <text:p>0.34</text:p>
          </table:table-cell>
          <table:table-cell table:number-columns-repeated="6"/>
          <table:table-cell office:value-type="float" office:value="6.7">
            <text:p>6.7</text:p>
          </table:table-cell>
          <table:table-cell table:number-columns-repeated="3"/>
          <table:table-cell office:value-type="float" office:value="4">
            <text:p>4</text:p>
          </table:table-cell>
          <table:table-cell table:number-columns-repeated="6"/>
          <table:table-cell office:value-type="string">
            <text:p>EGY</text:p>
          </table:table-cell>
          <table:table-cell office:value-type="float" office:value="173306">
            <text:p>173306</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124">
            <text:p>124</text:p>
          </table:table-cell>
          <table:table-cell office:value-type="string">
            <text:p>OSD124</text:p>
          </table:table-cell>
          <table:table-cell office:value-type="string">
            <text:p>Osaka Bay</text:p>
          </table:table-cell>
          <table:table-cell office:value-type="string">
            <text:p>Japan Sea</text:p>
          </table:table-cell>
          <table:table-cell office:value-type="string">
            <text:p>http://marineregions.org/gazetteer.php?p=details&amp;id=4307</text:p>
          </table:table-cell>
          <table:table-cell office:value-type="string">
            <text:p>marine biome (ENVO:447)</text:p>
          </table:table-cell>
          <table:table-cell office:value-type="string">
            <text:p>OSD-Jun-2014</text:p>
          </table:table-cell>
          <table:table-cell office:value-type="string">
            <text:p>OSD124_20140621T0325Z</text:p>
          </table:table-cell>
          <table:table-cell office:value-type="string">
            <text:p>not_given</text:p>
          </table:table-cell>
          <table:table-cell office:value-type="string">
            <text:p>[OBJECTIVE: Marine biome and virome][PLATFORM: Vessel at fixed position][DEVICE REPORTED: Not reported][DESCRIPTION: In this site, the ocean water and coastal water is sporadically interchanged.]</text:p>
          </table:table-cell>
          <table:table-cell office:value-type="string">
            <text:p>http://store.pangaea.de/Projects/OSD_2014/OSD124_20140621T0325Z.pdf</text:p>
          </table:table-cell>
          <table:table-cell office:value-type="string">
            <text:p>UTC+09</text:p>
          </table:table-cell>
          <table:table-cell office:value-type="string">
            <text:p>21-06-2014T12:25:00</text:p>
          </table:table-cell>
          <table:table-cell table:style-name="ce1" office:value-type="date" office:date-value="2014-06-21T03:25:00">
            <text:p>06/21/14 03:25 AM</text:p>
          </table:table-cell>
          <table:table-cell office:value-type="float" office:value="34.32444">
            <text:p>34.32444</text:p>
          </table:table-cell>
          <table:table-cell office:value-type="float" office:value="135.12083">
            <text:p>135.12083</text:p>
          </table:table-cell>
          <table:table-cell table:style-name="ce1" office:value-type="date" office:date-value="2014-06-21T03:40:00">
            <text:p>06/21/14 03:40 AM</text:p>
          </table:table-cell>
          <table:table-cell office:value-type="float" office:value="34.32444">
            <text:p>34.32444</text:p>
          </table:table-cell>
          <table:table-cell office:value-type="float" office:value="135.12083">
            <text:p>135.12083</text:p>
          </table:table-cell>
          <table:table-cell office:value-type="float" office:value="5">
            <text:p>5</text:p>
          </table:table-cell>
          <table:table-cell office:value-type="string">
            <text:p>surface water (ENVO:2042)</text:p>
          </table:table-cell>
          <table:table-cell office:value-type="string">
            <text:p>sea water (ENVO:2149)</text:p>
          </table:table-cell>
          <table:table-cell office:value-type="string">
            <text:p>OSD124_2014-06-21_5m_NE08</text:p>
          </table:table-cell>
          <table:table-cell office:value-type="string">
            <text:p>ERS667542</text:p>
          </table:table-cell>
          <table:table-cell office:value-type="string">
            <text:p>http://www.ebi.ac.uk/ena/data/view/ERS667542</text:p>
          </table:table-cell>
          <table:table-cell office:value-type="string">
            <text:p>ABOKM91</text:p>
          </table:table-cell>
          <table:table-cell office:value-type="string">
            <text:p>SAMEA3275528</text:p>
          </table:table-cell>
          <table:table-cell office:value-type="string">
            <text:p>NE08</text:p>
          </table:table-cell>
          <table:table-cell table:number-columns-repeated="7" office:value-type="string">
            <text:p>Not provided</text:p>
          </table:table-cell>
          <table:table-cell office:value-type="float" office:value="21.15">
            <text:p>21.15</text:p>
          </table:table-cell>
          <table:table-cell office:value-type="float" office:value="33.19">
            <text:p>33.19</text:p>
          </table:table-cell>
          <table:table-cell table:number-columns-repeated="20"/>
          <table:table-cell office:value-type="string">
            <text:p>JPN</text:p>
          </table:table-cell>
          <table:table-cell office:value-type="float" office:value="422">
            <text:p>422</text:p>
          </table:table-cell>
          <table:table-cell office:value-type="string">
            <text:p>KURO</text:p>
          </table:table-cell>
          <table:table-cell office:value-type="string">
            <text:p>Westerlies - Kuroshio Current Province</text:p>
          </table:table-cell>
          <table:table-cell office:value-type="float" office:value="0">
            <text:p>0</text:p>
          </table:table-cell>
          <table:table-cell office:value-type="string">
            <text:p>Kuroshio Current</text:p>
          </table:table-cell>
          <table:table-cell office:value-type="float" office:value="0">
            <text:p>0</text:p>
          </table:table-cell>
        </table:table-row>
        <table:table-row table:style-name="ro1">
          <table:table-cell office:value-type="float" office:value="124">
            <text:p>124</text:p>
          </table:table-cell>
          <table:table-cell office:value-type="string">
            <text:p>OSD124</text:p>
          </table:table-cell>
          <table:table-cell office:value-type="string">
            <text:p>Osaka Bay</text:p>
          </table:table-cell>
          <table:table-cell office:value-type="string">
            <text:p>Japan Sea</text:p>
          </table:table-cell>
          <table:table-cell office:value-type="string">
            <text:p>http://marineregions.org/gazetteer.php?p=details&amp;id=4307</text:p>
          </table:table-cell>
          <table:table-cell office:value-type="string">
            <text:p>marine biome (ENVO:447)</text:p>
          </table:table-cell>
          <table:table-cell office:value-type="string">
            <text:p>OSD-Jun-2014</text:p>
          </table:table-cell>
          <table:table-cell office:value-type="string">
            <text:p>OSD124_20140621T0325Z</text:p>
          </table:table-cell>
          <table:table-cell office:value-type="string">
            <text:p>not_given</text:p>
          </table:table-cell>
          <table:table-cell office:value-type="string">
            <text:p>[OBJECTIVE: Marine biome and virome][PLATFORM: Vessel at fixed position][DEVICE REPORTED: Not reported][DESCRIPTION: In this site, the ocean water and coastal water is sporadically interchanged.]</text:p>
          </table:table-cell>
          <table:table-cell office:value-type="string">
            <text:p>http://store.pangaea.de/Projects/OSD_2014/OSD124_20140621T0325Z.pdf</text:p>
          </table:table-cell>
          <table:table-cell office:value-type="string">
            <text:p>UTC+09</text:p>
          </table:table-cell>
          <table:table-cell office:value-type="string">
            <text:p>21-06-2014T12:25:00</text:p>
          </table:table-cell>
          <table:table-cell table:style-name="ce1" office:value-type="date" office:date-value="2014-06-21T03:25:00">
            <text:p>06/21/14 03:25 AM</text:p>
          </table:table-cell>
          <table:table-cell office:value-type="float" office:value="34.32444">
            <text:p>34.32444</text:p>
          </table:table-cell>
          <table:table-cell office:value-type="float" office:value="135.12083">
            <text:p>135.12083</text:p>
          </table:table-cell>
          <table:table-cell table:style-name="ce1" office:value-type="date" office:date-value="2014-06-21T03:40:00">
            <text:p>06/21/14 03:40 AM</text:p>
          </table:table-cell>
          <table:table-cell office:value-type="float" office:value="34.32444">
            <text:p>34.32444</text:p>
          </table:table-cell>
          <table:table-cell office:value-type="float" office:value="135.12083">
            <text:p>135.12083</text:p>
          </table:table-cell>
          <table:table-cell office:value-type="float" office:value="5">
            <text:p>5</text:p>
          </table:table-cell>
          <table:table-cell office:value-type="string">
            <text:p>surface water (ENVO:2042)</text:p>
          </table:table-cell>
          <table:table-cell office:value-type="string">
            <text:p>sea water (ENVO:2149)</text:p>
          </table:table-cell>
          <table:table-cell office:value-type="string">
            <text:p>OSD124_2014-06-21_5m_NPL022</text:p>
          </table:table-cell>
          <table:table-cell office:value-type="string">
            <text:p>ERS667541</text:p>
          </table:table-cell>
          <table:table-cell office:value-type="string">
            <text:p>http://www.ebi.ac.uk/ena/data/view/ERS667541</text:p>
          </table:table-cell>
          <table:table-cell office:value-type="string">
            <text:p>ABOKM72</text:p>
          </table:table-cell>
          <table:table-cell office:value-type="string">
            <text:p>SAMEA3275527</text:p>
          </table:table-cell>
          <table:table-cell office:value-type="string">
            <text:p>NPL022</text:p>
          </table:table-cell>
          <table:table-cell table:number-columns-repeated="7" office:value-type="string">
            <text:p>Not provided</text:p>
          </table:table-cell>
          <table:table-cell office:value-type="float" office:value="21.15">
            <text:p>21.15</text:p>
          </table:table-cell>
          <table:table-cell office:value-type="float" office:value="33.19">
            <text:p>33.19</text:p>
          </table:table-cell>
          <table:table-cell table:number-columns-repeated="20"/>
          <table:table-cell office:value-type="string">
            <text:p>JPN</text:p>
          </table:table-cell>
          <table:table-cell office:value-type="float" office:value="422">
            <text:p>422</text:p>
          </table:table-cell>
          <table:table-cell office:value-type="string">
            <text:p>KURO</text:p>
          </table:table-cell>
          <table:table-cell office:value-type="string">
            <text:p>Westerlies - Kuroshio Current Province</text:p>
          </table:table-cell>
          <table:table-cell office:value-type="float" office:value="0">
            <text:p>0</text:p>
          </table:table-cell>
          <table:table-cell office:value-type="string">
            <text:p>Kuroshio Current</text:p>
          </table:table-cell>
          <table:table-cell office:value-type="float" office:value="0">
            <text:p>0</text:p>
          </table:table-cell>
        </table:table-row>
        <table:table-row table:style-name="ro1">
          <table:table-cell office:value-type="float" office:value="125">
            <text:p>125</text:p>
          </table:table-cell>
          <table:table-cell office:value-type="string">
            <text:p>OSD125</text:p>
          </table:table-cell>
          <table:table-cell office:value-type="string">
            <text:p>Dove Marine Laboratory Cullercoats Beach</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25_20140621T1300Z</text:p>
          </table:table-cell>
          <table:table-cell office:value-type="string">
            <text:p>Bucket, plastic</text:p>
          </table:table-cell>
          <table:table-cell office:value-type="string">
            <text:p>[OBJECTIVE: Sampling for OSD][PLATFORM: Pier][DEVICE REPORTED: Bucket and Rope/Horiba][DESCRIPTION: Surface water sampling for OSD]</text:p>
          </table:table-cell>
          <table:table-cell office:value-type="string">
            <text:p>http://store.pangaea.de/Projects/OSD_2014/OSD125_20140621T1300Z.pdf</text:p>
          </table:table-cell>
          <table:table-cell office:value-type="string">
            <text:p>UTC+00</text:p>
          </table:table-cell>
          <table:table-cell office:value-type="string">
            <text:p>21-06-2014T13:00:00</text:p>
          </table:table-cell>
          <table:table-cell table:style-name="ce1" office:value-type="date" office:date-value="2014-06-21T13:00:00">
            <text:p>06/21/14 01:00 PM</text:p>
          </table:table-cell>
          <table:table-cell office:value-type="float" office:value="55.03306">
            <text:p>55.03306</text:p>
          </table:table-cell>
          <table:table-cell office:value-type="float" office:value="-1.43278">
            <text:p>-1.43278</text:p>
          </table:table-cell>
          <table:table-cell table:style-name="ce1" office:value-type="date" office:date-value="2014-06-21T16:55:00">
            <text:p>06/21/14 04:55 PM</text:p>
          </table:table-cell>
          <table:table-cell office:value-type="float" office:value="55.03306">
            <text:p>55.03306</text:p>
          </table:table-cell>
          <table:table-cell office:value-type="float" office:value="-1.43278">
            <text:p>-1.43278</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25_2014-06-21_0m_NPL022</text:p>
          </table:table-cell>
          <table:table-cell office:value-type="string">
            <text:p>ERS667540</text:p>
          </table:table-cell>
          <table:table-cell office:value-type="string">
            <text:p>http://www.ebi.ac.uk/ena/data/view/ERS667540</text:p>
          </table:table-cell>
          <table:table-cell office:value-type="string">
            <text:p>ABOKM38</text:p>
          </table:table-cell>
          <table:table-cell office:value-type="string">
            <text:p>SAMEA3275526</text:p>
          </table:table-cell>
          <table:table-cell office:value-type="string">
            <text:p>NPL022</text:p>
          </table:table-cell>
          <table:table-cell table:number-columns-repeated="7" office:value-type="string">
            <text:p>Not provided</text:p>
          </table:table-cell>
          <table:table-cell office:value-type="float" office:value="16.04">
            <text:p>16.04</text:p>
          </table:table-cell>
          <table:table-cell office:value-type="float" office:value="26.4">
            <text:p>26.4</text:p>
          </table:table-cell>
          <table:table-cell office:value-type="float" office:value="8.5">
            <text:p>8.5</text:p>
          </table:table-cell>
          <table:table-cell table:number-columns-repeated="7"/>
          <table:table-cell office:value-type="float" office:value="35.2">
            <text:p>35.2</text:p>
          </table:table-cell>
          <table:table-cell/>
          <table:table-cell office:value-type="float" office:value="50">
            <text:p>50</text:p>
          </table:table-cell>
          <table:table-cell table:number-columns-repeated="6"/>
          <table:table-cell office:value-type="float" office:value="13.5">
            <text:p>13.5</text:p>
          </table:table-cell>
          <table:table-cell table:number-columns-repeated="2"/>
          <table:table-cell office:value-type="string">
            <text:p>GBR</text:p>
          </table:table-cell>
          <table:table-cell office:value-type="float" office:value="0">
            <text:p>0</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123">
            <text:p>123</text:p>
          </table:table-cell>
        </table:table-row>
        <table:table-row table:style-name="ro1">
          <table:table-cell office:value-type="float" office:value="126">
            <text:p>126</text:p>
          </table:table-cell>
          <table:table-cell office:value-type="string">
            <text:p>OSD126</text:p>
          </table:table-cell>
          <table:table-cell office:value-type="string">
            <text:p>Eyafjordur_1</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126_20140621T1215Z</text:p>
          </table:table-cell>
          <table:table-cell office:value-type="string">
            <text:p>Bottle, Niskin 1.6-L</text:p>
          </table:table-cell>
          <table:table-cell office:value-type="string">
            <text:p>[OBJECTIVE: Surface water sample in Fjord Eyjafjordur, Iceland at 21.6.2014 at 12:15. 0.22 um Sterivex filtration][PLATFORM: Research Vessel Einari Nesi][DEVICE REPORTED: Nissan Bottles 1.6 L][DESCRIPTION: Water more turbid than of sample]</text:p>
          </table:table-cell>
          <table:table-cell office:value-type="string">
            <text:p>http://store.pangaea.de/Projects/OSD_2014/OSD126_20140621T1215Z.pdf</text:p>
          </table:table-cell>
          <table:table-cell office:value-type="string">
            <text:p>UTC+00</text:p>
          </table:table-cell>
          <table:table-cell office:value-type="string">
            <text:p>21-06-2014T12:15:00</text:p>
          </table:table-cell>
          <table:table-cell table:style-name="ce1" office:value-type="date" office:date-value="2014-06-21T12:15:00">
            <text:p>06/21/14 12:15 PM</text:p>
          </table:table-cell>
          <table:table-cell office:value-type="float" office:value="66.00691">
            <text:p>66.00691</text:p>
          </table:table-cell>
          <table:table-cell office:value-type="float" office:value="-18.19653">
            <text:p>-18.19653</text:p>
          </table:table-cell>
          <table:table-cell table:style-name="ce1" office:value-type="date" office:date-value="2014-06-21T12:31:00">
            <text:p>06/21/14 12:31 PM</text:p>
          </table:table-cell>
          <table:table-cell office:value-type="float" office:value="66.00659">
            <text:p>66.00659</text:p>
          </table:table-cell>
          <table:table-cell office:value-type="float" office:value="-18.19753">
            <text:p>-18.19753</text:p>
          </table:table-cell>
          <table:table-cell office:value-type="float" office:value="1">
            <text:p>1</text:p>
          </table:table-cell>
          <table:table-cell office:value-type="string">
            <text:p>fjord (ENVO:39)</text:p>
          </table:table-cell>
          <table:table-cell office:value-type="string">
            <text:p>coastal sea water (ENVO:2150)</text:p>
          </table:table-cell>
          <table:table-cell office:value-type="string">
            <text:p>OSD126_2014-06-21_1m_NPL022</text:p>
          </table:table-cell>
          <table:table-cell office:value-type="string">
            <text:p>ERS667539</text:p>
          </table:table-cell>
          <table:table-cell office:value-type="string">
            <text:p>http://www.ebi.ac.uk/ena/data/view/ERS667539</text:p>
          </table:table-cell>
          <table:table-cell office:value-type="string">
            <text:p>ABOKM13</text:p>
          </table:table-cell>
          <table:table-cell office:value-type="string">
            <text:p>SAMEA3275525</text:p>
          </table:table-cell>
          <table:table-cell office:value-type="string">
            <text:p>NPL022</text:p>
          </table:table-cell>
          <table:table-cell table:number-columns-repeated="7" office:value-type="string">
            <text:p>Not provided</text:p>
          </table:table-cell>
          <table:table-cell office:value-type="float" office:value="12.2">
            <text:p>12.2</text:p>
          </table:table-cell>
          <table:table-cell office:value-type="float" office:value="42.3">
            <text:p>42.3</text:p>
          </table:table-cell>
          <table:table-cell table:number-columns-repeated="20"/>
          <table:table-cell office:value-type="string">
            <text:p>ISL</text:p>
          </table:table-cell>
          <table:table-cell office:value-type="float" office:value="0">
            <text:p>0</text:p>
          </table:table-cell>
          <table:table-cell office:value-type="string">
            <text:p>ARCT</text:p>
          </table:table-cell>
          <table:table-cell office:value-type="string">
            <text:p>Polar - Atlantic Arctic Province</text:p>
          </table:table-cell>
          <table:table-cell office:value-type="float" office:value="0.069496955">
            <text:p>0.069496955</text:p>
          </table:table-cell>
          <table:table-cell office:value-type="string">
            <text:p>Iceland Shelf and Sea</text:p>
          </table:table-cell>
          <table:table-cell office:value-type="float" office:value="3870">
            <text:p>3870</text:p>
          </table:table-cell>
        </table:table-row>
        <table:table-row table:style-name="ro1">
          <table:table-cell office:value-type="float" office:value="127">
            <text:p>127</text:p>
          </table:table-cell>
          <table:table-cell office:value-type="string">
            <text:p>OSD127</text:p>
          </table:table-cell>
          <table:table-cell office:value-type="string">
            <text:p>Eyafjordur_2</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127_20140621T1143Z</text:p>
          </table:table-cell>
          <table:table-cell office:value-type="string">
            <text:p>Bottle, Niskin 1.6-L</text:p>
          </table:table-cell>
          <table:table-cell office:value-type="string">
            <text:p>[OBJECTIVE: Ocean water in 10 m depth for comparison with same location at 1 m][PLATFORM: Research vessel Einari Nesi][DEVICE REPORTED: Niskin Bottles 1.6 L][DESCRIPTION: Identical location as OSD126_Eyjafordur_1 but different depth]</text:p>
          </table:table-cell>
          <table:table-cell office:value-type="string">
            <text:p>http://store.pangaea.de/Projects/OSD_2014/OSD127_20140621T1143Z.pdf</text:p>
          </table:table-cell>
          <table:table-cell office:value-type="string">
            <text:p>UTC+00</text:p>
          </table:table-cell>
          <table:table-cell office:value-type="string">
            <text:p>21-06-2014T11:43:00</text:p>
          </table:table-cell>
          <table:table-cell table:style-name="ce1" office:value-type="date" office:date-value="2014-06-21T11:43:00">
            <text:p>06/21/14 11:43 AM</text:p>
          </table:table-cell>
          <table:table-cell office:value-type="float" office:value="66.00776">
            <text:p>66.00776</text:p>
          </table:table-cell>
          <table:table-cell office:value-type="float" office:value="-18.19531">
            <text:p>-18.19531</text:p>
          </table:table-cell>
          <table:table-cell table:style-name="ce1" office:value-type="date" office:date-value="2014-06-21T12:12:00">
            <text:p>06/21/14 12:12 PM</text:p>
          </table:table-cell>
          <table:table-cell office:value-type="float" office:value="66.00696">
            <text:p>66.00696</text:p>
          </table:table-cell>
          <table:table-cell office:value-type="float" office:value="-18.19041">
            <text:p>-18.19041</text:p>
          </table:table-cell>
          <table:table-cell office:value-type="float" office:value="10">
            <text:p>10</text:p>
          </table:table-cell>
          <table:table-cell office:value-type="string">
            <text:p>fjord (ENVO:39)</text:p>
          </table:table-cell>
          <table:table-cell office:value-type="string">
            <text:p>sea water (ENVO:2149)</text:p>
          </table:table-cell>
          <table:table-cell office:value-type="string">
            <text:p>OSD127_2014-06-21_10m_NPL022</text:p>
          </table:table-cell>
          <table:table-cell office:value-type="string">
            <text:p>ERS667538</text:p>
          </table:table-cell>
          <table:table-cell office:value-type="string">
            <text:p>http://www.ebi.ac.uk/ena/data/view/ERS667538</text:p>
          </table:table-cell>
          <table:table-cell office:value-type="string">
            <text:p>ABOKM16</text:p>
          </table:table-cell>
          <table:table-cell office:value-type="string">
            <text:p>SAMEA3275524</text:p>
          </table:table-cell>
          <table:table-cell office:value-type="string">
            <text:p>NPL022</text:p>
          </table:table-cell>
          <table:table-cell table:number-columns-repeated="7" office:value-type="string">
            <text:p>Not provided</text:p>
          </table:table-cell>
          <table:table-cell office:value-type="float" office:value="11.24">
            <text:p>11.24</text:p>
          </table:table-cell>
          <table:table-cell office:value-type="float" office:value="59.7">
            <text:p>59.7</text:p>
          </table:table-cell>
          <table:table-cell table:number-columns-repeated="8"/>
          <table:table-cell office:value-type="float" office:value="59.7">
            <text:p>59.7</text:p>
          </table:table-cell>
          <table:table-cell table:number-columns-repeated="11"/>
          <table:table-cell office:value-type="string">
            <text:p>ISL</text:p>
          </table:table-cell>
          <table:table-cell office:value-type="float" office:value="0">
            <text:p>0</text:p>
          </table:table-cell>
          <table:table-cell office:value-type="string">
            <text:p>ARCT</text:p>
          </table:table-cell>
          <table:table-cell office:value-type="string">
            <text:p>Polar - Atlantic Arctic Province</text:p>
          </table:table-cell>
          <table:table-cell office:value-type="float" office:value="0.070975589">
            <text:p>0.070975589</text:p>
          </table:table-cell>
          <table:table-cell office:value-type="string">
            <text:p>Iceland Shelf and Sea</text:p>
          </table:table-cell>
          <table:table-cell office:value-type="float" office:value="3950">
            <text:p>3950</text:p>
          </table:table-cell>
        </table:table-row>
        <table:table-row table:style-name="ro1">
          <table:table-cell office:value-type="float" office:value="128">
            <text:p>128</text:p>
          </table:table-cell>
          <table:table-cell office:value-type="string">
            <text:p>OSD128</text:p>
          </table:table-cell>
          <table:table-cell office:value-type="string">
            <text:p>Eyafjordur_3</text:p>
          </table:table-cell>
          <table:table-cell table:number-columns-repeated="2"/>
          <table:table-cell office:value-type="string">
            <text:p>marine biome (ENVO:447)</text:p>
          </table:table-cell>
          <table:table-cell office:value-type="string">
            <text:p>OSD-Jun-2014</text:p>
          </table:table-cell>
          <table:table-cell office:value-type="string">
            <text:p>OSD128_20140621T1705Z</text:p>
          </table:table-cell>
          <table:table-cell office:value-type="string">
            <text:p>Bottle, Niskin 1.6-L</text:p>
          </table:table-cell>
          <table:table-cell office:value-type="string">
            <text:p>[OBJECTIVE: Eyjafjordur, Akureyri, Iceland][PLATFORM: Research vessel Einari Nesi][DEVICE REPORTED: Nissan bottles 1.6 L][DESCRIPTION: Surface sampling]</text:p>
          </table:table-cell>
          <table:table-cell office:value-type="string">
            <text:p>http://store.pangaea.de/Projects/OSD_2014/OSD128_20140621T1705Z.pdf</text:p>
          </table:table-cell>
          <table:table-cell office:value-type="string">
            <text:p>UTC+00</text:p>
          </table:table-cell>
          <table:table-cell office:value-type="string">
            <text:p>21-06-2014T17:05:00</text:p>
          </table:table-cell>
          <table:table-cell table:style-name="ce1" office:value-type="date" office:date-value="2014-06-21T17:05:00">
            <text:p>06/21/14 05:05 PM</text:p>
          </table:table-cell>
          <table:table-cell office:value-type="float" office:value="65.4886">
            <text:p>65.4886</text:p>
          </table:table-cell>
          <table:table-cell office:value-type="float" office:value="-18.0608">
            <text:p>-18.0608</text:p>
          </table:table-cell>
          <table:table-cell table:style-name="ce1" office:value-type="date" office:date-value="2014-06-21T17:19:00">
            <text:p>06/21/14 05:19 PM</text:p>
          </table:table-cell>
          <table:table-cell office:value-type="float" office:value="65.4877">
            <text:p>65.4877</text:p>
          </table:table-cell>
          <table:table-cell office:value-type="float" office:value="-18.06032">
            <text:p>-18.06032</text:p>
          </table:table-cell>
          <table:table-cell office:value-type="float" office:value="1">
            <text:p>1</text:p>
          </table:table-cell>
          <table:table-cell office:value-type="string">
            <text:p>fjord (ENVO:39)</text:p>
          </table:table-cell>
          <table:table-cell office:value-type="string">
            <text:p>sea water (ENVO:2149)</text:p>
          </table:table-cell>
          <table:table-cell office:value-type="string">
            <text:p>OSD128_2014-06-21_1m_NPL022</text:p>
          </table:table-cell>
          <table:table-cell office:value-type="string">
            <text:p>ERS667537</text:p>
          </table:table-cell>
          <table:table-cell office:value-type="string">
            <text:p>http://www.ebi.ac.uk/ena/data/view/ERS667537</text:p>
          </table:table-cell>
          <table:table-cell office:value-type="string">
            <text:p>ABOKM57</text:p>
          </table:table-cell>
          <table:table-cell office:value-type="string">
            <text:p>SAMEA3275523</text:p>
          </table:table-cell>
          <table:table-cell office:value-type="string">
            <text:p>NPL022</text:p>
          </table:table-cell>
          <table:table-cell table:number-columns-repeated="7" office:value-type="string">
            <text:p>Not provided</text:p>
          </table:table-cell>
          <table:table-cell office:value-type="float" office:value="12">
            <text:p>12</text:p>
          </table:table-cell>
          <table:table-cell office:value-type="float" office:value="14">
            <text:p>14</text:p>
          </table:table-cell>
          <table:table-cell table:number-columns-repeated="8"/>
          <table:table-cell office:value-type="float" office:value="14">
            <text:p>14</text:p>
          </table:table-cell>
          <table:table-cell table:number-columns-repeated="11"/>
          <table:table-cell office:value-type="string">
            <text:p>ISL</text:p>
          </table:table-cell>
          <table:table-cell office:value-type="float" office:value="0">
            <text:p>0</text:p>
          </table:table-cell>
          <table:table-cell office:value-type="string">
            <text:p>ARCT</text:p>
          </table:table-cell>
          <table:table-cell office:value-type="string">
            <text:p>Polar - Atlantic Arctic Province</text:p>
          </table:table-cell>
          <table:table-cell office:value-type="float" office:value="0.154969406">
            <text:p>0.154969406</text:p>
          </table:table-cell>
          <table:table-cell table:number-columns-repeated="2"/>
        </table:table-row>
        <table:table-row table:style-name="ro1">
          <table:table-cell office:value-type="float" office:value="129">
            <text:p>129</text:p>
          </table:table-cell>
          <table:table-cell office:value-type="string">
            <text:p>OSD129</text:p>
          </table:table-cell>
          <table:table-cell office:value-type="string">
            <text:p>Eyafjordur_4</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129_20140621T1638Z</text:p>
          </table:table-cell>
          <table:table-cell office:value-type="string">
            <text:p>Bottle, Niskin 1.6-L</text:p>
          </table:table-cell>
          <table:table-cell office:value-type="string">
            <text:p>[OBJECTIVE: Eyjafjordur, Akureyri, Iceland][PLATFORM: Research Vessel Einari Nesi][DEVICE REPORTED: Niskin bottles 1.6 L][DESCRIPTION: 10 m sample of same site as OSD 128]</text:p>
          </table:table-cell>
          <table:table-cell office:value-type="string">
            <text:p>http://store.pangaea.de/Projects/OSD_2014/OSD129_20140621T1638Z.pdf</text:p>
          </table:table-cell>
          <table:table-cell office:value-type="string">
            <text:p>UTC+00</text:p>
          </table:table-cell>
          <table:table-cell office:value-type="string">
            <text:p>21-06-2014T16:38:00</text:p>
          </table:table-cell>
          <table:table-cell table:style-name="ce1" office:value-type="date" office:date-value="2014-06-21T16:38:00">
            <text:p>06/21/14 04:38 PM</text:p>
          </table:table-cell>
          <table:table-cell office:value-type="float" office:value="65.817186">
            <text:p>65.817186</text:p>
          </table:table-cell>
          <table:table-cell office:value-type="float" office:value="-18.101835">
            <text:p>-18.101835</text:p>
          </table:table-cell>
          <table:table-cell table:style-name="ce1" office:value-type="date" office:date-value="2014-06-21T17:03:00">
            <text:p>06/21/14 05:03 PM</text:p>
          </table:table-cell>
          <table:table-cell office:value-type="float" office:value="65.48868">
            <text:p>65.48868</text:p>
          </table:table-cell>
          <table:table-cell office:value-type="float" office:value="-18.0608">
            <text:p>-18.0608</text:p>
          </table:table-cell>
          <table:table-cell office:value-type="float" office:value="10">
            <text:p>10</text:p>
          </table:table-cell>
          <table:table-cell office:value-type="string">
            <text:p>fjord (ENVO:39)</text:p>
          </table:table-cell>
          <table:table-cell office:value-type="string">
            <text:p>sea water (ENVO:2149)</text:p>
          </table:table-cell>
          <table:table-cell office:value-type="string">
            <text:p>OSD129_2014-06-21_10m_NPL022</text:p>
          </table:table-cell>
          <table:table-cell office:value-type="string">
            <text:p>ERS667536</text:p>
          </table:table-cell>
          <table:table-cell office:value-type="string">
            <text:p>http://www.ebi.ac.uk/ena/data/view/ERS667536</text:p>
          </table:table-cell>
          <table:table-cell office:value-type="string">
            <text:p>ABOKM22</text:p>
          </table:table-cell>
          <table:table-cell office:value-type="string">
            <text:p>SAMEA3275522</text:p>
          </table:table-cell>
          <table:table-cell office:value-type="string">
            <text:p>NPL022</text:p>
          </table:table-cell>
          <table:table-cell table:number-columns-repeated="7" office:value-type="string">
            <text:p>Not provided</text:p>
          </table:table-cell>
          <table:table-cell office:value-type="float" office:value="9.9">
            <text:p>9.9</text:p>
          </table:table-cell>
          <table:table-cell office:value-type="float" office:value="61.5">
            <text:p>61.5</text:p>
          </table:table-cell>
          <table:table-cell table:number-columns-repeated="8"/>
          <table:table-cell office:value-type="float" office:value="61.5">
            <text:p>61.5</text:p>
          </table:table-cell>
          <table:table-cell table:number-columns-repeated="11"/>
          <table:table-cell office:value-type="string">
            <text:p>ISL</text:p>
          </table:table-cell>
          <table:table-cell office:value-type="float" office:value="1325">
            <text:p>1325</text:p>
          </table:table-cell>
          <table:table-cell office:value-type="string">
            <text:p>ARCT</text:p>
          </table:table-cell>
          <table:table-cell office:value-type="string">
            <text:p>Polar - Atlantic Arctic Province</text:p>
          </table:table-cell>
          <table:table-cell office:value-type="float" office:value="0">
            <text:p>0</text:p>
          </table:table-cell>
          <table:table-cell office:value-type="string">
            <text:p>Iceland Shelf and Sea</text:p>
          </table:table-cell>
          <table:table-cell office:value-type="float" office:value="0">
            <text:p>0</text:p>
          </table:table-cell>
        </table:table-row>
        <table:table-row table:style-name="ro1">
          <table:table-cell office:value-type="float" office:value="13">
            <text:p>13</text:p>
          </table:table-cell>
          <table:table-cell office:value-type="string">
            <text:p>OSD13</text:p>
          </table:table-cell>
          <table:table-cell office:value-type="string">
            <text:p>Varna Bay</text:p>
          </table:table-cell>
          <table:table-cell office:value-type="string">
            <text:p>Black Sea</text:p>
          </table:table-cell>
          <table:table-cell office:value-type="string">
            <text:p>http://marineregions.org/gazetteer.php?p=details&amp;id=3319</text:p>
          </table:table-cell>
          <table:table-cell office:value-type="string">
            <text:p>marine biome (ENVO:447)</text:p>
          </table:table-cell>
          <table:table-cell office:value-type="string">
            <text:p>OSD-Jun-2014</text:p>
          </table:table-cell>
          <table:table-cell office:value-type="string">
            <text:p>OSD13_20140621T0630Z</text:p>
          </table:table-cell>
          <table:table-cell office:value-type="string">
            <text:p>Bottle, Nansen</text:p>
          </table:table-cell>
          <table:table-cell office:value-type="string">
            <text:p>[OBJECTIVE: The link between bacterial diversity and microbial community function in the unique Black Sea is very interesting and important.][PLATFORM: research vessel Akademik][DEVICE REPORTED: Nansen bottle][DESCRIPTION: <text:s/>Pouring rain for days before sampling.]</text:p>
          </table:table-cell>
          <table:table-cell office:value-type="string">
            <text:p>http://store.pangaea.de/Projects/OSD_2014/OSD13_20140621T0630Z.pdf</text:p>
          </table:table-cell>
          <table:table-cell office:value-type="string">
            <text:p>UTC+02</text:p>
          </table:table-cell>
          <table:table-cell office:value-type="string">
            <text:p>21-06-2014T08:30:00</text:p>
          </table:table-cell>
          <table:table-cell table:style-name="ce1" office:value-type="date" office:date-value="2014-06-21T06:30:00">
            <text:p>06/21/14 06:30 AM</text:p>
          </table:table-cell>
          <table:table-cell office:value-type="float" office:value="43.185">
            <text:p>43.185</text:p>
          </table:table-cell>
          <table:table-cell office:value-type="float" office:value="27.936667">
            <text:p>27.936667</text:p>
          </table:table-cell>
          <table:table-cell table:style-name="ce1" office:value-type="date" office:date-value="2014-06-21T06:45:00">
            <text:p>06/21/14 06:45 AM</text:p>
          </table:table-cell>
          <table:table-cell office:value-type="float" office:value="43.185">
            <text:p>43.185</text:p>
          </table:table-cell>
          <table:table-cell office:value-type="float" office:value="27.936667">
            <text:p>27.936667</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3_2014-06-21_0m_NPL022</text:p>
          </table:table-cell>
          <table:table-cell office:value-type="string">
            <text:p>ERS667655</text:p>
          </table:table-cell>
          <table:table-cell office:value-type="string">
            <text:p>http://www.ebi.ac.uk/ena/data/view/ERS667655</text:p>
          </table:table-cell>
          <table:table-cell office:value-type="string">
            <text:p>ABOKM46</text:p>
          </table:table-cell>
          <table:table-cell office:value-type="string">
            <text:p>SAMEA3275634</text:p>
          </table:table-cell>
          <table:table-cell office:value-type="string">
            <text:p>NPL022</text:p>
          </table:table-cell>
          <table:table-cell table:number-columns-repeated="7" office:value-type="string">
            <text:p>Not provided</text:p>
          </table:table-cell>
          <table:table-cell office:value-type="float" office:value="22.87">
            <text:p>22.87</text:p>
          </table:table-cell>
          <table:table-cell office:value-type="float" office:value="12.6">
            <text:p>12.6</text:p>
          </table:table-cell>
          <table:table-cell table:number-columns-repeated="20"/>
          <table:table-cell office:value-type="string">
            <text:p>BGR</text:p>
          </table:table-cell>
          <table:table-cell office:value-type="float" office:value="779">
            <text:p>779</text:p>
          </table:table-cell>
          <table:table-cell office:value-type="string">
            <text:p>MEDI</text:p>
          </table:table-cell>
          <table:table-cell office:value-type="string">
            <text:p>Westerlies - Mediterranean Sea, Black Sea Province</text:p>
          </table:table-cell>
          <table:table-cell office:value-type="float" office:value="0.019022073">
            <text:p>0.019022073</text:p>
          </table:table-cell>
          <table:table-cell office:value-type="string">
            <text:p>Black Sea</text:p>
          </table:table-cell>
          <table:table-cell office:value-type="float" office:value="0">
            <text:p>0</text:p>
          </table:table-cell>
        </table:table-row>
        <table:table-row table:style-name="ro1">
          <table:table-cell office:value-type="float" office:value="130">
            <text:p>130</text:p>
          </table:table-cell>
          <table:table-cell office:value-type="string">
            <text:p>OSD130</text:p>
          </table:table-cell>
          <table:table-cell office:value-type="string">
            <text:p>Eyafjordur_5</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130_20140621T1141Z</text:p>
          </table:table-cell>
          <table:table-cell office:value-type="string">
            <text:p>Bucket, plastic 5-L</text:p>
          </table:table-cell>
          <table:table-cell office:value-type="string">
            <text:p>[OBJECTIVE: Sampling of coastal waves, Eyjafjordur][PLATFORM: boat][DEVICE REPORTED: Plastic containers 5 L][DESCRIPTION: Surface sampling at 1 m depth]</text:p>
          </table:table-cell>
          <table:table-cell office:value-type="string">
            <text:p>http://store.pangaea.de/Projects/OSD_2014/OSD130_20140621T1141Z.pdf</text:p>
          </table:table-cell>
          <table:table-cell office:value-type="string">
            <text:p>UTC+00</text:p>
          </table:table-cell>
          <table:table-cell office:value-type="string">
            <text:p>21-06-2014T11:41:00</text:p>
          </table:table-cell>
          <table:table-cell table:style-name="ce1" office:value-type="date" office:date-value="2014-06-21T11:41:00">
            <text:p>06/21/14 11:41 AM</text:p>
          </table:table-cell>
          <table:table-cell office:value-type="float" office:value="66.1316">
            <text:p>66.1316</text:p>
          </table:table-cell>
          <table:table-cell office:value-type="float" office:value="-18.7902">
            <text:p>-18.7902</text:p>
          </table:table-cell>
          <table:table-cell table:style-name="ce1" office:value-type="date" office:date-value="2014-06-21T12:05:00">
            <text:p>06/21/14 12:05 PM</text:p>
          </table:table-cell>
          <table:table-cell office:value-type="float" office:value="66.1316">
            <text:p>66.1316</text:p>
          </table:table-cell>
          <table:table-cell office:value-type="float" office:value="-18.7902">
            <text:p>-18.7902</text:p>
          </table:table-cell>
          <table:table-cell office:value-type="float" office:value="1">
            <text:p>1</text:p>
          </table:table-cell>
          <table:table-cell office:value-type="string">
            <text:p>fjord (ENVO:39)</text:p>
          </table:table-cell>
          <table:table-cell office:value-type="string">
            <text:p>coastal sea water (ENVO:2150)</text:p>
          </table:table-cell>
          <table:table-cell office:value-type="string">
            <text:p>OSD130_2014-06-21_1m_NPL022</text:p>
          </table:table-cell>
          <table:table-cell office:value-type="string">
            <text:p>ERS667535</text:p>
          </table:table-cell>
          <table:table-cell office:value-type="string">
            <text:p>http://www.ebi.ac.uk/ena/data/view/ERS667535</text:p>
          </table:table-cell>
          <table:table-cell office:value-type="string">
            <text:p>ABOKM26</text:p>
          </table:table-cell>
          <table:table-cell office:value-type="string">
            <text:p>SAMEA3275521</text:p>
          </table:table-cell>
          <table:table-cell office:value-type="string">
            <text:p>NPL022</text:p>
          </table:table-cell>
          <table:table-cell table:number-columns-repeated="7" office:value-type="string">
            <text:p>Not provided</text:p>
          </table:table-cell>
          <table:table-cell office:value-type="float" office:value="10.1">
            <text:p>10.1</text:p>
          </table:table-cell>
          <table:table-cell office:value-type="float" office:value="48">
            <text:p>48</text:p>
          </table:table-cell>
          <table:table-cell table:number-columns-repeated="20"/>
          <table:table-cell office:value-type="string">
            <text:p>ISL</text:p>
          </table:table-cell>
          <table:table-cell office:value-type="float" office:value="170">
            <text:p>170</text:p>
          </table:table-cell>
          <table:table-cell office:value-type="string">
            <text:p>ARCT</text:p>
          </table:table-cell>
          <table:table-cell office:value-type="string">
            <text:p>Polar - Atlantic Arctic Province</text:p>
          </table:table-cell>
          <table:table-cell office:value-type="float" office:value="0.059001445">
            <text:p>0.059001445</text:p>
          </table:table-cell>
          <table:table-cell office:value-type="string">
            <text:p>Iceland Shelf and Sea</text:p>
          </table:table-cell>
          <table:table-cell office:value-type="float" office:value="345">
            <text:p>345</text:p>
          </table:table-cell>
        </table:table-row>
        <table:table-row table:style-name="ro1">
          <table:table-cell office:value-type="float" office:value="131">
            <text:p>131</text:p>
          </table:table-cell>
          <table:table-cell office:value-type="string">
            <text:p>OSD131</text:p>
          </table:table-cell>
          <table:table-cell office:value-type="string">
            <text:p>Sozopol bay (Zlatana ribka)</text:p>
          </table:table-cell>
          <table:table-cell office:value-type="string">
            <text:p>Black Sea</text:p>
          </table:table-cell>
          <table:table-cell office:value-type="string">
            <text:p>http://marineregions.org/gazetteer.php?p=details&amp;id=3319</text:p>
          </table:table-cell>
          <table:table-cell/>
          <table:table-cell office:value-type="string">
            <text:p>OSD-Jun-2014</text:p>
          </table:table-cell>
          <table:table-cell office:value-type="string">
            <text:p>OSD131_20140621T0824Z</text:p>
          </table:table-cell>
          <table:table-cell office:value-type="string">
            <text:p>Bottle, Niskin</text:p>
          </table:table-cell>
          <table:table-cell office:value-type="string">
            <text:p>[OBJECTIVE: Black sea salinity is unique and bacterial diversity here is still in larger scale unstudied. In coastal zones this is even a more severe problem as these are with high ecological and public importance. Our interest are bacterial groups involved in biogeochemical processes in sediments and their interaction with the upstanding water column.][PLATFORM: Research vessel, LEM][DEVICE REPORTED: Niskin bottle][DESCRIPTION: ENVO:00000447 marine biome]</text:p>
          </table:table-cell>
          <table:table-cell office:value-type="string">
            <text:p>http://store.pangaea.de/Projects/OSD_2014/OSD131_20140621T0824Z.pdf</text:p>
          </table:table-cell>
          <table:table-cell office:value-type="string">
            <text:p>UTC+02</text:p>
          </table:table-cell>
          <table:table-cell office:value-type="string">
            <text:p>21-06-2014T10:24:00</text:p>
          </table:table-cell>
          <table:table-cell table:style-name="ce1" office:value-type="date" office:date-value="2014-06-21T08:24:00">
            <text:p>06/21/14 08:24 AM</text:p>
          </table:table-cell>
          <table:table-cell office:value-type="float" office:value="42.413806">
            <text:p>42.413806</text:p>
          </table:table-cell>
          <table:table-cell office:value-type="float" office:value="27.669">
            <text:p>27.669</text:p>
          </table:table-cell>
          <table:table-cell table:style-name="ce1" office:value-type="date" office:date-value="2014-06-21T11:30:00">
            <text:p>06/21/14 11:30 AM</text:p>
          </table:table-cell>
          <table:table-cell office:value-type="float" office:value="42.424831">
            <text:p>42.424831</text:p>
          </table:table-cell>
          <table:table-cell office:value-type="float" office:value="27.669019">
            <text:p>27.669019</text:p>
          </table:table-cell>
          <table:table-cell office:value-type="float" office:value="1">
            <text:p>1</text:p>
          </table:table-cell>
          <table:table-cell table:number-columns-repeated="2"/>
          <table:table-cell office:value-type="string">
            <text:p>OSD131_2014-06-21_1m_NPL022</text:p>
          </table:table-cell>
          <table:table-cell office:value-type="string">
            <text:p>ERS667534</text:p>
          </table:table-cell>
          <table:table-cell office:value-type="string">
            <text:p>http://www.ebi.ac.uk/ena/data/view/ERS667534</text:p>
          </table:table-cell>
          <table:table-cell office:value-type="string">
            <text:p>ABOKM40</text:p>
          </table:table-cell>
          <table:table-cell office:value-type="string">
            <text:p>SAMEA3275520</text:p>
          </table:table-cell>
          <table:table-cell office:value-type="string">
            <text:p>NPL022</text:p>
          </table:table-cell>
          <table:table-cell table:number-columns-repeated="7" office:value-type="string">
            <text:p>Not provided</text:p>
          </table:table-cell>
          <table:table-cell table:number-columns-repeated="29"/>
        </table:table-row>
        <table:table-row table:style-name="ro1">
          <table:table-cell office:value-type="float" office:value="132">
            <text:p>132</text:p>
          </table:table-cell>
          <table:table-cell office:value-type="string">
            <text:p>OSD132</text:p>
          </table:table-cell>
          <table:table-cell office:value-type="string">
            <text:p>Sdot YAM</text:p>
          </table:table-cell>
          <table:table-cell office:value-type="string">
            <text:p>Mediterranean Sea - Eastern Basin</text:p>
          </table:table-cell>
          <table:table-cell office:value-type="string">
            <text:p>http://marineregions.org/gazetteer.php?p=details&amp;id=4280</text:p>
          </table:table-cell>
          <table:table-cell office:value-type="string">
            <text:p>marine biome (ENVO:447)</text:p>
          </table:table-cell>
          <table:table-cell office:value-type="string">
            <text:p>OSD-Jun-2014</text:p>
          </table:table-cell>
          <table:table-cell office:value-type="string">
            <text:p>OSD132_20140622T0845Z</text:p>
          </table:table-cell>
          <table:table-cell office:value-type="string">
            <text:p>Water pump</text:p>
          </table:table-cell>
          <table:table-cell office:value-type="string">
            <text:p>[OBJECTIVE: OSD sampling day][PLATFORM: Beach][DEVICE REPORTED: Plastic containers 5 L][DESCRIPTION: Sampling for OSD]</text:p>
          </table:table-cell>
          <table:table-cell office:value-type="string">
            <text:p>http://store.pangaea.de/Projects/OSD_2014/OSD132_20140622T0845Z.pdf</text:p>
          </table:table-cell>
          <table:table-cell office:value-type="string">
            <text:p>UTC+02</text:p>
          </table:table-cell>
          <table:table-cell office:value-type="string">
            <text:p>22-06-2014T10:45:00</text:p>
          </table:table-cell>
          <table:table-cell table:style-name="ce1" office:value-type="date" office:date-value="2014-06-22T08:45:00">
            <text:p>06/22/14 08:45 AM</text:p>
          </table:table-cell>
          <table:table-cell office:value-type="float" office:value="32.0694">
            <text:p>32.0694</text:p>
          </table:table-cell>
          <table:table-cell office:value-type="float" office:value="34.843">
            <text:p>34.843</text:p>
          </table:table-cell>
          <table:table-cell table:style-name="ce1" office:value-type="date" office:date-value="2014-06-22T09:00:00">
            <text:p>06/22/14 09:00 AM</text:p>
          </table:table-cell>
          <table:table-cell office:value-type="float" office:value="32.0694">
            <text:p>32.0694</text:p>
          </table:table-cell>
          <table:table-cell office:value-type="float" office:value="34.843">
            <text:p>34.843</text:p>
          </table:table-cell>
          <table:table-cell office:value-type="float" office:value="0.5">
            <text:p>0.5</text:p>
          </table:table-cell>
          <table:table-cell office:value-type="string">
            <text:p>surface water (ENVO:2042)</text:p>
          </table:table-cell>
          <table:table-cell office:value-type="string">
            <text:p>oligotrophic water (ENVO:2223)</text:p>
          </table:table-cell>
          <table:table-cell office:value-type="string">
            <text:p>OSD132_2014-06-22_0.5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27.3">
            <text:p>27.3</text:p>
          </table:table-cell>
          <table:table-cell office:value-type="float" office:value="39.35">
            <text:p>39.35</text:p>
          </table:table-cell>
          <table:table-cell office:value-type="float" office:value="8.18">
            <text:p>8.18</text:p>
          </table:table-cell>
          <table:table-cell table:number-columns-repeated="19"/>
          <table:table-cell office:value-type="string">
            <text:p>ISR</text:p>
          </table:table-cell>
          <table:table-cell office:value-type="float" office:value="0">
            <text:p>0</text:p>
          </table:table-cell>
          <table:table-cell office:value-type="string">
            <text:p>MEDI</text:p>
          </table:table-cell>
          <table:table-cell office:value-type="string">
            <text:p>Westerlies - Mediterranean Sea, Black Sea Province</text:p>
          </table:table-cell>
          <table:table-cell office:value-type="float" office:value="0.080743217">
            <text:p>0.080743217</text:p>
          </table:table-cell>
          <table:table-cell office:value-type="string">
            <text:p>Mediterranean Sea</text:p>
          </table:table-cell>
          <table:table-cell office:value-type="float" office:value="7736">
            <text:p>7736</text:p>
          </table:table-cell>
        </table:table-row>
        <table:table-row table:style-name="ro1">
          <table:table-cell office:value-type="float" office:value="132">
            <text:p>132</text:p>
          </table:table-cell>
          <table:table-cell office:value-type="string">
            <text:p>OSD132</text:p>
          </table:table-cell>
          <table:table-cell office:value-type="string">
            <text:p>Sdot YAM</text:p>
          </table:table-cell>
          <table:table-cell office:value-type="string">
            <text:p>Mediterranean Sea - Eastern Basin</text:p>
          </table:table-cell>
          <table:table-cell office:value-type="string">
            <text:p>http://marineregions.org/gazetteer.php?p=details&amp;id=4280</text:p>
          </table:table-cell>
          <table:table-cell office:value-type="string">
            <text:p>marine biome (ENVO:447)</text:p>
          </table:table-cell>
          <table:table-cell office:value-type="string">
            <text:p>OSD-Jun-2014</text:p>
          </table:table-cell>
          <table:table-cell office:value-type="string">
            <text:p>OSD132_20140622T0845Z</text:p>
          </table:table-cell>
          <table:table-cell office:value-type="string">
            <text:p>Water pump</text:p>
          </table:table-cell>
          <table:table-cell office:value-type="string">
            <text:p>[OBJECTIVE: OSD sampling day][PLATFORM: Beach][DEVICE REPORTED: Plastic containers 5 L][DESCRIPTION: Sampling for OSD]</text:p>
          </table:table-cell>
          <table:table-cell office:value-type="string">
            <text:p>http://store.pangaea.de/Projects/OSD_2014/OSD132_20140622T0845Z.pdf</text:p>
          </table:table-cell>
          <table:table-cell office:value-type="string">
            <text:p>UTC+02</text:p>
          </table:table-cell>
          <table:table-cell office:value-type="string">
            <text:p>22-06-2014T10:45:00</text:p>
          </table:table-cell>
          <table:table-cell table:style-name="ce1" office:value-type="date" office:date-value="2014-06-22T08:45:00">
            <text:p>06/22/14 08:45 AM</text:p>
          </table:table-cell>
          <table:table-cell office:value-type="float" office:value="32.0694">
            <text:p>32.0694</text:p>
          </table:table-cell>
          <table:table-cell office:value-type="float" office:value="34.843">
            <text:p>34.843</text:p>
          </table:table-cell>
          <table:table-cell table:style-name="ce1" office:value-type="date" office:date-value="2014-06-22T09:00:00">
            <text:p>06/22/14 09:00 AM</text:p>
          </table:table-cell>
          <table:table-cell office:value-type="float" office:value="32.0694">
            <text:p>32.0694</text:p>
          </table:table-cell>
          <table:table-cell office:value-type="float" office:value="34.843">
            <text:p>34.843</text:p>
          </table:table-cell>
          <table:table-cell office:value-type="float" office:value="0.5">
            <text:p>0.5</text:p>
          </table:table-cell>
          <table:table-cell office:value-type="string">
            <text:p>surface water (ENVO:2042)</text:p>
          </table:table-cell>
          <table:table-cell office:value-type="string">
            <text:p>oligotrophic water (ENVO:2223)</text:p>
          </table:table-cell>
          <table:table-cell office:value-type="string">
            <text:p>OSD132_2014-06-22_0.5m_NPL022</text:p>
          </table:table-cell>
          <table:table-cell office:value-type="string">
            <text:p>ERS667533</text:p>
          </table:table-cell>
          <table:table-cell office:value-type="string">
            <text:p>http://www.ebi.ac.uk/ena/data/view/ERS667533</text:p>
          </table:table-cell>
          <table:table-cell office:value-type="string">
            <text:p>ABOKL90</text:p>
          </table:table-cell>
          <table:table-cell office:value-type="string">
            <text:p>SAMEA3275519</text:p>
          </table:table-cell>
          <table:table-cell office:value-type="string">
            <text:p>NPL022</text:p>
          </table:table-cell>
          <table:table-cell table:number-columns-repeated="7" office:value-type="string">
            <text:p>Not provided</text:p>
          </table:table-cell>
          <table:table-cell office:value-type="float" office:value="27.3">
            <text:p>27.3</text:p>
          </table:table-cell>
          <table:table-cell office:value-type="float" office:value="39.35">
            <text:p>39.35</text:p>
          </table:table-cell>
          <table:table-cell office:value-type="float" office:value="8.18">
            <text:p>8.18</text:p>
          </table:table-cell>
          <table:table-cell/>
          <table:table-cell office:value-type="float" office:value="1.57">
            <text:p>1.57</text:p>
          </table:table-cell>
          <table:table-cell/>
          <table:table-cell office:value-type="float" office:value="0.06">
            <text:p>0.06</text:p>
          </table:table-cell>
          <table:table-cell table:number-columns-repeated="11"/>
          <table:table-cell office:value-type="float" office:value="2.56">
            <text:p>2.56</text:p>
          </table:table-cell>
          <table:table-cell table:number-columns-repeated="2"/>
          <table:table-cell office:value-type="float" office:value="0.22">
            <text:p>0.22</text:p>
          </table:table-cell>
          <table:table-cell office:value-type="string">
            <text:p>ISR</text:p>
          </table:table-cell>
          <table:table-cell office:value-type="float" office:value="0">
            <text:p>0</text:p>
          </table:table-cell>
          <table:table-cell office:value-type="string">
            <text:p>MEDI</text:p>
          </table:table-cell>
          <table:table-cell office:value-type="string">
            <text:p>Westerlies - Mediterranean Sea, Black Sea Province</text:p>
          </table:table-cell>
          <table:table-cell office:value-type="float" office:value="0.080743217">
            <text:p>0.080743217</text:p>
          </table:table-cell>
          <table:table-cell office:value-type="string">
            <text:p>Mediterranean Sea</text:p>
          </table:table-cell>
          <table:table-cell office:value-type="float" office:value="7736">
            <text:p>7736</text:p>
          </table:table-cell>
        </table:table-row>
        <table:table-row table:style-name="ro1">
          <table:table-cell office:value-type="float" office:value="133">
            <text:p>133</text:p>
          </table:table-cell>
          <table:table-cell office:value-type="string">
            <text:p>OSD133</text:p>
          </table:table-cell>
          <table:table-cell office:value-type="string">
            <text:p>Robben Island</text:p>
          </table:table-cell>
          <table:table-cell office:value-type="string">
            <text:p>South Atlantic Ocean</text:p>
          </table:table-cell>
          <table:table-cell office:value-type="string">
            <text:p>http://marineregions.org/gazetteer.php?p=details&amp;id=1914</text:p>
          </table:table-cell>
          <table:table-cell office:value-type="string">
            <text:p>marine biome (ENVO:447)</text:p>
          </table:table-cell>
          <table:table-cell office:value-type="string">
            <text:p>OSD-Jun-2014</text:p>
          </table:table-cell>
          <table:table-cell office:value-type="string">
            <text:p>OSD133_20140621T0724Z</text:p>
          </table:table-cell>
          <table:table-cell office:value-type="string">
            <text:p>Bottle, Niskin 5-L</text:p>
          </table:table-cell>
          <table:table-cell office:value-type="string">
            <text:p>[OBJECTIVE: Water samples taken at surface of the Robben Island Site with a Niskin bottle and CTD profile dips taken at each site using XRX620 CTD.][PLATFORM: Robben Island][DEVICE REPORTED: 5L Niskin bottle, 10L plastic bottles, XRX620 CTD.][DESCRIPTION: Particulate matter]</text:p>
          </table:table-cell>
          <table:table-cell office:value-type="string">
            <text:p>http://store.pangaea.de/Projects/OSD_2014/OSD133_20140621T0724Z.pdf</text:p>
          </table:table-cell>
          <table:table-cell office:value-type="string">
            <text:p>UTC+02</text:p>
          </table:table-cell>
          <table:table-cell office:value-type="string">
            <text:p>21-06-2014T09:24:00</text:p>
          </table:table-cell>
          <table:table-cell table:style-name="ce1" office:value-type="date" office:date-value="2014-06-21T07:24:00">
            <text:p>06/21/14 07:24 AM</text:p>
          </table:table-cell>
          <table:table-cell office:value-type="float" office:value="-33.897069">
            <text:p>-33.897069</text:p>
          </table:table-cell>
          <table:table-cell office:value-type="float" office:value="18.386825">
            <text:p>18.386825</text:p>
          </table:table-cell>
          <table:table-cell table:style-name="ce1" office:value-type="date" office:date-value="2014-06-21T08:14:00">
            <text:p>06/21/14 08:14 AM</text:p>
          </table:table-cell>
          <table:table-cell office:value-type="float" office:value="-33.93572">
            <text:p>-33.93572</text:p>
          </table:table-cell>
          <table:table-cell office:value-type="float" office:value="18.47147">
            <text:p>18.47147</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33_2014-06-21_0m_NPL022</text:p>
          </table:table-cell>
          <table:table-cell office:value-type="string">
            <text:p>ERS667532</text:p>
          </table:table-cell>
          <table:table-cell office:value-type="string">
            <text:p>http://www.ebi.ac.uk/ena/data/view/ERS667532</text:p>
          </table:table-cell>
          <table:table-cell office:value-type="string">
            <text:p>ABOKM17</text:p>
          </table:table-cell>
          <table:table-cell office:value-type="string">
            <text:p>SAMEA3275518</text:p>
          </table:table-cell>
          <table:table-cell office:value-type="string">
            <text:p>NPL022</text:p>
          </table:table-cell>
          <table:table-cell table:number-columns-repeated="7" office:value-type="string">
            <text:p>Not provided</text:p>
          </table:table-cell>
          <table:table-cell office:value-type="float" office:value="15.06">
            <text:p>15.06</text:p>
          </table:table-cell>
          <table:table-cell office:value-type="float" office:value="35.16">
            <text:p>35.16</text:p>
          </table:table-cell>
          <table:table-cell office:value-type="float" office:value="6.5">
            <text:p>6.5</text:p>
          </table:table-cell>
          <table:table-cell table:number-columns-repeated="9"/>
          <table:table-cell office:value-type="float" office:value="95.87">
            <text:p>95.87</text:p>
          </table:table-cell>
          <table:table-cell table:number-columns-repeated="6"/>
          <table:table-cell office:value-type="float" office:value="0.56">
            <text:p>0.56</text:p>
          </table:table-cell>
          <table:table-cell office:value-type="float" office:value="6.48">
            <text:p>6.48</text:p>
          </table:table-cell>
          <table:table-cell/>
          <table:table-cell office:value-type="string">
            <text:p>ZAF</text:p>
          </table:table-cell>
          <table:table-cell office:value-type="float" office:value="312">
            <text:p>312</text:p>
          </table:table-cell>
          <table:table-cell office:value-type="string">
            <text:p>EAFR</text:p>
          </table:table-cell>
          <table:table-cell office:value-type="string">
            <text:p>Coastal - E. Africa Coastal Province</text:p>
          </table:table-cell>
          <table:table-cell office:value-type="float" office:value="0">
            <text:p>0</text:p>
          </table:table-cell>
          <table:table-cell office:value-type="string">
            <text:p>Benguela Current</text:p>
          </table:table-cell>
          <table:table-cell office:value-type="float" office:value="0">
            <text:p>0</text:p>
          </table:table-cell>
        </table:table-row>
        <table:table-row table:style-name="ro1">
          <table:table-cell office:value-type="float" office:value="135">
            <text:p>135</text:p>
          </table:table-cell>
          <table:table-cell office:value-type="string">
            <text:p>OSD135</text:p>
          </table:table-cell>
          <table:table-cell office:value-type="string">
            <text:p>Guaymas Bay</text:p>
          </table:table-cell>
          <table:table-cell office:value-type="string">
            <text:p>Gulf of California</text:p>
          </table:table-cell>
          <table:table-cell office:value-type="string">
            <text:p>http://marineregions.org/gazetteer.php?p=details&amp;id=4314</text:p>
          </table:table-cell>
          <table:table-cell office:value-type="string">
            <text:p>marine biome (ENVO:447)</text:p>
          </table:table-cell>
          <table:table-cell office:value-type="string">
            <text:p>OSD-Jun-2014</text:p>
          </table:table-cell>
          <table:table-cell office:value-type="string">
            <text:p>OSD135_20140621T0303Z</text:p>
          </table:table-cell>
          <table:table-cell office:value-type="string">
            <text:p>Bucket, plastic 5-L</text:p>
          </table:table-cell>
          <table:table-cell office:value-type="string">
            <text:p>[OBJECTIVE: TO CONTRIBUTE TO THE KNOWLEDGE OF MARINE MICROBIAL DIVERSITY AND FUNCTIONS IN WORLDWIDE OCEANS][PLATFORM: BOAT-KAYAK][DEVICE REPORTED: 5L BUCKET][DESCRIPTION: 1M SURFACE OF SEA WATER FROM GUAYMAS BAY]</text:p>
          </table:table-cell>
          <table:table-cell office:value-type="string">
            <text:p>http://store.pangaea.de/Projects/OSD_2014/OSD135_20140621T0303Z.pdf</text:p>
          </table:table-cell>
          <table:table-cell office:value-type="string">
            <text:p>UTC+08</text:p>
          </table:table-cell>
          <table:table-cell office:value-type="string">
            <text:p>21-06-2014T11:03:00</text:p>
          </table:table-cell>
          <table:table-cell table:style-name="ce1" office:value-type="date" office:date-value="2014-06-21T03:03:00">
            <text:p>06/21/14 03:03 AM</text:p>
          </table:table-cell>
          <table:table-cell office:value-type="float" office:value="27.9011">
            <text:p>27.9011</text:p>
          </table:table-cell>
          <table:table-cell office:value-type="float" office:value="-110.8717">
            <text:p>-110.8717</text:p>
          </table:table-cell>
          <table:table-cell table:style-name="ce1" office:value-type="date" office:date-value="2014-06-21T03:30:00">
            <text:p>06/21/14 03:30 AM</text:p>
          </table:table-cell>
          <table:table-cell office:value-type="float" office:value="27.9011">
            <text:p>27.9011</text:p>
          </table:table-cell>
          <table:table-cell office:value-type="float" office:value="-110.8717">
            <text:p>-110.8717</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135_2014-06-21_1m_NPL022</text:p>
          </table:table-cell>
          <table:table-cell office:value-type="string">
            <text:p>ERS667530</text:p>
          </table:table-cell>
          <table:table-cell office:value-type="string">
            <text:p>http://www.ebi.ac.uk/ena/data/view/ERS667530</text:p>
          </table:table-cell>
          <table:table-cell/>
          <table:table-cell office:value-type="string">
            <text:p>SAMEA3275516</text:p>
          </table:table-cell>
          <table:table-cell office:value-type="string">
            <text:p>NPL022</text:p>
          </table:table-cell>
          <table:table-cell table:number-columns-repeated="7" office:value-type="string">
            <text:p>Not provided</text:p>
          </table:table-cell>
          <table:table-cell office:value-type="float" office:value="31.2">
            <text:p>31.2</text:p>
          </table:table-cell>
          <table:table-cell office:value-type="float" office:value="37.4">
            <text:p>37.4</text:p>
          </table:table-cell>
          <table:table-cell office:value-type="float" office:value="7.9">
            <text:p>7.9</text:p>
          </table:table-cell>
          <table:table-cell office:value-type="float" office:value="0.957">
            <text:p>0.957</text:p>
          </table:table-cell>
          <table:table-cell office:value-type="float" office:value="1.833">
            <text:p>1.833</text:p>
          </table:table-cell>
          <table:table-cell/>
          <table:table-cell office:value-type="float" office:value="1.087">
            <text:p>1.087</text:p>
          </table:table-cell>
          <table:table-cell table:number-columns-repeated="3"/>
          <table:table-cell office:value-type="float" office:value="56.55">
            <text:p>56.55</text:p>
          </table:table-cell>
          <table:table-cell/>
          <table:table-cell office:value-type="float" office:value="322.813">
            <text:p>322.813</text:p>
          </table:table-cell>
          <table:table-cell table:number-columns-repeated="4"/>
          <table:table-cell office:value-type="float" office:value="24.917">
            <text:p>24.917</text:p>
          </table:table-cell>
          <table:table-cell/>
          <table:table-cell office:value-type="float" office:value="2.25">
            <text:p>2.25</text:p>
          </table:table-cell>
          <table:table-cell table:number-columns-repeated="2"/>
          <table:table-cell office:value-type="string">
            <text:p>MEX</text:p>
          </table:table-cell>
          <table:table-cell office:value-type="float" office:value="0">
            <text:p>0</text:p>
          </table:table-cell>
          <table:table-cell office:value-type="string">
            <text:p>CAMR</text:p>
          </table:table-cell>
          <table:table-cell office:value-type="string">
            <text:p>Coastal - Central American Coastal Province</text:p>
          </table:table-cell>
          <table:table-cell office:value-type="float" office:value="0.043320341">
            <text:p>0.043320341</text:p>
          </table:table-cell>
          <table:table-cell office:value-type="string">
            <text:p>Gulf of California</text:p>
          </table:table-cell>
          <table:table-cell office:value-type="float" office:value="0">
            <text:p>0</text:p>
          </table:table-cell>
        </table:table-row>
        <table:table-row table:style-name="ro1">
          <table:table-cell office:value-type="float" office:value="136">
            <text:p>136</text:p>
          </table:table-cell>
          <table:table-cell office:value-type="string">
            <text:p>OSD136</text:p>
          </table:table-cell>
          <table:table-cell office:value-type="string">
            <text:p>Jyllinge Harbour</text:p>
          </table:table-cell>
          <table:table-cell office:value-type="string">
            <text:p>Kattegat</text:p>
          </table:table-cell>
          <table:table-cell office:value-type="string">
            <text:p>http://marineregions.org/gazetteer.php?p=details&amp;id=2374</text:p>
          </table:table-cell>
          <table:table-cell office:value-type="string">
            <text:p>marine biome (ENVO:447)</text:p>
          </table:table-cell>
          <table:table-cell office:value-type="string">
            <text:p>OSD-Jun-2014</text:p>
          </table:table-cell>
          <table:table-cell office:value-type="string">
            <text:p>OSD136_20140621T1056Z</text:p>
          </table:table-cell>
          <table:table-cell office:value-type="string">
            <text:p>Bottle, Nalgene 10-L</text:p>
          </table:table-cell>
          <table:table-cell office:value-type="string">
            <text:p>[OBJECTIVE: Jyllinge harbour has been sampled many times over the past years for bioactive bacteria and to study their interactions.][PLATFORM: Pier][DEVICE REPORTED: 10 L Nalgene flask][DESCRIPTION: Filters were degraded during shipment.]</text:p>
          </table:table-cell>
          <table:table-cell office:value-type="string">
            <text:p>http://store.pangaea.de/Projects/OSD_2014/OSD136_20140621T1056Z.pdf</text:p>
          </table:table-cell>
          <table:table-cell office:value-type="string">
            <text:p>UTC+01</text:p>
          </table:table-cell>
          <table:table-cell office:value-type="string">
            <text:p>21-06-2014T11:56:00</text:p>
          </table:table-cell>
          <table:table-cell table:style-name="ce1" office:value-type="date" office:date-value="2014-06-21T10:56:00">
            <text:p>06/21/14 10:56 AM</text:p>
          </table:table-cell>
          <table:table-cell office:value-type="float" office:value="55.744993">
            <text:p>55.744993</text:p>
          </table:table-cell>
          <table:table-cell office:value-type="float" office:value="12.094845">
            <text:p>12.094845</text:p>
          </table:table-cell>
          <table:table-cell table:style-name="ce1" office:value-type="date" office:date-value="2014-06-21T13:02:00">
            <text:p>06/21/14 01:02 PM</text:p>
          </table:table-cell>
          <table:table-cell office:value-type="float" office:value="55.744929">
            <text:p>55.744929</text:p>
          </table:table-cell>
          <table:table-cell office:value-type="float" office:value="12.094845">
            <text:p>12.094845</text:p>
          </table:table-cell>
          <table:table-cell office:value-type="float" office:value="0.1">
            <text:p>0.1</text:p>
          </table:table-cell>
          <table:table-cell office:value-type="string">
            <text:p>surface water (ENVO:2042)</text:p>
          </table:table-cell>
          <table:table-cell office:value-type="string">
            <text:p>sea water (ENVO:2149)</text:p>
          </table:table-cell>
          <table:table-cell office:value-type="string">
            <text:p>OSD136_2014-06-21_0.1m_NPL022</text:p>
          </table:table-cell>
          <table:table-cell office:value-type="string">
            <text:p>ERS667529</text:p>
          </table:table-cell>
          <table:table-cell office:value-type="string">
            <text:p>http://www.ebi.ac.uk/ena/data/view/ERS667529</text:p>
          </table:table-cell>
          <table:table-cell/>
          <table:table-cell office:value-type="string">
            <text:p>SAMEA3275515</text:p>
          </table:table-cell>
          <table:table-cell office:value-type="string">
            <text:p>NPL022</text:p>
          </table:table-cell>
          <table:table-cell table:number-columns-repeated="7" office:value-type="string">
            <text:p>Not provided</text:p>
          </table:table-cell>
          <table:table-cell office:value-type="float" office:value="17">
            <text:p>17</text:p>
          </table:table-cell>
          <table:table-cell office:value-type="float" office:value="16.2">
            <text:p>16.2</text:p>
          </table:table-cell>
          <table:table-cell office:value-type="float" office:value="8.3">
            <text:p>8.3</text:p>
          </table:table-cell>
          <table:table-cell table:number-columns-repeated="19"/>
          <table:table-cell office:value-type="string">
            <text:p>DNK</text:p>
          </table:table-cell>
          <table:table-cell office:value-type="float" office:value="455">
            <text:p>455</text:p>
          </table:table-cell>
          <table:table-cell office:value-type="string">
            <text:p>NECS</text:p>
          </table:table-cell>
          <table:table-cell office:value-type="string">
            <text:p>Coastal - NE Atlantic Shelves Province</text:p>
          </table:table-cell>
          <table:table-cell office:value-type="float" office:value="0.009181343">
            <text:p>0.009181343</text:p>
          </table:table-cell>
          <table:table-cell office:value-type="string">
            <text:p>North Sea</text:p>
          </table:table-cell>
          <table:table-cell office:value-type="float" office:value="648">
            <text:p>648</text:p>
          </table:table-cell>
        </table:table-row>
        <table:table-row table:style-name="ro1">
          <table:table-cell office:value-type="float" office:value="137">
            <text:p>137</text:p>
          </table:table-cell>
          <table:table-cell office:value-type="string">
            <text:p>OSD137</text:p>
          </table:table-cell>
          <table:table-cell office:value-type="string">
            <text:p>Helsinore Harbour</text:p>
          </table:table-cell>
          <table:table-cell office:value-type="string">
            <text:p>Kattegat</text:p>
          </table:table-cell>
          <table:table-cell office:value-type="string">
            <text:p>http://marineregions.org/gazetteer.php?p=details&amp;id=2374</text:p>
          </table:table-cell>
          <table:table-cell office:value-type="string">
            <text:p>marine biome (ENVO:447)</text:p>
          </table:table-cell>
          <table:table-cell office:value-type="string">
            <text:p>OSD-Jun-2014</text:p>
          </table:table-cell>
          <table:table-cell office:value-type="string">
            <text:p>OSD137_20140621T1401Z</text:p>
          </table:table-cell>
          <table:table-cell office:value-type="string">
            <text:p>Bottle, Nalgene 10-L</text:p>
          </table:table-cell>
          <table:table-cell office:value-type="string">
            <text:p>[OBJECTIVE: Helsinore harbor is a common sampling site in Denmark. Our focus is set on isolation of bioactive marine bacteria from this site and study their interactions.][PLATFORM: Beach][DEVICE REPORTED: 10 L Nalgene flask][DESCRIPTION: Filters lost due to degradation during shipment.]</text:p>
          </table:table-cell>
          <table:table-cell office:value-type="string">
            <text:p>http://store.pangaea.de/Projects/OSD_2014/OSD137_20140621T1401Z.pdf</text:p>
          </table:table-cell>
          <table:table-cell office:value-type="string">
            <text:p>UTC+01</text:p>
          </table:table-cell>
          <table:table-cell office:value-type="string">
            <text:p>21-06-2014T15:01:00</text:p>
          </table:table-cell>
          <table:table-cell table:style-name="ce1" office:value-type="date" office:date-value="2014-06-21T14:01:00">
            <text:p>06/21/14 02:01 PM</text:p>
          </table:table-cell>
          <table:table-cell office:value-type="float" office:value="56.04386">
            <text:p>56.04386</text:p>
          </table:table-cell>
          <table:table-cell office:value-type="float" office:value="12.613306">
            <text:p>12.613306</text:p>
          </table:table-cell>
          <table:table-cell table:style-name="ce1" office:value-type="date" office:date-value="2014-06-21T16:00:00">
            <text:p>06/21/14 04:00 PM</text:p>
          </table:table-cell>
          <table:table-cell office:value-type="float" office:value="56.04386">
            <text:p>56.04386</text:p>
          </table:table-cell>
          <table:table-cell office:value-type="float" office:value="12.613306">
            <text:p>12.613306</text:p>
          </table:table-cell>
          <table:table-cell office:value-type="float" office:value="0.1">
            <text:p>0.1</text:p>
          </table:table-cell>
          <table:table-cell office:value-type="string">
            <text:p>surface water (ENVO:2042)</text:p>
          </table:table-cell>
          <table:table-cell office:value-type="string">
            <text:p>sea water (ENVO:2149)</text:p>
          </table:table-cell>
          <table:table-cell office:value-type="string">
            <text:p>OSD137_2014-06-21_0.1m_NPL022</text:p>
          </table:table-cell>
          <table:table-cell office:value-type="string">
            <text:p>ERS667531</text:p>
          </table:table-cell>
          <table:table-cell office:value-type="string">
            <text:p>http://www.ebi.ac.uk/ena/data/view/ERS667531</text:p>
          </table:table-cell>
          <table:table-cell/>
          <table:table-cell office:value-type="string">
            <text:p>SAMEA3275517</text:p>
          </table:table-cell>
          <table:table-cell office:value-type="string">
            <text:p>NPL022</text:p>
          </table:table-cell>
          <table:table-cell table:number-columns-repeated="7" office:value-type="string">
            <text:p>Not provided</text:p>
          </table:table-cell>
          <table:table-cell office:value-type="float" office:value="20">
            <text:p>20</text:p>
          </table:table-cell>
          <table:table-cell office:value-type="float" office:value="17.3">
            <text:p>17.3</text:p>
          </table:table-cell>
          <table:table-cell office:value-type="float" office:value="8.1">
            <text:p>8.1</text:p>
          </table:table-cell>
          <table:table-cell table:number-columns-repeated="19"/>
          <table:table-cell office:value-type="string">
            <text:p>DNK</text:p>
          </table:table-cell>
          <table:table-cell office:value-type="float" office:value="344">
            <text:p>344</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Baltic Sea</text:p>
          </table:table-cell>
          <table:table-cell office:value-type="float" office:value="81">
            <text:p>81</text:p>
          </table:table-cell>
        </table:table-row>
        <table:table-row table:style-name="ro1">
          <table:table-cell office:value-type="float" office:value="14">
            <text:p>14</text:p>
          </table:table-cell>
          <table:table-cell office:value-type="string">
            <text:p>OSD14</text:p>
          </table:table-cell>
          <table:table-cell office:value-type="string">
            <text:p>Banyuls</text:p>
          </table:table-cell>
          <table:table-cell office:value-type="string">
            <text:p>Mediterranean Sea - Western Basin</text:p>
          </table:table-cell>
          <table:table-cell office:value-type="string">
            <text:p>http://marineregions.org/gazetteer.php?p=details&amp;id=4279</text:p>
          </table:table-cell>
          <table:table-cell office:value-type="string">
            <text:p>marine biome (ENVO:447)</text:p>
          </table:table-cell>
          <table:table-cell office:value-type="string">
            <text:p>OSD-Jun-2014</text:p>
          </table:table-cell>
          <table:table-cell office:value-type="string">
            <text:p>OSD14_20140623T0805Z</text:p>
          </table:table-cell>
          <table:table-cell office:value-type="string">
            <text:p>Bottle, Niskin 12-L</text:p>
          </table:table-cell>
          <table:table-cell office:value-type="string">
            <text:p>[OBJECTIVE: OSD-2014 samples were collected as part of a long term observation time series at a station labelled by SOMLIT since 1997. The Observation Service of Arago Laboratory (SOLA, OOB) focuses on overall issues directly concerning the impact of global change on coastal areas and its relative importance regarding local human activities (global vs local). The SOLA site was selected for Temporal monitoring of Mediterranean coastal ecosystem dynamics, as representative of a normal situation, whereby a typology of seasonal and interannual fluctuations could be defined via the monitoring of relevant parameters on appropriate time scales.][PLATFORM: Not reported][DEVICE REPORTED: Profile was performed with a SBE19 SeaCat Conductivity-Temperature Depth (CTD) system manufactured by Sea-Bird Electronics Inc. Water samples were collected with a 12L Niskin Bottle][DESCRIPTION: ENVO:00000447 (Marine Biome) ENVO:00002042 (Surface Water) ENVO:00002010 ( Seawater)]</text:p>
          </table:table-cell>
          <table:table-cell office:value-type="string">
            <text:p>http://store.pangaea.de/Projects/OSD_2014/OSD14_20140623T0805Z.pdf</text:p>
          </table:table-cell>
          <table:table-cell office:value-type="string">
            <text:p>UTC+01</text:p>
          </table:table-cell>
          <table:table-cell office:value-type="string">
            <text:p>23-06-2014T08:40:00</text:p>
          </table:table-cell>
          <table:table-cell table:style-name="ce1" office:value-type="date" office:date-value="2014-06-23T07:40:00">
            <text:p>06/23/14 07:40 AM</text:p>
          </table:table-cell>
          <table:table-cell office:value-type="float" office:value="42.49">
            <text:p>42.49</text:p>
          </table:table-cell>
          <table:table-cell office:value-type="float" office:value="3.14">
            <text:p>3.14</text:p>
          </table:table-cell>
          <table:table-cell table:style-name="ce1" office:value-type="date" office:date-value="2014-06-23T08:10:00">
            <text:p>06/23/14 08:10 AM</text:p>
          </table:table-cell>
          <table:table-cell office:value-type="float" office:value="42.49">
            <text:p>42.49</text:p>
          </table:table-cell>
          <table:table-cell office:value-type="float" office:value="3.14">
            <text:p>3.14</text:p>
          </table:table-cell>
          <table:table-cell office:value-type="float" office:value="2">
            <text:p>2</text:p>
          </table:table-cell>
          <table:table-cell office:value-type="string">
            <text:p>surface water (ENVO:2042)</text:p>
          </table:table-cell>
          <table:table-cell office:value-type="string">
            <text:p>saline water (ENVO:2010)</text:p>
          </table:table-cell>
          <table:table-cell office:value-type="string">
            <text:p>OSD14_2014-06-23_2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20.4522">
            <text:p>20.4522</text:p>
          </table:table-cell>
          <table:table-cell office:value-type="float" office:value="37.833">
            <text:p>37.833</text:p>
          </table:table-cell>
          <table:table-cell office:value-type="float" office:value="8.278">
            <text:p>8.278</text:p>
          </table:table-cell>
          <table:table-cell office:value-type="float" office:value="0.01">
            <text:p>0.01</text:p>
          </table:table-cell>
          <table:table-cell table:number-columns-repeated="18"/>
          <table:table-cell office:value-type="string">
            <text:p>FRA</text:p>
          </table:table-cell>
          <table:table-cell office:value-type="float" office:value="153">
            <text:p>153</text:p>
          </table:table-cell>
          <table:table-cell office:value-type="string">
            <text:p>MEDI</text:p>
          </table:table-cell>
          <table:table-cell office:value-type="string">
            <text:p>Westerlies - Mediterranean Sea, Black Sea Province</text:p>
          </table:table-cell>
          <table:table-cell office:value-type="float" office:value="0.01310823">
            <text:p>0.01310823</text:p>
          </table:table-cell>
          <table:table-cell office:value-type="string">
            <text:p>Mediterranean Sea</text:p>
          </table:table-cell>
          <table:table-cell office:value-type="float" office:value="0">
            <text:p>0</text:p>
          </table:table-cell>
        </table:table-row>
        <table:table-row table:style-name="ro1">
          <table:table-cell office:value-type="float" office:value="14">
            <text:p>14</text:p>
          </table:table-cell>
          <table:table-cell office:value-type="string">
            <text:p>OSD14</text:p>
          </table:table-cell>
          <table:table-cell office:value-type="string">
            <text:p>Banyuls</text:p>
          </table:table-cell>
          <table:table-cell office:value-type="string">
            <text:p>Mediterranean Sea - Western Basin</text:p>
          </table:table-cell>
          <table:table-cell office:value-type="string">
            <text:p>http://marineregions.org/gazetteer.php?p=details&amp;id=4279</text:p>
          </table:table-cell>
          <table:table-cell office:value-type="string">
            <text:p>marine biome (ENVO:447)</text:p>
          </table:table-cell>
          <table:table-cell office:value-type="string">
            <text:p>OSD-Jun-2014</text:p>
          </table:table-cell>
          <table:table-cell office:value-type="string">
            <text:p>OSD14_20140623T0805Z</text:p>
          </table:table-cell>
          <table:table-cell office:value-type="string">
            <text:p>Bottle, Niskin 12-L</text:p>
          </table:table-cell>
          <table:table-cell office:value-type="string">
            <text:p>[OBJECTIVE: OSD-2014 samples were collected as part of a long term observation time series at a station labelled by SOMLIT since 1997. The Observation Service of Arago Laboratory (SOLA, OOB) focuses on overall issues directly concerning the impact of global change on coastal areas and its relative importance regarding local human activities (global vs local). The SOLA site was selected for Temporal monitoring of Mediterranean coastal ecosystem dynamics, as representative of a normal situation, whereby a typology of seasonal and interannual fluctuations could be defined via the monitoring of relevant parameters on appropriate time scales.][PLATFORM: Not reported][DEVICE REPORTED: Profile was performed with a SBE19 SeaCat Conductivity-Temperature Depth (CTD) system manufactured by Sea-Bird Electronics Inc. Water samples were collected with a 12L Niskin Bottle][DESCRIPTION: ENVO:00000447 (Marine Biome) ENVO:00002042 (Surface Water) ENVO:00002010 ( Seawater)]</text:p>
          </table:table-cell>
          <table:table-cell office:value-type="string">
            <text:p>http://store.pangaea.de/Projects/OSD_2014/OSD14_20140623T0805Z.pdf</text:p>
          </table:table-cell>
          <table:table-cell office:value-type="string">
            <text:p>UTC+01</text:p>
          </table:table-cell>
          <table:table-cell office:value-type="string">
            <text:p>23-06-2014T09:05:00</text:p>
          </table:table-cell>
          <table:table-cell table:style-name="ce1" office:value-type="date" office:date-value="2014-06-23T07:40:00">
            <text:p>06/23/14 07:40 AM</text:p>
          </table:table-cell>
          <table:table-cell office:value-type="float" office:value="42.49">
            <text:p>42.49</text:p>
          </table:table-cell>
          <table:table-cell office:value-type="float" office:value="3.14">
            <text:p>3.14</text:p>
          </table:table-cell>
          <table:table-cell table:style-name="ce1" office:value-type="date" office:date-value="2014-06-23T08:10:00">
            <text:p>06/23/14 08:10 AM</text:p>
          </table:table-cell>
          <table:table-cell office:value-type="float" office:value="42.49">
            <text:p>42.49</text:p>
          </table:table-cell>
          <table:table-cell office:value-type="float" office:value="3.14">
            <text:p>3.14</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14_2014-06-23_2m_NPL022</text:p>
          </table:table-cell>
          <table:table-cell office:value-type="string">
            <text:p>ERS667654</text:p>
          </table:table-cell>
          <table:table-cell office:value-type="string">
            <text:p>http://www.ebi.ac.uk/ena/data/view/ERS667654</text:p>
          </table:table-cell>
          <table:table-cell office:value-type="string">
            <text:p>ABOKN03</text:p>
          </table:table-cell>
          <table:table-cell office:value-type="string">
            <text:p>SAMEA3275633</text:p>
          </table:table-cell>
          <table:table-cell office:value-type="string">
            <text:p>NPL022</text:p>
          </table:table-cell>
          <table:table-cell table:number-columns-repeated="7" office:value-type="string">
            <text:p>Not provided</text:p>
          </table:table-cell>
          <table:table-cell office:value-type="float" office:value="20.422">
            <text:p>20.422</text:p>
          </table:table-cell>
          <table:table-cell office:value-type="float" office:value="37.833">
            <text:p>37.833</text:p>
          </table:table-cell>
          <table:table-cell office:value-type="float" office:value="8.278">
            <text:p>8.278</text:p>
          </table:table-cell>
          <table:table-cell office:value-type="float" office:value="0.01">
            <text:p>0.01</text:p>
          </table:table-cell>
          <table:table-cell office:value-type="float" office:value="0.02">
            <text:p>0.02</text:p>
          </table:table-cell>
          <table:table-cell office:value-type="float" office:value="1423.686">
            <text:p>1423.686</text:p>
          </table:table-cell>
          <table:table-cell office:value-type="float" office:value="0.01">
            <text:p>0.01</text:p>
          </table:table-cell>
          <table:table-cell table:number-columns-repeated="3"/>
          <table:table-cell office:value-type="float" office:value="51.85">
            <text:p>51.85</text:p>
          </table:table-cell>
          <table:table-cell/>
          <table:table-cell office:value-type="float" office:value="224.06">
            <text:p>224.06</text:p>
          </table:table-cell>
          <table:table-cell office:value-type="float" office:value="236.43">
            <text:p>236.43</text:p>
          </table:table-cell>
          <table:table-cell/>
          <table:table-cell office:value-type="float" office:value="2.63">
            <text:p>2.63</text:p>
          </table:table-cell>
          <table:table-cell/>
          <table:table-cell office:value-type="float" office:value="0.074">
            <text:p>0.074</text:p>
          </table:table-cell>
          <table:table-cell office:value-type="float" office:value="0.6">
            <text:p>0.6</text:p>
          </table:table-cell>
          <table:table-cell office:value-type="float" office:value="0.44">
            <text:p>0.44</text:p>
          </table:table-cell>
          <table:table-cell table:number-columns-repeated="2" office:value-type="float" office:value="0.26">
            <text:p>0.26</text:p>
          </table:table-cell>
          <table:table-cell office:value-type="string">
            <text:p>FRA</text:p>
          </table:table-cell>
          <table:table-cell office:value-type="float" office:value="523">
            <text:p>523</text:p>
          </table:table-cell>
          <table:table-cell office:value-type="string">
            <text:p>MEDI</text:p>
          </table:table-cell>
          <table:table-cell office:value-type="string">
            <text:p>Westerlies - Mediterranean Sea, Black Sea Province</text:p>
          </table:table-cell>
          <table:table-cell office:value-type="float" office:value="0.004064726">
            <text:p>0.004064726</text:p>
          </table:table-cell>
          <table:table-cell office:value-type="string">
            <text:p>Mediterranean Sea</text:p>
          </table:table-cell>
          <table:table-cell office:value-type="float" office:value="0">
            <text:p>0</text:p>
          </table:table-cell>
        </table:table-row>
        <table:table-row table:style-name="ro1">
          <table:table-cell office:value-type="float" office:value="141">
            <text:p>141</text:p>
          </table:table-cell>
          <table:table-cell office:value-type="string">
            <text:p>OSD141</text:p>
          </table:table-cell>
          <table:table-cell office:value-type="string">
            <text:p>Raunefjorden</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41_20140620T0845Z</text:p>
          </table:table-cell>
          <table:table-cell office:value-type="string">
            <text:p>Water pump</text:p>
          </table:table-cell>
          <table:table-cell office:value-type="string">
            <text:p>[OBJECTIVE: OSD 2014][PLATFORM: Boat][DEVICE REPORTED: Environmental parameters were measured with CTD. Plastic tubes were used for pumping watersamples.][DESCRIPTION: Coastal northern atlantic water]</text:p>
          </table:table-cell>
          <table:table-cell office:value-type="string">
            <text:p>http://store.pangaea.de/Projects/OSD_2014/OSD141_20140620T0845Z.pdf</text:p>
          </table:table-cell>
          <table:table-cell office:value-type="string">
            <text:p>UTC+01</text:p>
          </table:table-cell>
          <table:table-cell office:value-type="string">
            <text:p>20-06-2014T09:45:00</text:p>
          </table:table-cell>
          <table:table-cell table:style-name="ce1" office:value-type="date" office:date-value="2014-06-20T08:45:00">
            <text:p>06/20/14 08:45 AM</text:p>
          </table:table-cell>
          <table:table-cell office:value-type="float" office:value="60.16121">
            <text:p>60.16121</text:p>
          </table:table-cell>
          <table:table-cell office:value-type="float" office:value="5.11504">
            <text:p>5.11504</text:p>
          </table:table-cell>
          <table:table-cell table:style-name="ce1" office:value-type="date" office:date-value="2014-06-20T09:00:00">
            <text:p>06/20/14 09:00 AM</text:p>
          </table:table-cell>
          <table:table-cell office:value-type="float" office:value="60.16121">
            <text:p>60.16121</text:p>
          </table:table-cell>
          <table:table-cell office:value-type="float" office:value="5.11504">
            <text:p>5.11504</text:p>
          </table:table-cell>
          <table:table-cell office:value-type="float" office:value="5">
            <text:p>5</text:p>
          </table:table-cell>
          <table:table-cell office:value-type="string">
            <text:p>surface water (ENVO:2042)</text:p>
          </table:table-cell>
          <table:table-cell office:value-type="string">
            <text:p>sea water (ENVO:2149)</text:p>
          </table:table-cell>
          <table:table-cell office:value-type="string">
            <text:p>OSD141_2014-06-20_5m_NE08</text:p>
          </table:table-cell>
          <table:table-cell office:value-type="string">
            <text:p>ERS667527</text:p>
          </table:table-cell>
          <table:table-cell office:value-type="string">
            <text:p>http://www.ebi.ac.uk/ena/data/view/ERS667527</text:p>
          </table:table-cell>
          <table:table-cell office:value-type="string">
            <text:p>ABOKM89</text:p>
          </table:table-cell>
          <table:table-cell office:value-type="string">
            <text:p>SAMEA3275513</text:p>
          </table:table-cell>
          <table:table-cell office:value-type="string">
            <text:p>NE08</text:p>
          </table:table-cell>
          <table:table-cell table:number-columns-repeated="7" office:value-type="string">
            <text:p>Not provided</text:p>
          </table:table-cell>
          <table:table-cell office:value-type="float" office:value="10.13">
            <text:p>10.13</text:p>
          </table:table-cell>
          <table:table-cell office:value-type="float" office:value="30.67">
            <text:p>30.67</text:p>
          </table:table-cell>
          <table:table-cell office:value-type="float" office:value="7.91">
            <text:p>7.91</text:p>
          </table:table-cell>
          <table:table-cell office:value-type="float" office:value="0.2">
            <text:p>0.2</text:p>
          </table:table-cell>
          <table:table-cell table:number-columns-repeated="4"/>
          <table:table-cell office:value-type="float" office:value="980000000000">
            <text:p>980000000000</text:p>
          </table:table-cell>
          <table:table-cell table:number-columns-repeated="9"/>
          <table:table-cell office:value-type="float" office:value="0.4">
            <text:p>0.4</text:p>
          </table:table-cell>
          <table:table-cell office:value-type="float" office:value="0.59">
            <text:p>0.59</text:p>
          </table:table-cell>
          <table:table-cell table:number-columns-repeated="2"/>
          <table:table-cell office:value-type="string">
            <text:p>NOR</text:p>
          </table:table-cell>
          <table:table-cell office:value-type="float" office:value="1557">
            <text:p>1557</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41">
            <text:p>141</text:p>
          </table:table-cell>
          <table:table-cell office:value-type="string">
            <text:p>OSD141</text:p>
          </table:table-cell>
          <table:table-cell office:value-type="string">
            <text:p>Raunefjorden</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41_20140620T0845Z</text:p>
          </table:table-cell>
          <table:table-cell office:value-type="string">
            <text:p>Water pump</text:p>
          </table:table-cell>
          <table:table-cell office:value-type="string">
            <text:p>[OBJECTIVE: OSD 2014][PLATFORM: Boat][DEVICE REPORTED: Environmental parameters were measured with CTD. Plastic tubes were used for pumping watersamples.][DESCRIPTION: Coastal northern atlantic water]</text:p>
          </table:table-cell>
          <table:table-cell office:value-type="string">
            <text:p>http://store.pangaea.de/Projects/OSD_2014/OSD141_20140620T0845Z.pdf</text:p>
          </table:table-cell>
          <table:table-cell office:value-type="string">
            <text:p>UTC+01</text:p>
          </table:table-cell>
          <table:table-cell office:value-type="string">
            <text:p>20-06-2014T09:45:00</text:p>
          </table:table-cell>
          <table:table-cell table:style-name="ce1" office:value-type="date" office:date-value="2014-06-20T08:45:00">
            <text:p>06/20/14 08:45 AM</text:p>
          </table:table-cell>
          <table:table-cell office:value-type="float" office:value="60.16121">
            <text:p>60.16121</text:p>
          </table:table-cell>
          <table:table-cell office:value-type="float" office:value="5.11504">
            <text:p>5.11504</text:p>
          </table:table-cell>
          <table:table-cell table:style-name="ce1" office:value-type="date" office:date-value="2014-06-20T09:00:00">
            <text:p>06/20/14 09:00 AM</text:p>
          </table:table-cell>
          <table:table-cell office:value-type="float" office:value="60.16121">
            <text:p>60.16121</text:p>
          </table:table-cell>
          <table:table-cell office:value-type="float" office:value="5.11504">
            <text:p>5.11504</text:p>
          </table:table-cell>
          <table:table-cell office:value-type="float" office:value="5">
            <text:p>5</text:p>
          </table:table-cell>
          <table:table-cell office:value-type="string">
            <text:p>fjord (ENVO:39)</text:p>
          </table:table-cell>
          <table:table-cell office:value-type="string">
            <text:p>sea water (ENVO:2149)</text:p>
          </table:table-cell>
          <table:table-cell office:value-type="string">
            <text:p>OSD141_2014-06-20_5m_NPL022</text:p>
          </table:table-cell>
          <table:table-cell office:value-type="string">
            <text:p>ERS667528</text:p>
          </table:table-cell>
          <table:table-cell office:value-type="string">
            <text:p>http://www.ebi.ac.uk/ena/data/view/ERS667528</text:p>
          </table:table-cell>
          <table:table-cell office:value-type="string">
            <text:p>ABOKL43</text:p>
          </table:table-cell>
          <table:table-cell office:value-type="string">
            <text:p>SAMEA3275514</text:p>
          </table:table-cell>
          <table:table-cell office:value-type="string">
            <text:p>NPL022</text:p>
          </table:table-cell>
          <table:table-cell table:number-columns-repeated="7" office:value-type="string">
            <text:p>Not provided</text:p>
          </table:table-cell>
          <table:table-cell office:value-type="float" office:value="10.13">
            <text:p>10.13</text:p>
          </table:table-cell>
          <table:table-cell office:value-type="float" office:value="30.67">
            <text:p>30.67</text:p>
          </table:table-cell>
          <table:table-cell office:value-type="float" office:value="7.91">
            <text:p>7.91</text:p>
          </table:table-cell>
          <table:table-cell office:value-type="float" office:value="0.2">
            <text:p>0.2</text:p>
          </table:table-cell>
          <table:table-cell table:number-columns-repeated="4"/>
          <table:table-cell office:value-type="float" office:value="980000000000">
            <text:p>980000000000</text:p>
          </table:table-cell>
          <table:table-cell table:number-columns-repeated="9"/>
          <table:table-cell office:value-type="float" office:value="0.4">
            <text:p>0.4</text:p>
          </table:table-cell>
          <table:table-cell office:value-type="float" office:value="0.59">
            <text:p>0.59</text:p>
          </table:table-cell>
          <table:table-cell table:number-columns-repeated="2"/>
          <table:table-cell office:value-type="string">
            <text:p>NOR</text:p>
          </table:table-cell>
          <table:table-cell office:value-type="float" office:value="1557">
            <text:p>1557</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42">
            <text:p>142</text:p>
          </table:table-cell>
          <table:table-cell office:value-type="string">
            <text:p>OSD142</text:p>
          </table:table-cell>
          <table:table-cell office:value-type="string">
            <text:p>Gray s Reef National Marine Sanctuary</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42_20140621T1500Z</text:p>
          </table:table-cell>
          <table:table-cell office:value-type="string">
            <text:p>Bottle, Niskin</text:p>
          </table:table-cell>
          <table:table-cell office:value-type="string">
            <text:p>[OBJECTIVE: Water quality time series at Grays Reef National Marine Sanctuary, NBDC station 41008][PLATFORM: Research Vessel Sam Gray][DEVICE REPORTED: Niskin bottle to collect water. <text:s/>In situ WetLabs sensors at 1M][DESCRIPTION: Surface water sample collected at 1 M]</text:p>
          </table:table-cell>
          <table:table-cell office:value-type="string">
            <text:p>http://store.pangaea.de/Projects/OSD_2014/OSD142_20140621T1500Z.pdf</text:p>
          </table:table-cell>
          <table:table-cell office:value-type="string">
            <text:p>UTC-05</text:p>
          </table:table-cell>
          <table:table-cell office:value-type="string">
            <text:p>21-06-2014T10:00:00</text:p>
          </table:table-cell>
          <table:table-cell table:style-name="ce1" office:value-type="date" office:date-value="2014-06-21T15:00:00">
            <text:p>06/21/14 03:00 PM</text:p>
          </table:table-cell>
          <table:table-cell office:value-type="float" office:value="31.383607">
            <text:p>31.383607</text:p>
          </table:table-cell>
          <table:table-cell office:value-type="float" office:value="-80.866685">
            <text:p>-80.866685</text:p>
          </table:table-cell>
          <table:table-cell table:style-name="ce1" office:value-type="date" office:date-value="2014-06-21T18:00:00">
            <text:p>06/21/14 06:00 PM</text:p>
          </table:table-cell>
          <table:table-cell office:value-type="float" office:value="31.383607">
            <text:p>31.383607</text:p>
          </table:table-cell>
          <table:table-cell office:value-type="float" office:value="-80.866685">
            <text:p>-80.866685</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142_2014-06-21_1m_NE08</text:p>
          </table:table-cell>
          <table:table-cell office:value-type="string">
            <text:p>ERS667525</text:p>
          </table:table-cell>
          <table:table-cell office:value-type="string">
            <text:p>http://www.ebi.ac.uk/ena/data/view/ERS667525</text:p>
          </table:table-cell>
          <table:table-cell office:value-type="string">
            <text:p>ABOKM88</text:p>
          </table:table-cell>
          <table:table-cell office:value-type="string">
            <text:p>SAMEA3275511</text:p>
          </table:table-cell>
          <table:table-cell office:value-type="string">
            <text:p>NE08</text:p>
          </table:table-cell>
          <table:table-cell table:number-columns-repeated="7" office:value-type="string">
            <text:p>Not provided</text:p>
          </table:table-cell>
          <table:table-cell office:value-type="float" office:value="27.43">
            <text:p>27.43</text:p>
          </table:table-cell>
          <table:table-cell office:value-type="float" office:value="35.85">
            <text:p>35.85</text:p>
          </table:table-cell>
          <table:table-cell office:value-type="float" office:value="7.97">
            <text:p>7.97</text:p>
          </table:table-cell>
          <table:table-cell/>
          <table:table-cell office:value-type="float" office:value="0.3">
            <text:p>0.3</text:p>
          </table:table-cell>
          <table:table-cell table:number-columns-repeated="2"/>
          <table:table-cell office:value-type="float" office:value="112.2">
            <text:p>112.2</text:p>
          </table:table-cell>
          <table:table-cell table:number-columns-repeated="4"/>
          <table:table-cell office:value-type="float" office:value="7.97">
            <text:p>7.97</text:p>
          </table:table-cell>
          <table:table-cell table:number-columns-repeated="3"/>
          <table:table-cell office:value-type="float" office:value="6.9">
            <text:p>6.9</text:p>
          </table:table-cell>
          <table:table-cell office:value-type="float" office:value="0.1">
            <text:p>0.1</text:p>
          </table:table-cell>
          <table:table-cell/>
          <table:table-cell office:value-type="float" office:value="0.8325">
            <text:p>0.8325</text:p>
          </table:table-cell>
          <table:table-cell office:value-type="float" office:value="5.5">
            <text:p>5.5</text:p>
          </table:table-cell>
          <table:table-cell/>
          <table:table-cell office:value-type="string">
            <text:p>USA</text:p>
          </table:table-cell>
          <table:table-cell office:value-type="float" office:value="32673">
            <text:p>32673</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outheast U.S. Continental Shelf</text:p>
          </table:table-cell>
          <table:table-cell office:value-type="float" office:value="0">
            <text:p>0</text:p>
          </table:table-cell>
        </table:table-row>
        <table:table-row table:style-name="ro1">
          <table:table-cell office:value-type="float" office:value="142">
            <text:p>142</text:p>
          </table:table-cell>
          <table:table-cell office:value-type="string">
            <text:p>OSD142</text:p>
          </table:table-cell>
          <table:table-cell office:value-type="string">
            <text:p>Gray s Reef National Marine Sanctuary</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42_20140621T1500Z</text:p>
          </table:table-cell>
          <table:table-cell office:value-type="string">
            <text:p>Bottle, Niskin</text:p>
          </table:table-cell>
          <table:table-cell office:value-type="string">
            <text:p>[OBJECTIVE: Water quality time series at Grays Reef National Marine Sanctuary, NBDC station 41008][PLATFORM: Research Vessel Sam Gray][DEVICE REPORTED: Niskin bottle to collect water. <text:s/>In situ WetLabs sensors at 1M][DESCRIPTION: Surface water sample collected at 1 M]</text:p>
          </table:table-cell>
          <table:table-cell office:value-type="string">
            <text:p>http://store.pangaea.de/Projects/OSD_2014/OSD142_20140621T1500Z.pdf</text:p>
          </table:table-cell>
          <table:table-cell office:value-type="string">
            <text:p>UTC-05</text:p>
          </table:table-cell>
          <table:table-cell office:value-type="string">
            <text:p>21-06-2014T10:00:00</text:p>
          </table:table-cell>
          <table:table-cell table:style-name="ce1" office:value-type="date" office:date-value="2014-06-21T15:00:00">
            <text:p>06/21/14 03:00 PM</text:p>
          </table:table-cell>
          <table:table-cell office:value-type="float" office:value="31.383607">
            <text:p>31.383607</text:p>
          </table:table-cell>
          <table:table-cell office:value-type="float" office:value="-80.866685">
            <text:p>-80.866685</text:p>
          </table:table-cell>
          <table:table-cell table:style-name="ce1" office:value-type="date" office:date-value="2014-06-21T18:00:00">
            <text:p>06/21/14 06:00 PM</text:p>
          </table:table-cell>
          <table:table-cell office:value-type="float" office:value="31.383607">
            <text:p>31.383607</text:p>
          </table:table-cell>
          <table:table-cell office:value-type="float" office:value="-80.866685">
            <text:p>-80.866685</text:p>
          </table:table-cell>
          <table:table-cell office:value-type="float" office:value="1">
            <text:p>1</text:p>
          </table:table-cell>
          <table:table-cell office:value-type="string">
            <text:p>continental shelf (ENVO:223)</text:p>
          </table:table-cell>
          <table:table-cell office:value-type="string">
            <text:p>sea water (ENVO:2149)</text:p>
          </table:table-cell>
          <table:table-cell office:value-type="string">
            <text:p>OSD142_2014-06-21_1m_NPL022</text:p>
          </table:table-cell>
          <table:table-cell office:value-type="string">
            <text:p>ERS667526</text:p>
          </table:table-cell>
          <table:table-cell office:value-type="string">
            <text:p>http://www.ebi.ac.uk/ena/data/view/ERS667526</text:p>
          </table:table-cell>
          <table:table-cell office:value-type="string">
            <text:p>ABOKM39</text:p>
          </table:table-cell>
          <table:table-cell office:value-type="string">
            <text:p>SAMEA3275512</text:p>
          </table:table-cell>
          <table:table-cell office:value-type="string">
            <text:p>NPL022</text:p>
          </table:table-cell>
          <table:table-cell table:number-columns-repeated="7" office:value-type="string">
            <text:p>Not provided</text:p>
          </table:table-cell>
          <table:table-cell office:value-type="float" office:value="27.43">
            <text:p>27.43</text:p>
          </table:table-cell>
          <table:table-cell office:value-type="float" office:value="35.85">
            <text:p>35.85</text:p>
          </table:table-cell>
          <table:table-cell office:value-type="float" office:value="7.97">
            <text:p>7.97</text:p>
          </table:table-cell>
          <table:table-cell/>
          <table:table-cell office:value-type="float" office:value="0.3">
            <text:p>0.3</text:p>
          </table:table-cell>
          <table:table-cell table:number-columns-repeated="2"/>
          <table:table-cell office:value-type="float" office:value="112.21">
            <text:p>112.21</text:p>
          </table:table-cell>
          <table:table-cell table:number-columns-repeated="4"/>
          <table:table-cell office:value-type="float" office:value="7.99">
            <text:p>7.99</text:p>
          </table:table-cell>
          <table:table-cell table:number-columns-repeated="3"/>
          <table:table-cell office:value-type="float" office:value="6.9">
            <text:p>6.9</text:p>
          </table:table-cell>
          <table:table-cell office:value-type="float" office:value="0.1">
            <text:p>0.1</text:p>
          </table:table-cell>
          <table:table-cell/>
          <table:table-cell office:value-type="float" office:value="0.8325">
            <text:p>0.8325</text:p>
          </table:table-cell>
          <table:table-cell office:value-type="float" office:value="5.5">
            <text:p>5.5</text:p>
          </table:table-cell>
          <table:table-cell/>
          <table:table-cell office:value-type="string">
            <text:p>USA</text:p>
          </table:table-cell>
          <table:table-cell office:value-type="float" office:value="32673">
            <text:p>32673</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outheast U.S. Continental Shelf</text:p>
          </table:table-cell>
          <table:table-cell office:value-type="float" office:value="0">
            <text:p>0</text:p>
          </table:table-cell>
        </table:table-row>
        <table:table-row table:style-name="ro1">
          <table:table-cell office:value-type="float" office:value="143">
            <text:p>143</text:p>
          </table:table-cell>
          <table:table-cell office:value-type="string">
            <text:p>OSD143</text:p>
          </table:table-cell>
          <table:table-cell office:value-type="string">
            <text:p>Skidaway Institute of Oceanography</text:p>
          </table:table-cell>
          <table:table-cell table:number-columns-repeated="2"/>
          <table:table-cell office:value-type="string">
            <text:p>marine biome (ENVO:447)</text:p>
          </table:table-cell>
          <table:table-cell office:value-type="string">
            <text:p>OSD-Jun-2014</text:p>
          </table:table-cell>
          <table:table-cell office:value-type="string">
            <text:p>OSD143_20140621T1900Z</text:p>
          </table:table-cell>
          <table:table-cell office:value-type="string">
            <text:p>Bottle, Niskin</text:p>
          </table:table-cell>
          <table:table-cell office:value-type="string">
            <text:p>[OBJECTIVE: Collected in conjunction with a time-series in the Skidaway River Estuary (SRiMP)][PLATFORM: Long-term observation of a subtropical estuary in Southeastern US. [OBJECTIVE is to detect trends attributable to human activity and climate variability.][DEVICE REPORTED: Permanent dock, Skidaway Institute of Oceanography Main Dock][DESCRIPTION: 4 replicate samples of whole water (0.3L) filtered onto 0.2 um Sterivex cartridge filters, place in Whirlpak bag and stored at -80 deg C]</text:p>
          </table:table-cell>
          <table:table-cell office:value-type="string">
            <text:p>http://store.pangaea.de/Projects/OSD_2014/OSD143_20140621T1900Z.pdf</text:p>
          </table:table-cell>
          <table:table-cell office:value-type="string">
            <text:p>UTC-05</text:p>
          </table:table-cell>
          <table:table-cell office:value-type="string">
            <text:p>21-06-2014T14:00:00</text:p>
          </table:table-cell>
          <table:table-cell table:style-name="ce1" office:value-type="date" office:date-value="2014-06-21T19:00:00">
            <text:p>06/21/14 07:00 PM</text:p>
          </table:table-cell>
          <table:table-cell office:value-type="float" office:value="31.98282">
            <text:p>31.98282</text:p>
          </table:table-cell>
          <table:table-cell office:value-type="float" office:value="-81.01667">
            <text:p>-81.01667</text:p>
          </table:table-cell>
          <table:table-cell table:style-name="ce1" office:value-type="date" office:date-value="2014-06-21T20:00:00">
            <text:p>06/21/14 08:00 PM</text:p>
          </table:table-cell>
          <table:table-cell office:value-type="float" office:value="31.98282">
            <text:p>31.98282</text:p>
          </table:table-cell>
          <table:table-cell office:value-type="float" office:value="-81.01667">
            <text:p>-81.01667</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143_2014-06-21_1m_NE08</text:p>
          </table:table-cell>
          <table:table-cell office:value-type="string">
            <text:p>ERS667524</text:p>
          </table:table-cell>
          <table:table-cell office:value-type="string">
            <text:p>http://www.ebi.ac.uk/ena/data/view/ERS667524</text:p>
          </table:table-cell>
          <table:table-cell office:value-type="string">
            <text:p>ABOKM86</text:p>
          </table:table-cell>
          <table:table-cell office:value-type="string">
            <text:p>SAMEA3275510</text:p>
          </table:table-cell>
          <table:table-cell office:value-type="string">
            <text:p>NE08</text:p>
          </table:table-cell>
          <table:table-cell table:number-columns-repeated="7" office:value-type="string">
            <text:p>Not provided</text:p>
          </table:table-cell>
          <table:table-cell office:value-type="float" office:value="30.79">
            <text:p>30.79</text:p>
          </table:table-cell>
          <table:table-cell office:value-type="float" office:value="26.58">
            <text:p>26.58</text:p>
          </table:table-cell>
          <table:table-cell office:value-type="float" office:value="7.53">
            <text:p>7.53</text:p>
          </table:table-cell>
          <table:table-cell office:value-type="float" office:value="0.7">
            <text:p>0.7</text:p>
          </table:table-cell>
          <table:table-cell office:value-type="float" office:value="0.1">
            <text:p>0.1</text:p>
          </table:table-cell>
          <table:table-cell table:number-columns-repeated="2"/>
          <table:table-cell office:value-type="float" office:value="268.4">
            <text:p>268.4</text:p>
          </table:table-cell>
          <table:table-cell table:number-columns-repeated="4"/>
          <table:table-cell office:value-type="float" office:value="5.85">
            <text:p>5.85</text:p>
          </table:table-cell>
          <table:table-cell table:number-columns-repeated="3"/>
          <table:table-cell office:value-type="float" office:value="15.4">
            <text:p>15.4</text:p>
          </table:table-cell>
          <table:table-cell office:value-type="float" office:value="0.2">
            <text:p>0.2</text:p>
          </table:table-cell>
          <table:table-cell/>
          <table:table-cell office:value-type="float" office:value="20.4">
            <text:p>20.4</text:p>
          </table:table-cell>
          <table:table-cell office:value-type="float" office:value="5.3">
            <text:p>5.3</text:p>
          </table:table-cell>
          <table:table-cell office:value-type="float" office:value="4.97">
            <text:p>4.97</text:p>
          </table:table-cell>
          <table:table-cell office:value-type="string">
            <text:p>USA</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119902092">
            <text:p>0.119902092</text:p>
          </table:table-cell>
          <table:table-cell office:value-type="string">
            <text:p>Southeast U.S. Continental Shelf</text:p>
          </table:table-cell>
          <table:table-cell office:value-type="float" office:value="6429">
            <text:p>6429</text:p>
          </table:table-cell>
        </table:table-row>
        <table:table-row table:style-name="ro1">
          <table:table-cell office:value-type="float" office:value="143">
            <text:p>143</text:p>
          </table:table-cell>
          <table:table-cell office:value-type="string">
            <text:p>OSD143</text:p>
          </table:table-cell>
          <table:table-cell office:value-type="string">
            <text:p>Skidaway Institute of Oceanography</text:p>
          </table:table-cell>
          <table:table-cell table:number-columns-repeated="2"/>
          <table:table-cell office:value-type="string">
            <text:p>estuarine biome (ENVO:1000020)</text:p>
          </table:table-cell>
          <table:table-cell office:value-type="string">
            <text:p>OSD-Jun-2014</text:p>
          </table:table-cell>
          <table:table-cell office:value-type="string">
            <text:p>OSD143_20140621T1845Z</text:p>
          </table:table-cell>
          <table:table-cell office:value-type="string">
            <text:p>Bottle, Niskin</text:p>
          </table:table-cell>
          <table:table-cell office:value-type="string">
            <text:p>[OBJECTIVE: Long-term time series program to explore the impact of human and climate variability on pelagic processes in a subtropical estuary][PLATFORM: Permanent dock, Skidaway Institute of Oceanography main dock][DEVICE REPORTED: Manta2 6-parameter water quality sonde, Niskin bottle][DESCRIPTION: Replicate 0.3L water samples collected onto 0.8 um filters and store in individual 5 ml cryovials.]</text:p>
          </table:table-cell>
          <table:table-cell office:value-type="string">
            <text:p>http://store.pangaea.de/Projects/OSD_2014/OSD143_20140621T1845Z.pdf</text:p>
          </table:table-cell>
          <table:table-cell office:value-type="string">
            <text:p>UTC-05</text:p>
          </table:table-cell>
          <table:table-cell office:value-type="string">
            <text:p>21-06-2014T13:45:00</text:p>
          </table:table-cell>
          <table:table-cell table:style-name="ce1" office:value-type="date" office:date-value="2014-06-21T18:45:00">
            <text:p>06/21/14 06:45 PM</text:p>
          </table:table-cell>
          <table:table-cell office:value-type="float" office:value="31.98282">
            <text:p>31.98282</text:p>
          </table:table-cell>
          <table:table-cell office:value-type="float" office:value="-81.01667">
            <text:p>-81.01667</text:p>
          </table:table-cell>
          <table:table-cell table:style-name="ce1" office:value-type="date" office:date-value="2014-06-21T20:00:00">
            <text:p>06/21/14 08:00 PM</text:p>
          </table:table-cell>
          <table:table-cell office:value-type="float" office:value="31.98282">
            <text:p>31.98282</text:p>
          </table:table-cell>
          <table:table-cell office:value-type="float" office:value="-81.01667">
            <text:p>-81.01667</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143_2014-06-21_1m_NPL022</text:p>
          </table:table-cell>
          <table:table-cell office:value-type="string">
            <text:p>ERS667523</text:p>
          </table:table-cell>
          <table:table-cell office:value-type="string">
            <text:p>http://www.ebi.ac.uk/ena/data/view/ERS667523</text:p>
          </table:table-cell>
          <table:table-cell office:value-type="string">
            <text:p>ABOKN04</text:p>
          </table:table-cell>
          <table:table-cell office:value-type="string">
            <text:p>SAMEA3275509</text:p>
          </table:table-cell>
          <table:table-cell office:value-type="string">
            <text:p>NPL022</text:p>
          </table:table-cell>
          <table:table-cell table:number-columns-repeated="7" office:value-type="string">
            <text:p>Not provided</text:p>
          </table:table-cell>
          <table:table-cell office:value-type="float" office:value="30.79">
            <text:p>30.79</text:p>
          </table:table-cell>
          <table:table-cell office:value-type="float" office:value="26.58">
            <text:p>26.58</text:p>
          </table:table-cell>
          <table:table-cell office:value-type="float" office:value="7.53">
            <text:p>7.53</text:p>
          </table:table-cell>
          <table:table-cell office:value-type="float" office:value="0.7">
            <text:p>0.7</text:p>
          </table:table-cell>
          <table:table-cell office:value-type="float" office:value="0.1">
            <text:p>0.1</text:p>
          </table:table-cell>
          <table:table-cell table:number-columns-repeated="2"/>
          <table:table-cell office:value-type="float" office:value="268.4">
            <text:p>268.4</text:p>
          </table:table-cell>
          <table:table-cell table:number-columns-repeated="4"/>
          <table:table-cell office:value-type="float" office:value="5.85">
            <text:p>5.85</text:p>
          </table:table-cell>
          <table:table-cell table:number-columns-repeated="3"/>
          <table:table-cell office:value-type="float" office:value="15.4">
            <text:p>15.4</text:p>
          </table:table-cell>
          <table:table-cell office:value-type="float" office:value="0.2">
            <text:p>0.2</text:p>
          </table:table-cell>
          <table:table-cell/>
          <table:table-cell office:value-type="float" office:value="20.4">
            <text:p>20.4</text:p>
          </table:table-cell>
          <table:table-cell office:value-type="float" office:value="5.3">
            <text:p>5.3</text:p>
          </table:table-cell>
          <table:table-cell office:value-type="float" office:value="4.97">
            <text:p>4.97</text:p>
          </table:table-cell>
          <table:table-cell office:value-type="string">
            <text:p>USA</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119902092">
            <text:p>0.119902092</text:p>
          </table:table-cell>
          <table:table-cell office:value-type="string">
            <text:p>Southeast U.S. Continental Shelf</text:p>
          </table:table-cell>
          <table:table-cell office:value-type="float" office:value="6429">
            <text:p>6429</text:p>
          </table:table-cell>
        </table:table-row>
        <table:table-row table:style-name="ro1">
          <table:table-cell office:value-type="float" office:value="144">
            <text:p>144</text:p>
          </table:table-cell>
          <table:table-cell office:value-type="string">
            <text:p>OSD144</text:p>
          </table:table-cell>
          <table:table-cell office:value-type="string">
            <text:p>Maunalua Bay O ahu</text:p>
          </table:table-cell>
          <table:table-cell office:value-type="string">
            <text:p>North Pacific Ocean</text:p>
          </table:table-cell>
          <table:table-cell office:value-type="string">
            <text:p>http://marineregions.org/gazetteer.php?p=details&amp;id=1908</text:p>
          </table:table-cell>
          <table:table-cell office:value-type="string">
            <text:p>marine biome (ENVO:447)</text:p>
          </table:table-cell>
          <table:table-cell office:value-type="string">
            <text:p>OSD-Jun-2014</text:p>
          </table:table-cell>
          <table:table-cell office:value-type="string">
            <text:p>OSD144_20140624T0608Z</text:p>
          </table:table-cell>
          <table:table-cell office:value-type="string">
            <text:p>Bucket, plastic</text:p>
          </table:table-cell>
          <table:table-cell office:value-type="string">
            <text:p>[OBJECTIVE: OSD][PLATFORM: BOAT][DEVICE REPORTED: ACID WASHED BUCKET][DESCRIPTION: ACID WASHED BUCKET SCOOPED SURFACE WATER]</text:p>
          </table:table-cell>
          <table:table-cell office:value-type="string">
            <text:p>http://store.pangaea.de/Projects/OSD_2014/OSD144_20140624T0608Z.pdf</text:p>
          </table:table-cell>
          <table:table-cell office:value-type="string">
            <text:p>UTC-10</text:p>
          </table:table-cell>
          <table:table-cell office:value-type="string">
            <text:p>24-06-2014T20:08:00</text:p>
          </table:table-cell>
          <table:table-cell table:style-name="ce1" office:value-type="date" office:date-value="2014-06-24T06:08:00">
            <text:p>06/24/14 06:08 AM</text:p>
          </table:table-cell>
          <table:table-cell office:value-type="float" office:value="21.26882">
            <text:p>21.26882</text:p>
          </table:table-cell>
          <table:table-cell office:value-type="float" office:value="-157.72231">
            <text:p>-157.72231</text:p>
          </table:table-cell>
          <table:table-cell table:style-name="ce1" office:value-type="date" office:date-value="2014-06-24T06:08:00">
            <text:p>06/24/14 06:08 AM</text:p>
          </table:table-cell>
          <table:table-cell office:value-type="float" office:value="21.26882">
            <text:p>21.26882</text:p>
          </table:table-cell>
          <table:table-cell office:value-type="float" office:value="-157.72231">
            <text:p>-157.72231</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44_2014-06-24_0m_NPL022</text:p>
          </table:table-cell>
          <table:table-cell office:value-type="string">
            <text:p>ERS667522</text:p>
          </table:table-cell>
          <table:table-cell office:value-type="string">
            <text:p>http://www.ebi.ac.uk/ena/data/view/ERS667522</text:p>
          </table:table-cell>
          <table:table-cell office:value-type="string">
            <text:p>ABOKM03</text:p>
          </table:table-cell>
          <table:table-cell office:value-type="string">
            <text:p>SAMEA3275508</text:p>
          </table:table-cell>
          <table:table-cell office:value-type="string">
            <text:p>NPL022</text:p>
          </table:table-cell>
          <table:table-cell table:number-columns-repeated="7" office:value-type="string">
            <text:p>Not provided</text:p>
          </table:table-cell>
          <table:table-cell office:value-type="float" office:value="25.8">
            <text:p>25.8</text:p>
          </table:table-cell>
          <table:table-cell office:value-type="float" office:value="35">
            <text:p>35</text:p>
          </table:table-cell>
          <table:table-cell table:number-columns-repeated="20"/>
          <table:table-cell office:value-type="string">
            <text:p>USA</text:p>
          </table:table-cell>
          <table:table-cell office:value-type="float" office:value="708">
            <text:p>708</text:p>
          </table:table-cell>
          <table:table-cell office:value-type="string">
            <text:p>NPTG</text:p>
          </table:table-cell>
          <table:table-cell office:value-type="string">
            <text:p>Trades - N. Pacific Tropical Gyre Province</text:p>
          </table:table-cell>
          <table:table-cell office:value-type="float" office:value="0">
            <text:p>0</text:p>
          </table:table-cell>
          <table:table-cell office:value-type="string">
            <text:p>Insular Pacific-Hawaiian</text:p>
          </table:table-cell>
          <table:table-cell office:value-type="float" office:value="0">
            <text:p>0</text:p>
          </table:table-cell>
        </table:table-row>
        <table:table-row table:style-name="ro1">
          <table:table-cell office:value-type="float" office:value="145">
            <text:p>145</text:p>
          </table:table-cell>
          <table:table-cell office:value-type="string">
            <text:p>OSD145</text:p>
          </table:table-cell>
          <table:table-cell office:value-type="string">
            <text:p>North Sea - Blankenberge</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45_20140621T1045Z</text:p>
          </table:table-cell>
          <table:table-cell office:value-type="string">
            <text:p>Bottle, unknown 2-L</text:p>
          </table:table-cell>
          <table:table-cell office:value-type="string">
            <text:p>[OBJECTIVE: Contribute as organized citizen scientist group to OSD. ][PLATFORM: Self-propelled small boat, Macilk][DEVICE REPORTED: Sterile flask from surface water][DESCRIPTION: OSD145stationBlankenbergeSelf-propelled small boat, MacilkNiskin2014-06-21T11:45:00Z]</text:p>
          </table:table-cell>
          <table:table-cell office:value-type="string">
            <text:p>http://store.pangaea.de/Projects/OSD_2014/OSD145_20140621T1045Z.pdf</text:p>
          </table:table-cell>
          <table:table-cell office:value-type="string">
            <text:p>UTC+01</text:p>
          </table:table-cell>
          <table:table-cell office:value-type="string">
            <text:p>21-06-2014T11:45:00</text:p>
          </table:table-cell>
          <table:table-cell table:style-name="ce1" office:value-type="date" office:date-value="2014-06-21T10:45:00">
            <text:p>06/21/14 10:45 AM</text:p>
          </table:table-cell>
          <table:table-cell office:value-type="float" office:value="51.361369">
            <text:p>51.361369</text:p>
          </table:table-cell>
          <table:table-cell office:value-type="float" office:value="3.118856">
            <text:p>3.118856</text:p>
          </table:table-cell>
          <table:table-cell table:style-name="ce1" office:value-type="date" office:date-value="2014-06-21T11:05:00">
            <text:p>06/21/14 11:05 AM</text:p>
          </table:table-cell>
          <table:table-cell office:value-type="float" office:value="51.361369">
            <text:p>51.361369</text:p>
          </table:table-cell>
          <table:table-cell office:value-type="float" office:value="3.118856">
            <text:p>3.118856</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45_2014-06-21_0m_NPL022</text:p>
          </table:table-cell>
          <table:table-cell office:value-type="string">
            <text:p>ERS667521</text:p>
          </table:table-cell>
          <table:table-cell office:value-type="string">
            <text:p>http://www.ebi.ac.uk/ena/data/view/ERS667521</text:p>
          </table:table-cell>
          <table:table-cell office:value-type="string">
            <text:p>ABOKM62</text:p>
          </table:table-cell>
          <table:table-cell office:value-type="string">
            <text:p>SAMEA3275507</text:p>
          </table:table-cell>
          <table:table-cell office:value-type="string">
            <text:p>NPL022</text:p>
          </table:table-cell>
          <table:table-cell table:number-columns-repeated="7" office:value-type="string">
            <text:p>Not provided</text:p>
          </table:table-cell>
          <table:table-cell office:value-type="float" office:value="17">
            <text:p>17</text:p>
          </table:table-cell>
          <table:table-cell office:value-type="float" office:value="100">
            <text:p>100</text:p>
          </table:table-cell>
          <table:table-cell table:number-columns-repeated="20"/>
          <table:table-cell office:value-type="string">
            <text:p>BEL</text:p>
          </table:table-cell>
          <table:table-cell office:value-type="float" office:value="4528">
            <text:p>4528</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46">
            <text:p>146</text:p>
          </table:table-cell>
          <table:table-cell office:value-type="string">
            <text:p>OSD146</text:p>
          </table:table-cell>
          <table:table-cell office:value-type="string">
            <text:p>Fram Strait</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146_20140621T0542Z</text:p>
          </table:table-cell>
          <table:table-cell office:value-type="string">
            <text:p>CTD/Rosette</text:p>
          </table:table-cell>
          <table:table-cell office:value-type="string">
            <text:p>[OBJECTIVE: OSD sampling 2014 Fram Strait, Arctic Ocean][PLATFORM: RV Polarstern][DEVICE REPORTED: CTD rosette][DESCRIPTION: water sample obtained with CTD rosette]</text:p>
          </table:table-cell>
          <table:table-cell office:value-type="string">
            <text:p>http://store.pangaea.de/Projects/OSD_2014/OSD146_20140621T0542Z.pdf</text:p>
          </table:table-cell>
          <table:table-cell office:value-type="string">
            <text:p>UTC+00</text:p>
          </table:table-cell>
          <table:table-cell office:value-type="string">
            <text:p>21-06-2014T05:42:00</text:p>
          </table:table-cell>
          <table:table-cell table:style-name="ce1" office:value-type="date" office:date-value="2014-06-21T05:42:00">
            <text:p>06/21/14 05:42 AM</text:p>
          </table:table-cell>
          <table:table-cell office:value-type="float" office:value="78.453333">
            <text:p>78.453333</text:p>
          </table:table-cell>
          <table:table-cell office:value-type="float" office:value="-2.829667">
            <text:p>-2.829667</text:p>
          </table:table-cell>
          <table:table-cell table:style-name="ce1" office:value-type="date" office:date-value="2014-06-21T06:29:00">
            <text:p>06/21/14 06:29 AM</text:p>
          </table:table-cell>
          <table:table-cell office:value-type="float" office:value="78.453333">
            <text:p>78.453333</text:p>
          </table:table-cell>
          <table:table-cell office:value-type="float" office:value="-2.829667">
            <text:p>-2.829667</text:p>
          </table:table-cell>
          <table:table-cell office:value-type="float" office:value="5">
            <text:p>5</text:p>
          </table:table-cell>
          <table:table-cell office:value-type="string">
            <text:p>surface water (ENVO:2042)</text:p>
          </table:table-cell>
          <table:table-cell office:value-type="string">
            <text:p>saline water (ENVO:2010)</text:p>
          </table:table-cell>
          <table:table-cell office:value-type="string">
            <text:p>OSD146_2014-06-21_5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1.6">
            <text:p>-1.6</text:p>
          </table:table-cell>
          <table:table-cell office:value-type="float" office:value="33.2">
            <text:p>33.2</text:p>
          </table:table-cell>
          <table:table-cell/>
          <table:table-cell office:value-type="float" office:value="0.85">
            <text:p>0.85</text:p>
          </table:table-cell>
          <table:table-cell table:number-columns-repeated="18"/>
          <table:table-cell office:value-type="string">
            <text:p>SJM</text:p>
          </table:table-cell>
          <table:table-cell office:value-type="float" office:value="295570">
            <text:p>295570</text:p>
          </table:table-cell>
          <table:table-cell office:value-type="string">
            <text:p>ARCT</text:p>
          </table:table-cell>
          <table:table-cell office:value-type="string">
            <text:p>Polar - Atlantic Arctic Province</text:p>
          </table:table-cell>
          <table:table-cell office:value-type="float" office:value="0">
            <text:p>0</text:p>
          </table:table-cell>
          <table:table-cell office:value-type="string">
            <text:p>Greenland Sea</text:p>
          </table:table-cell>
          <table:table-cell office:value-type="float" office:value="0">
            <text:p>0</text:p>
          </table:table-cell>
        </table:table-row>
        <table:table-row table:style-name="ro1">
          <table:table-cell office:value-type="float" office:value="146">
            <text:p>146</text:p>
          </table:table-cell>
          <table:table-cell office:value-type="string">
            <text:p>OSD146</text:p>
          </table:table-cell>
          <table:table-cell office:value-type="string">
            <text:p>Fram Strait</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146_20140621T0542Z</text:p>
          </table:table-cell>
          <table:table-cell office:value-type="string">
            <text:p>CTD/Rosette</text:p>
          </table:table-cell>
          <table:table-cell office:value-type="string">
            <text:p>[OBJECTIVE: OSD sampling 2014 Fram Strait, Arctic Ocean][PLATFORM: RV Polarstern][DEVICE REPORTED: CTD rosette][DESCRIPTION: water sample obtained with CTD rosette]</text:p>
          </table:table-cell>
          <table:table-cell office:value-type="string">
            <text:p>http://store.pangaea.de/Projects/OSD_2014/OSD146_20140621T0542Z.pdf</text:p>
          </table:table-cell>
          <table:table-cell office:value-type="string">
            <text:p>UTC+00</text:p>
          </table:table-cell>
          <table:table-cell office:value-type="string">
            <text:p>21-06-2014T05:42:00</text:p>
          </table:table-cell>
          <table:table-cell table:style-name="ce1" office:value-type="date" office:date-value="2014-06-21T05:42:00">
            <text:p>06/21/14 05:42 AM</text:p>
          </table:table-cell>
          <table:table-cell office:value-type="float" office:value="78.453333">
            <text:p>78.453333</text:p>
          </table:table-cell>
          <table:table-cell office:value-type="float" office:value="-2.829667">
            <text:p>-2.829667</text:p>
          </table:table-cell>
          <table:table-cell table:style-name="ce1" office:value-type="date" office:date-value="2014-06-21T06:29:00">
            <text:p>06/21/14 06:29 AM</text:p>
          </table:table-cell>
          <table:table-cell office:value-type="float" office:value="78.453333">
            <text:p>78.453333</text:p>
          </table:table-cell>
          <table:table-cell office:value-type="float" office:value="-2.829667">
            <text:p>-2.829667</text:p>
          </table:table-cell>
          <table:table-cell office:value-type="float" office:value="5">
            <text:p>5</text:p>
          </table:table-cell>
          <table:table-cell office:value-type="string">
            <text:p>surface water (ENVO:2042)</text:p>
          </table:table-cell>
          <table:table-cell office:value-type="string">
            <text:p>sea water (ENVO:2149)</text:p>
          </table:table-cell>
          <table:table-cell office:value-type="string">
            <text:p>OSD146_2014-06-21_5m_NPL022</text:p>
          </table:table-cell>
          <table:table-cell office:value-type="string">
            <text:p>ERS667520</text:p>
          </table:table-cell>
          <table:table-cell office:value-type="string">
            <text:p>http://www.ebi.ac.uk/ena/data/view/ERS667520</text:p>
          </table:table-cell>
          <table:table-cell office:value-type="string">
            <text:p>ABOKL87</text:p>
          </table:table-cell>
          <table:table-cell office:value-type="string">
            <text:p>SAMEA3275506</text:p>
          </table:table-cell>
          <table:table-cell office:value-type="string">
            <text:p>NPL022</text:p>
          </table:table-cell>
          <table:table-cell table:number-columns-repeated="7" office:value-type="string">
            <text:p>Not provided</text:p>
          </table:table-cell>
          <table:table-cell office:value-type="float" office:value="-1.61">
            <text:p>-1.61</text:p>
          </table:table-cell>
          <table:table-cell office:value-type="float" office:value="33.78">
            <text:p>33.78</text:p>
          </table:table-cell>
          <table:table-cell/>
          <table:table-cell office:value-type="float" office:value="0.85">
            <text:p>0.85</text:p>
          </table:table-cell>
          <table:table-cell office:value-type="float" office:value="5.4">
            <text:p>5.4</text:p>
          </table:table-cell>
          <table:table-cell/>
          <table:table-cell office:value-type="float" office:value="0.08">
            <text:p>0.08</text:p>
          </table:table-cell>
          <table:table-cell table:number-columns-repeated="3"/>
          <table:table-cell office:value-type="float" office:value="26.78">
            <text:p>26.78</text:p>
          </table:table-cell>
          <table:table-cell/>
          <table:table-cell office:value-type="float" office:value="358.41">
            <text:p>358.41</text:p>
          </table:table-cell>
          <table:table-cell table:number-columns-repeated="4"/>
          <table:table-cell office:value-type="float" office:value="3.26">
            <text:p>3.26</text:p>
          </table:table-cell>
          <table:table-cell office:value-type="float" office:value="3.8">
            <text:p>3.8</text:p>
          </table:table-cell>
          <table:table-cell table:number-columns-repeated="3"/>
          <table:table-cell office:value-type="string">
            <text:p>SJM</text:p>
          </table:table-cell>
          <table:table-cell office:value-type="float" office:value="295570">
            <text:p>295570</text:p>
          </table:table-cell>
          <table:table-cell office:value-type="string">
            <text:p>ARCT</text:p>
          </table:table-cell>
          <table:table-cell office:value-type="string">
            <text:p>Polar - Atlantic Arctic Province</text:p>
          </table:table-cell>
          <table:table-cell office:value-type="float" office:value="0">
            <text:p>0</text:p>
          </table:table-cell>
          <table:table-cell office:value-type="string">
            <text:p>Greenland Sea</text:p>
          </table:table-cell>
          <table:table-cell office:value-type="float" office:value="0">
            <text:p>0</text:p>
          </table:table-cell>
        </table:table-row>
        <table:table-row table:style-name="ro1">
          <table:table-cell office:value-type="float" office:value="147">
            <text:p>147</text:p>
          </table:table-cell>
          <table:table-cell office:value-type="string">
            <text:p>OSD147</text:p>
          </table:table-cell>
          <table:table-cell office:value-type="string">
            <text:p>Rajarata</text:p>
          </table:table-cell>
          <table:table-cell office:value-type="string">
            <text:p>Bay of Bengal</text:p>
          </table:table-cell>
          <table:table-cell office:value-type="string">
            <text:p>http://marineregions.org/gazetteer.php?p=details&amp;id=4273</text:p>
          </table:table-cell>
          <table:table-cell office:value-type="string">
            <text:p>marine biome (ENVO:447)</text:p>
          </table:table-cell>
          <table:table-cell office:value-type="string">
            <text:p>OSD-Jun-2014</text:p>
          </table:table-cell>
          <table:table-cell office:value-type="string">
            <text:p>OSD147_20140621T0533Z</text:p>
          </table:table-cell>
          <table:table-cell office:value-type="string">
            <text:p>Bucket, plastic 10-L</text:p>
          </table:table-cell>
          <table:table-cell office:value-type="string">
            <text:p>[OBJECTIVE: To understand the ocean water biodiversity in terms of chemically and microbiologically to explore the possibility to contribute to the blue economy through the identification of novel, ocean-derived biotechnologies.][PLATFORM: Seawater samples were collected from the location which is about 1.5-2 km away from the coast. A small boat with outboard engine used to reached to the location.][DEVICE REPORTED: 10L- Plastic bucket used to collect seawater from the surface. Multiparameter used to measure Conductivity, DO, pH and temperature. <text:s/>Refractometer used to measure salinity][DESCRIPTION: surface water sample from sea off Pulmoddai, Sri Lanka]</text:p>
          </table:table-cell>
          <table:table-cell office:value-type="string">
            <text:p>http://store.pangaea.de/Projects/OSD_2014/OSD147_20140621T0533Z.pdf</text:p>
          </table:table-cell>
          <table:table-cell office:value-type="string">
            <text:p>UTC+05:30</text:p>
          </table:table-cell>
          <table:table-cell office:value-type="string">
            <text:p>21-06-2014T11:03:00</text:p>
          </table:table-cell>
          <table:table-cell table:style-name="ce1" office:value-type="date" office:date-value="2014-06-21T05:33:00">
            <text:p>06/21/14 05:33 AM</text:p>
          </table:table-cell>
          <table:table-cell office:value-type="float" office:value="8.873739">
            <text:p>8.873739</text:p>
          </table:table-cell>
          <table:table-cell office:value-type="float" office:value="81.077344">
            <text:p>81.077344</text:p>
          </table:table-cell>
          <table:table-cell table:style-name="ce1" office:value-type="date" office:date-value="2014-06-21T05:55:00">
            <text:p>06/21/14 05:55 AM</text:p>
          </table:table-cell>
          <table:table-cell office:value-type="float" office:value="8.873739">
            <text:p>8.873739</text:p>
          </table:table-cell>
          <table:table-cell office:value-type="float" office:value="81.077344">
            <text:p>81.077344</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47_2014-06-21_0m_NPL022</text:p>
          </table:table-cell>
          <table:table-cell office:value-type="string">
            <text:p>ERS667519</text:p>
          </table:table-cell>
          <table:table-cell office:value-type="string">
            <text:p>http://www.ebi.ac.uk/ena/data/view/ERS667519</text:p>
          </table:table-cell>
          <table:table-cell office:value-type="string">
            <text:p>ABOKM58</text:p>
          </table:table-cell>
          <table:table-cell office:value-type="string">
            <text:p>SAMEA3275505</text:p>
          </table:table-cell>
          <table:table-cell office:value-type="string">
            <text:p>NPL022</text:p>
          </table:table-cell>
          <table:table-cell table:number-columns-repeated="7" office:value-type="string">
            <text:p>Not provided</text:p>
          </table:table-cell>
          <table:table-cell office:value-type="float" office:value="28.8">
            <text:p>28.8</text:p>
          </table:table-cell>
          <table:table-cell office:value-type="float" office:value="33">
            <text:p>33</text:p>
          </table:table-cell>
          <table:table-cell office:value-type="float" office:value="8.06">
            <text:p>8.06</text:p>
          </table:table-cell>
          <table:table-cell table:number-columns-repeated="7"/>
          <table:table-cell office:value-type="float" office:value="53.2">
            <text:p>53.2</text:p>
          </table:table-cell>
          <table:table-cell/>
          <table:table-cell office:value-type="float" office:value="229.2">
            <text:p>229.2</text:p>
          </table:table-cell>
          <table:table-cell table:number-columns-repeated="9"/>
          <table:table-cell office:value-type="string">
            <text:p>LKA</text:p>
          </table:table-cell>
          <table:table-cell office:value-type="float" office:value="1103">
            <text:p>1103</text:p>
          </table:table-cell>
          <table:table-cell office:value-type="string">
            <text:p>MONS</text:p>
          </table:table-cell>
          <table:table-cell office:value-type="string">
            <text:p>Trades - Indian Monsoon Gyres Province</text:p>
          </table:table-cell>
          <table:table-cell office:value-type="float" office:value="0">
            <text:p>0</text:p>
          </table:table-cell>
          <table:table-cell office:value-type="string">
            <text:p>Bay of Bengal</text:p>
          </table:table-cell>
          <table:table-cell office:value-type="float" office:value="0">
            <text:p>0</text:p>
          </table:table-cell>
        </table:table-row>
        <table:table-row table:style-name="ro1">
          <table:table-cell office:value-type="float" office:value="148">
            <text:p>148</text:p>
          </table:table-cell>
          <table:table-cell office:value-type="string">
            <text:p>OSD148</text:p>
          </table:table-cell>
          <table:table-cell office:value-type="string">
            <text:p>Wadden Sea</text:p>
          </table:table-cell>
          <table:table-cell office:value-type="string">
            <text:p>North Sea</text:p>
          </table:table-cell>
          <table:table-cell office:value-type="string">
            <text:p>http://marineregions.org/gazetteer.php?p=details&amp;id=2350</text:p>
          </table:table-cell>
          <table:table-cell office:value-type="string">
            <text:p>estuarine biome (ENVO:1000020)</text:p>
          </table:table-cell>
          <table:table-cell office:value-type="string">
            <text:p>OSD-Jun-2014</text:p>
          </table:table-cell>
          <table:table-cell office:value-type="string">
            <text:p>OSD148_20140621T0845Z</text:p>
          </table:table-cell>
          <table:table-cell office:value-type="string">
            <text:p>Bottle, Niskin</text:p>
          </table:table-cell>
          <table:table-cell office:value-type="string">
            <text:p>[OBJECTIVE: Integration of general public Coupling of Citclops data][PLATFORM: SDN:L06:31 FB Otzum][DEVICE REPORTED: Free falling water sampler (General Oceanics, Niskin sampling bottle)][DESCRIPTION: 1) discrete water sample with free falling water sampler 2) filtration of sample with vaccum pump, Sterivex filter used 3) immediate freezing at -20C]</text:p>
          </table:table-cell>
          <table:table-cell office:value-type="string">
            <text:p>http://store.pangaea.de/Projects/OSD_2014/OSD148_20140621T0845Z.pdf</text:p>
          </table:table-cell>
          <table:table-cell office:value-type="string">
            <text:p>UTC+01</text:p>
          </table:table-cell>
          <table:table-cell office:value-type="string">
            <text:p>21-06-2014T09:45:00</text:p>
          </table:table-cell>
          <table:table-cell table:style-name="ce1" office:value-type="date" office:date-value="2014-06-21T08:45:00">
            <text:p>06/21/14 08:45 AM</text:p>
          </table:table-cell>
          <table:table-cell office:value-type="float" office:value="53.580926">
            <text:p>53.580926</text:p>
          </table:table-cell>
          <table:table-cell office:value-type="float" office:value="8.148636">
            <text:p>8.148636</text:p>
          </table:table-cell>
          <table:table-cell table:style-name="ce1" office:value-type="date" office:date-value="2014-06-21T09:00:00">
            <text:p>06/21/14 09:00 AM</text:p>
          </table:table-cell>
          <table:table-cell office:value-type="float" office:value="53.580926">
            <text:p>53.580926</text:p>
          </table:table-cell>
          <table:table-cell office:value-type="float" office:value="8.148636">
            <text:p>8.148636</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48_2014-06-21_0m_NPL022</text:p>
          </table:table-cell>
          <table:table-cell office:value-type="string">
            <text:p>ERS667518</text:p>
          </table:table-cell>
          <table:table-cell office:value-type="string">
            <text:p>http://www.ebi.ac.uk/ena/data/view/ERS667518</text:p>
          </table:table-cell>
          <table:table-cell office:value-type="string">
            <text:p>ABOKM51</text:p>
          </table:table-cell>
          <table:table-cell office:value-type="string">
            <text:p>SAMEA3275504</text:p>
          </table:table-cell>
          <table:table-cell office:value-type="string">
            <text:p>NPL022</text:p>
          </table:table-cell>
          <table:table-cell table:number-columns-repeated="7" office:value-type="string">
            <text:p>Not provided</text:p>
          </table:table-cell>
          <table:table-cell office:value-type="float" office:value="17.77">
            <text:p>17.77</text:p>
          </table:table-cell>
          <table:table-cell office:value-type="float" office:value="31.14">
            <text:p>31.14</text:p>
          </table:table-cell>
          <table:table-cell table:number-columns-repeated="8"/>
          <table:table-cell office:value-type="float" office:value="4060">
            <text:p>4060</text:p>
          </table:table-cell>
          <table:table-cell/>
          <table:table-cell office:value-type="float" office:value="9.1">
            <text:p>9.1</text:p>
          </table:table-cell>
          <table:table-cell table:number-columns-repeated="7"/>
          <table:table-cell office:value-type="float" office:value="6.69">
            <text:p>6.69</text:p>
          </table:table-cell>
          <table:table-cell/>
          <table:table-cell office:value-type="string">
            <text:p>DEU</text:p>
          </table:table-cell>
          <table:table-cell office:value-type="float" office:value="254">
            <text:p>254</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49">
            <text:p>149</text:p>
          </table:table-cell>
          <table:table-cell office:value-type="string">
            <text:p>OSD149</text:p>
          </table:table-cell>
          <table:table-cell office:value-type="string">
            <text:p>Laguna Rocha Norte</text:p>
          </table:table-cell>
          <table:table-cell office:value-type="string">
            <text:p>South Atlantic Ocean</text:p>
          </table:table-cell>
          <table:table-cell office:value-type="string">
            <text:p>http://marineregions.org/gazetteer.php?p=details&amp;id=1914</text:p>
          </table:table-cell>
          <table:table-cell office:value-type="string">
            <text:p>marine biome (ENVO:447)</text:p>
          </table:table-cell>
          <table:table-cell office:value-type="string">
            <text:p>OSD-Jun-2014</text:p>
          </table:table-cell>
          <table:table-cell office:value-type="string">
            <text:p>OSD149_20140621T1440Z</text:p>
          </table:table-cell>
          <table:table-cell office:value-type="string">
            <text:p>Bucket, plastic</text:p>
          </table:table-cell>
          <table:table-cell office:value-type="string">
            <text:p>[OBJECTIVE: Participate at OSD june 2014][PLATFORM: Zodiac, carboys][DEVICE REPORTED: Acid rinsed plastic Carboys][DESCRIPTION: Coastal lagoon North]</text:p>
          </table:table-cell>
          <table:table-cell office:value-type="string">
            <text:p>http://store.pangaea.de/Projects/OSD_2014/OSD149_20140621T1440Z.pdf</text:p>
          </table:table-cell>
          <table:table-cell office:value-type="string">
            <text:p>UTC-03</text:p>
          </table:table-cell>
          <table:table-cell office:value-type="string">
            <text:p>21-06-2014T11:40:00</text:p>
          </table:table-cell>
          <table:table-cell table:style-name="ce1" office:value-type="date" office:date-value="2014-06-21T14:40:00">
            <text:p>06/21/14 02:40 PM</text:p>
          </table:table-cell>
          <table:table-cell office:value-type="float" office:value="-34.616">
            <text:p>-34.616</text:p>
          </table:table-cell>
          <table:table-cell office:value-type="float" office:value="-54.266">
            <text:p>-54.266</text:p>
          </table:table-cell>
          <table:table-cell table:style-name="ce1" office:value-type="date" office:date-value="2014-06-21T14:50:00">
            <text:p>06/21/14 02:50 PM</text:p>
          </table:table-cell>
          <table:table-cell office:value-type="float" office:value="-34.616">
            <text:p>-34.616</text:p>
          </table:table-cell>
          <table:table-cell office:value-type="float" office:value="-54.266">
            <text:p>-54.266</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49_2014-06-21_0m_NE08</text:p>
          </table:table-cell>
          <table:table-cell office:value-type="string">
            <text:p>ERS667516</text:p>
          </table:table-cell>
          <table:table-cell office:value-type="string">
            <text:p>http://www.ebi.ac.uk/ena/data/view/ERS667516</text:p>
          </table:table-cell>
          <table:table-cell office:value-type="string">
            <text:p>ABOKM92</text:p>
          </table:table-cell>
          <table:table-cell/>
          <table:table-cell office:value-type="string">
            <text:p>NE08</text:p>
          </table:table-cell>
          <table:table-cell table:number-columns-repeated="7" office:value-type="string">
            <text:p>Not provided</text:p>
          </table:table-cell>
          <table:table-cell office:value-type="float" office:value="10.98">
            <text:p>10.98</text:p>
          </table:table-cell>
          <table:table-cell office:value-type="float" office:value="14.3">
            <text:p>14.3</text:p>
          </table:table-cell>
          <table:table-cell table:number-columns-repeated="2"/>
          <table:table-cell office:value-type="float" office:value="3.8">
            <text:p>3.8</text:p>
          </table:table-cell>
          <table:table-cell table:number-columns-repeated="2"/>
          <table:table-cell office:value-type="float" office:value="383.333">
            <text:p>383.333</text:p>
          </table:table-cell>
          <table:table-cell table:number-columns-repeated="2"/>
          <table:table-cell office:value-type="float" office:value="17.33">
            <text:p>17.33</text:p>
          </table:table-cell>
          <table:table-cell table:number-columns-repeated="6"/>
          <table:table-cell office:value-type="float" office:value="7.7">
            <text:p>7.7</text:p>
          </table:table-cell>
          <table:table-cell table:number-columns-repeated="4"/>
          <table:table-cell office:value-type="string">
            <text:p>URY</text:p>
          </table:table-cell>
          <table:table-cell office:value-type="float" office:value="0">
            <text:p>0</text:p>
          </table:table-cell>
          <table:table-cell office:value-type="string">
            <text:p>BRAZ</text:p>
          </table:table-cell>
          <table:table-cell office:value-type="string">
            <text:p>Coastal - Brazil Current Coastal Province</text:p>
          </table:table-cell>
          <table:table-cell office:value-type="float" office:value="0">
            <text:p>0</text:p>
          </table:table-cell>
          <table:table-cell office:value-type="string">
            <text:p>Patagonian Shelf</text:p>
          </table:table-cell>
          <table:table-cell office:value-type="float" office:value="0">
            <text:p>0</text:p>
          </table:table-cell>
        </table:table-row>
        <table:table-row table:style-name="ro1">
          <table:table-cell office:value-type="float" office:value="149">
            <text:p>149</text:p>
          </table:table-cell>
          <table:table-cell office:value-type="string">
            <text:p>OSD149</text:p>
          </table:table-cell>
          <table:table-cell office:value-type="string">
            <text:p>Laguna Rocha Norte</text:p>
          </table:table-cell>
          <table:table-cell office:value-type="string">
            <text:p>South Atlantic Ocean</text:p>
          </table:table-cell>
          <table:table-cell office:value-type="string">
            <text:p>http://marineregions.org/gazetteer.php?p=details&amp;id=1914</text:p>
          </table:table-cell>
          <table:table-cell office:value-type="string">
            <text:p>marine biome (ENVO:447)</text:p>
          </table:table-cell>
          <table:table-cell office:value-type="string">
            <text:p>OSD-Jun-2014</text:p>
          </table:table-cell>
          <table:table-cell office:value-type="string">
            <text:p>OSD149_20140621T1440Z</text:p>
          </table:table-cell>
          <table:table-cell office:value-type="string">
            <text:p>Bucket, plastic</text:p>
          </table:table-cell>
          <table:table-cell office:value-type="string">
            <text:p>[OBJECTIVE: Participate at OSD june 2014][PLATFORM: Zodiac, carboys][DEVICE REPORTED: Acid rinsed plastic Carboys][DESCRIPTION: Coastal lagoon North]</text:p>
          </table:table-cell>
          <table:table-cell office:value-type="string">
            <text:p>http://store.pangaea.de/Projects/OSD_2014/OSD149_20140621T1440Z.pdf</text:p>
          </table:table-cell>
          <table:table-cell office:value-type="string">
            <text:p>UTC-03</text:p>
          </table:table-cell>
          <table:table-cell office:value-type="string">
            <text:p>21-06-2014T11:40:00</text:p>
          </table:table-cell>
          <table:table-cell table:style-name="ce1" office:value-type="date" office:date-value="2014-06-21T14:40:00">
            <text:p>06/21/14 02:40 PM</text:p>
          </table:table-cell>
          <table:table-cell office:value-type="float" office:value="-34.616">
            <text:p>-34.616</text:p>
          </table:table-cell>
          <table:table-cell office:value-type="float" office:value="-54.266">
            <text:p>-54.266</text:p>
          </table:table-cell>
          <table:table-cell table:style-name="ce1" office:value-type="date" office:date-value="2014-06-21T14:50:00">
            <text:p>06/21/14 02:50 PM</text:p>
          </table:table-cell>
          <table:table-cell office:value-type="float" office:value="-34.616">
            <text:p>-34.616</text:p>
          </table:table-cell>
          <table:table-cell office:value-type="float" office:value="-54.266">
            <text:p>-54.266</text:p>
          </table:table-cell>
          <table:table-cell office:value-type="float" office:value="0">
            <text:p>0</text:p>
          </table:table-cell>
          <table:table-cell office:value-type="string">
            <text:p>lagoon (ENVO:38)</text:p>
          </table:table-cell>
          <table:table-cell office:value-type="string">
            <text:p>coastal sea water (ENVO:2150)</text:p>
          </table:table-cell>
          <table:table-cell office:value-type="string">
            <text:p>OSD149_2014-06-21_0m_NPL022</text:p>
          </table:table-cell>
          <table:table-cell office:value-type="string">
            <text:p>ERS667517</text:p>
          </table:table-cell>
          <table:table-cell office:value-type="string">
            <text:p>http://www.ebi.ac.uk/ena/data/view/ERS667517</text:p>
          </table:table-cell>
          <table:table-cell office:value-type="string">
            <text:p>ABOKN08</text:p>
          </table:table-cell>
          <table:table-cell/>
          <table:table-cell office:value-type="string">
            <text:p>NPL022</text:p>
          </table:table-cell>
          <table:table-cell table:number-columns-repeated="7" office:value-type="string">
            <text:p>Not provided</text:p>
          </table:table-cell>
          <table:table-cell office:value-type="float" office:value="10.98">
            <text:p>10.98</text:p>
          </table:table-cell>
          <table:table-cell office:value-type="float" office:value="14.3">
            <text:p>14.3</text:p>
          </table:table-cell>
          <table:table-cell table:number-columns-repeated="2"/>
          <table:table-cell office:value-type="float" office:value="3.8">
            <text:p>3.8</text:p>
          </table:table-cell>
          <table:table-cell table:number-columns-repeated="2"/>
          <table:table-cell office:value-type="float" office:value="383.333">
            <text:p>383.333</text:p>
          </table:table-cell>
          <table:table-cell table:number-columns-repeated="2"/>
          <table:table-cell office:value-type="float" office:value="20940">
            <text:p>20940</text:p>
          </table:table-cell>
          <table:table-cell table:number-columns-repeated="6"/>
          <table:table-cell office:value-type="float" office:value="7.7">
            <text:p>7.7</text:p>
          </table:table-cell>
          <table:table-cell table:number-columns-repeated="4"/>
          <table:table-cell office:value-type="string">
            <text:p>URY</text:p>
          </table:table-cell>
          <table:table-cell office:value-type="float" office:value="0">
            <text:p>0</text:p>
          </table:table-cell>
          <table:table-cell office:value-type="string">
            <text:p>BRAZ</text:p>
          </table:table-cell>
          <table:table-cell office:value-type="string">
            <text:p>Coastal - Brazil Current Coastal Province</text:p>
          </table:table-cell>
          <table:table-cell office:value-type="float" office:value="0">
            <text:p>0</text:p>
          </table:table-cell>
          <table:table-cell office:value-type="string">
            <text:p>Patagonian Shelf</text:p>
          </table:table-cell>
          <table:table-cell office:value-type="float" office:value="0">
            <text:p>0</text:p>
          </table:table-cell>
        </table:table-row>
        <table:table-row table:style-name="ro1">
          <table:table-cell office:value-type="float" office:value="15">
            <text:p>15</text:p>
          </table:table-cell>
          <table:table-cell office:value-type="string">
            <text:p>OSD15</text:p>
          </table:table-cell>
          <table:table-cell office:value-type="string">
            <text:p>Villefranche - SOMLIT</text:p>
          </table:table-cell>
          <table:table-cell office:value-type="string">
            <text:p>Mediterranean Sea - Western Basin</text:p>
          </table:table-cell>
          <table:table-cell office:value-type="string">
            <text:p>http://marineregions.org/gazetteer.php?p=details&amp;id=4279</text:p>
          </table:table-cell>
          <table:table-cell office:value-type="string">
            <text:p>marine biome (ENVO:447)</text:p>
          </table:table-cell>
          <table:table-cell office:value-type="string">
            <text:p>OSD-Jun-2014</text:p>
          </table:table-cell>
          <table:table-cell office:value-type="string">
            <text:p>OSD15_20140621T0730Z</text:p>
          </table:table-cell>
          <table:table-cell office:value-type="string">
            <text:p>Bottle, Niskin</text:p>
          </table:table-cell>
          <table:table-cell office:value-type="string">
            <text:p>[OBJECTIVE: For sequencing microbial biodiversity in a worldwide sampling campaign for microbial biodiversity within marine surface water][PLATFORM: RV-TARA-Observatoire Oceanologique de Villefranche-Sur-Mer (OOV)][DEVICE REPORTED: Niskin bottle and CTD][DESCRIPTION: NW Mediterranea Sea-surface water sample form entreance of <text:s/>Villefranche Bay]</text:p>
          </table:table-cell>
          <table:table-cell office:value-type="string">
            <text:p>http://store.pangaea.de/Projects/OSD_2014/OSD15_20140621T0730Z.pdf</text:p>
          </table:table-cell>
          <table:table-cell office:value-type="string">
            <text:p>UTC+01</text:p>
          </table:table-cell>
          <table:table-cell office:value-type="string">
            <text:p>21-06-2014T08:30:05</text:p>
          </table:table-cell>
          <table:table-cell table:style-name="ce1" office:value-type="date" office:date-value="2014-06-21T07:30:00">
            <text:p>06/21/14 07:30 AM</text:p>
          </table:table-cell>
          <table:table-cell office:value-type="float" office:value="43.686111">
            <text:p>43.686111</text:p>
          </table:table-cell>
          <table:table-cell office:value-type="float" office:value="7.31567">
            <text:p>7.31567</text:p>
          </table:table-cell>
          <table:table-cell table:style-name="ce1" office:value-type="date" office:date-value="2014-06-21T10:30:00">
            <text:p>06/21/14 10:30 AM</text:p>
          </table:table-cell>
          <table:table-cell office:value-type="float" office:value="43.686111">
            <text:p>43.686111</text:p>
          </table:table-cell>
          <table:table-cell office:value-type="float" office:value="7.31567">
            <text:p>7.31567</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5_2014-06-21_0m_NPL022</text:p>
          </table:table-cell>
          <table:table-cell office:value-type="string">
            <text:p>ERS667653</text:p>
          </table:table-cell>
          <table:table-cell office:value-type="string">
            <text:p>http://www.ebi.ac.uk/ena/data/view/ERS667653</text:p>
          </table:table-cell>
          <table:table-cell office:value-type="string">
            <text:p>ABOKM93</text:p>
          </table:table-cell>
          <table:table-cell office:value-type="string">
            <text:p>SAMEA3275632</text:p>
          </table:table-cell>
          <table:table-cell office:value-type="string">
            <text:p>NPL022</text:p>
          </table:table-cell>
          <table:table-cell table:number-columns-repeated="7" office:value-type="string">
            <text:p>Not provided</text:p>
          </table:table-cell>
          <table:table-cell office:value-type="float" office:value="21.778">
            <text:p>21.778</text:p>
          </table:table-cell>
          <table:table-cell office:value-type="float" office:value="37.9702">
            <text:p>37.9702</text:p>
          </table:table-cell>
          <table:table-cell table:number-columns-repeated="10"/>
          <table:table-cell office:value-type="float" office:value="4.84812">
            <text:p>4.84812</text:p>
          </table:table-cell>
          <table:table-cell table:number-columns-repeated="7"/>
          <table:table-cell office:value-type="float" office:value="0.746">
            <text:p>0.746</text:p>
          </table:table-cell>
          <table:table-cell/>
          <table:table-cell office:value-type="string">
            <text:p>FRA</text:p>
          </table:table-cell>
          <table:table-cell office:value-type="float" office:value="529">
            <text:p>529</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15">
            <text:p>15</text:p>
          </table:table-cell>
          <table:table-cell office:value-type="string">
            <text:p>OSD15</text:p>
          </table:table-cell>
          <table:table-cell office:value-type="string">
            <text:p>Villefranche - SOMLIT</text:p>
          </table:table-cell>
          <table:table-cell office:value-type="string">
            <text:p>Mediterranean Sea - Western Basin</text:p>
          </table:table-cell>
          <table:table-cell office:value-type="string">
            <text:p>http://marineregions.org/gazetteer.php?p=details&amp;id=4279</text:p>
          </table:table-cell>
          <table:table-cell office:value-type="string">
            <text:p>marine biome (ENVO:447)</text:p>
          </table:table-cell>
          <table:table-cell office:value-type="string">
            <text:p>OSD-Jun-2014</text:p>
          </table:table-cell>
          <table:table-cell office:value-type="string">
            <text:p>OSD15_20140621T0730Z</text:p>
          </table:table-cell>
          <table:table-cell office:value-type="string">
            <text:p>Bottle, Niskin</text:p>
          </table:table-cell>
          <table:table-cell office:value-type="string">
            <text:p>[OBJECTIVE: For sequencing microbial biodiversity in a worldwide sampling campaign for microbial biodiversity within marine surface water][PLATFORM: RV-TARA-Observatoire Oceanologique de Villefranche-Sur-Mer (OOV)][DEVICE REPORTED: Niskin bottle and CTD][DESCRIPTION: NW Mediterranea Sea-surface water sample form entreance of <text:s/>Villefranche Bay]</text:p>
          </table:table-cell>
          <table:table-cell office:value-type="string">
            <text:p>http://store.pangaea.de/Projects/OSD_2014/OSD15_20140621T0730Z.pdf</text:p>
          </table:table-cell>
          <table:table-cell office:value-type="string">
            <text:p>UTC+01</text:p>
          </table:table-cell>
          <table:table-cell office:value-type="string">
            <text:p>21-06-2014T08:30:05</text:p>
          </table:table-cell>
          <table:table-cell table:style-name="ce1" office:value-type="date" office:date-value="2014-06-21T07:30:00">
            <text:p>06/21/14 07:30 AM</text:p>
          </table:table-cell>
          <table:table-cell office:value-type="float" office:value="43.686111">
            <text:p>43.686111</text:p>
          </table:table-cell>
          <table:table-cell office:value-type="float" office:value="7.31567">
            <text:p>7.31567</text:p>
          </table:table-cell>
          <table:table-cell table:style-name="ce1" office:value-type="date" office:date-value="2014-06-21T10:30:00">
            <text:p>06/21/14 10:30 AM</text:p>
          </table:table-cell>
          <table:table-cell office:value-type="float" office:value="43.686111">
            <text:p>43.686111</text:p>
          </table:table-cell>
          <table:table-cell office:value-type="float" office:value="7.31567">
            <text:p>7.31567</text:p>
          </table:table-cell>
          <table:table-cell office:value-type="float" office:value="50">
            <text:p>50</text:p>
          </table:table-cell>
          <table:table-cell table:number-columns-repeated="2" office:value-type="string">
            <text:p>sea water (ENVO:2149)</text:p>
          </table:table-cell>
          <table:table-cell office:value-type="string">
            <text:p>OSD15_2014-06-21_50m_NPL022</text:p>
          </table:table-cell>
          <table:table-cell office:value-type="string">
            <text:p>ERS667652</text:p>
          </table:table-cell>
          <table:table-cell office:value-type="string">
            <text:p>http://www.ebi.ac.uk/ena/data/view/ERS667652</text:p>
          </table:table-cell>
          <table:table-cell office:value-type="string">
            <text:p>ABOKM50</text:p>
          </table:table-cell>
          <table:table-cell office:value-type="string">
            <text:p>SAMEA3275631</text:p>
          </table:table-cell>
          <table:table-cell office:value-type="string">
            <text:p>NPL022</text:p>
          </table:table-cell>
          <table:table-cell table:number-columns-repeated="7" office:value-type="string">
            <text:p>Not provided</text:p>
          </table:table-cell>
          <table:table-cell office:value-type="float" office:value="16.0522">
            <text:p>16.0522</text:p>
          </table:table-cell>
          <table:table-cell office:value-type="float" office:value="37.981">
            <text:p>37.981</text:p>
          </table:table-cell>
          <table:table-cell table:number-columns-repeated="10"/>
          <table:table-cell office:value-type="float" office:value="5.43573">
            <text:p>5.43573</text:p>
          </table:table-cell>
          <table:table-cell table:number-columns-repeated="7"/>
          <table:table-cell office:value-type="float" office:value="0.0936">
            <text:p>0.0936</text:p>
          </table:table-cell>
          <table:table-cell/>
          <table:table-cell office:value-type="string">
            <text:p>FRA</text:p>
          </table:table-cell>
          <table:table-cell office:value-type="float" office:value="529">
            <text:p>529</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150">
            <text:p>150</text:p>
          </table:table-cell>
          <table:table-cell office:value-type="string">
            <text:p>OSD150</text:p>
          </table:table-cell>
          <table:table-cell office:value-type="string">
            <text:p>Laguna Rocha Sur</text:p>
          </table:table-cell>
          <table:table-cell office:value-type="string">
            <text:p>South Atlantic Ocean</text:p>
          </table:table-cell>
          <table:table-cell office:value-type="string">
            <text:p>http://marineregions.org/gazetteer.php?p=details&amp;id=1914</text:p>
          </table:table-cell>
          <table:table-cell office:value-type="string">
            <text:p>marine biome (ENVO:447)</text:p>
          </table:table-cell>
          <table:table-cell office:value-type="string">
            <text:p>OSD-Jun-2014</text:p>
          </table:table-cell>
          <table:table-cell office:value-type="string">
            <text:p>OSD150_20140621T1500Z</text:p>
          </table:table-cell>
          <table:table-cell office:value-type="string">
            <text:p>Bucket, plastic</text:p>
          </table:table-cell>
          <table:table-cell office:value-type="string">
            <text:p>[OBJECTIVE: Participation at OSD june 2014][PLATFORM: Zodiac, carboys][DEVICE REPORTED: Acid rinsed plastic Carboys][DESCRIPTION: Costal Rochas lagoon]</text:p>
          </table:table-cell>
          <table:table-cell office:value-type="string">
            <text:p>http://store.pangaea.de/Projects/OSD_2014/OSD150_20140621T1500Z.pdf</text:p>
          </table:table-cell>
          <table:table-cell office:value-type="string">
            <text:p>UTC-03</text:p>
          </table:table-cell>
          <table:table-cell office:value-type="string">
            <text:p>21-06-2014T12:00:00</text:p>
          </table:table-cell>
          <table:table-cell table:style-name="ce1" office:value-type="date" office:date-value="2014-06-21T15:00:00">
            <text:p>06/21/14 03:00 PM</text:p>
          </table:table-cell>
          <table:table-cell office:value-type="float" office:value="-34.666">
            <text:p>-34.666</text:p>
          </table:table-cell>
          <table:table-cell office:value-type="float" office:value="-54.2752">
            <text:p>-54.2752</text:p>
          </table:table-cell>
          <table:table-cell table:style-name="ce1" office:value-type="date" office:date-value="2014-06-21T15:10:00">
            <text:p>06/21/14 03:10 PM</text:p>
          </table:table-cell>
          <table:table-cell office:value-type="float" office:value="-34.666">
            <text:p>-34.666</text:p>
          </table:table-cell>
          <table:table-cell office:value-type="float" office:value="-54.2752">
            <text:p>-54.2752</text:p>
          </table:table-cell>
          <table:table-cell office:value-type="float" office:value="0">
            <text:p>0</text:p>
          </table:table-cell>
          <table:table-cell office:value-type="string">
            <text:p>lagoon (ENVO:38)</text:p>
          </table:table-cell>
          <table:table-cell office:value-type="string">
            <text:p>coastal sea water (ENVO:2150)</text:p>
          </table:table-cell>
          <table:table-cell office:value-type="string">
            <text:p>OSD150_2014-06-21_0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9.99">
            <text:p>9.99</text:p>
          </table:table-cell>
          <table:table-cell office:value-type="float" office:value="32.86">
            <text:p>32.86</text:p>
          </table:table-cell>
          <table:table-cell table:number-columns-repeated="20"/>
          <table:table-cell office:value-type="string">
            <text:p>URY</text:p>
          </table:table-cell>
          <table:table-cell office:value-type="float" office:value="0">
            <text:p>0</text:p>
          </table:table-cell>
          <table:table-cell office:value-type="string">
            <text:p>BRAZ</text:p>
          </table:table-cell>
          <table:table-cell office:value-type="string">
            <text:p>Coastal - Brazil Current Coastal Province</text:p>
          </table:table-cell>
          <table:table-cell office:value-type="float" office:value="0">
            <text:p>0</text:p>
          </table:table-cell>
          <table:table-cell office:value-type="string">
            <text:p>Patagonian Shelf</text:p>
          </table:table-cell>
          <table:table-cell office:value-type="float" office:value="0">
            <text:p>0</text:p>
          </table:table-cell>
        </table:table-row>
        <table:table-row table:style-name="ro1">
          <table:table-cell office:value-type="float" office:value="150">
            <text:p>150</text:p>
          </table:table-cell>
          <table:table-cell office:value-type="string">
            <text:p>OSD150</text:p>
          </table:table-cell>
          <table:table-cell office:value-type="string">
            <text:p>Laguna Rocha Sur</text:p>
          </table:table-cell>
          <table:table-cell office:value-type="string">
            <text:p>South Atlantic Ocean</text:p>
          </table:table-cell>
          <table:table-cell office:value-type="string">
            <text:p>http://marineregions.org/gazetteer.php?p=details&amp;id=1914</text:p>
          </table:table-cell>
          <table:table-cell office:value-type="string">
            <text:p>marine biome (ENVO:447)</text:p>
          </table:table-cell>
          <table:table-cell office:value-type="string">
            <text:p>OSD-Jun-2014</text:p>
          </table:table-cell>
          <table:table-cell office:value-type="string">
            <text:p>OSD150_20140621T1500Z</text:p>
          </table:table-cell>
          <table:table-cell office:value-type="string">
            <text:p>Bucket, plastic</text:p>
          </table:table-cell>
          <table:table-cell office:value-type="string">
            <text:p>[OBJECTIVE: Participation at OSD june 2014][PLATFORM: Zodiac, carboys][DEVICE REPORTED: Acid rinsed plastic Carboys][DESCRIPTION: Costal Rochas lagoon]</text:p>
          </table:table-cell>
          <table:table-cell office:value-type="string">
            <text:p>http://store.pangaea.de/Projects/OSD_2014/OSD150_20140621T1500Z.pdf</text:p>
          </table:table-cell>
          <table:table-cell office:value-type="string">
            <text:p>UTC-03</text:p>
          </table:table-cell>
          <table:table-cell office:value-type="string">
            <text:p>21-06-2014T12:00:00</text:p>
          </table:table-cell>
          <table:table-cell table:style-name="ce1" office:value-type="date" office:date-value="2014-06-21T15:00:00">
            <text:p>06/21/14 03:00 PM</text:p>
          </table:table-cell>
          <table:table-cell office:value-type="float" office:value="-34.666">
            <text:p>-34.666</text:p>
          </table:table-cell>
          <table:table-cell office:value-type="float" office:value="-54.2752">
            <text:p>-54.2752</text:p>
          </table:table-cell>
          <table:table-cell table:style-name="ce1" office:value-type="date" office:date-value="2014-06-21T15:10:00">
            <text:p>06/21/14 03:10 PM</text:p>
          </table:table-cell>
          <table:table-cell office:value-type="float" office:value="-34.666">
            <text:p>-34.666</text:p>
          </table:table-cell>
          <table:table-cell office:value-type="float" office:value="-54.2752">
            <text:p>-54.2752</text:p>
          </table:table-cell>
          <table:table-cell office:value-type="float" office:value="0">
            <text:p>0</text:p>
          </table:table-cell>
          <table:table-cell office:value-type="string">
            <text:p>lagoon (ENVO:38)</text:p>
          </table:table-cell>
          <table:table-cell office:value-type="string">
            <text:p>coastal sea water (ENVO:2150)</text:p>
          </table:table-cell>
          <table:table-cell office:value-type="string">
            <text:p>OSD150_2014-06-21_0m_NPL022</text:p>
          </table:table-cell>
          <table:table-cell office:value-type="string">
            <text:p>ERS667515</text:p>
          </table:table-cell>
          <table:table-cell office:value-type="string">
            <text:p>http://www.ebi.ac.uk/ena/data/view/ERS667515</text:p>
          </table:table-cell>
          <table:table-cell office:value-type="string">
            <text:p>ABOKN05</text:p>
          </table:table-cell>
          <table:table-cell/>
          <table:table-cell office:value-type="string">
            <text:p>NPL022</text:p>
          </table:table-cell>
          <table:table-cell table:number-columns-repeated="7" office:value-type="string">
            <text:p>Not provided</text:p>
          </table:table-cell>
          <table:table-cell office:value-type="float" office:value="9.99">
            <text:p>9.99</text:p>
          </table:table-cell>
          <table:table-cell office:value-type="float" office:value="18">
            <text:p>18</text:p>
          </table:table-cell>
          <table:table-cell table:number-columns-repeated="2"/>
          <table:table-cell office:value-type="float" office:value="3.5">
            <text:p>3.5</text:p>
          </table:table-cell>
          <table:table-cell table:number-columns-repeated="2"/>
          <table:table-cell office:value-type="float" office:value="366.667">
            <text:p>366.667</text:p>
          </table:table-cell>
          <table:table-cell table:number-columns-repeated="2"/>
          <table:table-cell office:value-type="float" office:value="20.94">
            <text:p>20.94</text:p>
          </table:table-cell>
          <table:table-cell table:number-columns-repeated="6"/>
          <table:table-cell office:value-type="float" office:value="11.2">
            <text:p>11.2</text:p>
          </table:table-cell>
          <table:table-cell table:number-columns-repeated="4"/>
          <table:table-cell office:value-type="string">
            <text:p>URY</text:p>
          </table:table-cell>
          <table:table-cell office:value-type="float" office:value="0">
            <text:p>0</text:p>
          </table:table-cell>
          <table:table-cell office:value-type="string">
            <text:p>BRAZ</text:p>
          </table:table-cell>
          <table:table-cell office:value-type="string">
            <text:p>Coastal - Brazil Current Coastal Province</text:p>
          </table:table-cell>
          <table:table-cell office:value-type="float" office:value="0">
            <text:p>0</text:p>
          </table:table-cell>
          <table:table-cell office:value-type="string">
            <text:p>Patagonian Shelf</text:p>
          </table:table-cell>
          <table:table-cell office:value-type="float" office:value="0">
            <text:p>0</text:p>
          </table:table-cell>
        </table:table-row>
        <table:table-row table:style-name="ro1">
          <table:table-cell office:value-type="float" office:value="151">
            <text:p>151</text:p>
          </table:table-cell>
          <table:table-cell office:value-type="string">
            <text:p>OSD151</text:p>
          </table:table-cell>
          <table:table-cell office:value-type="string">
            <text:p>South Atlantic Microbial Observatory</text:p>
          </table:table-cell>
          <table:table-cell office:value-type="string">
            <text:p>South Atlantic Ocean</text:p>
          </table:table-cell>
          <table:table-cell office:value-type="string">
            <text:p>http://marineregions.org/gazetteer.php?p=details&amp;id=1914</text:p>
          </table:table-cell>
          <table:table-cell office:value-type="string">
            <text:p>marine biome (ENVO:447)</text:p>
          </table:table-cell>
          <table:table-cell office:value-type="string">
            <text:p>OSD-Jun-2014</text:p>
          </table:table-cell>
          <table:table-cell office:value-type="string">
            <text:p>OSD151_20140621T1430Z</text:p>
          </table:table-cell>
          <table:table-cell office:value-type="string">
            <text:p>Bucket, plastic</text:p>
          </table:table-cell>
          <table:table-cell office:value-type="string">
            <text:p>[OBJECTIVE: Participation at OSD june 2014][PLATFORM: Zodiac, carboys][DEVICE REPORTED: Acid rinsed plastic Carboys][DESCRIPTION: Many particles in the water]</text:p>
          </table:table-cell>
          <table:table-cell office:value-type="string">
            <text:p>http://store.pangaea.de/Projects/OSD_2014/OSD151_20140621T1430Z.pdf</text:p>
          </table:table-cell>
          <table:table-cell office:value-type="string">
            <text:p>UTC-03</text:p>
          </table:table-cell>
          <table:table-cell office:value-type="string">
            <text:p>21-06-2014T11:30:00</text:p>
          </table:table-cell>
          <table:table-cell table:style-name="ce1" office:value-type="date" office:date-value="2014-06-21T14:30:00">
            <text:p>06/21/14 02:30 PM</text:p>
          </table:table-cell>
          <table:table-cell office:value-type="float" office:value="-34.7">
            <text:p>-34.7</text:p>
          </table:table-cell>
          <table:table-cell office:value-type="float" office:value="-54.266">
            <text:p>-54.266</text:p>
          </table:table-cell>
          <table:table-cell table:style-name="ce1" office:value-type="date" office:date-value="2014-06-21T15:00:00">
            <text:p>06/21/14 03:00 PM</text:p>
          </table:table-cell>
          <table:table-cell office:value-type="float" office:value="-34.7">
            <text:p>-34.7</text:p>
          </table:table-cell>
          <table:table-cell office:value-type="float" office:value="-54.266">
            <text:p>-54.266</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51_2014-06-21_0m_NE08</text:p>
          </table:table-cell>
          <table:table-cell office:value-type="string">
            <text:p>ERS667513</text:p>
          </table:table-cell>
          <table:table-cell office:value-type="string">
            <text:p>http://www.ebi.ac.uk/ena/data/view/ERS667513</text:p>
          </table:table-cell>
          <table:table-cell office:value-type="string">
            <text:p>ABOKM75</text:p>
          </table:table-cell>
          <table:table-cell/>
          <table:table-cell office:value-type="string">
            <text:p>NE08</text:p>
          </table:table-cell>
          <table:table-cell table:number-columns-repeated="7" office:value-type="string">
            <text:p>Not provided</text:p>
          </table:table-cell>
          <table:table-cell office:value-type="float" office:value="11.67">
            <text:p>11.67</text:p>
          </table:table-cell>
          <table:table-cell office:value-type="float" office:value="32.86">
            <text:p>32.86</text:p>
          </table:table-cell>
          <table:table-cell office:value-type="float" office:value="8.16">
            <text:p>8.16</text:p>
          </table:table-cell>
          <table:table-cell/>
          <table:table-cell office:value-type="float" office:value="21.7">
            <text:p>21.7</text:p>
          </table:table-cell>
          <table:table-cell/>
          <table:table-cell office:value-type="float" office:value="1.1">
            <text:p>1.1</text:p>
          </table:table-cell>
          <table:table-cell office:value-type="float" office:value="233.333">
            <text:p>233.333</text:p>
          </table:table-cell>
          <table:table-cell table:number-columns-repeated="2"/>
          <table:table-cell office:value-type="float" office:value="37.5">
            <text:p>37.5</text:p>
          </table:table-cell>
          <table:table-cell/>
          <table:table-cell office:value-type="float" office:value="696.7">
            <text:p>696.7</text:p>
          </table:table-cell>
          <table:table-cell table:number-columns-repeated="4"/>
          <table:table-cell office:value-type="float" office:value="11.2">
            <text:p>11.2</text:p>
          </table:table-cell>
          <table:table-cell table:number-columns-repeated="4"/>
          <table:table-cell office:value-type="string">
            <text:p>URY</text:p>
          </table:table-cell>
          <table:table-cell office:value-type="float" office:value="0">
            <text:p>0</text:p>
          </table:table-cell>
          <table:table-cell office:value-type="string">
            <text:p>BRAZ</text:p>
          </table:table-cell>
          <table:table-cell office:value-type="string">
            <text:p>Coastal - Brazil Current Coastal Province</text:p>
          </table:table-cell>
          <table:table-cell office:value-type="float" office:value="0">
            <text:p>0</text:p>
          </table:table-cell>
          <table:table-cell office:value-type="string">
            <text:p>Patagonian Shelf</text:p>
          </table:table-cell>
          <table:table-cell office:value-type="float" office:value="0">
            <text:p>0</text:p>
          </table:table-cell>
        </table:table-row>
        <table:table-row table:style-name="ro1">
          <table:table-cell office:value-type="float" office:value="151">
            <text:p>151</text:p>
          </table:table-cell>
          <table:table-cell office:value-type="string">
            <text:p>OSD151</text:p>
          </table:table-cell>
          <table:table-cell office:value-type="string">
            <text:p>South Atlantic Microbial Observatory</text:p>
          </table:table-cell>
          <table:table-cell office:value-type="string">
            <text:p>South Atlantic Ocean</text:p>
          </table:table-cell>
          <table:table-cell office:value-type="string">
            <text:p>http://marineregions.org/gazetteer.php?p=details&amp;id=1914</text:p>
          </table:table-cell>
          <table:table-cell office:value-type="string">
            <text:p>marine biome (ENVO:447)</text:p>
          </table:table-cell>
          <table:table-cell office:value-type="string">
            <text:p>OSD-Jun-2014</text:p>
          </table:table-cell>
          <table:table-cell office:value-type="string">
            <text:p>OSD151_20140621T1430Z</text:p>
          </table:table-cell>
          <table:table-cell office:value-type="string">
            <text:p>Bucket, plastic</text:p>
          </table:table-cell>
          <table:table-cell office:value-type="string">
            <text:p>[OBJECTIVE: Participation at OSD june 2014][PLATFORM: Zodiac, carboys][DEVICE REPORTED: Acid rinsed plastic Carboys][DESCRIPTION: Many particles in the water]</text:p>
          </table:table-cell>
          <table:table-cell office:value-type="string">
            <text:p>http://store.pangaea.de/Projects/OSD_2014/OSD151_20140621T1430Z.pdf</text:p>
          </table:table-cell>
          <table:table-cell office:value-type="string">
            <text:p>UTC-03</text:p>
          </table:table-cell>
          <table:table-cell office:value-type="string">
            <text:p>21-06-2014T11:30:00</text:p>
          </table:table-cell>
          <table:table-cell table:style-name="ce1" office:value-type="date" office:date-value="2014-06-21T14:30:00">
            <text:p>06/21/14 02:30 PM</text:p>
          </table:table-cell>
          <table:table-cell office:value-type="float" office:value="-34.7">
            <text:p>-34.7</text:p>
          </table:table-cell>
          <table:table-cell office:value-type="float" office:value="-54.266">
            <text:p>-54.266</text:p>
          </table:table-cell>
          <table:table-cell table:style-name="ce1" office:value-type="date" office:date-value="2014-06-21T15:00:00">
            <text:p>06/21/14 03:00 PM</text:p>
          </table:table-cell>
          <table:table-cell office:value-type="float" office:value="-34.7">
            <text:p>-34.7</text:p>
          </table:table-cell>
          <table:table-cell office:value-type="float" office:value="-54.266">
            <text:p>-54.266</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51_2014-06-21_0m_NPL022</text:p>
          </table:table-cell>
          <table:table-cell office:value-type="string">
            <text:p>ERS667514</text:p>
          </table:table-cell>
          <table:table-cell office:value-type="string">
            <text:p>http://www.ebi.ac.uk/ena/data/view/ERS667514</text:p>
          </table:table-cell>
          <table:table-cell office:value-type="string">
            <text:p>ABOKM33</text:p>
          </table:table-cell>
          <table:table-cell/>
          <table:table-cell office:value-type="string">
            <text:p>NPL022</text:p>
          </table:table-cell>
          <table:table-cell table:number-columns-repeated="7" office:value-type="string">
            <text:p>Not provided</text:p>
          </table:table-cell>
          <table:table-cell office:value-type="float" office:value="11.67">
            <text:p>11.67</text:p>
          </table:table-cell>
          <table:table-cell office:value-type="float" office:value="32.86">
            <text:p>32.86</text:p>
          </table:table-cell>
          <table:table-cell office:value-type="float" office:value="8.16">
            <text:p>8.16</text:p>
          </table:table-cell>
          <table:table-cell/>
          <table:table-cell office:value-type="float" office:value="21.7">
            <text:p>21.7</text:p>
          </table:table-cell>
          <table:table-cell/>
          <table:table-cell office:value-type="float" office:value="1.1">
            <text:p>1.1</text:p>
          </table:table-cell>
          <table:table-cell office:value-type="float" office:value="233.333">
            <text:p>233.333</text:p>
          </table:table-cell>
          <table:table-cell table:number-columns-repeated="2"/>
          <table:table-cell office:value-type="float" office:value="37.5">
            <text:p>37.5</text:p>
          </table:table-cell>
          <table:table-cell/>
          <table:table-cell office:value-type="float" office:value="15.6">
            <text:p>15.6</text:p>
          </table:table-cell>
          <table:table-cell table:number-columns-repeated="4"/>
          <table:table-cell office:value-type="float" office:value="11.2">
            <text:p>11.2</text:p>
          </table:table-cell>
          <table:table-cell table:number-columns-repeated="4"/>
          <table:table-cell office:value-type="string">
            <text:p>URY</text:p>
          </table:table-cell>
          <table:table-cell office:value-type="float" office:value="0">
            <text:p>0</text:p>
          </table:table-cell>
          <table:table-cell office:value-type="string">
            <text:p>BRAZ</text:p>
          </table:table-cell>
          <table:table-cell office:value-type="string">
            <text:p>Coastal - Brazil Current Coastal Province</text:p>
          </table:table-cell>
          <table:table-cell office:value-type="float" office:value="0">
            <text:p>0</text:p>
          </table:table-cell>
          <table:table-cell office:value-type="string">
            <text:p>Patagonian Shelf</text:p>
          </table:table-cell>
          <table:table-cell office:value-type="float" office:value="0">
            <text:p>0</text:p>
          </table:table-cell>
        </table:table-row>
        <table:table-row table:style-name="ro1">
          <table:table-cell office:value-type="float" office:value="152">
            <text:p>152</text:p>
          </table:table-cell>
          <table:table-cell office:value-type="string">
            <text:p>OSD152</text:p>
          </table:table-cell>
          <table:table-cell office:value-type="string">
            <text:p>Compass Buoy Station - Bedford Basin</text:p>
          </table:table-cell>
          <table:table-cell office:value-type="string">
            <text:p>North Atlantic Ocean</text:p>
          </table:table-cell>
          <table:table-cell office:value-type="string">
            <text:p>http://marineregions.org/gazetteer.php?p=details&amp;id=1912</text:p>
          </table:table-cell>
          <table:table-cell office:value-type="string">
            <text:p>neritic epipelagic zone biome (ENVO:1000042)</text:p>
          </table:table-cell>
          <table:table-cell office:value-type="string">
            <text:p>OSD-Jun-2014</text:p>
          </table:table-cell>
          <table:table-cell office:value-type="string">
            <text:p>OSD152_20140620T1650Z</text:p>
          </table:table-cell>
          <table:table-cell office:value-type="string">
            <text:p>Bottle, Niskin</text:p>
          </table:table-cell>
          <table:table-cell office:value-type="string">
            <text:p>[OBJECTIVE: Compass Buoy Station has been sampled weekly since 1992 as part of the Bedford Basin Monitoring Program][PLATFORM: dive vessel, Eastcom][DEVICE REPORTED: 10L Niskin][DESCRIPTION: 10m - cast 2]</text:p>
          </table:table-cell>
          <table:table-cell office:value-type="string">
            <text:p>http://store.pangaea.de/Projects/OSD_2014/OSD152_20140620T1650Z.pdf</text:p>
          </table:table-cell>
          <table:table-cell office:value-type="string">
            <text:p>UTC-04</text:p>
          </table:table-cell>
          <table:table-cell office:value-type="string">
            <text:p>20-06-2014T12:50:00</text:p>
          </table:table-cell>
          <table:table-cell table:style-name="ce1" office:value-type="date" office:date-value="2014-06-20T16:50:00">
            <text:p>06/20/14 04:50 PM</text:p>
          </table:table-cell>
          <table:table-cell office:value-type="float" office:value="44.6936">
            <text:p>44.6936</text:p>
          </table:table-cell>
          <table:table-cell office:value-type="float" office:value="-63.6403">
            <text:p>-63.6403</text:p>
          </table:table-cell>
          <table:table-cell table:style-name="ce1" office:value-type="date" office:date-value="2014-06-20T16:59:00">
            <text:p>06/20/14 04:59 PM</text:p>
          </table:table-cell>
          <table:table-cell office:value-type="float" office:value="44.6936">
            <text:p>44.6936</text:p>
          </table:table-cell>
          <table:table-cell office:value-type="float" office:value="-63.6403">
            <text:p>-63.6403</text:p>
          </table:table-cell>
          <table:table-cell office:value-type="float" office:value="10">
            <text:p>10</text:p>
          </table:table-cell>
          <table:table-cell office:value-type="string">
            <text:p>natural harbor (ENVO:465)</text:p>
          </table:table-cell>
          <table:table-cell office:value-type="string">
            <text:p>coastal sea water (ENVO:2150)</text:p>
          </table:table-cell>
          <table:table-cell office:value-type="string">
            <text:p>OSD152_2014-06-20_10m_NPL022</text:p>
          </table:table-cell>
          <table:table-cell office:value-type="string">
            <text:p>ERS667512</text:p>
          </table:table-cell>
          <table:table-cell office:value-type="string">
            <text:p>http://www.ebi.ac.uk/ena/data/view/ERS667512</text:p>
          </table:table-cell>
          <table:table-cell office:value-type="string">
            <text:p>ABOKM09</text:p>
          </table:table-cell>
          <table:table-cell office:value-type="string">
            <text:p>SAMEA3275503</text:p>
          </table:table-cell>
          <table:table-cell office:value-type="string">
            <text:p>NPL022</text:p>
          </table:table-cell>
          <table:table-cell table:number-columns-repeated="7" office:value-type="string">
            <text:p>Not provided</text:p>
          </table:table-cell>
          <table:table-cell office:value-type="float" office:value="8.5">
            <text:p>8.5</text:p>
          </table:table-cell>
          <table:table-cell office:value-type="float" office:value="30.1">
            <text:p>30.1</text:p>
          </table:table-cell>
          <table:table-cell office:value-type="float" office:value="8.2">
            <text:p>8.2</text:p>
          </table:table-cell>
          <table:table-cell table:number-columns-repeated="6"/>
          <table:table-cell office:value-type="float" office:value="2">
            <text:p>2</text:p>
          </table:table-cell>
          <table:table-cell office:value-type="float" office:value="3218">
            <text:p>3218</text:p>
          </table:table-cell>
          <table:table-cell/>
          <table:table-cell office:value-type="float" office:value="294">
            <text:p>294</text:p>
          </table:table-cell>
          <table:table-cell table:number-columns-repeated="7"/>
          <table:table-cell office:value-type="float" office:value="4.2">
            <text:p>4.2</text:p>
          </table:table-cell>
          <table:table-cell/>
          <table:table-cell office:value-type="string">
            <text:p>CAN</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cotian Shelf</text:p>
          </table:table-cell>
          <table:table-cell office:value-type="float" office:value="0">
            <text:p>0</text:p>
          </table:table-cell>
        </table:table-row>
        <table:table-row table:style-name="ro1">
          <table:table-cell office:value-type="float" office:value="152">
            <text:p>152</text:p>
          </table:table-cell>
          <table:table-cell office:value-type="string">
            <text:p>OSD152</text:p>
          </table:table-cell>
          <table:table-cell office:value-type="string">
            <text:p>Compass Buoy Station - Bedford Basin</text:p>
          </table:table-cell>
          <table:table-cell office:value-type="string">
            <text:p>North Atlantic Ocean</text:p>
          </table:table-cell>
          <table:table-cell office:value-type="string">
            <text:p>http://marineregions.org/gazetteer.php?p=details&amp;id=1912</text:p>
          </table:table-cell>
          <table:table-cell office:value-type="string">
            <text:p>neritic epipelagic zone biome (ENVO:1000042)</text:p>
          </table:table-cell>
          <table:table-cell office:value-type="string">
            <text:p>OSD-Jun-2014</text:p>
          </table:table-cell>
          <table:table-cell office:value-type="string">
            <text:p>OSD152_20140620T1554Z</text:p>
          </table:table-cell>
          <table:table-cell office:value-type="string">
            <text:p>Bottle, Niskin 10-L</text:p>
          </table:table-cell>
          <table:table-cell office:value-type="string">
            <text:p>[OBJECTIVE: Compass Buoy Station has been sampled weekly since 1992 as part of the Bedford Basin Monitoring Program][PLATFORM: dive vessel, Eastcom][DEVICE REPORTED: 10L Niskin][DESCRIPTION: 1m - cast 1 for eukaryotes]</text:p>
          </table:table-cell>
          <table:table-cell office:value-type="string">
            <text:p>http://store.pangaea.de/Projects/OSD_2014/OSD152_20140620T1554Z.pdf</text:p>
          </table:table-cell>
          <table:table-cell office:value-type="string">
            <text:p>UTC-04</text:p>
          </table:table-cell>
          <table:table-cell office:value-type="string">
            <text:p>20-06-2014T11:54:00</text:p>
          </table:table-cell>
          <table:table-cell table:style-name="ce1" office:value-type="date" office:date-value="2014-06-20T15:54:00">
            <text:p>06/20/14 03:54 PM</text:p>
          </table:table-cell>
          <table:table-cell office:value-type="float" office:value="44.6936">
            <text:p>44.6936</text:p>
          </table:table-cell>
          <table:table-cell office:value-type="float" office:value="-63.6403">
            <text:p>-63.6403</text:p>
          </table:table-cell>
          <table:table-cell table:style-name="ce1" office:value-type="date" office:date-value="2014-06-20T15:59:00">
            <text:p>06/20/14 03:59 PM</text:p>
          </table:table-cell>
          <table:table-cell office:value-type="float" office:value="44.6936">
            <text:p>44.6936</text:p>
          </table:table-cell>
          <table:table-cell office:value-type="float" office:value="-63.6403">
            <text:p>-63.6403</text:p>
          </table:table-cell>
          <table:table-cell office:value-type="float" office:value="1">
            <text:p>1</text:p>
          </table:table-cell>
          <table:table-cell office:value-type="string">
            <text:p>natural harbor (ENVO:465)</text:p>
          </table:table-cell>
          <table:table-cell office:value-type="string">
            <text:p>coastal sea water (ENVO:2150)</text:p>
          </table:table-cell>
          <table:table-cell office:value-type="string">
            <text:p>OSD152_2014-06-20_1m_NE08</text:p>
          </table:table-cell>
          <table:table-cell office:value-type="string">
            <text:p>ERS667510</text:p>
          </table:table-cell>
          <table:table-cell office:value-type="string">
            <text:p>http://www.ebi.ac.uk/ena/data/view/ERS667510</text:p>
          </table:table-cell>
          <table:table-cell office:value-type="string">
            <text:p>ABOKM82</text:p>
          </table:table-cell>
          <table:table-cell office:value-type="string">
            <text:p>SAMEA3275501</text:p>
          </table:table-cell>
          <table:table-cell office:value-type="string">
            <text:p>NE08</text:p>
          </table:table-cell>
          <table:table-cell table:number-columns-repeated="7" office:value-type="string">
            <text:p>Not provided</text:p>
          </table:table-cell>
          <table:table-cell office:value-type="float" office:value="12.8">
            <text:p>12.8</text:p>
          </table:table-cell>
          <table:table-cell office:value-type="float" office:value="28.9">
            <text:p>28.9</text:p>
          </table:table-cell>
          <table:table-cell office:value-type="float" office:value="8.2">
            <text:p>8.2</text:p>
          </table:table-cell>
          <table:table-cell table:number-columns-repeated="6"/>
          <table:table-cell office:value-type="float" office:value="2.58">
            <text:p>2.58</text:p>
          </table:table-cell>
          <table:table-cell office:value-type="float" office:value="3437">
            <text:p>3437</text:p>
          </table:table-cell>
          <table:table-cell/>
          <table:table-cell office:value-type="float" office:value="294">
            <text:p>294</text:p>
          </table:table-cell>
          <table:table-cell table:number-columns-repeated="7"/>
          <table:table-cell office:value-type="float" office:value="2.2">
            <text:p>2.2</text:p>
          </table:table-cell>
          <table:table-cell/>
          <table:table-cell office:value-type="string">
            <text:p>CAN</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cotian Shelf</text:p>
          </table:table-cell>
          <table:table-cell office:value-type="float" office:value="0">
            <text:p>0</text:p>
          </table:table-cell>
        </table:table-row>
        <table:table-row table:style-name="ro1">
          <table:table-cell office:value-type="float" office:value="152">
            <text:p>152</text:p>
          </table:table-cell>
          <table:table-cell office:value-type="string">
            <text:p>OSD152</text:p>
          </table:table-cell>
          <table:table-cell office:value-type="string">
            <text:p>Compass Buoy Station - Bedford Basin</text:p>
          </table:table-cell>
          <table:table-cell office:value-type="string">
            <text:p>North Atlantic Ocean</text:p>
          </table:table-cell>
          <table:table-cell office:value-type="string">
            <text:p>http://marineregions.org/gazetteer.php?p=details&amp;id=1912</text:p>
          </table:table-cell>
          <table:table-cell office:value-type="string">
            <text:p>neritic epipelagic zone biome (ENVO:1000042)</text:p>
          </table:table-cell>
          <table:table-cell office:value-type="string">
            <text:p>OSD-Jun-2014</text:p>
          </table:table-cell>
          <table:table-cell office:value-type="string">
            <text:p>OSD152_20140620T1610Z</text:p>
          </table:table-cell>
          <table:table-cell office:value-type="string">
            <text:p>Bottle, Niskin 10-L</text:p>
          </table:table-cell>
          <table:table-cell office:value-type="string">
            <text:p>[OBJECTIVE: Compass Buoy Station has been sampled weekly since 1992 as part of the Bedford Basin Monitoring Program][PLATFORM: dive vessel, Eastcom][DEVICE REPORTED: 10L Niskin][DESCRIPTION: 1m - cast 2]</text:p>
          </table:table-cell>
          <table:table-cell office:value-type="string">
            <text:p>http://store.pangaea.de/Projects/OSD_2014/OSD152_20140620T1610Z.pdf</text:p>
          </table:table-cell>
          <table:table-cell office:value-type="string">
            <text:p>UTC-04</text:p>
          </table:table-cell>
          <table:table-cell office:value-type="string">
            <text:p>20-06-2014T12:10:30</text:p>
          </table:table-cell>
          <table:table-cell table:style-name="ce1" office:value-type="date" office:date-value="2014-06-20T16:10:00">
            <text:p>06/20/14 04:10 PM</text:p>
          </table:table-cell>
          <table:table-cell office:value-type="float" office:value="44.6936">
            <text:p>44.6936</text:p>
          </table:table-cell>
          <table:table-cell office:value-type="float" office:value="-63.6403">
            <text:p>-63.6403</text:p>
          </table:table-cell>
          <table:table-cell table:style-name="ce1" office:value-type="date" office:date-value="2014-06-20T16:15:00">
            <text:p>06/20/14 04:15 PM</text:p>
          </table:table-cell>
          <table:table-cell office:value-type="float" office:value="44.6936">
            <text:p>44.6936</text:p>
          </table:table-cell>
          <table:table-cell office:value-type="float" office:value="-63.6403">
            <text:p>-63.6403</text:p>
          </table:table-cell>
          <table:table-cell office:value-type="float" office:value="1">
            <text:p>1</text:p>
          </table:table-cell>
          <table:table-cell office:value-type="string">
            <text:p>natural harbor (ENVO:465)</text:p>
          </table:table-cell>
          <table:table-cell office:value-type="string">
            <text:p>coastal sea water (ENVO:2150)</text:p>
          </table:table-cell>
          <table:table-cell office:value-type="string">
            <text:p>OSD152_2014-06-20_1m_NPL022</text:p>
          </table:table-cell>
          <table:table-cell office:value-type="string">
            <text:p>ERS667509</text:p>
          </table:table-cell>
          <table:table-cell office:value-type="string">
            <text:p>http://www.ebi.ac.uk/ena/data/view/ERS667509</text:p>
          </table:table-cell>
          <table:table-cell office:value-type="string">
            <text:p>ABOKM06</text:p>
          </table:table-cell>
          <table:table-cell office:value-type="string">
            <text:p>SAMEA3275500</text:p>
          </table:table-cell>
          <table:table-cell office:value-type="string">
            <text:p>NPL022</text:p>
          </table:table-cell>
          <table:table-cell table:number-columns-repeated="7" office:value-type="string">
            <text:p>Not provided</text:p>
          </table:table-cell>
          <table:table-cell office:value-type="float" office:value="12.8">
            <text:p>12.8</text:p>
          </table:table-cell>
          <table:table-cell office:value-type="float" office:value="28.9">
            <text:p>28.9</text:p>
          </table:table-cell>
          <table:table-cell office:value-type="float" office:value="8.2">
            <text:p>8.2</text:p>
          </table:table-cell>
          <table:table-cell table:number-columns-repeated="6"/>
          <table:table-cell office:value-type="float" office:value="2.58">
            <text:p>2.58</text:p>
          </table:table-cell>
          <table:table-cell office:value-type="float" office:value="3437">
            <text:p>3437</text:p>
          </table:table-cell>
          <table:table-cell/>
          <table:table-cell office:value-type="float" office:value="294">
            <text:p>294</text:p>
          </table:table-cell>
          <table:table-cell table:number-columns-repeated="7"/>
          <table:table-cell office:value-type="float" office:value="2.2">
            <text:p>2.2</text:p>
          </table:table-cell>
          <table:table-cell/>
          <table:table-cell office:value-type="string">
            <text:p>CAN</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cotian Shelf</text:p>
          </table:table-cell>
          <table:table-cell office:value-type="float" office:value="0">
            <text:p>0</text:p>
          </table:table-cell>
        </table:table-row>
        <table:table-row table:style-name="ro1">
          <table:table-cell office:value-type="float" office:value="152">
            <text:p>152</text:p>
          </table:table-cell>
          <table:table-cell office:value-type="string">
            <text:p>OSD152</text:p>
          </table:table-cell>
          <table:table-cell office:value-type="string">
            <text:p>Compass Buoy Station - Bedford Basin</text:p>
          </table:table-cell>
          <table:table-cell office:value-type="string">
            <text:p>North Atlantic Ocean</text:p>
          </table:table-cell>
          <table:table-cell office:value-type="string">
            <text:p>http://marineregions.org/gazetteer.php?p=details&amp;id=1912</text:p>
          </table:table-cell>
          <table:table-cell office:value-type="string">
            <text:p>neritic epipelagic zone biome (ENVO:1000042)</text:p>
          </table:table-cell>
          <table:table-cell office:value-type="string">
            <text:p>OSD-Jun-2014</text:p>
          </table:table-cell>
          <table:table-cell office:value-type="string">
            <text:p>OSD152_20140620T1630Z</text:p>
          </table:table-cell>
          <table:table-cell office:value-type="string">
            <text:p>Bottle, Niskin 10-L</text:p>
          </table:table-cell>
          <table:table-cell office:value-type="string">
            <text:p>[OBJECTIVE: Compass Buoy Station has been sampled weekly since 1992 as part of the Bedford Basin Monitoring Program][PLATFORM: dive vessel, Eastcom][DEVICE REPORTED: 10L Niskin][DESCRIPTION: 5m - cast 2]</text:p>
          </table:table-cell>
          <table:table-cell office:value-type="string">
            <text:p>http://store.pangaea.de/Projects/OSD_2014/OSD152_20140620T1630Z.pdf</text:p>
          </table:table-cell>
          <table:table-cell office:value-type="string">
            <text:p>UTC-04</text:p>
          </table:table-cell>
          <table:table-cell office:value-type="string">
            <text:p>20-06-2014T12:30:00</text:p>
          </table:table-cell>
          <table:table-cell table:style-name="ce1" office:value-type="date" office:date-value="2014-06-20T16:30:00">
            <text:p>06/20/14 04:30 PM</text:p>
          </table:table-cell>
          <table:table-cell office:value-type="float" office:value="44.6936">
            <text:p>44.6936</text:p>
          </table:table-cell>
          <table:table-cell office:value-type="float" office:value="-63.6403">
            <text:p>-63.6403</text:p>
          </table:table-cell>
          <table:table-cell table:style-name="ce1" office:value-type="date" office:date-value="2014-06-20T16:35:00">
            <text:p>06/20/14 04:35 PM</text:p>
          </table:table-cell>
          <table:table-cell office:value-type="float" office:value="44.6936">
            <text:p>44.6936</text:p>
          </table:table-cell>
          <table:table-cell office:value-type="float" office:value="-63.6403">
            <text:p>-63.6403</text:p>
          </table:table-cell>
          <table:table-cell office:value-type="float" office:value="5">
            <text:p>5</text:p>
          </table:table-cell>
          <table:table-cell office:value-type="string">
            <text:p>natural harbor (ENVO:465)</text:p>
          </table:table-cell>
          <table:table-cell office:value-type="string">
            <text:p>coastal sea water (ENVO:2150)</text:p>
          </table:table-cell>
          <table:table-cell office:value-type="string">
            <text:p>OSD152_2014-06-20_5m_NPL022</text:p>
          </table:table-cell>
          <table:table-cell office:value-type="string">
            <text:p>ERS667511</text:p>
          </table:table-cell>
          <table:table-cell office:value-type="string">
            <text:p>http://www.ebi.ac.uk/ena/data/view/ERS667511</text:p>
          </table:table-cell>
          <table:table-cell office:value-type="string">
            <text:p>ABOKL96</text:p>
          </table:table-cell>
          <table:table-cell office:value-type="string">
            <text:p>SAMEA3275502</text:p>
          </table:table-cell>
          <table:table-cell office:value-type="string">
            <text:p>NPL022</text:p>
          </table:table-cell>
          <table:table-cell table:number-columns-repeated="7" office:value-type="string">
            <text:p>Not provided</text:p>
          </table:table-cell>
          <table:table-cell office:value-type="float" office:value="10.8">
            <text:p>10.8</text:p>
          </table:table-cell>
          <table:table-cell office:value-type="float" office:value="29.8">
            <text:p>29.8</text:p>
          </table:table-cell>
          <table:table-cell office:value-type="float" office:value="8.2">
            <text:p>8.2</text:p>
          </table:table-cell>
          <table:table-cell table:number-columns-repeated="6"/>
          <table:table-cell office:value-type="float" office:value="2.33">
            <text:p>2.33</text:p>
          </table:table-cell>
          <table:table-cell office:value-type="float" office:value="3363">
            <text:p>3363</text:p>
          </table:table-cell>
          <table:table-cell/>
          <table:table-cell office:value-type="float" office:value="304">
            <text:p>304</text:p>
          </table:table-cell>
          <table:table-cell table:number-columns-repeated="7"/>
          <table:table-cell office:value-type="float" office:value="3.5">
            <text:p>3.5</text:p>
          </table:table-cell>
          <table:table-cell/>
          <table:table-cell office:value-type="string">
            <text:p>CAN</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cotian Shelf</text:p>
          </table:table-cell>
          <table:table-cell office:value-type="float" office:value="0">
            <text:p>0</text:p>
          </table:table-cell>
        </table:table-row>
        <table:table-row table:style-name="ro1">
          <table:table-cell office:value-type="float" office:value="153">
            <text:p>153</text:p>
          </table:table-cell>
          <table:table-cell office:value-type="string">
            <text:p>OSD153</text:p>
          </table:table-cell>
          <table:table-cell office:value-type="string">
            <text:p>Faro Island</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53_20140621T1015Z</text:p>
          </table:table-cell>
          <table:table-cell office:value-type="string">
            <text:p>Bucket, plastic 5-L</text:p>
          </table:table-cell>
          <table:table-cell office:value-type="string">
            <text:p>[OBJECTIVE: Comparative study of microbial diversity and function in ocean (site OSD153) versus coastal lagoon (site OSD81) waters representing unique ecosystems located in southern Portugal. These samples make part of a larger research initiative that will tackle the microbial biogeography along the Portuguese coast, extending to its oceanic archipelagos (i.e. Madeira and Azores).][PLATFORM: On Site Access][DEVICE REPORTED: 5L Plastic water Gallons, Disinfected][DESCRIPTION: Surface water from the costal Faro Island. Five samples were taken for amplicon and metagenomic Sequencing. ]</text:p>
          </table:table-cell>
          <table:table-cell office:value-type="string">
            <text:p>http://store.pangaea.de/Projects/OSD_2014/OSD153_20140621T1015Z.pdf</text:p>
          </table:table-cell>
          <table:table-cell office:value-type="string">
            <text:p>UTC+00</text:p>
          </table:table-cell>
          <table:table-cell office:value-type="string">
            <text:p>21-06-2014T10:15:00</text:p>
          </table:table-cell>
          <table:table-cell table:style-name="ce1" office:value-type="date" office:date-value="2014-06-21T10:15:00">
            <text:p>06/21/14 10:15 AM</text:p>
          </table:table-cell>
          <table:table-cell office:value-type="float" office:value="36.997655">
            <text:p>36.997655</text:p>
          </table:table-cell>
          <table:table-cell office:value-type="float" office:value="-7.981656">
            <text:p>-7.981656</text:p>
          </table:table-cell>
          <table:table-cell table:style-name="ce1" office:value-type="date" office:date-value="2014-06-21T10:35:00">
            <text:p>06/21/14 10:35 AM</text:p>
          </table:table-cell>
          <table:table-cell office:value-type="float" office:value="36.997655">
            <text:p>36.997655</text:p>
          </table:table-cell>
          <table:table-cell office:value-type="float" office:value="-7.981656">
            <text:p>-7.981656</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153_2014-06-21_0m_NPL022</text:p>
          </table:table-cell>
          <table:table-cell office:value-type="string">
            <text:p>ERS667508</text:p>
          </table:table-cell>
          <table:table-cell office:value-type="string">
            <text:p>http://www.ebi.ac.uk/ena/data/view/ERS667508</text:p>
          </table:table-cell>
          <table:table-cell office:value-type="string">
            <text:p>ABOKL66</text:p>
          </table:table-cell>
          <table:table-cell office:value-type="string">
            <text:p>SAMEA3275499</text:p>
          </table:table-cell>
          <table:table-cell office:value-type="string">
            <text:p>NPL022</text:p>
          </table:table-cell>
          <table:table-cell table:number-columns-repeated="7" office:value-type="string">
            <text:p>Not provided</text:p>
          </table:table-cell>
          <table:table-cell office:value-type="float" office:value="21.1">
            <text:p>21.1</text:p>
          </table:table-cell>
          <table:table-cell office:value-type="float" office:value="34.4">
            <text:p>34.4</text:p>
          </table:table-cell>
          <table:table-cell office:value-type="float" office:value="8.15">
            <text:p>8.15</text:p>
          </table:table-cell>
          <table:table-cell table:number-columns-repeated="9"/>
          <table:table-cell office:value-type="float" office:value="8.83">
            <text:p>8.83</text:p>
          </table:table-cell>
          <table:table-cell table:number-columns-repeated="4"/>
          <table:table-cell office:value-type="float" office:value="0.3839">
            <text:p>0.3839</text:p>
          </table:table-cell>
          <table:table-cell table:number-columns-repeated="4"/>
          <table:table-cell office:value-type="string">
            <text:p>PRT</text:p>
          </table:table-cell>
          <table:table-cell office:value-type="float" office:value="0">
            <text:p>0</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Iberian Coastal</text:p>
          </table:table-cell>
          <table:table-cell office:value-type="float" office:value="0">
            <text:p>0</text:p>
          </table:table-cell>
        </table:table-row>
        <table:table-row table:style-name="ro1">
          <table:table-cell office:value-type="float" office:value="154">
            <text:p>154</text:p>
          </table:table-cell>
          <table:table-cell office:value-type="string">
            <text:p>OSD154</text:p>
          </table:table-cell>
          <table:table-cell office:value-type="string">
            <text:p>Arcachon/Eyrac-SOMLIT</text:p>
          </table:table-cell>
          <table:table-cell office:value-type="string">
            <text:p>Bay of Biscay</text:p>
          </table:table-cell>
          <table:table-cell office:value-type="string">
            <text:p>http://marineregions.org/gazetteer.php?p=details&amp;id=2359</text:p>
          </table:table-cell>
          <table:table-cell office:value-type="string">
            <text:p>marine pelagic biome (ENVO:1000023)</text:p>
          </table:table-cell>
          <table:table-cell office:value-type="string">
            <text:p>OSD-Jun-2014</text:p>
          </table:table-cell>
          <table:table-cell office:value-type="string">
            <text:p>OSD154_20140620T1120Z</text:p>
          </table:table-cell>
          <table:table-cell office:value-type="string">
            <text:p>Bottle, Niskin 30-L</text:p>
          </table:table-cell>
          <table:table-cell office:value-type="string">
            <text:p>[OBJECTIVE: impact of global change on coastal zones and its relative importance compared with local human activities][PLATFORM: research vessel PLANULA IV][DEVICE REPORTED: 30 liters - Niskin][DESCRIPTION: surface water]</text:p>
          </table:table-cell>
          <table:table-cell office:value-type="string">
            <text:p>http://store.pangaea.de/Projects/OSD_2014/OSD154_20140620T1120Z.pdf</text:p>
          </table:table-cell>
          <table:table-cell office:value-type="string">
            <text:p>UTC+01</text:p>
          </table:table-cell>
          <table:table-cell office:value-type="string">
            <text:p>20-06-2014T12:20:00</text:p>
          </table:table-cell>
          <table:table-cell table:style-name="ce1" office:value-type="date" office:date-value="2014-06-20T11:20:00">
            <text:p>06/20/14 11:20 AM</text:p>
          </table:table-cell>
          <table:table-cell office:value-type="float" office:value="44.66666">
            <text:p>44.66666</text:p>
          </table:table-cell>
          <table:table-cell office:value-type="float" office:value="-1.16666">
            <text:p>-1.16666</text:p>
          </table:table-cell>
          <table:table-cell table:style-name="ce1" office:value-type="date" office:date-value="2014-06-20T11:40:00">
            <text:p>06/20/14 11:40 AM</text:p>
          </table:table-cell>
          <table:table-cell office:value-type="float" office:value="44.66666">
            <text:p>44.66666</text:p>
          </table:table-cell>
          <table:table-cell office:value-type="float" office:value="-1.16666">
            <text:p>-1.16666</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154_2014-06-20_1m_NPL022</text:p>
          </table:table-cell>
          <table:table-cell office:value-type="string">
            <text:p>ERS667507</text:p>
          </table:table-cell>
          <table:table-cell office:value-type="string">
            <text:p>http://www.ebi.ac.uk/ena/data/view/ERS667507</text:p>
          </table:table-cell>
          <table:table-cell office:value-type="string">
            <text:p>ABOKL80</text:p>
          </table:table-cell>
          <table:table-cell office:value-type="string">
            <text:p>SAMEA3275498</text:p>
          </table:table-cell>
          <table:table-cell office:value-type="string">
            <text:p>NPL022</text:p>
          </table:table-cell>
          <table:table-cell table:number-columns-repeated="7" office:value-type="string">
            <text:p>Not provided</text:p>
          </table:table-cell>
          <table:table-cell office:value-type="float" office:value="20.7">
            <text:p>20.7</text:p>
          </table:table-cell>
          <table:table-cell office:value-type="float" office:value="32.4">
            <text:p>32.4</text:p>
          </table:table-cell>
          <table:table-cell office:value-type="float" office:value="8.05">
            <text:p>8.05</text:p>
          </table:table-cell>
          <table:table-cell office:value-type="float" office:value="0.04">
            <text:p>0.04</text:p>
          </table:table-cell>
          <table:table-cell office:value-type="float" office:value="1">
            <text:p>1</text:p>
          </table:table-cell>
          <table:table-cell/>
          <table:table-cell office:value-type="float" office:value="0.04">
            <text:p>0.04</text:p>
          </table:table-cell>
          <table:table-cell table:number-columns-repeated="5"/>
          <table:table-cell office:value-type="float" office:value="231.4">
            <text:p>231.4</text:p>
          </table:table-cell>
          <table:table-cell table:number-columns-repeated="4"/>
          <table:table-cell office:value-type="float" office:value="1.21">
            <text:p>1.21</text:p>
          </table:table-cell>
          <table:table-cell office:value-type="float" office:value="4.8">
            <text:p>4.8</text:p>
          </table:table-cell>
          <table:table-cell table:number-columns-repeated="2"/>
          <table:table-cell office:value-type="float" office:value="1.16">
            <text:p>1.16</text:p>
          </table:table-cell>
          <table:table-cell office:value-type="string">
            <text:p>FRA</text:p>
          </table:table-cell>
          <table:table-cell office:value-type="float" office:value="260">
            <text:p>260</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Celtic-Biscay Shelf</text:p>
          </table:table-cell>
          <table:table-cell office:value-type="float" office:value="24">
            <text:p>24</text:p>
          </table:table-cell>
        </table:table-row>
        <table:table-row table:style-name="ro1">
          <table:table-cell office:value-type="float" office:value="155">
            <text:p>155</text:p>
          </table:table-cell>
          <table:table-cell office:value-type="string">
            <text:p>OSD155</text:p>
          </table:table-cell>
          <table:table-cell office:value-type="string">
            <text:p>Steilene Oslofjord</text:p>
          </table:table-cell>
          <table:table-cell office:value-type="string">
            <text:p>Skaggerak</text:p>
          </table:table-cell>
          <table:table-cell office:value-type="string">
            <text:p>http://marineregions.org/gazetteer.php?p=details&amp;id=2379</text:p>
          </table:table-cell>
          <table:table-cell office:value-type="string">
            <text:p>marine pelagic biome (ENVO:1000023)</text:p>
          </table:table-cell>
          <table:table-cell office:value-type="string">
            <text:p>OSD-Jun-2014</text:p>
          </table:table-cell>
          <table:table-cell office:value-type="string">
            <text:p>OSD155_20140621T0700Z</text:p>
          </table:table-cell>
          <table:table-cell office:value-type="string">
            <text:p>Bucket, plastic 5-L</text:p>
          </table:table-cell>
          <table:table-cell office:value-type="string">
            <text:p>[OBJECTIVE: Testing the hands OSD concept for future use with students <text:s/>and pupils (KOB IIBB).Future reference and Supplementing time series at site 155 , Oslofjord, Steilene][PLATFORM: C4 Bombard][DEVICE REPORTED: Water sample with <text:s/>1 bucket a 5 L <text:s/>deployed 2x at <text:s/>1 m (HCL washed)][DESCRIPTION: A sheltered location at the latitude of a realtime weather station. <text:s/>In total 10 liter of sweater was sampled and filtered /subsampled( Parallels) <text:s/>as follows by different groups of pupils]</text:p>
          </table:table-cell>
          <table:table-cell office:value-type="string">
            <text:p>http://store.pangaea.de/Projects/OSD_2014/OSD155_20140621T0700Z.pdf</text:p>
          </table:table-cell>
          <table:table-cell office:value-type="string">
            <text:p>UTC+01</text:p>
          </table:table-cell>
          <table:table-cell office:value-type="string">
            <text:p>21-06-2014T08:00:00</text:p>
          </table:table-cell>
          <table:table-cell table:style-name="ce1" office:value-type="date" office:date-value="2014-06-21T07:00:00">
            <text:p>06/21/14 07:00 AM</text:p>
          </table:table-cell>
          <table:table-cell office:value-type="float" office:value="59.81618">
            <text:p>59.81618</text:p>
          </table:table-cell>
          <table:table-cell office:value-type="float" office:value="10.59863">
            <text:p>10.59863</text:p>
          </table:table-cell>
          <table:table-cell table:style-name="ce1" office:value-type="date" office:date-value="2014-06-21T10:00:00">
            <text:p>06/21/14 10:00 AM</text:p>
          </table:table-cell>
          <table:table-cell office:value-type="float" office:value="59.81618">
            <text:p>59.81618</text:p>
          </table:table-cell>
          <table:table-cell office:value-type="float" office:value="10.59863">
            <text:p>10.59863</text:p>
          </table:table-cell>
          <table:table-cell office:value-type="float" office:value="12.8">
            <text:p>12.8</text:p>
          </table:table-cell>
          <table:table-cell office:value-type="string">
            <text:p>fjord (ENVO:39)</text:p>
          </table:table-cell>
          <table:table-cell office:value-type="string">
            <text:p>sea water (ENVO:2149)</text:p>
          </table:table-cell>
          <table:table-cell office:value-type="string">
            <text:p>OSD155_2014-06-21_12.8m_NPL022</text:p>
          </table:table-cell>
          <table:table-cell office:value-type="string">
            <text:p>ERS667505</text:p>
          </table:table-cell>
          <table:table-cell office:value-type="string">
            <text:p>http://www.ebi.ac.uk/ena/data/view/ERS667505</text:p>
          </table:table-cell>
          <table:table-cell office:value-type="string">
            <text:p>ABOKL53</text:p>
          </table:table-cell>
          <table:table-cell office:value-type="string">
            <text:p>SAMEA3275496</text:p>
          </table:table-cell>
          <table:table-cell office:value-type="string">
            <text:p>NPL022</text:p>
          </table:table-cell>
          <table:table-cell table:number-columns-repeated="7" office:value-type="string">
            <text:p>Not provided</text:p>
          </table:table-cell>
          <table:table-cell office:value-type="float" office:value="18.7">
            <text:p>18.7</text:p>
          </table:table-cell>
          <table:table-cell office:value-type="float" office:value="30.054">
            <text:p>30.054</text:p>
          </table:table-cell>
          <table:table-cell table:number-columns-repeated="20"/>
          <table:table-cell office:value-type="string">
            <text:p>NOR</text:p>
          </table:table-cell>
          <table:table-cell office:value-type="float" office:value="1278">
            <text:p>1278</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55">
            <text:p>155</text:p>
          </table:table-cell>
          <table:table-cell office:value-type="string">
            <text:p>OSD155</text:p>
          </table:table-cell>
          <table:table-cell office:value-type="string">
            <text:p>Steilene Oslofjord</text:p>
          </table:table-cell>
          <table:table-cell office:value-type="string">
            <text:p>Skaggerak</text:p>
          </table:table-cell>
          <table:table-cell office:value-type="string">
            <text:p>http://marineregions.org/gazetteer.php?p=details&amp;id=2379</text:p>
          </table:table-cell>
          <table:table-cell office:value-type="string">
            <text:p>marine pelagic biome (ENVO:1000023)</text:p>
          </table:table-cell>
          <table:table-cell office:value-type="string">
            <text:p>OSD-Jun-2014</text:p>
          </table:table-cell>
          <table:table-cell office:value-type="string">
            <text:p>OSD155_20140621T0700Z</text:p>
          </table:table-cell>
          <table:table-cell office:value-type="string">
            <text:p>Bucket, plastic 5-L</text:p>
          </table:table-cell>
          <table:table-cell office:value-type="string">
            <text:p>[OBJECTIVE: Testing the hands OSD concept for future use with students <text:s/>and pupils (KOB IIBB).Future reference and Supplementing time series at site 155 , Oslofjord, Steilene][PLATFORM: C4 Bombard][DEVICE REPORTED: Water sample with <text:s/>1 bucket a 5 L <text:s/>deployed 2x at <text:s/>1 m (HCL washed)][DESCRIPTION: A sheltered location at the latitude of a realtime weather station. <text:s/>In total 10 liter of sweater was sampled and filtered /subsampled( Parallels) <text:s/>as follows by different groups of pupils]</text:p>
          </table:table-cell>
          <table:table-cell office:value-type="string">
            <text:p>http://store.pangaea.de/Projects/OSD_2014/OSD155_20140621T0700Z.pdf</text:p>
          </table:table-cell>
          <table:table-cell office:value-type="string">
            <text:p>UTC+01</text:p>
          </table:table-cell>
          <table:table-cell office:value-type="string">
            <text:p>21-06-2014T08:00:00</text:p>
          </table:table-cell>
          <table:table-cell table:style-name="ce1" office:value-type="date" office:date-value="2014-06-21T07:00:00">
            <text:p>06/21/14 07:00 AM</text:p>
          </table:table-cell>
          <table:table-cell office:value-type="float" office:value="59.81618">
            <text:p>59.81618</text:p>
          </table:table-cell>
          <table:table-cell office:value-type="float" office:value="10.59863">
            <text:p>10.59863</text:p>
          </table:table-cell>
          <table:table-cell table:style-name="ce1" office:value-type="date" office:date-value="2014-06-21T10:00:00">
            <text:p>06/21/14 10:00 AM</text:p>
          </table:table-cell>
          <table:table-cell office:value-type="float" office:value="59.81618">
            <text:p>59.81618</text:p>
          </table:table-cell>
          <table:table-cell office:value-type="float" office:value="10.59863">
            <text:p>10.59863</text:p>
          </table:table-cell>
          <table:table-cell office:value-type="float" office:value="1">
            <text:p>1</text:p>
          </table:table-cell>
          <table:table-cell office:value-type="string">
            <text:p>fjord (ENVO:39)</text:p>
          </table:table-cell>
          <table:table-cell office:value-type="string">
            <text:p>sea water (ENVO:2149)</text:p>
          </table:table-cell>
          <table:table-cell office:value-type="string">
            <text:p>OSD155_2014-06-21_1m_NPL022</text:p>
          </table:table-cell>
          <table:table-cell office:value-type="string">
            <text:p>ERS667506</text:p>
          </table:table-cell>
          <table:table-cell office:value-type="string">
            <text:p>http://www.ebi.ac.uk/ena/data/view/ERS667506</text:p>
          </table:table-cell>
          <table:table-cell office:value-type="string">
            <text:p>ABOKL52</text:p>
          </table:table-cell>
          <table:table-cell office:value-type="string">
            <text:p>SAMEA3275497</text:p>
          </table:table-cell>
          <table:table-cell office:value-type="string">
            <text:p>NPL022</text:p>
          </table:table-cell>
          <table:table-cell table:number-columns-repeated="7" office:value-type="string">
            <text:p>Not provided</text:p>
          </table:table-cell>
          <table:table-cell office:value-type="float" office:value="18.7">
            <text:p>18.7</text:p>
          </table:table-cell>
          <table:table-cell office:value-type="float" office:value="30.054">
            <text:p>30.054</text:p>
          </table:table-cell>
          <table:table-cell table:number-columns-repeated="20"/>
          <table:table-cell office:value-type="string">
            <text:p>NOR</text:p>
          </table:table-cell>
          <table:table-cell office:value-type="float" office:value="1278">
            <text:p>1278</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56">
            <text:p>156</text:p>
          </table:table-cell>
          <table:table-cell office:value-type="string">
            <text:p>OSD156</text:p>
          </table:table-cell>
          <table:table-cell office:value-type="string">
            <text:p>KAVRINGEN ligthouse</text:p>
          </table:table-cell>
          <table:table-cell office:value-type="string">
            <text:p>Skaggerak</text:p>
          </table:table-cell>
          <table:table-cell office:value-type="string">
            <text:p>http://marineregions.org/gazetteer.php?p=details&amp;id=2379</text:p>
          </table:table-cell>
          <table:table-cell office:value-type="string">
            <text:p>marine pelagic biome (ENVO:1000023)</text:p>
          </table:table-cell>
          <table:table-cell office:value-type="string">
            <text:p>OSD-Jun-2014</text:p>
          </table:table-cell>
          <table:table-cell office:value-type="string">
            <text:p>OSD156_20140621T1000Z</text:p>
          </table:table-cell>
          <table:table-cell office:value-type="string">
            <text:p>Bottle, Niskin 5-L</text:p>
          </table:table-cell>
          <table:table-cell office:value-type="string">
            <text:p>[OBJECTIVE: Testing the hands OSD concept for future use with students <text:s/>and pupils (KOB IIBBTOXmicroplasticsMonitor).Future reference and Supplementing time series at site 156 Kavringen/innerharbour <text:s/>possibly status of pops and microplastics Note Due too unforeseen <text:s/>logistics Kavringen was selected instead of Hvaler coral site .][PLATFORM: OSF][DEVICE REPORTED: 1 bucket a 5 L <text:s/>deployed x at <text:s/>1 m][DESCRIPTION: OSD156_n_1m 4.5 Liters sampled <text:s/>Other paremeters will be available The site is in the middle of the fjord and there is high frequence of larger ships passing and deep turbulence /is to be expected <text:s/>Total Volume 4.5 filtered in smaller volumes 6 filters used labelled <text:s text:c="2"/>OSD_156_1_m1 <text:s/>OSD_156_2_m1 <text:s/>OSD_156_3_m1 <text:s/>OSD_156_4_m1 <text:s/>OSD_156_5_m1 <text:s/>OSD_156_6_m1 All filtering was done by syringe and hand ]</text:p>
          </table:table-cell>
          <table:table-cell office:value-type="string">
            <text:p>http://store.pangaea.de/Projects/OSD_2014/OSD156_20140621T1000Z.pdf</text:p>
          </table:table-cell>
          <table:table-cell office:value-type="string">
            <text:p>UTC+01</text:p>
          </table:table-cell>
          <table:table-cell office:value-type="string">
            <text:p>21-06-2014T11:00:00</text:p>
          </table:table-cell>
          <table:table-cell table:style-name="ce1" office:value-type="date" office:date-value="2014-06-21T10:00:00">
            <text:p>06/21/14 10:00 AM</text:p>
          </table:table-cell>
          <table:table-cell office:value-type="float" office:value="59.89961">
            <text:p>59.89961</text:p>
          </table:table-cell>
          <table:table-cell office:value-type="float" office:value="10.71999">
            <text:p>10.71999</text:p>
          </table:table-cell>
          <table:table-cell table:style-name="ce1" office:value-type="date" office:date-value="2014-06-21T12:00:00">
            <text:p>06/21/14 12:00 PM</text:p>
          </table:table-cell>
          <table:table-cell office:value-type="float" office:value="59.89961">
            <text:p>59.89961</text:p>
          </table:table-cell>
          <table:table-cell office:value-type="float" office:value="10.71999">
            <text:p>10.71999</text:p>
          </table:table-cell>
          <table:table-cell office:value-type="float" office:value="11.8">
            <text:p>11.8</text:p>
          </table:table-cell>
          <table:table-cell office:value-type="string">
            <text:p>fjord (ENVO:39)</text:p>
          </table:table-cell>
          <table:table-cell office:value-type="string">
            <text:p>sea water (ENVO:2149)</text:p>
          </table:table-cell>
          <table:table-cell office:value-type="string">
            <text:p>OSD156_2014-06-21_11.8m_NPL022</text:p>
          </table:table-cell>
          <table:table-cell office:value-type="string">
            <text:p>ERS667504</text:p>
          </table:table-cell>
          <table:table-cell office:value-type="string">
            <text:p>http://www.ebi.ac.uk/ena/data/view/ERS667504</text:p>
          </table:table-cell>
          <table:table-cell office:value-type="string">
            <text:p>ABOKL50</text:p>
          </table:table-cell>
          <table:table-cell office:value-type="string">
            <text:p>SAMEA3275495</text:p>
          </table:table-cell>
          <table:table-cell office:value-type="string">
            <text:p>NPL022</text:p>
          </table:table-cell>
          <table:table-cell table:number-columns-repeated="7" office:value-type="string">
            <text:p>Not provided</text:p>
          </table:table-cell>
          <table:table-cell office:value-type="float" office:value="17.8">
            <text:p>17.8</text:p>
          </table:table-cell>
          <table:table-cell office:value-type="float" office:value="30.054">
            <text:p>30.054</text:p>
          </table:table-cell>
          <table:table-cell table:number-columns-repeated="20"/>
          <table:table-cell office:value-type="string">
            <text:p>NOR</text:p>
          </table:table-cell>
          <table:table-cell office:value-type="float" office:value="769">
            <text:p>769</text:p>
          </table:table-cell>
          <table:table-cell office:value-type="string">
            <text:p>NECS</text:p>
          </table:table-cell>
          <table:table-cell office:value-type="string">
            <text:p>Coastal - NE Atlantic Shelves Province</text:p>
          </table:table-cell>
          <table:table-cell office:value-type="float" office:value="0.00402682">
            <text:p>0.00402682</text:p>
          </table:table-cell>
          <table:table-cell office:value-type="string">
            <text:p>North Sea</text:p>
          </table:table-cell>
          <table:table-cell office:value-type="float" office:value="189">
            <text:p>189</text:p>
          </table:table-cell>
        </table:table-row>
        <table:table-row table:style-name="ro1">
          <table:table-cell office:value-type="float" office:value="156">
            <text:p>156</text:p>
          </table:table-cell>
          <table:table-cell office:value-type="string">
            <text:p>OSD156</text:p>
          </table:table-cell>
          <table:table-cell office:value-type="string">
            <text:p>KAVRINGEN ligthouse</text:p>
          </table:table-cell>
          <table:table-cell office:value-type="string">
            <text:p>Skaggerak</text:p>
          </table:table-cell>
          <table:table-cell office:value-type="string">
            <text:p>http://marineregions.org/gazetteer.php?p=details&amp;id=2379</text:p>
          </table:table-cell>
          <table:table-cell office:value-type="string">
            <text:p>marine pelagic biome (ENVO:1000023)</text:p>
          </table:table-cell>
          <table:table-cell office:value-type="string">
            <text:p>OSD-Jun-2014</text:p>
          </table:table-cell>
          <table:table-cell office:value-type="string">
            <text:p>OSD156_20140621T1000Z</text:p>
          </table:table-cell>
          <table:table-cell office:value-type="string">
            <text:p>Bottle, Niskin 5-L</text:p>
          </table:table-cell>
          <table:table-cell office:value-type="string">
            <text:p>[OBJECTIVE: Testing the hands OSD concept for future use with students <text:s/>and pupils (KOB IIBBTOXmicroplasticsMonitor).Future reference and Supplementing time series at site 156 Kavringen/innerharbour <text:s/>possibly status of pops and microplastics Note Due too unforeseen <text:s/>logistics Kavringen was selected instead of Hvaler coral site .][PLATFORM: OSF][DEVICE REPORTED: 1 bucket a 5 L <text:s/>deployed x at <text:s/>1 m][DESCRIPTION: OSD156_n_1m 4.5 Liters sampled <text:s/>Other paremeters will be available The site is in the middle of the fjord and there is high frequence of larger ships passing and deep turbulence /is to be expected <text:s/>Total Volume 4.5 filtered in smaller volumes 6 filters used labelled <text:s text:c="2"/>OSD_156_1_m1 <text:s/>OSD_156_2_m1 <text:s/>OSD_156_3_m1 <text:s/>OSD_156_4_m1 <text:s/>OSD_156_5_m1 <text:s/>OSD_156_6_m1 All filtering was done by syringe and hand ]</text:p>
          </table:table-cell>
          <table:table-cell office:value-type="string">
            <text:p>http://store.pangaea.de/Projects/OSD_2014/OSD156_20140621T1000Z.pdf</text:p>
          </table:table-cell>
          <table:table-cell office:value-type="string">
            <text:p>UTC+01</text:p>
          </table:table-cell>
          <table:table-cell office:value-type="string">
            <text:p>21-06-2014T11:00:00</text:p>
          </table:table-cell>
          <table:table-cell table:style-name="ce1" office:value-type="date" office:date-value="2014-06-21T10:00:00">
            <text:p>06/21/14 10:00 AM</text:p>
          </table:table-cell>
          <table:table-cell office:value-type="float" office:value="59.89961">
            <text:p>59.89961</text:p>
          </table:table-cell>
          <table:table-cell office:value-type="float" office:value="10.71999">
            <text:p>10.71999</text:p>
          </table:table-cell>
          <table:table-cell table:style-name="ce1" office:value-type="date" office:date-value="2014-06-21T12:00:00">
            <text:p>06/21/14 12:00 PM</text:p>
          </table:table-cell>
          <table:table-cell office:value-type="float" office:value="59.89961">
            <text:p>59.89961</text:p>
          </table:table-cell>
          <table:table-cell office:value-type="float" office:value="10.71999">
            <text:p>10.71999</text:p>
          </table:table-cell>
          <table:table-cell office:value-type="float" office:value="1">
            <text:p>1</text:p>
          </table:table-cell>
          <table:table-cell office:value-type="string">
            <text:p>fjord (ENVO:39)</text:p>
          </table:table-cell>
          <table:table-cell office:value-type="string">
            <text:p>sea water (ENVO:2149)</text:p>
          </table:table-cell>
          <table:table-cell office:value-type="string">
            <text:p>OSD156_2014-06-21_1m_NPL022</text:p>
          </table:table-cell>
          <table:table-cell office:value-type="string">
            <text:p>ERS667503</text:p>
          </table:table-cell>
          <table:table-cell office:value-type="string">
            <text:p>http://www.ebi.ac.uk/ena/data/view/ERS667503</text:p>
          </table:table-cell>
          <table:table-cell office:value-type="string">
            <text:p>ABOKL51</text:p>
          </table:table-cell>
          <table:table-cell office:value-type="string">
            <text:p>SAMEA3275494</text:p>
          </table:table-cell>
          <table:table-cell office:value-type="string">
            <text:p>NPL022</text:p>
          </table:table-cell>
          <table:table-cell table:number-columns-repeated="7" office:value-type="string">
            <text:p>Not provided</text:p>
          </table:table-cell>
          <table:table-cell office:value-type="float" office:value="17.8">
            <text:p>17.8</text:p>
          </table:table-cell>
          <table:table-cell office:value-type="float" office:value="30.054">
            <text:p>30.054</text:p>
          </table:table-cell>
          <table:table-cell table:number-columns-repeated="20"/>
          <table:table-cell office:value-type="string">
            <text:p>NOR</text:p>
          </table:table-cell>
          <table:table-cell office:value-type="float" office:value="769">
            <text:p>769</text:p>
          </table:table-cell>
          <table:table-cell office:value-type="string">
            <text:p>NECS</text:p>
          </table:table-cell>
          <table:table-cell office:value-type="string">
            <text:p>Coastal - NE Atlantic Shelves Province</text:p>
          </table:table-cell>
          <table:table-cell office:value-type="float" office:value="0.00402682">
            <text:p>0.00402682</text:p>
          </table:table-cell>
          <table:table-cell office:value-type="string">
            <text:p>North Sea</text:p>
          </table:table-cell>
          <table:table-cell office:value-type="float" office:value="189">
            <text:p>189</text:p>
          </table:table-cell>
        </table:table-row>
        <table:table-row table:style-name="ro1">
          <table:table-cell office:value-type="float" office:value="157">
            <text:p>157</text:p>
          </table:table-cell>
          <table:table-cell office:value-type="string">
            <text:p>OSD157</text:p>
          </table:table-cell>
          <table:table-cell office:value-type="string">
            <text:p>Drobak, Oslofjorden (ELLEIm2)</text:p>
          </table:table-cell>
          <table:table-cell office:value-type="string">
            <text:p>Skaggerak</text:p>
          </table:table-cell>
          <table:table-cell office:value-type="string">
            <text:p>http://marineregions.org/gazetteer.php?p=details&amp;id=2379</text:p>
          </table:table-cell>
          <table:table-cell office:value-type="string">
            <text:p>marine pelagic biome (ENVO:1000023)</text:p>
          </table:table-cell>
          <table:table-cell office:value-type="string">
            <text:p>OSD-Jun-2014</text:p>
          </table:table-cell>
          <table:table-cell office:value-type="string">
            <text:p>OSD157_20140620T0900Z</text:p>
          </table:table-cell>
          <table:table-cell office:value-type="string">
            <text:p>Bottle, Niskin 20-L</text:p>
          </table:table-cell>
          <table:table-cell office:value-type="string">
            <text:p>[OBJECTIVE: Testing the hands OSD concept for future use with students <text:s/>and pupils (KOB III).Future reference and Supplementing time series at site 157 ELLEIm2][PLATFORM: Trygve Braarud][DEVICE REPORTED: Niskin 1 bottle 20 l (80 m) and 2 x 10 l 1 m][DESCRIPTION: Gloves were used in all handling steps. All 3 volumes were kept cool/dark on board until 12:30 UTC . Transport to lab was 30 minutes by car. SubVolumes were <text:s text:c="2"/>kept at 4 C in the dark until filtration in paralell for both 1 m and 80 m ]</text:p>
          </table:table-cell>
          <table:table-cell office:value-type="string">
            <text:p>http://store.pangaea.de/Projects/OSD_2014/OSD157_20140620T0900Z.pdf</text:p>
          </table:table-cell>
          <table:table-cell office:value-type="string">
            <text:p>UTC+01</text:p>
          </table:table-cell>
          <table:table-cell office:value-type="string">
            <text:p>20-06-2014T10:00:00</text:p>
          </table:table-cell>
          <table:table-cell table:style-name="ce1" office:value-type="date" office:date-value="2014-06-20T09:00:00">
            <text:p>06/20/14 09:00 AM</text:p>
          </table:table-cell>
          <table:table-cell office:value-type="float" office:value="59.622">
            <text:p>59.622</text:p>
          </table:table-cell>
          <table:table-cell office:value-type="float" office:value="10.6282">
            <text:p>10.6282</text:p>
          </table:table-cell>
          <table:table-cell table:style-name="ce1" office:value-type="date" office:date-value="2014-06-20T11:30:00">
            <text:p>06/20/14 11:30 AM</text:p>
          </table:table-cell>
          <table:table-cell office:value-type="float" office:value="59.622">
            <text:p>59.622</text:p>
          </table:table-cell>
          <table:table-cell office:value-type="float" office:value="10.6282">
            <text:p>10.6282</text:p>
          </table:table-cell>
          <table:table-cell office:value-type="float" office:value="1">
            <text:p>1</text:p>
          </table:table-cell>
          <table:table-cell office:value-type="string">
            <text:p>fjord (ENVO:39)</text:p>
          </table:table-cell>
          <table:table-cell office:value-type="string">
            <text:p>sea water (ENVO:2149)</text:p>
          </table:table-cell>
          <table:table-cell office:value-type="string">
            <text:p>OSD157_2014-06-20_1m_NPL022</text:p>
          </table:table-cell>
          <table:table-cell office:value-type="string">
            <text:p>ERS667502</text:p>
          </table:table-cell>
          <table:table-cell office:value-type="string">
            <text:p>http://www.ebi.ac.uk/ena/data/view/ERS667502</text:p>
          </table:table-cell>
          <table:table-cell office:value-type="string">
            <text:p>ABOKL49</text:p>
          </table:table-cell>
          <table:table-cell office:value-type="string">
            <text:p>SAMEA3275493</text:p>
          </table:table-cell>
          <table:table-cell office:value-type="string">
            <text:p>NPL022</text:p>
          </table:table-cell>
          <table:table-cell table:number-columns-repeated="7" office:value-type="string">
            <text:p>Not provided</text:p>
          </table:table-cell>
          <table:table-cell office:value-type="float" office:value="18">
            <text:p>18</text:p>
          </table:table-cell>
          <table:table-cell office:value-type="float" office:value="26.115">
            <text:p>26.115</text:p>
          </table:table-cell>
          <table:table-cell table:number-columns-repeated="20"/>
          <table:table-cell office:value-type="string">
            <text:p>NOR</text:p>
          </table:table-cell>
          <table:table-cell office:value-type="float" office:value="469">
            <text:p>469</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57">
            <text:p>157</text:p>
          </table:table-cell>
          <table:table-cell office:value-type="string">
            <text:p>OSD157</text:p>
          </table:table-cell>
          <table:table-cell office:value-type="string">
            <text:p>Drobak, Oslofjorden (ELLEIm2)</text:p>
          </table:table-cell>
          <table:table-cell office:value-type="string">
            <text:p>Skaggerak</text:p>
          </table:table-cell>
          <table:table-cell office:value-type="string">
            <text:p>http://marineregions.org/gazetteer.php?p=details&amp;id=2379</text:p>
          </table:table-cell>
          <table:table-cell office:value-type="string">
            <text:p>marine pelagic biome (ENVO:1000023)</text:p>
          </table:table-cell>
          <table:table-cell office:value-type="string">
            <text:p>OSD-Jun-2014</text:p>
          </table:table-cell>
          <table:table-cell office:value-type="string">
            <text:p>OSD157_20140620T0900Z</text:p>
          </table:table-cell>
          <table:table-cell office:value-type="string">
            <text:p>Bottle, Niskin 20-L</text:p>
          </table:table-cell>
          <table:table-cell office:value-type="string">
            <text:p>[OBJECTIVE: Testing the hands OSD concept for future use with students <text:s/>and pupils (KOB III).Future reference and Supplementing time series at site 157 ELLEIm2][PLATFORM: Trygve Braarud][DEVICE REPORTED: Niskin 1 bottle 20 l (80 m) and 2 x 10 l 1 m][DESCRIPTION: Gloves were used in all handling steps. All 3 volumes were kept cool/dark on board until 12:30 UTC . Transport to lab was 30 minutes by car. SubVolumes were <text:s text:c="2"/>kept at 4 C in the dark until filtration in paralell for both 1 m and 80 m ]</text:p>
          </table:table-cell>
          <table:table-cell office:value-type="string">
            <text:p>http://store.pangaea.de/Projects/OSD_2014/OSD157_20140620T0900Z.pdf</text:p>
          </table:table-cell>
          <table:table-cell office:value-type="string">
            <text:p>UTC+01</text:p>
          </table:table-cell>
          <table:table-cell office:value-type="string">
            <text:p>20-06-2014T10:00:00</text:p>
          </table:table-cell>
          <table:table-cell table:style-name="ce1" office:value-type="date" office:date-value="2014-06-20T09:00:00">
            <text:p>06/20/14 09:00 AM</text:p>
          </table:table-cell>
          <table:table-cell office:value-type="float" office:value="59.622">
            <text:p>59.622</text:p>
          </table:table-cell>
          <table:table-cell office:value-type="float" office:value="10.6282">
            <text:p>10.6282</text:p>
          </table:table-cell>
          <table:table-cell table:style-name="ce1" office:value-type="date" office:date-value="2014-06-20T11:30:00">
            <text:p>06/20/14 11:30 AM</text:p>
          </table:table-cell>
          <table:table-cell office:value-type="float" office:value="59.622">
            <text:p>59.622</text:p>
          </table:table-cell>
          <table:table-cell office:value-type="float" office:value="10.6282">
            <text:p>10.6282</text:p>
          </table:table-cell>
          <table:table-cell office:value-type="float" office:value="80">
            <text:p>80</text:p>
          </table:table-cell>
          <table:table-cell office:value-type="string">
            <text:p>fjord (ENVO:39)</text:p>
          </table:table-cell>
          <table:table-cell office:value-type="string">
            <text:p>sea water (ENVO:2149)</text:p>
          </table:table-cell>
          <table:table-cell office:value-type="string">
            <text:p>OSD157_2014-06-20_80m_NPL022</text:p>
          </table:table-cell>
          <table:table-cell office:value-type="string">
            <text:p>ERS667501</text:p>
          </table:table-cell>
          <table:table-cell office:value-type="string">
            <text:p>http://www.ebi.ac.uk/ena/data/view/ERS667501</text:p>
          </table:table-cell>
          <table:table-cell office:value-type="string">
            <text:p>ABOKL48</text:p>
          </table:table-cell>
          <table:table-cell office:value-type="string">
            <text:p>SAMEA3275492</text:p>
          </table:table-cell>
          <table:table-cell office:value-type="string">
            <text:p>NPL022</text:p>
          </table:table-cell>
          <table:table-cell table:number-columns-repeated="7" office:value-type="string">
            <text:p>Not provided</text:p>
          </table:table-cell>
          <table:table-cell office:value-type="float" office:value="11.5">
            <text:p>11.5</text:p>
          </table:table-cell>
          <table:table-cell office:value-type="float" office:value="34.7">
            <text:p>34.7</text:p>
          </table:table-cell>
          <table:table-cell table:number-columns-repeated="20"/>
          <table:table-cell office:value-type="string">
            <text:p>NOR</text:p>
          </table:table-cell>
          <table:table-cell office:value-type="float" office:value="469">
            <text:p>469</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58">
            <text:p>158</text:p>
          </table:table-cell>
          <table:table-cell office:value-type="string">
            <text:p>OSD158</text:p>
          </table:table-cell>
          <table:table-cell office:value-type="string">
            <text:p>Sao Miguel Azores II</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58_20140621T1120Z</text:p>
          </table:table-cell>
          <table:table-cell office:value-type="string">
            <text:p>Bucket, plastic</text:p>
          </table:table-cell>
          <table:table-cell office:value-type="string">
            <text:p>[OBJECTIVE: Microbial environmenta Characterization][PLATFORM: Zephirus (zodiac)][DEVICE REPORTED: Bucket][DESCRIPTION: Seawater surface water]</text:p>
          </table:table-cell>
          <table:table-cell office:value-type="string">
            <text:p>http://store.pangaea.de/Projects/OSD_2014/OSD158_20140621T1120Z.pdf</text:p>
          </table:table-cell>
          <table:table-cell office:value-type="string">
            <text:p>UTC-01</text:p>
          </table:table-cell>
          <table:table-cell office:value-type="string">
            <text:p>21-06-2014T10:20:00</text:p>
          </table:table-cell>
          <table:table-cell table:style-name="ce1" office:value-type="date" office:date-value="2014-06-21T11:20:00">
            <text:p>06/21/14 11:20 AM</text:p>
          </table:table-cell>
          <table:table-cell office:value-type="float" office:value="37.4328">
            <text:p>37.4328</text:p>
          </table:table-cell>
          <table:table-cell office:value-type="float" office:value="-25.19">
            <text:p>-25.19</text:p>
          </table:table-cell>
          <table:table-cell table:style-name="ce1" office:value-type="date" office:date-value="2014-06-21T12:00:00">
            <text:p>06/21/14 12:00 PM</text:p>
          </table:table-cell>
          <table:table-cell office:value-type="float" office:value="37.4328">
            <text:p>37.4328</text:p>
          </table:table-cell>
          <table:table-cell office:value-type="float" office:value="-25.19">
            <text:p>-25.19</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58_2014-06-21_0m_NPL022</text:p>
          </table:table-cell>
          <table:table-cell office:value-type="string">
            <text:p>ERS667500</text:p>
          </table:table-cell>
          <table:table-cell office:value-type="string">
            <text:p>http://www.ebi.ac.uk/ena/data/view/ERS667500</text:p>
          </table:table-cell>
          <table:table-cell office:value-type="string">
            <text:p>ABOKM56</text:p>
          </table:table-cell>
          <table:table-cell office:value-type="string">
            <text:p>SAMEA3275491</text:p>
          </table:table-cell>
          <table:table-cell office:value-type="string">
            <text:p>NPL022</text:p>
          </table:table-cell>
          <table:table-cell table:number-columns-repeated="7" office:value-type="string">
            <text:p>Not provided</text:p>
          </table:table-cell>
          <table:table-cell office:value-type="float" office:value="19.2">
            <text:p>19.2</text:p>
          </table:table-cell>
          <table:table-cell office:value-type="float" office:value="35.7">
            <text:p>35.7</text:p>
          </table:table-cell>
          <table:table-cell office:value-type="float" office:value="7.43">
            <text:p>7.43</text:p>
          </table:table-cell>
          <table:table-cell table:number-columns-repeated="7"/>
          <table:table-cell office:value-type="float" office:value="26.9">
            <text:p>26.9</text:p>
          </table:table-cell>
          <table:table-cell/>
          <table:table-cell office:value-type="float" office:value="327.5">
            <text:p>327.5</text:p>
          </table:table-cell>
          <table:table-cell table:number-columns-repeated="6"/>
          <table:table-cell office:value-type="float" office:value="0.4">
            <text:p>0.4</text:p>
          </table:table-cell>
          <table:table-cell table:number-columns-repeated="2"/>
          <table:table-cell office:value-type="string">
            <text:p>PRT</text:p>
          </table:table-cell>
          <table:table-cell office:value-type="float" office:value="33331">
            <text:p>33331</text:p>
          </table:table-cell>
          <table:table-cell office:value-type="string">
            <text:p>NASE</text:p>
          </table:table-cell>
          <table:table-cell office:value-type="string">
            <text:p>Westerlies - N. Atlantic Subtropical Gyral Province (East) (STGE)</text:p>
          </table:table-cell>
          <table:table-cell office:value-type="float" office:value="0">
            <text:p>0</text:p>
          </table:table-cell>
          <table:table-cell table:number-columns-repeated="2"/>
        </table:table-row>
        <table:table-row table:style-name="ro1">
          <table:table-cell office:value-type="float" office:value="159">
            <text:p>159</text:p>
          </table:table-cell>
          <table:table-cell office:value-type="string">
            <text:p>OSD159</text:p>
          </table:table-cell>
          <table:table-cell office:value-type="string">
            <text:p>Brest-SOMLIT</text:p>
          </table:table-cell>
          <table:table-cell office:value-type="string">
            <text:p>Celtic Sea</text:p>
          </table:table-cell>
          <table:table-cell office:value-type="string">
            <text:p>http://marineregions.org/gazetteer.php?p=details&amp;id=2351</text:p>
          </table:table-cell>
          <table:table-cell office:value-type="string">
            <text:p>marine biome (ENVO:447)</text:p>
          </table:table-cell>
          <table:table-cell office:value-type="string">
            <text:p>OSD-Jun-2014</text:p>
          </table:table-cell>
          <table:table-cell office:value-type="string">
            <text:p>OSD159_20140621T1000Z</text:p>
          </table:table-cell>
          <table:table-cell office:value-type="string">
            <text:p>Bottle, Niskin 8-L</text:p>
          </table:table-cell>
          <table:table-cell office:value-type="string">
            <text:p>[OBJECTIVE: Prokaryotes and Eukaryotes][PLATFORM: Brest-Somlit Station.][DEVICE REPORTED: Niskin Bottle 8 Liters][DESCRIPTION: Sea Water collected using a Niskin bottle.]</text:p>
          </table:table-cell>
          <table:table-cell office:value-type="string">
            <text:p>http://store.pangaea.de/Projects/OSD_2014/OSD159_20140621T1000Z.pdf</text:p>
          </table:table-cell>
          <table:table-cell office:value-type="string">
            <text:p>UTC+01</text:p>
          </table:table-cell>
          <table:table-cell office:value-type="string">
            <text:p>19-06-2014T11:00:00</text:p>
          </table:table-cell>
          <table:table-cell table:style-name="ce1" office:value-type="date" office:date-value="2014-06-19T10:00:00">
            <text:p>06/19/14 10:00 AM</text:p>
          </table:table-cell>
          <table:table-cell office:value-type="float" office:value="48.359">
            <text:p>48.359</text:p>
          </table:table-cell>
          <table:table-cell office:value-type="float" office:value="-4.552">
            <text:p>-4.552</text:p>
          </table:table-cell>
          <table:table-cell table:style-name="ce1" office:value-type="date" office:date-value="2014-06-19T10:45:00">
            <text:p>06/19/14 10:45 AM</text:p>
          </table:table-cell>
          <table:table-cell office:value-type="float" office:value="48.359">
            <text:p>48.359</text:p>
          </table:table-cell>
          <table:table-cell office:value-type="float" office:value="-4.552">
            <text:p>-4.552</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159_2014-06-19_2m_NE08</text:p>
          </table:table-cell>
          <table:table-cell/>
          <table:table-cell office:value-type="string">
            <text:p>http://www.ebi.ac.uk/ena/data/view/ERS667499</text:p>
          </table:table-cell>
          <table:table-cell table:number-columns-repeated="2"/>
          <table:table-cell office:value-type="string">
            <text:p>NE08</text:p>
          </table:table-cell>
          <table:table-cell table:number-columns-repeated="7" office:value-type="string">
            <text:p>Not provided</text:p>
          </table:table-cell>
          <table:table-cell office:value-type="float" office:value="16">
            <text:p>16</text:p>
          </table:table-cell>
          <table:table-cell office:value-type="float" office:value="34.78">
            <text:p>34.78</text:p>
          </table:table-cell>
          <table:table-cell office:value-type="float" office:value="8.1">
            <text:p>8.1</text:p>
          </table:table-cell>
          <table:table-cell office:value-type="float" office:value="0.034">
            <text:p>0.034</text:p>
          </table:table-cell>
          <table:table-cell table:number-columns-repeated="18"/>
          <table:table-cell office:value-type="string">
            <text:p>FRA</text:p>
          </table:table-cell>
          <table:table-cell office:value-type="float" office:value="462">
            <text:p>462</text:p>
          </table:table-cell>
          <table:table-cell office:value-type="string">
            <text:p>NECS</text:p>
          </table:table-cell>
          <table:table-cell office:value-type="string">
            <text:p>Coastal - NE Atlantic Shelves Province</text:p>
          </table:table-cell>
          <table:table-cell office:value-type="float" office:value="0.013803238">
            <text:p>0.013803238</text:p>
          </table:table-cell>
          <table:table-cell office:value-type="string">
            <text:p>Celtic-Biscay Shelf</text:p>
          </table:table-cell>
          <table:table-cell office:value-type="float" office:value="0">
            <text:p>0</text:p>
          </table:table-cell>
        </table:table-row>
        <table:table-row table:style-name="ro1">
          <table:table-cell office:value-type="float" office:value="159">
            <text:p>159</text:p>
          </table:table-cell>
          <table:table-cell office:value-type="string">
            <text:p>OSD159</text:p>
          </table:table-cell>
          <table:table-cell office:value-type="string">
            <text:p>Brest-SOMLIT</text:p>
          </table:table-cell>
          <table:table-cell office:value-type="string">
            <text:p>Celtic Sea</text:p>
          </table:table-cell>
          <table:table-cell office:value-type="string">
            <text:p>http://marineregions.org/gazetteer.php?p=details&amp;id=2351</text:p>
          </table:table-cell>
          <table:table-cell office:value-type="string">
            <text:p>marine biome (ENVO:447)</text:p>
          </table:table-cell>
          <table:table-cell office:value-type="string">
            <text:p>OSD-Jun-2014</text:p>
          </table:table-cell>
          <table:table-cell office:value-type="string">
            <text:p>OSD159_20140621T1000Z</text:p>
          </table:table-cell>
          <table:table-cell office:value-type="string">
            <text:p>Bottle, Niskin 8-L</text:p>
          </table:table-cell>
          <table:table-cell office:value-type="string">
            <text:p>[OBJECTIVE: Prokaryotes and Eukaryotes][PLATFORM: Brest-Somlit Station.][DEVICE REPORTED: Niskin Bottle 8 Liters][DESCRIPTION: Sea Water collected using a Niskin bottle.]</text:p>
          </table:table-cell>
          <table:table-cell office:value-type="string">
            <text:p>http://store.pangaea.de/Projects/OSD_2014/OSD159_20140621T1000Z.pdf</text:p>
          </table:table-cell>
          <table:table-cell office:value-type="string">
            <text:p>UTC+01</text:p>
          </table:table-cell>
          <table:table-cell office:value-type="string">
            <text:p>19-06-2014T11:00:00</text:p>
          </table:table-cell>
          <table:table-cell table:style-name="ce1" office:value-type="date" office:date-value="2014-06-19T10:00:00">
            <text:p>06/19/14 10:00 AM</text:p>
          </table:table-cell>
          <table:table-cell office:value-type="float" office:value="48.359">
            <text:p>48.359</text:p>
          </table:table-cell>
          <table:table-cell office:value-type="float" office:value="-4.552">
            <text:p>-4.552</text:p>
          </table:table-cell>
          <table:table-cell table:style-name="ce1" office:value-type="date" office:date-value="2014-06-19T10:45:00">
            <text:p>06/19/14 10:45 AM</text:p>
          </table:table-cell>
          <table:table-cell office:value-type="float" office:value="48.359">
            <text:p>48.359</text:p>
          </table:table-cell>
          <table:table-cell office:value-type="float" office:value="-4.552">
            <text:p>-4.552</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159_2014-06-19_2m_NPL022</text:p>
          </table:table-cell>
          <table:table-cell office:value-type="string">
            <text:p>ERS667499</text:p>
          </table:table-cell>
          <table:table-cell/>
          <table:table-cell office:value-type="string">
            <text:p>ABOKM25</text:p>
          </table:table-cell>
          <table:table-cell office:value-type="string">
            <text:p>SAMEA3275490</text:p>
          </table:table-cell>
          <table:table-cell office:value-type="string">
            <text:p>NPL022</text:p>
          </table:table-cell>
          <table:table-cell table:number-columns-repeated="7" office:value-type="string">
            <text:p>Not provided</text:p>
          </table:table-cell>
          <table:table-cell office:value-type="float" office:value="16">
            <text:p>16</text:p>
          </table:table-cell>
          <table:table-cell office:value-type="float" office:value="34.78">
            <text:p>34.78</text:p>
          </table:table-cell>
          <table:table-cell office:value-type="float" office:value="8.1">
            <text:p>8.1</text:p>
          </table:table-cell>
          <table:table-cell office:value-type="float" office:value="0.034">
            <text:p>0.034</text:p>
          </table:table-cell>
          <table:table-cell office:value-type="float" office:value="0.274">
            <text:p>0.274</text:p>
          </table:table-cell>
          <table:table-cell office:value-type="float" office:value="169.98">
            <text:p>169.98</text:p>
          </table:table-cell>
          <table:table-cell office:value-type="float" office:value="0.03">
            <text:p>0.03</text:p>
          </table:table-cell>
          <table:table-cell table:number-columns-repeated="2"/>
          <table:table-cell office:value-type="float" office:value="1341">
            <text:p>1341</text:p>
          </table:table-cell>
          <table:table-cell table:number-columns-repeated="2"/>
          <table:table-cell office:value-type="float" office:value="239.48">
            <text:p>239.48</text:p>
          </table:table-cell>
          <table:table-cell office:value-type="float" office:value="31.06">
            <text:p>31.06</text:p>
          </table:table-cell>
          <table:table-cell table:number-columns-repeated="3"/>
          <table:table-cell office:value-type="float" office:value="0.285">
            <text:p>0.285</text:p>
          </table:table-cell>
          <table:table-cell office:value-type="float" office:value="1.664">
            <text:p>1.664</text:p>
          </table:table-cell>
          <table:table-cell table:number-columns-repeated="2"/>
          <table:table-cell office:value-type="float" office:value="1">
            <text:p>1</text:p>
          </table:table-cell>
          <table:table-cell office:value-type="string">
            <text:p>FRA</text:p>
          </table:table-cell>
          <table:table-cell office:value-type="float" office:value="462">
            <text:p>462</text:p>
          </table:table-cell>
          <table:table-cell office:value-type="string">
            <text:p>NECS</text:p>
          </table:table-cell>
          <table:table-cell office:value-type="string">
            <text:p>Coastal - NE Atlantic Shelves Province</text:p>
          </table:table-cell>
          <table:table-cell office:value-type="float" office:value="0.013803238">
            <text:p>0.013803238</text:p>
          </table:table-cell>
          <table:table-cell office:value-type="string">
            <text:p>Celtic-Biscay Shelf</text:p>
          </table:table-cell>
          <table:table-cell office:value-type="float" office:value="0">
            <text:p>0</text:p>
          </table:table-cell>
        </table:table-row>
        <table:table-row table:style-name="ro1">
          <table:table-cell office:value-type="float" office:value="162">
            <text:p>162</text:p>
          </table:table-cell>
          <table:table-cell office:value-type="string">
            <text:p>OSD162</text:p>
          </table:table-cell>
          <table:table-cell office:value-type="string">
            <text:p>Stonehaven</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62_20140623T1100Z</text:p>
          </table:table-cell>
          <table:table-cell office:value-type="string">
            <text:p>Water pump</text:p>
          </table:table-cell>
          <table:table-cell office:value-type="string">
            <text:p>[OBJECTIVE: The Stonehaven site is a part of Marine Scotland s coastal ecosystem monitoring programme.][PLATFORM: The sampling site is 5km offshore and sampling is performed from a boat. Sampling for OSD was performed using a 10m Lund tube.][DEVICE REPORTED: A 10m Lund tube was used to collect water for the OSD samples.][DESCRIPTION: Sample is an integrated tube sample from 0 - 10m]</text:p>
          </table:table-cell>
          <table:table-cell office:value-type="string">
            <text:p>http://store.pangaea.de/Projects/OSD_2014/OSD162_20140623T1100Z.pdf</text:p>
          </table:table-cell>
          <table:table-cell office:value-type="string">
            <text:p>UTC+00</text:p>
          </table:table-cell>
          <table:table-cell office:value-type="string">
            <text:p>23-06-2014T11:00:00</text:p>
          </table:table-cell>
          <table:table-cell table:style-name="ce1" office:value-type="date" office:date-value="2014-06-23T11:00:00">
            <text:p>06/23/14 11:00 AM</text:p>
          </table:table-cell>
          <table:table-cell office:value-type="float" office:value="56.9631">
            <text:p>56.9631</text:p>
          </table:table-cell>
          <table:table-cell office:value-type="float" office:value="-2.1031">
            <text:p>-2.1031</text:p>
          </table:table-cell>
          <table:table-cell table:style-name="ce1" office:value-type="date" office:date-value="2014-06-23T11:00:00">
            <text:p>06/23/14 11:00 AM</text:p>
          </table:table-cell>
          <table:table-cell office:value-type="float" office:value="56.9631">
            <text:p>56.9631</text:p>
          </table:table-cell>
          <table:table-cell office:value-type="float" office:value="-2.1031">
            <text:p>-2.1031</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162_2014-06-23_1m_NPL022</text:p>
          </table:table-cell>
          <table:table-cell office:value-type="string">
            <text:p>ERS667498</text:p>
          </table:table-cell>
          <table:table-cell office:value-type="string">
            <text:p>http://www.ebi.ac.uk/ena/data/view/ERS667498</text:p>
          </table:table-cell>
          <table:table-cell office:value-type="string">
            <text:p>ABOKM70</text:p>
          </table:table-cell>
          <table:table-cell office:value-type="string">
            <text:p>SAMEA3275489</text:p>
          </table:table-cell>
          <table:table-cell office:value-type="string">
            <text:p>NPL022</text:p>
          </table:table-cell>
          <table:table-cell table:number-columns-repeated="7" office:value-type="string">
            <text:p>Not provided</text:p>
          </table:table-cell>
          <table:table-cell office:value-type="float" office:value="12.2">
            <text:p>12.2</text:p>
          </table:table-cell>
          <table:table-cell office:value-type="float" office:value="34.3163">
            <text:p>34.3163</text:p>
          </table:table-cell>
          <table:table-cell table:number-columns-repeated="20"/>
          <table:table-cell office:value-type="string">
            <text:p>GBR</text:p>
          </table:table-cell>
          <table:table-cell office:value-type="float" office:value="5358">
            <text:p>5358</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63">
            <text:p>163</text:p>
          </table:table-cell>
          <table:table-cell office:value-type="string">
            <text:p>OSD163</text:p>
          </table:table-cell>
          <table:table-cell office:value-type="string">
            <text:p>Scapa</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63_20140620T1200Z</text:p>
          </table:table-cell>
          <table:table-cell office:value-type="string">
            <text:p>Bucket, plastic</text:p>
          </table:table-cell>
          <table:table-cell office:value-type="string">
            <text:p>[OBJECTIVE: This site is part of Marine Scotland Science s coastal ecosystem monitoring programme][PLATFORM: pier][DEVICE REPORTED: bucket][DESCRIPTION: This is a surface sample]</text:p>
          </table:table-cell>
          <table:table-cell office:value-type="string">
            <text:p>http://store.pangaea.de/Projects/OSD_2014/OSD163_20140620T1200Z.pdf</text:p>
          </table:table-cell>
          <table:table-cell office:value-type="string">
            <text:p>UTC+00</text:p>
          </table:table-cell>
          <table:table-cell office:value-type="string">
            <text:p>20-06-2014T12:00:00</text:p>
          </table:table-cell>
          <table:table-cell table:style-name="ce1" office:value-type="date" office:date-value="2014-06-20T12:00:00">
            <text:p>06/20/14 12:00 PM</text:p>
          </table:table-cell>
          <table:table-cell office:value-type="float" office:value="58.957">
            <text:p>58.957</text:p>
          </table:table-cell>
          <table:table-cell office:value-type="float" office:value="-2.9726">
            <text:p>-2.9726</text:p>
          </table:table-cell>
          <table:table-cell table:style-name="ce1" office:value-type="date" office:date-value="2014-06-20T12:00:00">
            <text:p>06/20/14 12:00 PM</text:p>
          </table:table-cell>
          <table:table-cell office:value-type="float" office:value="58.957">
            <text:p>58.957</text:p>
          </table:table-cell>
          <table:table-cell office:value-type="float" office:value="-2.9726">
            <text:p>-2.9726</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163_2014-06-20_2m_NPL022</text:p>
          </table:table-cell>
          <table:table-cell office:value-type="string">
            <text:p>ERS667497</text:p>
          </table:table-cell>
          <table:table-cell office:value-type="string">
            <text:p>http://www.ebi.ac.uk/ena/data/view/ERS667497</text:p>
          </table:table-cell>
          <table:table-cell office:value-type="string">
            <text:p>ABOKN02</text:p>
          </table:table-cell>
          <table:table-cell office:value-type="string">
            <text:p>SAMEA3275488</text:p>
          </table:table-cell>
          <table:table-cell office:value-type="string">
            <text:p>NPL022</text:p>
          </table:table-cell>
          <table:table-cell table:number-columns-repeated="7" office:value-type="string">
            <text:p>Not provided</text:p>
          </table:table-cell>
          <table:table-cell office:value-type="float" office:value="11.7">
            <text:p>11.7</text:p>
          </table:table-cell>
          <table:table-cell office:value-type="float" office:value="34.445">
            <text:p>34.445</text:p>
          </table:table-cell>
          <table:table-cell table:number-columns-repeated="20"/>
          <table:table-cell office:value-type="string">
            <text:p>GBR</text:p>
          </table:table-cell>
          <table:table-cell office:value-type="float" office:value="81">
            <text:p>81</text:p>
          </table:table-cell>
          <table:table-cell office:value-type="string">
            <text:p>NECS</text:p>
          </table:table-cell>
          <table:table-cell office:value-type="string">
            <text:p>Coastal - NE Atlantic Shelves Province</text:p>
          </table:table-cell>
          <table:table-cell office:value-type="float" office:value="0.017525106">
            <text:p>0.017525106</text:p>
          </table:table-cell>
          <table:table-cell office:value-type="string">
            <text:p>North Sea</text:p>
          </table:table-cell>
          <table:table-cell office:value-type="float" office:value="240">
            <text:p>240</text:p>
          </table:table-cell>
        </table:table-row>
        <table:table-row table:style-name="ro1">
          <table:table-cell office:value-type="float" office:value="164">
            <text:p>164</text:p>
          </table:table-cell>
          <table:table-cell office:value-type="string">
            <text:p>OSD164</text:p>
          </table:table-cell>
          <table:table-cell office:value-type="string">
            <text:p>Scalloway</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64_20140613T1000Z</text:p>
          </table:table-cell>
          <table:table-cell office:value-type="string">
            <text:p>Bucket, plastic</text:p>
          </table:table-cell>
          <table:table-cell office:value-type="string">
            <text:p>[OBJECTIVE: Not reported][PLATFORM: boat][DEVICE REPORTED: bucket][DESCRIPTION: Not reported]</text:p>
          </table:table-cell>
          <table:table-cell office:value-type="string">
            <text:p>http://store.pangaea.de/Projects/OSD_2014/OSD164_20140613T1000Z.pdf</text:p>
          </table:table-cell>
          <table:table-cell office:value-type="string">
            <text:p>UTC+00</text:p>
          </table:table-cell>
          <table:table-cell office:value-type="string">
            <text:p>13-06-2014T10:00:00</text:p>
          </table:table-cell>
          <table:table-cell table:style-name="ce1" office:value-type="date" office:date-value="2014-06-13T10:00:00">
            <text:p>06/13/14 10:00 AM</text:p>
          </table:table-cell>
          <table:table-cell office:value-type="float" office:value="60.14333">
            <text:p>60.14333</text:p>
          </table:table-cell>
          <table:table-cell office:value-type="float" office:value="-1.2825">
            <text:p>-1.2825</text:p>
          </table:table-cell>
          <table:table-cell table:style-name="ce1" office:value-type="date" office:date-value="2014-06-13T10:00:00">
            <text:p>06/13/14 10:00 AM</text:p>
          </table:table-cell>
          <table:table-cell office:value-type="float" office:value="60.14333">
            <text:p>60.14333</text:p>
          </table:table-cell>
          <table:table-cell office:value-type="float" office:value="-1.2825">
            <text:p>-1.2825</text:p>
          </table:table-cell>
          <table:table-cell office:value-type="float" office:value="2">
            <text:p>2</text:p>
          </table:table-cell>
          <table:table-cell office:value-type="string">
            <text:p>surface water (ENVO:2042)</text:p>
          </table:table-cell>
          <table:table-cell office:value-type="string">
            <text:p>saline water (ENVO:2010)</text:p>
          </table:table-cell>
          <table:table-cell office:value-type="string">
            <text:p>OSD164_2014-06-13_2m_NPL022</text:p>
          </table:table-cell>
          <table:table-cell table:number-columns-repeated="2"/>
          <table:table-cell office:value-type="string">
            <text:p>ABOKM47</text:p>
          </table:table-cell>
          <table:table-cell/>
          <table:table-cell office:value-type="string">
            <text:p>NPL022</text:p>
          </table:table-cell>
          <table:table-cell table:number-columns-repeated="7" office:value-type="string">
            <text:p>Not provided</text:p>
          </table:table-cell>
          <table:table-cell office:value-type="float" office:value="12.2">
            <text:p>12.2</text:p>
          </table:table-cell>
          <table:table-cell office:value-type="float" office:value="35.1354">
            <text:p>35.1354</text:p>
          </table:table-cell>
          <table:table-cell table:number-columns-repeated="20"/>
          <table:table-cell office:value-type="string">
            <text:p>GBR</text:p>
          </table:table-cell>
          <table:table-cell office:value-type="float" office:value="0">
            <text:p>0</text:p>
          </table:table-cell>
          <table:table-cell office:value-type="string">
            <text:p>SARC</text:p>
          </table:table-cell>
          <table:table-cell office:value-type="string">
            <text:p>Polar - Atlantic Subarctic Province</text:p>
          </table:table-cell>
          <table:table-cell office:value-type="float" office:value="0">
            <text:p>0</text:p>
          </table:table-cell>
          <table:table-cell office:value-type="string">
            <text:p>North Sea</text:p>
          </table:table-cell>
          <table:table-cell office:value-type="float" office:value="363">
            <text:p>363</text:p>
          </table:table-cell>
        </table:table-row>
        <table:table-row table:style-name="ro1">
          <table:table-cell office:value-type="float" office:value="165">
            <text:p>165</text:p>
          </table:table-cell>
          <table:table-cell office:value-type="string">
            <text:p>OSD165</text:p>
          </table:table-cell>
          <table:table-cell office:value-type="string">
            <text:p>Loch Ewe</text:p>
          </table:table-cell>
          <table:table-cell office:value-type="string">
            <text:p>Inner Seas off the West Coast of Scotland</text:p>
          </table:table-cell>
          <table:table-cell office:value-type="string">
            <text:p>http://marineregions.org/gazetteer.php?p=details&amp;id=4283</text:p>
          </table:table-cell>
          <table:table-cell office:value-type="string">
            <text:p>marine biome (ENVO:447)</text:p>
          </table:table-cell>
          <table:table-cell office:value-type="string">
            <text:p>OSD-Jun-2014</text:p>
          </table:table-cell>
          <table:table-cell office:value-type="string">
            <text:p>OSD165_20140623T0900Z</text:p>
          </table:table-cell>
          <table:table-cell office:value-type="string">
            <text:p>Bucket, plastic</text:p>
          </table:table-cell>
          <table:table-cell office:value-type="string">
            <text:p>[OBJECTIVE: This site is part of Marine Scotland Science s coastal ecosystem monitoring programme.][PLATFORM: Boat][DEVICE REPORTED: Bucket][DESCRIPTION: This is a sample taken from Loch Ewe as part of Marine Scotland s coastal ecosystem monitoring programme]</text:p>
          </table:table-cell>
          <table:table-cell office:value-type="string">
            <text:p>http://store.pangaea.de/Projects/OSD_2014/OSD165_20140623T0900Z.pdf</text:p>
          </table:table-cell>
          <table:table-cell office:value-type="string">
            <text:p>UTC+00</text:p>
          </table:table-cell>
          <table:table-cell office:value-type="string">
            <text:p>23-06-2014T09:00:00</text:p>
          </table:table-cell>
          <table:table-cell table:style-name="ce1" office:value-type="date" office:date-value="2014-06-23T09:00:00">
            <text:p>06/23/14 09:00 AM</text:p>
          </table:table-cell>
          <table:table-cell office:value-type="float" office:value="57.8498">
            <text:p>57.8498</text:p>
          </table:table-cell>
          <table:table-cell office:value-type="float" office:value="-5.6495">
            <text:p>-5.6495</text:p>
          </table:table-cell>
          <table:table-cell table:style-name="ce1" office:value-type="date" office:date-value="2014-06-23T09:00:00">
            <text:p>06/23/14 09:00 AM</text:p>
          </table:table-cell>
          <table:table-cell office:value-type="float" office:value="57.8498">
            <text:p>57.8498</text:p>
          </table:table-cell>
          <table:table-cell office:value-type="float" office:value="-5.6495">
            <text:p>-5.6495</text:p>
          </table:table-cell>
          <table:table-cell office:value-type="float" office:value="2">
            <text:p>2</text:p>
          </table:table-cell>
          <table:table-cell office:value-type="string">
            <text:p>bay (ENVO:32)</text:p>
          </table:table-cell>
          <table:table-cell office:value-type="string">
            <text:p>sea water (ENVO:2149)</text:p>
          </table:table-cell>
          <table:table-cell office:value-type="string">
            <text:p>OSD165_2014-06-23_2m_NPL022</text:p>
          </table:table-cell>
          <table:table-cell office:value-type="string">
            <text:p>ERS667496</text:p>
          </table:table-cell>
          <table:table-cell office:value-type="string">
            <text:p>http://www.ebi.ac.uk/ena/data/view/ERS667496</text:p>
          </table:table-cell>
          <table:table-cell office:value-type="string">
            <text:p>ABOKM31</text:p>
          </table:table-cell>
          <table:table-cell office:value-type="string">
            <text:p>SAMEA3275487</text:p>
          </table:table-cell>
          <table:table-cell office:value-type="string">
            <text:p>NPL022</text:p>
          </table:table-cell>
          <table:table-cell table:number-columns-repeated="7" office:value-type="string">
            <text:p>Not provided</text:p>
          </table:table-cell>
          <table:table-cell office:value-type="float" office:value="14.3">
            <text:p>14.3</text:p>
          </table:table-cell>
          <table:table-cell office:value-type="float" office:value="32.4453">
            <text:p>32.4453</text:p>
          </table:table-cell>
          <table:table-cell table:number-columns-repeated="20"/>
          <table:table-cell office:value-type="string">
            <text:p>GBR</text:p>
          </table:table-cell>
          <table:table-cell office:value-type="float" office:value="508">
            <text:p>508</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Celtic-Biscay Shelf</text:p>
          </table:table-cell>
          <table:table-cell office:value-type="float" office:value="0">
            <text:p>0</text:p>
          </table:table-cell>
        </table:table-row>
        <table:table-row table:style-name="ro1">
          <table:table-cell office:value-type="float" office:value="166">
            <text:p>166</text:p>
          </table:table-cell>
          <table:table-cell office:value-type="string">
            <text:p>OSD166</text:p>
          </table:table-cell>
          <table:table-cell office:value-type="string">
            <text:p>Armintza</text:p>
          </table:table-cell>
          <table:table-cell table:number-columns-repeated="2"/>
          <table:table-cell office:value-type="string">
            <text:p>marine pelagic biome (ENVO:1000023)</text:p>
          </table:table-cell>
          <table:table-cell office:value-type="string">
            <text:p>OSD-Jun-2014</text:p>
          </table:table-cell>
          <table:table-cell office:value-type="string">
            <text:p>OSD166_20140621T0948Z</text:p>
          </table:table-cell>
          <table:table-cell office:value-type="string">
            <text:p>Bucket, plastic 5-L</text:p>
          </table:table-cell>
          <table:table-cell office:value-type="string">
            <text:p>[OBJECTIVE: A water sample of 80 L was collected oofshore of the Town on Lemoiz (Armintza), site that has been estudied along the last 8 years by the Department of Microbiology of the University of the Basque Country, under the supervison of Juna Iriberri. Metagenome data will be uselful in the understanding of the functional data regarding the microbial community of the site accumulated periodically along the years.][PLATFORM: Commercial vessel , Crusoe Tresure underwater cellar][DEVICE REPORTED: 5 L Bucket][DESCRIPTION: Surface water Sample collected in Armintza. South Bay of Biscay]</text:p>
          </table:table-cell>
          <table:table-cell office:value-type="string">
            <text:p>http://store.pangaea.de/Projects/OSD_2014/OSD166_20140621T1048Z.pdf</text:p>
          </table:table-cell>
          <table:table-cell office:value-type="string">
            <text:p>UTC+01</text:p>
          </table:table-cell>
          <table:table-cell office:value-type="string">
            <text:p>21-06-2014T10:48:00</text:p>
          </table:table-cell>
          <table:table-cell table:style-name="ce1" office:value-type="date" office:date-value="2014-06-21T09:48:00">
            <text:p>06/21/14 09:48 AM</text:p>
          </table:table-cell>
          <table:table-cell office:value-type="float" office:value="43.2655">
            <text:p>43.2655</text:p>
          </table:table-cell>
          <table:table-cell office:value-type="float" office:value="-2.89966">
            <text:p>-2.89966</text:p>
          </table:table-cell>
          <table:table-cell table:style-name="ce1" office:value-type="date" office:date-value="2014-06-21T09:58:00">
            <text:p>06/21/14 09:58 AM</text:p>
          </table:table-cell>
          <table:table-cell office:value-type="float" office:value="43.43287">
            <text:p>43.43287</text:p>
          </table:table-cell>
          <table:table-cell office:value-type="float" office:value="-2.90056">
            <text:p>-2.90056</text:p>
          </table:table-cell>
          <table:table-cell office:value-type="float" office:value="0.5">
            <text:p>0.5</text:p>
          </table:table-cell>
          <table:table-cell office:value-type="string">
            <text:p>pelagic isothermal surface (ENVO:1000080)</text:p>
          </table:table-cell>
          <table:table-cell office:value-type="string">
            <text:p>oligotrophic water (ENVO:2223)</text:p>
          </table:table-cell>
          <table:table-cell office:value-type="string">
            <text:p>OSD166_2014-06-21_0.5m_NPL022</text:p>
          </table:table-cell>
          <table:table-cell office:value-type="string">
            <text:p>ERS667495</text:p>
          </table:table-cell>
          <table:table-cell office:value-type="string">
            <text:p>http://www.ebi.ac.uk/ena/data/view/ERS667495</text:p>
          </table:table-cell>
          <table:table-cell office:value-type="string">
            <text:p>ABOKL84</text:p>
          </table:table-cell>
          <table:table-cell office:value-type="string">
            <text:p>SAMEA3275486</text:p>
          </table:table-cell>
          <table:table-cell office:value-type="string">
            <text:p>NPL022</text:p>
          </table:table-cell>
          <table:table-cell table:number-columns-repeated="7" office:value-type="string">
            <text:p>Not provided</text:p>
          </table:table-cell>
          <table:table-cell office:value-type="float" office:value="17.88">
            <text:p>17.88</text:p>
          </table:table-cell>
          <table:table-cell office:value-type="float" office:value="35.05">
            <text:p>35.05</text:p>
          </table:table-cell>
          <table:table-cell office:value-type="float" office:value="8.1">
            <text:p>8.1</text:p>
          </table:table-cell>
          <table:table-cell office:value-type="float" office:value="2.79">
            <text:p>2.79</text:p>
          </table:table-cell>
          <table:table-cell office:value-type="float" office:value="95.15">
            <text:p>95.15</text:p>
          </table:table-cell>
          <table:table-cell/>
          <table:table-cell office:value-type="float" office:value="0.03347">
            <text:p>0.03347</text:p>
          </table:table-cell>
          <table:table-cell table:number-columns-repeated="3"/>
          <table:table-cell office:value-type="float" office:value="45.83">
            <text:p>45.83</text:p>
          </table:table-cell>
          <table:table-cell table:number-columns-repeated="10"/>
          <table:table-cell office:value-type="float" office:value="0.35">
            <text:p>0.35</text:p>
          </table:table-cell>
          <table:table-cell office:value-type="string">
            <text:p>ESP</text:p>
          </table:table-cell>
          <table:table-cell office:value-type="float" office:value="0">
            <text:p>0</text:p>
          </table:table-cell>
          <table:table-cell office:value-type="string">
            <text:p>CNRY</text:p>
          </table:table-cell>
          <table:table-cell office:value-type="string">
            <text:p>Coastal - Canary Coastal Province (EACB)</text:p>
          </table:table-cell>
          <table:table-cell office:value-type="float" office:value="0.15324193">
            <text:p>0.15324193</text:p>
          </table:table-cell>
          <table:table-cell table:number-columns-repeated="2"/>
        </table:table-row>
        <table:table-row table:style-name="ro1">
          <table:table-cell office:value-type="float" office:value="167">
            <text:p>167</text:p>
          </table:table-cell>
          <table:table-cell office:value-type="string">
            <text:p>OSD167</text:p>
          </table:table-cell>
          <table:table-cell office:value-type="string">
            <text:p>Eyafjordur_6</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167_20140621T1415Z</text:p>
          </table:table-cell>
          <table:table-cell office:value-type="string">
            <text:p>Bucket, plastic 5-L</text:p>
          </table:table-cell>
          <table:table-cell office:value-type="string">
            <text:p>[OBJECTIVE: Coastal water, near shore and in proximity to human settlement Akureyri, Eyjafjordur, Iceland][PLATFORM: Coastline][DEVICE REPORTED: Plastic container 5 L][DESCRIPTION: Shore samples, collecter stepped into water and filled containers with surface water]</text:p>
          </table:table-cell>
          <table:table-cell office:value-type="string">
            <text:p>http://store.pangaea.de/Projects/OSD_2014/OSD167_20140621T1415Z.pdf</text:p>
          </table:table-cell>
          <table:table-cell office:value-type="string">
            <text:p>UTC+00</text:p>
          </table:table-cell>
          <table:table-cell office:value-type="string">
            <text:p>21-06-2014T14:15:00</text:p>
          </table:table-cell>
          <table:table-cell table:style-name="ce1" office:value-type="date" office:date-value="2014-06-21T14:15:00">
            <text:p>06/21/14 02:15 PM</text:p>
          </table:table-cell>
          <table:table-cell office:value-type="float" office:value="65.7064">
            <text:p>65.7064</text:p>
          </table:table-cell>
          <table:table-cell office:value-type="float" office:value="-18.1181">
            <text:p>-18.1181</text:p>
          </table:table-cell>
          <table:table-cell table:style-name="ce1" office:value-type="date" office:date-value="2014-06-21T15:30:00">
            <text:p>06/21/14 03:30 PM</text:p>
          </table:table-cell>
          <table:table-cell office:value-type="float" office:value="65.7064">
            <text:p>65.7064</text:p>
          </table:table-cell>
          <table:table-cell office:value-type="float" office:value="-18.1181">
            <text:p>-18.1181</text:p>
          </table:table-cell>
          <table:table-cell office:value-type="float" office:value="0.1">
            <text:p>0.1</text:p>
          </table:table-cell>
          <table:table-cell office:value-type="string">
            <text:p>fjord (ENVO:39)</text:p>
          </table:table-cell>
          <table:table-cell office:value-type="string">
            <text:p>coastal sea water (ENVO:2150)</text:p>
          </table:table-cell>
          <table:table-cell office:value-type="string">
            <text:p>OSD167_2014-06-21_0.1m_NPL022</text:p>
          </table:table-cell>
          <table:table-cell office:value-type="string">
            <text:p>ERS667494</text:p>
          </table:table-cell>
          <table:table-cell office:value-type="string">
            <text:p>http://www.ebi.ac.uk/ena/data/view/ERS667494</text:p>
          </table:table-cell>
          <table:table-cell office:value-type="string">
            <text:p>ABOKM29</text:p>
          </table:table-cell>
          <table:table-cell office:value-type="string">
            <text:p>SAMEA3275485</text:p>
          </table:table-cell>
          <table:table-cell office:value-type="string">
            <text:p>NPL022</text:p>
          </table:table-cell>
          <table:table-cell table:number-columns-repeated="7" office:value-type="string">
            <text:p>Not provided</text:p>
          </table:table-cell>
          <table:table-cell office:value-type="float" office:value="11">
            <text:p>11</text:p>
          </table:table-cell>
          <table:table-cell office:value-type="float" office:value="1.1">
            <text:p>1.1</text:p>
          </table:table-cell>
          <table:table-cell table:number-columns-repeated="8"/>
          <table:table-cell office:value-type="float" office:value="1.1">
            <text:p>1.1</text:p>
          </table:table-cell>
          <table:table-cell table:number-columns-repeated="11"/>
          <table:table-cell office:value-type="string">
            <text:p>ISL</text:p>
          </table:table-cell>
          <table:table-cell office:value-type="float" office:value="100">
            <text:p>100</text:p>
          </table:table-cell>
          <table:table-cell office:value-type="string">
            <text:p>ARCT</text:p>
          </table:table-cell>
          <table:table-cell office:value-type="string">
            <text:p>Polar - Atlantic Arctic Province</text:p>
          </table:table-cell>
          <table:table-cell office:value-type="float" office:value="0">
            <text:p>0</text:p>
          </table:table-cell>
          <table:table-cell office:value-type="string">
            <text:p>Iceland Shelf and Sea</text:p>
          </table:table-cell>
          <table:table-cell office:value-type="float" office:value="0">
            <text:p>0</text:p>
          </table:table-cell>
        </table:table-row>
        <table:table-row table:style-name="ro1">
          <table:table-cell office:value-type="float" office:value="168">
            <text:p>168</text:p>
          </table:table-cell>
          <table:table-cell office:value-type="string">
            <text:p>OSD168</text:p>
          </table:table-cell>
          <table:table-cell office:value-type="string">
            <text:p>IMST_izmir</text:p>
          </table:table-cell>
          <table:table-cell office:value-type="string">
            <text:p>Aegean Sea</text:p>
          </table:table-cell>
          <table:table-cell office:value-type="string">
            <text:p>http://marineregions.org/gazetteer.php?p=details&amp;id=3315</text:p>
          </table:table-cell>
          <table:table-cell office:value-type="string">
            <text:p>marine biome (ENVO:447)</text:p>
          </table:table-cell>
          <table:table-cell office:value-type="string">
            <text:p>OSD-Jun-2014</text:p>
          </table:table-cell>
          <table:table-cell office:value-type="string">
            <text:p>OSD168_20140621T0915Z</text:p>
          </table:table-cell>
          <table:table-cell office:value-type="string">
            <text:p>Bottle, Nansen</text:p>
          </table:table-cell>
          <table:table-cell office:value-type="string">
            <text:p>[OBJECTIVE: Environmental and planktonic investigation of the coastal surface waters of eutrophic Izmir Bay (Aegean Sea) in the scope of Ocean Sampling Day, 21st of June 2014.][PLATFORM: R/V K Piri Reis deck][DEVICE REPORTED: Nansen Bottle][DESCRIPTION: It was a sunny day. Sea colour was close to green and it was turbid in the port (on-board sampling). ]</text:p>
          </table:table-cell>
          <table:table-cell office:value-type="string">
            <text:p>http://store.pangaea.de/Projects/OSD_2014/OSD168_20140621T0915Z.pdf</text:p>
          </table:table-cell>
          <table:table-cell office:value-type="string">
            <text:p>UTC+02</text:p>
          </table:table-cell>
          <table:table-cell office:value-type="string">
            <text:p>21-06-2014T11:15:10</text:p>
          </table:table-cell>
          <table:table-cell table:style-name="ce1" office:value-type="date" office:date-value="2014-06-21T09:15:00">
            <text:p>06/21/14 09:15 AM</text:p>
          </table:table-cell>
          <table:table-cell office:value-type="float" office:value="38.41333">
            <text:p>38.41333</text:p>
          </table:table-cell>
          <table:table-cell office:value-type="float" office:value="27.03421">
            <text:p>27.03421</text:p>
          </table:table-cell>
          <table:table-cell table:style-name="ce1" office:value-type="date" office:date-value="2014-06-21T09:55:00">
            <text:p>06/21/14 09:55 AM</text:p>
          </table:table-cell>
          <table:table-cell office:value-type="float" office:value="38.41333">
            <text:p>38.41333</text:p>
          </table:table-cell>
          <table:table-cell office:value-type="float" office:value="27.03421">
            <text:p>27.03421</text:p>
          </table:table-cell>
          <table:table-cell office:value-type="float" office:value="2">
            <text:p>2</text:p>
          </table:table-cell>
          <table:table-cell office:value-type="string">
            <text:p>surface water (ENVO:2042)</text:p>
          </table:table-cell>
          <table:table-cell office:value-type="string">
            <text:p>coastal sea water (ENVO:2150)</text:p>
          </table:table-cell>
          <table:table-cell office:value-type="string">
            <text:p>OSD168_2014-06-21_2m_NPL022</text:p>
          </table:table-cell>
          <table:table-cell office:value-type="string">
            <text:p>ERS667493</text:p>
          </table:table-cell>
          <table:table-cell office:value-type="string">
            <text:p>http://www.ebi.ac.uk/ena/data/view/ERS667493</text:p>
          </table:table-cell>
          <table:table-cell office:value-type="string">
            <text:p>ABOKL88</text:p>
          </table:table-cell>
          <table:table-cell office:value-type="string">
            <text:p>SAMEA3275484</text:p>
          </table:table-cell>
          <table:table-cell office:value-type="string">
            <text:p>NPL022</text:p>
          </table:table-cell>
          <table:table-cell table:number-columns-repeated="7" office:value-type="string">
            <text:p>Not provided</text:p>
          </table:table-cell>
          <table:table-cell office:value-type="float" office:value="25.7352">
            <text:p>25.7352</text:p>
          </table:table-cell>
          <table:table-cell office:value-type="float" office:value="38.301">
            <text:p>38.301</text:p>
          </table:table-cell>
          <table:table-cell office:value-type="float" office:value="8.29">
            <text:p>8.29</text:p>
          </table:table-cell>
          <table:table-cell office:value-type="float" office:value="4.563">
            <text:p>4.563</text:p>
          </table:table-cell>
          <table:table-cell office:value-type="float" office:value="0.123">
            <text:p>0.123</text:p>
          </table:table-cell>
          <table:table-cell office:value-type="float" office:value="357.96">
            <text:p>357.96</text:p>
          </table:table-cell>
          <table:table-cell office:value-type="float" office:value="0.196">
            <text:p>0.196</text:p>
          </table:table-cell>
          <table:table-cell/>
          <table:table-cell office:value-type="float" office:value="6601571754">
            <text:p>6601571754</text:p>
          </table:table-cell>
          <table:table-cell/>
          <table:table-cell office:value-type="float" office:value="58.32">
            <text:p>58.32</text:p>
          </table:table-cell>
          <table:table-cell/>
          <table:table-cell office:value-type="float" office:value="268.671">
            <text:p>268.671</text:p>
          </table:table-cell>
          <table:table-cell office:value-type="float" office:value="0.399">
            <text:p>0.399</text:p>
          </table:table-cell>
          <table:table-cell table:number-columns-repeated="3"/>
          <table:table-cell office:value-type="float" office:value="0.671">
            <text:p>0.671</text:p>
          </table:table-cell>
          <table:table-cell office:value-type="float" office:value="3.83">
            <text:p>3.83</text:p>
          </table:table-cell>
          <table:table-cell table:number-columns-repeated="2"/>
          <table:table-cell office:value-type="float" office:value="9.057">
            <text:p>9.057</text:p>
          </table:table-cell>
          <table:table-cell office:value-type="string">
            <text:p>TUR</text:p>
          </table:table-cell>
          <table:table-cell office:value-type="float" office:value="0">
            <text:p>0</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169">
            <text:p>169</text:p>
          </table:table-cell>
          <table:table-cell office:value-type="string">
            <text:p>OSD169</text:p>
          </table:table-cell>
          <table:table-cell office:value-type="string">
            <text:p>Brightlingsea Reach, Essex</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69_20140621T1149Z</text:p>
          </table:table-cell>
          <table:table-cell office:value-type="string">
            <text:p>Bucket, plastic</text:p>
          </table:table-cell>
          <table:table-cell office:value-type="string">
            <text:p>[OBJECTIVE: Sampling for OSD][PLATFORM: Essex Research Boat][DEVICE REPORTED: Bucket][DESCRIPTION: Sampling for OSD. Sunny, clear skies. Filtered 500 mL seawater onto Sterivex filters (0.22 um) for DNA <text:s/>extraction Filtered 100 mL seawater onto glassfibre (Fisher MF-300, 25 mm, 0.7 um poresize) for particulate chlorophyll-a and dissovled nutrients etc. <text:s/>Many ctenophores (Pleurobrachia sp.)]</text:p>
          </table:table-cell>
          <table:table-cell office:value-type="string">
            <text:p>http://store.pangaea.de/Projects/OSD_2014/OSD169_20140621T1149Z.pdf</text:p>
          </table:table-cell>
          <table:table-cell office:value-type="string">
            <text:p>UTC+00</text:p>
          </table:table-cell>
          <table:table-cell office:value-type="string">
            <text:p>21-06-2014T11:49:00</text:p>
          </table:table-cell>
          <table:table-cell table:style-name="ce1" office:value-type="date" office:date-value="2014-06-21T11:49:00">
            <text:p>06/21/14 11:49 AM</text:p>
          </table:table-cell>
          <table:table-cell office:value-type="float" office:value="51.796139">
            <text:p>51.796139</text:p>
          </table:table-cell>
          <table:table-cell office:value-type="float" office:value="1.012958">
            <text:p>1.012958</text:p>
          </table:table-cell>
          <table:table-cell table:style-name="ce1" office:value-type="date" office:date-value="2014-06-21T12:09:00">
            <text:p>06/21/14 12:09 PM</text:p>
          </table:table-cell>
          <table:table-cell office:value-type="float" office:value="51.796139">
            <text:p>51.796139</text:p>
          </table:table-cell>
          <table:table-cell office:value-type="float" office:value="1.012958">
            <text:p>1.012958</text:p>
          </table:table-cell>
          <table:table-cell office:value-type="float" office:value="0.1">
            <text:p>0.1</text:p>
          </table:table-cell>
          <table:table-cell office:value-type="string">
            <text:p>surface water (ENVO:2042)</text:p>
          </table:table-cell>
          <table:table-cell office:value-type="string">
            <text:p>sea water (ENVO:2149)</text:p>
          </table:table-cell>
          <table:table-cell office:value-type="string">
            <text:p>OSD169_2014-06-21_0.1m_NPL022</text:p>
          </table:table-cell>
          <table:table-cell office:value-type="string">
            <text:p>ERS667492</text:p>
          </table:table-cell>
          <table:table-cell office:value-type="string">
            <text:p>http://www.ebi.ac.uk/ena/data/view/ERS667492</text:p>
          </table:table-cell>
          <table:table-cell office:value-type="string">
            <text:p>ABOKM30</text:p>
          </table:table-cell>
          <table:table-cell office:value-type="string">
            <text:p>SAMEA3275483</text:p>
          </table:table-cell>
          <table:table-cell office:value-type="string">
            <text:p>NPL022</text:p>
          </table:table-cell>
          <table:table-cell table:number-columns-repeated="7" office:value-type="string">
            <text:p>Not provided</text:p>
          </table:table-cell>
          <table:table-cell office:value-type="float" office:value="18.5">
            <text:p>18.5</text:p>
          </table:table-cell>
          <table:table-cell office:value-type="float" office:value="35.2">
            <text:p>35.2</text:p>
          </table:table-cell>
          <table:table-cell office:value-type="float" office:value="8.28">
            <text:p>8.28</text:p>
          </table:table-cell>
          <table:table-cell office:value-type="float" office:value="1.426">
            <text:p>1.426</text:p>
          </table:table-cell>
          <table:table-cell office:value-type="float" office:value="3.842">
            <text:p>3.842</text:p>
          </table:table-cell>
          <table:table-cell/>
          <table:table-cell office:value-type="float" office:value="1.712">
            <text:p>1.712</text:p>
          </table:table-cell>
          <table:table-cell table:number-columns-repeated="3"/>
          <table:table-cell office:value-type="float" office:value="35.2">
            <text:p>35.2</text:p>
          </table:table-cell>
          <table:table-cell table:number-columns-repeated="6"/>
          <table:table-cell office:value-type="float" office:value="0.458">
            <text:p>0.458</text:p>
          </table:table-cell>
          <table:table-cell office:value-type="float" office:value="7.554">
            <text:p>7.554</text:p>
          </table:table-cell>
          <table:table-cell table:number-columns-repeated="3"/>
          <table:table-cell office:value-type="string">
            <text:p>GBR</text:p>
          </table:table-cell>
          <table:table-cell office:value-type="float" office:value="480">
            <text:p>480</text:p>
          </table:table-cell>
          <table:table-cell office:value-type="string">
            <text:p>NECS</text:p>
          </table:table-cell>
          <table:table-cell office:value-type="string">
            <text:p>Coastal - NE Atlantic Shelves Province</text:p>
          </table:table-cell>
          <table:table-cell office:value-type="float" office:value="0.000110908">
            <text:p>0.000110908</text:p>
          </table:table-cell>
          <table:table-cell office:value-type="string">
            <text:p>North Sea</text:p>
          </table:table-cell>
          <table:table-cell office:value-type="float" office:value="0">
            <text:p>0</text:p>
          </table:table-cell>
        </table:table-row>
        <table:table-row table:style-name="ro1">
          <table:table-cell office:value-type="float" office:value="17">
            <text:p>17</text:p>
          </table:table-cell>
          <table:table-cell office:value-type="string">
            <text:p>OSD17</text:p>
          </table:table-cell>
          <table:table-cell office:value-type="string">
            <text:p>VLIZ</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_20140620T0700Z</text:p>
          </table:table-cell>
          <table:table-cell office:value-type="string">
            <text:p>Bottle, Niskin 10-L</text:p>
          </table:table-cell>
          <table:table-cell office:value-type="string">
            <text:p>[OBJECTIVE: During Lifewatch monitoring campaign we sampled for OSD as well. ][PLATFORM: 330 RV Simon Stevin][DEVICE REPORTED: 10L Niskin][DESCRIPTION: water sample from 3 meters depth]</text:p>
          </table:table-cell>
          <table:table-cell office:value-type="string">
            <text:p>http://store.pangaea.de/Projects/OSD_2014/OSD17_20140620T0700Z.pdf</text:p>
          </table:table-cell>
          <table:table-cell office:value-type="string">
            <text:p>UTC+01</text:p>
          </table:table-cell>
          <table:table-cell office:value-type="string">
            <text:p>20-06-2014T08:00:22</text:p>
          </table:table-cell>
          <table:table-cell table:style-name="ce1" office:value-type="date" office:date-value="2014-06-20T07:00:00">
            <text:p>06/20/14 07:00 AM</text:p>
          </table:table-cell>
          <table:table-cell office:value-type="float" office:value="51.434733">
            <text:p>51.434733</text:p>
          </table:table-cell>
          <table:table-cell office:value-type="float" office:value="2.810867">
            <text:p>2.810867</text:p>
          </table:table-cell>
          <table:table-cell table:style-name="ce1" office:value-type="date" office:date-value="2014-06-20T07:00:00">
            <text:p>06/20/14 07:00 AM</text:p>
          </table:table-cell>
          <table:table-cell office:value-type="float" office:value="51.434733">
            <text:p>51.434733</text:p>
          </table:table-cell>
          <table:table-cell office:value-type="float" office:value="2.810867">
            <text:p>2.810867</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_2014-06-20_3m_NPL022</text:p>
          </table:table-cell>
          <table:table-cell office:value-type="string">
            <text:p>ERS667651</text:p>
          </table:table-cell>
          <table:table-cell office:value-type="string">
            <text:p>http://www.ebi.ac.uk/ena/data/view/ERS667651</text:p>
          </table:table-cell>
          <table:table-cell office:value-type="string">
            <text:p>ABOKL99</text:p>
          </table:table-cell>
          <table:table-cell office:value-type="string">
            <text:p>SAMEA3275630</text:p>
          </table:table-cell>
          <table:table-cell office:value-type="string">
            <text:p>NPL022</text:p>
          </table:table-cell>
          <table:table-cell table:number-columns-repeated="7" office:value-type="string">
            <text:p>Not provided</text:p>
          </table:table-cell>
          <table:table-cell office:value-type="float" office:value="16.6822">
            <text:p>16.6822</text:p>
          </table:table-cell>
          <table:table-cell office:value-type="float" office:value="34.0252">
            <text:p>34.0252</text:p>
          </table:table-cell>
          <table:table-cell table:number-columns-repeated="8"/>
          <table:table-cell office:value-type="float" office:value="43.472">
            <text:p>43.472</text:p>
          </table:table-cell>
          <table:table-cell table:number-columns-repeated="8"/>
          <table:table-cell office:value-type="float" office:value="32.8782">
            <text:p>32.8782</text:p>
          </table:table-cell>
          <table:table-cell table:number-columns-repeated="2"/>
          <table:table-cell office:value-type="string">
            <text:p>BEL</text:p>
          </table:table-cell>
          <table:table-cell office:value-type="float" office:value="22619">
            <text:p>22619</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70">
            <text:p>170</text:p>
          </table:table-cell>
          <table:table-cell office:value-type="string">
            <text:p>OSD170</text:p>
          </table:table-cell>
          <table:table-cell office:value-type="float" office:value="130">
            <text:p>130</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0_20140625T0504Z</text:p>
          </table:table-cell>
          <table:table-cell office:value-type="string">
            <text:p>Bottle, Niskin 10-L</text:p>
          </table:table-cell>
          <table:table-cell office:value-type="string">
            <text:p>[OBJECTIVE: During Lifewatch monitoring campaign we sampled for OSD as well. ][PLATFORM: RV Simon Stevin][DEVICE REPORTED: 6 Niskins were deployed on a CTD-Rosette][DESCRIPTION: OSD170station130RV Simon StevinNiskin2014-06-25T04:04:57Z/2014-06-25T04:05:02Z ]</text:p>
          </table:table-cell>
          <table:table-cell office:value-type="string">
            <text:p>http://store.pangaea.de/Projects/OSD_2014/OSD170_20140625T0504Z.pdf</text:p>
          </table:table-cell>
          <table:table-cell office:value-type="string">
            <text:p>UTC+01</text:p>
          </table:table-cell>
          <table:table-cell office:value-type="string">
            <text:p>25-06-2014T06:04:57</text:p>
          </table:table-cell>
          <table:table-cell table:style-name="ce1" office:value-type="date" office:date-value="2014-06-25T05:04:00">
            <text:p>06/25/14 05:04 AM</text:p>
          </table:table-cell>
          <table:table-cell office:value-type="float" office:value="51.269517">
            <text:p>51.269517</text:p>
          </table:table-cell>
          <table:table-cell office:value-type="float" office:value="2.9047">
            <text:p>2.9047</text:p>
          </table:table-cell>
          <table:table-cell table:style-name="ce1" office:value-type="date" office:date-value="2014-06-25T05:05:00">
            <text:p>06/25/14 05:05 AM</text:p>
          </table:table-cell>
          <table:table-cell office:value-type="float" office:value="51.2695">
            <text:p>51.2695</text:p>
          </table:table-cell>
          <table:table-cell office:value-type="float" office:value="2.90465">
            <text:p>2.90465</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0_2014-06-25_3m_NPL022</text:p>
          </table:table-cell>
          <table:table-cell office:value-type="string">
            <text:p>ERS667491</text:p>
          </table:table-cell>
          <table:table-cell office:value-type="string">
            <text:p>http://www.ebi.ac.uk/ena/data/view/ERS667491</text:p>
          </table:table-cell>
          <table:table-cell/>
          <table:table-cell office:value-type="string">
            <text:p>SAMEA3275482</text:p>
          </table:table-cell>
          <table:table-cell office:value-type="string">
            <text:p>NPL022</text:p>
          </table:table-cell>
          <table:table-cell table:number-columns-repeated="7" office:value-type="string">
            <text:p>Not provided</text:p>
          </table:table-cell>
          <table:table-cell office:value-type="float" office:value="18.6188">
            <text:p>18.6188</text:p>
          </table:table-cell>
          <table:table-cell office:value-type="float" office:value="32.2575">
            <text:p>32.2575</text:p>
          </table:table-cell>
          <table:table-cell table:number-columns-repeated="8"/>
          <table:table-cell office:value-type="float" office:value="43.251">
            <text:p>43.251</text:p>
          </table:table-cell>
          <table:table-cell table:number-columns-repeated="8"/>
          <table:table-cell office:value-type="float" office:value="47.8778">
            <text:p>47.8778</text:p>
          </table:table-cell>
          <table:table-cell table:number-columns-repeated="2"/>
          <table:table-cell office:value-type="string">
            <text:p>BEL</text:p>
          </table:table-cell>
          <table:table-cell office:value-type="float" office:value="3489">
            <text:p>3489</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71">
            <text:p>171</text:p>
          </table:table-cell>
          <table:table-cell office:value-type="string">
            <text:p>OSD171</text:p>
          </table:table-cell>
          <table:table-cell office:value-type="float" office:value="230">
            <text:p>230</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1_20140625T0423Z</text:p>
          </table:table-cell>
          <table:table-cell office:value-type="string">
            <text:p>Bottle, Niskin 10-L</text:p>
          </table:table-cell>
          <table:table-cell office:value-type="string">
            <text:p>[OBJECTIVE: During Lifewatch monitoring campaign we sampled for OSD as well. ][PLATFORM: RV Simon Stevin][DEVICE REPORTED: 6 Niskins were deployed on a CTD-Rosette][DESCRIPTION: Not reported]</text:p>
          </table:table-cell>
          <table:table-cell office:value-type="string">
            <text:p>http://store.pangaea.de/Projects/OSD_2014/OSD171_20140625T0423Z.pdf</text:p>
          </table:table-cell>
          <table:table-cell office:value-type="string">
            <text:p>UTC+01</text:p>
          </table:table-cell>
          <table:table-cell office:value-type="string">
            <text:p>25-06-2014T05:23:32</text:p>
          </table:table-cell>
          <table:table-cell table:style-name="ce1" office:value-type="date" office:date-value="2014-06-25T04:23:00">
            <text:p>06/25/14 04:23 AM</text:p>
          </table:table-cell>
          <table:table-cell office:value-type="float" office:value="51.307333">
            <text:p>51.307333</text:p>
          </table:table-cell>
          <table:table-cell office:value-type="float" office:value="2.849333">
            <text:p>2.849333</text:p>
          </table:table-cell>
          <table:table-cell table:style-name="ce1" office:value-type="date" office:date-value="2014-06-25T04:23:00">
            <text:p>06/25/14 04:23 AM</text:p>
          </table:table-cell>
          <table:table-cell office:value-type="float" office:value="51.307333">
            <text:p>51.307333</text:p>
          </table:table-cell>
          <table:table-cell office:value-type="float" office:value="2.849333">
            <text:p>2.849333</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1_2014-06-25_3m_NPL022</text:p>
          </table:table-cell>
          <table:table-cell office:value-type="string">
            <text:p>ERS667490</text:p>
          </table:table-cell>
          <table:table-cell office:value-type="string">
            <text:p>http://www.ebi.ac.uk/ena/data/view/ERS667490</text:p>
          </table:table-cell>
          <table:table-cell/>
          <table:table-cell office:value-type="string">
            <text:p>SAMEA3275481</text:p>
          </table:table-cell>
          <table:table-cell office:value-type="string">
            <text:p>NPL022</text:p>
          </table:table-cell>
          <table:table-cell table:number-columns-repeated="7" office:value-type="string">
            <text:p>Not provided</text:p>
          </table:table-cell>
          <table:table-cell office:value-type="float" office:value="18.2617">
            <text:p>18.2617</text:p>
          </table:table-cell>
          <table:table-cell office:value-type="float" office:value="32.8054">
            <text:p>32.8054</text:p>
          </table:table-cell>
          <table:table-cell table:number-columns-repeated="8"/>
          <table:table-cell office:value-type="float" office:value="43.568">
            <text:p>43.568</text:p>
          </table:table-cell>
          <table:table-cell table:number-columns-repeated="8"/>
          <table:table-cell office:value-type="float" office:value="34.5436">
            <text:p>34.5436</text:p>
          </table:table-cell>
          <table:table-cell table:number-columns-repeated="2"/>
          <table:table-cell office:value-type="string">
            <text:p>BEL</text:p>
          </table:table-cell>
          <table:table-cell office:value-type="float" office:value="9015">
            <text:p>9015</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72">
            <text:p>172</text:p>
          </table:table-cell>
          <table:table-cell office:value-type="string">
            <text:p>OSD172</text:p>
          </table:table-cell>
          <table:table-cell office:value-type="float" office:value="700">
            <text:p>700</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2_20140625T0245Z</text:p>
          </table:table-cell>
          <table:table-cell office:value-type="string">
            <text:p>Bottle, Niskin 10-L</text:p>
          </table:table-cell>
          <table:table-cell office:value-type="string">
            <text:p>[OBJECTIVE: During Lifewatch monitoring campaign we sampled for OSD as well.][PLATFORM: RV Simon Stevin][DEVICE REPORTED: 6 Niskins were deployed on a CTD-Rosette][DESCRIPTION: Not reported]</text:p>
          </table:table-cell>
          <table:table-cell office:value-type="string">
            <text:p>http://store.pangaea.de/Projects/OSD_2014/OSD172_20140625T0245Z.pdf</text:p>
          </table:table-cell>
          <table:table-cell office:value-type="string">
            <text:p>UTC+01</text:p>
          </table:table-cell>
          <table:table-cell office:value-type="string">
            <text:p>25-06-2014T03:45:37</text:p>
          </table:table-cell>
          <table:table-cell table:style-name="ce1" office:value-type="date" office:date-value="2014-06-25T02:45:00">
            <text:p>06/25/14 02:45 AM</text:p>
          </table:table-cell>
          <table:table-cell office:value-type="float" office:value="51.37485">
            <text:p>51.37485</text:p>
          </table:table-cell>
          <table:table-cell office:value-type="float" office:value="3.218333">
            <text:p>3.218333</text:p>
          </table:table-cell>
          <table:table-cell table:style-name="ce1" office:value-type="date" office:date-value="2014-06-25T02:45:00">
            <text:p>06/25/14 02:45 AM</text:p>
          </table:table-cell>
          <table:table-cell office:value-type="float" office:value="51.37485">
            <text:p>51.37485</text:p>
          </table:table-cell>
          <table:table-cell office:value-type="float" office:value="3.218333">
            <text:p>3.218333</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2_2014-06-25_3m_NPL022</text:p>
          </table:table-cell>
          <table:table-cell office:value-type="string">
            <text:p>ERS667489</text:p>
          </table:table-cell>
          <table:table-cell office:value-type="string">
            <text:p>http://www.ebi.ac.uk/ena/data/view/ERS667489</text:p>
          </table:table-cell>
          <table:table-cell/>
          <table:table-cell office:value-type="string">
            <text:p>SAMEA3275480</text:p>
          </table:table-cell>
          <table:table-cell office:value-type="string">
            <text:p>NPL022</text:p>
          </table:table-cell>
          <table:table-cell table:number-columns-repeated="7" office:value-type="string">
            <text:p>Not provided</text:p>
          </table:table-cell>
          <table:table-cell office:value-type="float" office:value="18.4817">
            <text:p>18.4817</text:p>
          </table:table-cell>
          <table:table-cell office:value-type="float" office:value="32.3383">
            <text:p>32.3383</text:p>
          </table:table-cell>
          <table:table-cell table:number-columns-repeated="8"/>
          <table:table-cell office:value-type="float" office:value="43.219">
            <text:p>43.219</text:p>
          </table:table-cell>
          <table:table-cell table:number-columns-repeated="8"/>
          <table:table-cell office:value-type="float" office:value="34.3859">
            <text:p>34.3859</text:p>
          </table:table-cell>
          <table:table-cell table:number-columns-repeated="2"/>
          <table:table-cell office:value-type="string">
            <text:p>BEL</text:p>
          </table:table-cell>
          <table:table-cell office:value-type="float" office:value="3038">
            <text:p>3038</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73">
            <text:p>173</text:p>
          </table:table-cell>
          <table:table-cell office:value-type="string">
            <text:p>OSD173</text:p>
          </table:table-cell>
          <table:table-cell office:value-type="float" office:value="710">
            <text:p>710</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3_20140625T0139Z</text:p>
          </table:table-cell>
          <table:table-cell office:value-type="string">
            <text:p>Bottle, Niskin 10-L</text:p>
          </table:table-cell>
          <table:table-cell office:value-type="string">
            <text:p>[OBJECTIVE: During Lifewatch monitoring campaign we sampled for OSD as well. ][PLATFORM: RV Simon Stevin][DEVICE REPORTED: 6 Niskins were deployed on a CTD-Rosette][DESCRIPTION: OSD173station710RV Simon StevinNiskin2014-06-25T00:39:52Z/2014-06-25T00:39:52Z ]</text:p>
          </table:table-cell>
          <table:table-cell office:value-type="string">
            <text:p>http://store.pangaea.de/Projects/OSD_2014/OSD173_20140625T0139Z.pdf</text:p>
          </table:table-cell>
          <table:table-cell office:value-type="string">
            <text:p>UTC+01</text:p>
          </table:table-cell>
          <table:table-cell office:value-type="string">
            <text:p>25-06-2014T02:39:52</text:p>
          </table:table-cell>
          <table:table-cell table:style-name="ce1" office:value-type="date" office:date-value="2014-06-25T01:39:00">
            <text:p>06/25/14 01:39 AM</text:p>
          </table:table-cell>
          <table:table-cell office:value-type="float" office:value="51.441017">
            <text:p>51.441017</text:p>
          </table:table-cell>
          <table:table-cell office:value-type="float" office:value="3.13995">
            <text:p>3.13995</text:p>
          </table:table-cell>
          <table:table-cell table:style-name="ce1" office:value-type="date" office:date-value="2014-06-25T01:39:00">
            <text:p>06/25/14 01:39 AM</text:p>
          </table:table-cell>
          <table:table-cell office:value-type="float" office:value="51.441017">
            <text:p>51.441017</text:p>
          </table:table-cell>
          <table:table-cell office:value-type="float" office:value="3.13995">
            <text:p>3.13995</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3_2014-06-25_3m_NPL022</text:p>
          </table:table-cell>
          <table:table-cell office:value-type="string">
            <text:p>ERS667488</text:p>
          </table:table-cell>
          <table:table-cell office:value-type="string">
            <text:p>http://www.ebi.ac.uk/ena/data/view/ERS667488</text:p>
          </table:table-cell>
          <table:table-cell/>
          <table:table-cell office:value-type="string">
            <text:p>SAMEA3275479</text:p>
          </table:table-cell>
          <table:table-cell office:value-type="string">
            <text:p>NPL022</text:p>
          </table:table-cell>
          <table:table-cell table:number-columns-repeated="7" office:value-type="string">
            <text:p>Not provided</text:p>
          </table:table-cell>
          <table:table-cell office:value-type="float" office:value="18.1816">
            <text:p>18.1816</text:p>
          </table:table-cell>
          <table:table-cell office:value-type="float" office:value="33.1261">
            <text:p>33.1261</text:p>
          </table:table-cell>
          <table:table-cell table:number-columns-repeated="8"/>
          <table:table-cell office:value-type="float" office:value="43.872">
            <text:p>43.872</text:p>
          </table:table-cell>
          <table:table-cell table:number-columns-repeated="8"/>
          <table:table-cell office:value-type="float" office:value="40.2835">
            <text:p>40.2835</text:p>
          </table:table-cell>
          <table:table-cell table:number-columns-repeated="2"/>
          <table:table-cell office:value-type="string">
            <text:p>BEL</text:p>
          </table:table-cell>
          <table:table-cell office:value-type="float" office:value="10996">
            <text:p>10996</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74">
            <text:p>174</text:p>
          </table:table-cell>
          <table:table-cell office:value-type="string">
            <text:p>OSD174</text:p>
          </table:table-cell>
          <table:table-cell office:value-type="float" office:value="780">
            <text:p>780</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4_20140625T0047Z</text:p>
          </table:table-cell>
          <table:table-cell office:value-type="string">
            <text:p>Bottle, Niskin 10-L</text:p>
          </table:table-cell>
          <table:table-cell office:value-type="string">
            <text:p>[OBJECTIVE: During Lifewatch monitoring campaign we sampled for OSD as well.][PLATFORM: RV Simon Stevin][DEVICE REPORTED: 6 Niskins were deployed on a CTD-Rosette][DESCRIPTION: OSD174station780RV Simon StevinNiskin2014-06-24T23:47:42Z/2014-06-24T23:47:47Z ]</text:p>
          </table:table-cell>
          <table:table-cell office:value-type="string">
            <text:p>http://store.pangaea.de/Projects/OSD_2014/OSD174_20140625T0047Z.pdf</text:p>
          </table:table-cell>
          <table:table-cell office:value-type="string">
            <text:p>UTC+01</text:p>
          </table:table-cell>
          <table:table-cell office:value-type="string">
            <text:p>25-06-2014T01:47:42</text:p>
          </table:table-cell>
          <table:table-cell table:style-name="ce1" office:value-type="date" office:date-value="2014-06-25T00:47:00">
            <text:p>06/25/14 12:47 AM</text:p>
          </table:table-cell>
          <table:table-cell office:value-type="float" office:value="51.471567">
            <text:p>51.471567</text:p>
          </table:table-cell>
          <table:table-cell office:value-type="float" office:value="3.059167">
            <text:p>3.059167</text:p>
          </table:table-cell>
          <table:table-cell table:style-name="ce1" office:value-type="date" office:date-value="2014-06-25T00:47:00">
            <text:p>06/25/14 12:47 AM</text:p>
          </table:table-cell>
          <table:table-cell office:value-type="float" office:value="51.471583">
            <text:p>51.471583</text:p>
          </table:table-cell>
          <table:table-cell office:value-type="float" office:value="3.0592">
            <text:p>3.0592</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4_2014-06-25_3m_NPL022</text:p>
          </table:table-cell>
          <table:table-cell office:value-type="string">
            <text:p>ERS667487</text:p>
          </table:table-cell>
          <table:table-cell office:value-type="string">
            <text:p>http://www.ebi.ac.uk/ena/data/view/ERS667487</text:p>
          </table:table-cell>
          <table:table-cell/>
          <table:table-cell office:value-type="string">
            <text:p>SAMEA3275478</text:p>
          </table:table-cell>
          <table:table-cell office:value-type="string">
            <text:p>NPL022</text:p>
          </table:table-cell>
          <table:table-cell table:number-columns-repeated="7" office:value-type="string">
            <text:p>Not provided</text:p>
          </table:table-cell>
          <table:table-cell office:value-type="float" office:value="17.9425">
            <text:p>17.9425</text:p>
          </table:table-cell>
          <table:table-cell office:value-type="float" office:value="33.3739">
            <text:p>33.3739</text:p>
          </table:table-cell>
          <table:table-cell table:number-columns-repeated="8"/>
          <table:table-cell office:value-type="float" office:value="43.935">
            <text:p>43.935</text:p>
          </table:table-cell>
          <table:table-cell table:number-columns-repeated="8"/>
          <table:table-cell office:value-type="float" office:value="34.5691">
            <text:p>34.5691</text:p>
          </table:table-cell>
          <table:table-cell table:number-columns-repeated="2"/>
          <table:table-cell office:value-type="string">
            <text:p>BEL</text:p>
          </table:table-cell>
          <table:table-cell office:value-type="float" office:value="16700">
            <text:p>16700</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75">
            <text:p>175</text:p>
          </table:table-cell>
          <table:table-cell office:value-type="string">
            <text:p>OSD175</text:p>
          </table:table-cell>
          <table:table-cell office:value-type="string">
            <text:p>ZG02</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5_20140624T1313Z</text:p>
          </table:table-cell>
          <table:table-cell office:value-type="string">
            <text:p>Bottle, Niskin 10-L</text:p>
          </table:table-cell>
          <table:table-cell office:value-type="string">
            <text:p>[OBJECTIVE: During Lifewatch monitoring campaign we sampled for OSD as well.][PLATFORM: RV Simon Stevin][DEVICE REPORTED: 6 Niskins were deployed on a CTD-Rosette][DESCRIPTION: 2014-06-24T11:13:57Z/2014-06-24T11:13:57Z ]</text:p>
          </table:table-cell>
          <table:table-cell office:value-type="string">
            <text:p>http://store.pangaea.de/Projects/OSD_2014/OSD175_20140624T1313Z.pdf</text:p>
          </table:table-cell>
          <table:table-cell office:value-type="string">
            <text:p>UTC+00</text:p>
          </table:table-cell>
          <table:table-cell office:value-type="string">
            <text:p>24-06-2014T13:13:57</text:p>
          </table:table-cell>
          <table:table-cell table:style-name="ce1" office:value-type="date" office:date-value="2014-06-24T13:13:00">
            <text:p>06/24/14 01:13 PM</text:p>
          </table:table-cell>
          <table:table-cell office:value-type="float" office:value="51.334817">
            <text:p>51.334817</text:p>
          </table:table-cell>
          <table:table-cell office:value-type="float" office:value="2.50215">
            <text:p>2.50215</text:p>
          </table:table-cell>
          <table:table-cell table:style-name="ce1" office:value-type="date" office:date-value="2014-06-24T13:13:00">
            <text:p>06/24/14 01:13 PM</text:p>
          </table:table-cell>
          <table:table-cell office:value-type="float" office:value="51.334817">
            <text:p>51.334817</text:p>
          </table:table-cell>
          <table:table-cell office:value-type="float" office:value="2.50215">
            <text:p>2.50215</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5_2014-06-24_3m_NPL022</text:p>
          </table:table-cell>
          <table:table-cell office:value-type="string">
            <text:p>ERS667486</text:p>
          </table:table-cell>
          <table:table-cell office:value-type="string">
            <text:p>http://www.ebi.ac.uk/ena/data/view/ERS667486</text:p>
          </table:table-cell>
          <table:table-cell/>
          <table:table-cell office:value-type="string">
            <text:p>SAMEA3275477</text:p>
          </table:table-cell>
          <table:table-cell office:value-type="string">
            <text:p>NPL022</text:p>
          </table:table-cell>
          <table:table-cell table:number-columns-repeated="7" office:value-type="string">
            <text:p>Not provided</text:p>
          </table:table-cell>
          <table:table-cell office:value-type="float" office:value="17.2187">
            <text:p>17.2187</text:p>
          </table:table-cell>
          <table:table-cell office:value-type="float" office:value="34.2852">
            <text:p>34.2852</text:p>
          </table:table-cell>
          <table:table-cell table:number-columns-repeated="8"/>
          <table:table-cell office:value-type="float" office:value="44.294">
            <text:p>44.294</text:p>
          </table:table-cell>
          <table:table-cell table:number-columns-repeated="8"/>
          <table:table-cell office:value-type="float" office:value="31.7091">
            <text:p>31.7091</text:p>
          </table:table-cell>
          <table:table-cell table:number-columns-repeated="2"/>
          <table:table-cell office:value-type="string">
            <text:p>BEL</text:p>
          </table:table-cell>
          <table:table-cell office:value-type="float" office:value="24962">
            <text:p>24962</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76">
            <text:p>176</text:p>
          </table:table-cell>
          <table:table-cell office:value-type="string">
            <text:p>OSD176</text:p>
          </table:table-cell>
          <table:table-cell office:value-type="float" office:value="215">
            <text:p>215</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6_20140624T1127Z</text:p>
          </table:table-cell>
          <table:table-cell office:value-type="string">
            <text:p>Bottle, Niskin 10-L</text:p>
          </table:table-cell>
          <table:table-cell office:value-type="string">
            <text:p>[OBJECTIVE: During Lifewatch monitoring campaign we sampled for OSD as well. ][PLATFORM: RV Simon Stevin][DEVICE REPORTED: 6 Niskins were deployed on a CTD-Rosette][DESCRIPTION: OSD176station215RV Simon StevinNiskin2014-06-24T10:27:17Z/2014-06-24T10:28:12Z]</text:p>
          </table:table-cell>
          <table:table-cell office:value-type="string">
            <text:p>http://store.pangaea.de/Projects/OSD_2014/OSD176_20140624T1127Z.pdf</text:p>
          </table:table-cell>
          <table:table-cell office:value-type="string">
            <text:p>UTC+01</text:p>
          </table:table-cell>
          <table:table-cell office:value-type="string">
            <text:p>24-06-2014T12:27:17</text:p>
          </table:table-cell>
          <table:table-cell table:style-name="ce1" office:value-type="date" office:date-value="2014-06-24T11:27:00">
            <text:p>06/24/14 11:27 AM</text:p>
          </table:table-cell>
          <table:table-cell office:value-type="float" office:value="51.2777">
            <text:p>51.2777</text:p>
          </table:table-cell>
          <table:table-cell office:value-type="float" office:value="2.6135">
            <text:p>2.6135</text:p>
          </table:table-cell>
          <table:table-cell table:style-name="ce1" office:value-type="date" office:date-value="2014-06-24T11:28:00">
            <text:p>06/24/14 11:28 AM</text:p>
          </table:table-cell>
          <table:table-cell office:value-type="float" office:value="51.277933">
            <text:p>51.277933</text:p>
          </table:table-cell>
          <table:table-cell office:value-type="float" office:value="2.613667">
            <text:p>2.613667</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6_2014-06-24_3m_NPL022</text:p>
          </table:table-cell>
          <table:table-cell office:value-type="string">
            <text:p>ERS667485</text:p>
          </table:table-cell>
          <table:table-cell office:value-type="string">
            <text:p>http://www.ebi.ac.uk/ena/data/view/ERS667485</text:p>
          </table:table-cell>
          <table:table-cell/>
          <table:table-cell office:value-type="string">
            <text:p>SAMEA3275476</text:p>
          </table:table-cell>
          <table:table-cell office:value-type="string">
            <text:p>NPL022</text:p>
          </table:table-cell>
          <table:table-cell table:number-columns-repeated="7" office:value-type="string">
            <text:p>Not provided</text:p>
          </table:table-cell>
          <table:table-cell office:value-type="float" office:value="18.1228">
            <text:p>18.1228</text:p>
          </table:table-cell>
          <table:table-cell office:value-type="float" office:value="33.3699">
            <text:p>33.3699</text:p>
          </table:table-cell>
          <table:table-cell table:number-columns-repeated="8"/>
          <table:table-cell office:value-type="float" office:value="44.104">
            <text:p>44.104</text:p>
          </table:table-cell>
          <table:table-cell table:number-columns-repeated="8"/>
          <table:table-cell office:value-type="float" office:value="30.4286">
            <text:p>30.4286</text:p>
          </table:table-cell>
          <table:table-cell table:number-columns-repeated="2"/>
          <table:table-cell office:value-type="string">
            <text:p>BEL</text:p>
          </table:table-cell>
          <table:table-cell office:value-type="float" office:value="15656">
            <text:p>15656</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77">
            <text:p>177</text:p>
          </table:table-cell>
          <table:table-cell office:value-type="string">
            <text:p>OSD177</text:p>
          </table:table-cell>
          <table:table-cell office:value-type="float" office:value="120">
            <text:p>120</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7_20140624T1035Z</text:p>
          </table:table-cell>
          <table:table-cell office:value-type="string">
            <text:p>Bottle, Niskin 10-L</text:p>
          </table:table-cell>
          <table:table-cell office:value-type="string">
            <text:p>[OBJECTIVE: During Lifewatch monitoring campaign we sampled for OSD as well. ][PLATFORM: RV Simon Stevin][DEVICE REPORTED: 6 Niskins were deployed on a CTD-Rosette][DESCRIPTION: OSD177station120RV Simon StevinNiskin2014-06-24T09:35:57Z/2014-06-24T09:37:07Z ]</text:p>
          </table:table-cell>
          <table:table-cell office:value-type="string">
            <text:p>http://store.pangaea.de/Projects/OSD_2014/OSD177_20140624T1035Z.pdf</text:p>
          </table:table-cell>
          <table:table-cell office:value-type="string">
            <text:p>UTC+01</text:p>
          </table:table-cell>
          <table:table-cell office:value-type="string">
            <text:p>24-06-2014T11:35:57</text:p>
          </table:table-cell>
          <table:table-cell table:style-name="ce1" office:value-type="date" office:date-value="2014-06-24T10:35:00">
            <text:p>06/24/14 10:35 AM</text:p>
          </table:table-cell>
          <table:table-cell office:value-type="float" office:value="51.18575">
            <text:p>51.18575</text:p>
          </table:table-cell>
          <table:table-cell office:value-type="float" office:value="2.701667">
            <text:p>2.701667</text:p>
          </table:table-cell>
          <table:table-cell table:style-name="ce1" office:value-type="date" office:date-value="2014-06-24T10:37:00">
            <text:p>06/24/14 10:37 AM</text:p>
          </table:table-cell>
          <table:table-cell office:value-type="float" office:value="51.185917">
            <text:p>51.185917</text:p>
          </table:table-cell>
          <table:table-cell office:value-type="float" office:value="2.702133">
            <text:p>2.702133</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7_2014-06-24_3m_NPL022</text:p>
          </table:table-cell>
          <table:table-cell office:value-type="string">
            <text:p>ERS667484</text:p>
          </table:table-cell>
          <table:table-cell office:value-type="string">
            <text:p>http://www.ebi.ac.uk/ena/data/view/ERS667484</text:p>
          </table:table-cell>
          <table:table-cell/>
          <table:table-cell office:value-type="string">
            <text:p>SAMEA3275475</text:p>
          </table:table-cell>
          <table:table-cell office:value-type="string">
            <text:p>NPL022</text:p>
          </table:table-cell>
          <table:table-cell table:number-columns-repeated="7" office:value-type="string">
            <text:p>Not provided</text:p>
          </table:table-cell>
          <table:table-cell office:value-type="float" office:value="18.7362">
            <text:p>18.7362</text:p>
          </table:table-cell>
          <table:table-cell office:value-type="float" office:value="32.5834">
            <text:p>32.5834</text:p>
          </table:table-cell>
          <table:table-cell table:number-columns-repeated="8"/>
          <table:table-cell office:value-type="float" office:value="43.753">
            <text:p>43.753</text:p>
          </table:table-cell>
          <table:table-cell table:number-columns-repeated="8"/>
          <table:table-cell office:value-type="float" office:value="33.3947">
            <text:p>33.3947</text:p>
          </table:table-cell>
          <table:table-cell table:number-columns-repeated="2"/>
          <table:table-cell office:value-type="string">
            <text:p>BEL</text:p>
          </table:table-cell>
          <table:table-cell office:value-type="float" office:value="3717">
            <text:p>3717</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78">
            <text:p>178</text:p>
          </table:table-cell>
          <table:table-cell office:value-type="string">
            <text:p>OSD178</text:p>
          </table:table-cell>
          <table:table-cell office:value-type="float" office:value="435">
            <text:p>435</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8_20140624T2320Z</text:p>
          </table:table-cell>
          <table:table-cell office:value-type="string">
            <text:p>Bottle, Niskin 10-L</text:p>
          </table:table-cell>
          <table:table-cell office:value-type="string">
            <text:p>[OBJECTIVE: During Lifewatch monitoring campaign we sampled for OSD as well.][PLATFORM: RV Simon Stevin][DEVICE REPORTED: 6 Niskins were deployed on a CTD-Rosette][DESCRIPTION: OSD178station435RV Simon StevinNiskin2014-06-24T21:20:37Z/2014-06-24T21:20:42Z]</text:p>
          </table:table-cell>
          <table:table-cell office:value-type="string">
            <text:p>http://store.pangaea.de/Projects/OSD_2014/OSD178_20140624T2320Z.pdf</text:p>
          </table:table-cell>
          <table:table-cell office:value-type="string">
            <text:p>UTC+00</text:p>
          </table:table-cell>
          <table:table-cell office:value-type="string">
            <text:p>24-06-2014T23:20:37</text:p>
          </table:table-cell>
          <table:table-cell table:style-name="ce1" office:value-type="date" office:date-value="2014-06-24T23:20:00">
            <text:p>06/24/14 11:20 PM</text:p>
          </table:table-cell>
          <table:table-cell office:value-type="float" office:value="51.580333">
            <text:p>51.580333</text:p>
          </table:table-cell>
          <table:table-cell office:value-type="float" office:value="2.7897">
            <text:p>2.7897</text:p>
          </table:table-cell>
          <table:table-cell table:style-name="ce1" office:value-type="date" office:date-value="2014-06-24T23:20:00">
            <text:p>06/24/14 11:20 PM</text:p>
          </table:table-cell>
          <table:table-cell office:value-type="float" office:value="51.580317">
            <text:p>51.580317</text:p>
          </table:table-cell>
          <table:table-cell office:value-type="float" office:value="2.7897">
            <text:p>2.7897</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8_2014-06-24_3m_NPL022</text:p>
          </table:table-cell>
          <table:table-cell office:value-type="string">
            <text:p>ERS667483</text:p>
          </table:table-cell>
          <table:table-cell office:value-type="string">
            <text:p>http://www.ebi.ac.uk/ena/data/view/ERS667483</text:p>
          </table:table-cell>
          <table:table-cell/>
          <table:table-cell office:value-type="string">
            <text:p>SAMEA3275474</text:p>
          </table:table-cell>
          <table:table-cell office:value-type="string">
            <text:p>NPL022</text:p>
          </table:table-cell>
          <table:table-cell table:number-columns-repeated="7" office:value-type="string">
            <text:p>Not provided</text:p>
          </table:table-cell>
          <table:table-cell office:value-type="float" office:value="16.7589">
            <text:p>16.7589</text:p>
          </table:table-cell>
          <table:table-cell office:value-type="float" office:value="34.4964">
            <text:p>34.4964</text:p>
          </table:table-cell>
          <table:table-cell table:number-columns-repeated="8"/>
          <table:table-cell office:value-type="float" office:value="44.085">
            <text:p>44.085</text:p>
          </table:table-cell>
          <table:table-cell table:number-columns-repeated="8"/>
          <table:table-cell office:value-type="float" office:value="34.4327">
            <text:p>34.4327</text:p>
          </table:table-cell>
          <table:table-cell table:number-columns-repeated="2"/>
          <table:table-cell office:value-type="string">
            <text:p>BEL</text:p>
          </table:table-cell>
          <table:table-cell office:value-type="float" office:value="36626">
            <text:p>36626</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8">
            <text:p>18</text:p>
          </table:table-cell>
          <table:table-cell office:value-type="string">
            <text:p>OSD18</text:p>
          </table:table-cell>
          <table:table-cell office:value-type="string">
            <text:p>Kyrenia</text:p>
          </table:table-cell>
          <table:table-cell office:value-type="string">
            <text:p>Mediterranean Sea - Eastern Basin</text:p>
          </table:table-cell>
          <table:table-cell office:value-type="string">
            <text:p>http://marineregions.org/gazetteer.php?p=details&amp;id=4280</text:p>
          </table:table-cell>
          <table:table-cell office:value-type="string">
            <text:p>marine biome (ENVO:447)</text:p>
          </table:table-cell>
          <table:table-cell office:value-type="string">
            <text:p>OSD-Jun-2014</text:p>
          </table:table-cell>
          <table:table-cell office:value-type="string">
            <text:p>OSD18_20140620T0800Z</text:p>
          </table:table-cell>
          <table:table-cell office:value-type="string">
            <text:p>Bottle, Niskin 5-L</text:p>
          </table:table-cell>
          <table:table-cell office:value-type="string">
            <text:p>[OBJECTIVE: To collect DNA samples from the marine ecosystem][PLATFORM: Research Vessel Teal Jr][DEVICE REPORTED: 5l Niskin bottle][DESCRIPTION: Not reported]</text:p>
          </table:table-cell>
          <table:table-cell office:value-type="string">
            <text:p>http://store.pangaea.de/Projects/OSD_2014/OSD18_20140620T0800Z.pdf</text:p>
          </table:table-cell>
          <table:table-cell office:value-type="string">
            <text:p>UTC+02</text:p>
          </table:table-cell>
          <table:table-cell office:value-type="string">
            <text:p>20-06-2014T10:00:00</text:p>
          </table:table-cell>
          <table:table-cell table:style-name="ce1" office:value-type="date" office:date-value="2014-06-20T08:00:00">
            <text:p>06/20/14 08:00 AM</text:p>
          </table:table-cell>
          <table:table-cell office:value-type="float" office:value="35.363732">
            <text:p>35.363732</text:p>
          </table:table-cell>
          <table:table-cell office:value-type="float" office:value="33.289649">
            <text:p>33.289649</text:p>
          </table:table-cell>
          <table:table-cell table:style-name="ce1" office:value-type="date" office:date-value="2014-06-20T08:20:00">
            <text:p>06/20/14 08:20 AM</text:p>
          </table:table-cell>
          <table:table-cell office:value-type="float" office:value="35.362826">
            <text:p>35.362826</text:p>
          </table:table-cell>
          <table:table-cell office:value-type="float" office:value="33.287118">
            <text:p>33.287118</text:p>
          </table:table-cell>
          <table:table-cell office:value-type="float" office:value="75">
            <text:p>75</text:p>
          </table:table-cell>
          <table:table-cell office:value-type="string">
            <text:p>surface water (ENVO:2042)</text:p>
          </table:table-cell>
          <table:table-cell office:value-type="string">
            <text:p>sea water (ENVO:2149)</text:p>
          </table:table-cell>
          <table:table-cell office:value-type="string">
            <text:p>OSD18_2014-06-20_75m_NPL022</text:p>
          </table:table-cell>
          <table:table-cell office:value-type="string">
            <text:p>ERS667650</text:p>
          </table:table-cell>
          <table:table-cell office:value-type="string">
            <text:p>http://www.ebi.ac.uk/ena/data/view/ERS667650</text:p>
          </table:table-cell>
          <table:table-cell/>
          <table:table-cell office:value-type="string">
            <text:p>SAMEA3275629</text:p>
          </table:table-cell>
          <table:table-cell office:value-type="string">
            <text:p>NPL022</text:p>
          </table:table-cell>
          <table:table-cell table:number-columns-repeated="7" office:value-type="string">
            <text:p>Not provided</text:p>
          </table:table-cell>
          <table:table-cell office:value-type="float" office:value="20.7">
            <text:p>20.7</text:p>
          </table:table-cell>
          <table:table-cell office:value-type="float" office:value="38.5">
            <text:p>38.5</text:p>
          </table:table-cell>
          <table:table-cell office:value-type="float" office:value="8.37">
            <text:p>8.37</text:p>
          </table:table-cell>
          <table:table-cell office:value-type="float" office:value="0.03">
            <text:p>0.03</text:p>
          </table:table-cell>
          <table:table-cell office:value-type="float" office:value="0.2">
            <text:p>0.2</text:p>
          </table:table-cell>
          <table:table-cell/>
          <table:table-cell office:value-type="float" office:value="0.05">
            <text:p>0.05</text:p>
          </table:table-cell>
          <table:table-cell table:number-columns-repeated="5"/>
          <table:table-cell office:value-type="float" office:value="8.02">
            <text:p>8.02</text:p>
          </table:table-cell>
          <table:table-cell table:number-columns-repeated="4"/>
          <table:table-cell office:value-type="float" office:value="0.96">
            <text:p>0.96</text:p>
          </table:table-cell>
          <table:table-cell office:value-type="float" office:value="1.13">
            <text:p>1.13</text:p>
          </table:table-cell>
          <table:table-cell table:number-columns-repeated="3"/>
          <table:table-cell office:value-type="string">
            <text:p>CYP</text:p>
          </table:table-cell>
          <table:table-cell office:value-type="float" office:value="2087">
            <text:p>2087</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182">
            <text:p>182</text:p>
          </table:table-cell>
          <table:table-cell office:value-type="string">
            <text:p>OSD182</text:p>
          </table:table-cell>
          <table:table-cell office:value-type="string">
            <text:p>W08</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82_20140624T1316Z</text:p>
          </table:table-cell>
          <table:table-cell office:value-type="string">
            <text:p>Bottle, Niskin 10-L</text:p>
          </table:table-cell>
          <table:table-cell office:value-type="string">
            <text:p>[OBJECTIVE: During Lifewatch monitoring campaign we sampled for OSD as well. ][PLATFORM: RV Simon Stevin][DEVICE REPORTED: 6 Niskins were deployed on a CTD-Rosette][DESCRIPTION: Not reported]</text:p>
          </table:table-cell>
          <table:table-cell office:value-type="string">
            <text:p>http://store.pangaea.de/Projects/OSD_2014/OSD182_20140624T1316Z.pdf</text:p>
          </table:table-cell>
          <table:table-cell office:value-type="string">
            <text:p>UTC+00</text:p>
          </table:table-cell>
          <table:table-cell office:value-type="string">
            <text:p>24-06-2014T13:16:32</text:p>
          </table:table-cell>
          <table:table-cell table:style-name="ce1" office:value-type="date" office:date-value="2014-06-24T13:16:00">
            <text:p>06/24/14 01:16 PM</text:p>
          </table:table-cell>
          <table:table-cell office:value-type="float" office:value="51.458433">
            <text:p>51.458433</text:p>
          </table:table-cell>
          <table:table-cell office:value-type="float" office:value="2.350467">
            <text:p>2.350467</text:p>
          </table:table-cell>
          <table:table-cell table:style-name="ce1" office:value-type="date" office:date-value="2014-06-24T13:16:00">
            <text:p>06/24/14 01:16 PM</text:p>
          </table:table-cell>
          <table:table-cell office:value-type="float" office:value="51.458433">
            <text:p>51.458433</text:p>
          </table:table-cell>
          <table:table-cell office:value-type="float" office:value="2.350467">
            <text:p>2.350467</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82_2014-06-24_3m_NPL022</text:p>
          </table:table-cell>
          <table:table-cell office:value-type="string">
            <text:p>ERS667482</text:p>
          </table:table-cell>
          <table:table-cell office:value-type="string">
            <text:p>http://www.ebi.ac.uk/ena/data/view/ERS667482</text:p>
          </table:table-cell>
          <table:table-cell/>
          <table:table-cell office:value-type="string">
            <text:p>SAMEA3275473</text:p>
          </table:table-cell>
          <table:table-cell office:value-type="string">
            <text:p>NPL022</text:p>
          </table:table-cell>
          <table:table-cell table:number-columns-repeated="7" office:value-type="string">
            <text:p>Not provided</text:p>
          </table:table-cell>
          <table:table-cell office:value-type="float" office:value="15.7139">
            <text:p>15.7139</text:p>
          </table:table-cell>
          <table:table-cell office:value-type="float" office:value="34.9975">
            <text:p>34.9975</text:p>
          </table:table-cell>
          <table:table-cell table:number-columns-repeated="8"/>
          <table:table-cell office:value-type="float" office:value="43.62">
            <text:p>43.62</text:p>
          </table:table-cell>
          <table:table-cell table:number-columns-repeated="8"/>
          <table:table-cell office:value-type="float" office:value="32.8653">
            <text:p>32.8653</text:p>
          </table:table-cell>
          <table:table-cell table:number-columns-repeated="2"/>
          <table:table-cell office:value-type="string">
            <text:p>BEL</text:p>
          </table:table-cell>
          <table:table-cell office:value-type="float" office:value="42071">
            <text:p>42071</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83">
            <text:p>183</text:p>
          </table:table-cell>
          <table:table-cell office:value-type="string">
            <text:p>OSD183</text:p>
          </table:table-cell>
          <table:table-cell office:value-type="string">
            <text:p>W09</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83_20140624T2158Z</text:p>
          </table:table-cell>
          <table:table-cell office:value-type="string">
            <text:p>Bottle, Niskin 10-L</text:p>
          </table:table-cell>
          <table:table-cell office:value-type="string">
            <text:p>[OBJECTIVE: During Lifewatch monitoring campaign we sampled for OSD as well. ][PLATFORM: RV Simon Stevin][DEVICE REPORTED: 6 Niskins were deployed on a CTD-Rosette][DESCRIPTION: OSD183stationW09RV Simon StevinNiskin2014-06-24T19:58:17Z/2014-06-24T19:58:17Z ]</text:p>
          </table:table-cell>
          <table:table-cell office:value-type="string">
            <text:p>http://store.pangaea.de/Projects/OSD_2014/OSD183_20140624T2158Z.pdf</text:p>
          </table:table-cell>
          <table:table-cell office:value-type="string">
            <text:p>UTC+00</text:p>
          </table:table-cell>
          <table:table-cell office:value-type="string">
            <text:p>24-06-2014T21:58:17</text:p>
          </table:table-cell>
          <table:table-cell table:style-name="ce1" office:value-type="date" office:date-value="2014-06-24T21:58:00">
            <text:p>06/24/14 09:58 PM</text:p>
          </table:table-cell>
          <table:table-cell office:value-type="float" office:value="51.74835">
            <text:p>51.74835</text:p>
          </table:table-cell>
          <table:table-cell office:value-type="float" office:value="2.698">
            <text:p>2.698</text:p>
          </table:table-cell>
          <table:table-cell table:style-name="ce1" office:value-type="date" office:date-value="2014-06-24T21:58:00">
            <text:p>06/24/14 09:58 PM</text:p>
          </table:table-cell>
          <table:table-cell office:value-type="float" office:value="51.74835">
            <text:p>51.74835</text:p>
          </table:table-cell>
          <table:table-cell office:value-type="float" office:value="2.698">
            <text:p>2.698</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83_2014-06-24_3m_NPL022</text:p>
          </table:table-cell>
          <table:table-cell office:value-type="string">
            <text:p>ERS667481</text:p>
          </table:table-cell>
          <table:table-cell office:value-type="string">
            <text:p>http://www.ebi.ac.uk/ena/data/view/ERS667481</text:p>
          </table:table-cell>
          <table:table-cell/>
          <table:table-cell office:value-type="string">
            <text:p>SAMEA3275472</text:p>
          </table:table-cell>
          <table:table-cell office:value-type="string">
            <text:p>NPL022</text:p>
          </table:table-cell>
          <table:table-cell table:number-columns-repeated="7" office:value-type="string">
            <text:p>Not provided</text:p>
          </table:table-cell>
          <table:table-cell office:value-type="float" office:value="15.8014">
            <text:p>15.8014</text:p>
          </table:table-cell>
          <table:table-cell office:value-type="float" office:value="35.0087">
            <text:p>35.0087</text:p>
          </table:table-cell>
          <table:table-cell table:number-columns-repeated="8"/>
          <table:table-cell office:value-type="float" office:value="43.719">
            <text:p>43.719</text:p>
          </table:table-cell>
          <table:table-cell table:number-columns-repeated="8"/>
          <table:table-cell office:value-type="float" office:value="35.3221">
            <text:p>35.3221</text:p>
          </table:table-cell>
          <table:table-cell table:number-columns-repeated="2"/>
          <table:table-cell office:value-type="string">
            <text:p>BEL</text:p>
          </table:table-cell>
          <table:table-cell office:value-type="float" office:value="55961">
            <text:p>55961</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84">
            <text:p>184</text:p>
          </table:table-cell>
          <table:table-cell office:value-type="string">
            <text:p>OSD184</text:p>
          </table:table-cell>
          <table:table-cell office:value-type="string">
            <text:p>W10</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84_20140624T1806Z</text:p>
          </table:table-cell>
          <table:table-cell office:value-type="string">
            <text:p>Bottle, Niskin 10-L</text:p>
          </table:table-cell>
          <table:table-cell office:value-type="string">
            <text:p>[OBJECTIVE: During Lifewatch monitoring campaign we sampled for OSD as well. ][PLATFORM: RV Simon Stevin][DEVICE REPORTED: 6 Niskins were deployed on a CTD-Rosette][DESCRIPTION: OSD184stationW10RV Simon StevinNiskin2014-06-24T16:06:27Z/2014-06-24T16:07:22Z]</text:p>
          </table:table-cell>
          <table:table-cell office:value-type="string">
            <text:p>http://store.pangaea.de/Projects/OSD_2014/OSD184_20140624T1806Z.pdf</text:p>
          </table:table-cell>
          <table:table-cell office:value-type="string">
            <text:p>UTC+00</text:p>
          </table:table-cell>
          <table:table-cell office:value-type="string">
            <text:p>24-06-2014T18:06:27</text:p>
          </table:table-cell>
          <table:table-cell table:style-name="ce1" office:value-type="date" office:date-value="2014-06-24T18:06:00">
            <text:p>06/24/14 06:06 PM</text:p>
          </table:table-cell>
          <table:table-cell office:value-type="float" office:value="51.682917">
            <text:p>51.682917</text:p>
          </table:table-cell>
          <table:table-cell office:value-type="float" office:value="2.4152">
            <text:p>2.4152</text:p>
          </table:table-cell>
          <table:table-cell table:style-name="ce1" office:value-type="date" office:date-value="2014-06-24T18:07:00">
            <text:p>06/24/14 06:07 PM</text:p>
          </table:table-cell>
          <table:table-cell office:value-type="float" office:value="51.682717">
            <text:p>51.682717</text:p>
          </table:table-cell>
          <table:table-cell office:value-type="float" office:value="2.414967">
            <text:p>2.414967</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84_2014-06-24_3m_NPL022</text:p>
          </table:table-cell>
          <table:table-cell office:value-type="string">
            <text:p>ERS667480</text:p>
          </table:table-cell>
          <table:table-cell office:value-type="string">
            <text:p>http://www.ebi.ac.uk/ena/data/view/ERS667480</text:p>
          </table:table-cell>
          <table:table-cell/>
          <table:table-cell office:value-type="string">
            <text:p>SAMEA3275471</text:p>
          </table:table-cell>
          <table:table-cell office:value-type="string">
            <text:p>NPL022</text:p>
          </table:table-cell>
          <table:table-cell table:number-columns-repeated="7" office:value-type="string">
            <text:p>Not provided</text:p>
          </table:table-cell>
          <table:table-cell office:value-type="float" office:value="15.8336">
            <text:p>15.8336</text:p>
          </table:table-cell>
          <table:table-cell office:value-type="float" office:value="35.033">
            <text:p>35.033</text:p>
          </table:table-cell>
          <table:table-cell table:number-columns-repeated="8"/>
          <table:table-cell office:value-type="float" office:value="43.778">
            <text:p>43.778</text:p>
          </table:table-cell>
          <table:table-cell table:number-columns-repeated="8"/>
          <table:table-cell office:value-type="float" office:value="32.7885">
            <text:p>32.7885</text:p>
          </table:table-cell>
          <table:table-cell table:number-columns-repeated="2"/>
          <table:table-cell office:value-type="string">
            <text:p>BEL</text:p>
          </table:table-cell>
          <table:table-cell office:value-type="float" office:value="60511">
            <text:p>60511</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85">
            <text:p>185</text:p>
          </table:table-cell>
          <table:table-cell office:value-type="string">
            <text:p>OSD185</text:p>
          </table:table-cell>
          <table:table-cell office:value-type="float" office:value="421">
            <text:p>421</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85_20140624T1434Z</text:p>
          </table:table-cell>
          <table:table-cell office:value-type="string">
            <text:p>Bottle, Niskin 10-L</text:p>
          </table:table-cell>
          <table:table-cell office:value-type="string">
            <text:p>[OBJECTIVE: During Lifewatch monitoring campaign we sampled for OSD as well. ][PLATFORM: RV Simon Stevin][DEVICE REPORTED: 6 Niskins were deployed on a CTD-Rosette][DESCRIPTION: OSD185station421RV Simon StevinNiskin2014-06-24T12:34:02Z/2014-06-24T12:34:02Z]</text:p>
          </table:table-cell>
          <table:table-cell office:value-type="string">
            <text:p>http://store.pangaea.de/Projects/OSD_2014/OSD185_20140624T1434Z.pdf</text:p>
          </table:table-cell>
          <table:table-cell office:value-type="string">
            <text:p>UTC+00</text:p>
          </table:table-cell>
          <table:table-cell office:value-type="string">
            <text:p>24-06-2014T14:34:02</text:p>
          </table:table-cell>
          <table:table-cell table:style-name="ce1" office:value-type="date" office:date-value="2014-06-24T14:34:00">
            <text:p>06/24/14 02:34 PM</text:p>
          </table:table-cell>
          <table:table-cell office:value-type="float" office:value="51.481583">
            <text:p>51.481583</text:p>
          </table:table-cell>
          <table:table-cell office:value-type="float" office:value="2.451483">
            <text:p>2.451483</text:p>
          </table:table-cell>
          <table:table-cell table:style-name="ce1" office:value-type="date" office:date-value="2014-06-24T14:34:00">
            <text:p>06/24/14 02:34 PM</text:p>
          </table:table-cell>
          <table:table-cell office:value-type="float" office:value="51.481583">
            <text:p>51.481583</text:p>
          </table:table-cell>
          <table:table-cell office:value-type="float" office:value="2.451483">
            <text:p>2.451483</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85_2014-06-24_3m_NPL022</text:p>
          </table:table-cell>
          <table:table-cell office:value-type="string">
            <text:p>ERS667479</text:p>
          </table:table-cell>
          <table:table-cell office:value-type="string">
            <text:p>http://www.ebi.ac.uk/ena/data/view/ERS667479</text:p>
          </table:table-cell>
          <table:table-cell/>
          <table:table-cell office:value-type="string">
            <text:p>SAMEA3275470</text:p>
          </table:table-cell>
          <table:table-cell office:value-type="string">
            <text:p>NPL022</text:p>
          </table:table-cell>
          <table:table-cell table:number-columns-repeated="7" office:value-type="string">
            <text:p>Not provided</text:p>
          </table:table-cell>
          <table:table-cell office:value-type="float" office:value="16.1087">
            <text:p>16.1087</text:p>
          </table:table-cell>
          <table:table-cell office:value-type="float" office:value="34.8998">
            <text:p>34.8998</text:p>
          </table:table-cell>
          <table:table-cell table:number-columns-repeated="8"/>
          <table:table-cell office:value-type="float" office:value="43.901">
            <text:p>43.901</text:p>
          </table:table-cell>
          <table:table-cell table:number-columns-repeated="8"/>
          <table:table-cell office:value-type="float" office:value="31.6838">
            <text:p>31.6838</text:p>
          </table:table-cell>
          <table:table-cell table:number-columns-repeated="2"/>
          <table:table-cell office:value-type="string">
            <text:p>BEL</text:p>
          </table:table-cell>
          <table:table-cell office:value-type="float" office:value="40955">
            <text:p>40955</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86">
            <text:p>186</text:p>
          </table:table-cell>
          <table:table-cell office:value-type="string">
            <text:p>OSD186</text:p>
          </table:table-cell>
          <table:table-cell office:value-type="string">
            <text:p>SERC Rhode River Maryland</text:p>
          </table:table-cell>
          <table:table-cell office:value-type="string">
            <text:p>North Atlantic Ocean</text:p>
          </table:table-cell>
          <table:table-cell office:value-type="string">
            <text:p>http://marineregions.org/gazetteer.php?p=details&amp;id=1912</text:p>
          </table:table-cell>
          <table:table-cell office:value-type="string">
            <text:p>freshwater river biome (ENVO:1000253)</text:p>
          </table:table-cell>
          <table:table-cell office:value-type="string">
            <text:p>OSD-Jun-2014</text:p>
          </table:table-cell>
          <table:table-cell office:value-type="string">
            <text:p>OSD186_20140621T1704Z</text:p>
          </table:table-cell>
          <table:table-cell office:value-type="string">
            <text:p>Bottle, Kemmerer</text:p>
          </table:table-cell>
          <table:table-cell office:value-type="string">
            <text:p>[OBJECTIVE: Participation in OSD][PLATFORM: Dock][DEVICE REPORTED: 5L-Kimmerer, YSI85][DESCRIPTION: collected with Kimmer below surface of water (total depth at site 2.4m)]</text:p>
          </table:table-cell>
          <table:table-cell office:value-type="string">
            <text:p>http://store.pangaea.de/Projects/OSD_2014/OSD186_20140621T1704Z.pdf</text:p>
          </table:table-cell>
          <table:table-cell office:value-type="string">
            <text:p>UTC-05</text:p>
          </table:table-cell>
          <table:table-cell office:value-type="string">
            <text:p>21-06-2014T12:04:00</text:p>
          </table:table-cell>
          <table:table-cell table:style-name="ce1" office:value-type="date" office:date-value="2014-06-21T17:04:00">
            <text:p>06/21/14 05:04 PM</text:p>
          </table:table-cell>
          <table:table-cell office:value-type="float" office:value="38.885507">
            <text:p>38.885507</text:p>
          </table:table-cell>
          <table:table-cell office:value-type="float" office:value="-76.5416">
            <text:p>-76.5416</text:p>
          </table:table-cell>
          <table:table-cell table:style-name="ce1" office:value-type="date" office:date-value="2014-06-21T17:21:00">
            <text:p>06/21/14 05:21 PM</text:p>
          </table:table-cell>
          <table:table-cell office:value-type="float" office:value="38.885507">
            <text:p>38.885507</text:p>
          </table:table-cell>
          <table:table-cell office:value-type="float" office:value="-76.5416">
            <text:p>-76.5416</text:p>
          </table:table-cell>
          <table:table-cell office:value-type="float" office:value="2.4">
            <text:p>2.4</text:p>
          </table:table-cell>
          <table:table-cell office:value-type="string">
            <text:p>brackish estuary (ENVO:2137)</text:p>
          </table:table-cell>
          <table:table-cell office:value-type="string">
            <text:p>brackish water (ENVO:2019)</text:p>
          </table:table-cell>
          <table:table-cell office:value-type="string">
            <text:p>OSD186_2014-06-21_2.4m_NPL022</text:p>
          </table:table-cell>
          <table:table-cell office:value-type="string">
            <text:p>ERS667478</text:p>
          </table:table-cell>
          <table:table-cell office:value-type="string">
            <text:p>http://www.ebi.ac.uk/ena/data/view/ERS667478</text:p>
          </table:table-cell>
          <table:table-cell office:value-type="string">
            <text:p>ABOKL60</text:p>
          </table:table-cell>
          <table:table-cell office:value-type="string">
            <text:p>SAMEA3275469</text:p>
          </table:table-cell>
          <table:table-cell office:value-type="string">
            <text:p>NPL022</text:p>
          </table:table-cell>
          <table:table-cell table:number-columns-repeated="7" office:value-type="string">
            <text:p>Not provided</text:p>
          </table:table-cell>
          <table:table-cell office:value-type="float" office:value="26.8">
            <text:p>26.8</text:p>
          </table:table-cell>
          <table:table-cell office:value-type="float" office:value="7.2">
            <text:p>7.2</text:p>
          </table:table-cell>
          <table:table-cell table:number-columns-repeated="10"/>
          <table:table-cell office:value-type="float" office:value="6.2">
            <text:p>6.2</text:p>
          </table:table-cell>
          <table:table-cell table:number-columns-repeated="7"/>
          <table:table-cell office:value-type="float" office:value="37.6">
            <text:p>37.6</text:p>
          </table:table-cell>
          <table:table-cell/>
          <table:table-cell office:value-type="string">
            <text:p>USA</text:p>
          </table:table-cell>
          <table:table-cell office:value-type="float" office:value="456">
            <text:p>456</text:p>
          </table:table-cell>
          <table:table-cell office:value-type="string">
            <text:p>NWCS</text:p>
          </table:table-cell>
          <table:table-cell office:value-type="string">
            <text:p>Coastal - NW Atlantic Shelves Province</text:p>
          </table:table-cell>
          <table:table-cell office:value-type="float" office:value="0.035146239">
            <text:p>0.035146239</text:p>
          </table:table-cell>
          <table:table-cell office:value-type="string">
            <text:p>Northeast U.S. Continental Shelf</text:p>
          </table:table-cell>
          <table:table-cell office:value-type="float" office:value="212">
            <text:p>212</text:p>
          </table:table-cell>
        </table:table-row>
        <table:table-row table:style-name="ro1">
          <table:table-cell office:value-type="float" office:value="188">
            <text:p>188</text:p>
          </table:table-cell>
          <table:table-cell office:value-type="string">
            <text:p>OSD188</text:p>
          </table:table-cell>
          <table:table-cell office:value-type="string">
            <text:p>Rottnest Island</text:p>
          </table:table-cell>
          <table:table-cell office:value-type="string">
            <text:p>South Pacific Ocean</text:p>
          </table:table-cell>
          <table:table-cell office:value-type="string">
            <text:p>http://marineregions.org/gazetteer.php?p=details&amp;id=1910</text:p>
          </table:table-cell>
          <table:table-cell office:value-type="string">
            <text:p>marine pelagic biome (ENVO:1000023)</text:p>
          </table:table-cell>
          <table:table-cell office:value-type="string">
            <text:p>OSD-Jun-2014</text:p>
          </table:table-cell>
          <table:table-cell office:value-type="string">
            <text:p>OSD188_20140624T2148Z</text:p>
          </table:table-cell>
          <table:table-cell office:value-type="string">
            <text:p>Bottle, Niskin 10-L</text:p>
          </table:table-cell>
          <table:table-cell office:value-type="string">
            <text:p>[OBJECTIVE: IMOS National Reference Stations - OSD][PLATFORM: Research vessel, Linnaeus][DEVICE REPORTED: 10 L Niskin][DESCRIPTION: marine surface water]</text:p>
          </table:table-cell>
          <table:table-cell/>
          <table:table-cell office:value-type="string">
            <text:p>UTC+08</text:p>
          </table:table-cell>
          <table:table-cell office:value-type="string">
            <text:p>24-06-2014T05:48:00</text:p>
          </table:table-cell>
          <table:table-cell table:style-name="ce1" office:value-type="date" office:date-value="2014-06-24T21:48:00">
            <text:p>06/24/14 09:48 PM</text:p>
          </table:table-cell>
          <table:table-cell office:value-type="float" office:value="-32">
            <text:p>-32</text:p>
          </table:table-cell>
          <table:table-cell office:value-type="float" office:value="115.4167">
            <text:p>115.4167</text:p>
          </table:table-cell>
          <table:table-cell table:style-name="ce1" office:value-type="date" office:date-value="2014-06-24T22:24:00">
            <text:p>06/24/14 10:24 PM</text:p>
          </table:table-cell>
          <table:table-cell office:value-type="float" office:value="-32">
            <text:p>-32</text:p>
          </table:table-cell>
          <table:table-cell office:value-type="float" office:value="115.4167">
            <text:p>115.4167</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88_2014-06-24_0m_NPL022</text:p>
          </table:table-cell>
          <table:table-cell office:value-type="string">
            <text:p>ERS667477</text:p>
          </table:table-cell>
          <table:table-cell office:value-type="string">
            <text:p>http://www.ebi.ac.uk/ena/data/view/ERS667477</text:p>
          </table:table-cell>
          <table:table-cell/>
          <table:table-cell office:value-type="string">
            <text:p>SAMEA3275468</text:p>
          </table:table-cell>
          <table:table-cell office:value-type="string">
            <text:p>NPL022</text:p>
          </table:table-cell>
          <table:table-cell table:number-columns-repeated="7" office:value-type="string">
            <text:p>Not provided</text:p>
          </table:table-cell>
          <table:table-cell office:value-type="float" office:value="21.7963">
            <text:p>21.7963</text:p>
          </table:table-cell>
          <table:table-cell office:value-type="float" office:value="35.152">
            <text:p>35.152</text:p>
          </table:table-cell>
          <table:table-cell/>
          <table:table-cell table:number-columns-repeated="2" office:value-type="float" office:value="0.1">
            <text:p>0.1</text:p>
          </table:table-cell>
          <table:table-cell table:number-columns-repeated="5"/>
          <table:table-cell office:value-type="float" office:value="49.946">
            <text:p>49.946</text:p>
          </table:table-cell>
          <table:table-cell/>
          <table:table-cell office:value-type="float" office:value="218.21158">
            <text:p>218.21158</text:p>
          </table:table-cell>
          <table:table-cell table:number-columns-repeated="4"/>
          <table:table-cell office:value-type="float" office:value="0.08">
            <text:p>0.08</text:p>
          </table:table-cell>
          <table:table-cell office:value-type="float" office:value="1.7">
            <text:p>1.7</text:p>
          </table:table-cell>
          <table:table-cell/>
          <table:table-cell office:value-type="float" office:value="0.4">
            <text:p>0.4</text:p>
          </table:table-cell>
          <table:table-cell/>
          <table:table-cell office:value-type="string">
            <text:p>AUS</text:p>
          </table:table-cell>
          <table:table-cell office:value-type="float" office:value="3972">
            <text:p>3972</text:p>
          </table:table-cell>
          <table:table-cell office:value-type="string">
            <text:p>AUSW</text:p>
          </table:table-cell>
          <table:table-cell office:value-type="string">
            <text:p>Coastal - Australia-Indonesia Coastal Province</text:p>
          </table:table-cell>
          <table:table-cell office:value-type="float" office:value="0">
            <text:p>0</text:p>
          </table:table-cell>
          <table:table-cell office:value-type="string">
            <text:p>West Central Australian Shelf</text:p>
          </table:table-cell>
          <table:table-cell office:value-type="float" office:value="0">
            <text:p>0</text:p>
          </table:table-cell>
        </table:table-row>
        <table:table-row table:style-name="ro1">
          <table:table-cell office:value-type="float" office:value="189">
            <text:p>189</text:p>
          </table:table-cell>
          <table:table-cell office:value-type="string">
            <text:p>OSD189</text:p>
          </table:table-cell>
          <table:table-cell office:value-type="string">
            <text:p>Yongala</text:p>
          </table:table-cell>
          <table:table-cell office:value-type="string">
            <text:p>Coral Sea</text:p>
          </table:table-cell>
          <table:table-cell office:value-type="string">
            <text:p>http://marineregions.org/gazetteer.php?p=details&amp;id=4364</text:p>
          </table:table-cell>
          <table:table-cell office:value-type="string">
            <text:p>marine pelagic biome (ENVO:1000023)</text:p>
          </table:table-cell>
          <table:table-cell office:value-type="string">
            <text:p>OSD-Jun-2014</text:p>
          </table:table-cell>
          <table:table-cell office:value-type="string">
            <text:p>OSD189_20140624T1605Z</text:p>
          </table:table-cell>
          <table:table-cell office:value-type="string">
            <text:p>Bottle, Niskin 10-L</text:p>
          </table:table-cell>
          <table:table-cell office:value-type="string">
            <text:p>[OBJECTIVE: IMOS NAtional Reference Stations - OSD][PLATFORM: Research vessel, Apollo][DEVICE REPORTED: 10 L Niskin][DESCRIPTION: marine surface water]</text:p>
          </table:table-cell>
          <table:table-cell/>
          <table:table-cell office:value-type="string">
            <text:p>UTC+10</text:p>
          </table:table-cell>
          <table:table-cell office:value-type="string">
            <text:p>24-06-2014T02:05:00</text:p>
          </table:table-cell>
          <table:table-cell table:style-name="ce1" office:value-type="date" office:date-value="2014-06-24T16:05:00">
            <text:p>06/24/14 04:05 PM</text:p>
          </table:table-cell>
          <table:table-cell office:value-type="float" office:value="-19.305">
            <text:p>-19.305</text:p>
          </table:table-cell>
          <table:table-cell office:value-type="float" office:value="147.622">
            <text:p>147.622</text:p>
          </table:table-cell>
          <table:table-cell table:style-name="ce1" office:value-type="date" office:date-value="2014-06-24T19:15:00">
            <text:p>06/24/14 07:15 PM</text:p>
          </table:table-cell>
          <table:table-cell office:value-type="float" office:value="-19.305">
            <text:p>-19.305</text:p>
          </table:table-cell>
          <table:table-cell office:value-type="float" office:value="147.622">
            <text:p>147.622</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89_2014-06-24_0m_NPL022</text:p>
          </table:table-cell>
          <table:table-cell office:value-type="string">
            <text:p>ERS667476</text:p>
          </table:table-cell>
          <table:table-cell office:value-type="string">
            <text:p>http://www.ebi.ac.uk/ena/data/view/ERS667476</text:p>
          </table:table-cell>
          <table:table-cell/>
          <table:table-cell office:value-type="string">
            <text:p>SAMEA3275467</text:p>
          </table:table-cell>
          <table:table-cell office:value-type="string">
            <text:p>NPL022</text:p>
          </table:table-cell>
          <table:table-cell table:number-columns-repeated="7" office:value-type="string">
            <text:p>Not provided</text:p>
          </table:table-cell>
          <table:table-cell office:value-type="float" office:value="23.6203">
            <text:p>23.6203</text:p>
          </table:table-cell>
          <table:table-cell office:value-type="float" office:value="35.2968">
            <text:p>35.2968</text:p>
          </table:table-cell>
          <table:table-cell/>
          <table:table-cell office:value-type="float" office:value="0.0539">
            <text:p>0.0539</text:p>
          </table:table-cell>
          <table:table-cell office:value-type="float" office:value="0.102">
            <text:p>0.102</text:p>
          </table:table-cell>
          <table:table-cell table:number-columns-repeated="5"/>
          <table:table-cell office:value-type="float" office:value="51.96143">
            <text:p>51.96143</text:p>
          </table:table-cell>
          <table:table-cell/>
          <table:table-cell office:value-type="float" office:value="183.8763">
            <text:p>183.8763</text:p>
          </table:table-cell>
          <table:table-cell table:number-columns-repeated="4"/>
          <table:table-cell office:value-type="float" office:value="0.171">
            <text:p>0.171</text:p>
          </table:table-cell>
          <table:table-cell office:value-type="float" office:value="0.4009">
            <text:p>0.4009</text:p>
          </table:table-cell>
          <table:table-cell/>
          <table:table-cell office:value-type="float" office:value="0.0481">
            <text:p>0.0481</text:p>
          </table:table-cell>
          <table:table-cell/>
          <table:table-cell office:value-type="string">
            <text:p>AUS</text:p>
          </table:table-cell>
          <table:table-cell office:value-type="float" office:value="19044">
            <text:p>19044</text:p>
          </table:table-cell>
          <table:table-cell office:value-type="string">
            <text:p>AUSE</text:p>
          </table:table-cell>
          <table:table-cell office:value-type="string">
            <text:p>Coastal - East Australian Coastal Province</text:p>
          </table:table-cell>
          <table:table-cell office:value-type="float" office:value="0">
            <text:p>0</text:p>
          </table:table-cell>
          <table:table-cell office:value-type="string">
            <text:p>Northeast Australian Shelf</text:p>
          </table:table-cell>
          <table:table-cell office:value-type="float" office:value="0">
            <text:p>0</text:p>
          </table:table-cell>
        </table:table-row>
        <table:table-row table:style-name="ro1">
          <table:table-cell office:value-type="float" office:value="19">
            <text:p>19</text:p>
          </table:table-cell>
          <table:table-cell office:value-type="string">
            <text:p>OSD19</text:p>
          </table:table-cell>
          <table:table-cell office:value-type="string">
            <text:p>Famagusta</text:p>
          </table:table-cell>
          <table:table-cell table:number-columns-repeated="2"/>
          <table:table-cell office:value-type="string">
            <text:p>marine biome (ENVO:447)</text:p>
          </table:table-cell>
          <table:table-cell office:value-type="string">
            <text:p>OSD-Jun-2014</text:p>
          </table:table-cell>
          <table:table-cell office:value-type="string">
            <text:p>OSD19_20140623T0730Z</text:p>
          </table:table-cell>
          <table:table-cell office:value-type="string">
            <text:p>Bottle, Ruttner</text:p>
          </table:table-cell>
          <table:table-cell office:value-type="string">
            <text:p>[OBJECTIVE: Not provided][PLATFORM: RV Security Ship][DEVICE REPORTED: Ruttner Water Sampler][DESCRIPTION: Surface water from site the Wall Famagusta.]</text:p>
          </table:table-cell>
          <table:table-cell office:value-type="string">
            <text:p>http://store.pangaea.de/Projects/OSD_2014/OSD19_20140623T0730Z.pdf</text:p>
          </table:table-cell>
          <table:table-cell office:value-type="string">
            <text:p>UTC+02</text:p>
          </table:table-cell>
          <table:table-cell office:value-type="string">
            <text:p>23-06-2014T09:30:00</text:p>
          </table:table-cell>
          <table:table-cell table:style-name="ce1" office:value-type="date" office:date-value="2014-06-23T07:30:00">
            <text:p>06/23/14 07:30 AM</text:p>
          </table:table-cell>
          <table:table-cell office:value-type="float" office:value="35">
            <text:p>35</text:p>
          </table:table-cell>
          <table:table-cell office:value-type="float" office:value="33">
            <text:p>33</text:p>
          </table:table-cell>
          <table:table-cell table:style-name="ce1" office:value-type="date" office:date-value="2014-06-23T08:00:00">
            <text:p>06/23/14 08:00 AM</text:p>
          </table:table-cell>
          <table:table-cell office:value-type="float" office:value="35">
            <text:p>35</text:p>
          </table:table-cell>
          <table:table-cell office:value-type="float" office:value="33">
            <text:p>33</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19_2014-06-23_2m_NPL022</text:p>
          </table:table-cell>
          <table:table-cell office:value-type="string">
            <text:p>ERS667649</text:p>
          </table:table-cell>
          <table:table-cell office:value-type="string">
            <text:p>http://www.ebi.ac.uk/ena/data/view/ERS667649</text:p>
          </table:table-cell>
          <table:table-cell/>
          <table:table-cell office:value-type="string">
            <text:p>SAMEA3275628</text:p>
          </table:table-cell>
          <table:table-cell office:value-type="string">
            <text:p>NPL022</text:p>
          </table:table-cell>
          <table:table-cell table:number-columns-repeated="7" office:value-type="string">
            <text:p>Not provided</text:p>
          </table:table-cell>
          <table:table-cell office:value-type="float" office:value="29">
            <text:p>29</text:p>
          </table:table-cell>
          <table:table-cell office:value-type="float" office:value="39.1">
            <text:p>39.1</text:p>
          </table:table-cell>
          <table:table-cell table:number-columns-repeated="20"/>
          <table:table-cell office:value-type="string">
            <text:p>CYP</text:p>
          </table:table-cell>
          <table:table-cell office:value-type="float" office:value="0">
            <text:p>0</text:p>
          </table:table-cell>
          <table:table-cell office:value-type="string">
            <text:p>MEDI</text:p>
          </table:table-cell>
          <table:table-cell office:value-type="string">
            <text:p>Westerlies - Mediterranean Sea, Black Sea Province</text:p>
          </table:table-cell>
          <table:table-cell office:value-type="float" office:value="0.199135542">
            <text:p>0.199135542</text:p>
          </table:table-cell>
          <table:table-cell table:number-columns-repeated="2"/>
        </table:table-row>
        <table:table-row table:style-name="ro1">
          <table:table-cell office:value-type="float" office:value="190">
            <text:p>190</text:p>
          </table:table-cell>
          <table:table-cell office:value-type="string">
            <text:p>OSD190</text:p>
          </table:table-cell>
          <table:table-cell office:value-type="string">
            <text:p>Kangaroo Island</text:p>
          </table:table-cell>
          <table:table-cell office:value-type="string">
            <text:p>South Pacific Ocean</text:p>
          </table:table-cell>
          <table:table-cell office:value-type="string">
            <text:p>http://marineregions.org/gazetteer.php?p=details&amp;id=1910</text:p>
          </table:table-cell>
          <table:table-cell office:value-type="string">
            <text:p>marine pelagic biome (ENVO:1000023)</text:p>
          </table:table-cell>
          <table:table-cell office:value-type="string">
            <text:p>OSD-Jun-2014</text:p>
          </table:table-cell>
          <table:table-cell office:value-type="string">
            <text:p>OSD190_20140713T0722Z</text:p>
          </table:table-cell>
          <table:table-cell office:value-type="string">
            <text:p>Bucket, plastic 10-L</text:p>
          </table:table-cell>
          <table:table-cell office:value-type="string">
            <text:p>[OBJECTIVE: IMOS National Reference Stations - OSD][PLATFORM: Research vessel, Ngerin][DEVICE REPORTED: 10 L bucket][DESCRIPTION: marine surface water]</text:p>
          </table:table-cell>
          <table:table-cell/>
          <table:table-cell office:value-type="string">
            <text:p>UTC+09:30</text:p>
          </table:table-cell>
          <table:table-cell office:value-type="string">
            <text:p>13-07-2014T16:52:00</text:p>
          </table:table-cell>
          <table:table-cell table:style-name="ce1" office:value-type="date" office:date-value="2014-07-13T07:22:00">
            <text:p>07/13/14 07:22 AM</text:p>
          </table:table-cell>
          <table:table-cell office:value-type="float" office:value="-35.8372">
            <text:p>-35.8372</text:p>
          </table:table-cell>
          <table:table-cell office:value-type="float" office:value="136.4413">
            <text:p>136.4413</text:p>
          </table:table-cell>
          <table:table-cell table:style-name="ce1" office:value-type="date" office:date-value="2014-07-13T07:40:00">
            <text:p>07/13/14 07:40 AM</text:p>
          </table:table-cell>
          <table:table-cell office:value-type="float" office:value="-35.8372">
            <text:p>-35.8372</text:p>
          </table:table-cell>
          <table:table-cell office:value-type="float" office:value="136.4413">
            <text:p>136.4413</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90_2014-07-13_0m_NPL022</text:p>
          </table:table-cell>
          <table:table-cell office:value-type="string">
            <text:p>ERS667475</text:p>
          </table:table-cell>
          <table:table-cell office:value-type="string">
            <text:p>http://www.ebi.ac.uk/ena/data/view/ERS667475</text:p>
          </table:table-cell>
          <table:table-cell/>
          <table:table-cell office:value-type="string">
            <text:p>SAMEA3275466</text:p>
          </table:table-cell>
          <table:table-cell office:value-type="string">
            <text:p>NPL022</text:p>
          </table:table-cell>
          <table:table-cell table:number-columns-repeated="7" office:value-type="string">
            <text:p>Not provided</text:p>
          </table:table-cell>
          <table:table-cell office:value-type="float" office:value="15.9433">
            <text:p>15.9433</text:p>
          </table:table-cell>
          <table:table-cell office:value-type="float" office:value="35.7899">
            <text:p>35.7899</text:p>
          </table:table-cell>
          <table:table-cell/>
          <table:table-cell office:value-type="float" office:value="0.123">
            <text:p>0.123</text:p>
          </table:table-cell>
          <table:table-cell office:value-type="float" office:value="0.5383">
            <text:p>0.5383</text:p>
          </table:table-cell>
          <table:table-cell table:number-columns-repeated="5"/>
          <table:table-cell office:value-type="float" office:value="44.73163">
            <text:p>44.73163</text:p>
          </table:table-cell>
          <table:table-cell/>
          <table:table-cell office:value-type="float" office:value="176.197079">
            <text:p>176.197079</text:p>
          </table:table-cell>
          <table:table-cell table:number-columns-repeated="5"/>
          <table:table-cell office:value-type="float" office:value="0.425">
            <text:p>0.425</text:p>
          </table:table-cell>
          <table:table-cell table:number-columns-repeated="3"/>
          <table:table-cell office:value-type="string">
            <text:p>AUS</text:p>
          </table:table-cell>
          <table:table-cell office:value-type="float" office:value="9284">
            <text:p>9284</text:p>
          </table:table-cell>
          <table:table-cell office:value-type="string">
            <text:p>SSTC</text:p>
          </table:table-cell>
          <table:table-cell office:value-type="string">
            <text:p>Westerlies - S. Subtropical Convergence Province</text:p>
          </table:table-cell>
          <table:table-cell office:value-type="float" office:value="0">
            <text:p>0</text:p>
          </table:table-cell>
          <table:table-cell office:value-type="string">
            <text:p>South West Australian Shelf</text:p>
          </table:table-cell>
          <table:table-cell office:value-type="float" office:value="0">
            <text:p>0</text:p>
          </table:table-cell>
        </table:table-row>
        <table:table-row table:style-name="ro1">
          <table:table-cell office:value-type="float" office:value="191">
            <text:p>191</text:p>
          </table:table-cell>
          <table:table-cell office:value-type="string">
            <text:p>OSD191</text:p>
          </table:table-cell>
          <table:table-cell office:value-type="string">
            <text:p>Darwin</text:p>
          </table:table-cell>
          <table:table-cell office:value-type="string">
            <text:p>Timor Sea</text:p>
          </table:table-cell>
          <table:table-cell office:value-type="string">
            <text:p>http://marineregions.org/gazetteer.php?p=details&amp;id=4344</text:p>
          </table:table-cell>
          <table:table-cell office:value-type="string">
            <text:p>marine pelagic biome (ENVO:1000023)</text:p>
          </table:table-cell>
          <table:table-cell office:value-type="string">
            <text:p>OSD-Jun-2014</text:p>
          </table:table-cell>
          <table:table-cell office:value-type="string">
            <text:p>OSD191_20140702T1433Z</text:p>
          </table:table-cell>
          <table:table-cell office:value-type="string">
            <text:p>Bottle, Niskin 10-L</text:p>
          </table:table-cell>
          <table:table-cell office:value-type="string">
            <text:p>[OBJECTIVE: IMOS National Reference Stations - OSD][PLATFORM: Research vessel, Westpac Rescue 1][DEVICE REPORTED: 10 L Niskin][DESCRIPTION: surface marine water for filtering]</text:p>
          </table:table-cell>
          <table:table-cell/>
          <table:table-cell office:value-type="string">
            <text:p>UTC+09:30</text:p>
          </table:table-cell>
          <table:table-cell office:value-type="string">
            <text:p>02-07-2014T00:03:00</text:p>
          </table:table-cell>
          <table:table-cell table:style-name="ce1" office:value-type="date" office:date-value="2014-07-02T14:33:00">
            <text:p>07/02/14 02:33 PM</text:p>
          </table:table-cell>
          <table:table-cell office:value-type="float" office:value="-12.3382">
            <text:p>-12.3382</text:p>
          </table:table-cell>
          <table:table-cell office:value-type="float" office:value="130.6952">
            <text:p>130.6952</text:p>
          </table:table-cell>
          <table:table-cell table:style-name="ce1" office:value-type="date" office:date-value="2014-07-02T14:55:00">
            <text:p>07/02/14 02:55 PM</text:p>
          </table:table-cell>
          <table:table-cell office:value-type="float" office:value="-12.3382">
            <text:p>-12.3382</text:p>
          </table:table-cell>
          <table:table-cell office:value-type="float" office:value="130.6952">
            <text:p>130.6952</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91_2014-07-02_0m_NPL022</text:p>
          </table:table-cell>
          <table:table-cell office:value-type="string">
            <text:p>ERS667474</text:p>
          </table:table-cell>
          <table:table-cell office:value-type="string">
            <text:p>http://www.ebi.ac.uk/ena/data/view/ERS667474</text:p>
          </table:table-cell>
          <table:table-cell/>
          <table:table-cell office:value-type="string">
            <text:p>SAMEA3275465</text:p>
          </table:table-cell>
          <table:table-cell office:value-type="string">
            <text:p>NPL022</text:p>
          </table:table-cell>
          <table:table-cell table:number-columns-repeated="7" office:value-type="string">
            <text:p>Not provided</text:p>
          </table:table-cell>
          <table:table-cell office:value-type="float" office:value="24.76">
            <text:p>24.76</text:p>
          </table:table-cell>
          <table:table-cell office:value-type="float" office:value="34.19">
            <text:p>34.19</text:p>
          </table:table-cell>
          <table:table-cell office:value-type="float" office:value="8.03">
            <text:p>8.03</text:p>
          </table:table-cell>
          <table:table-cell office:value-type="float" office:value="0.3583">
            <text:p>0.3583</text:p>
          </table:table-cell>
          <table:table-cell office:value-type="float" office:value="0.2596">
            <text:p>0.2596</text:p>
          </table:table-cell>
          <table:table-cell table:number-columns-repeated="5"/>
          <table:table-cell office:value-type="float" office:value="51.96">
            <text:p>51.96</text:p>
          </table:table-cell>
          <table:table-cell table:number-columns-repeated="6"/>
          <table:table-cell office:value-type="float" office:value="0.0949">
            <text:p>0.0949</text:p>
          </table:table-cell>
          <table:table-cell office:value-type="float" office:value="5.1682">
            <text:p>5.1682</text:p>
          </table:table-cell>
          <table:table-cell table:number-columns-repeated="3"/>
          <table:table-cell office:value-type="string">
            <text:p>AUS</text:p>
          </table:table-cell>
          <table:table-cell office:value-type="float" office:value="7489">
            <text:p>7489</text:p>
          </table:table-cell>
          <table:table-cell office:value-type="string">
            <text:p>SUND</text:p>
          </table:table-cell>
          <table:table-cell office:value-type="string">
            <text:p>Coastal - Sunda-Arafura Shelves Province</text:p>
          </table:table-cell>
          <table:table-cell office:value-type="float" office:value="0">
            <text:p>0</text:p>
          </table:table-cell>
          <table:table-cell office:value-type="string">
            <text:p>North Australian Shelf</text:p>
          </table:table-cell>
          <table:table-cell office:value-type="float" office:value="0">
            <text:p>0</text:p>
          </table:table-cell>
        </table:table-row>
        <table:table-row table:style-name="ro1">
          <table:table-cell office:value-type="float" office:value="2">
            <text:p>2</text:p>
          </table:table-cell>
          <table:table-cell office:value-type="string">
            <text:p>OSD2</text:p>
          </table:table-cell>
          <table:table-cell office:value-type="string">
            <text:p>Roscoff - SOMLIT</text:p>
          </table:table-cell>
          <table:table-cell office:value-type="string">
            <text:p>English Channel</text:p>
          </table:table-cell>
          <table:table-cell office:value-type="string">
            <text:p>http://marineregions.org/gazetteer.php?p=details&amp;id=2389</text:p>
          </table:table-cell>
          <table:table-cell office:value-type="string">
            <text:p>neritic epipelagic zone biome (ENVO:1000042)</text:p>
          </table:table-cell>
          <table:table-cell office:value-type="string">
            <text:p>OSD-Jun-2014</text:p>
          </table:table-cell>
          <table:table-cell office:value-type="string">
            <text:p>OSD2_20140620T1126Z</text:p>
          </table:table-cell>
          <table:table-cell office:value-type="string">
            <text:p>Bottle, Niskin 5-L</text:p>
          </table:table-cell>
          <table:table-cell office:value-type="string">
            <text:p>[OBJECTIVE: Our [OBJECTIVE is to contribute to the OSD dataset on marine microbial diversity and functions and possibly its analysis. We are particularly interested by the structure and fucntions of prokaryotic and eukaryotic communities and their in situ interactions.][PLATFORM: RV Neomysis][DEVICE REPORTED: 5L Niskin bottle][DESCRIPTION: clear water]</text:p>
          </table:table-cell>
          <table:table-cell office:value-type="string">
            <text:p>http://store.pangaea.de/Projects/OSD_2014/OSD2_20140620T1126Z.pdf</text:p>
          </table:table-cell>
          <table:table-cell office:value-type="string">
            <text:p>UTC+01</text:p>
          </table:table-cell>
          <table:table-cell office:value-type="string">
            <text:p>20-06-2014T12:26:00</text:p>
          </table:table-cell>
          <table:table-cell table:style-name="ce1" office:value-type="date" office:date-value="2014-06-20T11:26:00">
            <text:p>06/20/14 11:26 AM</text:p>
          </table:table-cell>
          <table:table-cell office:value-type="float" office:value="48.7778">
            <text:p>48.7778</text:p>
          </table:table-cell>
          <table:table-cell office:value-type="float" office:value="-3.9375">
            <text:p>-3.9375</text:p>
          </table:table-cell>
          <table:table-cell table:style-name="ce1" office:value-type="date" office:date-value="2014-06-20T11:45:00">
            <text:p>06/20/14 11:45 AM</text:p>
          </table:table-cell>
          <table:table-cell office:value-type="float" office:value="48.7778">
            <text:p>48.7778</text:p>
          </table:table-cell>
          <table:table-cell office:value-type="float" office:value="-3.9375">
            <text:p>-3.9375</text:p>
          </table:table-cell>
          <table:table-cell office:value-type="float" office:value="0">
            <text:p>0</text:p>
          </table:table-cell>
          <table:table-cell office:value-type="string">
            <text:p>coastal water body (ENVO:2000049)</text:p>
          </table:table-cell>
          <table:table-cell office:value-type="string">
            <text:p>coastal sea water (ENVO:2150)</text:p>
          </table:table-cell>
          <table:table-cell office:value-type="string">
            <text:p>OSD2_2014-06-20_0m_NPL022</text:p>
          </table:table-cell>
          <table:table-cell office:value-type="string">
            <text:p>ERS667667</text:p>
          </table:table-cell>
          <table:table-cell office:value-type="string">
            <text:p>http://www.ebi.ac.uk/ena/data/view/ERS667667</text:p>
          </table:table-cell>
          <table:table-cell office:value-type="string">
            <text:p>ABOKL97</text:p>
          </table:table-cell>
          <table:table-cell office:value-type="string">
            <text:p>SAMEA3275645</text:p>
          </table:table-cell>
          <table:table-cell office:value-type="string">
            <text:p>NPL022</text:p>
          </table:table-cell>
          <table:table-cell table:number-columns-repeated="7" office:value-type="string">
            <text:p>Not provided</text:p>
          </table:table-cell>
          <table:table-cell office:value-type="float" office:value="14.38">
            <text:p>14.38</text:p>
          </table:table-cell>
          <table:table-cell office:value-type="float" office:value="35.128">
            <text:p>35.128</text:p>
          </table:table-cell>
          <table:table-cell office:value-type="float" office:value="8.02">
            <text:p>8.02</text:p>
          </table:table-cell>
          <table:table-cell office:value-type="float" office:value="0.1">
            <text:p>0.1</text:p>
          </table:table-cell>
          <table:table-cell office:value-type="float" office:value="1.3">
            <text:p>1.3</text:p>
          </table:table-cell>
          <table:table-cell office:value-type="float" office:value="112.2">
            <text:p>112.2</text:p>
          </table:table-cell>
          <table:table-cell office:value-type="float" office:value="0.11">
            <text:p>0.11</text:p>
          </table:table-cell>
          <table:table-cell table:number-columns-repeated="2"/>
          <table:table-cell office:value-type="float" office:value="1362">
            <text:p>1362</text:p>
          </table:table-cell>
          <table:table-cell table:number-columns-repeated="2"/>
          <table:table-cell office:value-type="float" office:value="282.7">
            <text:p>282.7</text:p>
          </table:table-cell>
          <table:table-cell office:value-type="float" office:value="14.3">
            <text:p>14.3</text:p>
          </table:table-cell>
          <table:table-cell table:number-columns-repeated="3"/>
          <table:table-cell office:value-type="float" office:value="0.58">
            <text:p>0.58</text:p>
          </table:table-cell>
          <table:table-cell office:value-type="float" office:value="0.9">
            <text:p>0.9</text:p>
          </table:table-cell>
          <table:table-cell table:number-columns-repeated="2"/>
          <table:table-cell office:value-type="float" office:value="1.22">
            <text:p>1.22</text:p>
          </table:table-cell>
          <table:table-cell office:value-type="string">
            <text:p>FRA</text:p>
          </table:table-cell>
          <table:table-cell office:value-type="float" office:value="5401">
            <text:p>5401</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Celtic-Biscay Shelf</text:p>
          </table:table-cell>
          <table:table-cell office:value-type="float" office:value="0">
            <text:p>0</text:p>
          </table:table-cell>
        </table:table-row>
        <table:table-row table:style-name="ro1">
          <table:table-cell office:value-type="float" office:value="2">
            <text:p>2</text:p>
          </table:table-cell>
          <table:table-cell office:value-type="string">
            <text:p>OSD2</text:p>
          </table:table-cell>
          <table:table-cell office:value-type="string">
            <text:p>Roscoff - SOMLIT</text:p>
          </table:table-cell>
          <table:table-cell office:value-type="string">
            <text:p>English Channel</text:p>
          </table:table-cell>
          <table:table-cell office:value-type="string">
            <text:p>http://marineregions.org/gazetteer.php?p=details&amp;id=2389</text:p>
          </table:table-cell>
          <table:table-cell office:value-type="string">
            <text:p>marine biome (ENVO:447)</text:p>
          </table:table-cell>
          <table:table-cell office:value-type="string">
            <text:p>OSD-Jun-2014</text:p>
          </table:table-cell>
          <table:table-cell office:value-type="string">
            <text:p>OSD2_20140620T1126Z</text:p>
          </table:table-cell>
          <table:table-cell office:value-type="string">
            <text:p>Bottle, Niskin 5-L</text:p>
          </table:table-cell>
          <table:table-cell office:value-type="string">
            <text:p>[OBJECTIVE: Our [OBJECTIVE is to contribute to the OSD dataset on marine microbial diversity and functions and possibly its analysis. We are particularly interested by the structure and fucntions of prokaryotic and eukaryotic communities and their in situ interactions.][PLATFORM: RV Neomysis][DEVICE REPORTED: 5L Niskin bottle][DESCRIPTION: clear water]</text:p>
          </table:table-cell>
          <table:table-cell office:value-type="string">
            <text:p>http://store.pangaea.de/Projects/OSD_2014/OSD2_20140620T1126Z.pdf</text:p>
          </table:table-cell>
          <table:table-cell office:value-type="string">
            <text:p>UTC+01</text:p>
          </table:table-cell>
          <table:table-cell office:value-type="string">
            <text:p>20-06-2014T12:26:00</text:p>
          </table:table-cell>
          <table:table-cell table:style-name="ce1" office:value-type="date" office:date-value="2014-06-20T11:26:00">
            <text:p>06/20/14 11:26 AM</text:p>
          </table:table-cell>
          <table:table-cell office:value-type="float" office:value="48.7778">
            <text:p>48.7778</text:p>
          </table:table-cell>
          <table:table-cell office:value-type="float" office:value="-3.9375">
            <text:p>-3.9375</text:p>
          </table:table-cell>
          <table:table-cell table:style-name="ce1" office:value-type="date" office:date-value="2014-06-20T11:45:00">
            <text:p>06/20/14 11:45 AM</text:p>
          </table:table-cell>
          <table:table-cell office:value-type="float" office:value="48.7778">
            <text:p>48.7778</text:p>
          </table:table-cell>
          <table:table-cell office:value-type="float" office:value="-3.9375">
            <text:p>-3.9375</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2_2014-06-20_1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14.38">
            <text:p>14.38</text:p>
          </table:table-cell>
          <table:table-cell office:value-type="float" office:value="35.128">
            <text:p>35.128</text:p>
          </table:table-cell>
          <table:table-cell office:value-type="float" office:value="8.02">
            <text:p>8.02</text:p>
          </table:table-cell>
          <table:table-cell office:value-type="float" office:value="0.1">
            <text:p>0.1</text:p>
          </table:table-cell>
          <table:table-cell table:number-columns-repeated="18"/>
          <table:table-cell office:value-type="string">
            <text:p>FRA</text:p>
          </table:table-cell>
          <table:table-cell office:value-type="float" office:value="5399">
            <text:p>5399</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Celtic-Biscay Shelf</text:p>
          </table:table-cell>
          <table:table-cell office:value-type="float" office:value="0">
            <text:p>0</text:p>
          </table:table-cell>
        </table:table-row>
        <table:table-row table:style-name="ro1">
          <table:table-cell office:value-type="float" office:value="20">
            <text:p>20</text:p>
          </table:table-cell>
          <table:table-cell office:value-type="string">
            <text:p>OSD20</text:p>
          </table:table-cell>
          <table:table-cell office:value-type="string">
            <text:p>Faxafloi</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20_20140620T1030Z</text:p>
          </table:table-cell>
          <table:table-cell office:value-type="string">
            <text:p>Bucket, plastic</text:p>
          </table:table-cell>
          <table:table-cell office:value-type="string">
            <text:p>[OBJECTIVE: Microbial diversity][PLATFORM: Small research vessel][DEVICE REPORTED: bucket][DESCRIPTION: Samples were filtered onboard]</text:p>
          </table:table-cell>
          <table:table-cell office:value-type="string">
            <text:p>http://store.pangaea.de/Projects/OSD_2014/OSD20_20140620T1030Z.pdf</text:p>
          </table:table-cell>
          <table:table-cell office:value-type="string">
            <text:p>UTC+00</text:p>
          </table:table-cell>
          <table:table-cell office:value-type="string">
            <text:p>20-06-2014T10:30:00</text:p>
          </table:table-cell>
          <table:table-cell table:style-name="ce1" office:value-type="date" office:date-value="2014-06-20T10:30:00">
            <text:p>06/20/14 10:30 AM</text:p>
          </table:table-cell>
          <table:table-cell office:value-type="float" office:value="64.208333">
            <text:p>64.208333</text:p>
          </table:table-cell>
          <table:table-cell office:value-type="float" office:value="-22.015">
            <text:p>-22.015</text:p>
          </table:table-cell>
          <table:table-cell table:style-name="ce1" office:value-type="date" office:date-value="2014-06-20T10:50:00">
            <text:p>06/20/14 10:50 AM</text:p>
          </table:table-cell>
          <table:table-cell office:value-type="float" office:value="64.208333">
            <text:p>64.208333</text:p>
          </table:table-cell>
          <table:table-cell office:value-type="float" office:value="-22.015">
            <text:p>-22.015</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20_2014-06-20_0m_NPL022</text:p>
          </table:table-cell>
          <table:table-cell office:value-type="string">
            <text:p>ERS667647</text:p>
          </table:table-cell>
          <table:table-cell office:value-type="string">
            <text:p>http://www.ebi.ac.uk/ena/data/view/ERS667647</text:p>
          </table:table-cell>
          <table:table-cell office:value-type="string">
            <text:p>ABOKM41</text:p>
          </table:table-cell>
          <table:table-cell office:value-type="string">
            <text:p>SAMEA3275626</text:p>
          </table:table-cell>
          <table:table-cell office:value-type="string">
            <text:p>NPL022</text:p>
          </table:table-cell>
          <table:table-cell table:number-columns-repeated="7" office:value-type="string">
            <text:p>Not provided</text:p>
          </table:table-cell>
          <table:table-cell office:value-type="float" office:value="11">
            <text:p>11</text:p>
          </table:table-cell>
          <table:table-cell office:value-type="float" office:value="31.2">
            <text:p>31.2</text:p>
          </table:table-cell>
          <table:table-cell table:number-columns-repeated="20"/>
          <table:table-cell office:value-type="string">
            <text:p>ISL</text:p>
          </table:table-cell>
          <table:table-cell office:value-type="float" office:value="5090">
            <text:p>5090</text:p>
          </table:table-cell>
          <table:table-cell office:value-type="string">
            <text:p>SARC</text:p>
          </table:table-cell>
          <table:table-cell office:value-type="string">
            <text:p>Polar - Atlantic Subarctic Province</text:p>
          </table:table-cell>
          <table:table-cell office:value-type="float" office:value="0">
            <text:p>0</text:p>
          </table:table-cell>
          <table:table-cell office:value-type="string">
            <text:p>Iceland Shelf and Sea</text:p>
          </table:table-cell>
          <table:table-cell office:value-type="float" office:value="0">
            <text:p>0</text:p>
          </table:table-cell>
        </table:table-row>
        <table:table-row table:style-name="ro1">
          <table:table-cell office:value-type="float" office:value="20">
            <text:p>20</text:p>
          </table:table-cell>
          <table:table-cell office:value-type="string">
            <text:p>OSD20</text:p>
          </table:table-cell>
          <table:table-cell office:value-type="string">
            <text:p>Faxafloi</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20_20140620T1030Z</text:p>
          </table:table-cell>
          <table:table-cell office:value-type="string">
            <text:p>Bucket, plastic</text:p>
          </table:table-cell>
          <table:table-cell office:value-type="string">
            <text:p>[OBJECTIVE: Microbial diversity][PLATFORM: Small research vessel][DEVICE REPORTED: bucket][DESCRIPTION: Samples were filtered onboard]</text:p>
          </table:table-cell>
          <table:table-cell office:value-type="string">
            <text:p>http://store.pangaea.de/Projects/OSD_2014/OSD20_20140620T1030Z.pdf</text:p>
          </table:table-cell>
          <table:table-cell office:value-type="string">
            <text:p>UTC+00</text:p>
          </table:table-cell>
          <table:table-cell office:value-type="string">
            <text:p>20-06-2014T10:30:00</text:p>
          </table:table-cell>
          <table:table-cell table:style-name="ce1" office:value-type="date" office:date-value="2014-06-20T10:30:00">
            <text:p>06/20/14 10:30 AM</text:p>
          </table:table-cell>
          <table:table-cell office:value-type="float" office:value="64.208333">
            <text:p>64.208333</text:p>
          </table:table-cell>
          <table:table-cell office:value-type="float" office:value="-22.015">
            <text:p>-22.015</text:p>
          </table:table-cell>
          <table:table-cell table:style-name="ce1" office:value-type="date" office:date-value="2014-06-20T10:50:00">
            <text:p>06/20/14 10:50 AM</text:p>
          </table:table-cell>
          <table:table-cell office:value-type="float" office:value="64.208333">
            <text:p>64.208333</text:p>
          </table:table-cell>
          <table:table-cell office:value-type="float" office:value="-22.015">
            <text:p>-22.015</text:p>
          </table:table-cell>
          <table:table-cell office:value-type="float" office:value="20">
            <text:p>20</text:p>
          </table:table-cell>
          <table:table-cell office:value-type="string">
            <text:p>surface water (ENVO:2042)</text:p>
          </table:table-cell>
          <table:table-cell office:value-type="string">
            <text:p>sea water (ENVO:2149)</text:p>
          </table:table-cell>
          <table:table-cell office:value-type="string">
            <text:p>OSD20_2014-06-20_20m_NPL022</text:p>
          </table:table-cell>
          <table:table-cell office:value-type="string">
            <text:p>ERS667648</text:p>
          </table:table-cell>
          <table:table-cell office:value-type="string">
            <text:p>http://www.ebi.ac.uk/ena/data/view/ERS667648</text:p>
          </table:table-cell>
          <table:table-cell office:value-type="string">
            <text:p>ABOKN09</text:p>
          </table:table-cell>
          <table:table-cell office:value-type="string">
            <text:p>SAMEA3275627</text:p>
          </table:table-cell>
          <table:table-cell office:value-type="string">
            <text:p>NPL022</text:p>
          </table:table-cell>
          <table:table-cell table:number-columns-repeated="7" office:value-type="string">
            <text:p>Not provided</text:p>
          </table:table-cell>
          <table:table-cell office:value-type="float" office:value="11">
            <text:p>11</text:p>
          </table:table-cell>
          <table:table-cell office:value-type="float" office:value="31.2">
            <text:p>31.2</text:p>
          </table:table-cell>
          <table:table-cell table:number-columns-repeated="20"/>
          <table:table-cell office:value-type="string">
            <text:p>ISL</text:p>
          </table:table-cell>
          <table:table-cell office:value-type="float" office:value="5090">
            <text:p>5090</text:p>
          </table:table-cell>
          <table:table-cell office:value-type="string">
            <text:p>SARC</text:p>
          </table:table-cell>
          <table:table-cell office:value-type="string">
            <text:p>Polar - Atlantic Subarctic Province</text:p>
          </table:table-cell>
          <table:table-cell office:value-type="float" office:value="0">
            <text:p>0</text:p>
          </table:table-cell>
          <table:table-cell office:value-type="string">
            <text:p>Iceland Shelf and Sea</text:p>
          </table:table-cell>
          <table:table-cell office:value-type="float" office:value="0">
            <text:p>0</text:p>
          </table:table-cell>
        </table:table-row>
        <table:table-row table:style-name="ro1">
          <table:table-cell office:value-type="float" office:value="21">
            <text:p>21</text:p>
          </table:table-cell>
          <table:table-cell office:value-type="string">
            <text:p>OSD21</text:p>
          </table:table-cell>
          <table:table-cell office:value-type="string">
            <text:p>Croatia</text:p>
          </table:table-cell>
          <table:table-cell office:value-type="string">
            <text:p>Adriatic Sea</text:p>
          </table:table-cell>
          <table:table-cell office:value-type="string">
            <text:p>http://marineregions.org/gazetteer.php?p=details&amp;id=3314</text:p>
          </table:table-cell>
          <table:table-cell office:value-type="string">
            <text:p>mediterranean sea biome (ENVO:1000047)</text:p>
          </table:table-cell>
          <table:table-cell office:value-type="string">
            <text:p>OSD-Jun-2014</text:p>
          </table:table-cell>
          <table:table-cell office:value-type="string">
            <text:p>OSD21_20140621T1055Z</text:p>
          </table:table-cell>
          <table:table-cell office:value-type="string">
            <text:p>Bottle, Niskin</text:p>
          </table:table-cell>
          <table:table-cell office:value-type="string">
            <text:p>[OBJECTIVE: Monthly monitoring][PLATFORM: Burin][DEVICE REPORTED: Niskin][DESCRIPTION: Seawater ]</text:p>
          </table:table-cell>
          <table:table-cell/>
          <table:table-cell office:value-type="string">
            <text:p>UTC+01</text:p>
          </table:table-cell>
          <table:table-cell office:value-type="string">
            <text:p>21-06-2014T11:55:00</text:p>
          </table:table-cell>
          <table:table-cell table:style-name="ce1" office:value-type="date" office:date-value="2014-06-21T10:55:00">
            <text:p>06/21/14 10:55 AM</text:p>
          </table:table-cell>
          <table:table-cell office:value-type="float" office:value="45.08">
            <text:p>45.08</text:p>
          </table:table-cell>
          <table:table-cell office:value-type="float" office:value="13.61">
            <text:p>13.61</text:p>
          </table:table-cell>
          <table:table-cell table:style-name="ce1" office:value-type="date" office:date-value="2014-06-21T11:05:00">
            <text:p>06/21/14 11:05 AM</text:p>
          </table:table-cell>
          <table:table-cell office:value-type="float" office:value="45.08">
            <text:p>45.08</text:p>
          </table:table-cell>
          <table:table-cell office:value-type="float" office:value="13.61">
            <text:p>13.61</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21_2014-06-21_0m_NPL022</text:p>
          </table:table-cell>
          <table:table-cell office:value-type="string">
            <text:p>ERS667646</text:p>
          </table:table-cell>
          <table:table-cell office:value-type="string">
            <text:p>http://www.ebi.ac.uk/ena/data/view/ERS667646</text:p>
          </table:table-cell>
          <table:table-cell office:value-type="string">
            <text:p>ABOKL42</text:p>
          </table:table-cell>
          <table:table-cell/>
          <table:table-cell office:value-type="string">
            <text:p>NPL022</text:p>
          </table:table-cell>
          <table:table-cell table:number-columns-repeated="7" office:value-type="string">
            <text:p>Not provided</text:p>
          </table:table-cell>
          <table:table-cell office:value-type="float" office:value="19.5">
            <text:p>19.5</text:p>
          </table:table-cell>
          <table:table-cell office:value-type="float" office:value="37.1">
            <text:p>37.1</text:p>
          </table:table-cell>
          <table:table-cell table:number-columns-repeated="20"/>
          <table:table-cell office:value-type="string">
            <text:p>HRV</text:p>
          </table:table-cell>
          <table:table-cell office:value-type="float" office:value="1559">
            <text:p>1559</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22">
            <text:p>22</text:p>
          </table:table-cell>
          <table:table-cell office:value-type="string">
            <text:p>OSD22</text:p>
          </table:table-cell>
          <table:table-cell office:value-type="string">
            <text:p>Marseille Solemio SOMLIT</text:p>
          </table:table-cell>
          <table:table-cell office:value-type="string">
            <text:p>Mediterranean Sea - Western Basin</text:p>
          </table:table-cell>
          <table:table-cell office:value-type="string">
            <text:p>http://marineregions.org/gazetteer.php?p=details&amp;id=4279</text:p>
          </table:table-cell>
          <table:table-cell office:value-type="string">
            <text:p>marine biome (ENVO:447)</text:p>
          </table:table-cell>
          <table:table-cell office:value-type="string">
            <text:p>OSD-Jun-2014</text:p>
          </table:table-cell>
          <table:table-cell office:value-type="string">
            <text:p>OSD22_20140623T0800Z</text:p>
          </table:table-cell>
          <table:table-cell office:value-type="string">
            <text:p>Bottle, Niskin</text:p>
          </table:table-cell>
          <table:table-cell office:value-type="string">
            <text:p>[OBJECTIVE: Solemio station (SOMLIT site)][PLATFORM: NO ANTEDON II][DEVICE REPORTED: CTD rosette + 2 Niskin bottles][DESCRIPTION: 1st Niskin (18L) for Sterivex filtration.]</text:p>
          </table:table-cell>
          <table:table-cell office:value-type="string">
            <text:p>http://store.pangaea.de/Projects/OSD_2014/OSD22_20140623T0800Z.pdf</text:p>
          </table:table-cell>
          <table:table-cell office:value-type="string">
            <text:p>UTC+01</text:p>
          </table:table-cell>
          <table:table-cell office:value-type="string">
            <text:p>23-06-2014T07:01:00</text:p>
          </table:table-cell>
          <table:table-cell table:style-name="ce1" office:value-type="date" office:date-value="2014-06-23T06:01:00">
            <text:p>06/23/14 06:01 AM</text:p>
          </table:table-cell>
          <table:table-cell office:value-type="float" office:value="43.22639">
            <text:p>43.22639</text:p>
          </table:table-cell>
          <table:table-cell office:value-type="float" office:value="5.1746">
            <text:p>5.1746</text:p>
          </table:table-cell>
          <table:table-cell table:style-name="ce1" office:value-type="date" office:date-value="2014-06-23T13:30:00">
            <text:p>06/23/14 01:30 PM</text:p>
          </table:table-cell>
          <table:table-cell office:value-type="float" office:value="43.22639">
            <text:p>43.22639</text:p>
          </table:table-cell>
          <table:table-cell office:value-type="float" office:value="5.1746">
            <text:p>5.1746</text:p>
          </table:table-cell>
          <table:table-cell office:value-type="float" office:value="1">
            <text:p>1</text:p>
          </table:table-cell>
          <table:table-cell office:value-type="string">
            <text:p>surface water (ENVO:2042)</text:p>
          </table:table-cell>
          <table:table-cell office:value-type="string">
            <text:p>saline water (ENVO:2010)</text:p>
          </table:table-cell>
          <table:table-cell office:value-type="string">
            <text:p>OSD22_2014-06-23_1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21.9952">
            <text:p>21.9952</text:p>
          </table:table-cell>
          <table:table-cell office:value-type="float" office:value="38.0871">
            <text:p>38.0871</text:p>
          </table:table-cell>
          <table:table-cell/>
          <table:table-cell office:value-type="float" office:value="0.16">
            <text:p>0.16</text:p>
          </table:table-cell>
          <table:table-cell table:number-columns-repeated="18"/>
          <table:table-cell office:value-type="string">
            <text:p>FRA</text:p>
          </table:table-cell>
          <table:table-cell office:value-type="float" office:value="10195">
            <text:p>10195</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22">
            <text:p>22</text:p>
          </table:table-cell>
          <table:table-cell office:value-type="string">
            <text:p>OSD22</text:p>
          </table:table-cell>
          <table:table-cell office:value-type="string">
            <text:p>Marseille Solemio SOMLIT</text:p>
          </table:table-cell>
          <table:table-cell office:value-type="string">
            <text:p>Mediterranean Sea - Western Basin</text:p>
          </table:table-cell>
          <table:table-cell office:value-type="string">
            <text:p>http://marineregions.org/gazetteer.php?p=details&amp;id=4279</text:p>
          </table:table-cell>
          <table:table-cell office:value-type="string">
            <text:p>mediterranean sea biome (ENVO:1000047)</text:p>
          </table:table-cell>
          <table:table-cell office:value-type="string">
            <text:p>OSD-Jun-2014</text:p>
          </table:table-cell>
          <table:table-cell office:value-type="string">
            <text:p>OSD22_20140623T0800Z</text:p>
          </table:table-cell>
          <table:table-cell office:value-type="string">
            <text:p>Bottle, Niskin</text:p>
          </table:table-cell>
          <table:table-cell office:value-type="string">
            <text:p>[OBJECTIVE: Solemio station (SOMLIT site)][PLATFORM: NO ANTEDON II][DEVICE REPORTED: CTD rosette + 2 Niskin bottles][DESCRIPTION: 1st Niskin (18L) for Sterivex filtration.]</text:p>
          </table:table-cell>
          <table:table-cell office:value-type="string">
            <text:p>http://store.pangaea.de/Projects/OSD_2014/OSD22_20140623T0800Z.pdf</text:p>
          </table:table-cell>
          <table:table-cell office:value-type="string">
            <text:p>UTC+01</text:p>
          </table:table-cell>
          <table:table-cell office:value-type="string">
            <text:p>23-06-2014T09:00:00</text:p>
          </table:table-cell>
          <table:table-cell table:style-name="ce1" office:value-type="date" office:date-value="2014-06-23T06:01:00">
            <text:p>06/23/14 06:01 AM</text:p>
          </table:table-cell>
          <table:table-cell office:value-type="float" office:value="43.22639">
            <text:p>43.22639</text:p>
          </table:table-cell>
          <table:table-cell office:value-type="float" office:value="5.1746">
            <text:p>5.1746</text:p>
          </table:table-cell>
          <table:table-cell table:style-name="ce1" office:value-type="date" office:date-value="2014-06-23T13:30:00">
            <text:p>06/23/14 01:30 PM</text:p>
          </table:table-cell>
          <table:table-cell office:value-type="float" office:value="43.22639">
            <text:p>43.22639</text:p>
          </table:table-cell>
          <table:table-cell office:value-type="float" office:value="5.1746">
            <text:p>5.1746</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22_2014-06-23_1m_NPL022</text:p>
          </table:table-cell>
          <table:table-cell office:value-type="string">
            <text:p>ERS667645</text:p>
          </table:table-cell>
          <table:table-cell office:value-type="string">
            <text:p>http://www.ebi.ac.uk/ena/data/view/ERS667645</text:p>
          </table:table-cell>
          <table:table-cell office:value-type="string">
            <text:p>ABOKL65</text:p>
          </table:table-cell>
          <table:table-cell office:value-type="string">
            <text:p>SAMEA3275625</text:p>
          </table:table-cell>
          <table:table-cell office:value-type="string">
            <text:p>NPL022</text:p>
          </table:table-cell>
          <table:table-cell table:number-columns-repeated="7" office:value-type="string">
            <text:p>Not provided</text:p>
          </table:table-cell>
          <table:table-cell office:value-type="float" office:value="21.9952">
            <text:p>21.9952</text:p>
          </table:table-cell>
          <table:table-cell office:value-type="float" office:value="38.0871">
            <text:p>38.0871</text:p>
          </table:table-cell>
          <table:table-cell/>
          <table:table-cell office:value-type="float" office:value="0.16">
            <text:p>0.16</text:p>
          </table:table-cell>
          <table:table-cell office:value-type="float" office:value="0.026">
            <text:p>0.026</text:p>
          </table:table-cell>
          <table:table-cell/>
          <table:table-cell office:value-type="float" office:value="0">
            <text:p>0</text:p>
          </table:table-cell>
          <table:table-cell table:number-columns-repeated="2"/>
          <table:table-cell office:value-type="float" office:value="1335.2">
            <text:p>1335.2</text:p>
          </table:table-cell>
          <table:table-cell office:value-type="float" office:value="53.85">
            <text:p>53.85</text:p>
          </table:table-cell>
          <table:table-cell/>
          <table:table-cell office:value-type="float" office:value="4.941">
            <text:p>4.941</text:p>
          </table:table-cell>
          <table:table-cell table:number-columns-repeated="4"/>
          <table:table-cell office:value-type="float" office:value="0.025">
            <text:p>0.025</text:p>
          </table:table-cell>
          <table:table-cell office:value-type="float" office:value="1.729">
            <text:p>1.729</text:p>
          </table:table-cell>
          <table:table-cell office:value-type="float" office:value="2.436">
            <text:p>2.436</text:p>
          </table:table-cell>
          <table:table-cell/>
          <table:table-cell office:value-type="float" office:value="2.8">
            <text:p>2.8</text:p>
          </table:table-cell>
          <table:table-cell office:value-type="string">
            <text:p>FRA</text:p>
          </table:table-cell>
          <table:table-cell office:value-type="float" office:value="10195">
            <text:p>10195</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24">
            <text:p>24</text:p>
          </table:table-cell>
          <table:table-cell office:value-type="string">
            <text:p>OSD24</text:p>
          </table:table-cell>
          <table:table-cell office:value-type="string">
            <text:p>Marchica</text:p>
          </table:table-cell>
          <table:table-cell office:value-type="string">
            <text:p>Alboran Sea</text:p>
          </table:table-cell>
          <table:table-cell office:value-type="string">
            <text:p>http://marineregions.org/gazetteer.php?p=details&amp;id=3324</text:p>
          </table:table-cell>
          <table:table-cell office:value-type="string">
            <text:p>mediterranean sea biome (ENVO:1000047)</text:p>
          </table:table-cell>
          <table:table-cell office:value-type="string">
            <text:p>OSD-Jun-2014</text:p>
          </table:table-cell>
          <table:table-cell office:value-type="string">
            <text:p>OSD24_20140621T1230Z</text:p>
          </table:table-cell>
          <table:table-cell office:value-type="string">
            <text:p>Bottle, unknown 5-L</text:p>
          </table:table-cell>
          <table:table-cell office:value-type="string">
            <text:p>[OBJECTIVE: Exploring biodiversity][PLATFORM: Ship MarchicaMed][DEVICE REPORTED: Bottle 5L][DESCRIPTION: water sample]</text:p>
          </table:table-cell>
          <table:table-cell office:value-type="string">
            <text:p>http://store.pangaea.de/Projects/OSD_2014/OSD24_20140621T1230Z.pdf</text:p>
          </table:table-cell>
          <table:table-cell office:value-type="string">
            <text:p>UTC+00</text:p>
          </table:table-cell>
          <table:table-cell office:value-type="string">
            <text:p>21-06-2014T12:30:00</text:p>
          </table:table-cell>
          <table:table-cell table:style-name="ce1" office:value-type="date" office:date-value="2014-06-21T12:30:00">
            <text:p>06/21/14 12:30 PM</text:p>
          </table:table-cell>
          <table:table-cell office:value-type="float" office:value="35.1927">
            <text:p>35.1927</text:p>
          </table:table-cell>
          <table:table-cell office:value-type="float" office:value="-2.88005">
            <text:p>-2.88005</text:p>
          </table:table-cell>
          <table:table-cell table:style-name="ce1" office:value-type="date" office:date-value="2014-06-21T14:00:00">
            <text:p>06/21/14 02:00 PM</text:p>
          </table:table-cell>
          <table:table-cell office:value-type="float" office:value="35.1927">
            <text:p>35.1927</text:p>
          </table:table-cell>
          <table:table-cell office:value-type="float" office:value="-2.88005">
            <text:p>-2.88005</text:p>
          </table:table-cell>
          <table:table-cell office:value-type="float" office:value="0">
            <text:p>0</text:p>
          </table:table-cell>
          <table:table-cell office:value-type="string">
            <text:p>brackish estuary (ENVO:2137)</text:p>
          </table:table-cell>
          <table:table-cell office:value-type="string">
            <text:p>coastal sea water (ENVO:2150)</text:p>
          </table:table-cell>
          <table:table-cell office:value-type="string">
            <text:p>OSD24_2014-06-21_0m_NPL022</text:p>
          </table:table-cell>
          <table:table-cell office:value-type="string">
            <text:p>ERS667644</text:p>
          </table:table-cell>
          <table:table-cell office:value-type="string">
            <text:p>http://www.ebi.ac.uk/ena/data/view/ERS667644</text:p>
          </table:table-cell>
          <table:table-cell office:value-type="string">
            <text:p>ABOKM32</text:p>
          </table:table-cell>
          <table:table-cell office:value-type="string">
            <text:p>SAMEA3275624</text:p>
          </table:table-cell>
          <table:table-cell office:value-type="string">
            <text:p>NPL022</text:p>
          </table:table-cell>
          <table:table-cell table:number-columns-repeated="7" office:value-type="string">
            <text:p>Not provided</text:p>
          </table:table-cell>
          <table:table-cell office:value-type="float" office:value="26.5">
            <text:p>26.5</text:p>
          </table:table-cell>
          <table:table-cell office:value-type="float" office:value="36">
            <text:p>36</text:p>
          </table:table-cell>
          <table:table-cell office:value-type="float" office:value="7.89">
            <text:p>7.89</text:p>
          </table:table-cell>
          <table:table-cell office:value-type="float" office:value="0.25">
            <text:p>0.25</text:p>
          </table:table-cell>
          <table:table-cell office:value-type="float" office:value="12.5">
            <text:p>12.5</text:p>
          </table:table-cell>
          <table:table-cell/>
          <table:table-cell office:value-type="float" office:value="0.2">
            <text:p>0.2</text:p>
          </table:table-cell>
          <table:table-cell office:value-type="float" office:value="1150">
            <text:p>1150</text:p>
          </table:table-cell>
          <table:table-cell table:number-columns-repeated="2"/>
          <table:table-cell office:value-type="float" office:value="52.03">
            <text:p>52.03</text:p>
          </table:table-cell>
          <table:table-cell/>
          <table:table-cell office:value-type="float" office:value="7.78">
            <text:p>7.78</text:p>
          </table:table-cell>
          <table:table-cell table:number-columns-repeated="6"/>
          <table:table-cell office:value-type="float" office:value="3.62">
            <text:p>3.62</text:p>
          </table:table-cell>
          <table:table-cell table:number-columns-repeated="2"/>
          <table:table-cell office:value-type="string">
            <text:p>MAR</text:p>
          </table:table-cell>
          <table:table-cell office:value-type="float" office:value="2362">
            <text:p>2362</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25">
            <text:p>25</text:p>
          </table:table-cell>
          <table:table-cell office:value-type="string">
            <text:p>OSD25</text:p>
          </table:table-cell>
          <table:table-cell office:value-type="string">
            <text:p>Saidia Rocher</text:p>
          </table:table-cell>
          <table:table-cell office:value-type="string">
            <text:p>Alboran Sea</text:p>
          </table:table-cell>
          <table:table-cell office:value-type="string">
            <text:p>http://marineregions.org/gazetteer.php?p=details&amp;id=3324</text:p>
          </table:table-cell>
          <table:table-cell office:value-type="string">
            <text:p>mediterranean sea biome (ENVO:1000047)</text:p>
          </table:table-cell>
          <table:table-cell office:value-type="string">
            <text:p>OSD-Jun-2014</text:p>
          </table:table-cell>
          <table:table-cell office:value-type="string">
            <text:p>OSD25_20140621T0900Z</text:p>
          </table:table-cell>
          <table:table-cell office:value-type="string">
            <text:p>Bottle, unknown 5-L</text:p>
          </table:table-cell>
          <table:table-cell office:value-type="string">
            <text:p>[OBJECTIVE: Exploring biodiversity][PLATFORM: ship][DEVICE REPORTED: bottle 5L][DESCRIPTION: water samples]</text:p>
          </table:table-cell>
          <table:table-cell office:value-type="string">
            <text:p>http://store.pangaea.de/Projects/OSD_2014/OSD25_20140621T0900Z.pdf</text:p>
          </table:table-cell>
          <table:table-cell office:value-type="string">
            <text:p>UTC+01</text:p>
          </table:table-cell>
          <table:table-cell office:value-type="string">
            <text:p>21-06-2014T10:00:00</text:p>
          </table:table-cell>
          <table:table-cell table:style-name="ce1" office:value-type="date" office:date-value="2014-06-21T09:00:00">
            <text:p>06/21/14 09:00 AM</text:p>
          </table:table-cell>
          <table:table-cell office:value-type="float" office:value="35.086353">
            <text:p>35.086353</text:p>
          </table:table-cell>
          <table:table-cell office:value-type="float" office:value="-2.214658">
            <text:p>-2.214658</text:p>
          </table:table-cell>
          <table:table-cell table:style-name="ce1" office:value-type="date" office:date-value="2014-06-21T10:00:00">
            <text:p>06/21/14 10:00 AM</text:p>
          </table:table-cell>
          <table:table-cell office:value-type="float" office:value="35.086353">
            <text:p>35.086353</text:p>
          </table:table-cell>
          <table:table-cell office:value-type="float" office:value="-2.214658">
            <text:p>-2.214658</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25_2014-06-21_0m_NPL022</text:p>
          </table:table-cell>
          <table:table-cell office:value-type="string">
            <text:p>ERS667643</text:p>
          </table:table-cell>
          <table:table-cell office:value-type="string">
            <text:p>http://www.ebi.ac.uk/ena/data/view/ERS667643</text:p>
          </table:table-cell>
          <table:table-cell office:value-type="string">
            <text:p>ABOKM23</text:p>
          </table:table-cell>
          <table:table-cell office:value-type="string">
            <text:p>SAMEA3275623</text:p>
          </table:table-cell>
          <table:table-cell office:value-type="string">
            <text:p>NPL022</text:p>
          </table:table-cell>
          <table:table-cell table:number-columns-repeated="7" office:value-type="string">
            <text:p>Not provided</text:p>
          </table:table-cell>
          <table:table-cell office:value-type="float" office:value="23.1">
            <text:p>23.1</text:p>
          </table:table-cell>
          <table:table-cell office:value-type="float" office:value="30">
            <text:p>30</text:p>
          </table:table-cell>
          <table:table-cell office:value-type="float" office:value="8.03">
            <text:p>8.03</text:p>
          </table:table-cell>
          <table:table-cell office:value-type="float" office:value="0.16">
            <text:p>0.16</text:p>
          </table:table-cell>
          <table:table-cell office:value-type="float" office:value="0.67">
            <text:p>0.67</text:p>
          </table:table-cell>
          <table:table-cell office:value-type="float" office:value="243">
            <text:p>243</text:p>
          </table:table-cell>
          <table:table-cell office:value-type="float" office:value="0.01">
            <text:p>0.01</text:p>
          </table:table-cell>
          <table:table-cell office:value-type="float" office:value="475">
            <text:p>475</text:p>
          </table:table-cell>
          <table:table-cell table:number-columns-repeated="2"/>
          <table:table-cell office:value-type="float" office:value="51.1">
            <text:p>51.1</text:p>
          </table:table-cell>
          <table:table-cell/>
          <table:table-cell office:value-type="float" office:value="7">
            <text:p>7</text:p>
          </table:table-cell>
          <table:table-cell table:number-columns-repeated="8"/>
          <table:table-cell office:value-type="float" office:value="0.18">
            <text:p>0.18</text:p>
          </table:table-cell>
          <table:table-cell office:value-type="string">
            <text:p>MAR</text:p>
          </table:table-cell>
          <table:table-cell office:value-type="float" office:value="0">
            <text:p>0</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26">
            <text:p>26</text:p>
          </table:table-cell>
          <table:table-cell office:value-type="string">
            <text:p>OSD26</text:p>
          </table:table-cell>
          <table:table-cell office:value-type="string">
            <text:p>Tangier</text:p>
          </table:table-cell>
          <table:table-cell office:value-type="string">
            <text:p>Strait of Gibraltar</text:p>
          </table:table-cell>
          <table:table-cell office:value-type="string">
            <text:p>http://marineregions.org/gazetteer.php?p=details&amp;id=3346</text:p>
          </table:table-cell>
          <table:table-cell office:value-type="string">
            <text:p>mediterranean sea biome (ENVO:1000047)</text:p>
          </table:table-cell>
          <table:table-cell office:value-type="string">
            <text:p>OSD-Jun-2014</text:p>
          </table:table-cell>
          <table:table-cell office:value-type="string">
            <text:p>OSD26_20140621T1245Z</text:p>
          </table:table-cell>
          <table:table-cell office:value-type="string">
            <text:p>Bottle, unknown 5-L</text:p>
          </table:table-cell>
          <table:table-cell office:value-type="string">
            <text:p>[OBJECTIVE: Exploring biodiversity][PLATFORM: Ship][DEVICE REPORTED: Bottle 5L][DESCRIPTION: water sample]</text:p>
          </table:table-cell>
          <table:table-cell office:value-type="string">
            <text:p>http://store.pangaea.de/Projects/OSD_2014/OSD26_20140621T1245Z.pdf</text:p>
          </table:table-cell>
          <table:table-cell office:value-type="string">
            <text:p>UTC+00</text:p>
          </table:table-cell>
          <table:table-cell office:value-type="string">
            <text:p>21-06-2014T12:45:00</text:p>
          </table:table-cell>
          <table:table-cell table:style-name="ce1" office:value-type="date" office:date-value="2014-06-21T12:45:00">
            <text:p>06/21/14 12:45 PM</text:p>
          </table:table-cell>
          <table:table-cell office:value-type="float" office:value="35.82">
            <text:p>35.82</text:p>
          </table:table-cell>
          <table:table-cell office:value-type="float" office:value="-5.75">
            <text:p>-5.75</text:p>
          </table:table-cell>
          <table:table-cell table:style-name="ce1" office:value-type="date" office:date-value="2014-06-21T15:00:00">
            <text:p>06/21/14 03:00 PM</text:p>
          </table:table-cell>
          <table:table-cell office:value-type="float" office:value="35.82">
            <text:p>35.82</text:p>
          </table:table-cell>
          <table:table-cell office:value-type="float" office:value="-5.75">
            <text:p>-5.75</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26_2014-06-21_0m_NPL022</text:p>
          </table:table-cell>
          <table:table-cell office:value-type="string">
            <text:p>ERS667642</text:p>
          </table:table-cell>
          <table:table-cell office:value-type="string">
            <text:p>http://www.ebi.ac.uk/ena/data/view/ERS667642</text:p>
          </table:table-cell>
          <table:table-cell office:value-type="string">
            <text:p>ABOKM48</text:p>
          </table:table-cell>
          <table:table-cell office:value-type="string">
            <text:p>SAMEA3275622</text:p>
          </table:table-cell>
          <table:table-cell office:value-type="string">
            <text:p>NPL022</text:p>
          </table:table-cell>
          <table:table-cell table:number-columns-repeated="7" office:value-type="string">
            <text:p>Not provided</text:p>
          </table:table-cell>
          <table:table-cell office:value-type="float" office:value="28">
            <text:p>28</text:p>
          </table:table-cell>
          <table:table-cell office:value-type="float" office:value="34.19">
            <text:p>34.19</text:p>
          </table:table-cell>
          <table:table-cell office:value-type="float" office:value="7.69">
            <text:p>7.69</text:p>
          </table:table-cell>
          <table:table-cell table:number-columns-repeated="7"/>
          <table:table-cell office:value-type="float" office:value="49.7">
            <text:p>49.7</text:p>
          </table:table-cell>
          <table:table-cell table:number-columns-repeated="11"/>
          <table:table-cell office:value-type="string">
            <text:p>MAR</text:p>
          </table:table-cell>
          <table:table-cell office:value-type="float" office:value="216">
            <text:p>216</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Canary Current</text:p>
          </table:table-cell>
          <table:table-cell office:value-type="float" office:value="0">
            <text:p>0</text:p>
          </table:table-cell>
        </table:table-row>
        <table:table-row table:style-name="ro1">
          <table:table-cell office:value-type="float" office:value="28">
            <text:p>28</text:p>
          </table:table-cell>
          <table:table-cell office:value-type="string">
            <text:p>OSD28</text:p>
          </table:table-cell>
          <table:table-cell office:value-type="string">
            <text:p>Belize</text:p>
          </table:table-cell>
          <table:table-cell office:value-type="string">
            <text:p>Bay of Bengal</text:p>
          </table:table-cell>
          <table:table-cell office:value-type="string">
            <text:p>http://marineregions.org/gazetteer.php?p=details&amp;id=4273</text:p>
          </table:table-cell>
          <table:table-cell office:value-type="string">
            <text:p>marine reef biome (ENVO:1000029)</text:p>
          </table:table-cell>
          <table:table-cell office:value-type="string">
            <text:p>OSD-Jun-2014</text:p>
          </table:table-cell>
          <table:table-cell office:value-type="string">
            <text:p>OSD28_20140621T0415Z</text:p>
          </table:table-cell>
          <table:table-cell office:value-type="string">
            <text:p>Bucket, plastic</text:p>
          </table:table-cell>
          <table:table-cell office:value-type="string">
            <text:p>[OBJECTIVE: Sample microbial diversity][PLATFORM: wading, on foot][DEVICE REPORTED: acid-washed bucket][DESCRIPTION: Surface water from back reef environment in close proximity to mesoamerican reef crest.]</text:p>
          </table:table-cell>
          <table:table-cell office:value-type="string">
            <text:p>http://store.pangaea.de/Projects/OSD_2014/OSD28_20140621T0415Z.pdf</text:p>
          </table:table-cell>
          <table:table-cell office:value-type="string">
            <text:p>UTC+06</text:p>
          </table:table-cell>
          <table:table-cell office:value-type="string">
            <text:p>21-06-2014T10:15:00</text:p>
          </table:table-cell>
          <table:table-cell table:style-name="ce1" office:value-type="date" office:date-value="2014-06-21T04:15:00">
            <text:p>06/21/14 04:15 AM</text:p>
          </table:table-cell>
          <table:table-cell office:value-type="float" office:value="16.802575">
            <text:p>16.802575</text:p>
          </table:table-cell>
          <table:table-cell office:value-type="float" office:value="88.08165">
            <text:p>88.08165</text:p>
          </table:table-cell>
          <table:table-cell table:style-name="ce1" office:value-type="date" office:date-value="2014-06-21T04:20:00">
            <text:p>06/21/14 04:20 AM</text:p>
          </table:table-cell>
          <table:table-cell office:value-type="float" office:value="16.802575">
            <text:p>16.802575</text:p>
          </table:table-cell>
          <table:table-cell office:value-type="float" office:value="88.08165">
            <text:p>88.08165</text:p>
          </table:table-cell>
          <table:table-cell office:value-type="float" office:value="0.2">
            <text:p>0.2</text:p>
          </table:table-cell>
          <table:table-cell office:value-type="string">
            <text:p>surface water (ENVO:2042)</text:p>
          </table:table-cell>
          <table:table-cell office:value-type="string">
            <text:p>sea water (ENVO:2149)</text:p>
          </table:table-cell>
          <table:table-cell office:value-type="string">
            <text:p>OSD28_2014-06-21_0.2m_NPL022</text:p>
          </table:table-cell>
          <table:table-cell office:value-type="string">
            <text:p>ERS667641</text:p>
          </table:table-cell>
          <table:table-cell office:value-type="string">
            <text:p>http://www.ebi.ac.uk/ena/data/view/ERS667641</text:p>
          </table:table-cell>
          <table:table-cell office:value-type="string">
            <text:p>ABOKM37</text:p>
          </table:table-cell>
          <table:table-cell office:value-type="string">
            <text:p>SAMEA3275621</text:p>
          </table:table-cell>
          <table:table-cell office:value-type="string">
            <text:p>NPL022</text:p>
          </table:table-cell>
          <table:table-cell table:number-columns-repeated="7" office:value-type="string">
            <text:p>Not provided</text:p>
          </table:table-cell>
          <table:table-cell office:value-type="float" office:value="29.5">
            <text:p>29.5</text:p>
          </table:table-cell>
          <table:table-cell office:value-type="float" office:value="35">
            <text:p>35</text:p>
          </table:table-cell>
          <table:table-cell table:number-columns-repeated="20"/>
          <table:table-cell office:value-type="string">
            <text:p>IND</text:p>
          </table:table-cell>
          <table:table-cell office:value-type="float" office:value="392876">
            <text:p>392876</text:p>
          </table:table-cell>
          <table:table-cell office:value-type="string">
            <text:p>MONS</text:p>
          </table:table-cell>
          <table:table-cell office:value-type="string">
            <text:p>Trades - Indian Monsoon Gyres Province</text:p>
          </table:table-cell>
          <table:table-cell office:value-type="float" office:value="0">
            <text:p>0</text:p>
          </table:table-cell>
          <table:table-cell office:value-type="string">
            <text:p>Bay of Bengal</text:p>
          </table:table-cell>
          <table:table-cell office:value-type="float" office:value="0">
            <text:p>0</text:p>
          </table:table-cell>
        </table:table-row>
        <table:table-row table:style-name="ro1">
          <table:table-cell office:value-type="float" office:value="29">
            <text:p>29</text:p>
          </table:table-cell>
          <table:table-cell office:value-type="string">
            <text:p>OSD29</text:p>
          </table:table-cell>
          <table:table-cell office:value-type="string">
            <text:p>Florida</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29_20140621T1500Z</text:p>
          </table:table-cell>
          <table:table-cell office:value-type="string">
            <text:p>Bucket, plastic</text:p>
          </table:table-cell>
          <table:table-cell office:value-type="string">
            <text:p>[OBJECTIVE: sample microbial diversity][PLATFORM: research vessel][DEVICE REPORTED: acid-washed buckets][DESCRIPTION: Sample taken outside the Fort Pierce Inlet on the Atlantic ocean, in about 25 <text:s/>of water.]</text:p>
          </table:table-cell>
          <table:table-cell office:value-type="string">
            <text:p>http://store.pangaea.de/Projects/OSD_2014/OSD29_20140621T1500Z.pdf</text:p>
          </table:table-cell>
          <table:table-cell office:value-type="string">
            <text:p>UTC-05</text:p>
          </table:table-cell>
          <table:table-cell office:value-type="string">
            <text:p>21-06-2014T10:00:00</text:p>
          </table:table-cell>
          <table:table-cell table:style-name="ce1" office:value-type="date" office:date-value="2014-06-21T15:00:00">
            <text:p>06/21/14 03:00 PM</text:p>
          </table:table-cell>
          <table:table-cell office:value-type="float" office:value="27.4694">
            <text:p>27.4694</text:p>
          </table:table-cell>
          <table:table-cell office:value-type="float" office:value="-80.283366">
            <text:p>-80.283366</text:p>
          </table:table-cell>
          <table:table-cell table:style-name="ce1" office:value-type="date" office:date-value="2014-06-21T15:15:00">
            <text:p>06/21/14 03:15 PM</text:p>
          </table:table-cell>
          <table:table-cell office:value-type="float" office:value="27.4694">
            <text:p>27.4694</text:p>
          </table:table-cell>
          <table:table-cell office:value-type="float" office:value="-80.283366">
            <text:p>-80.283366</text:p>
          </table:table-cell>
          <table:table-cell office:value-type="float" office:value="0.2">
            <text:p>0.2</text:p>
          </table:table-cell>
          <table:table-cell office:value-type="string">
            <text:p>surface water (ENVO:2042)</text:p>
          </table:table-cell>
          <table:table-cell office:value-type="string">
            <text:p>sea water (ENVO:2149)</text:p>
          </table:table-cell>
          <table:table-cell office:value-type="string">
            <text:p>OSD29_2014-06-21_0.2m_NPL022</text:p>
          </table:table-cell>
          <table:table-cell office:value-type="string">
            <text:p>ERS667640</text:p>
          </table:table-cell>
          <table:table-cell office:value-type="string">
            <text:p>http://www.ebi.ac.uk/ena/data/view/ERS667640</text:p>
          </table:table-cell>
          <table:table-cell office:value-type="string">
            <text:p>ABOKM97</text:p>
          </table:table-cell>
          <table:table-cell office:value-type="string">
            <text:p>SAMEA3275620</text:p>
          </table:table-cell>
          <table:table-cell office:value-type="string">
            <text:p>NPL022</text:p>
          </table:table-cell>
          <table:table-cell table:number-columns-repeated="7" office:value-type="string">
            <text:p>Not provided</text:p>
          </table:table-cell>
          <table:table-cell office:value-type="float" office:value="26.9">
            <text:p>26.9</text:p>
          </table:table-cell>
          <table:table-cell office:value-type="float" office:value="35.7">
            <text:p>35.7</text:p>
          </table:table-cell>
          <table:table-cell table:number-columns-repeated="10"/>
          <table:table-cell office:value-type="float" office:value="5.6">
            <text:p>5.6</text:p>
          </table:table-cell>
          <table:table-cell table:number-columns-repeated="9"/>
          <table:table-cell office:value-type="string">
            <text:p>USA</text:p>
          </table:table-cell>
          <table:table-cell office:value-type="float" office:value="524">
            <text:p>524</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outheast U.S. Continental Shelf</text:p>
          </table:table-cell>
          <table:table-cell office:value-type="float" office:value="0">
            <text:p>0</text:p>
          </table:table-cell>
        </table:table-row>
        <table:table-row table:style-name="ro1">
          <table:table-cell office:value-type="float" office:value="3">
            <text:p>3</text:p>
          </table:table-cell>
          <table:table-cell office:value-type="string">
            <text:p>OSD3</text:p>
          </table:table-cell>
          <table:table-cell office:value-type="string">
            <text:p>Helgoland</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3_20140620T0540Z</text:p>
          </table:table-cell>
          <table:table-cell office:value-type="string">
            <text:p>Bucket, plastic 10-L</text:p>
          </table:table-cell>
          <table:table-cell office:value-type="string">
            <text:p>[OBJECTIVE: OSD2014 at Helgoland][PLATFORM: Aade][DEVICE REPORTED: 10L Bucket][DESCRIPTION: surface water sampling]</text:p>
          </table:table-cell>
          <table:table-cell office:value-type="string">
            <text:p>http://store.pangaea.de/Projects/OSD_2014/OSD3_20140620T0540Z.pdf</text:p>
          </table:table-cell>
          <table:table-cell office:value-type="string">
            <text:p>UTC+01</text:p>
          </table:table-cell>
          <table:table-cell office:value-type="string">
            <text:p>20-06-2014T06:40:00</text:p>
          </table:table-cell>
          <table:table-cell table:style-name="ce1" office:value-type="date" office:date-value="2014-06-20T05:40:00">
            <text:p>06/20/14 05:40 AM</text:p>
          </table:table-cell>
          <table:table-cell office:value-type="float" office:value="54.18194">
            <text:p>54.18194</text:p>
          </table:table-cell>
          <table:table-cell office:value-type="float" office:value="7.9">
            <text:p>7.9</text:p>
          </table:table-cell>
          <table:table-cell table:style-name="ce1" office:value-type="date" office:date-value="2014-06-20T06:00:00">
            <text:p>06/20/14 06:00 AM</text:p>
          </table:table-cell>
          <table:table-cell office:value-type="float" office:value="54.18194">
            <text:p>54.18194</text:p>
          </table:table-cell>
          <table:table-cell office:value-type="float" office:value="7.9">
            <text:p>7.9</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3_2014-06-20_0m_NE08</text:p>
          </table:table-cell>
          <table:table-cell office:value-type="string">
            <text:p>ERS667666</text:p>
          </table:table-cell>
          <table:table-cell office:value-type="string">
            <text:p>http://www.ebi.ac.uk/ena/data/view/ERS667666</text:p>
          </table:table-cell>
          <table:table-cell office:value-type="string">
            <text:p>ABOKM96</text:p>
          </table:table-cell>
          <table:table-cell office:value-type="string">
            <text:p>SAMEA3275644</text:p>
          </table:table-cell>
          <table:table-cell office:value-type="string">
            <text:p>NE08</text:p>
          </table:table-cell>
          <table:table-cell table:number-columns-repeated="7" office:value-type="string">
            <text:p>Not provided</text:p>
          </table:table-cell>
          <table:table-cell office:value-type="float" office:value="14">
            <text:p>14</text:p>
          </table:table-cell>
          <table:table-cell office:value-type="float" office:value="32.591">
            <text:p>32.591</text:p>
          </table:table-cell>
          <table:table-cell office:value-type="float" office:value="8.11">
            <text:p>8.11</text:p>
          </table:table-cell>
          <table:table-cell office:value-type="float" office:value="0.1">
            <text:p>0.1</text:p>
          </table:table-cell>
          <table:table-cell office:value-type="float" office:value="2.86">
            <text:p>2.86</text:p>
          </table:table-cell>
          <table:table-cell/>
          <table:table-cell office:value-type="float" office:value="0.12">
            <text:p>0.12</text:p>
          </table:table-cell>
          <table:table-cell table:number-columns-repeated="10"/>
          <table:table-cell office:value-type="float" office:value="0.93">
            <text:p>0.93</text:p>
          </table:table-cell>
          <table:table-cell office:value-type="float" office:value="3.37">
            <text:p>3.37</text:p>
          </table:table-cell>
          <table:table-cell table:number-columns-repeated="3"/>
          <table:table-cell office:value-type="string">
            <text:p>DEU</text:p>
          </table:table-cell>
          <table:table-cell office:value-type="float" office:value="0">
            <text:p>0</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3">
            <text:p>3</text:p>
          </table:table-cell>
          <table:table-cell office:value-type="string">
            <text:p>OSD3</text:p>
          </table:table-cell>
          <table:table-cell office:value-type="string">
            <text:p>Helgoland</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3_20140620T0540Z</text:p>
          </table:table-cell>
          <table:table-cell office:value-type="string">
            <text:p>Bucket, plastic 10-L</text:p>
          </table:table-cell>
          <table:table-cell office:value-type="string">
            <text:p>[OBJECTIVE: OSD2014 at Helgoland][PLATFORM: Aade][DEVICE REPORTED: 10L Bucket][DESCRIPTION: surface water sampling]</text:p>
          </table:table-cell>
          <table:table-cell office:value-type="string">
            <text:p>http://store.pangaea.de/Projects/OSD_2014/OSD3_20140620T0540Z.pdf</text:p>
          </table:table-cell>
          <table:table-cell office:value-type="string">
            <text:p>UTC+01</text:p>
          </table:table-cell>
          <table:table-cell office:value-type="string">
            <text:p>20-06-2014T06:40:00</text:p>
          </table:table-cell>
          <table:table-cell table:style-name="ce1" office:value-type="date" office:date-value="2014-06-20T05:40:00">
            <text:p>06/20/14 05:40 AM</text:p>
          </table:table-cell>
          <table:table-cell office:value-type="float" office:value="54.18194">
            <text:p>54.18194</text:p>
          </table:table-cell>
          <table:table-cell office:value-type="float" office:value="7.9">
            <text:p>7.9</text:p>
          </table:table-cell>
          <table:table-cell table:style-name="ce1" office:value-type="date" office:date-value="2014-06-20T06:00:00">
            <text:p>06/20/14 06:00 AM</text:p>
          </table:table-cell>
          <table:table-cell office:value-type="float" office:value="54.18194">
            <text:p>54.18194</text:p>
          </table:table-cell>
          <table:table-cell office:value-type="float" office:value="7.9">
            <text:p>7.9</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3_2014-06-20_0m_NPL022</text:p>
          </table:table-cell>
          <table:table-cell office:value-type="string">
            <text:p>ERS667665</text:p>
          </table:table-cell>
          <table:table-cell office:value-type="string">
            <text:p>http://www.ebi.ac.uk/ena/data/view/ERS667665</text:p>
          </table:table-cell>
          <table:table-cell office:value-type="string">
            <text:p>ABOKL44</text:p>
          </table:table-cell>
          <table:table-cell office:value-type="string">
            <text:p>SAMEA3275643</text:p>
          </table:table-cell>
          <table:table-cell office:value-type="string">
            <text:p>NPL022</text:p>
          </table:table-cell>
          <table:table-cell table:number-columns-repeated="7" office:value-type="string">
            <text:p>Not provided</text:p>
          </table:table-cell>
          <table:table-cell office:value-type="float" office:value="14">
            <text:p>14</text:p>
          </table:table-cell>
          <table:table-cell office:value-type="float" office:value="32.591">
            <text:p>32.591</text:p>
          </table:table-cell>
          <table:table-cell office:value-type="float" office:value="8.11">
            <text:p>8.11</text:p>
          </table:table-cell>
          <table:table-cell office:value-type="float" office:value="0.1">
            <text:p>0.1</text:p>
          </table:table-cell>
          <table:table-cell office:value-type="float" office:value="2.86">
            <text:p>2.86</text:p>
          </table:table-cell>
          <table:table-cell/>
          <table:table-cell office:value-type="float" office:value="0.12">
            <text:p>0.12</text:p>
          </table:table-cell>
          <table:table-cell table:number-columns-repeated="10"/>
          <table:table-cell office:value-type="float" office:value="0.93">
            <text:p>0.93</text:p>
          </table:table-cell>
          <table:table-cell office:value-type="float" office:value="3.37">
            <text:p>3.37</text:p>
          </table:table-cell>
          <table:table-cell table:number-columns-repeated="3"/>
          <table:table-cell office:value-type="string">
            <text:p>DEU</text:p>
          </table:table-cell>
          <table:table-cell office:value-type="float" office:value="0">
            <text:p>0</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30">
            <text:p>30</text:p>
          </table:table-cell>
          <table:table-cell office:value-type="string">
            <text:p>OSD30</text:p>
          </table:table-cell>
          <table:table-cell office:value-type="string">
            <text:p>Tvaerminne</text:p>
          </table:table-cell>
          <table:table-cell office:value-type="string">
            <text:p>Gulf of Finland</text:p>
          </table:table-cell>
          <table:table-cell office:value-type="string">
            <text:p>http://marineregions.org/gazetteer.php?p=details&amp;id=2407</text:p>
          </table:table-cell>
          <table:table-cell office:value-type="string">
            <text:p>marine biome (ENVO:447)</text:p>
          </table:table-cell>
          <table:table-cell office:value-type="string">
            <text:p>OSD-Jun-2014</text:p>
          </table:table-cell>
          <table:table-cell office:value-type="string">
            <text:p>OSD30_20140620T0815Z</text:p>
          </table:table-cell>
          <table:table-cell office:value-type="string">
            <text:p>LIMNOS water sampler</text:p>
          </table:table-cell>
          <table:table-cell office:value-type="string">
            <text:p>[OBJECTIVE: The sampling site is situated in the northern Baltic Sea, and represents a marginal (enclosed, seasonally ice covered) and ecologically extreme (permanently low salinities) marine environment. It will be interesting to see this reflected in the community and metagenomic data][PLATFORM: small motor boat][DEVICE REPORTED: LIMNOS water sampler][DESCRIPTION: coastal water taken from a deep furrow stretching into the open Baltic]</text:p>
          </table:table-cell>
          <table:table-cell office:value-type="string">
            <text:p>http://store.pangaea.de/Projects/OSD_2014/OSD30_20140620T0815Z.pdf</text:p>
          </table:table-cell>
          <table:table-cell office:value-type="string">
            <text:p>UTC+02</text:p>
          </table:table-cell>
          <table:table-cell office:value-type="string">
            <text:p>20-06-2014T10:15:00</text:p>
          </table:table-cell>
          <table:table-cell table:style-name="ce1" office:value-type="date" office:date-value="2014-06-20T08:15:00">
            <text:p>06/20/14 08:15 AM</text:p>
          </table:table-cell>
          <table:table-cell office:value-type="float" office:value="59.8822">
            <text:p>59.8822</text:p>
          </table:table-cell>
          <table:table-cell office:value-type="float" office:value="23.2538">
            <text:p>23.2538</text:p>
          </table:table-cell>
          <table:table-cell table:style-name="ce1" office:value-type="date" office:date-value="2014-06-20T09:15:00">
            <text:p>06/20/14 09:15 AM</text:p>
          </table:table-cell>
          <table:table-cell office:value-type="float" office:value="59.8822">
            <text:p>59.8822</text:p>
          </table:table-cell>
          <table:table-cell office:value-type="float" office:value="23.2538">
            <text:p>23.2538</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30_2014-06-20_2m_NE08</text:p>
          </table:table-cell>
          <table:table-cell office:value-type="string">
            <text:p>ERS667639</text:p>
          </table:table-cell>
          <table:table-cell office:value-type="string">
            <text:p>http://www.ebi.ac.uk/ena/data/view/ERS667639</text:p>
          </table:table-cell>
          <table:table-cell office:value-type="string">
            <text:p>ABOKM77</text:p>
          </table:table-cell>
          <table:table-cell/>
          <table:table-cell office:value-type="string">
            <text:p>NE08</text:p>
          </table:table-cell>
          <table:table-cell table:number-columns-repeated="7" office:value-type="string">
            <text:p>Not provided</text:p>
          </table:table-cell>
          <table:table-cell office:value-type="float" office:value="10.5">
            <text:p>10.5</text:p>
          </table:table-cell>
          <table:table-cell office:value-type="float" office:value="5.63">
            <text:p>5.63</text:p>
          </table:table-cell>
          <table:table-cell office:value-type="float" office:value="7.85">
            <text:p>7.85</text:p>
          </table:table-cell>
          <table:table-cell office:value-type="float" office:value="0.2">
            <text:p>0.2</text:p>
          </table:table-cell>
          <table:table-cell table:number-columns-repeated="6"/>
          <table:table-cell office:value-type="float" office:value="7.203">
            <text:p>7.203</text:p>
          </table:table-cell>
          <table:table-cell/>
          <table:table-cell office:value-type="float" office:value="10.46">
            <text:p>10.46</text:p>
          </table:table-cell>
          <table:table-cell table:number-columns-repeated="5"/>
          <table:table-cell office:value-type="float" office:value="8.1">
            <text:p>8.1</text:p>
          </table:table-cell>
          <table:table-cell table:number-columns-repeated="3"/>
          <table:table-cell office:value-type="string">
            <text:p>FIN</text:p>
          </table:table-cell>
          <table:table-cell office:value-type="float" office:value="1297">
            <text:p>1297</text:p>
          </table:table-cell>
          <table:table-cell office:value-type="string">
            <text:p>NECS</text:p>
          </table:table-cell>
          <table:table-cell office:value-type="string">
            <text:p>Coastal - NE Atlantic Shelves Province</text:p>
          </table:table-cell>
          <table:table-cell office:value-type="float" office:value="0.030004357">
            <text:p>0.030004357</text:p>
          </table:table-cell>
          <table:table-cell office:value-type="string">
            <text:p>Baltic Sea</text:p>
          </table:table-cell>
          <table:table-cell office:value-type="float" office:value="0">
            <text:p>0</text:p>
          </table:table-cell>
        </table:table-row>
        <table:table-row table:style-name="ro1">
          <table:table-cell office:value-type="float" office:value="30">
            <text:p>30</text:p>
          </table:table-cell>
          <table:table-cell office:value-type="string">
            <text:p>OSD30</text:p>
          </table:table-cell>
          <table:table-cell office:value-type="string">
            <text:p>Tvaerminne</text:p>
          </table:table-cell>
          <table:table-cell office:value-type="string">
            <text:p>Gulf of Finland</text:p>
          </table:table-cell>
          <table:table-cell office:value-type="string">
            <text:p>http://marineregions.org/gazetteer.php?p=details&amp;id=2407</text:p>
          </table:table-cell>
          <table:table-cell office:value-type="string">
            <text:p>marine pelagic biome (ENVO:1000023)</text:p>
          </table:table-cell>
          <table:table-cell office:value-type="string">
            <text:p>OSD-Jun-2014</text:p>
          </table:table-cell>
          <table:table-cell office:value-type="string">
            <text:p>OSD30_20140620T0815Z</text:p>
          </table:table-cell>
          <table:table-cell office:value-type="string">
            <text:p>LIMNOS water sampler</text:p>
          </table:table-cell>
          <table:table-cell office:value-type="string">
            <text:p>[OBJECTIVE: The sampling site is situated in the northern Baltic Sea, and represents a marginal (enclosed, seasonally ice covered) and ecologically extreme (permanently low salinities) marine environment. It will be interesting to see this reflected in the community and metagenomic data][PLATFORM: small motor boat][DEVICE REPORTED: LIMNOS water sampler][DESCRIPTION: coastal water taken from a deep furrow stretching into the open Baltic]</text:p>
          </table:table-cell>
          <table:table-cell office:value-type="string">
            <text:p>http://store.pangaea.de/Projects/OSD_2014/OSD30_20140620T0815Z.pdf</text:p>
          </table:table-cell>
          <table:table-cell office:value-type="string">
            <text:p>UTC+02</text:p>
          </table:table-cell>
          <table:table-cell office:value-type="string">
            <text:p>20-06-2014T10:15:00</text:p>
          </table:table-cell>
          <table:table-cell table:style-name="ce1" office:value-type="date" office:date-value="2014-06-20T08:15:00">
            <text:p>06/20/14 08:15 AM</text:p>
          </table:table-cell>
          <table:table-cell office:value-type="float" office:value="59.8822">
            <text:p>59.8822</text:p>
          </table:table-cell>
          <table:table-cell office:value-type="float" office:value="23.2538">
            <text:p>23.2538</text:p>
          </table:table-cell>
          <table:table-cell table:style-name="ce1" office:value-type="date" office:date-value="2014-06-20T09:15:00">
            <text:p>06/20/14 09:15 AM</text:p>
          </table:table-cell>
          <table:table-cell office:value-type="float" office:value="59.8822">
            <text:p>59.8822</text:p>
          </table:table-cell>
          <table:table-cell office:value-type="float" office:value="23.2538">
            <text:p>23.2538</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30_2014-06-20_2m_NPL022</text:p>
          </table:table-cell>
          <table:table-cell office:value-type="string">
            <text:p>ERS667638</text:p>
          </table:table-cell>
          <table:table-cell office:value-type="string">
            <text:p>http://www.ebi.ac.uk/ena/data/view/ERS667638</text:p>
          </table:table-cell>
          <table:table-cell office:value-type="string">
            <text:p>ABOKL95</text:p>
          </table:table-cell>
          <table:table-cell/>
          <table:table-cell office:value-type="string">
            <text:p>NPL022</text:p>
          </table:table-cell>
          <table:table-cell table:number-columns-repeated="7" office:value-type="string">
            <text:p>Not provided</text:p>
          </table:table-cell>
          <table:table-cell office:value-type="float" office:value="10.5">
            <text:p>10.5</text:p>
          </table:table-cell>
          <table:table-cell office:value-type="float" office:value="5.63">
            <text:p>5.63</text:p>
          </table:table-cell>
          <table:table-cell office:value-type="float" office:value="7.85">
            <text:p>7.85</text:p>
          </table:table-cell>
          <table:table-cell office:value-type="float" office:value="0.2">
            <text:p>0.2</text:p>
          </table:table-cell>
          <table:table-cell table:number-columns-repeated="6"/>
          <table:table-cell office:value-type="float" office:value="7.203">
            <text:p>7.203</text:p>
          </table:table-cell>
          <table:table-cell/>
          <table:table-cell office:value-type="float" office:value="10.46">
            <text:p>10.46</text:p>
          </table:table-cell>
          <table:table-cell table:number-columns-repeated="5"/>
          <table:table-cell office:value-type="float" office:value="8.1">
            <text:p>8.1</text:p>
          </table:table-cell>
          <table:table-cell table:number-columns-repeated="3"/>
          <table:table-cell office:value-type="string">
            <text:p>FIN</text:p>
          </table:table-cell>
          <table:table-cell office:value-type="float" office:value="1297">
            <text:p>1297</text:p>
          </table:table-cell>
          <table:table-cell office:value-type="string">
            <text:p>NECS</text:p>
          </table:table-cell>
          <table:table-cell office:value-type="string">
            <text:p>Coastal - NE Atlantic Shelves Province</text:p>
          </table:table-cell>
          <table:table-cell office:value-type="float" office:value="0.030004357">
            <text:p>0.030004357</text:p>
          </table:table-cell>
          <table:table-cell office:value-type="string">
            <text:p>Baltic Sea</text:p>
          </table:table-cell>
          <table:table-cell office:value-type="float" office:value="0">
            <text:p>0</text:p>
          </table:table-cell>
        </table:table-row>
        <table:table-row table:style-name="ro1">
          <table:table-cell office:value-type="float" office:value="31">
            <text:p>31</text:p>
          </table:table-cell>
          <table:table-cell office:value-type="string">
            <text:p>OSD31</text:p>
          </table:table-cell>
          <table:table-cell office:value-type="string">
            <text:p>Port Hacking</text:p>
          </table:table-cell>
          <table:table-cell office:value-type="string">
            <text:p>South Pacific Ocean</text:p>
          </table:table-cell>
          <table:table-cell office:value-type="string">
            <text:p>http://marineregions.org/gazetteer.php?p=details&amp;id=1910</text:p>
          </table:table-cell>
          <table:table-cell office:value-type="string">
            <text:p>marine pelagic biome (ENVO:1000023)</text:p>
          </table:table-cell>
          <table:table-cell office:value-type="string">
            <text:p>OSD-Jun-2014</text:p>
          </table:table-cell>
          <table:table-cell office:value-type="string">
            <text:p>OSD31_20140612T1120Z</text:p>
          </table:table-cell>
          <table:table-cell office:value-type="string">
            <text:p>Bucket, plastic</text:p>
          </table:table-cell>
          <table:table-cell office:value-type="string">
            <text:p>[OBJECTIVE: IMOS National Reference Stations - OSD][PLATFORM: Research vessel, Zelda Faith][DEVICE REPORTED: 10 L bucket][DESCRIPTION: marine surface water]</text:p>
          </table:table-cell>
          <table:table-cell/>
          <table:table-cell office:value-type="string">
            <text:p>UTC+10</text:p>
          </table:table-cell>
          <table:table-cell office:value-type="string">
            <text:p>12-06-2014T21:20:00</text:p>
          </table:table-cell>
          <table:table-cell table:style-name="ce1" office:value-type="date" office:date-value="2014-06-12T11:20:00">
            <text:p>06/12/14 11:20 AM</text:p>
          </table:table-cell>
          <table:table-cell office:value-type="float" office:value="-34.0833">
            <text:p>-34.0833</text:p>
          </table:table-cell>
          <table:table-cell office:value-type="float" office:value="151.25">
            <text:p>151.25</text:p>
          </table:table-cell>
          <table:table-cell table:style-name="ce1" office:value-type="date" office:date-value="2014-06-12T12:36:00">
            <text:p>06/12/14 12:36 PM</text:p>
          </table:table-cell>
          <table:table-cell office:value-type="float" office:value="-34.0833">
            <text:p>-34.0833</text:p>
          </table:table-cell>
          <table:table-cell office:value-type="float" office:value="151.25">
            <text:p>151.25</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31_2014-06-12_1m_NPL022</text:p>
          </table:table-cell>
          <table:table-cell office:value-type="string">
            <text:p>ERS667637</text:p>
          </table:table-cell>
          <table:table-cell office:value-type="string">
            <text:p>http://www.ebi.ac.uk/ena/data/view/ERS667637</text:p>
          </table:table-cell>
          <table:table-cell/>
          <table:table-cell office:value-type="string">
            <text:p>SAMEA3275619</text:p>
          </table:table-cell>
          <table:table-cell office:value-type="string">
            <text:p>NPL022</text:p>
          </table:table-cell>
          <table:table-cell table:number-columns-repeated="7" office:value-type="string">
            <text:p>Not provided</text:p>
          </table:table-cell>
          <table:table-cell office:value-type="float" office:value="20.1183">
            <text:p>20.1183</text:p>
          </table:table-cell>
          <table:table-cell office:value-type="float" office:value="35.4964">
            <text:p>35.4964</text:p>
          </table:table-cell>
          <table:table-cell/>
          <table:table-cell office:value-type="float" office:value="0.1206">
            <text:p>0.1206</text:p>
          </table:table-cell>
          <table:table-cell office:value-type="float" office:value="0.2451">
            <text:p>0.2451</text:p>
          </table:table-cell>
          <table:table-cell table:number-columns-repeated="5"/>
          <table:table-cell office:value-type="float" office:value="48.64563">
            <text:p>48.64563</text:p>
          </table:table-cell>
          <table:table-cell/>
          <table:table-cell office:value-type="float" office:value="235.999487">
            <text:p>235.999487</text:p>
          </table:table-cell>
          <table:table-cell table:number-columns-repeated="4"/>
          <table:table-cell office:value-type="float" office:value="0.033">
            <text:p>0.033</text:p>
          </table:table-cell>
          <table:table-cell office:value-type="float" office:value="0.3693">
            <text:p>0.3693</text:p>
          </table:table-cell>
          <table:table-cell/>
          <table:table-cell office:value-type="float" office:value="3.6457">
            <text:p>3.6457</text:p>
          </table:table-cell>
          <table:table-cell/>
          <table:table-cell office:value-type="string">
            <text:p>AUS</text:p>
          </table:table-cell>
          <table:table-cell office:value-type="float" office:value="5514">
            <text:p>5514</text:p>
          </table:table-cell>
          <table:table-cell office:value-type="string">
            <text:p>AUSE</text:p>
          </table:table-cell>
          <table:table-cell office:value-type="string">
            <text:p>Coastal - East Australian Coastal Province</text:p>
          </table:table-cell>
          <table:table-cell office:value-type="float" office:value="0">
            <text:p>0</text:p>
          </table:table-cell>
          <table:table-cell office:value-type="string">
            <text:p>East Central Australian Shelf</text:p>
          </table:table-cell>
          <table:table-cell office:value-type="float" office:value="0">
            <text:p>0</text:p>
          </table:table-cell>
        </table:table-row>
        <table:table-row table:style-name="ro1">
          <table:table-cell office:value-type="float" office:value="32">
            <text:p>32</text:p>
          </table:table-cell>
          <table:table-cell office:value-type="string">
            <text:p>OSD32</text:p>
          </table:table-cell>
          <table:table-cell office:value-type="string">
            <text:p>North Stradbroke</text:p>
          </table:table-cell>
          <table:table-cell office:value-type="string">
            <text:p>South Pacific Ocean</text:p>
          </table:table-cell>
          <table:table-cell office:value-type="string">
            <text:p>http://marineregions.org/gazetteer.php?p=details&amp;id=1910</text:p>
          </table:table-cell>
          <table:table-cell office:value-type="string">
            <text:p>marine pelagic biome (ENVO:1000023)</text:p>
          </table:table-cell>
          <table:table-cell office:value-type="string">
            <text:p>OSD-Jun-2014</text:p>
          </table:table-cell>
          <table:table-cell office:value-type="string">
            <text:p>OSD32_20140623T1520Z</text:p>
          </table:table-cell>
          <table:table-cell office:value-type="string">
            <text:p>Bottle, Niskin 10-L</text:p>
          </table:table-cell>
          <table:table-cell office:value-type="string">
            <text:p>[OBJECTIVE: IMOS National Reference Stations - OSD][PLATFORM: Research vessel, Scylla][DEVICE REPORTED: 10 L Niskin][DESCRIPTION: marine surface water]</text:p>
          </table:table-cell>
          <table:table-cell/>
          <table:table-cell office:value-type="string">
            <text:p>UTC+10</text:p>
          </table:table-cell>
          <table:table-cell office:value-type="string">
            <text:p>23-06-2014T01:20:00</text:p>
          </table:table-cell>
          <table:table-cell table:style-name="ce1" office:value-type="date" office:date-value="2014-06-23T15:20:00">
            <text:p>06/23/14 03:20 PM</text:p>
          </table:table-cell>
          <table:table-cell office:value-type="float" office:value="-27.342">
            <text:p>-27.342</text:p>
          </table:table-cell>
          <table:table-cell office:value-type="float" office:value="153.5622">
            <text:p>153.5622</text:p>
          </table:table-cell>
          <table:table-cell table:style-name="ce1" office:value-type="date" office:date-value="2014-06-23T15:30:00">
            <text:p>06/23/14 03:30 PM</text:p>
          </table:table-cell>
          <table:table-cell office:value-type="float" office:value="-27.2">
            <text:p>-27.2</text:p>
          </table:table-cell>
          <table:table-cell office:value-type="float" office:value="153.3373">
            <text:p>153.3373</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32_2014-06-23_1m_NPL022</text:p>
          </table:table-cell>
          <table:table-cell office:value-type="string">
            <text:p>ERS667636</text:p>
          </table:table-cell>
          <table:table-cell office:value-type="string">
            <text:p>http://www.ebi.ac.uk/ena/data/view/ERS667636</text:p>
          </table:table-cell>
          <table:table-cell/>
          <table:table-cell office:value-type="string">
            <text:p>SAMEA3275618</text:p>
          </table:table-cell>
          <table:table-cell office:value-type="string">
            <text:p>NPL022</text:p>
          </table:table-cell>
          <table:table-cell table:number-columns-repeated="7" office:value-type="string">
            <text:p>Not provided</text:p>
          </table:table-cell>
          <table:table-cell office:value-type="float" office:value="23.4">
            <text:p>23.4</text:p>
          </table:table-cell>
          <table:table-cell office:value-type="float" office:value="35.391">
            <text:p>35.391</text:p>
          </table:table-cell>
          <table:table-cell/>
          <table:table-cell office:value-type="float" office:value="0.0693">
            <text:p>0.0693</text:p>
          </table:table-cell>
          <table:table-cell office:value-type="float" office:value="0.0665">
            <text:p>0.0665</text:p>
          </table:table-cell>
          <table:table-cell table:number-columns-repeated="5"/>
          <table:table-cell office:value-type="float" office:value="51.91549">
            <text:p>51.91549</text:p>
          </table:table-cell>
          <table:table-cell table:number-columns-repeated="6"/>
          <table:table-cell office:value-type="float" office:value="0.048">
            <text:p>0.048</text:p>
          </table:table-cell>
          <table:table-cell office:value-type="float" office:value="0.2857">
            <text:p>0.2857</text:p>
          </table:table-cell>
          <table:table-cell/>
          <table:table-cell office:value-type="float" office:value="0.1933">
            <text:p>0.1933</text:p>
          </table:table-cell>
          <table:table-cell/>
          <table:table-cell office:value-type="string">
            <text:p>AUS</text:p>
          </table:table-cell>
          <table:table-cell office:value-type="float" office:value="9573">
            <text:p>9573</text:p>
          </table:table-cell>
          <table:table-cell office:value-type="string">
            <text:p>AUSE</text:p>
          </table:table-cell>
          <table:table-cell office:value-type="string">
            <text:p>Coastal - East Australian Coastal Province</text:p>
          </table:table-cell>
          <table:table-cell office:value-type="float" office:value="0">
            <text:p>0</text:p>
          </table:table-cell>
          <table:table-cell office:value-type="string">
            <text:p>East Central Australian Shelf</text:p>
          </table:table-cell>
          <table:table-cell office:value-type="float" office:value="0">
            <text:p>0</text:p>
          </table:table-cell>
        </table:table-row>
        <table:table-row table:style-name="ro1">
          <table:table-cell office:value-type="float" office:value="33">
            <text:p>33</text:p>
          </table:table-cell>
          <table:table-cell office:value-type="string">
            <text:p>OSD33</text:p>
          </table:table-cell>
          <table:table-cell office:value-type="string">
            <text:p>Maria Island</text:p>
          </table:table-cell>
          <table:table-cell office:value-type="string">
            <text:p>South Pacific Ocean</text:p>
          </table:table-cell>
          <table:table-cell office:value-type="string">
            <text:p>http://marineregions.org/gazetteer.php?p=details&amp;id=1910</text:p>
          </table:table-cell>
          <table:table-cell office:value-type="string">
            <text:p>marine pelagic biome (ENVO:1000023)</text:p>
          </table:table-cell>
          <table:table-cell office:value-type="string">
            <text:p>OSD-Jun-2014</text:p>
          </table:table-cell>
          <table:table-cell office:value-type="string">
            <text:p>OSD33_20140619T1535Z</text:p>
          </table:table-cell>
          <table:table-cell office:value-type="string">
            <text:p>Bottle, Niskin 5-L</text:p>
          </table:table-cell>
          <table:table-cell office:value-type="string">
            <text:p>[OBJECTIVE: IMOS National Reference Stations - OSD][PLATFORM: Research vessel, South Cape][DEVICE REPORTED: 5 L Niskin][DESCRIPTION: marine surface water]</text:p>
          </table:table-cell>
          <table:table-cell/>
          <table:table-cell office:value-type="string">
            <text:p>UTC+10</text:p>
          </table:table-cell>
          <table:table-cell office:value-type="string">
            <text:p>19-06-2014T01:35:00</text:p>
          </table:table-cell>
          <table:table-cell table:style-name="ce1" office:value-type="date" office:date-value="2014-06-19T15:35:00">
            <text:p>06/19/14 03:35 PM</text:p>
          </table:table-cell>
          <table:table-cell office:value-type="float" office:value="-42.5966">
            <text:p>-42.5966</text:p>
          </table:table-cell>
          <table:table-cell office:value-type="float" office:value="148.2333">
            <text:p>148.2333</text:p>
          </table:table-cell>
          <table:table-cell table:style-name="ce1" office:value-type="date" office:date-value="2014-06-19T15:45:00">
            <text:p>06/19/14 03:45 PM</text:p>
          </table:table-cell>
          <table:table-cell office:value-type="float" office:value="-42.5966">
            <text:p>-42.5966</text:p>
          </table:table-cell>
          <table:table-cell office:value-type="float" office:value="148.2333">
            <text:p>148.2333</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33_2014-06-19_1m_NPL022</text:p>
          </table:table-cell>
          <table:table-cell office:value-type="string">
            <text:p>ERS667635</text:p>
          </table:table-cell>
          <table:table-cell office:value-type="string">
            <text:p>http://www.ebi.ac.uk/ena/data/view/ERS667635</text:p>
          </table:table-cell>
          <table:table-cell/>
          <table:table-cell office:value-type="string">
            <text:p>SAMEA3275617</text:p>
          </table:table-cell>
          <table:table-cell office:value-type="string">
            <text:p>NPL022</text:p>
          </table:table-cell>
          <table:table-cell table:number-columns-repeated="7" office:value-type="string">
            <text:p>Not provided</text:p>
          </table:table-cell>
          <table:table-cell office:value-type="float" office:value="13.9045">
            <text:p>13.9045</text:p>
          </table:table-cell>
          <table:table-cell office:value-type="float" office:value="35.3598">
            <text:p>35.3598</text:p>
          </table:table-cell>
          <table:table-cell/>
          <table:table-cell office:value-type="float" office:value="0.3081">
            <text:p>0.3081</text:p>
          </table:table-cell>
          <table:table-cell office:value-type="float" office:value="3.0343">
            <text:p>3.0343</text:p>
          </table:table-cell>
          <table:table-cell table:number-columns-repeated="5"/>
          <table:table-cell office:value-type="float" office:value="42.29881">
            <text:p>42.29881</text:p>
          </table:table-cell>
          <table:table-cell/>
          <table:table-cell office:value-type="float" office:value="250.271724">
            <text:p>250.271724</text:p>
          </table:table-cell>
          <table:table-cell table:number-columns-repeated="4"/>
          <table:table-cell office:value-type="float" office:value="0.0214">
            <text:p>0.0214</text:p>
          </table:table-cell>
          <table:table-cell office:value-type="float" office:value="0.6984">
            <text:p>0.6984</text:p>
          </table:table-cell>
          <table:table-cell/>
          <table:table-cell office:value-type="float" office:value="0.1442">
            <text:p>0.1442</text:p>
          </table:table-cell>
          <table:table-cell/>
          <table:table-cell office:value-type="string">
            <text:p>AUS</text:p>
          </table:table-cell>
          <table:table-cell office:value-type="float" office:value="8358">
            <text:p>8358</text:p>
          </table:table-cell>
          <table:table-cell office:value-type="string">
            <text:p>SSTC</text:p>
          </table:table-cell>
          <table:table-cell office:value-type="string">
            <text:p>Westerlies - S. Subtropical Convergence Province</text:p>
          </table:table-cell>
          <table:table-cell office:value-type="float" office:value="0">
            <text:p>0</text:p>
          </table:table-cell>
          <table:table-cell office:value-type="string">
            <text:p>Southeast Australian Shelf</text:p>
          </table:table-cell>
          <table:table-cell office:value-type="float" office:value="0">
            <text:p>0</text:p>
          </table:table-cell>
        </table:table-row>
        <table:table-row table:style-name="ro1">
          <table:table-cell office:value-type="float" office:value="34">
            <text:p>34</text:p>
          </table:table-cell>
          <table:table-cell office:value-type="string">
            <text:p>OSD34</text:p>
          </table:table-cell>
          <table:table-cell office:value-type="string">
            <text:p>Alexandria</text:p>
          </table:table-cell>
          <table:table-cell office:value-type="string">
            <text:p>Mediterranean Sea - Eastern Basin</text:p>
          </table:table-cell>
          <table:table-cell office:value-type="string">
            <text:p>http://marineregions.org/gazetteer.php?p=details&amp;id=4280</text:p>
          </table:table-cell>
          <table:table-cell office:value-type="string">
            <text:p>marine biome (ENVO:447)</text:p>
          </table:table-cell>
          <table:table-cell office:value-type="string">
            <text:p>OSD-Jun-2014</text:p>
          </table:table-cell>
          <table:table-cell office:value-type="string">
            <text:p>OSD34_20140621T0930Z</text:p>
          </table:table-cell>
          <table:table-cell office:value-type="string">
            <text:p>Bucket, plastic 5-L</text:p>
          </table:table-cell>
          <table:table-cell office:value-type="string">
            <text:p>[OBJECTIVE: The overall [OBJECTIVE is a description of the microbial diversity of multiple points of world oceans at a synchronized and single point of time.][PLATFORM: 500 m of shore of the Mediterranean Sea][DEVICE REPORTED: 5 Liter plastic jug][DESCRIPTION: sea water]</text:p>
          </table:table-cell>
          <table:table-cell office:value-type="string">
            <text:p>http://store.pangaea.de/Projects/OSD_2014/OSD34_20140621T0930Z.pdf</text:p>
          </table:table-cell>
          <table:table-cell office:value-type="string">
            <text:p>UTC+02</text:p>
          </table:table-cell>
          <table:table-cell office:value-type="string">
            <text:p>21-06-2014T11:30:00</text:p>
          </table:table-cell>
          <table:table-cell table:style-name="ce1" office:value-type="date" office:date-value="2014-06-21T09:30:00">
            <text:p>06/21/14 09:30 AM</text:p>
          </table:table-cell>
          <table:table-cell office:value-type="float" office:value="31.21667">
            <text:p>31.21667</text:p>
          </table:table-cell>
          <table:table-cell office:value-type="float" office:value="29.96667">
            <text:p>29.96667</text:p>
          </table:table-cell>
          <table:table-cell table:style-name="ce1" office:value-type="date" office:date-value="2014-06-21T10:30:00">
            <text:p>06/21/14 10:30 AM</text:p>
          </table:table-cell>
          <table:table-cell office:value-type="float" office:value="31.21667">
            <text:p>31.21667</text:p>
          </table:table-cell>
          <table:table-cell office:value-type="float" office:value="29.96667">
            <text:p>29.96667</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34_2014-06-21_0m_NPL022</text:p>
          </table:table-cell>
          <table:table-cell office:value-type="string">
            <text:p>ERS667634</text:p>
          </table:table-cell>
          <table:table-cell office:value-type="string">
            <text:p>http://www.ebi.ac.uk/ena/data/view/ERS667634</text:p>
          </table:table-cell>
          <table:table-cell office:value-type="string">
            <text:p>ABOKM65</text:p>
          </table:table-cell>
          <table:table-cell office:value-type="string">
            <text:p>SAMEA3275616</text:p>
          </table:table-cell>
          <table:table-cell office:value-type="string">
            <text:p>NPL022</text:p>
          </table:table-cell>
          <table:table-cell table:number-columns-repeated="7" office:value-type="string">
            <text:p>Not provided</text:p>
          </table:table-cell>
          <table:table-cell office:value-type="float" office:value="27">
            <text:p>27</text:p>
          </table:table-cell>
          <table:table-cell office:value-type="float" office:value="36">
            <text:p>36</text:p>
          </table:table-cell>
          <table:table-cell office:value-type="float" office:value="8.01">
            <text:p>8.01</text:p>
          </table:table-cell>
          <table:table-cell table:number-columns-repeated="7"/>
          <table:table-cell office:value-type="float" office:value="57.4">
            <text:p>57.4</text:p>
          </table:table-cell>
          <table:table-cell table:number-columns-repeated="11"/>
          <table:table-cell office:value-type="string">
            <text:p>EGY</text:p>
          </table:table-cell>
          <table:table-cell office:value-type="float" office:value="0">
            <text:p>0</text:p>
          </table:table-cell>
          <table:table-cell office:value-type="string">
            <text:p>MEDI</text:p>
          </table:table-cell>
          <table:table-cell office:value-type="string">
            <text:p>Westerlies - Mediterranean Sea, Black Sea Province</text:p>
          </table:table-cell>
          <table:table-cell office:value-type="float" office:value="0.02761204">
            <text:p>0.02761204</text:p>
          </table:table-cell>
          <table:table-cell office:value-type="string">
            <text:p>Mediterranean Sea</text:p>
          </table:table-cell>
          <table:table-cell office:value-type="float" office:value="2782">
            <text:p>2782</text:p>
          </table:table-cell>
        </table:table-row>
        <table:table-row table:style-name="ro1">
          <table:table-cell office:value-type="float" office:value="35">
            <text:p>35</text:p>
          </table:table-cell>
          <table:table-cell office:value-type="string">
            <text:p>OSD35</text:p>
          </table:table-cell>
          <table:table-cell office:value-type="string">
            <text:p>Cheasapeake Bay</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35_20140621T1701Z</text:p>
          </table:table-cell>
          <table:table-cell office:value-type="string">
            <text:p>Bucket, plastic</text:p>
          </table:table-cell>
          <table:table-cell office:value-type="string">
            <text:p>[OBJECTIVE: OSD Main Event Sampling][PLATFORM: Oxford Lab Pier][DEVICE REPORTED: YSI 6600 v2 datasonde][DESCRIPTION: Water sample collected via bucket, 6 filters sub-sampled]</text:p>
          </table:table-cell>
          <table:table-cell office:value-type="string">
            <text:p>http://store.pangaea.de/Projects/OSD_2014/OSD35_20140621T1701Z.pdf</text:p>
          </table:table-cell>
          <table:table-cell office:value-type="string">
            <text:p>UTC-05</text:p>
          </table:table-cell>
          <table:table-cell office:value-type="string">
            <text:p>21-06-2014T12:01:00</text:p>
          </table:table-cell>
          <table:table-cell table:style-name="ce1" office:value-type="date" office:date-value="2014-06-21T17:01:00">
            <text:p>06/21/14 05:01 PM</text:p>
          </table:table-cell>
          <table:table-cell office:value-type="float" office:value="38.6792">
            <text:p>38.6792</text:p>
          </table:table-cell>
          <table:table-cell office:value-type="float" office:value="-76.1742">
            <text:p>-76.1742</text:p>
          </table:table-cell>
          <table:table-cell table:style-name="ce1" office:value-type="date" office:date-value="2014-06-21T18:30:00">
            <text:p>06/21/14 06:30 PM</text:p>
          </table:table-cell>
          <table:table-cell office:value-type="float" office:value="38.6792">
            <text:p>38.6792</text:p>
          </table:table-cell>
          <table:table-cell office:value-type="float" office:value="-76.1742">
            <text:p>-76.1742</text:p>
          </table:table-cell>
          <table:table-cell office:value-type="float" office:value="1">
            <text:p>1</text:p>
          </table:table-cell>
          <table:table-cell office:value-type="string">
            <text:p>surface water (ENVO:2042)</text:p>
          </table:table-cell>
          <table:table-cell office:value-type="string">
            <text:p>estuarine water (ENVO:1000301)</text:p>
          </table:table-cell>
          <table:table-cell office:value-type="string">
            <text:p>OSD35_2014-06-21_1m_NPL022</text:p>
          </table:table-cell>
          <table:table-cell office:value-type="string">
            <text:p>ERS667633</text:p>
          </table:table-cell>
          <table:table-cell office:value-type="string">
            <text:p>http://www.ebi.ac.uk/ena/data/view/ERS667633</text:p>
          </table:table-cell>
          <table:table-cell office:value-type="string">
            <text:p>ABOKM98</text:p>
          </table:table-cell>
          <table:table-cell office:value-type="string">
            <text:p>SAMEA3275615</text:p>
          </table:table-cell>
          <table:table-cell office:value-type="string">
            <text:p>NPL022</text:p>
          </table:table-cell>
          <table:table-cell table:number-columns-repeated="7" office:value-type="string">
            <text:p>Not provided</text:p>
          </table:table-cell>
          <table:table-cell office:value-type="float" office:value="26.32">
            <text:p>26.32</text:p>
          </table:table-cell>
          <table:table-cell office:value-type="float" office:value="8.97">
            <text:p>8.97</text:p>
          </table:table-cell>
          <table:table-cell office:value-type="float" office:value="7.98">
            <text:p>7.98</text:p>
          </table:table-cell>
          <table:table-cell table:number-columns-repeated="7"/>
          <table:table-cell office:value-type="float" office:value="15.41">
            <text:p>15.41</text:p>
          </table:table-cell>
          <table:table-cell/>
          <table:table-cell office:value-type="float" office:value="260.37">
            <text:p>260.37</text:p>
          </table:table-cell>
          <table:table-cell table:number-columns-repeated="6"/>
          <table:table-cell office:value-type="float" office:value="9">
            <text:p>9</text:p>
          </table:table-cell>
          <table:table-cell table:number-columns-repeated="2"/>
          <table:table-cell office:value-type="string">
            <text:p>USA</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004308465">
            <text:p>0.004308465</text:p>
          </table:table-cell>
          <table:table-cell office:value-type="string">
            <text:p>Northeast U.S. Continental Shelf</text:p>
          </table:table-cell>
          <table:table-cell office:value-type="float" office:value="0">
            <text:p>0</text:p>
          </table:table-cell>
        </table:table-row>
        <table:table-row table:style-name="ro1">
          <table:table-cell office:value-type="float" office:value="36">
            <text:p>36</text:p>
          </table:table-cell>
          <table:table-cell office:value-type="string">
            <text:p>OSD36</text:p>
          </table:table-cell>
          <table:table-cell office:value-type="string">
            <text:p>Delaware</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36_20140621T1730Z</text:p>
          </table:table-cell>
          <table:table-cell office:value-type="string">
            <text:p>Bucket, plastic</text:p>
          </table:table-cell>
          <table:table-cell office:value-type="string">
            <text:p>[OBJECTIVE: Ocean Sampling Day 2014][PLATFORM: Free-standing beach sample][DEVICE REPORTED: Bucket][DESCRIPTION: Woodland Beach, free-standing sub-surface sample taken after wading in to a depth of ca. 1.2 m. <text:s/>]</text:p>
          </table:table-cell>
          <table:table-cell office:value-type="string">
            <text:p>http://store.pangaea.de/Projects/OSD_2014/OSD36_20140621T1730Z.pdf</text:p>
          </table:table-cell>
          <table:table-cell office:value-type="string">
            <text:p>UTC-05</text:p>
          </table:table-cell>
          <table:table-cell office:value-type="string">
            <text:p>21-06-2014T12:30:00</text:p>
          </table:table-cell>
          <table:table-cell table:style-name="ce1" office:value-type="date" office:date-value="2014-06-21T17:30:00">
            <text:p>06/21/14 05:30 PM</text:p>
          </table:table-cell>
          <table:table-cell office:value-type="float" office:value="39.3322">
            <text:p>39.3322</text:p>
          </table:table-cell>
          <table:table-cell office:value-type="float" office:value="-75.4699">
            <text:p>-75.4699</text:p>
          </table:table-cell>
          <table:table-cell table:style-name="ce1" office:value-type="date" office:date-value="2014-06-21T18:30:00">
            <text:p>06/21/14 06:30 PM</text:p>
          </table:table-cell>
          <table:table-cell office:value-type="float" office:value="39.3322">
            <text:p>39.3322</text:p>
          </table:table-cell>
          <table:table-cell office:value-type="float" office:value="-75.4699">
            <text:p>-75.4699</text:p>
          </table:table-cell>
          <table:table-cell office:value-type="float" office:value="0.5">
            <text:p>0.5</text:p>
          </table:table-cell>
          <table:table-cell office:value-type="string">
            <text:p>surface water (ENVO:2042)</text:p>
          </table:table-cell>
          <table:table-cell office:value-type="string">
            <text:p>estuarine water (ENVO:1000301)</text:p>
          </table:table-cell>
          <table:table-cell office:value-type="string">
            <text:p>OSD36_2014-06-21_0.5m_NPL022</text:p>
          </table:table-cell>
          <table:table-cell office:value-type="string">
            <text:p>ERS667632</text:p>
          </table:table-cell>
          <table:table-cell office:value-type="string">
            <text:p>http://www.ebi.ac.uk/ena/data/view/ERS667632</text:p>
          </table:table-cell>
          <table:table-cell office:value-type="string">
            <text:p>ABOKL75</text:p>
          </table:table-cell>
          <table:table-cell office:value-type="string">
            <text:p>SAMEA3275614</text:p>
          </table:table-cell>
          <table:table-cell office:value-type="string">
            <text:p>NPL022</text:p>
          </table:table-cell>
          <table:table-cell table:number-columns-repeated="7" office:value-type="string">
            <text:p>Not provided</text:p>
          </table:table-cell>
          <table:table-cell office:value-type="float" office:value="23.55">
            <text:p>23.55</text:p>
          </table:table-cell>
          <table:table-cell office:value-type="float" office:value="7.42">
            <text:p>7.42</text:p>
          </table:table-cell>
          <table:table-cell table:number-columns-repeated="8"/>
          <table:table-cell office:value-type="float" office:value="12.55">
            <text:p>12.55</text:p>
          </table:table-cell>
          <table:table-cell/>
          <table:table-cell office:value-type="float" office:value="392.86">
            <text:p>392.86</text:p>
          </table:table-cell>
          <table:table-cell table:number-columns-repeated="9"/>
          <table:table-cell office:value-type="string">
            <text:p>USA</text:p>
          </table:table-cell>
          <table:table-cell office:value-type="float" office:value="454">
            <text:p>454</text:p>
          </table:table-cell>
          <table:table-cell office:value-type="string">
            <text:p>NWCS</text:p>
          </table:table-cell>
          <table:table-cell office:value-type="string">
            <text:p>Coastal - NW Atlantic Shelves Province</text:p>
          </table:table-cell>
          <table:table-cell office:value-type="float" office:value="0.013477288">
            <text:p>0.013477288</text:p>
          </table:table-cell>
          <table:table-cell office:value-type="string">
            <text:p>Northeast U.S. Continental Shelf</text:p>
          </table:table-cell>
          <table:table-cell office:value-type="float" office:value="743">
            <text:p>743</text:p>
          </table:table-cell>
        </table:table-row>
        <table:table-row table:style-name="ro1">
          <table:table-cell office:value-type="float" office:value="37">
            <text:p>37</text:p>
          </table:table-cell>
          <table:table-cell office:value-type="string">
            <text:p>OSD37</text:p>
          </table:table-cell>
          <table:table-cell office:value-type="string">
            <text:p>Port Everglades</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37_20140619T1311Z</text:p>
          </table:table-cell>
          <table:table-cell office:value-type="string">
            <text:p>Bucket, plastic 20-L</text:p>
          </table:table-cell>
          <table:table-cell office:value-type="string">
            <text:p>[OBJECTIVE: OSD Summer Solstice 2014. <text:s/>Prokaryote samples - 6 replicate water samples of 10 Liters each (5 sterivex filters for each sample). Eukaryotic samples - 2 replicate water samples of 50 liters each (10 flat 47mm filters for each sample) ][PLATFORM: NOAA research vessel HILDEBRAND][DEVICE REPORTED: Collected seawater with cleaned pump and hose into sterile 20 liter polypropylene carboys][DESCRIPTION: particulate matter on a 0.8 um pore size 47mm polycarbonate filter from Port Everglades OSD site 37. <text:s/>two replicate samples each with 10 filters (0.8 um flat polycarbonate 47mm diameter filters).]</text:p>
          </table:table-cell>
          <table:table-cell office:value-type="string">
            <text:p>http://store.pangaea.de/Projects/OSD_2014/OSD37_20140619T1311Z.pdf</text:p>
          </table:table-cell>
          <table:table-cell office:value-type="string">
            <text:p>UTC-05</text:p>
          </table:table-cell>
          <table:table-cell office:value-type="string">
            <text:p>19-06-2014T08:11:00</text:p>
          </table:table-cell>
          <table:table-cell table:style-name="ce1" office:value-type="date" office:date-value="2014-06-19T13:11:00">
            <text:p>06/19/14 01:11 PM</text:p>
          </table:table-cell>
          <table:table-cell office:value-type="float" office:value="26.10293">
            <text:p>26.10293</text:p>
          </table:table-cell>
          <table:table-cell office:value-type="float" office:value="-80.09315">
            <text:p>-80.09315</text:p>
          </table:table-cell>
          <table:table-cell table:style-name="ce1" office:value-type="date" office:date-value="2014-06-19T13:24:00">
            <text:p>06/19/14 01:24 PM</text:p>
          </table:table-cell>
          <table:table-cell office:value-type="float" office:value="26.10293">
            <text:p>26.10293</text:p>
          </table:table-cell>
          <table:table-cell office:value-type="float" office:value="-80.09315">
            <text:p>-80.09315</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37_2014-06-19_1m_NE08</text:p>
          </table:table-cell>
          <table:table-cell office:value-type="string">
            <text:p>ERS667631</text:p>
          </table:table-cell>
          <table:table-cell office:value-type="string">
            <text:p>http://www.ebi.ac.uk/ena/data/view/ERS667631</text:p>
          </table:table-cell>
          <table:table-cell office:value-type="string">
            <text:p>ABOKM83</text:p>
          </table:table-cell>
          <table:table-cell office:value-type="string">
            <text:p>SAMEA3275613</text:p>
          </table:table-cell>
          <table:table-cell office:value-type="string">
            <text:p>NE08</text:p>
          </table:table-cell>
          <table:table-cell table:number-columns-repeated="7" office:value-type="string">
            <text:p>Not provided</text:p>
          </table:table-cell>
          <table:table-cell office:value-type="float" office:value="27.7">
            <text:p>27.7</text:p>
          </table:table-cell>
          <table:table-cell office:value-type="float" office:value="33.82">
            <text:p>33.82</text:p>
          </table:table-cell>
          <table:table-cell office:value-type="float" office:value="8.03">
            <text:p>8.03</text:p>
          </table:table-cell>
          <table:table-cell table:number-columns-repeated="16"/>
          <table:table-cell office:value-type="float" office:value="1.01">
            <text:p>1.01</text:p>
          </table:table-cell>
          <table:table-cell table:number-columns-repeated="2"/>
          <table:table-cell office:value-type="string">
            <text:p>USA</text:p>
          </table:table-cell>
          <table:table-cell office:value-type="float" office:value="1069">
            <text:p>1069</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outheast U.S. Continental Shelf</text:p>
          </table:table-cell>
          <table:table-cell office:value-type="float" office:value="0">
            <text:p>0</text:p>
          </table:table-cell>
        </table:table-row>
        <table:table-row table:style-name="ro1">
          <table:table-cell office:value-type="float" office:value="37">
            <text:p>37</text:p>
          </table:table-cell>
          <table:table-cell office:value-type="string">
            <text:p>OSD37</text:p>
          </table:table-cell>
          <table:table-cell office:value-type="string">
            <text:p>Port Everglades</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37_20140619T1311Z</text:p>
          </table:table-cell>
          <table:table-cell office:value-type="string">
            <text:p>Bucket, plastic 20-L</text:p>
          </table:table-cell>
          <table:table-cell office:value-type="string">
            <text:p>[OBJECTIVE: OSD Summer Solstice 2014. <text:s/>Prokaryote samples - 6 replicate water samples of 10 Liters each (5 sterivex filters for each sample). Eukaryotic samples - 2 replicate water samples of 50 liters each (10 flat 47mm filters for each sample) ][PLATFORM: NOAA research vessel HILDEBRAND][DEVICE REPORTED: Collected seawater with cleaned pump and hose into sterile 20 liter polypropylene carboys][DESCRIPTION: particulate matter on a 0.8 um pore size 47mm polycarbonate filter from Port Everglades OSD site 37. <text:s/>two replicate samples each with 10 filters (0.8 um flat polycarbonate 47mm diameter filters).]</text:p>
          </table:table-cell>
          <table:table-cell office:value-type="string">
            <text:p>http://store.pangaea.de/Projects/OSD_2014/OSD37_20140619T1311Z.pdf</text:p>
          </table:table-cell>
          <table:table-cell office:value-type="string">
            <text:p>UTC-05</text:p>
          </table:table-cell>
          <table:table-cell office:value-type="string">
            <text:p>19-06-2014T08:11:00</text:p>
          </table:table-cell>
          <table:table-cell table:style-name="ce1" office:value-type="date" office:date-value="2014-06-19T13:11:00">
            <text:p>06/19/14 01:11 PM</text:p>
          </table:table-cell>
          <table:table-cell office:value-type="float" office:value="26.10293">
            <text:p>26.10293</text:p>
          </table:table-cell>
          <table:table-cell office:value-type="float" office:value="-80.09315">
            <text:p>-80.09315</text:p>
          </table:table-cell>
          <table:table-cell table:style-name="ce1" office:value-type="date" office:date-value="2014-06-19T13:24:00">
            <text:p>06/19/14 01:24 PM</text:p>
          </table:table-cell>
          <table:table-cell office:value-type="float" office:value="26.10293">
            <text:p>26.10293</text:p>
          </table:table-cell>
          <table:table-cell office:value-type="float" office:value="-80.09315">
            <text:p>-80.09315</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37_2014-06-19_1m_NPL022</text:p>
          </table:table-cell>
          <table:table-cell office:value-type="string">
            <text:p>ERS667630</text:p>
          </table:table-cell>
          <table:table-cell office:value-type="string">
            <text:p>http://www.ebi.ac.uk/ena/data/view/ERS667630</text:p>
          </table:table-cell>
          <table:table-cell office:value-type="string">
            <text:p>ABOKL77</text:p>
          </table:table-cell>
          <table:table-cell office:value-type="string">
            <text:p>SAMEA3275612</text:p>
          </table:table-cell>
          <table:table-cell office:value-type="string">
            <text:p>NPL022</text:p>
          </table:table-cell>
          <table:table-cell table:number-columns-repeated="7" office:value-type="string">
            <text:p>Not provided</text:p>
          </table:table-cell>
          <table:table-cell office:value-type="float" office:value="27.7">
            <text:p>27.7</text:p>
          </table:table-cell>
          <table:table-cell office:value-type="float" office:value="33.82">
            <text:p>33.82</text:p>
          </table:table-cell>
          <table:table-cell office:value-type="float" office:value="8.03">
            <text:p>8.03</text:p>
          </table:table-cell>
          <table:table-cell table:number-columns-repeated="16"/>
          <table:table-cell office:value-type="float" office:value="1.61">
            <text:p>1.61</text:p>
          </table:table-cell>
          <table:table-cell table:number-columns-repeated="2"/>
          <table:table-cell office:value-type="string">
            <text:p>USA</text:p>
          </table:table-cell>
          <table:table-cell office:value-type="float" office:value="1069">
            <text:p>1069</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outheast U.S. Continental Shelf</text:p>
          </table:table-cell>
          <table:table-cell office:value-type="float" office:value="0">
            <text:p>0</text:p>
          </table:table-cell>
        </table:table-row>
        <table:table-row table:style-name="ro1">
          <table:table-cell office:value-type="float" office:value="38">
            <text:p>38</text:p>
          </table:table-cell>
          <table:table-cell office:value-type="string">
            <text:p>OSD38</text:p>
          </table:table-cell>
          <table:table-cell office:value-type="string">
            <text:p>Long Key</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38_20140620T1655Z</text:p>
          </table:table-cell>
          <table:table-cell office:value-type="string">
            <text:p>Bucket, plastic 20-L</text:p>
          </table:table-cell>
          <table:table-cell office:value-type="string">
            <text:p>[OBJECTIVE: particulate matter on a 0.22 um pore size sterivex filter from surface of Long Key OSD site 38. Replicate prokaryote sample 1 of 5, each replicate sample consisting of 5 sterivex filters. <text:s/>All prokaryotic filters (5 filters each of 5 replicate samples) from site 38 filtered 2 liters of sample. ][PLATFORM: 25-foot motor boat (Keys Marine Lab)][DEVICE REPORTED: Collected seawater with clean bucket by hand toss from 25 foot motor boat, transfered to sterile 20 Liter carboys on board - collected 3 20L carboys][DESCRIPTION: particulate matter on a 0.22 um pore size sterivex filter from surface of Long Key OSD site 38. Replicate prokaryote sample 1 of 5, each replicate sample consisting of 5 sterivex filters. <text:s/>All prokaryotic filters (5 filters each of 5 replicate samples) from site 38 filtered 2 liters of sample.]</text:p>
          </table:table-cell>
          <table:table-cell office:value-type="string">
            <text:p>http://store.pangaea.de/Projects/OSD_2014/OSD38_20140620T1655Z.pdf</text:p>
          </table:table-cell>
          <table:table-cell office:value-type="string">
            <text:p>UTC-05</text:p>
          </table:table-cell>
          <table:table-cell office:value-type="string">
            <text:p>20-06-2014T11:55:00</text:p>
          </table:table-cell>
          <table:table-cell table:style-name="ce1" office:value-type="date" office:date-value="2014-06-20T16:55:00">
            <text:p>06/20/14 04:55 PM</text:p>
          </table:table-cell>
          <table:table-cell office:value-type="float" office:value="24.7449">
            <text:p>24.7449</text:p>
          </table:table-cell>
          <table:table-cell office:value-type="float" office:value="-80.78375">
            <text:p>-80.78375</text:p>
          </table:table-cell>
          <table:table-cell table:style-name="ce1" office:value-type="date" office:date-value="2014-06-20T17:15:00">
            <text:p>06/20/14 05:15 PM</text:p>
          </table:table-cell>
          <table:table-cell office:value-type="float" office:value="24.7449">
            <text:p>24.7449</text:p>
          </table:table-cell>
          <table:table-cell office:value-type="float" office:value="-80.78375">
            <text:p>-80.78375</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38_2014-06-20_0m_NPL022</text:p>
          </table:table-cell>
          <table:table-cell office:value-type="string">
            <text:p>ERS667629</text:p>
          </table:table-cell>
          <table:table-cell office:value-type="string">
            <text:p>http://www.ebi.ac.uk/ena/data/view/ERS667629</text:p>
          </table:table-cell>
          <table:table-cell office:value-type="string">
            <text:p>ABOKL79</text:p>
          </table:table-cell>
          <table:table-cell office:value-type="string">
            <text:p>SAMEA3275611</text:p>
          </table:table-cell>
          <table:table-cell office:value-type="string">
            <text:p>NPL022</text:p>
          </table:table-cell>
          <table:table-cell table:number-columns-repeated="7" office:value-type="string">
            <text:p>Not provided</text:p>
          </table:table-cell>
          <table:table-cell office:value-type="float" office:value="29.6">
            <text:p>29.6</text:p>
          </table:table-cell>
          <table:table-cell office:value-type="float" office:value="36.25">
            <text:p>36.25</text:p>
          </table:table-cell>
          <table:table-cell office:value-type="float" office:value="7.89">
            <text:p>7.89</text:p>
          </table:table-cell>
          <table:table-cell table:number-columns-repeated="16"/>
          <table:table-cell office:value-type="float" office:value="0.23">
            <text:p>0.23</text:p>
          </table:table-cell>
          <table:table-cell table:number-columns-repeated="2"/>
          <table:table-cell office:value-type="string">
            <text:p>USA</text:p>
          </table:table-cell>
          <table:table-cell office:value-type="float" office:value="6942">
            <text:p>6942</text:p>
          </table:table-cell>
          <table:table-cell office:value-type="string">
            <text:p>CARB</text:p>
          </table:table-cell>
          <table:table-cell office:value-type="string">
            <text:p>Trades - Caribbean Province</text:p>
          </table:table-cell>
          <table:table-cell office:value-type="float" office:value="0">
            <text:p>0</text:p>
          </table:table-cell>
          <table:table-cell office:value-type="string">
            <text:p>Caribbean Sea</text:p>
          </table:table-cell>
          <table:table-cell office:value-type="float" office:value="0">
            <text:p>0</text:p>
          </table:table-cell>
        </table:table-row>
        <table:table-row table:style-name="ro1">
          <table:table-cell office:value-type="float" office:value="39">
            <text:p>39</text:p>
          </table:table-cell>
          <table:table-cell office:value-type="string">
            <text:p>OSD39</text:p>
          </table:table-cell>
          <table:table-cell office:value-type="string">
            <text:p>Charleston Harbor</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39_20140619T0500Z</text:p>
          </table:table-cell>
          <table:table-cell office:value-type="string">
            <text:p>Bottle, unknown 4-L</text:p>
          </table:table-cell>
          <table:table-cell office:value-type="string">
            <text:p>[OBJECTIVE: Prokaryote and Eukaryote DNA sampling][PLATFORM: waded from shore][DEVICE REPORTED: 4L sterile bottles][DESCRIPTION: surface sample]</text:p>
          </table:table-cell>
          <table:table-cell office:value-type="string">
            <text:p>http://store.pangaea.de/Projects/OSD_2014/OSD39_20140619T0500Z.pdf</text:p>
          </table:table-cell>
          <table:table-cell office:value-type="string">
            <text:p>UTC-05</text:p>
          </table:table-cell>
          <table:table-cell office:value-type="string">
            <text:p>19-06-2014T13:00:00</text:p>
          </table:table-cell>
          <table:table-cell table:style-name="ce1" office:value-type="date" office:date-value="2014-06-19T18:00:00">
            <text:p>06/19/14 06:00 PM</text:p>
          </table:table-cell>
          <table:table-cell office:value-type="float" office:value="32.7524">
            <text:p>32.7524</text:p>
          </table:table-cell>
          <table:table-cell office:value-type="float" office:value="-79.89954">
            <text:p>-79.89954</text:p>
          </table:table-cell>
          <table:table-cell table:style-name="ce1" office:value-type="date" office:date-value="2014-06-19T18:15:00">
            <text:p>06/19/14 06:15 PM</text:p>
          </table:table-cell>
          <table:table-cell office:value-type="float" office:value="32.7524">
            <text:p>32.7524</text:p>
          </table:table-cell>
          <table:table-cell office:value-type="float" office:value="-79.89954">
            <text:p>-79.89954</text:p>
          </table:table-cell>
          <table:table-cell office:value-type="float" office:value="0.1">
            <text:p>0.1</text:p>
          </table:table-cell>
          <table:table-cell office:value-type="string">
            <text:p>surface water (ENVO:2042)</text:p>
          </table:table-cell>
          <table:table-cell office:value-type="string">
            <text:p>sea water (ENVO:2149)</text:p>
          </table:table-cell>
          <table:table-cell office:value-type="string">
            <text:p>OSD39_2014-06-19_0.1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31.3">
            <text:p>31.3</text:p>
          </table:table-cell>
          <table:table-cell office:value-type="float" office:value="24.3">
            <text:p>24.3</text:p>
          </table:table-cell>
          <table:table-cell office:value-type="float" office:value="8">
            <text:p>8</text:p>
          </table:table-cell>
          <table:table-cell table:number-columns-repeated="7"/>
          <table:table-cell office:value-type="float" office:value="37.56">
            <text:p>37.56</text:p>
          </table:table-cell>
          <table:table-cell/>
          <table:table-cell office:value-type="float" office:value="5.27">
            <text:p>5.27</text:p>
          </table:table-cell>
          <table:table-cell table:number-columns-repeated="9"/>
          <table:table-cell office:value-type="string">
            <text:p>USA</text:p>
          </table:table-cell>
          <table:table-cell office:value-type="float" office:value="42">
            <text:p>42</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outheast U.S. Continental Shelf</text:p>
          </table:table-cell>
          <table:table-cell office:value-type="float" office:value="0">
            <text:p>0</text:p>
          </table:table-cell>
        </table:table-row>
        <table:table-row table:style-name="ro1">
          <table:table-cell office:value-type="float" office:value="39">
            <text:p>39</text:p>
          </table:table-cell>
          <table:table-cell office:value-type="string">
            <text:p>OSD39</text:p>
          </table:table-cell>
          <table:table-cell office:value-type="string">
            <text:p>Charleston Harbor</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39_20140619T0500Z</text:p>
          </table:table-cell>
          <table:table-cell office:value-type="string">
            <text:p>Bottle, unknown 4-L</text:p>
          </table:table-cell>
          <table:table-cell office:value-type="string">
            <text:p>[OBJECTIVE: Prokaryote and Eukaryote DNA sampling][PLATFORM: waded from shore][DEVICE REPORTED: 4L sterile bottles][DESCRIPTION: surface sample]</text:p>
          </table:table-cell>
          <table:table-cell office:value-type="string">
            <text:p>http://store.pangaea.de/Projects/OSD_2014/OSD39_20140619T0500Z.pdf</text:p>
          </table:table-cell>
          <table:table-cell office:value-type="string">
            <text:p>UTC+08</text:p>
          </table:table-cell>
          <table:table-cell office:value-type="string">
            <text:p>19-06-2014T13:00:00</text:p>
          </table:table-cell>
          <table:table-cell table:style-name="ce1" office:value-type="date" office:date-value="2014-06-19T18:00:00">
            <text:p>06/19/14 06:00 PM</text:p>
          </table:table-cell>
          <table:table-cell office:value-type="float" office:value="32.7524">
            <text:p>32.7524</text:p>
          </table:table-cell>
          <table:table-cell office:value-type="float" office:value="-79.89954">
            <text:p>-79.89954</text:p>
          </table:table-cell>
          <table:table-cell table:style-name="ce1" office:value-type="date" office:date-value="2014-06-19T18:15:00">
            <text:p>06/19/14 06:15 PM</text:p>
          </table:table-cell>
          <table:table-cell office:value-type="float" office:value="32.7524">
            <text:p>32.7524</text:p>
          </table:table-cell>
          <table:table-cell office:value-type="float" office:value="-79.89954">
            <text:p>-79.89954</text:p>
          </table:table-cell>
          <table:table-cell office:value-type="float" office:value="0.1">
            <text:p>0.1</text:p>
          </table:table-cell>
          <table:table-cell office:value-type="string">
            <text:p>harbor (ENVO:463)</text:p>
          </table:table-cell>
          <table:table-cell office:value-type="string">
            <text:p>sea water (ENVO:2149)</text:p>
          </table:table-cell>
          <table:table-cell office:value-type="string">
            <text:p>OSD39_2014-06-19_0.1m_NPL022</text:p>
          </table:table-cell>
          <table:table-cell office:value-type="string">
            <text:p>ERS667628</text:p>
          </table:table-cell>
          <table:table-cell office:value-type="string">
            <text:p>http://www.ebi.ac.uk/ena/data/view/ERS667628</text:p>
          </table:table-cell>
          <table:table-cell office:value-type="string">
            <text:p>ABOKM95</text:p>
          </table:table-cell>
          <table:table-cell office:value-type="string">
            <text:p>SAMEA3275610</text:p>
          </table:table-cell>
          <table:table-cell office:value-type="string">
            <text:p>NPL022</text:p>
          </table:table-cell>
          <table:table-cell table:number-columns-repeated="7" office:value-type="string">
            <text:p>Not provided</text:p>
          </table:table-cell>
          <table:table-cell office:value-type="float" office:value="31.3">
            <text:p>31.3</text:p>
          </table:table-cell>
          <table:table-cell office:value-type="float" office:value="24.3">
            <text:p>24.3</text:p>
          </table:table-cell>
          <table:table-cell office:value-type="float" office:value="8">
            <text:p>8</text:p>
          </table:table-cell>
          <table:table-cell table:number-columns-repeated="7"/>
          <table:table-cell office:value-type="float" office:value="37.56">
            <text:p>37.56</text:p>
          </table:table-cell>
          <table:table-cell/>
          <table:table-cell office:value-type="float" office:value="5.27">
            <text:p>5.27</text:p>
          </table:table-cell>
          <table:table-cell table:number-columns-repeated="9"/>
          <table:table-cell office:value-type="string">
            <text:p>USA</text:p>
          </table:table-cell>
          <table:table-cell office:value-type="float" office:value="42">
            <text:p>42</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outheast U.S. Continental Shelf</text:p>
          </table:table-cell>
          <table:table-cell office:value-type="float" office:value="0">
            <text:p>0</text:p>
          </table:table-cell>
        </table:table-row>
        <table:table-row table:style-name="ro1">
          <table:table-cell office:value-type="float" office:value="4">
            <text:p>4</text:p>
          </table:table-cell>
          <table:table-cell office:value-type="string">
            <text:p>OSD4</text:p>
          </table:table-cell>
          <table:table-cell office:value-type="string">
            <text:p>LTER-MC</text:p>
          </table:table-cell>
          <table:table-cell office:value-type="string">
            <text:p>Tyrrhenian Sea</text:p>
          </table:table-cell>
          <table:table-cell office:value-type="string">
            <text:p>http://marineregions.org/gazetteer.php?p=details&amp;id=3386</text:p>
          </table:table-cell>
          <table:table-cell office:value-type="string">
            <text:p>marine biome (ENVO:447)</text:p>
          </table:table-cell>
          <table:table-cell office:value-type="string">
            <text:p>OSD-Jun-2014</text:p>
          </table:table-cell>
          <table:table-cell office:value-type="string">
            <text:p>OSD4_20140620T0900Z</text:p>
          </table:table-cell>
          <table:table-cell office:value-type="string">
            <text:p>Bottle, Niskin</text:p>
          </table:table-cell>
          <table:table-cell office:value-type="string">
            <text:p>[OBJECTIVE: Ocean Sampling Day performed during LTER MC research activity 2014][PLATFORM: R/V Vettoria][DEVICE REPORTED: Niskin bottle][DESCRIPTION: This data submission refers to filters treated with the prokaryotes and eukaryotes protocol.]</text:p>
          </table:table-cell>
          <table:table-cell office:value-type="string">
            <text:p>http://store.pangaea.de/Projects/OSD_2014/OSD4_20140620T0900Z.pdf</text:p>
          </table:table-cell>
          <table:table-cell office:value-type="string">
            <text:p>UTC+01</text:p>
          </table:table-cell>
          <table:table-cell office:value-type="string">
            <text:p>20-06-2014T10:00:00</text:p>
          </table:table-cell>
          <table:table-cell table:style-name="ce1" office:value-type="date" office:date-value="2014-06-20T09:00:00">
            <text:p>06/20/14 09:00 AM</text:p>
          </table:table-cell>
          <table:table-cell office:value-type="float" office:value="40.808">
            <text:p>40.808</text:p>
          </table:table-cell>
          <table:table-cell office:value-type="float" office:value="14.25">
            <text:p>14.25</text:p>
          </table:table-cell>
          <table:table-cell table:style-name="ce1" office:value-type="date" office:date-value="2014-06-20T11:00:00">
            <text:p>06/20/14 11:00 AM</text:p>
          </table:table-cell>
          <table:table-cell office:value-type="float" office:value="40.808">
            <text:p>40.808</text:p>
          </table:table-cell>
          <table:table-cell office:value-type="float" office:value="14.25">
            <text:p>14.25</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4_2014-06-20_0m_NE08</text:p>
          </table:table-cell>
          <table:table-cell office:value-type="string">
            <text:p>ERS667663</text:p>
          </table:table-cell>
          <table:table-cell office:value-type="string">
            <text:p>http://www.ebi.ac.uk/ena/data/view/ERS667663</text:p>
          </table:table-cell>
          <table:table-cell/>
          <table:table-cell office:value-type="string">
            <text:p>SAMEA3275641</text:p>
          </table:table-cell>
          <table:table-cell office:value-type="string">
            <text:p>NE08</text:p>
          </table:table-cell>
          <table:table-cell table:number-columns-repeated="7" office:value-type="string">
            <text:p>Not provided</text:p>
          </table:table-cell>
          <table:table-cell office:value-type="float" office:value="23.3">
            <text:p>23.3</text:p>
          </table:table-cell>
          <table:table-cell office:value-type="float" office:value="36.88">
            <text:p>36.88</text:p>
          </table:table-cell>
          <table:table-cell office:value-type="float" office:value="8.11">
            <text:p>8.11</text:p>
          </table:table-cell>
          <table:table-cell office:value-type="float" office:value="0.24">
            <text:p>0.24</text:p>
          </table:table-cell>
          <table:table-cell office:value-type="float" office:value="0.59">
            <text:p>0.59</text:p>
          </table:table-cell>
          <table:table-cell/>
          <table:table-cell office:value-type="float" office:value="0.09">
            <text:p>0.09</text:p>
          </table:table-cell>
          <table:table-cell/>
          <table:table-cell office:value-type="float" office:value="8918111000">
            <text:p>8918111000</text:p>
          </table:table-cell>
          <table:table-cell/>
          <table:table-cell office:value-type="float" office:value="53306.44746">
            <text:p>53306.44746</text:p>
          </table:table-cell>
          <table:table-cell/>
          <table:table-cell office:value-type="float" office:value="200.59">
            <text:p>200.59</text:p>
          </table:table-cell>
          <table:table-cell/>
          <table:table-cell office:value-type="float" office:value="1548">
            <text:p>1548</text:p>
          </table:table-cell>
          <table:table-cell table:number-columns-repeated="2"/>
          <table:table-cell office:value-type="float" office:value="1548">
            <text:p>1548</text:p>
          </table:table-cell>
          <table:table-cell office:value-type="float" office:value="1.86">
            <text:p>1.86</text:p>
          </table:table-cell>
          <table:table-cell/>
          <table:table-cell office:value-type="float" office:value="1.9">
            <text:p>1.9</text:p>
          </table:table-cell>
          <table:table-cell/>
          <table:table-cell office:value-type="string">
            <text:p>ITA</text:p>
          </table:table-cell>
          <table:table-cell office:value-type="float" office:value="2034">
            <text:p>2034</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4">
            <text:p>4</text:p>
          </table:table-cell>
          <table:table-cell office:value-type="string">
            <text:p>OSD4</text:p>
          </table:table-cell>
          <table:table-cell office:value-type="string">
            <text:p>LTER-MC</text:p>
          </table:table-cell>
          <table:table-cell office:value-type="string">
            <text:p>Tyrrhenian Sea</text:p>
          </table:table-cell>
          <table:table-cell office:value-type="string">
            <text:p>http://marineregions.org/gazetteer.php?p=details&amp;id=3386</text:p>
          </table:table-cell>
          <table:table-cell office:value-type="string">
            <text:p>marine biome (ENVO:447)</text:p>
          </table:table-cell>
          <table:table-cell office:value-type="string">
            <text:p>OSD-Jun-2014</text:p>
          </table:table-cell>
          <table:table-cell office:value-type="string">
            <text:p>OSD4_20140620T0900Z</text:p>
          </table:table-cell>
          <table:table-cell office:value-type="string">
            <text:p>Bottle, Niskin</text:p>
          </table:table-cell>
          <table:table-cell office:value-type="string">
            <text:p>[OBJECTIVE: Ocean Sampling Day performed during LTER MC research activity 2014][PLATFORM: R/V Vettoria][DEVICE REPORTED: Niskin bottle][DESCRIPTION: This data submission refers to filters treated with the prokaryotes and eukaryotes protocol.]</text:p>
          </table:table-cell>
          <table:table-cell office:value-type="string">
            <text:p>http://store.pangaea.de/Projects/OSD_2014/OSD4_20140620T0900Z.pdf</text:p>
          </table:table-cell>
          <table:table-cell office:value-type="string">
            <text:p>UTC+01</text:p>
          </table:table-cell>
          <table:table-cell office:value-type="string">
            <text:p>20-06-2014T10:00:00</text:p>
          </table:table-cell>
          <table:table-cell table:style-name="ce1" office:value-type="date" office:date-value="2014-06-20T09:00:00">
            <text:p>06/20/14 09:00 AM</text:p>
          </table:table-cell>
          <table:table-cell office:value-type="float" office:value="40.808">
            <text:p>40.808</text:p>
          </table:table-cell>
          <table:table-cell office:value-type="float" office:value="14.25">
            <text:p>14.25</text:p>
          </table:table-cell>
          <table:table-cell table:style-name="ce1" office:value-type="date" office:date-value="2014-06-20T11:00:00">
            <text:p>06/20/14 11:00 AM</text:p>
          </table:table-cell>
          <table:table-cell office:value-type="float" office:value="40.808">
            <text:p>40.808</text:p>
          </table:table-cell>
          <table:table-cell office:value-type="float" office:value="14.25">
            <text:p>14.25</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4_2014-06-20_0m_NPL022</text:p>
          </table:table-cell>
          <table:table-cell office:value-type="string">
            <text:p>ERS667664</text:p>
          </table:table-cell>
          <table:table-cell office:value-type="string">
            <text:p>http://www.ebi.ac.uk/ena/data/view/ERS667664</text:p>
          </table:table-cell>
          <table:table-cell office:value-type="string">
            <text:p>ABOKM15</text:p>
          </table:table-cell>
          <table:table-cell office:value-type="string">
            <text:p>SAMEA3275642</text:p>
          </table:table-cell>
          <table:table-cell office:value-type="string">
            <text:p>NPL022</text:p>
          </table:table-cell>
          <table:table-cell table:number-columns-repeated="7" office:value-type="string">
            <text:p>Not provided</text:p>
          </table:table-cell>
          <table:table-cell office:value-type="float" office:value="23.3">
            <text:p>23.3</text:p>
          </table:table-cell>
          <table:table-cell office:value-type="float" office:value="36.88">
            <text:p>36.88</text:p>
          </table:table-cell>
          <table:table-cell office:value-type="float" office:value="8.11">
            <text:p>8.11</text:p>
          </table:table-cell>
          <table:table-cell office:value-type="float" office:value="0.24">
            <text:p>0.24</text:p>
          </table:table-cell>
          <table:table-cell office:value-type="float" office:value="0.59">
            <text:p>0.59</text:p>
          </table:table-cell>
          <table:table-cell/>
          <table:table-cell office:value-type="float" office:value="0.09">
            <text:p>0.09</text:p>
          </table:table-cell>
          <table:table-cell/>
          <table:table-cell office:value-type="float" office:value="8918111000">
            <text:p>8918111000</text:p>
          </table:table-cell>
          <table:table-cell/>
          <table:table-cell office:value-type="float" office:value="53306.44746">
            <text:p>53306.44746</text:p>
          </table:table-cell>
          <table:table-cell/>
          <table:table-cell office:value-type="float" office:value="200.59">
            <text:p>200.59</text:p>
          </table:table-cell>
          <table:table-cell/>
          <table:table-cell office:value-type="float" office:value="1548">
            <text:p>1548</text:p>
          </table:table-cell>
          <table:table-cell table:number-columns-repeated="2"/>
          <table:table-cell office:value-type="float" office:value="0.61">
            <text:p>0.61</text:p>
          </table:table-cell>
          <table:table-cell office:value-type="float" office:value="1.86">
            <text:p>1.86</text:p>
          </table:table-cell>
          <table:table-cell/>
          <table:table-cell office:value-type="float" office:value="1.9">
            <text:p>1.9</text:p>
          </table:table-cell>
          <table:table-cell/>
          <table:table-cell office:value-type="string">
            <text:p>ITA</text:p>
          </table:table-cell>
          <table:table-cell office:value-type="float" office:value="2034">
            <text:p>2034</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41">
            <text:p>41</text:p>
          </table:table-cell>
          <table:table-cell office:value-type="string">
            <text:p>OSD41</text:p>
          </table:table-cell>
          <table:table-cell office:value-type="string">
            <text:p>Sequim Bay Park</text:p>
          </table:table-cell>
          <table:table-cell office:value-type="string">
            <text:p>The Coastal Waters of Southeast Alaska and British Columbia</text:p>
          </table:table-cell>
          <table:table-cell office:value-type="string">
            <text:p>http://marineregions.org/gazetteer.php?p=details&amp;id=4313</text:p>
          </table:table-cell>
          <table:table-cell office:value-type="string">
            <text:p>marine biome (ENVO:447)</text:p>
          </table:table-cell>
          <table:table-cell office:value-type="string">
            <text:p>OSD-Jun-2014</text:p>
          </table:table-cell>
          <table:table-cell office:value-type="string">
            <text:p>OSD41_20140621T1840Z</text:p>
          </table:table-cell>
          <table:table-cell office:value-type="string">
            <text:p>Horizontal water sampler</text:p>
          </table:table-cell>
          <table:table-cell office:value-type="string">
            <text:p>[OBJECTIVE: It is a great way for us to participate and learn about how diversified our region is compared to other regions around the world.][PLATFORM: Sequim Bay State Park Dock, a public boat dock.][DEVICE REPORTED: Beta water sampler, horizontal pvc water sampler by Wildco. <text:s/>YSI monitoring sensor.][DESCRIPTION: Sample was collected with the horizontal water sampler and the water was transferred into a sterile container. <text:s/>The sterile container was placed on ice, and we proceeded to filter the water right there on the dock.]</text:p>
          </table:table-cell>
          <table:table-cell office:value-type="string">
            <text:p>http://store.pangaea.de/Projects/OSD_2014/OSD41_20140621T1840Z.pdf</text:p>
          </table:table-cell>
          <table:table-cell office:value-type="string">
            <text:p>UTC-08</text:p>
          </table:table-cell>
          <table:table-cell office:value-type="string">
            <text:p>21-06-2014T10:40:00</text:p>
          </table:table-cell>
          <table:table-cell table:style-name="ce1" office:value-type="date" office:date-value="2014-06-21T18:40:00">
            <text:p>06/21/14 06:40 PM</text:p>
          </table:table-cell>
          <table:table-cell office:value-type="float" office:value="48.04051">
            <text:p>48.04051</text:p>
          </table:table-cell>
          <table:table-cell office:value-type="float" office:value="-123.0257">
            <text:p>-123.0257</text:p>
          </table:table-cell>
          <table:table-cell table:style-name="ce1" office:value-type="date" office:date-value="2014-06-21T18:45:00">
            <text:p>06/21/14 06:45 PM</text:p>
          </table:table-cell>
          <table:table-cell office:value-type="float" office:value="48.04051">
            <text:p>48.04051</text:p>
          </table:table-cell>
          <table:table-cell office:value-type="float" office:value="-123.0257">
            <text:p>-123.0257</text:p>
          </table:table-cell>
          <table:table-cell office:value-type="float" office:value="1">
            <text:p>1</text:p>
          </table:table-cell>
          <table:table-cell office:value-type="string">
            <text:p>marine algal bloom (ENVO:1000057)</text:p>
          </table:table-cell>
          <table:table-cell office:value-type="string">
            <text:p>sea water (ENVO:2149)</text:p>
          </table:table-cell>
          <table:table-cell office:value-type="string">
            <text:p>OSD41_2014-06-21_1m_NPL022</text:p>
          </table:table-cell>
          <table:table-cell office:value-type="string">
            <text:p>ERS667627</text:p>
          </table:table-cell>
          <table:table-cell office:value-type="string">
            <text:p>http://www.ebi.ac.uk/ena/data/view/ERS667627</text:p>
          </table:table-cell>
          <table:table-cell office:value-type="string">
            <text:p>ABOKM12</text:p>
          </table:table-cell>
          <table:table-cell office:value-type="string">
            <text:p>SAMEA3275609</text:p>
          </table:table-cell>
          <table:table-cell office:value-type="string">
            <text:p>NPL022</text:p>
          </table:table-cell>
          <table:table-cell table:number-columns-repeated="7" office:value-type="string">
            <text:p>Not provided</text:p>
          </table:table-cell>
          <table:table-cell office:value-type="float" office:value="15.9">
            <text:p>15.9</text:p>
          </table:table-cell>
          <table:table-cell office:value-type="float" office:value="24.73">
            <text:p>24.73</text:p>
          </table:table-cell>
          <table:table-cell/>
          <table:table-cell office:value-type="float" office:value="0.931">
            <text:p>0.931</text:p>
          </table:table-cell>
          <table:table-cell office:value-type="float" office:value="0.3">
            <text:p>0.3</text:p>
          </table:table-cell>
          <table:table-cell/>
          <table:table-cell office:value-type="float" office:value="1.47">
            <text:p>1.47</text:p>
          </table:table-cell>
          <table:table-cell table:number-columns-repeated="3"/>
          <table:table-cell office:value-type="float" office:value="32055">
            <text:p>32055</text:p>
          </table:table-cell>
          <table:table-cell/>
          <table:table-cell office:value-type="float" office:value="0.01">
            <text:p>0.01</text:p>
          </table:table-cell>
          <table:table-cell table:number-columns-repeated="4"/>
          <table:table-cell office:value-type="float" office:value="24.5">
            <text:p>24.5</text:p>
          </table:table-cell>
          <table:table-cell office:value-type="float" office:value="37.1">
            <text:p>37.1</text:p>
          </table:table-cell>
          <table:table-cell table:number-columns-repeated="2"/>
          <table:table-cell office:value-type="float" office:value="305.7">
            <text:p>305.7</text:p>
          </table:table-cell>
          <table:table-cell office:value-type="string">
            <text:p>USA</text:p>
          </table:table-cell>
          <table:table-cell office:value-type="float" office:value="155">
            <text:p>155</text:p>
          </table:table-cell>
          <table:table-cell office:value-type="string">
            <text:p>CCAL</text:p>
          </table:table-cell>
          <table:table-cell office:value-type="string">
            <text:p>Coastal - California Upwelling Coastal Province</text:p>
          </table:table-cell>
          <table:table-cell office:value-type="float" office:value="0.090559259">
            <text:p>0.090559259</text:p>
          </table:table-cell>
          <table:table-cell office:value-type="string">
            <text:p>Gulf of Alaska</text:p>
          </table:table-cell>
          <table:table-cell office:value-type="float" office:value="1983">
            <text:p>1983</text:p>
          </table:table-cell>
        </table:table-row>
        <table:table-row table:style-name="ro1">
          <table:table-cell office:value-type="float" office:value="42">
            <text:p>42</text:p>
          </table:table-cell>
          <table:table-cell office:value-type="string">
            <text:p>OSD42</text:p>
          </table:table-cell>
          <table:table-cell office:value-type="string">
            <text:p>Faro Lake</text:p>
          </table:table-cell>
          <table:table-cell office:value-type="string">
            <text:p>Tyrrhenian Sea</text:p>
          </table:table-cell>
          <table:table-cell office:value-type="string">
            <text:p>http://marineregions.org/gazetteer.php?p=details&amp;id=3386</text:p>
          </table:table-cell>
          <table:table-cell office:value-type="string">
            <text:p>marine biome (ENVO:447)</text:p>
          </table:table-cell>
          <table:table-cell office:value-type="string">
            <text:p>OSD-Jun-2014</text:p>
          </table:table-cell>
          <table:table-cell office:value-type="string">
            <text:p>OSD42_20140621T1000Z</text:p>
          </table:table-cell>
          <table:table-cell office:value-type="string">
            <text:p>Bottle, Niskin</text:p>
          </table:table-cell>
          <table:table-cell office:value-type="string">
            <text:p>[OBJECTIVE: Samples from a meromictic lake][PLATFORM: boat_papa Giovanni][DEVICE REPORTED: Niskin bottle][DESCRIPTION: Water ]</text:p>
          </table:table-cell>
          <table:table-cell office:value-type="string">
            <text:p>http://store.pangaea.de/Projects/OSD_2014/OSD42_20140621T1000Z.pdf</text:p>
          </table:table-cell>
          <table:table-cell office:value-type="string">
            <text:p>UTC+01</text:p>
          </table:table-cell>
          <table:table-cell office:value-type="string">
            <text:p>21-06-2014T11:00:00</text:p>
          </table:table-cell>
          <table:table-cell table:style-name="ce1" office:value-type="date" office:date-value="2014-06-21T10:00:00">
            <text:p>06/21/14 10:00 AM</text:p>
          </table:table-cell>
          <table:table-cell office:value-type="float" office:value="38.26861">
            <text:p>38.26861</text:p>
          </table:table-cell>
          <table:table-cell office:value-type="float" office:value="15.63708">
            <text:p>15.63708</text:p>
          </table:table-cell>
          <table:table-cell table:style-name="ce1" office:value-type="date" office:date-value="2014-06-21T11:00:00">
            <text:p>06/21/14 11:00 AM</text:p>
          </table:table-cell>
          <table:table-cell office:value-type="float" office:value="38.26861">
            <text:p>38.26861</text:p>
          </table:table-cell>
          <table:table-cell office:value-type="float" office:value="15.63708">
            <text:p>15.63708</text:p>
          </table:table-cell>
          <table:table-cell office:value-type="float" office:value="3">
            <text:p>3</text:p>
          </table:table-cell>
          <table:table-cell office:value-type="string">
            <text:p>meromictic lake (ENVO:199)</text:p>
          </table:table-cell>
          <table:table-cell office:value-type="string">
            <text:p>water (ENVO:2006)</text:p>
          </table:table-cell>
          <table:table-cell office:value-type="string">
            <text:p>OSD42_2014-06-21_3m_NPL022</text:p>
          </table:table-cell>
          <table:table-cell office:value-type="string">
            <text:p>ERS667626</text:p>
          </table:table-cell>
          <table:table-cell office:value-type="string">
            <text:p>http://www.ebi.ac.uk/ena/data/view/ERS667626</text:p>
          </table:table-cell>
          <table:table-cell/>
          <table:table-cell office:value-type="string">
            <text:p>SAMEA3275608</text:p>
          </table:table-cell>
          <table:table-cell office:value-type="string">
            <text:p>NPL022</text:p>
          </table:table-cell>
          <table:table-cell table:number-columns-repeated="7" office:value-type="string">
            <text:p>Not provided</text:p>
          </table:table-cell>
          <table:table-cell office:value-type="float" office:value="20">
            <text:p>20</text:p>
          </table:table-cell>
          <table:table-cell office:value-type="float" office:value="36.8">
            <text:p>36.8</text:p>
          </table:table-cell>
          <table:table-cell table:number-columns-repeated="20"/>
          <table:table-cell office:value-type="string">
            <text:p>ITA</text:p>
          </table:table-cell>
          <table:table-cell office:value-type="float" office:value="0">
            <text:p>0</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326">
            <text:p>326</text:p>
          </table:table-cell>
        </table:table-row>
        <table:table-row table:style-name="ro1">
          <table:table-cell office:value-type="float" office:value="43">
            <text:p>43</text:p>
          </table:table-cell>
          <table:table-cell office:value-type="string">
            <text:p>OSD43</text:p>
          </table:table-cell>
          <table:table-cell office:value-type="string">
            <text:p>SIO Pier</text:p>
          </table:table-cell>
          <table:table-cell office:value-type="string">
            <text:p>North Pacific Ocean</text:p>
          </table:table-cell>
          <table:table-cell office:value-type="string">
            <text:p>http://marineregions.org/gazetteer.php?p=details&amp;id=1908</text:p>
          </table:table-cell>
          <table:table-cell office:value-type="string">
            <text:p>marine biome (ENVO:447)</text:p>
          </table:table-cell>
          <table:table-cell office:value-type="string">
            <text:p>OSD-Jun-2014</text:p>
          </table:table-cell>
          <table:table-cell office:value-type="string">
            <text:p>OSD43_20140621T1849Z</text:p>
          </table:table-cell>
          <table:table-cell office:value-type="string">
            <text:p>Bucket, plastic</text:p>
          </table:table-cell>
          <table:table-cell office:value-type="string">
            <text:p>[OBJECTIVE: The Scripps pier site is a major long term coastal sampling site on the west coast of the USA. It is managed by Scripps Institution of Oceanography, UCSD and is part of the NSF-funded California Current LTER. Oceanographic parameters and the abundance of different phytoplankton taxa, from harmful algae to cyanobacteria, are regularly monitored. The ocean sampling day samples were obtained as a collaboration of SIO, NOAA, and JCVI, and with accompanying metadata will help further our understanding of ecosystem dynamics at this site by providing a snap shot of diversity at the molecular level.The Scripps pier site has been a major long term coastal sampling site on the west coast of the USA since the 1920s.][PLATFORM: Coastal Structure, Ellen Browning Scripps Pier][DEVICE REPORTED: Bucket, YSI][DESCRIPTION: Below is sterivex filters. We also did NE08 protocol but having difficulty entering data.]</text:p>
          </table:table-cell>
          <table:table-cell office:value-type="string">
            <text:p>http://store.pangaea.de/Projects/OSD_2014/OSD43_20140621T1849Z.pdf</text:p>
          </table:table-cell>
          <table:table-cell office:value-type="string">
            <text:p>UTC-08</text:p>
          </table:table-cell>
          <table:table-cell office:value-type="string">
            <text:p>21-06-2014T10:49:00</text:p>
          </table:table-cell>
          <table:table-cell table:style-name="ce1" office:value-type="date" office:date-value="2014-06-21T18:49:00">
            <text:p>06/21/14 06:49 PM</text:p>
          </table:table-cell>
          <table:table-cell office:value-type="float" office:value="32.86698">
            <text:p>32.86698</text:p>
          </table:table-cell>
          <table:table-cell office:value-type="float" office:value="-117.25725">
            <text:p>-117.25725</text:p>
          </table:table-cell>
          <table:table-cell table:style-name="ce1" office:value-type="date" office:date-value="2014-06-21T20:25:00">
            <text:p>06/21/14 08:25 PM</text:p>
          </table:table-cell>
          <table:table-cell office:value-type="float" office:value="32.86698">
            <text:p>32.86698</text:p>
          </table:table-cell>
          <table:table-cell office:value-type="float" office:value="-117.25725">
            <text:p>-117.25725</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43_2014-06-21_0m_NE08</text:p>
          </table:table-cell>
          <table:table-cell office:value-type="string">
            <text:p>ERS667624</text:p>
          </table:table-cell>
          <table:table-cell office:value-type="string">
            <text:p>http://www.ebi.ac.uk/ena/data/view/ERS667624</text:p>
          </table:table-cell>
          <table:table-cell office:value-type="string">
            <text:p>ABOKM78</text:p>
          </table:table-cell>
          <table:table-cell office:value-type="string">
            <text:p>SAMEA3275606</text:p>
          </table:table-cell>
          <table:table-cell office:value-type="string">
            <text:p>NE08</text:p>
          </table:table-cell>
          <table:table-cell table:number-columns-repeated="7" office:value-type="string">
            <text:p>Not provided</text:p>
          </table:table-cell>
          <table:table-cell office:value-type="float" office:value="20.04">
            <text:p>20.04</text:p>
          </table:table-cell>
          <table:table-cell office:value-type="float" office:value="33.54">
            <text:p>33.54</text:p>
          </table:table-cell>
          <table:table-cell office:value-type="float" office:value="7.92">
            <text:p>7.92</text:p>
          </table:table-cell>
          <table:table-cell office:value-type="float" office:value="0.18">
            <text:p>0.18</text:p>
          </table:table-cell>
          <table:table-cell office:value-type="float" office:value="0.07">
            <text:p>0.07</text:p>
          </table:table-cell>
          <table:table-cell/>
          <table:table-cell office:value-type="float" office:value="0.02">
            <text:p>0.02</text:p>
          </table:table-cell>
          <table:table-cell office:value-type="float" office:value="83.9">
            <text:p>83.9</text:p>
          </table:table-cell>
          <table:table-cell table:number-columns-repeated="2"/>
          <table:table-cell office:value-type="float" office:value="51.064">
            <text:p>51.064</text:p>
          </table:table-cell>
          <table:table-cell/>
          <table:table-cell office:value-type="float" office:value="257.73">
            <text:p>257.73</text:p>
          </table:table-cell>
          <table:table-cell table:number-columns-repeated="4"/>
          <table:table-cell office:value-type="float" office:value="0">
            <text:p>0</text:p>
          </table:table-cell>
          <table:table-cell office:value-type="float" office:value="0.5">
            <text:p>0.5</text:p>
          </table:table-cell>
          <table:table-cell/>
          <table:table-cell office:value-type="float" office:value="0.96">
            <text:p>0.96</text:p>
          </table:table-cell>
          <table:table-cell/>
          <table:table-cell office:value-type="string">
            <text:p>USA</text:p>
          </table:table-cell>
          <table:table-cell office:value-type="float" office:value="402">
            <text:p>402</text:p>
          </table:table-cell>
          <table:table-cell office:value-type="string">
            <text:p>CCAL</text:p>
          </table:table-cell>
          <table:table-cell office:value-type="string">
            <text:p>Coastal - California Upwelling Coastal Province</text:p>
          </table:table-cell>
          <table:table-cell office:value-type="float" office:value="0">
            <text:p>0</text:p>
          </table:table-cell>
          <table:table-cell office:value-type="string">
            <text:p>California Current</text:p>
          </table:table-cell>
          <table:table-cell office:value-type="float" office:value="0">
            <text:p>0</text:p>
          </table:table-cell>
        </table:table-row>
        <table:table-row table:style-name="ro1">
          <table:table-cell office:value-type="float" office:value="43">
            <text:p>43</text:p>
          </table:table-cell>
          <table:table-cell office:value-type="string">
            <text:p>OSD43</text:p>
          </table:table-cell>
          <table:table-cell office:value-type="string">
            <text:p>SIO Pier</text:p>
          </table:table-cell>
          <table:table-cell office:value-type="string">
            <text:p>North Pacific Ocean</text:p>
          </table:table-cell>
          <table:table-cell office:value-type="string">
            <text:p>http://marineregions.org/gazetteer.php?p=details&amp;id=1908</text:p>
          </table:table-cell>
          <table:table-cell office:value-type="string">
            <text:p>marine biome (ENVO:447)</text:p>
          </table:table-cell>
          <table:table-cell office:value-type="string">
            <text:p>OSD-Jun-2014</text:p>
          </table:table-cell>
          <table:table-cell office:value-type="string">
            <text:p>OSD43_20140621T1849Z</text:p>
          </table:table-cell>
          <table:table-cell office:value-type="string">
            <text:p>Bucket, plastic</text:p>
          </table:table-cell>
          <table:table-cell office:value-type="string">
            <text:p>[OBJECTIVE: The Scripps pier site is a major long term coastal sampling site on the west coast of the USA. It is managed by Scripps Institution of Oceanography, UCSD and is part of the NSF-funded California Current LTER. Oceanographic parameters and the abundance of different phytoplankton taxa, from harmful algae to cyanobacteria, are regularly monitored. The ocean sampling day samples were obtained as a collaboration of SIO, NOAA, and JCVI, and with accompanying metadata will help further our understanding of ecosystem dynamics at this site by providing a snap shot of diversity at the molecular level.The Scripps pier site has been a major long term coastal sampling site on the west coast of the USA since the 1920s.][PLATFORM: Coastal Structure, Ellen Browning Scripps Pier][DEVICE REPORTED: Bucket, YSI][DESCRIPTION: Below is sterivex filters. We also did NE08 protocol but having difficulty entering data.]</text:p>
          </table:table-cell>
          <table:table-cell office:value-type="string">
            <text:p>http://store.pangaea.de/Projects/OSD_2014/OSD43_20140621T1849Z.pdf</text:p>
          </table:table-cell>
          <table:table-cell office:value-type="string">
            <text:p>UTC-08</text:p>
          </table:table-cell>
          <table:table-cell office:value-type="string">
            <text:p>21-06-2014T10:49:00</text:p>
          </table:table-cell>
          <table:table-cell table:style-name="ce1" office:value-type="date" office:date-value="2014-06-21T18:49:00">
            <text:p>06/21/14 06:49 PM</text:p>
          </table:table-cell>
          <table:table-cell office:value-type="float" office:value="32.86698">
            <text:p>32.86698</text:p>
          </table:table-cell>
          <table:table-cell office:value-type="float" office:value="-117.25725">
            <text:p>-117.25725</text:p>
          </table:table-cell>
          <table:table-cell table:style-name="ce1" office:value-type="date" office:date-value="2014-06-21T20:25:00">
            <text:p>06/21/14 08:25 PM</text:p>
          </table:table-cell>
          <table:table-cell office:value-type="float" office:value="32.86698">
            <text:p>32.86698</text:p>
          </table:table-cell>
          <table:table-cell office:value-type="float" office:value="-117.25725">
            <text:p>-117.25725</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43_2014-06-21_0m_NPL022</text:p>
          </table:table-cell>
          <table:table-cell office:value-type="string">
            <text:p>ERS667625</text:p>
          </table:table-cell>
          <table:table-cell office:value-type="string">
            <text:p>http://www.ebi.ac.uk/ena/data/view/ERS667625</text:p>
          </table:table-cell>
          <table:table-cell office:value-type="string">
            <text:p>ABOKM27</text:p>
          </table:table-cell>
          <table:table-cell office:value-type="string">
            <text:p>SAMEA3275607</text:p>
          </table:table-cell>
          <table:table-cell office:value-type="string">
            <text:p>NPL022</text:p>
          </table:table-cell>
          <table:table-cell table:number-columns-repeated="7" office:value-type="string">
            <text:p>Not provided</text:p>
          </table:table-cell>
          <table:table-cell office:value-type="float" office:value="20.04">
            <text:p>20.04</text:p>
          </table:table-cell>
          <table:table-cell office:value-type="float" office:value="33.54">
            <text:p>33.54</text:p>
          </table:table-cell>
          <table:table-cell office:value-type="float" office:value="7.92">
            <text:p>7.92</text:p>
          </table:table-cell>
          <table:table-cell office:value-type="float" office:value="0.18">
            <text:p>0.18</text:p>
          </table:table-cell>
          <table:table-cell office:value-type="float" office:value="0.07">
            <text:p>0.07</text:p>
          </table:table-cell>
          <table:table-cell/>
          <table:table-cell office:value-type="float" office:value="0.02">
            <text:p>0.02</text:p>
          </table:table-cell>
          <table:table-cell office:value-type="float" office:value="83.9">
            <text:p>83.9</text:p>
          </table:table-cell>
          <table:table-cell table:number-columns-repeated="2"/>
          <table:table-cell office:value-type="float" office:value="51.064">
            <text:p>51.064</text:p>
          </table:table-cell>
          <table:table-cell/>
          <table:table-cell office:value-type="float" office:value="257.73">
            <text:p>257.73</text:p>
          </table:table-cell>
          <table:table-cell table:number-columns-repeated="4"/>
          <table:table-cell office:value-type="float" office:value="0">
            <text:p>0</text:p>
          </table:table-cell>
          <table:table-cell office:value-type="float" office:value="0.5">
            <text:p>0.5</text:p>
          </table:table-cell>
          <table:table-cell/>
          <table:table-cell office:value-type="float" office:value="0.96">
            <text:p>0.96</text:p>
          </table:table-cell>
          <table:table-cell/>
          <table:table-cell office:value-type="string">
            <text:p>USA</text:p>
          </table:table-cell>
          <table:table-cell office:value-type="float" office:value="402">
            <text:p>402</text:p>
          </table:table-cell>
          <table:table-cell office:value-type="string">
            <text:p>CCAL</text:p>
          </table:table-cell>
          <table:table-cell office:value-type="string">
            <text:p>Coastal - California Upwelling Coastal Province</text:p>
          </table:table-cell>
          <table:table-cell office:value-type="float" office:value="0">
            <text:p>0</text:p>
          </table:table-cell>
          <table:table-cell office:value-type="string">
            <text:p>California Current</text:p>
          </table:table-cell>
          <table:table-cell office:value-type="float" office:value="0">
            <text:p>0</text:p>
          </table:table-cell>
        </table:table-row>
        <table:table-row table:style-name="ro1">
          <table:table-cell office:value-type="float" office:value="45">
            <text:p>45</text:p>
          </table:table-cell>
          <table:table-cell office:value-type="string">
            <text:p>OSD45</text:p>
          </table:table-cell>
          <table:table-cell office:value-type="string">
            <text:p>Tampa Bay</text:p>
          </table:table-cell>
          <table:table-cell office:value-type="string">
            <text:p>Gulf of Mexico</text:p>
          </table:table-cell>
          <table:table-cell office:value-type="string">
            <text:p>http://marineregions.org/gazetteer.php?p=details&amp;id=4288</text:p>
          </table:table-cell>
          <table:table-cell office:value-type="string">
            <text:p>marine biome (ENVO:447)</text:p>
          </table:table-cell>
          <table:table-cell office:value-type="string">
            <text:p>OSD-Jun-2014</text:p>
          </table:table-cell>
          <table:table-cell office:value-type="string">
            <text:p>OSD45_20140622T2130Z</text:p>
          </table:table-cell>
          <table:table-cell office:value-type="string">
            <text:p>Bucket, plastic 20-L</text:p>
          </table:table-cell>
          <table:table-cell office:value-type="string">
            <text:p>[OBJECTIVE: OSD Summer Solstice 2014. <text:s text:c="2"/>Prokaryote samples - 6 replicate water samples of 10.5 Liters each (7 sterivex filters for each sample). <text:s/>][PLATFORM: bucket toss from Fort DeSoto Fishing Pier][DEVICE REPORTED: Collected seawater with clean bucket by hand toss from Fort Desoto Park Fishing Pier - transfered to sterile 20 Liter carboys on board - collected 3 20L carboys][DESCRIPTION: particulate matter on a 0.22 um pore size sterivex filter from surface of Tampa Bay OSD site 45. Replicate prokaryote sample 1 of 5, each replicate sample consisting of 7 sterivex each. <text:s/>All prokaryotic filters (7 filters each of 5 replicate samples) from site 45 filtered 1.5 liters of sample.]</text:p>
          </table:table-cell>
          <table:table-cell office:value-type="string">
            <text:p>http://store.pangaea.de/Projects/OSD_2014/OSD45_20140622T2130Z.pdf</text:p>
          </table:table-cell>
          <table:table-cell office:value-type="string">
            <text:p>UTC-05</text:p>
          </table:table-cell>
          <table:table-cell office:value-type="string">
            <text:p>22-06-2014T16:30:00</text:p>
          </table:table-cell>
          <table:table-cell table:style-name="ce1" office:value-type="date" office:date-value="2014-06-22T21:30:00">
            <text:p>06/22/14 09:30 PM</text:p>
          </table:table-cell>
          <table:table-cell office:value-type="float" office:value="27.61578">
            <text:p>27.61578</text:p>
          </table:table-cell>
          <table:table-cell office:value-type="float" office:value="-82.72587">
            <text:p>-82.72587</text:p>
          </table:table-cell>
          <table:table-cell table:style-name="ce1" office:value-type="date" office:date-value="2014-06-22T21:55:00">
            <text:p>06/22/14 09:55 PM</text:p>
          </table:table-cell>
          <table:table-cell office:value-type="float" office:value="27.61578">
            <text:p>27.61578</text:p>
          </table:table-cell>
          <table:table-cell office:value-type="float" office:value="-82.72587">
            <text:p>-82.72587</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45_2014-06-22_0m_NPL022</text:p>
          </table:table-cell>
          <table:table-cell office:value-type="string">
            <text:p>ERS667623</text:p>
          </table:table-cell>
          <table:table-cell office:value-type="string">
            <text:p>http://www.ebi.ac.uk/ena/data/view/ERS667623</text:p>
          </table:table-cell>
          <table:table-cell office:value-type="string">
            <text:p>ABOKL68</text:p>
          </table:table-cell>
          <table:table-cell office:value-type="string">
            <text:p>SAMEA3275605</text:p>
          </table:table-cell>
          <table:table-cell office:value-type="string">
            <text:p>NPL022</text:p>
          </table:table-cell>
          <table:table-cell table:number-columns-repeated="7" office:value-type="string">
            <text:p>Not provided</text:p>
          </table:table-cell>
          <table:table-cell office:value-type="float" office:value="31.2">
            <text:p>31.2</text:p>
          </table:table-cell>
          <table:table-cell office:value-type="float" office:value="33.84">
            <text:p>33.84</text:p>
          </table:table-cell>
          <table:table-cell office:value-type="float" office:value="8.23">
            <text:p>8.23</text:p>
          </table:table-cell>
          <table:table-cell table:number-columns-repeated="16"/>
          <table:table-cell office:value-type="float" office:value="11.2">
            <text:p>11.2</text:p>
          </table:table-cell>
          <table:table-cell table:number-columns-repeated="2"/>
          <table:table-cell office:value-type="string">
            <text:p>USA</text:p>
          </table:table-cell>
          <table:table-cell office:value-type="float" office:value="130">
            <text:p>130</text:p>
          </table:table-cell>
          <table:table-cell office:value-type="string">
            <text:p>CARB</text:p>
          </table:table-cell>
          <table:table-cell office:value-type="string">
            <text:p>Trades - Caribbean Province</text:p>
          </table:table-cell>
          <table:table-cell office:value-type="float" office:value="0">
            <text:p>0</text:p>
          </table:table-cell>
          <table:table-cell office:value-type="string">
            <text:p>Gulf of Mexico</text:p>
          </table:table-cell>
          <table:table-cell office:value-type="float" office:value="0">
            <text:p>0</text:p>
          </table:table-cell>
        </table:table-row>
        <table:table-row table:style-name="ro1">
          <table:table-cell office:value-type="float" office:value="46">
            <text:p>46</text:p>
          </table:table-cell>
          <table:table-cell office:value-type="string">
            <text:p>OSD46</text:p>
          </table:table-cell>
          <table:table-cell office:value-type="string">
            <text:p>Horn Island</text:p>
          </table:table-cell>
          <table:table-cell office:value-type="string">
            <text:p>Gulf of Mexico</text:p>
          </table:table-cell>
          <table:table-cell office:value-type="string">
            <text:p>http://marineregions.org/gazetteer.php?p=details&amp;id=4288</text:p>
          </table:table-cell>
          <table:table-cell office:value-type="string">
            <text:p>marine biome (ENVO:447)</text:p>
          </table:table-cell>
          <table:table-cell office:value-type="string">
            <text:p>OSD-Jun-2014</text:p>
          </table:table-cell>
          <table:table-cell office:value-type="string">
            <text:p>OSD46_20140621T2000Z</text:p>
          </table:table-cell>
          <table:table-cell office:value-type="string">
            <text:p>Bucket, plastic</text:p>
          </table:table-cell>
          <table:table-cell office:value-type="string">
            <text:p>[OBJECTIVE: To determine the composition and diversity of microbes in the world s oceans ][PLATFORM: Boat, Gravois IV][DEVICE REPORTED: Carboys][DESCRIPTION: subsurface ]</text:p>
          </table:table-cell>
          <table:table-cell office:value-type="string">
            <text:p>http://store.pangaea.de/Projects/OSD_2014/OSD46_20140621T2000Z.pdf</text:p>
          </table:table-cell>
          <table:table-cell office:value-type="string">
            <text:p>UTC-06</text:p>
          </table:table-cell>
          <table:table-cell office:value-type="string">
            <text:p>21-06-2014T14:00:00</text:p>
          </table:table-cell>
          <table:table-cell table:style-name="ce1" office:value-type="date" office:date-value="2014-06-21T20:00:00">
            <text:p>06/21/14 08:00 PM</text:p>
          </table:table-cell>
          <table:table-cell office:value-type="float" office:value="30.2484">
            <text:p>30.2484</text:p>
          </table:table-cell>
          <table:table-cell office:value-type="float" office:value="-88.74825">
            <text:p>-88.74825</text:p>
          </table:table-cell>
          <table:table-cell table:style-name="ce1" office:value-type="date" office:date-value="2014-06-21T20:15:00">
            <text:p>06/21/14 08:15 PM</text:p>
          </table:table-cell>
          <table:table-cell office:value-type="float" office:value="30.2484">
            <text:p>30.2484</text:p>
          </table:table-cell>
          <table:table-cell office:value-type="float" office:value="-88.74825">
            <text:p>-88.74825</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46_2014-06-21_0m_NPL022</text:p>
          </table:table-cell>
          <table:table-cell office:value-type="string">
            <text:p>ERS667622</text:p>
          </table:table-cell>
          <table:table-cell office:value-type="string">
            <text:p>http://www.ebi.ac.uk/ena/data/view/ERS667622</text:p>
          </table:table-cell>
          <table:table-cell office:value-type="string">
            <text:p>ABOKL78</text:p>
          </table:table-cell>
          <table:table-cell office:value-type="string">
            <text:p>SAMEA3275604</text:p>
          </table:table-cell>
          <table:table-cell office:value-type="string">
            <text:p>NPL022</text:p>
          </table:table-cell>
          <table:table-cell table:number-columns-repeated="7" office:value-type="string">
            <text:p>Not provided</text:p>
          </table:table-cell>
          <table:table-cell office:value-type="float" office:value="29.8">
            <text:p>29.8</text:p>
          </table:table-cell>
          <table:table-cell office:value-type="float" office:value="17.5">
            <text:p>17.5</text:p>
          </table:table-cell>
          <table:table-cell table:number-columns-repeated="10"/>
          <table:table-cell office:value-type="float" office:value="187">
            <text:p>187</text:p>
          </table:table-cell>
          <table:table-cell table:number-columns-repeated="9"/>
          <table:table-cell office:value-type="string">
            <text:p>USA</text:p>
          </table:table-cell>
          <table:table-cell office:value-type="float" office:value="611">
            <text:p>611</text:p>
          </table:table-cell>
          <table:table-cell office:value-type="string">
            <text:p>CARB</text:p>
          </table:table-cell>
          <table:table-cell office:value-type="string">
            <text:p>Trades - Caribbean Province</text:p>
          </table:table-cell>
          <table:table-cell office:value-type="float" office:value="0">
            <text:p>0</text:p>
          </table:table-cell>
          <table:table-cell office:value-type="string">
            <text:p>Gulf of Mexico</text:p>
          </table:table-cell>
          <table:table-cell office:value-type="float" office:value="0">
            <text:p>0</text:p>
          </table:table-cell>
        </table:table-row>
        <table:table-row table:style-name="ro1">
          <table:table-cell office:value-type="float" office:value="47">
            <text:p>47</text:p>
          </table:table-cell>
          <table:table-cell office:value-type="string">
            <text:p>OSD47</text:p>
          </table:table-cell>
          <table:table-cell office:value-type="string">
            <text:p>Venice Lagoon</text:p>
          </table:table-cell>
          <table:table-cell office:value-type="string">
            <text:p>Adriatic Sea</text:p>
          </table:table-cell>
          <table:table-cell office:value-type="string">
            <text:p>http://marineregions.org/gazetteer.php?p=details&amp;id=3314</text:p>
          </table:table-cell>
          <table:table-cell office:value-type="string">
            <text:p>mediterranean sea biome (ENVO:1000047)</text:p>
          </table:table-cell>
          <table:table-cell office:value-type="string">
            <text:p>OSD-Jun-2014</text:p>
          </table:table-cell>
          <table:table-cell office:value-type="string">
            <text:p>OSD47_20140621T1256Z</text:p>
          </table:table-cell>
          <table:table-cell office:value-type="string">
            <text:p>Bottle, unknown 10-L</text:p>
          </table:table-cell>
          <table:table-cell office:value-type="string">
            <text:p>[OBJECTIVE: Not provided][PLATFORM: UNIPD Boat][DEVICE REPORTED: 10 L bottle][DESCRIPTION: The Label field reflects the sample title reported on the filter itself: each filter has this label with a progressive number according to the list of filters reported here.]</text:p>
          </table:table-cell>
          <table:table-cell office:value-type="string">
            <text:p>http://store.pangaea.de/Projects/OSD_2014/OSD47_20140621T1256Z.pdf</text:p>
          </table:table-cell>
          <table:table-cell office:value-type="string">
            <text:p>UTC+01</text:p>
          </table:table-cell>
          <table:table-cell office:value-type="string">
            <text:p>21-06-2014T13:56:00</text:p>
          </table:table-cell>
          <table:table-cell table:style-name="ce1" office:value-type="date" office:date-value="2014-06-21T12:56:00">
            <text:p>06/21/14 12:56 PM</text:p>
          </table:table-cell>
          <table:table-cell office:value-type="float" office:value="45.502">
            <text:p>45.502</text:p>
          </table:table-cell>
          <table:table-cell office:value-type="float" office:value="12.4176">
            <text:p>12.4176</text:p>
          </table:table-cell>
          <table:table-cell table:style-name="ce1" office:value-type="date" office:date-value="2014-06-21T12:57:00">
            <text:p>06/21/14 12:57 PM</text:p>
          </table:table-cell>
          <table:table-cell office:value-type="float" office:value="45.502">
            <text:p>45.502</text:p>
          </table:table-cell>
          <table:table-cell office:value-type="float" office:value="12.4176">
            <text:p>12.4176</text:p>
          </table:table-cell>
          <table:table-cell office:value-type="float" office:value="0">
            <text:p>0</text:p>
          </table:table-cell>
          <table:table-cell office:value-type="string">
            <text:p>lagoon (ENVO:38)</text:p>
          </table:table-cell>
          <table:table-cell office:value-type="string">
            <text:p>brackish water (ENVO:2019)</text:p>
          </table:table-cell>
          <table:table-cell office:value-type="string">
            <text:p>OSD47_2014-06-21_0m_NPL022</text:p>
          </table:table-cell>
          <table:table-cell office:value-type="string">
            <text:p>ERS667621</text:p>
          </table:table-cell>
          <table:table-cell office:value-type="string">
            <text:p>http://www.ebi.ac.uk/ena/data/view/ERS667621</text:p>
          </table:table-cell>
          <table:table-cell office:value-type="string">
            <text:p>ABOKM66</text:p>
          </table:table-cell>
          <table:table-cell office:value-type="string">
            <text:p>SAMEA3275603</text:p>
          </table:table-cell>
          <table:table-cell office:value-type="string">
            <text:p>NPL022</text:p>
          </table:table-cell>
          <table:table-cell table:number-columns-repeated="7" office:value-type="string">
            <text:p>Not provided</text:p>
          </table:table-cell>
          <table:table-cell office:value-type="float" office:value="25.3">
            <text:p>25.3</text:p>
          </table:table-cell>
          <table:table-cell office:value-type="float" office:value="27.42">
            <text:p>27.42</text:p>
          </table:table-cell>
          <table:table-cell office:value-type="float" office:value="7.67">
            <text:p>7.67</text:p>
          </table:table-cell>
          <table:table-cell office:value-type="float" office:value="0.165">
            <text:p>0.165</text:p>
          </table:table-cell>
          <table:table-cell office:value-type="float" office:value="1.75">
            <text:p>1.75</text:p>
          </table:table-cell>
          <table:table-cell/>
          <table:table-cell office:value-type="float" office:value="1.24">
            <text:p>1.24</text:p>
          </table:table-cell>
          <table:table-cell table:number-columns-repeated="5"/>
          <table:table-cell office:value-type="float" office:value="4.26">
            <text:p>4.26</text:p>
          </table:table-cell>
          <table:table-cell table:number-columns-repeated="4"/>
          <table:table-cell office:value-type="float" office:value="2.01">
            <text:p>2.01</text:p>
          </table:table-cell>
          <table:table-cell office:value-type="float" office:value="13.37">
            <text:p>13.37</text:p>
          </table:table-cell>
          <table:table-cell table:number-columns-repeated="2"/>
          <table:table-cell office:value-type="float" office:value="3.18">
            <text:p>3.18</text:p>
          </table:table-cell>
          <table:table-cell office:value-type="string">
            <text:p>ITA</text:p>
          </table:table-cell>
          <table:table-cell office:value-type="float" office:value="253">
            <text:p>253</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104">
            <text:p>104</text:p>
          </table:table-cell>
        </table:table-row>
        <table:table-row table:style-name="ro1">
          <table:table-cell office:value-type="float" office:value="48">
            <text:p>48</text:p>
          </table:table-cell>
          <table:table-cell office:value-type="string">
            <text:p>OSD48</text:p>
          </table:table-cell>
          <table:table-cell office:value-type="string">
            <text:p>Venice Gulf</text:p>
          </table:table-cell>
          <table:table-cell office:value-type="string">
            <text:p>Adriatic Sea</text:p>
          </table:table-cell>
          <table:table-cell office:value-type="string">
            <text:p>http://marineregions.org/gazetteer.php?p=details&amp;id=3314</text:p>
          </table:table-cell>
          <table:table-cell office:value-type="string">
            <text:p>mediterranean sea biome (ENVO:1000047)</text:p>
          </table:table-cell>
          <table:table-cell office:value-type="string">
            <text:p>OSD-Jun-2014</text:p>
          </table:table-cell>
          <table:table-cell office:value-type="string">
            <text:p>OSD48_20140621T0950Z</text:p>
          </table:table-cell>
          <table:table-cell office:value-type="string">
            <text:p>Bottle, unknown 10-L</text:p>
          </table:table-cell>
          <table:table-cell office:value-type="string">
            <text:p>[OBJECTIVE: OSD sampling][PLATFORM: UNIPD Boat][DEVICE REPORTED: 10 L bottle][DESCRIPTION: The Label field reflects the sample title reported on the filter itself: each filter has this label with a progressive number according to the list of filters reported here]</text:p>
          </table:table-cell>
          <table:table-cell office:value-type="string">
            <text:p>http://store.pangaea.de/Projects/OSD_2014/OSD48_20140621T0950Z.pdf</text:p>
          </table:table-cell>
          <table:table-cell office:value-type="string">
            <text:p>UTC+01</text:p>
          </table:table-cell>
          <table:table-cell office:value-type="string">
            <text:p>21-06-2014T10:50:00</text:p>
          </table:table-cell>
          <table:table-cell table:style-name="ce1" office:value-type="date" office:date-value="2014-06-21T09:50:00">
            <text:p>06/21/14 09:50 AM</text:p>
          </table:table-cell>
          <table:table-cell office:value-type="float" office:value="45.4125">
            <text:p>45.4125</text:p>
          </table:table-cell>
          <table:table-cell office:value-type="float" office:value="12.5265">
            <text:p>12.5265</text:p>
          </table:table-cell>
          <table:table-cell table:style-name="ce1" office:value-type="date" office:date-value="2014-06-21T09:52:00">
            <text:p>06/21/14 09:52 AM</text:p>
          </table:table-cell>
          <table:table-cell office:value-type="float" office:value="45.4125">
            <text:p>45.4125</text:p>
          </table:table-cell>
          <table:table-cell office:value-type="float" office:value="12.5265">
            <text:p>12.5265</text:p>
          </table:table-cell>
          <table:table-cell office:value-type="float" office:value="0">
            <text:p>0</text:p>
          </table:table-cell>
          <table:table-cell office:value-type="string">
            <text:p>coast (ENVO:303)</text:p>
          </table:table-cell>
          <table:table-cell office:value-type="string">
            <text:p>sea water (ENVO:2149)</text:p>
          </table:table-cell>
          <table:table-cell office:value-type="string">
            <text:p>OSD48_2014-06-21_0m_NPL022</text:p>
          </table:table-cell>
          <table:table-cell office:value-type="string">
            <text:p>ERS667620</text:p>
          </table:table-cell>
          <table:table-cell office:value-type="string">
            <text:p>http://www.ebi.ac.uk/ena/data/view/ERS667620</text:p>
          </table:table-cell>
          <table:table-cell office:value-type="string">
            <text:p>ABOKM21</text:p>
          </table:table-cell>
          <table:table-cell office:value-type="string">
            <text:p>SAMEA3275602</text:p>
          </table:table-cell>
          <table:table-cell office:value-type="string">
            <text:p>NPL022</text:p>
          </table:table-cell>
          <table:table-cell table:number-columns-repeated="7" office:value-type="string">
            <text:p>Not provided</text:p>
          </table:table-cell>
          <table:table-cell office:value-type="float" office:value="22.2">
            <text:p>22.2</text:p>
          </table:table-cell>
          <table:table-cell office:value-type="float" office:value="33.14">
            <text:p>33.14</text:p>
          </table:table-cell>
          <table:table-cell office:value-type="float" office:value="8.28">
            <text:p>8.28</text:p>
          </table:table-cell>
          <table:table-cell office:value-type="float" office:value="0.09">
            <text:p>0.09</text:p>
          </table:table-cell>
          <table:table-cell office:value-type="float" office:value="4.89">
            <text:p>4.89</text:p>
          </table:table-cell>
          <table:table-cell/>
          <table:table-cell office:value-type="float" office:value="0.17">
            <text:p>0.17</text:p>
          </table:table-cell>
          <table:table-cell table:number-columns-repeated="5"/>
          <table:table-cell office:value-type="float" office:value="7.31">
            <text:p>7.31</text:p>
          </table:table-cell>
          <table:table-cell table:number-columns-repeated="4"/>
          <table:table-cell office:value-type="float" office:value="4.92">
            <text:p>4.92</text:p>
          </table:table-cell>
          <table:table-cell office:value-type="float" office:value="6.33">
            <text:p>6.33</text:p>
          </table:table-cell>
          <table:table-cell table:number-columns-repeated="2"/>
          <table:table-cell office:value-type="float" office:value="1.5">
            <text:p>1.5</text:p>
          </table:table-cell>
          <table:table-cell office:value-type="string">
            <text:p>ITA</text:p>
          </table:table-cell>
          <table:table-cell office:value-type="float" office:value="5262">
            <text:p>5262</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49">
            <text:p>49</text:p>
          </table:table-cell>
          <table:table-cell office:value-type="string">
            <text:p>OSD49</text:p>
          </table:table-cell>
          <table:table-cell office:value-type="string">
            <text:p>Vida</text:p>
          </table:table-cell>
          <table:table-cell office:value-type="string">
            <text:p>Adriatic Sea</text:p>
          </table:table-cell>
          <table:table-cell office:value-type="string">
            <text:p>http://marineregions.org/gazetteer.php?p=details&amp;id=3314</text:p>
          </table:table-cell>
          <table:table-cell office:value-type="string">
            <text:p>marine biome (ENVO:447)</text:p>
          </table:table-cell>
          <table:table-cell office:value-type="string">
            <text:p>OSD-Jun-2014</text:p>
          </table:table-cell>
          <table:table-cell office:value-type="string">
            <text:p>OSD49_20140621T0930Z</text:p>
          </table:table-cell>
          <table:table-cell office:value-type="string">
            <text:p>Bottle, Niskin 5-L</text:p>
          </table:table-cell>
          <table:table-cell office:value-type="string">
            <text:p>[OBJECTIVE: This <text:s/>sampling activity is also a part of a long-term time series data set <text:s/>that is a part of an on-going water-quality monitoring program that <text:s/>Marine Biology Station (NIB, Slovenia) has supported for more than 15 <text:s/>years.][PLATFORM: research vessel][DEVICE REPORTED: 5L Niskin][DESCRIPTION: Seawater sample collected at 2 m depth.]</text:p>
          </table:table-cell>
          <table:table-cell office:value-type="string">
            <text:p>http://store.pangaea.de/Projects/OSD_2014/OSD49_20140621T0930Z.pdf</text:p>
          </table:table-cell>
          <table:table-cell office:value-type="string">
            <text:p>UTC+01</text:p>
          </table:table-cell>
          <table:table-cell office:value-type="string">
            <text:p>21-06-2014T10:30:00</text:p>
          </table:table-cell>
          <table:table-cell table:style-name="ce1" office:value-type="date" office:date-value="2014-06-21T09:30:00">
            <text:p>06/21/14 09:30 AM</text:p>
          </table:table-cell>
          <table:table-cell office:value-type="float" office:value="45.325568">
            <text:p>45.325568</text:p>
          </table:table-cell>
          <table:table-cell office:value-type="float" office:value="13.33189">
            <text:p>13.33189</text:p>
          </table:table-cell>
          <table:table-cell table:style-name="ce1" office:value-type="date" office:date-value="2014-06-21T10:00:00">
            <text:p>06/21/14 10:00 AM</text:p>
          </table:table-cell>
          <table:table-cell office:value-type="float" office:value="45.325568">
            <text:p>45.325568</text:p>
          </table:table-cell>
          <table:table-cell office:value-type="float" office:value="13.33189">
            <text:p>13.33189</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49_2014-06-21_2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22">
            <text:p>22</text:p>
          </table:table-cell>
          <table:table-cell office:value-type="float" office:value="34">
            <text:p>34</text:p>
          </table:table-cell>
          <table:table-cell office:value-type="float" office:value="8.3">
            <text:p>8.3</text:p>
          </table:table-cell>
          <table:table-cell office:value-type="float" office:value="0.067">
            <text:p>0.067</text:p>
          </table:table-cell>
          <table:table-cell table:number-columns-repeated="18"/>
          <table:table-cell office:value-type="string">
            <text:p>HRV</text:p>
          </table:table-cell>
          <table:table-cell office:value-type="float" office:value="16318">
            <text:p>16318</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49">
            <text:p>49</text:p>
          </table:table-cell>
          <table:table-cell office:value-type="string">
            <text:p>OSD49</text:p>
          </table:table-cell>
          <table:table-cell office:value-type="string">
            <text:p>Vida</text:p>
          </table:table-cell>
          <table:table-cell office:value-type="string">
            <text:p>Adriatic Sea</text:p>
          </table:table-cell>
          <table:table-cell office:value-type="string">
            <text:p>http://marineregions.org/gazetteer.php?p=details&amp;id=3314</text:p>
          </table:table-cell>
          <table:table-cell office:value-type="string">
            <text:p>mediterranean sea biome (ENVO:1000047)</text:p>
          </table:table-cell>
          <table:table-cell office:value-type="string">
            <text:p>OSD-Jun-2014</text:p>
          </table:table-cell>
          <table:table-cell office:value-type="string">
            <text:p>OSD49_20140621T0930Z</text:p>
          </table:table-cell>
          <table:table-cell office:value-type="string">
            <text:p>Bottle, Niskin 5-L</text:p>
          </table:table-cell>
          <table:table-cell office:value-type="string">
            <text:p>[OBJECTIVE: This <text:s/>sampling activity is also a part of a long-term time series data set <text:s/>that is a part of an on-going water-quality monitoring program that <text:s/>Marine Biology Station (NIB, Slovenia) has supported for more than 15 <text:s/>years.][PLATFORM: research vessel][DEVICE REPORTED: 5L Niskin][DESCRIPTION: Seawater sample collected at 2 m depth.]</text:p>
          </table:table-cell>
          <table:table-cell office:value-type="string">
            <text:p>http://store.pangaea.de/Projects/OSD_2014/OSD49_20140621T0930Z.pdf</text:p>
          </table:table-cell>
          <table:table-cell office:value-type="string">
            <text:p>UTC+01</text:p>
          </table:table-cell>
          <table:table-cell office:value-type="string">
            <text:p>21-06-2014T10:30:00</text:p>
          </table:table-cell>
          <table:table-cell table:style-name="ce1" office:value-type="date" office:date-value="2014-06-21T09:30:00">
            <text:p>06/21/14 09:30 AM</text:p>
          </table:table-cell>
          <table:table-cell office:value-type="float" office:value="45.325568">
            <text:p>45.325568</text:p>
          </table:table-cell>
          <table:table-cell office:value-type="float" office:value="13.33189">
            <text:p>13.33189</text:p>
          </table:table-cell>
          <table:table-cell table:style-name="ce1" office:value-type="date" office:date-value="2014-06-21T10:00:00">
            <text:p>06/21/14 10:00 AM</text:p>
          </table:table-cell>
          <table:table-cell office:value-type="float" office:value="45.325568">
            <text:p>45.325568</text:p>
          </table:table-cell>
          <table:table-cell office:value-type="float" office:value="13.33189">
            <text:p>13.33189</text:p>
          </table:table-cell>
          <table:table-cell office:value-type="float" office:value="2">
            <text:p>2</text:p>
          </table:table-cell>
          <table:table-cell office:value-type="string">
            <text:p>surface water (ENVO:2042)</text:p>
          </table:table-cell>
          <table:table-cell office:value-type="string">
            <text:p>coastal sea water (ENVO:2150)</text:p>
          </table:table-cell>
          <table:table-cell office:value-type="string">
            <text:p>OSD49_2014-06-21_2m_NPL022</text:p>
          </table:table-cell>
          <table:table-cell office:value-type="string">
            <text:p>ERS667619</text:p>
          </table:table-cell>
          <table:table-cell office:value-type="string">
            <text:p>http://www.ebi.ac.uk/ena/data/view/ERS667619</text:p>
          </table:table-cell>
          <table:table-cell office:value-type="string">
            <text:p>ABOKL74</text:p>
          </table:table-cell>
          <table:table-cell office:value-type="string">
            <text:p>SAMEA3275601</text:p>
          </table:table-cell>
          <table:table-cell office:value-type="string">
            <text:p>NPL022</text:p>
          </table:table-cell>
          <table:table-cell table:number-columns-repeated="7" office:value-type="string">
            <text:p>Not provided</text:p>
          </table:table-cell>
          <table:table-cell office:value-type="float" office:value="22">
            <text:p>22</text:p>
          </table:table-cell>
          <table:table-cell office:value-type="float" office:value="34">
            <text:p>34</text:p>
          </table:table-cell>
          <table:table-cell office:value-type="float" office:value="8.3">
            <text:p>8.3</text:p>
          </table:table-cell>
          <table:table-cell office:value-type="float" office:value="0.067">
            <text:p>0.067</text:p>
          </table:table-cell>
          <table:table-cell office:value-type="float" office:value="2.59">
            <text:p>2.59</text:p>
          </table:table-cell>
          <table:table-cell/>
          <table:table-cell office:value-type="float" office:value="0.018">
            <text:p>0.018</text:p>
          </table:table-cell>
          <table:table-cell table:number-columns-repeated="14"/>
          <table:table-cell office:value-type="float" office:value="0.3">
            <text:p>0.3</text:p>
          </table:table-cell>
          <table:table-cell office:value-type="string">
            <text:p>HRV</text:p>
          </table:table-cell>
          <table:table-cell office:value-type="float" office:value="16318">
            <text:p>16318</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5">
            <text:p>5</text:p>
          </table:table-cell>
          <table:table-cell office:value-type="string">
            <text:p>OSD5</text:p>
          </table:table-cell>
          <table:table-cell office:value-type="string">
            <text:p>Crete</text:p>
          </table:table-cell>
          <table:table-cell office:value-type="string">
            <text:p>Aegean Sea</text:p>
          </table:table-cell>
          <table:table-cell office:value-type="string">
            <text:p>http://marineregions.org/gazetteer.php?p=details&amp;id=3315</text:p>
          </table:table-cell>
          <table:table-cell office:value-type="string">
            <text:p>oceanic epipelagic zone biome (ENVO:1000035)</text:p>
          </table:table-cell>
          <table:table-cell office:value-type="string">
            <text:p>OSD-Jun-2014</text:p>
          </table:table-cell>
          <table:table-cell office:value-type="string">
            <text:p>OSD5_20140619T0515Z</text:p>
          </table:table-cell>
          <table:table-cell office:value-type="string">
            <text:p>Bottle, Niskin</text:p>
          </table:table-cell>
          <table:table-cell office:value-type="string">
            <text:p>[OBJECTIVE: Water sampling for Prokaryotes.][PLATFORM: Research Vessel Alkyon][DEVICE REPORTED: Niskin bottles][DESCRIPTION: Surface water sampling of the OSD5 station.]</text:p>
          </table:table-cell>
          <table:table-cell office:value-type="string">
            <text:p>http://store.pangaea.de/Projects/OSD_2014/OSD5_20140619T0515Z.pdf</text:p>
          </table:table-cell>
          <table:table-cell office:value-type="string">
            <text:p>UTC+02</text:p>
          </table:table-cell>
          <table:table-cell office:value-type="string">
            <text:p>19-06-2014T07:15:00</text:p>
          </table:table-cell>
          <table:table-cell table:style-name="ce1" office:value-type="date" office:date-value="2014-06-19T05:15:00">
            <text:p>06/19/14 05:15 AM</text:p>
          </table:table-cell>
          <table:table-cell office:value-type="float" office:value="35.661">
            <text:p>35.661</text:p>
          </table:table-cell>
          <table:table-cell office:value-type="float" office:value="24.99">
            <text:p>24.99</text:p>
          </table:table-cell>
          <table:table-cell table:style-name="ce1" office:value-type="date" office:date-value="2014-06-19T11:15:00">
            <text:p>06/19/14 11:15 AM</text:p>
          </table:table-cell>
          <table:table-cell office:value-type="float" office:value="35.661">
            <text:p>35.661</text:p>
          </table:table-cell>
          <table:table-cell office:value-type="float" office:value="24.99">
            <text:p>24.99</text:p>
          </table:table-cell>
          <table:table-cell office:value-type="float" office:value="1">
            <text:p>1</text:p>
          </table:table-cell>
          <table:table-cell office:value-type="string">
            <text:p>surface water (ENVO:2042)</text:p>
          </table:table-cell>
          <table:table-cell office:value-type="string">
            <text:p>oligotrophic water (ENVO:2223)</text:p>
          </table:table-cell>
          <table:table-cell office:value-type="string">
            <text:p>OSD5_2014-06-19_1m_NPL022</text:p>
          </table:table-cell>
          <table:table-cell office:value-type="string">
            <text:p>ERS667662</text:p>
          </table:table-cell>
          <table:table-cell office:value-type="string">
            <text:p>http://www.ebi.ac.uk/ena/data/view/ERS667662</text:p>
          </table:table-cell>
          <table:table-cell office:value-type="string">
            <text:p>ABOKL71</text:p>
          </table:table-cell>
          <table:table-cell office:value-type="string">
            <text:p>SAMEA3275640</text:p>
          </table:table-cell>
          <table:table-cell office:value-type="string">
            <text:p>NPL022</text:p>
          </table:table-cell>
          <table:table-cell table:number-columns-repeated="7" office:value-type="string">
            <text:p>Not provided</text:p>
          </table:table-cell>
          <table:table-cell office:value-type="float" office:value="24.46">
            <text:p>24.46</text:p>
          </table:table-cell>
          <table:table-cell office:value-type="float" office:value="39.29">
            <text:p>39.29</text:p>
          </table:table-cell>
          <table:table-cell office:value-type="float" office:value="8.2">
            <text:p>8.2</text:p>
          </table:table-cell>
          <table:table-cell office:value-type="float" office:value="0.07">
            <text:p>0.07</text:p>
          </table:table-cell>
          <table:table-cell office:value-type="float" office:value="0.17">
            <text:p>0.17</text:p>
          </table:table-cell>
          <table:table-cell/>
          <table:table-cell office:value-type="float" office:value="0.04">
            <text:p>0.04</text:p>
          </table:table-cell>
          <table:table-cell table:number-columns-repeated="2"/>
          <table:table-cell office:value-type="float" office:value="1217.4">
            <text:p>1217.4</text:p>
          </table:table-cell>
          <table:table-cell office:value-type="float" office:value="58.14">
            <text:p>58.14</text:p>
          </table:table-cell>
          <table:table-cell table:number-columns-repeated="6"/>
          <table:table-cell office:value-type="float" office:value="0.38">
            <text:p>0.38</text:p>
          </table:table-cell>
          <table:table-cell office:value-type="float" office:value="0.47">
            <text:p>0.47</text:p>
          </table:table-cell>
          <table:table-cell/>
          <table:table-cell office:value-type="float" office:value="-0.1116">
            <text:p>-0.1116</text:p>
          </table:table-cell>
          <table:table-cell/>
          <table:table-cell office:value-type="string">
            <text:p>GRC</text:p>
          </table:table-cell>
          <table:table-cell office:value-type="float" office:value="25382">
            <text:p>25382</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5">
            <text:p>5</text:p>
          </table:table-cell>
          <table:table-cell office:value-type="string">
            <text:p>OSD5</text:p>
          </table:table-cell>
          <table:table-cell office:value-type="string">
            <text:p>Crete</text:p>
          </table:table-cell>
          <table:table-cell office:value-type="string">
            <text:p>Aegean Sea</text:p>
          </table:table-cell>
          <table:table-cell office:value-type="string">
            <text:p>http://marineregions.org/gazetteer.php?p=details&amp;id=3315</text:p>
          </table:table-cell>
          <table:table-cell office:value-type="string">
            <text:p>oceanic epipelagic zone biome (ENVO:1000035)</text:p>
          </table:table-cell>
          <table:table-cell office:value-type="string">
            <text:p>OSD-Jun-2014</text:p>
          </table:table-cell>
          <table:table-cell office:value-type="string">
            <text:p>OSD5_20140619T1100Z</text:p>
          </table:table-cell>
          <table:table-cell office:value-type="string">
            <text:p>Bottle, Niskin</text:p>
          </table:table-cell>
          <table:table-cell office:value-type="string">
            <text:p>[OBJECTIVE: Water Sampling for Prokaryotes][PLATFORM: Research Vessel Alkyon][DEVICE REPORTED: Niskin bottles][DESCRIPTION: Water from the Deep Chlorophyll Maximum layer of the OSD5 station.]</text:p>
          </table:table-cell>
          <table:table-cell office:value-type="string">
            <text:p>http://store.pangaea.de/Projects/OSD_2014/OSD5_20140619T1100Z.pdf</text:p>
          </table:table-cell>
          <table:table-cell office:value-type="string">
            <text:p>UTC+02</text:p>
          </table:table-cell>
          <table:table-cell office:value-type="string">
            <text:p>19-06-2014T13:00:00</text:p>
          </table:table-cell>
          <table:table-cell table:style-name="ce1" office:value-type="date" office:date-value="2014-06-19T11:00:00">
            <text:p>06/19/14 11:00 AM</text:p>
          </table:table-cell>
          <table:table-cell office:value-type="float" office:value="35.661">
            <text:p>35.661</text:p>
          </table:table-cell>
          <table:table-cell office:value-type="float" office:value="24.99">
            <text:p>24.99</text:p>
          </table:table-cell>
          <table:table-cell table:style-name="ce1" office:value-type="date" office:date-value="2014-06-19T13:00:00">
            <text:p>06/19/14 01:00 PM</text:p>
          </table:table-cell>
          <table:table-cell office:value-type="float" office:value="35.661">
            <text:p>35.661</text:p>
          </table:table-cell>
          <table:table-cell office:value-type="float" office:value="24.99">
            <text:p>24.99</text:p>
          </table:table-cell>
          <table:table-cell office:value-type="float" office:value="75">
            <text:p>75</text:p>
          </table:table-cell>
          <table:table-cell office:value-type="string">
            <text:p>deep chlorophyll maximum layer (ENVO:1000326)</text:p>
          </table:table-cell>
          <table:table-cell office:value-type="string">
            <text:p>oligotrophic water (ENVO:2223)</text:p>
          </table:table-cell>
          <table:table-cell office:value-type="string">
            <text:p>OSD5_2014-06-19_75m_NPL022</text:p>
          </table:table-cell>
          <table:table-cell office:value-type="string">
            <text:p>ERS667661</text:p>
          </table:table-cell>
          <table:table-cell office:value-type="string">
            <text:p>http://www.ebi.ac.uk/ena/data/view/ERS667661</text:p>
          </table:table-cell>
          <table:table-cell office:value-type="string">
            <text:p>ABOKM52</text:p>
          </table:table-cell>
          <table:table-cell office:value-type="string">
            <text:p>SAMEA3275639</text:p>
          </table:table-cell>
          <table:table-cell office:value-type="string">
            <text:p>NPL022</text:p>
          </table:table-cell>
          <table:table-cell table:number-columns-repeated="7" office:value-type="string">
            <text:p>Not provided</text:p>
          </table:table-cell>
          <table:table-cell office:value-type="float" office:value="16.87">
            <text:p>16.87</text:p>
          </table:table-cell>
          <table:table-cell office:value-type="float" office:value="39.23">
            <text:p>39.23</text:p>
          </table:table-cell>
          <table:table-cell office:value-type="float" office:value="8.2">
            <text:p>8.2</text:p>
          </table:table-cell>
          <table:table-cell office:value-type="float" office:value="0.27">
            <text:p>0.27</text:p>
          </table:table-cell>
          <table:table-cell office:value-type="float" office:value="0.34">
            <text:p>0.34</text:p>
          </table:table-cell>
          <table:table-cell/>
          <table:table-cell office:value-type="float" office:value="0.03">
            <text:p>0.03</text:p>
          </table:table-cell>
          <table:table-cell table:number-columns-repeated="2"/>
          <table:table-cell office:value-type="float" office:value="41.662">
            <text:p>41.662</text:p>
          </table:table-cell>
          <table:table-cell office:value-type="float" office:value="49.58">
            <text:p>49.58</text:p>
          </table:table-cell>
          <table:table-cell table:number-columns-repeated="6"/>
          <table:table-cell office:value-type="float" office:value="0.38">
            <text:p>0.38</text:p>
          </table:table-cell>
          <table:table-cell office:value-type="float" office:value="0.74">
            <text:p>0.74</text:p>
          </table:table-cell>
          <table:table-cell/>
          <table:table-cell office:value-type="float" office:value="0.6431">
            <text:p>0.6431</text:p>
          </table:table-cell>
          <table:table-cell/>
          <table:table-cell office:value-type="string">
            <text:p>GRC</text:p>
          </table:table-cell>
          <table:table-cell office:value-type="float" office:value="25382">
            <text:p>25382</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50">
            <text:p>50</text:p>
          </table:table-cell>
          <table:table-cell office:value-type="string">
            <text:p>OSD50</text:p>
          </table:table-cell>
          <table:table-cell office:value-type="string">
            <text:p>Pasaia</text:p>
          </table:table-cell>
          <table:table-cell office:value-type="string">
            <text:p>Bay of Biscay</text:p>
          </table:table-cell>
          <table:table-cell office:value-type="string">
            <text:p>http://marineregions.org/gazetteer.php?p=details&amp;id=2359</text:p>
          </table:table-cell>
          <table:table-cell office:value-type="string">
            <text:p>marine biome (ENVO:447)</text:p>
          </table:table-cell>
          <table:table-cell office:value-type="string">
            <text:p>OSD-Jun-2014</text:p>
          </table:table-cell>
          <table:table-cell office:value-type="string">
            <text:p>OSD50_20140620T0709Z</text:p>
          </table:table-cell>
          <table:table-cell office:value-type="string">
            <text:p>Bottle, Niskin</text:p>
          </table:table-cell>
          <table:table-cell office:value-type="string">
            <text:p>[OBJECTIVE: Contribute to OSD - obtain data for biodiversity and connectivity assessment within the DEVOTES project][PLATFORM: Pasaia Oceano meteorological station][DEVICE REPORTED: Niskin bottle][DESCRIPTION: no extended sample description ]</text:p>
          </table:table-cell>
          <table:table-cell office:value-type="string">
            <text:p>http://store.pangaea.de/Projects/OSD_2014/OSD50_20140620T0709Z.pdf</text:p>
          </table:table-cell>
          <table:table-cell office:value-type="string">
            <text:p>UTC+01</text:p>
          </table:table-cell>
          <table:table-cell office:value-type="string">
            <text:p>20-06-2014T08:09:00</text:p>
          </table:table-cell>
          <table:table-cell table:style-name="ce1" office:value-type="date" office:date-value="2014-06-20T07:09:00">
            <text:p>06/20/14 07:09 AM</text:p>
          </table:table-cell>
          <table:table-cell office:value-type="float" office:value="43.333333">
            <text:p>43.333333</text:p>
          </table:table-cell>
          <table:table-cell office:value-type="float" office:value="-1.925">
            <text:p>-1.925</text:p>
          </table:table-cell>
          <table:table-cell table:style-name="ce1" office:value-type="date" office:date-value="2014-06-20T07:11:00">
            <text:p>06/20/14 07:11 AM</text:p>
          </table:table-cell>
          <table:table-cell office:value-type="float" office:value="43.333333">
            <text:p>43.333333</text:p>
          </table:table-cell>
          <table:table-cell office:value-type="float" office:value="-1.925">
            <text:p>-1.925</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50_2014-06-20_0m_NPL022</text:p>
          </table:table-cell>
          <table:table-cell office:value-type="string">
            <text:p>ERS667618</text:p>
          </table:table-cell>
          <table:table-cell office:value-type="string">
            <text:p>http://www.ebi.ac.uk/ena/data/view/ERS667618</text:p>
          </table:table-cell>
          <table:table-cell office:value-type="string">
            <text:p>ABOKM69</text:p>
          </table:table-cell>
          <table:table-cell office:value-type="string">
            <text:p>SAMEA3275600</text:p>
          </table:table-cell>
          <table:table-cell office:value-type="string">
            <text:p>NPL022</text:p>
          </table:table-cell>
          <table:table-cell table:number-columns-repeated="7" office:value-type="string">
            <text:p>Not provided</text:p>
          </table:table-cell>
          <table:table-cell office:value-type="float" office:value="20">
            <text:p>20</text:p>
          </table:table-cell>
          <table:table-cell office:value-type="float" office:value="34.3">
            <text:p>34.3</text:p>
          </table:table-cell>
          <table:table-cell office:value-type="float" office:value="8.34">
            <text:p>8.34</text:p>
          </table:table-cell>
          <table:table-cell office:value-type="float" office:value="0.16">
            <text:p>0.16</text:p>
          </table:table-cell>
          <table:table-cell office:value-type="float" office:value="1.6">
            <text:p>1.6</text:p>
          </table:table-cell>
          <table:table-cell/>
          <table:table-cell office:value-type="float" office:value="0.84">
            <text:p>0.84</text:p>
          </table:table-cell>
          <table:table-cell table:number-columns-repeated="2"/>
          <table:table-cell office:value-type="float" office:value="97.9">
            <text:p>97.9</text:p>
          </table:table-cell>
          <table:table-cell table:number-columns-repeated="7"/>
          <table:table-cell office:value-type="float" office:value="1.7">
            <text:p>1.7</text:p>
          </table:table-cell>
          <table:table-cell office:value-type="float" office:value="1.63">
            <text:p>1.63</text:p>
          </table:table-cell>
          <table:table-cell office:value-type="float" office:value="0.64">
            <text:p>0.64</text:p>
          </table:table-cell>
          <table:table-cell table:number-columns-repeated="2"/>
          <table:table-cell office:value-type="string">
            <text:p>ESP</text:p>
          </table:table-cell>
          <table:table-cell office:value-type="float" office:value="0">
            <text:p>0</text:p>
          </table:table-cell>
          <table:table-cell office:value-type="string">
            <text:p>CNRY</text:p>
          </table:table-cell>
          <table:table-cell office:value-type="string">
            <text:p>Coastal - Canary Coastal Province (EACB)</text:p>
          </table:table-cell>
          <table:table-cell office:value-type="float" office:value="0.015828137">
            <text:p>0.015828137</text:p>
          </table:table-cell>
          <table:table-cell office:value-type="string">
            <text:p>Iberian Coastal</text:p>
          </table:table-cell>
          <table:table-cell office:value-type="float" office:value="209">
            <text:p>209</text:p>
          </table:table-cell>
        </table:table-row>
        <table:table-row table:style-name="ro1">
          <table:table-cell office:value-type="float" office:value="51">
            <text:p>51</text:p>
          </table:table-cell>
          <table:table-cell office:value-type="string">
            <text:p>OSD51</text:p>
          </table:table-cell>
          <table:table-cell office:value-type="string">
            <text:p>Bocas del Toro</text:p>
          </table:table-cell>
          <table:table-cell office:value-type="string">
            <text:p>Caribbean Sea</text:p>
          </table:table-cell>
          <table:table-cell office:value-type="string">
            <text:p>http://marineregions.org/gazetteer.php?p=details&amp;id=4287</text:p>
          </table:table-cell>
          <table:table-cell office:value-type="string">
            <text:p>marine pelagic biome (ENVO:1000023)</text:p>
          </table:table-cell>
          <table:table-cell office:value-type="string">
            <text:p>OSD-Jun-2014</text:p>
          </table:table-cell>
          <table:table-cell office:value-type="string">
            <text:p>OSD51_20140621T1556Z</text:p>
          </table:table-cell>
          <table:table-cell office:value-type="string">
            <text:p>Bottle, Van Dorn 2.2-L</text:p>
          </table:table-cell>
          <table:table-cell office:value-type="string">
            <text:p>[OBJECTIVE: The sampling activity will be part of a long term project named Marine Geo][PLATFORM: Research boat Loligo][DEVICE REPORTED: Water sampling Bottle Van Dorn 2.2 liters][DESCRIPTION: Surface Water]</text:p>
          </table:table-cell>
          <table:table-cell office:value-type="string">
            <text:p>http://store.pangaea.de/Projects/OSD_2014/OSD51_20140621T1544Z.pdf</text:p>
          </table:table-cell>
          <table:table-cell office:value-type="string">
            <text:p>UTC-05</text:p>
          </table:table-cell>
          <table:table-cell office:value-type="string">
            <text:p>21-06-2014T10:56:00</text:p>
          </table:table-cell>
          <table:table-cell table:style-name="ce1" office:value-type="date" office:date-value="2014-06-21T15:56:00">
            <text:p>06/21/14 03:56 PM</text:p>
          </table:table-cell>
          <table:table-cell office:value-type="float" office:value="9.3485">
            <text:p>9.3485</text:p>
          </table:table-cell>
          <table:table-cell office:value-type="float" office:value="-82.266">
            <text:p>-82.266</text:p>
          </table:table-cell>
          <table:table-cell table:style-name="ce1" office:value-type="date" office:date-value="2014-06-21T16:02:00">
            <text:p>06/21/14 04:02 PM</text:p>
          </table:table-cell>
          <table:table-cell office:value-type="float" office:value="9.3485">
            <text:p>9.3485</text:p>
          </table:table-cell>
          <table:table-cell office:value-type="float" office:value="-82.266">
            <text:p>-82.266</text:p>
          </table:table-cell>
          <table:table-cell office:value-type="float" office:value="2">
            <text:p>2</text:p>
          </table:table-cell>
          <table:table-cell office:value-type="string">
            <text:p>surface water (ENVO:2042)</text:p>
          </table:table-cell>
          <table:table-cell office:value-type="string">
            <text:p>coastal sea water (ENVO:2150)</text:p>
          </table:table-cell>
          <table:table-cell office:value-type="string">
            <text:p>OSD51_2014-06-21_2m_NPL022</text:p>
          </table:table-cell>
          <table:table-cell office:value-type="string">
            <text:p>ERS667616</text:p>
          </table:table-cell>
          <table:table-cell office:value-type="string">
            <text:p>http://www.ebi.ac.uk/ena/data/view/ERS667616</text:p>
          </table:table-cell>
          <table:table-cell office:value-type="string">
            <text:p>ABOKL93</text:p>
          </table:table-cell>
          <table:table-cell office:value-type="string">
            <text:p>SAMEA3275598</text:p>
          </table:table-cell>
          <table:table-cell office:value-type="string">
            <text:p>NPL022</text:p>
          </table:table-cell>
          <table:table-cell table:number-columns-repeated="7" office:value-type="string">
            <text:p>Not provided</text:p>
          </table:table-cell>
          <table:table-cell office:value-type="float" office:value="29.1">
            <text:p>29.1</text:p>
          </table:table-cell>
          <table:table-cell office:value-type="float" office:value="34.6">
            <text:p>34.6</text:p>
          </table:table-cell>
          <table:table-cell office:value-type="float" office:value="8.12">
            <text:p>8.12</text:p>
          </table:table-cell>
          <table:table-cell table:number-columns-repeated="7"/>
          <table:table-cell office:value-type="float" office:value="52.7">
            <text:p>52.7</text:p>
          </table:table-cell>
          <table:table-cell/>
          <table:table-cell office:value-type="float" office:value="1866.66">
            <text:p>1866.66</text:p>
          </table:table-cell>
          <table:table-cell table:number-columns-repeated="9"/>
          <table:table-cell office:value-type="string">
            <text:p>PAN</text:p>
          </table:table-cell>
          <table:table-cell office:value-type="float" office:value="97">
            <text:p>97</text:p>
          </table:table-cell>
          <table:table-cell office:value-type="string">
            <text:p>GUIA</text:p>
          </table:table-cell>
          <table:table-cell office:value-type="string">
            <text:p>Coastal - Guianas Coastal Province</text:p>
          </table:table-cell>
          <table:table-cell office:value-type="float" office:value="0">
            <text:p>0</text:p>
          </table:table-cell>
          <table:table-cell office:value-type="string">
            <text:p>Caribbean Sea</text:p>
          </table:table-cell>
          <table:table-cell office:value-type="float" office:value="0">
            <text:p>0</text:p>
          </table:table-cell>
        </table:table-row>
        <table:table-row table:style-name="ro1">
          <table:table-cell office:value-type="float" office:value="52">
            <text:p>52</text:p>
          </table:table-cell>
          <table:table-cell office:value-type="string">
            <text:p>OSD52</text:p>
          </table:table-cell>
          <table:table-cell office:value-type="string">
            <text:p>Abu Hashish</text:p>
          </table:table-cell>
          <table:table-cell office:value-type="string">
            <text:p>Red Sea</text:p>
          </table:table-cell>
          <table:table-cell office:value-type="string">
            <text:p>http://marineregions.org/gazetteer.php?p=details&amp;id=4264</text:p>
          </table:table-cell>
          <table:table-cell office:value-type="string">
            <text:p>marine biome (ENVO:447)</text:p>
          </table:table-cell>
          <table:table-cell office:value-type="string">
            <text:p>OSD-Jun-2014</text:p>
          </table:table-cell>
          <table:table-cell office:value-type="string">
            <text:p>OSD52_20140621T1007Z</text:p>
          </table:table-cell>
          <table:table-cell office:value-type="string">
            <text:p>Bucket, plastic 10-L</text:p>
          </table:table-cell>
          <table:table-cell office:value-type="string">
            <text:p>[OBJECTIVE: The objective of this sampling trip is to contribute to the Ocean Sampling Day initiative through providing environmental water samples from the Red Sea, based on OSP standardized protocols. The Red Sea is a large marine ecosystem, characterized by a relatively high salinity and temperature with complex and diverse biological life including unique coral reefs. The two Red Sea samples were obtained near the coast of Hurghada, a main tourist center. Both sample sites Abu Hashish and Ras Disha are shallow diving sites (5 -30 m). Abu Hashish is characterized by hard, soft and table corals abundance. Ras Disha is also unique for its large patches of seagrass.][PLATFORM: Zodiac][DEVICE REPORTED: collection device: 10 L Acid washed buckets, measurement device: YSI proplus probe][DESCRIPTION: near coral reef high tide windy elevation 5.9]</text:p>
          </table:table-cell>
          <table:table-cell office:value-type="string">
            <text:p>http://store.pangaea.de/Projects/OSD_2014/OSD52_20140621T1007Z.pdf</text:p>
          </table:table-cell>
          <table:table-cell office:value-type="string">
            <text:p>UTC+02</text:p>
          </table:table-cell>
          <table:table-cell office:value-type="string">
            <text:p>21-06-2014T12:07:00</text:p>
          </table:table-cell>
          <table:table-cell table:style-name="ce1" office:value-type="date" office:date-value="2014-06-21T10:07:00">
            <text:p>06/21/14 10:07 AM</text:p>
          </table:table-cell>
          <table:table-cell office:value-type="float" office:value="27.02527">
            <text:p>27.02527</text:p>
          </table:table-cell>
          <table:table-cell office:value-type="float" office:value="33.91255">
            <text:p>33.91255</text:p>
          </table:table-cell>
          <table:table-cell table:style-name="ce1" office:value-type="date" office:date-value="2014-06-21T10:14:00">
            <text:p>06/21/14 10:14 AM</text:p>
          </table:table-cell>
          <table:table-cell office:value-type="float" office:value="27.02527">
            <text:p>27.02527</text:p>
          </table:table-cell>
          <table:table-cell office:value-type="float" office:value="33.91253">
            <text:p>33.91253</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52_2014-06-21_1m_NPL022</text:p>
          </table:table-cell>
          <table:table-cell office:value-type="string">
            <text:p>ERS667609</text:p>
          </table:table-cell>
          <table:table-cell office:value-type="string">
            <text:p>http://www.ebi.ac.uk/ena/data/view/ERS667609</text:p>
          </table:table-cell>
          <table:table-cell office:value-type="string">
            <text:p>ABOKN00</text:p>
          </table:table-cell>
          <table:table-cell office:value-type="string">
            <text:p>SAMEA3275591</text:p>
          </table:table-cell>
          <table:table-cell office:value-type="string">
            <text:p>NPL022</text:p>
          </table:table-cell>
          <table:table-cell table:number-columns-repeated="7" office:value-type="string">
            <text:p>Not provided</text:p>
          </table:table-cell>
          <table:table-cell office:value-type="float" office:value="27">
            <text:p>27</text:p>
          </table:table-cell>
          <table:table-cell office:value-type="float" office:value="38.33">
            <text:p>38.33</text:p>
          </table:table-cell>
          <table:table-cell office:value-type="float" office:value="8.22">
            <text:p>8.22</text:p>
          </table:table-cell>
          <table:table-cell table:number-columns-repeated="7"/>
          <table:table-cell office:value-type="float" office:value="59.857333">
            <text:p>59.857333</text:p>
          </table:table-cell>
          <table:table-cell/>
          <table:table-cell office:value-type="float" office:value="191.1249">
            <text:p>191.1249</text:p>
          </table:table-cell>
          <table:table-cell table:number-columns-repeated="9"/>
          <table:table-cell office:value-type="string">
            <text:p>EGY</text:p>
          </table:table-cell>
          <table:table-cell office:value-type="float" office:value="1327">
            <text:p>1327</text:p>
          </table:table-cell>
          <table:table-cell office:value-type="string">
            <text:p>REDS</text:p>
          </table:table-cell>
          <table:table-cell office:value-type="string">
            <text:p>Coastal - Red Sea, Persian Gulf Province</text:p>
          </table:table-cell>
          <table:table-cell office:value-type="float" office:value="0">
            <text:p>0</text:p>
          </table:table-cell>
          <table:table-cell office:value-type="string">
            <text:p>Red Sea</text:p>
          </table:table-cell>
          <table:table-cell office:value-type="float" office:value="0">
            <text:p>0</text:p>
          </table:table-cell>
        </table:table-row>
        <table:table-row table:style-name="ro1">
          <table:table-cell office:value-type="float" office:value="53">
            <text:p>53</text:p>
          </table:table-cell>
          <table:table-cell office:value-type="string">
            <text:p>OSD53</text:p>
          </table:table-cell>
          <table:table-cell office:value-type="string">
            <text:p>Ras Disha</text:p>
          </table:table-cell>
          <table:table-cell office:value-type="string">
            <text:p>Red Sea</text:p>
          </table:table-cell>
          <table:table-cell office:value-type="string">
            <text:p>http://marineregions.org/gazetteer.php?p=details&amp;id=4264</text:p>
          </table:table-cell>
          <table:table-cell office:value-type="string">
            <text:p>marine biome (ENVO:447)</text:p>
          </table:table-cell>
          <table:table-cell office:value-type="string">
            <text:p>OSD-Jun-2014</text:p>
          </table:table-cell>
          <table:table-cell office:value-type="string">
            <text:p>OSD53_20140621T0843Z</text:p>
          </table:table-cell>
          <table:table-cell office:value-type="string">
            <text:p>Bucket, plastic 10-L</text:p>
          </table:table-cell>
          <table:table-cell office:value-type="string">
            <text:p>[OBJECTIVE: The objective of this sampling trip is to contribute to the Ocean Sampling Day initiative through providing environmental water samples from the Red Sea, based on OSP standardized protocols. The Red Sea is a large marine ecosystem, characterized by a relatively high salinity and temperature with complex and diverse biological life including unique coral reefs. The two Red Sea samples were obtained near the coast of Hurghada, a main tourist center. Both sample sites Abu Hashish and Ras Disha are shallow diving sites (5 -30 m). Abu Hashish is characterized by hard, soft and table corals abundance. Ras Disha is also unique for its large patches of seagrass.][PLATFORM: Zodiac][DEVICE REPORTED: collection device: 10 L buckets, measurement: YSI ptoplus probe][DESCRIPTION: environment depth = 8, near coral reef, <text:s/>high tide, windy, elevation 5.9 ]</text:p>
          </table:table-cell>
          <table:table-cell office:value-type="string">
            <text:p>http://store.pangaea.de/Projects/OSD_2014/OSD53_20140621T0843Z.pdf</text:p>
          </table:table-cell>
          <table:table-cell office:value-type="string">
            <text:p>UTC+02</text:p>
          </table:table-cell>
          <table:table-cell office:value-type="string">
            <text:p>21-06-2014T10:43:00</text:p>
          </table:table-cell>
          <table:table-cell table:style-name="ce1" office:value-type="date" office:date-value="2014-06-21T08:43:00">
            <text:p>06/21/14 08:43 AM</text:p>
          </table:table-cell>
          <table:table-cell office:value-type="float" office:value="27.04153">
            <text:p>27.04153</text:p>
          </table:table-cell>
          <table:table-cell office:value-type="float" office:value="33.90703">
            <text:p>33.90703</text:p>
          </table:table-cell>
          <table:table-cell table:style-name="ce1" office:value-type="date" office:date-value="2014-06-21T08:50:00">
            <text:p>06/21/14 08:50 AM</text:p>
          </table:table-cell>
          <table:table-cell office:value-type="float" office:value="27.04153">
            <text:p>27.04153</text:p>
          </table:table-cell>
          <table:table-cell office:value-type="float" office:value="33.9082">
            <text:p>33.9082</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53_2014-06-21_1m_NPL022</text:p>
          </table:table-cell>
          <table:table-cell office:value-type="string">
            <text:p>ERS667608</text:p>
          </table:table-cell>
          <table:table-cell office:value-type="string">
            <text:p>http://www.ebi.ac.uk/ena/data/view/ERS667608</text:p>
          </table:table-cell>
          <table:table-cell office:value-type="string">
            <text:p>ABOKM53</text:p>
          </table:table-cell>
          <table:table-cell office:value-type="string">
            <text:p>SAMEA3275590</text:p>
          </table:table-cell>
          <table:table-cell office:value-type="string">
            <text:p>NPL022</text:p>
          </table:table-cell>
          <table:table-cell table:number-columns-repeated="7" office:value-type="string">
            <text:p>Not provided</text:p>
          </table:table-cell>
          <table:table-cell office:value-type="float" office:value="27.283333">
            <text:p>27.283333</text:p>
          </table:table-cell>
          <table:table-cell office:value-type="float" office:value="38.352">
            <text:p>38.352</text:p>
          </table:table-cell>
          <table:table-cell office:value-type="float" office:value="8.218">
            <text:p>8.218</text:p>
          </table:table-cell>
          <table:table-cell table:number-columns-repeated="7"/>
          <table:table-cell office:value-type="float" office:value="60.163833">
            <text:p>60.163833</text:p>
          </table:table-cell>
          <table:table-cell/>
          <table:table-cell office:value-type="float" office:value="204.635417">
            <text:p>204.635417</text:p>
          </table:table-cell>
          <table:table-cell table:number-columns-repeated="9"/>
          <table:table-cell office:value-type="string">
            <text:p>EGY</text:p>
          </table:table-cell>
          <table:table-cell office:value-type="float" office:value="782">
            <text:p>782</text:p>
          </table:table-cell>
          <table:table-cell office:value-type="string">
            <text:p>REDS</text:p>
          </table:table-cell>
          <table:table-cell office:value-type="string">
            <text:p>Coastal - Red Sea, Persian Gulf Province</text:p>
          </table:table-cell>
          <table:table-cell office:value-type="float" office:value="0">
            <text:p>0</text:p>
          </table:table-cell>
          <table:table-cell office:value-type="string">
            <text:p>Red Sea</text:p>
          </table:table-cell>
          <table:table-cell office:value-type="float" office:value="240">
            <text:p>240</text:p>
          </table:table-cell>
        </table:table-row>
        <table:table-row table:style-name="ro1">
          <table:table-cell office:value-type="float" office:value="54">
            <text:p>54</text:p>
          </table:table-cell>
          <table:table-cell office:value-type="string">
            <text:p>OSD54</text:p>
          </table:table-cell>
          <table:table-cell office:value-type="string">
            <text:p>Maine Booth Bay</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54_20140621T1545Z</text:p>
          </table:table-cell>
          <table:table-cell office:value-type="string">
            <text:p>Bottle, Niskin 5-L</text:p>
          </table:table-cell>
          <table:table-cell office:value-type="string">
            <text:p>[OBJECTIVE: Sampling at 1m from floating dockat Dept.of Marine Resources, Maine][PLATFORM: Floating Dock][DEVICE REPORTED: Niskin][DESCRIPTION: not prefiltered]</text:p>
          </table:table-cell>
          <table:table-cell office:value-type="string">
            <text:p>http://store.pangaea.de/Projects/OSD_2014/OSD54_20140621T1545Z.pdf</text:p>
          </table:table-cell>
          <table:table-cell office:value-type="string">
            <text:p>UTC-05</text:p>
          </table:table-cell>
          <table:table-cell office:value-type="string">
            <text:p>21-06-2014T10:45:00</text:p>
          </table:table-cell>
          <table:table-cell table:style-name="ce1" office:value-type="date" office:date-value="2014-06-21T15:45:00">
            <text:p>06/21/14 03:45 PM</text:p>
          </table:table-cell>
          <table:table-cell office:value-type="float" office:value="43.8444">
            <text:p>43.8444</text:p>
          </table:table-cell>
          <table:table-cell office:value-type="float" office:value="-69.6409">
            <text:p>-69.6409</text:p>
          </table:table-cell>
          <table:table-cell table:style-name="ce1" office:value-type="date" office:date-value="2014-06-21T16:30:00">
            <text:p>06/21/14 04:30 PM</text:p>
          </table:table-cell>
          <table:table-cell office:value-type="float" office:value="43.8444">
            <text:p>43.8444</text:p>
          </table:table-cell>
          <table:table-cell office:value-type="float" office:value="-69.6409">
            <text:p>-69.6409</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54_2014-06-21_1m_NE08</text:p>
          </table:table-cell>
          <table:table-cell office:value-type="string">
            <text:p>ERS667607</text:p>
          </table:table-cell>
          <table:table-cell office:value-type="string">
            <text:p>http://www.ebi.ac.uk/ena/data/view/ERS667607</text:p>
          </table:table-cell>
          <table:table-cell office:value-type="string">
            <text:p>ABOKM79</text:p>
          </table:table-cell>
          <table:table-cell office:value-type="string">
            <text:p>SAMEA3275589</text:p>
          </table:table-cell>
          <table:table-cell office:value-type="string">
            <text:p>NE08</text:p>
          </table:table-cell>
          <table:table-cell table:number-columns-repeated="7" office:value-type="string">
            <text:p>Not provided</text:p>
          </table:table-cell>
          <table:table-cell office:value-type="float" office:value="11.9">
            <text:p>11.9</text:p>
          </table:table-cell>
          <table:table-cell office:value-type="float" office:value="31">
            <text:p>31</text:p>
          </table:table-cell>
          <table:table-cell table:number-columns-repeated="20"/>
          <table:table-cell office:value-type="string">
            <text:p>USA</text:p>
          </table:table-cell>
          <table:table-cell office:value-type="float" office:value="189">
            <text:p>189</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Northeast U.S. Continental Shelf</text:p>
          </table:table-cell>
          <table:table-cell office:value-type="float" office:value="0">
            <text:p>0</text:p>
          </table:table-cell>
        </table:table-row>
        <table:table-row table:style-name="ro1">
          <table:table-cell office:value-type="float" office:value="54">
            <text:p>54</text:p>
          </table:table-cell>
          <table:table-cell office:value-type="string">
            <text:p>OSD54</text:p>
          </table:table-cell>
          <table:table-cell office:value-type="string">
            <text:p>Maine Booth Bay</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54_20140621T1545Z</text:p>
          </table:table-cell>
          <table:table-cell office:value-type="string">
            <text:p>Bottle, Niskin 5-L</text:p>
          </table:table-cell>
          <table:table-cell office:value-type="string">
            <text:p>[OBJECTIVE: Sampling at 1m from floating dockat Dept.of Marine Resources, Maine][PLATFORM: Floating Dock][DEVICE REPORTED: Niskin][DESCRIPTION: not prefiltered]</text:p>
          </table:table-cell>
          <table:table-cell office:value-type="string">
            <text:p>http://store.pangaea.de/Projects/OSD_2014/OSD54_20140621T1545Z.pdf</text:p>
          </table:table-cell>
          <table:table-cell office:value-type="string">
            <text:p>UTC-05</text:p>
          </table:table-cell>
          <table:table-cell office:value-type="string">
            <text:p>21-06-2014T10:45:00</text:p>
          </table:table-cell>
          <table:table-cell table:style-name="ce1" office:value-type="date" office:date-value="2014-06-21T15:45:00">
            <text:p>06/21/14 03:45 PM</text:p>
          </table:table-cell>
          <table:table-cell office:value-type="float" office:value="43.8444">
            <text:p>43.8444</text:p>
          </table:table-cell>
          <table:table-cell office:value-type="float" office:value="-69.6409">
            <text:p>-69.6409</text:p>
          </table:table-cell>
          <table:table-cell table:style-name="ce1" office:value-type="date" office:date-value="2014-06-21T16:30:00">
            <text:p>06/21/14 04:30 PM</text:p>
          </table:table-cell>
          <table:table-cell office:value-type="float" office:value="43.8444">
            <text:p>43.8444</text:p>
          </table:table-cell>
          <table:table-cell office:value-type="float" office:value="-69.6409">
            <text:p>-69.6409</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54_2014-06-21_1m_NPL022</text:p>
          </table:table-cell>
          <table:table-cell office:value-type="string">
            <text:p>ERS667606</text:p>
          </table:table-cell>
          <table:table-cell office:value-type="string">
            <text:p>http://www.ebi.ac.uk/ena/data/view/ERS667606</text:p>
          </table:table-cell>
          <table:table-cell office:value-type="string">
            <text:p>ABOKL91</text:p>
          </table:table-cell>
          <table:table-cell office:value-type="string">
            <text:p>SAMEA3275588</text:p>
          </table:table-cell>
          <table:table-cell office:value-type="string">
            <text:p>NPL022</text:p>
          </table:table-cell>
          <table:table-cell table:number-columns-repeated="7" office:value-type="string">
            <text:p>Not provided</text:p>
          </table:table-cell>
          <table:table-cell office:value-type="float" office:value="11.9">
            <text:p>11.9</text:p>
          </table:table-cell>
          <table:table-cell office:value-type="float" office:value="31">
            <text:p>31</text:p>
          </table:table-cell>
          <table:table-cell table:number-columns-repeated="20"/>
          <table:table-cell office:value-type="string">
            <text:p>USA</text:p>
          </table:table-cell>
          <table:table-cell office:value-type="float" office:value="189">
            <text:p>189</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Northeast U.S. Continental Shelf</text:p>
          </table:table-cell>
          <table:table-cell office:value-type="float" office:value="0">
            <text:p>0</text:p>
          </table:table-cell>
        </table:table-row>
        <table:table-row table:style-name="ro1">
          <table:table-cell office:value-type="float" office:value="55">
            <text:p>55</text:p>
          </table:table-cell>
          <table:table-cell office:value-type="string">
            <text:p>OSD55</text:p>
          </table:table-cell>
          <table:table-cell office:value-type="string">
            <text:p>Maine Damariscotta River</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55_20140621T1630Z</text:p>
          </table:table-cell>
          <table:table-cell office:value-type="string">
            <text:p>Bottle, Niskin 3-L</text:p>
          </table:table-cell>
          <table:table-cell office:value-type="string">
            <text:p>[OBJECTIVE: OSD sampling from Maine USA, Damariscotta River][PLATFORM: Floating Dock][DEVICE REPORTED: 3 L Niskin Bottle][DESCRIPTION: OSD 55 Maine Damariscotta River - Prokaryotic sample collection using 0.22 um sterivex cartridges]</text:p>
          </table:table-cell>
          <table:table-cell office:value-type="string">
            <text:p>http://store.pangaea.de/Projects/OSD_2014/OSD55_20140621T1630Z.pdf</text:p>
          </table:table-cell>
          <table:table-cell office:value-type="string">
            <text:p>UTC-05</text:p>
          </table:table-cell>
          <table:table-cell office:value-type="string">
            <text:p>21-06-2014T11:30:00</text:p>
          </table:table-cell>
          <table:table-cell table:style-name="ce1" office:value-type="date" office:date-value="2014-06-21T16:30:00">
            <text:p>06/21/14 04:30 PM</text:p>
          </table:table-cell>
          <table:table-cell office:value-type="float" office:value="43.8604">
            <text:p>43.8604</text:p>
          </table:table-cell>
          <table:table-cell office:value-type="float" office:value="-69.5781">
            <text:p>-69.5781</text:p>
          </table:table-cell>
          <table:table-cell table:style-name="ce1" office:value-type="date" office:date-value="2014-06-21T17:37:00">
            <text:p>06/21/14 05:37 PM</text:p>
          </table:table-cell>
          <table:table-cell office:value-type="float" office:value="43.8604">
            <text:p>43.8604</text:p>
          </table:table-cell>
          <table:table-cell office:value-type="float" office:value="-69.5781">
            <text:p>-69.5781</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55_2014-06-21_1m_NE08</text:p>
          </table:table-cell>
          <table:table-cell office:value-type="string">
            <text:p>ERS667605</text:p>
          </table:table-cell>
          <table:table-cell office:value-type="string">
            <text:p>http://www.ebi.ac.uk/ena/data/view/ERS667605</text:p>
          </table:table-cell>
          <table:table-cell office:value-type="string">
            <text:p>ABOKM80</text:p>
          </table:table-cell>
          <table:table-cell office:value-type="string">
            <text:p>SAMEA3275587</text:p>
          </table:table-cell>
          <table:table-cell office:value-type="string">
            <text:p>NE08</text:p>
          </table:table-cell>
          <table:table-cell table:number-columns-repeated="7" office:value-type="string">
            <text:p>Not provided</text:p>
          </table:table-cell>
          <table:table-cell office:value-type="float" office:value="12.5">
            <text:p>12.5</text:p>
          </table:table-cell>
          <table:table-cell office:value-type="float" office:value="32">
            <text:p>32</text:p>
          </table:table-cell>
          <table:table-cell table:number-columns-repeated="20"/>
          <table:table-cell office:value-type="string">
            <text:p>USA</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Northeast U.S. Continental Shelf</text:p>
          </table:table-cell>
          <table:table-cell office:value-type="float" office:value="758">
            <text:p>758</text:p>
          </table:table-cell>
        </table:table-row>
        <table:table-row table:style-name="ro1">
          <table:table-cell office:value-type="float" office:value="55">
            <text:p>55</text:p>
          </table:table-cell>
          <table:table-cell office:value-type="string">
            <text:p>OSD55</text:p>
          </table:table-cell>
          <table:table-cell office:value-type="string">
            <text:p>Maine Damariscotta River</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55_20140621T1630Z</text:p>
          </table:table-cell>
          <table:table-cell office:value-type="string">
            <text:p>Bottle, Niskin 3-L</text:p>
          </table:table-cell>
          <table:table-cell office:value-type="string">
            <text:p>[OBJECTIVE: OSD sampling from Maine USA, Damariscotta River][PLATFORM: Floating Dock][DEVICE REPORTED: 3 L Niskin Bottle][DESCRIPTION: OSD 55 Maine Damariscotta River - Prokaryotic sample collection using 0.22 um sterivex cartridges]</text:p>
          </table:table-cell>
          <table:table-cell office:value-type="string">
            <text:p>http://store.pangaea.de/Projects/OSD_2014/OSD55_20140621T1630Z.pdf</text:p>
          </table:table-cell>
          <table:table-cell office:value-type="string">
            <text:p>UTC-05</text:p>
          </table:table-cell>
          <table:table-cell office:value-type="string">
            <text:p>21-06-2014T11:30:00</text:p>
          </table:table-cell>
          <table:table-cell table:style-name="ce1" office:value-type="date" office:date-value="2014-06-21T16:30:00">
            <text:p>06/21/14 04:30 PM</text:p>
          </table:table-cell>
          <table:table-cell office:value-type="float" office:value="43.8604">
            <text:p>43.8604</text:p>
          </table:table-cell>
          <table:table-cell office:value-type="float" office:value="-69.5781">
            <text:p>-69.5781</text:p>
          </table:table-cell>
          <table:table-cell table:style-name="ce1" office:value-type="date" office:date-value="2014-06-21T17:37:00">
            <text:p>06/21/14 05:37 PM</text:p>
          </table:table-cell>
          <table:table-cell office:value-type="float" office:value="43.8604">
            <text:p>43.8604</text:p>
          </table:table-cell>
          <table:table-cell office:value-type="float" office:value="-69.5781">
            <text:p>-69.5781</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55_2014-06-21_1m_NPL022</text:p>
          </table:table-cell>
          <table:table-cell office:value-type="string">
            <text:p>ERS667604</text:p>
          </table:table-cell>
          <table:table-cell office:value-type="string">
            <text:p>http://www.ebi.ac.uk/ena/data/view/ERS667604</text:p>
          </table:table-cell>
          <table:table-cell office:value-type="string">
            <text:p>ABOKM64</text:p>
          </table:table-cell>
          <table:table-cell office:value-type="string">
            <text:p>SAMEA3275586</text:p>
          </table:table-cell>
          <table:table-cell office:value-type="string">
            <text:p>NPL022</text:p>
          </table:table-cell>
          <table:table-cell table:number-columns-repeated="7" office:value-type="string">
            <text:p>Not provided</text:p>
          </table:table-cell>
          <table:table-cell office:value-type="float" office:value="12.5">
            <text:p>12.5</text:p>
          </table:table-cell>
          <table:table-cell office:value-type="float" office:value="32">
            <text:p>32</text:p>
          </table:table-cell>
          <table:table-cell table:number-columns-repeated="20"/>
          <table:table-cell office:value-type="string">
            <text:p>USA</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Northeast U.S. Continental Shelf</text:p>
          </table:table-cell>
          <table:table-cell office:value-type="float" office:value="758">
            <text:p>758</text:p>
          </table:table-cell>
        </table:table-row>
        <table:table-row table:style-name="ro1">
          <table:table-cell office:value-type="float" office:value="56">
            <text:p>56</text:p>
          </table:table-cell>
          <table:table-cell office:value-type="string">
            <text:p>OSD56</text:p>
          </table:table-cell>
          <table:table-cell office:value-type="string">
            <text:p>Hawaii Kakaako</text:p>
          </table:table-cell>
          <table:table-cell office:value-type="string">
            <text:p>North Pacific Ocean</text:p>
          </table:table-cell>
          <table:table-cell office:value-type="string">
            <text:p>http://marineregions.org/gazetteer.php?p=details&amp;id=1908</text:p>
          </table:table-cell>
          <table:table-cell office:value-type="string">
            <text:p>marine biome (ENVO:447)</text:p>
          </table:table-cell>
          <table:table-cell office:value-type="string">
            <text:p>OSD-Jun-2014</text:p>
          </table:table-cell>
          <table:table-cell office:value-type="string">
            <text:p>OSD56_20140624T0720Z</text:p>
          </table:table-cell>
          <table:table-cell office:value-type="string">
            <text:p>Bucket, plastic</text:p>
          </table:table-cell>
          <table:table-cell office:value-type="string">
            <text:p>[OBJECTIVE: OSD][PLATFORM: boat][DEVICE REPORTED: acid washed bucket][DESCRIPTION: scooped surface water with acid washed bucket]</text:p>
          </table:table-cell>
          <table:table-cell office:value-type="string">
            <text:p>http://store.pangaea.de/Projects/OSD_2014/OSD56_20140624T0720Z.pdf</text:p>
          </table:table-cell>
          <table:table-cell office:value-type="string">
            <text:p>UTC-10</text:p>
          </table:table-cell>
          <table:table-cell office:value-type="string">
            <text:p>24-06-2014T21:20:00</text:p>
          </table:table-cell>
          <table:table-cell table:style-name="ce1" office:value-type="date" office:date-value="2014-06-24T07:20:00">
            <text:p>06/24/14 07:20 AM</text:p>
          </table:table-cell>
          <table:table-cell office:value-type="float" office:value="21.2888">
            <text:p>21.2888</text:p>
          </table:table-cell>
          <table:table-cell office:value-type="float" office:value="-156.86362">
            <text:p>-156.86362</text:p>
          </table:table-cell>
          <table:table-cell table:style-name="ce1" office:value-type="date" office:date-value="2014-06-24T07:20:00">
            <text:p>06/24/14 07:20 AM</text:p>
          </table:table-cell>
          <table:table-cell office:value-type="float" office:value="21.2888">
            <text:p>21.2888</text:p>
          </table:table-cell>
          <table:table-cell office:value-type="float" office:value="-156.86362">
            <text:p>-156.86362</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56_2014-06-24_0m_NPL022</text:p>
          </table:table-cell>
          <table:table-cell office:value-type="string">
            <text:p>ERS667603</text:p>
          </table:table-cell>
          <table:table-cell office:value-type="string">
            <text:p>http://www.ebi.ac.uk/ena/data/view/ERS667603</text:p>
          </table:table-cell>
          <table:table-cell office:value-type="string">
            <text:p>ABOKL67</text:p>
          </table:table-cell>
          <table:table-cell office:value-type="string">
            <text:p>SAMEA3275585</text:p>
          </table:table-cell>
          <table:table-cell office:value-type="string">
            <text:p>NPL022</text:p>
          </table:table-cell>
          <table:table-cell table:number-columns-repeated="7" office:value-type="string">
            <text:p>Not provided</text:p>
          </table:table-cell>
          <table:table-cell office:value-type="float" office:value="26.06">
            <text:p>26.06</text:p>
          </table:table-cell>
          <table:table-cell office:value-type="float" office:value="35">
            <text:p>35</text:p>
          </table:table-cell>
          <table:table-cell table:number-columns-repeated="20"/>
          <table:table-cell office:value-type="string">
            <text:p>USA</text:p>
          </table:table-cell>
          <table:table-cell office:value-type="float" office:value="13169">
            <text:p>13169</text:p>
          </table:table-cell>
          <table:table-cell office:value-type="string">
            <text:p>NPTG</text:p>
          </table:table-cell>
          <table:table-cell office:value-type="string">
            <text:p>Trades - N. Pacific Tropical Gyre Province</text:p>
          </table:table-cell>
          <table:table-cell office:value-type="float" office:value="0">
            <text:p>0</text:p>
          </table:table-cell>
          <table:table-cell office:value-type="string">
            <text:p>Insular Pacific-Hawaiian</text:p>
          </table:table-cell>
          <table:table-cell office:value-type="float" office:value="0">
            <text:p>0</text:p>
          </table:table-cell>
        </table:table-row>
        <table:table-row table:style-name="ro1">
          <table:table-cell office:value-type="float" office:value="57">
            <text:p>57</text:p>
          </table:table-cell>
          <table:table-cell office:value-type="string">
            <text:p>OSD57</text:p>
          </table:table-cell>
          <table:table-cell office:value-type="string">
            <text:p>Hawaii Oahu</text:p>
          </table:table-cell>
          <table:table-cell office:value-type="string">
            <text:p>North Pacific Ocean</text:p>
          </table:table-cell>
          <table:table-cell office:value-type="string">
            <text:p>http://marineregions.org/gazetteer.php?p=details&amp;id=1908</text:p>
          </table:table-cell>
          <table:table-cell office:value-type="string">
            <text:p>marine biome (ENVO:447)</text:p>
          </table:table-cell>
          <table:table-cell office:value-type="string">
            <text:p>OSD-Jun-2014</text:p>
          </table:table-cell>
          <table:table-cell office:value-type="string">
            <text:p>OSD57_20140624T0738Z</text:p>
          </table:table-cell>
          <table:table-cell office:value-type="string">
            <text:p>Bucket, plastic</text:p>
          </table:table-cell>
          <table:table-cell office:value-type="string">
            <text:p>[OBJECTIVE: OSD][PLATFORM: boat][DEVICE REPORTED: acid washed bucket][DESCRIPTION: scooped surface water with acid washed bucket]</text:p>
          </table:table-cell>
          <table:table-cell office:value-type="string">
            <text:p>http://store.pangaea.de/Projects/OSD_2014/OSD57_20140624T0738Z.pdf</text:p>
          </table:table-cell>
          <table:table-cell office:value-type="string">
            <text:p>UTC-10</text:p>
          </table:table-cell>
          <table:table-cell office:value-type="string">
            <text:p>24-06-2014T21:38:00</text:p>
          </table:table-cell>
          <table:table-cell table:style-name="ce1" office:value-type="date" office:date-value="2014-06-24T07:38:00">
            <text:p>06/24/14 07:38 AM</text:p>
          </table:table-cell>
          <table:table-cell office:value-type="float" office:value="21.28656">
            <text:p>21.28656</text:p>
          </table:table-cell>
          <table:table-cell office:value-type="float" office:value="-157.84351">
            <text:p>-157.84351</text:p>
          </table:table-cell>
          <table:table-cell table:style-name="ce1" office:value-type="date" office:date-value="2014-06-24T07:38:00">
            <text:p>06/24/14 07:38 AM</text:p>
          </table:table-cell>
          <table:table-cell office:value-type="float" office:value="21.28656">
            <text:p>21.28656</text:p>
          </table:table-cell>
          <table:table-cell office:value-type="float" office:value="-157.84351">
            <text:p>-157.84351</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57_2014-06-24_0m_NPL022</text:p>
          </table:table-cell>
          <table:table-cell office:value-type="string">
            <text:p>ERS667602</text:p>
          </table:table-cell>
          <table:table-cell office:value-type="string">
            <text:p>http://www.ebi.ac.uk/ena/data/view/ERS667602</text:p>
          </table:table-cell>
          <table:table-cell office:value-type="string">
            <text:p>ABOKL64</text:p>
          </table:table-cell>
          <table:table-cell office:value-type="string">
            <text:p>SAMEA3275584</text:p>
          </table:table-cell>
          <table:table-cell office:value-type="string">
            <text:p>NPL022</text:p>
          </table:table-cell>
          <table:table-cell table:number-columns-repeated="7" office:value-type="string">
            <text:p>Not provided</text:p>
          </table:table-cell>
          <table:table-cell office:value-type="float" office:value="27.58">
            <text:p>27.58</text:p>
          </table:table-cell>
          <table:table-cell office:value-type="float" office:value="34">
            <text:p>34</text:p>
          </table:table-cell>
          <table:table-cell table:number-columns-repeated="20"/>
          <table:table-cell office:value-type="string">
            <text:p>USA</text:p>
          </table:table-cell>
          <table:table-cell office:value-type="float" office:value="0">
            <text:p>0</text:p>
          </table:table-cell>
          <table:table-cell office:value-type="string">
            <text:p>NPTG</text:p>
          </table:table-cell>
          <table:table-cell office:value-type="string">
            <text:p>Trades - N. Pacific Tropical Gyre Province</text:p>
          </table:table-cell>
          <table:table-cell office:value-type="float" office:value="0">
            <text:p>0</text:p>
          </table:table-cell>
          <table:table-cell office:value-type="string">
            <text:p>Insular Pacific-Hawaiian</text:p>
          </table:table-cell>
          <table:table-cell office:value-type="float" office:value="0">
            <text:p>0</text:p>
          </table:table-cell>
        </table:table-row>
        <table:table-row table:style-name="ro1">
          <table:table-cell office:value-type="float" office:value="58">
            <text:p>58</text:p>
          </table:table-cell>
          <table:table-cell office:value-type="string">
            <text:p>OSD58</text:p>
          </table:table-cell>
          <table:table-cell office:value-type="string">
            <text:p>PICO</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58_20140621T1530Z</text:p>
          </table:table-cell>
          <table:table-cell office:value-type="string">
            <text:p>Bottle, Niskin</text:p>
          </table:table-cell>
          <table:table-cell office:value-type="string">
            <text:p>[OBJECTIVE: time-series of coastal variability][PLATFORM: dock][DEVICE REPORTED: niskin bottle][DESCRIPTION: nothing additional]</text:p>
          </table:table-cell>
          <table:table-cell office:value-type="string">
            <text:p>http://store.pangaea.de/Projects/OSD_2014/OSD58_20140621T1530Z.pdf</text:p>
          </table:table-cell>
          <table:table-cell office:value-type="string">
            <text:p>UTC-05</text:p>
          </table:table-cell>
          <table:table-cell office:value-type="string">
            <text:p>21-06-2014T10:30:00</text:p>
          </table:table-cell>
          <table:table-cell table:style-name="ce1" office:value-type="date" office:date-value="2014-06-21T15:30:00">
            <text:p>06/21/14 03:30 PM</text:p>
          </table:table-cell>
          <table:table-cell office:value-type="float" office:value="34.7181">
            <text:p>34.7181</text:p>
          </table:table-cell>
          <table:table-cell office:value-type="float" office:value="-76.6707">
            <text:p>-76.6707</text:p>
          </table:table-cell>
          <table:table-cell table:style-name="ce1" office:value-type="date" office:date-value="2014-06-21T17:00:00">
            <text:p>06/21/14 05:00 PM</text:p>
          </table:table-cell>
          <table:table-cell office:value-type="float" office:value="34.7181">
            <text:p>34.7181</text:p>
          </table:table-cell>
          <table:table-cell office:value-type="float" office:value="-76.6707">
            <text:p>-76.6707</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58_2014-06-21_1m_NPL022</text:p>
          </table:table-cell>
          <table:table-cell office:value-type="string">
            <text:p>ERS667601</text:p>
          </table:table-cell>
          <table:table-cell office:value-type="string">
            <text:p>http://www.ebi.ac.uk/ena/data/view/ERS667601</text:p>
          </table:table-cell>
          <table:table-cell office:value-type="string">
            <text:p>ABOKM28</text:p>
          </table:table-cell>
          <table:table-cell office:value-type="string">
            <text:p>SAMEA3275583</text:p>
          </table:table-cell>
          <table:table-cell office:value-type="string">
            <text:p>NPL022</text:p>
          </table:table-cell>
          <table:table-cell table:number-columns-repeated="7" office:value-type="string">
            <text:p>Not provided</text:p>
          </table:table-cell>
          <table:table-cell office:value-type="float" office:value="25.8">
            <text:p>25.8</text:p>
          </table:table-cell>
          <table:table-cell office:value-type="float" office:value="35.8">
            <text:p>35.8</text:p>
          </table:table-cell>
          <table:table-cell table:number-columns-repeated="17"/>
          <table:table-cell office:value-type="float" office:value="5.03">
            <text:p>5.03</text:p>
          </table:table-cell>
          <table:table-cell office:value-type="float" office:value="2.26">
            <text:p>2.26</text:p>
          </table:table-cell>
          <table:table-cell office:value-type="float" office:value="6.708">
            <text:p>6.708</text:p>
          </table:table-cell>
          <table:table-cell office:value-type="string">
            <text:p>USA</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outheast U.S. Continental Shelf</text:p>
          </table:table-cell>
          <table:table-cell office:value-type="float" office:value="0">
            <text:p>0</text:p>
          </table:table-cell>
        </table:table-row>
        <table:table-row table:style-name="ro1">
          <table:table-cell office:value-type="float" office:value="6">
            <text:p>6</text:p>
          </table:table-cell>
          <table:table-cell office:value-type="string">
            <text:p>OSD6</text:p>
          </table:table-cell>
          <table:table-cell office:value-type="string">
            <text:p>Blanes</text:p>
          </table:table-cell>
          <table:table-cell office:value-type="string">
            <text:p>Balearic Sea</text:p>
          </table:table-cell>
          <table:table-cell office:value-type="string">
            <text:p>http://marineregions.org/gazetteer.php?p=details&amp;id=3322</text:p>
          </table:table-cell>
          <table:table-cell office:value-type="string">
            <text:p>marine biome (ENVO:447)</text:p>
          </table:table-cell>
          <table:table-cell office:value-type="string">
            <text:p>OSD-Jun-2014</text:p>
          </table:table-cell>
          <table:table-cell office:value-type="string">
            <text:p>OSD6_20140621T0930Z</text:p>
          </table:table-cell>
          <table:table-cell office:value-type="string">
            <text:p>Bucket, plastic</text:p>
          </table:table-cell>
          <table:table-cell office:value-type="string">
            <text:p>[OBJECTIVE: Sampling for OSD][PLATFORM: Not reported][DEVICE REPORTED: 1 bucket, CTD, radiometer][DESCRIPTION: sampling for OSD]</text:p>
          </table:table-cell>
          <table:table-cell office:value-type="string">
            <text:p>http://store.pangaea.de/Projects/OSD_2014/OSD6_20140621T0930Z.pdf</text:p>
          </table:table-cell>
          <table:table-cell office:value-type="string">
            <text:p>UTC+01</text:p>
          </table:table-cell>
          <table:table-cell office:value-type="string">
            <text:p>21-06-2014T10:30:00</text:p>
          </table:table-cell>
          <table:table-cell table:style-name="ce1" office:value-type="date" office:date-value="2014-06-21T10:30:00">
            <text:p>06/21/14 10:30 AM</text:p>
          </table:table-cell>
          <table:table-cell office:value-type="float" office:value="41.6666">
            <text:p>41.6666</text:p>
          </table:table-cell>
          <table:table-cell office:value-type="float" office:value="2.8">
            <text:p>2.8</text:p>
          </table:table-cell>
          <table:table-cell table:style-name="ce1" office:value-type="date" office:date-value="2014-06-21T11:30:00">
            <text:p>06/21/14 11:30 AM</text:p>
          </table:table-cell>
          <table:table-cell office:value-type="float" office:value="41.6666">
            <text:p>41.6666</text:p>
          </table:table-cell>
          <table:table-cell office:value-type="float" office:value="2.8">
            <text:p>2.8</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6_2014-06-21_0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20.66">
            <text:p>20.66</text:p>
          </table:table-cell>
          <table:table-cell office:value-type="float" office:value="37.83">
            <text:p>37.83</text:p>
          </table:table-cell>
          <table:table-cell table:number-columns-repeated="20"/>
          <table:table-cell office:value-type="string">
            <text:p>ESP</text:p>
          </table:table-cell>
          <table:table-cell office:value-type="float" office:value="932">
            <text:p>932</text:p>
          </table:table-cell>
          <table:table-cell office:value-type="string">
            <text:p>MEDI</text:p>
          </table:table-cell>
          <table:table-cell office:value-type="string">
            <text:p>Westerlies - Mediterranean Sea, Black Sea Province</text:p>
          </table:table-cell>
          <table:table-cell office:value-type="float" office:value="0.004381688">
            <text:p>0.004381688</text:p>
          </table:table-cell>
          <table:table-cell office:value-type="string">
            <text:p>Mediterranean Sea</text:p>
          </table:table-cell>
          <table:table-cell office:value-type="float" office:value="0">
            <text:p>0</text:p>
          </table:table-cell>
        </table:table-row>
        <table:table-row table:style-name="ro1">
          <table:table-cell office:value-type="float" office:value="6">
            <text:p>6</text:p>
          </table:table-cell>
          <table:table-cell office:value-type="string">
            <text:p>OSD6</text:p>
          </table:table-cell>
          <table:table-cell office:value-type="string">
            <text:p>Blanes</text:p>
          </table:table-cell>
          <table:table-cell office:value-type="string">
            <text:p>Balearic Sea</text:p>
          </table:table-cell>
          <table:table-cell office:value-type="string">
            <text:p>http://marineregions.org/gazetteer.php?p=details&amp;id=3322</text:p>
          </table:table-cell>
          <table:table-cell office:value-type="string">
            <text:p>marine biome (ENVO:447)</text:p>
          </table:table-cell>
          <table:table-cell office:value-type="string">
            <text:p>OSD-Jun-2014</text:p>
          </table:table-cell>
          <table:table-cell office:value-type="string">
            <text:p>OSD6_20140621T0930Z</text:p>
          </table:table-cell>
          <table:table-cell office:value-type="string">
            <text:p>Bucket, plastic</text:p>
          </table:table-cell>
          <table:table-cell office:value-type="string">
            <text:p>[OBJECTIVE: Sampling for OSD][PLATFORM: Not reported][DEVICE REPORTED: 1 bucket, CTD, radiometer][DESCRIPTION: sampling for OSD]</text:p>
          </table:table-cell>
          <table:table-cell office:value-type="string">
            <text:p>http://store.pangaea.de/Projects/OSD_2014/OSD6_20140621T0930Z.pdf</text:p>
          </table:table-cell>
          <table:table-cell office:value-type="string">
            <text:p>UTC+01</text:p>
          </table:table-cell>
          <table:table-cell office:value-type="string">
            <text:p>21-06-2014T10:30:00</text:p>
          </table:table-cell>
          <table:table-cell table:style-name="ce1" office:value-type="date" office:date-value="2014-06-21T10:30:00">
            <text:p>06/21/14 10:30 AM</text:p>
          </table:table-cell>
          <table:table-cell office:value-type="float" office:value="41.6666">
            <text:p>41.6666</text:p>
          </table:table-cell>
          <table:table-cell office:value-type="float" office:value="2.8">
            <text:p>2.8</text:p>
          </table:table-cell>
          <table:table-cell table:style-name="ce1" office:value-type="date" office:date-value="2014-06-21T11:30:00">
            <text:p>06/21/14 11:30 AM</text:p>
          </table:table-cell>
          <table:table-cell office:value-type="float" office:value="41.6666">
            <text:p>41.6666</text:p>
          </table:table-cell>
          <table:table-cell office:value-type="float" office:value="2.8">
            <text:p>2.8</text:p>
          </table:table-cell>
          <table:table-cell office:value-type="float" office:value="0">
            <text:p>0</text:p>
          </table:table-cell>
          <table:table-cell office:value-type="string">
            <text:p>coast (ENVO:303)</text:p>
          </table:table-cell>
          <table:table-cell office:value-type="string">
            <text:p>sea water (ENVO:2149)</text:p>
          </table:table-cell>
          <table:table-cell office:value-type="string">
            <text:p>OSD6_2014-06-21_0m_NPL022</text:p>
          </table:table-cell>
          <table:table-cell office:value-type="string">
            <text:p>ERS667660</text:p>
          </table:table-cell>
          <table:table-cell office:value-type="string">
            <text:p>http://www.ebi.ac.uk/ena/data/view/ERS667660</text:p>
          </table:table-cell>
          <table:table-cell office:value-type="string">
            <text:p>ABOKM05</text:p>
          </table:table-cell>
          <table:table-cell/>
          <table:table-cell office:value-type="string">
            <text:p>NPL022</text:p>
          </table:table-cell>
          <table:table-cell table:number-columns-repeated="7" office:value-type="string">
            <text:p>Not provided</text:p>
          </table:table-cell>
          <table:table-cell office:value-type="float" office:value="20.66">
            <text:p>20.66</text:p>
          </table:table-cell>
          <table:table-cell office:value-type="float" office:value="37.83">
            <text:p>37.83</text:p>
          </table:table-cell>
          <table:table-cell table:number-columns-repeated="7"/>
          <table:table-cell office:value-type="float" office:value="2055">
            <text:p>2055</text:p>
          </table:table-cell>
          <table:table-cell table:number-columns-repeated="10"/>
          <table:table-cell office:value-type="float" office:value="0.14">
            <text:p>0.14</text:p>
          </table:table-cell>
          <table:table-cell office:value-type="float" office:value="0.15">
            <text:p>0.15</text:p>
          </table:table-cell>
          <table:table-cell office:value-type="string">
            <text:p>ESP</text:p>
          </table:table-cell>
          <table:table-cell office:value-type="float" office:value="932">
            <text:p>932</text:p>
          </table:table-cell>
          <table:table-cell office:value-type="string">
            <text:p>MEDI</text:p>
          </table:table-cell>
          <table:table-cell office:value-type="string">
            <text:p>Westerlies - Mediterranean Sea, Black Sea Province</text:p>
          </table:table-cell>
          <table:table-cell office:value-type="float" office:value="0.004381688">
            <text:p>0.004381688</text:p>
          </table:table-cell>
          <table:table-cell office:value-type="string">
            <text:p>Mediterranean Sea</text:p>
          </table:table-cell>
          <table:table-cell office:value-type="float" office:value="0">
            <text:p>0</text:p>
          </table:table-cell>
        </table:table-row>
        <table:table-row table:style-name="ro1">
          <table:table-cell office:value-type="float" office:value="60">
            <text:p>60</text:p>
          </table:table-cell>
          <table:table-cell office:value-type="string">
            <text:p>OSD60</text:p>
          </table:table-cell>
          <table:table-cell office:value-type="string">
            <text:p>South Carolina 2 - North Inlet</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60_20140619T1545Z</text:p>
          </table:table-cell>
          <table:table-cell office:value-type="string">
            <text:p>Bottle, Nalgene 4-L</text:p>
          </table:table-cell>
          <table:table-cell office:value-type="string">
            <text:p>[OBJECTIVE: collect prokaryotic and eukaryotic DNA samples][PLATFORM: Not reported][DEVICE REPORTED: 4L sterile bottles][DESCRIPTION: Sampling for Ocean Sampling Day. We used Polycarbonate membrane filters with 47 mm in diameter]</text:p>
          </table:table-cell>
          <table:table-cell office:value-type="string">
            <text:p>http://store.pangaea.de/Projects/OSD_2014/OSD60_20140619T1545Z.pdf</text:p>
          </table:table-cell>
          <table:table-cell office:value-type="string">
            <text:p>UTC-05</text:p>
          </table:table-cell>
          <table:table-cell office:value-type="string">
            <text:p>19-06-2014T10:45:00</text:p>
          </table:table-cell>
          <table:table-cell table:style-name="ce1" office:value-type="date" office:date-value="2014-06-19T15:45:00">
            <text:p>06/19/14 03:45 PM</text:p>
          </table:table-cell>
          <table:table-cell office:value-type="float" office:value="33.32306">
            <text:p>33.32306</text:p>
          </table:table-cell>
          <table:table-cell office:value-type="float" office:value="-79.16763">
            <text:p>-79.16763</text:p>
          </table:table-cell>
          <table:table-cell table:style-name="ce1" office:value-type="date" office:date-value="2014-06-19T16:00:00">
            <text:p>06/19/14 04:00 PM</text:p>
          </table:table-cell>
          <table:table-cell office:value-type="float" office:value="33.32306">
            <text:p>33.32306</text:p>
          </table:table-cell>
          <table:table-cell office:value-type="float" office:value="-79.16763">
            <text:p>-79.16763</text:p>
          </table:table-cell>
          <table:table-cell office:value-type="float" office:value="0.1">
            <text:p>0.1</text:p>
          </table:table-cell>
          <table:table-cell office:value-type="string">
            <text:p>surface water (ENVO:2042)</text:p>
          </table:table-cell>
          <table:table-cell office:value-type="string">
            <text:p>sea water (ENVO:2149)</text:p>
          </table:table-cell>
          <table:table-cell office:value-type="string">
            <text:p>OSD60_2014-06-19_0.1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27.77">
            <text:p>27.77</text:p>
          </table:table-cell>
          <table:table-cell office:value-type="float" office:value="35.13">
            <text:p>35.13</text:p>
          </table:table-cell>
          <table:table-cell office:value-type="float" office:value="7.92">
            <text:p>7.92</text:p>
          </table:table-cell>
          <table:table-cell table:number-columns-repeated="7"/>
          <table:table-cell office:value-type="float" office:value="53.34">
            <text:p>53.34</text:p>
          </table:table-cell>
          <table:table-cell/>
          <table:table-cell office:value-type="float" office:value="5.51">
            <text:p>5.51</text:p>
          </table:table-cell>
          <table:table-cell table:number-columns-repeated="9"/>
          <table:table-cell office:value-type="string">
            <text:p>USA</text:p>
          </table:table-cell>
          <table:table-cell office:value-type="float" office:value="90">
            <text:p>90</text:p>
          </table:table-cell>
          <table:table-cell office:value-type="string">
            <text:p>NWCS</text:p>
          </table:table-cell>
          <table:table-cell office:value-type="string">
            <text:p>Coastal - NW Atlantic Shelves Province</text:p>
          </table:table-cell>
          <table:table-cell office:value-type="float" office:value="0.00513785">
            <text:p>0.00513785</text:p>
          </table:table-cell>
          <table:table-cell office:value-type="string">
            <text:p>Southeast U.S. Continental Shelf</text:p>
          </table:table-cell>
          <table:table-cell office:value-type="float" office:value="841">
            <text:p>841</text:p>
          </table:table-cell>
        </table:table-row>
        <table:table-row table:style-name="ro1">
          <table:table-cell office:value-type="float" office:value="60">
            <text:p>60</text:p>
          </table:table-cell>
          <table:table-cell office:value-type="string">
            <text:p>OSD60</text:p>
          </table:table-cell>
          <table:table-cell office:value-type="string">
            <text:p>South Carolina 2 - North Inlet</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60_20140619T1545Z</text:p>
          </table:table-cell>
          <table:table-cell office:value-type="string">
            <text:p>Bottle, Nalgene 4-L</text:p>
          </table:table-cell>
          <table:table-cell office:value-type="string">
            <text:p>[OBJECTIVE: collect prokaryotic and eukaryotic DNA samples][PLATFORM: Not reported][DEVICE REPORTED: 4L sterile bottles][DESCRIPTION: Sampling for Ocean Sampling Day. We used Polycarbonate membrane filters with 47 mm in diameter]</text:p>
          </table:table-cell>
          <table:table-cell office:value-type="string">
            <text:p>http://store.pangaea.de/Projects/OSD_2014/OSD60_20140619T1545Z.pdf</text:p>
          </table:table-cell>
          <table:table-cell office:value-type="string">
            <text:p>UTC-05</text:p>
          </table:table-cell>
          <table:table-cell office:value-type="string">
            <text:p>19-06-2014T10:45:00</text:p>
          </table:table-cell>
          <table:table-cell table:style-name="ce1" office:value-type="date" office:date-value="2014-06-19T15:45:00">
            <text:p>06/19/14 03:45 PM</text:p>
          </table:table-cell>
          <table:table-cell office:value-type="float" office:value="33.32306">
            <text:p>33.32306</text:p>
          </table:table-cell>
          <table:table-cell office:value-type="float" office:value="-79.16763">
            <text:p>-79.16763</text:p>
          </table:table-cell>
          <table:table-cell table:style-name="ce1" office:value-type="date" office:date-value="2014-06-19T16:00:00">
            <text:p>06/19/14 04:00 PM</text:p>
          </table:table-cell>
          <table:table-cell office:value-type="float" office:value="33.32306">
            <text:p>33.32306</text:p>
          </table:table-cell>
          <table:table-cell office:value-type="float" office:value="-79.16763">
            <text:p>-79.16763</text:p>
          </table:table-cell>
          <table:table-cell office:value-type="float" office:value="0.1">
            <text:p>0.1</text:p>
          </table:table-cell>
          <table:table-cell office:value-type="string">
            <text:p>coast (ENVO:303)</text:p>
          </table:table-cell>
          <table:table-cell office:value-type="string">
            <text:p>brackish water (ENVO:2019)</text:p>
          </table:table-cell>
          <table:table-cell office:value-type="string">
            <text:p>OSD60_2014-06-19_0.1m_NPL022</text:p>
          </table:table-cell>
          <table:table-cell office:value-type="string">
            <text:p>ERS667600</text:p>
          </table:table-cell>
          <table:table-cell office:value-type="string">
            <text:p>http://www.ebi.ac.uk/ena/data/view/ERS667600</text:p>
          </table:table-cell>
          <table:table-cell office:value-type="string">
            <text:p>ABOKM20</text:p>
          </table:table-cell>
          <table:table-cell office:value-type="string">
            <text:p>SAMEA3275582</text:p>
          </table:table-cell>
          <table:table-cell office:value-type="string">
            <text:p>NPL022</text:p>
          </table:table-cell>
          <table:table-cell table:number-columns-repeated="7" office:value-type="string">
            <text:p>Not provided</text:p>
          </table:table-cell>
          <table:table-cell office:value-type="float" office:value="27.77">
            <text:p>27.77</text:p>
          </table:table-cell>
          <table:table-cell office:value-type="float" office:value="35.13">
            <text:p>35.13</text:p>
          </table:table-cell>
          <table:table-cell office:value-type="float" office:value="7.92">
            <text:p>7.92</text:p>
          </table:table-cell>
          <table:table-cell table:number-columns-repeated="7"/>
          <table:table-cell office:value-type="float" office:value="53.34">
            <text:p>53.34</text:p>
          </table:table-cell>
          <table:table-cell/>
          <table:table-cell office:value-type="float" office:value="5.51">
            <text:p>5.51</text:p>
          </table:table-cell>
          <table:table-cell table:number-columns-repeated="9"/>
          <table:table-cell office:value-type="string">
            <text:p>USA</text:p>
          </table:table-cell>
          <table:table-cell office:value-type="float" office:value="90">
            <text:p>90</text:p>
          </table:table-cell>
          <table:table-cell office:value-type="string">
            <text:p>NWCS</text:p>
          </table:table-cell>
          <table:table-cell office:value-type="string">
            <text:p>Coastal - NW Atlantic Shelves Province</text:p>
          </table:table-cell>
          <table:table-cell office:value-type="float" office:value="0.00513785">
            <text:p>0.00513785</text:p>
          </table:table-cell>
          <table:table-cell office:value-type="string">
            <text:p>Southeast U.S. Continental Shelf</text:p>
          </table:table-cell>
          <table:table-cell office:value-type="float" office:value="841">
            <text:p>841</text:p>
          </table:table-cell>
        </table:table-row>
        <table:table-row table:style-name="ro1">
          <table:table-cell office:value-type="float" office:value="61">
            <text:p>61</text:p>
          </table:table-cell>
          <table:table-cell office:value-type="string">
            <text:p>OSD61</text:p>
          </table:table-cell>
          <table:table-cell office:value-type="string">
            <text:p>Vineyard Sound</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61_20140621T2108Z</text:p>
          </table:table-cell>
          <table:table-cell office:value-type="string">
            <text:p>Bucket, plastic</text:p>
          </table:table-cell>
          <table:table-cell office:value-type="string">
            <text:p>[OBJECTIVE: Sampling the surface water for microbial community characterization in the Vineyard Sound off a dock in Woods Hole, MA.][PLATFORM: Dock][DEVICE REPORTED: Bucket][DESCRIPTION: We filled ten 2L plastic containers containers with ocean surface water. We planned to filter 4 liters of ocean water through 5 different sterivex filters. The bucket and all plastic containers used for sampling were 10% HCl acid washed and were rinsed with DI water before sampling.]</text:p>
          </table:table-cell>
          <table:table-cell office:value-type="string">
            <text:p>http://store.pangaea.de/Projects/OSD_2014/OSD61_20140621T2108Z.pdf</text:p>
          </table:table-cell>
          <table:table-cell office:value-type="string">
            <text:p>UTC-05</text:p>
          </table:table-cell>
          <table:table-cell office:value-type="string">
            <text:p>21-06-2014T16:08:00</text:p>
          </table:table-cell>
          <table:table-cell table:style-name="ce1" office:value-type="date" office:date-value="2014-06-21T21:08:00">
            <text:p>06/21/14 09:08 PM</text:p>
          </table:table-cell>
          <table:table-cell office:value-type="float" office:value="41.524467">
            <text:p>41.524467</text:p>
          </table:table-cell>
          <table:table-cell office:value-type="float" office:value="-70.672174">
            <text:p>-70.672174</text:p>
          </table:table-cell>
          <table:table-cell table:style-name="ce1" office:value-type="date" office:date-value="2014-06-21T21:43:00">
            <text:p>06/21/14 09:43 PM</text:p>
          </table:table-cell>
          <table:table-cell office:value-type="float" office:value="41.524467">
            <text:p>41.524467</text:p>
          </table:table-cell>
          <table:table-cell office:value-type="float" office:value="-70.672174">
            <text:p>-70.672174</text:p>
          </table:table-cell>
          <table:table-cell office:value-type="float" office:value="0.5">
            <text:p>0.5</text:p>
          </table:table-cell>
          <table:table-cell office:value-type="string">
            <text:p>surface water (ENVO:2042)</text:p>
          </table:table-cell>
          <table:table-cell office:value-type="string">
            <text:p>sea water (ENVO:2149)</text:p>
          </table:table-cell>
          <table:table-cell office:value-type="string">
            <text:p>OSD61_2014-06-21_0.5m_NPL022</text:p>
          </table:table-cell>
          <table:table-cell office:value-type="string">
            <text:p>ERS667599</text:p>
          </table:table-cell>
          <table:table-cell office:value-type="string">
            <text:p>http://www.ebi.ac.uk/ena/data/view/ERS667599</text:p>
          </table:table-cell>
          <table:table-cell office:value-type="string">
            <text:p>ABOKL94</text:p>
          </table:table-cell>
          <table:table-cell office:value-type="string">
            <text:p>SAMEA3275581</text:p>
          </table:table-cell>
          <table:table-cell office:value-type="string">
            <text:p>NPL022</text:p>
          </table:table-cell>
          <table:table-cell table:number-columns-repeated="7" office:value-type="string">
            <text:p>Not provided</text:p>
          </table:table-cell>
          <table:table-cell office:value-type="float" office:value="19.2">
            <text:p>19.2</text:p>
          </table:table-cell>
          <table:table-cell office:value-type="float" office:value="30.7">
            <text:p>30.7</text:p>
          </table:table-cell>
          <table:table-cell table:number-columns-repeated="10"/>
          <table:table-cell office:value-type="float" office:value="7.38">
            <text:p>7.38</text:p>
          </table:table-cell>
          <table:table-cell table:number-columns-repeated="9"/>
          <table:table-cell office:value-type="string">
            <text:p>USA</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Northeast U.S. Continental Shelf</text:p>
          </table:table-cell>
          <table:table-cell office:value-type="float" office:value="0">
            <text:p>0</text:p>
          </table:table-cell>
        </table:table-row>
        <table:table-row table:style-name="ro1">
          <table:table-cell office:value-type="float" office:value="62">
            <text:p>62</text:p>
          </table:table-cell>
          <table:table-cell office:value-type="string">
            <text:p>OSD62</text:p>
          </table:table-cell>
          <table:table-cell office:value-type="string">
            <text:p>Manai Straits</text:p>
          </table:table-cell>
          <table:table-cell office:value-type="string">
            <text:p>Irish Sea and St. George's Channel</text:p>
          </table:table-cell>
          <table:table-cell office:value-type="string">
            <text:p>http://marineregions.org/gazetteer.php?p=details&amp;id=2357</text:p>
          </table:table-cell>
          <table:table-cell office:value-type="string">
            <text:p>marine biome (ENVO:447)</text:p>
          </table:table-cell>
          <table:table-cell office:value-type="string">
            <text:p>OSD-Jun-2014</text:p>
          </table:table-cell>
          <table:table-cell office:value-type="string">
            <text:p>OSD62_20140621T1000Z</text:p>
          </table:table-cell>
          <table:table-cell office:value-type="string">
            <text:p>Bottle, Nalgene 10-L</text:p>
          </table:table-cell>
          <table:table-cell office:value-type="string">
            <text:p>[OBJECTIVE: surface seawater microbiome in Menai Straits][PLATFORM: Floating pier][DEVICE REPORTED: 10 L polypropylene bottles, thermometer, refractometer][DESCRIPTION: surface water from Menai Straits]</text:p>
          </table:table-cell>
          <table:table-cell office:value-type="string">
            <text:p>http://store.pangaea.de/Projects/OSD_2014/OSD62_20140621T1000Z.pdf</text:p>
          </table:table-cell>
          <table:table-cell office:value-type="string">
            <text:p>UTC+00</text:p>
          </table:table-cell>
          <table:table-cell office:value-type="string">
            <text:p>21-06-2014T10:00:00</text:p>
          </table:table-cell>
          <table:table-cell table:style-name="ce1" office:value-type="date" office:date-value="2014-06-21T10:00:00">
            <text:p>06/21/14 10:00 AM</text:p>
          </table:table-cell>
          <table:table-cell office:value-type="float" office:value="53.225417">
            <text:p>53.225417</text:p>
          </table:table-cell>
          <table:table-cell office:value-type="float" office:value="-4.159028">
            <text:p>-4.159028</text:p>
          </table:table-cell>
          <table:table-cell table:style-name="ce1" office:value-type="date" office:date-value="2014-06-21T10:02:00">
            <text:p>06/21/14 10:02 AM</text:p>
          </table:table-cell>
          <table:table-cell office:value-type="float" office:value="53.225417">
            <text:p>53.225417</text:p>
          </table:table-cell>
          <table:table-cell office:value-type="float" office:value="-4.159028">
            <text:p>-4.159028</text:p>
          </table:table-cell>
          <table:table-cell office:value-type="float" office:value="0.2">
            <text:p>0.2</text:p>
          </table:table-cell>
          <table:table-cell office:value-type="string">
            <text:p>surface water (ENVO:2042)</text:p>
          </table:table-cell>
          <table:table-cell office:value-type="string">
            <text:p>sea water (ENVO:2149)</text:p>
          </table:table-cell>
          <table:table-cell office:value-type="string">
            <text:p>OSD62_2014-06-21_0.2m_NPL022</text:p>
          </table:table-cell>
          <table:table-cell office:value-type="string">
            <text:p>ERS667598</text:p>
          </table:table-cell>
          <table:table-cell office:value-type="string">
            <text:p>http://www.ebi.ac.uk/ena/data/view/ERS667598</text:p>
          </table:table-cell>
          <table:table-cell office:value-type="string">
            <text:p>ABOKL62</text:p>
          </table:table-cell>
          <table:table-cell office:value-type="string">
            <text:p>SAMEA3275580</text:p>
          </table:table-cell>
          <table:table-cell office:value-type="string">
            <text:p>NPL022</text:p>
          </table:table-cell>
          <table:table-cell table:number-columns-repeated="7" office:value-type="string">
            <text:p>Not provided</text:p>
          </table:table-cell>
          <table:table-cell office:value-type="float" office:value="16">
            <text:p>16</text:p>
          </table:table-cell>
          <table:table-cell office:value-type="float" office:value="34">
            <text:p>34</text:p>
          </table:table-cell>
          <table:table-cell table:number-columns-repeated="20"/>
          <table:table-cell office:value-type="string">
            <text:p>GBR</text:p>
          </table:table-cell>
          <table:table-cell office:value-type="float" office:value="0">
            <text:p>0</text:p>
          </table:table-cell>
          <table:table-cell office:value-type="string">
            <text:p>NECS</text:p>
          </table:table-cell>
          <table:table-cell office:value-type="string">
            <text:p>Coastal - NE Atlantic Shelves Province</text:p>
          </table:table-cell>
          <table:table-cell office:value-type="float" office:value="0.001030609">
            <text:p>0.001030609</text:p>
          </table:table-cell>
          <table:table-cell office:value-type="string">
            <text:p>Celtic-Biscay Shelf</text:p>
          </table:table-cell>
          <table:table-cell office:value-type="float" office:value="0">
            <text:p>0</text:p>
          </table:table-cell>
        </table:table-row>
        <table:table-row table:style-name="ro1">
          <table:table-cell office:value-type="float" office:value="63">
            <text:p>63</text:p>
          </table:table-cell>
          <table:table-cell office:value-type="string">
            <text:p>OSD63</text:p>
          </table:table-cell>
          <table:table-cell office:value-type="string">
            <text:p>Venice Acqua Alta</text:p>
          </table:table-cell>
          <table:table-cell office:value-type="string">
            <text:p>Adriatic Sea</text:p>
          </table:table-cell>
          <table:table-cell office:value-type="string">
            <text:p>http://marineregions.org/gazetteer.php?p=details&amp;id=3314</text:p>
          </table:table-cell>
          <table:table-cell office:value-type="string">
            <text:p>marine biome (ENVO:447)</text:p>
          </table:table-cell>
          <table:table-cell office:value-type="string">
            <text:p>OSD-Jun-2014</text:p>
          </table:table-cell>
          <table:table-cell office:value-type="string">
            <text:p>OSD63_20140620T1130Z</text:p>
          </table:table-cell>
          <table:table-cell office:value-type="string">
            <text:p>Bottle, unknown 5-L</text:p>
          </table:table-cell>
          <table:table-cell office:value-type="string">
            <text:p>[OBJECTIVE: Ocean Sampling Day June 2014][PLATFORM: CNR LITUS BOAT][DEVICE REPORTED: 5 LT bottle][DESCRIPTION: Each replicate was composed by 4 sub-replicates (i.e., 4 sterivex, in order to reach a filtered volume of about 5 lt per replicate). Thus, we have a total of 16 sterivex sent (4 per replicate, one sampling site).]</text:p>
          </table:table-cell>
          <table:table-cell office:value-type="string">
            <text:p>http://store.pangaea.de/Projects/OSD_2014/OSD63_20140620T1130Z.pdf</text:p>
          </table:table-cell>
          <table:table-cell office:value-type="string">
            <text:p>UTC+01</text:p>
          </table:table-cell>
          <table:table-cell office:value-type="string">
            <text:p>20-06-2014T12:30:00</text:p>
          </table:table-cell>
          <table:table-cell table:style-name="ce1" office:value-type="date" office:date-value="2014-06-20T11:30:00">
            <text:p>06/20/14 11:30 AM</text:p>
          </table:table-cell>
          <table:table-cell office:value-type="float" office:value="45.31435">
            <text:p>45.31435</text:p>
          </table:table-cell>
          <table:table-cell office:value-type="float" office:value="12.508317">
            <text:p>12.508317</text:p>
          </table:table-cell>
          <table:table-cell table:style-name="ce1" office:value-type="date" office:date-value="2014-06-20T13:30:00">
            <text:p>06/20/14 01:30 PM</text:p>
          </table:table-cell>
          <table:table-cell office:value-type="float" office:value="45.31435">
            <text:p>45.31435</text:p>
          </table:table-cell>
          <table:table-cell office:value-type="float" office:value="12.508317">
            <text:p>12.508317</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63_2014-06-20_0m_NPL022</text:p>
          </table:table-cell>
          <table:table-cell office:value-type="string">
            <text:p>ERS667597</text:p>
          </table:table-cell>
          <table:table-cell office:value-type="string">
            <text:p>http://www.ebi.ac.uk/ena/data/view/ERS667597</text:p>
          </table:table-cell>
          <table:table-cell office:value-type="string">
            <text:p>ABOKM34</text:p>
          </table:table-cell>
          <table:table-cell office:value-type="string">
            <text:p>SAMEA3275579</text:p>
          </table:table-cell>
          <table:table-cell office:value-type="string">
            <text:p>NPL022</text:p>
          </table:table-cell>
          <table:table-cell table:number-columns-repeated="7" office:value-type="string">
            <text:p>Not provided</text:p>
          </table:table-cell>
          <table:table-cell office:value-type="float" office:value="21.781">
            <text:p>21.781</text:p>
          </table:table-cell>
          <table:table-cell office:value-type="float" office:value="32.768">
            <text:p>32.768</text:p>
          </table:table-cell>
          <table:table-cell office:value-type="float" office:value="8.65">
            <text:p>8.65</text:p>
          </table:table-cell>
          <table:table-cell office:value-type="float" office:value="0.06">
            <text:p>0.06</text:p>
          </table:table-cell>
          <table:table-cell office:value-type="float" office:value="6.17">
            <text:p>6.17</text:p>
          </table:table-cell>
          <table:table-cell/>
          <table:table-cell office:value-type="float" office:value="0.17">
            <text:p>0.17</text:p>
          </table:table-cell>
          <table:table-cell table:number-columns-repeated="3"/>
          <table:table-cell office:value-type="float" office:value="46.894">
            <text:p>46.894</text:p>
          </table:table-cell>
          <table:table-cell/>
          <table:table-cell office:value-type="float" office:value="302.7">
            <text:p>302.7</text:p>
          </table:table-cell>
          <table:table-cell table:number-columns-repeated="4"/>
          <table:table-cell office:value-type="float" office:value="0.6">
            <text:p>0.6</text:p>
          </table:table-cell>
          <table:table-cell office:value-type="float" office:value="5.52">
            <text:p>5.52</text:p>
          </table:table-cell>
          <table:table-cell office:value-type="float" office:value="2.77">
            <text:p>2.77</text:p>
          </table:table-cell>
          <table:table-cell office:value-type="float" office:value="0.34">
            <text:p>0.34</text:p>
          </table:table-cell>
          <table:table-cell office:value-type="float" office:value="0.93">
            <text:p>0.93</text:p>
          </table:table-cell>
          <table:table-cell office:value-type="string">
            <text:p>ITA</text:p>
          </table:table-cell>
          <table:table-cell office:value-type="float" office:value="13918">
            <text:p>13918</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64">
            <text:p>64</text:p>
          </table:table-cell>
          <table:table-cell office:value-type="string">
            <text:p>OSD64</text:p>
          </table:table-cell>
          <table:table-cell office:value-type="string">
            <text:p>Odessa</text:p>
          </table:table-cell>
          <table:table-cell office:value-type="string">
            <text:p>Black Sea</text:p>
          </table:table-cell>
          <table:table-cell office:value-type="string">
            <text:p>http://marineregions.org/gazetteer.php?p=details&amp;id=3319</text:p>
          </table:table-cell>
          <table:table-cell office:value-type="string">
            <text:p>marine biome (ENVO:447)</text:p>
          </table:table-cell>
          <table:table-cell office:value-type="string">
            <text:p>OSD-Jun-2014</text:p>
          </table:table-cell>
          <table:table-cell office:value-type="string">
            <text:p>OSD64_20140621T0930Z</text:p>
          </table:table-cell>
          <table:table-cell office:value-type="string">
            <text:p>Bottle, Nansen</text:p>
          </table:table-cell>
          <table:table-cell office:value-type="string">
            <text:p>[OBJECTIVE: OSD in the bay of Odessa, Black Sea, Ukraine][PLATFORM: UOA-7119PM171G][DEVICE REPORTED: Nansen bottle][DESCRIPTION: Surface water]</text:p>
          </table:table-cell>
          <table:table-cell office:value-type="string">
            <text:p>http://store.pangaea.de/Projects/OSD_2014/OSD64_20140621T0930Z.pdf</text:p>
          </table:table-cell>
          <table:table-cell office:value-type="string">
            <text:p>UTC+02</text:p>
          </table:table-cell>
          <table:table-cell office:value-type="string">
            <text:p>21-06-2014T11:30:00</text:p>
          </table:table-cell>
          <table:table-cell table:style-name="ce1" office:value-type="date" office:date-value="2014-06-21T09:30:00">
            <text:p>06/21/14 09:30 AM</text:p>
          </table:table-cell>
          <table:table-cell office:value-type="float" office:value="46.44155">
            <text:p>46.44155</text:p>
          </table:table-cell>
          <table:table-cell office:value-type="float" office:value="30.77595">
            <text:p>30.77595</text:p>
          </table:table-cell>
          <table:table-cell table:style-name="ce1" office:value-type="date" office:date-value="2014-06-21T10:30:00">
            <text:p>06/21/14 10:30 AM</text:p>
          </table:table-cell>
          <table:table-cell office:value-type="float" office:value="46.44155">
            <text:p>46.44155</text:p>
          </table:table-cell>
          <table:table-cell office:value-type="float" office:value="30.77595">
            <text:p>30.77595</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64_2014-06-21_1m_NPL022</text:p>
          </table:table-cell>
          <table:table-cell office:value-type="string">
            <text:p>ERS667596</text:p>
          </table:table-cell>
          <table:table-cell office:value-type="string">
            <text:p>http://www.ebi.ac.uk/ena/data/view/ERS667596</text:p>
          </table:table-cell>
          <table:table-cell office:value-type="string">
            <text:p>ABOKL73</text:p>
          </table:table-cell>
          <table:table-cell office:value-type="string">
            <text:p>SAMEA3275578</text:p>
          </table:table-cell>
          <table:table-cell office:value-type="string">
            <text:p>NPL022</text:p>
          </table:table-cell>
          <table:table-cell table:number-columns-repeated="7" office:value-type="string">
            <text:p>Not provided</text:p>
          </table:table-cell>
          <table:table-cell office:value-type="float" office:value="20.3">
            <text:p>20.3</text:p>
          </table:table-cell>
          <table:table-cell office:value-type="float" office:value="17.63">
            <text:p>17.63</text:p>
          </table:table-cell>
          <table:table-cell office:value-type="float" office:value="8.4">
            <text:p>8.4</text:p>
          </table:table-cell>
          <table:table-cell table:number-columns-repeated="2" office:value-type="float" office:value="1">
            <text:p>1</text:p>
          </table:table-cell>
          <table:table-cell/>
          <table:table-cell office:value-type="float" office:value="2">
            <text:p>2</text:p>
          </table:table-cell>
          <table:table-cell table:number-columns-repeated="3"/>
          <table:table-cell office:value-type="float" office:value="32.2">
            <text:p>32.2</text:p>
          </table:table-cell>
          <table:table-cell table:number-columns-repeated="6"/>
          <table:table-cell office:value-type="float" office:value="1">
            <text:p>1</text:p>
          </table:table-cell>
          <table:table-cell table:number-columns-repeated="4"/>
          <table:table-cell office:value-type="string">
            <text:p>UKR</text:p>
          </table:table-cell>
          <table:table-cell office:value-type="float" office:value="145">
            <text:p>145</text:p>
          </table:table-cell>
          <table:table-cell office:value-type="string">
            <text:p>MEDI</text:p>
          </table:table-cell>
          <table:table-cell office:value-type="string">
            <text:p>Westerlies - Mediterranean Sea, Black Sea Province</text:p>
          </table:table-cell>
          <table:table-cell office:value-type="float" office:value="0.014678129">
            <text:p>0.014678129</text:p>
          </table:table-cell>
          <table:table-cell office:value-type="string">
            <text:p>Black Sea</text:p>
          </table:table-cell>
          <table:table-cell office:value-type="float" office:value="1258">
            <text:p>1258</text:p>
          </table:table-cell>
        </table:table-row>
        <table:table-row table:style-name="ro1">
          <table:table-cell office:value-type="float" office:value="65">
            <text:p>65</text:p>
          </table:table-cell>
          <table:table-cell office:value-type="string">
            <text:p>OSD65</text:p>
          </table:table-cell>
          <table:table-cell office:value-type="string">
            <text:p>Leigh Marine Laboratory (NZ)</text:p>
          </table:table-cell>
          <table:table-cell office:value-type="string">
            <text:p>South Pacific Ocean</text:p>
          </table:table-cell>
          <table:table-cell office:value-type="string">
            <text:p>http://marineregions.org/gazetteer.php?p=details&amp;id=1910</text:p>
          </table:table-cell>
          <table:table-cell office:value-type="string">
            <text:p>marine biome (ENVO:447)</text:p>
          </table:table-cell>
          <table:table-cell office:value-type="string">
            <text:p>OSD-Jun-2014</text:p>
          </table:table-cell>
          <table:table-cell office:value-type="string">
            <text:p>OSD65_20140620T2230Z</text:p>
          </table:table-cell>
          <table:table-cell office:value-type="string">
            <text:p>Bottle, unknown</text:p>
          </table:table-cell>
          <table:table-cell office:value-type="string">
            <text:p>[OBJECTIVE: collect water samples for microbial analysis.][PLATFORM: Boat][DEVICE REPORTED: Sterilised wine bottle][DESCRIPTION: Surface seawater sample.]</text:p>
          </table:table-cell>
          <table:table-cell office:value-type="string">
            <text:p>http://store.pangaea.de/Projects/OSD_2014/OSD65_20140620T2230Z.pdf</text:p>
          </table:table-cell>
          <table:table-cell office:value-type="string">
            <text:p>UTC+12</text:p>
          </table:table-cell>
          <table:table-cell office:value-type="string">
            <text:p>20-06-2014T10:30:00</text:p>
          </table:table-cell>
          <table:table-cell table:style-name="ce1" office:value-type="date" office:date-value="2014-06-20T22:30:00">
            <text:p>06/20/14 10:30 PM</text:p>
          </table:table-cell>
          <table:table-cell office:value-type="float" office:value="-36.292794">
            <text:p>-36.292794</text:p>
          </table:table-cell>
          <table:table-cell office:value-type="float" office:value="174.818567">
            <text:p>174.818567</text:p>
          </table:table-cell>
          <table:table-cell table:style-name="ce1" office:value-type="date" office:date-value="2014-06-20T22:50:00">
            <text:p>06/20/14 10:50 PM</text:p>
          </table:table-cell>
          <table:table-cell office:value-type="float" office:value="-36.292794">
            <text:p>-36.292794</text:p>
          </table:table-cell>
          <table:table-cell office:value-type="float" office:value="174.818567">
            <text:p>174.818567</text:p>
          </table:table-cell>
          <table:table-cell office:value-type="float" office:value="0.1">
            <text:p>0.1</text:p>
          </table:table-cell>
          <table:table-cell office:value-type="string">
            <text:p>surface water (ENVO:2042)</text:p>
          </table:table-cell>
          <table:table-cell office:value-type="string">
            <text:p>coastal sea water (ENVO:2150)</text:p>
          </table:table-cell>
          <table:table-cell office:value-type="string">
            <text:p>OSD65_2014-06-20_0.1m_NPL022</text:p>
          </table:table-cell>
          <table:table-cell office:value-type="string">
            <text:p>ERS667595</text:p>
          </table:table-cell>
          <table:table-cell office:value-type="string">
            <text:p>http://www.ebi.ac.uk/ena/data/view/ERS667595</text:p>
          </table:table-cell>
          <table:table-cell office:value-type="string">
            <text:p>ABOKL56</text:p>
          </table:table-cell>
          <table:table-cell office:value-type="string">
            <text:p>SAMEA3275577</text:p>
          </table:table-cell>
          <table:table-cell office:value-type="string">
            <text:p>NPL022</text:p>
          </table:table-cell>
          <table:table-cell table:number-columns-repeated="7" office:value-type="string">
            <text:p>Not provided</text:p>
          </table:table-cell>
          <table:table-cell office:value-type="float" office:value="16">
            <text:p>16</text:p>
          </table:table-cell>
          <table:table-cell office:value-type="float" office:value="34">
            <text:p>34</text:p>
          </table:table-cell>
          <table:table-cell office:value-type="float" office:value="8.34">
            <text:p>8.34</text:p>
          </table:table-cell>
          <table:table-cell/>
          <table:table-cell office:value-type="float" office:value="1.1">
            <text:p>1.1</text:p>
          </table:table-cell>
          <table:table-cell/>
          <table:table-cell office:value-type="float" office:value="0.17">
            <text:p>0.17</text:p>
          </table:table-cell>
          <table:table-cell table:number-columns-repeated="10"/>
          <table:table-cell office:value-type="float" office:value="0.3">
            <text:p>0.3</text:p>
          </table:table-cell>
          <table:table-cell table:number-columns-repeated="4"/>
          <table:table-cell office:value-type="string">
            <text:p>NZL</text:p>
          </table:table-cell>
          <table:table-cell office:value-type="float" office:value="575">
            <text:p>575</text:p>
          </table:table-cell>
          <table:table-cell office:value-type="string">
            <text:p>SPSG</text:p>
          </table:table-cell>
          <table:table-cell office:value-type="string">
            <text:p>Westerlies - S. Pacific Subtropical Gyre Province</text:p>
          </table:table-cell>
          <table:table-cell office:value-type="float" office:value="0">
            <text:p>0</text:p>
          </table:table-cell>
          <table:table-cell office:value-type="string">
            <text:p>New Zealand Shelf</text:p>
          </table:table-cell>
          <table:table-cell office:value-type="float" office:value="198">
            <text:p>198</text:p>
          </table:table-cell>
        </table:table-row>
        <table:table-row table:style-name="ro1">
          <table:table-cell office:value-type="float" office:value="69">
            <text:p>69</text:p>
          </table:table-cell>
          <table:table-cell office:value-type="string">
            <text:p>OSD69</text:p>
          </table:table-cell>
          <table:table-cell office:value-type="string">
            <text:p>Marghera</text:p>
          </table:table-cell>
          <table:table-cell office:value-type="string">
            <text:p>Adriatic Sea</text:p>
          </table:table-cell>
          <table:table-cell office:value-type="string">
            <text:p>http://marineregions.org/gazetteer.php?p=details&amp;id=3314</text:p>
          </table:table-cell>
          <table:table-cell office:value-type="string">
            <text:p>mediterranean sea biome (ENVO:1000047)</text:p>
          </table:table-cell>
          <table:table-cell office:value-type="string">
            <text:p>OSD-Jun-2014</text:p>
          </table:table-cell>
          <table:table-cell office:value-type="string">
            <text:p>OSD69_20140621T1508Z</text:p>
          </table:table-cell>
          <table:table-cell office:value-type="string">
            <text:p>Bottle, unknown 10-L</text:p>
          </table:table-cell>
          <table:table-cell office:value-type="string">
            <text:p>[OBJECTIVE: OSD samplig][PLATFORM: UNIPD Boat][DEVICE REPORTED: 10 L bottle][DESCRIPTION: The Label field reflects the sample title reported on the filter itself: each filter has this label with a progressive number according to the list of filters reported here]</text:p>
          </table:table-cell>
          <table:table-cell office:value-type="string">
            <text:p>http://store.pangaea.de/Projects/OSD_2014/OSD69_20140621T1508Z.pdf</text:p>
          </table:table-cell>
          <table:table-cell office:value-type="string">
            <text:p>UTC+01</text:p>
          </table:table-cell>
          <table:table-cell office:value-type="string">
            <text:p>21-06-2014T16:08:00</text:p>
          </table:table-cell>
          <table:table-cell table:style-name="ce1" office:value-type="date" office:date-value="2014-06-21T15:08:00">
            <text:p>06/21/14 03:08 PM</text:p>
          </table:table-cell>
          <table:table-cell office:value-type="float" office:value="45.4568">
            <text:p>45.4568</text:p>
          </table:table-cell>
          <table:table-cell office:value-type="float" office:value="12.2605">
            <text:p>12.2605</text:p>
          </table:table-cell>
          <table:table-cell table:style-name="ce1" office:value-type="date" office:date-value="2014-06-21T15:11:00">
            <text:p>06/21/14 03:11 PM</text:p>
          </table:table-cell>
          <table:table-cell office:value-type="float" office:value="45.4568">
            <text:p>45.4568</text:p>
          </table:table-cell>
          <table:table-cell office:value-type="float" office:value="12.2605">
            <text:p>12.2605</text:p>
          </table:table-cell>
          <table:table-cell office:value-type="float" office:value="0">
            <text:p>0</text:p>
          </table:table-cell>
          <table:table-cell office:value-type="string">
            <text:p>lagoon (ENVO:38)</text:p>
          </table:table-cell>
          <table:table-cell office:value-type="string">
            <text:p>brackish water (ENVO:2019)</text:p>
          </table:table-cell>
          <table:table-cell office:value-type="string">
            <text:p>OSD69_2014-06-21_0m_NPL022</text:p>
          </table:table-cell>
          <table:table-cell office:value-type="string">
            <text:p>ERS667594</text:p>
          </table:table-cell>
          <table:table-cell office:value-type="string">
            <text:p>http://www.ebi.ac.uk/ena/data/view/ERS667594</text:p>
          </table:table-cell>
          <table:table-cell office:value-type="string">
            <text:p>ABOKM43</text:p>
          </table:table-cell>
          <table:table-cell office:value-type="string">
            <text:p>SAMEA3275576</text:p>
          </table:table-cell>
          <table:table-cell office:value-type="string">
            <text:p>NPL022</text:p>
          </table:table-cell>
          <table:table-cell table:number-columns-repeated="7" office:value-type="string">
            <text:p>Not provided</text:p>
          </table:table-cell>
          <table:table-cell office:value-type="float" office:value="25.7">
            <text:p>25.7</text:p>
          </table:table-cell>
          <table:table-cell office:value-type="float" office:value="29.41">
            <text:p>29.41</text:p>
          </table:table-cell>
          <table:table-cell office:value-type="float" office:value="7.83">
            <text:p>7.83</text:p>
          </table:table-cell>
          <table:table-cell office:value-type="float" office:value="0.24">
            <text:p>0.24</text:p>
          </table:table-cell>
          <table:table-cell office:value-type="float" office:value="7.69">
            <text:p>7.69</text:p>
          </table:table-cell>
          <table:table-cell/>
          <table:table-cell office:value-type="float" office:value="0.37">
            <text:p>0.37</text:p>
          </table:table-cell>
          <table:table-cell table:number-columns-repeated="5"/>
          <table:table-cell office:value-type="float" office:value="5.01">
            <text:p>5.01</text:p>
          </table:table-cell>
          <table:table-cell table:number-columns-repeated="4"/>
          <table:table-cell office:value-type="float" office:value="1.94">
            <text:p>1.94</text:p>
          </table:table-cell>
          <table:table-cell office:value-type="float" office:value="14.07">
            <text:p>14.07</text:p>
          </table:table-cell>
          <table:table-cell table:number-columns-repeated="2"/>
          <table:table-cell office:value-type="float" office:value="4.11">
            <text:p>4.11</text:p>
          </table:table-cell>
          <table:table-cell office:value-type="string">
            <text:p>ITA</text:p>
          </table:table-cell>
          <table:table-cell office:value-type="float" office:value="0">
            <text:p>0</text:p>
          </table:table-cell>
          <table:table-cell office:value-type="string">
            <text:p>MEDI</text:p>
          </table:table-cell>
          <table:table-cell office:value-type="string">
            <text:p>Westerlies - Mediterranean Sea, Black Sea Province</text:p>
          </table:table-cell>
          <table:table-cell office:value-type="float" office:value="0.010879246">
            <text:p>0.010879246</text:p>
          </table:table-cell>
          <table:table-cell office:value-type="string">
            <text:p>Mediterranean Sea</text:p>
          </table:table-cell>
          <table:table-cell office:value-type="float" office:value="16">
            <text:p>16</text:p>
          </table:table-cell>
        </table:table-row>
        <table:table-row table:style-name="ro1">
          <table:table-cell office:value-type="float" office:value="7">
            <text:p>7</text:p>
          </table:table-cell>
          <table:table-cell office:value-type="string">
            <text:p>OSD7</text:p>
          </table:table-cell>
          <table:table-cell office:value-type="string">
            <text:p>Moorea - Tiahura</text:p>
          </table:table-cell>
          <table:table-cell table:number-columns-repeated="2"/>
          <table:table-cell office:value-type="string">
            <text:p>marine reef biome (ENVO:1000029)</text:p>
          </table:table-cell>
          <table:table-cell office:value-type="string">
            <text:p>OSD-Jun-2014</text:p>
          </table:table-cell>
          <table:table-cell office:value-type="string">
            <text:p>OSD7_20140621T2000Z</text:p>
          </table:table-cell>
          <table:table-cell office:value-type="string">
            <text:p>not_given</text:p>
          </table:table-cell>
          <table:table-cell office:value-type="string">
            <text:p>[OBJECTIVE: Longterm coral reef monitoring programm at the Tiahura reef, Moorea, FRENCH Polynesia ][PLATFORM: none][DEVICE REPORTED: none][DESCRIPTION: none]</text:p>
          </table:table-cell>
          <table:table-cell office:value-type="string">
            <text:p>http://store.pangaea.de/Projects/OSD_2014/OSD7_20140621T2000Z.pdf</text:p>
          </table:table-cell>
          <table:table-cell office:value-type="string">
            <text:p>UTC-10</text:p>
          </table:table-cell>
          <table:table-cell office:value-type="string">
            <text:p>21-06-2014T10:00:00</text:p>
          </table:table-cell>
          <table:table-cell table:style-name="ce1" office:value-type="date" office:date-value="2014-06-21T20:00:00">
            <text:p>06/21/14 08:00 PM</text:p>
          </table:table-cell>
          <table:table-cell office:value-type="float" office:value="-17.2894">
            <text:p>-17.2894</text:p>
          </table:table-cell>
          <table:table-cell office:value-type="float" office:value="-149.53985">
            <text:p>-149.53985</text:p>
          </table:table-cell>
          <table:table-cell table:style-name="ce1" office:value-type="date" office:date-value="2014-06-21T20:15:00">
            <text:p>06/21/14 08:15 PM</text:p>
          </table:table-cell>
          <table:table-cell office:value-type="float" office:value="-17.2894">
            <text:p>-17.2894</text:p>
          </table:table-cell>
          <table:table-cell office:value-type="float" office:value="-149.53985">
            <text:p>-149.53985</text:p>
          </table:table-cell>
          <table:table-cell office:value-type="float" office:value="0.1">
            <text:p>0.1</text:p>
          </table:table-cell>
          <table:table-cell office:value-type="string">
            <text:p>surface water (ENVO:2042)</text:p>
          </table:table-cell>
          <table:table-cell office:value-type="string">
            <text:p>sea water (ENVO:2149)</text:p>
          </table:table-cell>
          <table:table-cell office:value-type="string">
            <text:p>OSD7_2014-06-21_0.1m_NPL022</text:p>
          </table:table-cell>
          <table:table-cell office:value-type="string">
            <text:p>ERS667659</text:p>
          </table:table-cell>
          <table:table-cell office:value-type="string">
            <text:p>http://www.ebi.ac.uk/ena/data/view/ERS667659</text:p>
          </table:table-cell>
          <table:table-cell office:value-type="string">
            <text:p>ABOKL89</text:p>
          </table:table-cell>
          <table:table-cell office:value-type="string">
            <text:p>SAMEA3275638</text:p>
          </table:table-cell>
          <table:table-cell office:value-type="string">
            <text:p>NPL022</text:p>
          </table:table-cell>
          <table:table-cell table:number-columns-repeated="7" office:value-type="string">
            <text:p>Not provided</text:p>
          </table:table-cell>
          <table:table-cell office:value-type="float" office:value="27">
            <text:p>27</text:p>
          </table:table-cell>
          <table:table-cell office:value-type="float" office:value="37">
            <text:p>37</text:p>
          </table:table-cell>
          <table:table-cell table:number-columns-repeated="8"/>
          <table:table-cell office:value-type="float" office:value="55.7">
            <text:p>55.7</text:p>
          </table:table-cell>
          <table:table-cell table:number-columns-repeated="11"/>
          <table:table-cell office:value-type="string">
            <text:p>PYF</text:p>
          </table:table-cell>
          <table:table-cell office:value-type="float" office:value="23919">
            <text:p>23919</text:p>
          </table:table-cell>
          <table:table-cell office:value-type="string">
            <text:p>SPSG</text:p>
          </table:table-cell>
          <table:table-cell office:value-type="string">
            <text:p>Westerlies - S. Pacific Subtropical Gyre Province</text:p>
          </table:table-cell>
          <table:table-cell office:value-type="float" office:value="0">
            <text:p>0</text:p>
          </table:table-cell>
          <table:table-cell table:number-columns-repeated="2"/>
        </table:table-row>
        <table:table-row table:style-name="ro1">
          <table:table-cell office:value-type="float" office:value="70">
            <text:p>70</text:p>
          </table:table-cell>
          <table:table-cell office:value-type="string">
            <text:p>OSD70</text:p>
          </table:table-cell>
          <table:table-cell office:value-type="string">
            <text:p>Lido</text:p>
          </table:table-cell>
          <table:table-cell office:value-type="string">
            <text:p>Adriatic Sea</text:p>
          </table:table-cell>
          <table:table-cell office:value-type="string">
            <text:p>http://marineregions.org/gazetteer.php?p=details&amp;id=3314</text:p>
          </table:table-cell>
          <table:table-cell office:value-type="string">
            <text:p>mediterranean sea biome (ENVO:1000047)</text:p>
          </table:table-cell>
          <table:table-cell office:value-type="string">
            <text:p>OSD-Jun-2014</text:p>
          </table:table-cell>
          <table:table-cell office:value-type="string">
            <text:p>OSD70_20140621T1111Z</text:p>
          </table:table-cell>
          <table:table-cell office:value-type="string">
            <text:p>Bottle, unknown 10-L</text:p>
          </table:table-cell>
          <table:table-cell office:value-type="string">
            <text:p>[OBJECTIVE: OSD sampling][PLATFORM: UNIPD Boat][DEVICE REPORTED: 10 L bottle][DESCRIPTION: The Label field reflects the sample title reported on the filter itself: each filter has this label with a progressive number according to the list of filter reported here]</text:p>
          </table:table-cell>
          <table:table-cell office:value-type="string">
            <text:p>http://store.pangaea.de/Projects/OSD_2014/OSD70_20140621T1111Z.pdf</text:p>
          </table:table-cell>
          <table:table-cell office:value-type="string">
            <text:p>UTC+01</text:p>
          </table:table-cell>
          <table:table-cell office:value-type="string">
            <text:p>21-06-2014T12:11:00</text:p>
          </table:table-cell>
          <table:table-cell table:style-name="ce1" office:value-type="date" office:date-value="2014-06-21T11:11:00">
            <text:p>06/21/14 11:11 AM</text:p>
          </table:table-cell>
          <table:table-cell office:value-type="float" office:value="45.4142">
            <text:p>45.4142</text:p>
          </table:table-cell>
          <table:table-cell office:value-type="float" office:value="12.4378">
            <text:p>12.4378</text:p>
          </table:table-cell>
          <table:table-cell table:style-name="ce1" office:value-type="date" office:date-value="2014-06-21T11:13:00">
            <text:p>06/21/14 11:13 AM</text:p>
          </table:table-cell>
          <table:table-cell office:value-type="float" office:value="45.4142">
            <text:p>45.4142</text:p>
          </table:table-cell>
          <table:table-cell office:value-type="float" office:value="12.4378">
            <text:p>12.4378</text:p>
          </table:table-cell>
          <table:table-cell office:value-type="float" office:value="0">
            <text:p>0</text:p>
          </table:table-cell>
          <table:table-cell office:value-type="string">
            <text:p>coastal inlet (ENVO:137)</text:p>
          </table:table-cell>
          <table:table-cell office:value-type="string">
            <text:p>sea water (ENVO:2149)</text:p>
          </table:table-cell>
          <table:table-cell office:value-type="string">
            <text:p>OSD70_2014-06-21_0m_NPL022</text:p>
          </table:table-cell>
          <table:table-cell office:value-type="string">
            <text:p>ERS667593</text:p>
          </table:table-cell>
          <table:table-cell office:value-type="string">
            <text:p>http://www.ebi.ac.uk/ena/data/view/ERS667593</text:p>
          </table:table-cell>
          <table:table-cell office:value-type="string">
            <text:p>ABOKM59</text:p>
          </table:table-cell>
          <table:table-cell office:value-type="string">
            <text:p>SAMEA3275575</text:p>
          </table:table-cell>
          <table:table-cell office:value-type="string">
            <text:p>NPL022</text:p>
          </table:table-cell>
          <table:table-cell table:number-columns-repeated="7" office:value-type="string">
            <text:p>Not provided</text:p>
          </table:table-cell>
          <table:table-cell office:value-type="float" office:value="23.4">
            <text:p>23.4</text:p>
          </table:table-cell>
          <table:table-cell office:value-type="float" office:value="31.67">
            <text:p>31.67</text:p>
          </table:table-cell>
          <table:table-cell office:value-type="float" office:value="8.24">
            <text:p>8.24</text:p>
          </table:table-cell>
          <table:table-cell office:value-type="float" office:value="0.145">
            <text:p>0.145</text:p>
          </table:table-cell>
          <table:table-cell office:value-type="float" office:value="3.81">
            <text:p>3.81</text:p>
          </table:table-cell>
          <table:table-cell/>
          <table:table-cell office:value-type="float" office:value="0.35">
            <text:p>0.35</text:p>
          </table:table-cell>
          <table:table-cell table:number-columns-repeated="5"/>
          <table:table-cell office:value-type="float" office:value="5.47">
            <text:p>5.47</text:p>
          </table:table-cell>
          <table:table-cell table:number-columns-repeated="4"/>
          <table:table-cell office:value-type="float" office:value="3.81">
            <text:p>3.81</text:p>
          </table:table-cell>
          <table:table-cell office:value-type="float" office:value="12.96">
            <text:p>12.96</text:p>
          </table:table-cell>
          <table:table-cell table:number-columns-repeated="2"/>
          <table:table-cell office:value-type="float" office:value="2.62">
            <text:p>2.62</text:p>
          </table:table-cell>
          <table:table-cell office:value-type="string">
            <text:p>ITA</text:p>
          </table:table-cell>
          <table:table-cell office:value-type="float" office:value="1547">
            <text:p>1547</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71">
            <text:p>71</text:p>
          </table:table-cell>
          <table:table-cell office:value-type="string">
            <text:p>OSD71</text:p>
          </table:table-cell>
          <table:table-cell office:value-type="string">
            <text:p>Otago</text:p>
          </table:table-cell>
          <table:table-cell office:value-type="string">
            <text:p>South Pacific Ocean</text:p>
          </table:table-cell>
          <table:table-cell office:value-type="string">
            <text:p>http://marineregions.org/gazetteer.php?p=details&amp;id=1910</text:p>
          </table:table-cell>
          <table:table-cell office:value-type="string">
            <text:p>marine biome (ENVO:447)</text:p>
          </table:table-cell>
          <table:table-cell office:value-type="string">
            <text:p>OSD-Jun-2014</text:p>
          </table:table-cell>
          <table:table-cell office:value-type="string">
            <text:p>OSD71_20140621T2335Z</text:p>
          </table:table-cell>
          <table:table-cell office:value-type="string">
            <text:p>Bucket, plastic</text:p>
          </table:table-cell>
          <table:table-cell office:value-type="string">
            <text:p>[OBJECTIVE: We collected samples for prokaryotes and eukaryotes in one sampling site located in the waters of the South Pacific, offshore of Otago Peninsula. This region has been continuously monitored for more than in decade via a regular (bi)monthly sampling, but mainly colecting physicochemical data][PLATFORM: research vessel, BERYL BREWIN][DEVICE REPORTED: Bucket and Horiba U-50 Multiparameter][DESCRIPTION: Surface water from Otago coastal waters]</text:p>
          </table:table-cell>
          <table:table-cell office:value-type="string">
            <text:p>http://store.pangaea.de/Projects/OSD_2014/OSD71_20140621T2335Z.pdf</text:p>
          </table:table-cell>
          <table:table-cell office:value-type="string">
            <text:p>UTC+12</text:p>
          </table:table-cell>
          <table:table-cell office:value-type="string">
            <text:p>21-06-2014T11:35:00</text:p>
          </table:table-cell>
          <table:table-cell table:style-name="ce1" office:value-type="date" office:date-value="2014-06-20T23:35:00">
            <text:p>06/20/14 11:35 PM</text:p>
          </table:table-cell>
          <table:table-cell office:value-type="float" office:value="-45.7442">
            <text:p>-45.7442</text:p>
          </table:table-cell>
          <table:table-cell office:value-type="float" office:value="170.7706">
            <text:p>170.7706</text:p>
          </table:table-cell>
          <table:table-cell table:style-name="ce1" office:value-type="date" office:date-value="2014-06-20T23:45:00">
            <text:p>06/20/14 11:45 PM</text:p>
          </table:table-cell>
          <table:table-cell office:value-type="float" office:value="-45.7442">
            <text:p>-45.7442</text:p>
          </table:table-cell>
          <table:table-cell office:value-type="float" office:value="170.7706">
            <text:p>170.7706</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71_2014-06-21_0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10.99">
            <text:p>10.99</text:p>
          </table:table-cell>
          <table:table-cell office:value-type="float" office:value="35.2">
            <text:p>35.2</text:p>
          </table:table-cell>
          <table:table-cell office:value-type="float" office:value="8.35">
            <text:p>8.35</text:p>
          </table:table-cell>
          <table:table-cell table:number-columns-repeated="19"/>
          <table:table-cell office:value-type="string">
            <text:p>NZL</text:p>
          </table:table-cell>
          <table:table-cell office:value-type="float" office:value="4621">
            <text:p>4621</text:p>
          </table:table-cell>
          <table:table-cell office:value-type="string">
            <text:p>NEWZ</text:p>
          </table:table-cell>
          <table:table-cell office:value-type="string">
            <text:p>Coastal - New Zealand Coastal Province</text:p>
          </table:table-cell>
          <table:table-cell office:value-type="float" office:value="0">
            <text:p>0</text:p>
          </table:table-cell>
          <table:table-cell office:value-type="string">
            <text:p>New Zealand Shelf</text:p>
          </table:table-cell>
          <table:table-cell office:value-type="float" office:value="0">
            <text:p>0</text:p>
          </table:table-cell>
        </table:table-row>
        <table:table-row table:style-name="ro1">
          <table:table-cell office:value-type="float" office:value="71">
            <text:p>71</text:p>
          </table:table-cell>
          <table:table-cell office:value-type="string">
            <text:p>OSD71</text:p>
          </table:table-cell>
          <table:table-cell office:value-type="string">
            <text:p>Otago</text:p>
          </table:table-cell>
          <table:table-cell office:value-type="string">
            <text:p>South Pacific Ocean</text:p>
          </table:table-cell>
          <table:table-cell office:value-type="string">
            <text:p>http://marineregions.org/gazetteer.php?p=details&amp;id=1910</text:p>
          </table:table-cell>
          <table:table-cell office:value-type="string">
            <text:p>neritic epipelagic zone biome (ENVO:1000042)</text:p>
          </table:table-cell>
          <table:table-cell office:value-type="string">
            <text:p>OSD-Jun-2014</text:p>
          </table:table-cell>
          <table:table-cell office:value-type="string">
            <text:p>OSD71_20140621T2335Z</text:p>
          </table:table-cell>
          <table:table-cell office:value-type="string">
            <text:p>Bucket, plastic</text:p>
          </table:table-cell>
          <table:table-cell office:value-type="string">
            <text:p>[OBJECTIVE: We collected samples for prokaryotes and eukaryotes in one sampling site located in the waters of the South Pacific, offshore of Otago Peninsula. This region has been continuously monitored for more than in decade via a regular (bi)monthly sampling, but mainly colecting physicochemical data][PLATFORM: research vessel, BERYL BREWIN][DEVICE REPORTED: Bucket and Horiba U-50 Multiparameter][DESCRIPTION: Surface water from Otago coastal waters]</text:p>
          </table:table-cell>
          <table:table-cell office:value-type="string">
            <text:p>http://store.pangaea.de/Projects/OSD_2014/OSD71_20140621T2335Z.pdf</text:p>
          </table:table-cell>
          <table:table-cell office:value-type="string">
            <text:p>UTC+12</text:p>
          </table:table-cell>
          <table:table-cell office:value-type="string">
            <text:p>21-06-2014T11:35:00</text:p>
          </table:table-cell>
          <table:table-cell table:style-name="ce1" office:value-type="date" office:date-value="2014-06-20T23:35:00">
            <text:p>06/20/14 11:35 PM</text:p>
          </table:table-cell>
          <table:table-cell office:value-type="float" office:value="-45.7442">
            <text:p>-45.7442</text:p>
          </table:table-cell>
          <table:table-cell office:value-type="float" office:value="170.7706">
            <text:p>170.7706</text:p>
          </table:table-cell>
          <table:table-cell table:style-name="ce1" office:value-type="date" office:date-value="2014-06-20T23:45:00">
            <text:p>06/20/14 11:45 PM</text:p>
          </table:table-cell>
          <table:table-cell office:value-type="float" office:value="-45.7442">
            <text:p>-45.7442</text:p>
          </table:table-cell>
          <table:table-cell office:value-type="float" office:value="170.7706">
            <text:p>170.7706</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71_2014-06-21_0m_NPL022</text:p>
          </table:table-cell>
          <table:table-cell office:value-type="string">
            <text:p>ERS667592</text:p>
          </table:table-cell>
          <table:table-cell office:value-type="string">
            <text:p>http://www.ebi.ac.uk/ena/data/view/ERS667592</text:p>
          </table:table-cell>
          <table:table-cell office:value-type="string">
            <text:p>ABOKM01</text:p>
          </table:table-cell>
          <table:table-cell office:value-type="string">
            <text:p>SAMEA3275574</text:p>
          </table:table-cell>
          <table:table-cell office:value-type="string">
            <text:p>NPL022</text:p>
          </table:table-cell>
          <table:table-cell table:number-columns-repeated="7" office:value-type="string">
            <text:p>Not provided</text:p>
          </table:table-cell>
          <table:table-cell office:value-type="float" office:value="10.99">
            <text:p>10.99</text:p>
          </table:table-cell>
          <table:table-cell office:value-type="float" office:value="35.2">
            <text:p>35.2</text:p>
          </table:table-cell>
          <table:table-cell office:value-type="float" office:value="8.35">
            <text:p>8.35</text:p>
          </table:table-cell>
          <table:table-cell table:number-columns-repeated="7"/>
          <table:table-cell office:value-type="float" office:value="54.5">
            <text:p>54.5</text:p>
          </table:table-cell>
          <table:table-cell/>
          <table:table-cell office:value-type="float" office:value="9.05">
            <text:p>9.05</text:p>
          </table:table-cell>
          <table:table-cell table:number-columns-repeated="8"/>
          <table:table-cell office:value-type="float" office:value="1.7">
            <text:p>1.7</text:p>
          </table:table-cell>
          <table:table-cell office:value-type="string">
            <text:p>NZL</text:p>
          </table:table-cell>
          <table:table-cell office:value-type="float" office:value="4621">
            <text:p>4621</text:p>
          </table:table-cell>
          <table:table-cell office:value-type="string">
            <text:p>NEWZ</text:p>
          </table:table-cell>
          <table:table-cell office:value-type="string">
            <text:p>Coastal - New Zealand Coastal Province</text:p>
          </table:table-cell>
          <table:table-cell office:value-type="float" office:value="0">
            <text:p>0</text:p>
          </table:table-cell>
          <table:table-cell office:value-type="string">
            <text:p>New Zealand Shelf</text:p>
          </table:table-cell>
          <table:table-cell office:value-type="float" office:value="0">
            <text:p>0</text:p>
          </table:table-cell>
        </table:table-row>
        <table:table-row table:style-name="ro1">
          <table:table-cell office:value-type="float" office:value="72">
            <text:p>72</text:p>
          </table:table-cell>
          <table:table-cell office:value-type="string">
            <text:p>OSD72</text:p>
          </table:table-cell>
          <table:table-cell office:value-type="string">
            <text:p>Boknis Eck</text:p>
          </table:table-cell>
          <table:table-cell office:value-type="string">
            <text:p>Kattegat</text:p>
          </table:table-cell>
          <table:table-cell office:value-type="string">
            <text:p>http://marineregions.org/gazetteer.php?p=details&amp;id=2374</text:p>
          </table:table-cell>
          <table:table-cell office:value-type="string">
            <text:p>marine biome (ENVO:447)</text:p>
          </table:table-cell>
          <table:table-cell office:value-type="string">
            <text:p>OSD-Jun-2014</text:p>
          </table:table-cell>
          <table:table-cell office:value-type="string">
            <text:p>OSD72_20140621T0912Z</text:p>
          </table:table-cell>
          <table:table-cell office:value-type="string">
            <text:p>Bottle, Niskin 10-L</text:p>
          </table:table-cell>
          <table:table-cell office:value-type="string">
            <text:p>[OBJECTIVE: Monthly sampling at Boknis Eck began on 30 April 1957. Thus, Boknis Eck is one of the oldest - still operated - time series sites worldwide.][PLATFORM: RV Lttorina][DEVICE REPORTED: CTD with Niskin bottle rossette and single Niskin bottles (10l)][DESCRIPTION: surface seawater samples ]</text:p>
          </table:table-cell>
          <table:table-cell office:value-type="string">
            <text:p>http://store.pangaea.de/Projects/OSD_2014/OSD72_20140621T0912Z.pdf</text:p>
          </table:table-cell>
          <table:table-cell office:value-type="string">
            <text:p>UTC+01</text:p>
          </table:table-cell>
          <table:table-cell office:value-type="string">
            <text:p>21-06-2014T10:12:00</text:p>
          </table:table-cell>
          <table:table-cell table:style-name="ce1" office:value-type="date" office:date-value="2014-06-21T09:12:00">
            <text:p>06/21/14 09:12 AM</text:p>
          </table:table-cell>
          <table:table-cell office:value-type="float" office:value="54.8333">
            <text:p>54.8333</text:p>
          </table:table-cell>
          <table:table-cell office:value-type="float" office:value="10">
            <text:p>10</text:p>
          </table:table-cell>
          <table:table-cell table:style-name="ce1" office:value-type="date" office:date-value="2014-06-21T09:23:00">
            <text:p>06/21/14 09:23 AM</text:p>
          </table:table-cell>
          <table:table-cell office:value-type="float" office:value="54.8333">
            <text:p>54.8333</text:p>
          </table:table-cell>
          <table:table-cell office:value-type="float" office:value="10">
            <text:p>10</text:p>
          </table:table-cell>
          <table:table-cell office:value-type="float" office:value="0.8">
            <text:p>0.8</text:p>
          </table:table-cell>
          <table:table-cell office:value-type="string">
            <text:p>surface water (ENVO:2042)</text:p>
          </table:table-cell>
          <table:table-cell office:value-type="string">
            <text:p>sea water (ENVO:2149)</text:p>
          </table:table-cell>
          <table:table-cell office:value-type="string">
            <text:p>OSD72_2014-06-21_0.8m_NE08</text:p>
          </table:table-cell>
          <table:table-cell office:value-type="string">
            <text:p>ERS667590</text:p>
          </table:table-cell>
          <table:table-cell office:value-type="string">
            <text:p>http://www.ebi.ac.uk/ena/data/view/ERS667590</text:p>
          </table:table-cell>
          <table:table-cell/>
          <table:table-cell office:value-type="string">
            <text:p>SAMEA3275572</text:p>
          </table:table-cell>
          <table:table-cell office:value-type="string">
            <text:p>NE08</text:p>
          </table:table-cell>
          <table:table-cell table:number-columns-repeated="7" office:value-type="string">
            <text:p>Not provided</text:p>
          </table:table-cell>
          <table:table-cell office:value-type="float" office:value="13.994">
            <text:p>13.994</text:p>
          </table:table-cell>
          <table:table-cell office:value-type="float" office:value="14.253">
            <text:p>14.253</text:p>
          </table:table-cell>
          <table:table-cell office:value-type="float" office:value="7.01">
            <text:p>7.01</text:p>
          </table:table-cell>
          <table:table-cell table:number-columns-repeated="2" office:value-type="float" office:value="0.03">
            <text:p>0.03</text:p>
          </table:table-cell>
          <table:table-cell/>
          <table:table-cell office:value-type="float" office:value="0.07">
            <text:p>0.07</text:p>
          </table:table-cell>
          <table:table-cell table:number-columns-repeated="3"/>
          <table:table-cell office:value-type="float" office:value="19.853">
            <text:p>19.853</text:p>
          </table:table-cell>
          <table:table-cell/>
          <table:table-cell office:value-type="float" office:value="9.426">
            <text:p>9.426</text:p>
          </table:table-cell>
          <table:table-cell table:number-columns-repeated="4"/>
          <table:table-cell office:value-type="float" office:value="0.06">
            <text:p>0.06</text:p>
          </table:table-cell>
          <table:table-cell office:value-type="float" office:value="5.95">
            <text:p>5.95</text:p>
          </table:table-cell>
          <table:table-cell table:number-columns-repeated="3"/>
          <table:table-cell office:value-type="string">
            <text:p>DNK</text:p>
          </table:table-cell>
          <table:table-cell office:value-type="float" office:value="2504">
            <text:p>2504</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Baltic Sea</text:p>
          </table:table-cell>
          <table:table-cell office:value-type="float" office:value="0">
            <text:p>0</text:p>
          </table:table-cell>
        </table:table-row>
        <table:table-row table:style-name="ro1">
          <table:table-cell office:value-type="float" office:value="72">
            <text:p>72</text:p>
          </table:table-cell>
          <table:table-cell office:value-type="string">
            <text:p>OSD72</text:p>
          </table:table-cell>
          <table:table-cell office:value-type="string">
            <text:p>Boknis Eck</text:p>
          </table:table-cell>
          <table:table-cell office:value-type="string">
            <text:p>Kattegat</text:p>
          </table:table-cell>
          <table:table-cell office:value-type="string">
            <text:p>http://marineregions.org/gazetteer.php?p=details&amp;id=2374</text:p>
          </table:table-cell>
          <table:table-cell office:value-type="string">
            <text:p>marine biome (ENVO:447)</text:p>
          </table:table-cell>
          <table:table-cell office:value-type="string">
            <text:p>OSD-Jun-2014</text:p>
          </table:table-cell>
          <table:table-cell office:value-type="string">
            <text:p>OSD72_20140621T0912Z</text:p>
          </table:table-cell>
          <table:table-cell office:value-type="string">
            <text:p>Bottle, Niskin 10-L</text:p>
          </table:table-cell>
          <table:table-cell office:value-type="string">
            <text:p>[OBJECTIVE: Monthly sampling at Boknis Eck began on 30 April 1957. Thus, Boknis Eck is one of the oldest - still operated - time series sites worldwide.][PLATFORM: RV Lttorina][DEVICE REPORTED: CTD with Niskin bottle rossette and single Niskin bottles (10l)][DESCRIPTION: surface seawater samples ]</text:p>
          </table:table-cell>
          <table:table-cell office:value-type="string">
            <text:p>http://store.pangaea.de/Projects/OSD_2014/OSD72_20140621T0912Z.pdf</text:p>
          </table:table-cell>
          <table:table-cell office:value-type="string">
            <text:p>UTC+01</text:p>
          </table:table-cell>
          <table:table-cell office:value-type="string">
            <text:p>21-06-2014T10:12:00</text:p>
          </table:table-cell>
          <table:table-cell table:style-name="ce1" office:value-type="date" office:date-value="2014-06-21T09:12:00">
            <text:p>06/21/14 09:12 AM</text:p>
          </table:table-cell>
          <table:table-cell office:value-type="float" office:value="54.8333">
            <text:p>54.8333</text:p>
          </table:table-cell>
          <table:table-cell office:value-type="float" office:value="10">
            <text:p>10</text:p>
          </table:table-cell>
          <table:table-cell table:style-name="ce1" office:value-type="date" office:date-value="2014-06-21T09:23:00">
            <text:p>06/21/14 09:23 AM</text:p>
          </table:table-cell>
          <table:table-cell office:value-type="float" office:value="54.8333">
            <text:p>54.8333</text:p>
          </table:table-cell>
          <table:table-cell office:value-type="float" office:value="10">
            <text:p>10</text:p>
          </table:table-cell>
          <table:table-cell office:value-type="float" office:value="0.8">
            <text:p>0.8</text:p>
          </table:table-cell>
          <table:table-cell office:value-type="string">
            <text:p>surface water (ENVO:2042)</text:p>
          </table:table-cell>
          <table:table-cell office:value-type="string">
            <text:p>sea water (ENVO:2149)</text:p>
          </table:table-cell>
          <table:table-cell office:value-type="string">
            <text:p>OSD72_2014-06-21_0.8m_NPL022</text:p>
          </table:table-cell>
          <table:table-cell office:value-type="string">
            <text:p>ERS667591</text:p>
          </table:table-cell>
          <table:table-cell office:value-type="string">
            <text:p>http://www.ebi.ac.uk/ena/data/view/ERS667591</text:p>
          </table:table-cell>
          <table:table-cell office:value-type="string">
            <text:p>ABOKL70</text:p>
          </table:table-cell>
          <table:table-cell office:value-type="string">
            <text:p>SAMEA3275573</text:p>
          </table:table-cell>
          <table:table-cell office:value-type="string">
            <text:p>NPL022</text:p>
          </table:table-cell>
          <table:table-cell table:number-columns-repeated="7" office:value-type="string">
            <text:p>Not provided</text:p>
          </table:table-cell>
          <table:table-cell office:value-type="float" office:value="13.994">
            <text:p>13.994</text:p>
          </table:table-cell>
          <table:table-cell office:value-type="float" office:value="14.253">
            <text:p>14.253</text:p>
          </table:table-cell>
          <table:table-cell office:value-type="float" office:value="7.01">
            <text:p>7.01</text:p>
          </table:table-cell>
          <table:table-cell table:number-columns-repeated="2" office:value-type="float" office:value="0.03">
            <text:p>0.03</text:p>
          </table:table-cell>
          <table:table-cell/>
          <table:table-cell office:value-type="float" office:value="0.07">
            <text:p>0.07</text:p>
          </table:table-cell>
          <table:table-cell table:number-columns-repeated="3"/>
          <table:table-cell office:value-type="float" office:value="19.853">
            <text:p>19.853</text:p>
          </table:table-cell>
          <table:table-cell/>
          <table:table-cell office:value-type="float" office:value="9.426">
            <text:p>9.426</text:p>
          </table:table-cell>
          <table:table-cell table:number-columns-repeated="4"/>
          <table:table-cell office:value-type="float" office:value="0.06">
            <text:p>0.06</text:p>
          </table:table-cell>
          <table:table-cell office:value-type="float" office:value="5.95">
            <text:p>5.95</text:p>
          </table:table-cell>
          <table:table-cell table:number-columns-repeated="3"/>
          <table:table-cell office:value-type="string">
            <text:p>DNK</text:p>
          </table:table-cell>
          <table:table-cell office:value-type="float" office:value="2504">
            <text:p>2504</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Baltic Sea</text:p>
          </table:table-cell>
          <table:table-cell office:value-type="float" office:value="0">
            <text:p>0</text:p>
          </table:table-cell>
        </table:table-row>
        <table:table-row table:style-name="ro1">
          <table:table-cell office:value-type="float" office:value="73">
            <text:p>73</text:p>
          </table:table-cell>
          <table:table-cell office:value-type="string">
            <text:p>OSD73</text:p>
          </table:table-cell>
          <table:table-cell office:value-type="string">
            <text:p>Lima Estuary</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73_20140621T1115Z</text:p>
          </table:table-cell>
          <table:table-cell office:value-type="string">
            <text:p>Bucket, plastic</text:p>
          </table:table-cell>
          <table:table-cell office:value-type="string">
            <text:p>[OBJECTIVE: Investigate Ocean Microbial Diversity][PLATFORM: None][DEVICE REPORTED: Acide Washed Bucket][DESCRIPTION: Mouth of Lima estuary_Surface Water]</text:p>
          </table:table-cell>
          <table:table-cell office:value-type="string">
            <text:p>http://store.pangaea.de/Projects/OSD_2014/OSD73_20140621T1115Z.pdf</text:p>
          </table:table-cell>
          <table:table-cell office:value-type="string">
            <text:p>UTC+00</text:p>
          </table:table-cell>
          <table:table-cell office:value-type="string">
            <text:p>21-06-2014T11:15:00</text:p>
          </table:table-cell>
          <table:table-cell table:style-name="ce1" office:value-type="date" office:date-value="2014-06-21T11:15:00">
            <text:p>06/21/14 11:15 AM</text:p>
          </table:table-cell>
          <table:table-cell office:value-type="float" office:value="41.6835">
            <text:p>41.6835</text:p>
          </table:table-cell>
          <table:table-cell office:value-type="float" office:value="-8.8341">
            <text:p>-8.8341</text:p>
          </table:table-cell>
          <table:table-cell table:style-name="ce1" office:value-type="date" office:date-value="2014-06-21T11:29:00">
            <text:p>06/21/14 11:29 AM</text:p>
          </table:table-cell>
          <table:table-cell office:value-type="float" office:value="41.6835">
            <text:p>41.6835</text:p>
          </table:table-cell>
          <table:table-cell office:value-type="float" office:value="-8.8341">
            <text:p>-8.8341</text:p>
          </table:table-cell>
          <table:table-cell office:value-type="float" office:value="1">
            <text:p>1</text:p>
          </table:table-cell>
          <table:table-cell office:value-type="string">
            <text:p>surface water (ENVO:2042)</text:p>
          </table:table-cell>
          <table:table-cell office:value-type="string">
            <text:p>coastal sea water (ENVO:2150)</text:p>
          </table:table-cell>
          <table:table-cell office:value-type="string">
            <text:p>OSD73_2014-06-21_1m_NPL022</text:p>
          </table:table-cell>
          <table:table-cell office:value-type="string">
            <text:p>ERS667589</text:p>
          </table:table-cell>
          <table:table-cell office:value-type="string">
            <text:p>http://www.ebi.ac.uk/ena/data/view/ERS667589</text:p>
          </table:table-cell>
          <table:table-cell office:value-type="string">
            <text:p>ABOKL69</text:p>
          </table:table-cell>
          <table:table-cell office:value-type="string">
            <text:p>SAMEA3275571</text:p>
          </table:table-cell>
          <table:table-cell office:value-type="string">
            <text:p>NPL022</text:p>
          </table:table-cell>
          <table:table-cell table:number-columns-repeated="7" office:value-type="string">
            <text:p>Not provided</text:p>
          </table:table-cell>
          <table:table-cell office:value-type="float" office:value="18.4">
            <text:p>18.4</text:p>
          </table:table-cell>
          <table:table-cell office:value-type="float" office:value="32.3">
            <text:p>32.3</text:p>
          </table:table-cell>
          <table:table-cell office:value-type="float" office:value="8.25">
            <text:p>8.25</text:p>
          </table:table-cell>
          <table:table-cell office:value-type="float" office:value="3.52">
            <text:p>3.52</text:p>
          </table:table-cell>
          <table:table-cell office:value-type="float" office:value="12.16">
            <text:p>12.16</text:p>
          </table:table-cell>
          <table:table-cell office:value-type="float" office:value="6830">
            <text:p>6830</text:p>
          </table:table-cell>
          <table:table-cell office:value-type="float" office:value="0">
            <text:p>0</text:p>
          </table:table-cell>
          <table:table-cell table:number-columns-repeated="5"/>
          <table:table-cell office:value-type="float" office:value="8.03">
            <text:p>8.03</text:p>
          </table:table-cell>
          <table:table-cell table:number-columns-repeated="4"/>
          <table:table-cell office:value-type="float" office:value="1.38">
            <text:p>1.38</text:p>
          </table:table-cell>
          <table:table-cell office:value-type="float" office:value="12.08">
            <text:p>12.08</text:p>
          </table:table-cell>
          <table:table-cell table:number-columns-repeated="3"/>
          <table:table-cell office:value-type="string">
            <text:p>PRT</text:p>
          </table:table-cell>
          <table:table-cell office:value-type="float" office:value="315">
            <text:p>315</text:p>
          </table:table-cell>
          <table:table-cell office:value-type="string">
            <text:p>CNRY</text:p>
          </table:table-cell>
          <table:table-cell office:value-type="string">
            <text:p>Coastal - Canary Coastal Province (EACB)</text:p>
          </table:table-cell>
          <table:table-cell office:value-type="float" office:value="0.014834142">
            <text:p>0.014834142</text:p>
          </table:table-cell>
          <table:table-cell office:value-type="string">
            <text:p>Iberian Coastal</text:p>
          </table:table-cell>
          <table:table-cell office:value-type="float" office:value="79">
            <text:p>79</text:p>
          </table:table-cell>
        </table:table-row>
        <table:table-row table:style-name="ro1">
          <table:table-cell office:value-type="float" office:value="74">
            <text:p>74</text:p>
          </table:table-cell>
          <table:table-cell office:value-type="string">
            <text:p>OSD74</text:p>
          </table:table-cell>
          <table:table-cell office:value-type="string">
            <text:p>Douro Estuary</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74_20140621T1115Z</text:p>
          </table:table-cell>
          <table:table-cell office:value-type="string">
            <text:p>Bucket, plastic</text:p>
          </table:table-cell>
          <table:table-cell office:value-type="string">
            <text:p>[OBJECTIVE: Investigate Ocean Microbial Diversity][PLATFORM: none][DEVICE REPORTED: Acid washed bucket][DESCRIPTION: Surface Water]</text:p>
          </table:table-cell>
          <table:table-cell office:value-type="string">
            <text:p>http://store.pangaea.de/Projects/OSD_2014/OSD74_20140621T1115Z.pdf</text:p>
          </table:table-cell>
          <table:table-cell office:value-type="string">
            <text:p>UTC+00</text:p>
          </table:table-cell>
          <table:table-cell office:value-type="string">
            <text:p>21-06-2014T11:15:00</text:p>
          </table:table-cell>
          <table:table-cell table:style-name="ce1" office:value-type="date" office:date-value="2014-06-21T11:15:00">
            <text:p>06/21/14 11:15 AM</text:p>
          </table:table-cell>
          <table:table-cell office:value-type="float" office:value="41.1416">
            <text:p>41.1416</text:p>
          </table:table-cell>
          <table:table-cell office:value-type="float" office:value="-8.6668">
            <text:p>-8.6668</text:p>
          </table:table-cell>
          <table:table-cell table:style-name="ce1" office:value-type="date" office:date-value="2014-06-21T12:00:00">
            <text:p>06/21/14 12:00 PM</text:p>
          </table:table-cell>
          <table:table-cell office:value-type="float" office:value="41.1416">
            <text:p>41.1416</text:p>
          </table:table-cell>
          <table:table-cell office:value-type="float" office:value="-8.6668">
            <text:p>-8.6668</text:p>
          </table:table-cell>
          <table:table-cell office:value-type="float" office:value="1">
            <text:p>1</text:p>
          </table:table-cell>
          <table:table-cell office:value-type="string">
            <text:p>surface water (ENVO:2042)</text:p>
          </table:table-cell>
          <table:table-cell office:value-type="string">
            <text:p>coastal sea water (ENVO:2150)</text:p>
          </table:table-cell>
          <table:table-cell office:value-type="string">
            <text:p>OSD74_2014-06-21_1m_NPL022</text:p>
          </table:table-cell>
          <table:table-cell office:value-type="string">
            <text:p>ERS667588</text:p>
          </table:table-cell>
          <table:table-cell office:value-type="string">
            <text:p>http://www.ebi.ac.uk/ena/data/view/ERS667588</text:p>
          </table:table-cell>
          <table:table-cell office:value-type="string">
            <text:p>ABOKL86</text:p>
          </table:table-cell>
          <table:table-cell office:value-type="string">
            <text:p>SAMEA3275570</text:p>
          </table:table-cell>
          <table:table-cell office:value-type="string">
            <text:p>NPL022</text:p>
          </table:table-cell>
          <table:table-cell table:number-columns-repeated="7" office:value-type="string">
            <text:p>Not provided</text:p>
          </table:table-cell>
          <table:table-cell office:value-type="float" office:value="20.2">
            <text:p>20.2</text:p>
          </table:table-cell>
          <table:table-cell office:value-type="float" office:value="13.75">
            <text:p>13.75</text:p>
          </table:table-cell>
          <table:table-cell office:value-type="float" office:value="7.83">
            <text:p>7.83</text:p>
          </table:table-cell>
          <table:table-cell office:value-type="float" office:value="3.96">
            <text:p>3.96</text:p>
          </table:table-cell>
          <table:table-cell office:value-type="float" office:value="58.92">
            <text:p>58.92</text:p>
          </table:table-cell>
          <table:table-cell office:value-type="float" office:value="3000">
            <text:p>3000</text:p>
          </table:table-cell>
          <table:table-cell office:value-type="float" office:value="1.18">
            <text:p>1.18</text:p>
          </table:table-cell>
          <table:table-cell table:number-columns-repeated="5"/>
          <table:table-cell office:value-type="float" office:value="9.08">
            <text:p>9.08</text:p>
          </table:table-cell>
          <table:table-cell table:number-columns-repeated="4"/>
          <table:table-cell office:value-type="float" office:value="7.24">
            <text:p>7.24</text:p>
          </table:table-cell>
          <table:table-cell office:value-type="float" office:value="21.17">
            <text:p>21.17</text:p>
          </table:table-cell>
          <table:table-cell table:number-columns-repeated="3"/>
          <table:table-cell office:value-type="string">
            <text:p>PRT</text:p>
          </table:table-cell>
          <table:table-cell office:value-type="float" office:value="387">
            <text:p>387</text:p>
          </table:table-cell>
          <table:table-cell office:value-type="string">
            <text:p>CNRY</text:p>
          </table:table-cell>
          <table:table-cell office:value-type="string">
            <text:p>Coastal - Canary Coastal Province (EACB)</text:p>
          </table:table-cell>
          <table:table-cell office:value-type="float" office:value="0.02567392">
            <text:p>0.02567392</text:p>
          </table:table-cell>
          <table:table-cell office:value-type="string">
            <text:p>Iberian Coastal</text:p>
          </table:table-cell>
          <table:table-cell office:value-type="float" office:value="0">
            <text:p>0</text:p>
          </table:table-cell>
        </table:table-row>
        <table:table-row table:style-name="ro1">
          <table:table-cell office:value-type="float" office:value="76">
            <text:p>76</text:p>
          </table:table-cell>
          <table:table-cell office:value-type="string">
            <text:p>OSD76</text:p>
          </table:table-cell>
          <table:table-cell office:value-type="string">
            <text:p>Foglia</text:p>
          </table:table-cell>
          <table:table-cell office:value-type="string">
            <text:p>Adriatic Sea</text:p>
          </table:table-cell>
          <table:table-cell office:value-type="string">
            <text:p>http://marineregions.org/gazetteer.php?p=details&amp;id=3314</text:p>
          </table:table-cell>
          <table:table-cell/>
          <table:table-cell office:value-type="string">
            <text:p>OSD-Jun-2014</text:p>
          </table:table-cell>
          <table:table-cell office:value-type="string">
            <text:p>OSD76_20140620T0915Z</text:p>
          </table:table-cell>
          <table:table-cell office:value-type="string">
            <text:p>Bucket, plastic 10-L</text:p>
          </table:table-cell>
          <table:table-cell office:value-type="string">
            <text:p>[OBJECTIVE: Metagenomic research on seawater of the NW Adriatic Sea][PLATFORM: Athena Research <text:s/>Vessel_Urbino University_Italy][DEVICE REPORTED: tank/CTD][DESCRIPTION: Three samples]</text:p>
          </table:table-cell>
          <table:table-cell office:value-type="string">
            <text:p>http://store.pangaea.de/Projects/OSD_2014/OSD76_20140620T0915Z.pdf</text:p>
          </table:table-cell>
          <table:table-cell office:value-type="string">
            <text:p>UTC+01</text:p>
          </table:table-cell>
          <table:table-cell office:value-type="string">
            <text:p>20-06-2014T10:15:00</text:p>
          </table:table-cell>
          <table:table-cell table:style-name="ce1" office:value-type="date" office:date-value="2014-06-20T09:15:00">
            <text:p>06/20/14 09:15 AM</text:p>
          </table:table-cell>
          <table:table-cell office:value-type="float" office:value="43.9475">
            <text:p>43.9475</text:p>
          </table:table-cell>
          <table:table-cell office:value-type="float" office:value="12.935">
            <text:p>12.935</text:p>
          </table:table-cell>
          <table:table-cell table:style-name="ce1" office:value-type="date" office:date-value="2014-06-20T10:30:00">
            <text:p>06/20/14 10:30 AM</text:p>
          </table:table-cell>
          <table:table-cell office:value-type="float" office:value="43.9475">
            <text:p>43.9475</text:p>
          </table:table-cell>
          <table:table-cell office:value-type="float" office:value="12.935">
            <text:p>12.935</text:p>
          </table:table-cell>
          <table:table-cell office:value-type="float" office:value="0.5">
            <text:p>0.5</text:p>
          </table:table-cell>
          <table:table-cell table:number-columns-repeated="2"/>
          <table:table-cell office:value-type="string">
            <text:p>OSD76_2014-06-20_0.5m_NE08</text:p>
          </table:table-cell>
          <table:table-cell office:value-type="string">
            <text:p>ERS667587</text:p>
          </table:table-cell>
          <table:table-cell office:value-type="string">
            <text:p>http://www.ebi.ac.uk/ena/data/view/ERS667587</text:p>
          </table:table-cell>
          <table:table-cell office:value-type="string">
            <text:p>ABOKM84</text:p>
          </table:table-cell>
          <table:table-cell office:value-type="string">
            <text:p>SAMEA3275569</text:p>
          </table:table-cell>
          <table:table-cell office:value-type="string">
            <text:p>NE08</text:p>
          </table:table-cell>
          <table:table-cell table:number-columns-repeated="7" office:value-type="string">
            <text:p>Not provided</text:p>
          </table:table-cell>
          <table:table-cell table:number-columns-repeated="29"/>
        </table:table-row>
        <table:table-row table:style-name="ro1">
          <table:table-cell office:value-type="float" office:value="76">
            <text:p>76</text:p>
          </table:table-cell>
          <table:table-cell office:value-type="string">
            <text:p>OSD76</text:p>
          </table:table-cell>
          <table:table-cell office:value-type="string">
            <text:p>Foglia</text:p>
          </table:table-cell>
          <table:table-cell office:value-type="string">
            <text:p>Adriatic Sea</text:p>
          </table:table-cell>
          <table:table-cell office:value-type="string">
            <text:p>http://marineregions.org/gazetteer.php?p=details&amp;id=3314</text:p>
          </table:table-cell>
          <table:table-cell office:value-type="string">
            <text:p>marine biome (ENVO:447)</text:p>
          </table:table-cell>
          <table:table-cell office:value-type="string">
            <text:p>OSD-Jun-2014</text:p>
          </table:table-cell>
          <table:table-cell office:value-type="string">
            <text:p>OSD76_20140620T0915Z</text:p>
          </table:table-cell>
          <table:table-cell office:value-type="string">
            <text:p>Bucket, plastic 10-L</text:p>
          </table:table-cell>
          <table:table-cell office:value-type="string">
            <text:p>[OBJECTIVE: Metagenomic research on seawater of the NW Adriatic Sea][PLATFORM: Athena Research <text:s/>Vessel_Urbino University_Italy][DEVICE REPORTED: tank/CTD][DESCRIPTION: Three samples]</text:p>
          </table:table-cell>
          <table:table-cell office:value-type="string">
            <text:p>http://store.pangaea.de/Projects/OSD_2014/OSD76_20140620T0915Z.pdf</text:p>
          </table:table-cell>
          <table:table-cell office:value-type="string">
            <text:p>UTC+01</text:p>
          </table:table-cell>
          <table:table-cell office:value-type="string">
            <text:p>20-06-2014T10:15:00</text:p>
          </table:table-cell>
          <table:table-cell table:style-name="ce1" office:value-type="date" office:date-value="2014-06-20T09:15:00">
            <text:p>06/20/14 09:15 AM</text:p>
          </table:table-cell>
          <table:table-cell office:value-type="float" office:value="43.9475">
            <text:p>43.9475</text:p>
          </table:table-cell>
          <table:table-cell office:value-type="float" office:value="12.935">
            <text:p>12.935</text:p>
          </table:table-cell>
          <table:table-cell table:style-name="ce1" office:value-type="date" office:date-value="2014-06-20T10:30:00">
            <text:p>06/20/14 10:30 AM</text:p>
          </table:table-cell>
          <table:table-cell office:value-type="float" office:value="43.9475">
            <text:p>43.9475</text:p>
          </table:table-cell>
          <table:table-cell office:value-type="float" office:value="12.935">
            <text:p>12.935</text:p>
          </table:table-cell>
          <table:table-cell office:value-type="float" office:value="0.5">
            <text:p>0.5</text:p>
          </table:table-cell>
          <table:table-cell office:value-type="string">
            <text:p>surface water (ENVO:2042)</text:p>
          </table:table-cell>
          <table:table-cell office:value-type="string">
            <text:p>sea water (ENVO:2149)</text:p>
          </table:table-cell>
          <table:table-cell office:value-type="string">
            <text:p>OSD76_2014-06-20_0.5m_NPL022</text:p>
          </table:table-cell>
          <table:table-cell office:value-type="string">
            <text:p>ERS667586</text:p>
          </table:table-cell>
          <table:table-cell office:value-type="string">
            <text:p>http://www.ebi.ac.uk/ena/data/view/ERS667586</text:p>
          </table:table-cell>
          <table:table-cell office:value-type="string">
            <text:p>ABOKN01</text:p>
          </table:table-cell>
          <table:table-cell office:value-type="string">
            <text:p>SAMEA3275568</text:p>
          </table:table-cell>
          <table:table-cell office:value-type="string">
            <text:p>NPL022</text:p>
          </table:table-cell>
          <table:table-cell table:number-columns-repeated="7" office:value-type="string">
            <text:p>Not provided</text:p>
          </table:table-cell>
          <table:table-cell office:value-type="float" office:value="23.61">
            <text:p>23.61</text:p>
          </table:table-cell>
          <table:table-cell office:value-type="float" office:value="27.78">
            <text:p>27.78</text:p>
          </table:table-cell>
          <table:table-cell office:value-type="float" office:value="8.4">
            <text:p>8.4</text:p>
          </table:table-cell>
          <table:table-cell office:value-type="float" office:value="0.31">
            <text:p>0.31</text:p>
          </table:table-cell>
          <table:table-cell office:value-type="float" office:value="4.8">
            <text:p>4.8</text:p>
          </table:table-cell>
          <table:table-cell/>
          <table:table-cell office:value-type="float" office:value="0.08">
            <text:p>0.08</text:p>
          </table:table-cell>
          <table:table-cell/>
          <table:table-cell office:value-type="float" office:value="13205333">
            <text:p>13205333</text:p>
          </table:table-cell>
          <table:table-cell table:number-columns-repeated="7"/>
          <table:table-cell office:value-type="float" office:value="0.22">
            <text:p>0.22</text:p>
          </table:table-cell>
          <table:table-cell office:value-type="float" office:value="0.68">
            <text:p>0.68</text:p>
          </table:table-cell>
          <table:table-cell office:value-type="float" office:value="3.8">
            <text:p>3.8</text:p>
          </table:table-cell>
          <table:table-cell table:number-columns-repeated="3"/>
          <table:table-cell office:value-type="string">
            <text:p>ITA</text:p>
          </table:table-cell>
          <table:table-cell office:value-type="float" office:value="2898">
            <text:p>2898</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77">
            <text:p>77</text:p>
          </table:table-cell>
          <table:table-cell office:value-type="string">
            <text:p>OSD77</text:p>
          </table:table-cell>
          <table:table-cell office:value-type="string">
            <text:p>Metauro</text:p>
          </table:table-cell>
          <table:table-cell office:value-type="string">
            <text:p>Adriatic Sea</text:p>
          </table:table-cell>
          <table:table-cell office:value-type="string">
            <text:p>http://marineregions.org/gazetteer.php?p=details&amp;id=3314</text:p>
          </table:table-cell>
          <table:table-cell office:value-type="string">
            <text:p>marine biome (ENVO:447)</text:p>
          </table:table-cell>
          <table:table-cell office:value-type="string">
            <text:p>OSD-Jun-2014</text:p>
          </table:table-cell>
          <table:table-cell office:value-type="string">
            <text:p>OSD77_20140620T1100Z</text:p>
          </table:table-cell>
          <table:table-cell office:value-type="string">
            <text:p>Bucket, plastic 10-L</text:p>
          </table:table-cell>
          <table:table-cell office:value-type="string">
            <text:p>[OBJECTIVE: Metagenomic research on seawater of the NW Adriatic Sea][PLATFORM: Athena Research <text:s/>Vessel_Urbino University_Italy][DEVICE REPORTED: tank/CTD][DESCRIPTION: prokaryote and eukaryote protocols were performed]</text:p>
          </table:table-cell>
          <table:table-cell office:value-type="string">
            <text:p>http://store.pangaea.de/Projects/OSD_2014/OSD77_20140620T1100Z.pdf</text:p>
          </table:table-cell>
          <table:table-cell office:value-type="string">
            <text:p>UTC+01</text:p>
          </table:table-cell>
          <table:table-cell office:value-type="string">
            <text:p>20-06-2014T12:00:00</text:p>
          </table:table-cell>
          <table:table-cell table:style-name="ce1" office:value-type="date" office:date-value="2014-06-20T11:00:00">
            <text:p>06/20/14 11:00 AM</text:p>
          </table:table-cell>
          <table:table-cell office:value-type="float" office:value="43.8514">
            <text:p>43.8514</text:p>
          </table:table-cell>
          <table:table-cell office:value-type="float" office:value="13.0731">
            <text:p>13.0731</text:p>
          </table:table-cell>
          <table:table-cell table:style-name="ce1" office:value-type="date" office:date-value="2014-06-20T12:30:00">
            <text:p>06/20/14 12:30 PM</text:p>
          </table:table-cell>
          <table:table-cell office:value-type="float" office:value="43.8514">
            <text:p>43.8514</text:p>
          </table:table-cell>
          <table:table-cell office:value-type="float" office:value="13.0731">
            <text:p>13.0731</text:p>
          </table:table-cell>
          <table:table-cell office:value-type="float" office:value="0.5">
            <text:p>0.5</text:p>
          </table:table-cell>
          <table:table-cell office:value-type="string">
            <text:p>surface water (ENVO:2042)</text:p>
          </table:table-cell>
          <table:table-cell office:value-type="string">
            <text:p>sea water (ENVO:2149)</text:p>
          </table:table-cell>
          <table:table-cell office:value-type="string">
            <text:p>OSD77_2014-06-20_0.5m_NE08</text:p>
          </table:table-cell>
          <table:table-cell office:value-type="string">
            <text:p>ERS667584</text:p>
          </table:table-cell>
          <table:table-cell office:value-type="string">
            <text:p>http://www.ebi.ac.uk/ena/data/view/ERS667584</text:p>
          </table:table-cell>
          <table:table-cell office:value-type="string">
            <text:p>ABOKM87</text:p>
          </table:table-cell>
          <table:table-cell office:value-type="string">
            <text:p>SAMEA3275566</text:p>
          </table:table-cell>
          <table:table-cell office:value-type="string">
            <text:p>NE08</text:p>
          </table:table-cell>
          <table:table-cell table:number-columns-repeated="7" office:value-type="string">
            <text:p>Not provided</text:p>
          </table:table-cell>
          <table:table-cell office:value-type="float" office:value="24.1">
            <text:p>24.1</text:p>
          </table:table-cell>
          <table:table-cell office:value-type="float" office:value="26.29">
            <text:p>26.29</text:p>
          </table:table-cell>
          <table:table-cell office:value-type="float" office:value="8.5">
            <text:p>8.5</text:p>
          </table:table-cell>
          <table:table-cell office:value-type="float" office:value="0.6">
            <text:p>0.6</text:p>
          </table:table-cell>
          <table:table-cell office:value-type="float" office:value="7.4">
            <text:p>7.4</text:p>
          </table:table-cell>
          <table:table-cell/>
          <table:table-cell office:value-type="float" office:value="0.1">
            <text:p>0.1</text:p>
          </table:table-cell>
          <table:table-cell/>
          <table:table-cell office:value-type="float" office:value="540444">
            <text:p>540444</text:p>
          </table:table-cell>
          <table:table-cell table:number-columns-repeated="7"/>
          <table:table-cell office:value-type="float" office:value="0.23">
            <text:p>0.23</text:p>
          </table:table-cell>
          <table:table-cell office:value-type="float" office:value="0.76">
            <text:p>0.76</text:p>
          </table:table-cell>
          <table:table-cell office:value-type="float" office:value="4.67">
            <text:p>4.67</text:p>
          </table:table-cell>
          <table:table-cell table:number-columns-repeated="3"/>
          <table:table-cell office:value-type="string">
            <text:p>ITA</text:p>
          </table:table-cell>
          <table:table-cell office:value-type="float" office:value="2079">
            <text:p>2079</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77">
            <text:p>77</text:p>
          </table:table-cell>
          <table:table-cell office:value-type="string">
            <text:p>OSD77</text:p>
          </table:table-cell>
          <table:table-cell office:value-type="string">
            <text:p>Metauro</text:p>
          </table:table-cell>
          <table:table-cell office:value-type="string">
            <text:p>Adriatic Sea</text:p>
          </table:table-cell>
          <table:table-cell office:value-type="string">
            <text:p>http://marineregions.org/gazetteer.php?p=details&amp;id=3314</text:p>
          </table:table-cell>
          <table:table-cell office:value-type="string">
            <text:p>marine biome (ENVO:447)</text:p>
          </table:table-cell>
          <table:table-cell office:value-type="string">
            <text:p>OSD-Jun-2014</text:p>
          </table:table-cell>
          <table:table-cell office:value-type="string">
            <text:p>OSD77_20140620T1100Z</text:p>
          </table:table-cell>
          <table:table-cell office:value-type="string">
            <text:p>Bucket, plastic 10-L</text:p>
          </table:table-cell>
          <table:table-cell office:value-type="string">
            <text:p>[OBJECTIVE: Metagenomic research on seawater of the NW Adriatic Sea][PLATFORM: Athena Research <text:s/>Vessel_Urbino University_Italy][DEVICE REPORTED: tank/CTD][DESCRIPTION: prokaryote and eukaryote protocols were performed]</text:p>
          </table:table-cell>
          <table:table-cell office:value-type="string">
            <text:p>http://store.pangaea.de/Projects/OSD_2014/OSD77_20140620T1100Z.pdf</text:p>
          </table:table-cell>
          <table:table-cell office:value-type="string">
            <text:p>UTC+01</text:p>
          </table:table-cell>
          <table:table-cell office:value-type="string">
            <text:p>20-06-2014T12:00:00</text:p>
          </table:table-cell>
          <table:table-cell table:style-name="ce1" office:value-type="date" office:date-value="2014-06-20T11:00:00">
            <text:p>06/20/14 11:00 AM</text:p>
          </table:table-cell>
          <table:table-cell office:value-type="float" office:value="43.8514">
            <text:p>43.8514</text:p>
          </table:table-cell>
          <table:table-cell office:value-type="float" office:value="13.0731">
            <text:p>13.0731</text:p>
          </table:table-cell>
          <table:table-cell table:style-name="ce1" office:value-type="date" office:date-value="2014-06-20T12:30:00">
            <text:p>06/20/14 12:30 PM</text:p>
          </table:table-cell>
          <table:table-cell office:value-type="float" office:value="43.8514">
            <text:p>43.8514</text:p>
          </table:table-cell>
          <table:table-cell office:value-type="float" office:value="13.0731">
            <text:p>13.0731</text:p>
          </table:table-cell>
          <table:table-cell office:value-type="float" office:value="0.5">
            <text:p>0.5</text:p>
          </table:table-cell>
          <table:table-cell office:value-type="string">
            <text:p>surface water (ENVO:2042)</text:p>
          </table:table-cell>
          <table:table-cell office:value-type="string">
            <text:p>sea water (ENVO:2149)</text:p>
          </table:table-cell>
          <table:table-cell office:value-type="string">
            <text:p>OSD77_2014-06-20_0.5m_NPL022</text:p>
          </table:table-cell>
          <table:table-cell office:value-type="string">
            <text:p>ERS667585</text:p>
          </table:table-cell>
          <table:table-cell office:value-type="string">
            <text:p>http://www.ebi.ac.uk/ena/data/view/ERS667585</text:p>
          </table:table-cell>
          <table:table-cell office:value-type="string">
            <text:p>ABOKL98</text:p>
          </table:table-cell>
          <table:table-cell office:value-type="string">
            <text:p>SAMEA3275567</text:p>
          </table:table-cell>
          <table:table-cell office:value-type="string">
            <text:p>NPL022</text:p>
          </table:table-cell>
          <table:table-cell table:number-columns-repeated="7" office:value-type="string">
            <text:p>Not provided</text:p>
          </table:table-cell>
          <table:table-cell office:value-type="float" office:value="24.1">
            <text:p>24.1</text:p>
          </table:table-cell>
          <table:table-cell office:value-type="float" office:value="26.29">
            <text:p>26.29</text:p>
          </table:table-cell>
          <table:table-cell office:value-type="float" office:value="8.5">
            <text:p>8.5</text:p>
          </table:table-cell>
          <table:table-cell office:value-type="float" office:value="0.6">
            <text:p>0.6</text:p>
          </table:table-cell>
          <table:table-cell office:value-type="float" office:value="7.4">
            <text:p>7.4</text:p>
          </table:table-cell>
          <table:table-cell/>
          <table:table-cell office:value-type="float" office:value="0.1">
            <text:p>0.1</text:p>
          </table:table-cell>
          <table:table-cell/>
          <table:table-cell office:value-type="float" office:value="540444">
            <text:p>540444</text:p>
          </table:table-cell>
          <table:table-cell table:number-columns-repeated="7"/>
          <table:table-cell office:value-type="float" office:value="0.23">
            <text:p>0.23</text:p>
          </table:table-cell>
          <table:table-cell office:value-type="float" office:value="0.76">
            <text:p>0.76</text:p>
          </table:table-cell>
          <table:table-cell office:value-type="float" office:value="4.67">
            <text:p>4.67</text:p>
          </table:table-cell>
          <table:table-cell table:number-columns-repeated="3"/>
          <table:table-cell office:value-type="string">
            <text:p>ITA</text:p>
          </table:table-cell>
          <table:table-cell office:value-type="float" office:value="2079">
            <text:p>2079</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78">
            <text:p>78</text:p>
          </table:table-cell>
          <table:table-cell office:value-type="string">
            <text:p>OSD78</text:p>
          </table:table-cell>
          <table:table-cell office:value-type="string">
            <text:p>CONISMA</text:p>
          </table:table-cell>
          <table:table-cell office:value-type="string">
            <text:p>Adriatic Sea</text:p>
          </table:table-cell>
          <table:table-cell office:value-type="string">
            <text:p>http://marineregions.org/gazetteer.php?p=details&amp;id=3314</text:p>
          </table:table-cell>
          <table:table-cell office:value-type="string">
            <text:p>marine biome (ENVO:447)</text:p>
          </table:table-cell>
          <table:table-cell office:value-type="string">
            <text:p>OSD-Jun-2014</text:p>
          </table:table-cell>
          <table:table-cell office:value-type="string">
            <text:p>OSD78_20140621T0900Z</text:p>
          </table:table-cell>
          <table:table-cell office:value-type="string">
            <text:p>Bottle, Niskin 5-L</text:p>
          </table:table-cell>
          <table:table-cell office:value-type="string">
            <text:p>[OBJECTIVE: short abstract][PLATFORM: CONISMA - URL ANCONA][DEVICE REPORTED: 5 L Niskin bottle][DESCRIPTION: surface water sampling]</text:p>
          </table:table-cell>
          <table:table-cell office:value-type="string">
            <text:p>http://store.pangaea.de/Projects/OSD_2014/OSD78_20140621T0900Z.pdf</text:p>
          </table:table-cell>
          <table:table-cell office:value-type="string">
            <text:p>UTC+01</text:p>
          </table:table-cell>
          <table:table-cell office:value-type="string">
            <text:p>21-06-2014T10:00:00</text:p>
          </table:table-cell>
          <table:table-cell table:style-name="ce1" office:value-type="date" office:date-value="2014-06-21T09:00:00">
            <text:p>06/21/14 09:00 AM</text:p>
          </table:table-cell>
          <table:table-cell office:value-type="float" office:value="43.57">
            <text:p>43.57</text:p>
          </table:table-cell>
          <table:table-cell office:value-type="float" office:value="13.595">
            <text:p>13.595</text:p>
          </table:table-cell>
          <table:table-cell table:style-name="ce1" office:value-type="date" office:date-value="2014-06-21T09:30:00">
            <text:p>06/21/14 09:30 AM</text:p>
          </table:table-cell>
          <table:table-cell office:value-type="float" office:value="43.57">
            <text:p>43.57</text:p>
          </table:table-cell>
          <table:table-cell office:value-type="float" office:value="13.595">
            <text:p>13.595</text:p>
          </table:table-cell>
          <table:table-cell office:value-type="float" office:value="0.5">
            <text:p>0.5</text:p>
          </table:table-cell>
          <table:table-cell office:value-type="string">
            <text:p>surface water (ENVO:2042)</text:p>
          </table:table-cell>
          <table:table-cell office:value-type="string">
            <text:p>sea water (ENVO:2149)</text:p>
          </table:table-cell>
          <table:table-cell office:value-type="string">
            <text:p>OSD78_2014-06-21_0.5m_NPL022</text:p>
          </table:table-cell>
          <table:table-cell office:value-type="string">
            <text:p>ERS667583</text:p>
          </table:table-cell>
          <table:table-cell office:value-type="string">
            <text:p>http://www.ebi.ac.uk/ena/data/view/ERS667583</text:p>
          </table:table-cell>
          <table:table-cell office:value-type="string">
            <text:p>ABOKM68</text:p>
          </table:table-cell>
          <table:table-cell office:value-type="string">
            <text:p>SAMEA3275565</text:p>
          </table:table-cell>
          <table:table-cell office:value-type="string">
            <text:p>NPL022</text:p>
          </table:table-cell>
          <table:table-cell table:number-columns-repeated="7" office:value-type="string">
            <text:p>Not provided</text:p>
          </table:table-cell>
          <table:table-cell office:value-type="float" office:value="24.25">
            <text:p>24.25</text:p>
          </table:table-cell>
          <table:table-cell office:value-type="float" office:value="34.33">
            <text:p>34.33</text:p>
          </table:table-cell>
          <table:table-cell table:number-columns-repeated="20"/>
          <table:table-cell office:value-type="string">
            <text:p>ITA</text:p>
          </table:table-cell>
          <table:table-cell office:value-type="float" office:value="247">
            <text:p>247</text:p>
          </table:table-cell>
          <table:table-cell office:value-type="string">
            <text:p>MEDI</text:p>
          </table:table-cell>
          <table:table-cell office:value-type="string">
            <text:p>Westerlies - Mediterranean Sea, Black Sea Province</text:p>
          </table:table-cell>
          <table:table-cell office:value-type="float" office:value="0.002468515">
            <text:p>0.002468515</text:p>
          </table:table-cell>
          <table:table-cell office:value-type="string">
            <text:p>Mediterranean Sea</text:p>
          </table:table-cell>
          <table:table-cell office:value-type="float" office:value="47">
            <text:p>47</text:p>
          </table:table-cell>
        </table:table-row>
        <table:table-row table:style-name="ro1">
          <table:table-cell office:value-type="float" office:value="80">
            <text:p>80</text:p>
          </table:table-cell>
          <table:table-cell office:value-type="string">
            <text:p>OSD80</text:p>
          </table:table-cell>
          <table:table-cell office:value-type="string">
            <text:p>Young Sound</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80_20140621T1930Z</text:p>
          </table:table-cell>
          <table:table-cell office:value-type="string">
            <text:p>Bucket, plastic 40-L</text:p>
          </table:table-cell>
          <table:table-cell office:value-type="string">
            <text:p>[OBJECTIVE: As part of the Arctic Science partnership, the Young Sound campaign aims to investigate the physical, chemical, and biological interactions between atmosphere, sea ice, and ocean][PLATFORM: 92, ice shelf][DEVICE REPORTED: 40L bucket][DESCRIPTION: interface between sea ice and seawater formed by ice melting]</text:p>
          </table:table-cell>
          <table:table-cell office:value-type="string">
            <text:p>http://store.pangaea.de/Projects/OSD_2014/OSD80_20140621T1930Z.pdf</text:p>
          </table:table-cell>
          <table:table-cell office:value-type="string">
            <text:p>UTC-03</text:p>
          </table:table-cell>
          <table:table-cell office:value-type="string">
            <text:p>21-06-2014T16:30:00</text:p>
          </table:table-cell>
          <table:table-cell table:style-name="ce1" office:value-type="date" office:date-value="2014-06-21T19:30:00">
            <text:p>06/21/14 07:30 PM</text:p>
          </table:table-cell>
          <table:table-cell office:value-type="float" office:value="74.31">
            <text:p>74.31</text:p>
          </table:table-cell>
          <table:table-cell office:value-type="float" office:value="-20.3043">
            <text:p>-20.3043</text:p>
          </table:table-cell>
          <table:table-cell table:style-name="ce1" office:value-type="date" office:date-value="2014-06-21T20:30:00">
            <text:p>06/21/14 08:30 PM</text:p>
          </table:table-cell>
          <table:table-cell office:value-type="float" office:value="74.31">
            <text:p>74.31</text:p>
          </table:table-cell>
          <table:table-cell office:value-type="float" office:value="-20.3043">
            <text:p>-20.3043</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80_2014-06-21_0m_NPL022</text:p>
          </table:table-cell>
          <table:table-cell office:value-type="string">
            <text:p>ERS667582</text:p>
          </table:table-cell>
          <table:table-cell office:value-type="string">
            <text:p>http://www.ebi.ac.uk/ena/data/view/ERS667582</text:p>
          </table:table-cell>
          <table:table-cell office:value-type="string">
            <text:p>ABOKM07</text:p>
          </table:table-cell>
          <table:table-cell office:value-type="string">
            <text:p>SAMEA3275564</text:p>
          </table:table-cell>
          <table:table-cell office:value-type="string">
            <text:p>NPL022</text:p>
          </table:table-cell>
          <table:table-cell table:number-columns-repeated="7" office:value-type="string">
            <text:p>Not provided</text:p>
          </table:table-cell>
          <table:table-cell office:value-type="float" office:value="-0.1">
            <text:p>-0.1</text:p>
          </table:table-cell>
          <table:table-cell office:value-type="float" office:value="5">
            <text:p>5</text:p>
          </table:table-cell>
          <table:table-cell table:number-columns-repeated="20"/>
          <table:table-cell office:value-type="string">
            <text:p>GRL</text:p>
          </table:table-cell>
          <table:table-cell office:value-type="float" office:value="1666">
            <text:p>1666</text:p>
          </table:table-cell>
          <table:table-cell office:value-type="string">
            <text:p>BPLR</text:p>
          </table:table-cell>
          <table:table-cell office:value-type="string">
            <text:p>Polar - Boreal Polar Province (POLR)</text:p>
          </table:table-cell>
          <table:table-cell office:value-type="float" office:value="0">
            <text:p>0</text:p>
          </table:table-cell>
          <table:table-cell office:value-type="string">
            <text:p>Greenland Sea</text:p>
          </table:table-cell>
          <table:table-cell office:value-type="float" office:value="0">
            <text:p>0</text:p>
          </table:table-cell>
        </table:table-row>
        <table:table-row table:style-name="ro1">
          <table:table-cell office:value-type="float" office:value="80">
            <text:p>80</text:p>
          </table:table-cell>
          <table:table-cell office:value-type="string">
            <text:p>OSD80</text:p>
          </table:table-cell>
          <table:table-cell office:value-type="string">
            <text:p>Young Sound</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80_20140621T1830Z</text:p>
          </table:table-cell>
          <table:table-cell office:value-type="string">
            <text:p>Bucket, plastic 10-L</text:p>
          </table:table-cell>
          <table:table-cell office:value-type="string">
            <text:p>[OBJECTIVE: As part of the Arctic Science partnership, the Young Sound campaign aims to investigate the physical, chemical, and biological interactions between atmosphere, sea ice, and ocean][PLATFORM: 92, ice shelf][DEVICE REPORTED: peristaltic pump][DESCRIPTION: at a depth of 0.5m below landfast sea ice with a thickness of 1.5m]</text:p>
          </table:table-cell>
          <table:table-cell office:value-type="string">
            <text:p>http://store.pangaea.de/Projects/OSD_2014/OSD80_20140621T1830Z.pdf</text:p>
          </table:table-cell>
          <table:table-cell office:value-type="string">
            <text:p>UTC-03</text:p>
          </table:table-cell>
          <table:table-cell office:value-type="string">
            <text:p>21-06-2014T15:30:00</text:p>
          </table:table-cell>
          <table:table-cell table:style-name="ce1" office:value-type="date" office:date-value="2014-06-21T18:30:00">
            <text:p>06/21/14 06:30 PM</text:p>
          </table:table-cell>
          <table:table-cell office:value-type="float" office:value="74.31">
            <text:p>74.31</text:p>
          </table:table-cell>
          <table:table-cell office:value-type="float" office:value="-20.3043">
            <text:p>-20.3043</text:p>
          </table:table-cell>
          <table:table-cell table:style-name="ce1" office:value-type="date" office:date-value="2014-06-21T19:30:00">
            <text:p>06/21/14 07:30 PM</text:p>
          </table:table-cell>
          <table:table-cell office:value-type="float" office:value="74.31">
            <text:p>74.31</text:p>
          </table:table-cell>
          <table:table-cell office:value-type="float" office:value="-20.3043">
            <text:p>-20.3043</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80_2014-06-21_2m_NE08</text:p>
          </table:table-cell>
          <table:table-cell office:value-type="string">
            <text:p>ERS667581</text:p>
          </table:table-cell>
          <table:table-cell office:value-type="string">
            <text:p>http://www.ebi.ac.uk/ena/data/view/ERS667581</text:p>
          </table:table-cell>
          <table:table-cell/>
          <table:table-cell office:value-type="string">
            <text:p>SAMEA3275563</text:p>
          </table:table-cell>
          <table:table-cell office:value-type="string">
            <text:p>NE08</text:p>
          </table:table-cell>
          <table:table-cell table:number-columns-repeated="7" office:value-type="string">
            <text:p>Not provided</text:p>
          </table:table-cell>
          <table:table-cell office:value-type="float" office:value="-1.6">
            <text:p>-1.6</text:p>
          </table:table-cell>
          <table:table-cell office:value-type="float" office:value="32">
            <text:p>32</text:p>
          </table:table-cell>
          <table:table-cell table:number-columns-repeated="20"/>
          <table:table-cell office:value-type="string">
            <text:p>GRL</text:p>
          </table:table-cell>
          <table:table-cell office:value-type="float" office:value="1666">
            <text:p>1666</text:p>
          </table:table-cell>
          <table:table-cell office:value-type="string">
            <text:p>BPLR</text:p>
          </table:table-cell>
          <table:table-cell office:value-type="string">
            <text:p>Polar - Boreal Polar Province (POLR)</text:p>
          </table:table-cell>
          <table:table-cell office:value-type="float" office:value="0">
            <text:p>0</text:p>
          </table:table-cell>
          <table:table-cell office:value-type="string">
            <text:p>Greenland Sea</text:p>
          </table:table-cell>
          <table:table-cell office:value-type="float" office:value="0">
            <text:p>0</text:p>
          </table:table-cell>
        </table:table-row>
        <table:table-row table:style-name="ro1">
          <table:table-cell office:value-type="float" office:value="80">
            <text:p>80</text:p>
          </table:table-cell>
          <table:table-cell office:value-type="string">
            <text:p>OSD80</text:p>
          </table:table-cell>
          <table:table-cell office:value-type="string">
            <text:p>Young Sound</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80_20140621T1730Z</text:p>
          </table:table-cell>
          <table:table-cell office:value-type="string">
            <text:p>Bucket, plastic 10-L</text:p>
          </table:table-cell>
          <table:table-cell office:value-type="string">
            <text:p>[OBJECTIVE: As part of the Arctic Science partnership, the Young Sound campaign aims to investigate the physical, chemical, and biological interactions between atmosphere, sea ice, and ocean][PLATFORM: 92, ice shelf][DEVICE REPORTED: peristaltic pump][DESCRIPTION: at a depth of 0.5m below landfast sea ice with a thickness of 1.5m]</text:p>
          </table:table-cell>
          <table:table-cell office:value-type="string">
            <text:p>http://store.pangaea.de/Projects/OSD_2014/OSD80_20140621T1730Z.pdf</text:p>
          </table:table-cell>
          <table:table-cell office:value-type="string">
            <text:p>UTC-03</text:p>
          </table:table-cell>
          <table:table-cell office:value-type="string">
            <text:p>21-06-2014T14:30:00</text:p>
          </table:table-cell>
          <table:table-cell table:style-name="ce1" office:value-type="date" office:date-value="2014-06-21T17:30:00">
            <text:p>06/21/14 05:30 PM</text:p>
          </table:table-cell>
          <table:table-cell office:value-type="float" office:value="74.31">
            <text:p>74.31</text:p>
          </table:table-cell>
          <table:table-cell office:value-type="float" office:value="-20.3043">
            <text:p>-20.3043</text:p>
          </table:table-cell>
          <table:table-cell table:style-name="ce1" office:value-type="date" office:date-value="2014-06-21T18:30:00">
            <text:p>06/21/14 06:30 PM</text:p>
          </table:table-cell>
          <table:table-cell office:value-type="float" office:value="74.31">
            <text:p>74.31</text:p>
          </table:table-cell>
          <table:table-cell office:value-type="float" office:value="-20.3043">
            <text:p>-20.3043</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80_2014-06-21_2m_NPL022</text:p>
          </table:table-cell>
          <table:table-cell office:value-type="string">
            <text:p>ERS667580</text:p>
          </table:table-cell>
          <table:table-cell office:value-type="string">
            <text:p>http://www.ebi.ac.uk/ena/data/view/ERS667580</text:p>
          </table:table-cell>
          <table:table-cell office:value-type="string">
            <text:p>ABOKL63</text:p>
          </table:table-cell>
          <table:table-cell office:value-type="string">
            <text:p>SAMEA3275562</text:p>
          </table:table-cell>
          <table:table-cell office:value-type="string">
            <text:p>NPL022</text:p>
          </table:table-cell>
          <table:table-cell table:number-columns-repeated="7" office:value-type="string">
            <text:p>Not provided</text:p>
          </table:table-cell>
          <table:table-cell office:value-type="float" office:value="-1.6">
            <text:p>-1.6</text:p>
          </table:table-cell>
          <table:table-cell office:value-type="float" office:value="32">
            <text:p>32</text:p>
          </table:table-cell>
          <table:table-cell table:number-columns-repeated="20"/>
          <table:table-cell office:value-type="string">
            <text:p>GRL</text:p>
          </table:table-cell>
          <table:table-cell office:value-type="float" office:value="1666">
            <text:p>1666</text:p>
          </table:table-cell>
          <table:table-cell office:value-type="string">
            <text:p>BPLR</text:p>
          </table:table-cell>
          <table:table-cell office:value-type="string">
            <text:p>Polar - Boreal Polar Province (POLR)</text:p>
          </table:table-cell>
          <table:table-cell office:value-type="float" office:value="0">
            <text:p>0</text:p>
          </table:table-cell>
          <table:table-cell office:value-type="string">
            <text:p>Greenland Sea</text:p>
          </table:table-cell>
          <table:table-cell office:value-type="float" office:value="0">
            <text:p>0</text:p>
          </table:table-cell>
        </table:table-row>
        <table:table-row table:style-name="ro1">
          <table:table-cell office:value-type="float" office:value="81">
            <text:p>81</text:p>
          </table:table-cell>
          <table:table-cell office:value-type="string">
            <text:p>OSD81</text:p>
          </table:table-cell>
          <table:table-cell office:value-type="string">
            <text:p>Ria Formosa Lagoon</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81_20140621T1058Z</text:p>
          </table:table-cell>
          <table:table-cell office:value-type="string">
            <text:p>Bucket, plastic 5-L</text:p>
          </table:table-cell>
          <table:table-cell office:value-type="string">
            <text:p>[OBJECTIVE: Comparative study of microbial diversity and function in ocean (site OSD153) versus coastal lagoon (site OSD81) waters representing unique ecosystems located in southern Portugal. These samples make part of a larger research initiative that will tackle the microbial biogeography along the Portuguese coast, extending to its oceanic archipelagos (i.e. Madeira and Azores).][PLATFORM: Boat][DEVICE REPORTED: 5L Plastic water Gallons, Disinfected][DESCRIPTION: Surface water from the coastal Lagoon Ria Formosa. Five samples were taken foe amplicon and metagenomic sequencing. ]</text:p>
          </table:table-cell>
          <table:table-cell office:value-type="string">
            <text:p>http://store.pangaea.de/Projects/OSD_2014/OSD81_20140621T1058Z.pdf</text:p>
          </table:table-cell>
          <table:table-cell office:value-type="string">
            <text:p>UTC+00</text:p>
          </table:table-cell>
          <table:table-cell office:value-type="string">
            <text:p>21-06-2014T10:58:00</text:p>
          </table:table-cell>
          <table:table-cell table:style-name="ce1" office:value-type="date" office:date-value="2014-06-21T10:58:00">
            <text:p>06/21/14 10:58 AM</text:p>
          </table:table-cell>
          <table:table-cell office:value-type="float" office:value="37.005053">
            <text:p>37.005053</text:p>
          </table:table-cell>
          <table:table-cell office:value-type="float" office:value="-7.973119">
            <text:p>-7.973119</text:p>
          </table:table-cell>
          <table:table-cell table:style-name="ce1" office:value-type="date" office:date-value="2014-06-21T11:20:00">
            <text:p>06/21/14 11:20 AM</text:p>
          </table:table-cell>
          <table:table-cell office:value-type="float" office:value="37.005053">
            <text:p>37.005053</text:p>
          </table:table-cell>
          <table:table-cell office:value-type="float" office:value="-7.973119">
            <text:p>-7.973119</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81_2014-06-21_0m_NPL022</text:p>
          </table:table-cell>
          <table:table-cell office:value-type="string">
            <text:p>ERS667579</text:p>
          </table:table-cell>
          <table:table-cell office:value-type="string">
            <text:p>http://www.ebi.ac.uk/ena/data/view/ERS667579</text:p>
          </table:table-cell>
          <table:table-cell office:value-type="string">
            <text:p>ABOKL82</text:p>
          </table:table-cell>
          <table:table-cell office:value-type="string">
            <text:p>SAMEA3275561</text:p>
          </table:table-cell>
          <table:table-cell office:value-type="string">
            <text:p>NPL022</text:p>
          </table:table-cell>
          <table:table-cell table:number-columns-repeated="7" office:value-type="string">
            <text:p>Not provided</text:p>
          </table:table-cell>
          <table:table-cell office:value-type="float" office:value="22.2">
            <text:p>22.2</text:p>
          </table:table-cell>
          <table:table-cell office:value-type="float" office:value="34.3">
            <text:p>34.3</text:p>
          </table:table-cell>
          <table:table-cell office:value-type="float" office:value="7.99">
            <text:p>7.99</text:p>
          </table:table-cell>
          <table:table-cell table:number-columns-repeated="9"/>
          <table:table-cell office:value-type="float" office:value="7.86">
            <text:p>7.86</text:p>
          </table:table-cell>
          <table:table-cell table:number-columns-repeated="4"/>
          <table:table-cell office:value-type="float" office:value="1.154">
            <text:p>1.154</text:p>
          </table:table-cell>
          <table:table-cell table:number-columns-repeated="4"/>
          <table:table-cell office:value-type="string">
            <text:p>PRT</text:p>
          </table:table-cell>
          <table:table-cell office:value-type="float" office:value="407">
            <text:p>407</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Iberian Coastal</text:p>
          </table:table-cell>
          <table:table-cell office:value-type="float" office:value="0">
            <text:p>0</text:p>
          </table:table-cell>
        </table:table-row>
        <table:table-row table:style-name="ro1">
          <table:table-cell office:value-type="float" office:value="87">
            <text:p>87</text:p>
          </table:table-cell>
          <table:table-cell office:value-type="string">
            <text:p>OSD87</text:p>
          </table:table-cell>
          <table:table-cell office:value-type="string">
            <text:p>UK Shelf - North Sea</text:p>
          </table:table-cell>
          <table:table-cell office:value-type="string">
            <text:p>English Channel</text:p>
          </table:table-cell>
          <table:table-cell office:value-type="string">
            <text:p>http://marineregions.org/gazetteer.php?p=details&amp;id=2389</text:p>
          </table:table-cell>
          <table:table-cell office:value-type="string">
            <text:p>marine biome (ENVO:447)</text:p>
          </table:table-cell>
          <table:table-cell office:value-type="string">
            <text:p>OSD-Jun-2014</text:p>
          </table:table-cell>
          <table:table-cell office:value-type="string">
            <text:p>OSD87_20140621T1107Z</text:p>
          </table:table-cell>
          <table:table-cell office:value-type="string">
            <text:p>Bottle, Nalgene 5-L</text:p>
          </table:table-cell>
          <table:table-cell office:value-type="string">
            <text:p>[OBJECTIVE: Samples for OSD collected during the MCZ Data and Evidence Collection Program][PLATFORM: RV Cefas Endeavour][DEVICE REPORTED: 5l sterile nalgene bottle][DESCRIPTION: sample collected into 8 sterivex cartriges]</text:p>
          </table:table-cell>
          <table:table-cell office:value-type="string">
            <text:p>http://store.pangaea.de/Projects/OSD_2014/OSD87_20140621T1107Z.pdf</text:p>
          </table:table-cell>
          <table:table-cell office:value-type="string">
            <text:p>UTC+00</text:p>
          </table:table-cell>
          <table:table-cell office:value-type="string">
            <text:p>21-06-2014T11:07:00</text:p>
          </table:table-cell>
          <table:table-cell table:style-name="ce1" office:value-type="date" office:date-value="2014-06-21T11:07:00">
            <text:p>06/21/14 11:07 AM</text:p>
          </table:table-cell>
          <table:table-cell office:value-type="float" office:value="51.0953">
            <text:p>51.0953</text:p>
          </table:table-cell>
          <table:table-cell office:value-type="float" office:value="1.3405">
            <text:p>1.3405</text:p>
          </table:table-cell>
          <table:table-cell table:style-name="ce1" office:value-type="date" office:date-value="2014-06-21T13:45:00">
            <text:p>06/21/14 01:45 PM</text:p>
          </table:table-cell>
          <table:table-cell office:value-type="float" office:value="51.0953">
            <text:p>51.0953</text:p>
          </table:table-cell>
          <table:table-cell office:value-type="float" office:value="1.3405">
            <text:p>1.3405</text:p>
          </table:table-cell>
          <table:table-cell office:value-type="float" office:value="9">
            <text:p>9</text:p>
          </table:table-cell>
          <table:table-cell office:value-type="string">
            <text:p>marine wind mixed layer (ENVO:1000061)</text:p>
          </table:table-cell>
          <table:table-cell office:value-type="string">
            <text:p>sea water (ENVO:2149)</text:p>
          </table:table-cell>
          <table:table-cell office:value-type="string">
            <text:p>OSD87_2014-06-21_9m_NPL022</text:p>
          </table:table-cell>
          <table:table-cell office:value-type="string">
            <text:p>ERS667578</text:p>
          </table:table-cell>
          <table:table-cell office:value-type="string">
            <text:p>http://www.ebi.ac.uk/ena/data/view/ERS667578</text:p>
          </table:table-cell>
          <table:table-cell/>
          <table:table-cell office:value-type="string">
            <text:p>SAMEA3275560</text:p>
          </table:table-cell>
          <table:table-cell office:value-type="string">
            <text:p>NPL022</text:p>
          </table:table-cell>
          <table:table-cell table:number-columns-repeated="7" office:value-type="string">
            <text:p>Not provided</text:p>
          </table:table-cell>
          <table:table-cell office:value-type="float" office:value="15.86">
            <text:p>15.86</text:p>
          </table:table-cell>
          <table:table-cell office:value-type="float" office:value="35.08">
            <text:p>35.08</text:p>
          </table:table-cell>
          <table:table-cell table:number-columns-repeated="8"/>
          <table:table-cell office:value-type="float" office:value="4.39">
            <text:p>4.39</text:p>
          </table:table-cell>
          <table:table-cell table:number-columns-repeated="11"/>
          <table:table-cell office:value-type="string">
            <text:p>GBR</text:p>
          </table:table-cell>
          <table:table-cell office:value-type="float" office:value="2525">
            <text:p>2525</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Celtic-Biscay Shelf</text:p>
          </table:table-cell>
          <table:table-cell office:value-type="float" office:value="0">
            <text:p>0</text:p>
          </table:table-cell>
        </table:table-row>
        <table:table-row table:style-name="ro1">
          <table:table-cell office:value-type="float" office:value="9">
            <text:p>9</text:p>
          </table:table-cell>
          <table:table-cell office:value-type="string">
            <text:p>OSD9</text:p>
          </table:table-cell>
          <table:table-cell office:value-type="string">
            <text:p>SPOTS</text:p>
          </table:table-cell>
          <table:table-cell office:value-type="string">
            <text:p>North Pacific Ocean</text:p>
          </table:table-cell>
          <table:table-cell office:value-type="string">
            <text:p>http://marineregions.org/gazetteer.php?p=details&amp;id=1908</text:p>
          </table:table-cell>
          <table:table-cell office:value-type="string">
            <text:p>marine biome (ENVO:447)</text:p>
          </table:table-cell>
          <table:table-cell office:value-type="string">
            <text:p>OSD-Jun-2014</text:p>
          </table:table-cell>
          <table:table-cell office:value-type="string">
            <text:p>OSD9_20140618T0418Z</text:p>
          </table:table-cell>
          <table:table-cell office:value-type="string">
            <text:p>Bucket, plastic</text:p>
          </table:table-cell>
          <table:table-cell office:value-type="string">
            <text:p>[OBJECTIVE: The San Pedro Ocean Time-series station, or SPOT, is a long term study of the microbial and biogeochemical cycles in the San Pedro Basin off Southern California. Sampling for Ocean Sampling Day in June 2014 was performed at the SPOT station to maintain continuity and a broader ecological context for the solstice day. Many marine sites around the globe conducted sampling within this time frame of several days.][PLATFORM: research vessel, R/V Yellowfin][DEVICE REPORTED: 5 gallon bucket][DESCRIPTION: From the sample water, five sterivex filters and five 47mm 0.8um PC filters were collected. Volumes from 4-10L. ]</text:p>
          </table:table-cell>
          <table:table-cell office:value-type="string">
            <text:p>http://store.pangaea.de/Projects/OSD_2014/OSD9_20140618T0418Z.pdf</text:p>
          </table:table-cell>
          <table:table-cell office:value-type="string">
            <text:p>UTC-08</text:p>
          </table:table-cell>
          <table:table-cell office:value-type="string">
            <text:p>18-06-2014T20:18:00</text:p>
          </table:table-cell>
          <table:table-cell table:style-name="ce1" office:value-type="date" office:date-value="2014-06-18T04:18:00">
            <text:p>06/18/14 04:18 AM</text:p>
          </table:table-cell>
          <table:table-cell office:value-type="float" office:value="33.55">
            <text:p>33.55</text:p>
          </table:table-cell>
          <table:table-cell office:value-type="float" office:value="-118.4">
            <text:p>-118.4</text:p>
          </table:table-cell>
          <table:table-cell table:style-name="ce1" office:value-type="date" office:date-value="2014-06-18T04:27:00">
            <text:p>06/18/14 04:27 AM</text:p>
          </table:table-cell>
          <table:table-cell office:value-type="float" office:value="33.55">
            <text:p>33.55</text:p>
          </table:table-cell>
          <table:table-cell office:value-type="float" office:value="-118.4">
            <text:p>-118.4</text:p>
          </table:table-cell>
          <table:table-cell office:value-type="float" office:value="0">
            <text:p>0</text:p>
          </table:table-cell>
          <table:table-cell office:value-type="string">
            <text:p>surface water (ENVO:2042)</text:p>
          </table:table-cell>
          <table:table-cell office:value-type="string">
            <text:p>saline water (ENVO:2010)</text:p>
          </table:table-cell>
          <table:table-cell office:value-type="string">
            <text:p>OSD9_2014-06-18_0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19.2">
            <text:p>19.2</text:p>
          </table:table-cell>
          <table:table-cell office:value-type="float" office:value="33.56">
            <text:p>33.56</text:p>
          </table:table-cell>
          <table:table-cell table:number-columns-repeated="20"/>
          <table:table-cell office:value-type="string">
            <text:p>USA</text:p>
          </table:table-cell>
          <table:table-cell office:value-type="float" office:value="13383">
            <text:p>13383</text:p>
          </table:table-cell>
          <table:table-cell office:value-type="string">
            <text:p>CCAL</text:p>
          </table:table-cell>
          <table:table-cell office:value-type="string">
            <text:p>Coastal - California Upwelling Coastal Province</text:p>
          </table:table-cell>
          <table:table-cell office:value-type="float" office:value="0">
            <text:p>0</text:p>
          </table:table-cell>
          <table:table-cell office:value-type="string">
            <text:p>California Current</text:p>
          </table:table-cell>
          <table:table-cell office:value-type="float" office:value="0">
            <text:p>0</text:p>
          </table:table-cell>
        </table:table-row>
        <table:table-row table:style-name="ro1">
          <table:table-cell office:value-type="float" office:value="9">
            <text:p>9</text:p>
          </table:table-cell>
          <table:table-cell office:value-type="string">
            <text:p>OSD9</text:p>
          </table:table-cell>
          <table:table-cell office:value-type="string">
            <text:p>SPOTS</text:p>
          </table:table-cell>
          <table:table-cell office:value-type="string">
            <text:p>North Pacific Ocean</text:p>
          </table:table-cell>
          <table:table-cell office:value-type="string">
            <text:p>http://marineregions.org/gazetteer.php?p=details&amp;id=1908</text:p>
          </table:table-cell>
          <table:table-cell office:value-type="string">
            <text:p>oceanic epipelagic zone biome (ENVO:1000035)</text:p>
          </table:table-cell>
          <table:table-cell office:value-type="string">
            <text:p>OSD-Jun-2014</text:p>
          </table:table-cell>
          <table:table-cell office:value-type="string">
            <text:p>OSD9_20140618T0418Z</text:p>
          </table:table-cell>
          <table:table-cell office:value-type="string">
            <text:p>Bucket, plastic</text:p>
          </table:table-cell>
          <table:table-cell office:value-type="string">
            <text:p>[OBJECTIVE: The San Pedro Ocean Time-series station, or SPOT, is a long term study of the microbial and biogeochemical cycles in the San Pedro Basin off Southern California. Sampling for Ocean Sampling Day in June 2014 was performed at the SPOT station to maintain continuity and a broader ecological context for the solstice day. Many marine sites around the globe conducted sampling within this time frame of several days.][PLATFORM: research vessel, R/V Yellowfin][DEVICE REPORTED: 5 gallon bucket][DESCRIPTION: From the sample water, five sterivex filters and five 47mm 0.8um PC filters were collected. Volumes from 4-10L. ]</text:p>
          </table:table-cell>
          <table:table-cell office:value-type="string">
            <text:p>http://store.pangaea.de/Projects/OSD_2014/OSD9_20140618T0418Z.pdf</text:p>
          </table:table-cell>
          <table:table-cell office:value-type="string">
            <text:p>UTC-08</text:p>
          </table:table-cell>
          <table:table-cell office:value-type="string">
            <text:p>18-06-2014T20:18:00</text:p>
          </table:table-cell>
          <table:table-cell table:style-name="ce1" office:value-type="date" office:date-value="2014-06-18T04:18:00">
            <text:p>06/18/14 04:18 AM</text:p>
          </table:table-cell>
          <table:table-cell office:value-type="float" office:value="33.55">
            <text:p>33.55</text:p>
          </table:table-cell>
          <table:table-cell office:value-type="float" office:value="-118.4">
            <text:p>-118.4</text:p>
          </table:table-cell>
          <table:table-cell table:style-name="ce1" office:value-type="date" office:date-value="2014-06-18T04:27:00">
            <text:p>06/18/14 04:27 AM</text:p>
          </table:table-cell>
          <table:table-cell office:value-type="float" office:value="33.55">
            <text:p>33.55</text:p>
          </table:table-cell>
          <table:table-cell office:value-type="float" office:value="-118.4">
            <text:p>-118.4</text:p>
          </table:table-cell>
          <table:table-cell office:value-type="float" office:value="0">
            <text:p>0</text:p>
          </table:table-cell>
          <table:table-cell office:value-type="string">
            <text:p>marine wind mixed layer (ENVO:1000061)</text:p>
          </table:table-cell>
          <table:table-cell office:value-type="string">
            <text:p>sea water (ENVO:2149)</text:p>
          </table:table-cell>
          <table:table-cell office:value-type="string">
            <text:p>OSD9_2014-06-18_0m_NPL022</text:p>
          </table:table-cell>
          <table:table-cell office:value-type="string">
            <text:p>ERS667658</text:p>
          </table:table-cell>
          <table:table-cell office:value-type="string">
            <text:p>http://www.ebi.ac.uk/ena/data/view/ERS667658</text:p>
          </table:table-cell>
          <table:table-cell office:value-type="string">
            <text:p>ABOKL81</text:p>
          </table:table-cell>
          <table:table-cell office:value-type="string">
            <text:p>SAMEA3275637</text:p>
          </table:table-cell>
          <table:table-cell office:value-type="string">
            <text:p>NPL022</text:p>
          </table:table-cell>
          <table:table-cell table:number-columns-repeated="7" office:value-type="string">
            <text:p>Not provided</text:p>
          </table:table-cell>
          <table:table-cell office:value-type="float" office:value="19.2">
            <text:p>19.2</text:p>
          </table:table-cell>
          <table:table-cell office:value-type="float" office:value="33.56">
            <text:p>33.56</text:p>
          </table:table-cell>
          <table:table-cell table:number-columns-repeated="4"/>
          <table:table-cell office:value-type="float" office:value="0">
            <text:p>0</text:p>
          </table:table-cell>
          <table:table-cell/>
          <table:table-cell office:value-type="float" office:value="1269916760">
            <text:p>1269916760</text:p>
          </table:table-cell>
          <table:table-cell office:value-type="float" office:value="2058.448">
            <text:p>2058.448</text:p>
          </table:table-cell>
          <table:table-cell office:value-type="float" office:value="4.54">
            <text:p>4.54</text:p>
          </table:table-cell>
          <table:table-cell/>
          <table:table-cell office:value-type="float" office:value="222.449">
            <text:p>222.449</text:p>
          </table:table-cell>
          <table:table-cell table:number-columns-repeated="2"/>
          <table:table-cell office:value-type="float" office:value="0.00476">
            <text:p>0.00476</text:p>
          </table:table-cell>
          <table:table-cell/>
          <table:table-cell office:value-type="float" office:value="0">
            <text:p>0</text:p>
          </table:table-cell>
          <table:table-cell table:number-columns-repeated="2"/>
          <table:table-cell office:value-type="float" office:value="0.03">
            <text:p>0.03</text:p>
          </table:table-cell>
          <table:table-cell/>
          <table:table-cell office:value-type="string">
            <text:p>USA</text:p>
          </table:table-cell>
          <table:table-cell office:value-type="float" office:value="13383">
            <text:p>13383</text:p>
          </table:table-cell>
          <table:table-cell office:value-type="string">
            <text:p>CCAL</text:p>
          </table:table-cell>
          <table:table-cell office:value-type="string">
            <text:p>Coastal - California Upwelling Coastal Province</text:p>
          </table:table-cell>
          <table:table-cell office:value-type="float" office:value="0">
            <text:p>0</text:p>
          </table:table-cell>
          <table:table-cell office:value-type="string">
            <text:p>California Current</text:p>
          </table:table-cell>
          <table:table-cell office:value-type="float" office:value="0">
            <text:p>0</text:p>
          </table:table-cell>
        </table:table-row>
        <table:table-row table:style-name="ro1">
          <table:table-cell office:value-type="float" office:value="90">
            <text:p>90</text:p>
          </table:table-cell>
          <table:table-cell office:value-type="string">
            <text:p>OSD90</text:p>
          </table:table-cell>
          <table:table-cell office:value-type="string">
            <text:p>Etoliko Lagoon</text:p>
          </table:table-cell>
          <table:table-cell office:value-type="string">
            <text:p>Ionian Sea</text:p>
          </table:table-cell>
          <table:table-cell office:value-type="string">
            <text:p>http://marineregions.org/gazetteer.php?p=details&amp;id=3351</text:p>
          </table:table-cell>
          <table:table-cell office:value-type="string">
            <text:p>freshwater lake biome (ENVO:1000252)</text:p>
          </table:table-cell>
          <table:table-cell office:value-type="string">
            <text:p>OSD-Jun-2014</text:p>
          </table:table-cell>
          <table:table-cell office:value-type="string">
            <text:p>OSD90_20140621T0800Z</text:p>
          </table:table-cell>
          <table:table-cell office:value-type="string">
            <text:p>Bottle, Niskin 5-L</text:p>
          </table:table-cell>
          <table:table-cell office:value-type="string">
            <text:p>[OBJECTIVE: Dataset on microbial diversity and function from a unique environment such as Etoliko Lagoon, Greece][PLATFORM: Research Vessel][DEVICE REPORTED: 5L Niskin Bottle][DESCRIPTION: freshwater lake]</text:p>
          </table:table-cell>
          <table:table-cell office:value-type="string">
            <text:p>http://store.pangaea.de/Projects/OSD_2014/OSD90_20140621T0800Z.pdf</text:p>
          </table:table-cell>
          <table:table-cell office:value-type="string">
            <text:p>UTC+02</text:p>
          </table:table-cell>
          <table:table-cell office:value-type="string">
            <text:p>21-06-2014T10:00:00</text:p>
          </table:table-cell>
          <table:table-cell table:style-name="ce1" office:value-type="date" office:date-value="2014-06-21T08:00:00">
            <text:p>06/21/14 08:00 AM</text:p>
          </table:table-cell>
          <table:table-cell office:value-type="float" office:value="38.48435">
            <text:p>38.48435</text:p>
          </table:table-cell>
          <table:table-cell office:value-type="float" office:value="21.31689">
            <text:p>21.31689</text:p>
          </table:table-cell>
          <table:table-cell table:style-name="ce1" office:value-type="date" office:date-value="2014-06-21T11:00:00">
            <text:p>06/21/14 11:00 AM</text:p>
          </table:table-cell>
          <table:table-cell office:value-type="float" office:value="38.48435">
            <text:p>38.48435</text:p>
          </table:table-cell>
          <table:table-cell office:value-type="float" office:value="21.31689">
            <text:p>21.31689</text:p>
          </table:table-cell>
          <table:table-cell office:value-type="float" office:value="2">
            <text:p>2</text:p>
          </table:table-cell>
          <table:table-cell office:value-type="string">
            <text:p>surface water (ENVO:2042)</text:p>
          </table:table-cell>
          <table:table-cell office:value-type="string">
            <text:p>fresh water (ENVO:2011)</text:p>
          </table:table-cell>
          <table:table-cell office:value-type="string">
            <text:p>OSD90_2014-06-21_2m_NPL022</text:p>
          </table:table-cell>
          <table:table-cell office:value-type="string">
            <text:p>ERS667577</text:p>
          </table:table-cell>
          <table:table-cell office:value-type="string">
            <text:p>http://www.ebi.ac.uk/ena/data/view/ERS667577</text:p>
          </table:table-cell>
          <table:table-cell office:value-type="string">
            <text:p>ABOKM74</text:p>
          </table:table-cell>
          <table:table-cell office:value-type="string">
            <text:p>SAMEA3275559</text:p>
          </table:table-cell>
          <table:table-cell office:value-type="string">
            <text:p>NPL022</text:p>
          </table:table-cell>
          <table:table-cell table:number-columns-repeated="7" office:value-type="string">
            <text:p>Not provided</text:p>
          </table:table-cell>
          <table:table-cell office:value-type="float" office:value="26.29">
            <text:p>26.29</text:p>
          </table:table-cell>
          <table:table-cell office:value-type="float" office:value="15.09">
            <text:p>15.09</text:p>
          </table:table-cell>
          <table:table-cell office:value-type="float" office:value="8.36">
            <text:p>8.36</text:p>
          </table:table-cell>
          <table:table-cell office:value-type="float" office:value="0.0116">
            <text:p>0.0116</text:p>
          </table:table-cell>
          <table:table-cell office:value-type="float" office:value="0.016">
            <text:p>0.016</text:p>
          </table:table-cell>
          <table:table-cell/>
          <table:table-cell office:value-type="float" office:value="0.0033">
            <text:p>0.0033</text:p>
          </table:table-cell>
          <table:table-cell table:number-columns-repeated="10"/>
          <table:table-cell office:value-type="float" office:value="0.043">
            <text:p>0.043</text:p>
          </table:table-cell>
          <table:table-cell/>
          <table:table-cell office:value-type="float" office:value="0.1">
            <text:p>0.1</text:p>
          </table:table-cell>
          <table:table-cell/>
          <table:table-cell office:value-type="float" office:value="3.75">
            <text:p>3.75</text:p>
          </table:table-cell>
          <table:table-cell office:value-type="string">
            <text:p>GRC</text:p>
          </table:table-cell>
          <table:table-cell office:value-type="float" office:value="1083">
            <text:p>1083</text:p>
          </table:table-cell>
          <table:table-cell office:value-type="string">
            <text:p>MEDI</text:p>
          </table:table-cell>
          <table:table-cell office:value-type="string">
            <text:p>Westerlies - Mediterranean Sea, Black Sea Province</text:p>
          </table:table-cell>
          <table:table-cell office:value-type="float" office:value="0.065876801">
            <text:p>0.065876801</text:p>
          </table:table-cell>
          <table:table-cell office:value-type="string">
            <text:p>Mediterranean Sea</text:p>
          </table:table-cell>
          <table:table-cell office:value-type="float" office:value="0">
            <text:p>0</text:p>
          </table:table-cell>
        </table:table-row>
        <table:table-row table:style-name="ro1">
          <table:table-cell office:value-type="float" office:value="91">
            <text:p>91</text:p>
          </table:table-cell>
          <table:table-cell office:value-type="string">
            <text:p>OSD91</text:p>
          </table:table-cell>
          <table:table-cell office:value-type="string">
            <text:p>Oualidiya</text:p>
          </table:table-cell>
          <table:table-cell office:value-type="string">
            <text:p>North Atlantic Ocean</text:p>
          </table:table-cell>
          <table:table-cell office:value-type="string">
            <text:p>http://marineregions.org/gazetteer.php?p=details&amp;id=1912</text:p>
          </table:table-cell>
          <table:table-cell office:value-type="string">
            <text:p>neritic mesopelagic zone biome (ENVO:1000043)</text:p>
          </table:table-cell>
          <table:table-cell office:value-type="string">
            <text:p>OSD-Jun-2014</text:p>
          </table:table-cell>
          <table:table-cell office:value-type="string">
            <text:p>OSD91_20140621T1100Z</text:p>
          </table:table-cell>
          <table:table-cell office:value-type="string">
            <text:p>Bottle, unknown 5-L</text:p>
          </table:table-cell>
          <table:table-cell office:value-type="string">
            <text:p>[OBJECTIVE: Exploring diversity][PLATFORM: ship][DEVICE REPORTED: bottle 5L][DESCRIPTION: water samples]</text:p>
          </table:table-cell>
          <table:table-cell office:value-type="string">
            <text:p>http://store.pangaea.de/Projects/OSD_2014/OSD91_20140621T1100Z.pdf</text:p>
          </table:table-cell>
          <table:table-cell office:value-type="string">
            <text:p>UTC+00</text:p>
          </table:table-cell>
          <table:table-cell office:value-type="string">
            <text:p>21-06-2014T11:00:00</text:p>
          </table:table-cell>
          <table:table-cell table:style-name="ce1" office:value-type="date" office:date-value="2014-06-21T11:00:00">
            <text:p>06/21/14 11:00 AM</text:p>
          </table:table-cell>
          <table:table-cell office:value-type="float" office:value="32.74675">
            <text:p>32.74675</text:p>
          </table:table-cell>
          <table:table-cell office:value-type="float" office:value="-9.036667">
            <text:p>-9.036667</text:p>
          </table:table-cell>
          <table:table-cell table:style-name="ce1" office:value-type="date" office:date-value="2014-06-21T12:00:00">
            <text:p>06/21/14 12:00 PM</text:p>
          </table:table-cell>
          <table:table-cell office:value-type="float" office:value="32.74675">
            <text:p>32.74675</text:p>
          </table:table-cell>
          <table:table-cell office:value-type="float" office:value="-9.036667">
            <text:p>-9.036667</text:p>
          </table:table-cell>
          <table:table-cell office:value-type="float" office:value="2">
            <text:p>2</text:p>
          </table:table-cell>
          <table:table-cell office:value-type="string">
            <text:p>surface water (ENVO:2042)</text:p>
          </table:table-cell>
          <table:table-cell office:value-type="string">
            <text:p>coastal sea water (ENVO:2150)</text:p>
          </table:table-cell>
          <table:table-cell office:value-type="string">
            <text:p>OSD91_2014-06-21_2m_NPL022</text:p>
          </table:table-cell>
          <table:table-cell office:value-type="string">
            <text:p>ERS667576</text:p>
          </table:table-cell>
          <table:table-cell office:value-type="string">
            <text:p>http://www.ebi.ac.uk/ena/data/view/ERS667576</text:p>
          </table:table-cell>
          <table:table-cell office:value-type="string">
            <text:p>ABOKM18</text:p>
          </table:table-cell>
          <table:table-cell office:value-type="string">
            <text:p>SAMEA3275558</text:p>
          </table:table-cell>
          <table:table-cell office:value-type="string">
            <text:p>NPL022</text:p>
          </table:table-cell>
          <table:table-cell table:number-columns-repeated="7" office:value-type="string">
            <text:p>Not provided</text:p>
          </table:table-cell>
          <table:table-cell office:value-type="float" office:value="19">
            <text:p>19</text:p>
          </table:table-cell>
          <table:table-cell office:value-type="float" office:value="27.24">
            <text:p>27.24</text:p>
          </table:table-cell>
          <table:table-cell office:value-type="float" office:value="8.15">
            <text:p>8.15</text:p>
          </table:table-cell>
          <table:table-cell/>
          <table:table-cell office:value-type="float" office:value="107.93">
            <text:p>107.93</text:p>
          </table:table-cell>
          <table:table-cell/>
          <table:table-cell office:value-type="float" office:value="0.0001">
            <text:p>0.0001</text:p>
          </table:table-cell>
          <table:table-cell table:number-columns-repeated="3"/>
          <table:table-cell office:value-type="float" office:value="39600">
            <text:p>39600</text:p>
          </table:table-cell>
          <table:table-cell/>
          <table:table-cell office:value-type="float" office:value="0.7">
            <text:p>0.7</text:p>
          </table:table-cell>
          <table:table-cell table:number-columns-repeated="5"/>
          <table:table-cell office:value-type="float" office:value="0.5">
            <text:p>0.5</text:p>
          </table:table-cell>
          <table:table-cell office:value-type="float" office:value="3">
            <text:p>3</text:p>
          </table:table-cell>
          <table:table-cell table:number-columns-repeated="2"/>
          <table:table-cell office:value-type="string">
            <text:p>MAR</text:p>
          </table:table-cell>
          <table:table-cell office:value-type="float" office:value="0">
            <text:p>0</text:p>
          </table:table-cell>
          <table:table-cell office:value-type="string">
            <text:p>CNRY</text:p>
          </table:table-cell>
          <table:table-cell office:value-type="string">
            <text:p>Coastal - Canary Coastal Province (EACB)</text:p>
          </table:table-cell>
          <table:table-cell office:value-type="float" office:value="0.005750083">
            <text:p>0.005750083</text:p>
          </table:table-cell>
          <table:table-cell office:value-type="string">
            <text:p>Canary Current</text:p>
          </table:table-cell>
          <table:table-cell office:value-type="float" office:value="328">
            <text:p>328</text:p>
          </table:table-cell>
        </table:table-row>
        <table:table-row table:style-name="ro1">
          <table:table-cell office:value-type="float" office:value="92">
            <text:p>92</text:p>
          </table:table-cell>
          <table:table-cell office:value-type="string">
            <text:p>OSD92</text:p>
          </table:table-cell>
          <table:table-cell office:value-type="string">
            <text:p>Casablanca</text:p>
          </table:table-cell>
          <table:table-cell office:value-type="string">
            <text:p>North Atlantic Ocean</text:p>
          </table:table-cell>
          <table:table-cell office:value-type="string">
            <text:p>http://marineregions.org/gazetteer.php?p=details&amp;id=1912</text:p>
          </table:table-cell>
          <table:table-cell office:value-type="string">
            <text:p>neritic mesopelagic zone biome (ENVO:1000043)</text:p>
          </table:table-cell>
          <table:table-cell office:value-type="string">
            <text:p>OSD-Jun-2014</text:p>
          </table:table-cell>
          <table:table-cell office:value-type="string">
            <text:p>OSD92_20140621T1100Z</text:p>
          </table:table-cell>
          <table:table-cell office:value-type="string">
            <text:p>Bottle, unknown 5-L</text:p>
          </table:table-cell>
          <table:table-cell office:value-type="string">
            <text:p>[OBJECTIVE: Exploring diversity][PLATFORM: ship][DEVICE REPORTED: bottle 5L][DESCRIPTION: water samples]</text:p>
          </table:table-cell>
          <table:table-cell office:value-type="string">
            <text:p>http://store.pangaea.de/Projects/OSD_2014/OSD92_20140621T1100Z.pdf</text:p>
          </table:table-cell>
          <table:table-cell office:value-type="string">
            <text:p>UTC+00</text:p>
          </table:table-cell>
          <table:table-cell office:value-type="string">
            <text:p>21-06-2014T11:00:00</text:p>
          </table:table-cell>
          <table:table-cell table:style-name="ce1" office:value-type="date" office:date-value="2014-06-21T11:00:00">
            <text:p>06/21/14 11:00 AM</text:p>
          </table:table-cell>
          <table:table-cell office:value-type="float" office:value="33.583917">
            <text:p>33.583917</text:p>
          </table:table-cell>
          <table:table-cell office:value-type="float" office:value="-7.700639">
            <text:p>-7.700639</text:p>
          </table:table-cell>
          <table:table-cell table:style-name="ce1" office:value-type="date" office:date-value="2014-06-21T12:00:00">
            <text:p>06/21/14 12:00 PM</text:p>
          </table:table-cell>
          <table:table-cell office:value-type="float" office:value="33.583917">
            <text:p>33.583917</text:p>
          </table:table-cell>
          <table:table-cell office:value-type="float" office:value="-7.700639">
            <text:p>-7.700639</text:p>
          </table:table-cell>
          <table:table-cell office:value-type="float" office:value="2">
            <text:p>2</text:p>
          </table:table-cell>
          <table:table-cell office:value-type="string">
            <text:p>surface water (ENVO:2042)</text:p>
          </table:table-cell>
          <table:table-cell office:value-type="string">
            <text:p>coastal sea water (ENVO:2150)</text:p>
          </table:table-cell>
          <table:table-cell office:value-type="string">
            <text:p>OSD92_2014-06-21_2m_NPL022</text:p>
          </table:table-cell>
          <table:table-cell office:value-type="string">
            <text:p>ERS667575</text:p>
          </table:table-cell>
          <table:table-cell office:value-type="string">
            <text:p>http://www.ebi.ac.uk/ena/data/view/ERS667575</text:p>
          </table:table-cell>
          <table:table-cell office:value-type="string">
            <text:p>ABOKM67</text:p>
          </table:table-cell>
          <table:table-cell office:value-type="string">
            <text:p>SAMEA3275557</text:p>
          </table:table-cell>
          <table:table-cell office:value-type="string">
            <text:p>NPL022</text:p>
          </table:table-cell>
          <table:table-cell table:number-columns-repeated="7" office:value-type="string">
            <text:p>Not provided</text:p>
          </table:table-cell>
          <table:table-cell office:value-type="float" office:value="24">
            <text:p>24</text:p>
          </table:table-cell>
          <table:table-cell office:value-type="float" office:value="30.75">
            <text:p>30.75</text:p>
          </table:table-cell>
          <table:table-cell office:value-type="float" office:value="8.15">
            <text:p>8.15</text:p>
          </table:table-cell>
          <table:table-cell/>
          <table:table-cell office:value-type="float" office:value="105.01">
            <text:p>105.01</text:p>
          </table:table-cell>
          <table:table-cell/>
          <table:table-cell office:value-type="float" office:value="0.0001">
            <text:p>0.0001</text:p>
          </table:table-cell>
          <table:table-cell table:number-columns-repeated="3"/>
          <table:table-cell office:value-type="float" office:value="44700">
            <text:p>44700</text:p>
          </table:table-cell>
          <table:table-cell/>
          <table:table-cell office:value-type="float" office:value="0.78">
            <text:p>0.78</text:p>
          </table:table-cell>
          <table:table-cell table:number-columns-repeated="5"/>
          <table:table-cell office:value-type="float" office:value="0.5">
            <text:p>0.5</text:p>
          </table:table-cell>
          <table:table-cell office:value-type="float" office:value="3.75">
            <text:p>3.75</text:p>
          </table:table-cell>
          <table:table-cell table:number-columns-repeated="2"/>
          <table:table-cell office:value-type="string">
            <text:p>MAR</text:p>
          </table:table-cell>
          <table:table-cell office:value-type="float" office:value="0">
            <text:p>0</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Canary Current</text:p>
          </table:table-cell>
          <table:table-cell office:value-type="float" office:value="0">
            <text:p>0</text:p>
          </table:table-cell>
        </table:table-row>
        <table:table-row table:style-name="ro1">
          <table:table-cell office:value-type="float" office:value="93">
            <text:p>93</text:p>
          </table:table-cell>
          <table:table-cell office:value-type="string">
            <text:p>OSD93</text:p>
          </table:table-cell>
          <table:table-cell office:value-type="string">
            <text:p>Eljadida</text:p>
          </table:table-cell>
          <table:table-cell office:value-type="string">
            <text:p>North Atlantic Ocean</text:p>
          </table:table-cell>
          <table:table-cell office:value-type="string">
            <text:p>http://marineregions.org/gazetteer.php?p=details&amp;id=1912</text:p>
          </table:table-cell>
          <table:table-cell office:value-type="string">
            <text:p>neritic mesopelagic zone biome (ENVO:1000043)</text:p>
          </table:table-cell>
          <table:table-cell office:value-type="string">
            <text:p>OSD-Jun-2014</text:p>
          </table:table-cell>
          <table:table-cell office:value-type="string">
            <text:p>OSD93_20140621T1100Z</text:p>
          </table:table-cell>
          <table:table-cell office:value-type="string">
            <text:p>Bottle, unknown 5-L</text:p>
          </table:table-cell>
          <table:table-cell office:value-type="string">
            <text:p>[OBJECTIVE: Exploring diversity][PLATFORM: ship][DEVICE REPORTED: bottle 5L][DESCRIPTION: water samples]</text:p>
          </table:table-cell>
          <table:table-cell office:value-type="string">
            <text:p>http://store.pangaea.de/Projects/OSD_2014/OSD93_20140621T1100Z.pdf</text:p>
          </table:table-cell>
          <table:table-cell office:value-type="string">
            <text:p>UTC+00</text:p>
          </table:table-cell>
          <table:table-cell office:value-type="string">
            <text:p>21-06-2014T11:00:00</text:p>
          </table:table-cell>
          <table:table-cell table:style-name="ce1" office:value-type="date" office:date-value="2014-06-21T11:00:00">
            <text:p>06/21/14 11:00 AM</text:p>
          </table:table-cell>
          <table:table-cell office:value-type="float" office:value="33.259611">
            <text:p>33.259611</text:p>
          </table:table-cell>
          <table:table-cell office:value-type="float" office:value="-8.499222">
            <text:p>-8.499222</text:p>
          </table:table-cell>
          <table:table-cell table:style-name="ce1" office:value-type="date" office:date-value="2014-06-21T12:00:00">
            <text:p>06/21/14 12:00 PM</text:p>
          </table:table-cell>
          <table:table-cell office:value-type="float" office:value="33.259611">
            <text:p>33.259611</text:p>
          </table:table-cell>
          <table:table-cell office:value-type="float" office:value="-8.499222">
            <text:p>-8.499222</text:p>
          </table:table-cell>
          <table:table-cell office:value-type="float" office:value="2">
            <text:p>2</text:p>
          </table:table-cell>
          <table:table-cell office:value-type="string">
            <text:p>surface water (ENVO:2042)</text:p>
          </table:table-cell>
          <table:table-cell office:value-type="string">
            <text:p>coastal sea water (ENVO:2150)</text:p>
          </table:table-cell>
          <table:table-cell office:value-type="string">
            <text:p>OSD93_2014-06-21_2m_NPL022</text:p>
          </table:table-cell>
          <table:table-cell office:value-type="string">
            <text:p>ERS667574</text:p>
          </table:table-cell>
          <table:table-cell office:value-type="string">
            <text:p>http://www.ebi.ac.uk/ena/data/view/ERS667574</text:p>
          </table:table-cell>
          <table:table-cell office:value-type="string">
            <text:p>ABOKM61</text:p>
          </table:table-cell>
          <table:table-cell office:value-type="string">
            <text:p>SAMEA3275556</text:p>
          </table:table-cell>
          <table:table-cell office:value-type="string">
            <text:p>NPL022</text:p>
          </table:table-cell>
          <table:table-cell table:number-columns-repeated="7" office:value-type="string">
            <text:p>Not provided</text:p>
          </table:table-cell>
          <table:table-cell office:value-type="float" office:value="19">
            <text:p>19</text:p>
          </table:table-cell>
          <table:table-cell office:value-type="float" office:value="32.88">
            <text:p>32.88</text:p>
          </table:table-cell>
          <table:table-cell office:value-type="float" office:value="8.36">
            <text:p>8.36</text:p>
          </table:table-cell>
          <table:table-cell/>
          <table:table-cell office:value-type="float" office:value="111.76">
            <text:p>111.76</text:p>
          </table:table-cell>
          <table:table-cell/>
          <table:table-cell office:value-type="float" office:value="0.0001">
            <text:p>0.0001</text:p>
          </table:table-cell>
          <table:table-cell table:number-columns-repeated="3"/>
          <table:table-cell office:value-type="float" office:value="478000">
            <text:p>478000</text:p>
          </table:table-cell>
          <table:table-cell/>
          <table:table-cell office:value-type="float" office:value="0.78">
            <text:p>0.78</text:p>
          </table:table-cell>
          <table:table-cell table:number-columns-repeated="5"/>
          <table:table-cell office:value-type="float" office:value="0.5">
            <text:p>0.5</text:p>
          </table:table-cell>
          <table:table-cell office:value-type="float" office:value="8.61">
            <text:p>8.61</text:p>
          </table:table-cell>
          <table:table-cell table:number-columns-repeated="2"/>
          <table:table-cell office:value-type="string">
            <text:p>MAR</text:p>
          </table:table-cell>
          <table:table-cell office:value-type="float" office:value="49">
            <text:p>49</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Canary Current</text:p>
          </table:table-cell>
          <table:table-cell office:value-type="float" office:value="0">
            <text:p>0</text:p>
          </table:table-cell>
        </table:table-row>
        <table:table-row table:style-name="ro1">
          <table:table-cell office:value-type="float" office:value="94">
            <text:p>94</text:p>
          </table:table-cell>
          <table:table-cell office:value-type="string">
            <text:p>OSD94</text:p>
          </table:table-cell>
          <table:table-cell office:value-type="string">
            <text:p>Saidia Marina</text:p>
          </table:table-cell>
          <table:table-cell office:value-type="string">
            <text:p>Alboran Sea</text:p>
          </table:table-cell>
          <table:table-cell office:value-type="string">
            <text:p>http://marineregions.org/gazetteer.php?p=details&amp;id=3324</text:p>
          </table:table-cell>
          <table:table-cell office:value-type="string">
            <text:p>mediterranean sea biome (ENVO:1000047)</text:p>
          </table:table-cell>
          <table:table-cell office:value-type="string">
            <text:p>OSD-Jun-2014</text:p>
          </table:table-cell>
          <table:table-cell office:value-type="string">
            <text:p>OSD94_20140621T0930Z</text:p>
          </table:table-cell>
          <table:table-cell office:value-type="string">
            <text:p>Bottle, unknown 5-L</text:p>
          </table:table-cell>
          <table:table-cell office:value-type="string">
            <text:p>[OBJECTIVE: exploring diversity][PLATFORM: ship][DEVICE REPORTED: bottle 5L][DESCRIPTION: water samples]</text:p>
          </table:table-cell>
          <table:table-cell office:value-type="string">
            <text:p>http://store.pangaea.de/Projects/OSD_2014/OSD94_20140621T0930Z.pdf</text:p>
          </table:table-cell>
          <table:table-cell office:value-type="string">
            <text:p>UTC+01</text:p>
          </table:table-cell>
          <table:table-cell office:value-type="string">
            <text:p>21-06-2014T10:30:00</text:p>
          </table:table-cell>
          <table:table-cell table:style-name="ce1" office:value-type="date" office:date-value="2014-06-21T09:30:00">
            <text:p>06/21/14 09:30 AM</text:p>
          </table:table-cell>
          <table:table-cell office:value-type="float" office:value="35.086353">
            <text:p>35.086353</text:p>
          </table:table-cell>
          <table:table-cell office:value-type="float" office:value="-2.214658">
            <text:p>-2.214658</text:p>
          </table:table-cell>
          <table:table-cell table:style-name="ce1" office:value-type="date" office:date-value="2014-06-21T10:00:00">
            <text:p>06/21/14 10:00 AM</text:p>
          </table:table-cell>
          <table:table-cell office:value-type="float" office:value="35.086353">
            <text:p>35.086353</text:p>
          </table:table-cell>
          <table:table-cell office:value-type="float" office:value="-2.214658">
            <text:p>-2.214658</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94_2014-06-21_0m_NPL022</text:p>
          </table:table-cell>
          <table:table-cell office:value-type="string">
            <text:p>ERS667573</text:p>
          </table:table-cell>
          <table:table-cell office:value-type="string">
            <text:p>http://www.ebi.ac.uk/ena/data/view/ERS667573</text:p>
          </table:table-cell>
          <table:table-cell office:value-type="string">
            <text:p>ABOKM24</text:p>
          </table:table-cell>
          <table:table-cell office:value-type="string">
            <text:p>SAMEA3275555</text:p>
          </table:table-cell>
          <table:table-cell office:value-type="string">
            <text:p>NPL022</text:p>
          </table:table-cell>
          <table:table-cell table:number-columns-repeated="7" office:value-type="string">
            <text:p>Not provided</text:p>
          </table:table-cell>
          <table:table-cell office:value-type="float" office:value="23.6">
            <text:p>23.6</text:p>
          </table:table-cell>
          <table:table-cell office:value-type="float" office:value="31">
            <text:p>31</text:p>
          </table:table-cell>
          <table:table-cell office:value-type="float" office:value="8.01">
            <text:p>8.01</text:p>
          </table:table-cell>
          <table:table-cell office:value-type="float" office:value="0.27">
            <text:p>0.27</text:p>
          </table:table-cell>
          <table:table-cell office:value-type="float" office:value="0.15">
            <text:p>0.15</text:p>
          </table:table-cell>
          <table:table-cell office:value-type="float" office:value="1">
            <text:p>1</text:p>
          </table:table-cell>
          <table:table-cell office:value-type="float" office:value="0.02">
            <text:p>0.02</text:p>
          </table:table-cell>
          <table:table-cell office:value-type="float" office:value="252">
            <text:p>252</text:p>
          </table:table-cell>
          <table:table-cell table:number-columns-repeated="2"/>
          <table:table-cell office:value-type="float" office:value="51.37">
            <text:p>51.37</text:p>
          </table:table-cell>
          <table:table-cell/>
          <table:table-cell office:value-type="float" office:value="7">
            <text:p>7</text:p>
          </table:table-cell>
          <table:table-cell table:number-columns-repeated="8"/>
          <table:table-cell office:value-type="float" office:value="0.54">
            <text:p>0.54</text:p>
          </table:table-cell>
          <table:table-cell office:value-type="string">
            <text:p>MAR</text:p>
          </table:table-cell>
          <table:table-cell office:value-type="float" office:value="0">
            <text:p>0</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95">
            <text:p>95</text:p>
          </table:table-cell>
          <table:table-cell office:value-type="string">
            <text:p>OSD95</text:p>
          </table:table-cell>
          <table:table-cell office:value-type="string">
            <text:p>Singapore Indigo_V</text:p>
          </table:table-cell>
          <table:table-cell office:value-type="string">
            <text:p>Singapore Strait</text:p>
          </table:table-cell>
          <table:table-cell office:value-type="string">
            <text:p>http://marineregions.org/gazetteer.php?p=details&amp;id=4336</text:p>
          </table:table-cell>
          <table:table-cell office:value-type="string">
            <text:p>marine biome (ENVO:447)</text:p>
          </table:table-cell>
          <table:table-cell office:value-type="string">
            <text:p>OSD-Jun-2014</text:p>
          </table:table-cell>
          <table:table-cell office:value-type="string">
            <text:p>OSD95_20140621T0825Z</text:p>
          </table:table-cell>
          <table:table-cell office:value-type="string">
            <text:p>Bucket, plastic</text:p>
          </table:table-cell>
          <table:table-cell office:value-type="string">
            <text:p>[OBJECTIVE: none][PLATFORM: none][DEVICE REPORTED: Bucket][DESCRIPTION: none]</text:p>
          </table:table-cell>
          <table:table-cell office:value-type="string">
            <text:p>http://store.pangaea.de/Projects/OSD_2014/OSD95_20140621T0825Z.pdf</text:p>
          </table:table-cell>
          <table:table-cell office:value-type="string">
            <text:p>UTC+08</text:p>
          </table:table-cell>
          <table:table-cell office:value-type="string">
            <text:p>21-06-2014T16:25:00</text:p>
          </table:table-cell>
          <table:table-cell table:style-name="ce1" office:value-type="date" office:date-value="2014-06-21T08:25:00">
            <text:p>06/21/14 08:25 AM</text:p>
          </table:table-cell>
          <table:table-cell office:value-type="float" office:value="1.2685">
            <text:p>1.2685</text:p>
          </table:table-cell>
          <table:table-cell office:value-type="float" office:value="103.9168">
            <text:p>103.9168</text:p>
          </table:table-cell>
          <table:table-cell table:style-name="ce1" office:value-type="date" office:date-value="2014-06-21T08:41:00">
            <text:p>06/21/14 08:41 AM</text:p>
          </table:table-cell>
          <table:table-cell office:value-type="float" office:value="1.2726">
            <text:p>1.2726</text:p>
          </table:table-cell>
          <table:table-cell office:value-type="float" office:value="103.9206">
            <text:p>103.9206</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95_2014-06-21_0m_NPL022</text:p>
          </table:table-cell>
          <table:table-cell office:value-type="string">
            <text:p>ERS667572</text:p>
          </table:table-cell>
          <table:table-cell office:value-type="string">
            <text:p>http://www.ebi.ac.uk/ena/data/view/ERS667572</text:p>
          </table:table-cell>
          <table:table-cell office:value-type="string">
            <text:p>ABOKM49</text:p>
          </table:table-cell>
          <table:table-cell office:value-type="string">
            <text:p>SAMEA3275554</text:p>
          </table:table-cell>
          <table:table-cell office:value-type="string">
            <text:p>NPL022</text:p>
          </table:table-cell>
          <table:table-cell table:number-columns-repeated="7" office:value-type="string">
            <text:p>Not provided</text:p>
          </table:table-cell>
          <table:table-cell office:value-type="float" office:value="31">
            <text:p>31</text:p>
          </table:table-cell>
          <table:table-cell office:value-type="float" office:value="31.03">
            <text:p>31.03</text:p>
          </table:table-cell>
          <table:table-cell office:value-type="float" office:value="7.9">
            <text:p>7.9</text:p>
          </table:table-cell>
          <table:table-cell table:number-columns-repeated="7"/>
          <table:table-cell office:value-type="float" office:value="53.3">
            <text:p>53.3</text:p>
          </table:table-cell>
          <table:table-cell/>
          <table:table-cell office:value-type="float" office:value="171">
            <text:p>171</text:p>
          </table:table-cell>
          <table:table-cell table:number-columns-repeated="9"/>
          <table:table-cell office:value-type="string">
            <text:p>SGP</text:p>
          </table:table-cell>
          <table:table-cell office:value-type="float" office:value="3040">
            <text:p>3040</text:p>
          </table:table-cell>
          <table:table-cell office:value-type="string">
            <text:p>SUND</text:p>
          </table:table-cell>
          <table:table-cell office:value-type="string">
            <text:p>Coastal - Sunda-Arafura Shelves Province</text:p>
          </table:table-cell>
          <table:table-cell office:value-type="float" office:value="0">
            <text:p>0</text:p>
          </table:table-cell>
          <table:table-cell office:value-type="string">
            <text:p>South China Sea</text:p>
          </table:table-cell>
          <table:table-cell office:value-type="float" office:value="0">
            <text:p>0</text:p>
          </table:table-cell>
        </table:table-row>
        <table:table-row table:style-name="ro1">
          <table:table-cell office:value-type="float" office:value="96">
            <text:p>96</text:p>
          </table:table-cell>
          <table:table-cell office:value-type="string">
            <text:p>OSD96</text:p>
          </table:table-cell>
          <table:table-cell office:value-type="string">
            <text:p>Sao Miguel Azores I</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96_20140621T1250Z</text:p>
          </table:table-cell>
          <table:table-cell office:value-type="string">
            <text:p>Bucket, plastic</text:p>
          </table:table-cell>
          <table:table-cell office:value-type="string">
            <text:p>[OBJECTIVE: Microbial environment characterization][PLATFORM: Zephirus (zodiac)][DEVICE REPORTED: Bucket][DESCRIPTION: Seawater surface water]</text:p>
          </table:table-cell>
          <table:table-cell office:value-type="string">
            <text:p>http://store.pangaea.de/Projects/OSD_2014/OSD96_20140621T1250Z.pdf</text:p>
          </table:table-cell>
          <table:table-cell office:value-type="string">
            <text:p>UTC-01</text:p>
          </table:table-cell>
          <table:table-cell office:value-type="string">
            <text:p>21-06-2014T11:50:00</text:p>
          </table:table-cell>
          <table:table-cell table:style-name="ce1" office:value-type="date" office:date-value="2014-06-21T12:50:00">
            <text:p>06/21/14 12:50 PM</text:p>
          </table:table-cell>
          <table:table-cell office:value-type="float" office:value="37.4257">
            <text:p>37.4257</text:p>
          </table:table-cell>
          <table:table-cell office:value-type="float" office:value="-25.3156">
            <text:p>-25.3156</text:p>
          </table:table-cell>
          <table:table-cell table:style-name="ce1" office:value-type="date" office:date-value="2014-06-21T13:10:00">
            <text:p>06/21/14 01:10 PM</text:p>
          </table:table-cell>
          <table:table-cell office:value-type="float" office:value="37.4257">
            <text:p>37.4257</text:p>
          </table:table-cell>
          <table:table-cell office:value-type="float" office:value="-25.3156">
            <text:p>-25.3156</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96_2014-06-21_0m_NPL022</text:p>
          </table:table-cell>
          <table:table-cell office:value-type="string">
            <text:p>ERS667571</text:p>
          </table:table-cell>
          <table:table-cell office:value-type="string">
            <text:p>http://www.ebi.ac.uk/ena/data/view/ERS667571</text:p>
          </table:table-cell>
          <table:table-cell office:value-type="string">
            <text:p>ABOKM10</text:p>
          </table:table-cell>
          <table:table-cell office:value-type="string">
            <text:p>SAMEA3275553</text:p>
          </table:table-cell>
          <table:table-cell office:value-type="string">
            <text:p>NPL022</text:p>
          </table:table-cell>
          <table:table-cell table:number-columns-repeated="7" office:value-type="string">
            <text:p>Not provided</text:p>
          </table:table-cell>
          <table:table-cell office:value-type="float" office:value="18.5">
            <text:p>18.5</text:p>
          </table:table-cell>
          <table:table-cell office:value-type="float" office:value="35">
            <text:p>35</text:p>
          </table:table-cell>
          <table:table-cell office:value-type="float" office:value="7.6">
            <text:p>7.6</text:p>
          </table:table-cell>
          <table:table-cell table:number-columns-repeated="7"/>
          <table:table-cell office:value-type="float" office:value="27.9">
            <text:p>27.9</text:p>
          </table:table-cell>
          <table:table-cell/>
          <table:table-cell office:value-type="float" office:value="9.02">
            <text:p>9.02</text:p>
          </table:table-cell>
          <table:table-cell table:number-columns-repeated="9"/>
          <table:table-cell office:value-type="string">
            <text:p>PRT</text:p>
          </table:table-cell>
          <table:table-cell office:value-type="float" office:value="31844">
            <text:p>31844</text:p>
          </table:table-cell>
          <table:table-cell office:value-type="string">
            <text:p>NASE</text:p>
          </table:table-cell>
          <table:table-cell office:value-type="string">
            <text:p>Westerlies - N. Atlantic Subtropical Gyral Province (East) (STGE)</text:p>
          </table:table-cell>
          <table:table-cell office:value-type="float" office:value="0">
            <text:p>0</text:p>
          </table:table-cell>
          <table:table-cell table:number-columns-repeated="2"/>
        </table:table-row>
        <table:table-row table:style-name="ro1">
          <table:table-cell office:value-type="float" office:value="97">
            <text:p>97</text:p>
          </table:table-cell>
          <table:table-cell office:value-type="string">
            <text:p>OSD97</text:p>
          </table:table-cell>
          <table:table-cell office:value-type="string">
            <text:p>Faial Azores</text:p>
          </table:table-cell>
          <table:table-cell office:value-type="string">
            <text:p>North Atlantic Ocean</text:p>
          </table:table-cell>
          <table:table-cell office:value-type="string">
            <text:p>http://marineregions.org/gazetteer.php?p=details&amp;id=1912</text:p>
          </table:table-cell>
          <table:table-cell office:value-type="string">
            <text:p>oceanic epipelagic zone biome (ENVO:1000035)</text:p>
          </table:table-cell>
          <table:table-cell office:value-type="string">
            <text:p>OSD-Jun-2014</text:p>
          </table:table-cell>
          <table:table-cell office:value-type="string">
            <text:p>OSD97_20140621T1235Z</text:p>
          </table:table-cell>
          <table:table-cell office:value-type="string">
            <text:p>Bucket, plastic</text:p>
          </table:table-cell>
          <table:table-cell office:value-type="string">
            <text:p>[OBJECTIVE: Water sampling for surface microbial community characterization in Faial-Pico channel, a highly dynamic region influenced by tides charactherized by semidiurnal periodocity with maximum values during falling sea level. SST varies from 16C (winter/spring months) to 24C (summer/autumn months) with 0,1mg/m3 Chla (summer /autumn months) to about 2mg/m3 (winter/spring months)][PLATFORM: Semi-Inflatable Vessel Pintado][DEVICE REPORTED: bucket][DESCRIPTION: 30 L collected]</text:p>
          </table:table-cell>
          <table:table-cell office:value-type="string">
            <text:p>http://store.pangaea.de/Projects/OSD_2014/OSD97_20140621T1235Z.pdf</text:p>
          </table:table-cell>
          <table:table-cell office:value-type="string">
            <text:p>UTC-01</text:p>
          </table:table-cell>
          <table:table-cell office:value-type="string">
            <text:p>21-06-2014T11:35:00</text:p>
          </table:table-cell>
          <table:table-cell table:style-name="ce1" office:value-type="date" office:date-value="2014-06-21T12:35:00">
            <text:p>06/21/14 12:35 PM</text:p>
          </table:table-cell>
          <table:table-cell office:value-type="float" office:value="38.5297">
            <text:p>38.5297</text:p>
          </table:table-cell>
          <table:table-cell office:value-type="float" office:value="-28.601778">
            <text:p>-28.601778</text:p>
          </table:table-cell>
          <table:table-cell table:style-name="ce1" office:value-type="date" office:date-value="2014-06-21T13:18:00">
            <text:p>06/21/14 01:18 PM</text:p>
          </table:table-cell>
          <table:table-cell office:value-type="float" office:value="38.5297">
            <text:p>38.5297</text:p>
          </table:table-cell>
          <table:table-cell office:value-type="float" office:value="-28.601778">
            <text:p>-28.601778</text:p>
          </table:table-cell>
          <table:table-cell office:value-type="float" office:value="0.5">
            <text:p>0.5</text:p>
          </table:table-cell>
          <table:table-cell office:value-type="string">
            <text:p>surface water (ENVO:2042)</text:p>
          </table:table-cell>
          <table:table-cell office:value-type="string">
            <text:p>coastal sea water (ENVO:2150)</text:p>
          </table:table-cell>
          <table:table-cell office:value-type="string">
            <text:p>OSD97_2014-06-21_0.5m_NPL022</text:p>
          </table:table-cell>
          <table:table-cell office:value-type="string">
            <text:p>ERS667570</text:p>
          </table:table-cell>
          <table:table-cell office:value-type="string">
            <text:p>http://www.ebi.ac.uk/ena/data/view/ERS667570</text:p>
          </table:table-cell>
          <table:table-cell office:value-type="string">
            <text:p>ABOKM14</text:p>
          </table:table-cell>
          <table:table-cell office:value-type="string">
            <text:p>SAMEA3275552</text:p>
          </table:table-cell>
          <table:table-cell office:value-type="string">
            <text:p>NPL022</text:p>
          </table:table-cell>
          <table:table-cell table:number-columns-repeated="7" office:value-type="string">
            <text:p>Not provided</text:p>
          </table:table-cell>
          <table:table-cell office:value-type="float" office:value="16.9">
            <text:p>16.9</text:p>
          </table:table-cell>
          <table:table-cell office:value-type="float" office:value="35.6">
            <text:p>35.6</text:p>
          </table:table-cell>
          <table:table-cell office:value-type="float" office:value="8.082">
            <text:p>8.082</text:p>
          </table:table-cell>
          <table:table-cell table:number-columns-repeated="19"/>
          <table:table-cell office:value-type="string">
            <text:p>PRT</text:p>
          </table:table-cell>
          <table:table-cell office:value-type="float" office:value="1623">
            <text:p>1623</text:p>
          </table:table-cell>
          <table:table-cell office:value-type="string">
            <text:p>NASE</text:p>
          </table:table-cell>
          <table:table-cell office:value-type="string">
            <text:p>Westerlies - N. Atlantic Subtropical Gyral Province (East) (STGE)</text:p>
          </table:table-cell>
          <table:table-cell office:value-type="float" office:value="0">
            <text:p>0</text:p>
          </table:table-cell>
          <table:table-cell table:number-columns-repeated="2"/>
        </table:table-row>
        <table:table-row table:style-name="ro1">
          <table:table-cell office:value-type="float" office:value="98">
            <text:p>98</text:p>
          </table:table-cell>
          <table:table-cell office:value-type="string">
            <text:p>OSD98</text:p>
          </table:table-cell>
          <table:table-cell office:value-type="string">
            <text:p>Sao Jorge Azores</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98_20140621T1240Z</text:p>
          </table:table-cell>
          <table:table-cell office:value-type="string">
            <text:p>Bucket, plastic</text:p>
          </table:table-cell>
          <table:table-cell office:value-type="string">
            <text:p>[OBJECTIVE: Water sample from dock in Urzelina for microbial community][PLATFORM: from shore][DEVICE REPORTED: bucket][DESCRIPTION: surface water]</text:p>
          </table:table-cell>
          <table:table-cell office:value-type="string">
            <text:p>http://store.pangaea.de/Projects/OSD_2014/OSD98_20140621T1240Z.pdf</text:p>
          </table:table-cell>
          <table:table-cell office:value-type="string">
            <text:p>UTC-01</text:p>
          </table:table-cell>
          <table:table-cell office:value-type="string">
            <text:p>21-06-2014T11:40:00</text:p>
          </table:table-cell>
          <table:table-cell table:style-name="ce1" office:value-type="date" office:date-value="2014-06-21T12:40:00">
            <text:p>06/21/14 12:40 PM</text:p>
          </table:table-cell>
          <table:table-cell office:value-type="float" office:value="38.64">
            <text:p>38.64</text:p>
          </table:table-cell>
          <table:table-cell office:value-type="float" office:value="-28.13">
            <text:p>-28.13</text:p>
          </table:table-cell>
          <table:table-cell table:style-name="ce1" office:value-type="date" office:date-value="2014-06-21T12:40:00">
            <text:p>06/21/14 12:40 PM</text:p>
          </table:table-cell>
          <table:table-cell office:value-type="float" office:value="38.64">
            <text:p>38.64</text:p>
          </table:table-cell>
          <table:table-cell office:value-type="float" office:value="-28.13">
            <text:p>-28.13</text:p>
          </table:table-cell>
          <table:table-cell office:value-type="float" office:value="0.5">
            <text:p>0.5</text:p>
          </table:table-cell>
          <table:table-cell office:value-type="string">
            <text:p>surface water (ENVO:2042)</text:p>
          </table:table-cell>
          <table:table-cell office:value-type="string">
            <text:p>sea water (ENVO:2149)</text:p>
          </table:table-cell>
          <table:table-cell office:value-type="string">
            <text:p>OSD98_2014-06-21_0.5m_NPL022</text:p>
          </table:table-cell>
          <table:table-cell office:value-type="string">
            <text:p>ERS667569</text:p>
          </table:table-cell>
          <table:table-cell office:value-type="string">
            <text:p>http://www.ebi.ac.uk/ena/data/view/ERS667569</text:p>
          </table:table-cell>
          <table:table-cell office:value-type="string">
            <text:p>ABOKM60</text:p>
          </table:table-cell>
          <table:table-cell office:value-type="string">
            <text:p>SAMEA3275551</text:p>
          </table:table-cell>
          <table:table-cell office:value-type="string">
            <text:p>NPL022</text:p>
          </table:table-cell>
          <table:table-cell table:number-columns-repeated="7" office:value-type="string">
            <text:p>Not provided</text:p>
          </table:table-cell>
          <table:table-cell office:value-type="float" office:value="18.7">
            <text:p>18.7</text:p>
          </table:table-cell>
          <table:table-cell office:value-type="float" office:value="35.6">
            <text:p>35.6</text:p>
          </table:table-cell>
          <table:table-cell table:number-columns-repeated="20"/>
          <table:table-cell office:value-type="string">
            <text:p>PRT</text:p>
          </table:table-cell>
          <table:table-cell office:value-type="float" office:value="179">
            <text:p>179</text:p>
          </table:table-cell>
          <table:table-cell office:value-type="string">
            <text:p>NASE</text:p>
          </table:table-cell>
          <table:table-cell office:value-type="string">
            <text:p>Westerlies - N. Atlantic Subtropical Gyral Province (East) (STGE)</text:p>
          </table:table-cell>
          <table:table-cell office:value-type="float" office:value="0.0127227">
            <text:p>0.0127227</text:p>
          </table:table-cell>
          <table:table-cell table:number-columns-repeated="2"/>
        </table:table-row>
        <table:table-row table:style-name="ro1">
          <table:table-cell office:value-type="float" office:value="99">
            <text:p>99</text:p>
          </table:table-cell>
          <table:table-cell office:value-type="string">
            <text:p>OSD99</text:p>
          </table:table-cell>
          <table:table-cell office:value-type="string">
            <text:p>C1</text:p>
          </table:table-cell>
          <table:table-cell office:value-type="string">
            <text:p>Adriatic Sea</text:p>
          </table:table-cell>
          <table:table-cell office:value-type="string">
            <text:p>http://marineregions.org/gazetteer.php?p=details&amp;id=3314</text:p>
          </table:table-cell>
          <table:table-cell office:value-type="string">
            <text:p>marine biome (ENVO:447)</text:p>
          </table:table-cell>
          <table:table-cell office:value-type="string">
            <text:p>OSD-Jun-2014</text:p>
          </table:table-cell>
          <table:table-cell office:value-type="string">
            <text:p>OSD99_20140621T1024Z</text:p>
          </table:table-cell>
          <table:table-cell office:value-type="string">
            <text:p>Bottle, Niskin 5-L</text:p>
          </table:table-cell>
          <table:table-cell office:value-type="string">
            <text:p>[OBJECTIVE: C1 is an Italian LTER site for the North Adriatic Sea (Italy). The OSD project will enrich the present time series data set with the state-of-the-art sequencing information on the microbial and eukaryotic community][PLATFORM: Research Vessel: VF RAFF 07][DEVICE REPORTED: 5 L Niskin Bottle, PAR, CTD][DESCRIPTION: We have collected a total of 100 liters of seawaters. It took ca.1 hr and the water was stored at RT in acid washed 20 L PC bottles in the dark until we have reached the laboratory. Eukaryotic Community filtered onto PC filters]</text:p>
          </table:table-cell>
          <table:table-cell office:value-type="string">
            <text:p>http://store.pangaea.de/Projects/OSD_2014/OSD99_20140621T1024Z.pdf</text:p>
          </table:table-cell>
          <table:table-cell office:value-type="string">
            <text:p>UTC+01</text:p>
          </table:table-cell>
          <table:table-cell office:value-type="string">
            <text:p>21-06-2014T11:24:00</text:p>
          </table:table-cell>
          <table:table-cell table:style-name="ce1" office:value-type="date" office:date-value="2014-06-21T10:24:00">
            <text:p>06/21/14 10:24 AM</text:p>
          </table:table-cell>
          <table:table-cell office:value-type="float" office:value="45.70092">
            <text:p>45.70092</text:p>
          </table:table-cell>
          <table:table-cell office:value-type="float" office:value="13.71003">
            <text:p>13.71003</text:p>
          </table:table-cell>
          <table:table-cell table:style-name="ce1" office:value-type="date" office:date-value="2014-06-21T11:31:00">
            <text:p>06/21/14 11:31 AM</text:p>
          </table:table-cell>
          <table:table-cell office:value-type="float" office:value="45.70092">
            <text:p>45.70092</text:p>
          </table:table-cell>
          <table:table-cell office:value-type="float" office:value="13.71003">
            <text:p>13.71003</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99_2014-06-21_1m_NE08</text:p>
          </table:table-cell>
          <table:table-cell office:value-type="string">
            <text:p>ERS667568</text:p>
          </table:table-cell>
          <table:table-cell office:value-type="string">
            <text:p>http://www.ebi.ac.uk/ena/data/view/ERS667568</text:p>
          </table:table-cell>
          <table:table-cell/>
          <table:table-cell office:value-type="string">
            <text:p>SAMEA3275550</text:p>
          </table:table-cell>
          <table:table-cell office:value-type="string">
            <text:p>NE08</text:p>
          </table:table-cell>
          <table:table-cell table:number-columns-repeated="7" office:value-type="string">
            <text:p>Not provided</text:p>
          </table:table-cell>
          <table:table-cell office:value-type="float" office:value="20.821">
            <text:p>20.821</text:p>
          </table:table-cell>
          <table:table-cell office:value-type="float" office:value="33.931">
            <text:p>33.931</text:p>
          </table:table-cell>
          <table:table-cell office:value-type="float" office:value="8.27">
            <text:p>8.27</text:p>
          </table:table-cell>
          <table:table-cell office:value-type="float" office:value="0.012">
            <text:p>0.012</text:p>
          </table:table-cell>
          <table:table-cell office:value-type="float" office:value="2.321">
            <text:p>2.321</text:p>
          </table:table-cell>
          <table:table-cell office:value-type="float" office:value="116.4">
            <text:p>116.4</text:p>
          </table:table-cell>
          <table:table-cell office:value-type="float" office:value="0.051">
            <text:p>0.051</text:p>
          </table:table-cell>
          <table:table-cell office:value-type="float" office:value="116.4417">
            <text:p>116.4417</text:p>
          </table:table-cell>
          <table:table-cell office:value-type="float" office:value="1150000">
            <text:p>1150000</text:p>
          </table:table-cell>
          <table:table-cell office:value-type="float" office:value="1432.95">
            <text:p>1432.95</text:p>
          </table:table-cell>
          <table:table-cell office:value-type="float" office:value="47.278">
            <text:p>47.278</text:p>
          </table:table-cell>
          <table:table-cell/>
          <table:table-cell office:value-type="float" office:value="208.31">
            <text:p>208.31</text:p>
          </table:table-cell>
          <table:table-cell office:value-type="float" office:value="27.81">
            <text:p>27.81</text:p>
          </table:table-cell>
          <table:table-cell office:value-type="float" office:value="10710.86">
            <text:p>10710.86</text:p>
          </table:table-cell>
          <table:table-cell office:value-type="float" office:value="9.37">
            <text:p>9.37</text:p>
          </table:table-cell>
          <table:table-cell/>
          <table:table-cell office:value-type="float" office:value="0.547">
            <text:p>0.547</text:p>
          </table:table-cell>
          <table:table-cell office:value-type="float" office:value="3.496">
            <text:p>3.496</text:p>
          </table:table-cell>
          <table:table-cell office:value-type="float" office:value="0.29">
            <text:p>0.29</text:p>
          </table:table-cell>
          <table:table-cell/>
          <table:table-cell office:value-type="float" office:value="0.49">
            <text:p>0.49</text:p>
          </table:table-cell>
          <table:table-cell office:value-type="string">
            <text:p>ITA</text:p>
          </table:table-cell>
          <table:table-cell office:value-type="float" office:value="360">
            <text:p>360</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99">
            <text:p>99</text:p>
          </table:table-cell>
          <table:table-cell office:value-type="string">
            <text:p>OSD99</text:p>
          </table:table-cell>
          <table:table-cell office:value-type="string">
            <text:p>C1</text:p>
          </table:table-cell>
          <table:table-cell office:value-type="string">
            <text:p>Adriatic Sea</text:p>
          </table:table-cell>
          <table:table-cell office:value-type="string">
            <text:p>http://marineregions.org/gazetteer.php?p=details&amp;id=3314</text:p>
          </table:table-cell>
          <table:table-cell office:value-type="string">
            <text:p>marine biome (ENVO:447)</text:p>
          </table:table-cell>
          <table:table-cell office:value-type="string">
            <text:p>OSD-Jun-2014</text:p>
          </table:table-cell>
          <table:table-cell office:value-type="string">
            <text:p>OSD99_20140621T1024Z</text:p>
          </table:table-cell>
          <table:table-cell office:value-type="string">
            <text:p>Bottle, Niskin 5-L</text:p>
          </table:table-cell>
          <table:table-cell office:value-type="string">
            <text:p>[OBJECTIVE: C1 is an Italian LTER site for the North Adriatic Sea (Italy). The OSD project will enrich the present time series data set with the state-of-the-art sequencing information on the microbial and eukaryotic community][PLATFORM: Research Vessel: VF RAFF 07][DEVICE REPORTED: 5 L Niskin Bottle, PAR, CTD][DESCRIPTION: We have collected a total of 100 liters of seawaters. It took ca.1 hr and the water was stored at RT in acid washed 20 L PC bottles in the dark until we have reached the laboratory. Eukaryotic Community filtered onto PC filters]</text:p>
          </table:table-cell>
          <table:table-cell office:value-type="string">
            <text:p>http://store.pangaea.de/Projects/OSD_2014/OSD99_20140621T1024Z.pdf</text:p>
          </table:table-cell>
          <table:table-cell office:value-type="string">
            <text:p>UTC+01</text:p>
          </table:table-cell>
          <table:table-cell office:value-type="string">
            <text:p>21-06-2014T11:24:00</text:p>
          </table:table-cell>
          <table:table-cell table:style-name="ce1" office:value-type="date" office:date-value="2014-06-21T10:24:00">
            <text:p>06/21/14 10:24 AM</text:p>
          </table:table-cell>
          <table:table-cell office:value-type="float" office:value="45.70092">
            <text:p>45.70092</text:p>
          </table:table-cell>
          <table:table-cell office:value-type="float" office:value="13.71003">
            <text:p>13.71003</text:p>
          </table:table-cell>
          <table:table-cell table:style-name="ce1" office:value-type="date" office:date-value="2014-06-21T11:31:00">
            <text:p>06/21/14 11:31 AM</text:p>
          </table:table-cell>
          <table:table-cell office:value-type="float" office:value="45.70092">
            <text:p>45.70092</text:p>
          </table:table-cell>
          <table:table-cell office:value-type="float" office:value="13.71003">
            <text:p>13.71003</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99_2014-06-21_1m_NPL022</text:p>
          </table:table-cell>
          <table:table-cell office:value-type="string">
            <text:p>ERS667567</text:p>
          </table:table-cell>
          <table:table-cell office:value-type="string">
            <text:p>http://www.ebi.ac.uk/ena/data/view/ERS667567</text:p>
          </table:table-cell>
          <table:table-cell office:value-type="string">
            <text:p>ABOKM35</text:p>
          </table:table-cell>
          <table:table-cell office:value-type="string">
            <text:p>SAMEA3275549</text:p>
          </table:table-cell>
          <table:table-cell office:value-type="string">
            <text:p>NPL022</text:p>
          </table:table-cell>
          <table:table-cell table:number-columns-repeated="7" office:value-type="string">
            <text:p>Not provided</text:p>
          </table:table-cell>
          <table:table-cell office:value-type="float" office:value="20.821">
            <text:p>20.821</text:p>
          </table:table-cell>
          <table:table-cell office:value-type="float" office:value="33.931">
            <text:p>33.931</text:p>
          </table:table-cell>
          <table:table-cell office:value-type="float" office:value="8.27">
            <text:p>8.27</text:p>
          </table:table-cell>
          <table:table-cell office:value-type="float" office:value="0.012">
            <text:p>0.012</text:p>
          </table:table-cell>
          <table:table-cell office:value-type="float" office:value="2.321">
            <text:p>2.321</text:p>
          </table:table-cell>
          <table:table-cell office:value-type="float" office:value="116.4">
            <text:p>116.4</text:p>
          </table:table-cell>
          <table:table-cell office:value-type="float" office:value="0.051">
            <text:p>0.051</text:p>
          </table:table-cell>
          <table:table-cell office:value-type="float" office:value="116.4417">
            <text:p>116.4417</text:p>
          </table:table-cell>
          <table:table-cell office:value-type="float" office:value="1150000">
            <text:p>1150000</text:p>
          </table:table-cell>
          <table:table-cell office:value-type="float" office:value="1432.95">
            <text:p>1432.95</text:p>
          </table:table-cell>
          <table:table-cell office:value-type="float" office:value="47.278">
            <text:p>47.278</text:p>
          </table:table-cell>
          <table:table-cell/>
          <table:table-cell office:value-type="float" office:value="208.31">
            <text:p>208.31</text:p>
          </table:table-cell>
          <table:table-cell office:value-type="float" office:value="27.81">
            <text:p>27.81</text:p>
          </table:table-cell>
          <table:table-cell office:value-type="float" office:value="10710.86">
            <text:p>10710.86</text:p>
          </table:table-cell>
          <table:table-cell office:value-type="float" office:value="9.37">
            <text:p>9.37</text:p>
          </table:table-cell>
          <table:table-cell/>
          <table:table-cell office:value-type="float" office:value="0.547">
            <text:p>0.547</text:p>
          </table:table-cell>
          <table:table-cell office:value-type="float" office:value="3.496">
            <text:p>3.496</text:p>
          </table:table-cell>
          <table:table-cell office:value-type="float" office:value="0.29">
            <text:p>0.29</text:p>
          </table:table-cell>
          <table:table-cell/>
          <table:table-cell office:value-type="float" office:value="0.49">
            <text:p>0.49</text:p>
          </table:table-cell>
          <table:table-cell office:value-type="string">
            <text:p>ITA</text:p>
          </table:table-cell>
          <table:table-cell office:value-type="float" office:value="360">
            <text:p>360</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
      <table:table table:name="corrections_highlighted" table:style-name="ta1">
        <office:forms form:automatic-focus="false" form:apply-design-mode="false"/>
        <table:table-column table:style-name="co2"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6" table:default-cell-style-name="Default"/>
        <table:table-column table:style-name="co2" table:default-cell-style-name="ce1"/>
        <table:table-column table:style-name="co2" table:number-columns-repeated="2" table:default-cell-style-name="Default"/>
        <table:table-column table:style-name="co2" table:default-cell-style-name="ce1"/>
        <table:table-column table:style-name="co2" table:number-columns-repeated="43" table:default-cell-style-name="Default"/>
        <table:table-column table:style-name="co9" table:default-cell-style-name="Default"/>
        <table:table-column table:style-name="co10" table:default-cell-style-name="Default"/>
        <table:table-column table:style-name="co2" table:number-columns-repeated="2" table:default-cell-style-name="Default"/>
        <table:table-row table:style-name="ro3">
          <table:table-cell office:value-type="string">
            <text:p>Site (number)</text:p>
          </table:table-cell>
          <table:table-cell office:value-type="string">
            <text:p>Site (label)</text:p>
          </table:table-cell>
          <table:table-cell office:value-type="string">
            <text:p>Locality (of OSD site)</text:p>
          </table:table-cell>
          <table:table-cell office:value-type="string">
            <text:p>Locality (IHO General Sea Areas (1953) ...)</text:p>
          </table:table-cell>
          <table:table-cell office:value-type="string">
            <text:p>URL ref</text:p>
          </table:table-cell>
          <table:table-cell office:value-type="string">
            <text:p>Biome</text:p>
          </table:table-cell>
          <table:table-cell office:value-type="string">
            <text:p>Campaign</text:p>
          </table:table-cell>
          <table:table-cell office:value-type="string">
            <text:p>Event</text:p>
          </table:table-cell>
          <table:table-cell office:value-type="string">
            <text:p>Device</text:p>
          </table:table-cell>
          <table:table-cell office:value-type="string">
            <text:p>Comment</text:p>
          </table:table-cell>
          <table:table-cell office:value-type="string">
            <text:p>URI</text:p>
          </table:table-cell>
          <table:table-cell office:value-type="string">
            <text:p>TZ</text:p>
          </table:table-cell>
          <table:table-cell office:value-type="string">
            <text:p>Local time</text:p>
          </table:table-cell>
          <table:table-cell table:style-name="Default" office:value-type="string">
            <text:p>Date/Time</text:p>
          </table:table-cell>
          <table:table-cell office:value-type="string">
            <text:p>Latitude</text:p>
          </table:table-cell>
          <table:table-cell office:value-type="string">
            <text:p>Longitude</text:p>
          </table:table-cell>
          <table:table-cell table:style-name="Default" office:value-type="string">
            <text:p>Date/Time 2</text:p>
          </table:table-cell>
          <table:table-cell office:value-type="string">
            <text:p>Latitude 2</text:p>
          </table:table-cell>
          <table:table-cell office:value-type="string">
            <text:p>Longitude 2</text:p>
          </table:table-cell>
          <table:table-cell office:value-type="string">
            <text:p>Depth water [m]</text:p>
          </table:table-cell>
          <table:table-cell office:value-type="string">
            <text:p>Environmental feature</text:p>
          </table:table-cell>
          <table:table-cell office:value-type="string">
            <text:p>Material</text:p>
          </table:table-cell>
          <table:table-cell office:value-type="string">
            <text:p>SampleID</text:p>
          </table:table-cell>
          <table:table-cell office:value-type="string">
            <text:p>Label (INSDC sample accession number(s))</text:p>
          </table:table-cell>
          <table:table-cell office:value-type="string">
            <text:p>URL file</text:p>
          </table:table-cell>
          <table:table-cell office:value-type="string">
            <text:p>Label (INSDC bioarchive accession nu...)</text:p>
          </table:table-cell>
          <table:table-cell office:value-type="string">
            <text:p>Label (INSDC biosample accession number)</text:p>
          </table:table-cell>
          <table:table-cell office:value-type="string">
            <text:p>SampleMethod (Protocol Label)</text:p>
          </table:table-cell>
          <table:table-cell office:value-type="string">
            <text:p>SampleMethod (Quantity (Litre))</text:p>
          </table:table-cell>
          <table:table-cell office:value-type="string">
            <text:p>SampleMethod (Container)</text:p>
          </table:table-cell>
          <table:table-cell office:value-type="string">
            <text:p>SampleMethod (Content)</text:p>
          </table:table-cell>
          <table:table-cell office:value-type="string">
            <text:p>SampleMethod (Size-fraction, upper threshol...)</text:p>
          </table:table-cell>
          <table:table-cell office:value-type="string">
            <text:p>SampleMethod (Size-fraction, lower threshol...)</text:p>
          </table:table-cell>
          <table:table-cell office:value-type="string">
            <text:p>SampleMethod (Treatment, chemicals)</text:p>
          </table:table-cell>
          <table:table-cell office:value-type="string">
            <text:p>SampleMethod (Treatment, storage)</text:p>
          </table:table-cell>
          <table:table-cell office:value-type="string">
            <text:p>Temp [°C]</text:p>
          </table:table-cell>
          <table:table-cell office:value-type="string">
            <text:p>Sal</text:p>
          </table:table-cell>
          <table:table-cell office:value-type="string">
            <text:p>pH</text:p>
          </table:table-cell>
          <table:table-cell office:value-type="string">
            <text:p>PO4 [µmol/l]</text:p>
          </table:table-cell>
          <table:table-cell office:value-type="string">
            <text:p>NO3 [µmol/l]</text:p>
          </table:table-cell>
          <table:table-cell office:value-type="string">
            <text:p>POC [µg/l]</text:p>
          </table:table-cell>
          <table:table-cell office:value-type="string">
            <text:p>[NO2]- [µmol/l]</text:p>
          </table:table-cell>
          <table:table-cell office:value-type="string">
            <text:p>DOC [µmol/l]</text:p>
          </table:table-cell>
          <table:table-cell office:value-type="string">
            <text:p>Plank [#/m**3] (of nano and microplankton)</text:p>
          </table:table-cell>
          <table:table-cell office:value-type="string">
            <text:p>PAR [µE/m**2/s]</text:p>
          </table:table-cell>
          <table:table-cell office:value-type="string">
            <text:p>Cond [mS/cm]</text:p>
          </table:table-cell>
          <table:table-cell office:value-type="string">
            <text:p>PP C [mg/m**3/day]</text:p>
          </table:table-cell>
          <table:table-cell office:value-type="string">
            <text:p>OXYGEN [µmol/kg]</text:p>
          </table:table-cell>
          <table:table-cell office:value-type="string">
            <text:p>PON [µmol/l]</text:p>
          </table:table-cell>
          <table:table-cell office:value-type="string">
            <text:p>Plank [#/m**3] (of meso and macroplankton)</text:p>
          </table:table-cell>
          <table:table-cell office:value-type="string">
            <text:p>Bact prod C [mg/m**3/day]</text:p>
          </table:table-cell>
          <table:table-cell office:value-type="string">
            <text:p>DON [mg/l]</text:p>
          </table:table-cell>
          <table:table-cell office:value-type="string">
            <text:p>[NH4]+ [µmol/l]</text:p>
          </table:table-cell>
          <table:table-cell office:value-type="string">
            <text:p>Si(OH)4 [µmol/l]</text:p>
          </table:table-cell>
          <table:table-cell office:value-type="string">
            <text:p>Turbidity [FTU]</text:p>
          </table:table-cell>
          <table:table-cell office:value-type="string">
            <text:p>Fluorometer [V]</text:p>
          </table:table-cell>
          <table:table-cell office:value-type="string">
            <text:p>Chl a [mg/m**3]</text:p>
          </table:table-cell>
          <table:table-cell office:value-type="string">
            <text:p>Country (closest coast (iso3 code))</text:p>
          </table:table-cell>
          <table:table-cell office:value-type="string">
            <text:p>Country (distance between site and clo...)</text:p>
          </table:table-cell>
          <table:table-cell office:value-type="string">
            <text:p>BG province (closest to sampling site (abb...)</text:p>
          </table:table-cell>
          <table:table-cell office:value-type="string">
            <text:p>BG province (closest to sampling site (des...)</text:p>
          </table:table-cell>
          <table:table-cell office:value-type="string">
            <text:p>BG province (distance between sampling sit...)</text:p>
          </table:table-cell>
          <table:table-cell office:value-type="string">
            <text:p>LME (closest to sampling site (des...)</text:p>
          </table:table-cell>
          <table:table-cell office:value-type="string">
            <text:p>LME (distance between site and the...)</text:p>
          </table:table-cell>
        </table:table-row>
        <table:table-row table:style-name="ro3">
          <table:table-cell office:value-type="float" office:value="1">
            <text:p>1</text:p>
          </table:table-cell>
          <table:table-cell office:value-type="string">
            <text:p>OSD1</text:p>
          </table:table-cell>
          <table:table-cell office:value-type="string">
            <text:p>L4</text:p>
          </table:table-cell>
          <table:table-cell office:value-type="string">
            <text:p>English Channel</text:p>
          </table:table-cell>
          <table:table-cell office:value-type="string">
            <text:p>http://marineregions.org/gazetteer.php?p=details&amp;id=2389</text:p>
          </table:table-cell>
          <table:table-cell office:value-type="string">
            <text:p>marine pelagic biome (ENVO:1000023)</text:p>
          </table:table-cell>
          <table:table-cell office:value-type="string">
            <text:p>OSD-Jun-2014</text:p>
          </table:table-cell>
          <table:table-cell office:value-type="string">
            <text:p>OSD1_20140621T1110Z</text:p>
          </table:table-cell>
          <table:table-cell office:value-type="string">
            <text:p>Bottle, Niskin 10-L</text:p>
          </table:table-cell>
          <table:table-cell office:value-type="string">
            <text:p>[OBJECTIVE: To collect surface seawater on the summer solstice day from the L4 mooring in the Western English Channel (OSD1) and to filter the water using the standardized protocol NPL022. The filters will be sent to Germany and subsequently processed and analysed for the prokariotic fraction. The results will be part of the global campaign OSD data-set which will allow the scientific community to better understand the microbial diversity and function in the light of climate change assessment. The data-set so established will be used as a reference for future studies and the base for developing biotechnologies.][PLATFORM: Research vessel - MBA SEPIA][DEVICE REPORTED: 10 L Niskin bottle][DESCRIPTION: 20 L of surface seawater (0-2m) were aliquoted and filtered through 5 sterivex cartridge filters using a peristaltic pump.]</text:p>
          </table:table-cell>
          <table:table-cell office:value-type="string">
            <text:p>http://store.pangaea.de/Projects/OSD_2014/OSD1_20140621T1110Z.pdf</text:p>
          </table:table-cell>
          <table:table-cell office:value-type="string">
            <text:p>UTC+00</text:p>
          </table:table-cell>
          <table:table-cell office:value-type="string">
            <text:p>21-06-2014T11:10:00</text:p>
          </table:table-cell>
          <table:table-cell office:value-type="date" office:date-value="2014-06-21T11:10:00">
            <text:p>06/21/14 11:10 AM</text:p>
          </table:table-cell>
          <table:table-cell office:value-type="float" office:value="50.151">
            <text:p>50.151</text:p>
          </table:table-cell>
          <table:table-cell office:value-type="float" office:value="-4.13">
            <text:p>-4.13</text:p>
          </table:table-cell>
          <table:table-cell office:value-type="date" office:date-value="2014-06-21T11:25:00">
            <text:p>06/21/14 11:25 AM</text:p>
          </table:table-cell>
          <table:table-cell office:value-type="float" office:value="50.151">
            <text:p>50.151</text:p>
          </table:table-cell>
          <table:table-cell office:value-type="float" office:value="-4.13">
            <text:p>-4.13</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_2014-06-21_0m_NPL022</text:p>
          </table:table-cell>
          <table:table-cell office:value-type="string">
            <text:p>ERS667668</text:p>
          </table:table-cell>
          <table:table-cell office:value-type="string">
            <text:p>http://www.ebi.ac.uk/ena/data/view/ERS667668</text:p>
          </table:table-cell>
          <table:table-cell office:value-type="string">
            <text:p>ABOKM42</text:p>
          </table:table-cell>
          <table:table-cell office:value-type="string">
            <text:p>SAMEA3275646</text:p>
          </table:table-cell>
          <table:table-cell office:value-type="string">
            <text:p>NPL022</text:p>
          </table:table-cell>
          <table:table-cell table:number-columns-repeated="7" office:value-type="string">
            <text:p>Not provided</text:p>
          </table:table-cell>
          <table:table-cell office:value-type="float" office:value="16.66">
            <text:p>16.66</text:p>
          </table:table-cell>
          <table:table-cell office:value-type="float" office:value="35.22">
            <text:p>35.22</text:p>
          </table:table-cell>
          <table:table-cell table:number-columns-repeated="7"/>
          <table:table-cell office:value-type="float" office:value="734.55">
            <text:p>734.55</text:p>
          </table:table-cell>
          <table:table-cell table:number-columns-repeated="2"/>
          <table:table-cell office:value-type="float" office:value="245.46">
            <text:p>245.46</text:p>
          </table:table-cell>
          <table:table-cell table:number-columns-repeated="6"/>
          <table:table-cell office:value-type="float" office:value="0.47">
            <text:p>0.47</text:p>
          </table:table-cell>
          <table:table-cell table:number-columns-repeated="2"/>
          <table:table-cell office:value-type="string">
            <text:p>GBR</text:p>
          </table:table-cell>
          <table:table-cell office:value-type="float" office:value="17175">
            <text:p>17175</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Celtic-Biscay Shelf</text:p>
          </table:table-cell>
          <table:table-cell office:value-type="float" office:value="0">
            <text:p>0</text:p>
          </table:table-cell>
        </table:table-row>
        <table:table-row table:style-name="ro3">
          <table:table-cell office:value-type="float" office:value="10">
            <text:p>10</text:p>
          </table:table-cell>
          <table:table-cell office:value-type="string">
            <text:p>OSD10</text:p>
          </table:table-cell>
          <table:table-cell office:value-type="string">
            <text:p>Lake Erie W4</text:p>
          </table:table-cell>
          <table:table-cell table:number-columns-repeated="2"/>
          <table:table-cell office:value-type="string">
            <text:p>Large lake biome (ENVO:891)</text:p>
          </table:table-cell>
          <table:table-cell office:value-type="string">
            <text:p>OSD-Jun-2014</text:p>
          </table:table-cell>
          <table:table-cell office:value-type="string">
            <text:p>OSD10_20140621T2050Z</text:p>
          </table:table-cell>
          <table:table-cell office:value-type="string">
            <text:p>Bucket, plastic</text:p>
          </table:table-cell>
          <table:table-cell office:value-type="string">
            <text:p>[OBJECTIVE: Collect surface water for OSD from a Laurentian Great Lake][PLATFORM: RV Huron Explorer][DEVICE REPORTED: 20L carboy][DESCRIPTION: Surface water samples from Lake Erie]</text:p>
          </table:table-cell>
          <table:table-cell office:value-type="string">
            <text:p>http://store.pangaea.de/Projects/OSD_2014/OSD10_20140621T2050Z.pdf</text:p>
          </table:table-cell>
          <table:table-cell office:value-type="string">
            <text:p>UTC-05</text:p>
          </table:table-cell>
          <table:table-cell office:value-type="string">
            <text:p>21-06-2014T15:50:00</text:p>
          </table:table-cell>
          <table:table-cell office:value-type="date" office:date-value="2014-06-21T20:50:00">
            <text:p>06/21/14 08:50 PM</text:p>
          </table:table-cell>
          <table:table-cell office:value-type="float" office:value="41.839834">
            <text:p>41.839834</text:p>
          </table:table-cell>
          <table:table-cell office:value-type="float" office:value="-83.18995">
            <text:p>-83.18995</text:p>
          </table:table-cell>
          <table:table-cell office:value-type="date" office:date-value="2014-06-21T22:00:00">
            <text:p>06/21/14 10:00 PM</text:p>
          </table:table-cell>
          <table:table-cell office:value-type="float" office:value="41.839834">
            <text:p>41.839834</text:p>
          </table:table-cell>
          <table:table-cell office:value-type="float" office:value="-83.18995">
            <text:p>-83.18995</text:p>
          </table:table-cell>
          <table:table-cell office:value-type="float" office:value="1">
            <text:p>1</text:p>
          </table:table-cell>
          <table:table-cell office:value-type="string">
            <text:p>surface water (ENVO:2042)</text:p>
          </table:table-cell>
          <table:table-cell office:value-type="string">
            <text:p>fresh water (ENVO:2011)</text:p>
          </table:table-cell>
          <table:table-cell office:value-type="string">
            <text:p>OSD10_2014-06-21_1m_NPL022</text:p>
          </table:table-cell>
          <table:table-cell office:value-type="string">
            <text:p>ERS667657</text:p>
          </table:table-cell>
          <table:table-cell office:value-type="string">
            <text:p>http://www.ebi.ac.uk/ena/data/view/ERS667657</text:p>
          </table:table-cell>
          <table:table-cell office:value-type="string">
            <text:p>ABOKM00</text:p>
          </table:table-cell>
          <table:table-cell office:value-type="string">
            <text:p>SAMEA3275636</text:p>
          </table:table-cell>
          <table:table-cell office:value-type="string">
            <text:p>NPL022</text:p>
          </table:table-cell>
          <table:table-cell table:number-columns-repeated="7" office:value-type="string">
            <text:p>Not provided</text:p>
          </table:table-cell>
          <table:table-cell office:value-type="float" office:value="22.4">
            <text:p>22.4</text:p>
          </table:table-cell>
          <table:table-cell office:value-type="float" office:value="0.14">
            <text:p>0.14</text:p>
          </table:table-cell>
          <table:table-cell office:value-type="float" office:value="8.78">
            <text:p>8.78</text:p>
          </table:table-cell>
          <table:table-cell table:number-columns-repeated="7"/>
          <table:table-cell office:value-type="float" office:value="284">
            <text:p>284</text:p>
          </table:table-cell>
          <table:table-cell table:number-columns-repeated="10"/>
          <table:table-cell office:value-type="float" office:value="2.06">
            <text:p>2.06</text:p>
          </table:table-cell>
          <table:table-cell office:value-type="string">
            <text:p>USA</text:p>
          </table:table-cell>
          <table:table-cell office:value-type="float" office:value="11479">
            <text:p>11479</text:p>
          </table:table-cell>
          <table:table-cell table:number-columns-repeated="5"/>
        </table:table-row>
        <table:table-row table:style-name="ro3">
          <table:table-cell office:value-type="float" office:value="100">
            <text:p>100</text:p>
          </table:table-cell>
          <table:table-cell office:value-type="string">
            <text:p>OSD100</text:p>
          </table:table-cell>
          <table:table-cell office:value-type="string">
            <text:p>Crete - GOS</text:p>
          </table:table-cell>
          <table:table-cell office:value-type="string">
            <text:p>Aegean Sea</text:p>
          </table:table-cell>
          <table:table-cell office:value-type="string">
            <text:p>http://marineregions.org/gazetteer.php?p=details&amp;id=3315</text:p>
          </table:table-cell>
          <table:table-cell office:value-type="string">
            <text:p>oceanic epipelagic zone biome (ENVO:1000035)</text:p>
          </table:table-cell>
          <table:table-cell office:value-type="string">
            <text:p>OSD-Jun-2014</text:p>
          </table:table-cell>
          <table:table-cell office:value-type="string">
            <text:p>OSD100_20140622T0800Z</text:p>
          </table:table-cell>
          <table:table-cell office:value-type="string">
            <text:p>Bottle, Niskin</text:p>
          </table:table-cell>
          <table:table-cell office:value-type="string">
            <text:p>[OBJECTIVE: Water sampling for prokaryotes.][PLATFORM: Research Vessel Alkyon][DEVICE REPORTED: Niskin bottles][DESCRIPTION: Surface and DCM water sample from the OSD100 station.]</text:p>
          </table:table-cell>
          <table:table-cell office:value-type="string">
            <text:p>http://store.pangaea.de/Projects/OSD_2014/OSD100_20140622T0800Z.pdf</text:p>
          </table:table-cell>
          <table:table-cell office:value-type="string">
            <text:p>UTC+02</text:p>
          </table:table-cell>
          <table:table-cell office:value-type="string">
            <text:p>22-06-2014T10:00:00</text:p>
          </table:table-cell>
          <table:table-cell office:value-type="date" office:date-value="2014-06-22T08:00:00">
            <text:p>06/22/14 08:00 AM</text:p>
          </table:table-cell>
          <table:table-cell office:value-type="float" office:value="35.35">
            <text:p>35.35</text:p>
          </table:table-cell>
          <table:table-cell office:value-type="float" office:value="25.29">
            <text:p>25.29</text:p>
          </table:table-cell>
          <table:table-cell office:value-type="date" office:date-value="2014-06-22T10:30:00">
            <text:p>06/22/14 10:30 AM</text:p>
          </table:table-cell>
          <table:table-cell office:value-type="float" office:value="35.35">
            <text:p>35.35</text:p>
          </table:table-cell>
          <table:table-cell office:value-type="float" office:value="25.29">
            <text:p>25.29</text:p>
          </table:table-cell>
          <table:table-cell office:value-type="float" office:value="1">
            <text:p>1</text:p>
          </table:table-cell>
          <table:table-cell office:value-type="string">
            <text:p>surface water (ENVO:2042)</text:p>
          </table:table-cell>
          <table:table-cell office:value-type="string">
            <text:p>oligotrophic water (ENVO:2223)</text:p>
          </table:table-cell>
          <table:table-cell office:value-type="string">
            <text:p>OSD100_2014-06-22_1m_NPL022</text:p>
          </table:table-cell>
          <table:table-cell office:value-type="string">
            <text:p>ERS667565</text:p>
          </table:table-cell>
          <table:table-cell office:value-type="string">
            <text:p>http://www.ebi.ac.uk/ena/data/view/ERS667565</text:p>
          </table:table-cell>
          <table:table-cell office:value-type="string">
            <text:p>ABOKM19</text:p>
          </table:table-cell>
          <table:table-cell office:value-type="string">
            <text:p>SAMEA3275547</text:p>
          </table:table-cell>
          <table:table-cell office:value-type="string">
            <text:p>NPL022</text:p>
          </table:table-cell>
          <table:table-cell table:number-columns-repeated="7" office:value-type="string">
            <text:p>Not provided</text:p>
          </table:table-cell>
          <table:table-cell office:value-type="float" office:value="24.21">
            <text:p>24.21</text:p>
          </table:table-cell>
          <table:table-cell office:value-type="float" office:value="39.05">
            <text:p>39.05</text:p>
          </table:table-cell>
          <table:table-cell office:value-type="float" office:value="8.2">
            <text:p>8.2</text:p>
          </table:table-cell>
          <table:table-cell office:value-type="float" office:value="0.01">
            <text:p>0.01</text:p>
          </table:table-cell>
          <table:table-cell office:value-type="float" office:value="0.05">
            <text:p>0.05</text:p>
          </table:table-cell>
          <table:table-cell office:value-type="float" office:value="0">
            <text:p>0</text:p>
          </table:table-cell>
          <table:table-cell office:value-type="float" office:value="0.04">
            <text:p>0.04</text:p>
          </table:table-cell>
          <table:table-cell table:number-columns-repeated="2"/>
          <table:table-cell office:value-type="float" office:value="312.83">
            <text:p>312.83</text:p>
          </table:table-cell>
          <table:table-cell office:value-type="float" office:value="57.59">
            <text:p>57.59</text:p>
          </table:table-cell>
          <table:table-cell table:number-columns-repeated="6"/>
          <table:table-cell office:value-type="float" office:value="0.01">
            <text:p>0.01</text:p>
          </table:table-cell>
          <table:table-cell office:value-type="float" office:value="0.68">
            <text:p>0.68</text:p>
          </table:table-cell>
          <table:table-cell/>
          <table:table-cell office:value-type="float" office:value="0.043">
            <text:p>0.043</text:p>
          </table:table-cell>
          <table:table-cell/>
          <table:table-cell office:value-type="string">
            <text:p>GRC</text:p>
          </table:table-cell>
          <table:table-cell office:value-type="float" office:value="1498">
            <text:p>1498</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100">
            <text:p>100</text:p>
          </table:table-cell>
          <table:table-cell office:value-type="string">
            <text:p>OSD100</text:p>
          </table:table-cell>
          <table:table-cell office:value-type="string">
            <text:p>Crete - GOS</text:p>
          </table:table-cell>
          <table:table-cell office:value-type="string">
            <text:p>Aegean Sea</text:p>
          </table:table-cell>
          <table:table-cell office:value-type="string">
            <text:p>http://marineregions.org/gazetteer.php?p=details&amp;id=3315</text:p>
          </table:table-cell>
          <table:table-cell office:value-type="string">
            <text:p>marine biome (ENVO:447)</text:p>
          </table:table-cell>
          <table:table-cell office:value-type="string">
            <text:p>OSD-Jun-2014</text:p>
          </table:table-cell>
          <table:table-cell office:value-type="string">
            <text:p>OSD100_20140622T0800Z</text:p>
          </table:table-cell>
          <table:table-cell office:value-type="string">
            <text:p>Bottle, Niskin</text:p>
          </table:table-cell>
          <table:table-cell office:value-type="string">
            <text:p>[OBJECTIVE: Water sampling for prokaryotes.][PLATFORM: Research Vessel Alkyon][DEVICE REPORTED: Niskin bottles][DESCRIPTION: Surface and DCM water sample from the OSD100 station.]</text:p>
          </table:table-cell>
          <table:table-cell office:value-type="string">
            <text:p>http://store.pangaea.de/Projects/OSD_2014/OSD100_20140622T0800Z.pdf</text:p>
          </table:table-cell>
          <table:table-cell office:value-type="string">
            <text:p>UTC+02</text:p>
          </table:table-cell>
          <table:table-cell office:value-type="string">
            <text:p>22-06-2014T10:00:00</text:p>
          </table:table-cell>
          <table:table-cell office:value-type="date" office:date-value="2014-06-22T08:00:00">
            <text:p>06/22/14 08:00 AM</text:p>
          </table:table-cell>
          <table:table-cell office:value-type="float" office:value="35.35">
            <text:p>35.35</text:p>
          </table:table-cell>
          <table:table-cell office:value-type="float" office:value="25.29">
            <text:p>25.29</text:p>
          </table:table-cell>
          <table:table-cell office:value-type="date" office:date-value="2014-06-22T10:30:00">
            <text:p>06/22/14 10:30 AM</text:p>
          </table:table-cell>
          <table:table-cell office:value-type="float" office:value="35.35">
            <text:p>35.35</text:p>
          </table:table-cell>
          <table:table-cell office:value-type="float" office:value="25.29">
            <text:p>25.29</text:p>
          </table:table-cell>
          <table:table-cell office:value-type="float" office:value="20">
            <text:p>20</text:p>
          </table:table-cell>
          <table:table-cell office:value-type="string">
            <text:p>deep chlorophyll maximum layer (ENVO:1000326)</text:p>
          </table:table-cell>
          <table:table-cell office:value-type="string">
            <text:p>sea water (ENVO:2149)</text:p>
          </table:table-cell>
          <table:table-cell office:value-type="string">
            <text:p>OSD100_2014-06-22_20m_NPL022</text:p>
          </table:table-cell>
          <table:table-cell office:value-type="string">
            <text:p>ERS667566</text:p>
          </table:table-cell>
          <table:table-cell office:value-type="string">
            <text:p>http://www.ebi.ac.uk/ena/data/view/ERS667566</text:p>
          </table:table-cell>
          <table:table-cell office:value-type="string">
            <text:p>ABOKL72</text:p>
          </table:table-cell>
          <table:table-cell office:value-type="string">
            <text:p>SAMEA3275548</text:p>
          </table:table-cell>
          <table:table-cell office:value-type="string">
            <text:p>NPL022</text:p>
          </table:table-cell>
          <table:table-cell table:number-columns-repeated="7" office:value-type="string">
            <text:p>Not provided</text:p>
          </table:table-cell>
          <table:table-cell office:value-type="float" office:value="23.13">
            <text:p>23.13</text:p>
          </table:table-cell>
          <table:table-cell office:value-type="float" office:value="39.11">
            <text:p>39.11</text:p>
          </table:table-cell>
          <table:table-cell office:value-type="float" office:value="8.2">
            <text:p>8.2</text:p>
          </table:table-cell>
          <table:table-cell office:value-type="float" office:value="0.05">
            <text:p>0.05</text:p>
          </table:table-cell>
          <table:table-cell office:value-type="float" office:value="0.16">
            <text:p>0.16</text:p>
          </table:table-cell>
          <table:table-cell office:value-type="float" office:value="0">
            <text:p>0</text:p>
          </table:table-cell>
          <table:table-cell office:value-type="float" office:value="0.06">
            <text:p>0.06</text:p>
          </table:table-cell>
          <table:table-cell table:number-columns-repeated="2"/>
          <table:table-cell office:value-type="float" office:value="323.4">
            <text:p>323.4</text:p>
          </table:table-cell>
          <table:table-cell office:value-type="float" office:value="5.64">
            <text:p>5.64</text:p>
          </table:table-cell>
          <table:table-cell table:number-columns-repeated="6"/>
          <table:table-cell office:value-type="float" office:value="0.35">
            <text:p>0.35</text:p>
          </table:table-cell>
          <table:table-cell office:value-type="float" office:value="0.82">
            <text:p>0.82</text:p>
          </table:table-cell>
          <table:table-cell/>
          <table:table-cell office:value-type="float" office:value="0.256">
            <text:p>0.256</text:p>
          </table:table-cell>
          <table:table-cell/>
          <table:table-cell office:value-type="string">
            <text:p>GRC</text:p>
          </table:table-cell>
          <table:table-cell office:value-type="float" office:value="1498">
            <text:p>1498</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101">
            <text:p>101</text:p>
          </table:table-cell>
          <table:table-cell office:value-type="string">
            <text:p>OSD101</text:p>
          </table:table-cell>
          <table:table-cell office:value-type="string">
            <text:p>Quinta do Lorde</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01_20140621T1105Z</text:p>
          </table:table-cell>
          <table:table-cell office:value-type="string">
            <text:p>Bucket, plastic</text:p>
          </table:table-cell>
          <table:table-cell office:value-type="string">
            <text:p>[OBJECTIVE: OSD2014 at Madeira Island][PLATFORM: Land][DEVICE REPORTED: ACID WASHED RECIPIENT][DESCRIPTION: Surface Sample]</text:p>
          </table:table-cell>
          <table:table-cell office:value-type="string">
            <text:p>http://store.pangaea.de/Projects/OSD_2014/OSD101_20140621T1105Z.pdf</text:p>
          </table:table-cell>
          <table:table-cell office:value-type="string">
            <text:p>UTC+00</text:p>
          </table:table-cell>
          <table:table-cell office:value-type="string">
            <text:p>21-06-2014T11:05:00</text:p>
          </table:table-cell>
          <table:table-cell office:value-type="date" office:date-value="2014-06-21T11:05:00">
            <text:p>06/21/14 11:05 AM</text:p>
          </table:table-cell>
          <table:table-cell office:value-type="float" office:value="32.741808">
            <text:p>32.741808</text:p>
          </table:table-cell>
          <table:table-cell office:value-type="float" office:value="-16.711281">
            <text:p>-16.711281</text:p>
          </table:table-cell>
          <table:table-cell office:value-type="date" office:date-value="2014-06-21T11:10:00">
            <text:p>06/21/14 11:10 AM</text:p>
          </table:table-cell>
          <table:table-cell office:value-type="float" office:value="32.741808">
            <text:p>32.741808</text:p>
          </table:table-cell>
          <table:table-cell office:value-type="float" office:value="-16.711281">
            <text:p>-16.711281</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01_2014-06-21_0m_NPL022</text:p>
          </table:table-cell>
          <table:table-cell office:value-type="string">
            <text:p>ERS667564</text:p>
          </table:table-cell>
          <table:table-cell office:value-type="string">
            <text:p>http://www.ebi.ac.uk/ena/data/view/ERS667564</text:p>
          </table:table-cell>
          <table:table-cell office:value-type="string">
            <text:p>ABOKL61</text:p>
          </table:table-cell>
          <table:table-cell office:value-type="string">
            <text:p>SAMEA3275546</text:p>
          </table:table-cell>
          <table:table-cell office:value-type="string">
            <text:p>NPL022</text:p>
          </table:table-cell>
          <table:table-cell table:number-columns-repeated="7" office:value-type="string">
            <text:p>Not provided</text:p>
          </table:table-cell>
          <table:table-cell office:value-type="float" office:value="20.5">
            <text:p>20.5</text:p>
          </table:table-cell>
          <table:table-cell office:value-type="float" office:value="37">
            <text:p>37</text:p>
          </table:table-cell>
          <table:table-cell table:number-columns-repeated="21"/>
          <table:table-cell office:value-type="float" office:value="0">
            <text:p>0</text:p>
          </table:table-cell>
          <table:table-cell office:value-type="string">
            <text:p>NASE</text:p>
          </table:table-cell>
          <table:table-cell office:value-type="string">
            <text:p>Westerlies - N. Atlantic Subtropical Gyral Province (East) (STGE)</text:p>
          </table:table-cell>
          <table:table-cell office:value-type="float" office:value="0">
            <text:p>0</text:p>
          </table:table-cell>
          <table:table-cell table:number-columns-repeated="2"/>
        </table:table-row>
        <table:table-row table:style-name="ro3">
          <table:table-cell office:value-type="float" office:value="102">
            <text:p>102</text:p>
          </table:table-cell>
          <table:table-cell office:value-type="string">
            <text:p>OSD102</text:p>
          </table:table-cell>
          <table:table-cell office:value-type="string">
            <text:p>Marina do Funchal</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02_20140621T1200Z</text:p>
          </table:table-cell>
          <table:table-cell office:value-type="string">
            <text:p>Bucket, plastic</text:p>
          </table:table-cell>
          <table:table-cell office:value-type="string">
            <text:p>[OBJECTIVE: OSD2014 at Madeira Island][PLATFORM: Land][DEVICE REPORTED: ACID WASHED RECIPIENT][DESCRIPTION: OSD102-MARINA DO FUNCHAL]</text:p>
          </table:table-cell>
          <table:table-cell office:value-type="string">
            <text:p>http://store.pangaea.de/Projects/OSD_2014/OSD102_20140621T1200Z.pdf</text:p>
          </table:table-cell>
          <table:table-cell office:value-type="string">
            <text:p>UTC+00</text:p>
          </table:table-cell>
          <table:table-cell office:value-type="string">
            <text:p>21-06-2014T12:00:00</text:p>
          </table:table-cell>
          <table:table-cell office:value-type="date" office:date-value="2014-06-21T12:00:00">
            <text:p>06/21/14 12:00 PM</text:p>
          </table:table-cell>
          <table:table-cell office:value-type="float" office:value="32.64605">
            <text:p>32.64605</text:p>
          </table:table-cell>
          <table:table-cell office:value-type="float" office:value="-16.910158">
            <text:p>-16.910158</text:p>
          </table:table-cell>
          <table:table-cell office:value-type="date" office:date-value="2014-06-21T12:05:00">
            <text:p>06/21/14 12:05 PM</text:p>
          </table:table-cell>
          <table:table-cell office:value-type="float" office:value="32.64605">
            <text:p>32.64605</text:p>
          </table:table-cell>
          <table:table-cell office:value-type="float" office:value="-16.910158">
            <text:p>-16.910158</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02_2014-06-21_0m_NPL022</text:p>
          </table:table-cell>
          <table:table-cell office:value-type="string">
            <text:p>ERS667563</text:p>
          </table:table-cell>
          <table:table-cell office:value-type="string">
            <text:p>http://www.ebi.ac.uk/ena/data/view/ERS667563</text:p>
          </table:table-cell>
          <table:table-cell office:value-type="string">
            <text:p>ABOKL45</text:p>
          </table:table-cell>
          <table:table-cell office:value-type="string">
            <text:p>SAMEA3275545</text:p>
          </table:table-cell>
          <table:table-cell office:value-type="string">
            <text:p>NPL022</text:p>
          </table:table-cell>
          <table:table-cell table:number-columns-repeated="7" office:value-type="string">
            <text:p>Not provided</text:p>
          </table:table-cell>
          <table:table-cell office:value-type="float" office:value="20.8">
            <text:p>20.8</text:p>
          </table:table-cell>
          <table:table-cell office:value-type="float" office:value="36">
            <text:p>36</text:p>
          </table:table-cell>
          <table:table-cell table:number-columns-repeated="21"/>
          <table:table-cell office:value-type="float" office:value="0">
            <text:p>0</text:p>
          </table:table-cell>
          <table:table-cell office:value-type="string">
            <text:p>NASE</text:p>
          </table:table-cell>
          <table:table-cell office:value-type="string">
            <text:p>Westerlies - N. Atlantic Subtropical Gyral Province (East) (STGE)</text:p>
          </table:table-cell>
          <table:table-cell office:value-type="float" office:value="0.008192887">
            <text:p>0.008192887</text:p>
          </table:table-cell>
          <table:table-cell table:number-columns-repeated="2"/>
        </table:table-row>
        <table:table-row table:style-name="ro3">
          <table:table-cell office:value-type="float" office:value="103">
            <text:p>103</text:p>
          </table:table-cell>
          <table:table-cell office:value-type="string">
            <text:p>OSD103</text:p>
          </table:table-cell>
          <table:table-cell office:value-type="string">
            <text:p>Porto da Cruz</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03_20140621T1015Z</text:p>
          </table:table-cell>
          <table:table-cell office:value-type="string">
            <text:p>Bucket, plastic</text:p>
          </table:table-cell>
          <table:table-cell office:value-type="string">
            <text:p>[OBJECTIVE: OSD2014 at Madeira Island][PLATFORM: Land][DEVICE REPORTED: ACID WASHED RECIPIENT][DESCRIPTION: OSD103-PORTO DA CRUZ at MADEIRA_ATLANTIC OCEAN]</text:p>
          </table:table-cell>
          <table:table-cell office:value-type="string">
            <text:p>http://store.pangaea.de/Projects/OSD_2014/OSD103_20140621T1015Z.pdf</text:p>
          </table:table-cell>
          <table:table-cell office:value-type="string">
            <text:p>UTC+00</text:p>
          </table:table-cell>
          <table:table-cell office:value-type="string">
            <text:p>21-06-2014T10:15:00</text:p>
          </table:table-cell>
          <table:table-cell office:value-type="date" office:date-value="2014-06-21T10:15:00">
            <text:p>06/21/14 10:15 AM</text:p>
          </table:table-cell>
          <table:table-cell office:value-type="float" office:value="32.7747">
            <text:p>32.7747</text:p>
          </table:table-cell>
          <table:table-cell office:value-type="float" office:value="-16.828664">
            <text:p>-16.828664</text:p>
          </table:table-cell>
          <table:table-cell office:value-type="date" office:date-value="2014-06-21T10:20:00">
            <text:p>06/21/14 10:20 AM</text:p>
          </table:table-cell>
          <table:table-cell office:value-type="float" office:value="32.7747">
            <text:p>32.7747</text:p>
          </table:table-cell>
          <table:table-cell office:value-type="float" office:value="-16.828664">
            <text:p>-16.828664</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03_2014-06-21_0m_NPL022</text:p>
          </table:table-cell>
          <table:table-cell office:value-type="string">
            <text:p>ERS667562</text:p>
          </table:table-cell>
          <table:table-cell office:value-type="string">
            <text:p>http://www.ebi.ac.uk/ena/data/view/ERS667562</text:p>
          </table:table-cell>
          <table:table-cell office:value-type="string">
            <text:p>ABOKN06</text:p>
          </table:table-cell>
          <table:table-cell office:value-type="string">
            <text:p>SAMEA3275544</text:p>
          </table:table-cell>
          <table:table-cell office:value-type="string">
            <text:p>NPL022</text:p>
          </table:table-cell>
          <table:table-cell table:number-columns-repeated="7" office:value-type="string">
            <text:p>Not provided</text:p>
          </table:table-cell>
          <table:table-cell office:value-type="float" office:value="20.2">
            <text:p>20.2</text:p>
          </table:table-cell>
          <table:table-cell office:value-type="float" office:value="37">
            <text:p>37</text:p>
          </table:table-cell>
          <table:table-cell table:number-columns-repeated="21"/>
          <table:table-cell office:value-type="float" office:value="0">
            <text:p>0</text:p>
          </table:table-cell>
          <table:table-cell office:value-type="string">
            <text:p>NASE</text:p>
          </table:table-cell>
          <table:table-cell office:value-type="string">
            <text:p>Westerlies - N. Atlantic Subtropical Gyral Province (East) (STGE)</text:p>
          </table:table-cell>
          <table:table-cell office:value-type="float" office:value="0.029532657">
            <text:p>0.029532657</text:p>
          </table:table-cell>
          <table:table-cell table:number-columns-repeated="2"/>
        </table:table-row>
        <table:table-row table:style-name="ro3">
          <table:table-cell office:value-type="float" office:value="105">
            <text:p>105</text:p>
          </table:table-cell>
          <table:table-cell office:value-type="string">
            <text:p>OSD105</text:p>
          </table:table-cell>
          <table:table-cell office:value-type="string">
            <text:p>Cambridge Bay, Nunavut,</text:p>
          </table:table-cell>
          <table:table-cell office:value-type="string">
            <text:p>Northwestern Passages</text:p>
          </table:table-cell>
          <table:table-cell office:value-type="string">
            <text:p>http://marineregions.org/gazetteer.php?p=details&amp;id=5698</text:p>
          </table:table-cell>
          <table:table-cell office:value-type="string">
            <text:p>marine biome (ENVO:447)</text:p>
          </table:table-cell>
          <table:table-cell office:value-type="string">
            <text:p>OSD-Jun-2014</text:p>
          </table:table-cell>
          <table:table-cell office:value-type="string">
            <text:p>OSD105_20140621T1839Z</text:p>
          </table:table-cell>
          <table:table-cell office:value-type="string">
            <text:p>High Volume Peristaltic Pump</text:p>
          </table:table-cell>
          <table:table-cell office:value-type="string">
            <text:p>[OBJECTIVE: As part of the Arctic Science partnership, the Cambridge Bay campaign aims to investigate the physical, chemical, and biological interactions between atmosphere, sea ice, and ocean][PLATFORM: 92, ice shelf][DEVICE REPORTED: peristaltic pump][DESCRIPTION: measured as depth below sea surface. ice thickness: 1.9 m]</text:p>
          </table:table-cell>
          <table:table-cell office:value-type="string">
            <text:p>http://store.pangaea.de/Projects/OSD_2014/OSD105_20140621T1839Z.pdf</text:p>
          </table:table-cell>
          <table:table-cell office:value-type="string">
            <text:p>UTC-07</text:p>
          </table:table-cell>
          <table:table-cell office:value-type="string">
            <text:p>21-06-2014T11:39:00</text:p>
          </table:table-cell>
          <table:table-cell office:value-type="date" office:date-value="2014-06-21T18:39:00">
            <text:p>06/21/14 06:39 PM</text:p>
          </table:table-cell>
          <table:table-cell office:value-type="float" office:value="69.023323">
            <text:p>69.023323</text:p>
          </table:table-cell>
          <table:table-cell office:value-type="float" office:value="-105.34339">
            <text:p>-105.34339</text:p>
          </table:table-cell>
          <table:table-cell office:value-type="date" office:date-value="2014-06-21T19:00:00">
            <text:p>06/21/14 07:00 PM</text:p>
          </table:table-cell>
          <table:table-cell office:value-type="float" office:value="69.023323">
            <text:p>69.023323</text:p>
          </table:table-cell>
          <table:table-cell office:value-type="float" office:value="-105.34339">
            <text:p>-105.34339</text:p>
          </table:table-cell>
          <table:table-cell office:value-type="float" office:value="4.12">
            <text:p>4.12</text:p>
          </table:table-cell>
          <table:table-cell office:value-type="string">
            <text:p>surface water (ENVO:2042)</text:p>
          </table:table-cell>
          <table:table-cell office:value-type="string">
            <text:p>sea water (ENVO:2149)</text:p>
          </table:table-cell>
          <table:table-cell office:value-type="string">
            <text:p>OSD105_2014-06-21_4.12m_NPL022</text:p>
          </table:table-cell>
          <table:table-cell office:value-type="string">
            <text:p>ERS667561</text:p>
          </table:table-cell>
          <table:table-cell office:value-type="string">
            <text:p>http://www.ebi.ac.uk/ena/data/view/ERS667561</text:p>
          </table:table-cell>
          <table:table-cell office:value-type="string">
            <text:p>ABOKM11</text:p>
          </table:table-cell>
          <table:table-cell office:value-type="string">
            <text:p>SAMEA3275543</text:p>
          </table:table-cell>
          <table:table-cell office:value-type="string">
            <text:p>NPL022</text:p>
          </table:table-cell>
          <table:table-cell table:number-columns-repeated="7" office:value-type="string">
            <text:p>Not provided</text:p>
          </table:table-cell>
          <table:table-cell office:value-type="float" office:value="-0.72">
            <text:p>-0.72</text:p>
          </table:table-cell>
          <table:table-cell office:value-type="float" office:value="26.91">
            <text:p>26.91</text:p>
          </table:table-cell>
          <table:table-cell table:number-columns-repeated="20"/>
          <table:table-cell office:value-type="string">
            <text:p>CAN</text:p>
          </table:table-cell>
          <table:table-cell office:value-type="float" office:value="7116">
            <text:p>7116</text:p>
          </table:table-cell>
          <table:table-cell office:value-type="string">
            <text:p>BPLR</text:p>
          </table:table-cell>
          <table:table-cell office:value-type="string">
            <text:p>Polar - Boreal Polar Province (POLR)</text:p>
          </table:table-cell>
          <table:table-cell office:value-type="float" office:value="0">
            <text:p>0</text:p>
          </table:table-cell>
          <table:table-cell office:value-type="string">
            <text:p>Beaufort Sea</text:p>
          </table:table-cell>
          <table:table-cell office:value-type="float" office:value="0">
            <text:p>0</text:p>
          </table:table-cell>
        </table:table-row>
        <table:table-row table:style-name="ro3">
          <table:table-cell office:value-type="float" office:value="106">
            <text:p>106</text:p>
          </table:table-cell>
          <table:table-cell office:value-type="string">
            <text:p>OSD106</text:p>
          </table:table-cell>
          <table:table-cell office:value-type="string">
            <text:p>REYKIS</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06_20140620T1100Z</text:p>
          </table:table-cell>
          <table:table-cell office:value-type="string">
            <text:p>Bottle, unknown</text:p>
          </table:table-cell>
          <table:table-cell office:value-type="string">
            <text:p>[OBJECTIVE: Microbial diversity][PLATFORM: Small research vessel][DEVICE REPORTED: Clean Water Bottles][DESCRIPTION: Not reported]</text:p>
          </table:table-cell>
          <table:table-cell office:value-type="string">
            <text:p>http://store.pangaea.de/Projects/OSD_2014/OSD106_20140620T1100Z.pdf</text:p>
          </table:table-cell>
          <table:table-cell office:value-type="string">
            <text:p>UTC+00</text:p>
          </table:table-cell>
          <table:table-cell office:value-type="string">
            <text:p>20-06-2014T11:00:00</text:p>
          </table:table-cell>
          <table:table-cell office:value-type="date" office:date-value="2014-06-20T11:00:00">
            <text:p>06/20/14 11:00 AM</text:p>
          </table:table-cell>
          <table:table-cell office:value-type="float" office:value="65.9449">
            <text:p>65.9449</text:p>
          </table:table-cell>
          <table:table-cell office:value-type="float" office:value="-22.4192">
            <text:p>-22.4192</text:p>
          </table:table-cell>
          <table:table-cell office:value-type="date" office:date-value="2014-06-20T13:00:00">
            <text:p>06/20/14 01:00 PM</text:p>
          </table:table-cell>
          <table:table-cell office:value-type="float" office:value="65.9449">
            <text:p>65.9449</text:p>
          </table:table-cell>
          <table:table-cell office:value-type="float" office:value="-22.4192">
            <text:p>-22.4192</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06_2014-06-20_0m_NPL022</text:p>
          </table:table-cell>
          <table:table-cell office:value-type="string">
            <text:p>ERS667560</text:p>
          </table:table-cell>
          <table:table-cell office:value-type="string">
            <text:p>http://www.ebi.ac.uk/ena/data/view/ERS667560</text:p>
          </table:table-cell>
          <table:table-cell office:value-type="string">
            <text:p>ABOKN07</text:p>
          </table:table-cell>
          <table:table-cell office:value-type="string">
            <text:p>SAMEA3275542</text:p>
          </table:table-cell>
          <table:table-cell office:value-type="string">
            <text:p>NPL022</text:p>
          </table:table-cell>
          <table:table-cell table:number-columns-repeated="7" office:value-type="string">
            <text:p>Not provided</text:p>
          </table:table-cell>
          <table:table-cell office:value-type="float" office:value="7.6">
            <text:p>7.6</text:p>
          </table:table-cell>
          <table:table-cell office:value-type="float" office:value="19">
            <text:p>19</text:p>
          </table:table-cell>
          <table:table-cell table:number-columns-repeated="20"/>
          <table:table-cell office:value-type="string">
            <text:p>ISL</text:p>
          </table:table-cell>
          <table:table-cell office:value-type="float" office:value="1080">
            <text:p>1080</text:p>
          </table:table-cell>
          <table:table-cell office:value-type="string">
            <text:p>ARCT</text:p>
          </table:table-cell>
          <table:table-cell office:value-type="string">
            <text:p>Polar - Atlantic Arctic Province</text:p>
          </table:table-cell>
          <table:table-cell office:value-type="float" office:value="0">
            <text:p>0</text:p>
          </table:table-cell>
          <table:table-cell office:value-type="string">
            <text:p>Iceland Shelf and Sea</text:p>
          </table:table-cell>
          <table:table-cell office:value-type="float" office:value="0">
            <text:p>0</text:p>
          </table:table-cell>
        </table:table-row>
        <table:table-row table:style-name="ro3">
          <table:table-cell office:value-type="float" office:value="106">
            <text:p>106</text:p>
          </table:table-cell>
          <table:table-cell office:value-type="string">
            <text:p>OSD106</text:p>
          </table:table-cell>
          <table:table-cell office:value-type="string">
            <text:p>REYKIS</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06_20140620T1130Z</text:p>
          </table:table-cell>
          <table:table-cell office:value-type="string">
            <text:p>Bottle, unknown</text:p>
          </table:table-cell>
          <table:table-cell office:value-type="string">
            <text:p>[OBJECTIVE: Microbial diversity][PLATFORM: Small research vessel][DEVICE REPORTED: Clean Water Bottles][DESCRIPTION: At bottom ]</text:p>
          </table:table-cell>
          <table:table-cell/>
          <table:table-cell office:value-type="string">
            <text:p>UTC+00</text:p>
          </table:table-cell>
          <table:table-cell office:value-type="string">
            <text:p>20-06-2014T11:30:00</text:p>
          </table:table-cell>
          <table:table-cell office:value-type="date" office:date-value="2014-06-20T11:30:00">
            <text:p>06/20/14 11:30 AM</text:p>
          </table:table-cell>
          <table:table-cell office:value-type="float" office:value="65.9449">
            <text:p>65.9449</text:p>
          </table:table-cell>
          <table:table-cell office:value-type="float" office:value="-22.4192">
            <text:p>-22.4192</text:p>
          </table:table-cell>
          <table:table-cell office:value-type="date" office:date-value="2014-06-20T12:30:00">
            <text:p>06/20/14 12:30 PM</text:p>
          </table:table-cell>
          <table:table-cell office:value-type="float" office:value="65.9449">
            <text:p>65.9449</text:p>
          </table:table-cell>
          <table:table-cell office:value-type="float" office:value="-22.4192">
            <text:p>-22.4192</text:p>
          </table:table-cell>
          <table:table-cell office:value-type="float" office:value="15">
            <text:p>15</text:p>
          </table:table-cell>
          <table:table-cell office:value-type="string">
            <text:p>surface water (ENVO:2042)</text:p>
          </table:table-cell>
          <table:table-cell office:value-type="string">
            <text:p>sea water (ENVO:2149)</text:p>
          </table:table-cell>
          <table:table-cell office:value-type="string">
            <text:p>OSD106_2014-06-20_15m_NPL022</text:p>
          </table:table-cell>
          <table:table-cell office:value-type="string">
            <text:p>ERS667559</text:p>
          </table:table-cell>
          <table:table-cell office:value-type="string">
            <text:p>http://www.ebi.ac.uk/ena/data/view/ERS667559</text:p>
          </table:table-cell>
          <table:table-cell office:value-type="string">
            <text:p>ABOKM36</text:p>
          </table:table-cell>
          <table:table-cell office:value-type="string">
            <text:p>SAMEA3275541</text:p>
          </table:table-cell>
          <table:table-cell office:value-type="string">
            <text:p>NPL022</text:p>
          </table:table-cell>
          <table:table-cell table:number-columns-repeated="7" office:value-type="string">
            <text:p>Not provided</text:p>
          </table:table-cell>
          <table:table-cell office:value-type="float" office:value="7.5">
            <text:p>7.5</text:p>
          </table:table-cell>
          <table:table-cell office:value-type="float" office:value="29.2">
            <text:p>29.2</text:p>
          </table:table-cell>
          <table:table-cell table:number-columns-repeated="20"/>
          <table:table-cell office:value-type="string">
            <text:p>ISL</text:p>
          </table:table-cell>
          <table:table-cell office:value-type="float" office:value="1080">
            <text:p>1080</text:p>
          </table:table-cell>
          <table:table-cell office:value-type="string">
            <text:p>ARCT</text:p>
          </table:table-cell>
          <table:table-cell office:value-type="string">
            <text:p>Polar - Atlantic Arctic Province</text:p>
          </table:table-cell>
          <table:table-cell office:value-type="float" office:value="0">
            <text:p>0</text:p>
          </table:table-cell>
          <table:table-cell office:value-type="string">
            <text:p>Iceland Shelf and Sea</text:p>
          </table:table-cell>
          <table:table-cell office:value-type="float" office:value="0">
            <text:p>0</text:p>
          </table:table-cell>
        </table:table-row>
        <table:table-row table:style-name="ro3">
          <table:table-cell office:value-type="float" office:value="107">
            <text:p>107</text:p>
          </table:table-cell>
          <table:table-cell office:value-type="string">
            <text:p>OSD107</text:p>
          </table:table-cell>
          <table:table-cell office:value-type="string">
            <text:p>Lisboa</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107_20140620T0950Z</text:p>
          </table:table-cell>
          <table:table-cell office:value-type="string">
            <text:p>Bucket, plastic</text:p>
          </table:table-cell>
          <table:table-cell office:value-type="string">
            <text:p>[OBJECTIVE: OSD2014 PORTUGAL MAINLAND][PLATFORM: Ground][DEVICE REPORTED: ACID WASHED RECIPIENT][DESCRIPTION: OSD107-LISBOA]</text:p>
          </table:table-cell>
          <table:table-cell office:value-type="string">
            <text:p>http://store.pangaea.de/Projects/OSD_2014/OSD107_20140620T0950Z.pdf</text:p>
          </table:table-cell>
          <table:table-cell office:value-type="string">
            <text:p>UTC+00</text:p>
          </table:table-cell>
          <table:table-cell office:value-type="string">
            <text:p>20-06-2014T09:50:00</text:p>
          </table:table-cell>
          <table:table-cell office:value-type="date" office:date-value="2014-06-20T09:50:00">
            <text:p>06/20/14 09:50 AM</text:p>
          </table:table-cell>
          <table:table-cell office:value-type="float" office:value="39.14039">
            <text:p>39.14039</text:p>
          </table:table-cell>
          <table:table-cell office:value-type="float" office:value="-9.38011">
            <text:p>-9.38011</text:p>
          </table:table-cell>
          <table:table-cell office:value-type="date" office:date-value="2014-06-20T10:10:00">
            <text:p>06/20/14 10:10 AM</text:p>
          </table:table-cell>
          <table:table-cell office:value-type="float" office:value="39.14039">
            <text:p>39.14039</text:p>
          </table:table-cell>
          <table:table-cell office:value-type="float" office:value="-9.38011">
            <text:p>-9.38011</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107_2014-06-20_0m_NPL022</text:p>
          </table:table-cell>
          <table:table-cell office:value-type="string">
            <text:p>ERS667558</text:p>
          </table:table-cell>
          <table:table-cell office:value-type="string">
            <text:p>http://www.ebi.ac.uk/ena/data/view/ERS667558</text:p>
          </table:table-cell>
          <table:table-cell office:value-type="string">
            <text:p>ABOKL57</text:p>
          </table:table-cell>
          <table:table-cell office:value-type="string">
            <text:p>SAMEA3275540</text:p>
          </table:table-cell>
          <table:table-cell office:value-type="string">
            <text:p>NPL022</text:p>
          </table:table-cell>
          <table:table-cell table:number-columns-repeated="7" office:value-type="string">
            <text:p>Not provided</text:p>
          </table:table-cell>
          <table:table-cell office:value-type="float" office:value="20.2">
            <text:p>20.2</text:p>
          </table:table-cell>
          <table:table-cell office:value-type="float" office:value="30">
            <text:p>30</text:p>
          </table:table-cell>
          <table:table-cell table:number-columns-repeated="20"/>
          <table:table-cell office:value-type="string">
            <text:p>PRT</text:p>
          </table:table-cell>
          <table:table-cell office:value-type="float" office:value="243">
            <text:p>243</text:p>
          </table:table-cell>
          <table:table-cell office:value-type="string">
            <text:p>CNRY</text:p>
          </table:table-cell>
          <table:table-cell office:value-type="string">
            <text:p>Coastal - Canary Coastal Province (EACB)</text:p>
          </table:table-cell>
          <table:table-cell office:value-type="float" office:value="0.000490717">
            <text:p>0.000490717</text:p>
          </table:table-cell>
          <table:table-cell office:value-type="string">
            <text:p>Iberian Coastal</text:p>
          </table:table-cell>
          <table:table-cell office:value-type="float" office:value="193">
            <text:p>193</text:p>
          </table:table-cell>
        </table:table-row>
        <table:table-row table:style-name="ro3">
          <table:table-cell office:value-type="float" office:value="108">
            <text:p>108</text:p>
          </table:table-cell>
          <table:table-cell office:value-type="string">
            <text:p>OSD108</text:p>
          </table:table-cell>
          <table:table-cell office:value-type="string">
            <text:p>Alcochete</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108_20140620T1140Z</text:p>
          </table:table-cell>
          <table:table-cell office:value-type="string">
            <text:p>Bucket, plastic</text:p>
          </table:table-cell>
          <table:table-cell office:value-type="string">
            <text:p>[OBJECTIVE: OSD2014 PORTUGAL MAINLAND][PLATFORM: Ground][DEVICE REPORTED: ACID WASHED RECIPIENT][DESCRIPTION: OSD108-ALCOCHETE]</text:p>
          </table:table-cell>
          <table:table-cell office:value-type="string">
            <text:p>http://store.pangaea.de/Projects/OSD_2014/OSD108_20140620T1140Z.pdf</text:p>
          </table:table-cell>
          <table:table-cell office:value-type="string">
            <text:p>UTC+00</text:p>
          </table:table-cell>
          <table:table-cell office:value-type="string">
            <text:p>20-06-2014T11:40:00</text:p>
          </table:table-cell>
          <table:table-cell office:value-type="date" office:date-value="2014-06-20T11:40:00">
            <text:p>06/20/14 11:40 AM</text:p>
          </table:table-cell>
          <table:table-cell office:value-type="float" office:value="38.757283">
            <text:p>38.757283</text:p>
          </table:table-cell>
          <table:table-cell office:value-type="float" office:value="-8.966333">
            <text:p>-8.966333</text:p>
          </table:table-cell>
          <table:table-cell office:value-type="date" office:date-value="2014-06-20T11:50:00">
            <text:p>06/20/14 11:50 AM</text:p>
          </table:table-cell>
          <table:table-cell office:value-type="float" office:value="38.757283">
            <text:p>38.757283</text:p>
          </table:table-cell>
          <table:table-cell office:value-type="float" office:value="-8.966333">
            <text:p>-8.966333</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108_2014-06-20_0m_NPL022</text:p>
          </table:table-cell>
          <table:table-cell office:value-type="string">
            <text:p>ERS667557</text:p>
          </table:table-cell>
          <table:table-cell office:value-type="string">
            <text:p>http://www.ebi.ac.uk/ena/data/view/ERS667557</text:p>
          </table:table-cell>
          <table:table-cell office:value-type="string">
            <text:p>ABOKM08</text:p>
          </table:table-cell>
          <table:table-cell office:value-type="string">
            <text:p>SAMEA3275539</text:p>
          </table:table-cell>
          <table:table-cell office:value-type="string">
            <text:p>NPL022</text:p>
          </table:table-cell>
          <table:table-cell table:number-columns-repeated="7" office:value-type="string">
            <text:p>Not provided</text:p>
          </table:table-cell>
          <table:table-cell office:value-type="float" office:value="20.1">
            <text:p>20.1</text:p>
          </table:table-cell>
          <table:table-cell office:value-type="float" office:value="30">
            <text:p>30</text:p>
          </table:table-cell>
          <table:table-cell table:number-columns-repeated="20"/>
          <table:table-cell office:value-type="string">
            <text:p>PRT</text:p>
          </table:table-cell>
          <table:table-cell office:value-type="float" office:value="508">
            <text:p>508</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Iberian Coastal</text:p>
          </table:table-cell>
          <table:table-cell office:value-type="float" office:value="0">
            <text:p>0</text:p>
          </table:table-cell>
        </table:table-row>
        <table:table-row table:style-name="ro3">
          <table:table-cell office:value-type="float" office:value="109">
            <text:p>109</text:p>
          </table:table-cell>
          <table:table-cell office:value-type="string">
            <text:p>OSD109</text:p>
          </table:table-cell>
          <table:table-cell office:value-type="string">
            <text:p>Rosa Rio</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109_20140620T1100Z</text:p>
          </table:table-cell>
          <table:table-cell office:value-type="string">
            <text:p>Bucket, plastic</text:p>
          </table:table-cell>
          <table:table-cell office:value-type="string">
            <text:p>[OBJECTIVE: OSD2014 at PT MAINLAND][PLATFORM: Ground][DEVICE REPORTED: ACID WASHED RECIPIENT][DESCRIPTION: OSD109-ROSARIO]</text:p>
          </table:table-cell>
          <table:table-cell office:value-type="string">
            <text:p>http://store.pangaea.de/Projects/OSD_2014/OSD109_20140620T1100Z.pdf</text:p>
          </table:table-cell>
          <table:table-cell office:value-type="string">
            <text:p>UTC+00</text:p>
          </table:table-cell>
          <table:table-cell office:value-type="string">
            <text:p>20-06-2014T11:00:00</text:p>
          </table:table-cell>
          <table:table-cell office:value-type="date" office:date-value="2014-06-20T11:00:00">
            <text:p>06/20/14 11:00 AM</text:p>
          </table:table-cell>
          <table:table-cell office:value-type="float" office:value="38.67694">
            <text:p>38.67694</text:p>
          </table:table-cell>
          <table:table-cell office:value-type="float" office:value="-9.01239">
            <text:p>-9.01239</text:p>
          </table:table-cell>
          <table:table-cell office:value-type="date" office:date-value="2014-06-20T11:10:00">
            <text:p>06/20/14 11:10 AM</text:p>
          </table:table-cell>
          <table:table-cell office:value-type="float" office:value="38.67694">
            <text:p>38.67694</text:p>
          </table:table-cell>
          <table:table-cell office:value-type="float" office:value="-9.01239">
            <text:p>-9.01239</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109_2014-06-20_0m_NPL022</text:p>
          </table:table-cell>
          <table:table-cell office:value-type="string">
            <text:p>ERS667556</text:p>
          </table:table-cell>
          <table:table-cell office:value-type="string">
            <text:p>http://www.ebi.ac.uk/ena/data/view/ERS667556</text:p>
          </table:table-cell>
          <table:table-cell office:value-type="string">
            <text:p>ABOKL46</text:p>
          </table:table-cell>
          <table:table-cell office:value-type="string">
            <text:p>SAMEA3275538</text:p>
          </table:table-cell>
          <table:table-cell office:value-type="string">
            <text:p>NPL022</text:p>
          </table:table-cell>
          <table:table-cell table:number-columns-repeated="7" office:value-type="string">
            <text:p>Not provided</text:p>
          </table:table-cell>
          <table:table-cell office:value-type="float" office:value="20.5">
            <text:p>20.5</text:p>
          </table:table-cell>
          <table:table-cell office:value-type="float" office:value="30">
            <text:p>30</text:p>
          </table:table-cell>
          <table:table-cell table:number-columns-repeated="20"/>
          <table:table-cell office:value-type="string">
            <text:p>PRT</text:p>
          </table:table-cell>
          <table:table-cell office:value-type="float" office:value="33">
            <text:p>33</text:p>
          </table:table-cell>
          <table:table-cell office:value-type="string">
            <text:p>CNRY</text:p>
          </table:table-cell>
          <table:table-cell office:value-type="string">
            <text:p>Coastal - Canary Coastal Province (EACB)</text:p>
          </table:table-cell>
          <table:table-cell office:value-type="float" office:value="0.025869444">
            <text:p>0.025869444</text:p>
          </table:table-cell>
          <table:table-cell office:value-type="string">
            <text:p>Iberian Coastal</text:p>
          </table:table-cell>
          <table:table-cell office:value-type="float" office:value="0">
            <text:p>0</text:p>
          </table:table-cell>
        </table:table-row>
        <table:table-row table:style-name="ro3">
          <table:table-cell office:value-type="float" office:value="11">
            <text:p>11</text:p>
          </table:table-cell>
          <table:table-cell office:value-type="string">
            <text:p>OSD11</text:p>
          </table:table-cell>
          <table:table-cell office:value-type="string">
            <text:p>Rothera</text:p>
          </table:table-cell>
          <table:table-cell office:value-type="string">
            <text:p>South Pacific Ocean</text:p>
          </table:table-cell>
          <table:table-cell office:value-type="string">
            <text:p>http://marineregions.org/gazetteer.php?p=details&amp;id=1910</text:p>
          </table:table-cell>
          <table:table-cell office:value-type="string">
            <text:p>marine biome (ENVO:447)</text:p>
          </table:table-cell>
          <table:table-cell office:value-type="string">
            <text:p>OSD-Jun-2014</text:p>
          </table:table-cell>
          <table:table-cell office:value-type="string">
            <text:p>OSD11_20140617T1503Z</text:p>
          </table:table-cell>
          <table:table-cell office:value-type="string">
            <text:p>Bottle, Niskin 2-L</text:p>
          </table:table-cell>
          <table:table-cell office:value-type="string">
            <text:p>[OBJECTIVE: Taken as part of the RaTS long term monitoring series][PLATFORM: RIB][DEVICE REPORTED: 2l Niskin Bottle][DESCRIPTION: Rothera base Antarctica 15m ]</text:p>
          </table:table-cell>
          <table:table-cell office:value-type="string">
            <text:p>http://store.pangaea.de/Projects/OSD_2014/OSD11_20140617T1503Z.pdf</text:p>
          </table:table-cell>
          <table:table-cell office:value-type="string">
            <text:p>UTC-03</text:p>
          </table:table-cell>
          <table:table-cell office:value-type="string">
            <text:p>17-06-2014T12:03:00</text:p>
          </table:table-cell>
          <table:table-cell office:value-type="date" office:date-value="2014-06-17T15:03:00">
            <text:p>06/17/14 03:03 PM</text:p>
          </table:table-cell>
          <table:table-cell office:value-type="float" office:value="-67.344">
            <text:p>-67.344</text:p>
          </table:table-cell>
          <table:table-cell office:value-type="float" office:value="-68.135">
            <text:p>-68.135</text:p>
          </table:table-cell>
          <table:table-cell office:value-type="date" office:date-value="2014-06-17T15:10:00">
            <text:p>06/17/14 03:10 PM</text:p>
          </table:table-cell>
          <table:table-cell office:value-type="float" office:value="-67.344">
            <text:p>-67.344</text:p>
          </table:table-cell>
          <table:table-cell office:value-type="float" office:value="-68.135">
            <text:p>-68.135</text:p>
          </table:table-cell>
          <table:table-cell office:value-type="float" office:value="15">
            <text:p>15</text:p>
          </table:table-cell>
          <table:table-cell office:value-type="string">
            <text:p>water (ENVO:2006)</text:p>
          </table:table-cell>
          <table:table-cell office:value-type="string">
            <text:p>sea water (ENVO:2149)</text:p>
          </table:table-cell>
          <table:table-cell office:value-type="string">
            <text:p>OSD11_2014-06-17_15m_NPL022</text:p>
          </table:table-cell>
          <table:table-cell office:value-type="string">
            <text:p>ERS667656</text:p>
          </table:table-cell>
          <table:table-cell office:value-type="string">
            <text:p>http://www.ebi.ac.uk/ena/data/view/ERS667656</text:p>
          </table:table-cell>
          <table:table-cell/>
          <table:table-cell office:value-type="string">
            <text:p>SAMEA3275635</text:p>
          </table:table-cell>
          <table:table-cell office:value-type="string">
            <text:p>NPL022</text:p>
          </table:table-cell>
          <table:table-cell table:number-columns-repeated="7" office:value-type="string">
            <text:p>Not provided</text:p>
          </table:table-cell>
          <table:table-cell office:value-type="float" office:value="-1.62">
            <text:p>-1.62</text:p>
          </table:table-cell>
          <table:table-cell office:value-type="float" office:value="33.47">
            <text:p>33.47</text:p>
          </table:table-cell>
          <table:table-cell table:number-columns-repeated="20"/>
          <table:table-cell office:value-type="string">
            <text:p>ATA</text:p>
          </table:table-cell>
          <table:table-cell office:value-type="float" office:value="2681">
            <text:p>2681</text:p>
          </table:table-cell>
          <table:table-cell office:value-type="string">
            <text:p>APLR</text:p>
          </table:table-cell>
          <table:table-cell office:value-type="string">
            <text:p>Polar - Austral Polar Province</text:p>
          </table:table-cell>
          <table:table-cell office:value-type="float" office:value="0">
            <text:p>0</text:p>
          </table:table-cell>
          <table:table-cell office:value-type="string">
            <text:p>Antarctica</text:p>
          </table:table-cell>
          <table:table-cell office:value-type="float" office:value="0">
            <text:p>0</text:p>
          </table:table-cell>
        </table:table-row>
        <table:table-row table:style-name="ro3">
          <table:table-cell office:value-type="float" office:value="110">
            <text:p>110</text:p>
          </table:table-cell>
          <table:table-cell office:value-type="string">
            <text:p>OSD110</text:p>
          </table:table-cell>
          <table:table-cell office:value-type="string">
            <text:p>Figueira da Foz</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110_20140621T1030Z</text:p>
          </table:table-cell>
          <table:table-cell office:value-type="string">
            <text:p>Bucket, plastic</text:p>
          </table:table-cell>
          <table:table-cell office:value-type="string">
            <text:p>[OBJECTIVE: OSD2014 at PT MAINLAND][PLATFORM: Ground][DEVICE REPORTED: ACID WASHED RECIPIENT][DESCRIPTION: OSD110-FIGUEIRA DA FOZ]</text:p>
          </table:table-cell>
          <table:table-cell office:value-type="string">
            <text:p>http://store.pangaea.de/Projects/OSD_2014/OSD110_20140621T1030Z.pdf</text:p>
          </table:table-cell>
          <table:table-cell office:value-type="string">
            <text:p>UTC+00</text:p>
          </table:table-cell>
          <table:table-cell office:value-type="string">
            <text:p>21-06-2014T10:30:00</text:p>
          </table:table-cell>
          <table:table-cell office:value-type="date" office:date-value="2014-06-21T10:30:00">
            <text:p>06/21/14 10:30 AM</text:p>
          </table:table-cell>
          <table:table-cell office:value-type="float" office:value="40.145122">
            <text:p>40.145122</text:p>
          </table:table-cell>
          <table:table-cell office:value-type="float" office:value="-8.869328">
            <text:p>-8.869328</text:p>
          </table:table-cell>
          <table:table-cell office:value-type="date" office:date-value="2014-06-21T10:50:00">
            <text:p>06/21/14 10:50 AM</text:p>
          </table:table-cell>
          <table:table-cell office:value-type="float" office:value="40.145122">
            <text:p>40.145122</text:p>
          </table:table-cell>
          <table:table-cell office:value-type="float" office:value="-8.869328">
            <text:p>-8.869328</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110_2014-06-21_0m_NPL022</text:p>
          </table:table-cell>
          <table:table-cell office:value-type="string">
            <text:p>ERS667555</text:p>
          </table:table-cell>
          <table:table-cell office:value-type="string">
            <text:p>http://www.ebi.ac.uk/ena/data/view/ERS667555</text:p>
          </table:table-cell>
          <table:table-cell office:value-type="string">
            <text:p>ABOKL58</text:p>
          </table:table-cell>
          <table:table-cell office:value-type="string">
            <text:p>SAMEA3275537</text:p>
          </table:table-cell>
          <table:table-cell office:value-type="string">
            <text:p>NPL022</text:p>
          </table:table-cell>
          <table:table-cell table:number-columns-repeated="7" office:value-type="string">
            <text:p>Not provided</text:p>
          </table:table-cell>
          <table:table-cell office:value-type="float" office:value="23">
            <text:p>23</text:p>
          </table:table-cell>
          <table:table-cell office:value-type="float" office:value="22.5">
            <text:p>22.5</text:p>
          </table:table-cell>
          <table:table-cell table:number-columns-repeated="20"/>
          <table:table-cell office:value-type="string">
            <text:p>PRT</text:p>
          </table:table-cell>
          <table:table-cell office:value-type="float" office:value="618">
            <text:p>618</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Iberian Coastal</text:p>
          </table:table-cell>
          <table:table-cell office:value-type="float" office:value="0">
            <text:p>0</text:p>
          </table:table-cell>
        </table:table-row>
        <table:table-row table:style-name="ro3">
          <table:table-cell office:value-type="float" office:value="111">
            <text:p>111</text:p>
          </table:table-cell>
          <table:table-cell office:value-type="string">
            <text:p>OSD111</text:p>
          </table:table-cell>
          <table:table-cell office:value-type="string">
            <text:p>Ria de Aveiro_1</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111_20140621T0830Z</text:p>
          </table:table-cell>
          <table:table-cell office:value-type="string">
            <text:p>Bucket, plastic</text:p>
          </table:table-cell>
          <table:table-cell office:value-type="string">
            <text:p>[OBJECTIVE: OSD2014 at PT MAINLAND][PLATFORM: Ground][DEVICE REPORTED: ACID WASHED RECIPIENT][DESCRIPTION: OSD111-RIA DE AVEIRO_1]</text:p>
          </table:table-cell>
          <table:table-cell office:value-type="string">
            <text:p>http://store.pangaea.de/Projects/OSD_2014/OSD111_20140621T0830Z.pdf</text:p>
          </table:table-cell>
          <table:table-cell office:value-type="string">
            <text:p>UTC+00</text:p>
          </table:table-cell>
          <table:table-cell office:value-type="string">
            <text:p>21-06-2014T08:30:00</text:p>
          </table:table-cell>
          <table:table-cell office:value-type="date" office:date-value="2014-06-21T08:30:00">
            <text:p>06/21/14 08:30 AM</text:p>
          </table:table-cell>
          <table:table-cell office:value-type="float" office:value="40.659875">
            <text:p>40.659875</text:p>
          </table:table-cell>
          <table:table-cell office:value-type="float" office:value="-8.703761">
            <text:p>-8.703761</text:p>
          </table:table-cell>
          <table:table-cell office:value-type="date" office:date-value="2014-06-21T08:50:00">
            <text:p>06/21/14 08:50 AM</text:p>
          </table:table-cell>
          <table:table-cell office:value-type="float" office:value="40.659875">
            <text:p>40.659875</text:p>
          </table:table-cell>
          <table:table-cell office:value-type="float" office:value="-8.703761">
            <text:p>-8.703761</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111_2014-06-21_0m_NPL022</text:p>
          </table:table-cell>
          <table:table-cell office:value-type="string">
            <text:p>ERS667554</text:p>
          </table:table-cell>
          <table:table-cell office:value-type="string">
            <text:p>http://www.ebi.ac.uk/ena/data/view/ERS667554</text:p>
          </table:table-cell>
          <table:table-cell office:value-type="string">
            <text:p>ABOKL54</text:p>
          </table:table-cell>
          <table:table-cell office:value-type="string">
            <text:p>SAMEA3275536</text:p>
          </table:table-cell>
          <table:table-cell office:value-type="string">
            <text:p>NPL022</text:p>
          </table:table-cell>
          <table:table-cell table:number-columns-repeated="7" office:value-type="string">
            <text:p>Not provided</text:p>
          </table:table-cell>
          <table:table-cell office:value-type="float" office:value="25.2">
            <text:p>25.2</text:p>
          </table:table-cell>
          <table:table-cell office:value-type="float" office:value="30">
            <text:p>30</text:p>
          </table:table-cell>
          <table:table-cell table:number-columns-repeated="20"/>
          <table:table-cell office:value-type="string">
            <text:p>PRT</text:p>
          </table:table-cell>
          <table:table-cell office:value-type="float" office:value="238">
            <text:p>238</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Iberian Coastal</text:p>
          </table:table-cell>
          <table:table-cell office:value-type="float" office:value="0">
            <text:p>0</text:p>
          </table:table-cell>
        </table:table-row>
        <table:table-row table:style-name="ro3">
          <table:table-cell office:value-type="float" office:value="113">
            <text:p>113</text:p>
          </table:table-cell>
          <table:table-cell office:value-type="string">
            <text:p>OSD113</text:p>
          </table:table-cell>
          <table:table-cell office:value-type="string">
            <text:p>CascaisWatch</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13_20140621T1125Z</text:p>
          </table:table-cell>
          <table:table-cell office:value-type="string">
            <text:p>Bottle, Niskin 8-L</text:p>
          </table:table-cell>
          <table:table-cell office:value-type="string">
            <text:p>[OBJECTIVE: Water sampling for the Ocean Sampling Day 2014 and zooplankton sampling for the monitoring station of the time-series CASCAIS-WATCH, the oceanographic observation programme of the Oceanography and Plankton Group of IPMA][PLATFORM: Research vessel][DEVICE REPORTED: Sterilized 8L-Niskin bottle, Seabird SBE 911p CTD][DESCRIPTION: Ocean water sample]</text:p>
          </table:table-cell>
          <table:table-cell office:value-type="string">
            <text:p>http://store.pangaea.de/Projects/OSD_2014/OSD113_20140621T1125Z.pdf</text:p>
          </table:table-cell>
          <table:table-cell office:value-type="string">
            <text:p>UTC+00</text:p>
          </table:table-cell>
          <table:table-cell office:value-type="string">
            <text:p>21-06-2014T11:25:00</text:p>
          </table:table-cell>
          <table:table-cell office:value-type="date" office:date-value="2014-06-21T11:25:00">
            <text:p>06/21/14 11:25 AM</text:p>
          </table:table-cell>
          <table:table-cell office:value-type="float" office:value="38.6667">
            <text:p>38.6667</text:p>
          </table:table-cell>
          <table:table-cell office:value-type="float" office:value="-9.4367">
            <text:p>-9.4367</text:p>
          </table:table-cell>
          <table:table-cell office:value-type="date" office:date-value="2014-06-21T12:00:00">
            <text:p>06/21/14 12:00 PM</text:p>
          </table:table-cell>
          <table:table-cell office:value-type="float" office:value="38.6667">
            <text:p>38.6667</text:p>
          </table:table-cell>
          <table:table-cell office:value-type="float" office:value="-9.4367">
            <text:p>-9.4367</text:p>
          </table:table-cell>
          <table:table-cell office:value-type="float" office:value="39">
            <text:p>39</text:p>
          </table:table-cell>
          <table:table-cell office:value-type="string">
            <text:p>pelagic isothermal surface (ENVO:1000080)</text:p>
          </table:table-cell>
          <table:table-cell office:value-type="string">
            <text:p>mesotrophic water (ENVO:2225)</text:p>
          </table:table-cell>
          <table:table-cell office:value-type="string">
            <text:p>OSD113_2014-06-21_39m_NPL022</text:p>
          </table:table-cell>
          <table:table-cell office:value-type="string">
            <text:p>ERS667553</text:p>
          </table:table-cell>
          <table:table-cell office:value-type="string">
            <text:p>http://www.ebi.ac.uk/ena/data/view/ERS667553</text:p>
          </table:table-cell>
          <table:table-cell office:value-type="string">
            <text:p>ABOKL76</text:p>
          </table:table-cell>
          <table:table-cell/>
          <table:table-cell office:value-type="string">
            <text:p>NPL022</text:p>
          </table:table-cell>
          <table:table-cell table:number-columns-repeated="7" office:value-type="string">
            <text:p>Not provided</text:p>
          </table:table-cell>
          <table:table-cell office:value-type="float" office:value="18">
            <text:p>18</text:p>
          </table:table-cell>
          <table:table-cell office:value-type="float" office:value="35.27">
            <text:p>35.27</text:p>
          </table:table-cell>
          <table:table-cell office:value-type="float" office:value="8.5">
            <text:p>8.5</text:p>
          </table:table-cell>
          <table:table-cell office:value-type="float" office:value="0.65">
            <text:p>0.65</text:p>
          </table:table-cell>
          <table:table-cell office:value-type="float" office:value="1.4225">
            <text:p>1.4225</text:p>
          </table:table-cell>
          <table:table-cell/>
          <table:table-cell office:value-type="float" office:value="0.055">
            <text:p>0.055</text:p>
          </table:table-cell>
          <table:table-cell table:number-columns-repeated="10"/>
          <table:table-cell office:value-type="float" office:value="3.515">
            <text:p>3.515</text:p>
          </table:table-cell>
          <table:table-cell office:value-type="float" office:value="6.135">
            <text:p>6.135</text:p>
          </table:table-cell>
          <table:table-cell table:number-columns-repeated="3"/>
          <table:table-cell office:value-type="string">
            <text:p>PRT</text:p>
          </table:table-cell>
          <table:table-cell office:value-type="float" office:value="2464">
            <text:p>2464</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Iberian Coastal</text:p>
          </table:table-cell>
          <table:table-cell office:value-type="float" office:value="0">
            <text:p>0</text:p>
          </table:table-cell>
        </table:table-row>
        <table:table-row table:style-name="ro3">
          <table:table-cell office:value-type="float" office:value="114">
            <text:p>114</text:p>
          </table:table-cell>
          <table:table-cell office:value-type="string">
            <text:p>OSD114</text:p>
          </table:table-cell>
          <table:table-cell office:value-type="string">
            <text:p>BerlengasWatch</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14_20140621T1005Z</text:p>
          </table:table-cell>
          <table:table-cell office:value-type="string">
            <text:p>Bottle, Niskin 8-L</text:p>
          </table:table-cell>
          <table:table-cell office:value-type="string">
            <text:p>[OBJECTIVE: Water sampling for the Ocean Sampling Day 2014 and zooplankton sampling for the monitoring station of the time-series BERLENGAS-WATCH, the oceanographic observation programme of the Oceanography and Plankton Group of IPMA, with the collaboration of the Marine Resources Research Group (GIRM) of Polytechnic Institute of Leiria][PLATFORM: Vessel][DEVICE REPORTED: Sterilized 8L-Niskin Bottle][DESCRIPTION: Ocean Water sample]</text:p>
          </table:table-cell>
          <table:table-cell office:value-type="string">
            <text:p>http://store.pangaea.de/Projects/OSD_2014/OSD114_20140621T1005Z.pdf</text:p>
          </table:table-cell>
          <table:table-cell office:value-type="string">
            <text:p>UTC+00</text:p>
          </table:table-cell>
          <table:table-cell office:value-type="string">
            <text:p>21-06-2014T10:05:00</text:p>
          </table:table-cell>
          <table:table-cell office:value-type="date" office:date-value="2014-06-21T10:05:00">
            <text:p>06/21/14 10:05 AM</text:p>
          </table:table-cell>
          <table:table-cell office:value-type="float" office:value="34.41">
            <text:p>34.41</text:p>
          </table:table-cell>
          <table:table-cell office:value-type="float" office:value="-9.51">
            <text:p>-9.51</text:p>
          </table:table-cell>
          <table:table-cell office:value-type="date" office:date-value="2014-06-21T10:30:00">
            <text:p>06/21/14 10:30 AM</text:p>
          </table:table-cell>
          <table:table-cell office:value-type="float" office:value="34.41">
            <text:p>34.41</text:p>
          </table:table-cell>
          <table:table-cell office:value-type="float" office:value="-9.51">
            <text:p>-9.51</text:p>
          </table:table-cell>
          <table:table-cell office:value-type="float" office:value="1">
            <text:p>1</text:p>
          </table:table-cell>
          <table:table-cell office:value-type="string">
            <text:p>surface water (ENVO:2042)</text:p>
          </table:table-cell>
          <table:table-cell office:value-type="string">
            <text:p>mesotrophic water (ENVO:2225)</text:p>
          </table:table-cell>
          <table:table-cell office:value-type="string">
            <text:p>OSD114_2014-06-21_1m_NPL022</text:p>
          </table:table-cell>
          <table:table-cell office:value-type="string">
            <text:p>ERS667552</text:p>
          </table:table-cell>
          <table:table-cell office:value-type="string">
            <text:p>http://www.ebi.ac.uk/ena/data/view/ERS667552</text:p>
          </table:table-cell>
          <table:table-cell office:value-type="string">
            <text:p>ABOKL85</text:p>
          </table:table-cell>
          <table:table-cell office:value-type="string">
            <text:p>SAMEA3275535</text:p>
          </table:table-cell>
          <table:table-cell office:value-type="string">
            <text:p>NPL022</text:p>
          </table:table-cell>
          <table:table-cell table:number-columns-repeated="7" office:value-type="string">
            <text:p>Not provided</text:p>
          </table:table-cell>
          <table:table-cell office:value-type="float" office:value="18.5">
            <text:p>18.5</text:p>
          </table:table-cell>
          <table:table-cell office:value-type="float" office:value="33.57">
            <text:p>33.57</text:p>
          </table:table-cell>
          <table:table-cell office:value-type="float" office:value="8.14">
            <text:p>8.14</text:p>
          </table:table-cell>
          <table:table-cell office:value-type="float" office:value="0.1275">
            <text:p>0.1275</text:p>
          </table:table-cell>
          <table:table-cell office:value-type="float" office:value="0.8675">
            <text:p>0.8675</text:p>
          </table:table-cell>
          <table:table-cell/>
          <table:table-cell office:value-type="float" office:value="0.02">
            <text:p>0.02</text:p>
          </table:table-cell>
          <table:table-cell table:number-columns-repeated="5"/>
          <table:table-cell office:value-type="float" office:value="8.33">
            <text:p>8.33</text:p>
          </table:table-cell>
          <table:table-cell table:number-columns-repeated="4"/>
          <table:table-cell office:value-type="float" office:value="1.305">
            <text:p>1.305</text:p>
          </table:table-cell>
          <table:table-cell office:value-type="float" office:value="1.6225">
            <text:p>1.6225</text:p>
          </table:table-cell>
          <table:table-cell table:number-columns-repeated="3"/>
          <table:table-cell office:value-type="string">
            <text:p>MAR</text:p>
          </table:table-cell>
          <table:table-cell office:value-type="float" office:value="156897">
            <text:p>156897</text:p>
          </table:table-cell>
          <table:table-cell office:value-type="string">
            <text:p>NASE</text:p>
          </table:table-cell>
          <table:table-cell office:value-type="string">
            <text:p>Westerlies - N. Atlantic Subtropical Gyral Province (East) (STGE)</text:p>
          </table:table-cell>
          <table:table-cell office:value-type="float" office:value="0">
            <text:p>0</text:p>
          </table:table-cell>
          <table:table-cell office:value-type="string">
            <text:p>Canary Current</text:p>
          </table:table-cell>
          <table:table-cell office:value-type="float" office:value="0">
            <text:p>0</text:p>
          </table:table-cell>
        </table:table-row>
        <table:table-row table:style-name="ro3">
          <table:table-cell office:value-type="float" office:value="115">
            <text:p>115</text:p>
          </table:table-cell>
          <table:table-cell office:value-type="string">
            <text:p>OSD115</text:p>
          </table:table-cell>
          <table:table-cell office:value-type="string">
            <text:p>Santa Cruz</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15_20140621T1430Z</text:p>
          </table:table-cell>
          <table:table-cell office:value-type="string">
            <text:p>Bucket, plastic</text:p>
          </table:table-cell>
          <table:table-cell office:value-type="string">
            <text:p>[OBJECTIVE: OSD2014 at PT MAINLAND][PLATFORM: Ground][DEVICE REPORTED: ACID WASHED RECIPIENT][DESCRIPTION: OSD115-SANTA CRUZ]</text:p>
          </table:table-cell>
          <table:table-cell office:value-type="string">
            <text:p>http://store.pangaea.de/Projects/OSD_2014/OSD115_20140621T1430Z.pdf</text:p>
          </table:table-cell>
          <table:table-cell office:value-type="string">
            <text:p>UTC+00</text:p>
          </table:table-cell>
          <table:table-cell office:value-type="string">
            <text:p>21-06-2014T14:30:00</text:p>
          </table:table-cell>
          <table:table-cell office:value-type="date" office:date-value="2014-06-21T14:30:00">
            <text:p>06/21/14 02:30 PM</text:p>
          </table:table-cell>
          <table:table-cell office:value-type="float" office:value="39.134347">
            <text:p>39.134347</text:p>
          </table:table-cell>
          <table:table-cell office:value-type="float" office:value="-9.384778">
            <text:p>-9.384778</text:p>
          </table:table-cell>
          <table:table-cell office:value-type="date" office:date-value="2014-06-21T14:45:00">
            <text:p>06/21/14 02:45 PM</text:p>
          </table:table-cell>
          <table:table-cell office:value-type="float" office:value="39.134347">
            <text:p>39.134347</text:p>
          </table:table-cell>
          <table:table-cell office:value-type="float" office:value="-9.384778">
            <text:p>-9.384778</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115_2014-06-21_0m_NPL022</text:p>
          </table:table-cell>
          <table:table-cell office:value-type="string">
            <text:p>ERS667551</text:p>
          </table:table-cell>
          <table:table-cell office:value-type="string">
            <text:p>http://www.ebi.ac.uk/ena/data/view/ERS667551</text:p>
          </table:table-cell>
          <table:table-cell office:value-type="string">
            <text:p>ABOKL47</text:p>
          </table:table-cell>
          <table:table-cell office:value-type="string">
            <text:p>SAMEA3275534</text:p>
          </table:table-cell>
          <table:table-cell office:value-type="string">
            <text:p>NPL022</text:p>
          </table:table-cell>
          <table:table-cell table:number-columns-repeated="7" office:value-type="string">
            <text:p>Not provided</text:p>
          </table:table-cell>
          <table:table-cell office:value-type="float" office:value="20.3">
            <text:p>20.3</text:p>
          </table:table-cell>
          <table:table-cell office:value-type="float" office:value="40">
            <text:p>40</text:p>
          </table:table-cell>
          <table:table-cell table:number-columns-repeated="20"/>
          <table:table-cell office:value-type="string">
            <text:p>PRT</text:p>
          </table:table-cell>
          <table:table-cell office:value-type="float" office:value="309">
            <text:p>309</text:p>
          </table:table-cell>
          <table:table-cell office:value-type="string">
            <text:p>CNRY</text:p>
          </table:table-cell>
          <table:table-cell office:value-type="string">
            <text:p>Coastal - Canary Coastal Province (EACB)</text:p>
          </table:table-cell>
          <table:table-cell office:value-type="float" office:value="0.000159673">
            <text:p>0.000159673</text:p>
          </table:table-cell>
          <table:table-cell office:value-type="string">
            <text:p>Iberian Coastal</text:p>
          </table:table-cell>
          <table:table-cell office:value-type="float" office:value="357">
            <text:p>357</text:p>
          </table:table-cell>
        </table:table-row>
        <table:table-row table:style-name="ro3">
          <table:table-cell office:value-type="float" office:value="116">
            <text:p>116</text:p>
          </table:table-cell>
          <table:table-cell office:value-type="string">
            <text:p>OSD116</text:p>
          </table:table-cell>
          <table:table-cell office:value-type="string">
            <text:p>Lagoa de Obidos</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116_20140621T1330Z</text:p>
          </table:table-cell>
          <table:table-cell office:value-type="string">
            <text:p>Bucket, plastic</text:p>
          </table:table-cell>
          <table:table-cell office:value-type="string">
            <text:p>[OBJECTIVE: OSD2014 at PT MAINLAND][PLATFORM: Ground][DEVICE REPORTED: ACID WASHED RECIPIENT][DESCRIPTION: OSD116-LAGOA DE ABIDOS]</text:p>
          </table:table-cell>
          <table:table-cell office:value-type="string">
            <text:p>http://store.pangaea.de/Projects/OSD_2014/OSD116_20140621T1330Z.pdf</text:p>
          </table:table-cell>
          <table:table-cell office:value-type="string">
            <text:p>UTC+00</text:p>
          </table:table-cell>
          <table:table-cell office:value-type="string">
            <text:p>21-06-2014T13:30:00</text:p>
          </table:table-cell>
          <table:table-cell office:value-type="date" office:date-value="2014-06-21T13:30:00">
            <text:p>06/21/14 01:30 PM</text:p>
          </table:table-cell>
          <table:table-cell office:value-type="float" office:value="39.415067">
            <text:p>39.415067</text:p>
          </table:table-cell>
          <table:table-cell office:value-type="float" office:value="-9.218828">
            <text:p>-9.218828</text:p>
          </table:table-cell>
          <table:table-cell office:value-type="date" office:date-value="2014-06-21T13:40:00">
            <text:p>06/21/14 01:40 PM</text:p>
          </table:table-cell>
          <table:table-cell office:value-type="float" office:value="39.415067">
            <text:p>39.415067</text:p>
          </table:table-cell>
          <table:table-cell office:value-type="float" office:value="-9.218828">
            <text:p>-9.218828</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116_2014-06-21_0m_NPL022</text:p>
          </table:table-cell>
          <table:table-cell office:value-type="string">
            <text:p>ERS667550</text:p>
          </table:table-cell>
          <table:table-cell office:value-type="string">
            <text:p>http://www.ebi.ac.uk/ena/data/view/ERS667550</text:p>
          </table:table-cell>
          <table:table-cell office:value-type="string">
            <text:p>ABOKL59</text:p>
          </table:table-cell>
          <table:table-cell office:value-type="string">
            <text:p>SAMEA3275533</text:p>
          </table:table-cell>
          <table:table-cell office:value-type="string">
            <text:p>NPL022</text:p>
          </table:table-cell>
          <table:table-cell table:number-columns-repeated="7" office:value-type="string">
            <text:p>Not provided</text:p>
          </table:table-cell>
          <table:table-cell office:value-type="float" office:value="24.7">
            <text:p>24.7</text:p>
          </table:table-cell>
          <table:table-cell office:value-type="float" office:value="22.5">
            <text:p>22.5</text:p>
          </table:table-cell>
          <table:table-cell table:number-columns-repeated="20"/>
          <table:table-cell office:value-type="string">
            <text:p>PRT</text:p>
          </table:table-cell>
          <table:table-cell office:value-type="float" office:value="613">
            <text:p>613</text:p>
          </table:table-cell>
          <table:table-cell office:value-type="string">
            <text:p>CNRY</text:p>
          </table:table-cell>
          <table:table-cell office:value-type="string">
            <text:p>Coastal - Canary Coastal Province (EACB)</text:p>
          </table:table-cell>
          <table:table-cell office:value-type="float" office:value="0.021473765">
            <text:p>0.021473765</text:p>
          </table:table-cell>
          <table:table-cell office:value-type="string">
            <text:p>Iberian Coastal</text:p>
          </table:table-cell>
          <table:table-cell office:value-type="float" office:value="0">
            <text:p>0</text:p>
          </table:table-cell>
        </table:table-row>
        <table:table-row table:style-name="ro3">
          <table:table-cell office:value-type="float" office:value="117">
            <text:p>117</text:p>
          </table:table-cell>
          <table:table-cell office:value-type="string">
            <text:p>OSD117</text:p>
          </table:table-cell>
          <table:table-cell office:value-type="string">
            <text:p>S Iberian Atlantic - Tavira Beach</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17_20140621T1610Z</text:p>
          </table:table-cell>
          <table:table-cell office:value-type="string">
            <text:p>Bucket, plastic 5-L</text:p>
          </table:table-cell>
          <table:table-cell office:value-type="string">
            <text:p>[OBJECTIVE: Water sampling for the Ocean Sampling Day, investigate ocean microbial diversity][PLATFORM: Beach/Intertidal zone structure][DEVICE REPORTED: Sterilized 5L-Bucket][DESCRIPTION: Ocean water sample]</text:p>
          </table:table-cell>
          <table:table-cell office:value-type="string">
            <text:p>http://store.pangaea.de/Projects/OSD_2014/OSD117_20140621T1610Z.pdf</text:p>
          </table:table-cell>
          <table:table-cell office:value-type="string">
            <text:p>UTC+00</text:p>
          </table:table-cell>
          <table:table-cell office:value-type="string">
            <text:p>21-06-2014T16:10:00</text:p>
          </table:table-cell>
          <table:table-cell office:value-type="date" office:date-value="2014-06-21T16:10:00">
            <text:p>06/21/14 04:10 PM</text:p>
          </table:table-cell>
          <table:table-cell office:value-type="float" office:value="37.167">
            <text:p>37.167</text:p>
          </table:table-cell>
          <table:table-cell office:value-type="float" office:value="-7.504">
            <text:p>-7.504</text:p>
          </table:table-cell>
          <table:table-cell office:value-type="date" office:date-value="2014-06-21T16:40:00">
            <text:p>06/21/14 04:40 PM</text:p>
          </table:table-cell>
          <table:table-cell office:value-type="float" office:value="37.167">
            <text:p>37.167</text:p>
          </table:table-cell>
          <table:table-cell office:value-type="float" office:value="-7.504">
            <text:p>-7.504</text:p>
          </table:table-cell>
          <table:table-cell office:value-type="float" office:value="0">
            <text:p>0</text:p>
          </table:table-cell>
          <table:table-cell office:value-type="string">
            <text:p>pelagic isothermal surface (ENVO:1000080)</text:p>
          </table:table-cell>
          <table:table-cell office:value-type="string">
            <text:p>mesotrophic water (ENVO:2225)</text:p>
          </table:table-cell>
          <table:table-cell office:value-type="string">
            <text:p>OSD117_2014-06-21_0m_NPL022</text:p>
          </table:table-cell>
          <table:table-cell office:value-type="string">
            <text:p>ERS667549</text:p>
          </table:table-cell>
          <table:table-cell office:value-type="string">
            <text:p>http://www.ebi.ac.uk/ena/data/view/ERS667549</text:p>
          </table:table-cell>
          <table:table-cell office:value-type="string">
            <text:p>ABOKL92</text:p>
          </table:table-cell>
          <table:table-cell office:value-type="string">
            <text:p>SAMEA3275532</text:p>
          </table:table-cell>
          <table:table-cell office:value-type="string">
            <text:p>NPL022</text:p>
          </table:table-cell>
          <table:table-cell table:number-columns-repeated="7" office:value-type="string">
            <text:p>Not provided</text:p>
          </table:table-cell>
          <table:table-cell office:value-type="float" office:value="23.64">
            <text:p>23.64</text:p>
          </table:table-cell>
          <table:table-cell office:value-type="float" office:value="37.93">
            <text:p>37.93</text:p>
          </table:table-cell>
          <table:table-cell/>
          <table:table-cell table:style-name="ce2" table:number-columns-repeated="2"/>
          <table:table-cell/>
          <table:table-cell table:style-name="ce2"/>
          <table:table-cell table:number-columns-repeated="10"/>
          <table:table-cell table:style-name="ce2" table:number-columns-repeated="2"/>
          <table:table-cell table:number-columns-repeated="3"/>
          <table:table-cell office:value-type="string">
            <text:p>PRT</text:p>
          </table:table-cell>
          <table:table-cell office:value-type="float" office:value="0">
            <text:p>0</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Iberian Coastal</text:p>
          </table:table-cell>
          <table:table-cell office:value-type="float" office:value="0">
            <text:p>0</text:p>
          </table:table-cell>
        </table:table-row>
        <table:table-row table:style-name="ro3">
          <table:table-cell office:value-type="float" office:value="118">
            <text:p>118</text:p>
          </table:table-cell>
          <table:table-cell office:value-type="string">
            <text:p>OSD118</text:p>
          </table:table-cell>
          <table:table-cell office:value-type="string">
            <text:p>Robert s Cove</text:p>
          </table:table-cell>
          <table:table-cell office:value-type="string">
            <text:p>Celtic Sea</text:p>
          </table:table-cell>
          <table:table-cell office:value-type="string">
            <text:p>http://marineregions.org/gazetteer.php?p=details&amp;id=2351</text:p>
          </table:table-cell>
          <table:table-cell office:value-type="string">
            <text:p>neritic epipelagic zone biome (ENVO:1000042)</text:p>
          </table:table-cell>
          <table:table-cell office:value-type="string">
            <text:p>OSD-Jun-2014</text:p>
          </table:table-cell>
          <table:table-cell office:value-type="string">
            <text:p>OSD118_20140621T1214Z</text:p>
          </table:table-cell>
          <table:table-cell office:value-type="string">
            <text:p>Bucket, plastic</text:p>
          </table:table-cell>
          <table:table-cell office:value-type="string">
            <text:p>[OBJECTIVE: Analysis of prokaryotic diversity in surface seawater.][PLATFORM: ENVO:00000000 SHORE][DEVICE REPORTED: Carboy][DESCRIPTION: Near-shore, surface seawater sampled. Seawater filtered on 0.22 uM Sterivex cartridges.]</text:p>
          </table:table-cell>
          <table:table-cell office:value-type="string">
            <text:p>http://store.pangaea.de/Projects/OSD_2014/OSD118_20140621T1214Z.pdf</text:p>
          </table:table-cell>
          <table:table-cell office:value-type="string">
            <text:p>UTC+00</text:p>
          </table:table-cell>
          <table:table-cell office:value-type="string">
            <text:p>21-06-2014T12:14:00</text:p>
          </table:table-cell>
          <table:table-cell office:value-type="date" office:date-value="2014-06-21T12:14:00">
            <text:p>06/21/14 12:14 PM</text:p>
          </table:table-cell>
          <table:table-cell office:value-type="float" office:value="51.7423">
            <text:p>51.7423</text:p>
          </table:table-cell>
          <table:table-cell office:value-type="float" office:value="-8.3112">
            <text:p>-8.3112</text:p>
          </table:table-cell>
          <table:table-cell office:value-type="date" office:date-value="2014-06-24T12:17:00">
            <text:p>06/24/14 12:17 PM</text:p>
          </table:table-cell>
          <table:table-cell office:value-type="float" office:value="51.7423">
            <text:p>51.7423</text:p>
          </table:table-cell>
          <table:table-cell office:value-type="float" office:value="-8.3112">
            <text:p>-8.3112</text:p>
          </table:table-cell>
          <table:table-cell office:value-type="float" office:value="0.2">
            <text:p>0.2</text:p>
          </table:table-cell>
          <table:table-cell office:value-type="string">
            <text:p>surface water (ENVO:2042)</text:p>
          </table:table-cell>
          <table:table-cell office:value-type="string">
            <text:p>sea water (ENVO:2149)</text:p>
          </table:table-cell>
          <table:table-cell office:value-type="string">
            <text:p>OSD118_2014-06-21_0.2m_NPL022</text:p>
          </table:table-cell>
          <table:table-cell office:value-type="string">
            <text:p>ERS667548</text:p>
          </table:table-cell>
          <table:table-cell office:value-type="string">
            <text:p>http://www.ebi.ac.uk/ena/data/view/ERS667548</text:p>
          </table:table-cell>
          <table:table-cell office:value-type="string">
            <text:p>ABOKM55</text:p>
          </table:table-cell>
          <table:table-cell office:value-type="string">
            <text:p>SAMEA3275531</text:p>
          </table:table-cell>
          <table:table-cell office:value-type="string">
            <text:p>NPL022</text:p>
          </table:table-cell>
          <table:table-cell table:number-columns-repeated="7" office:value-type="string">
            <text:p>Not provided</text:p>
          </table:table-cell>
          <table:table-cell office:value-type="float" office:value="18">
            <text:p>18</text:p>
          </table:table-cell>
          <table:table-cell office:value-type="float" office:value="38">
            <text:p>38</text:p>
          </table:table-cell>
          <table:table-cell office:value-type="float" office:value="8.93">
            <text:p>8.93</text:p>
          </table:table-cell>
          <table:table-cell office:value-type="float" office:value="5.2647">
            <text:p>5.2647</text:p>
          </table:table-cell>
          <table:table-cell office:value-type="float" office:value="0.8065">
            <text:p>0.8065</text:p>
          </table:table-cell>
          <table:table-cell/>
          <table:table-cell office:value-type="float" office:value="0.5435">
            <text:p>0.5435</text:p>
          </table:table-cell>
          <table:table-cell table:number-columns-repeated="10"/>
          <table:table-cell office:value-type="float" office:value="2.7778">
            <text:p>2.7778</text:p>
          </table:table-cell>
          <table:table-cell table:number-columns-repeated="4"/>
          <table:table-cell office:value-type="string">
            <text:p>IRL</text:p>
          </table:table-cell>
          <table:table-cell office:value-type="float" office:value="70">
            <text:p>70</text:p>
          </table:table-cell>
          <table:table-cell office:value-type="string">
            <text:p>NECS</text:p>
          </table:table-cell>
          <table:table-cell office:value-type="string">
            <text:p>Coastal - NE Atlantic Shelves Province</text:p>
          </table:table-cell>
          <table:table-cell office:value-type="float" office:value="0.000686768">
            <text:p>0.000686768</text:p>
          </table:table-cell>
          <table:table-cell office:value-type="string">
            <text:p>Celtic-Biscay Shelf</text:p>
          </table:table-cell>
          <table:table-cell office:value-type="float" office:value="52">
            <text:p>52</text:p>
          </table:table-cell>
        </table:table-row>
        <table:table-row table:style-name="ro3">
          <table:table-cell office:value-type="float" office:value="119">
            <text:p>119</text:p>
          </table:table-cell>
          <table:table-cell office:value-type="string">
            <text:p>OSD119</text:p>
          </table:table-cell>
          <table:table-cell office:value-type="string">
            <text:p>Progreso</text:p>
          </table:table-cell>
          <table:table-cell office:value-type="string">
            <text:p>Gulf of Mexico</text:p>
          </table:table-cell>
          <table:table-cell office:value-type="string">
            <text:p>http://marineregions.org/gazetteer.php?p=details&amp;id=4288</text:p>
          </table:table-cell>
          <table:table-cell office:value-type="string">
            <text:p>marine pelagic biome (ENVO:1000023)</text:p>
          </table:table-cell>
          <table:table-cell office:value-type="string">
            <text:p>OSD-Jun-2014</text:p>
          </table:table-cell>
          <table:table-cell office:value-type="string">
            <text:p>OSD119_20140621T1800Z</text:p>
          </table:table-cell>
          <table:table-cell office:value-type="string">
            <text:p>Bottle, Van Dorn</text:p>
          </table:table-cell>
          <table:table-cell office:value-type="string">
            <text:p>[OBJECTIVE: To collect environmental parameters and biological material for the OSD June 21st 2014][PLATFORM: Primero de Junio][DEVICE REPORTED: CTD and Van Dorn bottle samplers][DESCRIPTION: We collect 40 L of surface water in this point.]</text:p>
          </table:table-cell>
          <table:table-cell office:value-type="string">
            <text:p>http://store.pangaea.de/Projects/OSD_2014/OSD119_20140621T1800Z.pdf</text:p>
          </table:table-cell>
          <table:table-cell office:value-type="string">
            <text:p>UTC-06</text:p>
          </table:table-cell>
          <table:table-cell office:value-type="string">
            <text:p>21-06-2014T12:00:00</text:p>
          </table:table-cell>
          <table:table-cell office:value-type="date" office:date-value="2014-06-21T18:00:00">
            <text:p>06/21/14 06:00 PM</text:p>
          </table:table-cell>
          <table:table-cell office:value-type="float" office:value="21.3142">
            <text:p>21.3142</text:p>
          </table:table-cell>
          <table:table-cell office:value-type="float" office:value="-89.6712">
            <text:p>-89.6712</text:p>
          </table:table-cell>
          <table:table-cell office:value-type="date" office:date-value="2014-06-21T18:27:00">
            <text:p>06/21/14 06:27 PM</text:p>
          </table:table-cell>
          <table:table-cell office:value-type="float" office:value="21.3621">
            <text:p>21.3621</text:p>
          </table:table-cell>
          <table:table-cell office:value-type="float" office:value="-89.6602">
            <text:p>-89.6602</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119_2014-06-21_1m_NPL022</text:p>
          </table:table-cell>
          <table:table-cell office:value-type="string">
            <text:p>ERS667547</text:p>
          </table:table-cell>
          <table:table-cell office:value-type="string">
            <text:p>http://www.ebi.ac.uk/ena/data/view/ERS667547</text:p>
          </table:table-cell>
          <table:table-cell table:number-columns-repeated="2"/>
          <table:table-cell office:value-type="string">
            <text:p>NPL022</text:p>
          </table:table-cell>
          <table:table-cell table:number-columns-repeated="7" office:value-type="string">
            <text:p>Not provided</text:p>
          </table:table-cell>
          <table:table-cell office:value-type="float" office:value="25.8">
            <text:p>25.8</text:p>
          </table:table-cell>
          <table:table-cell office:value-type="float" office:value="36.2">
            <text:p>36.2</text:p>
          </table:table-cell>
          <table:table-cell office:value-type="float" office:value="7">
            <text:p>7</text:p>
          </table:table-cell>
          <table:table-cell/>
          <table:table-cell office:value-type="float" office:value="1.526">
            <text:p>1.526</text:p>
          </table:table-cell>
          <table:table-cell/>
          <table:table-cell office:value-type="float" office:value="0.115">
            <text:p>0.115</text:p>
          </table:table-cell>
          <table:table-cell table:number-columns-repeated="3"/>
          <table:table-cell office:value-type="float" office:value="55.6">
            <text:p>55.6</text:p>
          </table:table-cell>
          <table:table-cell table:number-columns-repeated="6"/>
          <table:table-cell office:value-type="float" office:value="0.438">
            <text:p>0.438</text:p>
          </table:table-cell>
          <table:table-cell table:number-columns-repeated="4"/>
          <table:table-cell office:value-type="string">
            <text:p>MEX</text:p>
          </table:table-cell>
          <table:table-cell office:value-type="float" office:value="2705">
            <text:p>2705</text:p>
          </table:table-cell>
          <table:table-cell office:value-type="string">
            <text:p>CARB</text:p>
          </table:table-cell>
          <table:table-cell office:value-type="string">
            <text:p>Trades - Caribbean Province</text:p>
          </table:table-cell>
          <table:table-cell office:value-type="float" office:value="0">
            <text:p>0</text:p>
          </table:table-cell>
          <table:table-cell office:value-type="string">
            <text:p>Gulf of Mexico</text:p>
          </table:table-cell>
          <table:table-cell office:value-type="float" office:value="0">
            <text:p>0</text:p>
          </table:table-cell>
        </table:table-row>
        <table:table-row table:style-name="ro3">
          <table:table-cell office:value-type="float" office:value="120">
            <text:p>120</text:p>
          </table:table-cell>
          <table:table-cell office:value-type="string">
            <text:p>OSD120</text:p>
          </table:table-cell>
          <table:table-cell office:value-type="string">
            <text:p>Dzilam</text:p>
          </table:table-cell>
          <table:table-cell office:value-type="string">
            <text:p>Gulf of Mexico</text:p>
          </table:table-cell>
          <table:table-cell office:value-type="string">
            <text:p>http://marineregions.org/gazetteer.php?p=details&amp;id=4288</text:p>
          </table:table-cell>
          <table:table-cell office:value-type="string">
            <text:p>marine pelagic biome (ENVO:1000023)</text:p>
          </table:table-cell>
          <table:table-cell office:value-type="string">
            <text:p>OSD-Jun-2014</text:p>
          </table:table-cell>
          <table:table-cell office:value-type="string">
            <text:p>OSD120_20140621T1813Z</text:p>
          </table:table-cell>
          <table:table-cell office:value-type="string">
            <text:p>Bottle, Van Dorn</text:p>
          </table:table-cell>
          <table:table-cell office:value-type="string">
            <text:p>[OBJECTIVE: To collect environmental parameters and biological material for the OSD June 2014][PLATFORM: without registration][DEVICE REPORTED: CTD and Van Dorn bottle samplers][DESCRIPTION: We collected 40 L ]</text:p>
          </table:table-cell>
          <table:table-cell office:value-type="string">
            <text:p>http://store.pangaea.de/Projects/OSD_2014/OSD120_20140621T1813Z.pdf</text:p>
          </table:table-cell>
          <table:table-cell office:value-type="string">
            <text:p>UTC-06</text:p>
          </table:table-cell>
          <table:table-cell office:value-type="string">
            <text:p>21-06-2014T12:13:00</text:p>
          </table:table-cell>
          <table:table-cell office:value-type="date" office:date-value="2014-06-21T18:13:00">
            <text:p>06/21/14 06:13 PM</text:p>
          </table:table-cell>
          <table:table-cell office:value-type="float" office:value="21.4934">
            <text:p>21.4934</text:p>
          </table:table-cell>
          <table:table-cell office:value-type="float" office:value="-88.8468">
            <text:p>-88.8468</text:p>
          </table:table-cell>
          <table:table-cell office:value-type="date" office:date-value="2014-06-21T19:00:00">
            <text:p>06/21/14 07:00 PM</text:p>
          </table:table-cell>
          <table:table-cell office:value-type="float" office:value="21.4934">
            <text:p>21.4934</text:p>
          </table:table-cell>
          <table:table-cell office:value-type="float" office:value="-88.8468">
            <text:p>-88.8468</text:p>
          </table:table-cell>
          <table:table-cell office:value-type="float" office:value="5">
            <text:p>5</text:p>
          </table:table-cell>
          <table:table-cell office:value-type="string">
            <text:p>surface water (ENVO:2042)</text:p>
          </table:table-cell>
          <table:table-cell office:value-type="string">
            <text:p>sea water (ENVO:2149)</text:p>
          </table:table-cell>
          <table:table-cell office:value-type="string">
            <text:p>OSD120_2014-06-21_5m_NPL022</text:p>
          </table:table-cell>
          <table:table-cell office:value-type="string">
            <text:p>ERS667546</text:p>
          </table:table-cell>
          <table:table-cell office:value-type="string">
            <text:p>http://www.ebi.ac.uk/ena/data/view/ERS667546</text:p>
          </table:table-cell>
          <table:table-cell table:number-columns-repeated="2"/>
          <table:table-cell office:value-type="string">
            <text:p>NPL022</text:p>
          </table:table-cell>
          <table:table-cell table:number-columns-repeated="7" office:value-type="string">
            <text:p>Not provided</text:p>
          </table:table-cell>
          <table:table-cell office:value-type="float" office:value="26.7">
            <text:p>26.7</text:p>
          </table:table-cell>
          <table:table-cell office:value-type="float" office:value="38.98">
            <text:p>38.98</text:p>
          </table:table-cell>
          <table:table-cell office:value-type="float" office:value="6">
            <text:p>6</text:p>
          </table:table-cell>
          <table:table-cell/>
          <table:table-cell office:value-type="float" office:value="1.493">
            <text:p>1.493</text:p>
          </table:table-cell>
          <table:table-cell/>
          <table:table-cell office:value-type="float" office:value="0.052">
            <text:p>0.052</text:p>
          </table:table-cell>
          <table:table-cell table:number-columns-repeated="10"/>
          <table:table-cell office:value-type="float" office:value="0.438">
            <text:p>0.438</text:p>
          </table:table-cell>
          <table:table-cell office:value-type="float" office:value="3.6">
            <text:p>3.6</text:p>
          </table:table-cell>
          <table:table-cell table:number-columns-repeated="3"/>
          <table:table-cell office:value-type="string">
            <text:p>MEX</text:p>
          </table:table-cell>
          <table:table-cell office:value-type="float" office:value="9007">
            <text:p>9007</text:p>
          </table:table-cell>
          <table:table-cell office:value-type="string">
            <text:p>CARB</text:p>
          </table:table-cell>
          <table:table-cell office:value-type="string">
            <text:p>Trades - Caribbean Province</text:p>
          </table:table-cell>
          <table:table-cell office:value-type="float" office:value="0">
            <text:p>0</text:p>
          </table:table-cell>
          <table:table-cell office:value-type="string">
            <text:p>Gulf of Mexico</text:p>
          </table:table-cell>
          <table:table-cell office:value-type="float" office:value="0">
            <text:p>0</text:p>
          </table:table-cell>
        </table:table-row>
        <table:table-row table:style-name="ro3">
          <table:table-cell office:value-type="float" office:value="121">
            <text:p>121</text:p>
          </table:table-cell>
          <table:table-cell office:value-type="string">
            <text:p>OSD121</text:p>
          </table:table-cell>
          <table:table-cell office:value-type="string">
            <text:p>Celestun</text:p>
          </table:table-cell>
          <table:table-cell office:value-type="string">
            <text:p>Gulf of Mexico</text:p>
          </table:table-cell>
          <table:table-cell office:value-type="string">
            <text:p>http://marineregions.org/gazetteer.php?p=details&amp;id=4288</text:p>
          </table:table-cell>
          <table:table-cell office:value-type="string">
            <text:p>marine pelagic biome (ENVO:1000023)</text:p>
          </table:table-cell>
          <table:table-cell office:value-type="string">
            <text:p>OSD-Jun-2014</text:p>
          </table:table-cell>
          <table:table-cell office:value-type="string">
            <text:p>OSD121_20140621T1759Z</text:p>
          </table:table-cell>
          <table:table-cell office:value-type="string">
            <text:p>Bottle, Van Dorn</text:p>
          </table:table-cell>
          <table:table-cell office:value-type="string">
            <text:p>[OBJECTIVE: To collect environmental parameters and biological material for the OSD 2014][PLATFORM: without registration][DEVICE REPORTED: CTD and Van Dorn bottle samplers][DESCRIPTION: We collected 40 L of water ]</text:p>
          </table:table-cell>
          <table:table-cell office:value-type="string">
            <text:p>http://store.pangaea.de/Projects/OSD_2014/OSD121_20140621T1759Z.pdf</text:p>
          </table:table-cell>
          <table:table-cell office:value-type="string">
            <text:p>UTC-06</text:p>
          </table:table-cell>
          <table:table-cell office:value-type="string">
            <text:p>21-06-2014T11:59:00</text:p>
          </table:table-cell>
          <table:table-cell office:value-type="date" office:date-value="2014-06-21T17:59:00">
            <text:p>06/21/14 05:59 PM</text:p>
          </table:table-cell>
          <table:table-cell office:value-type="float" office:value="20.8841">
            <text:p>20.8841</text:p>
          </table:table-cell>
          <table:table-cell office:value-type="float" office:value="-90.4967">
            <text:p>-90.4967</text:p>
          </table:table-cell>
          <table:table-cell office:value-type="date" office:date-value="2014-06-21T18:30:00">
            <text:p>06/21/14 06:30 PM</text:p>
          </table:table-cell>
          <table:table-cell office:value-type="float" office:value="20.8841">
            <text:p>20.8841</text:p>
          </table:table-cell>
          <table:table-cell office:value-type="float" office:value="-90.4967">
            <text:p>-90.4967</text:p>
          </table:table-cell>
          <table:table-cell office:value-type="float" office:value="5">
            <text:p>5</text:p>
          </table:table-cell>
          <table:table-cell office:value-type="string">
            <text:p>surface water (ENVO:2042)</text:p>
          </table:table-cell>
          <table:table-cell office:value-type="string">
            <text:p>sea water (ENVO:2149)</text:p>
          </table:table-cell>
          <table:table-cell office:value-type="string">
            <text:p>OSD121_2014-06-21_5m_NPL022</text:p>
          </table:table-cell>
          <table:table-cell office:value-type="string">
            <text:p>ERS667545</text:p>
          </table:table-cell>
          <table:table-cell office:value-type="string">
            <text:p>http://www.ebi.ac.uk/ena/data/view/ERS667545</text:p>
          </table:table-cell>
          <table:table-cell table:number-columns-repeated="2"/>
          <table:table-cell office:value-type="string">
            <text:p>NPL022</text:p>
          </table:table-cell>
          <table:table-cell table:number-columns-repeated="7" office:value-type="string">
            <text:p>Not provided</text:p>
          </table:table-cell>
          <table:table-cell office:value-type="float" office:value="28.6">
            <text:p>28.6</text:p>
          </table:table-cell>
          <table:table-cell office:value-type="float" office:value="36.8">
            <text:p>36.8</text:p>
          </table:table-cell>
          <table:table-cell office:value-type="float" office:value="7">
            <text:p>7</text:p>
          </table:table-cell>
          <table:table-cell/>
          <table:table-cell office:value-type="float" office:value="1.493">
            <text:p>1.493</text:p>
          </table:table-cell>
          <table:table-cell/>
          <table:table-cell office:value-type="float" office:value="0.052">
            <text:p>0.052</text:p>
          </table:table-cell>
          <table:table-cell table:number-columns-repeated="3"/>
          <table:table-cell office:value-type="float" office:value="60.7">
            <text:p>60.7</text:p>
          </table:table-cell>
          <table:table-cell table:number-columns-repeated="6"/>
          <table:table-cell office:value-type="float" office:value="0.406">
            <text:p>0.406</text:p>
          </table:table-cell>
          <table:table-cell office:value-type="float" office:value="3.6">
            <text:p>3.6</text:p>
          </table:table-cell>
          <table:table-cell table:number-columns-repeated="3"/>
          <table:table-cell office:value-type="string">
            <text:p>MEX</text:p>
          </table:table-cell>
          <table:table-cell office:value-type="float" office:value="11090">
            <text:p>11090</text:p>
          </table:table-cell>
          <table:table-cell office:value-type="string">
            <text:p>CARB</text:p>
          </table:table-cell>
          <table:table-cell office:value-type="string">
            <text:p>Trades - Caribbean Province</text:p>
          </table:table-cell>
          <table:table-cell office:value-type="float" office:value="0">
            <text:p>0</text:p>
          </table:table-cell>
          <table:table-cell office:value-type="string">
            <text:p>Gulf of Mexico</text:p>
          </table:table-cell>
          <table:table-cell office:value-type="float" office:value="0">
            <text:p>0</text:p>
          </table:table-cell>
        </table:table-row>
        <table:table-row table:style-name="ro3">
          <table:table-cell office:value-type="float" office:value="122">
            <text:p>122</text:p>
          </table:table-cell>
          <table:table-cell office:value-type="string">
            <text:p>OSD122</text:p>
          </table:table-cell>
          <table:table-cell office:value-type="string">
            <text:p>Station A Gulf Of Eilat</text:p>
          </table:table-cell>
          <table:table-cell office:value-type="string">
            <text:p>Gulf of Aqaba</text:p>
          </table:table-cell>
          <table:table-cell office:value-type="string">
            <text:p>http://marineregions.org/gazetteer.php?p=details&amp;id=4263</text:p>
          </table:table-cell>
          <table:table-cell office:value-type="string">
            <text:p>marine biome (ENVO:447)</text:p>
          </table:table-cell>
          <table:table-cell office:value-type="string">
            <text:p>OSD-Jun-2014</text:p>
          </table:table-cell>
          <table:table-cell office:value-type="string">
            <text:p>OSD122_20140622T0745Z</text:p>
          </table:table-cell>
          <table:table-cell office:value-type="string">
            <text:p>Water pump</text:p>
          </table:table-cell>
          <table:table-cell office:value-type="string">
            <text:p>[OBJECTIVE: Sampling for OSD][PLATFORM: boat][DEVICE REPORTED: pump][DESCRIPTION: OSD3-06-14 St a1 eilat NPL022 1Surface]</text:p>
          </table:table-cell>
          <table:table-cell office:value-type="string">
            <text:p>http://store.pangaea.de/Projects/OSD_2014/OSD122_20140622T0745Z.pdf</text:p>
          </table:table-cell>
          <table:table-cell office:value-type="string">
            <text:p>UTC+02</text:p>
          </table:table-cell>
          <table:table-cell office:value-type="string">
            <text:p>22-06-2014T09:45:00</text:p>
          </table:table-cell>
          <table:table-cell office:value-type="date" office:date-value="2014-06-22T07:45:00">
            <text:p>06/22/14 07:45 AM</text:p>
          </table:table-cell>
          <table:table-cell office:value-type="float" office:value="29.4667">
            <text:p>29.4667</text:p>
          </table:table-cell>
          <table:table-cell office:value-type="float" office:value="34.9291">
            <text:p>34.9291</text:p>
          </table:table-cell>
          <table:table-cell office:value-type="date" office:date-value="2014-06-22T08:45:00">
            <text:p>06/22/14 08:45 AM</text:p>
          </table:table-cell>
          <table:table-cell office:value-type="float" office:value="29.4667">
            <text:p>29.4667</text:p>
          </table:table-cell>
          <table:table-cell office:value-type="float" office:value="34.9291">
            <text:p>34.9291</text:p>
          </table:table-cell>
          <table:table-cell office:value-type="float" office:value="0">
            <text:p>0</text:p>
          </table:table-cell>
          <table:table-cell office:value-type="string">
            <text:p>surface water (ENVO:2042)</text:p>
          </table:table-cell>
          <table:table-cell office:value-type="string">
            <text:p>oligotrophic water (ENVO:2223)</text:p>
          </table:table-cell>
          <table:table-cell office:value-type="string">
            <text:p>OSD122_2014-06-22_0m_NPL022</text:p>
          </table:table-cell>
          <table:table-cell office:value-type="string">
            <text:p>ERS667544</text:p>
          </table:table-cell>
          <table:table-cell office:value-type="string">
            <text:p>http://www.ebi.ac.uk/ena/data/view/ERS667544</text:p>
          </table:table-cell>
          <table:table-cell office:value-type="string">
            <text:p>ABOKM54</text:p>
          </table:table-cell>
          <table:table-cell office:value-type="string">
            <text:p>SAMEA3275530</text:p>
          </table:table-cell>
          <table:table-cell office:value-type="string">
            <text:p>NPL022</text:p>
          </table:table-cell>
          <table:table-cell table:number-columns-repeated="7" office:value-type="string">
            <text:p>Not provided</text:p>
          </table:table-cell>
          <table:table-cell office:value-type="float" office:value="24">
            <text:p>24</text:p>
          </table:table-cell>
          <table:table-cell office:value-type="float" office:value="40.5">
            <text:p>40.5</text:p>
          </table:table-cell>
          <table:table-cell table:number-columns-repeated="2"/>
          <table:table-cell office:value-type="float" office:value="0.25">
            <text:p>0.25</text:p>
          </table:table-cell>
          <table:table-cell/>
          <table:table-cell office:value-type="float" office:value="0.01">
            <text:p>0.01</text:p>
          </table:table-cell>
          <table:table-cell table:number-columns-repeated="11"/>
          <table:table-cell office:value-type="float" office:value="0.69">
            <text:p>0.69</text:p>
          </table:table-cell>
          <table:table-cell/>
          <table:table-cell office:value-type="float" office:value="0.106">
            <text:p>0.106</text:p>
          </table:table-cell>
          <table:table-cell/>
          <table:table-cell office:value-type="string">
            <text:p>ISR</text:p>
          </table:table-cell>
          <table:table-cell office:value-type="float" office:value="3703">
            <text:p>3703</text:p>
          </table:table-cell>
          <table:table-cell office:value-type="string">
            <text:p>REDS</text:p>
          </table:table-cell>
          <table:table-cell office:value-type="string">
            <text:p>Coastal - Red Sea, Persian Gulf Province</text:p>
          </table:table-cell>
          <table:table-cell office:value-type="float" office:value="0">
            <text:p>0</text:p>
          </table:table-cell>
          <table:table-cell office:value-type="string">
            <text:p>Red Sea</text:p>
          </table:table-cell>
          <table:table-cell office:value-type="float" office:value="0">
            <text:p>0</text:p>
          </table:table-cell>
        </table:table-row>
        <table:table-row table:style-name="ro3">
          <table:table-cell office:value-type="float" office:value="123">
            <text:p>123</text:p>
          </table:table-cell>
          <table:table-cell office:value-type="string">
            <text:p>OSD123</text:p>
          </table:table-cell>
          <table:table-cell office:value-type="string">
            <text:p>Shikmona</text:p>
          </table:table-cell>
          <table:table-cell office:value-type="string">
            <text:p>Mediterranean Sea - Eastern Basin</text:p>
          </table:table-cell>
          <table:table-cell office:value-type="string">
            <text:p>http://marineregions.org/gazetteer.php?p=details&amp;id=4280</text:p>
          </table:table-cell>
          <table:table-cell office:value-type="string">
            <text:p>marine subtidal rocky reef biome (ENVO:1000050)</text:p>
          </table:table-cell>
          <table:table-cell office:value-type="string">
            <text:p>OSD-Jun-2014</text:p>
          </table:table-cell>
          <table:table-cell office:value-type="string">
            <text:p>OSD123_20140622T0900Z</text:p>
          </table:table-cell>
          <table:table-cell office:value-type="string">
            <text:p>Bottle, unknown 20-L</text:p>
          </table:table-cell>
          <table:table-cell office:value-type="string">
            <text:p>[OBJECTIVE: to characterize the bacterial dynamics at routinely offshore coastal station][PLATFORM: Not reported][DEVICE REPORTED: 20L bottles][DESCRIPTION: Sampling for OSD]</text:p>
          </table:table-cell>
          <table:table-cell office:value-type="string">
            <text:p>http://store.pangaea.de/Projects/OSD_2014/OSD123_20140622T0900Z.pdf</text:p>
          </table:table-cell>
          <table:table-cell office:value-type="string">
            <text:p>UTC+02</text:p>
          </table:table-cell>
          <table:table-cell office:value-type="string">
            <text:p>22-06-2014T11:00:00</text:p>
          </table:table-cell>
          <table:table-cell office:value-type="date" office:date-value="2014-06-22T09:00:00">
            <text:p>06/22/14 09:00 AM</text:p>
          </table:table-cell>
          <table:table-cell office:value-type="float" office:value="32.822">
            <text:p>32.822</text:p>
          </table:table-cell>
          <table:table-cell office:value-type="float" office:value="32.954">
            <text:p>32.954</text:p>
          </table:table-cell>
          <table:table-cell office:value-type="date" office:date-value="2014-06-22T11:00:00">
            <text:p>06/22/14 11:00 AM</text:p>
          </table:table-cell>
          <table:table-cell office:value-type="float" office:value="32.822">
            <text:p>32.822</text:p>
          </table:table-cell>
          <table:table-cell office:value-type="float" office:value="32.954">
            <text:p>32.954</text:p>
          </table:table-cell>
          <table:table-cell office:value-type="float" office:value="3.5">
            <text:p>3.5</text:p>
          </table:table-cell>
          <table:table-cell office:value-type="string">
            <text:p>marine subtidal rocky reef (ENVO:1000150)</text:p>
          </table:table-cell>
          <table:table-cell office:value-type="string">
            <text:p>coastal sea water (ENVO:2150)</text:p>
          </table:table-cell>
          <table:table-cell office:value-type="string">
            <text:p>OSD123_2014-06-22_3.5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27">
            <text:p>27</text:p>
          </table:table-cell>
          <table:table-cell office:value-type="float" office:value="39.4">
            <text:p>39.4</text:p>
          </table:table-cell>
          <table:table-cell/>
          <table:table-cell office:value-type="float" office:value="0.02">
            <text:p>0.02</text:p>
          </table:table-cell>
          <table:table-cell table:number-columns-repeated="18"/>
          <table:table-cell office:value-type="string">
            <text:p>EGY</text:p>
          </table:table-cell>
          <table:table-cell office:value-type="float" office:value="173306">
            <text:p>173306</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123">
            <text:p>123</text:p>
          </table:table-cell>
          <table:table-cell office:value-type="string">
            <text:p>OSD123</text:p>
          </table:table-cell>
          <table:table-cell office:value-type="string">
            <text:p>Shikmona</text:p>
          </table:table-cell>
          <table:table-cell office:value-type="string">
            <text:p>Mediterranean Sea - Eastern Basin</text:p>
          </table:table-cell>
          <table:table-cell office:value-type="string">
            <text:p>http://marineregions.org/gazetteer.php?p=details&amp;id=4280</text:p>
          </table:table-cell>
          <table:table-cell office:value-type="string">
            <text:p>marine biome (ENVO:447)</text:p>
          </table:table-cell>
          <table:table-cell office:value-type="string">
            <text:p>OSD-Jun-2014</text:p>
          </table:table-cell>
          <table:table-cell office:value-type="string">
            <text:p>OSD123_20140622T0900Z</text:p>
          </table:table-cell>
          <table:table-cell office:value-type="string">
            <text:p>Bottle, unknown 20-L</text:p>
          </table:table-cell>
          <table:table-cell office:value-type="string">
            <text:p>[OBJECTIVE: to characterize the bacterial dynamics at routinely offshore coastal station][PLATFORM: Not reported][DEVICE REPORTED: 20L bottles][DESCRIPTION: Sampling for OSD]</text:p>
          </table:table-cell>
          <table:table-cell office:value-type="string">
            <text:p>http://store.pangaea.de/Projects/OSD_2014/OSD123_20140622T0900Z.pdf</text:p>
          </table:table-cell>
          <table:table-cell office:value-type="string">
            <text:p>UTC+02</text:p>
          </table:table-cell>
          <table:table-cell office:value-type="string">
            <text:p>22-06-2014T11:00:00</text:p>
          </table:table-cell>
          <table:table-cell office:value-type="date" office:date-value="2014-06-22T09:00:00">
            <text:p>06/22/14 09:00 AM</text:p>
          </table:table-cell>
          <table:table-cell office:value-type="float" office:value="32.822">
            <text:p>32.822</text:p>
          </table:table-cell>
          <table:table-cell office:value-type="float" office:value="32.954">
            <text:p>32.954</text:p>
          </table:table-cell>
          <table:table-cell office:value-type="date" office:date-value="2014-06-22T11:00:00">
            <text:p>06/22/14 11:00 AM</text:p>
          </table:table-cell>
          <table:table-cell office:value-type="float" office:value="32.822">
            <text:p>32.822</text:p>
          </table:table-cell>
          <table:table-cell office:value-type="float" office:value="32.954">
            <text:p>32.954</text:p>
          </table:table-cell>
          <table:table-cell office:value-type="float" office:value="4">
            <text:p>4</text:p>
          </table:table-cell>
          <table:table-cell office:value-type="string">
            <text:p>surface water (ENVO:2042)</text:p>
          </table:table-cell>
          <table:table-cell office:value-type="string">
            <text:p>sea water (ENVO:2149)</text:p>
          </table:table-cell>
          <table:table-cell office:value-type="string">
            <text:p>OSD123_2014-06-22_4m_NPL022</text:p>
          </table:table-cell>
          <table:table-cell office:value-type="string">
            <text:p>ERS667543</text:p>
          </table:table-cell>
          <table:table-cell office:value-type="string">
            <text:p>http://www.ebi.ac.uk/ena/data/view/ERS667543</text:p>
          </table:table-cell>
          <table:table-cell office:value-type="string">
            <text:p>ABOKL83</text:p>
          </table:table-cell>
          <table:table-cell office:value-type="string">
            <text:p>SAMEA3275529</text:p>
          </table:table-cell>
          <table:table-cell office:value-type="string">
            <text:p>NPL022</text:p>
          </table:table-cell>
          <table:table-cell table:number-columns-repeated="7" office:value-type="string">
            <text:p>Not provided</text:p>
          </table:table-cell>
          <table:table-cell office:value-type="float" office:value="27">
            <text:p>27</text:p>
          </table:table-cell>
          <table:table-cell office:value-type="float" office:value="39.4">
            <text:p>39.4</text:p>
          </table:table-cell>
          <table:table-cell/>
          <table:table-cell office:value-type="float" office:value="0.02">
            <text:p>0.02</text:p>
          </table:table-cell>
          <table:table-cell office:value-type="float" office:value="0.34">
            <text:p>0.34</text:p>
          </table:table-cell>
          <table:table-cell table:number-columns-repeated="6"/>
          <table:table-cell office:value-type="float" office:value="6.7">
            <text:p>6.7</text:p>
          </table:table-cell>
          <table:table-cell table:number-columns-repeated="3"/>
          <table:table-cell office:value-type="float" office:value="4">
            <text:p>4</text:p>
          </table:table-cell>
          <table:table-cell table:number-columns-repeated="6"/>
          <table:table-cell office:value-type="string">
            <text:p>EGY</text:p>
          </table:table-cell>
          <table:table-cell office:value-type="float" office:value="173306">
            <text:p>173306</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124">
            <text:p>124</text:p>
          </table:table-cell>
          <table:table-cell office:value-type="string">
            <text:p>OSD124</text:p>
          </table:table-cell>
          <table:table-cell office:value-type="string">
            <text:p>Osaka Bay</text:p>
          </table:table-cell>
          <table:table-cell office:value-type="string">
            <text:p>Japan Sea</text:p>
          </table:table-cell>
          <table:table-cell office:value-type="string">
            <text:p>http://marineregions.org/gazetteer.php?p=details&amp;id=4307</text:p>
          </table:table-cell>
          <table:table-cell office:value-type="string">
            <text:p>marine biome (ENVO:447)</text:p>
          </table:table-cell>
          <table:table-cell office:value-type="string">
            <text:p>OSD-Jun-2014</text:p>
          </table:table-cell>
          <table:table-cell office:value-type="string">
            <text:p>OSD124_20140621T0325Z</text:p>
          </table:table-cell>
          <table:table-cell office:value-type="string">
            <text:p>not_given</text:p>
          </table:table-cell>
          <table:table-cell office:value-type="string">
            <text:p>[OBJECTIVE: Marine biome and virome][PLATFORM: Vessel at fixed position][DEVICE REPORTED: Not reported][DESCRIPTION: In this site, the ocean water and coastal water is sporadically interchanged.]</text:p>
          </table:table-cell>
          <table:table-cell office:value-type="string">
            <text:p>http://store.pangaea.de/Projects/OSD_2014/OSD124_20140621T0325Z.pdf</text:p>
          </table:table-cell>
          <table:table-cell office:value-type="string">
            <text:p>UTC+09</text:p>
          </table:table-cell>
          <table:table-cell office:value-type="string">
            <text:p>21-06-2014T12:25:00</text:p>
          </table:table-cell>
          <table:table-cell office:value-type="date" office:date-value="2014-06-21T03:25:00">
            <text:p>06/21/14 03:25 AM</text:p>
          </table:table-cell>
          <table:table-cell office:value-type="float" office:value="34.32444">
            <text:p>34.32444</text:p>
          </table:table-cell>
          <table:table-cell office:value-type="float" office:value="135.12083">
            <text:p>135.12083</text:p>
          </table:table-cell>
          <table:table-cell office:value-type="date" office:date-value="2014-06-21T03:40:00">
            <text:p>06/21/14 03:40 AM</text:p>
          </table:table-cell>
          <table:table-cell office:value-type="float" office:value="34.32444">
            <text:p>34.32444</text:p>
          </table:table-cell>
          <table:table-cell office:value-type="float" office:value="135.12083">
            <text:p>135.12083</text:p>
          </table:table-cell>
          <table:table-cell office:value-type="float" office:value="5">
            <text:p>5</text:p>
          </table:table-cell>
          <table:table-cell office:value-type="string">
            <text:p>surface water (ENVO:2042)</text:p>
          </table:table-cell>
          <table:table-cell office:value-type="string">
            <text:p>sea water (ENVO:2149)</text:p>
          </table:table-cell>
          <table:table-cell office:value-type="string">
            <text:p>OSD124_2014-06-21_5m_NE08</text:p>
          </table:table-cell>
          <table:table-cell office:value-type="string">
            <text:p>ERS667542</text:p>
          </table:table-cell>
          <table:table-cell office:value-type="string">
            <text:p>http://www.ebi.ac.uk/ena/data/view/ERS667542</text:p>
          </table:table-cell>
          <table:table-cell office:value-type="string">
            <text:p>ABOKM91</text:p>
          </table:table-cell>
          <table:table-cell office:value-type="string">
            <text:p>SAMEA3275528</text:p>
          </table:table-cell>
          <table:table-cell office:value-type="string">
            <text:p>NE08</text:p>
          </table:table-cell>
          <table:table-cell table:number-columns-repeated="7" office:value-type="string">
            <text:p>Not provided</text:p>
          </table:table-cell>
          <table:table-cell office:value-type="float" office:value="21.15">
            <text:p>21.15</text:p>
          </table:table-cell>
          <table:table-cell office:value-type="float" office:value="33.19">
            <text:p>33.19</text:p>
          </table:table-cell>
          <table:table-cell table:number-columns-repeated="20"/>
          <table:table-cell office:value-type="string">
            <text:p>JPN</text:p>
          </table:table-cell>
          <table:table-cell office:value-type="float" office:value="422">
            <text:p>422</text:p>
          </table:table-cell>
          <table:table-cell office:value-type="string">
            <text:p>KURO</text:p>
          </table:table-cell>
          <table:table-cell office:value-type="string">
            <text:p>Westerlies - Kuroshio Current Province</text:p>
          </table:table-cell>
          <table:table-cell office:value-type="float" office:value="0">
            <text:p>0</text:p>
          </table:table-cell>
          <table:table-cell office:value-type="string">
            <text:p>Kuroshio Current</text:p>
          </table:table-cell>
          <table:table-cell office:value-type="float" office:value="0">
            <text:p>0</text:p>
          </table:table-cell>
        </table:table-row>
        <table:table-row table:style-name="ro3">
          <table:table-cell office:value-type="float" office:value="124">
            <text:p>124</text:p>
          </table:table-cell>
          <table:table-cell office:value-type="string">
            <text:p>OSD124</text:p>
          </table:table-cell>
          <table:table-cell office:value-type="string">
            <text:p>Osaka Bay</text:p>
          </table:table-cell>
          <table:table-cell office:value-type="string">
            <text:p>Japan Sea</text:p>
          </table:table-cell>
          <table:table-cell office:value-type="string">
            <text:p>http://marineregions.org/gazetteer.php?p=details&amp;id=4307</text:p>
          </table:table-cell>
          <table:table-cell office:value-type="string">
            <text:p>marine biome (ENVO:447)</text:p>
          </table:table-cell>
          <table:table-cell office:value-type="string">
            <text:p>OSD-Jun-2014</text:p>
          </table:table-cell>
          <table:table-cell office:value-type="string">
            <text:p>OSD124_20140621T0325Z</text:p>
          </table:table-cell>
          <table:table-cell office:value-type="string">
            <text:p>not_given</text:p>
          </table:table-cell>
          <table:table-cell office:value-type="string">
            <text:p>[OBJECTIVE: Marine biome and virome][PLATFORM: Vessel at fixed position][DEVICE REPORTED: Not reported][DESCRIPTION: In this site, the ocean water and coastal water is sporadically interchanged.]</text:p>
          </table:table-cell>
          <table:table-cell office:value-type="string">
            <text:p>http://store.pangaea.de/Projects/OSD_2014/OSD124_20140621T0325Z.pdf</text:p>
          </table:table-cell>
          <table:table-cell office:value-type="string">
            <text:p>UTC+09</text:p>
          </table:table-cell>
          <table:table-cell office:value-type="string">
            <text:p>21-06-2014T12:25:00</text:p>
          </table:table-cell>
          <table:table-cell office:value-type="date" office:date-value="2014-06-21T03:25:00">
            <text:p>06/21/14 03:25 AM</text:p>
          </table:table-cell>
          <table:table-cell office:value-type="float" office:value="34.32444">
            <text:p>34.32444</text:p>
          </table:table-cell>
          <table:table-cell office:value-type="float" office:value="135.12083">
            <text:p>135.12083</text:p>
          </table:table-cell>
          <table:table-cell office:value-type="date" office:date-value="2014-06-21T03:40:00">
            <text:p>06/21/14 03:40 AM</text:p>
          </table:table-cell>
          <table:table-cell office:value-type="float" office:value="34.32444">
            <text:p>34.32444</text:p>
          </table:table-cell>
          <table:table-cell office:value-type="float" office:value="135.12083">
            <text:p>135.12083</text:p>
          </table:table-cell>
          <table:table-cell office:value-type="float" office:value="5">
            <text:p>5</text:p>
          </table:table-cell>
          <table:table-cell office:value-type="string">
            <text:p>surface water (ENVO:2042)</text:p>
          </table:table-cell>
          <table:table-cell office:value-type="string">
            <text:p>sea water (ENVO:2149)</text:p>
          </table:table-cell>
          <table:table-cell office:value-type="string">
            <text:p>OSD124_2014-06-21_5m_NPL022</text:p>
          </table:table-cell>
          <table:table-cell office:value-type="string">
            <text:p>ERS667541</text:p>
          </table:table-cell>
          <table:table-cell office:value-type="string">
            <text:p>http://www.ebi.ac.uk/ena/data/view/ERS667541</text:p>
          </table:table-cell>
          <table:table-cell office:value-type="string">
            <text:p>ABOKM72</text:p>
          </table:table-cell>
          <table:table-cell office:value-type="string">
            <text:p>SAMEA3275527</text:p>
          </table:table-cell>
          <table:table-cell office:value-type="string">
            <text:p>NPL022</text:p>
          </table:table-cell>
          <table:table-cell table:number-columns-repeated="7" office:value-type="string">
            <text:p>Not provided</text:p>
          </table:table-cell>
          <table:table-cell office:value-type="float" office:value="21.15">
            <text:p>21.15</text:p>
          </table:table-cell>
          <table:table-cell office:value-type="float" office:value="33.19">
            <text:p>33.19</text:p>
          </table:table-cell>
          <table:table-cell table:number-columns-repeated="20"/>
          <table:table-cell office:value-type="string">
            <text:p>JPN</text:p>
          </table:table-cell>
          <table:table-cell office:value-type="float" office:value="422">
            <text:p>422</text:p>
          </table:table-cell>
          <table:table-cell office:value-type="string">
            <text:p>KURO</text:p>
          </table:table-cell>
          <table:table-cell office:value-type="string">
            <text:p>Westerlies - Kuroshio Current Province</text:p>
          </table:table-cell>
          <table:table-cell office:value-type="float" office:value="0">
            <text:p>0</text:p>
          </table:table-cell>
          <table:table-cell office:value-type="string">
            <text:p>Kuroshio Current</text:p>
          </table:table-cell>
          <table:table-cell office:value-type="float" office:value="0">
            <text:p>0</text:p>
          </table:table-cell>
        </table:table-row>
        <table:table-row table:style-name="ro3">
          <table:table-cell office:value-type="float" office:value="125">
            <text:p>125</text:p>
          </table:table-cell>
          <table:table-cell office:value-type="string">
            <text:p>OSD125</text:p>
          </table:table-cell>
          <table:table-cell office:value-type="string">
            <text:p>Dove Marine Laboratory Cullercoats Beach</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25_20140621T1300Z</text:p>
          </table:table-cell>
          <table:table-cell office:value-type="string">
            <text:p>Bucket, plastic</text:p>
          </table:table-cell>
          <table:table-cell office:value-type="string">
            <text:p>[OBJECTIVE: Sampling for OSD][PLATFORM: Pier][DEVICE REPORTED: Bucket and Rope/Horiba][DESCRIPTION: Surface water sampling for OSD]</text:p>
          </table:table-cell>
          <table:table-cell office:value-type="string">
            <text:p>http://store.pangaea.de/Projects/OSD_2014/OSD125_20140621T1300Z.pdf</text:p>
          </table:table-cell>
          <table:table-cell office:value-type="string">
            <text:p>UTC+00</text:p>
          </table:table-cell>
          <table:table-cell office:value-type="string">
            <text:p>21-06-2014T13:00:00</text:p>
          </table:table-cell>
          <table:table-cell office:value-type="date" office:date-value="2014-06-21T13:00:00">
            <text:p>06/21/14 01:00 PM</text:p>
          </table:table-cell>
          <table:table-cell office:value-type="float" office:value="55.03306">
            <text:p>55.03306</text:p>
          </table:table-cell>
          <table:table-cell office:value-type="float" office:value="-1.43278">
            <text:p>-1.43278</text:p>
          </table:table-cell>
          <table:table-cell office:value-type="date" office:date-value="2014-06-21T16:55:00">
            <text:p>06/21/14 04:55 PM</text:p>
          </table:table-cell>
          <table:table-cell office:value-type="float" office:value="55.03306">
            <text:p>55.03306</text:p>
          </table:table-cell>
          <table:table-cell office:value-type="float" office:value="-1.43278">
            <text:p>-1.43278</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25_2014-06-21_0m_NPL022</text:p>
          </table:table-cell>
          <table:table-cell office:value-type="string">
            <text:p>ERS667540</text:p>
          </table:table-cell>
          <table:table-cell office:value-type="string">
            <text:p>http://www.ebi.ac.uk/ena/data/view/ERS667540</text:p>
          </table:table-cell>
          <table:table-cell office:value-type="string">
            <text:p>ABOKM38</text:p>
          </table:table-cell>
          <table:table-cell office:value-type="string">
            <text:p>SAMEA3275526</text:p>
          </table:table-cell>
          <table:table-cell office:value-type="string">
            <text:p>NPL022</text:p>
          </table:table-cell>
          <table:table-cell table:number-columns-repeated="7" office:value-type="string">
            <text:p>Not provided</text:p>
          </table:table-cell>
          <table:table-cell office:value-type="float" office:value="16.04">
            <text:p>16.04</text:p>
          </table:table-cell>
          <table:table-cell office:value-type="float" office:value="26.4">
            <text:p>26.4</text:p>
          </table:table-cell>
          <table:table-cell office:value-type="float" office:value="8.5">
            <text:p>8.5</text:p>
          </table:table-cell>
          <table:table-cell table:number-columns-repeated="7"/>
          <table:table-cell office:value-type="float" office:value="35.2">
            <text:p>35.2</text:p>
          </table:table-cell>
          <table:table-cell/>
          <table:table-cell office:value-type="float" office:value="50">
            <text:p>50</text:p>
          </table:table-cell>
          <table:table-cell table:number-columns-repeated="6"/>
          <table:table-cell office:value-type="float" office:value="13.5">
            <text:p>13.5</text:p>
          </table:table-cell>
          <table:table-cell table:number-columns-repeated="2"/>
          <table:table-cell office:value-type="string">
            <text:p>GBR</text:p>
          </table:table-cell>
          <table:table-cell office:value-type="float" office:value="0">
            <text:p>0</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123">
            <text:p>123</text:p>
          </table:table-cell>
        </table:table-row>
        <table:table-row table:style-name="ro3">
          <table:table-cell office:value-type="float" office:value="126">
            <text:p>126</text:p>
          </table:table-cell>
          <table:table-cell office:value-type="string">
            <text:p>OSD126</text:p>
          </table:table-cell>
          <table:table-cell office:value-type="string">
            <text:p>Eyafjordur_1</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126_20140621T1215Z</text:p>
          </table:table-cell>
          <table:table-cell office:value-type="string">
            <text:p>Bottle, Niskin 1.6-L</text:p>
          </table:table-cell>
          <table:table-cell office:value-type="string">
            <text:p>[OBJECTIVE: Surface water sample in Fjord Eyjafjordur, Iceland at 21.6.2014 at 12:15. 0.22 um Sterivex filtration][PLATFORM: Research Vessel Einari Nesi][DEVICE REPORTED: Nissan Bottles 1.6 L][DESCRIPTION: Water more turbid than of sample]</text:p>
          </table:table-cell>
          <table:table-cell office:value-type="string">
            <text:p>http://store.pangaea.de/Projects/OSD_2014/OSD126_20140621T1215Z.pdf</text:p>
          </table:table-cell>
          <table:table-cell office:value-type="string">
            <text:p>UTC+00</text:p>
          </table:table-cell>
          <table:table-cell office:value-type="string">
            <text:p>21-06-2014T12:15:00</text:p>
          </table:table-cell>
          <table:table-cell office:value-type="date" office:date-value="2014-06-21T12:15:00">
            <text:p>06/21/14 12:15 PM</text:p>
          </table:table-cell>
          <table:table-cell office:value-type="float" office:value="66.00691">
            <text:p>66.00691</text:p>
          </table:table-cell>
          <table:table-cell office:value-type="float" office:value="-18.19653">
            <text:p>-18.19653</text:p>
          </table:table-cell>
          <table:table-cell office:value-type="date" office:date-value="2014-06-21T12:31:00">
            <text:p>06/21/14 12:31 PM</text:p>
          </table:table-cell>
          <table:table-cell office:value-type="float" office:value="66.00659">
            <text:p>66.00659</text:p>
          </table:table-cell>
          <table:table-cell office:value-type="float" office:value="-18.19753">
            <text:p>-18.19753</text:p>
          </table:table-cell>
          <table:table-cell office:value-type="float" office:value="1">
            <text:p>1</text:p>
          </table:table-cell>
          <table:table-cell office:value-type="string">
            <text:p>fjord (ENVO:39)</text:p>
          </table:table-cell>
          <table:table-cell office:value-type="string">
            <text:p>coastal sea water (ENVO:2150)</text:p>
          </table:table-cell>
          <table:table-cell office:value-type="string">
            <text:p>OSD126_2014-06-21_1m_NPL022</text:p>
          </table:table-cell>
          <table:table-cell office:value-type="string">
            <text:p>ERS667539</text:p>
          </table:table-cell>
          <table:table-cell office:value-type="string">
            <text:p>http://www.ebi.ac.uk/ena/data/view/ERS667539</text:p>
          </table:table-cell>
          <table:table-cell office:value-type="string">
            <text:p>ABOKM13</text:p>
          </table:table-cell>
          <table:table-cell office:value-type="string">
            <text:p>SAMEA3275525</text:p>
          </table:table-cell>
          <table:table-cell office:value-type="string">
            <text:p>NPL022</text:p>
          </table:table-cell>
          <table:table-cell table:number-columns-repeated="7" office:value-type="string">
            <text:p>Not provided</text:p>
          </table:table-cell>
          <table:table-cell office:value-type="float" office:value="12.2">
            <text:p>12.2</text:p>
          </table:table-cell>
          <table:table-cell office:value-type="float" office:value="42.3">
            <text:p>42.3</text:p>
          </table:table-cell>
          <table:table-cell table:number-columns-repeated="20"/>
          <table:table-cell office:value-type="string">
            <text:p>ISL</text:p>
          </table:table-cell>
          <table:table-cell office:value-type="float" office:value="0">
            <text:p>0</text:p>
          </table:table-cell>
          <table:table-cell office:value-type="string">
            <text:p>ARCT</text:p>
          </table:table-cell>
          <table:table-cell office:value-type="string">
            <text:p>Polar - Atlantic Arctic Province</text:p>
          </table:table-cell>
          <table:table-cell office:value-type="float" office:value="0.069496955">
            <text:p>0.069496955</text:p>
          </table:table-cell>
          <table:table-cell office:value-type="string">
            <text:p>Iceland Shelf and Sea</text:p>
          </table:table-cell>
          <table:table-cell office:value-type="float" office:value="3870">
            <text:p>3870</text:p>
          </table:table-cell>
        </table:table-row>
        <table:table-row table:style-name="ro3">
          <table:table-cell office:value-type="float" office:value="127">
            <text:p>127</text:p>
          </table:table-cell>
          <table:table-cell office:value-type="string">
            <text:p>OSD127</text:p>
          </table:table-cell>
          <table:table-cell office:value-type="string">
            <text:p>Eyafjordur_2</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127_20140621T1143Z</text:p>
          </table:table-cell>
          <table:table-cell office:value-type="string">
            <text:p>Bottle, Niskin 1.6-L</text:p>
          </table:table-cell>
          <table:table-cell office:value-type="string">
            <text:p>[OBJECTIVE: Ocean water in 10 m depth for comparison with same location at 1 m][PLATFORM: Research vessel Einari Nesi][DEVICE REPORTED: Niskin Bottles 1.6 L][DESCRIPTION: Identical location as OSD126_Eyjafordur_1 but different depth]</text:p>
          </table:table-cell>
          <table:table-cell office:value-type="string">
            <text:p>http://store.pangaea.de/Projects/OSD_2014/OSD127_20140621T1143Z.pdf</text:p>
          </table:table-cell>
          <table:table-cell office:value-type="string">
            <text:p>UTC+00</text:p>
          </table:table-cell>
          <table:table-cell office:value-type="string">
            <text:p>21-06-2014T11:43:00</text:p>
          </table:table-cell>
          <table:table-cell office:value-type="date" office:date-value="2014-06-21T11:43:00">
            <text:p>06/21/14 11:43 AM</text:p>
          </table:table-cell>
          <table:table-cell office:value-type="float" office:value="66.00776">
            <text:p>66.00776</text:p>
          </table:table-cell>
          <table:table-cell office:value-type="float" office:value="-18.19531">
            <text:p>-18.19531</text:p>
          </table:table-cell>
          <table:table-cell office:value-type="date" office:date-value="2014-06-21T12:12:00">
            <text:p>06/21/14 12:12 PM</text:p>
          </table:table-cell>
          <table:table-cell office:value-type="float" office:value="66.00696">
            <text:p>66.00696</text:p>
          </table:table-cell>
          <table:table-cell office:value-type="float" office:value="-18.19041">
            <text:p>-18.19041</text:p>
          </table:table-cell>
          <table:table-cell office:value-type="float" office:value="10">
            <text:p>10</text:p>
          </table:table-cell>
          <table:table-cell office:value-type="string">
            <text:p>fjord (ENVO:39)</text:p>
          </table:table-cell>
          <table:table-cell office:value-type="string">
            <text:p>sea water (ENVO:2149)</text:p>
          </table:table-cell>
          <table:table-cell office:value-type="string">
            <text:p>OSD127_2014-06-21_10m_NPL022</text:p>
          </table:table-cell>
          <table:table-cell office:value-type="string">
            <text:p>ERS667538</text:p>
          </table:table-cell>
          <table:table-cell office:value-type="string">
            <text:p>http://www.ebi.ac.uk/ena/data/view/ERS667538</text:p>
          </table:table-cell>
          <table:table-cell office:value-type="string">
            <text:p>ABOKM16</text:p>
          </table:table-cell>
          <table:table-cell office:value-type="string">
            <text:p>SAMEA3275524</text:p>
          </table:table-cell>
          <table:table-cell office:value-type="string">
            <text:p>NPL022</text:p>
          </table:table-cell>
          <table:table-cell table:number-columns-repeated="7" office:value-type="string">
            <text:p>Not provided</text:p>
          </table:table-cell>
          <table:table-cell office:value-type="float" office:value="11.24">
            <text:p>11.24</text:p>
          </table:table-cell>
          <table:table-cell office:value-type="float" office:value="59.7">
            <text:p>59.7</text:p>
          </table:table-cell>
          <table:table-cell table:number-columns-repeated="8"/>
          <table:table-cell office:value-type="float" office:value="59.7">
            <text:p>59.7</text:p>
          </table:table-cell>
          <table:table-cell table:number-columns-repeated="11"/>
          <table:table-cell office:value-type="string">
            <text:p>ISL</text:p>
          </table:table-cell>
          <table:table-cell office:value-type="float" office:value="0">
            <text:p>0</text:p>
          </table:table-cell>
          <table:table-cell office:value-type="string">
            <text:p>ARCT</text:p>
          </table:table-cell>
          <table:table-cell office:value-type="string">
            <text:p>Polar - Atlantic Arctic Province</text:p>
          </table:table-cell>
          <table:table-cell office:value-type="float" office:value="0.070975589">
            <text:p>0.070975589</text:p>
          </table:table-cell>
          <table:table-cell office:value-type="string">
            <text:p>Iceland Shelf and Sea</text:p>
          </table:table-cell>
          <table:table-cell office:value-type="float" office:value="3950">
            <text:p>3950</text:p>
          </table:table-cell>
        </table:table-row>
        <table:table-row table:style-name="ro3">
          <table:table-cell office:value-type="float" office:value="128">
            <text:p>128</text:p>
          </table:table-cell>
          <table:table-cell office:value-type="string">
            <text:p>OSD128</text:p>
          </table:table-cell>
          <table:table-cell office:value-type="string">
            <text:p>Eyafjordur_3</text:p>
          </table:table-cell>
          <table:table-cell table:number-columns-repeated="2"/>
          <table:table-cell office:value-type="string">
            <text:p>marine biome (ENVO:447)</text:p>
          </table:table-cell>
          <table:table-cell office:value-type="string">
            <text:p>OSD-Jun-2014</text:p>
          </table:table-cell>
          <table:table-cell office:value-type="string">
            <text:p>OSD128_20140621T1705Z</text:p>
          </table:table-cell>
          <table:table-cell office:value-type="string">
            <text:p>Bottle, Niskin 1.6-L</text:p>
          </table:table-cell>
          <table:table-cell office:value-type="string">
            <text:p>[OBJECTIVE: Eyjafjordur, Akureyri, Iceland][PLATFORM: Research vessel Einari Nesi][DEVICE REPORTED: Nissan bottles 1.6 L][DESCRIPTION: Surface sampling]</text:p>
          </table:table-cell>
          <table:table-cell office:value-type="string">
            <text:p>http://store.pangaea.de/Projects/OSD_2014/OSD128_20140621T1705Z.pdf</text:p>
          </table:table-cell>
          <table:table-cell office:value-type="string">
            <text:p>UTC+00</text:p>
          </table:table-cell>
          <table:table-cell office:value-type="string">
            <text:p>21-06-2014T17:05:00</text:p>
          </table:table-cell>
          <table:table-cell office:value-type="date" office:date-value="2014-06-21T17:05:00">
            <text:p>06/21/14 05:05 PM</text:p>
          </table:table-cell>
          <table:table-cell office:value-type="float" office:value="65.4886">
            <text:p>65.4886</text:p>
          </table:table-cell>
          <table:table-cell office:value-type="float" office:value="-18.0608">
            <text:p>-18.0608</text:p>
          </table:table-cell>
          <table:table-cell office:value-type="date" office:date-value="2014-06-21T17:19:00">
            <text:p>06/21/14 05:19 PM</text:p>
          </table:table-cell>
          <table:table-cell office:value-type="float" office:value="65.4877">
            <text:p>65.4877</text:p>
          </table:table-cell>
          <table:table-cell office:value-type="float" office:value="-18.06032">
            <text:p>-18.06032</text:p>
          </table:table-cell>
          <table:table-cell office:value-type="float" office:value="1">
            <text:p>1</text:p>
          </table:table-cell>
          <table:table-cell office:value-type="string">
            <text:p>fjord (ENVO:39)</text:p>
          </table:table-cell>
          <table:table-cell office:value-type="string">
            <text:p>sea water (ENVO:2149)</text:p>
          </table:table-cell>
          <table:table-cell office:value-type="string">
            <text:p>OSD128_2014-06-21_1m_NPL022</text:p>
          </table:table-cell>
          <table:table-cell office:value-type="string">
            <text:p>ERS667537</text:p>
          </table:table-cell>
          <table:table-cell office:value-type="string">
            <text:p>http://www.ebi.ac.uk/ena/data/view/ERS667537</text:p>
          </table:table-cell>
          <table:table-cell office:value-type="string">
            <text:p>ABOKM57</text:p>
          </table:table-cell>
          <table:table-cell office:value-type="string">
            <text:p>SAMEA3275523</text:p>
          </table:table-cell>
          <table:table-cell office:value-type="string">
            <text:p>NPL022</text:p>
          </table:table-cell>
          <table:table-cell table:number-columns-repeated="7" office:value-type="string">
            <text:p>Not provided</text:p>
          </table:table-cell>
          <table:table-cell office:value-type="float" office:value="12">
            <text:p>12</text:p>
          </table:table-cell>
          <table:table-cell office:value-type="float" office:value="14">
            <text:p>14</text:p>
          </table:table-cell>
          <table:table-cell table:number-columns-repeated="8"/>
          <table:table-cell office:value-type="float" office:value="14">
            <text:p>14</text:p>
          </table:table-cell>
          <table:table-cell table:number-columns-repeated="11"/>
          <table:table-cell office:value-type="string">
            <text:p>ISL</text:p>
          </table:table-cell>
          <table:table-cell office:value-type="float" office:value="0">
            <text:p>0</text:p>
          </table:table-cell>
          <table:table-cell office:value-type="string">
            <text:p>ARCT</text:p>
          </table:table-cell>
          <table:table-cell office:value-type="string">
            <text:p>Polar - Atlantic Arctic Province</text:p>
          </table:table-cell>
          <table:table-cell office:value-type="float" office:value="0.154969406">
            <text:p>0.154969406</text:p>
          </table:table-cell>
          <table:table-cell table:number-columns-repeated="2"/>
        </table:table-row>
        <table:table-row table:style-name="ro3">
          <table:table-cell office:value-type="float" office:value="129">
            <text:p>129</text:p>
          </table:table-cell>
          <table:table-cell office:value-type="string">
            <text:p>OSD129</text:p>
          </table:table-cell>
          <table:table-cell office:value-type="string">
            <text:p>Eyafjordur_4</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129_20140621T1638Z</text:p>
          </table:table-cell>
          <table:table-cell office:value-type="string">
            <text:p>Bottle, Niskin 1.6-L</text:p>
          </table:table-cell>
          <table:table-cell office:value-type="string">
            <text:p>[OBJECTIVE: Eyjafjordur, Akureyri, Iceland][PLATFORM: Research Vessel Einari Nesi][DEVICE REPORTED: Niskin bottles 1.6 L][DESCRIPTION: 10 m sample of same site as OSD 128]</text:p>
          </table:table-cell>
          <table:table-cell office:value-type="string">
            <text:p>http://store.pangaea.de/Projects/OSD_2014/OSD129_20140621T1638Z.pdf</text:p>
          </table:table-cell>
          <table:table-cell office:value-type="string">
            <text:p>UTC+00</text:p>
          </table:table-cell>
          <table:table-cell office:value-type="string">
            <text:p>21-06-2014T16:38:00</text:p>
          </table:table-cell>
          <table:table-cell office:value-type="date" office:date-value="2014-06-21T16:38:00">
            <text:p>06/21/14 04:38 PM</text:p>
          </table:table-cell>
          <table:table-cell office:value-type="float" office:value="65.817186">
            <text:p>65.817186</text:p>
          </table:table-cell>
          <table:table-cell office:value-type="float" office:value="-18.101835">
            <text:p>-18.101835</text:p>
          </table:table-cell>
          <table:table-cell office:value-type="date" office:date-value="2014-06-21T17:03:00">
            <text:p>06/21/14 05:03 PM</text:p>
          </table:table-cell>
          <table:table-cell office:value-type="float" office:value="65.48868">
            <text:p>65.48868</text:p>
          </table:table-cell>
          <table:table-cell office:value-type="float" office:value="-18.0608">
            <text:p>-18.0608</text:p>
          </table:table-cell>
          <table:table-cell office:value-type="float" office:value="10">
            <text:p>10</text:p>
          </table:table-cell>
          <table:table-cell office:value-type="string">
            <text:p>fjord (ENVO:39)</text:p>
          </table:table-cell>
          <table:table-cell office:value-type="string">
            <text:p>sea water (ENVO:2149)</text:p>
          </table:table-cell>
          <table:table-cell office:value-type="string">
            <text:p>OSD129_2014-06-21_10m_NPL022</text:p>
          </table:table-cell>
          <table:table-cell office:value-type="string">
            <text:p>ERS667536</text:p>
          </table:table-cell>
          <table:table-cell office:value-type="string">
            <text:p>http://www.ebi.ac.uk/ena/data/view/ERS667536</text:p>
          </table:table-cell>
          <table:table-cell office:value-type="string">
            <text:p>ABOKM22</text:p>
          </table:table-cell>
          <table:table-cell office:value-type="string">
            <text:p>SAMEA3275522</text:p>
          </table:table-cell>
          <table:table-cell office:value-type="string">
            <text:p>NPL022</text:p>
          </table:table-cell>
          <table:table-cell table:number-columns-repeated="7" office:value-type="string">
            <text:p>Not provided</text:p>
          </table:table-cell>
          <table:table-cell office:value-type="float" office:value="9.9">
            <text:p>9.9</text:p>
          </table:table-cell>
          <table:table-cell office:value-type="float" office:value="61.5">
            <text:p>61.5</text:p>
          </table:table-cell>
          <table:table-cell table:number-columns-repeated="8"/>
          <table:table-cell office:value-type="float" office:value="61.5">
            <text:p>61.5</text:p>
          </table:table-cell>
          <table:table-cell table:number-columns-repeated="11"/>
          <table:table-cell office:value-type="string">
            <text:p>ISL</text:p>
          </table:table-cell>
          <table:table-cell office:value-type="float" office:value="1325">
            <text:p>1325</text:p>
          </table:table-cell>
          <table:table-cell office:value-type="string">
            <text:p>ARCT</text:p>
          </table:table-cell>
          <table:table-cell office:value-type="string">
            <text:p>Polar - Atlantic Arctic Province</text:p>
          </table:table-cell>
          <table:table-cell office:value-type="float" office:value="0">
            <text:p>0</text:p>
          </table:table-cell>
          <table:table-cell office:value-type="string">
            <text:p>Iceland Shelf and Sea</text:p>
          </table:table-cell>
          <table:table-cell office:value-type="float" office:value="0">
            <text:p>0</text:p>
          </table:table-cell>
        </table:table-row>
        <table:table-row table:style-name="ro3">
          <table:table-cell office:value-type="float" office:value="13">
            <text:p>13</text:p>
          </table:table-cell>
          <table:table-cell office:value-type="string">
            <text:p>OSD13</text:p>
          </table:table-cell>
          <table:table-cell office:value-type="string">
            <text:p>Varna Bay</text:p>
          </table:table-cell>
          <table:table-cell office:value-type="string">
            <text:p>Black Sea</text:p>
          </table:table-cell>
          <table:table-cell office:value-type="string">
            <text:p>http://marineregions.org/gazetteer.php?p=details&amp;id=3319</text:p>
          </table:table-cell>
          <table:table-cell office:value-type="string">
            <text:p>marine biome (ENVO:447)</text:p>
          </table:table-cell>
          <table:table-cell office:value-type="string">
            <text:p>OSD-Jun-2014</text:p>
          </table:table-cell>
          <table:table-cell office:value-type="string">
            <text:p>OSD13_20140621T0630Z</text:p>
          </table:table-cell>
          <table:table-cell office:value-type="string">
            <text:p>Bottle, Nansen</text:p>
          </table:table-cell>
          <table:table-cell office:value-type="string">
            <text:p>[OBJECTIVE: The link between bacterial diversity and microbial community function in the unique Black Sea is very interesting and important.][PLATFORM: research vessel Akademik][DEVICE REPORTED: Nansen bottle][DESCRIPTION: <text:s/>Pouring rain for days before sampling.]</text:p>
          </table:table-cell>
          <table:table-cell office:value-type="string">
            <text:p>http://store.pangaea.de/Projects/OSD_2014/OSD13_20140621T0630Z.pdf</text:p>
          </table:table-cell>
          <table:table-cell office:value-type="string">
            <text:p>UTC+02</text:p>
          </table:table-cell>
          <table:table-cell office:value-type="string">
            <text:p>21-06-2014T08:30:00</text:p>
          </table:table-cell>
          <table:table-cell office:value-type="date" office:date-value="2014-06-21T06:30:00">
            <text:p>06/21/14 06:30 AM</text:p>
          </table:table-cell>
          <table:table-cell office:value-type="float" office:value="43.185">
            <text:p>43.185</text:p>
          </table:table-cell>
          <table:table-cell office:value-type="float" office:value="27.936667">
            <text:p>27.936667</text:p>
          </table:table-cell>
          <table:table-cell office:value-type="date" office:date-value="2014-06-21T06:45:00">
            <text:p>06/21/14 06:45 AM</text:p>
          </table:table-cell>
          <table:table-cell office:value-type="float" office:value="43.185">
            <text:p>43.185</text:p>
          </table:table-cell>
          <table:table-cell office:value-type="float" office:value="27.936667">
            <text:p>27.936667</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3_2014-06-21_0m_NPL022</text:p>
          </table:table-cell>
          <table:table-cell office:value-type="string">
            <text:p>ERS667655</text:p>
          </table:table-cell>
          <table:table-cell office:value-type="string">
            <text:p>http://www.ebi.ac.uk/ena/data/view/ERS667655</text:p>
          </table:table-cell>
          <table:table-cell office:value-type="string">
            <text:p>ABOKM46</text:p>
          </table:table-cell>
          <table:table-cell office:value-type="string">
            <text:p>SAMEA3275634</text:p>
          </table:table-cell>
          <table:table-cell office:value-type="string">
            <text:p>NPL022</text:p>
          </table:table-cell>
          <table:table-cell table:number-columns-repeated="7" office:value-type="string">
            <text:p>Not provided</text:p>
          </table:table-cell>
          <table:table-cell office:value-type="float" office:value="22.87">
            <text:p>22.87</text:p>
          </table:table-cell>
          <table:table-cell office:value-type="float" office:value="12.6">
            <text:p>12.6</text:p>
          </table:table-cell>
          <table:table-cell table:number-columns-repeated="20"/>
          <table:table-cell office:value-type="string">
            <text:p>BGR</text:p>
          </table:table-cell>
          <table:table-cell office:value-type="float" office:value="779">
            <text:p>779</text:p>
          </table:table-cell>
          <table:table-cell office:value-type="string">
            <text:p>MEDI</text:p>
          </table:table-cell>
          <table:table-cell office:value-type="string">
            <text:p>Westerlies - Mediterranean Sea, Black Sea Province</text:p>
          </table:table-cell>
          <table:table-cell office:value-type="float" office:value="0.019022073">
            <text:p>0.019022073</text:p>
          </table:table-cell>
          <table:table-cell office:value-type="string">
            <text:p>Black Sea</text:p>
          </table:table-cell>
          <table:table-cell office:value-type="float" office:value="0">
            <text:p>0</text:p>
          </table:table-cell>
        </table:table-row>
        <table:table-row table:style-name="ro3">
          <table:table-cell office:value-type="float" office:value="130">
            <text:p>130</text:p>
          </table:table-cell>
          <table:table-cell office:value-type="string">
            <text:p>OSD130</text:p>
          </table:table-cell>
          <table:table-cell office:value-type="string">
            <text:p>Eyafjordur_5</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130_20140621T1141Z</text:p>
          </table:table-cell>
          <table:table-cell office:value-type="string">
            <text:p>Bucket, plastic 5-L</text:p>
          </table:table-cell>
          <table:table-cell office:value-type="string">
            <text:p>[OBJECTIVE: Sampling of coastal waves, Eyjafjordur][PLATFORM: boat][DEVICE REPORTED: Plastic containers 5 L][DESCRIPTION: Surface sampling at 1 m depth]</text:p>
          </table:table-cell>
          <table:table-cell office:value-type="string">
            <text:p>http://store.pangaea.de/Projects/OSD_2014/OSD130_20140621T1141Z.pdf</text:p>
          </table:table-cell>
          <table:table-cell office:value-type="string">
            <text:p>UTC+00</text:p>
          </table:table-cell>
          <table:table-cell office:value-type="string">
            <text:p>21-06-2014T11:41:00</text:p>
          </table:table-cell>
          <table:table-cell office:value-type="date" office:date-value="2014-06-21T11:41:00">
            <text:p>06/21/14 11:41 AM</text:p>
          </table:table-cell>
          <table:table-cell office:value-type="float" office:value="66.1316">
            <text:p>66.1316</text:p>
          </table:table-cell>
          <table:table-cell office:value-type="float" office:value="-18.7902">
            <text:p>-18.7902</text:p>
          </table:table-cell>
          <table:table-cell office:value-type="date" office:date-value="2014-06-21T12:05:00">
            <text:p>06/21/14 12:05 PM</text:p>
          </table:table-cell>
          <table:table-cell office:value-type="float" office:value="66.1316">
            <text:p>66.1316</text:p>
          </table:table-cell>
          <table:table-cell office:value-type="float" office:value="-18.7902">
            <text:p>-18.7902</text:p>
          </table:table-cell>
          <table:table-cell office:value-type="float" office:value="1">
            <text:p>1</text:p>
          </table:table-cell>
          <table:table-cell office:value-type="string">
            <text:p>fjord (ENVO:39)</text:p>
          </table:table-cell>
          <table:table-cell office:value-type="string">
            <text:p>coastal sea water (ENVO:2150)</text:p>
          </table:table-cell>
          <table:table-cell office:value-type="string">
            <text:p>OSD130_2014-06-21_1m_NPL022</text:p>
          </table:table-cell>
          <table:table-cell office:value-type="string">
            <text:p>ERS667535</text:p>
          </table:table-cell>
          <table:table-cell office:value-type="string">
            <text:p>http://www.ebi.ac.uk/ena/data/view/ERS667535</text:p>
          </table:table-cell>
          <table:table-cell office:value-type="string">
            <text:p>ABOKM26</text:p>
          </table:table-cell>
          <table:table-cell office:value-type="string">
            <text:p>SAMEA3275521</text:p>
          </table:table-cell>
          <table:table-cell office:value-type="string">
            <text:p>NPL022</text:p>
          </table:table-cell>
          <table:table-cell table:number-columns-repeated="7" office:value-type="string">
            <text:p>Not provided</text:p>
          </table:table-cell>
          <table:table-cell office:value-type="float" office:value="10.1">
            <text:p>10.1</text:p>
          </table:table-cell>
          <table:table-cell office:value-type="float" office:value="48">
            <text:p>48</text:p>
          </table:table-cell>
          <table:table-cell table:number-columns-repeated="20"/>
          <table:table-cell office:value-type="string">
            <text:p>ISL</text:p>
          </table:table-cell>
          <table:table-cell office:value-type="float" office:value="170">
            <text:p>170</text:p>
          </table:table-cell>
          <table:table-cell office:value-type="string">
            <text:p>ARCT</text:p>
          </table:table-cell>
          <table:table-cell office:value-type="string">
            <text:p>Polar - Atlantic Arctic Province</text:p>
          </table:table-cell>
          <table:table-cell office:value-type="float" office:value="0.059001445">
            <text:p>0.059001445</text:p>
          </table:table-cell>
          <table:table-cell office:value-type="string">
            <text:p>Iceland Shelf and Sea</text:p>
          </table:table-cell>
          <table:table-cell office:value-type="float" office:value="345">
            <text:p>345</text:p>
          </table:table-cell>
        </table:table-row>
        <table:table-row table:style-name="ro3">
          <table:table-cell office:value-type="float" office:value="131">
            <text:p>131</text:p>
          </table:table-cell>
          <table:table-cell office:value-type="string">
            <text:p>OSD131</text:p>
          </table:table-cell>
          <table:table-cell office:value-type="string">
            <text:p>Sozopol bay (Zlatana ribka)</text:p>
          </table:table-cell>
          <table:table-cell office:value-type="string">
            <text:p>Black Sea</text:p>
          </table:table-cell>
          <table:table-cell office:value-type="string">
            <text:p>http://marineregions.org/gazetteer.php?p=details&amp;id=3319</text:p>
          </table:table-cell>
          <table:table-cell/>
          <table:table-cell office:value-type="string">
            <text:p>OSD-Jun-2014</text:p>
          </table:table-cell>
          <table:table-cell office:value-type="string">
            <text:p>OSD131_20140621T0824Z</text:p>
          </table:table-cell>
          <table:table-cell office:value-type="string">
            <text:p>Bottle, Niskin</text:p>
          </table:table-cell>
          <table:table-cell office:value-type="string">
            <text:p>[OBJECTIVE: Black sea salinity is unique and bacterial diversity here is still in larger scale unstudied. In coastal zones this is even a more severe problem as these are with high ecological and public importance. Our interest are bacterial groups involved in biogeochemical processes in sediments and their interaction with the upstanding water column.][PLATFORM: Research vessel, LEM][DEVICE REPORTED: Niskin bottle][DESCRIPTION: ENVO:00000447 marine biome]</text:p>
          </table:table-cell>
          <table:table-cell office:value-type="string">
            <text:p>http://store.pangaea.de/Projects/OSD_2014/OSD131_20140621T0824Z.pdf</text:p>
          </table:table-cell>
          <table:table-cell office:value-type="string">
            <text:p>UTC+02</text:p>
          </table:table-cell>
          <table:table-cell office:value-type="string">
            <text:p>21-06-2014T10:24:00</text:p>
          </table:table-cell>
          <table:table-cell office:value-type="date" office:date-value="2014-06-21T08:24:00">
            <text:p>06/21/14 08:24 AM</text:p>
          </table:table-cell>
          <table:table-cell office:value-type="float" office:value="42.413806">
            <text:p>42.413806</text:p>
          </table:table-cell>
          <table:table-cell office:value-type="float" office:value="27.669">
            <text:p>27.669</text:p>
          </table:table-cell>
          <table:table-cell office:value-type="date" office:date-value="2014-06-21T11:30:00">
            <text:p>06/21/14 11:30 AM</text:p>
          </table:table-cell>
          <table:table-cell office:value-type="float" office:value="42.424831">
            <text:p>42.424831</text:p>
          </table:table-cell>
          <table:table-cell office:value-type="float" office:value="27.669019">
            <text:p>27.669019</text:p>
          </table:table-cell>
          <table:table-cell office:value-type="float" office:value="1">
            <text:p>1</text:p>
          </table:table-cell>
          <table:table-cell table:number-columns-repeated="2"/>
          <table:table-cell office:value-type="string">
            <text:p>OSD131_2014-06-21_1m_NPL022</text:p>
          </table:table-cell>
          <table:table-cell office:value-type="string">
            <text:p>ERS667534</text:p>
          </table:table-cell>
          <table:table-cell office:value-type="string">
            <text:p>http://www.ebi.ac.uk/ena/data/view/ERS667534</text:p>
          </table:table-cell>
          <table:table-cell office:value-type="string">
            <text:p>ABOKM40</text:p>
          </table:table-cell>
          <table:table-cell office:value-type="string">
            <text:p>SAMEA3275520</text:p>
          </table:table-cell>
          <table:table-cell office:value-type="string">
            <text:p>NPL022</text:p>
          </table:table-cell>
          <table:table-cell table:number-columns-repeated="7" office:value-type="string">
            <text:p>Not provided</text:p>
          </table:table-cell>
          <table:table-cell table:number-columns-repeated="29"/>
        </table:table-row>
        <table:table-row table:style-name="ro3">
          <table:table-cell office:value-type="float" office:value="132">
            <text:p>132</text:p>
          </table:table-cell>
          <table:table-cell office:value-type="string">
            <text:p>OSD132</text:p>
          </table:table-cell>
          <table:table-cell office:value-type="string">
            <text:p>Sdot YAM</text:p>
          </table:table-cell>
          <table:table-cell office:value-type="string">
            <text:p>Mediterranean Sea - Eastern Basin</text:p>
          </table:table-cell>
          <table:table-cell office:value-type="string">
            <text:p>http://marineregions.org/gazetteer.php?p=details&amp;id=4280</text:p>
          </table:table-cell>
          <table:table-cell office:value-type="string">
            <text:p>marine biome (ENVO:447)</text:p>
          </table:table-cell>
          <table:table-cell office:value-type="string">
            <text:p>OSD-Jun-2014</text:p>
          </table:table-cell>
          <table:table-cell office:value-type="string">
            <text:p>OSD132_20140622T0845Z</text:p>
          </table:table-cell>
          <table:table-cell office:value-type="string">
            <text:p>Water pump</text:p>
          </table:table-cell>
          <table:table-cell office:value-type="string">
            <text:p>[OBJECTIVE: OSD sampling day][PLATFORM: Beach][DEVICE REPORTED: Plastic containers 5 L][DESCRIPTION: Sampling for OSD]</text:p>
          </table:table-cell>
          <table:table-cell office:value-type="string">
            <text:p>http://store.pangaea.de/Projects/OSD_2014/OSD132_20140622T0845Z.pdf</text:p>
          </table:table-cell>
          <table:table-cell office:value-type="string">
            <text:p>UTC+02</text:p>
          </table:table-cell>
          <table:table-cell office:value-type="string">
            <text:p>22-06-2014T10:45:00</text:p>
          </table:table-cell>
          <table:table-cell office:value-type="date" office:date-value="2014-06-22T08:45:00">
            <text:p>06/22/14 08:45 AM</text:p>
          </table:table-cell>
          <table:table-cell office:value-type="float" office:value="32.0694">
            <text:p>32.0694</text:p>
          </table:table-cell>
          <table:table-cell office:value-type="float" office:value="34.843">
            <text:p>34.843</text:p>
          </table:table-cell>
          <table:table-cell office:value-type="date" office:date-value="2014-06-22T09:00:00">
            <text:p>06/22/14 09:00 AM</text:p>
          </table:table-cell>
          <table:table-cell office:value-type="float" office:value="32.0694">
            <text:p>32.0694</text:p>
          </table:table-cell>
          <table:table-cell office:value-type="float" office:value="34.843">
            <text:p>34.843</text:p>
          </table:table-cell>
          <table:table-cell office:value-type="float" office:value="0.5">
            <text:p>0.5</text:p>
          </table:table-cell>
          <table:table-cell office:value-type="string">
            <text:p>surface water (ENVO:2042)</text:p>
          </table:table-cell>
          <table:table-cell office:value-type="string">
            <text:p>oligotrophic water (ENVO:2223)</text:p>
          </table:table-cell>
          <table:table-cell office:value-type="string">
            <text:p>OSD132_2014-06-22_0.5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27.3">
            <text:p>27.3</text:p>
          </table:table-cell>
          <table:table-cell office:value-type="float" office:value="39.35">
            <text:p>39.35</text:p>
          </table:table-cell>
          <table:table-cell office:value-type="float" office:value="8.18">
            <text:p>8.18</text:p>
          </table:table-cell>
          <table:table-cell table:number-columns-repeated="19"/>
          <table:table-cell office:value-type="string">
            <text:p>ISR</text:p>
          </table:table-cell>
          <table:table-cell office:value-type="float" office:value="0">
            <text:p>0</text:p>
          </table:table-cell>
          <table:table-cell office:value-type="string">
            <text:p>MEDI</text:p>
          </table:table-cell>
          <table:table-cell office:value-type="string">
            <text:p>Westerlies - Mediterranean Sea, Black Sea Province</text:p>
          </table:table-cell>
          <table:table-cell office:value-type="float" office:value="0.080743217">
            <text:p>0.080743217</text:p>
          </table:table-cell>
          <table:table-cell office:value-type="string">
            <text:p>Mediterranean Sea</text:p>
          </table:table-cell>
          <table:table-cell office:value-type="float" office:value="7736">
            <text:p>7736</text:p>
          </table:table-cell>
        </table:table-row>
        <table:table-row table:style-name="ro3">
          <table:table-cell office:value-type="float" office:value="132">
            <text:p>132</text:p>
          </table:table-cell>
          <table:table-cell office:value-type="string">
            <text:p>OSD132</text:p>
          </table:table-cell>
          <table:table-cell office:value-type="string">
            <text:p>Sdot YAM</text:p>
          </table:table-cell>
          <table:table-cell office:value-type="string">
            <text:p>Mediterranean Sea - Eastern Basin</text:p>
          </table:table-cell>
          <table:table-cell office:value-type="string">
            <text:p>http://marineregions.org/gazetteer.php?p=details&amp;id=4280</text:p>
          </table:table-cell>
          <table:table-cell office:value-type="string">
            <text:p>marine biome (ENVO:447)</text:p>
          </table:table-cell>
          <table:table-cell office:value-type="string">
            <text:p>OSD-Jun-2014</text:p>
          </table:table-cell>
          <table:table-cell office:value-type="string">
            <text:p>OSD132_20140622T0845Z</text:p>
          </table:table-cell>
          <table:table-cell office:value-type="string">
            <text:p>Water pump</text:p>
          </table:table-cell>
          <table:table-cell office:value-type="string">
            <text:p>[OBJECTIVE: OSD sampling day][PLATFORM: Beach][DEVICE REPORTED: Plastic containers 5 L][DESCRIPTION: Sampling for OSD]</text:p>
          </table:table-cell>
          <table:table-cell office:value-type="string">
            <text:p>http://store.pangaea.de/Projects/OSD_2014/OSD132_20140622T0845Z.pdf</text:p>
          </table:table-cell>
          <table:table-cell office:value-type="string">
            <text:p>UTC+02</text:p>
          </table:table-cell>
          <table:table-cell office:value-type="string">
            <text:p>22-06-2014T10:45:00</text:p>
          </table:table-cell>
          <table:table-cell office:value-type="date" office:date-value="2014-06-22T08:45:00">
            <text:p>06/22/14 08:45 AM</text:p>
          </table:table-cell>
          <table:table-cell office:value-type="float" office:value="32.0694">
            <text:p>32.0694</text:p>
          </table:table-cell>
          <table:table-cell office:value-type="float" office:value="34.843">
            <text:p>34.843</text:p>
          </table:table-cell>
          <table:table-cell office:value-type="date" office:date-value="2014-06-22T09:00:00">
            <text:p>06/22/14 09:00 AM</text:p>
          </table:table-cell>
          <table:table-cell office:value-type="float" office:value="32.0694">
            <text:p>32.0694</text:p>
          </table:table-cell>
          <table:table-cell office:value-type="float" office:value="34.843">
            <text:p>34.843</text:p>
          </table:table-cell>
          <table:table-cell office:value-type="float" office:value="0.5">
            <text:p>0.5</text:p>
          </table:table-cell>
          <table:table-cell office:value-type="string">
            <text:p>surface water (ENVO:2042)</text:p>
          </table:table-cell>
          <table:table-cell office:value-type="string">
            <text:p>oligotrophic water (ENVO:2223)</text:p>
          </table:table-cell>
          <table:table-cell office:value-type="string">
            <text:p>OSD132_2014-06-22_0.5m_NPL022</text:p>
          </table:table-cell>
          <table:table-cell office:value-type="string">
            <text:p>ERS667533</text:p>
          </table:table-cell>
          <table:table-cell office:value-type="string">
            <text:p>http://www.ebi.ac.uk/ena/data/view/ERS667533</text:p>
          </table:table-cell>
          <table:table-cell office:value-type="string">
            <text:p>ABOKL90</text:p>
          </table:table-cell>
          <table:table-cell office:value-type="string">
            <text:p>SAMEA3275519</text:p>
          </table:table-cell>
          <table:table-cell office:value-type="string">
            <text:p>NPL022</text:p>
          </table:table-cell>
          <table:table-cell table:number-columns-repeated="7" office:value-type="string">
            <text:p>Not provided</text:p>
          </table:table-cell>
          <table:table-cell office:value-type="float" office:value="27.3">
            <text:p>27.3</text:p>
          </table:table-cell>
          <table:table-cell office:value-type="float" office:value="39.35">
            <text:p>39.35</text:p>
          </table:table-cell>
          <table:table-cell office:value-type="float" office:value="8.18">
            <text:p>8.18</text:p>
          </table:table-cell>
          <table:table-cell/>
          <table:table-cell office:value-type="float" office:value="1.57">
            <text:p>1.57</text:p>
          </table:table-cell>
          <table:table-cell/>
          <table:table-cell office:value-type="float" office:value="0.06">
            <text:p>0.06</text:p>
          </table:table-cell>
          <table:table-cell table:number-columns-repeated="11"/>
          <table:table-cell office:value-type="float" office:value="2.56">
            <text:p>2.56</text:p>
          </table:table-cell>
          <table:table-cell table:number-columns-repeated="2"/>
          <table:table-cell office:value-type="float" office:value="0.22">
            <text:p>0.22</text:p>
          </table:table-cell>
          <table:table-cell office:value-type="string">
            <text:p>ISR</text:p>
          </table:table-cell>
          <table:table-cell office:value-type="float" office:value="0">
            <text:p>0</text:p>
          </table:table-cell>
          <table:table-cell office:value-type="string">
            <text:p>MEDI</text:p>
          </table:table-cell>
          <table:table-cell office:value-type="string">
            <text:p>Westerlies - Mediterranean Sea, Black Sea Province</text:p>
          </table:table-cell>
          <table:table-cell office:value-type="float" office:value="0.080743217">
            <text:p>0.080743217</text:p>
          </table:table-cell>
          <table:table-cell office:value-type="string">
            <text:p>Mediterranean Sea</text:p>
          </table:table-cell>
          <table:table-cell office:value-type="float" office:value="7736">
            <text:p>7736</text:p>
          </table:table-cell>
        </table:table-row>
        <table:table-row table:style-name="ro3">
          <table:table-cell office:value-type="float" office:value="133">
            <text:p>133</text:p>
          </table:table-cell>
          <table:table-cell office:value-type="string">
            <text:p>OSD133</text:p>
          </table:table-cell>
          <table:table-cell office:value-type="string">
            <text:p>Robben Island</text:p>
          </table:table-cell>
          <table:table-cell office:value-type="string">
            <text:p>South Atlantic Ocean</text:p>
          </table:table-cell>
          <table:table-cell office:value-type="string">
            <text:p>http://marineregions.org/gazetteer.php?p=details&amp;id=1914</text:p>
          </table:table-cell>
          <table:table-cell office:value-type="string">
            <text:p>marine biome (ENVO:447)</text:p>
          </table:table-cell>
          <table:table-cell office:value-type="string">
            <text:p>OSD-Jun-2014</text:p>
          </table:table-cell>
          <table:table-cell office:value-type="string">
            <text:p>OSD133_20140621T0724Z</text:p>
          </table:table-cell>
          <table:table-cell office:value-type="string">
            <text:p>Bottle, Niskin 5-L</text:p>
          </table:table-cell>
          <table:table-cell office:value-type="string">
            <text:p>[OBJECTIVE: Water samples taken at surface of the Robben Island Site with a Niskin bottle and CTD profile dips taken at each site using XRX620 CTD.][PLATFORM: Robben Island][DEVICE REPORTED: 5L Niskin bottle, 10L plastic bottles, XRX620 CTD.][DESCRIPTION: Particulate matter]</text:p>
          </table:table-cell>
          <table:table-cell office:value-type="string">
            <text:p>http://store.pangaea.de/Projects/OSD_2014/OSD133_20140621T0724Z.pdf</text:p>
          </table:table-cell>
          <table:table-cell office:value-type="string">
            <text:p>UTC+02</text:p>
          </table:table-cell>
          <table:table-cell office:value-type="string">
            <text:p>21-06-2014T09:24:00</text:p>
          </table:table-cell>
          <table:table-cell office:value-type="date" office:date-value="2014-06-21T07:24:00">
            <text:p>06/21/14 07:24 AM</text:p>
          </table:table-cell>
          <table:table-cell office:value-type="float" office:value="-33.897069">
            <text:p>-33.897069</text:p>
          </table:table-cell>
          <table:table-cell office:value-type="float" office:value="18.386825">
            <text:p>18.386825</text:p>
          </table:table-cell>
          <table:table-cell office:value-type="date" office:date-value="2014-06-21T08:14:00">
            <text:p>06/21/14 08:14 AM</text:p>
          </table:table-cell>
          <table:table-cell office:value-type="float" office:value="-33.93572">
            <text:p>-33.93572</text:p>
          </table:table-cell>
          <table:table-cell office:value-type="float" office:value="18.47147">
            <text:p>18.47147</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33_2014-06-21_0m_NPL022</text:p>
          </table:table-cell>
          <table:table-cell office:value-type="string">
            <text:p>ERS667532</text:p>
          </table:table-cell>
          <table:table-cell office:value-type="string">
            <text:p>http://www.ebi.ac.uk/ena/data/view/ERS667532</text:p>
          </table:table-cell>
          <table:table-cell office:value-type="string">
            <text:p>ABOKM17</text:p>
          </table:table-cell>
          <table:table-cell office:value-type="string">
            <text:p>SAMEA3275518</text:p>
          </table:table-cell>
          <table:table-cell office:value-type="string">
            <text:p>NPL022</text:p>
          </table:table-cell>
          <table:table-cell table:number-columns-repeated="7" office:value-type="string">
            <text:p>Not provided</text:p>
          </table:table-cell>
          <table:table-cell office:value-type="float" office:value="15.06">
            <text:p>15.06</text:p>
          </table:table-cell>
          <table:table-cell office:value-type="float" office:value="35.16">
            <text:p>35.16</text:p>
          </table:table-cell>
          <table:table-cell office:value-type="float" office:value="6.5">
            <text:p>6.5</text:p>
          </table:table-cell>
          <table:table-cell table:number-columns-repeated="9"/>
          <table:table-cell office:value-type="float" office:value="95.87">
            <text:p>95.87</text:p>
          </table:table-cell>
          <table:table-cell table:number-columns-repeated="6"/>
          <table:table-cell office:value-type="float" office:value="0.56">
            <text:p>0.56</text:p>
          </table:table-cell>
          <table:table-cell office:value-type="float" office:value="6.48">
            <text:p>6.48</text:p>
          </table:table-cell>
          <table:table-cell/>
          <table:table-cell office:value-type="string">
            <text:p>ZAF</text:p>
          </table:table-cell>
          <table:table-cell office:value-type="float" office:value="312">
            <text:p>312</text:p>
          </table:table-cell>
          <table:table-cell office:value-type="string">
            <text:p>EAFR</text:p>
          </table:table-cell>
          <table:table-cell office:value-type="string">
            <text:p>Coastal - E. Africa Coastal Province</text:p>
          </table:table-cell>
          <table:table-cell office:value-type="float" office:value="0">
            <text:p>0</text:p>
          </table:table-cell>
          <table:table-cell office:value-type="string">
            <text:p>Benguela Current</text:p>
          </table:table-cell>
          <table:table-cell office:value-type="float" office:value="0">
            <text:p>0</text:p>
          </table:table-cell>
        </table:table-row>
        <table:table-row table:style-name="ro3">
          <table:table-cell office:value-type="float" office:value="135">
            <text:p>135</text:p>
          </table:table-cell>
          <table:table-cell office:value-type="string">
            <text:p>OSD135</text:p>
          </table:table-cell>
          <table:table-cell office:value-type="string">
            <text:p>Guaymas Bay</text:p>
          </table:table-cell>
          <table:table-cell office:value-type="string">
            <text:p>Gulf of California</text:p>
          </table:table-cell>
          <table:table-cell office:value-type="string">
            <text:p>http://marineregions.org/gazetteer.php?p=details&amp;id=4314</text:p>
          </table:table-cell>
          <table:table-cell office:value-type="string">
            <text:p>marine biome (ENVO:447)</text:p>
          </table:table-cell>
          <table:table-cell office:value-type="string">
            <text:p>OSD-Jun-2014</text:p>
          </table:table-cell>
          <table:table-cell office:value-type="string">
            <text:p>OSD135_20140621T0303Z</text:p>
          </table:table-cell>
          <table:table-cell office:value-type="string">
            <text:p>Bucket, plastic 5-L</text:p>
          </table:table-cell>
          <table:table-cell office:value-type="string">
            <text:p>[OBJECTIVE: TO CONTRIBUTE TO THE KNOWLEDGE OF MARINE MICROBIAL DIVERSITY AND FUNCTIONS IN WORLDWIDE OCEANS][PLATFORM: BOAT-KAYAK][DEVICE REPORTED: 5L BUCKET][DESCRIPTION: 1M SURFACE OF SEA WATER FROM GUAYMAS BAY]</text:p>
          </table:table-cell>
          <table:table-cell office:value-type="string">
            <text:p>http://store.pangaea.de/Projects/OSD_2014/OSD135_20140621T0303Z.pdf</text:p>
          </table:table-cell>
          <table:table-cell office:value-type="string">
            <text:p>UTC+08</text:p>
          </table:table-cell>
          <table:table-cell office:value-type="string">
            <text:p>21-06-2014T11:03:00</text:p>
          </table:table-cell>
          <table:table-cell office:value-type="date" office:date-value="2014-06-21T03:03:00">
            <text:p>06/21/14 03:03 AM</text:p>
          </table:table-cell>
          <table:table-cell office:value-type="float" office:value="27.9011">
            <text:p>27.9011</text:p>
          </table:table-cell>
          <table:table-cell office:value-type="float" office:value="-110.8717">
            <text:p>-110.8717</text:p>
          </table:table-cell>
          <table:table-cell office:value-type="date" office:date-value="2014-06-21T03:30:00">
            <text:p>06/21/14 03:30 AM</text:p>
          </table:table-cell>
          <table:table-cell office:value-type="float" office:value="27.9011">
            <text:p>27.9011</text:p>
          </table:table-cell>
          <table:table-cell office:value-type="float" office:value="-110.8717">
            <text:p>-110.8717</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135_2014-06-21_1m_NPL022</text:p>
          </table:table-cell>
          <table:table-cell office:value-type="string">
            <text:p>ERS667530</text:p>
          </table:table-cell>
          <table:table-cell office:value-type="string">
            <text:p>http://www.ebi.ac.uk/ena/data/view/ERS667530</text:p>
          </table:table-cell>
          <table:table-cell/>
          <table:table-cell office:value-type="string">
            <text:p>SAMEA3275516</text:p>
          </table:table-cell>
          <table:table-cell office:value-type="string">
            <text:p>NPL022</text:p>
          </table:table-cell>
          <table:table-cell table:number-columns-repeated="7" office:value-type="string">
            <text:p>Not provided</text:p>
          </table:table-cell>
          <table:table-cell office:value-type="float" office:value="31.2">
            <text:p>31.2</text:p>
          </table:table-cell>
          <table:table-cell office:value-type="float" office:value="37.4">
            <text:p>37.4</text:p>
          </table:table-cell>
          <table:table-cell office:value-type="float" office:value="7.9">
            <text:p>7.9</text:p>
          </table:table-cell>
          <table:table-cell office:value-type="float" office:value="0.957">
            <text:p>0.957</text:p>
          </table:table-cell>
          <table:table-cell office:value-type="float" office:value="1.833">
            <text:p>1.833</text:p>
          </table:table-cell>
          <table:table-cell/>
          <table:table-cell office:value-type="float" office:value="1.087">
            <text:p>1.087</text:p>
          </table:table-cell>
          <table:table-cell table:number-columns-repeated="3"/>
          <table:table-cell office:value-type="float" office:value="56.55">
            <text:p>56.55</text:p>
          </table:table-cell>
          <table:table-cell/>
          <table:table-cell office:value-type="float" office:value="322.813">
            <text:p>322.813</text:p>
          </table:table-cell>
          <table:table-cell table:number-columns-repeated="4"/>
          <table:table-cell office:value-type="float" office:value="24.917">
            <text:p>24.917</text:p>
          </table:table-cell>
          <table:table-cell/>
          <table:table-cell office:value-type="float" office:value="2.25">
            <text:p>2.25</text:p>
          </table:table-cell>
          <table:table-cell table:number-columns-repeated="2"/>
          <table:table-cell office:value-type="string">
            <text:p>MEX</text:p>
          </table:table-cell>
          <table:table-cell office:value-type="float" office:value="0">
            <text:p>0</text:p>
          </table:table-cell>
          <table:table-cell office:value-type="string">
            <text:p>CAMR</text:p>
          </table:table-cell>
          <table:table-cell office:value-type="string">
            <text:p>Coastal - Central American Coastal Province</text:p>
          </table:table-cell>
          <table:table-cell office:value-type="float" office:value="0.043320341">
            <text:p>0.043320341</text:p>
          </table:table-cell>
          <table:table-cell office:value-type="string">
            <text:p>Gulf of California</text:p>
          </table:table-cell>
          <table:table-cell office:value-type="float" office:value="0">
            <text:p>0</text:p>
          </table:table-cell>
        </table:table-row>
        <table:table-row table:style-name="ro3">
          <table:table-cell office:value-type="float" office:value="136">
            <text:p>136</text:p>
          </table:table-cell>
          <table:table-cell office:value-type="string">
            <text:p>OSD136</text:p>
          </table:table-cell>
          <table:table-cell office:value-type="string">
            <text:p>Jyllinge Harbour</text:p>
          </table:table-cell>
          <table:table-cell office:value-type="string">
            <text:p>Kattegat</text:p>
          </table:table-cell>
          <table:table-cell office:value-type="string">
            <text:p>http://marineregions.org/gazetteer.php?p=details&amp;id=2374</text:p>
          </table:table-cell>
          <table:table-cell office:value-type="string">
            <text:p>marine biome (ENVO:447)</text:p>
          </table:table-cell>
          <table:table-cell office:value-type="string">
            <text:p>OSD-Jun-2014</text:p>
          </table:table-cell>
          <table:table-cell office:value-type="string">
            <text:p>OSD136_20140621T1056Z</text:p>
          </table:table-cell>
          <table:table-cell office:value-type="string">
            <text:p>Bottle, Nalgene 10-L</text:p>
          </table:table-cell>
          <table:table-cell office:value-type="string">
            <text:p>[OBJECTIVE: Jyllinge harbour has been sampled many times over the past years for bioactive bacteria and to study their interactions.][PLATFORM: Pier][DEVICE REPORTED: 10 L Nalgene flask][DESCRIPTION: Filters were degraded during shipment.]</text:p>
          </table:table-cell>
          <table:table-cell office:value-type="string">
            <text:p>http://store.pangaea.de/Projects/OSD_2014/OSD136_20140621T1056Z.pdf</text:p>
          </table:table-cell>
          <table:table-cell office:value-type="string">
            <text:p>UTC+01</text:p>
          </table:table-cell>
          <table:table-cell office:value-type="string">
            <text:p>21-06-2014T11:56:00</text:p>
          </table:table-cell>
          <table:table-cell office:value-type="date" office:date-value="2014-06-21T10:56:00">
            <text:p>06/21/14 10:56 AM</text:p>
          </table:table-cell>
          <table:table-cell office:value-type="float" office:value="55.744993">
            <text:p>55.744993</text:p>
          </table:table-cell>
          <table:table-cell office:value-type="float" office:value="12.094845">
            <text:p>12.094845</text:p>
          </table:table-cell>
          <table:table-cell office:value-type="date" office:date-value="2014-06-21T13:02:00">
            <text:p>06/21/14 01:02 PM</text:p>
          </table:table-cell>
          <table:table-cell office:value-type="float" office:value="55.744929">
            <text:p>55.744929</text:p>
          </table:table-cell>
          <table:table-cell office:value-type="float" office:value="12.094845">
            <text:p>12.094845</text:p>
          </table:table-cell>
          <table:table-cell office:value-type="float" office:value="0.1">
            <text:p>0.1</text:p>
          </table:table-cell>
          <table:table-cell office:value-type="string">
            <text:p>surface water (ENVO:2042)</text:p>
          </table:table-cell>
          <table:table-cell office:value-type="string">
            <text:p>sea water (ENVO:2149)</text:p>
          </table:table-cell>
          <table:table-cell office:value-type="string">
            <text:p>OSD136_2014-06-21_0.1m_NPL022</text:p>
          </table:table-cell>
          <table:table-cell office:value-type="string">
            <text:p>ERS667529</text:p>
          </table:table-cell>
          <table:table-cell office:value-type="string">
            <text:p>http://www.ebi.ac.uk/ena/data/view/ERS667529</text:p>
          </table:table-cell>
          <table:table-cell/>
          <table:table-cell office:value-type="string">
            <text:p>SAMEA3275515</text:p>
          </table:table-cell>
          <table:table-cell office:value-type="string">
            <text:p>NPL022</text:p>
          </table:table-cell>
          <table:table-cell table:number-columns-repeated="7" office:value-type="string">
            <text:p>Not provided</text:p>
          </table:table-cell>
          <table:table-cell office:value-type="float" office:value="17">
            <text:p>17</text:p>
          </table:table-cell>
          <table:table-cell office:value-type="float" office:value="16.2">
            <text:p>16.2</text:p>
          </table:table-cell>
          <table:table-cell office:value-type="float" office:value="8.3">
            <text:p>8.3</text:p>
          </table:table-cell>
          <table:table-cell table:number-columns-repeated="19"/>
          <table:table-cell office:value-type="string">
            <text:p>DNK</text:p>
          </table:table-cell>
          <table:table-cell office:value-type="float" office:value="455">
            <text:p>455</text:p>
          </table:table-cell>
          <table:table-cell office:value-type="string">
            <text:p>NECS</text:p>
          </table:table-cell>
          <table:table-cell office:value-type="string">
            <text:p>Coastal - NE Atlantic Shelves Province</text:p>
          </table:table-cell>
          <table:table-cell office:value-type="float" office:value="0.009181343">
            <text:p>0.009181343</text:p>
          </table:table-cell>
          <table:table-cell office:value-type="string">
            <text:p>North Sea</text:p>
          </table:table-cell>
          <table:table-cell office:value-type="float" office:value="648">
            <text:p>648</text:p>
          </table:table-cell>
        </table:table-row>
        <table:table-row table:style-name="ro3">
          <table:table-cell office:value-type="float" office:value="137">
            <text:p>137</text:p>
          </table:table-cell>
          <table:table-cell office:value-type="string">
            <text:p>OSD137</text:p>
          </table:table-cell>
          <table:table-cell office:value-type="string">
            <text:p>Helsinore Harbour</text:p>
          </table:table-cell>
          <table:table-cell office:value-type="string">
            <text:p>Kattegat</text:p>
          </table:table-cell>
          <table:table-cell office:value-type="string">
            <text:p>http://marineregions.org/gazetteer.php?p=details&amp;id=2374</text:p>
          </table:table-cell>
          <table:table-cell office:value-type="string">
            <text:p>marine biome (ENVO:447)</text:p>
          </table:table-cell>
          <table:table-cell office:value-type="string">
            <text:p>OSD-Jun-2014</text:p>
          </table:table-cell>
          <table:table-cell office:value-type="string">
            <text:p>OSD137_20140621T1401Z</text:p>
          </table:table-cell>
          <table:table-cell office:value-type="string">
            <text:p>Bottle, Nalgene 10-L</text:p>
          </table:table-cell>
          <table:table-cell office:value-type="string">
            <text:p>[OBJECTIVE: Helsinore harbor is a common sampling site in Denmark. Our focus is set on isolation of bioactive marine bacteria from this site and study their interactions.][PLATFORM: Beach][DEVICE REPORTED: 10 L Nalgene flask][DESCRIPTION: Filters lost due to degradation during shipment.]</text:p>
          </table:table-cell>
          <table:table-cell office:value-type="string">
            <text:p>http://store.pangaea.de/Projects/OSD_2014/OSD137_20140621T1401Z.pdf</text:p>
          </table:table-cell>
          <table:table-cell office:value-type="string">
            <text:p>UTC+01</text:p>
          </table:table-cell>
          <table:table-cell office:value-type="string">
            <text:p>21-06-2014T15:01:00</text:p>
          </table:table-cell>
          <table:table-cell office:value-type="date" office:date-value="2014-06-21T14:01:00">
            <text:p>06/21/14 02:01 PM</text:p>
          </table:table-cell>
          <table:table-cell office:value-type="float" office:value="56.04386">
            <text:p>56.04386</text:p>
          </table:table-cell>
          <table:table-cell office:value-type="float" office:value="12.613306">
            <text:p>12.613306</text:p>
          </table:table-cell>
          <table:table-cell office:value-type="date" office:date-value="2014-06-21T16:00:00">
            <text:p>06/21/14 04:00 PM</text:p>
          </table:table-cell>
          <table:table-cell office:value-type="float" office:value="56.04386">
            <text:p>56.04386</text:p>
          </table:table-cell>
          <table:table-cell office:value-type="float" office:value="12.613306">
            <text:p>12.613306</text:p>
          </table:table-cell>
          <table:table-cell office:value-type="float" office:value="0.1">
            <text:p>0.1</text:p>
          </table:table-cell>
          <table:table-cell office:value-type="string">
            <text:p>surface water (ENVO:2042)</text:p>
          </table:table-cell>
          <table:table-cell office:value-type="string">
            <text:p>sea water (ENVO:2149)</text:p>
          </table:table-cell>
          <table:table-cell office:value-type="string">
            <text:p>OSD137_2014-06-21_0.1m_NPL022</text:p>
          </table:table-cell>
          <table:table-cell office:value-type="string">
            <text:p>ERS667531</text:p>
          </table:table-cell>
          <table:table-cell office:value-type="string">
            <text:p>http://www.ebi.ac.uk/ena/data/view/ERS667531</text:p>
          </table:table-cell>
          <table:table-cell/>
          <table:table-cell office:value-type="string">
            <text:p>SAMEA3275517</text:p>
          </table:table-cell>
          <table:table-cell office:value-type="string">
            <text:p>NPL022</text:p>
          </table:table-cell>
          <table:table-cell table:number-columns-repeated="7" office:value-type="string">
            <text:p>Not provided</text:p>
          </table:table-cell>
          <table:table-cell office:value-type="float" office:value="20">
            <text:p>20</text:p>
          </table:table-cell>
          <table:table-cell office:value-type="float" office:value="17.3">
            <text:p>17.3</text:p>
          </table:table-cell>
          <table:table-cell office:value-type="float" office:value="8.1">
            <text:p>8.1</text:p>
          </table:table-cell>
          <table:table-cell table:number-columns-repeated="19"/>
          <table:table-cell office:value-type="string">
            <text:p>DNK</text:p>
          </table:table-cell>
          <table:table-cell office:value-type="float" office:value="344">
            <text:p>344</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Baltic Sea</text:p>
          </table:table-cell>
          <table:table-cell office:value-type="float" office:value="81">
            <text:p>81</text:p>
          </table:table-cell>
        </table:table-row>
        <table:table-row table:style-name="ro3">
          <table:table-cell office:value-type="float" office:value="14">
            <text:p>14</text:p>
          </table:table-cell>
          <table:table-cell office:value-type="string">
            <text:p>OSD14</text:p>
          </table:table-cell>
          <table:table-cell office:value-type="string">
            <text:p>Banyuls</text:p>
          </table:table-cell>
          <table:table-cell office:value-type="string">
            <text:p>Mediterranean Sea - Western Basin</text:p>
          </table:table-cell>
          <table:table-cell office:value-type="string">
            <text:p>http://marineregions.org/gazetteer.php?p=details&amp;id=4279</text:p>
          </table:table-cell>
          <table:table-cell office:value-type="string">
            <text:p>marine biome (ENVO:447)</text:p>
          </table:table-cell>
          <table:table-cell office:value-type="string">
            <text:p>OSD-Jun-2014</text:p>
          </table:table-cell>
          <table:table-cell office:value-type="string">
            <text:p>OSD14_20140623T0805Z</text:p>
          </table:table-cell>
          <table:table-cell office:value-type="string">
            <text:p>Bottle, Niskin 12-L</text:p>
          </table:table-cell>
          <table:table-cell office:value-type="string">
            <text:p>[OBJECTIVE: OSD-2014 samples were collected as part of a long term observation time series at a station labelled by SOMLIT since 1997. The Observation Service of Arago Laboratory (SOLA, OOB) focuses on overall issues directly concerning the impact of global change on coastal areas and its relative importance regarding local human activities (global vs local). The SOLA site was selected for Temporal monitoring of Mediterranean coastal ecosystem dynamics, as representative of a normal situation, whereby a typology of seasonal and interannual fluctuations could be defined via the monitoring of relevant parameters on appropriate time scales.][PLATFORM: Not reported][DEVICE REPORTED: Profile was performed with a SBE19 SeaCat Conductivity-Temperature Depth (CTD) system manufactured by Sea-Bird Electronics Inc. Water samples were collected with a 12L Niskin Bottle][DESCRIPTION: ENVO:00000447 (Marine Biome) ENVO:00002042 (Surface Water) ENVO:00002010 ( Seawater)]</text:p>
          </table:table-cell>
          <table:table-cell office:value-type="string">
            <text:p>http://store.pangaea.de/Projects/OSD_2014/OSD14_20140623T0805Z.pdf</text:p>
          </table:table-cell>
          <table:table-cell office:value-type="string">
            <text:p>UTC+01</text:p>
          </table:table-cell>
          <table:table-cell office:value-type="string">
            <text:p>23-06-2014T08:40:00</text:p>
          </table:table-cell>
          <table:table-cell office:value-type="date" office:date-value="2014-06-23T07:40:00">
            <text:p>06/23/14 07:40 AM</text:p>
          </table:table-cell>
          <table:table-cell office:value-type="float" office:value="42.49">
            <text:p>42.49</text:p>
          </table:table-cell>
          <table:table-cell office:value-type="float" office:value="3.14">
            <text:p>3.14</text:p>
          </table:table-cell>
          <table:table-cell office:value-type="date" office:date-value="2014-06-23T08:10:00">
            <text:p>06/23/14 08:10 AM</text:p>
          </table:table-cell>
          <table:table-cell office:value-type="float" office:value="42.49">
            <text:p>42.49</text:p>
          </table:table-cell>
          <table:table-cell office:value-type="float" office:value="3.14">
            <text:p>3.14</text:p>
          </table:table-cell>
          <table:table-cell office:value-type="float" office:value="2">
            <text:p>2</text:p>
          </table:table-cell>
          <table:table-cell office:value-type="string">
            <text:p>surface water (ENVO:2042)</text:p>
          </table:table-cell>
          <table:table-cell office:value-type="string">
            <text:p>saline water (ENVO:2010)</text:p>
          </table:table-cell>
          <table:table-cell office:value-type="string">
            <text:p>OSD14_2014-06-23_2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20.4522">
            <text:p>20.4522</text:p>
          </table:table-cell>
          <table:table-cell office:value-type="float" office:value="37.833">
            <text:p>37.833</text:p>
          </table:table-cell>
          <table:table-cell office:value-type="float" office:value="8.278">
            <text:p>8.278</text:p>
          </table:table-cell>
          <table:table-cell office:value-type="float" office:value="0.01">
            <text:p>0.01</text:p>
          </table:table-cell>
          <table:table-cell table:number-columns-repeated="18"/>
          <table:table-cell office:value-type="string">
            <text:p>FRA</text:p>
          </table:table-cell>
          <table:table-cell office:value-type="float" office:value="153">
            <text:p>153</text:p>
          </table:table-cell>
          <table:table-cell office:value-type="string">
            <text:p>MEDI</text:p>
          </table:table-cell>
          <table:table-cell office:value-type="string">
            <text:p>Westerlies - Mediterranean Sea, Black Sea Province</text:p>
          </table:table-cell>
          <table:table-cell office:value-type="float" office:value="0.01310823">
            <text:p>0.01310823</text:p>
          </table:table-cell>
          <table:table-cell office:value-type="string">
            <text:p>Mediterranean Sea</text:p>
          </table:table-cell>
          <table:table-cell office:value-type="float" office:value="0">
            <text:p>0</text:p>
          </table:table-cell>
        </table:table-row>
        <table:table-row table:style-name="ro3">
          <table:table-cell office:value-type="float" office:value="14">
            <text:p>14</text:p>
          </table:table-cell>
          <table:table-cell office:value-type="string">
            <text:p>OSD14</text:p>
          </table:table-cell>
          <table:table-cell office:value-type="string">
            <text:p>Banyuls</text:p>
          </table:table-cell>
          <table:table-cell office:value-type="string">
            <text:p>Mediterranean Sea - Western Basin</text:p>
          </table:table-cell>
          <table:table-cell office:value-type="string">
            <text:p>http://marineregions.org/gazetteer.php?p=details&amp;id=4279</text:p>
          </table:table-cell>
          <table:table-cell office:value-type="string">
            <text:p>marine biome (ENVO:447)</text:p>
          </table:table-cell>
          <table:table-cell office:value-type="string">
            <text:p>OSD-Jun-2014</text:p>
          </table:table-cell>
          <table:table-cell office:value-type="string">
            <text:p>OSD14_20140623T0805Z</text:p>
          </table:table-cell>
          <table:table-cell office:value-type="string">
            <text:p>Bottle, Niskin 12-L</text:p>
          </table:table-cell>
          <table:table-cell office:value-type="string">
            <text:p>[OBJECTIVE: OSD-2014 samples were collected as part of a long term observation time series at a station labelled by SOMLIT since 1997. The Observation Service of Arago Laboratory (SOLA, OOB) focuses on overall issues directly concerning the impact of global change on coastal areas and its relative importance regarding local human activities (global vs local). The SOLA site was selected for Temporal monitoring of Mediterranean coastal ecosystem dynamics, as representative of a normal situation, whereby a typology of seasonal and interannual fluctuations could be defined via the monitoring of relevant parameters on appropriate time scales.][PLATFORM: Not reported][DEVICE REPORTED: Profile was performed with a SBE19 SeaCat Conductivity-Temperature Depth (CTD) system manufactured by Sea-Bird Electronics Inc. Water samples were collected with a 12L Niskin Bottle][DESCRIPTION: ENVO:00000447 (Marine Biome) ENVO:00002042 (Surface Water) ENVO:00002010 ( Seawater)]</text:p>
          </table:table-cell>
          <table:table-cell office:value-type="string">
            <text:p>http://store.pangaea.de/Projects/OSD_2014/OSD14_20140623T0805Z.pdf</text:p>
          </table:table-cell>
          <table:table-cell office:value-type="string">
            <text:p>UTC+01</text:p>
          </table:table-cell>
          <table:table-cell office:value-type="string">
            <text:p>23-06-2014T09:05:00</text:p>
          </table:table-cell>
          <table:table-cell office:value-type="date" office:date-value="2014-06-23T07:40:00">
            <text:p>06/23/14 07:40 AM</text:p>
          </table:table-cell>
          <table:table-cell office:value-type="float" office:value="42.49">
            <text:p>42.49</text:p>
          </table:table-cell>
          <table:table-cell office:value-type="float" office:value="3.14">
            <text:p>3.14</text:p>
          </table:table-cell>
          <table:table-cell office:value-type="date" office:date-value="2014-06-23T08:10:00">
            <text:p>06/23/14 08:10 AM</text:p>
          </table:table-cell>
          <table:table-cell office:value-type="float" office:value="42.49">
            <text:p>42.49</text:p>
          </table:table-cell>
          <table:table-cell office:value-type="float" office:value="3.14">
            <text:p>3.14</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14_2014-06-23_2m_NPL022</text:p>
          </table:table-cell>
          <table:table-cell office:value-type="string">
            <text:p>ERS667654</text:p>
          </table:table-cell>
          <table:table-cell office:value-type="string">
            <text:p>http://www.ebi.ac.uk/ena/data/view/ERS667654</text:p>
          </table:table-cell>
          <table:table-cell office:value-type="string">
            <text:p>ABOKN03</text:p>
          </table:table-cell>
          <table:table-cell office:value-type="string">
            <text:p>SAMEA3275633</text:p>
          </table:table-cell>
          <table:table-cell office:value-type="string">
            <text:p>NPL022</text:p>
          </table:table-cell>
          <table:table-cell table:number-columns-repeated="7" office:value-type="string">
            <text:p>Not provided</text:p>
          </table:table-cell>
          <table:table-cell office:value-type="float" office:value="20.422">
            <text:p>20.422</text:p>
          </table:table-cell>
          <table:table-cell office:value-type="float" office:value="37.833">
            <text:p>37.833</text:p>
          </table:table-cell>
          <table:table-cell office:value-type="float" office:value="8.278">
            <text:p>8.278</text:p>
          </table:table-cell>
          <table:table-cell office:value-type="float" office:value="0.01">
            <text:p>0.01</text:p>
          </table:table-cell>
          <table:table-cell office:value-type="float" office:value="0.02">
            <text:p>0.02</text:p>
          </table:table-cell>
          <table:table-cell office:value-type="float" office:value="1423.686">
            <text:p>1423.686</text:p>
          </table:table-cell>
          <table:table-cell office:value-type="float" office:value="0.01">
            <text:p>0.01</text:p>
          </table:table-cell>
          <table:table-cell table:number-columns-repeated="3"/>
          <table:table-cell office:value-type="float" office:value="51.85">
            <text:p>51.85</text:p>
          </table:table-cell>
          <table:table-cell/>
          <table:table-cell office:value-type="float" office:value="224.06">
            <text:p>224.06</text:p>
          </table:table-cell>
          <table:table-cell office:value-type="float" office:value="236.43">
            <text:p>236.43</text:p>
          </table:table-cell>
          <table:table-cell/>
          <table:table-cell office:value-type="float" office:value="2.63">
            <text:p>2.63</text:p>
          </table:table-cell>
          <table:table-cell/>
          <table:table-cell office:value-type="float" office:value="0.074">
            <text:p>0.074</text:p>
          </table:table-cell>
          <table:table-cell office:value-type="float" office:value="0.6">
            <text:p>0.6</text:p>
          </table:table-cell>
          <table:table-cell office:value-type="float" office:value="0.44">
            <text:p>0.44</text:p>
          </table:table-cell>
          <table:table-cell table:number-columns-repeated="2" office:value-type="float" office:value="0.26">
            <text:p>0.26</text:p>
          </table:table-cell>
          <table:table-cell office:value-type="string">
            <text:p>FRA</text:p>
          </table:table-cell>
          <table:table-cell office:value-type="float" office:value="523">
            <text:p>523</text:p>
          </table:table-cell>
          <table:table-cell office:value-type="string">
            <text:p>MEDI</text:p>
          </table:table-cell>
          <table:table-cell office:value-type="string">
            <text:p>Westerlies - Mediterranean Sea, Black Sea Province</text:p>
          </table:table-cell>
          <table:table-cell office:value-type="float" office:value="0.004064726">
            <text:p>0.004064726</text:p>
          </table:table-cell>
          <table:table-cell office:value-type="string">
            <text:p>Mediterranean Sea</text:p>
          </table:table-cell>
          <table:table-cell office:value-type="float" office:value="0">
            <text:p>0</text:p>
          </table:table-cell>
        </table:table-row>
        <table:table-row table:style-name="ro3">
          <table:table-cell office:value-type="float" office:value="141">
            <text:p>141</text:p>
          </table:table-cell>
          <table:table-cell office:value-type="string">
            <text:p>OSD141</text:p>
          </table:table-cell>
          <table:table-cell office:value-type="string">
            <text:p>Raunefjorden</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41_20140620T0845Z</text:p>
          </table:table-cell>
          <table:table-cell office:value-type="string">
            <text:p>Water pump</text:p>
          </table:table-cell>
          <table:table-cell office:value-type="string">
            <text:p>[OBJECTIVE: OSD 2014][PLATFORM: Boat][DEVICE REPORTED: Environmental parameters were measured with CTD. Plastic tubes were used for pumping watersamples.][DESCRIPTION: Coastal northern atlantic water]</text:p>
          </table:table-cell>
          <table:table-cell office:value-type="string">
            <text:p>http://store.pangaea.de/Projects/OSD_2014/OSD141_20140620T0845Z.pdf</text:p>
          </table:table-cell>
          <table:table-cell office:value-type="string">
            <text:p>UTC+01</text:p>
          </table:table-cell>
          <table:table-cell office:value-type="string">
            <text:p>20-06-2014T09:45:00</text:p>
          </table:table-cell>
          <table:table-cell office:value-type="date" office:date-value="2014-06-20T08:45:00">
            <text:p>06/20/14 08:45 AM</text:p>
          </table:table-cell>
          <table:table-cell office:value-type="float" office:value="60.16121">
            <text:p>60.16121</text:p>
          </table:table-cell>
          <table:table-cell office:value-type="float" office:value="5.11504">
            <text:p>5.11504</text:p>
          </table:table-cell>
          <table:table-cell office:value-type="date" office:date-value="2014-06-20T09:00:00">
            <text:p>06/20/14 09:00 AM</text:p>
          </table:table-cell>
          <table:table-cell office:value-type="float" office:value="60.16121">
            <text:p>60.16121</text:p>
          </table:table-cell>
          <table:table-cell office:value-type="float" office:value="5.11504">
            <text:p>5.11504</text:p>
          </table:table-cell>
          <table:table-cell office:value-type="float" office:value="5">
            <text:p>5</text:p>
          </table:table-cell>
          <table:table-cell office:value-type="string">
            <text:p>surface water (ENVO:2042)</text:p>
          </table:table-cell>
          <table:table-cell office:value-type="string">
            <text:p>sea water (ENVO:2149)</text:p>
          </table:table-cell>
          <table:table-cell office:value-type="string">
            <text:p>OSD141_2014-06-20_5m_NE08</text:p>
          </table:table-cell>
          <table:table-cell office:value-type="string">
            <text:p>ERS667527</text:p>
          </table:table-cell>
          <table:table-cell office:value-type="string">
            <text:p>http://www.ebi.ac.uk/ena/data/view/ERS667527</text:p>
          </table:table-cell>
          <table:table-cell office:value-type="string">
            <text:p>ABOKM89</text:p>
          </table:table-cell>
          <table:table-cell office:value-type="string">
            <text:p>SAMEA3275513</text:p>
          </table:table-cell>
          <table:table-cell office:value-type="string">
            <text:p>NE08</text:p>
          </table:table-cell>
          <table:table-cell table:number-columns-repeated="7" office:value-type="string">
            <text:p>Not provided</text:p>
          </table:table-cell>
          <table:table-cell office:value-type="float" office:value="10.13">
            <text:p>10.13</text:p>
          </table:table-cell>
          <table:table-cell office:value-type="float" office:value="30.67">
            <text:p>30.67</text:p>
          </table:table-cell>
          <table:table-cell office:value-type="float" office:value="7.91">
            <text:p>7.91</text:p>
          </table:table-cell>
          <table:table-cell office:value-type="float" office:value="0.2">
            <text:p>0.2</text:p>
          </table:table-cell>
          <table:table-cell table:number-columns-repeated="4"/>
          <table:table-cell office:value-type="float" office:value="980000000000">
            <text:p>980000000000</text:p>
          </table:table-cell>
          <table:table-cell table:number-columns-repeated="9"/>
          <table:table-cell office:value-type="float" office:value="0.4">
            <text:p>0.4</text:p>
          </table:table-cell>
          <table:table-cell office:value-type="float" office:value="0.59">
            <text:p>0.59</text:p>
          </table:table-cell>
          <table:table-cell table:number-columns-repeated="2"/>
          <table:table-cell office:value-type="string">
            <text:p>NOR</text:p>
          </table:table-cell>
          <table:table-cell office:value-type="float" office:value="1557">
            <text:p>1557</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41">
            <text:p>141</text:p>
          </table:table-cell>
          <table:table-cell office:value-type="string">
            <text:p>OSD141</text:p>
          </table:table-cell>
          <table:table-cell office:value-type="string">
            <text:p>Raunefjorden</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41_20140620T0845Z</text:p>
          </table:table-cell>
          <table:table-cell office:value-type="string">
            <text:p>Water pump</text:p>
          </table:table-cell>
          <table:table-cell office:value-type="string">
            <text:p>[OBJECTIVE: OSD 2014][PLATFORM: Boat][DEVICE REPORTED: Environmental parameters were measured with CTD. Plastic tubes were used for pumping watersamples.][DESCRIPTION: Coastal northern atlantic water]</text:p>
          </table:table-cell>
          <table:table-cell office:value-type="string">
            <text:p>http://store.pangaea.de/Projects/OSD_2014/OSD141_20140620T0845Z.pdf</text:p>
          </table:table-cell>
          <table:table-cell office:value-type="string">
            <text:p>UTC+01</text:p>
          </table:table-cell>
          <table:table-cell office:value-type="string">
            <text:p>20-06-2014T09:45:00</text:p>
          </table:table-cell>
          <table:table-cell office:value-type="date" office:date-value="2014-06-20T08:45:00">
            <text:p>06/20/14 08:45 AM</text:p>
          </table:table-cell>
          <table:table-cell office:value-type="float" office:value="60.16121">
            <text:p>60.16121</text:p>
          </table:table-cell>
          <table:table-cell office:value-type="float" office:value="5.11504">
            <text:p>5.11504</text:p>
          </table:table-cell>
          <table:table-cell office:value-type="date" office:date-value="2014-06-20T09:00:00">
            <text:p>06/20/14 09:00 AM</text:p>
          </table:table-cell>
          <table:table-cell office:value-type="float" office:value="60.16121">
            <text:p>60.16121</text:p>
          </table:table-cell>
          <table:table-cell office:value-type="float" office:value="5.11504">
            <text:p>5.11504</text:p>
          </table:table-cell>
          <table:table-cell office:value-type="float" office:value="5">
            <text:p>5</text:p>
          </table:table-cell>
          <table:table-cell office:value-type="string">
            <text:p>fjord (ENVO:39)</text:p>
          </table:table-cell>
          <table:table-cell office:value-type="string">
            <text:p>sea water (ENVO:2149)</text:p>
          </table:table-cell>
          <table:table-cell office:value-type="string">
            <text:p>OSD141_2014-06-20_5m_NPL022</text:p>
          </table:table-cell>
          <table:table-cell office:value-type="string">
            <text:p>ERS667528</text:p>
          </table:table-cell>
          <table:table-cell office:value-type="string">
            <text:p>http://www.ebi.ac.uk/ena/data/view/ERS667528</text:p>
          </table:table-cell>
          <table:table-cell office:value-type="string">
            <text:p>ABOKL43</text:p>
          </table:table-cell>
          <table:table-cell office:value-type="string">
            <text:p>SAMEA3275514</text:p>
          </table:table-cell>
          <table:table-cell office:value-type="string">
            <text:p>NPL022</text:p>
          </table:table-cell>
          <table:table-cell table:number-columns-repeated="7" office:value-type="string">
            <text:p>Not provided</text:p>
          </table:table-cell>
          <table:table-cell office:value-type="float" office:value="10.13">
            <text:p>10.13</text:p>
          </table:table-cell>
          <table:table-cell office:value-type="float" office:value="30.67">
            <text:p>30.67</text:p>
          </table:table-cell>
          <table:table-cell office:value-type="float" office:value="7.91">
            <text:p>7.91</text:p>
          </table:table-cell>
          <table:table-cell office:value-type="float" office:value="0.2">
            <text:p>0.2</text:p>
          </table:table-cell>
          <table:table-cell table:number-columns-repeated="4"/>
          <table:table-cell office:value-type="float" office:value="980000000000">
            <text:p>980000000000</text:p>
          </table:table-cell>
          <table:table-cell table:number-columns-repeated="9"/>
          <table:table-cell office:value-type="float" office:value="0.4">
            <text:p>0.4</text:p>
          </table:table-cell>
          <table:table-cell office:value-type="float" office:value="0.59">
            <text:p>0.59</text:p>
          </table:table-cell>
          <table:table-cell table:number-columns-repeated="2"/>
          <table:table-cell office:value-type="string">
            <text:p>NOR</text:p>
          </table:table-cell>
          <table:table-cell office:value-type="float" office:value="1557">
            <text:p>1557</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42">
            <text:p>142</text:p>
          </table:table-cell>
          <table:table-cell office:value-type="string">
            <text:p>OSD142</text:p>
          </table:table-cell>
          <table:table-cell office:value-type="string">
            <text:p>Gray s Reef National Marine Sanctuary</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42_20140621T1500Z</text:p>
          </table:table-cell>
          <table:table-cell office:value-type="string">
            <text:p>Bottle, Niskin</text:p>
          </table:table-cell>
          <table:table-cell office:value-type="string">
            <text:p>[OBJECTIVE: Water quality time series at Grays Reef National Marine Sanctuary, NBDC station 41008][PLATFORM: Research Vessel Sam Gray][DEVICE REPORTED: Niskin bottle to collect water. <text:s/>In situ WetLabs sensors at 1M][DESCRIPTION: Surface water sample collected at 1 M]</text:p>
          </table:table-cell>
          <table:table-cell office:value-type="string">
            <text:p>http://store.pangaea.de/Projects/OSD_2014/OSD142_20140621T1500Z.pdf</text:p>
          </table:table-cell>
          <table:table-cell office:value-type="string">
            <text:p>UTC-05</text:p>
          </table:table-cell>
          <table:table-cell office:value-type="string">
            <text:p>21-06-2014T10:00:00</text:p>
          </table:table-cell>
          <table:table-cell office:value-type="date" office:date-value="2014-06-21T15:00:00">
            <text:p>06/21/14 03:00 PM</text:p>
          </table:table-cell>
          <table:table-cell office:value-type="float" office:value="31.383607">
            <text:p>31.383607</text:p>
          </table:table-cell>
          <table:table-cell office:value-type="float" office:value="-80.866685">
            <text:p>-80.866685</text:p>
          </table:table-cell>
          <table:table-cell office:value-type="date" office:date-value="2014-06-21T18:00:00">
            <text:p>06/21/14 06:00 PM</text:p>
          </table:table-cell>
          <table:table-cell office:value-type="float" office:value="31.383607">
            <text:p>31.383607</text:p>
          </table:table-cell>
          <table:table-cell office:value-type="float" office:value="-80.866685">
            <text:p>-80.866685</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142_2014-06-21_1m_NE08</text:p>
          </table:table-cell>
          <table:table-cell office:value-type="string">
            <text:p>ERS667525</text:p>
          </table:table-cell>
          <table:table-cell office:value-type="string">
            <text:p>http://www.ebi.ac.uk/ena/data/view/ERS667525</text:p>
          </table:table-cell>
          <table:table-cell office:value-type="string">
            <text:p>ABOKM88</text:p>
          </table:table-cell>
          <table:table-cell office:value-type="string">
            <text:p>SAMEA3275511</text:p>
          </table:table-cell>
          <table:table-cell office:value-type="string">
            <text:p>NE08</text:p>
          </table:table-cell>
          <table:table-cell table:number-columns-repeated="7" office:value-type="string">
            <text:p>Not provided</text:p>
          </table:table-cell>
          <table:table-cell office:value-type="float" office:value="27.43">
            <text:p>27.43</text:p>
          </table:table-cell>
          <table:table-cell office:value-type="float" office:value="35.85">
            <text:p>35.85</text:p>
          </table:table-cell>
          <table:table-cell office:value-type="float" office:value="7.97">
            <text:p>7.97</text:p>
          </table:table-cell>
          <table:table-cell/>
          <table:table-cell office:value-type="float" office:value="0.3">
            <text:p>0.3</text:p>
          </table:table-cell>
          <table:table-cell table:number-columns-repeated="2"/>
          <table:table-cell office:value-type="float" office:value="112.2">
            <text:p>112.2</text:p>
          </table:table-cell>
          <table:table-cell table:number-columns-repeated="4"/>
          <table:table-cell office:value-type="float" office:value="7.97">
            <text:p>7.97</text:p>
          </table:table-cell>
          <table:table-cell table:number-columns-repeated="3"/>
          <table:table-cell office:value-type="float" office:value="6.9">
            <text:p>6.9</text:p>
          </table:table-cell>
          <table:table-cell office:value-type="float" office:value="0.1">
            <text:p>0.1</text:p>
          </table:table-cell>
          <table:table-cell/>
          <table:table-cell office:value-type="float" office:value="0.8325">
            <text:p>0.8325</text:p>
          </table:table-cell>
          <table:table-cell office:value-type="float" office:value="5.5">
            <text:p>5.5</text:p>
          </table:table-cell>
          <table:table-cell/>
          <table:table-cell office:value-type="string">
            <text:p>USA</text:p>
          </table:table-cell>
          <table:table-cell office:value-type="float" office:value="32673">
            <text:p>32673</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outheast U.S. Continental Shelf</text:p>
          </table:table-cell>
          <table:table-cell office:value-type="float" office:value="0">
            <text:p>0</text:p>
          </table:table-cell>
        </table:table-row>
        <table:table-row table:style-name="ro3">
          <table:table-cell office:value-type="float" office:value="142">
            <text:p>142</text:p>
          </table:table-cell>
          <table:table-cell office:value-type="string">
            <text:p>OSD142</text:p>
          </table:table-cell>
          <table:table-cell office:value-type="string">
            <text:p>Gray s Reef National Marine Sanctuary</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42_20140621T1500Z</text:p>
          </table:table-cell>
          <table:table-cell office:value-type="string">
            <text:p>Bottle, Niskin</text:p>
          </table:table-cell>
          <table:table-cell office:value-type="string">
            <text:p>[OBJECTIVE: Water quality time series at Grays Reef National Marine Sanctuary, NBDC station 41008][PLATFORM: Research Vessel Sam Gray][DEVICE REPORTED: Niskin bottle to collect water. <text:s/>In situ WetLabs sensors at 1M][DESCRIPTION: Surface water sample collected at 1 M]</text:p>
          </table:table-cell>
          <table:table-cell office:value-type="string">
            <text:p>http://store.pangaea.de/Projects/OSD_2014/OSD142_20140621T1500Z.pdf</text:p>
          </table:table-cell>
          <table:table-cell office:value-type="string">
            <text:p>UTC-05</text:p>
          </table:table-cell>
          <table:table-cell office:value-type="string">
            <text:p>21-06-2014T10:00:00</text:p>
          </table:table-cell>
          <table:table-cell office:value-type="date" office:date-value="2014-06-21T15:00:00">
            <text:p>06/21/14 03:00 PM</text:p>
          </table:table-cell>
          <table:table-cell office:value-type="float" office:value="31.383607">
            <text:p>31.383607</text:p>
          </table:table-cell>
          <table:table-cell office:value-type="float" office:value="-80.866685">
            <text:p>-80.866685</text:p>
          </table:table-cell>
          <table:table-cell office:value-type="date" office:date-value="2014-06-21T18:00:00">
            <text:p>06/21/14 06:00 PM</text:p>
          </table:table-cell>
          <table:table-cell office:value-type="float" office:value="31.383607">
            <text:p>31.383607</text:p>
          </table:table-cell>
          <table:table-cell office:value-type="float" office:value="-80.866685">
            <text:p>-80.866685</text:p>
          </table:table-cell>
          <table:table-cell office:value-type="float" office:value="1">
            <text:p>1</text:p>
          </table:table-cell>
          <table:table-cell office:value-type="string">
            <text:p>continental shelf (ENVO:223)</text:p>
          </table:table-cell>
          <table:table-cell office:value-type="string">
            <text:p>sea water (ENVO:2149)</text:p>
          </table:table-cell>
          <table:table-cell office:value-type="string">
            <text:p>OSD142_2014-06-21_1m_NPL022</text:p>
          </table:table-cell>
          <table:table-cell office:value-type="string">
            <text:p>ERS667526</text:p>
          </table:table-cell>
          <table:table-cell office:value-type="string">
            <text:p>http://www.ebi.ac.uk/ena/data/view/ERS667526</text:p>
          </table:table-cell>
          <table:table-cell office:value-type="string">
            <text:p>ABOKM39</text:p>
          </table:table-cell>
          <table:table-cell office:value-type="string">
            <text:p>SAMEA3275512</text:p>
          </table:table-cell>
          <table:table-cell office:value-type="string">
            <text:p>NPL022</text:p>
          </table:table-cell>
          <table:table-cell table:number-columns-repeated="7" office:value-type="string">
            <text:p>Not provided</text:p>
          </table:table-cell>
          <table:table-cell office:value-type="float" office:value="27.43">
            <text:p>27.43</text:p>
          </table:table-cell>
          <table:table-cell office:value-type="float" office:value="35.85">
            <text:p>35.85</text:p>
          </table:table-cell>
          <table:table-cell office:value-type="float" office:value="7.97">
            <text:p>7.97</text:p>
          </table:table-cell>
          <table:table-cell/>
          <table:table-cell office:value-type="float" office:value="0.3">
            <text:p>0.3</text:p>
          </table:table-cell>
          <table:table-cell table:number-columns-repeated="2"/>
          <table:table-cell office:value-type="float" office:value="112.21">
            <text:p>112.21</text:p>
          </table:table-cell>
          <table:table-cell table:number-columns-repeated="4"/>
          <table:table-cell office:value-type="float" office:value="7.99">
            <text:p>7.99</text:p>
          </table:table-cell>
          <table:table-cell table:number-columns-repeated="3"/>
          <table:table-cell office:value-type="float" office:value="6.9">
            <text:p>6.9</text:p>
          </table:table-cell>
          <table:table-cell office:value-type="float" office:value="0.1">
            <text:p>0.1</text:p>
          </table:table-cell>
          <table:table-cell/>
          <table:table-cell office:value-type="float" office:value="0.8325">
            <text:p>0.8325</text:p>
          </table:table-cell>
          <table:table-cell office:value-type="float" office:value="5.5">
            <text:p>5.5</text:p>
          </table:table-cell>
          <table:table-cell/>
          <table:table-cell office:value-type="string">
            <text:p>USA</text:p>
          </table:table-cell>
          <table:table-cell office:value-type="float" office:value="32673">
            <text:p>32673</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outheast U.S. Continental Shelf</text:p>
          </table:table-cell>
          <table:table-cell office:value-type="float" office:value="0">
            <text:p>0</text:p>
          </table:table-cell>
        </table:table-row>
        <table:table-row table:style-name="ro3">
          <table:table-cell office:value-type="float" office:value="143">
            <text:p>143</text:p>
          </table:table-cell>
          <table:table-cell office:value-type="string">
            <text:p>OSD143</text:p>
          </table:table-cell>
          <table:table-cell office:value-type="string">
            <text:p>Skidaway Institute of Oceanography</text:p>
          </table:table-cell>
          <table:table-cell table:style-name="ce2" office:value-type="string">
            <text:p>North Atlantic Ocean</text:p>
          </table:table-cell>
          <table:table-cell table:style-name="ce2" office:value-type="string">
            <text:p><text:a xlink:href="http://marineregions.org/gazetteer.php?p=details&amp;id=1912">http://marineregions.org/gazetteer.php?p=details&amp;id=1912</text:a> </text:p>
          </table:table-cell>
          <table:table-cell table:style-name="ce2" office:value-type="string">
            <text:p>estuarine biome (ENVO:1000020)</text:p>
          </table:table-cell>
          <table:table-cell office:value-type="string">
            <text:p>OSD-Jun-2014</text:p>
          </table:table-cell>
          <table:table-cell office:value-type="string">
            <text:p>OSD143_20140621T1900Z</text:p>
          </table:table-cell>
          <table:table-cell office:value-type="string">
            <text:p>Bottle, Niskin</text:p>
          </table:table-cell>
          <table:table-cell office:value-type="string">
            <text:p>[OBJECTIVE: Collected in conjunction with a time-series in the Skidaway River Estuary (SRiMP)][PLATFORM: Long-term observation of a subtropical estuary in Southeastern US. [OBJECTIVE is to detect trends attributable to human activity and climate variability.][DEVICE REPORTED: Permanent dock, Skidaway Institute of Oceanography Main Dock][DESCRIPTION: 4 replicate samples of whole water (0.3L) filtered onto 0.2 um Sterivex cartridge filters, place in Whirlpak bag and stored at -80 deg C]</text:p>
          </table:table-cell>
          <table:table-cell office:value-type="string">
            <text:p>http://store.pangaea.de/Projects/OSD_2014/OSD143_20140621T1900Z.pdf</text:p>
          </table:table-cell>
          <table:table-cell office:value-type="string">
            <text:p>UTC-05</text:p>
          </table:table-cell>
          <table:table-cell office:value-type="string">
            <text:p>21-06-2014T14:00:00</text:p>
          </table:table-cell>
          <table:table-cell office:value-type="date" office:date-value="2014-06-21T19:00:00">
            <text:p>06/21/14 07:00 PM</text:p>
          </table:table-cell>
          <table:table-cell office:value-type="float" office:value="31.98282">
            <text:p>31.98282</text:p>
          </table:table-cell>
          <table:table-cell office:value-type="float" office:value="-81.01667">
            <text:p>-81.01667</text:p>
          </table:table-cell>
          <table:table-cell office:value-type="date" office:date-value="2014-06-21T20:00:00">
            <text:p>06/21/14 08:00 PM</text:p>
          </table:table-cell>
          <table:table-cell office:value-type="float" office:value="31.98282">
            <text:p>31.98282</text:p>
          </table:table-cell>
          <table:table-cell office:value-type="float" office:value="-81.01667">
            <text:p>-81.01667</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143_2014-06-21_1m_NE08</text:p>
          </table:table-cell>
          <table:table-cell office:value-type="string">
            <text:p>ERS667524</text:p>
          </table:table-cell>
          <table:table-cell office:value-type="string">
            <text:p>http://www.ebi.ac.uk/ena/data/view/ERS667524</text:p>
          </table:table-cell>
          <table:table-cell office:value-type="string">
            <text:p>ABOKM86</text:p>
          </table:table-cell>
          <table:table-cell office:value-type="string">
            <text:p>SAMEA3275510</text:p>
          </table:table-cell>
          <table:table-cell office:value-type="string">
            <text:p>NE08</text:p>
          </table:table-cell>
          <table:table-cell table:number-columns-repeated="7" office:value-type="string">
            <text:p>Not provided</text:p>
          </table:table-cell>
          <table:table-cell office:value-type="float" office:value="30.79">
            <text:p>30.79</text:p>
          </table:table-cell>
          <table:table-cell office:value-type="float" office:value="26.58">
            <text:p>26.58</text:p>
          </table:table-cell>
          <table:table-cell office:value-type="float" office:value="7.53">
            <text:p>7.53</text:p>
          </table:table-cell>
          <table:table-cell office:value-type="float" office:value="0.7">
            <text:p>0.7</text:p>
          </table:table-cell>
          <table:table-cell office:value-type="float" office:value="0.1">
            <text:p>0.1</text:p>
          </table:table-cell>
          <table:table-cell table:number-columns-repeated="2"/>
          <table:table-cell office:value-type="float" office:value="268.4">
            <text:p>268.4</text:p>
          </table:table-cell>
          <table:table-cell table:number-columns-repeated="4"/>
          <table:table-cell office:value-type="float" office:value="5.85">
            <text:p>5.85</text:p>
          </table:table-cell>
          <table:table-cell table:number-columns-repeated="3"/>
          <table:table-cell office:value-type="float" office:value="15.4">
            <text:p>15.4</text:p>
          </table:table-cell>
          <table:table-cell office:value-type="float" office:value="0.2">
            <text:p>0.2</text:p>
          </table:table-cell>
          <table:table-cell/>
          <table:table-cell office:value-type="float" office:value="20.4">
            <text:p>20.4</text:p>
          </table:table-cell>
          <table:table-cell office:value-type="float" office:value="5.3">
            <text:p>5.3</text:p>
          </table:table-cell>
          <table:table-cell office:value-type="float" office:value="4.97">
            <text:p>4.97</text:p>
          </table:table-cell>
          <table:table-cell office:value-type="string">
            <text:p>USA</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119902092">
            <text:p>0.119902092</text:p>
          </table:table-cell>
          <table:table-cell office:value-type="string">
            <text:p>Southeast U.S. Continental Shelf</text:p>
          </table:table-cell>
          <table:table-cell office:value-type="float" office:value="6429">
            <text:p>6429</text:p>
          </table:table-cell>
        </table:table-row>
        <table:table-row table:style-name="ro3">
          <table:table-cell office:value-type="float" office:value="143">
            <text:p>143</text:p>
          </table:table-cell>
          <table:table-cell office:value-type="string">
            <text:p>OSD143</text:p>
          </table:table-cell>
          <table:table-cell office:value-type="string">
            <text:p>Skidaway Institute of Oceanography</text:p>
          </table:table-cell>
          <table:table-cell table:style-name="ce2" office:value-type="string">
            <text:p>North Atlantic Ocean</text:p>
          </table:table-cell>
          <table:table-cell table:style-name="ce2"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143_20140621T1845Z</text:p>
          </table:table-cell>
          <table:table-cell office:value-type="string">
            <text:p>Bottle, Niskin</text:p>
          </table:table-cell>
          <table:table-cell office:value-type="string">
            <text:p>[OBJECTIVE: Long-term time series program to explore the impact of human and climate variability on pelagic processes in a subtropical estuary][PLATFORM: Permanent dock, Skidaway Institute of Oceanography main dock][DEVICE REPORTED: Manta2 6-parameter water quality sonde, Niskin bottle][DESCRIPTION: Replicate 0.3L water samples collected onto 0.8 um filters and store in individual 5 ml cryovials.]</text:p>
          </table:table-cell>
          <table:table-cell office:value-type="string">
            <text:p>http://store.pangaea.de/Projects/OSD_2014/OSD143_20140621T1845Z.pdf</text:p>
          </table:table-cell>
          <table:table-cell office:value-type="string">
            <text:p>UTC-05</text:p>
          </table:table-cell>
          <table:table-cell office:value-type="string">
            <text:p>21-06-2014T13:45:00</text:p>
          </table:table-cell>
          <table:table-cell office:value-type="date" office:date-value="2014-06-21T18:45:00">
            <text:p>06/21/14 06:45 PM</text:p>
          </table:table-cell>
          <table:table-cell office:value-type="float" office:value="31.98282">
            <text:p>31.98282</text:p>
          </table:table-cell>
          <table:table-cell office:value-type="float" office:value="-81.01667">
            <text:p>-81.01667</text:p>
          </table:table-cell>
          <table:table-cell office:value-type="date" office:date-value="2014-06-21T20:00:00">
            <text:p>06/21/14 08:00 PM</text:p>
          </table:table-cell>
          <table:table-cell office:value-type="float" office:value="31.98282">
            <text:p>31.98282</text:p>
          </table:table-cell>
          <table:table-cell office:value-type="float" office:value="-81.01667">
            <text:p>-81.01667</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143_2014-06-21_1m_NPL022</text:p>
          </table:table-cell>
          <table:table-cell office:value-type="string">
            <text:p>ERS667523</text:p>
          </table:table-cell>
          <table:table-cell office:value-type="string">
            <text:p>http://www.ebi.ac.uk/ena/data/view/ERS667523</text:p>
          </table:table-cell>
          <table:table-cell office:value-type="string">
            <text:p>ABOKN04</text:p>
          </table:table-cell>
          <table:table-cell office:value-type="string">
            <text:p>SAMEA3275509</text:p>
          </table:table-cell>
          <table:table-cell office:value-type="string">
            <text:p>NPL022</text:p>
          </table:table-cell>
          <table:table-cell table:number-columns-repeated="7" office:value-type="string">
            <text:p>Not provided</text:p>
          </table:table-cell>
          <table:table-cell office:value-type="float" office:value="30.79">
            <text:p>30.79</text:p>
          </table:table-cell>
          <table:table-cell office:value-type="float" office:value="26.58">
            <text:p>26.58</text:p>
          </table:table-cell>
          <table:table-cell office:value-type="float" office:value="7.53">
            <text:p>7.53</text:p>
          </table:table-cell>
          <table:table-cell office:value-type="float" office:value="0.7">
            <text:p>0.7</text:p>
          </table:table-cell>
          <table:table-cell office:value-type="float" office:value="0.1">
            <text:p>0.1</text:p>
          </table:table-cell>
          <table:table-cell table:number-columns-repeated="2"/>
          <table:table-cell office:value-type="float" office:value="268.4">
            <text:p>268.4</text:p>
          </table:table-cell>
          <table:table-cell table:number-columns-repeated="4"/>
          <table:table-cell office:value-type="float" office:value="5.85">
            <text:p>5.85</text:p>
          </table:table-cell>
          <table:table-cell table:number-columns-repeated="3"/>
          <table:table-cell office:value-type="float" office:value="15.4">
            <text:p>15.4</text:p>
          </table:table-cell>
          <table:table-cell office:value-type="float" office:value="0.2">
            <text:p>0.2</text:p>
          </table:table-cell>
          <table:table-cell/>
          <table:table-cell office:value-type="float" office:value="20.4">
            <text:p>20.4</text:p>
          </table:table-cell>
          <table:table-cell office:value-type="float" office:value="5.3">
            <text:p>5.3</text:p>
          </table:table-cell>
          <table:table-cell office:value-type="float" office:value="4.97">
            <text:p>4.97</text:p>
          </table:table-cell>
          <table:table-cell office:value-type="string">
            <text:p>USA</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119902092">
            <text:p>0.119902092</text:p>
          </table:table-cell>
          <table:table-cell office:value-type="string">
            <text:p>Southeast U.S. Continental Shelf</text:p>
          </table:table-cell>
          <table:table-cell office:value-type="float" office:value="6429">
            <text:p>6429</text:p>
          </table:table-cell>
        </table:table-row>
        <table:table-row table:style-name="ro3">
          <table:table-cell office:value-type="float" office:value="144">
            <text:p>144</text:p>
          </table:table-cell>
          <table:table-cell office:value-type="string">
            <text:p>OSD144</text:p>
          </table:table-cell>
          <table:table-cell office:value-type="string">
            <text:p>Maunalua Bay O ahu</text:p>
          </table:table-cell>
          <table:table-cell office:value-type="string">
            <text:p>North Pacific Ocean</text:p>
          </table:table-cell>
          <table:table-cell office:value-type="string">
            <text:p>http://marineregions.org/gazetteer.php?p=details&amp;id=1908</text:p>
          </table:table-cell>
          <table:table-cell office:value-type="string">
            <text:p>marine biome (ENVO:447)</text:p>
          </table:table-cell>
          <table:table-cell office:value-type="string">
            <text:p>OSD-Jun-2014</text:p>
          </table:table-cell>
          <table:table-cell office:value-type="string">
            <text:p>OSD144_20140624T0608Z</text:p>
          </table:table-cell>
          <table:table-cell office:value-type="string">
            <text:p>Bucket, plastic</text:p>
          </table:table-cell>
          <table:table-cell office:value-type="string">
            <text:p>[OBJECTIVE: OSD][PLATFORM: BOAT][DEVICE REPORTED: ACID WASHED BUCKET][DESCRIPTION: ACID WASHED BUCKET SCOOPED SURFACE WATER]</text:p>
          </table:table-cell>
          <table:table-cell office:value-type="string">
            <text:p>http://store.pangaea.de/Projects/OSD_2014/OSD144_20140624T0608Z.pdf</text:p>
          </table:table-cell>
          <table:table-cell office:value-type="string">
            <text:p>UTC-10</text:p>
          </table:table-cell>
          <table:table-cell office:value-type="string">
            <text:p>24-06-2014T20:08:00</text:p>
          </table:table-cell>
          <table:table-cell office:value-type="date" office:date-value="2014-06-24T06:08:00">
            <text:p>06/24/14 06:08 AM</text:p>
          </table:table-cell>
          <table:table-cell office:value-type="float" office:value="21.26882">
            <text:p>21.26882</text:p>
          </table:table-cell>
          <table:table-cell office:value-type="float" office:value="-157.72231">
            <text:p>-157.72231</text:p>
          </table:table-cell>
          <table:table-cell office:value-type="date" office:date-value="2014-06-24T06:08:00">
            <text:p>06/24/14 06:08 AM</text:p>
          </table:table-cell>
          <table:table-cell office:value-type="float" office:value="21.26882">
            <text:p>21.26882</text:p>
          </table:table-cell>
          <table:table-cell office:value-type="float" office:value="-157.72231">
            <text:p>-157.72231</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44_2014-06-24_0m_NPL022</text:p>
          </table:table-cell>
          <table:table-cell office:value-type="string">
            <text:p>ERS667522</text:p>
          </table:table-cell>
          <table:table-cell office:value-type="string">
            <text:p>http://www.ebi.ac.uk/ena/data/view/ERS667522</text:p>
          </table:table-cell>
          <table:table-cell office:value-type="string">
            <text:p>ABOKM03</text:p>
          </table:table-cell>
          <table:table-cell office:value-type="string">
            <text:p>SAMEA3275508</text:p>
          </table:table-cell>
          <table:table-cell office:value-type="string">
            <text:p>NPL022</text:p>
          </table:table-cell>
          <table:table-cell table:number-columns-repeated="7" office:value-type="string">
            <text:p>Not provided</text:p>
          </table:table-cell>
          <table:table-cell office:value-type="float" office:value="25.8">
            <text:p>25.8</text:p>
          </table:table-cell>
          <table:table-cell office:value-type="float" office:value="35">
            <text:p>35</text:p>
          </table:table-cell>
          <table:table-cell table:number-columns-repeated="20"/>
          <table:table-cell office:value-type="string">
            <text:p>USA</text:p>
          </table:table-cell>
          <table:table-cell office:value-type="float" office:value="708">
            <text:p>708</text:p>
          </table:table-cell>
          <table:table-cell office:value-type="string">
            <text:p>NPTG</text:p>
          </table:table-cell>
          <table:table-cell office:value-type="string">
            <text:p>Trades - N. Pacific Tropical Gyre Province</text:p>
          </table:table-cell>
          <table:table-cell office:value-type="float" office:value="0">
            <text:p>0</text:p>
          </table:table-cell>
          <table:table-cell office:value-type="string">
            <text:p>Insular Pacific-Hawaiian</text:p>
          </table:table-cell>
          <table:table-cell office:value-type="float" office:value="0">
            <text:p>0</text:p>
          </table:table-cell>
        </table:table-row>
        <table:table-row table:style-name="ro3">
          <table:table-cell office:value-type="float" office:value="145">
            <text:p>145</text:p>
          </table:table-cell>
          <table:table-cell office:value-type="string">
            <text:p>OSD145</text:p>
          </table:table-cell>
          <table:table-cell office:value-type="string">
            <text:p>North Sea - Blankenberge</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45_20140621T1045Z</text:p>
          </table:table-cell>
          <table:table-cell office:value-type="string">
            <text:p>Bottle, unknown 2-L</text:p>
          </table:table-cell>
          <table:table-cell office:value-type="string">
            <text:p>[OBJECTIVE: Contribute as organized citizen scientist group to OSD. ][PLATFORM: Self-propelled small boat, Macilk][DEVICE REPORTED: Sterile flask from surface water][DESCRIPTION: OSD145stationBlankenbergeSelf-propelled small boat, MacilkNiskin2014-06-21T11:45:00Z]</text:p>
          </table:table-cell>
          <table:table-cell office:value-type="string">
            <text:p>http://store.pangaea.de/Projects/OSD_2014/OSD145_20140621T1045Z.pdf</text:p>
          </table:table-cell>
          <table:table-cell office:value-type="string">
            <text:p>UTC+01</text:p>
          </table:table-cell>
          <table:table-cell office:value-type="string">
            <text:p>21-06-2014T11:45:00</text:p>
          </table:table-cell>
          <table:table-cell office:value-type="date" office:date-value="2014-06-21T10:45:00">
            <text:p>06/21/14 10:45 AM</text:p>
          </table:table-cell>
          <table:table-cell office:value-type="float" office:value="51.361369">
            <text:p>51.361369</text:p>
          </table:table-cell>
          <table:table-cell office:value-type="float" office:value="3.118856">
            <text:p>3.118856</text:p>
          </table:table-cell>
          <table:table-cell office:value-type="date" office:date-value="2014-06-21T11:05:00">
            <text:p>06/21/14 11:05 AM</text:p>
          </table:table-cell>
          <table:table-cell office:value-type="float" office:value="51.361369">
            <text:p>51.361369</text:p>
          </table:table-cell>
          <table:table-cell office:value-type="float" office:value="3.118856">
            <text:p>3.118856</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45_2014-06-21_0m_NPL022</text:p>
          </table:table-cell>
          <table:table-cell office:value-type="string">
            <text:p>ERS667521</text:p>
          </table:table-cell>
          <table:table-cell office:value-type="string">
            <text:p>http://www.ebi.ac.uk/ena/data/view/ERS667521</text:p>
          </table:table-cell>
          <table:table-cell office:value-type="string">
            <text:p>ABOKM62</text:p>
          </table:table-cell>
          <table:table-cell office:value-type="string">
            <text:p>SAMEA3275507</text:p>
          </table:table-cell>
          <table:table-cell office:value-type="string">
            <text:p>NPL022</text:p>
          </table:table-cell>
          <table:table-cell table:number-columns-repeated="7" office:value-type="string">
            <text:p>Not provided</text:p>
          </table:table-cell>
          <table:table-cell office:value-type="float" office:value="17">
            <text:p>17</text:p>
          </table:table-cell>
          <table:table-cell office:value-type="float" office:value="100">
            <text:p>100</text:p>
          </table:table-cell>
          <table:table-cell table:number-columns-repeated="20"/>
          <table:table-cell office:value-type="string">
            <text:p>BEL</text:p>
          </table:table-cell>
          <table:table-cell office:value-type="float" office:value="4528">
            <text:p>4528</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46">
            <text:p>146</text:p>
          </table:table-cell>
          <table:table-cell office:value-type="string">
            <text:p>OSD146</text:p>
          </table:table-cell>
          <table:table-cell office:value-type="string">
            <text:p>Fram Strait</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146_20140621T0542Z</text:p>
          </table:table-cell>
          <table:table-cell office:value-type="string">
            <text:p>CTD/Rosette</text:p>
          </table:table-cell>
          <table:table-cell office:value-type="string">
            <text:p>[OBJECTIVE: OSD sampling 2014 Fram Strait, Arctic Ocean][PLATFORM: RV Polarstern][DEVICE REPORTED: CTD rosette][DESCRIPTION: water sample obtained with CTD rosette]</text:p>
          </table:table-cell>
          <table:table-cell office:value-type="string">
            <text:p>http://store.pangaea.de/Projects/OSD_2014/OSD146_20140621T0542Z.pdf</text:p>
          </table:table-cell>
          <table:table-cell office:value-type="string">
            <text:p>UTC+00</text:p>
          </table:table-cell>
          <table:table-cell office:value-type="string">
            <text:p>21-06-2014T05:42:00</text:p>
          </table:table-cell>
          <table:table-cell office:value-type="date" office:date-value="2014-06-21T05:42:00">
            <text:p>06/21/14 05:42 AM</text:p>
          </table:table-cell>
          <table:table-cell office:value-type="float" office:value="78.453333">
            <text:p>78.453333</text:p>
          </table:table-cell>
          <table:table-cell office:value-type="float" office:value="-2.829667">
            <text:p>-2.829667</text:p>
          </table:table-cell>
          <table:table-cell office:value-type="date" office:date-value="2014-06-21T06:29:00">
            <text:p>06/21/14 06:29 AM</text:p>
          </table:table-cell>
          <table:table-cell office:value-type="float" office:value="78.453333">
            <text:p>78.453333</text:p>
          </table:table-cell>
          <table:table-cell office:value-type="float" office:value="-2.829667">
            <text:p>-2.829667</text:p>
          </table:table-cell>
          <table:table-cell office:value-type="float" office:value="5">
            <text:p>5</text:p>
          </table:table-cell>
          <table:table-cell office:value-type="string">
            <text:p>surface water (ENVO:2042)</text:p>
          </table:table-cell>
          <table:table-cell office:value-type="string">
            <text:p>saline water (ENVO:2010)</text:p>
          </table:table-cell>
          <table:table-cell office:value-type="string">
            <text:p>OSD146_2014-06-21_5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1.6">
            <text:p>-1.6</text:p>
          </table:table-cell>
          <table:table-cell office:value-type="float" office:value="33.2">
            <text:p>33.2</text:p>
          </table:table-cell>
          <table:table-cell/>
          <table:table-cell office:value-type="float" office:value="0.85">
            <text:p>0.85</text:p>
          </table:table-cell>
          <table:table-cell table:number-columns-repeated="18"/>
          <table:table-cell office:value-type="string">
            <text:p>SJM</text:p>
          </table:table-cell>
          <table:table-cell office:value-type="float" office:value="295570">
            <text:p>295570</text:p>
          </table:table-cell>
          <table:table-cell office:value-type="string">
            <text:p>ARCT</text:p>
          </table:table-cell>
          <table:table-cell office:value-type="string">
            <text:p>Polar - Atlantic Arctic Province</text:p>
          </table:table-cell>
          <table:table-cell office:value-type="float" office:value="0">
            <text:p>0</text:p>
          </table:table-cell>
          <table:table-cell office:value-type="string">
            <text:p>Greenland Sea</text:p>
          </table:table-cell>
          <table:table-cell office:value-type="float" office:value="0">
            <text:p>0</text:p>
          </table:table-cell>
        </table:table-row>
        <table:table-row table:style-name="ro3">
          <table:table-cell office:value-type="float" office:value="146">
            <text:p>146</text:p>
          </table:table-cell>
          <table:table-cell office:value-type="string">
            <text:p>OSD146</text:p>
          </table:table-cell>
          <table:table-cell office:value-type="string">
            <text:p>Fram Strait</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146_20140621T0542Z</text:p>
          </table:table-cell>
          <table:table-cell office:value-type="string">
            <text:p>CTD/Rosette</text:p>
          </table:table-cell>
          <table:table-cell office:value-type="string">
            <text:p>[OBJECTIVE: OSD sampling 2014 Fram Strait, Arctic Ocean][PLATFORM: RV Polarstern][DEVICE REPORTED: CTD rosette][DESCRIPTION: water sample obtained with CTD rosette]</text:p>
          </table:table-cell>
          <table:table-cell office:value-type="string">
            <text:p>http://store.pangaea.de/Projects/OSD_2014/OSD146_20140621T0542Z.pdf</text:p>
          </table:table-cell>
          <table:table-cell office:value-type="string">
            <text:p>UTC+00</text:p>
          </table:table-cell>
          <table:table-cell office:value-type="string">
            <text:p>21-06-2014T05:42:00</text:p>
          </table:table-cell>
          <table:table-cell office:value-type="date" office:date-value="2014-06-21T05:42:00">
            <text:p>06/21/14 05:42 AM</text:p>
          </table:table-cell>
          <table:table-cell office:value-type="float" office:value="78.453333">
            <text:p>78.453333</text:p>
          </table:table-cell>
          <table:table-cell office:value-type="float" office:value="-2.829667">
            <text:p>-2.829667</text:p>
          </table:table-cell>
          <table:table-cell office:value-type="date" office:date-value="2014-06-21T06:29:00">
            <text:p>06/21/14 06:29 AM</text:p>
          </table:table-cell>
          <table:table-cell office:value-type="float" office:value="78.453333">
            <text:p>78.453333</text:p>
          </table:table-cell>
          <table:table-cell office:value-type="float" office:value="-2.829667">
            <text:p>-2.829667</text:p>
          </table:table-cell>
          <table:table-cell office:value-type="float" office:value="5">
            <text:p>5</text:p>
          </table:table-cell>
          <table:table-cell office:value-type="string">
            <text:p>surface water (ENVO:2042)</text:p>
          </table:table-cell>
          <table:table-cell office:value-type="string">
            <text:p>sea water (ENVO:2149)</text:p>
          </table:table-cell>
          <table:table-cell office:value-type="string">
            <text:p>OSD146_2014-06-21_5m_NPL022</text:p>
          </table:table-cell>
          <table:table-cell office:value-type="string">
            <text:p>ERS667520</text:p>
          </table:table-cell>
          <table:table-cell office:value-type="string">
            <text:p>http://www.ebi.ac.uk/ena/data/view/ERS667520</text:p>
          </table:table-cell>
          <table:table-cell office:value-type="string">
            <text:p>ABOKL87</text:p>
          </table:table-cell>
          <table:table-cell office:value-type="string">
            <text:p>SAMEA3275506</text:p>
          </table:table-cell>
          <table:table-cell office:value-type="string">
            <text:p>NPL022</text:p>
          </table:table-cell>
          <table:table-cell table:number-columns-repeated="7" office:value-type="string">
            <text:p>Not provided</text:p>
          </table:table-cell>
          <table:table-cell office:value-type="float" office:value="-1.61">
            <text:p>-1.61</text:p>
          </table:table-cell>
          <table:table-cell office:value-type="float" office:value="33.78">
            <text:p>33.78</text:p>
          </table:table-cell>
          <table:table-cell/>
          <table:table-cell office:value-type="float" office:value="0.85">
            <text:p>0.85</text:p>
          </table:table-cell>
          <table:table-cell office:value-type="float" office:value="5.4">
            <text:p>5.4</text:p>
          </table:table-cell>
          <table:table-cell/>
          <table:table-cell office:value-type="float" office:value="0.08">
            <text:p>0.08</text:p>
          </table:table-cell>
          <table:table-cell table:number-columns-repeated="3"/>
          <table:table-cell office:value-type="float" office:value="26.78">
            <text:p>26.78</text:p>
          </table:table-cell>
          <table:table-cell/>
          <table:table-cell office:value-type="float" office:value="358.41">
            <text:p>358.41</text:p>
          </table:table-cell>
          <table:table-cell table:number-columns-repeated="4"/>
          <table:table-cell office:value-type="float" office:value="3.26">
            <text:p>3.26</text:p>
          </table:table-cell>
          <table:table-cell office:value-type="float" office:value="3.8">
            <text:p>3.8</text:p>
          </table:table-cell>
          <table:table-cell table:number-columns-repeated="3"/>
          <table:table-cell office:value-type="string">
            <text:p>SJM</text:p>
          </table:table-cell>
          <table:table-cell office:value-type="float" office:value="295570">
            <text:p>295570</text:p>
          </table:table-cell>
          <table:table-cell office:value-type="string">
            <text:p>ARCT</text:p>
          </table:table-cell>
          <table:table-cell office:value-type="string">
            <text:p>Polar - Atlantic Arctic Province</text:p>
          </table:table-cell>
          <table:table-cell office:value-type="float" office:value="0">
            <text:p>0</text:p>
          </table:table-cell>
          <table:table-cell office:value-type="string">
            <text:p>Greenland Sea</text:p>
          </table:table-cell>
          <table:table-cell office:value-type="float" office:value="0">
            <text:p>0</text:p>
          </table:table-cell>
        </table:table-row>
        <table:table-row table:style-name="ro3">
          <table:table-cell office:value-type="float" office:value="147">
            <text:p>147</text:p>
          </table:table-cell>
          <table:table-cell office:value-type="string">
            <text:p>OSD147</text:p>
          </table:table-cell>
          <table:table-cell office:value-type="string">
            <text:p>Rajarata</text:p>
          </table:table-cell>
          <table:table-cell office:value-type="string">
            <text:p>Bay of Bengal</text:p>
          </table:table-cell>
          <table:table-cell office:value-type="string">
            <text:p>http://marineregions.org/gazetteer.php?p=details&amp;id=4273</text:p>
          </table:table-cell>
          <table:table-cell office:value-type="string">
            <text:p>marine biome (ENVO:447)</text:p>
          </table:table-cell>
          <table:table-cell office:value-type="string">
            <text:p>OSD-Jun-2014</text:p>
          </table:table-cell>
          <table:table-cell office:value-type="string">
            <text:p>OSD147_20140621T0533Z</text:p>
          </table:table-cell>
          <table:table-cell office:value-type="string">
            <text:p>Bucket, plastic 10-L</text:p>
          </table:table-cell>
          <table:table-cell office:value-type="string">
            <text:p>[OBJECTIVE: To understand the ocean water biodiversity in terms of chemically and microbiologically to explore the possibility to contribute to the blue economy through the identification of novel, ocean-derived biotechnologies.][PLATFORM: Seawater samples were collected from the location which is about 1.5-2 km away from the coast. A small boat with outboard engine used to reached to the location.][DEVICE REPORTED: 10L- Plastic bucket used to collect seawater from the surface. Multiparameter used to measure Conductivity, DO, pH and temperature. <text:s/>Refractometer used to measure salinity][DESCRIPTION: surface water sample from sea off Pulmoddai, Sri Lanka]</text:p>
          </table:table-cell>
          <table:table-cell office:value-type="string">
            <text:p>http://store.pangaea.de/Projects/OSD_2014/OSD147_20140621T0533Z.pdf</text:p>
          </table:table-cell>
          <table:table-cell office:value-type="string">
            <text:p>UTC+05:30</text:p>
          </table:table-cell>
          <table:table-cell office:value-type="string">
            <text:p>21-06-2014T11:03:00</text:p>
          </table:table-cell>
          <table:table-cell office:value-type="date" office:date-value="2014-06-21T05:33:00">
            <text:p>06/21/14 05:33 AM</text:p>
          </table:table-cell>
          <table:table-cell office:value-type="float" office:value="8.873739">
            <text:p>8.873739</text:p>
          </table:table-cell>
          <table:table-cell office:value-type="float" office:value="81.077344">
            <text:p>81.077344</text:p>
          </table:table-cell>
          <table:table-cell office:value-type="date" office:date-value="2014-06-21T05:55:00">
            <text:p>06/21/14 05:55 AM</text:p>
          </table:table-cell>
          <table:table-cell office:value-type="float" office:value="8.873739">
            <text:p>8.873739</text:p>
          </table:table-cell>
          <table:table-cell office:value-type="float" office:value="81.077344">
            <text:p>81.077344</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47_2014-06-21_0m_NPL022</text:p>
          </table:table-cell>
          <table:table-cell office:value-type="string">
            <text:p>ERS667519</text:p>
          </table:table-cell>
          <table:table-cell office:value-type="string">
            <text:p>http://www.ebi.ac.uk/ena/data/view/ERS667519</text:p>
          </table:table-cell>
          <table:table-cell office:value-type="string">
            <text:p>ABOKM58</text:p>
          </table:table-cell>
          <table:table-cell office:value-type="string">
            <text:p>SAMEA3275505</text:p>
          </table:table-cell>
          <table:table-cell office:value-type="string">
            <text:p>NPL022</text:p>
          </table:table-cell>
          <table:table-cell table:number-columns-repeated="7" office:value-type="string">
            <text:p>Not provided</text:p>
          </table:table-cell>
          <table:table-cell office:value-type="float" office:value="28.8">
            <text:p>28.8</text:p>
          </table:table-cell>
          <table:table-cell office:value-type="float" office:value="33">
            <text:p>33</text:p>
          </table:table-cell>
          <table:table-cell office:value-type="float" office:value="8.06">
            <text:p>8.06</text:p>
          </table:table-cell>
          <table:table-cell table:number-columns-repeated="7"/>
          <table:table-cell office:value-type="float" office:value="53.2">
            <text:p>53.2</text:p>
          </table:table-cell>
          <table:table-cell/>
          <table:table-cell office:value-type="float" office:value="229.2">
            <text:p>229.2</text:p>
          </table:table-cell>
          <table:table-cell table:number-columns-repeated="9"/>
          <table:table-cell office:value-type="string">
            <text:p>LKA</text:p>
          </table:table-cell>
          <table:table-cell office:value-type="float" office:value="1103">
            <text:p>1103</text:p>
          </table:table-cell>
          <table:table-cell office:value-type="string">
            <text:p>MONS</text:p>
          </table:table-cell>
          <table:table-cell office:value-type="string">
            <text:p>Trades - Indian Monsoon Gyres Province</text:p>
          </table:table-cell>
          <table:table-cell office:value-type="float" office:value="0">
            <text:p>0</text:p>
          </table:table-cell>
          <table:table-cell office:value-type="string">
            <text:p>Bay of Bengal</text:p>
          </table:table-cell>
          <table:table-cell office:value-type="float" office:value="0">
            <text:p>0</text:p>
          </table:table-cell>
        </table:table-row>
        <table:table-row table:style-name="ro3">
          <table:table-cell office:value-type="float" office:value="148">
            <text:p>148</text:p>
          </table:table-cell>
          <table:table-cell office:value-type="string">
            <text:p>OSD148</text:p>
          </table:table-cell>
          <table:table-cell office:value-type="string">
            <text:p>Wadden Sea</text:p>
          </table:table-cell>
          <table:table-cell office:value-type="string">
            <text:p>North Sea</text:p>
          </table:table-cell>
          <table:table-cell office:value-type="string">
            <text:p>http://marineregions.org/gazetteer.php?p=details&amp;id=2350</text:p>
          </table:table-cell>
          <table:table-cell office:value-type="string">
            <text:p>estuarine biome (ENVO:1000020)</text:p>
          </table:table-cell>
          <table:table-cell office:value-type="string">
            <text:p>OSD-Jun-2014</text:p>
          </table:table-cell>
          <table:table-cell office:value-type="string">
            <text:p>OSD148_20140621T0845Z</text:p>
          </table:table-cell>
          <table:table-cell office:value-type="string">
            <text:p>Bottle, Niskin</text:p>
          </table:table-cell>
          <table:table-cell office:value-type="string">
            <text:p>[OBJECTIVE: Integration of general public Coupling of Citclops data][PLATFORM: SDN:L06:31 FB Otzum][DEVICE REPORTED: Free falling water sampler (General Oceanics, Niskin sampling bottle)][DESCRIPTION: 1) discrete water sample with free falling water sampler 2) filtration of sample with vaccum pump, Sterivex filter used 3) immediate freezing at -20C]</text:p>
          </table:table-cell>
          <table:table-cell office:value-type="string">
            <text:p>http://store.pangaea.de/Projects/OSD_2014/OSD148_20140621T0845Z.pdf</text:p>
          </table:table-cell>
          <table:table-cell office:value-type="string">
            <text:p>UTC+01</text:p>
          </table:table-cell>
          <table:table-cell office:value-type="string">
            <text:p>21-06-2014T09:45:00</text:p>
          </table:table-cell>
          <table:table-cell office:value-type="date" office:date-value="2014-06-21T08:45:00">
            <text:p>06/21/14 08:45 AM</text:p>
          </table:table-cell>
          <table:table-cell office:value-type="float" office:value="53.580926">
            <text:p>53.580926</text:p>
          </table:table-cell>
          <table:table-cell office:value-type="float" office:value="8.148636">
            <text:p>8.148636</text:p>
          </table:table-cell>
          <table:table-cell office:value-type="date" office:date-value="2014-06-21T09:00:00">
            <text:p>06/21/14 09:00 AM</text:p>
          </table:table-cell>
          <table:table-cell office:value-type="float" office:value="53.580926">
            <text:p>53.580926</text:p>
          </table:table-cell>
          <table:table-cell office:value-type="float" office:value="8.148636">
            <text:p>8.148636</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48_2014-06-21_0m_NPL022</text:p>
          </table:table-cell>
          <table:table-cell office:value-type="string">
            <text:p>ERS667518</text:p>
          </table:table-cell>
          <table:table-cell office:value-type="string">
            <text:p>http://www.ebi.ac.uk/ena/data/view/ERS667518</text:p>
          </table:table-cell>
          <table:table-cell office:value-type="string">
            <text:p>ABOKM51</text:p>
          </table:table-cell>
          <table:table-cell office:value-type="string">
            <text:p>SAMEA3275504</text:p>
          </table:table-cell>
          <table:table-cell office:value-type="string">
            <text:p>NPL022</text:p>
          </table:table-cell>
          <table:table-cell table:number-columns-repeated="7" office:value-type="string">
            <text:p>Not provided</text:p>
          </table:table-cell>
          <table:table-cell office:value-type="float" office:value="17.77">
            <text:p>17.77</text:p>
          </table:table-cell>
          <table:table-cell office:value-type="float" office:value="31.14">
            <text:p>31.14</text:p>
          </table:table-cell>
          <table:table-cell table:number-columns-repeated="8"/>
          <table:table-cell office:value-type="float" office:value="4060">
            <text:p>4060</text:p>
          </table:table-cell>
          <table:table-cell/>
          <table:table-cell office:value-type="float" office:value="9.1">
            <text:p>9.1</text:p>
          </table:table-cell>
          <table:table-cell table:number-columns-repeated="7"/>
          <table:table-cell office:value-type="float" office:value="6.69">
            <text:p>6.69</text:p>
          </table:table-cell>
          <table:table-cell/>
          <table:table-cell office:value-type="string">
            <text:p>DEU</text:p>
          </table:table-cell>
          <table:table-cell office:value-type="float" office:value="254">
            <text:p>254</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49">
            <text:p>149</text:p>
          </table:table-cell>
          <table:table-cell office:value-type="string">
            <text:p>OSD149</text:p>
          </table:table-cell>
          <table:table-cell office:value-type="string">
            <text:p>Laguna Rocha Norte</text:p>
          </table:table-cell>
          <table:table-cell office:value-type="string">
            <text:p>South Atlantic Ocean</text:p>
          </table:table-cell>
          <table:table-cell office:value-type="string">
            <text:p>http://marineregions.org/gazetteer.php?p=details&amp;id=1914</text:p>
          </table:table-cell>
          <table:table-cell office:value-type="string">
            <text:p>marine biome (ENVO:447)</text:p>
          </table:table-cell>
          <table:table-cell office:value-type="string">
            <text:p>OSD-Jun-2014</text:p>
          </table:table-cell>
          <table:table-cell office:value-type="string">
            <text:p>OSD149_20140621T1440Z</text:p>
          </table:table-cell>
          <table:table-cell office:value-type="string">
            <text:p>Bucket, plastic</text:p>
          </table:table-cell>
          <table:table-cell office:value-type="string">
            <text:p>[OBJECTIVE: Participate at OSD june 2014][PLATFORM: Zodiac, carboys][DEVICE REPORTED: Acid rinsed plastic Carboys][DESCRIPTION: Coastal lagoon North]</text:p>
          </table:table-cell>
          <table:table-cell office:value-type="string">
            <text:p>http://store.pangaea.de/Projects/OSD_2014/OSD149_20140621T1440Z.pdf</text:p>
          </table:table-cell>
          <table:table-cell office:value-type="string">
            <text:p>UTC-03</text:p>
          </table:table-cell>
          <table:table-cell office:value-type="string">
            <text:p>21-06-2014T11:40:00</text:p>
          </table:table-cell>
          <table:table-cell office:value-type="date" office:date-value="2014-06-21T14:40:00">
            <text:p>06/21/14 02:40 PM</text:p>
          </table:table-cell>
          <table:table-cell office:value-type="float" office:value="-34.616">
            <text:p>-34.616</text:p>
          </table:table-cell>
          <table:table-cell office:value-type="float" office:value="-54.266">
            <text:p>-54.266</text:p>
          </table:table-cell>
          <table:table-cell office:value-type="date" office:date-value="2014-06-21T14:50:00">
            <text:p>06/21/14 02:50 PM</text:p>
          </table:table-cell>
          <table:table-cell office:value-type="float" office:value="-34.616">
            <text:p>-34.616</text:p>
          </table:table-cell>
          <table:table-cell office:value-type="float" office:value="-54.266">
            <text:p>-54.266</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49_2014-06-21_0m_NE08</text:p>
          </table:table-cell>
          <table:table-cell office:value-type="string">
            <text:p>ERS667516</text:p>
          </table:table-cell>
          <table:table-cell office:value-type="string">
            <text:p>http://www.ebi.ac.uk/ena/data/view/ERS667516</text:p>
          </table:table-cell>
          <table:table-cell office:value-type="string">
            <text:p>ABOKM92</text:p>
          </table:table-cell>
          <table:table-cell/>
          <table:table-cell office:value-type="string">
            <text:p>NE08</text:p>
          </table:table-cell>
          <table:table-cell table:number-columns-repeated="7" office:value-type="string">
            <text:p>Not provided</text:p>
          </table:table-cell>
          <table:table-cell office:value-type="float" office:value="10.98">
            <text:p>10.98</text:p>
          </table:table-cell>
          <table:table-cell office:value-type="float" office:value="14.3">
            <text:p>14.3</text:p>
          </table:table-cell>
          <table:table-cell table:number-columns-repeated="2"/>
          <table:table-cell office:value-type="float" office:value="3.8">
            <text:p>3.8</text:p>
          </table:table-cell>
          <table:table-cell table:number-columns-repeated="2"/>
          <table:table-cell office:value-type="float" office:value="383.333">
            <text:p>383.333</text:p>
          </table:table-cell>
          <table:table-cell table:number-columns-repeated="2"/>
          <table:table-cell office:value-type="float" office:value="17.33">
            <text:p>17.33</text:p>
          </table:table-cell>
          <table:table-cell table:number-columns-repeated="6"/>
          <table:table-cell office:value-type="float" office:value="7.7">
            <text:p>7.7</text:p>
          </table:table-cell>
          <table:table-cell table:number-columns-repeated="4"/>
          <table:table-cell office:value-type="string">
            <text:p>URY</text:p>
          </table:table-cell>
          <table:table-cell office:value-type="float" office:value="0">
            <text:p>0</text:p>
          </table:table-cell>
          <table:table-cell office:value-type="string">
            <text:p>BRAZ</text:p>
          </table:table-cell>
          <table:table-cell office:value-type="string">
            <text:p>Coastal - Brazil Current Coastal Province</text:p>
          </table:table-cell>
          <table:table-cell office:value-type="float" office:value="0">
            <text:p>0</text:p>
          </table:table-cell>
          <table:table-cell office:value-type="string">
            <text:p>Patagonian Shelf</text:p>
          </table:table-cell>
          <table:table-cell office:value-type="float" office:value="0">
            <text:p>0</text:p>
          </table:table-cell>
        </table:table-row>
        <table:table-row table:style-name="ro3">
          <table:table-cell office:value-type="float" office:value="149">
            <text:p>149</text:p>
          </table:table-cell>
          <table:table-cell office:value-type="string">
            <text:p>OSD149</text:p>
          </table:table-cell>
          <table:table-cell office:value-type="string">
            <text:p>Laguna Rocha Norte</text:p>
          </table:table-cell>
          <table:table-cell office:value-type="string">
            <text:p>South Atlantic Ocean</text:p>
          </table:table-cell>
          <table:table-cell office:value-type="string">
            <text:p>http://marineregions.org/gazetteer.php?p=details&amp;id=1914</text:p>
          </table:table-cell>
          <table:table-cell office:value-type="string">
            <text:p>marine biome (ENVO:447)</text:p>
          </table:table-cell>
          <table:table-cell office:value-type="string">
            <text:p>OSD-Jun-2014</text:p>
          </table:table-cell>
          <table:table-cell office:value-type="string">
            <text:p>OSD149_20140621T1440Z</text:p>
          </table:table-cell>
          <table:table-cell office:value-type="string">
            <text:p>Bucket, plastic</text:p>
          </table:table-cell>
          <table:table-cell office:value-type="string">
            <text:p>[OBJECTIVE: Participate at OSD june 2014][PLATFORM: Zodiac, carboys][DEVICE REPORTED: Acid rinsed plastic Carboys][DESCRIPTION: Coastal lagoon North]</text:p>
          </table:table-cell>
          <table:table-cell office:value-type="string">
            <text:p>http://store.pangaea.de/Projects/OSD_2014/OSD149_20140621T1440Z.pdf</text:p>
          </table:table-cell>
          <table:table-cell office:value-type="string">
            <text:p>UTC-03</text:p>
          </table:table-cell>
          <table:table-cell office:value-type="string">
            <text:p>21-06-2014T11:40:00</text:p>
          </table:table-cell>
          <table:table-cell office:value-type="date" office:date-value="2014-06-21T14:40:00">
            <text:p>06/21/14 02:40 PM</text:p>
          </table:table-cell>
          <table:table-cell office:value-type="float" office:value="-34.616">
            <text:p>-34.616</text:p>
          </table:table-cell>
          <table:table-cell office:value-type="float" office:value="-54.266">
            <text:p>-54.266</text:p>
          </table:table-cell>
          <table:table-cell office:value-type="date" office:date-value="2014-06-21T14:50:00">
            <text:p>06/21/14 02:50 PM</text:p>
          </table:table-cell>
          <table:table-cell office:value-type="float" office:value="-34.616">
            <text:p>-34.616</text:p>
          </table:table-cell>
          <table:table-cell office:value-type="float" office:value="-54.266">
            <text:p>-54.266</text:p>
          </table:table-cell>
          <table:table-cell office:value-type="float" office:value="0">
            <text:p>0</text:p>
          </table:table-cell>
          <table:table-cell office:value-type="string">
            <text:p>lagoon (ENVO:38)</text:p>
          </table:table-cell>
          <table:table-cell office:value-type="string">
            <text:p>coastal sea water (ENVO:2150)</text:p>
          </table:table-cell>
          <table:table-cell office:value-type="string">
            <text:p>OSD149_2014-06-21_0m_NPL022</text:p>
          </table:table-cell>
          <table:table-cell office:value-type="string">
            <text:p>ERS667517</text:p>
          </table:table-cell>
          <table:table-cell office:value-type="string">
            <text:p>http://www.ebi.ac.uk/ena/data/view/ERS667517</text:p>
          </table:table-cell>
          <table:table-cell office:value-type="string">
            <text:p>ABOKN08</text:p>
          </table:table-cell>
          <table:table-cell/>
          <table:table-cell office:value-type="string">
            <text:p>NPL022</text:p>
          </table:table-cell>
          <table:table-cell table:number-columns-repeated="7" office:value-type="string">
            <text:p>Not provided</text:p>
          </table:table-cell>
          <table:table-cell office:value-type="float" office:value="10.98">
            <text:p>10.98</text:p>
          </table:table-cell>
          <table:table-cell office:value-type="float" office:value="14.3">
            <text:p>14.3</text:p>
          </table:table-cell>
          <table:table-cell table:number-columns-repeated="2"/>
          <table:table-cell office:value-type="float" office:value="3.8">
            <text:p>3.8</text:p>
          </table:table-cell>
          <table:table-cell table:number-columns-repeated="2"/>
          <table:table-cell office:value-type="float" office:value="383.333">
            <text:p>383.333</text:p>
          </table:table-cell>
          <table:table-cell table:number-columns-repeated="2"/>
          <table:table-cell office:value-type="float" office:value="20940">
            <text:p>20940</text:p>
          </table:table-cell>
          <table:table-cell table:number-columns-repeated="6"/>
          <table:table-cell office:value-type="float" office:value="7.7">
            <text:p>7.7</text:p>
          </table:table-cell>
          <table:table-cell table:number-columns-repeated="4"/>
          <table:table-cell office:value-type="string">
            <text:p>URY</text:p>
          </table:table-cell>
          <table:table-cell office:value-type="float" office:value="0">
            <text:p>0</text:p>
          </table:table-cell>
          <table:table-cell office:value-type="string">
            <text:p>BRAZ</text:p>
          </table:table-cell>
          <table:table-cell office:value-type="string">
            <text:p>Coastal - Brazil Current Coastal Province</text:p>
          </table:table-cell>
          <table:table-cell office:value-type="float" office:value="0">
            <text:p>0</text:p>
          </table:table-cell>
          <table:table-cell office:value-type="string">
            <text:p>Patagonian Shelf</text:p>
          </table:table-cell>
          <table:table-cell office:value-type="float" office:value="0">
            <text:p>0</text:p>
          </table:table-cell>
        </table:table-row>
        <table:table-row table:style-name="ro3">
          <table:table-cell office:value-type="float" office:value="15">
            <text:p>15</text:p>
          </table:table-cell>
          <table:table-cell office:value-type="string">
            <text:p>OSD15</text:p>
          </table:table-cell>
          <table:table-cell office:value-type="string">
            <text:p>Villefranche - SOMLIT</text:p>
          </table:table-cell>
          <table:table-cell office:value-type="string">
            <text:p>Mediterranean Sea - Western Basin</text:p>
          </table:table-cell>
          <table:table-cell office:value-type="string">
            <text:p>http://marineregions.org/gazetteer.php?p=details&amp;id=4279</text:p>
          </table:table-cell>
          <table:table-cell office:value-type="string">
            <text:p>marine biome (ENVO:447)</text:p>
          </table:table-cell>
          <table:table-cell office:value-type="string">
            <text:p>OSD-Jun-2014</text:p>
          </table:table-cell>
          <table:table-cell office:value-type="string">
            <text:p>OSD15_20140621T0730Z</text:p>
          </table:table-cell>
          <table:table-cell office:value-type="string">
            <text:p>Bottle, Niskin</text:p>
          </table:table-cell>
          <table:table-cell office:value-type="string">
            <text:p>[OBJECTIVE: For sequencing microbial biodiversity in a worldwide sampling campaign for microbial biodiversity within marine surface water][PLATFORM: RV-TARA-Observatoire Oceanologique de Villefranche-Sur-Mer (OOV)][DEVICE REPORTED: Niskin bottle and CTD][DESCRIPTION: NW Mediterranea Sea-surface water sample form entreance of <text:s/>Villefranche Bay]</text:p>
          </table:table-cell>
          <table:table-cell office:value-type="string">
            <text:p>http://store.pangaea.de/Projects/OSD_2014/OSD15_20140621T0730Z.pdf</text:p>
          </table:table-cell>
          <table:table-cell office:value-type="string">
            <text:p>UTC+01</text:p>
          </table:table-cell>
          <table:table-cell office:value-type="string">
            <text:p>21-06-2014T08:30:05</text:p>
          </table:table-cell>
          <table:table-cell office:value-type="date" office:date-value="2014-06-21T07:30:00">
            <text:p>06/21/14 07:30 AM</text:p>
          </table:table-cell>
          <table:table-cell office:value-type="float" office:value="43.686111">
            <text:p>43.686111</text:p>
          </table:table-cell>
          <table:table-cell office:value-type="float" office:value="7.31567">
            <text:p>7.31567</text:p>
          </table:table-cell>
          <table:table-cell office:value-type="date" office:date-value="2014-06-21T10:30:00">
            <text:p>06/21/14 10:30 AM</text:p>
          </table:table-cell>
          <table:table-cell office:value-type="float" office:value="43.686111">
            <text:p>43.686111</text:p>
          </table:table-cell>
          <table:table-cell office:value-type="float" office:value="7.31567">
            <text:p>7.31567</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5_2014-06-21_0m_NPL022</text:p>
          </table:table-cell>
          <table:table-cell office:value-type="string">
            <text:p>ERS667653</text:p>
          </table:table-cell>
          <table:table-cell office:value-type="string">
            <text:p>http://www.ebi.ac.uk/ena/data/view/ERS667653</text:p>
          </table:table-cell>
          <table:table-cell office:value-type="string">
            <text:p>ABOKM93</text:p>
          </table:table-cell>
          <table:table-cell office:value-type="string">
            <text:p>SAMEA3275632</text:p>
          </table:table-cell>
          <table:table-cell office:value-type="string">
            <text:p>NPL022</text:p>
          </table:table-cell>
          <table:table-cell table:number-columns-repeated="7" office:value-type="string">
            <text:p>Not provided</text:p>
          </table:table-cell>
          <table:table-cell office:value-type="float" office:value="21.778">
            <text:p>21.778</text:p>
          </table:table-cell>
          <table:table-cell office:value-type="float" office:value="37.9702">
            <text:p>37.9702</text:p>
          </table:table-cell>
          <table:table-cell table:number-columns-repeated="10"/>
          <table:table-cell office:value-type="float" office:value="4.84812">
            <text:p>4.84812</text:p>
          </table:table-cell>
          <table:table-cell table:number-columns-repeated="7"/>
          <table:table-cell office:value-type="float" office:value="0.746">
            <text:p>0.746</text:p>
          </table:table-cell>
          <table:table-cell/>
          <table:table-cell office:value-type="string">
            <text:p>FRA</text:p>
          </table:table-cell>
          <table:table-cell office:value-type="float" office:value="529">
            <text:p>529</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15">
            <text:p>15</text:p>
          </table:table-cell>
          <table:table-cell office:value-type="string">
            <text:p>OSD15</text:p>
          </table:table-cell>
          <table:table-cell office:value-type="string">
            <text:p>Villefranche - SOMLIT</text:p>
          </table:table-cell>
          <table:table-cell office:value-type="string">
            <text:p>Mediterranean Sea - Western Basin</text:p>
          </table:table-cell>
          <table:table-cell office:value-type="string">
            <text:p>http://marineregions.org/gazetteer.php?p=details&amp;id=4279</text:p>
          </table:table-cell>
          <table:table-cell office:value-type="string">
            <text:p>marine biome (ENVO:447)</text:p>
          </table:table-cell>
          <table:table-cell office:value-type="string">
            <text:p>OSD-Jun-2014</text:p>
          </table:table-cell>
          <table:table-cell office:value-type="string">
            <text:p>OSD15_20140621T0730Z</text:p>
          </table:table-cell>
          <table:table-cell office:value-type="string">
            <text:p>Bottle, Niskin</text:p>
          </table:table-cell>
          <table:table-cell office:value-type="string">
            <text:p>[OBJECTIVE: For sequencing microbial biodiversity in a worldwide sampling campaign for microbial biodiversity within marine surface water][PLATFORM: RV-TARA-Observatoire Oceanologique de Villefranche-Sur-Mer (OOV)][DEVICE REPORTED: Niskin bottle and CTD][DESCRIPTION: NW Mediterranea Sea-surface water sample form entreance of <text:s/>Villefranche Bay]</text:p>
          </table:table-cell>
          <table:table-cell office:value-type="string">
            <text:p>http://store.pangaea.de/Projects/OSD_2014/OSD15_20140621T0730Z.pdf</text:p>
          </table:table-cell>
          <table:table-cell office:value-type="string">
            <text:p>UTC+01</text:p>
          </table:table-cell>
          <table:table-cell office:value-type="string">
            <text:p>21-06-2014T08:30:05</text:p>
          </table:table-cell>
          <table:table-cell office:value-type="date" office:date-value="2014-06-21T07:30:00">
            <text:p>06/21/14 07:30 AM</text:p>
          </table:table-cell>
          <table:table-cell office:value-type="float" office:value="43.686111">
            <text:p>43.686111</text:p>
          </table:table-cell>
          <table:table-cell office:value-type="float" office:value="7.31567">
            <text:p>7.31567</text:p>
          </table:table-cell>
          <table:table-cell office:value-type="date" office:date-value="2014-06-21T10:30:00">
            <text:p>06/21/14 10:30 AM</text:p>
          </table:table-cell>
          <table:table-cell office:value-type="float" office:value="43.686111">
            <text:p>43.686111</text:p>
          </table:table-cell>
          <table:table-cell office:value-type="float" office:value="7.31567">
            <text:p>7.31567</text:p>
          </table:table-cell>
          <table:table-cell office:value-type="float" office:value="50">
            <text:p>50</text:p>
          </table:table-cell>
          <table:table-cell table:number-columns-repeated="2" office:value-type="string">
            <text:p>sea water (ENVO:2149)</text:p>
          </table:table-cell>
          <table:table-cell office:value-type="string">
            <text:p>OSD15_2014-06-21_50m_NPL022</text:p>
          </table:table-cell>
          <table:table-cell office:value-type="string">
            <text:p>ERS667652</text:p>
          </table:table-cell>
          <table:table-cell office:value-type="string">
            <text:p>http://www.ebi.ac.uk/ena/data/view/ERS667652</text:p>
          </table:table-cell>
          <table:table-cell office:value-type="string">
            <text:p>ABOKM50</text:p>
          </table:table-cell>
          <table:table-cell office:value-type="string">
            <text:p>SAMEA3275631</text:p>
          </table:table-cell>
          <table:table-cell office:value-type="string">
            <text:p>NPL022</text:p>
          </table:table-cell>
          <table:table-cell table:number-columns-repeated="7" office:value-type="string">
            <text:p>Not provided</text:p>
          </table:table-cell>
          <table:table-cell office:value-type="float" office:value="16.0522">
            <text:p>16.0522</text:p>
          </table:table-cell>
          <table:table-cell office:value-type="float" office:value="37.981">
            <text:p>37.981</text:p>
          </table:table-cell>
          <table:table-cell table:number-columns-repeated="10"/>
          <table:table-cell office:value-type="float" office:value="5.43573">
            <text:p>5.43573</text:p>
          </table:table-cell>
          <table:table-cell table:number-columns-repeated="7"/>
          <table:table-cell office:value-type="float" office:value="0.0936">
            <text:p>0.0936</text:p>
          </table:table-cell>
          <table:table-cell/>
          <table:table-cell office:value-type="string">
            <text:p>FRA</text:p>
          </table:table-cell>
          <table:table-cell office:value-type="float" office:value="529">
            <text:p>529</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150">
            <text:p>150</text:p>
          </table:table-cell>
          <table:table-cell office:value-type="string">
            <text:p>OSD150</text:p>
          </table:table-cell>
          <table:table-cell office:value-type="string">
            <text:p>Laguna Rocha Sur</text:p>
          </table:table-cell>
          <table:table-cell office:value-type="string">
            <text:p>South Atlantic Ocean</text:p>
          </table:table-cell>
          <table:table-cell office:value-type="string">
            <text:p>http://marineregions.org/gazetteer.php?p=details&amp;id=1914</text:p>
          </table:table-cell>
          <table:table-cell office:value-type="string">
            <text:p>marine biome (ENVO:447)</text:p>
          </table:table-cell>
          <table:table-cell office:value-type="string">
            <text:p>OSD-Jun-2014</text:p>
          </table:table-cell>
          <table:table-cell office:value-type="string">
            <text:p>OSD150_20140621T1500Z</text:p>
          </table:table-cell>
          <table:table-cell office:value-type="string">
            <text:p>Bucket, plastic</text:p>
          </table:table-cell>
          <table:table-cell office:value-type="string">
            <text:p>[OBJECTIVE: Participation at OSD june 2014][PLATFORM: Zodiac, carboys][DEVICE REPORTED: Acid rinsed plastic Carboys][DESCRIPTION: Costal Rochas lagoon]</text:p>
          </table:table-cell>
          <table:table-cell office:value-type="string">
            <text:p>http://store.pangaea.de/Projects/OSD_2014/OSD150_20140621T1500Z.pdf</text:p>
          </table:table-cell>
          <table:table-cell office:value-type="string">
            <text:p>UTC-03</text:p>
          </table:table-cell>
          <table:table-cell office:value-type="string">
            <text:p>21-06-2014T12:00:00</text:p>
          </table:table-cell>
          <table:table-cell office:value-type="date" office:date-value="2014-06-21T15:00:00">
            <text:p>06/21/14 03:00 PM</text:p>
          </table:table-cell>
          <table:table-cell office:value-type="float" office:value="-34.666">
            <text:p>-34.666</text:p>
          </table:table-cell>
          <table:table-cell office:value-type="float" office:value="-54.2752">
            <text:p>-54.2752</text:p>
          </table:table-cell>
          <table:table-cell office:value-type="date" office:date-value="2014-06-21T15:10:00">
            <text:p>06/21/14 03:10 PM</text:p>
          </table:table-cell>
          <table:table-cell office:value-type="float" office:value="-34.666">
            <text:p>-34.666</text:p>
          </table:table-cell>
          <table:table-cell office:value-type="float" office:value="-54.2752">
            <text:p>-54.2752</text:p>
          </table:table-cell>
          <table:table-cell office:value-type="float" office:value="0">
            <text:p>0</text:p>
          </table:table-cell>
          <table:table-cell office:value-type="string">
            <text:p>lagoon (ENVO:38)</text:p>
          </table:table-cell>
          <table:table-cell office:value-type="string">
            <text:p>coastal sea water (ENVO:2150)</text:p>
          </table:table-cell>
          <table:table-cell office:value-type="string">
            <text:p>OSD150_2014-06-21_0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9.99">
            <text:p>9.99</text:p>
          </table:table-cell>
          <table:table-cell office:value-type="float" office:value="32.86">
            <text:p>32.86</text:p>
          </table:table-cell>
          <table:table-cell table:number-columns-repeated="20"/>
          <table:table-cell office:value-type="string">
            <text:p>URY</text:p>
          </table:table-cell>
          <table:table-cell office:value-type="float" office:value="0">
            <text:p>0</text:p>
          </table:table-cell>
          <table:table-cell office:value-type="string">
            <text:p>BRAZ</text:p>
          </table:table-cell>
          <table:table-cell office:value-type="string">
            <text:p>Coastal - Brazil Current Coastal Province</text:p>
          </table:table-cell>
          <table:table-cell office:value-type="float" office:value="0">
            <text:p>0</text:p>
          </table:table-cell>
          <table:table-cell office:value-type="string">
            <text:p>Patagonian Shelf</text:p>
          </table:table-cell>
          <table:table-cell office:value-type="float" office:value="0">
            <text:p>0</text:p>
          </table:table-cell>
        </table:table-row>
        <table:table-row table:style-name="ro3">
          <table:table-cell office:value-type="float" office:value="150">
            <text:p>150</text:p>
          </table:table-cell>
          <table:table-cell office:value-type="string">
            <text:p>OSD150</text:p>
          </table:table-cell>
          <table:table-cell office:value-type="string">
            <text:p>Laguna Rocha Sur</text:p>
          </table:table-cell>
          <table:table-cell office:value-type="string">
            <text:p>South Atlantic Ocean</text:p>
          </table:table-cell>
          <table:table-cell office:value-type="string">
            <text:p>http://marineregions.org/gazetteer.php?p=details&amp;id=1914</text:p>
          </table:table-cell>
          <table:table-cell office:value-type="string">
            <text:p>marine biome (ENVO:447)</text:p>
          </table:table-cell>
          <table:table-cell office:value-type="string">
            <text:p>OSD-Jun-2014</text:p>
          </table:table-cell>
          <table:table-cell office:value-type="string">
            <text:p>OSD150_20140621T1500Z</text:p>
          </table:table-cell>
          <table:table-cell office:value-type="string">
            <text:p>Bucket, plastic</text:p>
          </table:table-cell>
          <table:table-cell office:value-type="string">
            <text:p>[OBJECTIVE: Participation at OSD june 2014][PLATFORM: Zodiac, carboys][DEVICE REPORTED: Acid rinsed plastic Carboys][DESCRIPTION: Costal Rochas lagoon]</text:p>
          </table:table-cell>
          <table:table-cell office:value-type="string">
            <text:p>http://store.pangaea.de/Projects/OSD_2014/OSD150_20140621T1500Z.pdf</text:p>
          </table:table-cell>
          <table:table-cell office:value-type="string">
            <text:p>UTC-03</text:p>
          </table:table-cell>
          <table:table-cell office:value-type="string">
            <text:p>21-06-2014T12:00:00</text:p>
          </table:table-cell>
          <table:table-cell office:value-type="date" office:date-value="2014-06-21T15:00:00">
            <text:p>06/21/14 03:00 PM</text:p>
          </table:table-cell>
          <table:table-cell office:value-type="float" office:value="-34.666">
            <text:p>-34.666</text:p>
          </table:table-cell>
          <table:table-cell office:value-type="float" office:value="-54.2752">
            <text:p>-54.2752</text:p>
          </table:table-cell>
          <table:table-cell office:value-type="date" office:date-value="2014-06-21T15:10:00">
            <text:p>06/21/14 03:10 PM</text:p>
          </table:table-cell>
          <table:table-cell office:value-type="float" office:value="-34.666">
            <text:p>-34.666</text:p>
          </table:table-cell>
          <table:table-cell office:value-type="float" office:value="-54.2752">
            <text:p>-54.2752</text:p>
          </table:table-cell>
          <table:table-cell office:value-type="float" office:value="0">
            <text:p>0</text:p>
          </table:table-cell>
          <table:table-cell office:value-type="string">
            <text:p>lagoon (ENVO:38)</text:p>
          </table:table-cell>
          <table:table-cell office:value-type="string">
            <text:p>coastal sea water (ENVO:2150)</text:p>
          </table:table-cell>
          <table:table-cell office:value-type="string">
            <text:p>OSD150_2014-06-21_0m_NPL022</text:p>
          </table:table-cell>
          <table:table-cell office:value-type="string">
            <text:p>ERS667515</text:p>
          </table:table-cell>
          <table:table-cell office:value-type="string">
            <text:p>http://www.ebi.ac.uk/ena/data/view/ERS667515</text:p>
          </table:table-cell>
          <table:table-cell office:value-type="string">
            <text:p>ABOKN05</text:p>
          </table:table-cell>
          <table:table-cell/>
          <table:table-cell office:value-type="string">
            <text:p>NPL022</text:p>
          </table:table-cell>
          <table:table-cell table:number-columns-repeated="7" office:value-type="string">
            <text:p>Not provided</text:p>
          </table:table-cell>
          <table:table-cell office:value-type="float" office:value="9.99">
            <text:p>9.99</text:p>
          </table:table-cell>
          <table:table-cell office:value-type="float" office:value="18">
            <text:p>18</text:p>
          </table:table-cell>
          <table:table-cell table:number-columns-repeated="2"/>
          <table:table-cell office:value-type="float" office:value="3.5">
            <text:p>3.5</text:p>
          </table:table-cell>
          <table:table-cell table:number-columns-repeated="2"/>
          <table:table-cell office:value-type="float" office:value="366.667">
            <text:p>366.667</text:p>
          </table:table-cell>
          <table:table-cell table:number-columns-repeated="2"/>
          <table:table-cell office:value-type="float" office:value="20.94">
            <text:p>20.94</text:p>
          </table:table-cell>
          <table:table-cell table:number-columns-repeated="6"/>
          <table:table-cell office:value-type="float" office:value="11.2">
            <text:p>11.2</text:p>
          </table:table-cell>
          <table:table-cell table:number-columns-repeated="4"/>
          <table:table-cell office:value-type="string">
            <text:p>URY</text:p>
          </table:table-cell>
          <table:table-cell office:value-type="float" office:value="0">
            <text:p>0</text:p>
          </table:table-cell>
          <table:table-cell office:value-type="string">
            <text:p>BRAZ</text:p>
          </table:table-cell>
          <table:table-cell office:value-type="string">
            <text:p>Coastal - Brazil Current Coastal Province</text:p>
          </table:table-cell>
          <table:table-cell office:value-type="float" office:value="0">
            <text:p>0</text:p>
          </table:table-cell>
          <table:table-cell office:value-type="string">
            <text:p>Patagonian Shelf</text:p>
          </table:table-cell>
          <table:table-cell office:value-type="float" office:value="0">
            <text:p>0</text:p>
          </table:table-cell>
        </table:table-row>
        <table:table-row table:style-name="ro3">
          <table:table-cell office:value-type="float" office:value="151">
            <text:p>151</text:p>
          </table:table-cell>
          <table:table-cell office:value-type="string">
            <text:p>OSD151</text:p>
          </table:table-cell>
          <table:table-cell office:value-type="string">
            <text:p>South Atlantic Microbial Observatory</text:p>
          </table:table-cell>
          <table:table-cell office:value-type="string">
            <text:p>South Atlantic Ocean</text:p>
          </table:table-cell>
          <table:table-cell office:value-type="string">
            <text:p>http://marineregions.org/gazetteer.php?p=details&amp;id=1914</text:p>
          </table:table-cell>
          <table:table-cell office:value-type="string">
            <text:p>marine biome (ENVO:447)</text:p>
          </table:table-cell>
          <table:table-cell office:value-type="string">
            <text:p>OSD-Jun-2014</text:p>
          </table:table-cell>
          <table:table-cell office:value-type="string">
            <text:p>OSD151_20140621T1430Z</text:p>
          </table:table-cell>
          <table:table-cell office:value-type="string">
            <text:p>Bucket, plastic</text:p>
          </table:table-cell>
          <table:table-cell office:value-type="string">
            <text:p>[OBJECTIVE: Participation at OSD june 2014][PLATFORM: Zodiac, carboys][DEVICE REPORTED: Acid rinsed plastic Carboys][DESCRIPTION: Many particles in the water]</text:p>
          </table:table-cell>
          <table:table-cell office:value-type="string">
            <text:p>http://store.pangaea.de/Projects/OSD_2014/OSD151_20140621T1430Z.pdf</text:p>
          </table:table-cell>
          <table:table-cell office:value-type="string">
            <text:p>UTC-03</text:p>
          </table:table-cell>
          <table:table-cell office:value-type="string">
            <text:p>21-06-2014T11:30:00</text:p>
          </table:table-cell>
          <table:table-cell office:value-type="date" office:date-value="2014-06-21T14:30:00">
            <text:p>06/21/14 02:30 PM</text:p>
          </table:table-cell>
          <table:table-cell office:value-type="float" office:value="-34.7">
            <text:p>-34.7</text:p>
          </table:table-cell>
          <table:table-cell office:value-type="float" office:value="-54.266">
            <text:p>-54.266</text:p>
          </table:table-cell>
          <table:table-cell office:value-type="date" office:date-value="2014-06-21T15:00:00">
            <text:p>06/21/14 03:00 PM</text:p>
          </table:table-cell>
          <table:table-cell office:value-type="float" office:value="-34.7">
            <text:p>-34.7</text:p>
          </table:table-cell>
          <table:table-cell office:value-type="float" office:value="-54.266">
            <text:p>-54.266</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51_2014-06-21_0m_NE08</text:p>
          </table:table-cell>
          <table:table-cell office:value-type="string">
            <text:p>ERS667513</text:p>
          </table:table-cell>
          <table:table-cell office:value-type="string">
            <text:p>http://www.ebi.ac.uk/ena/data/view/ERS667513</text:p>
          </table:table-cell>
          <table:table-cell office:value-type="string">
            <text:p>ABOKM75</text:p>
          </table:table-cell>
          <table:table-cell/>
          <table:table-cell office:value-type="string">
            <text:p>NE08</text:p>
          </table:table-cell>
          <table:table-cell table:number-columns-repeated="7" office:value-type="string">
            <text:p>Not provided</text:p>
          </table:table-cell>
          <table:table-cell office:value-type="float" office:value="11.67">
            <text:p>11.67</text:p>
          </table:table-cell>
          <table:table-cell office:value-type="float" office:value="32.86">
            <text:p>32.86</text:p>
          </table:table-cell>
          <table:table-cell office:value-type="float" office:value="8.16">
            <text:p>8.16</text:p>
          </table:table-cell>
          <table:table-cell/>
          <table:table-cell office:value-type="float" office:value="21.7">
            <text:p>21.7</text:p>
          </table:table-cell>
          <table:table-cell/>
          <table:table-cell office:value-type="float" office:value="1.1">
            <text:p>1.1</text:p>
          </table:table-cell>
          <table:table-cell office:value-type="float" office:value="233.333">
            <text:p>233.333</text:p>
          </table:table-cell>
          <table:table-cell table:number-columns-repeated="2"/>
          <table:table-cell office:value-type="float" office:value="37.5">
            <text:p>37.5</text:p>
          </table:table-cell>
          <table:table-cell/>
          <table:table-cell office:value-type="float" office:value="696.7">
            <text:p>696.7</text:p>
          </table:table-cell>
          <table:table-cell table:number-columns-repeated="4"/>
          <table:table-cell office:value-type="float" office:value="11.2">
            <text:p>11.2</text:p>
          </table:table-cell>
          <table:table-cell table:number-columns-repeated="4"/>
          <table:table-cell office:value-type="string">
            <text:p>URY</text:p>
          </table:table-cell>
          <table:table-cell office:value-type="float" office:value="0">
            <text:p>0</text:p>
          </table:table-cell>
          <table:table-cell office:value-type="string">
            <text:p>BRAZ</text:p>
          </table:table-cell>
          <table:table-cell office:value-type="string">
            <text:p>Coastal - Brazil Current Coastal Province</text:p>
          </table:table-cell>
          <table:table-cell office:value-type="float" office:value="0">
            <text:p>0</text:p>
          </table:table-cell>
          <table:table-cell office:value-type="string">
            <text:p>Patagonian Shelf</text:p>
          </table:table-cell>
          <table:table-cell office:value-type="float" office:value="0">
            <text:p>0</text:p>
          </table:table-cell>
        </table:table-row>
        <table:table-row table:style-name="ro3">
          <table:table-cell office:value-type="float" office:value="151">
            <text:p>151</text:p>
          </table:table-cell>
          <table:table-cell office:value-type="string">
            <text:p>OSD151</text:p>
          </table:table-cell>
          <table:table-cell office:value-type="string">
            <text:p>South Atlantic Microbial Observatory</text:p>
          </table:table-cell>
          <table:table-cell office:value-type="string">
            <text:p>South Atlantic Ocean</text:p>
          </table:table-cell>
          <table:table-cell office:value-type="string">
            <text:p>http://marineregions.org/gazetteer.php?p=details&amp;id=1914</text:p>
          </table:table-cell>
          <table:table-cell office:value-type="string">
            <text:p>marine biome (ENVO:447)</text:p>
          </table:table-cell>
          <table:table-cell office:value-type="string">
            <text:p>OSD-Jun-2014</text:p>
          </table:table-cell>
          <table:table-cell office:value-type="string">
            <text:p>OSD151_20140621T1430Z</text:p>
          </table:table-cell>
          <table:table-cell office:value-type="string">
            <text:p>Bucket, plastic</text:p>
          </table:table-cell>
          <table:table-cell office:value-type="string">
            <text:p>[OBJECTIVE: Participation at OSD june 2014][PLATFORM: Zodiac, carboys][DEVICE REPORTED: Acid rinsed plastic Carboys][DESCRIPTION: Many particles in the water]</text:p>
          </table:table-cell>
          <table:table-cell office:value-type="string">
            <text:p>http://store.pangaea.de/Projects/OSD_2014/OSD151_20140621T1430Z.pdf</text:p>
          </table:table-cell>
          <table:table-cell office:value-type="string">
            <text:p>UTC-03</text:p>
          </table:table-cell>
          <table:table-cell office:value-type="string">
            <text:p>21-06-2014T11:30:00</text:p>
          </table:table-cell>
          <table:table-cell office:value-type="date" office:date-value="2014-06-21T14:30:00">
            <text:p>06/21/14 02:30 PM</text:p>
          </table:table-cell>
          <table:table-cell office:value-type="float" office:value="-34.7">
            <text:p>-34.7</text:p>
          </table:table-cell>
          <table:table-cell office:value-type="float" office:value="-54.266">
            <text:p>-54.266</text:p>
          </table:table-cell>
          <table:table-cell office:value-type="date" office:date-value="2014-06-21T15:00:00">
            <text:p>06/21/14 03:00 PM</text:p>
          </table:table-cell>
          <table:table-cell office:value-type="float" office:value="-34.7">
            <text:p>-34.7</text:p>
          </table:table-cell>
          <table:table-cell office:value-type="float" office:value="-54.266">
            <text:p>-54.266</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51_2014-06-21_0m_NPL022</text:p>
          </table:table-cell>
          <table:table-cell office:value-type="string">
            <text:p>ERS667514</text:p>
          </table:table-cell>
          <table:table-cell office:value-type="string">
            <text:p>http://www.ebi.ac.uk/ena/data/view/ERS667514</text:p>
          </table:table-cell>
          <table:table-cell office:value-type="string">
            <text:p>ABOKM33</text:p>
          </table:table-cell>
          <table:table-cell/>
          <table:table-cell office:value-type="string">
            <text:p>NPL022</text:p>
          </table:table-cell>
          <table:table-cell table:number-columns-repeated="7" office:value-type="string">
            <text:p>Not provided</text:p>
          </table:table-cell>
          <table:table-cell office:value-type="float" office:value="11.67">
            <text:p>11.67</text:p>
          </table:table-cell>
          <table:table-cell office:value-type="float" office:value="32.86">
            <text:p>32.86</text:p>
          </table:table-cell>
          <table:table-cell office:value-type="float" office:value="8.16">
            <text:p>8.16</text:p>
          </table:table-cell>
          <table:table-cell/>
          <table:table-cell office:value-type="float" office:value="21.7">
            <text:p>21.7</text:p>
          </table:table-cell>
          <table:table-cell/>
          <table:table-cell office:value-type="float" office:value="1.1">
            <text:p>1.1</text:p>
          </table:table-cell>
          <table:table-cell office:value-type="float" office:value="233.333">
            <text:p>233.333</text:p>
          </table:table-cell>
          <table:table-cell table:number-columns-repeated="2"/>
          <table:table-cell office:value-type="float" office:value="37.5">
            <text:p>37.5</text:p>
          </table:table-cell>
          <table:table-cell/>
          <table:table-cell office:value-type="float" office:value="15.6">
            <text:p>15.6</text:p>
          </table:table-cell>
          <table:table-cell table:number-columns-repeated="4"/>
          <table:table-cell office:value-type="float" office:value="11.2">
            <text:p>11.2</text:p>
          </table:table-cell>
          <table:table-cell table:number-columns-repeated="4"/>
          <table:table-cell office:value-type="string">
            <text:p>URY</text:p>
          </table:table-cell>
          <table:table-cell office:value-type="float" office:value="0">
            <text:p>0</text:p>
          </table:table-cell>
          <table:table-cell office:value-type="string">
            <text:p>BRAZ</text:p>
          </table:table-cell>
          <table:table-cell office:value-type="string">
            <text:p>Coastal - Brazil Current Coastal Province</text:p>
          </table:table-cell>
          <table:table-cell office:value-type="float" office:value="0">
            <text:p>0</text:p>
          </table:table-cell>
          <table:table-cell office:value-type="string">
            <text:p>Patagonian Shelf</text:p>
          </table:table-cell>
          <table:table-cell office:value-type="float" office:value="0">
            <text:p>0</text:p>
          </table:table-cell>
        </table:table-row>
        <table:table-row table:style-name="ro3">
          <table:table-cell office:value-type="float" office:value="152">
            <text:p>152</text:p>
          </table:table-cell>
          <table:table-cell office:value-type="string">
            <text:p>OSD152</text:p>
          </table:table-cell>
          <table:table-cell office:value-type="string">
            <text:p>Compass Buoy Station - Bedford Basin</text:p>
          </table:table-cell>
          <table:table-cell office:value-type="string">
            <text:p>North Atlantic Ocean</text:p>
          </table:table-cell>
          <table:table-cell office:value-type="string">
            <text:p>http://marineregions.org/gazetteer.php?p=details&amp;id=1912</text:p>
          </table:table-cell>
          <table:table-cell office:value-type="string">
            <text:p>neritic epipelagic zone biome (ENVO:1000042)</text:p>
          </table:table-cell>
          <table:table-cell office:value-type="string">
            <text:p>OSD-Jun-2014</text:p>
          </table:table-cell>
          <table:table-cell office:value-type="string">
            <text:p>OSD152_20140620T1650Z</text:p>
          </table:table-cell>
          <table:table-cell office:value-type="string">
            <text:p>Bottle, Niskin</text:p>
          </table:table-cell>
          <table:table-cell office:value-type="string">
            <text:p>[OBJECTIVE: Compass Buoy Station has been sampled weekly since 1992 as part of the Bedford Basin Monitoring Program][PLATFORM: dive vessel, Eastcom][DEVICE REPORTED: 10L Niskin][DESCRIPTION: 10m - cast 2]</text:p>
          </table:table-cell>
          <table:table-cell office:value-type="string">
            <text:p>http://store.pangaea.de/Projects/OSD_2014/OSD152_20140620T1650Z.pdf</text:p>
          </table:table-cell>
          <table:table-cell office:value-type="string">
            <text:p>UTC-04</text:p>
          </table:table-cell>
          <table:table-cell office:value-type="string">
            <text:p>20-06-2014T12:50:00</text:p>
          </table:table-cell>
          <table:table-cell office:value-type="date" office:date-value="2014-06-20T16:50:00">
            <text:p>06/20/14 04:50 PM</text:p>
          </table:table-cell>
          <table:table-cell office:value-type="float" office:value="44.6936">
            <text:p>44.6936</text:p>
          </table:table-cell>
          <table:table-cell office:value-type="float" office:value="-63.6403">
            <text:p>-63.6403</text:p>
          </table:table-cell>
          <table:table-cell office:value-type="date" office:date-value="2014-06-20T16:59:00">
            <text:p>06/20/14 04:59 PM</text:p>
          </table:table-cell>
          <table:table-cell office:value-type="float" office:value="44.6936">
            <text:p>44.6936</text:p>
          </table:table-cell>
          <table:table-cell office:value-type="float" office:value="-63.6403">
            <text:p>-63.6403</text:p>
          </table:table-cell>
          <table:table-cell office:value-type="float" office:value="10">
            <text:p>10</text:p>
          </table:table-cell>
          <table:table-cell office:value-type="string">
            <text:p>natural harbor (ENVO:465)</text:p>
          </table:table-cell>
          <table:table-cell office:value-type="string">
            <text:p>coastal sea water (ENVO:2150)</text:p>
          </table:table-cell>
          <table:table-cell office:value-type="string">
            <text:p>OSD152_2014-06-20_10m_NPL022</text:p>
          </table:table-cell>
          <table:table-cell office:value-type="string">
            <text:p>ERS667512</text:p>
          </table:table-cell>
          <table:table-cell office:value-type="string">
            <text:p>http://www.ebi.ac.uk/ena/data/view/ERS667512</text:p>
          </table:table-cell>
          <table:table-cell office:value-type="string">
            <text:p>ABOKM09</text:p>
          </table:table-cell>
          <table:table-cell office:value-type="string">
            <text:p>SAMEA3275503</text:p>
          </table:table-cell>
          <table:table-cell office:value-type="string">
            <text:p>NPL022</text:p>
          </table:table-cell>
          <table:table-cell table:number-columns-repeated="7" office:value-type="string">
            <text:p>Not provided</text:p>
          </table:table-cell>
          <table:table-cell office:value-type="float" office:value="8.5">
            <text:p>8.5</text:p>
          </table:table-cell>
          <table:table-cell office:value-type="float" office:value="30.1">
            <text:p>30.1</text:p>
          </table:table-cell>
          <table:table-cell office:value-type="float" office:value="8.2">
            <text:p>8.2</text:p>
          </table:table-cell>
          <table:table-cell table:number-columns-repeated="6"/>
          <table:table-cell office:value-type="float" office:value="2">
            <text:p>2</text:p>
          </table:table-cell>
          <table:table-cell office:value-type="float" office:value="3218">
            <text:p>3218</text:p>
          </table:table-cell>
          <table:table-cell/>
          <table:table-cell office:value-type="float" office:value="294">
            <text:p>294</text:p>
          </table:table-cell>
          <table:table-cell table:number-columns-repeated="7"/>
          <table:table-cell office:value-type="float" office:value="4.2">
            <text:p>4.2</text:p>
          </table:table-cell>
          <table:table-cell/>
          <table:table-cell office:value-type="string">
            <text:p>CAN</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cotian Shelf</text:p>
          </table:table-cell>
          <table:table-cell office:value-type="float" office:value="0">
            <text:p>0</text:p>
          </table:table-cell>
        </table:table-row>
        <table:table-row table:style-name="ro3">
          <table:table-cell office:value-type="float" office:value="152">
            <text:p>152</text:p>
          </table:table-cell>
          <table:table-cell office:value-type="string">
            <text:p>OSD152</text:p>
          </table:table-cell>
          <table:table-cell office:value-type="string">
            <text:p>Compass Buoy Station - Bedford Basin</text:p>
          </table:table-cell>
          <table:table-cell office:value-type="string">
            <text:p>North Atlantic Ocean</text:p>
          </table:table-cell>
          <table:table-cell office:value-type="string">
            <text:p>http://marineregions.org/gazetteer.php?p=details&amp;id=1912</text:p>
          </table:table-cell>
          <table:table-cell office:value-type="string">
            <text:p>neritic epipelagic zone biome (ENVO:1000042)</text:p>
          </table:table-cell>
          <table:table-cell office:value-type="string">
            <text:p>OSD-Jun-2014</text:p>
          </table:table-cell>
          <table:table-cell office:value-type="string">
            <text:p>OSD152_20140620T1554Z</text:p>
          </table:table-cell>
          <table:table-cell office:value-type="string">
            <text:p>Bottle, Niskin 10-L</text:p>
          </table:table-cell>
          <table:table-cell office:value-type="string">
            <text:p>[OBJECTIVE: Compass Buoy Station has been sampled weekly since 1992 as part of the Bedford Basin Monitoring Program][PLATFORM: dive vessel, Eastcom][DEVICE REPORTED: 10L Niskin][DESCRIPTION: 1m - cast 1 for eukaryotes]</text:p>
          </table:table-cell>
          <table:table-cell office:value-type="string">
            <text:p>http://store.pangaea.de/Projects/OSD_2014/OSD152_20140620T1554Z.pdf</text:p>
          </table:table-cell>
          <table:table-cell office:value-type="string">
            <text:p>UTC-04</text:p>
          </table:table-cell>
          <table:table-cell office:value-type="string">
            <text:p>20-06-2014T11:54:00</text:p>
          </table:table-cell>
          <table:table-cell office:value-type="date" office:date-value="2014-06-20T15:54:00">
            <text:p>06/20/14 03:54 PM</text:p>
          </table:table-cell>
          <table:table-cell office:value-type="float" office:value="44.6936">
            <text:p>44.6936</text:p>
          </table:table-cell>
          <table:table-cell office:value-type="float" office:value="-63.6403">
            <text:p>-63.6403</text:p>
          </table:table-cell>
          <table:table-cell office:value-type="date" office:date-value="2014-06-20T15:59:00">
            <text:p>06/20/14 03:59 PM</text:p>
          </table:table-cell>
          <table:table-cell office:value-type="float" office:value="44.6936">
            <text:p>44.6936</text:p>
          </table:table-cell>
          <table:table-cell office:value-type="float" office:value="-63.6403">
            <text:p>-63.6403</text:p>
          </table:table-cell>
          <table:table-cell office:value-type="float" office:value="1">
            <text:p>1</text:p>
          </table:table-cell>
          <table:table-cell office:value-type="string">
            <text:p>natural harbor (ENVO:465)</text:p>
          </table:table-cell>
          <table:table-cell office:value-type="string">
            <text:p>coastal sea water (ENVO:2150)</text:p>
          </table:table-cell>
          <table:table-cell office:value-type="string">
            <text:p>OSD152_2014-06-20_1m_NE08</text:p>
          </table:table-cell>
          <table:table-cell office:value-type="string">
            <text:p>ERS667510</text:p>
          </table:table-cell>
          <table:table-cell office:value-type="string">
            <text:p>http://www.ebi.ac.uk/ena/data/view/ERS667510</text:p>
          </table:table-cell>
          <table:table-cell office:value-type="string">
            <text:p>ABOKM82</text:p>
          </table:table-cell>
          <table:table-cell office:value-type="string">
            <text:p>SAMEA3275501</text:p>
          </table:table-cell>
          <table:table-cell office:value-type="string">
            <text:p>NE08</text:p>
          </table:table-cell>
          <table:table-cell table:number-columns-repeated="7" office:value-type="string">
            <text:p>Not provided</text:p>
          </table:table-cell>
          <table:table-cell office:value-type="float" office:value="12.8">
            <text:p>12.8</text:p>
          </table:table-cell>
          <table:table-cell office:value-type="float" office:value="28.9">
            <text:p>28.9</text:p>
          </table:table-cell>
          <table:table-cell office:value-type="float" office:value="8.2">
            <text:p>8.2</text:p>
          </table:table-cell>
          <table:table-cell table:number-columns-repeated="6"/>
          <table:table-cell office:value-type="float" office:value="2.58">
            <text:p>2.58</text:p>
          </table:table-cell>
          <table:table-cell office:value-type="float" office:value="3437">
            <text:p>3437</text:p>
          </table:table-cell>
          <table:table-cell/>
          <table:table-cell office:value-type="float" office:value="294">
            <text:p>294</text:p>
          </table:table-cell>
          <table:table-cell table:number-columns-repeated="7"/>
          <table:table-cell office:value-type="float" office:value="2.2">
            <text:p>2.2</text:p>
          </table:table-cell>
          <table:table-cell/>
          <table:table-cell office:value-type="string">
            <text:p>CAN</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cotian Shelf</text:p>
          </table:table-cell>
          <table:table-cell office:value-type="float" office:value="0">
            <text:p>0</text:p>
          </table:table-cell>
        </table:table-row>
        <table:table-row table:style-name="ro3">
          <table:table-cell office:value-type="float" office:value="152">
            <text:p>152</text:p>
          </table:table-cell>
          <table:table-cell office:value-type="string">
            <text:p>OSD152</text:p>
          </table:table-cell>
          <table:table-cell office:value-type="string">
            <text:p>Compass Buoy Station - Bedford Basin</text:p>
          </table:table-cell>
          <table:table-cell office:value-type="string">
            <text:p>North Atlantic Ocean</text:p>
          </table:table-cell>
          <table:table-cell office:value-type="string">
            <text:p>http://marineregions.org/gazetteer.php?p=details&amp;id=1912</text:p>
          </table:table-cell>
          <table:table-cell office:value-type="string">
            <text:p>neritic epipelagic zone biome (ENVO:1000042)</text:p>
          </table:table-cell>
          <table:table-cell office:value-type="string">
            <text:p>OSD-Jun-2014</text:p>
          </table:table-cell>
          <table:table-cell office:value-type="string">
            <text:p>OSD152_20140620T1610Z</text:p>
          </table:table-cell>
          <table:table-cell office:value-type="string">
            <text:p>Bottle, Niskin 10-L</text:p>
          </table:table-cell>
          <table:table-cell office:value-type="string">
            <text:p>[OBJECTIVE: Compass Buoy Station has been sampled weekly since 1992 as part of the Bedford Basin Monitoring Program][PLATFORM: dive vessel, Eastcom][DEVICE REPORTED: 10L Niskin][DESCRIPTION: 1m - cast 2]</text:p>
          </table:table-cell>
          <table:table-cell office:value-type="string">
            <text:p>http://store.pangaea.de/Projects/OSD_2014/OSD152_20140620T1610Z.pdf</text:p>
          </table:table-cell>
          <table:table-cell office:value-type="string">
            <text:p>UTC-04</text:p>
          </table:table-cell>
          <table:table-cell office:value-type="string">
            <text:p>20-06-2014T12:10:30</text:p>
          </table:table-cell>
          <table:table-cell office:value-type="date" office:date-value="2014-06-20T16:10:00">
            <text:p>06/20/14 04:10 PM</text:p>
          </table:table-cell>
          <table:table-cell office:value-type="float" office:value="44.6936">
            <text:p>44.6936</text:p>
          </table:table-cell>
          <table:table-cell office:value-type="float" office:value="-63.6403">
            <text:p>-63.6403</text:p>
          </table:table-cell>
          <table:table-cell office:value-type="date" office:date-value="2014-06-20T16:15:00">
            <text:p>06/20/14 04:15 PM</text:p>
          </table:table-cell>
          <table:table-cell office:value-type="float" office:value="44.6936">
            <text:p>44.6936</text:p>
          </table:table-cell>
          <table:table-cell office:value-type="float" office:value="-63.6403">
            <text:p>-63.6403</text:p>
          </table:table-cell>
          <table:table-cell office:value-type="float" office:value="1">
            <text:p>1</text:p>
          </table:table-cell>
          <table:table-cell office:value-type="string">
            <text:p>natural harbor (ENVO:465)</text:p>
          </table:table-cell>
          <table:table-cell office:value-type="string">
            <text:p>coastal sea water (ENVO:2150)</text:p>
          </table:table-cell>
          <table:table-cell office:value-type="string">
            <text:p>OSD152_2014-06-20_1m_NPL022</text:p>
          </table:table-cell>
          <table:table-cell office:value-type="string">
            <text:p>ERS667509</text:p>
          </table:table-cell>
          <table:table-cell office:value-type="string">
            <text:p>http://www.ebi.ac.uk/ena/data/view/ERS667509</text:p>
          </table:table-cell>
          <table:table-cell office:value-type="string">
            <text:p>ABOKM06</text:p>
          </table:table-cell>
          <table:table-cell office:value-type="string">
            <text:p>SAMEA3275500</text:p>
          </table:table-cell>
          <table:table-cell office:value-type="string">
            <text:p>NPL022</text:p>
          </table:table-cell>
          <table:table-cell table:number-columns-repeated="7" office:value-type="string">
            <text:p>Not provided</text:p>
          </table:table-cell>
          <table:table-cell office:value-type="float" office:value="12.8">
            <text:p>12.8</text:p>
          </table:table-cell>
          <table:table-cell office:value-type="float" office:value="28.9">
            <text:p>28.9</text:p>
          </table:table-cell>
          <table:table-cell office:value-type="float" office:value="8.2">
            <text:p>8.2</text:p>
          </table:table-cell>
          <table:table-cell table:number-columns-repeated="6"/>
          <table:table-cell office:value-type="float" office:value="2.58">
            <text:p>2.58</text:p>
          </table:table-cell>
          <table:table-cell office:value-type="float" office:value="3437">
            <text:p>3437</text:p>
          </table:table-cell>
          <table:table-cell/>
          <table:table-cell office:value-type="float" office:value="294">
            <text:p>294</text:p>
          </table:table-cell>
          <table:table-cell table:number-columns-repeated="7"/>
          <table:table-cell office:value-type="float" office:value="2.2">
            <text:p>2.2</text:p>
          </table:table-cell>
          <table:table-cell/>
          <table:table-cell office:value-type="string">
            <text:p>CAN</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cotian Shelf</text:p>
          </table:table-cell>
          <table:table-cell office:value-type="float" office:value="0">
            <text:p>0</text:p>
          </table:table-cell>
        </table:table-row>
        <table:table-row table:style-name="ro3">
          <table:table-cell office:value-type="float" office:value="152">
            <text:p>152</text:p>
          </table:table-cell>
          <table:table-cell office:value-type="string">
            <text:p>OSD152</text:p>
          </table:table-cell>
          <table:table-cell office:value-type="string">
            <text:p>Compass Buoy Station - Bedford Basin</text:p>
          </table:table-cell>
          <table:table-cell office:value-type="string">
            <text:p>North Atlantic Ocean</text:p>
          </table:table-cell>
          <table:table-cell office:value-type="string">
            <text:p>http://marineregions.org/gazetteer.php?p=details&amp;id=1912</text:p>
          </table:table-cell>
          <table:table-cell office:value-type="string">
            <text:p>neritic epipelagic zone biome (ENVO:1000042)</text:p>
          </table:table-cell>
          <table:table-cell office:value-type="string">
            <text:p>OSD-Jun-2014</text:p>
          </table:table-cell>
          <table:table-cell office:value-type="string">
            <text:p>OSD152_20140620T1630Z</text:p>
          </table:table-cell>
          <table:table-cell office:value-type="string">
            <text:p>Bottle, Niskin 10-L</text:p>
          </table:table-cell>
          <table:table-cell office:value-type="string">
            <text:p>[OBJECTIVE: Compass Buoy Station has been sampled weekly since 1992 as part of the Bedford Basin Monitoring Program][PLATFORM: dive vessel, Eastcom][DEVICE REPORTED: 10L Niskin][DESCRIPTION: 5m - cast 2]</text:p>
          </table:table-cell>
          <table:table-cell office:value-type="string">
            <text:p>http://store.pangaea.de/Projects/OSD_2014/OSD152_20140620T1630Z.pdf</text:p>
          </table:table-cell>
          <table:table-cell office:value-type="string">
            <text:p>UTC-04</text:p>
          </table:table-cell>
          <table:table-cell office:value-type="string">
            <text:p>20-06-2014T12:30:00</text:p>
          </table:table-cell>
          <table:table-cell office:value-type="date" office:date-value="2014-06-20T16:30:00">
            <text:p>06/20/14 04:30 PM</text:p>
          </table:table-cell>
          <table:table-cell office:value-type="float" office:value="44.6936">
            <text:p>44.6936</text:p>
          </table:table-cell>
          <table:table-cell office:value-type="float" office:value="-63.6403">
            <text:p>-63.6403</text:p>
          </table:table-cell>
          <table:table-cell office:value-type="date" office:date-value="2014-06-20T16:35:00">
            <text:p>06/20/14 04:35 PM</text:p>
          </table:table-cell>
          <table:table-cell office:value-type="float" office:value="44.6936">
            <text:p>44.6936</text:p>
          </table:table-cell>
          <table:table-cell office:value-type="float" office:value="-63.6403">
            <text:p>-63.6403</text:p>
          </table:table-cell>
          <table:table-cell office:value-type="float" office:value="5">
            <text:p>5</text:p>
          </table:table-cell>
          <table:table-cell office:value-type="string">
            <text:p>natural harbor (ENVO:465)</text:p>
          </table:table-cell>
          <table:table-cell office:value-type="string">
            <text:p>coastal sea water (ENVO:2150)</text:p>
          </table:table-cell>
          <table:table-cell office:value-type="string">
            <text:p>OSD152_2014-06-20_5m_NPL022</text:p>
          </table:table-cell>
          <table:table-cell office:value-type="string">
            <text:p>ERS667511</text:p>
          </table:table-cell>
          <table:table-cell office:value-type="string">
            <text:p>http://www.ebi.ac.uk/ena/data/view/ERS667511</text:p>
          </table:table-cell>
          <table:table-cell office:value-type="string">
            <text:p>ABOKL96</text:p>
          </table:table-cell>
          <table:table-cell office:value-type="string">
            <text:p>SAMEA3275502</text:p>
          </table:table-cell>
          <table:table-cell office:value-type="string">
            <text:p>NPL022</text:p>
          </table:table-cell>
          <table:table-cell table:number-columns-repeated="7" office:value-type="string">
            <text:p>Not provided</text:p>
          </table:table-cell>
          <table:table-cell office:value-type="float" office:value="10.8">
            <text:p>10.8</text:p>
          </table:table-cell>
          <table:table-cell office:value-type="float" office:value="29.8">
            <text:p>29.8</text:p>
          </table:table-cell>
          <table:table-cell office:value-type="float" office:value="8.2">
            <text:p>8.2</text:p>
          </table:table-cell>
          <table:table-cell table:number-columns-repeated="6"/>
          <table:table-cell office:value-type="float" office:value="2.33">
            <text:p>2.33</text:p>
          </table:table-cell>
          <table:table-cell office:value-type="float" office:value="3363">
            <text:p>3363</text:p>
          </table:table-cell>
          <table:table-cell/>
          <table:table-cell office:value-type="float" office:value="304">
            <text:p>304</text:p>
          </table:table-cell>
          <table:table-cell table:number-columns-repeated="7"/>
          <table:table-cell office:value-type="float" office:value="3.5">
            <text:p>3.5</text:p>
          </table:table-cell>
          <table:table-cell/>
          <table:table-cell office:value-type="string">
            <text:p>CAN</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cotian Shelf</text:p>
          </table:table-cell>
          <table:table-cell office:value-type="float" office:value="0">
            <text:p>0</text:p>
          </table:table-cell>
        </table:table-row>
        <table:table-row table:style-name="ro3">
          <table:table-cell office:value-type="float" office:value="153">
            <text:p>153</text:p>
          </table:table-cell>
          <table:table-cell office:value-type="string">
            <text:p>OSD153</text:p>
          </table:table-cell>
          <table:table-cell office:value-type="string">
            <text:p>Faro Island</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53_20140621T1015Z</text:p>
          </table:table-cell>
          <table:table-cell office:value-type="string">
            <text:p>Bucket, plastic 5-L</text:p>
          </table:table-cell>
          <table:table-cell office:value-type="string">
            <text:p>[OBJECTIVE: Comparative study of microbial diversity and function in ocean (site OSD153) versus coastal lagoon (site OSD81) waters representing unique ecosystems located in southern Portugal. These samples make part of a larger research initiative that will tackle the microbial biogeography along the Portuguese coast, extending to its oceanic archipelagos (i.e. Madeira and Azores).][PLATFORM: On Site Access][DEVICE REPORTED: 5L Plastic water Gallons, Disinfected][DESCRIPTION: Surface water from the costal Faro Island. Five samples were taken for amplicon and metagenomic Sequencing. ]</text:p>
          </table:table-cell>
          <table:table-cell office:value-type="string">
            <text:p>http://store.pangaea.de/Projects/OSD_2014/OSD153_20140621T1015Z.pdf</text:p>
          </table:table-cell>
          <table:table-cell office:value-type="string">
            <text:p>UTC+00</text:p>
          </table:table-cell>
          <table:table-cell office:value-type="string">
            <text:p>21-06-2014T10:15:00</text:p>
          </table:table-cell>
          <table:table-cell office:value-type="date" office:date-value="2014-06-21T10:15:00">
            <text:p>06/21/14 10:15 AM</text:p>
          </table:table-cell>
          <table:table-cell office:value-type="float" office:value="36.997655">
            <text:p>36.997655</text:p>
          </table:table-cell>
          <table:table-cell office:value-type="float" office:value="-7.981656">
            <text:p>-7.981656</text:p>
          </table:table-cell>
          <table:table-cell office:value-type="date" office:date-value="2014-06-21T10:35:00">
            <text:p>06/21/14 10:35 AM</text:p>
          </table:table-cell>
          <table:table-cell office:value-type="float" office:value="36.997655">
            <text:p>36.997655</text:p>
          </table:table-cell>
          <table:table-cell office:value-type="float" office:value="-7.981656">
            <text:p>-7.981656</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153_2014-06-21_0m_NPL022</text:p>
          </table:table-cell>
          <table:table-cell office:value-type="string">
            <text:p>ERS667508</text:p>
          </table:table-cell>
          <table:table-cell office:value-type="string">
            <text:p>http://www.ebi.ac.uk/ena/data/view/ERS667508</text:p>
          </table:table-cell>
          <table:table-cell office:value-type="string">
            <text:p>ABOKL66</text:p>
          </table:table-cell>
          <table:table-cell office:value-type="string">
            <text:p>SAMEA3275499</text:p>
          </table:table-cell>
          <table:table-cell office:value-type="string">
            <text:p>NPL022</text:p>
          </table:table-cell>
          <table:table-cell table:number-columns-repeated="7" office:value-type="string">
            <text:p>Not provided</text:p>
          </table:table-cell>
          <table:table-cell office:value-type="float" office:value="21.1">
            <text:p>21.1</text:p>
          </table:table-cell>
          <table:table-cell office:value-type="float" office:value="34.4">
            <text:p>34.4</text:p>
          </table:table-cell>
          <table:table-cell office:value-type="float" office:value="8.15">
            <text:p>8.15</text:p>
          </table:table-cell>
          <table:table-cell table:number-columns-repeated="9"/>
          <table:table-cell office:value-type="float" office:value="8.83">
            <text:p>8.83</text:p>
          </table:table-cell>
          <table:table-cell table:number-columns-repeated="4"/>
          <table:table-cell office:value-type="float" office:value="0.3839">
            <text:p>0.3839</text:p>
          </table:table-cell>
          <table:table-cell table:number-columns-repeated="4"/>
          <table:table-cell office:value-type="string">
            <text:p>PRT</text:p>
          </table:table-cell>
          <table:table-cell office:value-type="float" office:value="0">
            <text:p>0</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Iberian Coastal</text:p>
          </table:table-cell>
          <table:table-cell office:value-type="float" office:value="0">
            <text:p>0</text:p>
          </table:table-cell>
        </table:table-row>
        <table:table-row table:style-name="ro3">
          <table:table-cell office:value-type="float" office:value="154">
            <text:p>154</text:p>
          </table:table-cell>
          <table:table-cell office:value-type="string">
            <text:p>OSD154</text:p>
          </table:table-cell>
          <table:table-cell office:value-type="string">
            <text:p>Arcachon/Eyrac-SOMLIT</text:p>
          </table:table-cell>
          <table:table-cell office:value-type="string">
            <text:p>Bay of Biscay</text:p>
          </table:table-cell>
          <table:table-cell office:value-type="string">
            <text:p>http://marineregions.org/gazetteer.php?p=details&amp;id=2359</text:p>
          </table:table-cell>
          <table:table-cell office:value-type="string">
            <text:p>marine pelagic biome (ENVO:1000023)</text:p>
          </table:table-cell>
          <table:table-cell office:value-type="string">
            <text:p>OSD-Jun-2014</text:p>
          </table:table-cell>
          <table:table-cell office:value-type="string">
            <text:p>OSD154_20140620T1120Z</text:p>
          </table:table-cell>
          <table:table-cell office:value-type="string">
            <text:p>Bottle, Niskin 30-L</text:p>
          </table:table-cell>
          <table:table-cell office:value-type="string">
            <text:p>[OBJECTIVE: impact of global change on coastal zones and its relative importance compared with local human activities][PLATFORM: research vessel PLANULA IV][DEVICE REPORTED: 30 liters - Niskin][DESCRIPTION: surface water]</text:p>
          </table:table-cell>
          <table:table-cell office:value-type="string">
            <text:p>http://store.pangaea.de/Projects/OSD_2014/OSD154_20140620T1120Z.pdf</text:p>
          </table:table-cell>
          <table:table-cell office:value-type="string">
            <text:p>UTC+01</text:p>
          </table:table-cell>
          <table:table-cell office:value-type="string">
            <text:p>20-06-2014T12:20:00</text:p>
          </table:table-cell>
          <table:table-cell office:value-type="date" office:date-value="2014-06-20T11:20:00">
            <text:p>06/20/14 11:20 AM</text:p>
          </table:table-cell>
          <table:table-cell office:value-type="float" office:value="44.66666">
            <text:p>44.66666</text:p>
          </table:table-cell>
          <table:table-cell office:value-type="float" office:value="-1.16666">
            <text:p>-1.16666</text:p>
          </table:table-cell>
          <table:table-cell office:value-type="date" office:date-value="2014-06-20T11:40:00">
            <text:p>06/20/14 11:40 AM</text:p>
          </table:table-cell>
          <table:table-cell office:value-type="float" office:value="44.66666">
            <text:p>44.66666</text:p>
          </table:table-cell>
          <table:table-cell office:value-type="float" office:value="-1.16666">
            <text:p>-1.16666</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154_2014-06-20_1m_NPL022</text:p>
          </table:table-cell>
          <table:table-cell office:value-type="string">
            <text:p>ERS667507</text:p>
          </table:table-cell>
          <table:table-cell office:value-type="string">
            <text:p>http://www.ebi.ac.uk/ena/data/view/ERS667507</text:p>
          </table:table-cell>
          <table:table-cell office:value-type="string">
            <text:p>ABOKL80</text:p>
          </table:table-cell>
          <table:table-cell office:value-type="string">
            <text:p>SAMEA3275498</text:p>
          </table:table-cell>
          <table:table-cell office:value-type="string">
            <text:p>NPL022</text:p>
          </table:table-cell>
          <table:table-cell table:number-columns-repeated="7" office:value-type="string">
            <text:p>Not provided</text:p>
          </table:table-cell>
          <table:table-cell office:value-type="float" office:value="20.7">
            <text:p>20.7</text:p>
          </table:table-cell>
          <table:table-cell office:value-type="float" office:value="32.4">
            <text:p>32.4</text:p>
          </table:table-cell>
          <table:table-cell office:value-type="float" office:value="8.05">
            <text:p>8.05</text:p>
          </table:table-cell>
          <table:table-cell office:value-type="float" office:value="0.04">
            <text:p>0.04</text:p>
          </table:table-cell>
          <table:table-cell office:value-type="float" office:value="1">
            <text:p>1</text:p>
          </table:table-cell>
          <table:table-cell/>
          <table:table-cell office:value-type="float" office:value="0.04">
            <text:p>0.04</text:p>
          </table:table-cell>
          <table:table-cell table:number-columns-repeated="5"/>
          <table:table-cell office:value-type="float" office:value="231.4">
            <text:p>231.4</text:p>
          </table:table-cell>
          <table:table-cell table:number-columns-repeated="4"/>
          <table:table-cell office:value-type="float" office:value="1.21">
            <text:p>1.21</text:p>
          </table:table-cell>
          <table:table-cell office:value-type="float" office:value="4.8">
            <text:p>4.8</text:p>
          </table:table-cell>
          <table:table-cell table:number-columns-repeated="2"/>
          <table:table-cell office:value-type="float" office:value="1.16">
            <text:p>1.16</text:p>
          </table:table-cell>
          <table:table-cell office:value-type="string">
            <text:p>FRA</text:p>
          </table:table-cell>
          <table:table-cell office:value-type="float" office:value="260">
            <text:p>260</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Celtic-Biscay Shelf</text:p>
          </table:table-cell>
          <table:table-cell office:value-type="float" office:value="24">
            <text:p>24</text:p>
          </table:table-cell>
        </table:table-row>
        <table:table-row table:style-name="ro3">
          <table:table-cell office:value-type="float" office:value="155">
            <text:p>155</text:p>
          </table:table-cell>
          <table:table-cell office:value-type="string">
            <text:p>OSD155</text:p>
          </table:table-cell>
          <table:table-cell office:value-type="string">
            <text:p>Steilene Oslofjord</text:p>
          </table:table-cell>
          <table:table-cell office:value-type="string">
            <text:p>Skaggerak</text:p>
          </table:table-cell>
          <table:table-cell office:value-type="string">
            <text:p>http://marineregions.org/gazetteer.php?p=details&amp;id=2379</text:p>
          </table:table-cell>
          <table:table-cell office:value-type="string">
            <text:p>marine pelagic biome (ENVO:1000023)</text:p>
          </table:table-cell>
          <table:table-cell office:value-type="string">
            <text:p>OSD-Jun-2014</text:p>
          </table:table-cell>
          <table:table-cell office:value-type="string">
            <text:p>OSD155_20140621T0700Z</text:p>
          </table:table-cell>
          <table:table-cell office:value-type="string">
            <text:p>Bucket, plastic 5-L</text:p>
          </table:table-cell>
          <table:table-cell office:value-type="string">
            <text:p>[OBJECTIVE: Testing the hands OSD concept for future use with students <text:s/>and pupils (KOB IIBB).Future reference and Supplementing time series at site 155 , Oslofjord, Steilene][PLATFORM: C4 Bombard][DEVICE REPORTED: Water sample with <text:s/>1 bucket a 5 L <text:s/>deployed 2x at <text:s/>1 m (HCL washed)][DESCRIPTION: A sheltered location at the latitude of a realtime weather station. <text:s/>In total 10 liter of sweater was sampled and filtered /subsampled( Parallels) <text:s/>as follows by different groups of pupils]</text:p>
          </table:table-cell>
          <table:table-cell office:value-type="string">
            <text:p>http://store.pangaea.de/Projects/OSD_2014/OSD155_20140621T0700Z.pdf</text:p>
          </table:table-cell>
          <table:table-cell office:value-type="string">
            <text:p>UTC+01</text:p>
          </table:table-cell>
          <table:table-cell office:value-type="string">
            <text:p>21-06-2014T08:00:00</text:p>
          </table:table-cell>
          <table:table-cell office:value-type="date" office:date-value="2014-06-21T07:00:00">
            <text:p>06/21/14 07:00 AM</text:p>
          </table:table-cell>
          <table:table-cell office:value-type="float" office:value="59.81618">
            <text:p>59.81618</text:p>
          </table:table-cell>
          <table:table-cell office:value-type="float" office:value="10.59863">
            <text:p>10.59863</text:p>
          </table:table-cell>
          <table:table-cell office:value-type="date" office:date-value="2014-06-21T10:00:00">
            <text:p>06/21/14 10:00 AM</text:p>
          </table:table-cell>
          <table:table-cell office:value-type="float" office:value="59.81618">
            <text:p>59.81618</text:p>
          </table:table-cell>
          <table:table-cell office:value-type="float" office:value="10.59863">
            <text:p>10.59863</text:p>
          </table:table-cell>
          <table:table-cell office:value-type="float" office:value="12.8">
            <text:p>12.8</text:p>
          </table:table-cell>
          <table:table-cell office:value-type="string">
            <text:p>fjord (ENVO:39)</text:p>
          </table:table-cell>
          <table:table-cell office:value-type="string">
            <text:p>sea water (ENVO:2149)</text:p>
          </table:table-cell>
          <table:table-cell office:value-type="string">
            <text:p>OSD155_2014-06-21_12.8m_NPL022</text:p>
          </table:table-cell>
          <table:table-cell office:value-type="string">
            <text:p>ERS667505</text:p>
          </table:table-cell>
          <table:table-cell office:value-type="string">
            <text:p>http://www.ebi.ac.uk/ena/data/view/ERS667505</text:p>
          </table:table-cell>
          <table:table-cell office:value-type="string">
            <text:p>ABOKL53</text:p>
          </table:table-cell>
          <table:table-cell office:value-type="string">
            <text:p>SAMEA3275496</text:p>
          </table:table-cell>
          <table:table-cell office:value-type="string">
            <text:p>NPL022</text:p>
          </table:table-cell>
          <table:table-cell table:number-columns-repeated="7" office:value-type="string">
            <text:p>Not provided</text:p>
          </table:table-cell>
          <table:table-cell office:value-type="float" office:value="18.7">
            <text:p>18.7</text:p>
          </table:table-cell>
          <table:table-cell office:value-type="float" office:value="30.054">
            <text:p>30.054</text:p>
          </table:table-cell>
          <table:table-cell table:number-columns-repeated="20"/>
          <table:table-cell office:value-type="string">
            <text:p>NOR</text:p>
          </table:table-cell>
          <table:table-cell office:value-type="float" office:value="1278">
            <text:p>1278</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55">
            <text:p>155</text:p>
          </table:table-cell>
          <table:table-cell office:value-type="string">
            <text:p>OSD155</text:p>
          </table:table-cell>
          <table:table-cell office:value-type="string">
            <text:p>Steilene Oslofjord</text:p>
          </table:table-cell>
          <table:table-cell office:value-type="string">
            <text:p>Skaggerak</text:p>
          </table:table-cell>
          <table:table-cell office:value-type="string">
            <text:p>http://marineregions.org/gazetteer.php?p=details&amp;id=2379</text:p>
          </table:table-cell>
          <table:table-cell office:value-type="string">
            <text:p>marine pelagic biome (ENVO:1000023)</text:p>
          </table:table-cell>
          <table:table-cell office:value-type="string">
            <text:p>OSD-Jun-2014</text:p>
          </table:table-cell>
          <table:table-cell office:value-type="string">
            <text:p>OSD155_20140621T0700Z</text:p>
          </table:table-cell>
          <table:table-cell office:value-type="string">
            <text:p>Bucket, plastic 5-L</text:p>
          </table:table-cell>
          <table:table-cell office:value-type="string">
            <text:p>[OBJECTIVE: Testing the hands OSD concept for future use with students <text:s/>and pupils (KOB IIBB).Future reference and Supplementing time series at site 155 , Oslofjord, Steilene][PLATFORM: C4 Bombard][DEVICE REPORTED: Water sample with <text:s/>1 bucket a 5 L <text:s/>deployed 2x at <text:s/>1 m (HCL washed)][DESCRIPTION: A sheltered location at the latitude of a realtime weather station. <text:s/>In total 10 liter of sweater was sampled and filtered /subsampled( Parallels) <text:s/>as follows by different groups of pupils]</text:p>
          </table:table-cell>
          <table:table-cell office:value-type="string">
            <text:p>http://store.pangaea.de/Projects/OSD_2014/OSD155_20140621T0700Z.pdf</text:p>
          </table:table-cell>
          <table:table-cell office:value-type="string">
            <text:p>UTC+01</text:p>
          </table:table-cell>
          <table:table-cell office:value-type="string">
            <text:p>21-06-2014T08:00:00</text:p>
          </table:table-cell>
          <table:table-cell office:value-type="date" office:date-value="2014-06-21T07:00:00">
            <text:p>06/21/14 07:00 AM</text:p>
          </table:table-cell>
          <table:table-cell office:value-type="float" office:value="59.81618">
            <text:p>59.81618</text:p>
          </table:table-cell>
          <table:table-cell office:value-type="float" office:value="10.59863">
            <text:p>10.59863</text:p>
          </table:table-cell>
          <table:table-cell office:value-type="date" office:date-value="2014-06-21T10:00:00">
            <text:p>06/21/14 10:00 AM</text:p>
          </table:table-cell>
          <table:table-cell office:value-type="float" office:value="59.81618">
            <text:p>59.81618</text:p>
          </table:table-cell>
          <table:table-cell office:value-type="float" office:value="10.59863">
            <text:p>10.59863</text:p>
          </table:table-cell>
          <table:table-cell office:value-type="float" office:value="1">
            <text:p>1</text:p>
          </table:table-cell>
          <table:table-cell office:value-type="string">
            <text:p>fjord (ENVO:39)</text:p>
          </table:table-cell>
          <table:table-cell office:value-type="string">
            <text:p>sea water (ENVO:2149)</text:p>
          </table:table-cell>
          <table:table-cell office:value-type="string">
            <text:p>OSD155_2014-06-21_1m_NPL022</text:p>
          </table:table-cell>
          <table:table-cell office:value-type="string">
            <text:p>ERS667506</text:p>
          </table:table-cell>
          <table:table-cell office:value-type="string">
            <text:p>http://www.ebi.ac.uk/ena/data/view/ERS667506</text:p>
          </table:table-cell>
          <table:table-cell office:value-type="string">
            <text:p>ABOKL52</text:p>
          </table:table-cell>
          <table:table-cell office:value-type="string">
            <text:p>SAMEA3275497</text:p>
          </table:table-cell>
          <table:table-cell office:value-type="string">
            <text:p>NPL022</text:p>
          </table:table-cell>
          <table:table-cell table:number-columns-repeated="7" office:value-type="string">
            <text:p>Not provided</text:p>
          </table:table-cell>
          <table:table-cell office:value-type="float" office:value="18.7">
            <text:p>18.7</text:p>
          </table:table-cell>
          <table:table-cell office:value-type="float" office:value="30.054">
            <text:p>30.054</text:p>
          </table:table-cell>
          <table:table-cell table:number-columns-repeated="20"/>
          <table:table-cell office:value-type="string">
            <text:p>NOR</text:p>
          </table:table-cell>
          <table:table-cell office:value-type="float" office:value="1278">
            <text:p>1278</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56">
            <text:p>156</text:p>
          </table:table-cell>
          <table:table-cell office:value-type="string">
            <text:p>OSD156</text:p>
          </table:table-cell>
          <table:table-cell office:value-type="string">
            <text:p>KAVRINGEN ligthouse</text:p>
          </table:table-cell>
          <table:table-cell office:value-type="string">
            <text:p>Skaggerak</text:p>
          </table:table-cell>
          <table:table-cell office:value-type="string">
            <text:p>http://marineregions.org/gazetteer.php?p=details&amp;id=2379</text:p>
          </table:table-cell>
          <table:table-cell office:value-type="string">
            <text:p>marine pelagic biome (ENVO:1000023)</text:p>
          </table:table-cell>
          <table:table-cell office:value-type="string">
            <text:p>OSD-Jun-2014</text:p>
          </table:table-cell>
          <table:table-cell office:value-type="string">
            <text:p>OSD156_20140621T1000Z</text:p>
          </table:table-cell>
          <table:table-cell office:value-type="string">
            <text:p>Bottle, Niskin 5-L</text:p>
          </table:table-cell>
          <table:table-cell office:value-type="string">
            <text:p>[OBJECTIVE: Testing the hands OSD concept for future use with students <text:s/>and pupils (KOB IIBBTOXmicroplasticsMonitor).Future reference and Supplementing time series at site 156 Kavringen/innerharbour <text:s/>possibly status of pops and microplastics Note Due too unforeseen <text:s/>logistics Kavringen was selected instead of Hvaler coral site .][PLATFORM: OSF][DEVICE REPORTED: 1 bucket a 5 L <text:s/>deployed x at <text:s/>1 m][DESCRIPTION: OSD156_n_1m 4.5 Liters sampled <text:s/>Other paremeters will be available The site is in the middle of the fjord and there is high frequence of larger ships passing and deep turbulence /is to be expected <text:s/>Total Volume 4.5 filtered in smaller volumes 6 filters used labelled <text:s text:c="2"/>OSD_156_1_m1 <text:s/>OSD_156_2_m1 <text:s/>OSD_156_3_m1 <text:s/>OSD_156_4_m1 <text:s/>OSD_156_5_m1 <text:s/>OSD_156_6_m1 All filtering was done by syringe and hand ]</text:p>
          </table:table-cell>
          <table:table-cell office:value-type="string">
            <text:p>http://store.pangaea.de/Projects/OSD_2014/OSD156_20140621T1000Z.pdf</text:p>
          </table:table-cell>
          <table:table-cell office:value-type="string">
            <text:p>UTC+01</text:p>
          </table:table-cell>
          <table:table-cell office:value-type="string">
            <text:p>21-06-2014T11:00:00</text:p>
          </table:table-cell>
          <table:table-cell office:value-type="date" office:date-value="2014-06-21T10:00:00">
            <text:p>06/21/14 10:00 AM</text:p>
          </table:table-cell>
          <table:table-cell office:value-type="float" office:value="59.89961">
            <text:p>59.89961</text:p>
          </table:table-cell>
          <table:table-cell office:value-type="float" office:value="10.71999">
            <text:p>10.71999</text:p>
          </table:table-cell>
          <table:table-cell office:value-type="date" office:date-value="2014-06-21T12:00:00">
            <text:p>06/21/14 12:00 PM</text:p>
          </table:table-cell>
          <table:table-cell office:value-type="float" office:value="59.89961">
            <text:p>59.89961</text:p>
          </table:table-cell>
          <table:table-cell office:value-type="float" office:value="10.71999">
            <text:p>10.71999</text:p>
          </table:table-cell>
          <table:table-cell office:value-type="float" office:value="11.8">
            <text:p>11.8</text:p>
          </table:table-cell>
          <table:table-cell office:value-type="string">
            <text:p>fjord (ENVO:39)</text:p>
          </table:table-cell>
          <table:table-cell office:value-type="string">
            <text:p>sea water (ENVO:2149)</text:p>
          </table:table-cell>
          <table:table-cell office:value-type="string">
            <text:p>OSD156_2014-06-21_11.8m_NPL022</text:p>
          </table:table-cell>
          <table:table-cell office:value-type="string">
            <text:p>ERS667504</text:p>
          </table:table-cell>
          <table:table-cell office:value-type="string">
            <text:p>http://www.ebi.ac.uk/ena/data/view/ERS667504</text:p>
          </table:table-cell>
          <table:table-cell office:value-type="string">
            <text:p>ABOKL50</text:p>
          </table:table-cell>
          <table:table-cell office:value-type="string">
            <text:p>SAMEA3275495</text:p>
          </table:table-cell>
          <table:table-cell office:value-type="string">
            <text:p>NPL022</text:p>
          </table:table-cell>
          <table:table-cell table:number-columns-repeated="7" office:value-type="string">
            <text:p>Not provided</text:p>
          </table:table-cell>
          <table:table-cell office:value-type="float" office:value="17.8">
            <text:p>17.8</text:p>
          </table:table-cell>
          <table:table-cell office:value-type="float" office:value="30.054">
            <text:p>30.054</text:p>
          </table:table-cell>
          <table:table-cell table:number-columns-repeated="20"/>
          <table:table-cell office:value-type="string">
            <text:p>NOR</text:p>
          </table:table-cell>
          <table:table-cell office:value-type="float" office:value="769">
            <text:p>769</text:p>
          </table:table-cell>
          <table:table-cell office:value-type="string">
            <text:p>NECS</text:p>
          </table:table-cell>
          <table:table-cell office:value-type="string">
            <text:p>Coastal - NE Atlantic Shelves Province</text:p>
          </table:table-cell>
          <table:table-cell office:value-type="float" office:value="0.00402682">
            <text:p>0.00402682</text:p>
          </table:table-cell>
          <table:table-cell office:value-type="string">
            <text:p>North Sea</text:p>
          </table:table-cell>
          <table:table-cell office:value-type="float" office:value="189">
            <text:p>189</text:p>
          </table:table-cell>
        </table:table-row>
        <table:table-row table:style-name="ro3">
          <table:table-cell office:value-type="float" office:value="156">
            <text:p>156</text:p>
          </table:table-cell>
          <table:table-cell office:value-type="string">
            <text:p>OSD156</text:p>
          </table:table-cell>
          <table:table-cell office:value-type="string">
            <text:p>KAVRINGEN ligthouse</text:p>
          </table:table-cell>
          <table:table-cell office:value-type="string">
            <text:p>Skaggerak</text:p>
          </table:table-cell>
          <table:table-cell office:value-type="string">
            <text:p>http://marineregions.org/gazetteer.php?p=details&amp;id=2379</text:p>
          </table:table-cell>
          <table:table-cell office:value-type="string">
            <text:p>marine pelagic biome (ENVO:1000023)</text:p>
          </table:table-cell>
          <table:table-cell office:value-type="string">
            <text:p>OSD-Jun-2014</text:p>
          </table:table-cell>
          <table:table-cell office:value-type="string">
            <text:p>OSD156_20140621T1000Z</text:p>
          </table:table-cell>
          <table:table-cell office:value-type="string">
            <text:p>Bottle, Niskin 5-L</text:p>
          </table:table-cell>
          <table:table-cell office:value-type="string">
            <text:p>[OBJECTIVE: Testing the hands OSD concept for future use with students <text:s/>and pupils (KOB IIBBTOXmicroplasticsMonitor).Future reference and Supplementing time series at site 156 Kavringen/innerharbour <text:s/>possibly status of pops and microplastics Note Due too unforeseen <text:s/>logistics Kavringen was selected instead of Hvaler coral site .][PLATFORM: OSF][DEVICE REPORTED: 1 bucket a 5 L <text:s/>deployed x at <text:s/>1 m][DESCRIPTION: OSD156_n_1m 4.5 Liters sampled <text:s/>Other paremeters will be available The site is in the middle of the fjord and there is high frequence of larger ships passing and deep turbulence /is to be expected <text:s/>Total Volume 4.5 filtered in smaller volumes 6 filters used labelled <text:s text:c="2"/>OSD_156_1_m1 <text:s/>OSD_156_2_m1 <text:s/>OSD_156_3_m1 <text:s/>OSD_156_4_m1 <text:s/>OSD_156_5_m1 <text:s/>OSD_156_6_m1 All filtering was done by syringe and hand ]</text:p>
          </table:table-cell>
          <table:table-cell office:value-type="string">
            <text:p>http://store.pangaea.de/Projects/OSD_2014/OSD156_20140621T1000Z.pdf</text:p>
          </table:table-cell>
          <table:table-cell office:value-type="string">
            <text:p>UTC+01</text:p>
          </table:table-cell>
          <table:table-cell office:value-type="string">
            <text:p>21-06-2014T11:00:00</text:p>
          </table:table-cell>
          <table:table-cell office:value-type="date" office:date-value="2014-06-21T10:00:00">
            <text:p>06/21/14 10:00 AM</text:p>
          </table:table-cell>
          <table:table-cell office:value-type="float" office:value="59.89961">
            <text:p>59.89961</text:p>
          </table:table-cell>
          <table:table-cell office:value-type="float" office:value="10.71999">
            <text:p>10.71999</text:p>
          </table:table-cell>
          <table:table-cell office:value-type="date" office:date-value="2014-06-21T12:00:00">
            <text:p>06/21/14 12:00 PM</text:p>
          </table:table-cell>
          <table:table-cell office:value-type="float" office:value="59.89961">
            <text:p>59.89961</text:p>
          </table:table-cell>
          <table:table-cell office:value-type="float" office:value="10.71999">
            <text:p>10.71999</text:p>
          </table:table-cell>
          <table:table-cell office:value-type="float" office:value="1">
            <text:p>1</text:p>
          </table:table-cell>
          <table:table-cell office:value-type="string">
            <text:p>fjord (ENVO:39)</text:p>
          </table:table-cell>
          <table:table-cell office:value-type="string">
            <text:p>sea water (ENVO:2149)</text:p>
          </table:table-cell>
          <table:table-cell office:value-type="string">
            <text:p>OSD156_2014-06-21_1m_NPL022</text:p>
          </table:table-cell>
          <table:table-cell office:value-type="string">
            <text:p>ERS667503</text:p>
          </table:table-cell>
          <table:table-cell office:value-type="string">
            <text:p>http://www.ebi.ac.uk/ena/data/view/ERS667503</text:p>
          </table:table-cell>
          <table:table-cell office:value-type="string">
            <text:p>ABOKL51</text:p>
          </table:table-cell>
          <table:table-cell office:value-type="string">
            <text:p>SAMEA3275494</text:p>
          </table:table-cell>
          <table:table-cell office:value-type="string">
            <text:p>NPL022</text:p>
          </table:table-cell>
          <table:table-cell table:number-columns-repeated="7" office:value-type="string">
            <text:p>Not provided</text:p>
          </table:table-cell>
          <table:table-cell office:value-type="float" office:value="17.8">
            <text:p>17.8</text:p>
          </table:table-cell>
          <table:table-cell office:value-type="float" office:value="30.054">
            <text:p>30.054</text:p>
          </table:table-cell>
          <table:table-cell table:number-columns-repeated="20"/>
          <table:table-cell office:value-type="string">
            <text:p>NOR</text:p>
          </table:table-cell>
          <table:table-cell office:value-type="float" office:value="769">
            <text:p>769</text:p>
          </table:table-cell>
          <table:table-cell office:value-type="string">
            <text:p>NECS</text:p>
          </table:table-cell>
          <table:table-cell office:value-type="string">
            <text:p>Coastal - NE Atlantic Shelves Province</text:p>
          </table:table-cell>
          <table:table-cell office:value-type="float" office:value="0.00402682">
            <text:p>0.00402682</text:p>
          </table:table-cell>
          <table:table-cell office:value-type="string">
            <text:p>North Sea</text:p>
          </table:table-cell>
          <table:table-cell office:value-type="float" office:value="189">
            <text:p>189</text:p>
          </table:table-cell>
        </table:table-row>
        <table:table-row table:style-name="ro3">
          <table:table-cell office:value-type="float" office:value="157">
            <text:p>157</text:p>
          </table:table-cell>
          <table:table-cell office:value-type="string">
            <text:p>OSD157</text:p>
          </table:table-cell>
          <table:table-cell office:value-type="string">
            <text:p>Drobak, Oslofjorden (ELLEIm2)</text:p>
          </table:table-cell>
          <table:table-cell office:value-type="string">
            <text:p>Skaggerak</text:p>
          </table:table-cell>
          <table:table-cell office:value-type="string">
            <text:p>http://marineregions.org/gazetteer.php?p=details&amp;id=2379</text:p>
          </table:table-cell>
          <table:table-cell office:value-type="string">
            <text:p>marine pelagic biome (ENVO:1000023)</text:p>
          </table:table-cell>
          <table:table-cell office:value-type="string">
            <text:p>OSD-Jun-2014</text:p>
          </table:table-cell>
          <table:table-cell office:value-type="string">
            <text:p>OSD157_20140620T0900Z</text:p>
          </table:table-cell>
          <table:table-cell office:value-type="string">
            <text:p>Bottle, Niskin 20-L</text:p>
          </table:table-cell>
          <table:table-cell office:value-type="string">
            <text:p>[OBJECTIVE: Testing the hands OSD concept for future use with students <text:s/>and pupils (KOB III).Future reference and Supplementing time series at site 157 ELLEIm2][PLATFORM: Trygve Braarud][DEVICE REPORTED: Niskin 1 bottle 20 l (80 m) and 2 x 10 l 1 m][DESCRIPTION: Gloves were used in all handling steps. All 3 volumes were kept cool/dark on board until 12:30 UTC . Transport to lab was 30 minutes by car. SubVolumes were <text:s text:c="2"/>kept at 4 C in the dark until filtration in paralell for both 1 m and 80 m ]</text:p>
          </table:table-cell>
          <table:table-cell office:value-type="string">
            <text:p>http://store.pangaea.de/Projects/OSD_2014/OSD157_20140620T0900Z.pdf</text:p>
          </table:table-cell>
          <table:table-cell office:value-type="string">
            <text:p>UTC+01</text:p>
          </table:table-cell>
          <table:table-cell office:value-type="string">
            <text:p>20-06-2014T10:00:00</text:p>
          </table:table-cell>
          <table:table-cell office:value-type="date" office:date-value="2014-06-20T09:00:00">
            <text:p>06/20/14 09:00 AM</text:p>
          </table:table-cell>
          <table:table-cell office:value-type="float" office:value="59.622">
            <text:p>59.622</text:p>
          </table:table-cell>
          <table:table-cell office:value-type="float" office:value="10.6282">
            <text:p>10.6282</text:p>
          </table:table-cell>
          <table:table-cell office:value-type="date" office:date-value="2014-06-20T11:30:00">
            <text:p>06/20/14 11:30 AM</text:p>
          </table:table-cell>
          <table:table-cell office:value-type="float" office:value="59.622">
            <text:p>59.622</text:p>
          </table:table-cell>
          <table:table-cell office:value-type="float" office:value="10.6282">
            <text:p>10.6282</text:p>
          </table:table-cell>
          <table:table-cell office:value-type="float" office:value="1">
            <text:p>1</text:p>
          </table:table-cell>
          <table:table-cell office:value-type="string">
            <text:p>fjord (ENVO:39)</text:p>
          </table:table-cell>
          <table:table-cell office:value-type="string">
            <text:p>sea water (ENVO:2149)</text:p>
          </table:table-cell>
          <table:table-cell office:value-type="string">
            <text:p>OSD157_2014-06-20_1m_NPL022</text:p>
          </table:table-cell>
          <table:table-cell office:value-type="string">
            <text:p>ERS667502</text:p>
          </table:table-cell>
          <table:table-cell office:value-type="string">
            <text:p>http://www.ebi.ac.uk/ena/data/view/ERS667502</text:p>
          </table:table-cell>
          <table:table-cell office:value-type="string">
            <text:p>ABOKL49</text:p>
          </table:table-cell>
          <table:table-cell office:value-type="string">
            <text:p>SAMEA3275493</text:p>
          </table:table-cell>
          <table:table-cell office:value-type="string">
            <text:p>NPL022</text:p>
          </table:table-cell>
          <table:table-cell table:number-columns-repeated="7" office:value-type="string">
            <text:p>Not provided</text:p>
          </table:table-cell>
          <table:table-cell office:value-type="float" office:value="18">
            <text:p>18</text:p>
          </table:table-cell>
          <table:table-cell office:value-type="float" office:value="26.115">
            <text:p>26.115</text:p>
          </table:table-cell>
          <table:table-cell table:number-columns-repeated="20"/>
          <table:table-cell office:value-type="string">
            <text:p>NOR</text:p>
          </table:table-cell>
          <table:table-cell office:value-type="float" office:value="469">
            <text:p>469</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57">
            <text:p>157</text:p>
          </table:table-cell>
          <table:table-cell office:value-type="string">
            <text:p>OSD157</text:p>
          </table:table-cell>
          <table:table-cell office:value-type="string">
            <text:p>Drobak, Oslofjorden (ELLEIm2)</text:p>
          </table:table-cell>
          <table:table-cell office:value-type="string">
            <text:p>Skaggerak</text:p>
          </table:table-cell>
          <table:table-cell office:value-type="string">
            <text:p>http://marineregions.org/gazetteer.php?p=details&amp;id=2379</text:p>
          </table:table-cell>
          <table:table-cell office:value-type="string">
            <text:p>marine pelagic biome (ENVO:1000023)</text:p>
          </table:table-cell>
          <table:table-cell office:value-type="string">
            <text:p>OSD-Jun-2014</text:p>
          </table:table-cell>
          <table:table-cell office:value-type="string">
            <text:p>OSD157_20140620T0900Z</text:p>
          </table:table-cell>
          <table:table-cell office:value-type="string">
            <text:p>Bottle, Niskin 20-L</text:p>
          </table:table-cell>
          <table:table-cell office:value-type="string">
            <text:p>[OBJECTIVE: Testing the hands OSD concept for future use with students <text:s/>and pupils (KOB III).Future reference and Supplementing time series at site 157 ELLEIm2][PLATFORM: Trygve Braarud][DEVICE REPORTED: Niskin 1 bottle 20 l (80 m) and 2 x 10 l 1 m][DESCRIPTION: Gloves were used in all handling steps. All 3 volumes were kept cool/dark on board until 12:30 UTC . Transport to lab was 30 minutes by car. SubVolumes were <text:s text:c="2"/>kept at 4 C in the dark until filtration in paralell for both 1 m and 80 m ]</text:p>
          </table:table-cell>
          <table:table-cell office:value-type="string">
            <text:p>http://store.pangaea.de/Projects/OSD_2014/OSD157_20140620T0900Z.pdf</text:p>
          </table:table-cell>
          <table:table-cell office:value-type="string">
            <text:p>UTC+01</text:p>
          </table:table-cell>
          <table:table-cell office:value-type="string">
            <text:p>20-06-2014T10:00:00</text:p>
          </table:table-cell>
          <table:table-cell office:value-type="date" office:date-value="2014-06-20T09:00:00">
            <text:p>06/20/14 09:00 AM</text:p>
          </table:table-cell>
          <table:table-cell office:value-type="float" office:value="59.622">
            <text:p>59.622</text:p>
          </table:table-cell>
          <table:table-cell office:value-type="float" office:value="10.6282">
            <text:p>10.6282</text:p>
          </table:table-cell>
          <table:table-cell office:value-type="date" office:date-value="2014-06-20T11:30:00">
            <text:p>06/20/14 11:30 AM</text:p>
          </table:table-cell>
          <table:table-cell office:value-type="float" office:value="59.622">
            <text:p>59.622</text:p>
          </table:table-cell>
          <table:table-cell office:value-type="float" office:value="10.6282">
            <text:p>10.6282</text:p>
          </table:table-cell>
          <table:table-cell office:value-type="float" office:value="80">
            <text:p>80</text:p>
          </table:table-cell>
          <table:table-cell office:value-type="string">
            <text:p>fjord (ENVO:39)</text:p>
          </table:table-cell>
          <table:table-cell office:value-type="string">
            <text:p>sea water (ENVO:2149)</text:p>
          </table:table-cell>
          <table:table-cell office:value-type="string">
            <text:p>OSD157_2014-06-20_80m_NPL022</text:p>
          </table:table-cell>
          <table:table-cell office:value-type="string">
            <text:p>ERS667501</text:p>
          </table:table-cell>
          <table:table-cell office:value-type="string">
            <text:p>http://www.ebi.ac.uk/ena/data/view/ERS667501</text:p>
          </table:table-cell>
          <table:table-cell office:value-type="string">
            <text:p>ABOKL48</text:p>
          </table:table-cell>
          <table:table-cell office:value-type="string">
            <text:p>SAMEA3275492</text:p>
          </table:table-cell>
          <table:table-cell office:value-type="string">
            <text:p>NPL022</text:p>
          </table:table-cell>
          <table:table-cell table:number-columns-repeated="7" office:value-type="string">
            <text:p>Not provided</text:p>
          </table:table-cell>
          <table:table-cell office:value-type="float" office:value="11.5">
            <text:p>11.5</text:p>
          </table:table-cell>
          <table:table-cell office:value-type="float" office:value="34.7">
            <text:p>34.7</text:p>
          </table:table-cell>
          <table:table-cell table:number-columns-repeated="20"/>
          <table:table-cell office:value-type="string">
            <text:p>NOR</text:p>
          </table:table-cell>
          <table:table-cell office:value-type="float" office:value="469">
            <text:p>469</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58">
            <text:p>158</text:p>
          </table:table-cell>
          <table:table-cell office:value-type="string">
            <text:p>OSD158</text:p>
          </table:table-cell>
          <table:table-cell office:value-type="string">
            <text:p>Sao Miguel Azores II</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58_20140621T1120Z</text:p>
          </table:table-cell>
          <table:table-cell office:value-type="string">
            <text:p>Bucket, plastic</text:p>
          </table:table-cell>
          <table:table-cell office:value-type="string">
            <text:p>[OBJECTIVE: Microbial environmenta Characterization][PLATFORM: Zephirus (zodiac)][DEVICE REPORTED: Bucket][DESCRIPTION: Seawater surface water]</text:p>
          </table:table-cell>
          <table:table-cell office:value-type="string">
            <text:p>http://store.pangaea.de/Projects/OSD_2014/OSD158_20140621T1120Z.pdf</text:p>
          </table:table-cell>
          <table:table-cell office:value-type="string">
            <text:p>UTC-01</text:p>
          </table:table-cell>
          <table:table-cell office:value-type="string">
            <text:p>21-06-2014T10:20:00</text:p>
          </table:table-cell>
          <table:table-cell office:value-type="date" office:date-value="2014-06-21T11:20:00">
            <text:p>06/21/14 11:20 AM</text:p>
          </table:table-cell>
          <table:table-cell office:value-type="float" office:value="37.4328">
            <text:p>37.4328</text:p>
          </table:table-cell>
          <table:table-cell office:value-type="float" office:value="-25.19">
            <text:p>-25.19</text:p>
          </table:table-cell>
          <table:table-cell office:value-type="date" office:date-value="2014-06-21T12:00:00">
            <text:p>06/21/14 12:00 PM</text:p>
          </table:table-cell>
          <table:table-cell office:value-type="float" office:value="37.4328">
            <text:p>37.4328</text:p>
          </table:table-cell>
          <table:table-cell office:value-type="float" office:value="-25.19">
            <text:p>-25.19</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58_2014-06-21_0m_NPL022</text:p>
          </table:table-cell>
          <table:table-cell office:value-type="string">
            <text:p>ERS667500</text:p>
          </table:table-cell>
          <table:table-cell office:value-type="string">
            <text:p>http://www.ebi.ac.uk/ena/data/view/ERS667500</text:p>
          </table:table-cell>
          <table:table-cell office:value-type="string">
            <text:p>ABOKM56</text:p>
          </table:table-cell>
          <table:table-cell office:value-type="string">
            <text:p>SAMEA3275491</text:p>
          </table:table-cell>
          <table:table-cell office:value-type="string">
            <text:p>NPL022</text:p>
          </table:table-cell>
          <table:table-cell table:number-columns-repeated="7" office:value-type="string">
            <text:p>Not provided</text:p>
          </table:table-cell>
          <table:table-cell office:value-type="float" office:value="19.2">
            <text:p>19.2</text:p>
          </table:table-cell>
          <table:table-cell office:value-type="float" office:value="35.7">
            <text:p>35.7</text:p>
          </table:table-cell>
          <table:table-cell office:value-type="float" office:value="7.43">
            <text:p>7.43</text:p>
          </table:table-cell>
          <table:table-cell table:number-columns-repeated="7"/>
          <table:table-cell office:value-type="float" office:value="26.9">
            <text:p>26.9</text:p>
          </table:table-cell>
          <table:table-cell/>
          <table:table-cell office:value-type="float" office:value="327.5">
            <text:p>327.5</text:p>
          </table:table-cell>
          <table:table-cell table:number-columns-repeated="6"/>
          <table:table-cell office:value-type="float" office:value="0.4">
            <text:p>0.4</text:p>
          </table:table-cell>
          <table:table-cell table:number-columns-repeated="2"/>
          <table:table-cell office:value-type="string">
            <text:p>PRT</text:p>
          </table:table-cell>
          <table:table-cell office:value-type="float" office:value="33331">
            <text:p>33331</text:p>
          </table:table-cell>
          <table:table-cell office:value-type="string">
            <text:p>NASE</text:p>
          </table:table-cell>
          <table:table-cell office:value-type="string">
            <text:p>Westerlies - N. Atlantic Subtropical Gyral Province (East) (STGE)</text:p>
          </table:table-cell>
          <table:table-cell office:value-type="float" office:value="0">
            <text:p>0</text:p>
          </table:table-cell>
          <table:table-cell table:number-columns-repeated="2"/>
        </table:table-row>
        <table:table-row table:style-name="ro3">
          <table:table-cell office:value-type="float" office:value="159">
            <text:p>159</text:p>
          </table:table-cell>
          <table:table-cell office:value-type="string">
            <text:p>OSD159</text:p>
          </table:table-cell>
          <table:table-cell office:value-type="string">
            <text:p>Brest-SOMLIT</text:p>
          </table:table-cell>
          <table:table-cell office:value-type="string">
            <text:p>Celtic Sea</text:p>
          </table:table-cell>
          <table:table-cell office:value-type="string">
            <text:p>http://marineregions.org/gazetteer.php?p=details&amp;id=2351</text:p>
          </table:table-cell>
          <table:table-cell office:value-type="string">
            <text:p>marine biome (ENVO:447)</text:p>
          </table:table-cell>
          <table:table-cell office:value-type="string">
            <text:p>OSD-Jun-2014</text:p>
          </table:table-cell>
          <table:table-cell office:value-type="string">
            <text:p>OSD159_20140621T1000Z</text:p>
          </table:table-cell>
          <table:table-cell office:value-type="string">
            <text:p>Bottle, Niskin 8-L</text:p>
          </table:table-cell>
          <table:table-cell office:value-type="string">
            <text:p>[OBJECTIVE: Prokaryotes and Eukaryotes][PLATFORM: Brest-Somlit Station.][DEVICE REPORTED: Niskin Bottle 8 Liters][DESCRIPTION: Sea Water collected using a Niskin bottle.]</text:p>
          </table:table-cell>
          <table:table-cell office:value-type="string">
            <text:p>http://store.pangaea.de/Projects/OSD_2014/OSD159_20140621T1000Z.pdf</text:p>
          </table:table-cell>
          <table:table-cell office:value-type="string">
            <text:p>UTC+01</text:p>
          </table:table-cell>
          <table:table-cell office:value-type="string">
            <text:p>19-06-2014T11:00:00</text:p>
          </table:table-cell>
          <table:table-cell office:value-type="date" office:date-value="2014-06-19T10:00:00">
            <text:p>06/19/14 10:00 AM</text:p>
          </table:table-cell>
          <table:table-cell office:value-type="float" office:value="48.359">
            <text:p>48.359</text:p>
          </table:table-cell>
          <table:table-cell office:value-type="float" office:value="-4.552">
            <text:p>-4.552</text:p>
          </table:table-cell>
          <table:table-cell office:value-type="date" office:date-value="2014-06-19T10:45:00">
            <text:p>06/19/14 10:45 AM</text:p>
          </table:table-cell>
          <table:table-cell office:value-type="float" office:value="48.359">
            <text:p>48.359</text:p>
          </table:table-cell>
          <table:table-cell office:value-type="float" office:value="-4.552">
            <text:p>-4.552</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159_2014-06-19_2m_NE08</text:p>
          </table:table-cell>
          <table:table-cell/>
          <table:table-cell office:value-type="string">
            <text:p>http://www.ebi.ac.uk/ena/data/view/ERS667499</text:p>
          </table:table-cell>
          <table:table-cell table:number-columns-repeated="2"/>
          <table:table-cell office:value-type="string">
            <text:p>NE08</text:p>
          </table:table-cell>
          <table:table-cell table:number-columns-repeated="7" office:value-type="string">
            <text:p>Not provided</text:p>
          </table:table-cell>
          <table:table-cell office:value-type="float" office:value="16">
            <text:p>16</text:p>
          </table:table-cell>
          <table:table-cell office:value-type="float" office:value="34.78">
            <text:p>34.78</text:p>
          </table:table-cell>
          <table:table-cell office:value-type="float" office:value="8.1">
            <text:p>8.1</text:p>
          </table:table-cell>
          <table:table-cell office:value-type="float" office:value="0.034">
            <text:p>0.034</text:p>
          </table:table-cell>
          <table:table-cell table:number-columns-repeated="18"/>
          <table:table-cell office:value-type="string">
            <text:p>FRA</text:p>
          </table:table-cell>
          <table:table-cell office:value-type="float" office:value="462">
            <text:p>462</text:p>
          </table:table-cell>
          <table:table-cell office:value-type="string">
            <text:p>NECS</text:p>
          </table:table-cell>
          <table:table-cell office:value-type="string">
            <text:p>Coastal - NE Atlantic Shelves Province</text:p>
          </table:table-cell>
          <table:table-cell office:value-type="float" office:value="0.013803238">
            <text:p>0.013803238</text:p>
          </table:table-cell>
          <table:table-cell office:value-type="string">
            <text:p>Celtic-Biscay Shelf</text:p>
          </table:table-cell>
          <table:table-cell office:value-type="float" office:value="0">
            <text:p>0</text:p>
          </table:table-cell>
        </table:table-row>
        <table:table-row table:style-name="ro3">
          <table:table-cell office:value-type="float" office:value="159">
            <text:p>159</text:p>
          </table:table-cell>
          <table:table-cell office:value-type="string">
            <text:p>OSD159</text:p>
          </table:table-cell>
          <table:table-cell office:value-type="string">
            <text:p>Brest-SOMLIT</text:p>
          </table:table-cell>
          <table:table-cell office:value-type="string">
            <text:p>Celtic Sea</text:p>
          </table:table-cell>
          <table:table-cell office:value-type="string">
            <text:p>http://marineregions.org/gazetteer.php?p=details&amp;id=2351</text:p>
          </table:table-cell>
          <table:table-cell office:value-type="string">
            <text:p>marine biome (ENVO:447)</text:p>
          </table:table-cell>
          <table:table-cell office:value-type="string">
            <text:p>OSD-Jun-2014</text:p>
          </table:table-cell>
          <table:table-cell office:value-type="string">
            <text:p>OSD159_20140621T1000Z</text:p>
          </table:table-cell>
          <table:table-cell office:value-type="string">
            <text:p>Bottle, Niskin 8-L</text:p>
          </table:table-cell>
          <table:table-cell office:value-type="string">
            <text:p>[OBJECTIVE: Prokaryotes and Eukaryotes][PLATFORM: Brest-Somlit Station.][DEVICE REPORTED: Niskin Bottle 8 Liters][DESCRIPTION: Sea Water collected using a Niskin bottle.]</text:p>
          </table:table-cell>
          <table:table-cell office:value-type="string">
            <text:p>http://store.pangaea.de/Projects/OSD_2014/OSD159_20140621T1000Z.pdf</text:p>
          </table:table-cell>
          <table:table-cell office:value-type="string">
            <text:p>UTC+01</text:p>
          </table:table-cell>
          <table:table-cell office:value-type="string">
            <text:p>19-06-2014T11:00:00</text:p>
          </table:table-cell>
          <table:table-cell office:value-type="date" office:date-value="2014-06-19T10:00:00">
            <text:p>06/19/14 10:00 AM</text:p>
          </table:table-cell>
          <table:table-cell office:value-type="float" office:value="48.359">
            <text:p>48.359</text:p>
          </table:table-cell>
          <table:table-cell office:value-type="float" office:value="-4.552">
            <text:p>-4.552</text:p>
          </table:table-cell>
          <table:table-cell office:value-type="date" office:date-value="2014-06-19T10:45:00">
            <text:p>06/19/14 10:45 AM</text:p>
          </table:table-cell>
          <table:table-cell office:value-type="float" office:value="48.359">
            <text:p>48.359</text:p>
          </table:table-cell>
          <table:table-cell office:value-type="float" office:value="-4.552">
            <text:p>-4.552</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159_2014-06-19_2m_NPL022</text:p>
          </table:table-cell>
          <table:table-cell office:value-type="string">
            <text:p>ERS667499</text:p>
          </table:table-cell>
          <table:table-cell/>
          <table:table-cell office:value-type="string">
            <text:p>ABOKM25</text:p>
          </table:table-cell>
          <table:table-cell office:value-type="string">
            <text:p>SAMEA3275490</text:p>
          </table:table-cell>
          <table:table-cell office:value-type="string">
            <text:p>NPL022</text:p>
          </table:table-cell>
          <table:table-cell table:number-columns-repeated="7" office:value-type="string">
            <text:p>Not provided</text:p>
          </table:table-cell>
          <table:table-cell office:value-type="float" office:value="16">
            <text:p>16</text:p>
          </table:table-cell>
          <table:table-cell office:value-type="float" office:value="34.78">
            <text:p>34.78</text:p>
          </table:table-cell>
          <table:table-cell office:value-type="float" office:value="8.1">
            <text:p>8.1</text:p>
          </table:table-cell>
          <table:table-cell office:value-type="float" office:value="0.034">
            <text:p>0.034</text:p>
          </table:table-cell>
          <table:table-cell office:value-type="float" office:value="0.274">
            <text:p>0.274</text:p>
          </table:table-cell>
          <table:table-cell office:value-type="float" office:value="169.98">
            <text:p>169.98</text:p>
          </table:table-cell>
          <table:table-cell office:value-type="float" office:value="0.03">
            <text:p>0.03</text:p>
          </table:table-cell>
          <table:table-cell table:number-columns-repeated="2"/>
          <table:table-cell office:value-type="float" office:value="1341">
            <text:p>1341</text:p>
          </table:table-cell>
          <table:table-cell table:number-columns-repeated="2"/>
          <table:table-cell office:value-type="float" office:value="239.48">
            <text:p>239.48</text:p>
          </table:table-cell>
          <table:table-cell office:value-type="float" office:value="31.06">
            <text:p>31.06</text:p>
          </table:table-cell>
          <table:table-cell table:number-columns-repeated="3"/>
          <table:table-cell office:value-type="float" office:value="0.285">
            <text:p>0.285</text:p>
          </table:table-cell>
          <table:table-cell office:value-type="float" office:value="1.664">
            <text:p>1.664</text:p>
          </table:table-cell>
          <table:table-cell table:number-columns-repeated="2"/>
          <table:table-cell office:value-type="float" office:value="1">
            <text:p>1</text:p>
          </table:table-cell>
          <table:table-cell office:value-type="string">
            <text:p>FRA</text:p>
          </table:table-cell>
          <table:table-cell office:value-type="float" office:value="462">
            <text:p>462</text:p>
          </table:table-cell>
          <table:table-cell office:value-type="string">
            <text:p>NECS</text:p>
          </table:table-cell>
          <table:table-cell office:value-type="string">
            <text:p>Coastal - NE Atlantic Shelves Province</text:p>
          </table:table-cell>
          <table:table-cell office:value-type="float" office:value="0.013803238">
            <text:p>0.013803238</text:p>
          </table:table-cell>
          <table:table-cell office:value-type="string">
            <text:p>Celtic-Biscay Shelf</text:p>
          </table:table-cell>
          <table:table-cell office:value-type="float" office:value="0">
            <text:p>0</text:p>
          </table:table-cell>
        </table:table-row>
        <table:table-row table:style-name="ro3">
          <table:table-cell office:value-type="float" office:value="162">
            <text:p>162</text:p>
          </table:table-cell>
          <table:table-cell office:value-type="string">
            <text:p>OSD162</text:p>
          </table:table-cell>
          <table:table-cell office:value-type="string">
            <text:p>Stonehaven</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62_20140623T1100Z</text:p>
          </table:table-cell>
          <table:table-cell office:value-type="string">
            <text:p>Water pump</text:p>
          </table:table-cell>
          <table:table-cell office:value-type="string">
            <text:p>[OBJECTIVE: The Stonehaven site is a part of Marine Scotland s coastal ecosystem monitoring programme.][PLATFORM: The sampling site is 5km offshore and sampling is performed from a boat. Sampling for OSD was performed using a 10m Lund tube.][DEVICE REPORTED: A 10m Lund tube was used to collect water for the OSD samples.][DESCRIPTION: Sample is an integrated tube sample from 0 - 10m]</text:p>
          </table:table-cell>
          <table:table-cell office:value-type="string">
            <text:p>http://store.pangaea.de/Projects/OSD_2014/OSD162_20140623T1100Z.pdf</text:p>
          </table:table-cell>
          <table:table-cell office:value-type="string">
            <text:p>UTC+00</text:p>
          </table:table-cell>
          <table:table-cell office:value-type="string">
            <text:p>23-06-2014T11:00:00</text:p>
          </table:table-cell>
          <table:table-cell office:value-type="date" office:date-value="2014-06-23T11:00:00">
            <text:p>06/23/14 11:00 AM</text:p>
          </table:table-cell>
          <table:table-cell office:value-type="float" office:value="56.9631">
            <text:p>56.9631</text:p>
          </table:table-cell>
          <table:table-cell office:value-type="float" office:value="-2.1031">
            <text:p>-2.1031</text:p>
          </table:table-cell>
          <table:table-cell office:value-type="date" office:date-value="2014-06-23T11:00:00">
            <text:p>06/23/14 11:00 AM</text:p>
          </table:table-cell>
          <table:table-cell office:value-type="float" office:value="56.9631">
            <text:p>56.9631</text:p>
          </table:table-cell>
          <table:table-cell office:value-type="float" office:value="-2.1031">
            <text:p>-2.1031</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162_2014-06-23_1m_NPL022</text:p>
          </table:table-cell>
          <table:table-cell office:value-type="string">
            <text:p>ERS667498</text:p>
          </table:table-cell>
          <table:table-cell office:value-type="string">
            <text:p>http://www.ebi.ac.uk/ena/data/view/ERS667498</text:p>
          </table:table-cell>
          <table:table-cell office:value-type="string">
            <text:p>ABOKM70</text:p>
          </table:table-cell>
          <table:table-cell office:value-type="string">
            <text:p>SAMEA3275489</text:p>
          </table:table-cell>
          <table:table-cell office:value-type="string">
            <text:p>NPL022</text:p>
          </table:table-cell>
          <table:table-cell table:number-columns-repeated="7" office:value-type="string">
            <text:p>Not provided</text:p>
          </table:table-cell>
          <table:table-cell office:value-type="float" office:value="12.2">
            <text:p>12.2</text:p>
          </table:table-cell>
          <table:table-cell office:value-type="float" office:value="34.3163">
            <text:p>34.3163</text:p>
          </table:table-cell>
          <table:table-cell table:number-columns-repeated="20"/>
          <table:table-cell office:value-type="string">
            <text:p>GBR</text:p>
          </table:table-cell>
          <table:table-cell office:value-type="float" office:value="5358">
            <text:p>5358</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63">
            <text:p>163</text:p>
          </table:table-cell>
          <table:table-cell office:value-type="string">
            <text:p>OSD163</text:p>
          </table:table-cell>
          <table:table-cell office:value-type="string">
            <text:p>Scapa</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63_20140620T1200Z</text:p>
          </table:table-cell>
          <table:table-cell office:value-type="string">
            <text:p>Bucket, plastic</text:p>
          </table:table-cell>
          <table:table-cell office:value-type="string">
            <text:p>[OBJECTIVE: This site is part of Marine Scotland Science s coastal ecosystem monitoring programme][PLATFORM: pier][DEVICE REPORTED: bucket][DESCRIPTION: This is a surface sample]</text:p>
          </table:table-cell>
          <table:table-cell office:value-type="string">
            <text:p>http://store.pangaea.de/Projects/OSD_2014/OSD163_20140620T1200Z.pdf</text:p>
          </table:table-cell>
          <table:table-cell office:value-type="string">
            <text:p>UTC+00</text:p>
          </table:table-cell>
          <table:table-cell office:value-type="string">
            <text:p>20-06-2014T12:00:00</text:p>
          </table:table-cell>
          <table:table-cell office:value-type="date" office:date-value="2014-06-20T12:00:00">
            <text:p>06/20/14 12:00 PM</text:p>
          </table:table-cell>
          <table:table-cell office:value-type="float" office:value="58.957">
            <text:p>58.957</text:p>
          </table:table-cell>
          <table:table-cell office:value-type="float" office:value="-2.9726">
            <text:p>-2.9726</text:p>
          </table:table-cell>
          <table:table-cell office:value-type="date" office:date-value="2014-06-20T12:00:00">
            <text:p>06/20/14 12:00 PM</text:p>
          </table:table-cell>
          <table:table-cell office:value-type="float" office:value="58.957">
            <text:p>58.957</text:p>
          </table:table-cell>
          <table:table-cell office:value-type="float" office:value="-2.9726">
            <text:p>-2.9726</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163_2014-06-20_2m_NPL022</text:p>
          </table:table-cell>
          <table:table-cell office:value-type="string">
            <text:p>ERS667497</text:p>
          </table:table-cell>
          <table:table-cell office:value-type="string">
            <text:p>http://www.ebi.ac.uk/ena/data/view/ERS667497</text:p>
          </table:table-cell>
          <table:table-cell office:value-type="string">
            <text:p>ABOKN02</text:p>
          </table:table-cell>
          <table:table-cell office:value-type="string">
            <text:p>SAMEA3275488</text:p>
          </table:table-cell>
          <table:table-cell office:value-type="string">
            <text:p>NPL022</text:p>
          </table:table-cell>
          <table:table-cell table:number-columns-repeated="7" office:value-type="string">
            <text:p>Not provided</text:p>
          </table:table-cell>
          <table:table-cell office:value-type="float" office:value="11.7">
            <text:p>11.7</text:p>
          </table:table-cell>
          <table:table-cell office:value-type="float" office:value="34.445">
            <text:p>34.445</text:p>
          </table:table-cell>
          <table:table-cell table:number-columns-repeated="20"/>
          <table:table-cell office:value-type="string">
            <text:p>GBR</text:p>
          </table:table-cell>
          <table:table-cell office:value-type="float" office:value="81">
            <text:p>81</text:p>
          </table:table-cell>
          <table:table-cell office:value-type="string">
            <text:p>NECS</text:p>
          </table:table-cell>
          <table:table-cell office:value-type="string">
            <text:p>Coastal - NE Atlantic Shelves Province</text:p>
          </table:table-cell>
          <table:table-cell office:value-type="float" office:value="0.017525106">
            <text:p>0.017525106</text:p>
          </table:table-cell>
          <table:table-cell office:value-type="string">
            <text:p>North Sea</text:p>
          </table:table-cell>
          <table:table-cell office:value-type="float" office:value="240">
            <text:p>240</text:p>
          </table:table-cell>
        </table:table-row>
        <table:table-row table:style-name="ro3">
          <table:table-cell office:value-type="float" office:value="164">
            <text:p>164</text:p>
          </table:table-cell>
          <table:table-cell office:value-type="string">
            <text:p>OSD164</text:p>
          </table:table-cell>
          <table:table-cell office:value-type="string">
            <text:p>Scalloway</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164_20140613T1000Z</text:p>
          </table:table-cell>
          <table:table-cell office:value-type="string">
            <text:p>Bucket, plastic</text:p>
          </table:table-cell>
          <table:table-cell office:value-type="string">
            <text:p>[OBJECTIVE: Not reported][PLATFORM: boat][DEVICE REPORTED: bucket][DESCRIPTION: Not reported]</text:p>
          </table:table-cell>
          <table:table-cell office:value-type="string">
            <text:p>http://store.pangaea.de/Projects/OSD_2014/OSD164_20140613T1000Z.pdf</text:p>
          </table:table-cell>
          <table:table-cell office:value-type="string">
            <text:p>UTC+00</text:p>
          </table:table-cell>
          <table:table-cell office:value-type="string">
            <text:p>13-06-2014T10:00:00</text:p>
          </table:table-cell>
          <table:table-cell office:value-type="date" office:date-value="2014-06-13T10:00:00">
            <text:p>06/13/14 10:00 AM</text:p>
          </table:table-cell>
          <table:table-cell office:value-type="float" office:value="60.14333">
            <text:p>60.14333</text:p>
          </table:table-cell>
          <table:table-cell office:value-type="float" office:value="-1.2825">
            <text:p>-1.2825</text:p>
          </table:table-cell>
          <table:table-cell office:value-type="date" office:date-value="2014-06-13T10:00:00">
            <text:p>06/13/14 10:00 AM</text:p>
          </table:table-cell>
          <table:table-cell office:value-type="float" office:value="60.14333">
            <text:p>60.14333</text:p>
          </table:table-cell>
          <table:table-cell office:value-type="float" office:value="-1.2825">
            <text:p>-1.2825</text:p>
          </table:table-cell>
          <table:table-cell office:value-type="float" office:value="2">
            <text:p>2</text:p>
          </table:table-cell>
          <table:table-cell office:value-type="string">
            <text:p>surface water (ENVO:2042)</text:p>
          </table:table-cell>
          <table:table-cell office:value-type="string">
            <text:p>saline water (ENVO:2010)</text:p>
          </table:table-cell>
          <table:table-cell office:value-type="string">
            <text:p>OSD164_2014-06-13_2m_NPL022</text:p>
          </table:table-cell>
          <table:table-cell table:number-columns-repeated="2"/>
          <table:table-cell office:value-type="string">
            <text:p>ABOKM47</text:p>
          </table:table-cell>
          <table:table-cell/>
          <table:table-cell office:value-type="string">
            <text:p>NPL022</text:p>
          </table:table-cell>
          <table:table-cell table:number-columns-repeated="7" office:value-type="string">
            <text:p>Not provided</text:p>
          </table:table-cell>
          <table:table-cell office:value-type="float" office:value="12.2">
            <text:p>12.2</text:p>
          </table:table-cell>
          <table:table-cell office:value-type="float" office:value="35.1354">
            <text:p>35.1354</text:p>
          </table:table-cell>
          <table:table-cell table:number-columns-repeated="20"/>
          <table:table-cell office:value-type="string">
            <text:p>GBR</text:p>
          </table:table-cell>
          <table:table-cell office:value-type="float" office:value="0">
            <text:p>0</text:p>
          </table:table-cell>
          <table:table-cell office:value-type="string">
            <text:p>SARC</text:p>
          </table:table-cell>
          <table:table-cell office:value-type="string">
            <text:p>Polar - Atlantic Subarctic Province</text:p>
          </table:table-cell>
          <table:table-cell office:value-type="float" office:value="0">
            <text:p>0</text:p>
          </table:table-cell>
          <table:table-cell office:value-type="string">
            <text:p>North Sea</text:p>
          </table:table-cell>
          <table:table-cell office:value-type="float" office:value="363">
            <text:p>363</text:p>
          </table:table-cell>
        </table:table-row>
        <table:table-row table:style-name="ro3">
          <table:table-cell office:value-type="float" office:value="165">
            <text:p>165</text:p>
          </table:table-cell>
          <table:table-cell office:value-type="string">
            <text:p>OSD165</text:p>
          </table:table-cell>
          <table:table-cell office:value-type="string">
            <text:p>Loch Ewe</text:p>
          </table:table-cell>
          <table:table-cell office:value-type="string">
            <text:p>Inner Seas off the West Coast of Scotland</text:p>
          </table:table-cell>
          <table:table-cell office:value-type="string">
            <text:p>http://marineregions.org/gazetteer.php?p=details&amp;id=4283</text:p>
          </table:table-cell>
          <table:table-cell office:value-type="string">
            <text:p>marine biome (ENVO:447)</text:p>
          </table:table-cell>
          <table:table-cell office:value-type="string">
            <text:p>OSD-Jun-2014</text:p>
          </table:table-cell>
          <table:table-cell office:value-type="string">
            <text:p>OSD165_20140623T0900Z</text:p>
          </table:table-cell>
          <table:table-cell office:value-type="string">
            <text:p>Bucket, plastic</text:p>
          </table:table-cell>
          <table:table-cell office:value-type="string">
            <text:p>[OBJECTIVE: This site is part of Marine Scotland Science s coastal ecosystem monitoring programme.][PLATFORM: Boat][DEVICE REPORTED: Bucket][DESCRIPTION: This is a sample taken from Loch Ewe as part of Marine Scotland s coastal ecosystem monitoring programme]</text:p>
          </table:table-cell>
          <table:table-cell office:value-type="string">
            <text:p>http://store.pangaea.de/Projects/OSD_2014/OSD165_20140623T0900Z.pdf</text:p>
          </table:table-cell>
          <table:table-cell office:value-type="string">
            <text:p>UTC+00</text:p>
          </table:table-cell>
          <table:table-cell office:value-type="string">
            <text:p>23-06-2014T09:00:00</text:p>
          </table:table-cell>
          <table:table-cell office:value-type="date" office:date-value="2014-06-23T09:00:00">
            <text:p>06/23/14 09:00 AM</text:p>
          </table:table-cell>
          <table:table-cell office:value-type="float" office:value="57.8498">
            <text:p>57.8498</text:p>
          </table:table-cell>
          <table:table-cell office:value-type="float" office:value="-5.6495">
            <text:p>-5.6495</text:p>
          </table:table-cell>
          <table:table-cell office:value-type="date" office:date-value="2014-06-23T09:00:00">
            <text:p>06/23/14 09:00 AM</text:p>
          </table:table-cell>
          <table:table-cell office:value-type="float" office:value="57.8498">
            <text:p>57.8498</text:p>
          </table:table-cell>
          <table:table-cell office:value-type="float" office:value="-5.6495">
            <text:p>-5.6495</text:p>
          </table:table-cell>
          <table:table-cell office:value-type="float" office:value="2">
            <text:p>2</text:p>
          </table:table-cell>
          <table:table-cell office:value-type="string">
            <text:p>bay (ENVO:32)</text:p>
          </table:table-cell>
          <table:table-cell office:value-type="string">
            <text:p>sea water (ENVO:2149)</text:p>
          </table:table-cell>
          <table:table-cell office:value-type="string">
            <text:p>OSD165_2014-06-23_2m_NPL022</text:p>
          </table:table-cell>
          <table:table-cell office:value-type="string">
            <text:p>ERS667496</text:p>
          </table:table-cell>
          <table:table-cell office:value-type="string">
            <text:p>http://www.ebi.ac.uk/ena/data/view/ERS667496</text:p>
          </table:table-cell>
          <table:table-cell office:value-type="string">
            <text:p>ABOKM31</text:p>
          </table:table-cell>
          <table:table-cell office:value-type="string">
            <text:p>SAMEA3275487</text:p>
          </table:table-cell>
          <table:table-cell office:value-type="string">
            <text:p>NPL022</text:p>
          </table:table-cell>
          <table:table-cell table:number-columns-repeated="7" office:value-type="string">
            <text:p>Not provided</text:p>
          </table:table-cell>
          <table:table-cell office:value-type="float" office:value="14.3">
            <text:p>14.3</text:p>
          </table:table-cell>
          <table:table-cell office:value-type="float" office:value="32.4453">
            <text:p>32.4453</text:p>
          </table:table-cell>
          <table:table-cell table:number-columns-repeated="20"/>
          <table:table-cell office:value-type="string">
            <text:p>GBR</text:p>
          </table:table-cell>
          <table:table-cell office:value-type="float" office:value="508">
            <text:p>508</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Celtic-Biscay Shelf</text:p>
          </table:table-cell>
          <table:table-cell office:value-type="float" office:value="0">
            <text:p>0</text:p>
          </table:table-cell>
        </table:table-row>
        <table:table-row table:style-name="ro3">
          <table:table-cell office:value-type="float" office:value="166">
            <text:p>166</text:p>
          </table:table-cell>
          <table:table-cell office:value-type="string">
            <text:p>OSD166</text:p>
          </table:table-cell>
          <table:table-cell office:value-type="string">
            <text:p>Armintza</text:p>
          </table:table-cell>
          <table:table-cell table:style-name="ce3" office:value-type="string">
            <text:p>Bay of Biscay</text:p>
          </table:table-cell>
          <table:table-cell table:style-name="ce2" office:value-type="string">
            <text:p><text:a xlink:href="http://marineregions.org/gazetteer.php?p=details&amp;id=2359">http://marineregions.org/gazetteer.php?p=details&amp;id=2359</text:a></text:p>
          </table:table-cell>
          <table:table-cell office:value-type="string">
            <text:p>marine pelagic biome (ENVO:1000023)</text:p>
          </table:table-cell>
          <table:table-cell office:value-type="string">
            <text:p>OSD-Jun-2014</text:p>
          </table:table-cell>
          <table:table-cell office:value-type="string">
            <text:p>OSD166_20140621T0948Z</text:p>
          </table:table-cell>
          <table:table-cell office:value-type="string">
            <text:p>Bucket, plastic 5-L</text:p>
          </table:table-cell>
          <table:table-cell office:value-type="string">
            <text:p>[OBJECTIVE: A water sample of 80 L was collected oofshore of the Town on Lemoiz (Armintza), site that has been estudied along the last 8 years by the Department of Microbiology of the University of the Basque Country, under the supervison of Juna Iriberri. Metagenome data will be uselful in the understanding of the functional data regarding the microbial community of the site accumulated periodically along the years.][PLATFORM: Commercial vessel , Crusoe Tresure underwater cellar][DEVICE REPORTED: 5 L Bucket][DESCRIPTION: Surface water Sample collected in Armintza. South Bay of Biscay]</text:p>
          </table:table-cell>
          <table:table-cell office:value-type="string">
            <text:p>http://store.pangaea.de/Projects/OSD_2014/OSD166_20140621T1048Z.pdf</text:p>
          </table:table-cell>
          <table:table-cell office:value-type="string">
            <text:p>UTC+01</text:p>
          </table:table-cell>
          <table:table-cell office:value-type="string">
            <text:p>21-06-2014T10:48:00</text:p>
          </table:table-cell>
          <table:table-cell office:value-type="date" office:date-value="2014-06-21T09:48:00">
            <text:p>06/21/14 09:48 AM</text:p>
          </table:table-cell>
          <table:table-cell office:value-type="float" office:value="43.2655">
            <text:p>43.2655</text:p>
          </table:table-cell>
          <table:table-cell office:value-type="float" office:value="-2.89966">
            <text:p>-2.89966</text:p>
          </table:table-cell>
          <table:table-cell office:value-type="date" office:date-value="2014-06-21T09:58:00">
            <text:p>06/21/14 09:58 AM</text:p>
          </table:table-cell>
          <table:table-cell office:value-type="float" office:value="43.43287">
            <text:p>43.43287</text:p>
          </table:table-cell>
          <table:table-cell office:value-type="float" office:value="-2.90056">
            <text:p>-2.90056</text:p>
          </table:table-cell>
          <table:table-cell office:value-type="float" office:value="0.5">
            <text:p>0.5</text:p>
          </table:table-cell>
          <table:table-cell office:value-type="string">
            <text:p>pelagic isothermal surface (ENVO:1000080)</text:p>
          </table:table-cell>
          <table:table-cell office:value-type="string">
            <text:p>oligotrophic water (ENVO:2223)</text:p>
          </table:table-cell>
          <table:table-cell office:value-type="string">
            <text:p>OSD166_2014-06-21_0.5m_NPL022</text:p>
          </table:table-cell>
          <table:table-cell office:value-type="string">
            <text:p>ERS667495</text:p>
          </table:table-cell>
          <table:table-cell office:value-type="string">
            <text:p>http://www.ebi.ac.uk/ena/data/view/ERS667495</text:p>
          </table:table-cell>
          <table:table-cell office:value-type="string">
            <text:p>ABOKL84</text:p>
          </table:table-cell>
          <table:table-cell office:value-type="string">
            <text:p>SAMEA3275486</text:p>
          </table:table-cell>
          <table:table-cell office:value-type="string">
            <text:p>NPL022</text:p>
          </table:table-cell>
          <table:table-cell table:number-columns-repeated="7" office:value-type="string">
            <text:p>Not provided</text:p>
          </table:table-cell>
          <table:table-cell office:value-type="float" office:value="17.88">
            <text:p>17.88</text:p>
          </table:table-cell>
          <table:table-cell office:value-type="float" office:value="35.05">
            <text:p>35.05</text:p>
          </table:table-cell>
          <table:table-cell office:value-type="float" office:value="8.1">
            <text:p>8.1</text:p>
          </table:table-cell>
          <table:table-cell office:value-type="float" office:value="2.79">
            <text:p>2.79</text:p>
          </table:table-cell>
          <table:table-cell office:value-type="float" office:value="95.15">
            <text:p>95.15</text:p>
          </table:table-cell>
          <table:table-cell/>
          <table:table-cell office:value-type="float" office:value="0.03347">
            <text:p>0.03347</text:p>
          </table:table-cell>
          <table:table-cell table:number-columns-repeated="3"/>
          <table:table-cell office:value-type="float" office:value="45.83">
            <text:p>45.83</text:p>
          </table:table-cell>
          <table:table-cell table:number-columns-repeated="10"/>
          <table:table-cell office:value-type="float" office:value="0.35">
            <text:p>0.35</text:p>
          </table:table-cell>
          <table:table-cell office:value-type="string">
            <text:p>ESP</text:p>
          </table:table-cell>
          <table:table-cell office:value-type="float" office:value="0">
            <text:p>0</text:p>
          </table:table-cell>
          <table:table-cell office:value-type="string">
            <text:p>CNRY</text:p>
          </table:table-cell>
          <table:table-cell office:value-type="string">
            <text:p>Coastal - Canary Coastal Province (EACB)</text:p>
          </table:table-cell>
          <table:table-cell office:value-type="float" office:value="0.15324193">
            <text:p>0.15324193</text:p>
          </table:table-cell>
          <table:table-cell table:number-columns-repeated="2"/>
        </table:table-row>
        <table:table-row table:style-name="ro3">
          <table:table-cell office:value-type="float" office:value="167">
            <text:p>167</text:p>
          </table:table-cell>
          <table:table-cell office:value-type="string">
            <text:p>OSD167</text:p>
          </table:table-cell>
          <table:table-cell office:value-type="string">
            <text:p>Eyafjordur_6</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167_20140621T1415Z</text:p>
          </table:table-cell>
          <table:table-cell office:value-type="string">
            <text:p>Bucket, plastic 5-L</text:p>
          </table:table-cell>
          <table:table-cell office:value-type="string">
            <text:p>[OBJECTIVE: Coastal water, near shore and in proximity to human settlement Akureyri, Eyjafjordur, Iceland][PLATFORM: Coastline][DEVICE REPORTED: Plastic container 5 L][DESCRIPTION: Shore samples, collecter stepped into water and filled containers with surface water]</text:p>
          </table:table-cell>
          <table:table-cell office:value-type="string">
            <text:p>http://store.pangaea.de/Projects/OSD_2014/OSD167_20140621T1415Z.pdf</text:p>
          </table:table-cell>
          <table:table-cell office:value-type="string">
            <text:p>UTC+00</text:p>
          </table:table-cell>
          <table:table-cell office:value-type="string">
            <text:p>21-06-2014T14:15:00</text:p>
          </table:table-cell>
          <table:table-cell office:value-type="date" office:date-value="2014-06-21T14:15:00">
            <text:p>06/21/14 02:15 PM</text:p>
          </table:table-cell>
          <table:table-cell office:value-type="float" office:value="65.7064">
            <text:p>65.7064</text:p>
          </table:table-cell>
          <table:table-cell office:value-type="float" office:value="-18.1181">
            <text:p>-18.1181</text:p>
          </table:table-cell>
          <table:table-cell office:value-type="date" office:date-value="2014-06-21T15:30:00">
            <text:p>06/21/14 03:30 PM</text:p>
          </table:table-cell>
          <table:table-cell office:value-type="float" office:value="65.7064">
            <text:p>65.7064</text:p>
          </table:table-cell>
          <table:table-cell office:value-type="float" office:value="-18.1181">
            <text:p>-18.1181</text:p>
          </table:table-cell>
          <table:table-cell office:value-type="float" office:value="0.1">
            <text:p>0.1</text:p>
          </table:table-cell>
          <table:table-cell office:value-type="string">
            <text:p>fjord (ENVO:39)</text:p>
          </table:table-cell>
          <table:table-cell office:value-type="string">
            <text:p>coastal sea water (ENVO:2150)</text:p>
          </table:table-cell>
          <table:table-cell office:value-type="string">
            <text:p>OSD167_2014-06-21_0.1m_NPL022</text:p>
          </table:table-cell>
          <table:table-cell office:value-type="string">
            <text:p>ERS667494</text:p>
          </table:table-cell>
          <table:table-cell office:value-type="string">
            <text:p>http://www.ebi.ac.uk/ena/data/view/ERS667494</text:p>
          </table:table-cell>
          <table:table-cell office:value-type="string">
            <text:p>ABOKM29</text:p>
          </table:table-cell>
          <table:table-cell office:value-type="string">
            <text:p>SAMEA3275485</text:p>
          </table:table-cell>
          <table:table-cell office:value-type="string">
            <text:p>NPL022</text:p>
          </table:table-cell>
          <table:table-cell table:number-columns-repeated="7" office:value-type="string">
            <text:p>Not provided</text:p>
          </table:table-cell>
          <table:table-cell office:value-type="float" office:value="11">
            <text:p>11</text:p>
          </table:table-cell>
          <table:table-cell office:value-type="float" office:value="1.1">
            <text:p>1.1</text:p>
          </table:table-cell>
          <table:table-cell table:number-columns-repeated="8"/>
          <table:table-cell office:value-type="float" office:value="1.1">
            <text:p>1.1</text:p>
          </table:table-cell>
          <table:table-cell table:number-columns-repeated="11"/>
          <table:table-cell office:value-type="string">
            <text:p>ISL</text:p>
          </table:table-cell>
          <table:table-cell office:value-type="float" office:value="100">
            <text:p>100</text:p>
          </table:table-cell>
          <table:table-cell office:value-type="string">
            <text:p>ARCT</text:p>
          </table:table-cell>
          <table:table-cell office:value-type="string">
            <text:p>Polar - Atlantic Arctic Province</text:p>
          </table:table-cell>
          <table:table-cell office:value-type="float" office:value="0">
            <text:p>0</text:p>
          </table:table-cell>
          <table:table-cell office:value-type="string">
            <text:p>Iceland Shelf and Sea</text:p>
          </table:table-cell>
          <table:table-cell office:value-type="float" office:value="0">
            <text:p>0</text:p>
          </table:table-cell>
        </table:table-row>
        <table:table-row table:style-name="ro3">
          <table:table-cell office:value-type="float" office:value="168">
            <text:p>168</text:p>
          </table:table-cell>
          <table:table-cell office:value-type="string">
            <text:p>OSD168</text:p>
          </table:table-cell>
          <table:table-cell office:value-type="string">
            <text:p>IMST_izmir</text:p>
          </table:table-cell>
          <table:table-cell office:value-type="string">
            <text:p>Aegean Sea</text:p>
          </table:table-cell>
          <table:table-cell office:value-type="string">
            <text:p>http://marineregions.org/gazetteer.php?p=details&amp;id=3315</text:p>
          </table:table-cell>
          <table:table-cell office:value-type="string">
            <text:p>marine biome (ENVO:447)</text:p>
          </table:table-cell>
          <table:table-cell office:value-type="string">
            <text:p>OSD-Jun-2014</text:p>
          </table:table-cell>
          <table:table-cell office:value-type="string">
            <text:p>OSD168_20140621T0915Z</text:p>
          </table:table-cell>
          <table:table-cell office:value-type="string">
            <text:p>Bottle, Nansen</text:p>
          </table:table-cell>
          <table:table-cell office:value-type="string">
            <text:p>[OBJECTIVE: Environmental and planktonic investigation of the coastal surface waters of eutrophic Izmir Bay (Aegean Sea) in the scope of Ocean Sampling Day, 21st of June 2014.][PLATFORM: R/V K Piri Reis deck][DEVICE REPORTED: Nansen Bottle][DESCRIPTION: It was a sunny day. Sea colour was close to green and it was turbid in the port (on-board sampling). ]</text:p>
          </table:table-cell>
          <table:table-cell office:value-type="string">
            <text:p>http://store.pangaea.de/Projects/OSD_2014/OSD168_20140621T0915Z.pdf</text:p>
          </table:table-cell>
          <table:table-cell office:value-type="string">
            <text:p>UTC+02</text:p>
          </table:table-cell>
          <table:table-cell office:value-type="string">
            <text:p>21-06-2014T11:15:10</text:p>
          </table:table-cell>
          <table:table-cell office:value-type="date" office:date-value="2014-06-21T09:15:00">
            <text:p>06/21/14 09:15 AM</text:p>
          </table:table-cell>
          <table:table-cell office:value-type="float" office:value="38.41333">
            <text:p>38.41333</text:p>
          </table:table-cell>
          <table:table-cell office:value-type="float" office:value="27.03421">
            <text:p>27.03421</text:p>
          </table:table-cell>
          <table:table-cell office:value-type="date" office:date-value="2014-06-21T09:55:00">
            <text:p>06/21/14 09:55 AM</text:p>
          </table:table-cell>
          <table:table-cell office:value-type="float" office:value="38.41333">
            <text:p>38.41333</text:p>
          </table:table-cell>
          <table:table-cell office:value-type="float" office:value="27.03421">
            <text:p>27.03421</text:p>
          </table:table-cell>
          <table:table-cell office:value-type="float" office:value="2">
            <text:p>2</text:p>
          </table:table-cell>
          <table:table-cell office:value-type="string">
            <text:p>surface water (ENVO:2042)</text:p>
          </table:table-cell>
          <table:table-cell office:value-type="string">
            <text:p>coastal sea water (ENVO:2150)</text:p>
          </table:table-cell>
          <table:table-cell office:value-type="string">
            <text:p>OSD168_2014-06-21_2m_NPL022</text:p>
          </table:table-cell>
          <table:table-cell office:value-type="string">
            <text:p>ERS667493</text:p>
          </table:table-cell>
          <table:table-cell office:value-type="string">
            <text:p>http://www.ebi.ac.uk/ena/data/view/ERS667493</text:p>
          </table:table-cell>
          <table:table-cell office:value-type="string">
            <text:p>ABOKL88</text:p>
          </table:table-cell>
          <table:table-cell office:value-type="string">
            <text:p>SAMEA3275484</text:p>
          </table:table-cell>
          <table:table-cell office:value-type="string">
            <text:p>NPL022</text:p>
          </table:table-cell>
          <table:table-cell table:number-columns-repeated="7" office:value-type="string">
            <text:p>Not provided</text:p>
          </table:table-cell>
          <table:table-cell office:value-type="float" office:value="25.7352">
            <text:p>25.7352</text:p>
          </table:table-cell>
          <table:table-cell office:value-type="float" office:value="38.301">
            <text:p>38.301</text:p>
          </table:table-cell>
          <table:table-cell office:value-type="float" office:value="8.29">
            <text:p>8.29</text:p>
          </table:table-cell>
          <table:table-cell office:value-type="float" office:value="4.563">
            <text:p>4.563</text:p>
          </table:table-cell>
          <table:table-cell office:value-type="float" office:value="0.123">
            <text:p>0.123</text:p>
          </table:table-cell>
          <table:table-cell office:value-type="float" office:value="357.96">
            <text:p>357.96</text:p>
          </table:table-cell>
          <table:table-cell office:value-type="float" office:value="0.196">
            <text:p>0.196</text:p>
          </table:table-cell>
          <table:table-cell/>
          <table:table-cell office:value-type="float" office:value="6601571754">
            <text:p>6601571754</text:p>
          </table:table-cell>
          <table:table-cell/>
          <table:table-cell office:value-type="float" office:value="58.32">
            <text:p>58.32</text:p>
          </table:table-cell>
          <table:table-cell/>
          <table:table-cell office:value-type="float" office:value="268.671">
            <text:p>268.671</text:p>
          </table:table-cell>
          <table:table-cell office:value-type="float" office:value="0.399">
            <text:p>0.399</text:p>
          </table:table-cell>
          <table:table-cell table:number-columns-repeated="3"/>
          <table:table-cell office:value-type="float" office:value="0.671">
            <text:p>0.671</text:p>
          </table:table-cell>
          <table:table-cell office:value-type="float" office:value="3.83">
            <text:p>3.83</text:p>
          </table:table-cell>
          <table:table-cell table:number-columns-repeated="2"/>
          <table:table-cell office:value-type="float" office:value="9.057">
            <text:p>9.057</text:p>
          </table:table-cell>
          <table:table-cell office:value-type="string">
            <text:p>TUR</text:p>
          </table:table-cell>
          <table:table-cell office:value-type="float" office:value="0">
            <text:p>0</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169">
            <text:p>169</text:p>
          </table:table-cell>
          <table:table-cell office:value-type="string">
            <text:p>OSD169</text:p>
          </table:table-cell>
          <table:table-cell office:value-type="string">
            <text:p>Brightlingsea Reach, Essex</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69_20140621T1149Z</text:p>
          </table:table-cell>
          <table:table-cell office:value-type="string">
            <text:p>Bucket, plastic</text:p>
          </table:table-cell>
          <table:table-cell office:value-type="string">
            <text:p>[OBJECTIVE: Sampling for OSD][PLATFORM: Essex Research Boat][DEVICE REPORTED: Bucket][DESCRIPTION: Sampling for OSD. Sunny, clear skies. Filtered 500 mL seawater onto Sterivex filters (0.22 um) for DNA <text:s/>extraction Filtered 100 mL seawater onto glassfibre (Fisher MF-300, 25 mm, 0.7 um poresize) for particulate chlorophyll-a and dissovled nutrients etc. <text:s/>Many ctenophores (Pleurobrachia sp.)]</text:p>
          </table:table-cell>
          <table:table-cell office:value-type="string">
            <text:p>http://store.pangaea.de/Projects/OSD_2014/OSD169_20140621T1149Z.pdf</text:p>
          </table:table-cell>
          <table:table-cell office:value-type="string">
            <text:p>UTC+00</text:p>
          </table:table-cell>
          <table:table-cell office:value-type="string">
            <text:p>21-06-2014T11:49:00</text:p>
          </table:table-cell>
          <table:table-cell office:value-type="date" office:date-value="2014-06-21T11:49:00">
            <text:p>06/21/14 11:49 AM</text:p>
          </table:table-cell>
          <table:table-cell office:value-type="float" office:value="51.796139">
            <text:p>51.796139</text:p>
          </table:table-cell>
          <table:table-cell office:value-type="float" office:value="1.012958">
            <text:p>1.012958</text:p>
          </table:table-cell>
          <table:table-cell office:value-type="date" office:date-value="2014-06-21T12:09:00">
            <text:p>06/21/14 12:09 PM</text:p>
          </table:table-cell>
          <table:table-cell office:value-type="float" office:value="51.796139">
            <text:p>51.796139</text:p>
          </table:table-cell>
          <table:table-cell office:value-type="float" office:value="1.012958">
            <text:p>1.012958</text:p>
          </table:table-cell>
          <table:table-cell office:value-type="float" office:value="0.1">
            <text:p>0.1</text:p>
          </table:table-cell>
          <table:table-cell office:value-type="string">
            <text:p>surface water (ENVO:2042)</text:p>
          </table:table-cell>
          <table:table-cell office:value-type="string">
            <text:p>sea water (ENVO:2149)</text:p>
          </table:table-cell>
          <table:table-cell office:value-type="string">
            <text:p>OSD169_2014-06-21_0.1m_NPL022</text:p>
          </table:table-cell>
          <table:table-cell office:value-type="string">
            <text:p>ERS667492</text:p>
          </table:table-cell>
          <table:table-cell office:value-type="string">
            <text:p>http://www.ebi.ac.uk/ena/data/view/ERS667492</text:p>
          </table:table-cell>
          <table:table-cell office:value-type="string">
            <text:p>ABOKM30</text:p>
          </table:table-cell>
          <table:table-cell office:value-type="string">
            <text:p>SAMEA3275483</text:p>
          </table:table-cell>
          <table:table-cell office:value-type="string">
            <text:p>NPL022</text:p>
          </table:table-cell>
          <table:table-cell table:number-columns-repeated="7" office:value-type="string">
            <text:p>Not provided</text:p>
          </table:table-cell>
          <table:table-cell office:value-type="float" office:value="18.5">
            <text:p>18.5</text:p>
          </table:table-cell>
          <table:table-cell office:value-type="float" office:value="35.2">
            <text:p>35.2</text:p>
          </table:table-cell>
          <table:table-cell office:value-type="float" office:value="8.28">
            <text:p>8.28</text:p>
          </table:table-cell>
          <table:table-cell office:value-type="float" office:value="1.426">
            <text:p>1.426</text:p>
          </table:table-cell>
          <table:table-cell office:value-type="float" office:value="3.842">
            <text:p>3.842</text:p>
          </table:table-cell>
          <table:table-cell/>
          <table:table-cell office:value-type="float" office:value="1.712">
            <text:p>1.712</text:p>
          </table:table-cell>
          <table:table-cell table:number-columns-repeated="3"/>
          <table:table-cell office:value-type="float" office:value="35.2">
            <text:p>35.2</text:p>
          </table:table-cell>
          <table:table-cell table:number-columns-repeated="6"/>
          <table:table-cell office:value-type="float" office:value="0.458">
            <text:p>0.458</text:p>
          </table:table-cell>
          <table:table-cell office:value-type="float" office:value="7.554">
            <text:p>7.554</text:p>
          </table:table-cell>
          <table:table-cell table:number-columns-repeated="3"/>
          <table:table-cell office:value-type="string">
            <text:p>GBR</text:p>
          </table:table-cell>
          <table:table-cell office:value-type="float" office:value="480">
            <text:p>480</text:p>
          </table:table-cell>
          <table:table-cell office:value-type="string">
            <text:p>NECS</text:p>
          </table:table-cell>
          <table:table-cell office:value-type="string">
            <text:p>Coastal - NE Atlantic Shelves Province</text:p>
          </table:table-cell>
          <table:table-cell office:value-type="float" office:value="0.000110908">
            <text:p>0.000110908</text:p>
          </table:table-cell>
          <table:table-cell office:value-type="string">
            <text:p>North Sea</text:p>
          </table:table-cell>
          <table:table-cell office:value-type="float" office:value="0">
            <text:p>0</text:p>
          </table:table-cell>
        </table:table-row>
        <table:table-row table:style-name="ro3">
          <table:table-cell office:value-type="float" office:value="17">
            <text:p>17</text:p>
          </table:table-cell>
          <table:table-cell office:value-type="string">
            <text:p>OSD17</text:p>
          </table:table-cell>
          <table:table-cell office:value-type="string">
            <text:p>VLIZ</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_20140620T0700Z</text:p>
          </table:table-cell>
          <table:table-cell office:value-type="string">
            <text:p>Bottle, Niskin 10-L</text:p>
          </table:table-cell>
          <table:table-cell office:value-type="string">
            <text:p>[OBJECTIVE: During Lifewatch monitoring campaign we sampled for OSD as well. ][PLATFORM: 330 RV Simon Stevin][DEVICE REPORTED: 10L Niskin][DESCRIPTION: water sample from 3 meters depth]</text:p>
          </table:table-cell>
          <table:table-cell office:value-type="string">
            <text:p>http://store.pangaea.de/Projects/OSD_2014/OSD17_20140620T0700Z.pdf</text:p>
          </table:table-cell>
          <table:table-cell office:value-type="string">
            <text:p>UTC+01</text:p>
          </table:table-cell>
          <table:table-cell office:value-type="string">
            <text:p>20-06-2014T08:00:22</text:p>
          </table:table-cell>
          <table:table-cell office:value-type="date" office:date-value="2014-06-20T07:00:00">
            <text:p>06/20/14 07:00 AM</text:p>
          </table:table-cell>
          <table:table-cell office:value-type="float" office:value="51.434733">
            <text:p>51.434733</text:p>
          </table:table-cell>
          <table:table-cell office:value-type="float" office:value="2.810867">
            <text:p>2.810867</text:p>
          </table:table-cell>
          <table:table-cell office:value-type="date" office:date-value="2014-06-20T07:00:00">
            <text:p>06/20/14 07:00 AM</text:p>
          </table:table-cell>
          <table:table-cell office:value-type="float" office:value="51.434733">
            <text:p>51.434733</text:p>
          </table:table-cell>
          <table:table-cell office:value-type="float" office:value="2.810867">
            <text:p>2.810867</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_2014-06-20_3m_NPL022</text:p>
          </table:table-cell>
          <table:table-cell office:value-type="string">
            <text:p>ERS667651</text:p>
          </table:table-cell>
          <table:table-cell office:value-type="string">
            <text:p>http://www.ebi.ac.uk/ena/data/view/ERS667651</text:p>
          </table:table-cell>
          <table:table-cell office:value-type="string">
            <text:p>ABOKL99</text:p>
          </table:table-cell>
          <table:table-cell office:value-type="string">
            <text:p>SAMEA3275630</text:p>
          </table:table-cell>
          <table:table-cell office:value-type="string">
            <text:p>NPL022</text:p>
          </table:table-cell>
          <table:table-cell table:number-columns-repeated="7" office:value-type="string">
            <text:p>Not provided</text:p>
          </table:table-cell>
          <table:table-cell office:value-type="float" office:value="16.6822">
            <text:p>16.6822</text:p>
          </table:table-cell>
          <table:table-cell office:value-type="float" office:value="34.0252">
            <text:p>34.0252</text:p>
          </table:table-cell>
          <table:table-cell table:number-columns-repeated="8"/>
          <table:table-cell office:value-type="float" office:value="43.472">
            <text:p>43.472</text:p>
          </table:table-cell>
          <table:table-cell table:number-columns-repeated="8"/>
          <table:table-cell office:value-type="float" office:value="32.8782">
            <text:p>32.8782</text:p>
          </table:table-cell>
          <table:table-cell table:number-columns-repeated="2"/>
          <table:table-cell office:value-type="string">
            <text:p>BEL</text:p>
          </table:table-cell>
          <table:table-cell office:value-type="float" office:value="22619">
            <text:p>22619</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70">
            <text:p>170</text:p>
          </table:table-cell>
          <table:table-cell office:value-type="string">
            <text:p>OSD170</text:p>
          </table:table-cell>
          <table:table-cell office:value-type="float" office:value="130">
            <text:p>130</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0_20140625T0504Z</text:p>
          </table:table-cell>
          <table:table-cell office:value-type="string">
            <text:p>Bottle, Niskin 10-L</text:p>
          </table:table-cell>
          <table:table-cell office:value-type="string">
            <text:p>[OBJECTIVE: During Lifewatch monitoring campaign we sampled for OSD as well. ][PLATFORM: RV Simon Stevin][DEVICE REPORTED: 6 Niskins were deployed on a CTD-Rosette][DESCRIPTION: OSD170station130RV Simon StevinNiskin2014-06-25T04:04:57Z/2014-06-25T04:05:02Z ]</text:p>
          </table:table-cell>
          <table:table-cell office:value-type="string">
            <text:p>http://store.pangaea.de/Projects/OSD_2014/OSD170_20140625T0504Z.pdf</text:p>
          </table:table-cell>
          <table:table-cell office:value-type="string">
            <text:p>UTC+01</text:p>
          </table:table-cell>
          <table:table-cell office:value-type="string">
            <text:p>25-06-2014T06:04:57</text:p>
          </table:table-cell>
          <table:table-cell office:value-type="date" office:date-value="2014-06-25T05:04:00">
            <text:p>06/25/14 05:04 AM</text:p>
          </table:table-cell>
          <table:table-cell office:value-type="float" office:value="51.269517">
            <text:p>51.269517</text:p>
          </table:table-cell>
          <table:table-cell office:value-type="float" office:value="2.9047">
            <text:p>2.9047</text:p>
          </table:table-cell>
          <table:table-cell office:value-type="date" office:date-value="2014-06-25T05:05:00">
            <text:p>06/25/14 05:05 AM</text:p>
          </table:table-cell>
          <table:table-cell office:value-type="float" office:value="51.2695">
            <text:p>51.2695</text:p>
          </table:table-cell>
          <table:table-cell office:value-type="float" office:value="2.90465">
            <text:p>2.90465</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0_2014-06-25_3m_NPL022</text:p>
          </table:table-cell>
          <table:table-cell office:value-type="string">
            <text:p>ERS667491</text:p>
          </table:table-cell>
          <table:table-cell office:value-type="string">
            <text:p>http://www.ebi.ac.uk/ena/data/view/ERS667491</text:p>
          </table:table-cell>
          <table:table-cell/>
          <table:table-cell office:value-type="string">
            <text:p>SAMEA3275482</text:p>
          </table:table-cell>
          <table:table-cell office:value-type="string">
            <text:p>NPL022</text:p>
          </table:table-cell>
          <table:table-cell table:number-columns-repeated="7" office:value-type="string">
            <text:p>Not provided</text:p>
          </table:table-cell>
          <table:table-cell office:value-type="float" office:value="18.6188">
            <text:p>18.6188</text:p>
          </table:table-cell>
          <table:table-cell office:value-type="float" office:value="32.2575">
            <text:p>32.2575</text:p>
          </table:table-cell>
          <table:table-cell table:number-columns-repeated="8"/>
          <table:table-cell office:value-type="float" office:value="43.251">
            <text:p>43.251</text:p>
          </table:table-cell>
          <table:table-cell table:number-columns-repeated="8"/>
          <table:table-cell office:value-type="float" office:value="47.8778">
            <text:p>47.8778</text:p>
          </table:table-cell>
          <table:table-cell table:number-columns-repeated="2"/>
          <table:table-cell office:value-type="string">
            <text:p>BEL</text:p>
          </table:table-cell>
          <table:table-cell office:value-type="float" office:value="3489">
            <text:p>3489</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71">
            <text:p>171</text:p>
          </table:table-cell>
          <table:table-cell office:value-type="string">
            <text:p>OSD171</text:p>
          </table:table-cell>
          <table:table-cell office:value-type="float" office:value="230">
            <text:p>230</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1_20140625T0423Z</text:p>
          </table:table-cell>
          <table:table-cell office:value-type="string">
            <text:p>Bottle, Niskin 10-L</text:p>
          </table:table-cell>
          <table:table-cell office:value-type="string">
            <text:p>[OBJECTIVE: During Lifewatch monitoring campaign we sampled for OSD as well. ][PLATFORM: RV Simon Stevin][DEVICE REPORTED: 6 Niskins were deployed on a CTD-Rosette][DESCRIPTION: Not reported]</text:p>
          </table:table-cell>
          <table:table-cell office:value-type="string">
            <text:p>http://store.pangaea.de/Projects/OSD_2014/OSD171_20140625T0423Z.pdf</text:p>
          </table:table-cell>
          <table:table-cell office:value-type="string">
            <text:p>UTC+01</text:p>
          </table:table-cell>
          <table:table-cell office:value-type="string">
            <text:p>25-06-2014T05:23:32</text:p>
          </table:table-cell>
          <table:table-cell office:value-type="date" office:date-value="2014-06-25T04:23:00">
            <text:p>06/25/14 04:23 AM</text:p>
          </table:table-cell>
          <table:table-cell office:value-type="float" office:value="51.307333">
            <text:p>51.307333</text:p>
          </table:table-cell>
          <table:table-cell office:value-type="float" office:value="2.849333">
            <text:p>2.849333</text:p>
          </table:table-cell>
          <table:table-cell office:value-type="date" office:date-value="2014-06-25T04:23:00">
            <text:p>06/25/14 04:23 AM</text:p>
          </table:table-cell>
          <table:table-cell office:value-type="float" office:value="51.307333">
            <text:p>51.307333</text:p>
          </table:table-cell>
          <table:table-cell office:value-type="float" office:value="2.849333">
            <text:p>2.849333</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1_2014-06-25_3m_NPL022</text:p>
          </table:table-cell>
          <table:table-cell office:value-type="string">
            <text:p>ERS667490</text:p>
          </table:table-cell>
          <table:table-cell office:value-type="string">
            <text:p>http://www.ebi.ac.uk/ena/data/view/ERS667490</text:p>
          </table:table-cell>
          <table:table-cell/>
          <table:table-cell office:value-type="string">
            <text:p>SAMEA3275481</text:p>
          </table:table-cell>
          <table:table-cell office:value-type="string">
            <text:p>NPL022</text:p>
          </table:table-cell>
          <table:table-cell table:number-columns-repeated="7" office:value-type="string">
            <text:p>Not provided</text:p>
          </table:table-cell>
          <table:table-cell office:value-type="float" office:value="18.2617">
            <text:p>18.2617</text:p>
          </table:table-cell>
          <table:table-cell office:value-type="float" office:value="32.8054">
            <text:p>32.8054</text:p>
          </table:table-cell>
          <table:table-cell table:number-columns-repeated="8"/>
          <table:table-cell office:value-type="float" office:value="43.568">
            <text:p>43.568</text:p>
          </table:table-cell>
          <table:table-cell table:number-columns-repeated="8"/>
          <table:table-cell office:value-type="float" office:value="34.5436">
            <text:p>34.5436</text:p>
          </table:table-cell>
          <table:table-cell table:number-columns-repeated="2"/>
          <table:table-cell office:value-type="string">
            <text:p>BEL</text:p>
          </table:table-cell>
          <table:table-cell office:value-type="float" office:value="9015">
            <text:p>9015</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72">
            <text:p>172</text:p>
          </table:table-cell>
          <table:table-cell office:value-type="string">
            <text:p>OSD172</text:p>
          </table:table-cell>
          <table:table-cell office:value-type="float" office:value="700">
            <text:p>700</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2_20140625T0245Z</text:p>
          </table:table-cell>
          <table:table-cell office:value-type="string">
            <text:p>Bottle, Niskin 10-L</text:p>
          </table:table-cell>
          <table:table-cell office:value-type="string">
            <text:p>[OBJECTIVE: During Lifewatch monitoring campaign we sampled for OSD as well.][PLATFORM: RV Simon Stevin][DEVICE REPORTED: 6 Niskins were deployed on a CTD-Rosette][DESCRIPTION: Not reported]</text:p>
          </table:table-cell>
          <table:table-cell office:value-type="string">
            <text:p>http://store.pangaea.de/Projects/OSD_2014/OSD172_20140625T0245Z.pdf</text:p>
          </table:table-cell>
          <table:table-cell office:value-type="string">
            <text:p>UTC+01</text:p>
          </table:table-cell>
          <table:table-cell office:value-type="string">
            <text:p>25-06-2014T03:45:37</text:p>
          </table:table-cell>
          <table:table-cell office:value-type="date" office:date-value="2014-06-25T02:45:00">
            <text:p>06/25/14 02:45 AM</text:p>
          </table:table-cell>
          <table:table-cell office:value-type="float" office:value="51.37485">
            <text:p>51.37485</text:p>
          </table:table-cell>
          <table:table-cell office:value-type="float" office:value="3.218333">
            <text:p>3.218333</text:p>
          </table:table-cell>
          <table:table-cell office:value-type="date" office:date-value="2014-06-25T02:45:00">
            <text:p>06/25/14 02:45 AM</text:p>
          </table:table-cell>
          <table:table-cell office:value-type="float" office:value="51.37485">
            <text:p>51.37485</text:p>
          </table:table-cell>
          <table:table-cell office:value-type="float" office:value="3.218333">
            <text:p>3.218333</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2_2014-06-25_3m_NPL022</text:p>
          </table:table-cell>
          <table:table-cell office:value-type="string">
            <text:p>ERS667489</text:p>
          </table:table-cell>
          <table:table-cell office:value-type="string">
            <text:p>http://www.ebi.ac.uk/ena/data/view/ERS667489</text:p>
          </table:table-cell>
          <table:table-cell/>
          <table:table-cell office:value-type="string">
            <text:p>SAMEA3275480</text:p>
          </table:table-cell>
          <table:table-cell office:value-type="string">
            <text:p>NPL022</text:p>
          </table:table-cell>
          <table:table-cell table:number-columns-repeated="7" office:value-type="string">
            <text:p>Not provided</text:p>
          </table:table-cell>
          <table:table-cell office:value-type="float" office:value="18.4817">
            <text:p>18.4817</text:p>
          </table:table-cell>
          <table:table-cell office:value-type="float" office:value="32.3383">
            <text:p>32.3383</text:p>
          </table:table-cell>
          <table:table-cell table:number-columns-repeated="8"/>
          <table:table-cell office:value-type="float" office:value="43.219">
            <text:p>43.219</text:p>
          </table:table-cell>
          <table:table-cell table:number-columns-repeated="8"/>
          <table:table-cell office:value-type="float" office:value="34.3859">
            <text:p>34.3859</text:p>
          </table:table-cell>
          <table:table-cell table:number-columns-repeated="2"/>
          <table:table-cell office:value-type="string">
            <text:p>BEL</text:p>
          </table:table-cell>
          <table:table-cell office:value-type="float" office:value="3038">
            <text:p>3038</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73">
            <text:p>173</text:p>
          </table:table-cell>
          <table:table-cell office:value-type="string">
            <text:p>OSD173</text:p>
          </table:table-cell>
          <table:table-cell office:value-type="float" office:value="710">
            <text:p>710</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3_20140625T0139Z</text:p>
          </table:table-cell>
          <table:table-cell office:value-type="string">
            <text:p>Bottle, Niskin 10-L</text:p>
          </table:table-cell>
          <table:table-cell office:value-type="string">
            <text:p>[OBJECTIVE: During Lifewatch monitoring campaign we sampled for OSD as well. ][PLATFORM: RV Simon Stevin][DEVICE REPORTED: 6 Niskins were deployed on a CTD-Rosette][DESCRIPTION: OSD173station710RV Simon StevinNiskin2014-06-25T00:39:52Z/2014-06-25T00:39:52Z ]</text:p>
          </table:table-cell>
          <table:table-cell office:value-type="string">
            <text:p>http://store.pangaea.de/Projects/OSD_2014/OSD173_20140625T0139Z.pdf</text:p>
          </table:table-cell>
          <table:table-cell office:value-type="string">
            <text:p>UTC+01</text:p>
          </table:table-cell>
          <table:table-cell office:value-type="string">
            <text:p>25-06-2014T02:39:52</text:p>
          </table:table-cell>
          <table:table-cell office:value-type="date" office:date-value="2014-06-25T01:39:00">
            <text:p>06/25/14 01:39 AM</text:p>
          </table:table-cell>
          <table:table-cell office:value-type="float" office:value="51.441017">
            <text:p>51.441017</text:p>
          </table:table-cell>
          <table:table-cell office:value-type="float" office:value="3.13995">
            <text:p>3.13995</text:p>
          </table:table-cell>
          <table:table-cell office:value-type="date" office:date-value="2014-06-25T01:39:00">
            <text:p>06/25/14 01:39 AM</text:p>
          </table:table-cell>
          <table:table-cell office:value-type="float" office:value="51.441017">
            <text:p>51.441017</text:p>
          </table:table-cell>
          <table:table-cell office:value-type="float" office:value="3.13995">
            <text:p>3.13995</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3_2014-06-25_3m_NPL022</text:p>
          </table:table-cell>
          <table:table-cell office:value-type="string">
            <text:p>ERS667488</text:p>
          </table:table-cell>
          <table:table-cell office:value-type="string">
            <text:p>http://www.ebi.ac.uk/ena/data/view/ERS667488</text:p>
          </table:table-cell>
          <table:table-cell/>
          <table:table-cell office:value-type="string">
            <text:p>SAMEA3275479</text:p>
          </table:table-cell>
          <table:table-cell office:value-type="string">
            <text:p>NPL022</text:p>
          </table:table-cell>
          <table:table-cell table:number-columns-repeated="7" office:value-type="string">
            <text:p>Not provided</text:p>
          </table:table-cell>
          <table:table-cell office:value-type="float" office:value="18.1816">
            <text:p>18.1816</text:p>
          </table:table-cell>
          <table:table-cell office:value-type="float" office:value="33.1261">
            <text:p>33.1261</text:p>
          </table:table-cell>
          <table:table-cell table:number-columns-repeated="8"/>
          <table:table-cell office:value-type="float" office:value="43.872">
            <text:p>43.872</text:p>
          </table:table-cell>
          <table:table-cell table:number-columns-repeated="8"/>
          <table:table-cell office:value-type="float" office:value="40.2835">
            <text:p>40.2835</text:p>
          </table:table-cell>
          <table:table-cell table:number-columns-repeated="2"/>
          <table:table-cell office:value-type="string">
            <text:p>BEL</text:p>
          </table:table-cell>
          <table:table-cell office:value-type="float" office:value="10996">
            <text:p>10996</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74">
            <text:p>174</text:p>
          </table:table-cell>
          <table:table-cell office:value-type="string">
            <text:p>OSD174</text:p>
          </table:table-cell>
          <table:table-cell office:value-type="float" office:value="780">
            <text:p>780</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4_20140625T0047Z</text:p>
          </table:table-cell>
          <table:table-cell office:value-type="string">
            <text:p>Bottle, Niskin 10-L</text:p>
          </table:table-cell>
          <table:table-cell office:value-type="string">
            <text:p>[OBJECTIVE: During Lifewatch monitoring campaign we sampled for OSD as well.][PLATFORM: RV Simon Stevin][DEVICE REPORTED: 6 Niskins were deployed on a CTD-Rosette][DESCRIPTION: OSD174station780RV Simon StevinNiskin2014-06-24T23:47:42Z/2014-06-24T23:47:47Z ]</text:p>
          </table:table-cell>
          <table:table-cell office:value-type="string">
            <text:p>http://store.pangaea.de/Projects/OSD_2014/OSD174_20140625T0047Z.pdf</text:p>
          </table:table-cell>
          <table:table-cell office:value-type="string">
            <text:p>UTC+01</text:p>
          </table:table-cell>
          <table:table-cell office:value-type="string">
            <text:p>25-06-2014T01:47:42</text:p>
          </table:table-cell>
          <table:table-cell office:value-type="date" office:date-value="2014-06-25T00:47:00">
            <text:p>06/25/14 12:47 AM</text:p>
          </table:table-cell>
          <table:table-cell office:value-type="float" office:value="51.471567">
            <text:p>51.471567</text:p>
          </table:table-cell>
          <table:table-cell office:value-type="float" office:value="3.059167">
            <text:p>3.059167</text:p>
          </table:table-cell>
          <table:table-cell office:value-type="date" office:date-value="2014-06-25T00:47:00">
            <text:p>06/25/14 12:47 AM</text:p>
          </table:table-cell>
          <table:table-cell office:value-type="float" office:value="51.471583">
            <text:p>51.471583</text:p>
          </table:table-cell>
          <table:table-cell office:value-type="float" office:value="3.0592">
            <text:p>3.0592</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4_2014-06-25_3m_NPL022</text:p>
          </table:table-cell>
          <table:table-cell office:value-type="string">
            <text:p>ERS667487</text:p>
          </table:table-cell>
          <table:table-cell office:value-type="string">
            <text:p>http://www.ebi.ac.uk/ena/data/view/ERS667487</text:p>
          </table:table-cell>
          <table:table-cell/>
          <table:table-cell office:value-type="string">
            <text:p>SAMEA3275478</text:p>
          </table:table-cell>
          <table:table-cell office:value-type="string">
            <text:p>NPL022</text:p>
          </table:table-cell>
          <table:table-cell table:number-columns-repeated="7" office:value-type="string">
            <text:p>Not provided</text:p>
          </table:table-cell>
          <table:table-cell office:value-type="float" office:value="17.9425">
            <text:p>17.9425</text:p>
          </table:table-cell>
          <table:table-cell office:value-type="float" office:value="33.3739">
            <text:p>33.3739</text:p>
          </table:table-cell>
          <table:table-cell table:number-columns-repeated="8"/>
          <table:table-cell office:value-type="float" office:value="43.935">
            <text:p>43.935</text:p>
          </table:table-cell>
          <table:table-cell table:number-columns-repeated="8"/>
          <table:table-cell office:value-type="float" office:value="34.5691">
            <text:p>34.5691</text:p>
          </table:table-cell>
          <table:table-cell table:number-columns-repeated="2"/>
          <table:table-cell office:value-type="string">
            <text:p>BEL</text:p>
          </table:table-cell>
          <table:table-cell office:value-type="float" office:value="16700">
            <text:p>16700</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75">
            <text:p>175</text:p>
          </table:table-cell>
          <table:table-cell office:value-type="string">
            <text:p>OSD175</text:p>
          </table:table-cell>
          <table:table-cell office:value-type="string">
            <text:p>ZG02</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5_20140624T1313Z</text:p>
          </table:table-cell>
          <table:table-cell office:value-type="string">
            <text:p>Bottle, Niskin 10-L</text:p>
          </table:table-cell>
          <table:table-cell office:value-type="string">
            <text:p>[OBJECTIVE: During Lifewatch monitoring campaign we sampled for OSD as well.][PLATFORM: RV Simon Stevin][DEVICE REPORTED: 6 Niskins were deployed on a CTD-Rosette][DESCRIPTION: 2014-06-24T11:13:57Z/2014-06-24T11:13:57Z ]</text:p>
          </table:table-cell>
          <table:table-cell office:value-type="string">
            <text:p>http://store.pangaea.de/Projects/OSD_2014/OSD175_20140624T1313Z.pdf</text:p>
          </table:table-cell>
          <table:table-cell office:value-type="string">
            <text:p>UTC+00</text:p>
          </table:table-cell>
          <table:table-cell office:value-type="string">
            <text:p>24-06-2014T13:13:57</text:p>
          </table:table-cell>
          <table:table-cell office:value-type="date" office:date-value="2014-06-24T13:13:00">
            <text:p>06/24/14 01:13 PM</text:p>
          </table:table-cell>
          <table:table-cell office:value-type="float" office:value="51.334817">
            <text:p>51.334817</text:p>
          </table:table-cell>
          <table:table-cell office:value-type="float" office:value="2.50215">
            <text:p>2.50215</text:p>
          </table:table-cell>
          <table:table-cell office:value-type="date" office:date-value="2014-06-24T13:13:00">
            <text:p>06/24/14 01:13 PM</text:p>
          </table:table-cell>
          <table:table-cell office:value-type="float" office:value="51.334817">
            <text:p>51.334817</text:p>
          </table:table-cell>
          <table:table-cell office:value-type="float" office:value="2.50215">
            <text:p>2.50215</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5_2014-06-24_3m_NPL022</text:p>
          </table:table-cell>
          <table:table-cell office:value-type="string">
            <text:p>ERS667486</text:p>
          </table:table-cell>
          <table:table-cell office:value-type="string">
            <text:p>http://www.ebi.ac.uk/ena/data/view/ERS667486</text:p>
          </table:table-cell>
          <table:table-cell/>
          <table:table-cell office:value-type="string">
            <text:p>SAMEA3275477</text:p>
          </table:table-cell>
          <table:table-cell office:value-type="string">
            <text:p>NPL022</text:p>
          </table:table-cell>
          <table:table-cell table:number-columns-repeated="7" office:value-type="string">
            <text:p>Not provided</text:p>
          </table:table-cell>
          <table:table-cell office:value-type="float" office:value="17.2187">
            <text:p>17.2187</text:p>
          </table:table-cell>
          <table:table-cell office:value-type="float" office:value="34.2852">
            <text:p>34.2852</text:p>
          </table:table-cell>
          <table:table-cell table:number-columns-repeated="8"/>
          <table:table-cell office:value-type="float" office:value="44.294">
            <text:p>44.294</text:p>
          </table:table-cell>
          <table:table-cell table:number-columns-repeated="8"/>
          <table:table-cell office:value-type="float" office:value="31.7091">
            <text:p>31.7091</text:p>
          </table:table-cell>
          <table:table-cell table:number-columns-repeated="2"/>
          <table:table-cell office:value-type="string">
            <text:p>BEL</text:p>
          </table:table-cell>
          <table:table-cell office:value-type="float" office:value="24962">
            <text:p>24962</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76">
            <text:p>176</text:p>
          </table:table-cell>
          <table:table-cell office:value-type="string">
            <text:p>OSD176</text:p>
          </table:table-cell>
          <table:table-cell office:value-type="float" office:value="215">
            <text:p>215</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6_20140624T1127Z</text:p>
          </table:table-cell>
          <table:table-cell office:value-type="string">
            <text:p>Bottle, Niskin 10-L</text:p>
          </table:table-cell>
          <table:table-cell office:value-type="string">
            <text:p>[OBJECTIVE: During Lifewatch monitoring campaign we sampled for OSD as well. ][PLATFORM: RV Simon Stevin][DEVICE REPORTED: 6 Niskins were deployed on a CTD-Rosette][DESCRIPTION: OSD176station215RV Simon StevinNiskin2014-06-24T10:27:17Z/2014-06-24T10:28:12Z]</text:p>
          </table:table-cell>
          <table:table-cell office:value-type="string">
            <text:p>http://store.pangaea.de/Projects/OSD_2014/OSD176_20140624T1127Z.pdf</text:p>
          </table:table-cell>
          <table:table-cell office:value-type="string">
            <text:p>UTC+01</text:p>
          </table:table-cell>
          <table:table-cell office:value-type="string">
            <text:p>24-06-2014T12:27:17</text:p>
          </table:table-cell>
          <table:table-cell office:value-type="date" office:date-value="2014-06-24T11:27:00">
            <text:p>06/24/14 11:27 AM</text:p>
          </table:table-cell>
          <table:table-cell office:value-type="float" office:value="51.2777">
            <text:p>51.2777</text:p>
          </table:table-cell>
          <table:table-cell office:value-type="float" office:value="2.6135">
            <text:p>2.6135</text:p>
          </table:table-cell>
          <table:table-cell office:value-type="date" office:date-value="2014-06-24T11:28:00">
            <text:p>06/24/14 11:28 AM</text:p>
          </table:table-cell>
          <table:table-cell office:value-type="float" office:value="51.277933">
            <text:p>51.277933</text:p>
          </table:table-cell>
          <table:table-cell office:value-type="float" office:value="2.613667">
            <text:p>2.613667</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6_2014-06-24_3m_NPL022</text:p>
          </table:table-cell>
          <table:table-cell office:value-type="string">
            <text:p>ERS667485</text:p>
          </table:table-cell>
          <table:table-cell office:value-type="string">
            <text:p>http://www.ebi.ac.uk/ena/data/view/ERS667485</text:p>
          </table:table-cell>
          <table:table-cell/>
          <table:table-cell office:value-type="string">
            <text:p>SAMEA3275476</text:p>
          </table:table-cell>
          <table:table-cell office:value-type="string">
            <text:p>NPL022</text:p>
          </table:table-cell>
          <table:table-cell table:number-columns-repeated="7" office:value-type="string">
            <text:p>Not provided</text:p>
          </table:table-cell>
          <table:table-cell office:value-type="float" office:value="18.1228">
            <text:p>18.1228</text:p>
          </table:table-cell>
          <table:table-cell office:value-type="float" office:value="33.3699">
            <text:p>33.3699</text:p>
          </table:table-cell>
          <table:table-cell table:number-columns-repeated="8"/>
          <table:table-cell office:value-type="float" office:value="44.104">
            <text:p>44.104</text:p>
          </table:table-cell>
          <table:table-cell table:number-columns-repeated="8"/>
          <table:table-cell office:value-type="float" office:value="30.4286">
            <text:p>30.4286</text:p>
          </table:table-cell>
          <table:table-cell table:number-columns-repeated="2"/>
          <table:table-cell office:value-type="string">
            <text:p>BEL</text:p>
          </table:table-cell>
          <table:table-cell office:value-type="float" office:value="15656">
            <text:p>15656</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77">
            <text:p>177</text:p>
          </table:table-cell>
          <table:table-cell office:value-type="string">
            <text:p>OSD177</text:p>
          </table:table-cell>
          <table:table-cell office:value-type="float" office:value="120">
            <text:p>120</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7_20140624T1035Z</text:p>
          </table:table-cell>
          <table:table-cell office:value-type="string">
            <text:p>Bottle, Niskin 10-L</text:p>
          </table:table-cell>
          <table:table-cell office:value-type="string">
            <text:p>[OBJECTIVE: During Lifewatch monitoring campaign we sampled for OSD as well. ][PLATFORM: RV Simon Stevin][DEVICE REPORTED: 6 Niskins were deployed on a CTD-Rosette][DESCRIPTION: OSD177station120RV Simon StevinNiskin2014-06-24T09:35:57Z/2014-06-24T09:37:07Z ]</text:p>
          </table:table-cell>
          <table:table-cell office:value-type="string">
            <text:p>http://store.pangaea.de/Projects/OSD_2014/OSD177_20140624T1035Z.pdf</text:p>
          </table:table-cell>
          <table:table-cell office:value-type="string">
            <text:p>UTC+01</text:p>
          </table:table-cell>
          <table:table-cell office:value-type="string">
            <text:p>24-06-2014T11:35:57</text:p>
          </table:table-cell>
          <table:table-cell office:value-type="date" office:date-value="2014-06-24T10:35:00">
            <text:p>06/24/14 10:35 AM</text:p>
          </table:table-cell>
          <table:table-cell office:value-type="float" office:value="51.18575">
            <text:p>51.18575</text:p>
          </table:table-cell>
          <table:table-cell office:value-type="float" office:value="2.701667">
            <text:p>2.701667</text:p>
          </table:table-cell>
          <table:table-cell office:value-type="date" office:date-value="2014-06-24T10:37:00">
            <text:p>06/24/14 10:37 AM</text:p>
          </table:table-cell>
          <table:table-cell office:value-type="float" office:value="51.185917">
            <text:p>51.185917</text:p>
          </table:table-cell>
          <table:table-cell office:value-type="float" office:value="2.702133">
            <text:p>2.702133</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7_2014-06-24_3m_NPL022</text:p>
          </table:table-cell>
          <table:table-cell office:value-type="string">
            <text:p>ERS667484</text:p>
          </table:table-cell>
          <table:table-cell office:value-type="string">
            <text:p>http://www.ebi.ac.uk/ena/data/view/ERS667484</text:p>
          </table:table-cell>
          <table:table-cell/>
          <table:table-cell office:value-type="string">
            <text:p>SAMEA3275475</text:p>
          </table:table-cell>
          <table:table-cell office:value-type="string">
            <text:p>NPL022</text:p>
          </table:table-cell>
          <table:table-cell table:number-columns-repeated="7" office:value-type="string">
            <text:p>Not provided</text:p>
          </table:table-cell>
          <table:table-cell office:value-type="float" office:value="18.7362">
            <text:p>18.7362</text:p>
          </table:table-cell>
          <table:table-cell office:value-type="float" office:value="32.5834">
            <text:p>32.5834</text:p>
          </table:table-cell>
          <table:table-cell table:number-columns-repeated="8"/>
          <table:table-cell office:value-type="float" office:value="43.753">
            <text:p>43.753</text:p>
          </table:table-cell>
          <table:table-cell table:number-columns-repeated="8"/>
          <table:table-cell office:value-type="float" office:value="33.3947">
            <text:p>33.3947</text:p>
          </table:table-cell>
          <table:table-cell table:number-columns-repeated="2"/>
          <table:table-cell office:value-type="string">
            <text:p>BEL</text:p>
          </table:table-cell>
          <table:table-cell office:value-type="float" office:value="3717">
            <text:p>3717</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78">
            <text:p>178</text:p>
          </table:table-cell>
          <table:table-cell office:value-type="string">
            <text:p>OSD178</text:p>
          </table:table-cell>
          <table:table-cell office:value-type="float" office:value="435">
            <text:p>435</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78_20140624T2320Z</text:p>
          </table:table-cell>
          <table:table-cell office:value-type="string">
            <text:p>Bottle, Niskin 10-L</text:p>
          </table:table-cell>
          <table:table-cell office:value-type="string">
            <text:p>[OBJECTIVE: During Lifewatch monitoring campaign we sampled for OSD as well.][PLATFORM: RV Simon Stevin][DEVICE REPORTED: 6 Niskins were deployed on a CTD-Rosette][DESCRIPTION: OSD178station435RV Simon StevinNiskin2014-06-24T21:20:37Z/2014-06-24T21:20:42Z]</text:p>
          </table:table-cell>
          <table:table-cell office:value-type="string">
            <text:p>http://store.pangaea.de/Projects/OSD_2014/OSD178_20140624T2320Z.pdf</text:p>
          </table:table-cell>
          <table:table-cell office:value-type="string">
            <text:p>UTC+00</text:p>
          </table:table-cell>
          <table:table-cell office:value-type="string">
            <text:p>24-06-2014T23:20:37</text:p>
          </table:table-cell>
          <table:table-cell office:value-type="date" office:date-value="2014-06-24T23:20:00">
            <text:p>06/24/14 11:20 PM</text:p>
          </table:table-cell>
          <table:table-cell office:value-type="float" office:value="51.580333">
            <text:p>51.580333</text:p>
          </table:table-cell>
          <table:table-cell office:value-type="float" office:value="2.7897">
            <text:p>2.7897</text:p>
          </table:table-cell>
          <table:table-cell office:value-type="date" office:date-value="2014-06-24T23:20:00">
            <text:p>06/24/14 11:20 PM</text:p>
          </table:table-cell>
          <table:table-cell office:value-type="float" office:value="51.580317">
            <text:p>51.580317</text:p>
          </table:table-cell>
          <table:table-cell office:value-type="float" office:value="2.7897">
            <text:p>2.7897</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78_2014-06-24_3m_NPL022</text:p>
          </table:table-cell>
          <table:table-cell office:value-type="string">
            <text:p>ERS667483</text:p>
          </table:table-cell>
          <table:table-cell office:value-type="string">
            <text:p>http://www.ebi.ac.uk/ena/data/view/ERS667483</text:p>
          </table:table-cell>
          <table:table-cell/>
          <table:table-cell office:value-type="string">
            <text:p>SAMEA3275474</text:p>
          </table:table-cell>
          <table:table-cell office:value-type="string">
            <text:p>NPL022</text:p>
          </table:table-cell>
          <table:table-cell table:number-columns-repeated="7" office:value-type="string">
            <text:p>Not provided</text:p>
          </table:table-cell>
          <table:table-cell office:value-type="float" office:value="16.7589">
            <text:p>16.7589</text:p>
          </table:table-cell>
          <table:table-cell office:value-type="float" office:value="34.4964">
            <text:p>34.4964</text:p>
          </table:table-cell>
          <table:table-cell table:number-columns-repeated="8"/>
          <table:table-cell office:value-type="float" office:value="44.085">
            <text:p>44.085</text:p>
          </table:table-cell>
          <table:table-cell table:number-columns-repeated="8"/>
          <table:table-cell office:value-type="float" office:value="34.4327">
            <text:p>34.4327</text:p>
          </table:table-cell>
          <table:table-cell table:number-columns-repeated="2"/>
          <table:table-cell office:value-type="string">
            <text:p>BEL</text:p>
          </table:table-cell>
          <table:table-cell office:value-type="float" office:value="36626">
            <text:p>36626</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8">
            <text:p>18</text:p>
          </table:table-cell>
          <table:table-cell office:value-type="string">
            <text:p>OSD18</text:p>
          </table:table-cell>
          <table:table-cell office:value-type="string">
            <text:p>Kyrenia</text:p>
          </table:table-cell>
          <table:table-cell office:value-type="string">
            <text:p>Mediterranean Sea - Eastern Basin</text:p>
          </table:table-cell>
          <table:table-cell office:value-type="string">
            <text:p>http://marineregions.org/gazetteer.php?p=details&amp;id=4280</text:p>
          </table:table-cell>
          <table:table-cell office:value-type="string">
            <text:p>marine biome (ENVO:447)</text:p>
          </table:table-cell>
          <table:table-cell office:value-type="string">
            <text:p>OSD-Jun-2014</text:p>
          </table:table-cell>
          <table:table-cell office:value-type="string">
            <text:p>OSD18_20140620T0800Z</text:p>
          </table:table-cell>
          <table:table-cell office:value-type="string">
            <text:p>Bottle, Niskin 5-L</text:p>
          </table:table-cell>
          <table:table-cell office:value-type="string">
            <text:p>[OBJECTIVE: To collect DNA samples from the marine ecosystem][PLATFORM: Research Vessel Teal Jr][DEVICE REPORTED: 5l Niskin bottle][DESCRIPTION: Not reported]</text:p>
          </table:table-cell>
          <table:table-cell office:value-type="string">
            <text:p>http://store.pangaea.de/Projects/OSD_2014/OSD18_20140620T0800Z.pdf</text:p>
          </table:table-cell>
          <table:table-cell office:value-type="string">
            <text:p>UTC+02</text:p>
          </table:table-cell>
          <table:table-cell office:value-type="string">
            <text:p>20-06-2014T10:00:00</text:p>
          </table:table-cell>
          <table:table-cell office:value-type="date" office:date-value="2014-06-20T08:00:00">
            <text:p>06/20/14 08:00 AM</text:p>
          </table:table-cell>
          <table:table-cell office:value-type="float" office:value="35.363732">
            <text:p>35.363732</text:p>
          </table:table-cell>
          <table:table-cell office:value-type="float" office:value="33.289649">
            <text:p>33.289649</text:p>
          </table:table-cell>
          <table:table-cell office:value-type="date" office:date-value="2014-06-20T08:20:00">
            <text:p>06/20/14 08:20 AM</text:p>
          </table:table-cell>
          <table:table-cell office:value-type="float" office:value="35.362826">
            <text:p>35.362826</text:p>
          </table:table-cell>
          <table:table-cell office:value-type="float" office:value="33.287118">
            <text:p>33.287118</text:p>
          </table:table-cell>
          <table:table-cell office:value-type="float" office:value="75">
            <text:p>75</text:p>
          </table:table-cell>
          <table:table-cell office:value-type="string">
            <text:p>surface water (ENVO:2042)</text:p>
          </table:table-cell>
          <table:table-cell office:value-type="string">
            <text:p>sea water (ENVO:2149)</text:p>
          </table:table-cell>
          <table:table-cell office:value-type="string">
            <text:p>OSD18_2014-06-20_75m_NPL022</text:p>
          </table:table-cell>
          <table:table-cell office:value-type="string">
            <text:p>ERS667650</text:p>
          </table:table-cell>
          <table:table-cell office:value-type="string">
            <text:p>http://www.ebi.ac.uk/ena/data/view/ERS667650</text:p>
          </table:table-cell>
          <table:table-cell/>
          <table:table-cell office:value-type="string">
            <text:p>SAMEA3275629</text:p>
          </table:table-cell>
          <table:table-cell office:value-type="string">
            <text:p>NPL022</text:p>
          </table:table-cell>
          <table:table-cell table:number-columns-repeated="7" office:value-type="string">
            <text:p>Not provided</text:p>
          </table:table-cell>
          <table:table-cell office:value-type="float" office:value="20.7">
            <text:p>20.7</text:p>
          </table:table-cell>
          <table:table-cell office:value-type="float" office:value="38.5">
            <text:p>38.5</text:p>
          </table:table-cell>
          <table:table-cell office:value-type="float" office:value="8.37">
            <text:p>8.37</text:p>
          </table:table-cell>
          <table:table-cell office:value-type="float" office:value="0.03">
            <text:p>0.03</text:p>
          </table:table-cell>
          <table:table-cell office:value-type="float" office:value="0.2">
            <text:p>0.2</text:p>
          </table:table-cell>
          <table:table-cell/>
          <table:table-cell office:value-type="float" office:value="0.05">
            <text:p>0.05</text:p>
          </table:table-cell>
          <table:table-cell table:number-columns-repeated="5"/>
          <table:table-cell office:value-type="float" office:value="8.02">
            <text:p>8.02</text:p>
          </table:table-cell>
          <table:table-cell table:number-columns-repeated="4"/>
          <table:table-cell office:value-type="float" office:value="0.96">
            <text:p>0.96</text:p>
          </table:table-cell>
          <table:table-cell office:value-type="float" office:value="1.13">
            <text:p>1.13</text:p>
          </table:table-cell>
          <table:table-cell table:number-columns-repeated="3"/>
          <table:table-cell office:value-type="string">
            <text:p>CYP</text:p>
          </table:table-cell>
          <table:table-cell office:value-type="float" office:value="2087">
            <text:p>2087</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182">
            <text:p>182</text:p>
          </table:table-cell>
          <table:table-cell office:value-type="string">
            <text:p>OSD182</text:p>
          </table:table-cell>
          <table:table-cell office:value-type="string">
            <text:p>W08</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82_20140624T1316Z</text:p>
          </table:table-cell>
          <table:table-cell office:value-type="string">
            <text:p>Bottle, Niskin 10-L</text:p>
          </table:table-cell>
          <table:table-cell office:value-type="string">
            <text:p>[OBJECTIVE: During Lifewatch monitoring campaign we sampled for OSD as well. ][PLATFORM: RV Simon Stevin][DEVICE REPORTED: 6 Niskins were deployed on a CTD-Rosette][DESCRIPTION: Not reported]</text:p>
          </table:table-cell>
          <table:table-cell office:value-type="string">
            <text:p>http://store.pangaea.de/Projects/OSD_2014/OSD182_20140624T1316Z.pdf</text:p>
          </table:table-cell>
          <table:table-cell office:value-type="string">
            <text:p>UTC+00</text:p>
          </table:table-cell>
          <table:table-cell office:value-type="string">
            <text:p>24-06-2014T13:16:32</text:p>
          </table:table-cell>
          <table:table-cell office:value-type="date" office:date-value="2014-06-24T13:16:00">
            <text:p>06/24/14 01:16 PM</text:p>
          </table:table-cell>
          <table:table-cell office:value-type="float" office:value="51.458433">
            <text:p>51.458433</text:p>
          </table:table-cell>
          <table:table-cell office:value-type="float" office:value="2.350467">
            <text:p>2.350467</text:p>
          </table:table-cell>
          <table:table-cell office:value-type="date" office:date-value="2014-06-24T13:16:00">
            <text:p>06/24/14 01:16 PM</text:p>
          </table:table-cell>
          <table:table-cell office:value-type="float" office:value="51.458433">
            <text:p>51.458433</text:p>
          </table:table-cell>
          <table:table-cell office:value-type="float" office:value="2.350467">
            <text:p>2.350467</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82_2014-06-24_3m_NPL022</text:p>
          </table:table-cell>
          <table:table-cell office:value-type="string">
            <text:p>ERS667482</text:p>
          </table:table-cell>
          <table:table-cell office:value-type="string">
            <text:p>http://www.ebi.ac.uk/ena/data/view/ERS667482</text:p>
          </table:table-cell>
          <table:table-cell/>
          <table:table-cell office:value-type="string">
            <text:p>SAMEA3275473</text:p>
          </table:table-cell>
          <table:table-cell office:value-type="string">
            <text:p>NPL022</text:p>
          </table:table-cell>
          <table:table-cell table:number-columns-repeated="7" office:value-type="string">
            <text:p>Not provided</text:p>
          </table:table-cell>
          <table:table-cell office:value-type="float" office:value="15.7139">
            <text:p>15.7139</text:p>
          </table:table-cell>
          <table:table-cell office:value-type="float" office:value="34.9975">
            <text:p>34.9975</text:p>
          </table:table-cell>
          <table:table-cell table:number-columns-repeated="8"/>
          <table:table-cell office:value-type="float" office:value="43.62">
            <text:p>43.62</text:p>
          </table:table-cell>
          <table:table-cell table:number-columns-repeated="8"/>
          <table:table-cell office:value-type="float" office:value="32.8653">
            <text:p>32.8653</text:p>
          </table:table-cell>
          <table:table-cell table:number-columns-repeated="2"/>
          <table:table-cell office:value-type="string">
            <text:p>BEL</text:p>
          </table:table-cell>
          <table:table-cell office:value-type="float" office:value="42071">
            <text:p>42071</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3">
          <table:table-cell office:value-type="float" office:value="183">
            <text:p>183</text:p>
          </table:table-cell>
          <table:table-cell office:value-type="string">
            <text:p>OSD183</text:p>
          </table:table-cell>
          <table:table-cell office:value-type="string">
            <text:p>W09</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83_20140624T2158Z</text:p>
          </table:table-cell>
          <table:table-cell office:value-type="string">
            <text:p>Bottle, Niskin 10-L</text:p>
          </table:table-cell>
          <table:table-cell office:value-type="string">
            <text:p>[OBJECTIVE: During Lifewatch monitoring campaign we sampled for OSD as well. ][PLATFORM: RV Simon Stevin][DEVICE REPORTED: 6 Niskins were deployed on a CTD-Rosette][DESCRIPTION: OSD183stationW09RV Simon StevinNiskin2014-06-24T19:58:17Z/2014-06-24T19:58:17Z ]</text:p>
          </table:table-cell>
          <table:table-cell office:value-type="string">
            <text:p>http://store.pangaea.de/Projects/OSD_2014/OSD183_20140624T2158Z.pdf</text:p>
          </table:table-cell>
          <table:table-cell office:value-type="string">
            <text:p>UTC+00</text:p>
          </table:table-cell>
          <table:table-cell office:value-type="string">
            <text:p>24-06-2014T21:58:17</text:p>
          </table:table-cell>
          <table:table-cell office:value-type="date" office:date-value="2014-06-24T21:58:00">
            <text:p>06/24/14 09:58 PM</text:p>
          </table:table-cell>
          <table:table-cell office:value-type="float" office:value="51.74835">
            <text:p>51.74835</text:p>
          </table:table-cell>
          <table:table-cell office:value-type="float" office:value="2.698">
            <text:p>2.698</text:p>
          </table:table-cell>
          <table:table-cell office:value-type="date" office:date-value="2014-06-24T21:58:00">
            <text:p>06/24/14 09:58 PM</text:p>
          </table:table-cell>
          <table:table-cell office:value-type="float" office:value="51.74835">
            <text:p>51.74835</text:p>
          </table:table-cell>
          <table:table-cell office:value-type="float" office:value="2.698">
            <text:p>2.698</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83_2014-06-24_3m_NPL022</text:p>
          </table:table-cell>
          <table:table-cell office:value-type="string">
            <text:p>ERS667481</text:p>
          </table:table-cell>
          <table:table-cell office:value-type="string">
            <text:p>http://www.ebi.ac.uk/ena/data/view/ERS667481</text:p>
          </table:table-cell>
          <table:table-cell/>
          <table:table-cell office:value-type="string">
            <text:p>SAMEA3275472</text:p>
          </table:table-cell>
          <table:table-cell office:value-type="string">
            <text:p>NPL022</text:p>
          </table:table-cell>
          <table:table-cell table:number-columns-repeated="7" office:value-type="string">
            <text:p>Not provided</text:p>
          </table:table-cell>
          <table:table-cell office:value-type="float" office:value="15.8014">
            <text:p>15.8014</text:p>
          </table:table-cell>
          <table:table-cell office:value-type="float" office:value="35.0087">
            <text:p>35.0087</text:p>
          </table:table-cell>
          <table:table-cell table:number-columns-repeated="8"/>
          <table:table-cell office:value-type="float" office:value="43.719">
            <text:p>43.719</text:p>
          </table:table-cell>
          <table:table-cell table:number-columns-repeated="8"/>
          <table:table-cell office:value-type="float" office:value="35.3221">
            <text:p>35.3221</text:p>
          </table:table-cell>
          <table:table-cell table:number-columns-repeated="2"/>
          <table:table-cell office:value-type="string">
            <text:p>BEL</text:p>
          </table:table-cell>
          <table:table-cell office:value-type="float" office:value="55961">
            <text:p>55961</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84">
            <text:p>184</text:p>
          </table:table-cell>
          <table:table-cell office:value-type="string">
            <text:p>OSD184</text:p>
          </table:table-cell>
          <table:table-cell office:value-type="string">
            <text:p>W10</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84_20140624T1806Z</text:p>
          </table:table-cell>
          <table:table-cell office:value-type="string">
            <text:p>Bottle, Niskin 10-L</text:p>
          </table:table-cell>
          <table:table-cell office:value-type="string">
            <text:p>[OBJECTIVE: During Lifewatch monitoring campaign we sampled for OSD as well. ][PLATFORM: RV Simon Stevin][DEVICE REPORTED: 6 Niskins were deployed on a CTD-Rosette][DESCRIPTION: OSD184stationW10RV Simon StevinNiskin2014-06-24T16:06:27Z/2014-06-24T16:07:22Z]</text:p>
          </table:table-cell>
          <table:table-cell office:value-type="string">
            <text:p>http://store.pangaea.de/Projects/OSD_2014/OSD184_20140624T1806Z.pdf</text:p>
          </table:table-cell>
          <table:table-cell office:value-type="string">
            <text:p>UTC+00</text:p>
          </table:table-cell>
          <table:table-cell office:value-type="string">
            <text:p>24-06-2014T18:06:27</text:p>
          </table:table-cell>
          <table:table-cell office:value-type="date" office:date-value="2014-06-24T18:06:00">
            <text:p>06/24/14 06:06 PM</text:p>
          </table:table-cell>
          <table:table-cell office:value-type="float" office:value="51.682917">
            <text:p>51.682917</text:p>
          </table:table-cell>
          <table:table-cell office:value-type="float" office:value="2.4152">
            <text:p>2.4152</text:p>
          </table:table-cell>
          <table:table-cell office:value-type="date" office:date-value="2014-06-24T18:07:00">
            <text:p>06/24/14 06:07 PM</text:p>
          </table:table-cell>
          <table:table-cell office:value-type="float" office:value="51.682717">
            <text:p>51.682717</text:p>
          </table:table-cell>
          <table:table-cell office:value-type="float" office:value="2.414967">
            <text:p>2.414967</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84_2014-06-24_3m_NPL022</text:p>
          </table:table-cell>
          <table:table-cell office:value-type="string">
            <text:p>ERS667480</text:p>
          </table:table-cell>
          <table:table-cell office:value-type="string">
            <text:p>http://www.ebi.ac.uk/ena/data/view/ERS667480</text:p>
          </table:table-cell>
          <table:table-cell/>
          <table:table-cell office:value-type="string">
            <text:p>SAMEA3275471</text:p>
          </table:table-cell>
          <table:table-cell office:value-type="string">
            <text:p>NPL022</text:p>
          </table:table-cell>
          <table:table-cell table:number-columns-repeated="7" office:value-type="string">
            <text:p>Not provided</text:p>
          </table:table-cell>
          <table:table-cell office:value-type="float" office:value="15.8336">
            <text:p>15.8336</text:p>
          </table:table-cell>
          <table:table-cell office:value-type="float" office:value="35.033">
            <text:p>35.033</text:p>
          </table:table-cell>
          <table:table-cell table:number-columns-repeated="8"/>
          <table:table-cell office:value-type="float" office:value="43.778">
            <text:p>43.778</text:p>
          </table:table-cell>
          <table:table-cell table:number-columns-repeated="8"/>
          <table:table-cell office:value-type="float" office:value="32.7885">
            <text:p>32.7885</text:p>
          </table:table-cell>
          <table:table-cell table:number-columns-repeated="2"/>
          <table:table-cell office:value-type="string">
            <text:p>BEL</text:p>
          </table:table-cell>
          <table:table-cell office:value-type="float" office:value="60511">
            <text:p>60511</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85">
            <text:p>185</text:p>
          </table:table-cell>
          <table:table-cell office:value-type="string">
            <text:p>OSD185</text:p>
          </table:table-cell>
          <table:table-cell office:value-type="float" office:value="421">
            <text:p>421</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185_20140624T1434Z</text:p>
          </table:table-cell>
          <table:table-cell office:value-type="string">
            <text:p>Bottle, Niskin 10-L</text:p>
          </table:table-cell>
          <table:table-cell office:value-type="string">
            <text:p>[OBJECTIVE: During Lifewatch monitoring campaign we sampled for OSD as well. ][PLATFORM: RV Simon Stevin][DEVICE REPORTED: 6 Niskins were deployed on a CTD-Rosette][DESCRIPTION: OSD185station421RV Simon StevinNiskin2014-06-24T12:34:02Z/2014-06-24T12:34:02Z]</text:p>
          </table:table-cell>
          <table:table-cell office:value-type="string">
            <text:p>http://store.pangaea.de/Projects/OSD_2014/OSD185_20140624T1434Z.pdf</text:p>
          </table:table-cell>
          <table:table-cell office:value-type="string">
            <text:p>UTC+00</text:p>
          </table:table-cell>
          <table:table-cell office:value-type="string">
            <text:p>24-06-2014T14:34:02</text:p>
          </table:table-cell>
          <table:table-cell office:value-type="date" office:date-value="2014-06-24T14:34:00">
            <text:p>06/24/14 02:34 PM</text:p>
          </table:table-cell>
          <table:table-cell office:value-type="float" office:value="51.481583">
            <text:p>51.481583</text:p>
          </table:table-cell>
          <table:table-cell office:value-type="float" office:value="2.451483">
            <text:p>2.451483</text:p>
          </table:table-cell>
          <table:table-cell office:value-type="date" office:date-value="2014-06-24T14:34:00">
            <text:p>06/24/14 02:34 PM</text:p>
          </table:table-cell>
          <table:table-cell office:value-type="float" office:value="51.481583">
            <text:p>51.481583</text:p>
          </table:table-cell>
          <table:table-cell office:value-type="float" office:value="2.451483">
            <text:p>2.451483</text:p>
          </table:table-cell>
          <table:table-cell office:value-type="float" office:value="3">
            <text:p>3</text:p>
          </table:table-cell>
          <table:table-cell office:value-type="string">
            <text:p>surface water (ENVO:2042)</text:p>
          </table:table-cell>
          <table:table-cell office:value-type="string">
            <text:p>sea water (ENVO:2149)</text:p>
          </table:table-cell>
          <table:table-cell office:value-type="string">
            <text:p>OSD185_2014-06-24_3m_NPL022</text:p>
          </table:table-cell>
          <table:table-cell office:value-type="string">
            <text:p>ERS667479</text:p>
          </table:table-cell>
          <table:table-cell office:value-type="string">
            <text:p>http://www.ebi.ac.uk/ena/data/view/ERS667479</text:p>
          </table:table-cell>
          <table:table-cell/>
          <table:table-cell office:value-type="string">
            <text:p>SAMEA3275470</text:p>
          </table:table-cell>
          <table:table-cell office:value-type="string">
            <text:p>NPL022</text:p>
          </table:table-cell>
          <table:table-cell table:number-columns-repeated="7" office:value-type="string">
            <text:p>Not provided</text:p>
          </table:table-cell>
          <table:table-cell office:value-type="float" office:value="16.1087">
            <text:p>16.1087</text:p>
          </table:table-cell>
          <table:table-cell office:value-type="float" office:value="34.8998">
            <text:p>34.8998</text:p>
          </table:table-cell>
          <table:table-cell table:number-columns-repeated="8"/>
          <table:table-cell office:value-type="float" office:value="43.901">
            <text:p>43.901</text:p>
          </table:table-cell>
          <table:table-cell table:number-columns-repeated="8"/>
          <table:table-cell office:value-type="float" office:value="31.6838">
            <text:p>31.6838</text:p>
          </table:table-cell>
          <table:table-cell table:number-columns-repeated="2"/>
          <table:table-cell office:value-type="string">
            <text:p>BEL</text:p>
          </table:table-cell>
          <table:table-cell office:value-type="float" office:value="40955">
            <text:p>40955</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186">
            <text:p>186</text:p>
          </table:table-cell>
          <table:table-cell office:value-type="string">
            <text:p>OSD186</text:p>
          </table:table-cell>
          <table:table-cell office:value-type="string">
            <text:p>SERC Rhode River Maryland</text:p>
          </table:table-cell>
          <table:table-cell office:value-type="string">
            <text:p>North Atlantic Ocean</text:p>
          </table:table-cell>
          <table:table-cell office:value-type="string">
            <text:p>http://marineregions.org/gazetteer.php?p=details&amp;id=1912</text:p>
          </table:table-cell>
          <table:table-cell office:value-type="string">
            <text:p>freshwater river biome (ENVO:1000253)</text:p>
          </table:table-cell>
          <table:table-cell office:value-type="string">
            <text:p>OSD-Jun-2014</text:p>
          </table:table-cell>
          <table:table-cell office:value-type="string">
            <text:p>OSD186_20140621T1704Z</text:p>
          </table:table-cell>
          <table:table-cell office:value-type="string">
            <text:p>Bottle, Kemmerer</text:p>
          </table:table-cell>
          <table:table-cell office:value-type="string">
            <text:p>[OBJECTIVE: Participation in OSD][PLATFORM: Dock][DEVICE REPORTED: 5L-Kimmerer, YSI85][DESCRIPTION: collected with Kimmer below surface of water (total depth at site 2.4m)]</text:p>
          </table:table-cell>
          <table:table-cell office:value-type="string">
            <text:p>http://store.pangaea.de/Projects/OSD_2014/OSD186_20140621T1704Z.pdf</text:p>
          </table:table-cell>
          <table:table-cell office:value-type="string">
            <text:p>UTC-05</text:p>
          </table:table-cell>
          <table:table-cell office:value-type="string">
            <text:p>21-06-2014T12:04:00</text:p>
          </table:table-cell>
          <table:table-cell office:value-type="date" office:date-value="2014-06-21T17:04:00">
            <text:p>06/21/14 05:04 PM</text:p>
          </table:table-cell>
          <table:table-cell office:value-type="float" office:value="38.885507">
            <text:p>38.885507</text:p>
          </table:table-cell>
          <table:table-cell office:value-type="float" office:value="-76.5416">
            <text:p>-76.5416</text:p>
          </table:table-cell>
          <table:table-cell office:value-type="date" office:date-value="2014-06-21T17:21:00">
            <text:p>06/21/14 05:21 PM</text:p>
          </table:table-cell>
          <table:table-cell office:value-type="float" office:value="38.885507">
            <text:p>38.885507</text:p>
          </table:table-cell>
          <table:table-cell office:value-type="float" office:value="-76.5416">
            <text:p>-76.5416</text:p>
          </table:table-cell>
          <table:table-cell office:value-type="float" office:value="2.4">
            <text:p>2.4</text:p>
          </table:table-cell>
          <table:table-cell office:value-type="string">
            <text:p>brackish estuary (ENVO:2137)</text:p>
          </table:table-cell>
          <table:table-cell office:value-type="string">
            <text:p>brackish water (ENVO:2019)</text:p>
          </table:table-cell>
          <table:table-cell office:value-type="string">
            <text:p>OSD186_2014-06-21_2.4m_NPL022</text:p>
          </table:table-cell>
          <table:table-cell office:value-type="string">
            <text:p>ERS667478</text:p>
          </table:table-cell>
          <table:table-cell office:value-type="string">
            <text:p>http://www.ebi.ac.uk/ena/data/view/ERS667478</text:p>
          </table:table-cell>
          <table:table-cell office:value-type="string">
            <text:p>ABOKL60</text:p>
          </table:table-cell>
          <table:table-cell office:value-type="string">
            <text:p>SAMEA3275469</text:p>
          </table:table-cell>
          <table:table-cell office:value-type="string">
            <text:p>NPL022</text:p>
          </table:table-cell>
          <table:table-cell table:number-columns-repeated="7" office:value-type="string">
            <text:p>Not provided</text:p>
          </table:table-cell>
          <table:table-cell office:value-type="float" office:value="26.8">
            <text:p>26.8</text:p>
          </table:table-cell>
          <table:table-cell office:value-type="float" office:value="7.2">
            <text:p>7.2</text:p>
          </table:table-cell>
          <table:table-cell table:number-columns-repeated="10"/>
          <table:table-cell office:value-type="float" office:value="6.2">
            <text:p>6.2</text:p>
          </table:table-cell>
          <table:table-cell table:number-columns-repeated="7"/>
          <table:table-cell office:value-type="float" office:value="37.6">
            <text:p>37.6</text:p>
          </table:table-cell>
          <table:table-cell/>
          <table:table-cell office:value-type="string">
            <text:p>USA</text:p>
          </table:table-cell>
          <table:table-cell office:value-type="float" office:value="456">
            <text:p>456</text:p>
          </table:table-cell>
          <table:table-cell office:value-type="string">
            <text:p>NWCS</text:p>
          </table:table-cell>
          <table:table-cell office:value-type="string">
            <text:p>Coastal - NW Atlantic Shelves Province</text:p>
          </table:table-cell>
          <table:table-cell office:value-type="float" office:value="0.035146239">
            <text:p>0.035146239</text:p>
          </table:table-cell>
          <table:table-cell office:value-type="string">
            <text:p>Northeast U.S. Continental Shelf</text:p>
          </table:table-cell>
          <table:table-cell office:value-type="float" office:value="212">
            <text:p>212</text:p>
          </table:table-cell>
        </table:table-row>
        <table:table-row table:style-name="ro1">
          <table:table-cell office:value-type="float" office:value="188">
            <text:p>188</text:p>
          </table:table-cell>
          <table:table-cell office:value-type="string">
            <text:p>OSD188</text:p>
          </table:table-cell>
          <table:table-cell office:value-type="string">
            <text:p>Rottnest Island</text:p>
          </table:table-cell>
          <table:table-cell office:value-type="string">
            <text:p>South Pacific Ocean</text:p>
          </table:table-cell>
          <table:table-cell office:value-type="string">
            <text:p>http://marineregions.org/gazetteer.php?p=details&amp;id=1910</text:p>
          </table:table-cell>
          <table:table-cell office:value-type="string">
            <text:p>marine pelagic biome (ENVO:1000023)</text:p>
          </table:table-cell>
          <table:table-cell office:value-type="string">
            <text:p>OSD-Jun-2014</text:p>
          </table:table-cell>
          <table:table-cell office:value-type="string">
            <text:p>OSD188_20140624T2148Z</text:p>
          </table:table-cell>
          <table:table-cell office:value-type="string">
            <text:p>Bottle, Niskin 10-L</text:p>
          </table:table-cell>
          <table:table-cell office:value-type="string">
            <text:p>[OBJECTIVE: IMOS National Reference Stations - OSD][PLATFORM: Research vessel, Linnaeus][DEVICE REPORTED: 10 L Niskin][DESCRIPTION: marine surface water]</text:p>
          </table:table-cell>
          <table:table-cell/>
          <table:table-cell office:value-type="string">
            <text:p>UTC+08</text:p>
          </table:table-cell>
          <table:table-cell office:value-type="string">
            <text:p>24-06-2014T05:48:00</text:p>
          </table:table-cell>
          <table:table-cell office:value-type="date" office:date-value="2014-06-24T21:48:00">
            <text:p>06/24/14 09:48 PM</text:p>
          </table:table-cell>
          <table:table-cell office:value-type="float" office:value="-32">
            <text:p>-32</text:p>
          </table:table-cell>
          <table:table-cell office:value-type="float" office:value="115.4167">
            <text:p>115.4167</text:p>
          </table:table-cell>
          <table:table-cell office:value-type="date" office:date-value="2014-06-24T22:24:00">
            <text:p>06/24/14 10:24 PM</text:p>
          </table:table-cell>
          <table:table-cell office:value-type="float" office:value="-32">
            <text:p>-32</text:p>
          </table:table-cell>
          <table:table-cell office:value-type="float" office:value="115.4167">
            <text:p>115.4167</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88_2014-06-24_0m_NPL022</text:p>
          </table:table-cell>
          <table:table-cell office:value-type="string">
            <text:p>ERS667477</text:p>
          </table:table-cell>
          <table:table-cell office:value-type="string">
            <text:p>http://www.ebi.ac.uk/ena/data/view/ERS667477</text:p>
          </table:table-cell>
          <table:table-cell/>
          <table:table-cell office:value-type="string">
            <text:p>SAMEA3275468</text:p>
          </table:table-cell>
          <table:table-cell office:value-type="string">
            <text:p>NPL022</text:p>
          </table:table-cell>
          <table:table-cell table:number-columns-repeated="7" office:value-type="string">
            <text:p>Not provided</text:p>
          </table:table-cell>
          <table:table-cell office:value-type="float" office:value="21.7963">
            <text:p>21.7963</text:p>
          </table:table-cell>
          <table:table-cell office:value-type="float" office:value="35.152">
            <text:p>35.152</text:p>
          </table:table-cell>
          <table:table-cell/>
          <table:table-cell table:number-columns-repeated="2" office:value-type="float" office:value="0.1">
            <text:p>0.1</text:p>
          </table:table-cell>
          <table:table-cell table:number-columns-repeated="5"/>
          <table:table-cell office:value-type="float" office:value="49.946">
            <text:p>49.946</text:p>
          </table:table-cell>
          <table:table-cell/>
          <table:table-cell office:value-type="float" office:value="218.21158">
            <text:p>218.21158</text:p>
          </table:table-cell>
          <table:table-cell table:number-columns-repeated="4"/>
          <table:table-cell office:value-type="float" office:value="0.08">
            <text:p>0.08</text:p>
          </table:table-cell>
          <table:table-cell office:value-type="float" office:value="1.7">
            <text:p>1.7</text:p>
          </table:table-cell>
          <table:table-cell/>
          <table:table-cell office:value-type="float" office:value="0.4">
            <text:p>0.4</text:p>
          </table:table-cell>
          <table:table-cell/>
          <table:table-cell office:value-type="string">
            <text:p>AUS</text:p>
          </table:table-cell>
          <table:table-cell office:value-type="float" office:value="3972">
            <text:p>3972</text:p>
          </table:table-cell>
          <table:table-cell office:value-type="string">
            <text:p>AUSW</text:p>
          </table:table-cell>
          <table:table-cell office:value-type="string">
            <text:p>Coastal - Australia-Indonesia Coastal Province</text:p>
          </table:table-cell>
          <table:table-cell office:value-type="float" office:value="0">
            <text:p>0</text:p>
          </table:table-cell>
          <table:table-cell office:value-type="string">
            <text:p>West Central Australian Shelf</text:p>
          </table:table-cell>
          <table:table-cell office:value-type="float" office:value="0">
            <text:p>0</text:p>
          </table:table-cell>
        </table:table-row>
        <table:table-row table:style-name="ro1">
          <table:table-cell office:value-type="float" office:value="189">
            <text:p>189</text:p>
          </table:table-cell>
          <table:table-cell office:value-type="string">
            <text:p>OSD189</text:p>
          </table:table-cell>
          <table:table-cell office:value-type="string">
            <text:p>Yongala</text:p>
          </table:table-cell>
          <table:table-cell office:value-type="string">
            <text:p>Coral Sea</text:p>
          </table:table-cell>
          <table:table-cell office:value-type="string">
            <text:p>http://marineregions.org/gazetteer.php?p=details&amp;id=4364</text:p>
          </table:table-cell>
          <table:table-cell office:value-type="string">
            <text:p>marine pelagic biome (ENVO:1000023)</text:p>
          </table:table-cell>
          <table:table-cell office:value-type="string">
            <text:p>OSD-Jun-2014</text:p>
          </table:table-cell>
          <table:table-cell office:value-type="string">
            <text:p>OSD189_20140624T1605Z</text:p>
          </table:table-cell>
          <table:table-cell office:value-type="string">
            <text:p>Bottle, Niskin 10-L</text:p>
          </table:table-cell>
          <table:table-cell office:value-type="string">
            <text:p>[OBJECTIVE: IMOS NAtional Reference Stations - OSD][PLATFORM: Research vessel, Apollo][DEVICE REPORTED: 10 L Niskin][DESCRIPTION: marine surface water]</text:p>
          </table:table-cell>
          <table:table-cell/>
          <table:table-cell office:value-type="string">
            <text:p>UTC+10</text:p>
          </table:table-cell>
          <table:table-cell office:value-type="string">
            <text:p>24-06-2014T02:05:00</text:p>
          </table:table-cell>
          <table:table-cell office:value-type="date" office:date-value="2014-06-24T16:05:00">
            <text:p>06/24/14 04:05 PM</text:p>
          </table:table-cell>
          <table:table-cell office:value-type="float" office:value="-19.305">
            <text:p>-19.305</text:p>
          </table:table-cell>
          <table:table-cell office:value-type="float" office:value="147.622">
            <text:p>147.622</text:p>
          </table:table-cell>
          <table:table-cell office:value-type="date" office:date-value="2014-06-24T19:15:00">
            <text:p>06/24/14 07:15 PM</text:p>
          </table:table-cell>
          <table:table-cell office:value-type="float" office:value="-19.305">
            <text:p>-19.305</text:p>
          </table:table-cell>
          <table:table-cell office:value-type="float" office:value="147.622">
            <text:p>147.622</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89_2014-06-24_0m_NPL022</text:p>
          </table:table-cell>
          <table:table-cell office:value-type="string">
            <text:p>ERS667476</text:p>
          </table:table-cell>
          <table:table-cell office:value-type="string">
            <text:p>http://www.ebi.ac.uk/ena/data/view/ERS667476</text:p>
          </table:table-cell>
          <table:table-cell/>
          <table:table-cell office:value-type="string">
            <text:p>SAMEA3275467</text:p>
          </table:table-cell>
          <table:table-cell office:value-type="string">
            <text:p>NPL022</text:p>
          </table:table-cell>
          <table:table-cell table:number-columns-repeated="7" office:value-type="string">
            <text:p>Not provided</text:p>
          </table:table-cell>
          <table:table-cell office:value-type="float" office:value="23.6203">
            <text:p>23.6203</text:p>
          </table:table-cell>
          <table:table-cell office:value-type="float" office:value="35.2968">
            <text:p>35.2968</text:p>
          </table:table-cell>
          <table:table-cell/>
          <table:table-cell office:value-type="float" office:value="0.0539">
            <text:p>0.0539</text:p>
          </table:table-cell>
          <table:table-cell office:value-type="float" office:value="0.102">
            <text:p>0.102</text:p>
          </table:table-cell>
          <table:table-cell table:number-columns-repeated="5"/>
          <table:table-cell office:value-type="float" office:value="51.96143">
            <text:p>51.96143</text:p>
          </table:table-cell>
          <table:table-cell/>
          <table:table-cell office:value-type="float" office:value="183.8763">
            <text:p>183.8763</text:p>
          </table:table-cell>
          <table:table-cell table:number-columns-repeated="4"/>
          <table:table-cell office:value-type="float" office:value="0.171">
            <text:p>0.171</text:p>
          </table:table-cell>
          <table:table-cell office:value-type="float" office:value="0.4009">
            <text:p>0.4009</text:p>
          </table:table-cell>
          <table:table-cell/>
          <table:table-cell office:value-type="float" office:value="0.0481">
            <text:p>0.0481</text:p>
          </table:table-cell>
          <table:table-cell/>
          <table:table-cell office:value-type="string">
            <text:p>AUS</text:p>
          </table:table-cell>
          <table:table-cell office:value-type="float" office:value="19044">
            <text:p>19044</text:p>
          </table:table-cell>
          <table:table-cell office:value-type="string">
            <text:p>AUSE</text:p>
          </table:table-cell>
          <table:table-cell office:value-type="string">
            <text:p>Coastal - East Australian Coastal Province</text:p>
          </table:table-cell>
          <table:table-cell office:value-type="float" office:value="0">
            <text:p>0</text:p>
          </table:table-cell>
          <table:table-cell office:value-type="string">
            <text:p>Northeast Australian Shelf</text:p>
          </table:table-cell>
          <table:table-cell office:value-type="float" office:value="0">
            <text:p>0</text:p>
          </table:table-cell>
        </table:table-row>
        <table:table-row table:style-name="ro3">
          <table:table-cell office:value-type="float" office:value="19">
            <text:p>19</text:p>
          </table:table-cell>
          <table:table-cell office:value-type="string">
            <text:p>OSD19</text:p>
          </table:table-cell>
          <table:table-cell office:value-type="string">
            <text:p>Famagusta</text:p>
          </table:table-cell>
          <table:table-cell table:style-name="ce2" office:value-type="string">
            <text:p>Mediterranean Sea - Eastern Basin</text:p>
          </table:table-cell>
          <table:table-cell table:style-name="ce2" office:value-type="string">
            <text:p><text:a xlink:href="http://marineregions.org/gazetteer.php?p=details&amp;id=4280">http://marineregions.org/gazetteer.php?p=details&amp;id=4280</text:a></text:p>
          </table:table-cell>
          <table:table-cell office:value-type="string">
            <text:p>marine biome (ENVO:447)</text:p>
          </table:table-cell>
          <table:table-cell office:value-type="string">
            <text:p>OSD-Jun-2014</text:p>
          </table:table-cell>
          <table:table-cell office:value-type="string">
            <text:p>OSD19_20140623T0730Z</text:p>
          </table:table-cell>
          <table:table-cell office:value-type="string">
            <text:p>Bottle, Ruttner</text:p>
          </table:table-cell>
          <table:table-cell office:value-type="string">
            <text:p>[OBJECTIVE: Not provided][PLATFORM: RV Security Ship][DEVICE REPORTED: Ruttner Water Sampler][DESCRIPTION: Surface water from site the Wall Famagusta.]</text:p>
          </table:table-cell>
          <table:table-cell office:value-type="string">
            <text:p>http://store.pangaea.de/Projects/OSD_2014/OSD19_20140623T0730Z.pdf</text:p>
          </table:table-cell>
          <table:table-cell office:value-type="string">
            <text:p>UTC+02</text:p>
          </table:table-cell>
          <table:table-cell office:value-type="string">
            <text:p>23-06-2014T09:30:00</text:p>
          </table:table-cell>
          <table:table-cell office:value-type="date" office:date-value="2014-06-23T07:30:00">
            <text:p>06/23/14 07:30 AM</text:p>
          </table:table-cell>
          <table:table-cell office:value-type="float" office:value="35">
            <text:p>35</text:p>
          </table:table-cell>
          <table:table-cell office:value-type="float" office:value="33">
            <text:p>33</text:p>
          </table:table-cell>
          <table:table-cell office:value-type="date" office:date-value="2014-06-23T08:00:00">
            <text:p>06/23/14 08:00 AM</text:p>
          </table:table-cell>
          <table:table-cell office:value-type="float" office:value="35">
            <text:p>35</text:p>
          </table:table-cell>
          <table:table-cell office:value-type="float" office:value="33">
            <text:p>33</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19_2014-06-23_2m_NPL022</text:p>
          </table:table-cell>
          <table:table-cell office:value-type="string">
            <text:p>ERS667649</text:p>
          </table:table-cell>
          <table:table-cell office:value-type="string">
            <text:p>http://www.ebi.ac.uk/ena/data/view/ERS667649</text:p>
          </table:table-cell>
          <table:table-cell/>
          <table:table-cell office:value-type="string">
            <text:p>SAMEA3275628</text:p>
          </table:table-cell>
          <table:table-cell office:value-type="string">
            <text:p>NPL022</text:p>
          </table:table-cell>
          <table:table-cell table:number-columns-repeated="7" office:value-type="string">
            <text:p>Not provided</text:p>
          </table:table-cell>
          <table:table-cell office:value-type="float" office:value="29">
            <text:p>29</text:p>
          </table:table-cell>
          <table:table-cell office:value-type="float" office:value="39.1">
            <text:p>39.1</text:p>
          </table:table-cell>
          <table:table-cell table:number-columns-repeated="20"/>
          <table:table-cell office:value-type="string">
            <text:p>CYP</text:p>
          </table:table-cell>
          <table:table-cell office:value-type="float" office:value="0">
            <text:p>0</text:p>
          </table:table-cell>
          <table:table-cell office:value-type="string">
            <text:p>MEDI</text:p>
          </table:table-cell>
          <table:table-cell office:value-type="string">
            <text:p>Westerlies - Mediterranean Sea, Black Sea Province</text:p>
          </table:table-cell>
          <table:table-cell office:value-type="float" office:value="0.199135542">
            <text:p>0.199135542</text:p>
          </table:table-cell>
          <table:table-cell table:number-columns-repeated="2"/>
        </table:table-row>
        <table:table-row table:style-name="ro1">
          <table:table-cell office:value-type="float" office:value="190">
            <text:p>190</text:p>
          </table:table-cell>
          <table:table-cell office:value-type="string">
            <text:p>OSD190</text:p>
          </table:table-cell>
          <table:table-cell office:value-type="string">
            <text:p>Kangaroo Island</text:p>
          </table:table-cell>
          <table:table-cell office:value-type="string">
            <text:p>South Pacific Ocean</text:p>
          </table:table-cell>
          <table:table-cell office:value-type="string">
            <text:p>http://marineregions.org/gazetteer.php?p=details&amp;id=1910</text:p>
          </table:table-cell>
          <table:table-cell office:value-type="string">
            <text:p>marine pelagic biome (ENVO:1000023)</text:p>
          </table:table-cell>
          <table:table-cell office:value-type="string">
            <text:p>OSD-Jun-2014</text:p>
          </table:table-cell>
          <table:table-cell office:value-type="string">
            <text:p>OSD190_20140713T0722Z</text:p>
          </table:table-cell>
          <table:table-cell office:value-type="string">
            <text:p>Bucket, plastic 10-L</text:p>
          </table:table-cell>
          <table:table-cell office:value-type="string">
            <text:p>[OBJECTIVE: IMOS National Reference Stations - OSD][PLATFORM: Research vessel, Ngerin][DEVICE REPORTED: 10 L bucket][DESCRIPTION: marine surface water]</text:p>
          </table:table-cell>
          <table:table-cell/>
          <table:table-cell office:value-type="string">
            <text:p>UTC+09:30</text:p>
          </table:table-cell>
          <table:table-cell office:value-type="string">
            <text:p>13-07-2014T16:52:00</text:p>
          </table:table-cell>
          <table:table-cell office:value-type="date" office:date-value="2014-07-13T07:22:00">
            <text:p>07/13/14 07:22 AM</text:p>
          </table:table-cell>
          <table:table-cell office:value-type="float" office:value="-35.8372">
            <text:p>-35.8372</text:p>
          </table:table-cell>
          <table:table-cell office:value-type="float" office:value="136.4413">
            <text:p>136.4413</text:p>
          </table:table-cell>
          <table:table-cell office:value-type="date" office:date-value="2014-07-13T07:40:00">
            <text:p>07/13/14 07:40 AM</text:p>
          </table:table-cell>
          <table:table-cell office:value-type="float" office:value="-35.8372">
            <text:p>-35.8372</text:p>
          </table:table-cell>
          <table:table-cell office:value-type="float" office:value="136.4413">
            <text:p>136.4413</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90_2014-07-13_0m_NPL022</text:p>
          </table:table-cell>
          <table:table-cell office:value-type="string">
            <text:p>ERS667475</text:p>
          </table:table-cell>
          <table:table-cell office:value-type="string">
            <text:p>http://www.ebi.ac.uk/ena/data/view/ERS667475</text:p>
          </table:table-cell>
          <table:table-cell/>
          <table:table-cell office:value-type="string">
            <text:p>SAMEA3275466</text:p>
          </table:table-cell>
          <table:table-cell office:value-type="string">
            <text:p>NPL022</text:p>
          </table:table-cell>
          <table:table-cell table:number-columns-repeated="7" office:value-type="string">
            <text:p>Not provided</text:p>
          </table:table-cell>
          <table:table-cell office:value-type="float" office:value="15.9433">
            <text:p>15.9433</text:p>
          </table:table-cell>
          <table:table-cell office:value-type="float" office:value="35.7899">
            <text:p>35.7899</text:p>
          </table:table-cell>
          <table:table-cell/>
          <table:table-cell office:value-type="float" office:value="0.123">
            <text:p>0.123</text:p>
          </table:table-cell>
          <table:table-cell office:value-type="float" office:value="0.5383">
            <text:p>0.5383</text:p>
          </table:table-cell>
          <table:table-cell table:number-columns-repeated="5"/>
          <table:table-cell office:value-type="float" office:value="44.73163">
            <text:p>44.73163</text:p>
          </table:table-cell>
          <table:table-cell/>
          <table:table-cell office:value-type="float" office:value="176.197079">
            <text:p>176.197079</text:p>
          </table:table-cell>
          <table:table-cell table:number-columns-repeated="5"/>
          <table:table-cell office:value-type="float" office:value="0.425">
            <text:p>0.425</text:p>
          </table:table-cell>
          <table:table-cell table:number-columns-repeated="3"/>
          <table:table-cell office:value-type="string">
            <text:p>AUS</text:p>
          </table:table-cell>
          <table:table-cell office:value-type="float" office:value="9284">
            <text:p>9284</text:p>
          </table:table-cell>
          <table:table-cell office:value-type="string">
            <text:p>SSTC</text:p>
          </table:table-cell>
          <table:table-cell office:value-type="string">
            <text:p>Westerlies - S. Subtropical Convergence Province</text:p>
          </table:table-cell>
          <table:table-cell office:value-type="float" office:value="0">
            <text:p>0</text:p>
          </table:table-cell>
          <table:table-cell office:value-type="string">
            <text:p>South West Australian Shelf</text:p>
          </table:table-cell>
          <table:table-cell office:value-type="float" office:value="0">
            <text:p>0</text:p>
          </table:table-cell>
        </table:table-row>
        <table:table-row table:style-name="ro1">
          <table:table-cell office:value-type="float" office:value="191">
            <text:p>191</text:p>
          </table:table-cell>
          <table:table-cell office:value-type="string">
            <text:p>OSD191</text:p>
          </table:table-cell>
          <table:table-cell office:value-type="string">
            <text:p>Darwin</text:p>
          </table:table-cell>
          <table:table-cell office:value-type="string">
            <text:p>Timor Sea</text:p>
          </table:table-cell>
          <table:table-cell office:value-type="string">
            <text:p>http://marineregions.org/gazetteer.php?p=details&amp;id=4344</text:p>
          </table:table-cell>
          <table:table-cell office:value-type="string">
            <text:p>marine pelagic biome (ENVO:1000023)</text:p>
          </table:table-cell>
          <table:table-cell office:value-type="string">
            <text:p>OSD-Jun-2014</text:p>
          </table:table-cell>
          <table:table-cell office:value-type="string">
            <text:p>OSD191_20140702T1433Z</text:p>
          </table:table-cell>
          <table:table-cell office:value-type="string">
            <text:p>Bottle, Niskin 10-L</text:p>
          </table:table-cell>
          <table:table-cell office:value-type="string">
            <text:p>[OBJECTIVE: IMOS National Reference Stations - OSD][PLATFORM: Research vessel, Westpac Rescue 1][DEVICE REPORTED: 10 L Niskin][DESCRIPTION: surface marine water for filtering]</text:p>
          </table:table-cell>
          <table:table-cell/>
          <table:table-cell office:value-type="string">
            <text:p>UTC+09:30</text:p>
          </table:table-cell>
          <table:table-cell office:value-type="string">
            <text:p>02-07-2014T00:03:00</text:p>
          </table:table-cell>
          <table:table-cell office:value-type="date" office:date-value="2014-07-02T14:33:00">
            <text:p>07/02/14 02:33 PM</text:p>
          </table:table-cell>
          <table:table-cell office:value-type="float" office:value="-12.3382">
            <text:p>-12.3382</text:p>
          </table:table-cell>
          <table:table-cell office:value-type="float" office:value="130.6952">
            <text:p>130.6952</text:p>
          </table:table-cell>
          <table:table-cell office:value-type="date" office:date-value="2014-07-02T14:55:00">
            <text:p>07/02/14 02:55 PM</text:p>
          </table:table-cell>
          <table:table-cell office:value-type="float" office:value="-12.3382">
            <text:p>-12.3382</text:p>
          </table:table-cell>
          <table:table-cell office:value-type="float" office:value="130.6952">
            <text:p>130.6952</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191_2014-07-02_0m_NPL022</text:p>
          </table:table-cell>
          <table:table-cell office:value-type="string">
            <text:p>ERS667474</text:p>
          </table:table-cell>
          <table:table-cell office:value-type="string">
            <text:p>http://www.ebi.ac.uk/ena/data/view/ERS667474</text:p>
          </table:table-cell>
          <table:table-cell/>
          <table:table-cell office:value-type="string">
            <text:p>SAMEA3275465</text:p>
          </table:table-cell>
          <table:table-cell office:value-type="string">
            <text:p>NPL022</text:p>
          </table:table-cell>
          <table:table-cell table:number-columns-repeated="7" office:value-type="string">
            <text:p>Not provided</text:p>
          </table:table-cell>
          <table:table-cell office:value-type="float" office:value="24.76">
            <text:p>24.76</text:p>
          </table:table-cell>
          <table:table-cell office:value-type="float" office:value="34.19">
            <text:p>34.19</text:p>
          </table:table-cell>
          <table:table-cell office:value-type="float" office:value="8.03">
            <text:p>8.03</text:p>
          </table:table-cell>
          <table:table-cell office:value-type="float" office:value="0.3583">
            <text:p>0.3583</text:p>
          </table:table-cell>
          <table:table-cell office:value-type="float" office:value="0.2596">
            <text:p>0.2596</text:p>
          </table:table-cell>
          <table:table-cell table:number-columns-repeated="5"/>
          <table:table-cell office:value-type="float" office:value="51.96">
            <text:p>51.96</text:p>
          </table:table-cell>
          <table:table-cell table:number-columns-repeated="6"/>
          <table:table-cell office:value-type="float" office:value="0.0949">
            <text:p>0.0949</text:p>
          </table:table-cell>
          <table:table-cell office:value-type="float" office:value="5.1682">
            <text:p>5.1682</text:p>
          </table:table-cell>
          <table:table-cell table:number-columns-repeated="3"/>
          <table:table-cell office:value-type="string">
            <text:p>AUS</text:p>
          </table:table-cell>
          <table:table-cell office:value-type="float" office:value="7489">
            <text:p>7489</text:p>
          </table:table-cell>
          <table:table-cell office:value-type="string">
            <text:p>SUND</text:p>
          </table:table-cell>
          <table:table-cell office:value-type="string">
            <text:p>Coastal - Sunda-Arafura Shelves Province</text:p>
          </table:table-cell>
          <table:table-cell office:value-type="float" office:value="0">
            <text:p>0</text:p>
          </table:table-cell>
          <table:table-cell office:value-type="string">
            <text:p>North Australian Shelf</text:p>
          </table:table-cell>
          <table:table-cell office:value-type="float" office:value="0">
            <text:p>0</text:p>
          </table:table-cell>
        </table:table-row>
        <table:table-row table:style-name="ro1">
          <table:table-cell office:value-type="float" office:value="2">
            <text:p>2</text:p>
          </table:table-cell>
          <table:table-cell office:value-type="string">
            <text:p>OSD2</text:p>
          </table:table-cell>
          <table:table-cell office:value-type="string">
            <text:p>Roscoff - SOMLIT</text:p>
          </table:table-cell>
          <table:table-cell office:value-type="string">
            <text:p>English Channel</text:p>
          </table:table-cell>
          <table:table-cell office:value-type="string">
            <text:p>http://marineregions.org/gazetteer.php?p=details&amp;id=2389</text:p>
          </table:table-cell>
          <table:table-cell office:value-type="string">
            <text:p>neritic epipelagic zone biome (ENVO:1000042)</text:p>
          </table:table-cell>
          <table:table-cell office:value-type="string">
            <text:p>OSD-Jun-2014</text:p>
          </table:table-cell>
          <table:table-cell office:value-type="string">
            <text:p>OSD2_20140620T1126Z</text:p>
          </table:table-cell>
          <table:table-cell office:value-type="string">
            <text:p>Bottle, Niskin 5-L</text:p>
          </table:table-cell>
          <table:table-cell office:value-type="string">
            <text:p>[OBJECTIVE: Our [OBJECTIVE is to contribute to the OSD dataset on marine microbial diversity and functions and possibly its analysis. We are particularly interested by the structure and fucntions of prokaryotic and eukaryotic communities and their in situ interactions.][PLATFORM: RV Neomysis][DEVICE REPORTED: 5L Niskin bottle][DESCRIPTION: clear water]</text:p>
          </table:table-cell>
          <table:table-cell office:value-type="string">
            <text:p>http://store.pangaea.de/Projects/OSD_2014/OSD2_20140620T1126Z.pdf</text:p>
          </table:table-cell>
          <table:table-cell office:value-type="string">
            <text:p>UTC+01</text:p>
          </table:table-cell>
          <table:table-cell office:value-type="string">
            <text:p>20-06-2014T12:26:00</text:p>
          </table:table-cell>
          <table:table-cell office:value-type="date" office:date-value="2014-06-20T11:26:00">
            <text:p>06/20/14 11:26 AM</text:p>
          </table:table-cell>
          <table:table-cell office:value-type="float" office:value="48.7778">
            <text:p>48.7778</text:p>
          </table:table-cell>
          <table:table-cell office:value-type="float" office:value="-3.9375">
            <text:p>-3.9375</text:p>
          </table:table-cell>
          <table:table-cell office:value-type="date" office:date-value="2014-06-20T11:45:00">
            <text:p>06/20/14 11:45 AM</text:p>
          </table:table-cell>
          <table:table-cell office:value-type="float" office:value="48.7778">
            <text:p>48.7778</text:p>
          </table:table-cell>
          <table:table-cell office:value-type="float" office:value="-3.9375">
            <text:p>-3.9375</text:p>
          </table:table-cell>
          <table:table-cell office:value-type="float" office:value="0">
            <text:p>0</text:p>
          </table:table-cell>
          <table:table-cell office:value-type="string">
            <text:p>coastal water body (ENVO:2000049)</text:p>
          </table:table-cell>
          <table:table-cell office:value-type="string">
            <text:p>coastal sea water (ENVO:2150)</text:p>
          </table:table-cell>
          <table:table-cell office:value-type="string">
            <text:p>OSD2_2014-06-20_0m_NPL022</text:p>
          </table:table-cell>
          <table:table-cell office:value-type="string">
            <text:p>ERS667667</text:p>
          </table:table-cell>
          <table:table-cell office:value-type="string">
            <text:p>http://www.ebi.ac.uk/ena/data/view/ERS667667</text:p>
          </table:table-cell>
          <table:table-cell office:value-type="string">
            <text:p>ABOKL97</text:p>
          </table:table-cell>
          <table:table-cell office:value-type="string">
            <text:p>SAMEA3275645</text:p>
          </table:table-cell>
          <table:table-cell office:value-type="string">
            <text:p>NPL022</text:p>
          </table:table-cell>
          <table:table-cell table:number-columns-repeated="7" office:value-type="string">
            <text:p>Not provided</text:p>
          </table:table-cell>
          <table:table-cell office:value-type="float" office:value="14.38">
            <text:p>14.38</text:p>
          </table:table-cell>
          <table:table-cell office:value-type="float" office:value="35.128">
            <text:p>35.128</text:p>
          </table:table-cell>
          <table:table-cell office:value-type="float" office:value="8.02">
            <text:p>8.02</text:p>
          </table:table-cell>
          <table:table-cell office:value-type="float" office:value="0.1">
            <text:p>0.1</text:p>
          </table:table-cell>
          <table:table-cell office:value-type="float" office:value="1.3">
            <text:p>1.3</text:p>
          </table:table-cell>
          <table:table-cell office:value-type="float" office:value="112.2">
            <text:p>112.2</text:p>
          </table:table-cell>
          <table:table-cell office:value-type="float" office:value="0.11">
            <text:p>0.11</text:p>
          </table:table-cell>
          <table:table-cell table:number-columns-repeated="2"/>
          <table:table-cell office:value-type="float" office:value="1362">
            <text:p>1362</text:p>
          </table:table-cell>
          <table:table-cell table:number-columns-repeated="2"/>
          <table:table-cell office:value-type="float" office:value="282.7">
            <text:p>282.7</text:p>
          </table:table-cell>
          <table:table-cell office:value-type="float" office:value="14.3">
            <text:p>14.3</text:p>
          </table:table-cell>
          <table:table-cell table:number-columns-repeated="3"/>
          <table:table-cell office:value-type="float" office:value="0.58">
            <text:p>0.58</text:p>
          </table:table-cell>
          <table:table-cell office:value-type="float" office:value="0.9">
            <text:p>0.9</text:p>
          </table:table-cell>
          <table:table-cell table:number-columns-repeated="2"/>
          <table:table-cell office:value-type="float" office:value="1.22">
            <text:p>1.22</text:p>
          </table:table-cell>
          <table:table-cell office:value-type="string">
            <text:p>FRA</text:p>
          </table:table-cell>
          <table:table-cell office:value-type="float" office:value="5401">
            <text:p>5401</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Celtic-Biscay Shelf</text:p>
          </table:table-cell>
          <table:table-cell office:value-type="float" office:value="0">
            <text:p>0</text:p>
          </table:table-cell>
        </table:table-row>
        <table:table-row table:style-name="ro1">
          <table:table-cell office:value-type="float" office:value="2">
            <text:p>2</text:p>
          </table:table-cell>
          <table:table-cell office:value-type="string">
            <text:p>OSD2</text:p>
          </table:table-cell>
          <table:table-cell office:value-type="string">
            <text:p>Roscoff - SOMLIT</text:p>
          </table:table-cell>
          <table:table-cell office:value-type="string">
            <text:p>English Channel</text:p>
          </table:table-cell>
          <table:table-cell office:value-type="string">
            <text:p>http://marineregions.org/gazetteer.php?p=details&amp;id=2389</text:p>
          </table:table-cell>
          <table:table-cell office:value-type="string">
            <text:p>marine biome (ENVO:447)</text:p>
          </table:table-cell>
          <table:table-cell office:value-type="string">
            <text:p>OSD-Jun-2014</text:p>
          </table:table-cell>
          <table:table-cell office:value-type="string">
            <text:p>OSD2_20140620T1126Z</text:p>
          </table:table-cell>
          <table:table-cell office:value-type="string">
            <text:p>Bottle, Niskin 5-L</text:p>
          </table:table-cell>
          <table:table-cell office:value-type="string">
            <text:p>[OBJECTIVE: Our [OBJECTIVE is to contribute to the OSD dataset on marine microbial diversity and functions and possibly its analysis. We are particularly interested by the structure and fucntions of prokaryotic and eukaryotic communities and their in situ interactions.][PLATFORM: RV Neomysis][DEVICE REPORTED: 5L Niskin bottle][DESCRIPTION: clear water]</text:p>
          </table:table-cell>
          <table:table-cell office:value-type="string">
            <text:p>http://store.pangaea.de/Projects/OSD_2014/OSD2_20140620T1126Z.pdf</text:p>
          </table:table-cell>
          <table:table-cell office:value-type="string">
            <text:p>UTC+01</text:p>
          </table:table-cell>
          <table:table-cell office:value-type="string">
            <text:p>20-06-2014T12:26:00</text:p>
          </table:table-cell>
          <table:table-cell office:value-type="date" office:date-value="2014-06-20T11:26:00">
            <text:p>06/20/14 11:26 AM</text:p>
          </table:table-cell>
          <table:table-cell office:value-type="float" office:value="48.7778">
            <text:p>48.7778</text:p>
          </table:table-cell>
          <table:table-cell office:value-type="float" office:value="-3.9375">
            <text:p>-3.9375</text:p>
          </table:table-cell>
          <table:table-cell office:value-type="date" office:date-value="2014-06-20T11:45:00">
            <text:p>06/20/14 11:45 AM</text:p>
          </table:table-cell>
          <table:table-cell office:value-type="float" office:value="48.7778">
            <text:p>48.7778</text:p>
          </table:table-cell>
          <table:table-cell office:value-type="float" office:value="-3.9375">
            <text:p>-3.9375</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2_2014-06-20_1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14.38">
            <text:p>14.38</text:p>
          </table:table-cell>
          <table:table-cell office:value-type="float" office:value="35.128">
            <text:p>35.128</text:p>
          </table:table-cell>
          <table:table-cell office:value-type="float" office:value="8.02">
            <text:p>8.02</text:p>
          </table:table-cell>
          <table:table-cell office:value-type="float" office:value="0.1">
            <text:p>0.1</text:p>
          </table:table-cell>
          <table:table-cell table:number-columns-repeated="18"/>
          <table:table-cell office:value-type="string">
            <text:p>FRA</text:p>
          </table:table-cell>
          <table:table-cell office:value-type="float" office:value="5399">
            <text:p>5399</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Celtic-Biscay Shelf</text:p>
          </table:table-cell>
          <table:table-cell office:value-type="float" office:value="0">
            <text:p>0</text:p>
          </table:table-cell>
        </table:table-row>
        <table:table-row table:style-name="ro3">
          <table:table-cell office:value-type="float" office:value="20">
            <text:p>20</text:p>
          </table:table-cell>
          <table:table-cell office:value-type="string">
            <text:p>OSD20</text:p>
          </table:table-cell>
          <table:table-cell office:value-type="string">
            <text:p>Faxafloi</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20_20140620T1030Z</text:p>
          </table:table-cell>
          <table:table-cell office:value-type="string">
            <text:p>Bucket, plastic</text:p>
          </table:table-cell>
          <table:table-cell office:value-type="string">
            <text:p>[OBJECTIVE: Microbial diversity][PLATFORM: Small research vessel][DEVICE REPORTED: bucket][DESCRIPTION: Samples were filtered onboard]</text:p>
          </table:table-cell>
          <table:table-cell office:value-type="string">
            <text:p>http://store.pangaea.de/Projects/OSD_2014/OSD20_20140620T1030Z.pdf</text:p>
          </table:table-cell>
          <table:table-cell office:value-type="string">
            <text:p>UTC+00</text:p>
          </table:table-cell>
          <table:table-cell office:value-type="string">
            <text:p>20-06-2014T10:30:00</text:p>
          </table:table-cell>
          <table:table-cell office:value-type="date" office:date-value="2014-06-20T10:30:00">
            <text:p>06/20/14 10:30 AM</text:p>
          </table:table-cell>
          <table:table-cell office:value-type="float" office:value="64.208333">
            <text:p>64.208333</text:p>
          </table:table-cell>
          <table:table-cell office:value-type="float" office:value="-22.015">
            <text:p>-22.015</text:p>
          </table:table-cell>
          <table:table-cell office:value-type="date" office:date-value="2014-06-20T10:50:00">
            <text:p>06/20/14 10:50 AM</text:p>
          </table:table-cell>
          <table:table-cell office:value-type="float" office:value="64.208333">
            <text:p>64.208333</text:p>
          </table:table-cell>
          <table:table-cell office:value-type="float" office:value="-22.015">
            <text:p>-22.015</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20_2014-06-20_0m_NPL022</text:p>
          </table:table-cell>
          <table:table-cell office:value-type="string">
            <text:p>ERS667647</text:p>
          </table:table-cell>
          <table:table-cell office:value-type="string">
            <text:p>http://www.ebi.ac.uk/ena/data/view/ERS667647</text:p>
          </table:table-cell>
          <table:table-cell office:value-type="string">
            <text:p>ABOKM41</text:p>
          </table:table-cell>
          <table:table-cell office:value-type="string">
            <text:p>SAMEA3275626</text:p>
          </table:table-cell>
          <table:table-cell office:value-type="string">
            <text:p>NPL022</text:p>
          </table:table-cell>
          <table:table-cell table:number-columns-repeated="7" office:value-type="string">
            <text:p>Not provided</text:p>
          </table:table-cell>
          <table:table-cell office:value-type="float" office:value="11">
            <text:p>11</text:p>
          </table:table-cell>
          <table:table-cell office:value-type="float" office:value="31.2">
            <text:p>31.2</text:p>
          </table:table-cell>
          <table:table-cell table:number-columns-repeated="20"/>
          <table:table-cell office:value-type="string">
            <text:p>ISL</text:p>
          </table:table-cell>
          <table:table-cell office:value-type="float" office:value="5090">
            <text:p>5090</text:p>
          </table:table-cell>
          <table:table-cell office:value-type="string">
            <text:p>SARC</text:p>
          </table:table-cell>
          <table:table-cell office:value-type="string">
            <text:p>Polar - Atlantic Subarctic Province</text:p>
          </table:table-cell>
          <table:table-cell office:value-type="float" office:value="0">
            <text:p>0</text:p>
          </table:table-cell>
          <table:table-cell office:value-type="string">
            <text:p>Iceland Shelf and Sea</text:p>
          </table:table-cell>
          <table:table-cell office:value-type="float" office:value="0">
            <text:p>0</text:p>
          </table:table-cell>
        </table:table-row>
        <table:table-row table:style-name="ro3">
          <table:table-cell office:value-type="float" office:value="20">
            <text:p>20</text:p>
          </table:table-cell>
          <table:table-cell office:value-type="string">
            <text:p>OSD20</text:p>
          </table:table-cell>
          <table:table-cell office:value-type="string">
            <text:p>Faxafloi</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20_20140620T1030Z</text:p>
          </table:table-cell>
          <table:table-cell office:value-type="string">
            <text:p>Bucket, plastic</text:p>
          </table:table-cell>
          <table:table-cell office:value-type="string">
            <text:p>[OBJECTIVE: Microbial diversity][PLATFORM: Small research vessel][DEVICE REPORTED: bucket][DESCRIPTION: Samples were filtered onboard]</text:p>
          </table:table-cell>
          <table:table-cell office:value-type="string">
            <text:p>http://store.pangaea.de/Projects/OSD_2014/OSD20_20140620T1030Z.pdf</text:p>
          </table:table-cell>
          <table:table-cell office:value-type="string">
            <text:p>UTC+00</text:p>
          </table:table-cell>
          <table:table-cell office:value-type="string">
            <text:p>20-06-2014T10:30:00</text:p>
          </table:table-cell>
          <table:table-cell office:value-type="date" office:date-value="2014-06-20T10:30:00">
            <text:p>06/20/14 10:30 AM</text:p>
          </table:table-cell>
          <table:table-cell office:value-type="float" office:value="64.208333">
            <text:p>64.208333</text:p>
          </table:table-cell>
          <table:table-cell office:value-type="float" office:value="-22.015">
            <text:p>-22.015</text:p>
          </table:table-cell>
          <table:table-cell office:value-type="date" office:date-value="2014-06-20T10:50:00">
            <text:p>06/20/14 10:50 AM</text:p>
          </table:table-cell>
          <table:table-cell office:value-type="float" office:value="64.208333">
            <text:p>64.208333</text:p>
          </table:table-cell>
          <table:table-cell office:value-type="float" office:value="-22.015">
            <text:p>-22.015</text:p>
          </table:table-cell>
          <table:table-cell office:value-type="float" office:value="20">
            <text:p>20</text:p>
          </table:table-cell>
          <table:table-cell office:value-type="string">
            <text:p>surface water (ENVO:2042)</text:p>
          </table:table-cell>
          <table:table-cell office:value-type="string">
            <text:p>sea water (ENVO:2149)</text:p>
          </table:table-cell>
          <table:table-cell office:value-type="string">
            <text:p>OSD20_2014-06-20_20m_NPL022</text:p>
          </table:table-cell>
          <table:table-cell office:value-type="string">
            <text:p>ERS667648</text:p>
          </table:table-cell>
          <table:table-cell office:value-type="string">
            <text:p>http://www.ebi.ac.uk/ena/data/view/ERS667648</text:p>
          </table:table-cell>
          <table:table-cell office:value-type="string">
            <text:p>ABOKN09</text:p>
          </table:table-cell>
          <table:table-cell office:value-type="string">
            <text:p>SAMEA3275627</text:p>
          </table:table-cell>
          <table:table-cell office:value-type="string">
            <text:p>NPL022</text:p>
          </table:table-cell>
          <table:table-cell table:number-columns-repeated="7" office:value-type="string">
            <text:p>Not provided</text:p>
          </table:table-cell>
          <table:table-cell office:value-type="float" office:value="11">
            <text:p>11</text:p>
          </table:table-cell>
          <table:table-cell office:value-type="float" office:value="31.2">
            <text:p>31.2</text:p>
          </table:table-cell>
          <table:table-cell table:number-columns-repeated="20"/>
          <table:table-cell office:value-type="string">
            <text:p>ISL</text:p>
          </table:table-cell>
          <table:table-cell office:value-type="float" office:value="5090">
            <text:p>5090</text:p>
          </table:table-cell>
          <table:table-cell office:value-type="string">
            <text:p>SARC</text:p>
          </table:table-cell>
          <table:table-cell office:value-type="string">
            <text:p>Polar - Atlantic Subarctic Province</text:p>
          </table:table-cell>
          <table:table-cell office:value-type="float" office:value="0">
            <text:p>0</text:p>
          </table:table-cell>
          <table:table-cell office:value-type="string">
            <text:p>Iceland Shelf and Sea</text:p>
          </table:table-cell>
          <table:table-cell office:value-type="float" office:value="0">
            <text:p>0</text:p>
          </table:table-cell>
        </table:table-row>
        <table:table-row table:style-name="ro3">
          <table:table-cell office:value-type="float" office:value="21">
            <text:p>21</text:p>
          </table:table-cell>
          <table:table-cell office:value-type="string">
            <text:p>OSD21</text:p>
          </table:table-cell>
          <table:table-cell office:value-type="string">
            <text:p>Croatia</text:p>
          </table:table-cell>
          <table:table-cell office:value-type="string">
            <text:p>Adriatic Sea</text:p>
          </table:table-cell>
          <table:table-cell office:value-type="string">
            <text:p>http://marineregions.org/gazetteer.php?p=details&amp;id=3314</text:p>
          </table:table-cell>
          <table:table-cell office:value-type="string">
            <text:p>mediterranean sea biome (ENVO:1000047)</text:p>
          </table:table-cell>
          <table:table-cell office:value-type="string">
            <text:p>OSD-Jun-2014</text:p>
          </table:table-cell>
          <table:table-cell office:value-type="string">
            <text:p>OSD21_20140621T1055Z</text:p>
          </table:table-cell>
          <table:table-cell office:value-type="string">
            <text:p>Bottle, Niskin</text:p>
          </table:table-cell>
          <table:table-cell office:value-type="string">
            <text:p>[OBJECTIVE: Monthly monitoring][PLATFORM: Burin][DEVICE REPORTED: Niskin][DESCRIPTION: Seawater ]</text:p>
          </table:table-cell>
          <table:table-cell/>
          <table:table-cell office:value-type="string">
            <text:p>UTC+01</text:p>
          </table:table-cell>
          <table:table-cell office:value-type="string">
            <text:p>21-06-2014T11:55:00</text:p>
          </table:table-cell>
          <table:table-cell office:value-type="date" office:date-value="2014-06-21T10:55:00">
            <text:p>06/21/14 10:55 AM</text:p>
          </table:table-cell>
          <table:table-cell office:value-type="float" office:value="45.08">
            <text:p>45.08</text:p>
          </table:table-cell>
          <table:table-cell office:value-type="float" office:value="13.61">
            <text:p>13.61</text:p>
          </table:table-cell>
          <table:table-cell office:value-type="date" office:date-value="2014-06-21T11:05:00">
            <text:p>06/21/14 11:05 AM</text:p>
          </table:table-cell>
          <table:table-cell office:value-type="float" office:value="45.08">
            <text:p>45.08</text:p>
          </table:table-cell>
          <table:table-cell office:value-type="float" office:value="13.61">
            <text:p>13.61</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21_2014-06-21_0m_NPL022</text:p>
          </table:table-cell>
          <table:table-cell office:value-type="string">
            <text:p>ERS667646</text:p>
          </table:table-cell>
          <table:table-cell office:value-type="string">
            <text:p>http://www.ebi.ac.uk/ena/data/view/ERS667646</text:p>
          </table:table-cell>
          <table:table-cell office:value-type="string">
            <text:p>ABOKL42</text:p>
          </table:table-cell>
          <table:table-cell/>
          <table:table-cell office:value-type="string">
            <text:p>NPL022</text:p>
          </table:table-cell>
          <table:table-cell table:number-columns-repeated="7" office:value-type="string">
            <text:p>Not provided</text:p>
          </table:table-cell>
          <table:table-cell office:value-type="float" office:value="19.5">
            <text:p>19.5</text:p>
          </table:table-cell>
          <table:table-cell office:value-type="float" office:value="37.1">
            <text:p>37.1</text:p>
          </table:table-cell>
          <table:table-cell table:number-columns-repeated="20"/>
          <table:table-cell office:value-type="string">
            <text:p>HRV</text:p>
          </table:table-cell>
          <table:table-cell office:value-type="float" office:value="1559">
            <text:p>1559</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22">
            <text:p>22</text:p>
          </table:table-cell>
          <table:table-cell office:value-type="string">
            <text:p>OSD22</text:p>
          </table:table-cell>
          <table:table-cell office:value-type="string">
            <text:p>Marseille Solemio SOMLIT</text:p>
          </table:table-cell>
          <table:table-cell office:value-type="string">
            <text:p>Mediterranean Sea - Western Basin</text:p>
          </table:table-cell>
          <table:table-cell office:value-type="string">
            <text:p>http://marineregions.org/gazetteer.php?p=details&amp;id=4279</text:p>
          </table:table-cell>
          <table:table-cell office:value-type="string">
            <text:p>marine biome (ENVO:447)</text:p>
          </table:table-cell>
          <table:table-cell office:value-type="string">
            <text:p>OSD-Jun-2014</text:p>
          </table:table-cell>
          <table:table-cell office:value-type="string">
            <text:p>OSD22_20140623T0800Z</text:p>
          </table:table-cell>
          <table:table-cell office:value-type="string">
            <text:p>Bottle, Niskin</text:p>
          </table:table-cell>
          <table:table-cell office:value-type="string">
            <text:p>[OBJECTIVE: Solemio station (SOMLIT site)][PLATFORM: NO ANTEDON II][DEVICE REPORTED: CTD rosette + 2 Niskin bottles][DESCRIPTION: 1st Niskin (18L) for Sterivex filtration.]</text:p>
          </table:table-cell>
          <table:table-cell office:value-type="string">
            <text:p>http://store.pangaea.de/Projects/OSD_2014/OSD22_20140623T0800Z.pdf</text:p>
          </table:table-cell>
          <table:table-cell office:value-type="string">
            <text:p>UTC+01</text:p>
          </table:table-cell>
          <table:table-cell office:value-type="string">
            <text:p>23-06-2014T07:01:00</text:p>
          </table:table-cell>
          <table:table-cell office:value-type="date" office:date-value="2014-06-23T06:01:00">
            <text:p>06/23/14 06:01 AM</text:p>
          </table:table-cell>
          <table:table-cell office:value-type="float" office:value="43.22639">
            <text:p>43.22639</text:p>
          </table:table-cell>
          <table:table-cell office:value-type="float" office:value="5.1746">
            <text:p>5.1746</text:p>
          </table:table-cell>
          <table:table-cell office:value-type="date" office:date-value="2014-06-23T13:30:00">
            <text:p>06/23/14 01:30 PM</text:p>
          </table:table-cell>
          <table:table-cell office:value-type="float" office:value="43.22639">
            <text:p>43.22639</text:p>
          </table:table-cell>
          <table:table-cell office:value-type="float" office:value="5.1746">
            <text:p>5.1746</text:p>
          </table:table-cell>
          <table:table-cell office:value-type="float" office:value="1">
            <text:p>1</text:p>
          </table:table-cell>
          <table:table-cell office:value-type="string">
            <text:p>surface water (ENVO:2042)</text:p>
          </table:table-cell>
          <table:table-cell office:value-type="string">
            <text:p>saline water (ENVO:2010)</text:p>
          </table:table-cell>
          <table:table-cell office:value-type="string">
            <text:p>OSD22_2014-06-23_1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21.9952">
            <text:p>21.9952</text:p>
          </table:table-cell>
          <table:table-cell office:value-type="float" office:value="38.0871">
            <text:p>38.0871</text:p>
          </table:table-cell>
          <table:table-cell/>
          <table:table-cell office:value-type="float" office:value="0.16">
            <text:p>0.16</text:p>
          </table:table-cell>
          <table:table-cell table:number-columns-repeated="18"/>
          <table:table-cell office:value-type="string">
            <text:p>FRA</text:p>
          </table:table-cell>
          <table:table-cell office:value-type="float" office:value="10195">
            <text:p>10195</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22">
            <text:p>22</text:p>
          </table:table-cell>
          <table:table-cell office:value-type="string">
            <text:p>OSD22</text:p>
          </table:table-cell>
          <table:table-cell office:value-type="string">
            <text:p>Marseille Solemio SOMLIT</text:p>
          </table:table-cell>
          <table:table-cell office:value-type="string">
            <text:p>Mediterranean Sea - Western Basin</text:p>
          </table:table-cell>
          <table:table-cell office:value-type="string">
            <text:p>http://marineregions.org/gazetteer.php?p=details&amp;id=4279</text:p>
          </table:table-cell>
          <table:table-cell office:value-type="string">
            <text:p>mediterranean sea biome (ENVO:1000047)</text:p>
          </table:table-cell>
          <table:table-cell office:value-type="string">
            <text:p>OSD-Jun-2014</text:p>
          </table:table-cell>
          <table:table-cell office:value-type="string">
            <text:p>OSD22_20140623T0800Z</text:p>
          </table:table-cell>
          <table:table-cell office:value-type="string">
            <text:p>Bottle, Niskin</text:p>
          </table:table-cell>
          <table:table-cell office:value-type="string">
            <text:p>[OBJECTIVE: Solemio station (SOMLIT site)][PLATFORM: NO ANTEDON II][DEVICE REPORTED: CTD rosette + 2 Niskin bottles][DESCRIPTION: 1st Niskin (18L) for Sterivex filtration.]</text:p>
          </table:table-cell>
          <table:table-cell office:value-type="string">
            <text:p>http://store.pangaea.de/Projects/OSD_2014/OSD22_20140623T0800Z.pdf</text:p>
          </table:table-cell>
          <table:table-cell office:value-type="string">
            <text:p>UTC+01</text:p>
          </table:table-cell>
          <table:table-cell office:value-type="string">
            <text:p>23-06-2014T09:00:00</text:p>
          </table:table-cell>
          <table:table-cell office:value-type="date" office:date-value="2014-06-23T06:01:00">
            <text:p>06/23/14 06:01 AM</text:p>
          </table:table-cell>
          <table:table-cell office:value-type="float" office:value="43.22639">
            <text:p>43.22639</text:p>
          </table:table-cell>
          <table:table-cell office:value-type="float" office:value="5.1746">
            <text:p>5.1746</text:p>
          </table:table-cell>
          <table:table-cell office:value-type="date" office:date-value="2014-06-23T13:30:00">
            <text:p>06/23/14 01:30 PM</text:p>
          </table:table-cell>
          <table:table-cell office:value-type="float" office:value="43.22639">
            <text:p>43.22639</text:p>
          </table:table-cell>
          <table:table-cell office:value-type="float" office:value="5.1746">
            <text:p>5.1746</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22_2014-06-23_1m_NPL022</text:p>
          </table:table-cell>
          <table:table-cell office:value-type="string">
            <text:p>ERS667645</text:p>
          </table:table-cell>
          <table:table-cell office:value-type="string">
            <text:p>http://www.ebi.ac.uk/ena/data/view/ERS667645</text:p>
          </table:table-cell>
          <table:table-cell office:value-type="string">
            <text:p>ABOKL65</text:p>
          </table:table-cell>
          <table:table-cell office:value-type="string">
            <text:p>SAMEA3275625</text:p>
          </table:table-cell>
          <table:table-cell office:value-type="string">
            <text:p>NPL022</text:p>
          </table:table-cell>
          <table:table-cell table:number-columns-repeated="7" office:value-type="string">
            <text:p>Not provided</text:p>
          </table:table-cell>
          <table:table-cell office:value-type="float" office:value="21.9952">
            <text:p>21.9952</text:p>
          </table:table-cell>
          <table:table-cell office:value-type="float" office:value="38.0871">
            <text:p>38.0871</text:p>
          </table:table-cell>
          <table:table-cell/>
          <table:table-cell office:value-type="float" office:value="0.16">
            <text:p>0.16</text:p>
          </table:table-cell>
          <table:table-cell office:value-type="float" office:value="0.026">
            <text:p>0.026</text:p>
          </table:table-cell>
          <table:table-cell/>
          <table:table-cell office:value-type="float" office:value="0">
            <text:p>0</text:p>
          </table:table-cell>
          <table:table-cell table:number-columns-repeated="2"/>
          <table:table-cell office:value-type="float" office:value="1335.2">
            <text:p>1335.2</text:p>
          </table:table-cell>
          <table:table-cell office:value-type="float" office:value="53.85">
            <text:p>53.85</text:p>
          </table:table-cell>
          <table:table-cell/>
          <table:table-cell office:value-type="float" office:value="4.941">
            <text:p>4.941</text:p>
          </table:table-cell>
          <table:table-cell table:number-columns-repeated="4"/>
          <table:table-cell office:value-type="float" office:value="0.025">
            <text:p>0.025</text:p>
          </table:table-cell>
          <table:table-cell office:value-type="float" office:value="1.729">
            <text:p>1.729</text:p>
          </table:table-cell>
          <table:table-cell office:value-type="float" office:value="2.436">
            <text:p>2.436</text:p>
          </table:table-cell>
          <table:table-cell/>
          <table:table-cell office:value-type="float" office:value="2.8">
            <text:p>2.8</text:p>
          </table:table-cell>
          <table:table-cell office:value-type="string">
            <text:p>FRA</text:p>
          </table:table-cell>
          <table:table-cell office:value-type="float" office:value="10195">
            <text:p>10195</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24">
            <text:p>24</text:p>
          </table:table-cell>
          <table:table-cell office:value-type="string">
            <text:p>OSD24</text:p>
          </table:table-cell>
          <table:table-cell office:value-type="string">
            <text:p>Marchica</text:p>
          </table:table-cell>
          <table:table-cell office:value-type="string">
            <text:p>Alboran Sea</text:p>
          </table:table-cell>
          <table:table-cell office:value-type="string">
            <text:p>http://marineregions.org/gazetteer.php?p=details&amp;id=3324</text:p>
          </table:table-cell>
          <table:table-cell office:value-type="string">
            <text:p>mediterranean sea biome (ENVO:1000047)</text:p>
          </table:table-cell>
          <table:table-cell office:value-type="string">
            <text:p>OSD-Jun-2014</text:p>
          </table:table-cell>
          <table:table-cell office:value-type="string">
            <text:p>OSD24_20140621T1230Z</text:p>
          </table:table-cell>
          <table:table-cell office:value-type="string">
            <text:p>Bottle, unknown 5-L</text:p>
          </table:table-cell>
          <table:table-cell office:value-type="string">
            <text:p>[OBJECTIVE: Exploring biodiversity][PLATFORM: Ship MarchicaMed][DEVICE REPORTED: Bottle 5L][DESCRIPTION: water sample]</text:p>
          </table:table-cell>
          <table:table-cell office:value-type="string">
            <text:p>http://store.pangaea.de/Projects/OSD_2014/OSD24_20140621T1230Z.pdf</text:p>
          </table:table-cell>
          <table:table-cell office:value-type="string">
            <text:p>UTC+00</text:p>
          </table:table-cell>
          <table:table-cell office:value-type="string">
            <text:p>21-06-2014T12:30:00</text:p>
          </table:table-cell>
          <table:table-cell office:value-type="date" office:date-value="2014-06-21T12:30:00">
            <text:p>06/21/14 12:30 PM</text:p>
          </table:table-cell>
          <table:table-cell office:value-type="float" office:value="35.1927">
            <text:p>35.1927</text:p>
          </table:table-cell>
          <table:table-cell office:value-type="float" office:value="-2.88005">
            <text:p>-2.88005</text:p>
          </table:table-cell>
          <table:table-cell office:value-type="date" office:date-value="2014-06-21T14:00:00">
            <text:p>06/21/14 02:00 PM</text:p>
          </table:table-cell>
          <table:table-cell office:value-type="float" office:value="35.1927">
            <text:p>35.1927</text:p>
          </table:table-cell>
          <table:table-cell office:value-type="float" office:value="-2.88005">
            <text:p>-2.88005</text:p>
          </table:table-cell>
          <table:table-cell office:value-type="float" office:value="0">
            <text:p>0</text:p>
          </table:table-cell>
          <table:table-cell office:value-type="string">
            <text:p>brackish estuary (ENVO:2137)</text:p>
          </table:table-cell>
          <table:table-cell office:value-type="string">
            <text:p>coastal sea water (ENVO:2150)</text:p>
          </table:table-cell>
          <table:table-cell office:value-type="string">
            <text:p>OSD24_2014-06-21_0m_NPL022</text:p>
          </table:table-cell>
          <table:table-cell office:value-type="string">
            <text:p>ERS667644</text:p>
          </table:table-cell>
          <table:table-cell office:value-type="string">
            <text:p>http://www.ebi.ac.uk/ena/data/view/ERS667644</text:p>
          </table:table-cell>
          <table:table-cell office:value-type="string">
            <text:p>ABOKM32</text:p>
          </table:table-cell>
          <table:table-cell office:value-type="string">
            <text:p>SAMEA3275624</text:p>
          </table:table-cell>
          <table:table-cell office:value-type="string">
            <text:p>NPL022</text:p>
          </table:table-cell>
          <table:table-cell table:number-columns-repeated="7" office:value-type="string">
            <text:p>Not provided</text:p>
          </table:table-cell>
          <table:table-cell office:value-type="float" office:value="26.5">
            <text:p>26.5</text:p>
          </table:table-cell>
          <table:table-cell office:value-type="float" office:value="36">
            <text:p>36</text:p>
          </table:table-cell>
          <table:table-cell office:value-type="float" office:value="7.89">
            <text:p>7.89</text:p>
          </table:table-cell>
          <table:table-cell office:value-type="float" office:value="0.25">
            <text:p>0.25</text:p>
          </table:table-cell>
          <table:table-cell office:value-type="float" office:value="12.5">
            <text:p>12.5</text:p>
          </table:table-cell>
          <table:table-cell/>
          <table:table-cell office:value-type="float" office:value="0.2">
            <text:p>0.2</text:p>
          </table:table-cell>
          <table:table-cell office:value-type="float" office:value="1150">
            <text:p>1150</text:p>
          </table:table-cell>
          <table:table-cell table:number-columns-repeated="2"/>
          <table:table-cell office:value-type="float" office:value="52.03">
            <text:p>52.03</text:p>
          </table:table-cell>
          <table:table-cell/>
          <table:table-cell office:value-type="float" office:value="7.78">
            <text:p>7.78</text:p>
          </table:table-cell>
          <table:table-cell table:number-columns-repeated="6"/>
          <table:table-cell office:value-type="float" office:value="3.62">
            <text:p>3.62</text:p>
          </table:table-cell>
          <table:table-cell table:number-columns-repeated="2"/>
          <table:table-cell office:value-type="string">
            <text:p>MAR</text:p>
          </table:table-cell>
          <table:table-cell office:value-type="float" office:value="2362">
            <text:p>2362</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25">
            <text:p>25</text:p>
          </table:table-cell>
          <table:table-cell office:value-type="string">
            <text:p>OSD25</text:p>
          </table:table-cell>
          <table:table-cell office:value-type="string">
            <text:p>Saidia Rocher</text:p>
          </table:table-cell>
          <table:table-cell office:value-type="string">
            <text:p>Alboran Sea</text:p>
          </table:table-cell>
          <table:table-cell office:value-type="string">
            <text:p>http://marineregions.org/gazetteer.php?p=details&amp;id=3324</text:p>
          </table:table-cell>
          <table:table-cell office:value-type="string">
            <text:p>mediterranean sea biome (ENVO:1000047)</text:p>
          </table:table-cell>
          <table:table-cell office:value-type="string">
            <text:p>OSD-Jun-2014</text:p>
          </table:table-cell>
          <table:table-cell office:value-type="string">
            <text:p>OSD25_20140621T0900Z</text:p>
          </table:table-cell>
          <table:table-cell office:value-type="string">
            <text:p>Bottle, unknown 5-L</text:p>
          </table:table-cell>
          <table:table-cell office:value-type="string">
            <text:p>[OBJECTIVE: Exploring biodiversity][PLATFORM: ship][DEVICE REPORTED: bottle 5L][DESCRIPTION: water samples]</text:p>
          </table:table-cell>
          <table:table-cell office:value-type="string">
            <text:p>http://store.pangaea.de/Projects/OSD_2014/OSD25_20140621T0900Z.pdf</text:p>
          </table:table-cell>
          <table:table-cell office:value-type="string">
            <text:p>UTC+01</text:p>
          </table:table-cell>
          <table:table-cell office:value-type="string">
            <text:p>21-06-2014T10:00:00</text:p>
          </table:table-cell>
          <table:table-cell office:value-type="date" office:date-value="2014-06-21T09:00:00">
            <text:p>06/21/14 09:00 AM</text:p>
          </table:table-cell>
          <table:table-cell office:value-type="float" office:value="35.086353">
            <text:p>35.086353</text:p>
          </table:table-cell>
          <table:table-cell office:value-type="float" office:value="-2.214658">
            <text:p>-2.214658</text:p>
          </table:table-cell>
          <table:table-cell office:value-type="date" office:date-value="2014-06-21T10:00:00">
            <text:p>06/21/14 10:00 AM</text:p>
          </table:table-cell>
          <table:table-cell office:value-type="float" office:value="35.086353">
            <text:p>35.086353</text:p>
          </table:table-cell>
          <table:table-cell office:value-type="float" office:value="-2.214658">
            <text:p>-2.214658</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25_2014-06-21_0m_NPL022</text:p>
          </table:table-cell>
          <table:table-cell office:value-type="string">
            <text:p>ERS667643</text:p>
          </table:table-cell>
          <table:table-cell office:value-type="string">
            <text:p>http://www.ebi.ac.uk/ena/data/view/ERS667643</text:p>
          </table:table-cell>
          <table:table-cell office:value-type="string">
            <text:p>ABOKM23</text:p>
          </table:table-cell>
          <table:table-cell office:value-type="string">
            <text:p>SAMEA3275623</text:p>
          </table:table-cell>
          <table:table-cell office:value-type="string">
            <text:p>NPL022</text:p>
          </table:table-cell>
          <table:table-cell table:number-columns-repeated="7" office:value-type="string">
            <text:p>Not provided</text:p>
          </table:table-cell>
          <table:table-cell office:value-type="float" office:value="23.1">
            <text:p>23.1</text:p>
          </table:table-cell>
          <table:table-cell office:value-type="float" office:value="30">
            <text:p>30</text:p>
          </table:table-cell>
          <table:table-cell office:value-type="float" office:value="8.03">
            <text:p>8.03</text:p>
          </table:table-cell>
          <table:table-cell office:value-type="float" office:value="0.16">
            <text:p>0.16</text:p>
          </table:table-cell>
          <table:table-cell office:value-type="float" office:value="0.67">
            <text:p>0.67</text:p>
          </table:table-cell>
          <table:table-cell office:value-type="float" office:value="243">
            <text:p>243</text:p>
          </table:table-cell>
          <table:table-cell office:value-type="float" office:value="0.01">
            <text:p>0.01</text:p>
          </table:table-cell>
          <table:table-cell office:value-type="float" office:value="475">
            <text:p>475</text:p>
          </table:table-cell>
          <table:table-cell table:number-columns-repeated="2"/>
          <table:table-cell office:value-type="float" office:value="51.1">
            <text:p>51.1</text:p>
          </table:table-cell>
          <table:table-cell/>
          <table:table-cell office:value-type="float" office:value="7">
            <text:p>7</text:p>
          </table:table-cell>
          <table:table-cell table:number-columns-repeated="8"/>
          <table:table-cell office:value-type="float" office:value="0.18">
            <text:p>0.18</text:p>
          </table:table-cell>
          <table:table-cell office:value-type="string">
            <text:p>MAR</text:p>
          </table:table-cell>
          <table:table-cell office:value-type="float" office:value="0">
            <text:p>0</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26">
            <text:p>26</text:p>
          </table:table-cell>
          <table:table-cell office:value-type="string">
            <text:p>OSD26</text:p>
          </table:table-cell>
          <table:table-cell office:value-type="string">
            <text:p>Tangier</text:p>
          </table:table-cell>
          <table:table-cell office:value-type="string">
            <text:p>Strait of Gibraltar</text:p>
          </table:table-cell>
          <table:table-cell office:value-type="string">
            <text:p>http://marineregions.org/gazetteer.php?p=details&amp;id=3346</text:p>
          </table:table-cell>
          <table:table-cell office:value-type="string">
            <text:p>mediterranean sea biome (ENVO:1000047)</text:p>
          </table:table-cell>
          <table:table-cell office:value-type="string">
            <text:p>OSD-Jun-2014</text:p>
          </table:table-cell>
          <table:table-cell office:value-type="string">
            <text:p>OSD26_20140621T1245Z</text:p>
          </table:table-cell>
          <table:table-cell office:value-type="string">
            <text:p>Bottle, unknown 5-L</text:p>
          </table:table-cell>
          <table:table-cell office:value-type="string">
            <text:p>[OBJECTIVE: Exploring biodiversity][PLATFORM: Ship][DEVICE REPORTED: Bottle 5L][DESCRIPTION: water sample]</text:p>
          </table:table-cell>
          <table:table-cell office:value-type="string">
            <text:p>http://store.pangaea.de/Projects/OSD_2014/OSD26_20140621T1245Z.pdf</text:p>
          </table:table-cell>
          <table:table-cell office:value-type="string">
            <text:p>UTC+00</text:p>
          </table:table-cell>
          <table:table-cell office:value-type="string">
            <text:p>21-06-2014T12:45:00</text:p>
          </table:table-cell>
          <table:table-cell office:value-type="date" office:date-value="2014-06-21T12:45:00">
            <text:p>06/21/14 12:45 PM</text:p>
          </table:table-cell>
          <table:table-cell office:value-type="float" office:value="35.82">
            <text:p>35.82</text:p>
          </table:table-cell>
          <table:table-cell office:value-type="float" office:value="-5.75">
            <text:p>-5.75</text:p>
          </table:table-cell>
          <table:table-cell office:value-type="date" office:date-value="2014-06-21T15:00:00">
            <text:p>06/21/14 03:00 PM</text:p>
          </table:table-cell>
          <table:table-cell office:value-type="float" office:value="35.82">
            <text:p>35.82</text:p>
          </table:table-cell>
          <table:table-cell office:value-type="float" office:value="-5.75">
            <text:p>-5.75</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26_2014-06-21_0m_NPL022</text:p>
          </table:table-cell>
          <table:table-cell office:value-type="string">
            <text:p>ERS667642</text:p>
          </table:table-cell>
          <table:table-cell office:value-type="string">
            <text:p>http://www.ebi.ac.uk/ena/data/view/ERS667642</text:p>
          </table:table-cell>
          <table:table-cell office:value-type="string">
            <text:p>ABOKM48</text:p>
          </table:table-cell>
          <table:table-cell office:value-type="string">
            <text:p>SAMEA3275622</text:p>
          </table:table-cell>
          <table:table-cell office:value-type="string">
            <text:p>NPL022</text:p>
          </table:table-cell>
          <table:table-cell table:number-columns-repeated="7" office:value-type="string">
            <text:p>Not provided</text:p>
          </table:table-cell>
          <table:table-cell office:value-type="float" office:value="28">
            <text:p>28</text:p>
          </table:table-cell>
          <table:table-cell office:value-type="float" office:value="34.19">
            <text:p>34.19</text:p>
          </table:table-cell>
          <table:table-cell office:value-type="float" office:value="7.69">
            <text:p>7.69</text:p>
          </table:table-cell>
          <table:table-cell table:number-columns-repeated="7"/>
          <table:table-cell office:value-type="float" office:value="49.7">
            <text:p>49.7</text:p>
          </table:table-cell>
          <table:table-cell table:number-columns-repeated="11"/>
          <table:table-cell office:value-type="string">
            <text:p>MAR</text:p>
          </table:table-cell>
          <table:table-cell office:value-type="float" office:value="216">
            <text:p>216</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Canary Current</text:p>
          </table:table-cell>
          <table:table-cell office:value-type="float" office:value="0">
            <text:p>0</text:p>
          </table:table-cell>
        </table:table-row>
        <table:table-row table:style-name="ro3">
          <table:table-cell office:value-type="float" office:value="28">
            <text:p>28</text:p>
          </table:table-cell>
          <table:table-cell office:value-type="string">
            <text:p>OSD28</text:p>
          </table:table-cell>
          <table:table-cell office:value-type="string">
            <text:p>Belize</text:p>
          </table:table-cell>
          <table:table-cell office:value-type="string">
            <text:p>Bay of Bengal</text:p>
          </table:table-cell>
          <table:table-cell office:value-type="string">
            <text:p>http://marineregions.org/gazetteer.php?p=details&amp;id=4273</text:p>
          </table:table-cell>
          <table:table-cell office:value-type="string">
            <text:p>marine reef biome (ENVO:1000029)</text:p>
          </table:table-cell>
          <table:table-cell office:value-type="string">
            <text:p>OSD-Jun-2014</text:p>
          </table:table-cell>
          <table:table-cell office:value-type="string">
            <text:p>OSD28_20140621T0415Z</text:p>
          </table:table-cell>
          <table:table-cell office:value-type="string">
            <text:p>Bucket, plastic</text:p>
          </table:table-cell>
          <table:table-cell office:value-type="string">
            <text:p>[OBJECTIVE: Sample microbial diversity][PLATFORM: wading, on foot][DEVICE REPORTED: acid-washed bucket][DESCRIPTION: Surface water from back reef environment in close proximity to mesoamerican reef crest.]</text:p>
          </table:table-cell>
          <table:table-cell office:value-type="string">
            <text:p>http://store.pangaea.de/Projects/OSD_2014/OSD28_20140621T0415Z.pdf</text:p>
          </table:table-cell>
          <table:table-cell office:value-type="string">
            <text:p>UTC+06</text:p>
          </table:table-cell>
          <table:table-cell office:value-type="string">
            <text:p>21-06-2014T10:15:00</text:p>
          </table:table-cell>
          <table:table-cell office:value-type="date" office:date-value="2014-06-21T04:15:00">
            <text:p>06/21/14 04:15 AM</text:p>
          </table:table-cell>
          <table:table-cell office:value-type="float" office:value="16.802575">
            <text:p>16.802575</text:p>
          </table:table-cell>
          <table:table-cell office:value-type="float" office:value="88.08165">
            <text:p>88.08165</text:p>
          </table:table-cell>
          <table:table-cell office:value-type="date" office:date-value="2014-06-21T04:20:00">
            <text:p>06/21/14 04:20 AM</text:p>
          </table:table-cell>
          <table:table-cell office:value-type="float" office:value="16.802575">
            <text:p>16.802575</text:p>
          </table:table-cell>
          <table:table-cell office:value-type="float" office:value="88.08165">
            <text:p>88.08165</text:p>
          </table:table-cell>
          <table:table-cell office:value-type="float" office:value="0.2">
            <text:p>0.2</text:p>
          </table:table-cell>
          <table:table-cell office:value-type="string">
            <text:p>surface water (ENVO:2042)</text:p>
          </table:table-cell>
          <table:table-cell office:value-type="string">
            <text:p>sea water (ENVO:2149)</text:p>
          </table:table-cell>
          <table:table-cell office:value-type="string">
            <text:p>OSD28_2014-06-21_0.2m_NPL022</text:p>
          </table:table-cell>
          <table:table-cell office:value-type="string">
            <text:p>ERS667641</text:p>
          </table:table-cell>
          <table:table-cell office:value-type="string">
            <text:p>http://www.ebi.ac.uk/ena/data/view/ERS667641</text:p>
          </table:table-cell>
          <table:table-cell office:value-type="string">
            <text:p>ABOKM37</text:p>
          </table:table-cell>
          <table:table-cell office:value-type="string">
            <text:p>SAMEA3275621</text:p>
          </table:table-cell>
          <table:table-cell office:value-type="string">
            <text:p>NPL022</text:p>
          </table:table-cell>
          <table:table-cell table:number-columns-repeated="7" office:value-type="string">
            <text:p>Not provided</text:p>
          </table:table-cell>
          <table:table-cell office:value-type="float" office:value="29.5">
            <text:p>29.5</text:p>
          </table:table-cell>
          <table:table-cell office:value-type="float" office:value="35">
            <text:p>35</text:p>
          </table:table-cell>
          <table:table-cell table:number-columns-repeated="20"/>
          <table:table-cell office:value-type="string">
            <text:p>IND</text:p>
          </table:table-cell>
          <table:table-cell office:value-type="float" office:value="392876">
            <text:p>392876</text:p>
          </table:table-cell>
          <table:table-cell office:value-type="string">
            <text:p>MONS</text:p>
          </table:table-cell>
          <table:table-cell office:value-type="string">
            <text:p>Trades - Indian Monsoon Gyres Province</text:p>
          </table:table-cell>
          <table:table-cell office:value-type="float" office:value="0">
            <text:p>0</text:p>
          </table:table-cell>
          <table:table-cell office:value-type="string">
            <text:p>Bay of Bengal</text:p>
          </table:table-cell>
          <table:table-cell office:value-type="float" office:value="0">
            <text:p>0</text:p>
          </table:table-cell>
        </table:table-row>
        <table:table-row table:style-name="ro1">
          <table:table-cell office:value-type="float" office:value="29">
            <text:p>29</text:p>
          </table:table-cell>
          <table:table-cell office:value-type="string">
            <text:p>OSD29</text:p>
          </table:table-cell>
          <table:table-cell office:value-type="string">
            <text:p>Florida</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29_20140621T1500Z</text:p>
          </table:table-cell>
          <table:table-cell office:value-type="string">
            <text:p>Bucket, plastic</text:p>
          </table:table-cell>
          <table:table-cell office:value-type="string">
            <text:p>[OBJECTIVE: sample microbial diversity][PLATFORM: research vessel][DEVICE REPORTED: acid-washed buckets][DESCRIPTION: Sample taken outside the Fort Pierce Inlet on the Atlantic ocean, in about 25 <text:s/>of water.]</text:p>
          </table:table-cell>
          <table:table-cell office:value-type="string">
            <text:p>http://store.pangaea.de/Projects/OSD_2014/OSD29_20140621T1500Z.pdf</text:p>
          </table:table-cell>
          <table:table-cell office:value-type="string">
            <text:p>UTC-05</text:p>
          </table:table-cell>
          <table:table-cell office:value-type="string">
            <text:p>21-06-2014T10:00:00</text:p>
          </table:table-cell>
          <table:table-cell office:value-type="date" office:date-value="2014-06-21T15:00:00">
            <text:p>06/21/14 03:00 PM</text:p>
          </table:table-cell>
          <table:table-cell office:value-type="float" office:value="27.4694">
            <text:p>27.4694</text:p>
          </table:table-cell>
          <table:table-cell office:value-type="float" office:value="-80.283366">
            <text:p>-80.283366</text:p>
          </table:table-cell>
          <table:table-cell office:value-type="date" office:date-value="2014-06-21T15:15:00">
            <text:p>06/21/14 03:15 PM</text:p>
          </table:table-cell>
          <table:table-cell office:value-type="float" office:value="27.4694">
            <text:p>27.4694</text:p>
          </table:table-cell>
          <table:table-cell office:value-type="float" office:value="-80.283366">
            <text:p>-80.283366</text:p>
          </table:table-cell>
          <table:table-cell office:value-type="float" office:value="0.2">
            <text:p>0.2</text:p>
          </table:table-cell>
          <table:table-cell office:value-type="string">
            <text:p>surface water (ENVO:2042)</text:p>
          </table:table-cell>
          <table:table-cell office:value-type="string">
            <text:p>sea water (ENVO:2149)</text:p>
          </table:table-cell>
          <table:table-cell office:value-type="string">
            <text:p>OSD29_2014-06-21_0.2m_NPL022</text:p>
          </table:table-cell>
          <table:table-cell office:value-type="string">
            <text:p>ERS667640</text:p>
          </table:table-cell>
          <table:table-cell office:value-type="string">
            <text:p>http://www.ebi.ac.uk/ena/data/view/ERS667640</text:p>
          </table:table-cell>
          <table:table-cell office:value-type="string">
            <text:p>ABOKM97</text:p>
          </table:table-cell>
          <table:table-cell office:value-type="string">
            <text:p>SAMEA3275620</text:p>
          </table:table-cell>
          <table:table-cell office:value-type="string">
            <text:p>NPL022</text:p>
          </table:table-cell>
          <table:table-cell table:number-columns-repeated="7" office:value-type="string">
            <text:p>Not provided</text:p>
          </table:table-cell>
          <table:table-cell office:value-type="float" office:value="26.9">
            <text:p>26.9</text:p>
          </table:table-cell>
          <table:table-cell office:value-type="float" office:value="35.7">
            <text:p>35.7</text:p>
          </table:table-cell>
          <table:table-cell table:number-columns-repeated="10"/>
          <table:table-cell office:value-type="float" office:value="5.6">
            <text:p>5.6</text:p>
          </table:table-cell>
          <table:table-cell table:number-columns-repeated="9"/>
          <table:table-cell office:value-type="string">
            <text:p>USA</text:p>
          </table:table-cell>
          <table:table-cell office:value-type="float" office:value="524">
            <text:p>524</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outheast U.S. Continental Shelf</text:p>
          </table:table-cell>
          <table:table-cell office:value-type="float" office:value="0">
            <text:p>0</text:p>
          </table:table-cell>
        </table:table-row>
        <table:table-row table:style-name="ro1">
          <table:table-cell office:value-type="float" office:value="3">
            <text:p>3</text:p>
          </table:table-cell>
          <table:table-cell office:value-type="string">
            <text:p>OSD3</text:p>
          </table:table-cell>
          <table:table-cell office:value-type="string">
            <text:p>Helgoland</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3_20140620T0540Z</text:p>
          </table:table-cell>
          <table:table-cell office:value-type="string">
            <text:p>Bucket, plastic 10-L</text:p>
          </table:table-cell>
          <table:table-cell office:value-type="string">
            <text:p>[OBJECTIVE: OSD2014 at Helgoland][PLATFORM: Aade][DEVICE REPORTED: 10L Bucket][DESCRIPTION: surface water sampling]</text:p>
          </table:table-cell>
          <table:table-cell office:value-type="string">
            <text:p>http://store.pangaea.de/Projects/OSD_2014/OSD3_20140620T0540Z.pdf</text:p>
          </table:table-cell>
          <table:table-cell office:value-type="string">
            <text:p>UTC+01</text:p>
          </table:table-cell>
          <table:table-cell office:value-type="string">
            <text:p>20-06-2014T06:40:00</text:p>
          </table:table-cell>
          <table:table-cell office:value-type="date" office:date-value="2014-06-20T05:40:00">
            <text:p>06/20/14 05:40 AM</text:p>
          </table:table-cell>
          <table:table-cell office:value-type="float" office:value="54.18194">
            <text:p>54.18194</text:p>
          </table:table-cell>
          <table:table-cell office:value-type="float" office:value="7.9">
            <text:p>7.9</text:p>
          </table:table-cell>
          <table:table-cell office:value-type="date" office:date-value="2014-06-20T06:00:00">
            <text:p>06/20/14 06:00 AM</text:p>
          </table:table-cell>
          <table:table-cell office:value-type="float" office:value="54.18194">
            <text:p>54.18194</text:p>
          </table:table-cell>
          <table:table-cell office:value-type="float" office:value="7.9">
            <text:p>7.9</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3_2014-06-20_0m_NE08</text:p>
          </table:table-cell>
          <table:table-cell office:value-type="string">
            <text:p>ERS667666</text:p>
          </table:table-cell>
          <table:table-cell office:value-type="string">
            <text:p>http://www.ebi.ac.uk/ena/data/view/ERS667666</text:p>
          </table:table-cell>
          <table:table-cell office:value-type="string">
            <text:p>ABOKM96</text:p>
          </table:table-cell>
          <table:table-cell office:value-type="string">
            <text:p>SAMEA3275644</text:p>
          </table:table-cell>
          <table:table-cell office:value-type="string">
            <text:p>NE08</text:p>
          </table:table-cell>
          <table:table-cell table:number-columns-repeated="7" office:value-type="string">
            <text:p>Not provided</text:p>
          </table:table-cell>
          <table:table-cell office:value-type="float" office:value="14">
            <text:p>14</text:p>
          </table:table-cell>
          <table:table-cell office:value-type="float" office:value="32.591">
            <text:p>32.591</text:p>
          </table:table-cell>
          <table:table-cell office:value-type="float" office:value="8.11">
            <text:p>8.11</text:p>
          </table:table-cell>
          <table:table-cell office:value-type="float" office:value="0.1">
            <text:p>0.1</text:p>
          </table:table-cell>
          <table:table-cell office:value-type="float" office:value="2.86">
            <text:p>2.86</text:p>
          </table:table-cell>
          <table:table-cell/>
          <table:table-cell office:value-type="float" office:value="0.12">
            <text:p>0.12</text:p>
          </table:table-cell>
          <table:table-cell table:number-columns-repeated="10"/>
          <table:table-cell office:value-type="float" office:value="0.93">
            <text:p>0.93</text:p>
          </table:table-cell>
          <table:table-cell office:value-type="float" office:value="3.37">
            <text:p>3.37</text:p>
          </table:table-cell>
          <table:table-cell table:number-columns-repeated="3"/>
          <table:table-cell office:value-type="string">
            <text:p>DEU</text:p>
          </table:table-cell>
          <table:table-cell office:value-type="float" office:value="0">
            <text:p>0</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3">
            <text:p>3</text:p>
          </table:table-cell>
          <table:table-cell office:value-type="string">
            <text:p>OSD3</text:p>
          </table:table-cell>
          <table:table-cell office:value-type="string">
            <text:p>Helgoland</text:p>
          </table:table-cell>
          <table:table-cell office:value-type="string">
            <text:p>North Sea</text:p>
          </table:table-cell>
          <table:table-cell office:value-type="string">
            <text:p>http://marineregions.org/gazetteer.php?p=details&amp;id=2350</text:p>
          </table:table-cell>
          <table:table-cell office:value-type="string">
            <text:p>marine biome (ENVO:447)</text:p>
          </table:table-cell>
          <table:table-cell office:value-type="string">
            <text:p>OSD-Jun-2014</text:p>
          </table:table-cell>
          <table:table-cell office:value-type="string">
            <text:p>OSD3_20140620T0540Z</text:p>
          </table:table-cell>
          <table:table-cell office:value-type="string">
            <text:p>Bucket, plastic 10-L</text:p>
          </table:table-cell>
          <table:table-cell office:value-type="string">
            <text:p>[OBJECTIVE: OSD2014 at Helgoland][PLATFORM: Aade][DEVICE REPORTED: 10L Bucket][DESCRIPTION: surface water sampling]</text:p>
          </table:table-cell>
          <table:table-cell office:value-type="string">
            <text:p>http://store.pangaea.de/Projects/OSD_2014/OSD3_20140620T0540Z.pdf</text:p>
          </table:table-cell>
          <table:table-cell office:value-type="string">
            <text:p>UTC+01</text:p>
          </table:table-cell>
          <table:table-cell office:value-type="string">
            <text:p>20-06-2014T06:40:00</text:p>
          </table:table-cell>
          <table:table-cell office:value-type="date" office:date-value="2014-06-20T05:40:00">
            <text:p>06/20/14 05:40 AM</text:p>
          </table:table-cell>
          <table:table-cell office:value-type="float" office:value="54.18194">
            <text:p>54.18194</text:p>
          </table:table-cell>
          <table:table-cell office:value-type="float" office:value="7.9">
            <text:p>7.9</text:p>
          </table:table-cell>
          <table:table-cell office:value-type="date" office:date-value="2014-06-20T06:00:00">
            <text:p>06/20/14 06:00 AM</text:p>
          </table:table-cell>
          <table:table-cell office:value-type="float" office:value="54.18194">
            <text:p>54.18194</text:p>
          </table:table-cell>
          <table:table-cell office:value-type="float" office:value="7.9">
            <text:p>7.9</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3_2014-06-20_0m_NPL022</text:p>
          </table:table-cell>
          <table:table-cell office:value-type="string">
            <text:p>ERS667665</text:p>
          </table:table-cell>
          <table:table-cell office:value-type="string">
            <text:p>http://www.ebi.ac.uk/ena/data/view/ERS667665</text:p>
          </table:table-cell>
          <table:table-cell office:value-type="string">
            <text:p>ABOKL44</text:p>
          </table:table-cell>
          <table:table-cell office:value-type="string">
            <text:p>SAMEA3275643</text:p>
          </table:table-cell>
          <table:table-cell office:value-type="string">
            <text:p>NPL022</text:p>
          </table:table-cell>
          <table:table-cell table:number-columns-repeated="7" office:value-type="string">
            <text:p>Not provided</text:p>
          </table:table-cell>
          <table:table-cell office:value-type="float" office:value="14">
            <text:p>14</text:p>
          </table:table-cell>
          <table:table-cell office:value-type="float" office:value="32.591">
            <text:p>32.591</text:p>
          </table:table-cell>
          <table:table-cell office:value-type="float" office:value="8.11">
            <text:p>8.11</text:p>
          </table:table-cell>
          <table:table-cell office:value-type="float" office:value="0.1">
            <text:p>0.1</text:p>
          </table:table-cell>
          <table:table-cell office:value-type="float" office:value="2.86">
            <text:p>2.86</text:p>
          </table:table-cell>
          <table:table-cell/>
          <table:table-cell office:value-type="float" office:value="0.12">
            <text:p>0.12</text:p>
          </table:table-cell>
          <table:table-cell table:number-columns-repeated="10"/>
          <table:table-cell office:value-type="float" office:value="0.93">
            <text:p>0.93</text:p>
          </table:table-cell>
          <table:table-cell office:value-type="float" office:value="3.37">
            <text:p>3.37</text:p>
          </table:table-cell>
          <table:table-cell table:number-columns-repeated="3"/>
          <table:table-cell office:value-type="string">
            <text:p>DEU</text:p>
          </table:table-cell>
          <table:table-cell office:value-type="float" office:value="0">
            <text:p>0</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North Sea</text:p>
          </table:table-cell>
          <table:table-cell office:value-type="float" office:value="0">
            <text:p>0</text:p>
          </table:table-cell>
        </table:table-row>
        <table:table-row table:style-name="ro1">
          <table:table-cell office:value-type="float" office:value="30">
            <text:p>30</text:p>
          </table:table-cell>
          <table:table-cell office:value-type="string">
            <text:p>OSD30</text:p>
          </table:table-cell>
          <table:table-cell office:value-type="string">
            <text:p>Tvaerminne</text:p>
          </table:table-cell>
          <table:table-cell office:value-type="string">
            <text:p>Gulf of Finland</text:p>
          </table:table-cell>
          <table:table-cell office:value-type="string">
            <text:p>http://marineregions.org/gazetteer.php?p=details&amp;id=2407</text:p>
          </table:table-cell>
          <table:table-cell office:value-type="string">
            <text:p>marine biome (ENVO:447)</text:p>
          </table:table-cell>
          <table:table-cell office:value-type="string">
            <text:p>OSD-Jun-2014</text:p>
          </table:table-cell>
          <table:table-cell office:value-type="string">
            <text:p>OSD30_20140620T0815Z</text:p>
          </table:table-cell>
          <table:table-cell office:value-type="string">
            <text:p>LIMNOS water sampler</text:p>
          </table:table-cell>
          <table:table-cell office:value-type="string">
            <text:p>[OBJECTIVE: The sampling site is situated in the northern Baltic Sea, and represents a marginal (enclosed, seasonally ice covered) and ecologically extreme (permanently low salinities) marine environment. It will be interesting to see this reflected in the community and metagenomic data][PLATFORM: small motor boat][DEVICE REPORTED: LIMNOS water sampler][DESCRIPTION: coastal water taken from a deep furrow stretching into the open Baltic]</text:p>
          </table:table-cell>
          <table:table-cell office:value-type="string">
            <text:p>http://store.pangaea.de/Projects/OSD_2014/OSD30_20140620T0815Z.pdf</text:p>
          </table:table-cell>
          <table:table-cell office:value-type="string">
            <text:p>UTC+02</text:p>
          </table:table-cell>
          <table:table-cell office:value-type="string">
            <text:p>20-06-2014T10:15:00</text:p>
          </table:table-cell>
          <table:table-cell office:value-type="date" office:date-value="2014-06-20T08:15:00">
            <text:p>06/20/14 08:15 AM</text:p>
          </table:table-cell>
          <table:table-cell office:value-type="float" office:value="59.8822">
            <text:p>59.8822</text:p>
          </table:table-cell>
          <table:table-cell office:value-type="float" office:value="23.2538">
            <text:p>23.2538</text:p>
          </table:table-cell>
          <table:table-cell office:value-type="date" office:date-value="2014-06-20T09:15:00">
            <text:p>06/20/14 09:15 AM</text:p>
          </table:table-cell>
          <table:table-cell office:value-type="float" office:value="59.8822">
            <text:p>59.8822</text:p>
          </table:table-cell>
          <table:table-cell office:value-type="float" office:value="23.2538">
            <text:p>23.2538</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30_2014-06-20_2m_NE08</text:p>
          </table:table-cell>
          <table:table-cell office:value-type="string">
            <text:p>ERS667639</text:p>
          </table:table-cell>
          <table:table-cell office:value-type="string">
            <text:p>http://www.ebi.ac.uk/ena/data/view/ERS667639</text:p>
          </table:table-cell>
          <table:table-cell office:value-type="string">
            <text:p>ABOKM77</text:p>
          </table:table-cell>
          <table:table-cell/>
          <table:table-cell office:value-type="string">
            <text:p>NE08</text:p>
          </table:table-cell>
          <table:table-cell table:number-columns-repeated="7" office:value-type="string">
            <text:p>Not provided</text:p>
          </table:table-cell>
          <table:table-cell office:value-type="float" office:value="10.5">
            <text:p>10.5</text:p>
          </table:table-cell>
          <table:table-cell office:value-type="float" office:value="5.63">
            <text:p>5.63</text:p>
          </table:table-cell>
          <table:table-cell office:value-type="float" office:value="7.85">
            <text:p>7.85</text:p>
          </table:table-cell>
          <table:table-cell office:value-type="float" office:value="0.2">
            <text:p>0.2</text:p>
          </table:table-cell>
          <table:table-cell table:number-columns-repeated="6"/>
          <table:table-cell office:value-type="float" office:value="7.203">
            <text:p>7.203</text:p>
          </table:table-cell>
          <table:table-cell/>
          <table:table-cell office:value-type="float" office:value="10.46">
            <text:p>10.46</text:p>
          </table:table-cell>
          <table:table-cell table:number-columns-repeated="5"/>
          <table:table-cell office:value-type="float" office:value="8.1">
            <text:p>8.1</text:p>
          </table:table-cell>
          <table:table-cell table:number-columns-repeated="3"/>
          <table:table-cell office:value-type="string">
            <text:p>FIN</text:p>
          </table:table-cell>
          <table:table-cell office:value-type="float" office:value="1297">
            <text:p>1297</text:p>
          </table:table-cell>
          <table:table-cell office:value-type="string">
            <text:p>NECS</text:p>
          </table:table-cell>
          <table:table-cell office:value-type="string">
            <text:p>Coastal - NE Atlantic Shelves Province</text:p>
          </table:table-cell>
          <table:table-cell office:value-type="float" office:value="0.030004357">
            <text:p>0.030004357</text:p>
          </table:table-cell>
          <table:table-cell office:value-type="string">
            <text:p>Baltic Sea</text:p>
          </table:table-cell>
          <table:table-cell office:value-type="float" office:value="0">
            <text:p>0</text:p>
          </table:table-cell>
        </table:table-row>
        <table:table-row table:style-name="ro1">
          <table:table-cell office:value-type="float" office:value="30">
            <text:p>30</text:p>
          </table:table-cell>
          <table:table-cell office:value-type="string">
            <text:p>OSD30</text:p>
          </table:table-cell>
          <table:table-cell office:value-type="string">
            <text:p>Tvaerminne</text:p>
          </table:table-cell>
          <table:table-cell office:value-type="string">
            <text:p>Gulf of Finland</text:p>
          </table:table-cell>
          <table:table-cell office:value-type="string">
            <text:p>http://marineregions.org/gazetteer.php?p=details&amp;id=2407</text:p>
          </table:table-cell>
          <table:table-cell office:value-type="string">
            <text:p>marine pelagic biome (ENVO:1000023)</text:p>
          </table:table-cell>
          <table:table-cell office:value-type="string">
            <text:p>OSD-Jun-2014</text:p>
          </table:table-cell>
          <table:table-cell office:value-type="string">
            <text:p>OSD30_20140620T0815Z</text:p>
          </table:table-cell>
          <table:table-cell office:value-type="string">
            <text:p>LIMNOS water sampler</text:p>
          </table:table-cell>
          <table:table-cell office:value-type="string">
            <text:p>[OBJECTIVE: The sampling site is situated in the northern Baltic Sea, and represents a marginal (enclosed, seasonally ice covered) and ecologically extreme (permanently low salinities) marine environment. It will be interesting to see this reflected in the community and metagenomic data][PLATFORM: small motor boat][DEVICE REPORTED: LIMNOS water sampler][DESCRIPTION: coastal water taken from a deep furrow stretching into the open Baltic]</text:p>
          </table:table-cell>
          <table:table-cell office:value-type="string">
            <text:p>http://store.pangaea.de/Projects/OSD_2014/OSD30_20140620T0815Z.pdf</text:p>
          </table:table-cell>
          <table:table-cell office:value-type="string">
            <text:p>UTC+02</text:p>
          </table:table-cell>
          <table:table-cell office:value-type="string">
            <text:p>20-06-2014T10:15:00</text:p>
          </table:table-cell>
          <table:table-cell office:value-type="date" office:date-value="2014-06-20T08:15:00">
            <text:p>06/20/14 08:15 AM</text:p>
          </table:table-cell>
          <table:table-cell office:value-type="float" office:value="59.8822">
            <text:p>59.8822</text:p>
          </table:table-cell>
          <table:table-cell office:value-type="float" office:value="23.2538">
            <text:p>23.2538</text:p>
          </table:table-cell>
          <table:table-cell office:value-type="date" office:date-value="2014-06-20T09:15:00">
            <text:p>06/20/14 09:15 AM</text:p>
          </table:table-cell>
          <table:table-cell office:value-type="float" office:value="59.8822">
            <text:p>59.8822</text:p>
          </table:table-cell>
          <table:table-cell office:value-type="float" office:value="23.2538">
            <text:p>23.2538</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30_2014-06-20_2m_NPL022</text:p>
          </table:table-cell>
          <table:table-cell office:value-type="string">
            <text:p>ERS667638</text:p>
          </table:table-cell>
          <table:table-cell office:value-type="string">
            <text:p>http://www.ebi.ac.uk/ena/data/view/ERS667638</text:p>
          </table:table-cell>
          <table:table-cell office:value-type="string">
            <text:p>ABOKL95</text:p>
          </table:table-cell>
          <table:table-cell/>
          <table:table-cell office:value-type="string">
            <text:p>NPL022</text:p>
          </table:table-cell>
          <table:table-cell table:number-columns-repeated="7" office:value-type="string">
            <text:p>Not provided</text:p>
          </table:table-cell>
          <table:table-cell office:value-type="float" office:value="10.5">
            <text:p>10.5</text:p>
          </table:table-cell>
          <table:table-cell office:value-type="float" office:value="5.63">
            <text:p>5.63</text:p>
          </table:table-cell>
          <table:table-cell office:value-type="float" office:value="7.85">
            <text:p>7.85</text:p>
          </table:table-cell>
          <table:table-cell office:value-type="float" office:value="0.2">
            <text:p>0.2</text:p>
          </table:table-cell>
          <table:table-cell table:number-columns-repeated="6"/>
          <table:table-cell office:value-type="float" office:value="7.203">
            <text:p>7.203</text:p>
          </table:table-cell>
          <table:table-cell/>
          <table:table-cell office:value-type="float" office:value="10.46">
            <text:p>10.46</text:p>
          </table:table-cell>
          <table:table-cell table:number-columns-repeated="5"/>
          <table:table-cell office:value-type="float" office:value="8.1">
            <text:p>8.1</text:p>
          </table:table-cell>
          <table:table-cell table:number-columns-repeated="3"/>
          <table:table-cell office:value-type="string">
            <text:p>FIN</text:p>
          </table:table-cell>
          <table:table-cell office:value-type="float" office:value="1297">
            <text:p>1297</text:p>
          </table:table-cell>
          <table:table-cell office:value-type="string">
            <text:p>NECS</text:p>
          </table:table-cell>
          <table:table-cell office:value-type="string">
            <text:p>Coastal - NE Atlantic Shelves Province</text:p>
          </table:table-cell>
          <table:table-cell office:value-type="float" office:value="0.030004357">
            <text:p>0.030004357</text:p>
          </table:table-cell>
          <table:table-cell office:value-type="string">
            <text:p>Baltic Sea</text:p>
          </table:table-cell>
          <table:table-cell office:value-type="float" office:value="0">
            <text:p>0</text:p>
          </table:table-cell>
        </table:table-row>
        <table:table-row table:style-name="ro1">
          <table:table-cell office:value-type="float" office:value="31">
            <text:p>31</text:p>
          </table:table-cell>
          <table:table-cell office:value-type="string">
            <text:p>OSD31</text:p>
          </table:table-cell>
          <table:table-cell office:value-type="string">
            <text:p>Port Hacking</text:p>
          </table:table-cell>
          <table:table-cell office:value-type="string">
            <text:p>South Pacific Ocean</text:p>
          </table:table-cell>
          <table:table-cell office:value-type="string">
            <text:p>http://marineregions.org/gazetteer.php?p=details&amp;id=1910</text:p>
          </table:table-cell>
          <table:table-cell office:value-type="string">
            <text:p>marine pelagic biome (ENVO:1000023)</text:p>
          </table:table-cell>
          <table:table-cell office:value-type="string">
            <text:p>OSD-Jun-2014</text:p>
          </table:table-cell>
          <table:table-cell office:value-type="string">
            <text:p>OSD31_20140612T1120Z</text:p>
          </table:table-cell>
          <table:table-cell office:value-type="string">
            <text:p>Bucket, plastic</text:p>
          </table:table-cell>
          <table:table-cell office:value-type="string">
            <text:p>[OBJECTIVE: IMOS National Reference Stations - OSD][PLATFORM: Research vessel, Zelda Faith][DEVICE REPORTED: 10 L bucket][DESCRIPTION: marine surface water]</text:p>
          </table:table-cell>
          <table:table-cell/>
          <table:table-cell office:value-type="string">
            <text:p>UTC+10</text:p>
          </table:table-cell>
          <table:table-cell office:value-type="string">
            <text:p>12-06-2014T21:20:00</text:p>
          </table:table-cell>
          <table:table-cell office:value-type="date" office:date-value="2014-06-12T11:20:00">
            <text:p>06/12/14 11:20 AM</text:p>
          </table:table-cell>
          <table:table-cell office:value-type="float" office:value="-34.0833">
            <text:p>-34.0833</text:p>
          </table:table-cell>
          <table:table-cell office:value-type="float" office:value="151.25">
            <text:p>151.25</text:p>
          </table:table-cell>
          <table:table-cell office:value-type="date" office:date-value="2014-06-12T12:36:00">
            <text:p>06/12/14 12:36 PM</text:p>
          </table:table-cell>
          <table:table-cell office:value-type="float" office:value="-34.0833">
            <text:p>-34.0833</text:p>
          </table:table-cell>
          <table:table-cell office:value-type="float" office:value="151.25">
            <text:p>151.25</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31_2014-06-12_1m_NPL022</text:p>
          </table:table-cell>
          <table:table-cell office:value-type="string">
            <text:p>ERS667637</text:p>
          </table:table-cell>
          <table:table-cell office:value-type="string">
            <text:p>http://www.ebi.ac.uk/ena/data/view/ERS667637</text:p>
          </table:table-cell>
          <table:table-cell/>
          <table:table-cell office:value-type="string">
            <text:p>SAMEA3275619</text:p>
          </table:table-cell>
          <table:table-cell office:value-type="string">
            <text:p>NPL022</text:p>
          </table:table-cell>
          <table:table-cell table:number-columns-repeated="7" office:value-type="string">
            <text:p>Not provided</text:p>
          </table:table-cell>
          <table:table-cell office:value-type="float" office:value="20.1183">
            <text:p>20.1183</text:p>
          </table:table-cell>
          <table:table-cell office:value-type="float" office:value="35.4964">
            <text:p>35.4964</text:p>
          </table:table-cell>
          <table:table-cell/>
          <table:table-cell office:value-type="float" office:value="0.1206">
            <text:p>0.1206</text:p>
          </table:table-cell>
          <table:table-cell office:value-type="float" office:value="0.2451">
            <text:p>0.2451</text:p>
          </table:table-cell>
          <table:table-cell table:number-columns-repeated="5"/>
          <table:table-cell office:value-type="float" office:value="48.64563">
            <text:p>48.64563</text:p>
          </table:table-cell>
          <table:table-cell/>
          <table:table-cell office:value-type="float" office:value="235.999487">
            <text:p>235.999487</text:p>
          </table:table-cell>
          <table:table-cell table:number-columns-repeated="4"/>
          <table:table-cell office:value-type="float" office:value="0.033">
            <text:p>0.033</text:p>
          </table:table-cell>
          <table:table-cell office:value-type="float" office:value="0.3693">
            <text:p>0.3693</text:p>
          </table:table-cell>
          <table:table-cell/>
          <table:table-cell office:value-type="float" office:value="3.6457">
            <text:p>3.6457</text:p>
          </table:table-cell>
          <table:table-cell/>
          <table:table-cell office:value-type="string">
            <text:p>AUS</text:p>
          </table:table-cell>
          <table:table-cell office:value-type="float" office:value="5514">
            <text:p>5514</text:p>
          </table:table-cell>
          <table:table-cell office:value-type="string">
            <text:p>AUSE</text:p>
          </table:table-cell>
          <table:table-cell office:value-type="string">
            <text:p>Coastal - East Australian Coastal Province</text:p>
          </table:table-cell>
          <table:table-cell office:value-type="float" office:value="0">
            <text:p>0</text:p>
          </table:table-cell>
          <table:table-cell office:value-type="string">
            <text:p>East Central Australian Shelf</text:p>
          </table:table-cell>
          <table:table-cell office:value-type="float" office:value="0">
            <text:p>0</text:p>
          </table:table-cell>
        </table:table-row>
        <table:table-row table:style-name="ro3">
          <table:table-cell office:value-type="float" office:value="32">
            <text:p>32</text:p>
          </table:table-cell>
          <table:table-cell office:value-type="string">
            <text:p>OSD32</text:p>
          </table:table-cell>
          <table:table-cell office:value-type="string">
            <text:p>North Stradbroke</text:p>
          </table:table-cell>
          <table:table-cell office:value-type="string">
            <text:p>South Pacific Ocean</text:p>
          </table:table-cell>
          <table:table-cell office:value-type="string">
            <text:p>http://marineregions.org/gazetteer.php?p=details&amp;id=1910</text:p>
          </table:table-cell>
          <table:table-cell office:value-type="string">
            <text:p>marine pelagic biome (ENVO:1000023)</text:p>
          </table:table-cell>
          <table:table-cell office:value-type="string">
            <text:p>OSD-Jun-2014</text:p>
          </table:table-cell>
          <table:table-cell office:value-type="string">
            <text:p>OSD32_20140623T1520Z</text:p>
          </table:table-cell>
          <table:table-cell office:value-type="string">
            <text:p>Bottle, Niskin 10-L</text:p>
          </table:table-cell>
          <table:table-cell office:value-type="string">
            <text:p>[OBJECTIVE: IMOS National Reference Stations - OSD][PLATFORM: Research vessel, Scylla][DEVICE REPORTED: 10 L Niskin][DESCRIPTION: marine surface water]</text:p>
          </table:table-cell>
          <table:table-cell/>
          <table:table-cell office:value-type="string">
            <text:p>UTC+10</text:p>
          </table:table-cell>
          <table:table-cell office:value-type="string">
            <text:p>23-06-2014T01:20:00</text:p>
          </table:table-cell>
          <table:table-cell office:value-type="date" office:date-value="2014-06-23T15:20:00">
            <text:p>06/23/14 03:20 PM</text:p>
          </table:table-cell>
          <table:table-cell office:value-type="float" office:value="-27.342">
            <text:p>-27.342</text:p>
          </table:table-cell>
          <table:table-cell office:value-type="float" office:value="153.5622">
            <text:p>153.5622</text:p>
          </table:table-cell>
          <table:table-cell office:value-type="date" office:date-value="2014-06-23T15:30:00">
            <text:p>06/23/14 03:30 PM</text:p>
          </table:table-cell>
          <table:table-cell office:value-type="float" office:value="-27.2">
            <text:p>-27.2</text:p>
          </table:table-cell>
          <table:table-cell office:value-type="float" office:value="153.3373">
            <text:p>153.3373</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32_2014-06-23_1m_NPL022</text:p>
          </table:table-cell>
          <table:table-cell office:value-type="string">
            <text:p>ERS667636</text:p>
          </table:table-cell>
          <table:table-cell office:value-type="string">
            <text:p>http://www.ebi.ac.uk/ena/data/view/ERS667636</text:p>
          </table:table-cell>
          <table:table-cell/>
          <table:table-cell office:value-type="string">
            <text:p>SAMEA3275618</text:p>
          </table:table-cell>
          <table:table-cell office:value-type="string">
            <text:p>NPL022</text:p>
          </table:table-cell>
          <table:table-cell table:number-columns-repeated="7" office:value-type="string">
            <text:p>Not provided</text:p>
          </table:table-cell>
          <table:table-cell office:value-type="float" office:value="23.4">
            <text:p>23.4</text:p>
          </table:table-cell>
          <table:table-cell office:value-type="float" office:value="35.391">
            <text:p>35.391</text:p>
          </table:table-cell>
          <table:table-cell/>
          <table:table-cell office:value-type="float" office:value="0.0693">
            <text:p>0.0693</text:p>
          </table:table-cell>
          <table:table-cell office:value-type="float" office:value="0.0665">
            <text:p>0.0665</text:p>
          </table:table-cell>
          <table:table-cell table:number-columns-repeated="5"/>
          <table:table-cell office:value-type="float" office:value="51.91549">
            <text:p>51.91549</text:p>
          </table:table-cell>
          <table:table-cell table:number-columns-repeated="6"/>
          <table:table-cell office:value-type="float" office:value="0.048">
            <text:p>0.048</text:p>
          </table:table-cell>
          <table:table-cell office:value-type="float" office:value="0.2857">
            <text:p>0.2857</text:p>
          </table:table-cell>
          <table:table-cell/>
          <table:table-cell office:value-type="float" office:value="0.1933">
            <text:p>0.1933</text:p>
          </table:table-cell>
          <table:table-cell/>
          <table:table-cell office:value-type="string">
            <text:p>AUS</text:p>
          </table:table-cell>
          <table:table-cell office:value-type="float" office:value="9573">
            <text:p>9573</text:p>
          </table:table-cell>
          <table:table-cell office:value-type="string">
            <text:p>AUSE</text:p>
          </table:table-cell>
          <table:table-cell office:value-type="string">
            <text:p>Coastal - East Australian Coastal Province</text:p>
          </table:table-cell>
          <table:table-cell office:value-type="float" office:value="0">
            <text:p>0</text:p>
          </table:table-cell>
          <table:table-cell office:value-type="string">
            <text:p>East Central Australian Shelf</text:p>
          </table:table-cell>
          <table:table-cell office:value-type="float" office:value="0">
            <text:p>0</text:p>
          </table:table-cell>
        </table:table-row>
        <table:table-row table:style-name="ro3">
          <table:table-cell office:value-type="float" office:value="33">
            <text:p>33</text:p>
          </table:table-cell>
          <table:table-cell office:value-type="string">
            <text:p>OSD33</text:p>
          </table:table-cell>
          <table:table-cell office:value-type="string">
            <text:p>Maria Island</text:p>
          </table:table-cell>
          <table:table-cell office:value-type="string">
            <text:p>South Pacific Ocean</text:p>
          </table:table-cell>
          <table:table-cell office:value-type="string">
            <text:p>http://marineregions.org/gazetteer.php?p=details&amp;id=1910</text:p>
          </table:table-cell>
          <table:table-cell office:value-type="string">
            <text:p>marine pelagic biome (ENVO:1000023)</text:p>
          </table:table-cell>
          <table:table-cell office:value-type="string">
            <text:p>OSD-Jun-2014</text:p>
          </table:table-cell>
          <table:table-cell office:value-type="string">
            <text:p>OSD33_20140619T1535Z</text:p>
          </table:table-cell>
          <table:table-cell office:value-type="string">
            <text:p>Bottle, Niskin 5-L</text:p>
          </table:table-cell>
          <table:table-cell office:value-type="string">
            <text:p>[OBJECTIVE: IMOS National Reference Stations - OSD][PLATFORM: Research vessel, South Cape][DEVICE REPORTED: 5 L Niskin][DESCRIPTION: marine surface water]</text:p>
          </table:table-cell>
          <table:table-cell/>
          <table:table-cell office:value-type="string">
            <text:p>UTC+10</text:p>
          </table:table-cell>
          <table:table-cell office:value-type="string">
            <text:p>19-06-2014T01:35:00</text:p>
          </table:table-cell>
          <table:table-cell office:value-type="date" office:date-value="2014-06-19T15:35:00">
            <text:p>06/19/14 03:35 PM</text:p>
          </table:table-cell>
          <table:table-cell office:value-type="float" office:value="-42.5966">
            <text:p>-42.5966</text:p>
          </table:table-cell>
          <table:table-cell office:value-type="float" office:value="148.2333">
            <text:p>148.2333</text:p>
          </table:table-cell>
          <table:table-cell office:value-type="date" office:date-value="2014-06-19T15:45:00">
            <text:p>06/19/14 03:45 PM</text:p>
          </table:table-cell>
          <table:table-cell office:value-type="float" office:value="-42.5966">
            <text:p>-42.5966</text:p>
          </table:table-cell>
          <table:table-cell office:value-type="float" office:value="148.2333">
            <text:p>148.2333</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33_2014-06-19_1m_NPL022</text:p>
          </table:table-cell>
          <table:table-cell office:value-type="string">
            <text:p>ERS667635</text:p>
          </table:table-cell>
          <table:table-cell office:value-type="string">
            <text:p>http://www.ebi.ac.uk/ena/data/view/ERS667635</text:p>
          </table:table-cell>
          <table:table-cell/>
          <table:table-cell office:value-type="string">
            <text:p>SAMEA3275617</text:p>
          </table:table-cell>
          <table:table-cell office:value-type="string">
            <text:p>NPL022</text:p>
          </table:table-cell>
          <table:table-cell table:number-columns-repeated="7" office:value-type="string">
            <text:p>Not provided</text:p>
          </table:table-cell>
          <table:table-cell office:value-type="float" office:value="13.9045">
            <text:p>13.9045</text:p>
          </table:table-cell>
          <table:table-cell office:value-type="float" office:value="35.3598">
            <text:p>35.3598</text:p>
          </table:table-cell>
          <table:table-cell/>
          <table:table-cell office:value-type="float" office:value="0.3081">
            <text:p>0.3081</text:p>
          </table:table-cell>
          <table:table-cell office:value-type="float" office:value="3.0343">
            <text:p>3.0343</text:p>
          </table:table-cell>
          <table:table-cell table:number-columns-repeated="5"/>
          <table:table-cell office:value-type="float" office:value="42.29881">
            <text:p>42.29881</text:p>
          </table:table-cell>
          <table:table-cell/>
          <table:table-cell office:value-type="float" office:value="250.271724">
            <text:p>250.271724</text:p>
          </table:table-cell>
          <table:table-cell table:number-columns-repeated="4"/>
          <table:table-cell office:value-type="float" office:value="0.0214">
            <text:p>0.0214</text:p>
          </table:table-cell>
          <table:table-cell office:value-type="float" office:value="0.6984">
            <text:p>0.6984</text:p>
          </table:table-cell>
          <table:table-cell/>
          <table:table-cell office:value-type="float" office:value="0.1442">
            <text:p>0.1442</text:p>
          </table:table-cell>
          <table:table-cell/>
          <table:table-cell office:value-type="string">
            <text:p>AUS</text:p>
          </table:table-cell>
          <table:table-cell office:value-type="float" office:value="8358">
            <text:p>8358</text:p>
          </table:table-cell>
          <table:table-cell office:value-type="string">
            <text:p>SSTC</text:p>
          </table:table-cell>
          <table:table-cell office:value-type="string">
            <text:p>Westerlies - S. Subtropical Convergence Province</text:p>
          </table:table-cell>
          <table:table-cell office:value-type="float" office:value="0">
            <text:p>0</text:p>
          </table:table-cell>
          <table:table-cell office:value-type="string">
            <text:p>Southeast Australian Shelf</text:p>
          </table:table-cell>
          <table:table-cell office:value-type="float" office:value="0">
            <text:p>0</text:p>
          </table:table-cell>
        </table:table-row>
        <table:table-row table:style-name="ro3">
          <table:table-cell office:value-type="float" office:value="34">
            <text:p>34</text:p>
          </table:table-cell>
          <table:table-cell office:value-type="string">
            <text:p>OSD34</text:p>
          </table:table-cell>
          <table:table-cell office:value-type="string">
            <text:p>Alexandria</text:p>
          </table:table-cell>
          <table:table-cell office:value-type="string">
            <text:p>Mediterranean Sea - Eastern Basin</text:p>
          </table:table-cell>
          <table:table-cell office:value-type="string">
            <text:p>http://marineregions.org/gazetteer.php?p=details&amp;id=4280</text:p>
          </table:table-cell>
          <table:table-cell office:value-type="string">
            <text:p>marine biome (ENVO:447)</text:p>
          </table:table-cell>
          <table:table-cell office:value-type="string">
            <text:p>OSD-Jun-2014</text:p>
          </table:table-cell>
          <table:table-cell office:value-type="string">
            <text:p>OSD34_20140621T0930Z</text:p>
          </table:table-cell>
          <table:table-cell office:value-type="string">
            <text:p>Bucket, plastic 5-L</text:p>
          </table:table-cell>
          <table:table-cell office:value-type="string">
            <text:p>[OBJECTIVE: The overall [OBJECTIVE is a description of the microbial diversity of multiple points of world oceans at a synchronized and single point of time.][PLATFORM: 500 m of shore of the Mediterranean Sea][DEVICE REPORTED: 5 Liter plastic jug][DESCRIPTION: sea water]</text:p>
          </table:table-cell>
          <table:table-cell office:value-type="string">
            <text:p>http://store.pangaea.de/Projects/OSD_2014/OSD34_20140621T0930Z.pdf</text:p>
          </table:table-cell>
          <table:table-cell office:value-type="string">
            <text:p>UTC+02</text:p>
          </table:table-cell>
          <table:table-cell office:value-type="string">
            <text:p>21-06-2014T11:30:00</text:p>
          </table:table-cell>
          <table:table-cell office:value-type="date" office:date-value="2014-06-21T09:30:00">
            <text:p>06/21/14 09:30 AM</text:p>
          </table:table-cell>
          <table:table-cell office:value-type="float" office:value="31.21667">
            <text:p>31.21667</text:p>
          </table:table-cell>
          <table:table-cell office:value-type="float" office:value="29.96667">
            <text:p>29.96667</text:p>
          </table:table-cell>
          <table:table-cell office:value-type="date" office:date-value="2014-06-21T10:30:00">
            <text:p>06/21/14 10:30 AM</text:p>
          </table:table-cell>
          <table:table-cell office:value-type="float" office:value="31.21667">
            <text:p>31.21667</text:p>
          </table:table-cell>
          <table:table-cell office:value-type="float" office:value="29.96667">
            <text:p>29.96667</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34_2014-06-21_0m_NPL022</text:p>
          </table:table-cell>
          <table:table-cell office:value-type="string">
            <text:p>ERS667634</text:p>
          </table:table-cell>
          <table:table-cell office:value-type="string">
            <text:p>http://www.ebi.ac.uk/ena/data/view/ERS667634</text:p>
          </table:table-cell>
          <table:table-cell office:value-type="string">
            <text:p>ABOKM65</text:p>
          </table:table-cell>
          <table:table-cell office:value-type="string">
            <text:p>SAMEA3275616</text:p>
          </table:table-cell>
          <table:table-cell office:value-type="string">
            <text:p>NPL022</text:p>
          </table:table-cell>
          <table:table-cell table:number-columns-repeated="7" office:value-type="string">
            <text:p>Not provided</text:p>
          </table:table-cell>
          <table:table-cell office:value-type="float" office:value="27">
            <text:p>27</text:p>
          </table:table-cell>
          <table:table-cell office:value-type="float" office:value="36">
            <text:p>36</text:p>
          </table:table-cell>
          <table:table-cell office:value-type="float" office:value="8.01">
            <text:p>8.01</text:p>
          </table:table-cell>
          <table:table-cell table:number-columns-repeated="7"/>
          <table:table-cell office:value-type="float" office:value="57.4">
            <text:p>57.4</text:p>
          </table:table-cell>
          <table:table-cell table:number-columns-repeated="11"/>
          <table:table-cell office:value-type="string">
            <text:p>EGY</text:p>
          </table:table-cell>
          <table:table-cell office:value-type="float" office:value="0">
            <text:p>0</text:p>
          </table:table-cell>
          <table:table-cell office:value-type="string">
            <text:p>MEDI</text:p>
          </table:table-cell>
          <table:table-cell office:value-type="string">
            <text:p>Westerlies - Mediterranean Sea, Black Sea Province</text:p>
          </table:table-cell>
          <table:table-cell office:value-type="float" office:value="0.02761204">
            <text:p>0.02761204</text:p>
          </table:table-cell>
          <table:table-cell office:value-type="string">
            <text:p>Mediterranean Sea</text:p>
          </table:table-cell>
          <table:table-cell office:value-type="float" office:value="2782">
            <text:p>2782</text:p>
          </table:table-cell>
        </table:table-row>
        <table:table-row table:style-name="ro3">
          <table:table-cell office:value-type="float" office:value="35">
            <text:p>35</text:p>
          </table:table-cell>
          <table:table-cell office:value-type="string">
            <text:p>OSD35</text:p>
          </table:table-cell>
          <table:table-cell office:value-type="string">
            <text:p>Cheasapeake Bay</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35_20140621T1701Z</text:p>
          </table:table-cell>
          <table:table-cell office:value-type="string">
            <text:p>Bucket, plastic</text:p>
          </table:table-cell>
          <table:table-cell office:value-type="string">
            <text:p>[OBJECTIVE: OSD Main Event Sampling][PLATFORM: Oxford Lab Pier][DEVICE REPORTED: YSI 6600 v2 datasonde][DESCRIPTION: Water sample collected via bucket, 6 filters sub-sampled]</text:p>
          </table:table-cell>
          <table:table-cell office:value-type="string">
            <text:p>http://store.pangaea.de/Projects/OSD_2014/OSD35_20140621T1701Z.pdf</text:p>
          </table:table-cell>
          <table:table-cell office:value-type="string">
            <text:p>UTC-05</text:p>
          </table:table-cell>
          <table:table-cell office:value-type="string">
            <text:p>21-06-2014T12:01:00</text:p>
          </table:table-cell>
          <table:table-cell office:value-type="date" office:date-value="2014-06-21T17:01:00">
            <text:p>06/21/14 05:01 PM</text:p>
          </table:table-cell>
          <table:table-cell office:value-type="float" office:value="38.6792">
            <text:p>38.6792</text:p>
          </table:table-cell>
          <table:table-cell office:value-type="float" office:value="-76.1742">
            <text:p>-76.1742</text:p>
          </table:table-cell>
          <table:table-cell office:value-type="date" office:date-value="2014-06-21T18:30:00">
            <text:p>06/21/14 06:30 PM</text:p>
          </table:table-cell>
          <table:table-cell office:value-type="float" office:value="38.6792">
            <text:p>38.6792</text:p>
          </table:table-cell>
          <table:table-cell office:value-type="float" office:value="-76.1742">
            <text:p>-76.1742</text:p>
          </table:table-cell>
          <table:table-cell office:value-type="float" office:value="1">
            <text:p>1</text:p>
          </table:table-cell>
          <table:table-cell office:value-type="string">
            <text:p>surface water (ENVO:2042)</text:p>
          </table:table-cell>
          <table:table-cell office:value-type="string">
            <text:p>estuarine water (ENVO:1000301)</text:p>
          </table:table-cell>
          <table:table-cell office:value-type="string">
            <text:p>OSD35_2014-06-21_1m_NPL022</text:p>
          </table:table-cell>
          <table:table-cell office:value-type="string">
            <text:p>ERS667633</text:p>
          </table:table-cell>
          <table:table-cell office:value-type="string">
            <text:p>http://www.ebi.ac.uk/ena/data/view/ERS667633</text:p>
          </table:table-cell>
          <table:table-cell office:value-type="string">
            <text:p>ABOKM98</text:p>
          </table:table-cell>
          <table:table-cell office:value-type="string">
            <text:p>SAMEA3275615</text:p>
          </table:table-cell>
          <table:table-cell office:value-type="string">
            <text:p>NPL022</text:p>
          </table:table-cell>
          <table:table-cell table:number-columns-repeated="7" office:value-type="string">
            <text:p>Not provided</text:p>
          </table:table-cell>
          <table:table-cell office:value-type="float" office:value="26.32">
            <text:p>26.32</text:p>
          </table:table-cell>
          <table:table-cell office:value-type="float" office:value="8.97">
            <text:p>8.97</text:p>
          </table:table-cell>
          <table:table-cell office:value-type="float" office:value="7.98">
            <text:p>7.98</text:p>
          </table:table-cell>
          <table:table-cell table:number-columns-repeated="7"/>
          <table:table-cell office:value-type="float" office:value="15.41">
            <text:p>15.41</text:p>
          </table:table-cell>
          <table:table-cell/>
          <table:table-cell office:value-type="float" office:value="260.37">
            <text:p>260.37</text:p>
          </table:table-cell>
          <table:table-cell table:number-columns-repeated="6"/>
          <table:table-cell office:value-type="float" office:value="9">
            <text:p>9</text:p>
          </table:table-cell>
          <table:table-cell table:number-columns-repeated="2"/>
          <table:table-cell office:value-type="string">
            <text:p>USA</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004308465">
            <text:p>0.004308465</text:p>
          </table:table-cell>
          <table:table-cell office:value-type="string">
            <text:p>Northeast U.S. Continental Shelf</text:p>
          </table:table-cell>
          <table:table-cell office:value-type="float" office:value="0">
            <text:p>0</text:p>
          </table:table-cell>
        </table:table-row>
        <table:table-row table:style-name="ro3">
          <table:table-cell office:value-type="float" office:value="36">
            <text:p>36</text:p>
          </table:table-cell>
          <table:table-cell office:value-type="string">
            <text:p>OSD36</text:p>
          </table:table-cell>
          <table:table-cell office:value-type="string">
            <text:p>Delaware</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36_20140621T1730Z</text:p>
          </table:table-cell>
          <table:table-cell office:value-type="string">
            <text:p>Bucket, plastic</text:p>
          </table:table-cell>
          <table:table-cell office:value-type="string">
            <text:p>[OBJECTIVE: Ocean Sampling Day 2014][PLATFORM: Free-standing beach sample][DEVICE REPORTED: Bucket][DESCRIPTION: Woodland Beach, free-standing sub-surface sample taken after wading in to a depth of ca. 1.2 m. <text:s/>]</text:p>
          </table:table-cell>
          <table:table-cell office:value-type="string">
            <text:p>http://store.pangaea.de/Projects/OSD_2014/OSD36_20140621T1730Z.pdf</text:p>
          </table:table-cell>
          <table:table-cell office:value-type="string">
            <text:p>UTC-05</text:p>
          </table:table-cell>
          <table:table-cell office:value-type="string">
            <text:p>21-06-2014T12:30:00</text:p>
          </table:table-cell>
          <table:table-cell office:value-type="date" office:date-value="2014-06-21T17:30:00">
            <text:p>06/21/14 05:30 PM</text:p>
          </table:table-cell>
          <table:table-cell office:value-type="float" office:value="39.3322">
            <text:p>39.3322</text:p>
          </table:table-cell>
          <table:table-cell office:value-type="float" office:value="-75.4699">
            <text:p>-75.4699</text:p>
          </table:table-cell>
          <table:table-cell office:value-type="date" office:date-value="2014-06-21T18:30:00">
            <text:p>06/21/14 06:30 PM</text:p>
          </table:table-cell>
          <table:table-cell office:value-type="float" office:value="39.3322">
            <text:p>39.3322</text:p>
          </table:table-cell>
          <table:table-cell office:value-type="float" office:value="-75.4699">
            <text:p>-75.4699</text:p>
          </table:table-cell>
          <table:table-cell office:value-type="float" office:value="0.5">
            <text:p>0.5</text:p>
          </table:table-cell>
          <table:table-cell office:value-type="string">
            <text:p>surface water (ENVO:2042)</text:p>
          </table:table-cell>
          <table:table-cell office:value-type="string">
            <text:p>estuarine water (ENVO:1000301)</text:p>
          </table:table-cell>
          <table:table-cell office:value-type="string">
            <text:p>OSD36_2014-06-21_0.5m_NPL022</text:p>
          </table:table-cell>
          <table:table-cell office:value-type="string">
            <text:p>ERS667632</text:p>
          </table:table-cell>
          <table:table-cell office:value-type="string">
            <text:p>http://www.ebi.ac.uk/ena/data/view/ERS667632</text:p>
          </table:table-cell>
          <table:table-cell office:value-type="string">
            <text:p>ABOKL75</text:p>
          </table:table-cell>
          <table:table-cell office:value-type="string">
            <text:p>SAMEA3275614</text:p>
          </table:table-cell>
          <table:table-cell office:value-type="string">
            <text:p>NPL022</text:p>
          </table:table-cell>
          <table:table-cell table:number-columns-repeated="7" office:value-type="string">
            <text:p>Not provided</text:p>
          </table:table-cell>
          <table:table-cell office:value-type="float" office:value="23.55">
            <text:p>23.55</text:p>
          </table:table-cell>
          <table:table-cell office:value-type="float" office:value="7.42">
            <text:p>7.42</text:p>
          </table:table-cell>
          <table:table-cell table:number-columns-repeated="8"/>
          <table:table-cell office:value-type="float" office:value="12.55">
            <text:p>12.55</text:p>
          </table:table-cell>
          <table:table-cell/>
          <table:table-cell office:value-type="float" office:value="392.86">
            <text:p>392.86</text:p>
          </table:table-cell>
          <table:table-cell table:number-columns-repeated="9"/>
          <table:table-cell office:value-type="string">
            <text:p>USA</text:p>
          </table:table-cell>
          <table:table-cell office:value-type="float" office:value="454">
            <text:p>454</text:p>
          </table:table-cell>
          <table:table-cell office:value-type="string">
            <text:p>NWCS</text:p>
          </table:table-cell>
          <table:table-cell office:value-type="string">
            <text:p>Coastal - NW Atlantic Shelves Province</text:p>
          </table:table-cell>
          <table:table-cell office:value-type="float" office:value="0.013477288">
            <text:p>0.013477288</text:p>
          </table:table-cell>
          <table:table-cell office:value-type="string">
            <text:p>Northeast U.S. Continental Shelf</text:p>
          </table:table-cell>
          <table:table-cell office:value-type="float" office:value="743">
            <text:p>743</text:p>
          </table:table-cell>
        </table:table-row>
        <table:table-row table:style-name="ro3">
          <table:table-cell office:value-type="float" office:value="37">
            <text:p>37</text:p>
          </table:table-cell>
          <table:table-cell office:value-type="string">
            <text:p>OSD37</text:p>
          </table:table-cell>
          <table:table-cell office:value-type="string">
            <text:p>Port Everglades</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37_20140619T1311Z</text:p>
          </table:table-cell>
          <table:table-cell office:value-type="string">
            <text:p>Bucket, plastic 20-L</text:p>
          </table:table-cell>
          <table:table-cell office:value-type="string">
            <text:p>[OBJECTIVE: OSD Summer Solstice 2014. <text:s/>Prokaryote samples - 6 replicate water samples of 10 Liters each (5 sterivex filters for each sample). Eukaryotic samples - 2 replicate water samples of 50 liters each (10 flat 47mm filters for each sample) ][PLATFORM: NOAA research vessel HILDEBRAND][DEVICE REPORTED: Collected seawater with cleaned pump and hose into sterile 20 liter polypropylene carboys][DESCRIPTION: particulate matter on a 0.8 um pore size 47mm polycarbonate filter from Port Everglades OSD site 37. <text:s/>two replicate samples each with 10 filters (0.8 um flat polycarbonate 47mm diameter filters).]</text:p>
          </table:table-cell>
          <table:table-cell office:value-type="string">
            <text:p>http://store.pangaea.de/Projects/OSD_2014/OSD37_20140619T1311Z.pdf</text:p>
          </table:table-cell>
          <table:table-cell office:value-type="string">
            <text:p>UTC-05</text:p>
          </table:table-cell>
          <table:table-cell office:value-type="string">
            <text:p>19-06-2014T08:11:00</text:p>
          </table:table-cell>
          <table:table-cell office:value-type="date" office:date-value="2014-06-19T13:11:00">
            <text:p>06/19/14 01:11 PM</text:p>
          </table:table-cell>
          <table:table-cell office:value-type="float" office:value="26.10293">
            <text:p>26.10293</text:p>
          </table:table-cell>
          <table:table-cell office:value-type="float" office:value="-80.09315">
            <text:p>-80.09315</text:p>
          </table:table-cell>
          <table:table-cell office:value-type="date" office:date-value="2014-06-19T13:24:00">
            <text:p>06/19/14 01:24 PM</text:p>
          </table:table-cell>
          <table:table-cell office:value-type="float" office:value="26.10293">
            <text:p>26.10293</text:p>
          </table:table-cell>
          <table:table-cell office:value-type="float" office:value="-80.09315">
            <text:p>-80.09315</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37_2014-06-19_1m_NE08</text:p>
          </table:table-cell>
          <table:table-cell office:value-type="string">
            <text:p>ERS667631</text:p>
          </table:table-cell>
          <table:table-cell office:value-type="string">
            <text:p>http://www.ebi.ac.uk/ena/data/view/ERS667631</text:p>
          </table:table-cell>
          <table:table-cell office:value-type="string">
            <text:p>ABOKM83</text:p>
          </table:table-cell>
          <table:table-cell office:value-type="string">
            <text:p>SAMEA3275613</text:p>
          </table:table-cell>
          <table:table-cell office:value-type="string">
            <text:p>NE08</text:p>
          </table:table-cell>
          <table:table-cell table:number-columns-repeated="7" office:value-type="string">
            <text:p>Not provided</text:p>
          </table:table-cell>
          <table:table-cell office:value-type="float" office:value="27.7">
            <text:p>27.7</text:p>
          </table:table-cell>
          <table:table-cell office:value-type="float" office:value="33.82">
            <text:p>33.82</text:p>
          </table:table-cell>
          <table:table-cell office:value-type="float" office:value="8.03">
            <text:p>8.03</text:p>
          </table:table-cell>
          <table:table-cell table:number-columns-repeated="16"/>
          <table:table-cell office:value-type="float" office:value="1.01">
            <text:p>1.01</text:p>
          </table:table-cell>
          <table:table-cell table:number-columns-repeated="2"/>
          <table:table-cell office:value-type="string">
            <text:p>USA</text:p>
          </table:table-cell>
          <table:table-cell office:value-type="float" office:value="1069">
            <text:p>1069</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outheast U.S. Continental Shelf</text:p>
          </table:table-cell>
          <table:table-cell office:value-type="float" office:value="0">
            <text:p>0</text:p>
          </table:table-cell>
        </table:table-row>
        <table:table-row table:style-name="ro3">
          <table:table-cell office:value-type="float" office:value="37">
            <text:p>37</text:p>
          </table:table-cell>
          <table:table-cell office:value-type="string">
            <text:p>OSD37</text:p>
          </table:table-cell>
          <table:table-cell office:value-type="string">
            <text:p>Port Everglades</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37_20140619T1311Z</text:p>
          </table:table-cell>
          <table:table-cell office:value-type="string">
            <text:p>Bucket, plastic 20-L</text:p>
          </table:table-cell>
          <table:table-cell office:value-type="string">
            <text:p>[OBJECTIVE: OSD Summer Solstice 2014. <text:s/>Prokaryote samples - 6 replicate water samples of 10 Liters each (5 sterivex filters for each sample). Eukaryotic samples - 2 replicate water samples of 50 liters each (10 flat 47mm filters for each sample) ][PLATFORM: NOAA research vessel HILDEBRAND][DEVICE REPORTED: Collected seawater with cleaned pump and hose into sterile 20 liter polypropylene carboys][DESCRIPTION: particulate matter on a 0.8 um pore size 47mm polycarbonate filter from Port Everglades OSD site 37. <text:s/>two replicate samples each with 10 filters (0.8 um flat polycarbonate 47mm diameter filters).]</text:p>
          </table:table-cell>
          <table:table-cell office:value-type="string">
            <text:p>http://store.pangaea.de/Projects/OSD_2014/OSD37_20140619T1311Z.pdf</text:p>
          </table:table-cell>
          <table:table-cell office:value-type="string">
            <text:p>UTC-05</text:p>
          </table:table-cell>
          <table:table-cell office:value-type="string">
            <text:p>19-06-2014T08:11:00</text:p>
          </table:table-cell>
          <table:table-cell office:value-type="date" office:date-value="2014-06-19T13:11:00">
            <text:p>06/19/14 01:11 PM</text:p>
          </table:table-cell>
          <table:table-cell office:value-type="float" office:value="26.10293">
            <text:p>26.10293</text:p>
          </table:table-cell>
          <table:table-cell office:value-type="float" office:value="-80.09315">
            <text:p>-80.09315</text:p>
          </table:table-cell>
          <table:table-cell office:value-type="date" office:date-value="2014-06-19T13:24:00">
            <text:p>06/19/14 01:24 PM</text:p>
          </table:table-cell>
          <table:table-cell office:value-type="float" office:value="26.10293">
            <text:p>26.10293</text:p>
          </table:table-cell>
          <table:table-cell office:value-type="float" office:value="-80.09315">
            <text:p>-80.09315</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37_2014-06-19_1m_NPL022</text:p>
          </table:table-cell>
          <table:table-cell office:value-type="string">
            <text:p>ERS667630</text:p>
          </table:table-cell>
          <table:table-cell office:value-type="string">
            <text:p>http://www.ebi.ac.uk/ena/data/view/ERS667630</text:p>
          </table:table-cell>
          <table:table-cell office:value-type="string">
            <text:p>ABOKL77</text:p>
          </table:table-cell>
          <table:table-cell office:value-type="string">
            <text:p>SAMEA3275612</text:p>
          </table:table-cell>
          <table:table-cell office:value-type="string">
            <text:p>NPL022</text:p>
          </table:table-cell>
          <table:table-cell table:number-columns-repeated="7" office:value-type="string">
            <text:p>Not provided</text:p>
          </table:table-cell>
          <table:table-cell office:value-type="float" office:value="27.7">
            <text:p>27.7</text:p>
          </table:table-cell>
          <table:table-cell office:value-type="float" office:value="33.82">
            <text:p>33.82</text:p>
          </table:table-cell>
          <table:table-cell office:value-type="float" office:value="8.03">
            <text:p>8.03</text:p>
          </table:table-cell>
          <table:table-cell table:number-columns-repeated="16"/>
          <table:table-cell office:value-type="float" office:value="1.61">
            <text:p>1.61</text:p>
          </table:table-cell>
          <table:table-cell table:number-columns-repeated="2"/>
          <table:table-cell office:value-type="string">
            <text:p>USA</text:p>
          </table:table-cell>
          <table:table-cell office:value-type="float" office:value="1069">
            <text:p>1069</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outheast U.S. Continental Shelf</text:p>
          </table:table-cell>
          <table:table-cell office:value-type="float" office:value="0">
            <text:p>0</text:p>
          </table:table-cell>
        </table:table-row>
        <table:table-row table:style-name="ro3">
          <table:table-cell office:value-type="float" office:value="38">
            <text:p>38</text:p>
          </table:table-cell>
          <table:table-cell office:value-type="string">
            <text:p>OSD38</text:p>
          </table:table-cell>
          <table:table-cell office:value-type="string">
            <text:p>Long Key</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38_20140620T1655Z</text:p>
          </table:table-cell>
          <table:table-cell office:value-type="string">
            <text:p>Bucket, plastic 20-L</text:p>
          </table:table-cell>
          <table:table-cell office:value-type="string">
            <text:p>[OBJECTIVE: particulate matter on a 0.22 um pore size sterivex filter from surface of Long Key OSD site 38. Replicate prokaryote sample 1 of 5, each replicate sample consisting of 5 sterivex filters. <text:s/>All prokaryotic filters (5 filters each of 5 replicate samples) from site 38 filtered 2 liters of sample. ][PLATFORM: 25-foot motor boat (Keys Marine Lab)][DEVICE REPORTED: Collected seawater with clean bucket by hand toss from 25 foot motor boat, transfered to sterile 20 Liter carboys on board - collected 3 20L carboys][DESCRIPTION: particulate matter on a 0.22 um pore size sterivex filter from surface of Long Key OSD site 38. Replicate prokaryote sample 1 of 5, each replicate sample consisting of 5 sterivex filters. <text:s/>All prokaryotic filters (5 filters each of 5 replicate samples) from site 38 filtered 2 liters of sample.]</text:p>
          </table:table-cell>
          <table:table-cell office:value-type="string">
            <text:p>http://store.pangaea.de/Projects/OSD_2014/OSD38_20140620T1655Z.pdf</text:p>
          </table:table-cell>
          <table:table-cell office:value-type="string">
            <text:p>UTC-05</text:p>
          </table:table-cell>
          <table:table-cell office:value-type="string">
            <text:p>20-06-2014T11:55:00</text:p>
          </table:table-cell>
          <table:table-cell office:value-type="date" office:date-value="2014-06-20T16:55:00">
            <text:p>06/20/14 04:55 PM</text:p>
          </table:table-cell>
          <table:table-cell office:value-type="float" office:value="24.7449">
            <text:p>24.7449</text:p>
          </table:table-cell>
          <table:table-cell office:value-type="float" office:value="-80.78375">
            <text:p>-80.78375</text:p>
          </table:table-cell>
          <table:table-cell office:value-type="date" office:date-value="2014-06-20T17:15:00">
            <text:p>06/20/14 05:15 PM</text:p>
          </table:table-cell>
          <table:table-cell office:value-type="float" office:value="24.7449">
            <text:p>24.7449</text:p>
          </table:table-cell>
          <table:table-cell office:value-type="float" office:value="-80.78375">
            <text:p>-80.78375</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38_2014-06-20_0m_NPL022</text:p>
          </table:table-cell>
          <table:table-cell office:value-type="string">
            <text:p>ERS667629</text:p>
          </table:table-cell>
          <table:table-cell office:value-type="string">
            <text:p>http://www.ebi.ac.uk/ena/data/view/ERS667629</text:p>
          </table:table-cell>
          <table:table-cell office:value-type="string">
            <text:p>ABOKL79</text:p>
          </table:table-cell>
          <table:table-cell office:value-type="string">
            <text:p>SAMEA3275611</text:p>
          </table:table-cell>
          <table:table-cell office:value-type="string">
            <text:p>NPL022</text:p>
          </table:table-cell>
          <table:table-cell table:number-columns-repeated="7" office:value-type="string">
            <text:p>Not provided</text:p>
          </table:table-cell>
          <table:table-cell office:value-type="float" office:value="29.6">
            <text:p>29.6</text:p>
          </table:table-cell>
          <table:table-cell office:value-type="float" office:value="36.25">
            <text:p>36.25</text:p>
          </table:table-cell>
          <table:table-cell office:value-type="float" office:value="7.89">
            <text:p>7.89</text:p>
          </table:table-cell>
          <table:table-cell table:number-columns-repeated="16"/>
          <table:table-cell office:value-type="float" office:value="0.23">
            <text:p>0.23</text:p>
          </table:table-cell>
          <table:table-cell table:number-columns-repeated="2"/>
          <table:table-cell office:value-type="string">
            <text:p>USA</text:p>
          </table:table-cell>
          <table:table-cell office:value-type="float" office:value="6942">
            <text:p>6942</text:p>
          </table:table-cell>
          <table:table-cell office:value-type="string">
            <text:p>CARB</text:p>
          </table:table-cell>
          <table:table-cell office:value-type="string">
            <text:p>Trades - Caribbean Province</text:p>
          </table:table-cell>
          <table:table-cell office:value-type="float" office:value="0">
            <text:p>0</text:p>
          </table:table-cell>
          <table:table-cell office:value-type="string">
            <text:p>Caribbean Sea</text:p>
          </table:table-cell>
          <table:table-cell office:value-type="float" office:value="0">
            <text:p>0</text:p>
          </table:table-cell>
        </table:table-row>
        <table:table-row table:style-name="ro3">
          <table:table-cell office:value-type="float" office:value="39">
            <text:p>39</text:p>
          </table:table-cell>
          <table:table-cell office:value-type="string">
            <text:p>OSD39</text:p>
          </table:table-cell>
          <table:table-cell office:value-type="string">
            <text:p>Charleston Harbor</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39_20140619T0500Z</text:p>
          </table:table-cell>
          <table:table-cell office:value-type="string">
            <text:p>Bottle, unknown 4-L</text:p>
          </table:table-cell>
          <table:table-cell office:value-type="string">
            <text:p>[OBJECTIVE: Prokaryote and Eukaryote DNA sampling][PLATFORM: waded from shore][DEVICE REPORTED: 4L sterile bottles][DESCRIPTION: surface sample]</text:p>
          </table:table-cell>
          <table:table-cell office:value-type="string">
            <text:p>http://store.pangaea.de/Projects/OSD_2014/OSD39_20140619T0500Z.pdf</text:p>
          </table:table-cell>
          <table:table-cell office:value-type="string">
            <text:p>UTC-05</text:p>
          </table:table-cell>
          <table:table-cell office:value-type="string">
            <text:p>19-06-2014T13:00:00</text:p>
          </table:table-cell>
          <table:table-cell office:value-type="date" office:date-value="2014-06-19T18:00:00">
            <text:p>06/19/14 06:00 PM</text:p>
          </table:table-cell>
          <table:table-cell office:value-type="float" office:value="32.7524">
            <text:p>32.7524</text:p>
          </table:table-cell>
          <table:table-cell office:value-type="float" office:value="-79.89954">
            <text:p>-79.89954</text:p>
          </table:table-cell>
          <table:table-cell office:value-type="date" office:date-value="2014-06-19T18:15:00">
            <text:p>06/19/14 06:15 PM</text:p>
          </table:table-cell>
          <table:table-cell office:value-type="float" office:value="32.7524">
            <text:p>32.7524</text:p>
          </table:table-cell>
          <table:table-cell office:value-type="float" office:value="-79.89954">
            <text:p>-79.89954</text:p>
          </table:table-cell>
          <table:table-cell office:value-type="float" office:value="0.1">
            <text:p>0.1</text:p>
          </table:table-cell>
          <table:table-cell office:value-type="string">
            <text:p>surface water (ENVO:2042)</text:p>
          </table:table-cell>
          <table:table-cell office:value-type="string">
            <text:p>sea water (ENVO:2149)</text:p>
          </table:table-cell>
          <table:table-cell office:value-type="string">
            <text:p>OSD39_2014-06-19_0.1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31.3">
            <text:p>31.3</text:p>
          </table:table-cell>
          <table:table-cell office:value-type="float" office:value="24.3">
            <text:p>24.3</text:p>
          </table:table-cell>
          <table:table-cell office:value-type="float" office:value="8">
            <text:p>8</text:p>
          </table:table-cell>
          <table:table-cell table:number-columns-repeated="7"/>
          <table:table-cell office:value-type="float" office:value="37.56">
            <text:p>37.56</text:p>
          </table:table-cell>
          <table:table-cell/>
          <table:table-cell office:value-type="float" office:value="5.27">
            <text:p>5.27</text:p>
          </table:table-cell>
          <table:table-cell table:number-columns-repeated="9"/>
          <table:table-cell office:value-type="string">
            <text:p>USA</text:p>
          </table:table-cell>
          <table:table-cell office:value-type="float" office:value="42">
            <text:p>42</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outheast U.S. Continental Shelf</text:p>
          </table:table-cell>
          <table:table-cell office:value-type="float" office:value="0">
            <text:p>0</text:p>
          </table:table-cell>
        </table:table-row>
        <table:table-row table:style-name="ro1">
          <table:table-cell office:value-type="float" office:value="39">
            <text:p>39</text:p>
          </table:table-cell>
          <table:table-cell office:value-type="string">
            <text:p>OSD39</text:p>
          </table:table-cell>
          <table:table-cell office:value-type="string">
            <text:p>Charleston Harbor</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39_20140619T0500Z</text:p>
          </table:table-cell>
          <table:table-cell office:value-type="string">
            <text:p>Bottle, unknown 4-L</text:p>
          </table:table-cell>
          <table:table-cell office:value-type="string">
            <text:p>[OBJECTIVE: Prokaryote and Eukaryote DNA sampling][PLATFORM: waded from shore][DEVICE REPORTED: 4L sterile bottles][DESCRIPTION: surface sample]</text:p>
          </table:table-cell>
          <table:table-cell office:value-type="string">
            <text:p>http://store.pangaea.de/Projects/OSD_2014/OSD39_20140619T0500Z.pdf</text:p>
          </table:table-cell>
          <table:table-cell office:value-type="string">
            <text:p>UTC+08</text:p>
          </table:table-cell>
          <table:table-cell office:value-type="string">
            <text:p>19-06-2014T13:00:00</text:p>
          </table:table-cell>
          <table:table-cell office:value-type="date" office:date-value="2014-06-19T18:00:00">
            <text:p>06/19/14 06:00 PM</text:p>
          </table:table-cell>
          <table:table-cell office:value-type="float" office:value="32.7524">
            <text:p>32.7524</text:p>
          </table:table-cell>
          <table:table-cell office:value-type="float" office:value="-79.89954">
            <text:p>-79.89954</text:p>
          </table:table-cell>
          <table:table-cell office:value-type="date" office:date-value="2014-06-19T18:15:00">
            <text:p>06/19/14 06:15 PM</text:p>
          </table:table-cell>
          <table:table-cell office:value-type="float" office:value="32.7524">
            <text:p>32.7524</text:p>
          </table:table-cell>
          <table:table-cell office:value-type="float" office:value="-79.89954">
            <text:p>-79.89954</text:p>
          </table:table-cell>
          <table:table-cell office:value-type="float" office:value="0.1">
            <text:p>0.1</text:p>
          </table:table-cell>
          <table:table-cell office:value-type="string">
            <text:p>harbor (ENVO:463)</text:p>
          </table:table-cell>
          <table:table-cell office:value-type="string">
            <text:p>sea water (ENVO:2149)</text:p>
          </table:table-cell>
          <table:table-cell office:value-type="string">
            <text:p>OSD39_2014-06-19_0.1m_NPL022</text:p>
          </table:table-cell>
          <table:table-cell office:value-type="string">
            <text:p>ERS667628</text:p>
          </table:table-cell>
          <table:table-cell office:value-type="string">
            <text:p>http://www.ebi.ac.uk/ena/data/view/ERS667628</text:p>
          </table:table-cell>
          <table:table-cell office:value-type="string">
            <text:p>ABOKM95</text:p>
          </table:table-cell>
          <table:table-cell office:value-type="string">
            <text:p>SAMEA3275610</text:p>
          </table:table-cell>
          <table:table-cell office:value-type="string">
            <text:p>NPL022</text:p>
          </table:table-cell>
          <table:table-cell table:number-columns-repeated="7" office:value-type="string">
            <text:p>Not provided</text:p>
          </table:table-cell>
          <table:table-cell office:value-type="float" office:value="31.3">
            <text:p>31.3</text:p>
          </table:table-cell>
          <table:table-cell office:value-type="float" office:value="24.3">
            <text:p>24.3</text:p>
          </table:table-cell>
          <table:table-cell office:value-type="float" office:value="8">
            <text:p>8</text:p>
          </table:table-cell>
          <table:table-cell table:number-columns-repeated="7"/>
          <table:table-cell office:value-type="float" office:value="37.56">
            <text:p>37.56</text:p>
          </table:table-cell>
          <table:table-cell/>
          <table:table-cell office:value-type="float" office:value="5.27">
            <text:p>5.27</text:p>
          </table:table-cell>
          <table:table-cell table:number-columns-repeated="9"/>
          <table:table-cell office:value-type="string">
            <text:p>USA</text:p>
          </table:table-cell>
          <table:table-cell office:value-type="float" office:value="42">
            <text:p>42</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outheast U.S. Continental Shelf</text:p>
          </table:table-cell>
          <table:table-cell office:value-type="float" office:value="0">
            <text:p>0</text:p>
          </table:table-cell>
        </table:table-row>
        <table:table-row table:style-name="ro3">
          <table:table-cell office:value-type="float" office:value="4">
            <text:p>4</text:p>
          </table:table-cell>
          <table:table-cell office:value-type="string">
            <text:p>OSD4</text:p>
          </table:table-cell>
          <table:table-cell office:value-type="string">
            <text:p>LTER-MC</text:p>
          </table:table-cell>
          <table:table-cell office:value-type="string">
            <text:p>Tyrrhenian Sea</text:p>
          </table:table-cell>
          <table:table-cell office:value-type="string">
            <text:p>http://marineregions.org/gazetteer.php?p=details&amp;id=3386</text:p>
          </table:table-cell>
          <table:table-cell office:value-type="string">
            <text:p>marine biome (ENVO:447)</text:p>
          </table:table-cell>
          <table:table-cell office:value-type="string">
            <text:p>OSD-Jun-2014</text:p>
          </table:table-cell>
          <table:table-cell office:value-type="string">
            <text:p>OSD4_20140620T0900Z</text:p>
          </table:table-cell>
          <table:table-cell office:value-type="string">
            <text:p>Bottle, Niskin</text:p>
          </table:table-cell>
          <table:table-cell office:value-type="string">
            <text:p>[OBJECTIVE: Ocean Sampling Day performed during LTER MC research activity 2014][PLATFORM: R/V Vettoria][DEVICE REPORTED: Niskin bottle][DESCRIPTION: This data submission refers to filters treated with the prokaryotes and eukaryotes protocol.]</text:p>
          </table:table-cell>
          <table:table-cell office:value-type="string">
            <text:p>http://store.pangaea.de/Projects/OSD_2014/OSD4_20140620T0900Z.pdf</text:p>
          </table:table-cell>
          <table:table-cell office:value-type="string">
            <text:p>UTC+01</text:p>
          </table:table-cell>
          <table:table-cell office:value-type="string">
            <text:p>20-06-2014T10:00:00</text:p>
          </table:table-cell>
          <table:table-cell office:value-type="date" office:date-value="2014-06-20T09:00:00">
            <text:p>06/20/14 09:00 AM</text:p>
          </table:table-cell>
          <table:table-cell office:value-type="float" office:value="40.808">
            <text:p>40.808</text:p>
          </table:table-cell>
          <table:table-cell office:value-type="float" office:value="14.25">
            <text:p>14.25</text:p>
          </table:table-cell>
          <table:table-cell office:value-type="date" office:date-value="2014-06-20T11:00:00">
            <text:p>06/20/14 11:00 AM</text:p>
          </table:table-cell>
          <table:table-cell office:value-type="float" office:value="40.808">
            <text:p>40.808</text:p>
          </table:table-cell>
          <table:table-cell office:value-type="float" office:value="14.25">
            <text:p>14.25</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4_2014-06-20_0m_NE08</text:p>
          </table:table-cell>
          <table:table-cell office:value-type="string">
            <text:p>ERS667663</text:p>
          </table:table-cell>
          <table:table-cell office:value-type="string">
            <text:p>http://www.ebi.ac.uk/ena/data/view/ERS667663</text:p>
          </table:table-cell>
          <table:table-cell/>
          <table:table-cell office:value-type="string">
            <text:p>SAMEA3275641</text:p>
          </table:table-cell>
          <table:table-cell office:value-type="string">
            <text:p>NE08</text:p>
          </table:table-cell>
          <table:table-cell table:number-columns-repeated="7" office:value-type="string">
            <text:p>Not provided</text:p>
          </table:table-cell>
          <table:table-cell office:value-type="float" office:value="23.3">
            <text:p>23.3</text:p>
          </table:table-cell>
          <table:table-cell office:value-type="float" office:value="36.88">
            <text:p>36.88</text:p>
          </table:table-cell>
          <table:table-cell office:value-type="float" office:value="8.11">
            <text:p>8.11</text:p>
          </table:table-cell>
          <table:table-cell office:value-type="float" office:value="0.24">
            <text:p>0.24</text:p>
          </table:table-cell>
          <table:table-cell office:value-type="float" office:value="0.59">
            <text:p>0.59</text:p>
          </table:table-cell>
          <table:table-cell/>
          <table:table-cell office:value-type="float" office:value="0.09">
            <text:p>0.09</text:p>
          </table:table-cell>
          <table:table-cell/>
          <table:table-cell office:value-type="float" office:value="8918111000">
            <text:p>8918111000</text:p>
          </table:table-cell>
          <table:table-cell/>
          <table:table-cell office:value-type="float" office:value="53306.44746">
            <text:p>53306.44746</text:p>
          </table:table-cell>
          <table:table-cell/>
          <table:table-cell office:value-type="float" office:value="200.59">
            <text:p>200.59</text:p>
          </table:table-cell>
          <table:table-cell/>
          <table:table-cell office:value-type="float" office:value="1548">
            <text:p>1548</text:p>
          </table:table-cell>
          <table:table-cell table:number-columns-repeated="2"/>
          <table:table-cell table:style-name="ce4" office:value-type="float" office:value="0.61">
            <text:p>0.61</text:p>
          </table:table-cell>
          <table:table-cell office:value-type="float" office:value="1.86">
            <text:p>1.86</text:p>
          </table:table-cell>
          <table:table-cell/>
          <table:table-cell office:value-type="float" office:value="1.9">
            <text:p>1.9</text:p>
          </table:table-cell>
          <table:table-cell/>
          <table:table-cell office:value-type="string">
            <text:p>ITA</text:p>
          </table:table-cell>
          <table:table-cell office:value-type="float" office:value="2034">
            <text:p>2034</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4">
            <text:p>4</text:p>
          </table:table-cell>
          <table:table-cell office:value-type="string">
            <text:p>OSD4</text:p>
          </table:table-cell>
          <table:table-cell office:value-type="string">
            <text:p>LTER-MC</text:p>
          </table:table-cell>
          <table:table-cell office:value-type="string">
            <text:p>Tyrrhenian Sea</text:p>
          </table:table-cell>
          <table:table-cell office:value-type="string">
            <text:p>http://marineregions.org/gazetteer.php?p=details&amp;id=3386</text:p>
          </table:table-cell>
          <table:table-cell office:value-type="string">
            <text:p>marine biome (ENVO:447)</text:p>
          </table:table-cell>
          <table:table-cell office:value-type="string">
            <text:p>OSD-Jun-2014</text:p>
          </table:table-cell>
          <table:table-cell office:value-type="string">
            <text:p>OSD4_20140620T0900Z</text:p>
          </table:table-cell>
          <table:table-cell office:value-type="string">
            <text:p>Bottle, Niskin</text:p>
          </table:table-cell>
          <table:table-cell office:value-type="string">
            <text:p>[OBJECTIVE: Ocean Sampling Day performed during LTER MC research activity 2014][PLATFORM: R/V Vettoria][DEVICE REPORTED: Niskin bottle][DESCRIPTION: This data submission refers to filters treated with the prokaryotes and eukaryotes protocol.]</text:p>
          </table:table-cell>
          <table:table-cell office:value-type="string">
            <text:p>http://store.pangaea.de/Projects/OSD_2014/OSD4_20140620T0900Z.pdf</text:p>
          </table:table-cell>
          <table:table-cell office:value-type="string">
            <text:p>UTC+01</text:p>
          </table:table-cell>
          <table:table-cell office:value-type="string">
            <text:p>20-06-2014T10:00:00</text:p>
          </table:table-cell>
          <table:table-cell office:value-type="date" office:date-value="2014-06-20T09:00:00">
            <text:p>06/20/14 09:00 AM</text:p>
          </table:table-cell>
          <table:table-cell office:value-type="float" office:value="40.808">
            <text:p>40.808</text:p>
          </table:table-cell>
          <table:table-cell office:value-type="float" office:value="14.25">
            <text:p>14.25</text:p>
          </table:table-cell>
          <table:table-cell office:value-type="date" office:date-value="2014-06-20T11:00:00">
            <text:p>06/20/14 11:00 AM</text:p>
          </table:table-cell>
          <table:table-cell office:value-type="float" office:value="40.808">
            <text:p>40.808</text:p>
          </table:table-cell>
          <table:table-cell office:value-type="float" office:value="14.25">
            <text:p>14.25</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4_2014-06-20_0m_NPL022</text:p>
          </table:table-cell>
          <table:table-cell office:value-type="string">
            <text:p>ERS667664</text:p>
          </table:table-cell>
          <table:table-cell office:value-type="string">
            <text:p>http://www.ebi.ac.uk/ena/data/view/ERS667664</text:p>
          </table:table-cell>
          <table:table-cell office:value-type="string">
            <text:p>ABOKM15</text:p>
          </table:table-cell>
          <table:table-cell office:value-type="string">
            <text:p>SAMEA3275642</text:p>
          </table:table-cell>
          <table:table-cell office:value-type="string">
            <text:p>NPL022</text:p>
          </table:table-cell>
          <table:table-cell table:number-columns-repeated="7" office:value-type="string">
            <text:p>Not provided</text:p>
          </table:table-cell>
          <table:table-cell office:value-type="float" office:value="23.3">
            <text:p>23.3</text:p>
          </table:table-cell>
          <table:table-cell office:value-type="float" office:value="36.88">
            <text:p>36.88</text:p>
          </table:table-cell>
          <table:table-cell office:value-type="float" office:value="8.11">
            <text:p>8.11</text:p>
          </table:table-cell>
          <table:table-cell office:value-type="float" office:value="0.24">
            <text:p>0.24</text:p>
          </table:table-cell>
          <table:table-cell office:value-type="float" office:value="0.59">
            <text:p>0.59</text:p>
          </table:table-cell>
          <table:table-cell/>
          <table:table-cell office:value-type="float" office:value="0.09">
            <text:p>0.09</text:p>
          </table:table-cell>
          <table:table-cell/>
          <table:table-cell office:value-type="float" office:value="8918111000">
            <text:p>8918111000</text:p>
          </table:table-cell>
          <table:table-cell/>
          <table:table-cell office:value-type="float" office:value="53306.44746">
            <text:p>53306.44746</text:p>
          </table:table-cell>
          <table:table-cell/>
          <table:table-cell office:value-type="float" office:value="200.59">
            <text:p>200.59</text:p>
          </table:table-cell>
          <table:table-cell/>
          <table:table-cell office:value-type="float" office:value="1548">
            <text:p>1548</text:p>
          </table:table-cell>
          <table:table-cell table:number-columns-repeated="2"/>
          <table:table-cell office:value-type="float" office:value="0.61">
            <text:p>0.61</text:p>
          </table:table-cell>
          <table:table-cell office:value-type="float" office:value="1.86">
            <text:p>1.86</text:p>
          </table:table-cell>
          <table:table-cell/>
          <table:table-cell office:value-type="float" office:value="1.9">
            <text:p>1.9</text:p>
          </table:table-cell>
          <table:table-cell/>
          <table:table-cell office:value-type="string">
            <text:p>ITA</text:p>
          </table:table-cell>
          <table:table-cell office:value-type="float" office:value="2034">
            <text:p>2034</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41">
            <text:p>41</text:p>
          </table:table-cell>
          <table:table-cell office:value-type="string">
            <text:p>OSD41</text:p>
          </table:table-cell>
          <table:table-cell office:value-type="string">
            <text:p>Sequim Bay Park</text:p>
          </table:table-cell>
          <table:table-cell office:value-type="string">
            <text:p>The Coastal Waters of Southeast Alaska and British Columbia</text:p>
          </table:table-cell>
          <table:table-cell office:value-type="string">
            <text:p>http://marineregions.org/gazetteer.php?p=details&amp;id=4313</text:p>
          </table:table-cell>
          <table:table-cell office:value-type="string">
            <text:p>marine biome (ENVO:447)</text:p>
          </table:table-cell>
          <table:table-cell office:value-type="string">
            <text:p>OSD-Jun-2014</text:p>
          </table:table-cell>
          <table:table-cell office:value-type="string">
            <text:p>OSD41_20140621T1840Z</text:p>
          </table:table-cell>
          <table:table-cell office:value-type="string">
            <text:p>Horizontal water sampler</text:p>
          </table:table-cell>
          <table:table-cell office:value-type="string">
            <text:p>[OBJECTIVE: It is a great way for us to participate and learn about how diversified our region is compared to other regions around the world.][PLATFORM: Sequim Bay State Park Dock, a public boat dock.][DEVICE REPORTED: Beta water sampler, horizontal pvc water sampler by Wildco. <text:s/>YSI monitoring sensor.][DESCRIPTION: Sample was collected with the horizontal water sampler and the water was transferred into a sterile container. <text:s/>The sterile container was placed on ice, and we proceeded to filter the water right there on the dock.]</text:p>
          </table:table-cell>
          <table:table-cell office:value-type="string">
            <text:p>http://store.pangaea.de/Projects/OSD_2014/OSD41_20140621T1840Z.pdf</text:p>
          </table:table-cell>
          <table:table-cell office:value-type="string">
            <text:p>UTC-08</text:p>
          </table:table-cell>
          <table:table-cell office:value-type="string">
            <text:p>21-06-2014T10:40:00</text:p>
          </table:table-cell>
          <table:table-cell office:value-type="date" office:date-value="2014-06-21T18:40:00">
            <text:p>06/21/14 06:40 PM</text:p>
          </table:table-cell>
          <table:table-cell office:value-type="float" office:value="48.04051">
            <text:p>48.04051</text:p>
          </table:table-cell>
          <table:table-cell office:value-type="float" office:value="-123.0257">
            <text:p>-123.0257</text:p>
          </table:table-cell>
          <table:table-cell office:value-type="date" office:date-value="2014-06-21T18:45:00">
            <text:p>06/21/14 06:45 PM</text:p>
          </table:table-cell>
          <table:table-cell office:value-type="float" office:value="48.04051">
            <text:p>48.04051</text:p>
          </table:table-cell>
          <table:table-cell office:value-type="float" office:value="-123.0257">
            <text:p>-123.0257</text:p>
          </table:table-cell>
          <table:table-cell office:value-type="float" office:value="1">
            <text:p>1</text:p>
          </table:table-cell>
          <table:table-cell office:value-type="string">
            <text:p>marine algal bloom (ENVO:1000057)</text:p>
          </table:table-cell>
          <table:table-cell office:value-type="string">
            <text:p>sea water (ENVO:2149)</text:p>
          </table:table-cell>
          <table:table-cell office:value-type="string">
            <text:p>OSD41_2014-06-21_1m_NPL022</text:p>
          </table:table-cell>
          <table:table-cell office:value-type="string">
            <text:p>ERS667627</text:p>
          </table:table-cell>
          <table:table-cell office:value-type="string">
            <text:p>http://www.ebi.ac.uk/ena/data/view/ERS667627</text:p>
          </table:table-cell>
          <table:table-cell office:value-type="string">
            <text:p>ABOKM12</text:p>
          </table:table-cell>
          <table:table-cell office:value-type="string">
            <text:p>SAMEA3275609</text:p>
          </table:table-cell>
          <table:table-cell office:value-type="string">
            <text:p>NPL022</text:p>
          </table:table-cell>
          <table:table-cell table:number-columns-repeated="7" office:value-type="string">
            <text:p>Not provided</text:p>
          </table:table-cell>
          <table:table-cell office:value-type="float" office:value="15.9">
            <text:p>15.9</text:p>
          </table:table-cell>
          <table:table-cell office:value-type="float" office:value="24.73">
            <text:p>24.73</text:p>
          </table:table-cell>
          <table:table-cell/>
          <table:table-cell office:value-type="float" office:value="0.931">
            <text:p>0.931</text:p>
          </table:table-cell>
          <table:table-cell office:value-type="float" office:value="0.3">
            <text:p>0.3</text:p>
          </table:table-cell>
          <table:table-cell/>
          <table:table-cell office:value-type="float" office:value="1.47">
            <text:p>1.47</text:p>
          </table:table-cell>
          <table:table-cell table:number-columns-repeated="3"/>
          <table:table-cell office:value-type="float" office:value="32055">
            <text:p>32055</text:p>
          </table:table-cell>
          <table:table-cell/>
          <table:table-cell office:value-type="float" office:value="0.01">
            <text:p>0.01</text:p>
          </table:table-cell>
          <table:table-cell table:number-columns-repeated="4"/>
          <table:table-cell office:value-type="float" office:value="24.5">
            <text:p>24.5</text:p>
          </table:table-cell>
          <table:table-cell office:value-type="float" office:value="37.1">
            <text:p>37.1</text:p>
          </table:table-cell>
          <table:table-cell table:number-columns-repeated="2"/>
          <table:table-cell office:value-type="float" office:value="305.7">
            <text:p>305.7</text:p>
          </table:table-cell>
          <table:table-cell office:value-type="string">
            <text:p>USA</text:p>
          </table:table-cell>
          <table:table-cell office:value-type="float" office:value="155">
            <text:p>155</text:p>
          </table:table-cell>
          <table:table-cell office:value-type="string">
            <text:p>CCAL</text:p>
          </table:table-cell>
          <table:table-cell office:value-type="string">
            <text:p>Coastal - California Upwelling Coastal Province</text:p>
          </table:table-cell>
          <table:table-cell office:value-type="float" office:value="0.090559259">
            <text:p>0.090559259</text:p>
          </table:table-cell>
          <table:table-cell office:value-type="string">
            <text:p>Gulf of Alaska</text:p>
          </table:table-cell>
          <table:table-cell office:value-type="float" office:value="1983">
            <text:p>1983</text:p>
          </table:table-cell>
        </table:table-row>
        <table:table-row table:style-name="ro1">
          <table:table-cell office:value-type="float" office:value="42">
            <text:p>42</text:p>
          </table:table-cell>
          <table:table-cell office:value-type="string">
            <text:p>OSD42</text:p>
          </table:table-cell>
          <table:table-cell office:value-type="string">
            <text:p>Faro Lake</text:p>
          </table:table-cell>
          <table:table-cell office:value-type="string">
            <text:p>Tyrrhenian Sea</text:p>
          </table:table-cell>
          <table:table-cell office:value-type="string">
            <text:p>http://marineregions.org/gazetteer.php?p=details&amp;id=3386</text:p>
          </table:table-cell>
          <table:table-cell office:value-type="string">
            <text:p>marine biome (ENVO:447)</text:p>
          </table:table-cell>
          <table:table-cell office:value-type="string">
            <text:p>OSD-Jun-2014</text:p>
          </table:table-cell>
          <table:table-cell office:value-type="string">
            <text:p>OSD42_20140621T1000Z</text:p>
          </table:table-cell>
          <table:table-cell office:value-type="string">
            <text:p>Bottle, Niskin</text:p>
          </table:table-cell>
          <table:table-cell office:value-type="string">
            <text:p>[OBJECTIVE: Samples from a meromictic lake][PLATFORM: boat_papa Giovanni][DEVICE REPORTED: Niskin bottle][DESCRIPTION: Water ]</text:p>
          </table:table-cell>
          <table:table-cell office:value-type="string">
            <text:p>http://store.pangaea.de/Projects/OSD_2014/OSD42_20140621T1000Z.pdf</text:p>
          </table:table-cell>
          <table:table-cell office:value-type="string">
            <text:p>UTC+01</text:p>
          </table:table-cell>
          <table:table-cell office:value-type="string">
            <text:p>21-06-2014T11:00:00</text:p>
          </table:table-cell>
          <table:table-cell office:value-type="date" office:date-value="2014-06-21T10:00:00">
            <text:p>06/21/14 10:00 AM</text:p>
          </table:table-cell>
          <table:table-cell office:value-type="float" office:value="38.26861">
            <text:p>38.26861</text:p>
          </table:table-cell>
          <table:table-cell office:value-type="float" office:value="15.63708">
            <text:p>15.63708</text:p>
          </table:table-cell>
          <table:table-cell office:value-type="date" office:date-value="2014-06-21T11:00:00">
            <text:p>06/21/14 11:00 AM</text:p>
          </table:table-cell>
          <table:table-cell office:value-type="float" office:value="38.26861">
            <text:p>38.26861</text:p>
          </table:table-cell>
          <table:table-cell office:value-type="float" office:value="15.63708">
            <text:p>15.63708</text:p>
          </table:table-cell>
          <table:table-cell office:value-type="float" office:value="3">
            <text:p>3</text:p>
          </table:table-cell>
          <table:table-cell office:value-type="string">
            <text:p>meromictic lake (ENVO:199)</text:p>
          </table:table-cell>
          <table:table-cell office:value-type="string">
            <text:p>water (ENVO:2006)</text:p>
          </table:table-cell>
          <table:table-cell office:value-type="string">
            <text:p>OSD42_2014-06-21_3m_NPL022</text:p>
          </table:table-cell>
          <table:table-cell office:value-type="string">
            <text:p>ERS667626</text:p>
          </table:table-cell>
          <table:table-cell office:value-type="string">
            <text:p>http://www.ebi.ac.uk/ena/data/view/ERS667626</text:p>
          </table:table-cell>
          <table:table-cell/>
          <table:table-cell office:value-type="string">
            <text:p>SAMEA3275608</text:p>
          </table:table-cell>
          <table:table-cell office:value-type="string">
            <text:p>NPL022</text:p>
          </table:table-cell>
          <table:table-cell table:number-columns-repeated="7" office:value-type="string">
            <text:p>Not provided</text:p>
          </table:table-cell>
          <table:table-cell office:value-type="float" office:value="20">
            <text:p>20</text:p>
          </table:table-cell>
          <table:table-cell office:value-type="float" office:value="36.8">
            <text:p>36.8</text:p>
          </table:table-cell>
          <table:table-cell table:number-columns-repeated="20"/>
          <table:table-cell office:value-type="string">
            <text:p>ITA</text:p>
          </table:table-cell>
          <table:table-cell office:value-type="float" office:value="0">
            <text:p>0</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326">
            <text:p>326</text:p>
          </table:table-cell>
        </table:table-row>
        <table:table-row table:style-name="ro1">
          <table:table-cell office:value-type="float" office:value="43">
            <text:p>43</text:p>
          </table:table-cell>
          <table:table-cell office:value-type="string">
            <text:p>OSD43</text:p>
          </table:table-cell>
          <table:table-cell office:value-type="string">
            <text:p>SIO Pier</text:p>
          </table:table-cell>
          <table:table-cell office:value-type="string">
            <text:p>North Pacific Ocean</text:p>
          </table:table-cell>
          <table:table-cell office:value-type="string">
            <text:p>http://marineregions.org/gazetteer.php?p=details&amp;id=1908</text:p>
          </table:table-cell>
          <table:table-cell office:value-type="string">
            <text:p>marine biome (ENVO:447)</text:p>
          </table:table-cell>
          <table:table-cell office:value-type="string">
            <text:p>OSD-Jun-2014</text:p>
          </table:table-cell>
          <table:table-cell office:value-type="string">
            <text:p>OSD43_20140621T1849Z</text:p>
          </table:table-cell>
          <table:table-cell office:value-type="string">
            <text:p>Bucket, plastic</text:p>
          </table:table-cell>
          <table:table-cell office:value-type="string">
            <text:p>[OBJECTIVE: The Scripps pier site is a major long term coastal sampling site on the west coast of the USA. It is managed by Scripps Institution of Oceanography, UCSD and is part of the NSF-funded California Current LTER. Oceanographic parameters and the abundance of different phytoplankton taxa, from harmful algae to cyanobacteria, are regularly monitored. The ocean sampling day samples were obtained as a collaboration of SIO, NOAA, and JCVI, and with accompanying metadata will help further our understanding of ecosystem dynamics at this site by providing a snap shot of diversity at the molecular level.The Scripps pier site has been a major long term coastal sampling site on the west coast of the USA since the 1920s.][PLATFORM: Coastal Structure, Ellen Browning Scripps Pier][DEVICE REPORTED: Bucket, YSI][DESCRIPTION: Below is sterivex filters. We also did NE08 protocol but having difficulty entering data.]</text:p>
          </table:table-cell>
          <table:table-cell office:value-type="string">
            <text:p>http://store.pangaea.de/Projects/OSD_2014/OSD43_20140621T1849Z.pdf</text:p>
          </table:table-cell>
          <table:table-cell office:value-type="string">
            <text:p>UTC-08</text:p>
          </table:table-cell>
          <table:table-cell office:value-type="string">
            <text:p>21-06-2014T10:49:00</text:p>
          </table:table-cell>
          <table:table-cell office:value-type="date" office:date-value="2014-06-21T18:49:00">
            <text:p>06/21/14 06:49 PM</text:p>
          </table:table-cell>
          <table:table-cell office:value-type="float" office:value="32.86698">
            <text:p>32.86698</text:p>
          </table:table-cell>
          <table:table-cell office:value-type="float" office:value="-117.25725">
            <text:p>-117.25725</text:p>
          </table:table-cell>
          <table:table-cell office:value-type="date" office:date-value="2014-06-21T20:25:00">
            <text:p>06/21/14 08:25 PM</text:p>
          </table:table-cell>
          <table:table-cell office:value-type="float" office:value="32.86698">
            <text:p>32.86698</text:p>
          </table:table-cell>
          <table:table-cell office:value-type="float" office:value="-117.25725">
            <text:p>-117.25725</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43_2014-06-21_0m_NE08</text:p>
          </table:table-cell>
          <table:table-cell office:value-type="string">
            <text:p>ERS667624</text:p>
          </table:table-cell>
          <table:table-cell office:value-type="string">
            <text:p>http://www.ebi.ac.uk/ena/data/view/ERS667624</text:p>
          </table:table-cell>
          <table:table-cell office:value-type="string">
            <text:p>ABOKM78</text:p>
          </table:table-cell>
          <table:table-cell office:value-type="string">
            <text:p>SAMEA3275606</text:p>
          </table:table-cell>
          <table:table-cell office:value-type="string">
            <text:p>NE08</text:p>
          </table:table-cell>
          <table:table-cell table:number-columns-repeated="7" office:value-type="string">
            <text:p>Not provided</text:p>
          </table:table-cell>
          <table:table-cell office:value-type="float" office:value="20.04">
            <text:p>20.04</text:p>
          </table:table-cell>
          <table:table-cell office:value-type="float" office:value="33.54">
            <text:p>33.54</text:p>
          </table:table-cell>
          <table:table-cell office:value-type="float" office:value="7.92">
            <text:p>7.92</text:p>
          </table:table-cell>
          <table:table-cell office:value-type="float" office:value="0.18">
            <text:p>0.18</text:p>
          </table:table-cell>
          <table:table-cell office:value-type="float" office:value="0.07">
            <text:p>0.07</text:p>
          </table:table-cell>
          <table:table-cell/>
          <table:table-cell office:value-type="float" office:value="0.02">
            <text:p>0.02</text:p>
          </table:table-cell>
          <table:table-cell office:value-type="float" office:value="83.9">
            <text:p>83.9</text:p>
          </table:table-cell>
          <table:table-cell table:number-columns-repeated="2"/>
          <table:table-cell office:value-type="float" office:value="51.064">
            <text:p>51.064</text:p>
          </table:table-cell>
          <table:table-cell/>
          <table:table-cell office:value-type="float" office:value="257.73">
            <text:p>257.73</text:p>
          </table:table-cell>
          <table:table-cell table:number-columns-repeated="4"/>
          <table:table-cell office:value-type="float" office:value="0">
            <text:p>0</text:p>
          </table:table-cell>
          <table:table-cell office:value-type="float" office:value="0.5">
            <text:p>0.5</text:p>
          </table:table-cell>
          <table:table-cell/>
          <table:table-cell office:value-type="float" office:value="0.96">
            <text:p>0.96</text:p>
          </table:table-cell>
          <table:table-cell/>
          <table:table-cell office:value-type="string">
            <text:p>USA</text:p>
          </table:table-cell>
          <table:table-cell office:value-type="float" office:value="402">
            <text:p>402</text:p>
          </table:table-cell>
          <table:table-cell office:value-type="string">
            <text:p>CCAL</text:p>
          </table:table-cell>
          <table:table-cell office:value-type="string">
            <text:p>Coastal - California Upwelling Coastal Province</text:p>
          </table:table-cell>
          <table:table-cell office:value-type="float" office:value="0">
            <text:p>0</text:p>
          </table:table-cell>
          <table:table-cell office:value-type="string">
            <text:p>California Current</text:p>
          </table:table-cell>
          <table:table-cell office:value-type="float" office:value="0">
            <text:p>0</text:p>
          </table:table-cell>
        </table:table-row>
        <table:table-row table:style-name="ro1">
          <table:table-cell office:value-type="float" office:value="43">
            <text:p>43</text:p>
          </table:table-cell>
          <table:table-cell office:value-type="string">
            <text:p>OSD43</text:p>
          </table:table-cell>
          <table:table-cell office:value-type="string">
            <text:p>SIO Pier</text:p>
          </table:table-cell>
          <table:table-cell office:value-type="string">
            <text:p>North Pacific Ocean</text:p>
          </table:table-cell>
          <table:table-cell office:value-type="string">
            <text:p>http://marineregions.org/gazetteer.php?p=details&amp;id=1908</text:p>
          </table:table-cell>
          <table:table-cell office:value-type="string">
            <text:p>marine biome (ENVO:447)</text:p>
          </table:table-cell>
          <table:table-cell office:value-type="string">
            <text:p>OSD-Jun-2014</text:p>
          </table:table-cell>
          <table:table-cell office:value-type="string">
            <text:p>OSD43_20140621T1849Z</text:p>
          </table:table-cell>
          <table:table-cell office:value-type="string">
            <text:p>Bucket, plastic</text:p>
          </table:table-cell>
          <table:table-cell office:value-type="string">
            <text:p>[OBJECTIVE: The Scripps pier site is a major long term coastal sampling site on the west coast of the USA. It is managed by Scripps Institution of Oceanography, UCSD and is part of the NSF-funded California Current LTER. Oceanographic parameters and the abundance of different phytoplankton taxa, from harmful algae to cyanobacteria, are regularly monitored. The ocean sampling day samples were obtained as a collaboration of SIO, NOAA, and JCVI, and with accompanying metadata will help further our understanding of ecosystem dynamics at this site by providing a snap shot of diversity at the molecular level.The Scripps pier site has been a major long term coastal sampling site on the west coast of the USA since the 1920s.][PLATFORM: Coastal Structure, Ellen Browning Scripps Pier][DEVICE REPORTED: Bucket, YSI][DESCRIPTION: Below is sterivex filters. We also did NE08 protocol but having difficulty entering data.]</text:p>
          </table:table-cell>
          <table:table-cell office:value-type="string">
            <text:p>http://store.pangaea.de/Projects/OSD_2014/OSD43_20140621T1849Z.pdf</text:p>
          </table:table-cell>
          <table:table-cell office:value-type="string">
            <text:p>UTC-08</text:p>
          </table:table-cell>
          <table:table-cell office:value-type="string">
            <text:p>21-06-2014T10:49:00</text:p>
          </table:table-cell>
          <table:table-cell office:value-type="date" office:date-value="2014-06-21T18:49:00">
            <text:p>06/21/14 06:49 PM</text:p>
          </table:table-cell>
          <table:table-cell office:value-type="float" office:value="32.86698">
            <text:p>32.86698</text:p>
          </table:table-cell>
          <table:table-cell office:value-type="float" office:value="-117.25725">
            <text:p>-117.25725</text:p>
          </table:table-cell>
          <table:table-cell office:value-type="date" office:date-value="2014-06-21T20:25:00">
            <text:p>06/21/14 08:25 PM</text:p>
          </table:table-cell>
          <table:table-cell office:value-type="float" office:value="32.86698">
            <text:p>32.86698</text:p>
          </table:table-cell>
          <table:table-cell office:value-type="float" office:value="-117.25725">
            <text:p>-117.25725</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43_2014-06-21_0m_NPL022</text:p>
          </table:table-cell>
          <table:table-cell office:value-type="string">
            <text:p>ERS667625</text:p>
          </table:table-cell>
          <table:table-cell office:value-type="string">
            <text:p>http://www.ebi.ac.uk/ena/data/view/ERS667625</text:p>
          </table:table-cell>
          <table:table-cell office:value-type="string">
            <text:p>ABOKM27</text:p>
          </table:table-cell>
          <table:table-cell office:value-type="string">
            <text:p>SAMEA3275607</text:p>
          </table:table-cell>
          <table:table-cell office:value-type="string">
            <text:p>NPL022</text:p>
          </table:table-cell>
          <table:table-cell table:number-columns-repeated="7" office:value-type="string">
            <text:p>Not provided</text:p>
          </table:table-cell>
          <table:table-cell office:value-type="float" office:value="20.04">
            <text:p>20.04</text:p>
          </table:table-cell>
          <table:table-cell office:value-type="float" office:value="33.54">
            <text:p>33.54</text:p>
          </table:table-cell>
          <table:table-cell office:value-type="float" office:value="7.92">
            <text:p>7.92</text:p>
          </table:table-cell>
          <table:table-cell office:value-type="float" office:value="0.18">
            <text:p>0.18</text:p>
          </table:table-cell>
          <table:table-cell office:value-type="float" office:value="0.07">
            <text:p>0.07</text:p>
          </table:table-cell>
          <table:table-cell/>
          <table:table-cell office:value-type="float" office:value="0.02">
            <text:p>0.02</text:p>
          </table:table-cell>
          <table:table-cell office:value-type="float" office:value="83.9">
            <text:p>83.9</text:p>
          </table:table-cell>
          <table:table-cell table:number-columns-repeated="2"/>
          <table:table-cell office:value-type="float" office:value="51.064">
            <text:p>51.064</text:p>
          </table:table-cell>
          <table:table-cell/>
          <table:table-cell office:value-type="float" office:value="257.73">
            <text:p>257.73</text:p>
          </table:table-cell>
          <table:table-cell table:number-columns-repeated="4"/>
          <table:table-cell office:value-type="float" office:value="0">
            <text:p>0</text:p>
          </table:table-cell>
          <table:table-cell office:value-type="float" office:value="0.5">
            <text:p>0.5</text:p>
          </table:table-cell>
          <table:table-cell/>
          <table:table-cell office:value-type="float" office:value="0.96">
            <text:p>0.96</text:p>
          </table:table-cell>
          <table:table-cell/>
          <table:table-cell office:value-type="string">
            <text:p>USA</text:p>
          </table:table-cell>
          <table:table-cell office:value-type="float" office:value="402">
            <text:p>402</text:p>
          </table:table-cell>
          <table:table-cell office:value-type="string">
            <text:p>CCAL</text:p>
          </table:table-cell>
          <table:table-cell office:value-type="string">
            <text:p>Coastal - California Upwelling Coastal Province</text:p>
          </table:table-cell>
          <table:table-cell office:value-type="float" office:value="0">
            <text:p>0</text:p>
          </table:table-cell>
          <table:table-cell office:value-type="string">
            <text:p>California Current</text:p>
          </table:table-cell>
          <table:table-cell office:value-type="float" office:value="0">
            <text:p>0</text:p>
          </table:table-cell>
        </table:table-row>
        <table:table-row table:style-name="ro1">
          <table:table-cell office:value-type="float" office:value="45">
            <text:p>45</text:p>
          </table:table-cell>
          <table:table-cell office:value-type="string">
            <text:p>OSD45</text:p>
          </table:table-cell>
          <table:table-cell office:value-type="string">
            <text:p>Tampa Bay</text:p>
          </table:table-cell>
          <table:table-cell office:value-type="string">
            <text:p>Gulf of Mexico</text:p>
          </table:table-cell>
          <table:table-cell office:value-type="string">
            <text:p>http://marineregions.org/gazetteer.php?p=details&amp;id=4288</text:p>
          </table:table-cell>
          <table:table-cell office:value-type="string">
            <text:p>marine biome (ENVO:447)</text:p>
          </table:table-cell>
          <table:table-cell office:value-type="string">
            <text:p>OSD-Jun-2014</text:p>
          </table:table-cell>
          <table:table-cell office:value-type="string">
            <text:p>OSD45_20140622T2130Z</text:p>
          </table:table-cell>
          <table:table-cell office:value-type="string">
            <text:p>Bucket, plastic 20-L</text:p>
          </table:table-cell>
          <table:table-cell office:value-type="string">
            <text:p>[OBJECTIVE: OSD Summer Solstice 2014. <text:s text:c="2"/>Prokaryote samples - 6 replicate water samples of 10.5 Liters each (7 sterivex filters for each sample). <text:s/>][PLATFORM: bucket toss from Fort DeSoto Fishing Pier][DEVICE REPORTED: Collected seawater with clean bucket by hand toss from Fort Desoto Park Fishing Pier - transfered to sterile 20 Liter carboys on board - collected 3 20L carboys][DESCRIPTION: particulate matter on a 0.22 um pore size sterivex filter from surface of Tampa Bay OSD site 45. Replicate prokaryote sample 1 of 5, each replicate sample consisting of 7 sterivex each. <text:s/>All prokaryotic filters (7 filters each of 5 replicate samples) from site 45 filtered 1.5 liters of sample.]</text:p>
          </table:table-cell>
          <table:table-cell office:value-type="string">
            <text:p>http://store.pangaea.de/Projects/OSD_2014/OSD45_20140622T2130Z.pdf</text:p>
          </table:table-cell>
          <table:table-cell office:value-type="string">
            <text:p>UTC-05</text:p>
          </table:table-cell>
          <table:table-cell office:value-type="string">
            <text:p>22-06-2014T16:30:00</text:p>
          </table:table-cell>
          <table:table-cell office:value-type="date" office:date-value="2014-06-22T21:30:00">
            <text:p>06/22/14 09:30 PM</text:p>
          </table:table-cell>
          <table:table-cell office:value-type="float" office:value="27.61578">
            <text:p>27.61578</text:p>
          </table:table-cell>
          <table:table-cell office:value-type="float" office:value="-82.72587">
            <text:p>-82.72587</text:p>
          </table:table-cell>
          <table:table-cell office:value-type="date" office:date-value="2014-06-22T21:55:00">
            <text:p>06/22/14 09:55 PM</text:p>
          </table:table-cell>
          <table:table-cell office:value-type="float" office:value="27.61578">
            <text:p>27.61578</text:p>
          </table:table-cell>
          <table:table-cell office:value-type="float" office:value="-82.72587">
            <text:p>-82.72587</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45_2014-06-22_0m_NPL022</text:p>
          </table:table-cell>
          <table:table-cell office:value-type="string">
            <text:p>ERS667623</text:p>
          </table:table-cell>
          <table:table-cell office:value-type="string">
            <text:p>http://www.ebi.ac.uk/ena/data/view/ERS667623</text:p>
          </table:table-cell>
          <table:table-cell office:value-type="string">
            <text:p>ABOKL68</text:p>
          </table:table-cell>
          <table:table-cell office:value-type="string">
            <text:p>SAMEA3275605</text:p>
          </table:table-cell>
          <table:table-cell office:value-type="string">
            <text:p>NPL022</text:p>
          </table:table-cell>
          <table:table-cell table:number-columns-repeated="7" office:value-type="string">
            <text:p>Not provided</text:p>
          </table:table-cell>
          <table:table-cell office:value-type="float" office:value="31.2">
            <text:p>31.2</text:p>
          </table:table-cell>
          <table:table-cell office:value-type="float" office:value="33.84">
            <text:p>33.84</text:p>
          </table:table-cell>
          <table:table-cell office:value-type="float" office:value="8.23">
            <text:p>8.23</text:p>
          </table:table-cell>
          <table:table-cell table:number-columns-repeated="16"/>
          <table:table-cell office:value-type="float" office:value="11.2">
            <text:p>11.2</text:p>
          </table:table-cell>
          <table:table-cell table:number-columns-repeated="2"/>
          <table:table-cell office:value-type="string">
            <text:p>USA</text:p>
          </table:table-cell>
          <table:table-cell office:value-type="float" office:value="130">
            <text:p>130</text:p>
          </table:table-cell>
          <table:table-cell office:value-type="string">
            <text:p>CARB</text:p>
          </table:table-cell>
          <table:table-cell office:value-type="string">
            <text:p>Trades - Caribbean Province</text:p>
          </table:table-cell>
          <table:table-cell office:value-type="float" office:value="0">
            <text:p>0</text:p>
          </table:table-cell>
          <table:table-cell office:value-type="string">
            <text:p>Gulf of Mexico</text:p>
          </table:table-cell>
          <table:table-cell office:value-type="float" office:value="0">
            <text:p>0</text:p>
          </table:table-cell>
        </table:table-row>
        <table:table-row table:style-name="ro1">
          <table:table-cell office:value-type="float" office:value="46">
            <text:p>46</text:p>
          </table:table-cell>
          <table:table-cell office:value-type="string">
            <text:p>OSD46</text:p>
          </table:table-cell>
          <table:table-cell office:value-type="string">
            <text:p>Horn Island</text:p>
          </table:table-cell>
          <table:table-cell office:value-type="string">
            <text:p>Gulf of Mexico</text:p>
          </table:table-cell>
          <table:table-cell office:value-type="string">
            <text:p>http://marineregions.org/gazetteer.php?p=details&amp;id=4288</text:p>
          </table:table-cell>
          <table:table-cell office:value-type="string">
            <text:p>marine biome (ENVO:447)</text:p>
          </table:table-cell>
          <table:table-cell office:value-type="string">
            <text:p>OSD-Jun-2014</text:p>
          </table:table-cell>
          <table:table-cell office:value-type="string">
            <text:p>OSD46_20140621T2000Z</text:p>
          </table:table-cell>
          <table:table-cell office:value-type="string">
            <text:p>Bucket, plastic</text:p>
          </table:table-cell>
          <table:table-cell office:value-type="string">
            <text:p>[OBJECTIVE: To determine the composition and diversity of microbes in the world s oceans ][PLATFORM: Boat, Gravois IV][DEVICE REPORTED: Carboys][DESCRIPTION: subsurface ]</text:p>
          </table:table-cell>
          <table:table-cell office:value-type="string">
            <text:p>http://store.pangaea.de/Projects/OSD_2014/OSD46_20140621T2000Z.pdf</text:p>
          </table:table-cell>
          <table:table-cell office:value-type="string">
            <text:p>UTC-06</text:p>
          </table:table-cell>
          <table:table-cell office:value-type="string">
            <text:p>21-06-2014T14:00:00</text:p>
          </table:table-cell>
          <table:table-cell office:value-type="date" office:date-value="2014-06-21T20:00:00">
            <text:p>06/21/14 08:00 PM</text:p>
          </table:table-cell>
          <table:table-cell office:value-type="float" office:value="30.2484">
            <text:p>30.2484</text:p>
          </table:table-cell>
          <table:table-cell office:value-type="float" office:value="-88.74825">
            <text:p>-88.74825</text:p>
          </table:table-cell>
          <table:table-cell office:value-type="date" office:date-value="2014-06-21T20:15:00">
            <text:p>06/21/14 08:15 PM</text:p>
          </table:table-cell>
          <table:table-cell office:value-type="float" office:value="30.2484">
            <text:p>30.2484</text:p>
          </table:table-cell>
          <table:table-cell office:value-type="float" office:value="-88.74825">
            <text:p>-88.74825</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46_2014-06-21_0m_NPL022</text:p>
          </table:table-cell>
          <table:table-cell office:value-type="string">
            <text:p>ERS667622</text:p>
          </table:table-cell>
          <table:table-cell office:value-type="string">
            <text:p>http://www.ebi.ac.uk/ena/data/view/ERS667622</text:p>
          </table:table-cell>
          <table:table-cell office:value-type="string">
            <text:p>ABOKL78</text:p>
          </table:table-cell>
          <table:table-cell office:value-type="string">
            <text:p>SAMEA3275604</text:p>
          </table:table-cell>
          <table:table-cell office:value-type="string">
            <text:p>NPL022</text:p>
          </table:table-cell>
          <table:table-cell table:number-columns-repeated="7" office:value-type="string">
            <text:p>Not provided</text:p>
          </table:table-cell>
          <table:table-cell office:value-type="float" office:value="29.8">
            <text:p>29.8</text:p>
          </table:table-cell>
          <table:table-cell office:value-type="float" office:value="17.5">
            <text:p>17.5</text:p>
          </table:table-cell>
          <table:table-cell table:number-columns-repeated="10"/>
          <table:table-cell office:value-type="float" office:value="187">
            <text:p>187</text:p>
          </table:table-cell>
          <table:table-cell table:number-columns-repeated="9"/>
          <table:table-cell office:value-type="string">
            <text:p>USA</text:p>
          </table:table-cell>
          <table:table-cell office:value-type="float" office:value="611">
            <text:p>611</text:p>
          </table:table-cell>
          <table:table-cell office:value-type="string">
            <text:p>CARB</text:p>
          </table:table-cell>
          <table:table-cell office:value-type="string">
            <text:p>Trades - Caribbean Province</text:p>
          </table:table-cell>
          <table:table-cell office:value-type="float" office:value="0">
            <text:p>0</text:p>
          </table:table-cell>
          <table:table-cell office:value-type="string">
            <text:p>Gulf of Mexico</text:p>
          </table:table-cell>
          <table:table-cell office:value-type="float" office:value="0">
            <text:p>0</text:p>
          </table:table-cell>
        </table:table-row>
        <table:table-row table:style-name="ro3">
          <table:table-cell office:value-type="float" office:value="47">
            <text:p>47</text:p>
          </table:table-cell>
          <table:table-cell office:value-type="string">
            <text:p>OSD47</text:p>
          </table:table-cell>
          <table:table-cell office:value-type="string">
            <text:p>Venice Lagoon</text:p>
          </table:table-cell>
          <table:table-cell office:value-type="string">
            <text:p>Adriatic Sea</text:p>
          </table:table-cell>
          <table:table-cell office:value-type="string">
            <text:p>http://marineregions.org/gazetteer.php?p=details&amp;id=3314</text:p>
          </table:table-cell>
          <table:table-cell office:value-type="string">
            <text:p>mediterranean sea biome (ENVO:1000047)</text:p>
          </table:table-cell>
          <table:table-cell office:value-type="string">
            <text:p>OSD-Jun-2014</text:p>
          </table:table-cell>
          <table:table-cell office:value-type="string">
            <text:p>OSD47_20140621T1256Z</text:p>
          </table:table-cell>
          <table:table-cell office:value-type="string">
            <text:p>Bottle, unknown 10-L</text:p>
          </table:table-cell>
          <table:table-cell office:value-type="string">
            <text:p>[OBJECTIVE: Not provided][PLATFORM: UNIPD Boat][DEVICE REPORTED: 10 L bottle][DESCRIPTION: The Label field reflects the sample title reported on the filter itself: each filter has this label with a progressive number according to the list of filters reported here.]</text:p>
          </table:table-cell>
          <table:table-cell office:value-type="string">
            <text:p>http://store.pangaea.de/Projects/OSD_2014/OSD47_20140621T1256Z.pdf</text:p>
          </table:table-cell>
          <table:table-cell office:value-type="string">
            <text:p>UTC+01</text:p>
          </table:table-cell>
          <table:table-cell office:value-type="string">
            <text:p>21-06-2014T13:56:00</text:p>
          </table:table-cell>
          <table:table-cell office:value-type="date" office:date-value="2014-06-21T12:56:00">
            <text:p>06/21/14 12:56 PM</text:p>
          </table:table-cell>
          <table:table-cell office:value-type="float" office:value="45.502">
            <text:p>45.502</text:p>
          </table:table-cell>
          <table:table-cell office:value-type="float" office:value="12.4176">
            <text:p>12.4176</text:p>
          </table:table-cell>
          <table:table-cell office:value-type="date" office:date-value="2014-06-21T12:57:00">
            <text:p>06/21/14 12:57 PM</text:p>
          </table:table-cell>
          <table:table-cell office:value-type="float" office:value="45.502">
            <text:p>45.502</text:p>
          </table:table-cell>
          <table:table-cell office:value-type="float" office:value="12.4176">
            <text:p>12.4176</text:p>
          </table:table-cell>
          <table:table-cell office:value-type="float" office:value="0">
            <text:p>0</text:p>
          </table:table-cell>
          <table:table-cell office:value-type="string">
            <text:p>lagoon (ENVO:38)</text:p>
          </table:table-cell>
          <table:table-cell office:value-type="string">
            <text:p>brackish water (ENVO:2019)</text:p>
          </table:table-cell>
          <table:table-cell office:value-type="string">
            <text:p>OSD47_2014-06-21_0m_NPL022</text:p>
          </table:table-cell>
          <table:table-cell office:value-type="string">
            <text:p>ERS667621</text:p>
          </table:table-cell>
          <table:table-cell office:value-type="string">
            <text:p>http://www.ebi.ac.uk/ena/data/view/ERS667621</text:p>
          </table:table-cell>
          <table:table-cell office:value-type="string">
            <text:p>ABOKM66</text:p>
          </table:table-cell>
          <table:table-cell office:value-type="string">
            <text:p>SAMEA3275603</text:p>
          </table:table-cell>
          <table:table-cell office:value-type="string">
            <text:p>NPL022</text:p>
          </table:table-cell>
          <table:table-cell table:number-columns-repeated="7" office:value-type="string">
            <text:p>Not provided</text:p>
          </table:table-cell>
          <table:table-cell office:value-type="float" office:value="25.3">
            <text:p>25.3</text:p>
          </table:table-cell>
          <table:table-cell office:value-type="float" office:value="27.42">
            <text:p>27.42</text:p>
          </table:table-cell>
          <table:table-cell office:value-type="float" office:value="7.67">
            <text:p>7.67</text:p>
          </table:table-cell>
          <table:table-cell office:value-type="float" office:value="0.165">
            <text:p>0.165</text:p>
          </table:table-cell>
          <table:table-cell office:value-type="float" office:value="1.75">
            <text:p>1.75</text:p>
          </table:table-cell>
          <table:table-cell/>
          <table:table-cell office:value-type="float" office:value="1.24">
            <text:p>1.24</text:p>
          </table:table-cell>
          <table:table-cell table:number-columns-repeated="5"/>
          <table:table-cell office:value-type="float" office:value="4.26">
            <text:p>4.26</text:p>
          </table:table-cell>
          <table:table-cell table:number-columns-repeated="4"/>
          <table:table-cell office:value-type="float" office:value="2.01">
            <text:p>2.01</text:p>
          </table:table-cell>
          <table:table-cell office:value-type="float" office:value="13.37">
            <text:p>13.37</text:p>
          </table:table-cell>
          <table:table-cell table:number-columns-repeated="2"/>
          <table:table-cell office:value-type="float" office:value="3.18">
            <text:p>3.18</text:p>
          </table:table-cell>
          <table:table-cell office:value-type="string">
            <text:p>ITA</text:p>
          </table:table-cell>
          <table:table-cell office:value-type="float" office:value="253">
            <text:p>253</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104">
            <text:p>104</text:p>
          </table:table-cell>
        </table:table-row>
        <table:table-row table:style-name="ro3">
          <table:table-cell office:value-type="float" office:value="48">
            <text:p>48</text:p>
          </table:table-cell>
          <table:table-cell office:value-type="string">
            <text:p>OSD48</text:p>
          </table:table-cell>
          <table:table-cell office:value-type="string">
            <text:p>Venice Gulf</text:p>
          </table:table-cell>
          <table:table-cell office:value-type="string">
            <text:p>Adriatic Sea</text:p>
          </table:table-cell>
          <table:table-cell office:value-type="string">
            <text:p>http://marineregions.org/gazetteer.php?p=details&amp;id=3314</text:p>
          </table:table-cell>
          <table:table-cell office:value-type="string">
            <text:p>mediterranean sea biome (ENVO:1000047)</text:p>
          </table:table-cell>
          <table:table-cell office:value-type="string">
            <text:p>OSD-Jun-2014</text:p>
          </table:table-cell>
          <table:table-cell office:value-type="string">
            <text:p>OSD48_20140621T0950Z</text:p>
          </table:table-cell>
          <table:table-cell office:value-type="string">
            <text:p>Bottle, unknown 10-L</text:p>
          </table:table-cell>
          <table:table-cell office:value-type="string">
            <text:p>[OBJECTIVE: OSD sampling][PLATFORM: UNIPD Boat][DEVICE REPORTED: 10 L bottle][DESCRIPTION: The Label field reflects the sample title reported on the filter itself: each filter has this label with a progressive number according to the list of filters reported here]</text:p>
          </table:table-cell>
          <table:table-cell office:value-type="string">
            <text:p>http://store.pangaea.de/Projects/OSD_2014/OSD48_20140621T0950Z.pdf</text:p>
          </table:table-cell>
          <table:table-cell office:value-type="string">
            <text:p>UTC+01</text:p>
          </table:table-cell>
          <table:table-cell office:value-type="string">
            <text:p>21-06-2014T10:50:00</text:p>
          </table:table-cell>
          <table:table-cell office:value-type="date" office:date-value="2014-06-21T09:50:00">
            <text:p>06/21/14 09:50 AM</text:p>
          </table:table-cell>
          <table:table-cell office:value-type="float" office:value="45.4125">
            <text:p>45.4125</text:p>
          </table:table-cell>
          <table:table-cell office:value-type="float" office:value="12.5265">
            <text:p>12.5265</text:p>
          </table:table-cell>
          <table:table-cell office:value-type="date" office:date-value="2014-06-21T09:52:00">
            <text:p>06/21/14 09:52 AM</text:p>
          </table:table-cell>
          <table:table-cell office:value-type="float" office:value="45.4125">
            <text:p>45.4125</text:p>
          </table:table-cell>
          <table:table-cell office:value-type="float" office:value="12.5265">
            <text:p>12.5265</text:p>
          </table:table-cell>
          <table:table-cell office:value-type="float" office:value="0">
            <text:p>0</text:p>
          </table:table-cell>
          <table:table-cell office:value-type="string">
            <text:p>coast (ENVO:303)</text:p>
          </table:table-cell>
          <table:table-cell office:value-type="string">
            <text:p>sea water (ENVO:2149)</text:p>
          </table:table-cell>
          <table:table-cell office:value-type="string">
            <text:p>OSD48_2014-06-21_0m_NPL022</text:p>
          </table:table-cell>
          <table:table-cell office:value-type="string">
            <text:p>ERS667620</text:p>
          </table:table-cell>
          <table:table-cell office:value-type="string">
            <text:p>http://www.ebi.ac.uk/ena/data/view/ERS667620</text:p>
          </table:table-cell>
          <table:table-cell office:value-type="string">
            <text:p>ABOKM21</text:p>
          </table:table-cell>
          <table:table-cell office:value-type="string">
            <text:p>SAMEA3275602</text:p>
          </table:table-cell>
          <table:table-cell office:value-type="string">
            <text:p>NPL022</text:p>
          </table:table-cell>
          <table:table-cell table:number-columns-repeated="7" office:value-type="string">
            <text:p>Not provided</text:p>
          </table:table-cell>
          <table:table-cell office:value-type="float" office:value="22.2">
            <text:p>22.2</text:p>
          </table:table-cell>
          <table:table-cell office:value-type="float" office:value="33.14">
            <text:p>33.14</text:p>
          </table:table-cell>
          <table:table-cell office:value-type="float" office:value="8.28">
            <text:p>8.28</text:p>
          </table:table-cell>
          <table:table-cell office:value-type="float" office:value="0.09">
            <text:p>0.09</text:p>
          </table:table-cell>
          <table:table-cell office:value-type="float" office:value="4.89">
            <text:p>4.89</text:p>
          </table:table-cell>
          <table:table-cell/>
          <table:table-cell office:value-type="float" office:value="0.17">
            <text:p>0.17</text:p>
          </table:table-cell>
          <table:table-cell table:number-columns-repeated="5"/>
          <table:table-cell office:value-type="float" office:value="7.31">
            <text:p>7.31</text:p>
          </table:table-cell>
          <table:table-cell table:number-columns-repeated="4"/>
          <table:table-cell office:value-type="float" office:value="4.92">
            <text:p>4.92</text:p>
          </table:table-cell>
          <table:table-cell office:value-type="float" office:value="6.33">
            <text:p>6.33</text:p>
          </table:table-cell>
          <table:table-cell table:number-columns-repeated="2"/>
          <table:table-cell office:value-type="float" office:value="1.5">
            <text:p>1.5</text:p>
          </table:table-cell>
          <table:table-cell office:value-type="string">
            <text:p>ITA</text:p>
          </table:table-cell>
          <table:table-cell office:value-type="float" office:value="5262">
            <text:p>5262</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49">
            <text:p>49</text:p>
          </table:table-cell>
          <table:table-cell office:value-type="string">
            <text:p>OSD49</text:p>
          </table:table-cell>
          <table:table-cell office:value-type="string">
            <text:p>Vida</text:p>
          </table:table-cell>
          <table:table-cell office:value-type="string">
            <text:p>Adriatic Sea</text:p>
          </table:table-cell>
          <table:table-cell office:value-type="string">
            <text:p>http://marineregions.org/gazetteer.php?p=details&amp;id=3314</text:p>
          </table:table-cell>
          <table:table-cell office:value-type="string">
            <text:p>marine biome (ENVO:447)</text:p>
          </table:table-cell>
          <table:table-cell office:value-type="string">
            <text:p>OSD-Jun-2014</text:p>
          </table:table-cell>
          <table:table-cell office:value-type="string">
            <text:p>OSD49_20140621T0930Z</text:p>
          </table:table-cell>
          <table:table-cell office:value-type="string">
            <text:p>Bottle, Niskin 5-L</text:p>
          </table:table-cell>
          <table:table-cell office:value-type="string">
            <text:p>[OBJECTIVE: This <text:s/>sampling activity is also a part of a long-term time series data set <text:s/>that is a part of an on-going water-quality monitoring program that <text:s/>Marine Biology Station (NIB, Slovenia) has supported for more than 15 <text:s/>years.][PLATFORM: research vessel][DEVICE REPORTED: 5L Niskin][DESCRIPTION: Seawater sample collected at 2 m depth.]</text:p>
          </table:table-cell>
          <table:table-cell office:value-type="string">
            <text:p>http://store.pangaea.de/Projects/OSD_2014/OSD49_20140621T0930Z.pdf</text:p>
          </table:table-cell>
          <table:table-cell office:value-type="string">
            <text:p>UTC+01</text:p>
          </table:table-cell>
          <table:table-cell office:value-type="string">
            <text:p>21-06-2014T10:30:00</text:p>
          </table:table-cell>
          <table:table-cell office:value-type="date" office:date-value="2014-06-21T09:30:00">
            <text:p>06/21/14 09:30 AM</text:p>
          </table:table-cell>
          <table:table-cell office:value-type="float" office:value="45.325568">
            <text:p>45.325568</text:p>
          </table:table-cell>
          <table:table-cell office:value-type="float" office:value="13.33189">
            <text:p>13.33189</text:p>
          </table:table-cell>
          <table:table-cell office:value-type="date" office:date-value="2014-06-21T10:00:00">
            <text:p>06/21/14 10:00 AM</text:p>
          </table:table-cell>
          <table:table-cell office:value-type="float" office:value="45.325568">
            <text:p>45.325568</text:p>
          </table:table-cell>
          <table:table-cell office:value-type="float" office:value="13.33189">
            <text:p>13.33189</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49_2014-06-21_2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22">
            <text:p>22</text:p>
          </table:table-cell>
          <table:table-cell office:value-type="float" office:value="34">
            <text:p>34</text:p>
          </table:table-cell>
          <table:table-cell office:value-type="float" office:value="8.3">
            <text:p>8.3</text:p>
          </table:table-cell>
          <table:table-cell office:value-type="float" office:value="0.067">
            <text:p>0.067</text:p>
          </table:table-cell>
          <table:table-cell table:number-columns-repeated="18"/>
          <table:table-cell office:value-type="string">
            <text:p>HRV</text:p>
          </table:table-cell>
          <table:table-cell office:value-type="float" office:value="16318">
            <text:p>16318</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49">
            <text:p>49</text:p>
          </table:table-cell>
          <table:table-cell office:value-type="string">
            <text:p>OSD49</text:p>
          </table:table-cell>
          <table:table-cell office:value-type="string">
            <text:p>Vida</text:p>
          </table:table-cell>
          <table:table-cell office:value-type="string">
            <text:p>Adriatic Sea</text:p>
          </table:table-cell>
          <table:table-cell office:value-type="string">
            <text:p>http://marineregions.org/gazetteer.php?p=details&amp;id=3314</text:p>
          </table:table-cell>
          <table:table-cell office:value-type="string">
            <text:p>mediterranean sea biome (ENVO:1000047)</text:p>
          </table:table-cell>
          <table:table-cell office:value-type="string">
            <text:p>OSD-Jun-2014</text:p>
          </table:table-cell>
          <table:table-cell office:value-type="string">
            <text:p>OSD49_20140621T0930Z</text:p>
          </table:table-cell>
          <table:table-cell office:value-type="string">
            <text:p>Bottle, Niskin 5-L</text:p>
          </table:table-cell>
          <table:table-cell office:value-type="string">
            <text:p>[OBJECTIVE: This <text:s/>sampling activity is also a part of a long-term time series data set <text:s/>that is a part of an on-going water-quality monitoring program that <text:s/>Marine Biology Station (NIB, Slovenia) has supported for more than 15 <text:s/>years.][PLATFORM: research vessel][DEVICE REPORTED: 5L Niskin][DESCRIPTION: Seawater sample collected at 2 m depth.]</text:p>
          </table:table-cell>
          <table:table-cell office:value-type="string">
            <text:p>http://store.pangaea.de/Projects/OSD_2014/OSD49_20140621T0930Z.pdf</text:p>
          </table:table-cell>
          <table:table-cell office:value-type="string">
            <text:p>UTC+01</text:p>
          </table:table-cell>
          <table:table-cell office:value-type="string">
            <text:p>21-06-2014T10:30:00</text:p>
          </table:table-cell>
          <table:table-cell office:value-type="date" office:date-value="2014-06-21T09:30:00">
            <text:p>06/21/14 09:30 AM</text:p>
          </table:table-cell>
          <table:table-cell office:value-type="float" office:value="45.325568">
            <text:p>45.325568</text:p>
          </table:table-cell>
          <table:table-cell office:value-type="float" office:value="13.33189">
            <text:p>13.33189</text:p>
          </table:table-cell>
          <table:table-cell office:value-type="date" office:date-value="2014-06-21T10:00:00">
            <text:p>06/21/14 10:00 AM</text:p>
          </table:table-cell>
          <table:table-cell office:value-type="float" office:value="45.325568">
            <text:p>45.325568</text:p>
          </table:table-cell>
          <table:table-cell office:value-type="float" office:value="13.33189">
            <text:p>13.33189</text:p>
          </table:table-cell>
          <table:table-cell office:value-type="float" office:value="2">
            <text:p>2</text:p>
          </table:table-cell>
          <table:table-cell office:value-type="string">
            <text:p>surface water (ENVO:2042)</text:p>
          </table:table-cell>
          <table:table-cell office:value-type="string">
            <text:p>coastal sea water (ENVO:2150)</text:p>
          </table:table-cell>
          <table:table-cell office:value-type="string">
            <text:p>OSD49_2014-06-21_2m_NPL022</text:p>
          </table:table-cell>
          <table:table-cell office:value-type="string">
            <text:p>ERS667619</text:p>
          </table:table-cell>
          <table:table-cell office:value-type="string">
            <text:p>http://www.ebi.ac.uk/ena/data/view/ERS667619</text:p>
          </table:table-cell>
          <table:table-cell office:value-type="string">
            <text:p>ABOKL74</text:p>
          </table:table-cell>
          <table:table-cell office:value-type="string">
            <text:p>SAMEA3275601</text:p>
          </table:table-cell>
          <table:table-cell office:value-type="string">
            <text:p>NPL022</text:p>
          </table:table-cell>
          <table:table-cell table:number-columns-repeated="7" office:value-type="string">
            <text:p>Not provided</text:p>
          </table:table-cell>
          <table:table-cell office:value-type="float" office:value="22">
            <text:p>22</text:p>
          </table:table-cell>
          <table:table-cell office:value-type="float" office:value="34">
            <text:p>34</text:p>
          </table:table-cell>
          <table:table-cell office:value-type="float" office:value="8.3">
            <text:p>8.3</text:p>
          </table:table-cell>
          <table:table-cell office:value-type="float" office:value="0.067">
            <text:p>0.067</text:p>
          </table:table-cell>
          <table:table-cell office:value-type="float" office:value="2.59">
            <text:p>2.59</text:p>
          </table:table-cell>
          <table:table-cell/>
          <table:table-cell office:value-type="float" office:value="0.018">
            <text:p>0.018</text:p>
          </table:table-cell>
          <table:table-cell table:number-columns-repeated="14"/>
          <table:table-cell office:value-type="float" office:value="0.3">
            <text:p>0.3</text:p>
          </table:table-cell>
          <table:table-cell office:value-type="string">
            <text:p>HRV</text:p>
          </table:table-cell>
          <table:table-cell office:value-type="float" office:value="16318">
            <text:p>16318</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5">
            <text:p>5</text:p>
          </table:table-cell>
          <table:table-cell office:value-type="string">
            <text:p>OSD5</text:p>
          </table:table-cell>
          <table:table-cell office:value-type="string">
            <text:p>Crete</text:p>
          </table:table-cell>
          <table:table-cell office:value-type="string">
            <text:p>Aegean Sea</text:p>
          </table:table-cell>
          <table:table-cell office:value-type="string">
            <text:p>http://marineregions.org/gazetteer.php?p=details&amp;id=3315</text:p>
          </table:table-cell>
          <table:table-cell office:value-type="string">
            <text:p>oceanic epipelagic zone biome (ENVO:1000035)</text:p>
          </table:table-cell>
          <table:table-cell office:value-type="string">
            <text:p>OSD-Jun-2014</text:p>
          </table:table-cell>
          <table:table-cell office:value-type="string">
            <text:p>OSD5_20140619T0515Z</text:p>
          </table:table-cell>
          <table:table-cell office:value-type="string">
            <text:p>Bottle, Niskin</text:p>
          </table:table-cell>
          <table:table-cell office:value-type="string">
            <text:p>[OBJECTIVE: Water sampling for Prokaryotes.][PLATFORM: Research Vessel Alkyon][DEVICE REPORTED: Niskin bottles][DESCRIPTION: Surface water sampling of the OSD5 station.]</text:p>
          </table:table-cell>
          <table:table-cell office:value-type="string">
            <text:p>http://store.pangaea.de/Projects/OSD_2014/OSD5_20140619T0515Z.pdf</text:p>
          </table:table-cell>
          <table:table-cell office:value-type="string">
            <text:p>UTC+02</text:p>
          </table:table-cell>
          <table:table-cell office:value-type="string">
            <text:p>19-06-2014T07:15:00</text:p>
          </table:table-cell>
          <table:table-cell office:value-type="date" office:date-value="2014-06-19T05:15:00">
            <text:p>06/19/14 05:15 AM</text:p>
          </table:table-cell>
          <table:table-cell office:value-type="float" office:value="35.661">
            <text:p>35.661</text:p>
          </table:table-cell>
          <table:table-cell office:value-type="float" office:value="24.99">
            <text:p>24.99</text:p>
          </table:table-cell>
          <table:table-cell office:value-type="date" office:date-value="2014-06-19T11:15:00">
            <text:p>06/19/14 11:15 AM</text:p>
          </table:table-cell>
          <table:table-cell office:value-type="float" office:value="35.661">
            <text:p>35.661</text:p>
          </table:table-cell>
          <table:table-cell office:value-type="float" office:value="24.99">
            <text:p>24.99</text:p>
          </table:table-cell>
          <table:table-cell office:value-type="float" office:value="1">
            <text:p>1</text:p>
          </table:table-cell>
          <table:table-cell office:value-type="string">
            <text:p>surface water (ENVO:2042)</text:p>
          </table:table-cell>
          <table:table-cell office:value-type="string">
            <text:p>oligotrophic water (ENVO:2223)</text:p>
          </table:table-cell>
          <table:table-cell office:value-type="string">
            <text:p>OSD5_2014-06-19_1m_NPL022</text:p>
          </table:table-cell>
          <table:table-cell office:value-type="string">
            <text:p>ERS667662</text:p>
          </table:table-cell>
          <table:table-cell office:value-type="string">
            <text:p>http://www.ebi.ac.uk/ena/data/view/ERS667662</text:p>
          </table:table-cell>
          <table:table-cell office:value-type="string">
            <text:p>ABOKL71</text:p>
          </table:table-cell>
          <table:table-cell office:value-type="string">
            <text:p>SAMEA3275640</text:p>
          </table:table-cell>
          <table:table-cell office:value-type="string">
            <text:p>NPL022</text:p>
          </table:table-cell>
          <table:table-cell table:number-columns-repeated="7" office:value-type="string">
            <text:p>Not provided</text:p>
          </table:table-cell>
          <table:table-cell office:value-type="float" office:value="24.46">
            <text:p>24.46</text:p>
          </table:table-cell>
          <table:table-cell office:value-type="float" office:value="39.29">
            <text:p>39.29</text:p>
          </table:table-cell>
          <table:table-cell office:value-type="float" office:value="8.2">
            <text:p>8.2</text:p>
          </table:table-cell>
          <table:table-cell office:value-type="float" office:value="0.07">
            <text:p>0.07</text:p>
          </table:table-cell>
          <table:table-cell office:value-type="float" office:value="0.17">
            <text:p>0.17</text:p>
          </table:table-cell>
          <table:table-cell/>
          <table:table-cell office:value-type="float" office:value="0.04">
            <text:p>0.04</text:p>
          </table:table-cell>
          <table:table-cell table:number-columns-repeated="2"/>
          <table:table-cell office:value-type="float" office:value="1217.4">
            <text:p>1217.4</text:p>
          </table:table-cell>
          <table:table-cell office:value-type="float" office:value="58.14">
            <text:p>58.14</text:p>
          </table:table-cell>
          <table:table-cell table:number-columns-repeated="6"/>
          <table:table-cell office:value-type="float" office:value="0.38">
            <text:p>0.38</text:p>
          </table:table-cell>
          <table:table-cell office:value-type="float" office:value="0.47">
            <text:p>0.47</text:p>
          </table:table-cell>
          <table:table-cell/>
          <table:table-cell office:value-type="float" office:value="-0.1116">
            <text:p>-0.1116</text:p>
          </table:table-cell>
          <table:table-cell/>
          <table:table-cell office:value-type="string">
            <text:p>GRC</text:p>
          </table:table-cell>
          <table:table-cell office:value-type="float" office:value="25382">
            <text:p>25382</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5">
            <text:p>5</text:p>
          </table:table-cell>
          <table:table-cell office:value-type="string">
            <text:p>OSD5</text:p>
          </table:table-cell>
          <table:table-cell office:value-type="string">
            <text:p>Crete</text:p>
          </table:table-cell>
          <table:table-cell office:value-type="string">
            <text:p>Aegean Sea</text:p>
          </table:table-cell>
          <table:table-cell office:value-type="string">
            <text:p>http://marineregions.org/gazetteer.php?p=details&amp;id=3315</text:p>
          </table:table-cell>
          <table:table-cell office:value-type="string">
            <text:p>oceanic epipelagic zone biome (ENVO:1000035)</text:p>
          </table:table-cell>
          <table:table-cell office:value-type="string">
            <text:p>OSD-Jun-2014</text:p>
          </table:table-cell>
          <table:table-cell office:value-type="string">
            <text:p>OSD5_20140619T1100Z</text:p>
          </table:table-cell>
          <table:table-cell office:value-type="string">
            <text:p>Bottle, Niskin</text:p>
          </table:table-cell>
          <table:table-cell office:value-type="string">
            <text:p>[OBJECTIVE: Water Sampling for Prokaryotes][PLATFORM: Research Vessel Alkyon][DEVICE REPORTED: Niskin bottles][DESCRIPTION: Water from the Deep Chlorophyll Maximum layer of the OSD5 station.]</text:p>
          </table:table-cell>
          <table:table-cell office:value-type="string">
            <text:p>http://store.pangaea.de/Projects/OSD_2014/OSD5_20140619T1100Z.pdf</text:p>
          </table:table-cell>
          <table:table-cell office:value-type="string">
            <text:p>UTC+02</text:p>
          </table:table-cell>
          <table:table-cell office:value-type="string">
            <text:p>19-06-2014T13:00:00</text:p>
          </table:table-cell>
          <table:table-cell office:value-type="date" office:date-value="2014-06-19T11:00:00">
            <text:p>06/19/14 11:00 AM</text:p>
          </table:table-cell>
          <table:table-cell office:value-type="float" office:value="35.661">
            <text:p>35.661</text:p>
          </table:table-cell>
          <table:table-cell office:value-type="float" office:value="24.99">
            <text:p>24.99</text:p>
          </table:table-cell>
          <table:table-cell office:value-type="date" office:date-value="2014-06-19T13:00:00">
            <text:p>06/19/14 01:00 PM</text:p>
          </table:table-cell>
          <table:table-cell office:value-type="float" office:value="35.661">
            <text:p>35.661</text:p>
          </table:table-cell>
          <table:table-cell office:value-type="float" office:value="24.99">
            <text:p>24.99</text:p>
          </table:table-cell>
          <table:table-cell office:value-type="float" office:value="75">
            <text:p>75</text:p>
          </table:table-cell>
          <table:table-cell office:value-type="string">
            <text:p>deep chlorophyll maximum layer (ENVO:1000326)</text:p>
          </table:table-cell>
          <table:table-cell office:value-type="string">
            <text:p>oligotrophic water (ENVO:2223)</text:p>
          </table:table-cell>
          <table:table-cell office:value-type="string">
            <text:p>OSD5_2014-06-19_75m_NPL022</text:p>
          </table:table-cell>
          <table:table-cell office:value-type="string">
            <text:p>ERS667661</text:p>
          </table:table-cell>
          <table:table-cell office:value-type="string">
            <text:p>http://www.ebi.ac.uk/ena/data/view/ERS667661</text:p>
          </table:table-cell>
          <table:table-cell office:value-type="string">
            <text:p>ABOKM52</text:p>
          </table:table-cell>
          <table:table-cell office:value-type="string">
            <text:p>SAMEA3275639</text:p>
          </table:table-cell>
          <table:table-cell office:value-type="string">
            <text:p>NPL022</text:p>
          </table:table-cell>
          <table:table-cell table:number-columns-repeated="7" office:value-type="string">
            <text:p>Not provided</text:p>
          </table:table-cell>
          <table:table-cell office:value-type="float" office:value="16.87">
            <text:p>16.87</text:p>
          </table:table-cell>
          <table:table-cell office:value-type="float" office:value="39.23">
            <text:p>39.23</text:p>
          </table:table-cell>
          <table:table-cell office:value-type="float" office:value="8.2">
            <text:p>8.2</text:p>
          </table:table-cell>
          <table:table-cell office:value-type="float" office:value="0.27">
            <text:p>0.27</text:p>
          </table:table-cell>
          <table:table-cell office:value-type="float" office:value="0.34">
            <text:p>0.34</text:p>
          </table:table-cell>
          <table:table-cell/>
          <table:table-cell office:value-type="float" office:value="0.03">
            <text:p>0.03</text:p>
          </table:table-cell>
          <table:table-cell table:number-columns-repeated="2"/>
          <table:table-cell office:value-type="float" office:value="41.662">
            <text:p>41.662</text:p>
          </table:table-cell>
          <table:table-cell office:value-type="float" office:value="49.58">
            <text:p>49.58</text:p>
          </table:table-cell>
          <table:table-cell table:number-columns-repeated="6"/>
          <table:table-cell office:value-type="float" office:value="0.38">
            <text:p>0.38</text:p>
          </table:table-cell>
          <table:table-cell office:value-type="float" office:value="0.74">
            <text:p>0.74</text:p>
          </table:table-cell>
          <table:table-cell/>
          <table:table-cell office:value-type="float" office:value="0.6431">
            <text:p>0.6431</text:p>
          </table:table-cell>
          <table:table-cell/>
          <table:table-cell office:value-type="string">
            <text:p>GRC</text:p>
          </table:table-cell>
          <table:table-cell office:value-type="float" office:value="25382">
            <text:p>25382</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50">
            <text:p>50</text:p>
          </table:table-cell>
          <table:table-cell office:value-type="string">
            <text:p>OSD50</text:p>
          </table:table-cell>
          <table:table-cell office:value-type="string">
            <text:p>Pasaia</text:p>
          </table:table-cell>
          <table:table-cell office:value-type="string">
            <text:p>Bay of Biscay</text:p>
          </table:table-cell>
          <table:table-cell office:value-type="string">
            <text:p>http://marineregions.org/gazetteer.php?p=details&amp;id=2359</text:p>
          </table:table-cell>
          <table:table-cell office:value-type="string">
            <text:p>marine biome (ENVO:447)</text:p>
          </table:table-cell>
          <table:table-cell office:value-type="string">
            <text:p>OSD-Jun-2014</text:p>
          </table:table-cell>
          <table:table-cell office:value-type="string">
            <text:p>OSD50_20140620T0709Z</text:p>
          </table:table-cell>
          <table:table-cell office:value-type="string">
            <text:p>Bottle, Niskin</text:p>
          </table:table-cell>
          <table:table-cell office:value-type="string">
            <text:p>[OBJECTIVE: Contribute to OSD - obtain data for biodiversity and connectivity assessment within the DEVOTES project][PLATFORM: Pasaia Oceano meteorological station][DEVICE REPORTED: Niskin bottle][DESCRIPTION: no extended sample description ]</text:p>
          </table:table-cell>
          <table:table-cell office:value-type="string">
            <text:p>http://store.pangaea.de/Projects/OSD_2014/OSD50_20140620T0709Z.pdf</text:p>
          </table:table-cell>
          <table:table-cell office:value-type="string">
            <text:p>UTC+01</text:p>
          </table:table-cell>
          <table:table-cell office:value-type="string">
            <text:p>20-06-2014T08:09:00</text:p>
          </table:table-cell>
          <table:table-cell office:value-type="date" office:date-value="2014-06-20T07:09:00">
            <text:p>06/20/14 07:09 AM</text:p>
          </table:table-cell>
          <table:table-cell office:value-type="float" office:value="43.333333">
            <text:p>43.333333</text:p>
          </table:table-cell>
          <table:table-cell office:value-type="float" office:value="-1.925">
            <text:p>-1.925</text:p>
          </table:table-cell>
          <table:table-cell office:value-type="date" office:date-value="2014-06-20T07:11:00">
            <text:p>06/20/14 07:11 AM</text:p>
          </table:table-cell>
          <table:table-cell office:value-type="float" office:value="43.333333">
            <text:p>43.333333</text:p>
          </table:table-cell>
          <table:table-cell office:value-type="float" office:value="-1.925">
            <text:p>-1.925</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50_2014-06-20_0m_NPL022</text:p>
          </table:table-cell>
          <table:table-cell office:value-type="string">
            <text:p>ERS667618</text:p>
          </table:table-cell>
          <table:table-cell office:value-type="string">
            <text:p>http://www.ebi.ac.uk/ena/data/view/ERS667618</text:p>
          </table:table-cell>
          <table:table-cell office:value-type="string">
            <text:p>ABOKM69</text:p>
          </table:table-cell>
          <table:table-cell office:value-type="string">
            <text:p>SAMEA3275600</text:p>
          </table:table-cell>
          <table:table-cell office:value-type="string">
            <text:p>NPL022</text:p>
          </table:table-cell>
          <table:table-cell table:number-columns-repeated="7" office:value-type="string">
            <text:p>Not provided</text:p>
          </table:table-cell>
          <table:table-cell office:value-type="float" office:value="20">
            <text:p>20</text:p>
          </table:table-cell>
          <table:table-cell office:value-type="float" office:value="34.3">
            <text:p>34.3</text:p>
          </table:table-cell>
          <table:table-cell office:value-type="float" office:value="8.34">
            <text:p>8.34</text:p>
          </table:table-cell>
          <table:table-cell office:value-type="float" office:value="0.16">
            <text:p>0.16</text:p>
          </table:table-cell>
          <table:table-cell office:value-type="float" office:value="1.6">
            <text:p>1.6</text:p>
          </table:table-cell>
          <table:table-cell/>
          <table:table-cell office:value-type="float" office:value="0.84">
            <text:p>0.84</text:p>
          </table:table-cell>
          <table:table-cell table:number-columns-repeated="2"/>
          <table:table-cell office:value-type="float" office:value="97.9">
            <text:p>97.9</text:p>
          </table:table-cell>
          <table:table-cell table:number-columns-repeated="7"/>
          <table:table-cell office:value-type="float" office:value="1.7">
            <text:p>1.7</text:p>
          </table:table-cell>
          <table:table-cell office:value-type="float" office:value="1.63">
            <text:p>1.63</text:p>
          </table:table-cell>
          <table:table-cell office:value-type="float" office:value="0.64">
            <text:p>0.64</text:p>
          </table:table-cell>
          <table:table-cell table:number-columns-repeated="2"/>
          <table:table-cell office:value-type="string">
            <text:p>ESP</text:p>
          </table:table-cell>
          <table:table-cell office:value-type="float" office:value="0">
            <text:p>0</text:p>
          </table:table-cell>
          <table:table-cell office:value-type="string">
            <text:p>CNRY</text:p>
          </table:table-cell>
          <table:table-cell office:value-type="string">
            <text:p>Coastal - Canary Coastal Province (EACB)</text:p>
          </table:table-cell>
          <table:table-cell office:value-type="float" office:value="0.015828137">
            <text:p>0.015828137</text:p>
          </table:table-cell>
          <table:table-cell office:value-type="string">
            <text:p>Iberian Coastal</text:p>
          </table:table-cell>
          <table:table-cell office:value-type="float" office:value="209">
            <text:p>209</text:p>
          </table:table-cell>
        </table:table-row>
        <table:table-row table:style-name="ro3">
          <table:table-cell office:value-type="float" office:value="51">
            <text:p>51</text:p>
          </table:table-cell>
          <table:table-cell office:value-type="string">
            <text:p>OSD51</text:p>
          </table:table-cell>
          <table:table-cell office:value-type="string">
            <text:p>Bocas del Toro</text:p>
          </table:table-cell>
          <table:table-cell office:value-type="string">
            <text:p>Caribbean Sea</text:p>
          </table:table-cell>
          <table:table-cell office:value-type="string">
            <text:p>http://marineregions.org/gazetteer.php?p=details&amp;id=4287</text:p>
          </table:table-cell>
          <table:table-cell office:value-type="string">
            <text:p>marine pelagic biome (ENVO:1000023)</text:p>
          </table:table-cell>
          <table:table-cell office:value-type="string">
            <text:p>OSD-Jun-2014</text:p>
          </table:table-cell>
          <table:table-cell office:value-type="string">
            <text:p>OSD51_20140621T1556Z</text:p>
          </table:table-cell>
          <table:table-cell office:value-type="string">
            <text:p>Bottle, Van Dorn 2.2-L</text:p>
          </table:table-cell>
          <table:table-cell office:value-type="string">
            <text:p>[OBJECTIVE: The sampling activity will be part of a long term project named Marine Geo][PLATFORM: Research boat Loligo][DEVICE REPORTED: Water sampling Bottle Van Dorn 2.2 liters][DESCRIPTION: Surface Water]</text:p>
          </table:table-cell>
          <table:table-cell office:value-type="string">
            <text:p>http://store.pangaea.de/Projects/OSD_2014/OSD51_20140621T1544Z.pdf</text:p>
          </table:table-cell>
          <table:table-cell office:value-type="string">
            <text:p>UTC-05</text:p>
          </table:table-cell>
          <table:table-cell office:value-type="string">
            <text:p>21-06-2014T10:56:00</text:p>
          </table:table-cell>
          <table:table-cell office:value-type="date" office:date-value="2014-06-21T15:56:00">
            <text:p>06/21/14 03:56 PM</text:p>
          </table:table-cell>
          <table:table-cell office:value-type="float" office:value="9.3485">
            <text:p>9.3485</text:p>
          </table:table-cell>
          <table:table-cell office:value-type="float" office:value="-82.266">
            <text:p>-82.266</text:p>
          </table:table-cell>
          <table:table-cell office:value-type="date" office:date-value="2014-06-21T16:02:00">
            <text:p>06/21/14 04:02 PM</text:p>
          </table:table-cell>
          <table:table-cell office:value-type="float" office:value="9.3485">
            <text:p>9.3485</text:p>
          </table:table-cell>
          <table:table-cell office:value-type="float" office:value="-82.266">
            <text:p>-82.266</text:p>
          </table:table-cell>
          <table:table-cell office:value-type="float" office:value="2">
            <text:p>2</text:p>
          </table:table-cell>
          <table:table-cell office:value-type="string">
            <text:p>surface water (ENVO:2042)</text:p>
          </table:table-cell>
          <table:table-cell office:value-type="string">
            <text:p>coastal sea water (ENVO:2150)</text:p>
          </table:table-cell>
          <table:table-cell office:value-type="string">
            <text:p>OSD51_2014-06-21_2m_NPL022</text:p>
          </table:table-cell>
          <table:table-cell office:value-type="string">
            <text:p>ERS667616</text:p>
          </table:table-cell>
          <table:table-cell office:value-type="string">
            <text:p>http://www.ebi.ac.uk/ena/data/view/ERS667616</text:p>
          </table:table-cell>
          <table:table-cell office:value-type="string">
            <text:p>ABOKL93</text:p>
          </table:table-cell>
          <table:table-cell office:value-type="string">
            <text:p>SAMEA3275598</text:p>
          </table:table-cell>
          <table:table-cell office:value-type="string">
            <text:p>NPL022</text:p>
          </table:table-cell>
          <table:table-cell table:number-columns-repeated="7" office:value-type="string">
            <text:p>Not provided</text:p>
          </table:table-cell>
          <table:table-cell office:value-type="float" office:value="29.1">
            <text:p>29.1</text:p>
          </table:table-cell>
          <table:table-cell office:value-type="float" office:value="34.6">
            <text:p>34.6</text:p>
          </table:table-cell>
          <table:table-cell office:value-type="float" office:value="8.12">
            <text:p>8.12</text:p>
          </table:table-cell>
          <table:table-cell table:number-columns-repeated="7"/>
          <table:table-cell office:value-type="float" office:value="52.7">
            <text:p>52.7</text:p>
          </table:table-cell>
          <table:table-cell/>
          <table:table-cell office:value-type="float" office:value="1866.66">
            <text:p>1866.66</text:p>
          </table:table-cell>
          <table:table-cell table:number-columns-repeated="9"/>
          <table:table-cell office:value-type="string">
            <text:p>PAN</text:p>
          </table:table-cell>
          <table:table-cell office:value-type="float" office:value="97">
            <text:p>97</text:p>
          </table:table-cell>
          <table:table-cell office:value-type="string">
            <text:p>GUIA</text:p>
          </table:table-cell>
          <table:table-cell office:value-type="string">
            <text:p>Coastal - Guianas Coastal Province</text:p>
          </table:table-cell>
          <table:table-cell office:value-type="float" office:value="0">
            <text:p>0</text:p>
          </table:table-cell>
          <table:table-cell office:value-type="string">
            <text:p>Caribbean Sea</text:p>
          </table:table-cell>
          <table:table-cell office:value-type="float" office:value="0">
            <text:p>0</text:p>
          </table:table-cell>
        </table:table-row>
        <table:table-row table:style-name="ro3">
          <table:table-cell office:value-type="float" office:value="52">
            <text:p>52</text:p>
          </table:table-cell>
          <table:table-cell office:value-type="string">
            <text:p>OSD52</text:p>
          </table:table-cell>
          <table:table-cell office:value-type="string">
            <text:p>Abu Hashish</text:p>
          </table:table-cell>
          <table:table-cell office:value-type="string">
            <text:p>Red Sea</text:p>
          </table:table-cell>
          <table:table-cell office:value-type="string">
            <text:p>http://marineregions.org/gazetteer.php?p=details&amp;id=4264</text:p>
          </table:table-cell>
          <table:table-cell office:value-type="string">
            <text:p>marine biome (ENVO:447)</text:p>
          </table:table-cell>
          <table:table-cell office:value-type="string">
            <text:p>OSD-Jun-2014</text:p>
          </table:table-cell>
          <table:table-cell office:value-type="string">
            <text:p>OSD52_20140621T1007Z</text:p>
          </table:table-cell>
          <table:table-cell office:value-type="string">
            <text:p>Bucket, plastic 10-L</text:p>
          </table:table-cell>
          <table:table-cell office:value-type="string">
            <text:p>[OBJECTIVE: The objective of this sampling trip is to contribute to the Ocean Sampling Day initiative through providing environmental water samples from the Red Sea, based on OSP standardized protocols. The Red Sea is a large marine ecosystem, characterized by a relatively high salinity and temperature with complex and diverse biological life including unique coral reefs. The two Red Sea samples were obtained near the coast of Hurghada, a main tourist center. Both sample sites Abu Hashish and Ras Disha are shallow diving sites (5 -30 m). Abu Hashish is characterized by hard, soft and table corals abundance. Ras Disha is also unique for its large patches of seagrass.][PLATFORM: Zodiac][DEVICE REPORTED: collection device: 10 L Acid washed buckets, measurement device: YSI proplus probe][DESCRIPTION: near coral reef high tide windy elevation 5.9]</text:p>
          </table:table-cell>
          <table:table-cell office:value-type="string">
            <text:p>http://store.pangaea.de/Projects/OSD_2014/OSD52_20140621T1007Z.pdf</text:p>
          </table:table-cell>
          <table:table-cell office:value-type="string">
            <text:p>UTC+02</text:p>
          </table:table-cell>
          <table:table-cell office:value-type="string">
            <text:p>21-06-2014T12:07:00</text:p>
          </table:table-cell>
          <table:table-cell office:value-type="date" office:date-value="2014-06-21T10:07:00">
            <text:p>06/21/14 10:07 AM</text:p>
          </table:table-cell>
          <table:table-cell office:value-type="float" office:value="27.02527">
            <text:p>27.02527</text:p>
          </table:table-cell>
          <table:table-cell office:value-type="float" office:value="33.91255">
            <text:p>33.91255</text:p>
          </table:table-cell>
          <table:table-cell office:value-type="date" office:date-value="2014-06-21T10:14:00">
            <text:p>06/21/14 10:14 AM</text:p>
          </table:table-cell>
          <table:table-cell office:value-type="float" office:value="27.02527">
            <text:p>27.02527</text:p>
          </table:table-cell>
          <table:table-cell office:value-type="float" office:value="33.91253">
            <text:p>33.91253</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52_2014-06-21_1m_NPL022</text:p>
          </table:table-cell>
          <table:table-cell office:value-type="string">
            <text:p>ERS667609</text:p>
          </table:table-cell>
          <table:table-cell office:value-type="string">
            <text:p>http://www.ebi.ac.uk/ena/data/view/ERS667609</text:p>
          </table:table-cell>
          <table:table-cell office:value-type="string">
            <text:p>ABOKN00</text:p>
          </table:table-cell>
          <table:table-cell office:value-type="string">
            <text:p>SAMEA3275591</text:p>
          </table:table-cell>
          <table:table-cell office:value-type="string">
            <text:p>NPL022</text:p>
          </table:table-cell>
          <table:table-cell table:number-columns-repeated="7" office:value-type="string">
            <text:p>Not provided</text:p>
          </table:table-cell>
          <table:table-cell office:value-type="float" office:value="27">
            <text:p>27</text:p>
          </table:table-cell>
          <table:table-cell office:value-type="float" office:value="38.33">
            <text:p>38.33</text:p>
          </table:table-cell>
          <table:table-cell office:value-type="float" office:value="8.22">
            <text:p>8.22</text:p>
          </table:table-cell>
          <table:table-cell table:number-columns-repeated="7"/>
          <table:table-cell office:value-type="float" office:value="59.857333">
            <text:p>59.857333</text:p>
          </table:table-cell>
          <table:table-cell/>
          <table:table-cell office:value-type="float" office:value="191.1249">
            <text:p>191.1249</text:p>
          </table:table-cell>
          <table:table-cell table:number-columns-repeated="9"/>
          <table:table-cell office:value-type="string">
            <text:p>EGY</text:p>
          </table:table-cell>
          <table:table-cell office:value-type="float" office:value="1327">
            <text:p>1327</text:p>
          </table:table-cell>
          <table:table-cell office:value-type="string">
            <text:p>REDS</text:p>
          </table:table-cell>
          <table:table-cell office:value-type="string">
            <text:p>Coastal - Red Sea, Persian Gulf Province</text:p>
          </table:table-cell>
          <table:table-cell office:value-type="float" office:value="0">
            <text:p>0</text:p>
          </table:table-cell>
          <table:table-cell office:value-type="string">
            <text:p>Red Sea</text:p>
          </table:table-cell>
          <table:table-cell office:value-type="float" office:value="0">
            <text:p>0</text:p>
          </table:table-cell>
        </table:table-row>
        <table:table-row table:style-name="ro3">
          <table:table-cell office:value-type="float" office:value="53">
            <text:p>53</text:p>
          </table:table-cell>
          <table:table-cell office:value-type="string">
            <text:p>OSD53</text:p>
          </table:table-cell>
          <table:table-cell office:value-type="string">
            <text:p>Ras Disha</text:p>
          </table:table-cell>
          <table:table-cell office:value-type="string">
            <text:p>Red Sea</text:p>
          </table:table-cell>
          <table:table-cell office:value-type="string">
            <text:p>http://marineregions.org/gazetteer.php?p=details&amp;id=4264</text:p>
          </table:table-cell>
          <table:table-cell office:value-type="string">
            <text:p>marine biome (ENVO:447)</text:p>
          </table:table-cell>
          <table:table-cell office:value-type="string">
            <text:p>OSD-Jun-2014</text:p>
          </table:table-cell>
          <table:table-cell office:value-type="string">
            <text:p>OSD53_20140621T0843Z</text:p>
          </table:table-cell>
          <table:table-cell office:value-type="string">
            <text:p>Bucket, plastic 10-L</text:p>
          </table:table-cell>
          <table:table-cell office:value-type="string">
            <text:p>[OBJECTIVE: The objective of this sampling trip is to contribute to the Ocean Sampling Day initiative through providing environmental water samples from the Red Sea, based on OSP standardized protocols. The Red Sea is a large marine ecosystem, characterized by a relatively high salinity and temperature with complex and diverse biological life including unique coral reefs. The two Red Sea samples were obtained near the coast of Hurghada, a main tourist center. Both sample sites Abu Hashish and Ras Disha are shallow diving sites (5 -30 m). Abu Hashish is characterized by hard, soft and table corals abundance. Ras Disha is also unique for its large patches of seagrass.][PLATFORM: Zodiac][DEVICE REPORTED: collection device: 10 L buckets, measurement: YSI ptoplus probe][DESCRIPTION: environment depth = 8, near coral reef, <text:s/>high tide, windy, elevation 5.9 ]</text:p>
          </table:table-cell>
          <table:table-cell office:value-type="string">
            <text:p>http://store.pangaea.de/Projects/OSD_2014/OSD53_20140621T0843Z.pdf</text:p>
          </table:table-cell>
          <table:table-cell office:value-type="string">
            <text:p>UTC+02</text:p>
          </table:table-cell>
          <table:table-cell office:value-type="string">
            <text:p>21-06-2014T10:43:00</text:p>
          </table:table-cell>
          <table:table-cell office:value-type="date" office:date-value="2014-06-21T08:43:00">
            <text:p>06/21/14 08:43 AM</text:p>
          </table:table-cell>
          <table:table-cell office:value-type="float" office:value="27.04153">
            <text:p>27.04153</text:p>
          </table:table-cell>
          <table:table-cell office:value-type="float" office:value="33.90703">
            <text:p>33.90703</text:p>
          </table:table-cell>
          <table:table-cell office:value-type="date" office:date-value="2014-06-21T08:50:00">
            <text:p>06/21/14 08:50 AM</text:p>
          </table:table-cell>
          <table:table-cell office:value-type="float" office:value="27.04153">
            <text:p>27.04153</text:p>
          </table:table-cell>
          <table:table-cell office:value-type="float" office:value="33.9082">
            <text:p>33.9082</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53_2014-06-21_1m_NPL022</text:p>
          </table:table-cell>
          <table:table-cell office:value-type="string">
            <text:p>ERS667608</text:p>
          </table:table-cell>
          <table:table-cell office:value-type="string">
            <text:p>http://www.ebi.ac.uk/ena/data/view/ERS667608</text:p>
          </table:table-cell>
          <table:table-cell office:value-type="string">
            <text:p>ABOKM53</text:p>
          </table:table-cell>
          <table:table-cell office:value-type="string">
            <text:p>SAMEA3275590</text:p>
          </table:table-cell>
          <table:table-cell office:value-type="string">
            <text:p>NPL022</text:p>
          </table:table-cell>
          <table:table-cell table:number-columns-repeated="7" office:value-type="string">
            <text:p>Not provided</text:p>
          </table:table-cell>
          <table:table-cell office:value-type="float" office:value="27.283333">
            <text:p>27.283333</text:p>
          </table:table-cell>
          <table:table-cell office:value-type="float" office:value="38.352">
            <text:p>38.352</text:p>
          </table:table-cell>
          <table:table-cell office:value-type="float" office:value="8.218">
            <text:p>8.218</text:p>
          </table:table-cell>
          <table:table-cell table:number-columns-repeated="7"/>
          <table:table-cell office:value-type="float" office:value="60.163833">
            <text:p>60.163833</text:p>
          </table:table-cell>
          <table:table-cell/>
          <table:table-cell office:value-type="float" office:value="204.635417">
            <text:p>204.635417</text:p>
          </table:table-cell>
          <table:table-cell table:number-columns-repeated="9"/>
          <table:table-cell office:value-type="string">
            <text:p>EGY</text:p>
          </table:table-cell>
          <table:table-cell office:value-type="float" office:value="782">
            <text:p>782</text:p>
          </table:table-cell>
          <table:table-cell office:value-type="string">
            <text:p>REDS</text:p>
          </table:table-cell>
          <table:table-cell office:value-type="string">
            <text:p>Coastal - Red Sea, Persian Gulf Province</text:p>
          </table:table-cell>
          <table:table-cell office:value-type="float" office:value="0">
            <text:p>0</text:p>
          </table:table-cell>
          <table:table-cell office:value-type="string">
            <text:p>Red Sea</text:p>
          </table:table-cell>
          <table:table-cell office:value-type="float" office:value="240">
            <text:p>240</text:p>
          </table:table-cell>
        </table:table-row>
        <table:table-row table:style-name="ro1">
          <table:table-cell office:value-type="float" office:value="54">
            <text:p>54</text:p>
          </table:table-cell>
          <table:table-cell office:value-type="string">
            <text:p>OSD54</text:p>
          </table:table-cell>
          <table:table-cell office:value-type="string">
            <text:p>Maine Booth Bay</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54_20140621T1545Z</text:p>
          </table:table-cell>
          <table:table-cell office:value-type="string">
            <text:p>Bottle, Niskin 5-L</text:p>
          </table:table-cell>
          <table:table-cell office:value-type="string">
            <text:p>[OBJECTIVE: Sampling at 1m from floating dockat Dept.of Marine Resources, Maine][PLATFORM: Floating Dock][DEVICE REPORTED: Niskin][DESCRIPTION: not prefiltered]</text:p>
          </table:table-cell>
          <table:table-cell office:value-type="string">
            <text:p>http://store.pangaea.de/Projects/OSD_2014/OSD54_20140621T1545Z.pdf</text:p>
          </table:table-cell>
          <table:table-cell office:value-type="string">
            <text:p>UTC-05</text:p>
          </table:table-cell>
          <table:table-cell office:value-type="string">
            <text:p>21-06-2014T10:45:00</text:p>
          </table:table-cell>
          <table:table-cell office:value-type="date" office:date-value="2014-06-21T15:45:00">
            <text:p>06/21/14 03:45 PM</text:p>
          </table:table-cell>
          <table:table-cell office:value-type="float" office:value="43.8444">
            <text:p>43.8444</text:p>
          </table:table-cell>
          <table:table-cell office:value-type="float" office:value="-69.6409">
            <text:p>-69.6409</text:p>
          </table:table-cell>
          <table:table-cell office:value-type="date" office:date-value="2014-06-21T16:30:00">
            <text:p>06/21/14 04:30 PM</text:p>
          </table:table-cell>
          <table:table-cell office:value-type="float" office:value="43.8444">
            <text:p>43.8444</text:p>
          </table:table-cell>
          <table:table-cell office:value-type="float" office:value="-69.6409">
            <text:p>-69.6409</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54_2014-06-21_1m_NE08</text:p>
          </table:table-cell>
          <table:table-cell office:value-type="string">
            <text:p>ERS667607</text:p>
          </table:table-cell>
          <table:table-cell office:value-type="string">
            <text:p>http://www.ebi.ac.uk/ena/data/view/ERS667607</text:p>
          </table:table-cell>
          <table:table-cell office:value-type="string">
            <text:p>ABOKM79</text:p>
          </table:table-cell>
          <table:table-cell office:value-type="string">
            <text:p>SAMEA3275589</text:p>
          </table:table-cell>
          <table:table-cell office:value-type="string">
            <text:p>NE08</text:p>
          </table:table-cell>
          <table:table-cell table:number-columns-repeated="7" office:value-type="string">
            <text:p>Not provided</text:p>
          </table:table-cell>
          <table:table-cell office:value-type="float" office:value="11.9">
            <text:p>11.9</text:p>
          </table:table-cell>
          <table:table-cell office:value-type="float" office:value="31">
            <text:p>31</text:p>
          </table:table-cell>
          <table:table-cell table:number-columns-repeated="20"/>
          <table:table-cell office:value-type="string">
            <text:p>USA</text:p>
          </table:table-cell>
          <table:table-cell office:value-type="float" office:value="189">
            <text:p>189</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Northeast U.S. Continental Shelf</text:p>
          </table:table-cell>
          <table:table-cell office:value-type="float" office:value="0">
            <text:p>0</text:p>
          </table:table-cell>
        </table:table-row>
        <table:table-row table:style-name="ro1">
          <table:table-cell office:value-type="float" office:value="54">
            <text:p>54</text:p>
          </table:table-cell>
          <table:table-cell office:value-type="string">
            <text:p>OSD54</text:p>
          </table:table-cell>
          <table:table-cell office:value-type="string">
            <text:p>Maine Booth Bay</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54_20140621T1545Z</text:p>
          </table:table-cell>
          <table:table-cell office:value-type="string">
            <text:p>Bottle, Niskin 5-L</text:p>
          </table:table-cell>
          <table:table-cell office:value-type="string">
            <text:p>[OBJECTIVE: Sampling at 1m from floating dockat Dept.of Marine Resources, Maine][PLATFORM: Floating Dock][DEVICE REPORTED: Niskin][DESCRIPTION: not prefiltered]</text:p>
          </table:table-cell>
          <table:table-cell office:value-type="string">
            <text:p>http://store.pangaea.de/Projects/OSD_2014/OSD54_20140621T1545Z.pdf</text:p>
          </table:table-cell>
          <table:table-cell office:value-type="string">
            <text:p>UTC-05</text:p>
          </table:table-cell>
          <table:table-cell office:value-type="string">
            <text:p>21-06-2014T10:45:00</text:p>
          </table:table-cell>
          <table:table-cell office:value-type="date" office:date-value="2014-06-21T15:45:00">
            <text:p>06/21/14 03:45 PM</text:p>
          </table:table-cell>
          <table:table-cell office:value-type="float" office:value="43.8444">
            <text:p>43.8444</text:p>
          </table:table-cell>
          <table:table-cell office:value-type="float" office:value="-69.6409">
            <text:p>-69.6409</text:p>
          </table:table-cell>
          <table:table-cell office:value-type="date" office:date-value="2014-06-21T16:30:00">
            <text:p>06/21/14 04:30 PM</text:p>
          </table:table-cell>
          <table:table-cell office:value-type="float" office:value="43.8444">
            <text:p>43.8444</text:p>
          </table:table-cell>
          <table:table-cell office:value-type="float" office:value="-69.6409">
            <text:p>-69.6409</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54_2014-06-21_1m_NPL022</text:p>
          </table:table-cell>
          <table:table-cell office:value-type="string">
            <text:p>ERS667606</text:p>
          </table:table-cell>
          <table:table-cell office:value-type="string">
            <text:p>http://www.ebi.ac.uk/ena/data/view/ERS667606</text:p>
          </table:table-cell>
          <table:table-cell office:value-type="string">
            <text:p>ABOKL91</text:p>
          </table:table-cell>
          <table:table-cell office:value-type="string">
            <text:p>SAMEA3275588</text:p>
          </table:table-cell>
          <table:table-cell office:value-type="string">
            <text:p>NPL022</text:p>
          </table:table-cell>
          <table:table-cell table:number-columns-repeated="7" office:value-type="string">
            <text:p>Not provided</text:p>
          </table:table-cell>
          <table:table-cell office:value-type="float" office:value="11.9">
            <text:p>11.9</text:p>
          </table:table-cell>
          <table:table-cell office:value-type="float" office:value="31">
            <text:p>31</text:p>
          </table:table-cell>
          <table:table-cell table:number-columns-repeated="20"/>
          <table:table-cell office:value-type="string">
            <text:p>USA</text:p>
          </table:table-cell>
          <table:table-cell office:value-type="float" office:value="189">
            <text:p>189</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Northeast U.S. Continental Shelf</text:p>
          </table:table-cell>
          <table:table-cell office:value-type="float" office:value="0">
            <text:p>0</text:p>
          </table:table-cell>
        </table:table-row>
        <table:table-row table:style-name="ro1">
          <table:table-cell office:value-type="float" office:value="55">
            <text:p>55</text:p>
          </table:table-cell>
          <table:table-cell office:value-type="string">
            <text:p>OSD55</text:p>
          </table:table-cell>
          <table:table-cell office:value-type="string">
            <text:p>Maine Damariscotta River</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55_20140621T1630Z</text:p>
          </table:table-cell>
          <table:table-cell office:value-type="string">
            <text:p>Bottle, Niskin 3-L</text:p>
          </table:table-cell>
          <table:table-cell office:value-type="string">
            <text:p>[OBJECTIVE: OSD sampling from Maine USA, Damariscotta River][PLATFORM: Floating Dock][DEVICE REPORTED: 3 L Niskin Bottle][DESCRIPTION: OSD 55 Maine Damariscotta River - Prokaryotic sample collection using 0.22 um sterivex cartridges]</text:p>
          </table:table-cell>
          <table:table-cell office:value-type="string">
            <text:p>http://store.pangaea.de/Projects/OSD_2014/OSD55_20140621T1630Z.pdf</text:p>
          </table:table-cell>
          <table:table-cell office:value-type="string">
            <text:p>UTC-05</text:p>
          </table:table-cell>
          <table:table-cell office:value-type="string">
            <text:p>21-06-2014T11:30:00</text:p>
          </table:table-cell>
          <table:table-cell office:value-type="date" office:date-value="2014-06-21T16:30:00">
            <text:p>06/21/14 04:30 PM</text:p>
          </table:table-cell>
          <table:table-cell office:value-type="float" office:value="43.8604">
            <text:p>43.8604</text:p>
          </table:table-cell>
          <table:table-cell office:value-type="float" office:value="-69.5781">
            <text:p>-69.5781</text:p>
          </table:table-cell>
          <table:table-cell office:value-type="date" office:date-value="2014-06-21T17:37:00">
            <text:p>06/21/14 05:37 PM</text:p>
          </table:table-cell>
          <table:table-cell office:value-type="float" office:value="43.8604">
            <text:p>43.8604</text:p>
          </table:table-cell>
          <table:table-cell office:value-type="float" office:value="-69.5781">
            <text:p>-69.5781</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55_2014-06-21_1m_NE08</text:p>
          </table:table-cell>
          <table:table-cell office:value-type="string">
            <text:p>ERS667605</text:p>
          </table:table-cell>
          <table:table-cell office:value-type="string">
            <text:p>http://www.ebi.ac.uk/ena/data/view/ERS667605</text:p>
          </table:table-cell>
          <table:table-cell office:value-type="string">
            <text:p>ABOKM80</text:p>
          </table:table-cell>
          <table:table-cell office:value-type="string">
            <text:p>SAMEA3275587</text:p>
          </table:table-cell>
          <table:table-cell office:value-type="string">
            <text:p>NE08</text:p>
          </table:table-cell>
          <table:table-cell table:number-columns-repeated="7" office:value-type="string">
            <text:p>Not provided</text:p>
          </table:table-cell>
          <table:table-cell office:value-type="float" office:value="12.5">
            <text:p>12.5</text:p>
          </table:table-cell>
          <table:table-cell office:value-type="float" office:value="32">
            <text:p>32</text:p>
          </table:table-cell>
          <table:table-cell table:number-columns-repeated="20"/>
          <table:table-cell office:value-type="string">
            <text:p>USA</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Northeast U.S. Continental Shelf</text:p>
          </table:table-cell>
          <table:table-cell office:value-type="float" office:value="758">
            <text:p>758</text:p>
          </table:table-cell>
        </table:table-row>
        <table:table-row table:style-name="ro1">
          <table:table-cell office:value-type="float" office:value="55">
            <text:p>55</text:p>
          </table:table-cell>
          <table:table-cell office:value-type="string">
            <text:p>OSD55</text:p>
          </table:table-cell>
          <table:table-cell office:value-type="string">
            <text:p>Maine Damariscotta River</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55_20140621T1630Z</text:p>
          </table:table-cell>
          <table:table-cell office:value-type="string">
            <text:p>Bottle, Niskin 3-L</text:p>
          </table:table-cell>
          <table:table-cell office:value-type="string">
            <text:p>[OBJECTIVE: OSD sampling from Maine USA, Damariscotta River][PLATFORM: Floating Dock][DEVICE REPORTED: 3 L Niskin Bottle][DESCRIPTION: OSD 55 Maine Damariscotta River - Prokaryotic sample collection using 0.22 um sterivex cartridges]</text:p>
          </table:table-cell>
          <table:table-cell office:value-type="string">
            <text:p>http://store.pangaea.de/Projects/OSD_2014/OSD55_20140621T1630Z.pdf</text:p>
          </table:table-cell>
          <table:table-cell office:value-type="string">
            <text:p>UTC-05</text:p>
          </table:table-cell>
          <table:table-cell office:value-type="string">
            <text:p>21-06-2014T11:30:00</text:p>
          </table:table-cell>
          <table:table-cell office:value-type="date" office:date-value="2014-06-21T16:30:00">
            <text:p>06/21/14 04:30 PM</text:p>
          </table:table-cell>
          <table:table-cell office:value-type="float" office:value="43.8604">
            <text:p>43.8604</text:p>
          </table:table-cell>
          <table:table-cell office:value-type="float" office:value="-69.5781">
            <text:p>-69.5781</text:p>
          </table:table-cell>
          <table:table-cell office:value-type="date" office:date-value="2014-06-21T17:37:00">
            <text:p>06/21/14 05:37 PM</text:p>
          </table:table-cell>
          <table:table-cell office:value-type="float" office:value="43.8604">
            <text:p>43.8604</text:p>
          </table:table-cell>
          <table:table-cell office:value-type="float" office:value="-69.5781">
            <text:p>-69.5781</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55_2014-06-21_1m_NPL022</text:p>
          </table:table-cell>
          <table:table-cell office:value-type="string">
            <text:p>ERS667604</text:p>
          </table:table-cell>
          <table:table-cell office:value-type="string">
            <text:p>http://www.ebi.ac.uk/ena/data/view/ERS667604</text:p>
          </table:table-cell>
          <table:table-cell office:value-type="string">
            <text:p>ABOKM64</text:p>
          </table:table-cell>
          <table:table-cell office:value-type="string">
            <text:p>SAMEA3275586</text:p>
          </table:table-cell>
          <table:table-cell office:value-type="string">
            <text:p>NPL022</text:p>
          </table:table-cell>
          <table:table-cell table:number-columns-repeated="7" office:value-type="string">
            <text:p>Not provided</text:p>
          </table:table-cell>
          <table:table-cell office:value-type="float" office:value="12.5">
            <text:p>12.5</text:p>
          </table:table-cell>
          <table:table-cell office:value-type="float" office:value="32">
            <text:p>32</text:p>
          </table:table-cell>
          <table:table-cell table:number-columns-repeated="20"/>
          <table:table-cell office:value-type="string">
            <text:p>USA</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Northeast U.S. Continental Shelf</text:p>
          </table:table-cell>
          <table:table-cell office:value-type="float" office:value="758">
            <text:p>758</text:p>
          </table:table-cell>
        </table:table-row>
        <table:table-row table:style-name="ro1">
          <table:table-cell office:value-type="float" office:value="56">
            <text:p>56</text:p>
          </table:table-cell>
          <table:table-cell office:value-type="string">
            <text:p>OSD56</text:p>
          </table:table-cell>
          <table:table-cell office:value-type="string">
            <text:p>Hawaii Kakaako</text:p>
          </table:table-cell>
          <table:table-cell office:value-type="string">
            <text:p>North Pacific Ocean</text:p>
          </table:table-cell>
          <table:table-cell office:value-type="string">
            <text:p>http://marineregions.org/gazetteer.php?p=details&amp;id=1908</text:p>
          </table:table-cell>
          <table:table-cell office:value-type="string">
            <text:p>marine biome (ENVO:447)</text:p>
          </table:table-cell>
          <table:table-cell office:value-type="string">
            <text:p>OSD-Jun-2014</text:p>
          </table:table-cell>
          <table:table-cell office:value-type="string">
            <text:p>OSD56_20140624T0720Z</text:p>
          </table:table-cell>
          <table:table-cell office:value-type="string">
            <text:p>Bucket, plastic</text:p>
          </table:table-cell>
          <table:table-cell office:value-type="string">
            <text:p>[OBJECTIVE: OSD][PLATFORM: boat][DEVICE REPORTED: acid washed bucket][DESCRIPTION: scooped surface water with acid washed bucket]</text:p>
          </table:table-cell>
          <table:table-cell office:value-type="string">
            <text:p>http://store.pangaea.de/Projects/OSD_2014/OSD56_20140624T0720Z.pdf</text:p>
          </table:table-cell>
          <table:table-cell office:value-type="string">
            <text:p>UTC-10</text:p>
          </table:table-cell>
          <table:table-cell office:value-type="string">
            <text:p>24-06-2014T21:20:00</text:p>
          </table:table-cell>
          <table:table-cell office:value-type="date" office:date-value="2014-06-24T07:20:00">
            <text:p>06/24/14 07:20 AM</text:p>
          </table:table-cell>
          <table:table-cell office:value-type="float" office:value="21.2888">
            <text:p>21.2888</text:p>
          </table:table-cell>
          <table:table-cell office:value-type="float" office:value="-156.86362">
            <text:p>-156.86362</text:p>
          </table:table-cell>
          <table:table-cell office:value-type="date" office:date-value="2014-06-24T07:20:00">
            <text:p>06/24/14 07:20 AM</text:p>
          </table:table-cell>
          <table:table-cell office:value-type="float" office:value="21.2888">
            <text:p>21.2888</text:p>
          </table:table-cell>
          <table:table-cell office:value-type="float" office:value="-156.86362">
            <text:p>-156.86362</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56_2014-06-24_0m_NPL022</text:p>
          </table:table-cell>
          <table:table-cell office:value-type="string">
            <text:p>ERS667603</text:p>
          </table:table-cell>
          <table:table-cell office:value-type="string">
            <text:p>http://www.ebi.ac.uk/ena/data/view/ERS667603</text:p>
          </table:table-cell>
          <table:table-cell office:value-type="string">
            <text:p>ABOKL67</text:p>
          </table:table-cell>
          <table:table-cell office:value-type="string">
            <text:p>SAMEA3275585</text:p>
          </table:table-cell>
          <table:table-cell office:value-type="string">
            <text:p>NPL022</text:p>
          </table:table-cell>
          <table:table-cell table:number-columns-repeated="7" office:value-type="string">
            <text:p>Not provided</text:p>
          </table:table-cell>
          <table:table-cell office:value-type="float" office:value="26.06">
            <text:p>26.06</text:p>
          </table:table-cell>
          <table:table-cell office:value-type="float" office:value="35">
            <text:p>35</text:p>
          </table:table-cell>
          <table:table-cell table:number-columns-repeated="20"/>
          <table:table-cell office:value-type="string">
            <text:p>USA</text:p>
          </table:table-cell>
          <table:table-cell office:value-type="float" office:value="13169">
            <text:p>13169</text:p>
          </table:table-cell>
          <table:table-cell office:value-type="string">
            <text:p>NPTG</text:p>
          </table:table-cell>
          <table:table-cell office:value-type="string">
            <text:p>Trades - N. Pacific Tropical Gyre Province</text:p>
          </table:table-cell>
          <table:table-cell office:value-type="float" office:value="0">
            <text:p>0</text:p>
          </table:table-cell>
          <table:table-cell office:value-type="string">
            <text:p>Insular Pacific-Hawaiian</text:p>
          </table:table-cell>
          <table:table-cell office:value-type="float" office:value="0">
            <text:p>0</text:p>
          </table:table-cell>
        </table:table-row>
        <table:table-row table:style-name="ro1">
          <table:table-cell office:value-type="float" office:value="57">
            <text:p>57</text:p>
          </table:table-cell>
          <table:table-cell office:value-type="string">
            <text:p>OSD57</text:p>
          </table:table-cell>
          <table:table-cell office:value-type="string">
            <text:p>Hawaii Oahu</text:p>
          </table:table-cell>
          <table:table-cell office:value-type="string">
            <text:p>North Pacific Ocean</text:p>
          </table:table-cell>
          <table:table-cell office:value-type="string">
            <text:p>http://marineregions.org/gazetteer.php?p=details&amp;id=1908</text:p>
          </table:table-cell>
          <table:table-cell office:value-type="string">
            <text:p>marine biome (ENVO:447)</text:p>
          </table:table-cell>
          <table:table-cell office:value-type="string">
            <text:p>OSD-Jun-2014</text:p>
          </table:table-cell>
          <table:table-cell office:value-type="string">
            <text:p>OSD57_20140624T0738Z</text:p>
          </table:table-cell>
          <table:table-cell office:value-type="string">
            <text:p>Bucket, plastic</text:p>
          </table:table-cell>
          <table:table-cell office:value-type="string">
            <text:p>[OBJECTIVE: OSD][PLATFORM: boat][DEVICE REPORTED: acid washed bucket][DESCRIPTION: scooped surface water with acid washed bucket]</text:p>
          </table:table-cell>
          <table:table-cell office:value-type="string">
            <text:p>http://store.pangaea.de/Projects/OSD_2014/OSD57_20140624T0738Z.pdf</text:p>
          </table:table-cell>
          <table:table-cell office:value-type="string">
            <text:p>UTC-10</text:p>
          </table:table-cell>
          <table:table-cell office:value-type="string">
            <text:p>24-06-2014T21:38:00</text:p>
          </table:table-cell>
          <table:table-cell office:value-type="date" office:date-value="2014-06-24T07:38:00">
            <text:p>06/24/14 07:38 AM</text:p>
          </table:table-cell>
          <table:table-cell office:value-type="float" office:value="21.28656">
            <text:p>21.28656</text:p>
          </table:table-cell>
          <table:table-cell office:value-type="float" office:value="-157.84351">
            <text:p>-157.84351</text:p>
          </table:table-cell>
          <table:table-cell office:value-type="date" office:date-value="2014-06-24T07:38:00">
            <text:p>06/24/14 07:38 AM</text:p>
          </table:table-cell>
          <table:table-cell office:value-type="float" office:value="21.28656">
            <text:p>21.28656</text:p>
          </table:table-cell>
          <table:table-cell office:value-type="float" office:value="-157.84351">
            <text:p>-157.84351</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57_2014-06-24_0m_NPL022</text:p>
          </table:table-cell>
          <table:table-cell office:value-type="string">
            <text:p>ERS667602</text:p>
          </table:table-cell>
          <table:table-cell office:value-type="string">
            <text:p>http://www.ebi.ac.uk/ena/data/view/ERS667602</text:p>
          </table:table-cell>
          <table:table-cell office:value-type="string">
            <text:p>ABOKL64</text:p>
          </table:table-cell>
          <table:table-cell office:value-type="string">
            <text:p>SAMEA3275584</text:p>
          </table:table-cell>
          <table:table-cell office:value-type="string">
            <text:p>NPL022</text:p>
          </table:table-cell>
          <table:table-cell table:number-columns-repeated="7" office:value-type="string">
            <text:p>Not provided</text:p>
          </table:table-cell>
          <table:table-cell office:value-type="float" office:value="27.58">
            <text:p>27.58</text:p>
          </table:table-cell>
          <table:table-cell office:value-type="float" office:value="34">
            <text:p>34</text:p>
          </table:table-cell>
          <table:table-cell table:number-columns-repeated="20"/>
          <table:table-cell office:value-type="string">
            <text:p>USA</text:p>
          </table:table-cell>
          <table:table-cell office:value-type="float" office:value="0">
            <text:p>0</text:p>
          </table:table-cell>
          <table:table-cell office:value-type="string">
            <text:p>NPTG</text:p>
          </table:table-cell>
          <table:table-cell office:value-type="string">
            <text:p>Trades - N. Pacific Tropical Gyre Province</text:p>
          </table:table-cell>
          <table:table-cell office:value-type="float" office:value="0">
            <text:p>0</text:p>
          </table:table-cell>
          <table:table-cell office:value-type="string">
            <text:p>Insular Pacific-Hawaiian</text:p>
          </table:table-cell>
          <table:table-cell office:value-type="float" office:value="0">
            <text:p>0</text:p>
          </table:table-cell>
        </table:table-row>
        <table:table-row table:style-name="ro1">
          <table:table-cell office:value-type="float" office:value="58">
            <text:p>58</text:p>
          </table:table-cell>
          <table:table-cell office:value-type="string">
            <text:p>OSD58</text:p>
          </table:table-cell>
          <table:table-cell office:value-type="string">
            <text:p>PICO</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58_20140621T1530Z</text:p>
          </table:table-cell>
          <table:table-cell office:value-type="string">
            <text:p>Bottle, Niskin</text:p>
          </table:table-cell>
          <table:table-cell office:value-type="string">
            <text:p>[OBJECTIVE: time-series of coastal variability][PLATFORM: dock][DEVICE REPORTED: niskin bottle][DESCRIPTION: nothing additional]</text:p>
          </table:table-cell>
          <table:table-cell office:value-type="string">
            <text:p>http://store.pangaea.de/Projects/OSD_2014/OSD58_20140621T1530Z.pdf</text:p>
          </table:table-cell>
          <table:table-cell office:value-type="string">
            <text:p>UTC-05</text:p>
          </table:table-cell>
          <table:table-cell office:value-type="string">
            <text:p>21-06-2014T10:30:00</text:p>
          </table:table-cell>
          <table:table-cell office:value-type="date" office:date-value="2014-06-21T15:30:00">
            <text:p>06/21/14 03:30 PM</text:p>
          </table:table-cell>
          <table:table-cell office:value-type="float" office:value="34.7181">
            <text:p>34.7181</text:p>
          </table:table-cell>
          <table:table-cell office:value-type="float" office:value="-76.6707">
            <text:p>-76.6707</text:p>
          </table:table-cell>
          <table:table-cell office:value-type="date" office:date-value="2014-06-21T17:00:00">
            <text:p>06/21/14 05:00 PM</text:p>
          </table:table-cell>
          <table:table-cell office:value-type="float" office:value="34.7181">
            <text:p>34.7181</text:p>
          </table:table-cell>
          <table:table-cell office:value-type="float" office:value="-76.6707">
            <text:p>-76.6707</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58_2014-06-21_1m_NPL022</text:p>
          </table:table-cell>
          <table:table-cell office:value-type="string">
            <text:p>ERS667601</text:p>
          </table:table-cell>
          <table:table-cell office:value-type="string">
            <text:p>http://www.ebi.ac.uk/ena/data/view/ERS667601</text:p>
          </table:table-cell>
          <table:table-cell office:value-type="string">
            <text:p>ABOKM28</text:p>
          </table:table-cell>
          <table:table-cell office:value-type="string">
            <text:p>SAMEA3275583</text:p>
          </table:table-cell>
          <table:table-cell office:value-type="string">
            <text:p>NPL022</text:p>
          </table:table-cell>
          <table:table-cell table:number-columns-repeated="7" office:value-type="string">
            <text:p>Not provided</text:p>
          </table:table-cell>
          <table:table-cell office:value-type="float" office:value="25.8">
            <text:p>25.8</text:p>
          </table:table-cell>
          <table:table-cell office:value-type="float" office:value="35.8">
            <text:p>35.8</text:p>
          </table:table-cell>
          <table:table-cell table:number-columns-repeated="17"/>
          <table:table-cell office:value-type="float" office:value="5.03">
            <text:p>5.03</text:p>
          </table:table-cell>
          <table:table-cell office:value-type="float" office:value="2.26">
            <text:p>2.26</text:p>
          </table:table-cell>
          <table:table-cell office:value-type="float" office:value="6.708">
            <text:p>6.708</text:p>
          </table:table-cell>
          <table:table-cell office:value-type="string">
            <text:p>USA</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Southeast U.S. Continental Shelf</text:p>
          </table:table-cell>
          <table:table-cell office:value-type="float" office:value="0">
            <text:p>0</text:p>
          </table:table-cell>
        </table:table-row>
        <table:table-row table:style-name="ro1">
          <table:table-cell office:value-type="float" office:value="6">
            <text:p>6</text:p>
          </table:table-cell>
          <table:table-cell office:value-type="string">
            <text:p>OSD6</text:p>
          </table:table-cell>
          <table:table-cell office:value-type="string">
            <text:p>Blanes</text:p>
          </table:table-cell>
          <table:table-cell office:value-type="string">
            <text:p>Balearic Sea</text:p>
          </table:table-cell>
          <table:table-cell office:value-type="string">
            <text:p>http://marineregions.org/gazetteer.php?p=details&amp;id=3322</text:p>
          </table:table-cell>
          <table:table-cell office:value-type="string">
            <text:p>marine biome (ENVO:447)</text:p>
          </table:table-cell>
          <table:table-cell office:value-type="string">
            <text:p>OSD-Jun-2014</text:p>
          </table:table-cell>
          <table:table-cell office:value-type="string">
            <text:p>OSD6_20140621T0930Z</text:p>
          </table:table-cell>
          <table:table-cell office:value-type="string">
            <text:p>Bucket, plastic</text:p>
          </table:table-cell>
          <table:table-cell office:value-type="string">
            <text:p>[OBJECTIVE: Sampling for OSD][PLATFORM: Not reported][DEVICE REPORTED: 1 bucket, CTD, radiometer][DESCRIPTION: sampling for OSD]</text:p>
          </table:table-cell>
          <table:table-cell office:value-type="string">
            <text:p>http://store.pangaea.de/Projects/OSD_2014/OSD6_20140621T0930Z.pdf</text:p>
          </table:table-cell>
          <table:table-cell office:value-type="string">
            <text:p>UTC+01</text:p>
          </table:table-cell>
          <table:table-cell office:value-type="string">
            <text:p>21-06-2014T10:30:00</text:p>
          </table:table-cell>
          <table:table-cell office:value-type="date" office:date-value="2014-06-21T10:30:00">
            <text:p>06/21/14 10:30 AM</text:p>
          </table:table-cell>
          <table:table-cell office:value-type="float" office:value="41.6666">
            <text:p>41.6666</text:p>
          </table:table-cell>
          <table:table-cell office:value-type="float" office:value="2.8">
            <text:p>2.8</text:p>
          </table:table-cell>
          <table:table-cell office:value-type="date" office:date-value="2014-06-21T11:30:00">
            <text:p>06/21/14 11:30 AM</text:p>
          </table:table-cell>
          <table:table-cell office:value-type="float" office:value="41.6666">
            <text:p>41.6666</text:p>
          </table:table-cell>
          <table:table-cell office:value-type="float" office:value="2.8">
            <text:p>2.8</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6_2014-06-21_0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20.66">
            <text:p>20.66</text:p>
          </table:table-cell>
          <table:table-cell office:value-type="float" office:value="37.83">
            <text:p>37.83</text:p>
          </table:table-cell>
          <table:table-cell table:number-columns-repeated="20"/>
          <table:table-cell office:value-type="string">
            <text:p>ESP</text:p>
          </table:table-cell>
          <table:table-cell office:value-type="float" office:value="932">
            <text:p>932</text:p>
          </table:table-cell>
          <table:table-cell office:value-type="string">
            <text:p>MEDI</text:p>
          </table:table-cell>
          <table:table-cell office:value-type="string">
            <text:p>Westerlies - Mediterranean Sea, Black Sea Province</text:p>
          </table:table-cell>
          <table:table-cell office:value-type="float" office:value="0.004381688">
            <text:p>0.004381688</text:p>
          </table:table-cell>
          <table:table-cell office:value-type="string">
            <text:p>Mediterranean Sea</text:p>
          </table:table-cell>
          <table:table-cell office:value-type="float" office:value="0">
            <text:p>0</text:p>
          </table:table-cell>
        </table:table-row>
        <table:table-row table:style-name="ro3">
          <table:table-cell office:value-type="float" office:value="6">
            <text:p>6</text:p>
          </table:table-cell>
          <table:table-cell office:value-type="string">
            <text:p>OSD6</text:p>
          </table:table-cell>
          <table:table-cell office:value-type="string">
            <text:p>Blanes</text:p>
          </table:table-cell>
          <table:table-cell office:value-type="string">
            <text:p>Balearic Sea</text:p>
          </table:table-cell>
          <table:table-cell office:value-type="string">
            <text:p>http://marineregions.org/gazetteer.php?p=details&amp;id=3322</text:p>
          </table:table-cell>
          <table:table-cell office:value-type="string">
            <text:p>marine biome (ENVO:447)</text:p>
          </table:table-cell>
          <table:table-cell office:value-type="string">
            <text:p>OSD-Jun-2014</text:p>
          </table:table-cell>
          <table:table-cell office:value-type="string">
            <text:p>OSD6_20140621T0930Z</text:p>
          </table:table-cell>
          <table:table-cell office:value-type="string">
            <text:p>Bucket, plastic</text:p>
          </table:table-cell>
          <table:table-cell office:value-type="string">
            <text:p>[OBJECTIVE: Sampling for OSD][PLATFORM: Not reported][DEVICE REPORTED: 1 bucket, CTD, radiometer][DESCRIPTION: sampling for OSD]</text:p>
          </table:table-cell>
          <table:table-cell office:value-type="string">
            <text:p>http://store.pangaea.de/Projects/OSD_2014/OSD6_20140621T0930Z.pdf</text:p>
          </table:table-cell>
          <table:table-cell office:value-type="string">
            <text:p>UTC+01</text:p>
          </table:table-cell>
          <table:table-cell office:value-type="string">
            <text:p>21-06-2014T10:30:00</text:p>
          </table:table-cell>
          <table:table-cell office:value-type="date" office:date-value="2014-06-21T10:30:00">
            <text:p>06/21/14 10:30 AM</text:p>
          </table:table-cell>
          <table:table-cell office:value-type="float" office:value="41.6666">
            <text:p>41.6666</text:p>
          </table:table-cell>
          <table:table-cell office:value-type="float" office:value="2.8">
            <text:p>2.8</text:p>
          </table:table-cell>
          <table:table-cell office:value-type="date" office:date-value="2014-06-21T11:30:00">
            <text:p>06/21/14 11:30 AM</text:p>
          </table:table-cell>
          <table:table-cell office:value-type="float" office:value="41.6666">
            <text:p>41.6666</text:p>
          </table:table-cell>
          <table:table-cell office:value-type="float" office:value="2.8">
            <text:p>2.8</text:p>
          </table:table-cell>
          <table:table-cell office:value-type="float" office:value="0">
            <text:p>0</text:p>
          </table:table-cell>
          <table:table-cell office:value-type="string">
            <text:p>coast (ENVO:303)</text:p>
          </table:table-cell>
          <table:table-cell office:value-type="string">
            <text:p>sea water (ENVO:2149)</text:p>
          </table:table-cell>
          <table:table-cell office:value-type="string">
            <text:p>OSD6_2014-06-21_0m_NPL022</text:p>
          </table:table-cell>
          <table:table-cell office:value-type="string">
            <text:p>ERS667660</text:p>
          </table:table-cell>
          <table:table-cell office:value-type="string">
            <text:p>http://www.ebi.ac.uk/ena/data/view/ERS667660</text:p>
          </table:table-cell>
          <table:table-cell office:value-type="string">
            <text:p>ABOKM05</text:p>
          </table:table-cell>
          <table:table-cell/>
          <table:table-cell office:value-type="string">
            <text:p>NPL022</text:p>
          </table:table-cell>
          <table:table-cell table:number-columns-repeated="7" office:value-type="string">
            <text:p>Not provided</text:p>
          </table:table-cell>
          <table:table-cell office:value-type="float" office:value="20.66">
            <text:p>20.66</text:p>
          </table:table-cell>
          <table:table-cell office:value-type="float" office:value="37.83">
            <text:p>37.83</text:p>
          </table:table-cell>
          <table:table-cell table:number-columns-repeated="7"/>
          <table:table-cell office:value-type="float" office:value="2055">
            <text:p>2055</text:p>
          </table:table-cell>
          <table:table-cell table:number-columns-repeated="10"/>
          <table:table-cell office:value-type="float" office:value="0.14">
            <text:p>0.14</text:p>
          </table:table-cell>
          <table:table-cell office:value-type="float" office:value="0.15">
            <text:p>0.15</text:p>
          </table:table-cell>
          <table:table-cell office:value-type="string">
            <text:p>ESP</text:p>
          </table:table-cell>
          <table:table-cell office:value-type="float" office:value="932">
            <text:p>932</text:p>
          </table:table-cell>
          <table:table-cell office:value-type="string">
            <text:p>MEDI</text:p>
          </table:table-cell>
          <table:table-cell office:value-type="string">
            <text:p>Westerlies - Mediterranean Sea, Black Sea Province</text:p>
          </table:table-cell>
          <table:table-cell office:value-type="float" office:value="0.004381688">
            <text:p>0.004381688</text:p>
          </table:table-cell>
          <table:table-cell office:value-type="string">
            <text:p>Mediterranean Sea</text:p>
          </table:table-cell>
          <table:table-cell office:value-type="float" office:value="0">
            <text:p>0</text:p>
          </table:table-cell>
        </table:table-row>
        <table:table-row table:style-name="ro3">
          <table:table-cell office:value-type="float" office:value="60">
            <text:p>60</text:p>
          </table:table-cell>
          <table:table-cell office:value-type="string">
            <text:p>OSD60</text:p>
          </table:table-cell>
          <table:table-cell office:value-type="string">
            <text:p>South Carolina 2 - North Inlet</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60_20140619T1545Z</text:p>
          </table:table-cell>
          <table:table-cell office:value-type="string">
            <text:p>Bottle, Nalgene 4-L</text:p>
          </table:table-cell>
          <table:table-cell office:value-type="string">
            <text:p>[OBJECTIVE: collect prokaryotic and eukaryotic DNA samples][PLATFORM: Not reported][DEVICE REPORTED: 4L sterile bottles][DESCRIPTION: Sampling for Ocean Sampling Day. We used Polycarbonate membrane filters with 47 mm in diameter]</text:p>
          </table:table-cell>
          <table:table-cell office:value-type="string">
            <text:p>http://store.pangaea.de/Projects/OSD_2014/OSD60_20140619T1545Z.pdf</text:p>
          </table:table-cell>
          <table:table-cell office:value-type="string">
            <text:p>UTC-05</text:p>
          </table:table-cell>
          <table:table-cell office:value-type="string">
            <text:p>19-06-2014T10:45:00</text:p>
          </table:table-cell>
          <table:table-cell office:value-type="date" office:date-value="2014-06-19T15:45:00">
            <text:p>06/19/14 03:45 PM</text:p>
          </table:table-cell>
          <table:table-cell office:value-type="float" office:value="33.32306">
            <text:p>33.32306</text:p>
          </table:table-cell>
          <table:table-cell office:value-type="float" office:value="-79.16763">
            <text:p>-79.16763</text:p>
          </table:table-cell>
          <table:table-cell office:value-type="date" office:date-value="2014-06-19T16:00:00">
            <text:p>06/19/14 04:00 PM</text:p>
          </table:table-cell>
          <table:table-cell office:value-type="float" office:value="33.32306">
            <text:p>33.32306</text:p>
          </table:table-cell>
          <table:table-cell office:value-type="float" office:value="-79.16763">
            <text:p>-79.16763</text:p>
          </table:table-cell>
          <table:table-cell office:value-type="float" office:value="0.1">
            <text:p>0.1</text:p>
          </table:table-cell>
          <table:table-cell office:value-type="string">
            <text:p>surface water (ENVO:2042)</text:p>
          </table:table-cell>
          <table:table-cell office:value-type="string">
            <text:p>sea water (ENVO:2149)</text:p>
          </table:table-cell>
          <table:table-cell office:value-type="string">
            <text:p>OSD60_2014-06-19_0.1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27.77">
            <text:p>27.77</text:p>
          </table:table-cell>
          <table:table-cell office:value-type="float" office:value="35.13">
            <text:p>35.13</text:p>
          </table:table-cell>
          <table:table-cell office:value-type="float" office:value="7.92">
            <text:p>7.92</text:p>
          </table:table-cell>
          <table:table-cell table:number-columns-repeated="7"/>
          <table:table-cell office:value-type="float" office:value="53.34">
            <text:p>53.34</text:p>
          </table:table-cell>
          <table:table-cell/>
          <table:table-cell office:value-type="float" office:value="5.51">
            <text:p>5.51</text:p>
          </table:table-cell>
          <table:table-cell table:number-columns-repeated="9"/>
          <table:table-cell office:value-type="string">
            <text:p>USA</text:p>
          </table:table-cell>
          <table:table-cell office:value-type="float" office:value="90">
            <text:p>90</text:p>
          </table:table-cell>
          <table:table-cell office:value-type="string">
            <text:p>NWCS</text:p>
          </table:table-cell>
          <table:table-cell office:value-type="string">
            <text:p>Coastal - NW Atlantic Shelves Province</text:p>
          </table:table-cell>
          <table:table-cell office:value-type="float" office:value="0.00513785">
            <text:p>0.00513785</text:p>
          </table:table-cell>
          <table:table-cell office:value-type="string">
            <text:p>Southeast U.S. Continental Shelf</text:p>
          </table:table-cell>
          <table:table-cell office:value-type="float" office:value="841">
            <text:p>841</text:p>
          </table:table-cell>
        </table:table-row>
        <table:table-row table:style-name="ro3">
          <table:table-cell office:value-type="float" office:value="60">
            <text:p>60</text:p>
          </table:table-cell>
          <table:table-cell office:value-type="string">
            <text:p>OSD60</text:p>
          </table:table-cell>
          <table:table-cell office:value-type="string">
            <text:p>South Carolina 2 - North Inlet</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60_20140619T1545Z</text:p>
          </table:table-cell>
          <table:table-cell office:value-type="string">
            <text:p>Bottle, Nalgene 4-L</text:p>
          </table:table-cell>
          <table:table-cell office:value-type="string">
            <text:p>[OBJECTIVE: collect prokaryotic and eukaryotic DNA samples][PLATFORM: Not reported][DEVICE REPORTED: 4L sterile bottles][DESCRIPTION: Sampling for Ocean Sampling Day. We used Polycarbonate membrane filters with 47 mm in diameter]</text:p>
          </table:table-cell>
          <table:table-cell office:value-type="string">
            <text:p>http://store.pangaea.de/Projects/OSD_2014/OSD60_20140619T1545Z.pdf</text:p>
          </table:table-cell>
          <table:table-cell office:value-type="string">
            <text:p>UTC-05</text:p>
          </table:table-cell>
          <table:table-cell office:value-type="string">
            <text:p>19-06-2014T10:45:00</text:p>
          </table:table-cell>
          <table:table-cell office:value-type="date" office:date-value="2014-06-19T15:45:00">
            <text:p>06/19/14 03:45 PM</text:p>
          </table:table-cell>
          <table:table-cell office:value-type="float" office:value="33.32306">
            <text:p>33.32306</text:p>
          </table:table-cell>
          <table:table-cell office:value-type="float" office:value="-79.16763">
            <text:p>-79.16763</text:p>
          </table:table-cell>
          <table:table-cell office:value-type="date" office:date-value="2014-06-19T16:00:00">
            <text:p>06/19/14 04:00 PM</text:p>
          </table:table-cell>
          <table:table-cell office:value-type="float" office:value="33.32306">
            <text:p>33.32306</text:p>
          </table:table-cell>
          <table:table-cell office:value-type="float" office:value="-79.16763">
            <text:p>-79.16763</text:p>
          </table:table-cell>
          <table:table-cell office:value-type="float" office:value="0.1">
            <text:p>0.1</text:p>
          </table:table-cell>
          <table:table-cell office:value-type="string">
            <text:p>coast (ENVO:303)</text:p>
          </table:table-cell>
          <table:table-cell office:value-type="string">
            <text:p>brackish water (ENVO:2019)</text:p>
          </table:table-cell>
          <table:table-cell office:value-type="string">
            <text:p>OSD60_2014-06-19_0.1m_NPL022</text:p>
          </table:table-cell>
          <table:table-cell office:value-type="string">
            <text:p>ERS667600</text:p>
          </table:table-cell>
          <table:table-cell office:value-type="string">
            <text:p>http://www.ebi.ac.uk/ena/data/view/ERS667600</text:p>
          </table:table-cell>
          <table:table-cell office:value-type="string">
            <text:p>ABOKM20</text:p>
          </table:table-cell>
          <table:table-cell office:value-type="string">
            <text:p>SAMEA3275582</text:p>
          </table:table-cell>
          <table:table-cell office:value-type="string">
            <text:p>NPL022</text:p>
          </table:table-cell>
          <table:table-cell table:number-columns-repeated="7" office:value-type="string">
            <text:p>Not provided</text:p>
          </table:table-cell>
          <table:table-cell office:value-type="float" office:value="27.77">
            <text:p>27.77</text:p>
          </table:table-cell>
          <table:table-cell office:value-type="float" office:value="35.13">
            <text:p>35.13</text:p>
          </table:table-cell>
          <table:table-cell office:value-type="float" office:value="7.92">
            <text:p>7.92</text:p>
          </table:table-cell>
          <table:table-cell table:number-columns-repeated="7"/>
          <table:table-cell office:value-type="float" office:value="53.34">
            <text:p>53.34</text:p>
          </table:table-cell>
          <table:table-cell/>
          <table:table-cell office:value-type="float" office:value="5.51">
            <text:p>5.51</text:p>
          </table:table-cell>
          <table:table-cell table:number-columns-repeated="9"/>
          <table:table-cell office:value-type="string">
            <text:p>USA</text:p>
          </table:table-cell>
          <table:table-cell office:value-type="float" office:value="90">
            <text:p>90</text:p>
          </table:table-cell>
          <table:table-cell office:value-type="string">
            <text:p>NWCS</text:p>
          </table:table-cell>
          <table:table-cell office:value-type="string">
            <text:p>Coastal - NW Atlantic Shelves Province</text:p>
          </table:table-cell>
          <table:table-cell office:value-type="float" office:value="0.00513785">
            <text:p>0.00513785</text:p>
          </table:table-cell>
          <table:table-cell office:value-type="string">
            <text:p>Southeast U.S. Continental Shelf</text:p>
          </table:table-cell>
          <table:table-cell office:value-type="float" office:value="841">
            <text:p>841</text:p>
          </table:table-cell>
        </table:table-row>
        <table:table-row table:style-name="ro3">
          <table:table-cell office:value-type="float" office:value="61">
            <text:p>61</text:p>
          </table:table-cell>
          <table:table-cell office:value-type="string">
            <text:p>OSD61</text:p>
          </table:table-cell>
          <table:table-cell office:value-type="string">
            <text:p>Vineyard Sound</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61_20140621T2108Z</text:p>
          </table:table-cell>
          <table:table-cell office:value-type="string">
            <text:p>Bucket, plastic</text:p>
          </table:table-cell>
          <table:table-cell office:value-type="string">
            <text:p>[OBJECTIVE: Sampling the surface water for microbial community characterization in the Vineyard Sound off a dock in Woods Hole, MA.][PLATFORM: Dock][DEVICE REPORTED: Bucket][DESCRIPTION: We filled ten 2L plastic containers containers with ocean surface water. We planned to filter 4 liters of ocean water through 5 different sterivex filters. The bucket and all plastic containers used for sampling were 10% HCl acid washed and were rinsed with DI water before sampling.]</text:p>
          </table:table-cell>
          <table:table-cell office:value-type="string">
            <text:p>http://store.pangaea.de/Projects/OSD_2014/OSD61_20140621T2108Z.pdf</text:p>
          </table:table-cell>
          <table:table-cell office:value-type="string">
            <text:p>UTC-05</text:p>
          </table:table-cell>
          <table:table-cell office:value-type="string">
            <text:p>21-06-2014T16:08:00</text:p>
          </table:table-cell>
          <table:table-cell office:value-type="date" office:date-value="2014-06-21T21:08:00">
            <text:p>06/21/14 09:08 PM</text:p>
          </table:table-cell>
          <table:table-cell office:value-type="float" office:value="41.524467">
            <text:p>41.524467</text:p>
          </table:table-cell>
          <table:table-cell office:value-type="float" office:value="-70.672174">
            <text:p>-70.672174</text:p>
          </table:table-cell>
          <table:table-cell office:value-type="date" office:date-value="2014-06-21T21:43:00">
            <text:p>06/21/14 09:43 PM</text:p>
          </table:table-cell>
          <table:table-cell office:value-type="float" office:value="41.524467">
            <text:p>41.524467</text:p>
          </table:table-cell>
          <table:table-cell office:value-type="float" office:value="-70.672174">
            <text:p>-70.672174</text:p>
          </table:table-cell>
          <table:table-cell office:value-type="float" office:value="0.5">
            <text:p>0.5</text:p>
          </table:table-cell>
          <table:table-cell office:value-type="string">
            <text:p>surface water (ENVO:2042)</text:p>
          </table:table-cell>
          <table:table-cell office:value-type="string">
            <text:p>sea water (ENVO:2149)</text:p>
          </table:table-cell>
          <table:table-cell office:value-type="string">
            <text:p>OSD61_2014-06-21_0.5m_NPL022</text:p>
          </table:table-cell>
          <table:table-cell office:value-type="string">
            <text:p>ERS667599</text:p>
          </table:table-cell>
          <table:table-cell office:value-type="string">
            <text:p>http://www.ebi.ac.uk/ena/data/view/ERS667599</text:p>
          </table:table-cell>
          <table:table-cell office:value-type="string">
            <text:p>ABOKL94</text:p>
          </table:table-cell>
          <table:table-cell office:value-type="string">
            <text:p>SAMEA3275581</text:p>
          </table:table-cell>
          <table:table-cell office:value-type="string">
            <text:p>NPL022</text:p>
          </table:table-cell>
          <table:table-cell table:number-columns-repeated="7" office:value-type="string">
            <text:p>Not provided</text:p>
          </table:table-cell>
          <table:table-cell office:value-type="float" office:value="19.2">
            <text:p>19.2</text:p>
          </table:table-cell>
          <table:table-cell office:value-type="float" office:value="30.7">
            <text:p>30.7</text:p>
          </table:table-cell>
          <table:table-cell table:number-columns-repeated="10"/>
          <table:table-cell office:value-type="float" office:value="7.38">
            <text:p>7.38</text:p>
          </table:table-cell>
          <table:table-cell table:number-columns-repeated="9"/>
          <table:table-cell office:value-type="string">
            <text:p>USA</text:p>
          </table:table-cell>
          <table:table-cell office:value-type="float" office:value="0">
            <text:p>0</text:p>
          </table:table-cell>
          <table:table-cell office:value-type="string">
            <text:p>NWCS</text:p>
          </table:table-cell>
          <table:table-cell office:value-type="string">
            <text:p>Coastal - NW Atlantic Shelves Province</text:p>
          </table:table-cell>
          <table:table-cell office:value-type="float" office:value="0">
            <text:p>0</text:p>
          </table:table-cell>
          <table:table-cell office:value-type="string">
            <text:p>Northeast U.S. Continental Shelf</text:p>
          </table:table-cell>
          <table:table-cell office:value-type="float" office:value="0">
            <text:p>0</text:p>
          </table:table-cell>
        </table:table-row>
        <table:table-row table:style-name="ro3">
          <table:table-cell office:value-type="float" office:value="62">
            <text:p>62</text:p>
          </table:table-cell>
          <table:table-cell office:value-type="string">
            <text:p>OSD62</text:p>
          </table:table-cell>
          <table:table-cell office:value-type="string">
            <text:p>Manai Straits</text:p>
          </table:table-cell>
          <table:table-cell office:value-type="string">
            <text:p>Irish Sea and St. George's Channel</text:p>
          </table:table-cell>
          <table:table-cell office:value-type="string">
            <text:p>http://marineregions.org/gazetteer.php?p=details&amp;id=2357</text:p>
          </table:table-cell>
          <table:table-cell office:value-type="string">
            <text:p>marine biome (ENVO:447)</text:p>
          </table:table-cell>
          <table:table-cell office:value-type="string">
            <text:p>OSD-Jun-2014</text:p>
          </table:table-cell>
          <table:table-cell office:value-type="string">
            <text:p>OSD62_20140621T1000Z</text:p>
          </table:table-cell>
          <table:table-cell office:value-type="string">
            <text:p>Bottle, Nalgene 10-L</text:p>
          </table:table-cell>
          <table:table-cell office:value-type="string">
            <text:p>[OBJECTIVE: surface seawater microbiome in Menai Straits][PLATFORM: Floating pier][DEVICE REPORTED: 10 L polypropylene bottles, thermometer, refractometer][DESCRIPTION: surface water from Menai Straits]</text:p>
          </table:table-cell>
          <table:table-cell office:value-type="string">
            <text:p>http://store.pangaea.de/Projects/OSD_2014/OSD62_20140621T1000Z.pdf</text:p>
          </table:table-cell>
          <table:table-cell office:value-type="string">
            <text:p>UTC+00</text:p>
          </table:table-cell>
          <table:table-cell office:value-type="string">
            <text:p>21-06-2014T10:00:00</text:p>
          </table:table-cell>
          <table:table-cell office:value-type="date" office:date-value="2014-06-21T10:00:00">
            <text:p>06/21/14 10:00 AM</text:p>
          </table:table-cell>
          <table:table-cell office:value-type="float" office:value="53.225417">
            <text:p>53.225417</text:p>
          </table:table-cell>
          <table:table-cell office:value-type="float" office:value="-4.159028">
            <text:p>-4.159028</text:p>
          </table:table-cell>
          <table:table-cell office:value-type="date" office:date-value="2014-06-21T10:02:00">
            <text:p>06/21/14 10:02 AM</text:p>
          </table:table-cell>
          <table:table-cell office:value-type="float" office:value="53.225417">
            <text:p>53.225417</text:p>
          </table:table-cell>
          <table:table-cell office:value-type="float" office:value="-4.159028">
            <text:p>-4.159028</text:p>
          </table:table-cell>
          <table:table-cell office:value-type="float" office:value="0.2">
            <text:p>0.2</text:p>
          </table:table-cell>
          <table:table-cell office:value-type="string">
            <text:p>surface water (ENVO:2042)</text:p>
          </table:table-cell>
          <table:table-cell office:value-type="string">
            <text:p>sea water (ENVO:2149)</text:p>
          </table:table-cell>
          <table:table-cell office:value-type="string">
            <text:p>OSD62_2014-06-21_0.2m_NPL022</text:p>
          </table:table-cell>
          <table:table-cell office:value-type="string">
            <text:p>ERS667598</text:p>
          </table:table-cell>
          <table:table-cell office:value-type="string">
            <text:p>http://www.ebi.ac.uk/ena/data/view/ERS667598</text:p>
          </table:table-cell>
          <table:table-cell office:value-type="string">
            <text:p>ABOKL62</text:p>
          </table:table-cell>
          <table:table-cell office:value-type="string">
            <text:p>SAMEA3275580</text:p>
          </table:table-cell>
          <table:table-cell office:value-type="string">
            <text:p>NPL022</text:p>
          </table:table-cell>
          <table:table-cell table:number-columns-repeated="7" office:value-type="string">
            <text:p>Not provided</text:p>
          </table:table-cell>
          <table:table-cell office:value-type="float" office:value="16">
            <text:p>16</text:p>
          </table:table-cell>
          <table:table-cell office:value-type="float" office:value="34">
            <text:p>34</text:p>
          </table:table-cell>
          <table:table-cell table:number-columns-repeated="20"/>
          <table:table-cell office:value-type="string">
            <text:p>GBR</text:p>
          </table:table-cell>
          <table:table-cell office:value-type="float" office:value="0">
            <text:p>0</text:p>
          </table:table-cell>
          <table:table-cell office:value-type="string">
            <text:p>NECS</text:p>
          </table:table-cell>
          <table:table-cell office:value-type="string">
            <text:p>Coastal - NE Atlantic Shelves Province</text:p>
          </table:table-cell>
          <table:table-cell office:value-type="float" office:value="0.001030609">
            <text:p>0.001030609</text:p>
          </table:table-cell>
          <table:table-cell office:value-type="string">
            <text:p>Celtic-Biscay Shelf</text:p>
          </table:table-cell>
          <table:table-cell office:value-type="float" office:value="0">
            <text:p>0</text:p>
          </table:table-cell>
        </table:table-row>
        <table:table-row table:style-name="ro3">
          <table:table-cell office:value-type="float" office:value="63">
            <text:p>63</text:p>
          </table:table-cell>
          <table:table-cell office:value-type="string">
            <text:p>OSD63</text:p>
          </table:table-cell>
          <table:table-cell office:value-type="string">
            <text:p>Venice Acqua Alta</text:p>
          </table:table-cell>
          <table:table-cell office:value-type="string">
            <text:p>Adriatic Sea</text:p>
          </table:table-cell>
          <table:table-cell office:value-type="string">
            <text:p>http://marineregions.org/gazetteer.php?p=details&amp;id=3314</text:p>
          </table:table-cell>
          <table:table-cell office:value-type="string">
            <text:p>marine biome (ENVO:447)</text:p>
          </table:table-cell>
          <table:table-cell office:value-type="string">
            <text:p>OSD-Jun-2014</text:p>
          </table:table-cell>
          <table:table-cell office:value-type="string">
            <text:p>OSD63_20140620T1130Z</text:p>
          </table:table-cell>
          <table:table-cell office:value-type="string">
            <text:p>Bottle, unknown 5-L</text:p>
          </table:table-cell>
          <table:table-cell office:value-type="string">
            <text:p>[OBJECTIVE: Ocean Sampling Day June 2014][PLATFORM: CNR LITUS BOAT][DEVICE REPORTED: 5 LT bottle][DESCRIPTION: Each replicate was composed by 4 sub-replicates (i.e., 4 sterivex, in order to reach a filtered volume of about 5 lt per replicate). Thus, we have a total of 16 sterivex sent (4 per replicate, one sampling site).]</text:p>
          </table:table-cell>
          <table:table-cell office:value-type="string">
            <text:p>http://store.pangaea.de/Projects/OSD_2014/OSD63_20140620T1130Z.pdf</text:p>
          </table:table-cell>
          <table:table-cell office:value-type="string">
            <text:p>UTC+01</text:p>
          </table:table-cell>
          <table:table-cell office:value-type="string">
            <text:p>20-06-2014T12:30:00</text:p>
          </table:table-cell>
          <table:table-cell office:value-type="date" office:date-value="2014-06-20T11:30:00">
            <text:p>06/20/14 11:30 AM</text:p>
          </table:table-cell>
          <table:table-cell office:value-type="float" office:value="45.31435">
            <text:p>45.31435</text:p>
          </table:table-cell>
          <table:table-cell office:value-type="float" office:value="12.508317">
            <text:p>12.508317</text:p>
          </table:table-cell>
          <table:table-cell office:value-type="date" office:date-value="2014-06-20T13:30:00">
            <text:p>06/20/14 01:30 PM</text:p>
          </table:table-cell>
          <table:table-cell office:value-type="float" office:value="45.31435">
            <text:p>45.31435</text:p>
          </table:table-cell>
          <table:table-cell office:value-type="float" office:value="12.508317">
            <text:p>12.508317</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63_2014-06-20_0m_NPL022</text:p>
          </table:table-cell>
          <table:table-cell office:value-type="string">
            <text:p>ERS667597</text:p>
          </table:table-cell>
          <table:table-cell office:value-type="string">
            <text:p>http://www.ebi.ac.uk/ena/data/view/ERS667597</text:p>
          </table:table-cell>
          <table:table-cell office:value-type="string">
            <text:p>ABOKM34</text:p>
          </table:table-cell>
          <table:table-cell office:value-type="string">
            <text:p>SAMEA3275579</text:p>
          </table:table-cell>
          <table:table-cell office:value-type="string">
            <text:p>NPL022</text:p>
          </table:table-cell>
          <table:table-cell table:number-columns-repeated="7" office:value-type="string">
            <text:p>Not provided</text:p>
          </table:table-cell>
          <table:table-cell office:value-type="float" office:value="21.781">
            <text:p>21.781</text:p>
          </table:table-cell>
          <table:table-cell office:value-type="float" office:value="32.768">
            <text:p>32.768</text:p>
          </table:table-cell>
          <table:table-cell office:value-type="float" office:value="8.65">
            <text:p>8.65</text:p>
          </table:table-cell>
          <table:table-cell office:value-type="float" office:value="0.06">
            <text:p>0.06</text:p>
          </table:table-cell>
          <table:table-cell office:value-type="float" office:value="6.17">
            <text:p>6.17</text:p>
          </table:table-cell>
          <table:table-cell/>
          <table:table-cell office:value-type="float" office:value="0.17">
            <text:p>0.17</text:p>
          </table:table-cell>
          <table:table-cell table:number-columns-repeated="3"/>
          <table:table-cell office:value-type="float" office:value="46.894">
            <text:p>46.894</text:p>
          </table:table-cell>
          <table:table-cell/>
          <table:table-cell office:value-type="float" office:value="302.7">
            <text:p>302.7</text:p>
          </table:table-cell>
          <table:table-cell table:number-columns-repeated="4"/>
          <table:table-cell office:value-type="float" office:value="0.6">
            <text:p>0.6</text:p>
          </table:table-cell>
          <table:table-cell office:value-type="float" office:value="5.52">
            <text:p>5.52</text:p>
          </table:table-cell>
          <table:table-cell office:value-type="float" office:value="2.77">
            <text:p>2.77</text:p>
          </table:table-cell>
          <table:table-cell office:value-type="float" office:value="0.34">
            <text:p>0.34</text:p>
          </table:table-cell>
          <table:table-cell office:value-type="float" office:value="0.93">
            <text:p>0.93</text:p>
          </table:table-cell>
          <table:table-cell office:value-type="string">
            <text:p>ITA</text:p>
          </table:table-cell>
          <table:table-cell office:value-type="float" office:value="13918">
            <text:p>13918</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64">
            <text:p>64</text:p>
          </table:table-cell>
          <table:table-cell office:value-type="string">
            <text:p>OSD64</text:p>
          </table:table-cell>
          <table:table-cell office:value-type="string">
            <text:p>Odessa</text:p>
          </table:table-cell>
          <table:table-cell office:value-type="string">
            <text:p>Black Sea</text:p>
          </table:table-cell>
          <table:table-cell office:value-type="string">
            <text:p>http://marineregions.org/gazetteer.php?p=details&amp;id=3319</text:p>
          </table:table-cell>
          <table:table-cell office:value-type="string">
            <text:p>marine biome (ENVO:447)</text:p>
          </table:table-cell>
          <table:table-cell office:value-type="string">
            <text:p>OSD-Jun-2014</text:p>
          </table:table-cell>
          <table:table-cell office:value-type="string">
            <text:p>OSD64_20140621T0930Z</text:p>
          </table:table-cell>
          <table:table-cell office:value-type="string">
            <text:p>Bottle, Nansen</text:p>
          </table:table-cell>
          <table:table-cell office:value-type="string">
            <text:p>[OBJECTIVE: OSD in the bay of Odessa, Black Sea, Ukraine][PLATFORM: UOA-7119PM171G][DEVICE REPORTED: Nansen bottle][DESCRIPTION: Surface water]</text:p>
          </table:table-cell>
          <table:table-cell office:value-type="string">
            <text:p>http://store.pangaea.de/Projects/OSD_2014/OSD64_20140621T0930Z.pdf</text:p>
          </table:table-cell>
          <table:table-cell office:value-type="string">
            <text:p>UTC+02</text:p>
          </table:table-cell>
          <table:table-cell office:value-type="string">
            <text:p>21-06-2014T11:30:00</text:p>
          </table:table-cell>
          <table:table-cell office:value-type="date" office:date-value="2014-06-21T09:30:00">
            <text:p>06/21/14 09:30 AM</text:p>
          </table:table-cell>
          <table:table-cell office:value-type="float" office:value="46.44155">
            <text:p>46.44155</text:p>
          </table:table-cell>
          <table:table-cell office:value-type="float" office:value="30.77595">
            <text:p>30.77595</text:p>
          </table:table-cell>
          <table:table-cell office:value-type="date" office:date-value="2014-06-21T10:30:00">
            <text:p>06/21/14 10:30 AM</text:p>
          </table:table-cell>
          <table:table-cell office:value-type="float" office:value="46.44155">
            <text:p>46.44155</text:p>
          </table:table-cell>
          <table:table-cell office:value-type="float" office:value="30.77595">
            <text:p>30.77595</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64_2014-06-21_1m_NPL022</text:p>
          </table:table-cell>
          <table:table-cell office:value-type="string">
            <text:p>ERS667596</text:p>
          </table:table-cell>
          <table:table-cell office:value-type="string">
            <text:p>http://www.ebi.ac.uk/ena/data/view/ERS667596</text:p>
          </table:table-cell>
          <table:table-cell office:value-type="string">
            <text:p>ABOKL73</text:p>
          </table:table-cell>
          <table:table-cell office:value-type="string">
            <text:p>SAMEA3275578</text:p>
          </table:table-cell>
          <table:table-cell office:value-type="string">
            <text:p>NPL022</text:p>
          </table:table-cell>
          <table:table-cell table:number-columns-repeated="7" office:value-type="string">
            <text:p>Not provided</text:p>
          </table:table-cell>
          <table:table-cell office:value-type="float" office:value="20.3">
            <text:p>20.3</text:p>
          </table:table-cell>
          <table:table-cell office:value-type="float" office:value="17.63">
            <text:p>17.63</text:p>
          </table:table-cell>
          <table:table-cell office:value-type="float" office:value="8.4">
            <text:p>8.4</text:p>
          </table:table-cell>
          <table:table-cell table:number-columns-repeated="2" office:value-type="float" office:value="1">
            <text:p>1</text:p>
          </table:table-cell>
          <table:table-cell/>
          <table:table-cell office:value-type="float" office:value="2">
            <text:p>2</text:p>
          </table:table-cell>
          <table:table-cell table:number-columns-repeated="3"/>
          <table:table-cell office:value-type="float" office:value="32.2">
            <text:p>32.2</text:p>
          </table:table-cell>
          <table:table-cell table:number-columns-repeated="6"/>
          <table:table-cell office:value-type="float" office:value="1">
            <text:p>1</text:p>
          </table:table-cell>
          <table:table-cell table:number-columns-repeated="4"/>
          <table:table-cell office:value-type="string">
            <text:p>UKR</text:p>
          </table:table-cell>
          <table:table-cell office:value-type="float" office:value="145">
            <text:p>145</text:p>
          </table:table-cell>
          <table:table-cell office:value-type="string">
            <text:p>MEDI</text:p>
          </table:table-cell>
          <table:table-cell office:value-type="string">
            <text:p>Westerlies - Mediterranean Sea, Black Sea Province</text:p>
          </table:table-cell>
          <table:table-cell office:value-type="float" office:value="0.014678129">
            <text:p>0.014678129</text:p>
          </table:table-cell>
          <table:table-cell office:value-type="string">
            <text:p>Black Sea</text:p>
          </table:table-cell>
          <table:table-cell office:value-type="float" office:value="1258">
            <text:p>1258</text:p>
          </table:table-cell>
        </table:table-row>
        <table:table-row table:style-name="ro3">
          <table:table-cell office:value-type="float" office:value="65">
            <text:p>65</text:p>
          </table:table-cell>
          <table:table-cell office:value-type="string">
            <text:p>OSD65</text:p>
          </table:table-cell>
          <table:table-cell office:value-type="string">
            <text:p>Leigh Marine Laboratory (NZ)</text:p>
          </table:table-cell>
          <table:table-cell office:value-type="string">
            <text:p>South Pacific Ocean</text:p>
          </table:table-cell>
          <table:table-cell office:value-type="string">
            <text:p>http://marineregions.org/gazetteer.php?p=details&amp;id=1910</text:p>
          </table:table-cell>
          <table:table-cell office:value-type="string">
            <text:p>marine biome (ENVO:447)</text:p>
          </table:table-cell>
          <table:table-cell office:value-type="string">
            <text:p>OSD-Jun-2014</text:p>
          </table:table-cell>
          <table:table-cell office:value-type="string">
            <text:p>OSD65_20140620T2230Z</text:p>
          </table:table-cell>
          <table:table-cell office:value-type="string">
            <text:p>Bottle, unknown</text:p>
          </table:table-cell>
          <table:table-cell office:value-type="string">
            <text:p>[OBJECTIVE: collect water samples for microbial analysis.][PLATFORM: Boat][DEVICE REPORTED: Sterilised wine bottle][DESCRIPTION: Surface seawater sample.]</text:p>
          </table:table-cell>
          <table:table-cell office:value-type="string">
            <text:p>http://store.pangaea.de/Projects/OSD_2014/OSD65_20140620T2230Z.pdf</text:p>
          </table:table-cell>
          <table:table-cell office:value-type="string">
            <text:p>UTC+12</text:p>
          </table:table-cell>
          <table:table-cell office:value-type="string">
            <text:p>20-06-2014T10:30:00</text:p>
          </table:table-cell>
          <table:table-cell office:value-type="date" office:date-value="2014-06-20T22:30:00">
            <text:p>06/20/14 10:30 PM</text:p>
          </table:table-cell>
          <table:table-cell office:value-type="float" office:value="-36.292794">
            <text:p>-36.292794</text:p>
          </table:table-cell>
          <table:table-cell office:value-type="float" office:value="174.818567">
            <text:p>174.818567</text:p>
          </table:table-cell>
          <table:table-cell office:value-type="date" office:date-value="2014-06-20T22:50:00">
            <text:p>06/20/14 10:50 PM</text:p>
          </table:table-cell>
          <table:table-cell office:value-type="float" office:value="-36.292794">
            <text:p>-36.292794</text:p>
          </table:table-cell>
          <table:table-cell office:value-type="float" office:value="174.818567">
            <text:p>174.818567</text:p>
          </table:table-cell>
          <table:table-cell office:value-type="float" office:value="0.1">
            <text:p>0.1</text:p>
          </table:table-cell>
          <table:table-cell office:value-type="string">
            <text:p>surface water (ENVO:2042)</text:p>
          </table:table-cell>
          <table:table-cell office:value-type="string">
            <text:p>coastal sea water (ENVO:2150)</text:p>
          </table:table-cell>
          <table:table-cell office:value-type="string">
            <text:p>OSD65_2014-06-20_0.1m_NPL022</text:p>
          </table:table-cell>
          <table:table-cell office:value-type="string">
            <text:p>ERS667595</text:p>
          </table:table-cell>
          <table:table-cell office:value-type="string">
            <text:p>http://www.ebi.ac.uk/ena/data/view/ERS667595</text:p>
          </table:table-cell>
          <table:table-cell office:value-type="string">
            <text:p>ABOKL56</text:p>
          </table:table-cell>
          <table:table-cell office:value-type="string">
            <text:p>SAMEA3275577</text:p>
          </table:table-cell>
          <table:table-cell office:value-type="string">
            <text:p>NPL022</text:p>
          </table:table-cell>
          <table:table-cell table:number-columns-repeated="7" office:value-type="string">
            <text:p>Not provided</text:p>
          </table:table-cell>
          <table:table-cell office:value-type="float" office:value="16">
            <text:p>16</text:p>
          </table:table-cell>
          <table:table-cell office:value-type="float" office:value="34">
            <text:p>34</text:p>
          </table:table-cell>
          <table:table-cell office:value-type="float" office:value="8.34">
            <text:p>8.34</text:p>
          </table:table-cell>
          <table:table-cell/>
          <table:table-cell office:value-type="float" office:value="1.1">
            <text:p>1.1</text:p>
          </table:table-cell>
          <table:table-cell/>
          <table:table-cell office:value-type="float" office:value="0.17">
            <text:p>0.17</text:p>
          </table:table-cell>
          <table:table-cell table:number-columns-repeated="10"/>
          <table:table-cell office:value-type="float" office:value="0.3">
            <text:p>0.3</text:p>
          </table:table-cell>
          <table:table-cell table:number-columns-repeated="4"/>
          <table:table-cell office:value-type="string">
            <text:p>NZL</text:p>
          </table:table-cell>
          <table:table-cell office:value-type="float" office:value="575">
            <text:p>575</text:p>
          </table:table-cell>
          <table:table-cell office:value-type="string">
            <text:p>SPSG</text:p>
          </table:table-cell>
          <table:table-cell office:value-type="string">
            <text:p>Westerlies - S. Pacific Subtropical Gyre Province</text:p>
          </table:table-cell>
          <table:table-cell office:value-type="float" office:value="0">
            <text:p>0</text:p>
          </table:table-cell>
          <table:table-cell office:value-type="string">
            <text:p>New Zealand Shelf</text:p>
          </table:table-cell>
          <table:table-cell office:value-type="float" office:value="198">
            <text:p>198</text:p>
          </table:table-cell>
        </table:table-row>
        <table:table-row table:style-name="ro3">
          <table:table-cell office:value-type="float" office:value="69">
            <text:p>69</text:p>
          </table:table-cell>
          <table:table-cell office:value-type="string">
            <text:p>OSD69</text:p>
          </table:table-cell>
          <table:table-cell office:value-type="string">
            <text:p>Marghera</text:p>
          </table:table-cell>
          <table:table-cell office:value-type="string">
            <text:p>Adriatic Sea</text:p>
          </table:table-cell>
          <table:table-cell office:value-type="string">
            <text:p>http://marineregions.org/gazetteer.php?p=details&amp;id=3314</text:p>
          </table:table-cell>
          <table:table-cell office:value-type="string">
            <text:p>mediterranean sea biome (ENVO:1000047)</text:p>
          </table:table-cell>
          <table:table-cell office:value-type="string">
            <text:p>OSD-Jun-2014</text:p>
          </table:table-cell>
          <table:table-cell office:value-type="string">
            <text:p>OSD69_20140621T1508Z</text:p>
          </table:table-cell>
          <table:table-cell office:value-type="string">
            <text:p>Bottle, unknown 10-L</text:p>
          </table:table-cell>
          <table:table-cell office:value-type="string">
            <text:p>[OBJECTIVE: OSD samplig][PLATFORM: UNIPD Boat][DEVICE REPORTED: 10 L bottle][DESCRIPTION: The Label field reflects the sample title reported on the filter itself: each filter has this label with a progressive number according to the list of filters reported here]</text:p>
          </table:table-cell>
          <table:table-cell office:value-type="string">
            <text:p>http://store.pangaea.de/Projects/OSD_2014/OSD69_20140621T1508Z.pdf</text:p>
          </table:table-cell>
          <table:table-cell office:value-type="string">
            <text:p>UTC+01</text:p>
          </table:table-cell>
          <table:table-cell office:value-type="string">
            <text:p>21-06-2014T16:08:00</text:p>
          </table:table-cell>
          <table:table-cell office:value-type="date" office:date-value="2014-06-21T15:08:00">
            <text:p>06/21/14 03:08 PM</text:p>
          </table:table-cell>
          <table:table-cell office:value-type="float" office:value="45.4568">
            <text:p>45.4568</text:p>
          </table:table-cell>
          <table:table-cell office:value-type="float" office:value="12.2605">
            <text:p>12.2605</text:p>
          </table:table-cell>
          <table:table-cell office:value-type="date" office:date-value="2014-06-21T15:11:00">
            <text:p>06/21/14 03:11 PM</text:p>
          </table:table-cell>
          <table:table-cell office:value-type="float" office:value="45.4568">
            <text:p>45.4568</text:p>
          </table:table-cell>
          <table:table-cell office:value-type="float" office:value="12.2605">
            <text:p>12.2605</text:p>
          </table:table-cell>
          <table:table-cell office:value-type="float" office:value="0">
            <text:p>0</text:p>
          </table:table-cell>
          <table:table-cell office:value-type="string">
            <text:p>lagoon (ENVO:38)</text:p>
          </table:table-cell>
          <table:table-cell office:value-type="string">
            <text:p>brackish water (ENVO:2019)</text:p>
          </table:table-cell>
          <table:table-cell office:value-type="string">
            <text:p>OSD69_2014-06-21_0m_NPL022</text:p>
          </table:table-cell>
          <table:table-cell office:value-type="string">
            <text:p>ERS667594</text:p>
          </table:table-cell>
          <table:table-cell office:value-type="string">
            <text:p>http://www.ebi.ac.uk/ena/data/view/ERS667594</text:p>
          </table:table-cell>
          <table:table-cell office:value-type="string">
            <text:p>ABOKM43</text:p>
          </table:table-cell>
          <table:table-cell office:value-type="string">
            <text:p>SAMEA3275576</text:p>
          </table:table-cell>
          <table:table-cell office:value-type="string">
            <text:p>NPL022</text:p>
          </table:table-cell>
          <table:table-cell table:number-columns-repeated="7" office:value-type="string">
            <text:p>Not provided</text:p>
          </table:table-cell>
          <table:table-cell office:value-type="float" office:value="25.7">
            <text:p>25.7</text:p>
          </table:table-cell>
          <table:table-cell office:value-type="float" office:value="29.41">
            <text:p>29.41</text:p>
          </table:table-cell>
          <table:table-cell office:value-type="float" office:value="7.83">
            <text:p>7.83</text:p>
          </table:table-cell>
          <table:table-cell office:value-type="float" office:value="0.24">
            <text:p>0.24</text:p>
          </table:table-cell>
          <table:table-cell office:value-type="float" office:value="7.69">
            <text:p>7.69</text:p>
          </table:table-cell>
          <table:table-cell/>
          <table:table-cell office:value-type="float" office:value="0.37">
            <text:p>0.37</text:p>
          </table:table-cell>
          <table:table-cell table:number-columns-repeated="5"/>
          <table:table-cell office:value-type="float" office:value="5.01">
            <text:p>5.01</text:p>
          </table:table-cell>
          <table:table-cell table:number-columns-repeated="4"/>
          <table:table-cell office:value-type="float" office:value="1.94">
            <text:p>1.94</text:p>
          </table:table-cell>
          <table:table-cell office:value-type="float" office:value="14.07">
            <text:p>14.07</text:p>
          </table:table-cell>
          <table:table-cell table:number-columns-repeated="2"/>
          <table:table-cell office:value-type="float" office:value="4.11">
            <text:p>4.11</text:p>
          </table:table-cell>
          <table:table-cell office:value-type="string">
            <text:p>ITA</text:p>
          </table:table-cell>
          <table:table-cell office:value-type="float" office:value="0">
            <text:p>0</text:p>
          </table:table-cell>
          <table:table-cell office:value-type="string">
            <text:p>MEDI</text:p>
          </table:table-cell>
          <table:table-cell office:value-type="string">
            <text:p>Westerlies - Mediterranean Sea, Black Sea Province</text:p>
          </table:table-cell>
          <table:table-cell office:value-type="float" office:value="0.010879246">
            <text:p>0.010879246</text:p>
          </table:table-cell>
          <table:table-cell office:value-type="string">
            <text:p>Mediterranean Sea</text:p>
          </table:table-cell>
          <table:table-cell office:value-type="float" office:value="16">
            <text:p>16</text:p>
          </table:table-cell>
        </table:table-row>
        <table:table-row table:style-name="ro3">
          <table:table-cell office:value-type="float" office:value="7">
            <text:p>7</text:p>
          </table:table-cell>
          <table:table-cell office:value-type="string">
            <text:p>OSD7</text:p>
          </table:table-cell>
          <table:table-cell office:value-type="string">
            <text:p>Moorea - Tiahura</text:p>
          </table:table-cell>
          <table:table-cell table:number-columns-repeated="2"/>
          <table:table-cell office:value-type="string">
            <text:p>marine reef biome (ENVO:1000029)</text:p>
          </table:table-cell>
          <table:table-cell office:value-type="string">
            <text:p>OSD-Jun-2014</text:p>
          </table:table-cell>
          <table:table-cell office:value-type="string">
            <text:p>OSD7_20140621T2000Z</text:p>
          </table:table-cell>
          <table:table-cell office:value-type="string">
            <text:p>not_given</text:p>
          </table:table-cell>
          <table:table-cell office:value-type="string">
            <text:p>[OBJECTIVE: Longterm coral reef monitoring programm at the Tiahura reef, Moorea, FRENCH Polynesia ][PLATFORM: none][DEVICE REPORTED: none][DESCRIPTION: none]</text:p>
          </table:table-cell>
          <table:table-cell office:value-type="string">
            <text:p>http://store.pangaea.de/Projects/OSD_2014/OSD7_20140621T2000Z.pdf</text:p>
          </table:table-cell>
          <table:table-cell office:value-type="string">
            <text:p>UTC-10</text:p>
          </table:table-cell>
          <table:table-cell office:value-type="string">
            <text:p>21-06-2014T10:00:00</text:p>
          </table:table-cell>
          <table:table-cell office:value-type="date" office:date-value="2014-06-21T20:00:00">
            <text:p>06/21/14 08:00 PM</text:p>
          </table:table-cell>
          <table:table-cell office:value-type="float" office:value="-17.2894">
            <text:p>-17.2894</text:p>
          </table:table-cell>
          <table:table-cell office:value-type="float" office:value="-149.53985">
            <text:p>-149.53985</text:p>
          </table:table-cell>
          <table:table-cell office:value-type="date" office:date-value="2014-06-21T20:15:00">
            <text:p>06/21/14 08:15 PM</text:p>
          </table:table-cell>
          <table:table-cell office:value-type="float" office:value="-17.2894">
            <text:p>-17.2894</text:p>
          </table:table-cell>
          <table:table-cell office:value-type="float" office:value="-149.53985">
            <text:p>-149.53985</text:p>
          </table:table-cell>
          <table:table-cell office:value-type="float" office:value="0.1">
            <text:p>0.1</text:p>
          </table:table-cell>
          <table:table-cell office:value-type="string">
            <text:p>surface water (ENVO:2042)</text:p>
          </table:table-cell>
          <table:table-cell office:value-type="string">
            <text:p>sea water (ENVO:2149)</text:p>
          </table:table-cell>
          <table:table-cell office:value-type="string">
            <text:p>OSD7_2014-06-21_0.1m_NPL022</text:p>
          </table:table-cell>
          <table:table-cell office:value-type="string">
            <text:p>ERS667659</text:p>
          </table:table-cell>
          <table:table-cell office:value-type="string">
            <text:p>http://www.ebi.ac.uk/ena/data/view/ERS667659</text:p>
          </table:table-cell>
          <table:table-cell office:value-type="string">
            <text:p>ABOKL89</text:p>
          </table:table-cell>
          <table:table-cell office:value-type="string">
            <text:p>SAMEA3275638</text:p>
          </table:table-cell>
          <table:table-cell office:value-type="string">
            <text:p>NPL022</text:p>
          </table:table-cell>
          <table:table-cell table:number-columns-repeated="7" office:value-type="string">
            <text:p>Not provided</text:p>
          </table:table-cell>
          <table:table-cell office:value-type="float" office:value="27">
            <text:p>27</text:p>
          </table:table-cell>
          <table:table-cell office:value-type="float" office:value="37">
            <text:p>37</text:p>
          </table:table-cell>
          <table:table-cell table:number-columns-repeated="8"/>
          <table:table-cell office:value-type="float" office:value="55.7">
            <text:p>55.7</text:p>
          </table:table-cell>
          <table:table-cell table:number-columns-repeated="11"/>
          <table:table-cell office:value-type="string">
            <text:p>PYF</text:p>
          </table:table-cell>
          <table:table-cell office:value-type="float" office:value="23919">
            <text:p>23919</text:p>
          </table:table-cell>
          <table:table-cell office:value-type="string">
            <text:p>SPSG</text:p>
          </table:table-cell>
          <table:table-cell office:value-type="string">
            <text:p>Westerlies - S. Pacific Subtropical Gyre Province</text:p>
          </table:table-cell>
          <table:table-cell office:value-type="float" office:value="0">
            <text:p>0</text:p>
          </table:table-cell>
          <table:table-cell table:number-columns-repeated="2"/>
        </table:table-row>
        <table:table-row table:style-name="ro1">
          <table:table-cell office:value-type="float" office:value="70">
            <text:p>70</text:p>
          </table:table-cell>
          <table:table-cell office:value-type="string">
            <text:p>OSD70</text:p>
          </table:table-cell>
          <table:table-cell office:value-type="string">
            <text:p>Lido</text:p>
          </table:table-cell>
          <table:table-cell office:value-type="string">
            <text:p>Adriatic Sea</text:p>
          </table:table-cell>
          <table:table-cell office:value-type="string">
            <text:p>http://marineregions.org/gazetteer.php?p=details&amp;id=3314</text:p>
          </table:table-cell>
          <table:table-cell office:value-type="string">
            <text:p>mediterranean sea biome (ENVO:1000047)</text:p>
          </table:table-cell>
          <table:table-cell office:value-type="string">
            <text:p>OSD-Jun-2014</text:p>
          </table:table-cell>
          <table:table-cell office:value-type="string">
            <text:p>OSD70_20140621T1111Z</text:p>
          </table:table-cell>
          <table:table-cell office:value-type="string">
            <text:p>Bottle, unknown 10-L</text:p>
          </table:table-cell>
          <table:table-cell office:value-type="string">
            <text:p>[OBJECTIVE: OSD sampling][PLATFORM: UNIPD Boat][DEVICE REPORTED: 10 L bottle][DESCRIPTION: The Label field reflects the sample title reported on the filter itself: each filter has this label with a progressive number according to the list of filter reported here]</text:p>
          </table:table-cell>
          <table:table-cell office:value-type="string">
            <text:p>http://store.pangaea.de/Projects/OSD_2014/OSD70_20140621T1111Z.pdf</text:p>
          </table:table-cell>
          <table:table-cell office:value-type="string">
            <text:p>UTC+01</text:p>
          </table:table-cell>
          <table:table-cell office:value-type="string">
            <text:p>21-06-2014T12:11:00</text:p>
          </table:table-cell>
          <table:table-cell office:value-type="date" office:date-value="2014-06-21T11:11:00">
            <text:p>06/21/14 11:11 AM</text:p>
          </table:table-cell>
          <table:table-cell office:value-type="float" office:value="45.4142">
            <text:p>45.4142</text:p>
          </table:table-cell>
          <table:table-cell office:value-type="float" office:value="12.4378">
            <text:p>12.4378</text:p>
          </table:table-cell>
          <table:table-cell office:value-type="date" office:date-value="2014-06-21T11:13:00">
            <text:p>06/21/14 11:13 AM</text:p>
          </table:table-cell>
          <table:table-cell office:value-type="float" office:value="45.4142">
            <text:p>45.4142</text:p>
          </table:table-cell>
          <table:table-cell office:value-type="float" office:value="12.4378">
            <text:p>12.4378</text:p>
          </table:table-cell>
          <table:table-cell office:value-type="float" office:value="0">
            <text:p>0</text:p>
          </table:table-cell>
          <table:table-cell office:value-type="string">
            <text:p>coastal inlet (ENVO:137)</text:p>
          </table:table-cell>
          <table:table-cell office:value-type="string">
            <text:p>sea water (ENVO:2149)</text:p>
          </table:table-cell>
          <table:table-cell office:value-type="string">
            <text:p>OSD70_2014-06-21_0m_NPL022</text:p>
          </table:table-cell>
          <table:table-cell office:value-type="string">
            <text:p>ERS667593</text:p>
          </table:table-cell>
          <table:table-cell office:value-type="string">
            <text:p>http://www.ebi.ac.uk/ena/data/view/ERS667593</text:p>
          </table:table-cell>
          <table:table-cell office:value-type="string">
            <text:p>ABOKM59</text:p>
          </table:table-cell>
          <table:table-cell office:value-type="string">
            <text:p>SAMEA3275575</text:p>
          </table:table-cell>
          <table:table-cell office:value-type="string">
            <text:p>NPL022</text:p>
          </table:table-cell>
          <table:table-cell table:number-columns-repeated="7" office:value-type="string">
            <text:p>Not provided</text:p>
          </table:table-cell>
          <table:table-cell office:value-type="float" office:value="23.4">
            <text:p>23.4</text:p>
          </table:table-cell>
          <table:table-cell office:value-type="float" office:value="31.67">
            <text:p>31.67</text:p>
          </table:table-cell>
          <table:table-cell office:value-type="float" office:value="8.24">
            <text:p>8.24</text:p>
          </table:table-cell>
          <table:table-cell office:value-type="float" office:value="0.145">
            <text:p>0.145</text:p>
          </table:table-cell>
          <table:table-cell office:value-type="float" office:value="3.81">
            <text:p>3.81</text:p>
          </table:table-cell>
          <table:table-cell/>
          <table:table-cell office:value-type="float" office:value="0.35">
            <text:p>0.35</text:p>
          </table:table-cell>
          <table:table-cell table:number-columns-repeated="5"/>
          <table:table-cell office:value-type="float" office:value="5.47">
            <text:p>5.47</text:p>
          </table:table-cell>
          <table:table-cell table:number-columns-repeated="4"/>
          <table:table-cell office:value-type="float" office:value="3.81">
            <text:p>3.81</text:p>
          </table:table-cell>
          <table:table-cell office:value-type="float" office:value="12.96">
            <text:p>12.96</text:p>
          </table:table-cell>
          <table:table-cell table:number-columns-repeated="2"/>
          <table:table-cell office:value-type="float" office:value="2.62">
            <text:p>2.62</text:p>
          </table:table-cell>
          <table:table-cell office:value-type="string">
            <text:p>ITA</text:p>
          </table:table-cell>
          <table:table-cell office:value-type="float" office:value="1547">
            <text:p>1547</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71">
            <text:p>71</text:p>
          </table:table-cell>
          <table:table-cell office:value-type="string">
            <text:p>OSD71</text:p>
          </table:table-cell>
          <table:table-cell office:value-type="string">
            <text:p>Otago</text:p>
          </table:table-cell>
          <table:table-cell office:value-type="string">
            <text:p>South Pacific Ocean</text:p>
          </table:table-cell>
          <table:table-cell office:value-type="string">
            <text:p>http://marineregions.org/gazetteer.php?p=details&amp;id=1910</text:p>
          </table:table-cell>
          <table:table-cell office:value-type="string">
            <text:p>marine biome (ENVO:447)</text:p>
          </table:table-cell>
          <table:table-cell office:value-type="string">
            <text:p>OSD-Jun-2014</text:p>
          </table:table-cell>
          <table:table-cell office:value-type="string">
            <text:p>OSD71_20140621T2335Z</text:p>
          </table:table-cell>
          <table:table-cell office:value-type="string">
            <text:p>Bucket, plastic</text:p>
          </table:table-cell>
          <table:table-cell office:value-type="string">
            <text:p>[OBJECTIVE: We collected samples for prokaryotes and eukaryotes in one sampling site located in the waters of the South Pacific, offshore of Otago Peninsula. This region has been continuously monitored for more than in decade via a regular (bi)monthly sampling, but mainly colecting physicochemical data][PLATFORM: research vessel, BERYL BREWIN][DEVICE REPORTED: Bucket and Horiba U-50 Multiparameter][DESCRIPTION: Surface water from Otago coastal waters]</text:p>
          </table:table-cell>
          <table:table-cell office:value-type="string">
            <text:p>http://store.pangaea.de/Projects/OSD_2014/OSD71_20140621T2335Z.pdf</text:p>
          </table:table-cell>
          <table:table-cell office:value-type="string">
            <text:p>UTC+12</text:p>
          </table:table-cell>
          <table:table-cell office:value-type="string">
            <text:p>21-06-2014T11:35:00</text:p>
          </table:table-cell>
          <table:table-cell office:value-type="date" office:date-value="2014-06-20T23:35:00">
            <text:p>06/20/14 11:35 PM</text:p>
          </table:table-cell>
          <table:table-cell office:value-type="float" office:value="-45.7442">
            <text:p>-45.7442</text:p>
          </table:table-cell>
          <table:table-cell office:value-type="float" office:value="170.7706">
            <text:p>170.7706</text:p>
          </table:table-cell>
          <table:table-cell office:value-type="date" office:date-value="2014-06-20T23:45:00">
            <text:p>06/20/14 11:45 PM</text:p>
          </table:table-cell>
          <table:table-cell office:value-type="float" office:value="-45.7442">
            <text:p>-45.7442</text:p>
          </table:table-cell>
          <table:table-cell office:value-type="float" office:value="170.7706">
            <text:p>170.7706</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71_2014-06-21_0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10.99">
            <text:p>10.99</text:p>
          </table:table-cell>
          <table:table-cell office:value-type="float" office:value="35.2">
            <text:p>35.2</text:p>
          </table:table-cell>
          <table:table-cell office:value-type="float" office:value="8.35">
            <text:p>8.35</text:p>
          </table:table-cell>
          <table:table-cell table:number-columns-repeated="19"/>
          <table:table-cell office:value-type="string">
            <text:p>NZL</text:p>
          </table:table-cell>
          <table:table-cell office:value-type="float" office:value="4621">
            <text:p>4621</text:p>
          </table:table-cell>
          <table:table-cell office:value-type="string">
            <text:p>NEWZ</text:p>
          </table:table-cell>
          <table:table-cell office:value-type="string">
            <text:p>Coastal - New Zealand Coastal Province</text:p>
          </table:table-cell>
          <table:table-cell office:value-type="float" office:value="0">
            <text:p>0</text:p>
          </table:table-cell>
          <table:table-cell office:value-type="string">
            <text:p>New Zealand Shelf</text:p>
          </table:table-cell>
          <table:table-cell office:value-type="float" office:value="0">
            <text:p>0</text:p>
          </table:table-cell>
        </table:table-row>
        <table:table-row table:style-name="ro1">
          <table:table-cell office:value-type="float" office:value="71">
            <text:p>71</text:p>
          </table:table-cell>
          <table:table-cell office:value-type="string">
            <text:p>OSD71</text:p>
          </table:table-cell>
          <table:table-cell office:value-type="string">
            <text:p>Otago</text:p>
          </table:table-cell>
          <table:table-cell office:value-type="string">
            <text:p>South Pacific Ocean</text:p>
          </table:table-cell>
          <table:table-cell office:value-type="string">
            <text:p>http://marineregions.org/gazetteer.php?p=details&amp;id=1910</text:p>
          </table:table-cell>
          <table:table-cell office:value-type="string">
            <text:p>neritic epipelagic zone biome (ENVO:1000042)</text:p>
          </table:table-cell>
          <table:table-cell office:value-type="string">
            <text:p>OSD-Jun-2014</text:p>
          </table:table-cell>
          <table:table-cell office:value-type="string">
            <text:p>OSD71_20140621T2335Z</text:p>
          </table:table-cell>
          <table:table-cell office:value-type="string">
            <text:p>Bucket, plastic</text:p>
          </table:table-cell>
          <table:table-cell office:value-type="string">
            <text:p>[OBJECTIVE: We collected samples for prokaryotes and eukaryotes in one sampling site located in the waters of the South Pacific, offshore of Otago Peninsula. This region has been continuously monitored for more than in decade via a regular (bi)monthly sampling, but mainly colecting physicochemical data][PLATFORM: research vessel, BERYL BREWIN][DEVICE REPORTED: Bucket and Horiba U-50 Multiparameter][DESCRIPTION: Surface water from Otago coastal waters]</text:p>
          </table:table-cell>
          <table:table-cell office:value-type="string">
            <text:p>http://store.pangaea.de/Projects/OSD_2014/OSD71_20140621T2335Z.pdf</text:p>
          </table:table-cell>
          <table:table-cell office:value-type="string">
            <text:p>UTC+12</text:p>
          </table:table-cell>
          <table:table-cell office:value-type="string">
            <text:p>21-06-2014T11:35:00</text:p>
          </table:table-cell>
          <table:table-cell office:value-type="date" office:date-value="2014-06-20T23:35:00">
            <text:p>06/20/14 11:35 PM</text:p>
          </table:table-cell>
          <table:table-cell office:value-type="float" office:value="-45.7442">
            <text:p>-45.7442</text:p>
          </table:table-cell>
          <table:table-cell office:value-type="float" office:value="170.7706">
            <text:p>170.7706</text:p>
          </table:table-cell>
          <table:table-cell office:value-type="date" office:date-value="2014-06-20T23:45:00">
            <text:p>06/20/14 11:45 PM</text:p>
          </table:table-cell>
          <table:table-cell office:value-type="float" office:value="-45.7442">
            <text:p>-45.7442</text:p>
          </table:table-cell>
          <table:table-cell office:value-type="float" office:value="170.7706">
            <text:p>170.7706</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71_2014-06-21_0m_NPL022</text:p>
          </table:table-cell>
          <table:table-cell office:value-type="string">
            <text:p>ERS667592</text:p>
          </table:table-cell>
          <table:table-cell office:value-type="string">
            <text:p>http://www.ebi.ac.uk/ena/data/view/ERS667592</text:p>
          </table:table-cell>
          <table:table-cell office:value-type="string">
            <text:p>ABOKM01</text:p>
          </table:table-cell>
          <table:table-cell office:value-type="string">
            <text:p>SAMEA3275574</text:p>
          </table:table-cell>
          <table:table-cell office:value-type="string">
            <text:p>NPL022</text:p>
          </table:table-cell>
          <table:table-cell table:number-columns-repeated="7" office:value-type="string">
            <text:p>Not provided</text:p>
          </table:table-cell>
          <table:table-cell office:value-type="float" office:value="10.99">
            <text:p>10.99</text:p>
          </table:table-cell>
          <table:table-cell office:value-type="float" office:value="35.2">
            <text:p>35.2</text:p>
          </table:table-cell>
          <table:table-cell office:value-type="float" office:value="8.35">
            <text:p>8.35</text:p>
          </table:table-cell>
          <table:table-cell table:number-columns-repeated="7"/>
          <table:table-cell office:value-type="float" office:value="54.5">
            <text:p>54.5</text:p>
          </table:table-cell>
          <table:table-cell/>
          <table:table-cell office:value-type="float" office:value="9.05">
            <text:p>9.05</text:p>
          </table:table-cell>
          <table:table-cell table:number-columns-repeated="8"/>
          <table:table-cell office:value-type="float" office:value="1.7">
            <text:p>1.7</text:p>
          </table:table-cell>
          <table:table-cell office:value-type="string">
            <text:p>NZL</text:p>
          </table:table-cell>
          <table:table-cell office:value-type="float" office:value="4621">
            <text:p>4621</text:p>
          </table:table-cell>
          <table:table-cell office:value-type="string">
            <text:p>NEWZ</text:p>
          </table:table-cell>
          <table:table-cell office:value-type="string">
            <text:p>Coastal - New Zealand Coastal Province</text:p>
          </table:table-cell>
          <table:table-cell office:value-type="float" office:value="0">
            <text:p>0</text:p>
          </table:table-cell>
          <table:table-cell office:value-type="string">
            <text:p>New Zealand Shelf</text:p>
          </table:table-cell>
          <table:table-cell office:value-type="float" office:value="0">
            <text:p>0</text:p>
          </table:table-cell>
        </table:table-row>
        <table:table-row table:style-name="ro1">
          <table:table-cell office:value-type="float" office:value="72">
            <text:p>72</text:p>
          </table:table-cell>
          <table:table-cell office:value-type="string">
            <text:p>OSD72</text:p>
          </table:table-cell>
          <table:table-cell office:value-type="string">
            <text:p>Boknis Eck</text:p>
          </table:table-cell>
          <table:table-cell office:value-type="string">
            <text:p>Kattegat</text:p>
          </table:table-cell>
          <table:table-cell office:value-type="string">
            <text:p>http://marineregions.org/gazetteer.php?p=details&amp;id=2374</text:p>
          </table:table-cell>
          <table:table-cell office:value-type="string">
            <text:p>marine biome (ENVO:447)</text:p>
          </table:table-cell>
          <table:table-cell office:value-type="string">
            <text:p>OSD-Jun-2014</text:p>
          </table:table-cell>
          <table:table-cell office:value-type="string">
            <text:p>OSD72_20140621T0912Z</text:p>
          </table:table-cell>
          <table:table-cell office:value-type="string">
            <text:p>Bottle, Niskin 10-L</text:p>
          </table:table-cell>
          <table:table-cell office:value-type="string">
            <text:p>[OBJECTIVE: Monthly sampling at Boknis Eck began on 30 April 1957. Thus, Boknis Eck is one of the oldest - still operated - time series sites worldwide.][PLATFORM: RV Lttorina][DEVICE REPORTED: CTD with Niskin bottle rossette and single Niskin bottles (10l)][DESCRIPTION: surface seawater samples ]</text:p>
          </table:table-cell>
          <table:table-cell office:value-type="string">
            <text:p>http://store.pangaea.de/Projects/OSD_2014/OSD72_20140621T0912Z.pdf</text:p>
          </table:table-cell>
          <table:table-cell office:value-type="string">
            <text:p>UTC+01</text:p>
          </table:table-cell>
          <table:table-cell office:value-type="string">
            <text:p>21-06-2014T10:12:00</text:p>
          </table:table-cell>
          <table:table-cell office:value-type="date" office:date-value="2014-06-21T09:12:00">
            <text:p>06/21/14 09:12 AM</text:p>
          </table:table-cell>
          <table:table-cell office:value-type="float" office:value="54.8333">
            <text:p>54.8333</text:p>
          </table:table-cell>
          <table:table-cell office:value-type="float" office:value="10">
            <text:p>10</text:p>
          </table:table-cell>
          <table:table-cell office:value-type="date" office:date-value="2014-06-21T09:23:00">
            <text:p>06/21/14 09:23 AM</text:p>
          </table:table-cell>
          <table:table-cell office:value-type="float" office:value="54.8333">
            <text:p>54.8333</text:p>
          </table:table-cell>
          <table:table-cell office:value-type="float" office:value="10">
            <text:p>10</text:p>
          </table:table-cell>
          <table:table-cell office:value-type="float" office:value="0.8">
            <text:p>0.8</text:p>
          </table:table-cell>
          <table:table-cell office:value-type="string">
            <text:p>surface water (ENVO:2042)</text:p>
          </table:table-cell>
          <table:table-cell office:value-type="string">
            <text:p>sea water (ENVO:2149)</text:p>
          </table:table-cell>
          <table:table-cell office:value-type="string">
            <text:p>OSD72_2014-06-21_0.8m_NE08</text:p>
          </table:table-cell>
          <table:table-cell office:value-type="string">
            <text:p>ERS667590</text:p>
          </table:table-cell>
          <table:table-cell office:value-type="string">
            <text:p>http://www.ebi.ac.uk/ena/data/view/ERS667590</text:p>
          </table:table-cell>
          <table:table-cell/>
          <table:table-cell office:value-type="string">
            <text:p>SAMEA3275572</text:p>
          </table:table-cell>
          <table:table-cell office:value-type="string">
            <text:p>NE08</text:p>
          </table:table-cell>
          <table:table-cell table:number-columns-repeated="7" office:value-type="string">
            <text:p>Not provided</text:p>
          </table:table-cell>
          <table:table-cell office:value-type="float" office:value="13.994">
            <text:p>13.994</text:p>
          </table:table-cell>
          <table:table-cell office:value-type="float" office:value="14.253">
            <text:p>14.253</text:p>
          </table:table-cell>
          <table:table-cell office:value-type="float" office:value="7.01">
            <text:p>7.01</text:p>
          </table:table-cell>
          <table:table-cell table:number-columns-repeated="2" office:value-type="float" office:value="0.03">
            <text:p>0.03</text:p>
          </table:table-cell>
          <table:table-cell/>
          <table:table-cell office:value-type="float" office:value="0.07">
            <text:p>0.07</text:p>
          </table:table-cell>
          <table:table-cell table:number-columns-repeated="3"/>
          <table:table-cell office:value-type="float" office:value="19.853">
            <text:p>19.853</text:p>
          </table:table-cell>
          <table:table-cell/>
          <table:table-cell office:value-type="float" office:value="9.426">
            <text:p>9.426</text:p>
          </table:table-cell>
          <table:table-cell table:number-columns-repeated="4"/>
          <table:table-cell office:value-type="float" office:value="0.06">
            <text:p>0.06</text:p>
          </table:table-cell>
          <table:table-cell office:value-type="float" office:value="5.95">
            <text:p>5.95</text:p>
          </table:table-cell>
          <table:table-cell table:number-columns-repeated="3"/>
          <table:table-cell office:value-type="string">
            <text:p>DNK</text:p>
          </table:table-cell>
          <table:table-cell office:value-type="float" office:value="2504">
            <text:p>2504</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Baltic Sea</text:p>
          </table:table-cell>
          <table:table-cell office:value-type="float" office:value="0">
            <text:p>0</text:p>
          </table:table-cell>
        </table:table-row>
        <table:table-row table:style-name="ro1">
          <table:table-cell office:value-type="float" office:value="72">
            <text:p>72</text:p>
          </table:table-cell>
          <table:table-cell office:value-type="string">
            <text:p>OSD72</text:p>
          </table:table-cell>
          <table:table-cell office:value-type="string">
            <text:p>Boknis Eck</text:p>
          </table:table-cell>
          <table:table-cell office:value-type="string">
            <text:p>Kattegat</text:p>
          </table:table-cell>
          <table:table-cell office:value-type="string">
            <text:p>http://marineregions.org/gazetteer.php?p=details&amp;id=2374</text:p>
          </table:table-cell>
          <table:table-cell office:value-type="string">
            <text:p>marine biome (ENVO:447)</text:p>
          </table:table-cell>
          <table:table-cell office:value-type="string">
            <text:p>OSD-Jun-2014</text:p>
          </table:table-cell>
          <table:table-cell office:value-type="string">
            <text:p>OSD72_20140621T0912Z</text:p>
          </table:table-cell>
          <table:table-cell office:value-type="string">
            <text:p>Bottle, Niskin 10-L</text:p>
          </table:table-cell>
          <table:table-cell office:value-type="string">
            <text:p>[OBJECTIVE: Monthly sampling at Boknis Eck began on 30 April 1957. Thus, Boknis Eck is one of the oldest - still operated - time series sites worldwide.][PLATFORM: RV Lttorina][DEVICE REPORTED: CTD with Niskin bottle rossette and single Niskin bottles (10l)][DESCRIPTION: surface seawater samples ]</text:p>
          </table:table-cell>
          <table:table-cell office:value-type="string">
            <text:p>http://store.pangaea.de/Projects/OSD_2014/OSD72_20140621T0912Z.pdf</text:p>
          </table:table-cell>
          <table:table-cell office:value-type="string">
            <text:p>UTC+01</text:p>
          </table:table-cell>
          <table:table-cell office:value-type="string">
            <text:p>21-06-2014T10:12:00</text:p>
          </table:table-cell>
          <table:table-cell office:value-type="date" office:date-value="2014-06-21T09:12:00">
            <text:p>06/21/14 09:12 AM</text:p>
          </table:table-cell>
          <table:table-cell office:value-type="float" office:value="54.8333">
            <text:p>54.8333</text:p>
          </table:table-cell>
          <table:table-cell office:value-type="float" office:value="10">
            <text:p>10</text:p>
          </table:table-cell>
          <table:table-cell office:value-type="date" office:date-value="2014-06-21T09:23:00">
            <text:p>06/21/14 09:23 AM</text:p>
          </table:table-cell>
          <table:table-cell office:value-type="float" office:value="54.8333">
            <text:p>54.8333</text:p>
          </table:table-cell>
          <table:table-cell office:value-type="float" office:value="10">
            <text:p>10</text:p>
          </table:table-cell>
          <table:table-cell office:value-type="float" office:value="0.8">
            <text:p>0.8</text:p>
          </table:table-cell>
          <table:table-cell office:value-type="string">
            <text:p>surface water (ENVO:2042)</text:p>
          </table:table-cell>
          <table:table-cell office:value-type="string">
            <text:p>sea water (ENVO:2149)</text:p>
          </table:table-cell>
          <table:table-cell office:value-type="string">
            <text:p>OSD72_2014-06-21_0.8m_NPL022</text:p>
          </table:table-cell>
          <table:table-cell office:value-type="string">
            <text:p>ERS667591</text:p>
          </table:table-cell>
          <table:table-cell office:value-type="string">
            <text:p>http://www.ebi.ac.uk/ena/data/view/ERS667591</text:p>
          </table:table-cell>
          <table:table-cell office:value-type="string">
            <text:p>ABOKL70</text:p>
          </table:table-cell>
          <table:table-cell office:value-type="string">
            <text:p>SAMEA3275573</text:p>
          </table:table-cell>
          <table:table-cell office:value-type="string">
            <text:p>NPL022</text:p>
          </table:table-cell>
          <table:table-cell table:number-columns-repeated="7" office:value-type="string">
            <text:p>Not provided</text:p>
          </table:table-cell>
          <table:table-cell office:value-type="float" office:value="13.994">
            <text:p>13.994</text:p>
          </table:table-cell>
          <table:table-cell office:value-type="float" office:value="14.253">
            <text:p>14.253</text:p>
          </table:table-cell>
          <table:table-cell office:value-type="float" office:value="7.01">
            <text:p>7.01</text:p>
          </table:table-cell>
          <table:table-cell table:number-columns-repeated="2" office:value-type="float" office:value="0.03">
            <text:p>0.03</text:p>
          </table:table-cell>
          <table:table-cell/>
          <table:table-cell office:value-type="float" office:value="0.07">
            <text:p>0.07</text:p>
          </table:table-cell>
          <table:table-cell table:number-columns-repeated="3"/>
          <table:table-cell office:value-type="float" office:value="19.853">
            <text:p>19.853</text:p>
          </table:table-cell>
          <table:table-cell/>
          <table:table-cell office:value-type="float" office:value="9.426">
            <text:p>9.426</text:p>
          </table:table-cell>
          <table:table-cell table:number-columns-repeated="4"/>
          <table:table-cell office:value-type="float" office:value="0.06">
            <text:p>0.06</text:p>
          </table:table-cell>
          <table:table-cell office:value-type="float" office:value="5.95">
            <text:p>5.95</text:p>
          </table:table-cell>
          <table:table-cell table:number-columns-repeated="3"/>
          <table:table-cell office:value-type="string">
            <text:p>DNK</text:p>
          </table:table-cell>
          <table:table-cell office:value-type="float" office:value="2504">
            <text:p>2504</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Baltic Sea</text:p>
          </table:table-cell>
          <table:table-cell office:value-type="float" office:value="0">
            <text:p>0</text:p>
          </table:table-cell>
        </table:table-row>
        <table:table-row table:style-name="ro1">
          <table:table-cell office:value-type="float" office:value="73">
            <text:p>73</text:p>
          </table:table-cell>
          <table:table-cell office:value-type="string">
            <text:p>OSD73</text:p>
          </table:table-cell>
          <table:table-cell office:value-type="string">
            <text:p>Lima Estuary</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73_20140621T1115Z</text:p>
          </table:table-cell>
          <table:table-cell office:value-type="string">
            <text:p>Bucket, plastic</text:p>
          </table:table-cell>
          <table:table-cell office:value-type="string">
            <text:p>[OBJECTIVE: Investigate Ocean Microbial Diversity][PLATFORM: None][DEVICE REPORTED: Acide Washed Bucket][DESCRIPTION: Mouth of Lima estuary_Surface Water]</text:p>
          </table:table-cell>
          <table:table-cell office:value-type="string">
            <text:p>http://store.pangaea.de/Projects/OSD_2014/OSD73_20140621T1115Z.pdf</text:p>
          </table:table-cell>
          <table:table-cell office:value-type="string">
            <text:p>UTC+00</text:p>
          </table:table-cell>
          <table:table-cell office:value-type="string">
            <text:p>21-06-2014T11:15:00</text:p>
          </table:table-cell>
          <table:table-cell office:value-type="date" office:date-value="2014-06-21T11:15:00">
            <text:p>06/21/14 11:15 AM</text:p>
          </table:table-cell>
          <table:table-cell office:value-type="float" office:value="41.6835">
            <text:p>41.6835</text:p>
          </table:table-cell>
          <table:table-cell office:value-type="float" office:value="-8.8341">
            <text:p>-8.8341</text:p>
          </table:table-cell>
          <table:table-cell office:value-type="date" office:date-value="2014-06-21T11:29:00">
            <text:p>06/21/14 11:29 AM</text:p>
          </table:table-cell>
          <table:table-cell office:value-type="float" office:value="41.6835">
            <text:p>41.6835</text:p>
          </table:table-cell>
          <table:table-cell office:value-type="float" office:value="-8.8341">
            <text:p>-8.8341</text:p>
          </table:table-cell>
          <table:table-cell office:value-type="float" office:value="1">
            <text:p>1</text:p>
          </table:table-cell>
          <table:table-cell office:value-type="string">
            <text:p>surface water (ENVO:2042)</text:p>
          </table:table-cell>
          <table:table-cell office:value-type="string">
            <text:p>coastal sea water (ENVO:2150)</text:p>
          </table:table-cell>
          <table:table-cell office:value-type="string">
            <text:p>OSD73_2014-06-21_1m_NPL022</text:p>
          </table:table-cell>
          <table:table-cell office:value-type="string">
            <text:p>ERS667589</text:p>
          </table:table-cell>
          <table:table-cell office:value-type="string">
            <text:p>http://www.ebi.ac.uk/ena/data/view/ERS667589</text:p>
          </table:table-cell>
          <table:table-cell office:value-type="string">
            <text:p>ABOKL69</text:p>
          </table:table-cell>
          <table:table-cell office:value-type="string">
            <text:p>SAMEA3275571</text:p>
          </table:table-cell>
          <table:table-cell office:value-type="string">
            <text:p>NPL022</text:p>
          </table:table-cell>
          <table:table-cell table:number-columns-repeated="7" office:value-type="string">
            <text:p>Not provided</text:p>
          </table:table-cell>
          <table:table-cell office:value-type="float" office:value="18.4">
            <text:p>18.4</text:p>
          </table:table-cell>
          <table:table-cell office:value-type="float" office:value="32.3">
            <text:p>32.3</text:p>
          </table:table-cell>
          <table:table-cell office:value-type="float" office:value="8.25">
            <text:p>8.25</text:p>
          </table:table-cell>
          <table:table-cell office:value-type="float" office:value="3.52">
            <text:p>3.52</text:p>
          </table:table-cell>
          <table:table-cell office:value-type="float" office:value="12.16">
            <text:p>12.16</text:p>
          </table:table-cell>
          <table:table-cell office:value-type="float" office:value="6830">
            <text:p>6830</text:p>
          </table:table-cell>
          <table:table-cell office:value-type="float" office:value="0">
            <text:p>0</text:p>
          </table:table-cell>
          <table:table-cell table:number-columns-repeated="5"/>
          <table:table-cell office:value-type="float" office:value="8.03">
            <text:p>8.03</text:p>
          </table:table-cell>
          <table:table-cell table:number-columns-repeated="4"/>
          <table:table-cell office:value-type="float" office:value="1.38">
            <text:p>1.38</text:p>
          </table:table-cell>
          <table:table-cell office:value-type="float" office:value="12.08">
            <text:p>12.08</text:p>
          </table:table-cell>
          <table:table-cell table:number-columns-repeated="3"/>
          <table:table-cell office:value-type="string">
            <text:p>PRT</text:p>
          </table:table-cell>
          <table:table-cell office:value-type="float" office:value="315">
            <text:p>315</text:p>
          </table:table-cell>
          <table:table-cell office:value-type="string">
            <text:p>CNRY</text:p>
          </table:table-cell>
          <table:table-cell office:value-type="string">
            <text:p>Coastal - Canary Coastal Province (EACB)</text:p>
          </table:table-cell>
          <table:table-cell office:value-type="float" office:value="0.014834142">
            <text:p>0.014834142</text:p>
          </table:table-cell>
          <table:table-cell office:value-type="string">
            <text:p>Iberian Coastal</text:p>
          </table:table-cell>
          <table:table-cell office:value-type="float" office:value="79">
            <text:p>79</text:p>
          </table:table-cell>
        </table:table-row>
        <table:table-row table:style-name="ro1">
          <table:table-cell office:value-type="float" office:value="74">
            <text:p>74</text:p>
          </table:table-cell>
          <table:table-cell office:value-type="string">
            <text:p>OSD74</text:p>
          </table:table-cell>
          <table:table-cell office:value-type="string">
            <text:p>Douro Estuary</text:p>
          </table:table-cell>
          <table:table-cell office:value-type="string">
            <text:p>North Atlantic Ocean</text:p>
          </table:table-cell>
          <table:table-cell office:value-type="string">
            <text:p>http://marineregions.org/gazetteer.php?p=details&amp;id=1912</text:p>
          </table:table-cell>
          <table:table-cell office:value-type="string">
            <text:p>estuarine biome (ENVO:1000020)</text:p>
          </table:table-cell>
          <table:table-cell office:value-type="string">
            <text:p>OSD-Jun-2014</text:p>
          </table:table-cell>
          <table:table-cell office:value-type="string">
            <text:p>OSD74_20140621T1115Z</text:p>
          </table:table-cell>
          <table:table-cell office:value-type="string">
            <text:p>Bucket, plastic</text:p>
          </table:table-cell>
          <table:table-cell office:value-type="string">
            <text:p>[OBJECTIVE: Investigate Ocean Microbial Diversity][PLATFORM: none][DEVICE REPORTED: Acid washed bucket][DESCRIPTION: Surface Water]</text:p>
          </table:table-cell>
          <table:table-cell office:value-type="string">
            <text:p>http://store.pangaea.de/Projects/OSD_2014/OSD74_20140621T1115Z.pdf</text:p>
          </table:table-cell>
          <table:table-cell office:value-type="string">
            <text:p>UTC+00</text:p>
          </table:table-cell>
          <table:table-cell office:value-type="string">
            <text:p>21-06-2014T11:15:00</text:p>
          </table:table-cell>
          <table:table-cell office:value-type="date" office:date-value="2014-06-21T11:15:00">
            <text:p>06/21/14 11:15 AM</text:p>
          </table:table-cell>
          <table:table-cell office:value-type="float" office:value="41.1416">
            <text:p>41.1416</text:p>
          </table:table-cell>
          <table:table-cell office:value-type="float" office:value="-8.6668">
            <text:p>-8.6668</text:p>
          </table:table-cell>
          <table:table-cell office:value-type="date" office:date-value="2014-06-21T12:00:00">
            <text:p>06/21/14 12:00 PM</text:p>
          </table:table-cell>
          <table:table-cell office:value-type="float" office:value="41.1416">
            <text:p>41.1416</text:p>
          </table:table-cell>
          <table:table-cell office:value-type="float" office:value="-8.6668">
            <text:p>-8.6668</text:p>
          </table:table-cell>
          <table:table-cell office:value-type="float" office:value="1">
            <text:p>1</text:p>
          </table:table-cell>
          <table:table-cell office:value-type="string">
            <text:p>surface water (ENVO:2042)</text:p>
          </table:table-cell>
          <table:table-cell office:value-type="string">
            <text:p>coastal sea water (ENVO:2150)</text:p>
          </table:table-cell>
          <table:table-cell office:value-type="string">
            <text:p>OSD74_2014-06-21_1m_NPL022</text:p>
          </table:table-cell>
          <table:table-cell office:value-type="string">
            <text:p>ERS667588</text:p>
          </table:table-cell>
          <table:table-cell office:value-type="string">
            <text:p>http://www.ebi.ac.uk/ena/data/view/ERS667588</text:p>
          </table:table-cell>
          <table:table-cell office:value-type="string">
            <text:p>ABOKL86</text:p>
          </table:table-cell>
          <table:table-cell office:value-type="string">
            <text:p>SAMEA3275570</text:p>
          </table:table-cell>
          <table:table-cell office:value-type="string">
            <text:p>NPL022</text:p>
          </table:table-cell>
          <table:table-cell table:number-columns-repeated="7" office:value-type="string">
            <text:p>Not provided</text:p>
          </table:table-cell>
          <table:table-cell office:value-type="float" office:value="20.2">
            <text:p>20.2</text:p>
          </table:table-cell>
          <table:table-cell office:value-type="float" office:value="13.75">
            <text:p>13.75</text:p>
          </table:table-cell>
          <table:table-cell office:value-type="float" office:value="7.83">
            <text:p>7.83</text:p>
          </table:table-cell>
          <table:table-cell office:value-type="float" office:value="3.96">
            <text:p>3.96</text:p>
          </table:table-cell>
          <table:table-cell office:value-type="float" office:value="58.92">
            <text:p>58.92</text:p>
          </table:table-cell>
          <table:table-cell office:value-type="float" office:value="3000">
            <text:p>3000</text:p>
          </table:table-cell>
          <table:table-cell office:value-type="float" office:value="1.18">
            <text:p>1.18</text:p>
          </table:table-cell>
          <table:table-cell table:number-columns-repeated="5"/>
          <table:table-cell office:value-type="float" office:value="9.08">
            <text:p>9.08</text:p>
          </table:table-cell>
          <table:table-cell table:number-columns-repeated="4"/>
          <table:table-cell office:value-type="float" office:value="7.24">
            <text:p>7.24</text:p>
          </table:table-cell>
          <table:table-cell office:value-type="float" office:value="21.17">
            <text:p>21.17</text:p>
          </table:table-cell>
          <table:table-cell table:number-columns-repeated="3"/>
          <table:table-cell office:value-type="string">
            <text:p>PRT</text:p>
          </table:table-cell>
          <table:table-cell office:value-type="float" office:value="387">
            <text:p>387</text:p>
          </table:table-cell>
          <table:table-cell office:value-type="string">
            <text:p>CNRY</text:p>
          </table:table-cell>
          <table:table-cell office:value-type="string">
            <text:p>Coastal - Canary Coastal Province (EACB)</text:p>
          </table:table-cell>
          <table:table-cell office:value-type="float" office:value="0.02567392">
            <text:p>0.02567392</text:p>
          </table:table-cell>
          <table:table-cell office:value-type="string">
            <text:p>Iberian Coastal</text:p>
          </table:table-cell>
          <table:table-cell office:value-type="float" office:value="0">
            <text:p>0</text:p>
          </table:table-cell>
        </table:table-row>
        <table:table-row table:style-name="ro1">
          <table:table-cell office:value-type="float" office:value="76">
            <text:p>76</text:p>
          </table:table-cell>
          <table:table-cell office:value-type="string">
            <text:p>OSD76</text:p>
          </table:table-cell>
          <table:table-cell office:value-type="string">
            <text:p>Foglia</text:p>
          </table:table-cell>
          <table:table-cell office:value-type="string">
            <text:p>Adriatic Sea</text:p>
          </table:table-cell>
          <table:table-cell office:value-type="string">
            <text:p>http://marineregions.org/gazetteer.php?p=details&amp;id=3314</text:p>
          </table:table-cell>
          <table:table-cell/>
          <table:table-cell office:value-type="string">
            <text:p>OSD-Jun-2014</text:p>
          </table:table-cell>
          <table:table-cell office:value-type="string">
            <text:p>OSD76_20140620T0915Z</text:p>
          </table:table-cell>
          <table:table-cell office:value-type="string">
            <text:p>Bucket, plastic 10-L</text:p>
          </table:table-cell>
          <table:table-cell office:value-type="string">
            <text:p>[OBJECTIVE: Metagenomic research on seawater of the NW Adriatic Sea][PLATFORM: Athena Research <text:s/>Vessel_Urbino University_Italy][DEVICE REPORTED: tank/CTD][DESCRIPTION: Three samples]</text:p>
          </table:table-cell>
          <table:table-cell office:value-type="string">
            <text:p>http://store.pangaea.de/Projects/OSD_2014/OSD76_20140620T0915Z.pdf</text:p>
          </table:table-cell>
          <table:table-cell office:value-type="string">
            <text:p>UTC+01</text:p>
          </table:table-cell>
          <table:table-cell office:value-type="string">
            <text:p>20-06-2014T10:15:00</text:p>
          </table:table-cell>
          <table:table-cell office:value-type="date" office:date-value="2014-06-20T09:15:00">
            <text:p>06/20/14 09:15 AM</text:p>
          </table:table-cell>
          <table:table-cell office:value-type="float" office:value="43.9475">
            <text:p>43.9475</text:p>
          </table:table-cell>
          <table:table-cell office:value-type="float" office:value="12.935">
            <text:p>12.935</text:p>
          </table:table-cell>
          <table:table-cell office:value-type="date" office:date-value="2014-06-20T10:30:00">
            <text:p>06/20/14 10:30 AM</text:p>
          </table:table-cell>
          <table:table-cell office:value-type="float" office:value="43.9475">
            <text:p>43.9475</text:p>
          </table:table-cell>
          <table:table-cell office:value-type="float" office:value="12.935">
            <text:p>12.935</text:p>
          </table:table-cell>
          <table:table-cell office:value-type="float" office:value="0.5">
            <text:p>0.5</text:p>
          </table:table-cell>
          <table:table-cell table:number-columns-repeated="2"/>
          <table:table-cell office:value-type="string">
            <text:p>OSD76_2014-06-20_0.5m_NE08</text:p>
          </table:table-cell>
          <table:table-cell office:value-type="string">
            <text:p>ERS667587</text:p>
          </table:table-cell>
          <table:table-cell office:value-type="string">
            <text:p>http://www.ebi.ac.uk/ena/data/view/ERS667587</text:p>
          </table:table-cell>
          <table:table-cell office:value-type="string">
            <text:p>ABOKM84</text:p>
          </table:table-cell>
          <table:table-cell office:value-type="string">
            <text:p>SAMEA3275569</text:p>
          </table:table-cell>
          <table:table-cell office:value-type="string">
            <text:p>NE08</text:p>
          </table:table-cell>
          <table:table-cell table:number-columns-repeated="7" office:value-type="string">
            <text:p>Not provided</text:p>
          </table:table-cell>
          <table:table-cell table:number-columns-repeated="29"/>
        </table:table-row>
        <table:table-row table:style-name="ro1">
          <table:table-cell office:value-type="float" office:value="76">
            <text:p>76</text:p>
          </table:table-cell>
          <table:table-cell office:value-type="string">
            <text:p>OSD76</text:p>
          </table:table-cell>
          <table:table-cell office:value-type="string">
            <text:p>Foglia</text:p>
          </table:table-cell>
          <table:table-cell office:value-type="string">
            <text:p>Adriatic Sea</text:p>
          </table:table-cell>
          <table:table-cell office:value-type="string">
            <text:p>http://marineregions.org/gazetteer.php?p=details&amp;id=3314</text:p>
          </table:table-cell>
          <table:table-cell office:value-type="string">
            <text:p>marine biome (ENVO:447)</text:p>
          </table:table-cell>
          <table:table-cell office:value-type="string">
            <text:p>OSD-Jun-2014</text:p>
          </table:table-cell>
          <table:table-cell office:value-type="string">
            <text:p>OSD76_20140620T0915Z</text:p>
          </table:table-cell>
          <table:table-cell office:value-type="string">
            <text:p>Bucket, plastic 10-L</text:p>
          </table:table-cell>
          <table:table-cell office:value-type="string">
            <text:p>[OBJECTIVE: Metagenomic research on seawater of the NW Adriatic Sea][PLATFORM: Athena Research <text:s/>Vessel_Urbino University_Italy][DEVICE REPORTED: tank/CTD][DESCRIPTION: Three samples]</text:p>
          </table:table-cell>
          <table:table-cell office:value-type="string">
            <text:p>http://store.pangaea.de/Projects/OSD_2014/OSD76_20140620T0915Z.pdf</text:p>
          </table:table-cell>
          <table:table-cell office:value-type="string">
            <text:p>UTC+01</text:p>
          </table:table-cell>
          <table:table-cell office:value-type="string">
            <text:p>20-06-2014T10:15:00</text:p>
          </table:table-cell>
          <table:table-cell office:value-type="date" office:date-value="2014-06-20T09:15:00">
            <text:p>06/20/14 09:15 AM</text:p>
          </table:table-cell>
          <table:table-cell office:value-type="float" office:value="43.9475">
            <text:p>43.9475</text:p>
          </table:table-cell>
          <table:table-cell office:value-type="float" office:value="12.935">
            <text:p>12.935</text:p>
          </table:table-cell>
          <table:table-cell office:value-type="date" office:date-value="2014-06-20T10:30:00">
            <text:p>06/20/14 10:30 AM</text:p>
          </table:table-cell>
          <table:table-cell office:value-type="float" office:value="43.9475">
            <text:p>43.9475</text:p>
          </table:table-cell>
          <table:table-cell office:value-type="float" office:value="12.935">
            <text:p>12.935</text:p>
          </table:table-cell>
          <table:table-cell office:value-type="float" office:value="0.5">
            <text:p>0.5</text:p>
          </table:table-cell>
          <table:table-cell office:value-type="string">
            <text:p>surface water (ENVO:2042)</text:p>
          </table:table-cell>
          <table:table-cell office:value-type="string">
            <text:p>sea water (ENVO:2149)</text:p>
          </table:table-cell>
          <table:table-cell office:value-type="string">
            <text:p>OSD76_2014-06-20_0.5m_NPL022</text:p>
          </table:table-cell>
          <table:table-cell office:value-type="string">
            <text:p>ERS667586</text:p>
          </table:table-cell>
          <table:table-cell office:value-type="string">
            <text:p>http://www.ebi.ac.uk/ena/data/view/ERS667586</text:p>
          </table:table-cell>
          <table:table-cell office:value-type="string">
            <text:p>ABOKN01</text:p>
          </table:table-cell>
          <table:table-cell office:value-type="string">
            <text:p>SAMEA3275568</text:p>
          </table:table-cell>
          <table:table-cell office:value-type="string">
            <text:p>NPL022</text:p>
          </table:table-cell>
          <table:table-cell table:number-columns-repeated="7" office:value-type="string">
            <text:p>Not provided</text:p>
          </table:table-cell>
          <table:table-cell office:value-type="float" office:value="23.61">
            <text:p>23.61</text:p>
          </table:table-cell>
          <table:table-cell office:value-type="float" office:value="27.78">
            <text:p>27.78</text:p>
          </table:table-cell>
          <table:table-cell office:value-type="float" office:value="8.4">
            <text:p>8.4</text:p>
          </table:table-cell>
          <table:table-cell office:value-type="float" office:value="0.31">
            <text:p>0.31</text:p>
          </table:table-cell>
          <table:table-cell office:value-type="float" office:value="4.8">
            <text:p>4.8</text:p>
          </table:table-cell>
          <table:table-cell/>
          <table:table-cell office:value-type="float" office:value="0.08">
            <text:p>0.08</text:p>
          </table:table-cell>
          <table:table-cell/>
          <table:table-cell office:value-type="float" office:value="13205333">
            <text:p>13205333</text:p>
          </table:table-cell>
          <table:table-cell table:number-columns-repeated="7"/>
          <table:table-cell office:value-type="float" office:value="0.22">
            <text:p>0.22</text:p>
          </table:table-cell>
          <table:table-cell office:value-type="float" office:value="0.68">
            <text:p>0.68</text:p>
          </table:table-cell>
          <table:table-cell office:value-type="float" office:value="3.8">
            <text:p>3.8</text:p>
          </table:table-cell>
          <table:table-cell table:number-columns-repeated="3"/>
          <table:table-cell office:value-type="string">
            <text:p>ITA</text:p>
          </table:table-cell>
          <table:table-cell office:value-type="float" office:value="2898">
            <text:p>2898</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77">
            <text:p>77</text:p>
          </table:table-cell>
          <table:table-cell office:value-type="string">
            <text:p>OSD77</text:p>
          </table:table-cell>
          <table:table-cell office:value-type="string">
            <text:p>Metauro</text:p>
          </table:table-cell>
          <table:table-cell office:value-type="string">
            <text:p>Adriatic Sea</text:p>
          </table:table-cell>
          <table:table-cell office:value-type="string">
            <text:p>http://marineregions.org/gazetteer.php?p=details&amp;id=3314</text:p>
          </table:table-cell>
          <table:table-cell office:value-type="string">
            <text:p>marine biome (ENVO:447)</text:p>
          </table:table-cell>
          <table:table-cell office:value-type="string">
            <text:p>OSD-Jun-2014</text:p>
          </table:table-cell>
          <table:table-cell office:value-type="string">
            <text:p>OSD77_20140620T1100Z</text:p>
          </table:table-cell>
          <table:table-cell office:value-type="string">
            <text:p>Bucket, plastic 10-L</text:p>
          </table:table-cell>
          <table:table-cell office:value-type="string">
            <text:p>[OBJECTIVE: Metagenomic research on seawater of the NW Adriatic Sea][PLATFORM: Athena Research <text:s/>Vessel_Urbino University_Italy][DEVICE REPORTED: tank/CTD][DESCRIPTION: prokaryote and eukaryote protocols were performed]</text:p>
          </table:table-cell>
          <table:table-cell office:value-type="string">
            <text:p>http://store.pangaea.de/Projects/OSD_2014/OSD77_20140620T1100Z.pdf</text:p>
          </table:table-cell>
          <table:table-cell office:value-type="string">
            <text:p>UTC+01</text:p>
          </table:table-cell>
          <table:table-cell office:value-type="string">
            <text:p>20-06-2014T12:00:00</text:p>
          </table:table-cell>
          <table:table-cell office:value-type="date" office:date-value="2014-06-20T11:00:00">
            <text:p>06/20/14 11:00 AM</text:p>
          </table:table-cell>
          <table:table-cell office:value-type="float" office:value="43.8514">
            <text:p>43.8514</text:p>
          </table:table-cell>
          <table:table-cell office:value-type="float" office:value="13.0731">
            <text:p>13.0731</text:p>
          </table:table-cell>
          <table:table-cell office:value-type="date" office:date-value="2014-06-20T12:30:00">
            <text:p>06/20/14 12:30 PM</text:p>
          </table:table-cell>
          <table:table-cell office:value-type="float" office:value="43.8514">
            <text:p>43.8514</text:p>
          </table:table-cell>
          <table:table-cell office:value-type="float" office:value="13.0731">
            <text:p>13.0731</text:p>
          </table:table-cell>
          <table:table-cell office:value-type="float" office:value="0.5">
            <text:p>0.5</text:p>
          </table:table-cell>
          <table:table-cell office:value-type="string">
            <text:p>surface water (ENVO:2042)</text:p>
          </table:table-cell>
          <table:table-cell office:value-type="string">
            <text:p>sea water (ENVO:2149)</text:p>
          </table:table-cell>
          <table:table-cell office:value-type="string">
            <text:p>OSD77_2014-06-20_0.5m_NE08</text:p>
          </table:table-cell>
          <table:table-cell office:value-type="string">
            <text:p>ERS667584</text:p>
          </table:table-cell>
          <table:table-cell office:value-type="string">
            <text:p>http://www.ebi.ac.uk/ena/data/view/ERS667584</text:p>
          </table:table-cell>
          <table:table-cell office:value-type="string">
            <text:p>ABOKM87</text:p>
          </table:table-cell>
          <table:table-cell office:value-type="string">
            <text:p>SAMEA3275566</text:p>
          </table:table-cell>
          <table:table-cell office:value-type="string">
            <text:p>NE08</text:p>
          </table:table-cell>
          <table:table-cell table:number-columns-repeated="7" office:value-type="string">
            <text:p>Not provided</text:p>
          </table:table-cell>
          <table:table-cell office:value-type="float" office:value="24.1">
            <text:p>24.1</text:p>
          </table:table-cell>
          <table:table-cell office:value-type="float" office:value="26.29">
            <text:p>26.29</text:p>
          </table:table-cell>
          <table:table-cell office:value-type="float" office:value="8.5">
            <text:p>8.5</text:p>
          </table:table-cell>
          <table:table-cell office:value-type="float" office:value="0.6">
            <text:p>0.6</text:p>
          </table:table-cell>
          <table:table-cell office:value-type="float" office:value="7.4">
            <text:p>7.4</text:p>
          </table:table-cell>
          <table:table-cell/>
          <table:table-cell office:value-type="float" office:value="0.1">
            <text:p>0.1</text:p>
          </table:table-cell>
          <table:table-cell/>
          <table:table-cell office:value-type="float" office:value="540444">
            <text:p>540444</text:p>
          </table:table-cell>
          <table:table-cell table:number-columns-repeated="7"/>
          <table:table-cell office:value-type="float" office:value="0.23">
            <text:p>0.23</text:p>
          </table:table-cell>
          <table:table-cell office:value-type="float" office:value="0.76">
            <text:p>0.76</text:p>
          </table:table-cell>
          <table:table-cell office:value-type="float" office:value="4.67">
            <text:p>4.67</text:p>
          </table:table-cell>
          <table:table-cell table:number-columns-repeated="3"/>
          <table:table-cell office:value-type="string">
            <text:p>ITA</text:p>
          </table:table-cell>
          <table:table-cell office:value-type="float" office:value="2079">
            <text:p>2079</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77">
            <text:p>77</text:p>
          </table:table-cell>
          <table:table-cell office:value-type="string">
            <text:p>OSD77</text:p>
          </table:table-cell>
          <table:table-cell office:value-type="string">
            <text:p>Metauro</text:p>
          </table:table-cell>
          <table:table-cell office:value-type="string">
            <text:p>Adriatic Sea</text:p>
          </table:table-cell>
          <table:table-cell office:value-type="string">
            <text:p>http://marineregions.org/gazetteer.php?p=details&amp;id=3314</text:p>
          </table:table-cell>
          <table:table-cell office:value-type="string">
            <text:p>marine biome (ENVO:447)</text:p>
          </table:table-cell>
          <table:table-cell office:value-type="string">
            <text:p>OSD-Jun-2014</text:p>
          </table:table-cell>
          <table:table-cell office:value-type="string">
            <text:p>OSD77_20140620T1100Z</text:p>
          </table:table-cell>
          <table:table-cell office:value-type="string">
            <text:p>Bucket, plastic 10-L</text:p>
          </table:table-cell>
          <table:table-cell office:value-type="string">
            <text:p>[OBJECTIVE: Metagenomic research on seawater of the NW Adriatic Sea][PLATFORM: Athena Research <text:s/>Vessel_Urbino University_Italy][DEVICE REPORTED: tank/CTD][DESCRIPTION: prokaryote and eukaryote protocols were performed]</text:p>
          </table:table-cell>
          <table:table-cell office:value-type="string">
            <text:p>http://store.pangaea.de/Projects/OSD_2014/OSD77_20140620T1100Z.pdf</text:p>
          </table:table-cell>
          <table:table-cell office:value-type="string">
            <text:p>UTC+01</text:p>
          </table:table-cell>
          <table:table-cell office:value-type="string">
            <text:p>20-06-2014T12:00:00</text:p>
          </table:table-cell>
          <table:table-cell office:value-type="date" office:date-value="2014-06-20T11:00:00">
            <text:p>06/20/14 11:00 AM</text:p>
          </table:table-cell>
          <table:table-cell office:value-type="float" office:value="43.8514">
            <text:p>43.8514</text:p>
          </table:table-cell>
          <table:table-cell office:value-type="float" office:value="13.0731">
            <text:p>13.0731</text:p>
          </table:table-cell>
          <table:table-cell office:value-type="date" office:date-value="2014-06-20T12:30:00">
            <text:p>06/20/14 12:30 PM</text:p>
          </table:table-cell>
          <table:table-cell office:value-type="float" office:value="43.8514">
            <text:p>43.8514</text:p>
          </table:table-cell>
          <table:table-cell office:value-type="float" office:value="13.0731">
            <text:p>13.0731</text:p>
          </table:table-cell>
          <table:table-cell office:value-type="float" office:value="0.5">
            <text:p>0.5</text:p>
          </table:table-cell>
          <table:table-cell office:value-type="string">
            <text:p>surface water (ENVO:2042)</text:p>
          </table:table-cell>
          <table:table-cell office:value-type="string">
            <text:p>sea water (ENVO:2149)</text:p>
          </table:table-cell>
          <table:table-cell office:value-type="string">
            <text:p>OSD77_2014-06-20_0.5m_NPL022</text:p>
          </table:table-cell>
          <table:table-cell office:value-type="string">
            <text:p>ERS667585</text:p>
          </table:table-cell>
          <table:table-cell office:value-type="string">
            <text:p>http://www.ebi.ac.uk/ena/data/view/ERS667585</text:p>
          </table:table-cell>
          <table:table-cell office:value-type="string">
            <text:p>ABOKL98</text:p>
          </table:table-cell>
          <table:table-cell office:value-type="string">
            <text:p>SAMEA3275567</text:p>
          </table:table-cell>
          <table:table-cell office:value-type="string">
            <text:p>NPL022</text:p>
          </table:table-cell>
          <table:table-cell table:number-columns-repeated="7" office:value-type="string">
            <text:p>Not provided</text:p>
          </table:table-cell>
          <table:table-cell office:value-type="float" office:value="24.1">
            <text:p>24.1</text:p>
          </table:table-cell>
          <table:table-cell office:value-type="float" office:value="26.29">
            <text:p>26.29</text:p>
          </table:table-cell>
          <table:table-cell office:value-type="float" office:value="8.5">
            <text:p>8.5</text:p>
          </table:table-cell>
          <table:table-cell office:value-type="float" office:value="0.6">
            <text:p>0.6</text:p>
          </table:table-cell>
          <table:table-cell office:value-type="float" office:value="7.4">
            <text:p>7.4</text:p>
          </table:table-cell>
          <table:table-cell/>
          <table:table-cell office:value-type="float" office:value="0.1">
            <text:p>0.1</text:p>
          </table:table-cell>
          <table:table-cell/>
          <table:table-cell office:value-type="float" office:value="540444">
            <text:p>540444</text:p>
          </table:table-cell>
          <table:table-cell table:number-columns-repeated="7"/>
          <table:table-cell office:value-type="float" office:value="0.23">
            <text:p>0.23</text:p>
          </table:table-cell>
          <table:table-cell office:value-type="float" office:value="0.76">
            <text:p>0.76</text:p>
          </table:table-cell>
          <table:table-cell office:value-type="float" office:value="4.67">
            <text:p>4.67</text:p>
          </table:table-cell>
          <table:table-cell table:number-columns-repeated="3"/>
          <table:table-cell office:value-type="string">
            <text:p>ITA</text:p>
          </table:table-cell>
          <table:table-cell office:value-type="float" office:value="2079">
            <text:p>2079</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1">
          <table:table-cell office:value-type="float" office:value="78">
            <text:p>78</text:p>
          </table:table-cell>
          <table:table-cell office:value-type="string">
            <text:p>OSD78</text:p>
          </table:table-cell>
          <table:table-cell office:value-type="string">
            <text:p>CONISMA</text:p>
          </table:table-cell>
          <table:table-cell office:value-type="string">
            <text:p>Adriatic Sea</text:p>
          </table:table-cell>
          <table:table-cell office:value-type="string">
            <text:p>http://marineregions.org/gazetteer.php?p=details&amp;id=3314</text:p>
          </table:table-cell>
          <table:table-cell office:value-type="string">
            <text:p>marine biome (ENVO:447)</text:p>
          </table:table-cell>
          <table:table-cell office:value-type="string">
            <text:p>OSD-Jun-2014</text:p>
          </table:table-cell>
          <table:table-cell office:value-type="string">
            <text:p>OSD78_20140621T0900Z</text:p>
          </table:table-cell>
          <table:table-cell office:value-type="string">
            <text:p>Bottle, Niskin 5-L</text:p>
          </table:table-cell>
          <table:table-cell office:value-type="string">
            <text:p>[OBJECTIVE: short abstract][PLATFORM: CONISMA - URL ANCONA][DEVICE REPORTED: 5 L Niskin bottle][DESCRIPTION: surface water sampling]</text:p>
          </table:table-cell>
          <table:table-cell office:value-type="string">
            <text:p>http://store.pangaea.de/Projects/OSD_2014/OSD78_20140621T0900Z.pdf</text:p>
          </table:table-cell>
          <table:table-cell office:value-type="string">
            <text:p>UTC+01</text:p>
          </table:table-cell>
          <table:table-cell office:value-type="string">
            <text:p>21-06-2014T10:00:00</text:p>
          </table:table-cell>
          <table:table-cell office:value-type="date" office:date-value="2014-06-21T09:00:00">
            <text:p>06/21/14 09:00 AM</text:p>
          </table:table-cell>
          <table:table-cell office:value-type="float" office:value="43.57">
            <text:p>43.57</text:p>
          </table:table-cell>
          <table:table-cell office:value-type="float" office:value="13.595">
            <text:p>13.595</text:p>
          </table:table-cell>
          <table:table-cell office:value-type="date" office:date-value="2014-06-21T09:30:00">
            <text:p>06/21/14 09:30 AM</text:p>
          </table:table-cell>
          <table:table-cell office:value-type="float" office:value="43.57">
            <text:p>43.57</text:p>
          </table:table-cell>
          <table:table-cell office:value-type="float" office:value="13.595">
            <text:p>13.595</text:p>
          </table:table-cell>
          <table:table-cell office:value-type="float" office:value="0.5">
            <text:p>0.5</text:p>
          </table:table-cell>
          <table:table-cell office:value-type="string">
            <text:p>surface water (ENVO:2042)</text:p>
          </table:table-cell>
          <table:table-cell office:value-type="string">
            <text:p>sea water (ENVO:2149)</text:p>
          </table:table-cell>
          <table:table-cell office:value-type="string">
            <text:p>OSD78_2014-06-21_0.5m_NPL022</text:p>
          </table:table-cell>
          <table:table-cell office:value-type="string">
            <text:p>ERS667583</text:p>
          </table:table-cell>
          <table:table-cell office:value-type="string">
            <text:p>http://www.ebi.ac.uk/ena/data/view/ERS667583</text:p>
          </table:table-cell>
          <table:table-cell office:value-type="string">
            <text:p>ABOKM68</text:p>
          </table:table-cell>
          <table:table-cell office:value-type="string">
            <text:p>SAMEA3275565</text:p>
          </table:table-cell>
          <table:table-cell office:value-type="string">
            <text:p>NPL022</text:p>
          </table:table-cell>
          <table:table-cell table:number-columns-repeated="7" office:value-type="string">
            <text:p>Not provided</text:p>
          </table:table-cell>
          <table:table-cell office:value-type="float" office:value="24.25">
            <text:p>24.25</text:p>
          </table:table-cell>
          <table:table-cell office:value-type="float" office:value="34.33">
            <text:p>34.33</text:p>
          </table:table-cell>
          <table:table-cell table:number-columns-repeated="20"/>
          <table:table-cell office:value-type="string">
            <text:p>ITA</text:p>
          </table:table-cell>
          <table:table-cell office:value-type="float" office:value="247">
            <text:p>247</text:p>
          </table:table-cell>
          <table:table-cell office:value-type="string">
            <text:p>MEDI</text:p>
          </table:table-cell>
          <table:table-cell office:value-type="string">
            <text:p>Westerlies - Mediterranean Sea, Black Sea Province</text:p>
          </table:table-cell>
          <table:table-cell office:value-type="float" office:value="0.002468515">
            <text:p>0.002468515</text:p>
          </table:table-cell>
          <table:table-cell office:value-type="string">
            <text:p>Mediterranean Sea</text:p>
          </table:table-cell>
          <table:table-cell office:value-type="float" office:value="47">
            <text:p>47</text:p>
          </table:table-cell>
        </table:table-row>
        <table:table-row table:style-name="ro3">
          <table:table-cell office:value-type="float" office:value="80">
            <text:p>80</text:p>
          </table:table-cell>
          <table:table-cell office:value-type="string">
            <text:p>OSD80</text:p>
          </table:table-cell>
          <table:table-cell office:value-type="string">
            <text:p>Young Sound</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80_20140621T1930Z</text:p>
          </table:table-cell>
          <table:table-cell office:value-type="string">
            <text:p>Bucket, plastic 40-L</text:p>
          </table:table-cell>
          <table:table-cell office:value-type="string">
            <text:p>[OBJECTIVE: As part of the Arctic Science partnership, the Young Sound campaign aims to investigate the physical, chemical, and biological interactions between atmosphere, sea ice, and ocean][PLATFORM: 92, ice shelf][DEVICE REPORTED: 40L bucket][DESCRIPTION: interface between sea ice and seawater formed by ice melting]</text:p>
          </table:table-cell>
          <table:table-cell office:value-type="string">
            <text:p>http://store.pangaea.de/Projects/OSD_2014/OSD80_20140621T1930Z.pdf</text:p>
          </table:table-cell>
          <table:table-cell office:value-type="string">
            <text:p>UTC-03</text:p>
          </table:table-cell>
          <table:table-cell office:value-type="string">
            <text:p>21-06-2014T16:30:00</text:p>
          </table:table-cell>
          <table:table-cell office:value-type="date" office:date-value="2014-06-21T19:30:00">
            <text:p>06/21/14 07:30 PM</text:p>
          </table:table-cell>
          <table:table-cell office:value-type="float" office:value="74.31">
            <text:p>74.31</text:p>
          </table:table-cell>
          <table:table-cell office:value-type="float" office:value="-20.3043">
            <text:p>-20.3043</text:p>
          </table:table-cell>
          <table:table-cell office:value-type="date" office:date-value="2014-06-21T20:30:00">
            <text:p>06/21/14 08:30 PM</text:p>
          </table:table-cell>
          <table:table-cell office:value-type="float" office:value="74.31">
            <text:p>74.31</text:p>
          </table:table-cell>
          <table:table-cell office:value-type="float" office:value="-20.3043">
            <text:p>-20.3043</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80_2014-06-21_0m_NPL022</text:p>
          </table:table-cell>
          <table:table-cell office:value-type="string">
            <text:p>ERS667582</text:p>
          </table:table-cell>
          <table:table-cell office:value-type="string">
            <text:p>http://www.ebi.ac.uk/ena/data/view/ERS667582</text:p>
          </table:table-cell>
          <table:table-cell office:value-type="string">
            <text:p>ABOKM07</text:p>
          </table:table-cell>
          <table:table-cell office:value-type="string">
            <text:p>SAMEA3275564</text:p>
          </table:table-cell>
          <table:table-cell office:value-type="string">
            <text:p>NPL022</text:p>
          </table:table-cell>
          <table:table-cell table:number-columns-repeated="7" office:value-type="string">
            <text:p>Not provided</text:p>
          </table:table-cell>
          <table:table-cell office:value-type="float" office:value="-0.1">
            <text:p>-0.1</text:p>
          </table:table-cell>
          <table:table-cell office:value-type="float" office:value="5">
            <text:p>5</text:p>
          </table:table-cell>
          <table:table-cell table:number-columns-repeated="20"/>
          <table:table-cell office:value-type="string">
            <text:p>GRL</text:p>
          </table:table-cell>
          <table:table-cell office:value-type="float" office:value="1666">
            <text:p>1666</text:p>
          </table:table-cell>
          <table:table-cell office:value-type="string">
            <text:p>BPLR</text:p>
          </table:table-cell>
          <table:table-cell office:value-type="string">
            <text:p>Polar - Boreal Polar Province (POLR)</text:p>
          </table:table-cell>
          <table:table-cell office:value-type="float" office:value="0">
            <text:p>0</text:p>
          </table:table-cell>
          <table:table-cell office:value-type="string">
            <text:p>Greenland Sea</text:p>
          </table:table-cell>
          <table:table-cell office:value-type="float" office:value="0">
            <text:p>0</text:p>
          </table:table-cell>
        </table:table-row>
        <table:table-row table:style-name="ro3">
          <table:table-cell office:value-type="float" office:value="80">
            <text:p>80</text:p>
          </table:table-cell>
          <table:table-cell office:value-type="string">
            <text:p>OSD80</text:p>
          </table:table-cell>
          <table:table-cell office:value-type="string">
            <text:p>Young Sound</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80_20140621T1830Z</text:p>
          </table:table-cell>
          <table:table-cell office:value-type="string">
            <text:p>Bucket, plastic 10-L</text:p>
          </table:table-cell>
          <table:table-cell office:value-type="string">
            <text:p>[OBJECTIVE: As part of the Arctic Science partnership, the Young Sound campaign aims to investigate the physical, chemical, and biological interactions between atmosphere, sea ice, and ocean][PLATFORM: 92, ice shelf][DEVICE REPORTED: peristaltic pump][DESCRIPTION: at a depth of 0.5m below landfast sea ice with a thickness of 1.5m]</text:p>
          </table:table-cell>
          <table:table-cell office:value-type="string">
            <text:p>http://store.pangaea.de/Projects/OSD_2014/OSD80_20140621T1830Z.pdf</text:p>
          </table:table-cell>
          <table:table-cell office:value-type="string">
            <text:p>UTC-03</text:p>
          </table:table-cell>
          <table:table-cell office:value-type="string">
            <text:p>21-06-2014T15:30:00</text:p>
          </table:table-cell>
          <table:table-cell office:value-type="date" office:date-value="2014-06-21T18:30:00">
            <text:p>06/21/14 06:30 PM</text:p>
          </table:table-cell>
          <table:table-cell office:value-type="float" office:value="74.31">
            <text:p>74.31</text:p>
          </table:table-cell>
          <table:table-cell office:value-type="float" office:value="-20.3043">
            <text:p>-20.3043</text:p>
          </table:table-cell>
          <table:table-cell office:value-type="date" office:date-value="2014-06-21T19:30:00">
            <text:p>06/21/14 07:30 PM</text:p>
          </table:table-cell>
          <table:table-cell office:value-type="float" office:value="74.31">
            <text:p>74.31</text:p>
          </table:table-cell>
          <table:table-cell office:value-type="float" office:value="-20.3043">
            <text:p>-20.3043</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80_2014-06-21_2m_NE08</text:p>
          </table:table-cell>
          <table:table-cell office:value-type="string">
            <text:p>ERS667581</text:p>
          </table:table-cell>
          <table:table-cell office:value-type="string">
            <text:p>http://www.ebi.ac.uk/ena/data/view/ERS667581</text:p>
          </table:table-cell>
          <table:table-cell/>
          <table:table-cell office:value-type="string">
            <text:p>SAMEA3275563</text:p>
          </table:table-cell>
          <table:table-cell office:value-type="string">
            <text:p>NE08</text:p>
          </table:table-cell>
          <table:table-cell table:number-columns-repeated="7" office:value-type="string">
            <text:p>Not provided</text:p>
          </table:table-cell>
          <table:table-cell office:value-type="float" office:value="-1.6">
            <text:p>-1.6</text:p>
          </table:table-cell>
          <table:table-cell office:value-type="float" office:value="32">
            <text:p>32</text:p>
          </table:table-cell>
          <table:table-cell table:number-columns-repeated="20"/>
          <table:table-cell office:value-type="string">
            <text:p>GRL</text:p>
          </table:table-cell>
          <table:table-cell office:value-type="float" office:value="1666">
            <text:p>1666</text:p>
          </table:table-cell>
          <table:table-cell office:value-type="string">
            <text:p>BPLR</text:p>
          </table:table-cell>
          <table:table-cell office:value-type="string">
            <text:p>Polar - Boreal Polar Province (POLR)</text:p>
          </table:table-cell>
          <table:table-cell office:value-type="float" office:value="0">
            <text:p>0</text:p>
          </table:table-cell>
          <table:table-cell office:value-type="string">
            <text:p>Greenland Sea</text:p>
          </table:table-cell>
          <table:table-cell office:value-type="float" office:value="0">
            <text:p>0</text:p>
          </table:table-cell>
        </table:table-row>
        <table:table-row table:style-name="ro3">
          <table:table-cell office:value-type="float" office:value="80">
            <text:p>80</text:p>
          </table:table-cell>
          <table:table-cell office:value-type="string">
            <text:p>OSD80</text:p>
          </table:table-cell>
          <table:table-cell office:value-type="string">
            <text:p>Young Sound</text:p>
          </table:table-cell>
          <table:table-cell office:value-type="string">
            <text:p>Greenland Sea</text:p>
          </table:table-cell>
          <table:table-cell office:value-type="string">
            <text:p>http://marineregions.org/gazetteer.php?p=details&amp;id=2356</text:p>
          </table:table-cell>
          <table:table-cell office:value-type="string">
            <text:p>marine biome (ENVO:447)</text:p>
          </table:table-cell>
          <table:table-cell office:value-type="string">
            <text:p>OSD-Jun-2014</text:p>
          </table:table-cell>
          <table:table-cell office:value-type="string">
            <text:p>OSD80_20140621T1730Z</text:p>
          </table:table-cell>
          <table:table-cell office:value-type="string">
            <text:p>Bucket, plastic 10-L</text:p>
          </table:table-cell>
          <table:table-cell office:value-type="string">
            <text:p>[OBJECTIVE: As part of the Arctic Science partnership, the Young Sound campaign aims to investigate the physical, chemical, and biological interactions between atmosphere, sea ice, and ocean][PLATFORM: 92, ice shelf][DEVICE REPORTED: peristaltic pump][DESCRIPTION: at a depth of 0.5m below landfast sea ice with a thickness of 1.5m]</text:p>
          </table:table-cell>
          <table:table-cell office:value-type="string">
            <text:p>http://store.pangaea.de/Projects/OSD_2014/OSD80_20140621T1730Z.pdf</text:p>
          </table:table-cell>
          <table:table-cell office:value-type="string">
            <text:p>UTC-03</text:p>
          </table:table-cell>
          <table:table-cell office:value-type="string">
            <text:p>21-06-2014T14:30:00</text:p>
          </table:table-cell>
          <table:table-cell office:value-type="date" office:date-value="2014-06-21T17:30:00">
            <text:p>06/21/14 05:30 PM</text:p>
          </table:table-cell>
          <table:table-cell office:value-type="float" office:value="74.31">
            <text:p>74.31</text:p>
          </table:table-cell>
          <table:table-cell office:value-type="float" office:value="-20.3043">
            <text:p>-20.3043</text:p>
          </table:table-cell>
          <table:table-cell office:value-type="date" office:date-value="2014-06-21T18:30:00">
            <text:p>06/21/14 06:30 PM</text:p>
          </table:table-cell>
          <table:table-cell office:value-type="float" office:value="74.31">
            <text:p>74.31</text:p>
          </table:table-cell>
          <table:table-cell office:value-type="float" office:value="-20.3043">
            <text:p>-20.3043</text:p>
          </table:table-cell>
          <table:table-cell office:value-type="float" office:value="2">
            <text:p>2</text:p>
          </table:table-cell>
          <table:table-cell office:value-type="string">
            <text:p>surface water (ENVO:2042)</text:p>
          </table:table-cell>
          <table:table-cell office:value-type="string">
            <text:p>sea water (ENVO:2149)</text:p>
          </table:table-cell>
          <table:table-cell office:value-type="string">
            <text:p>OSD80_2014-06-21_2m_NPL022</text:p>
          </table:table-cell>
          <table:table-cell office:value-type="string">
            <text:p>ERS667580</text:p>
          </table:table-cell>
          <table:table-cell office:value-type="string">
            <text:p>http://www.ebi.ac.uk/ena/data/view/ERS667580</text:p>
          </table:table-cell>
          <table:table-cell office:value-type="string">
            <text:p>ABOKL63</text:p>
          </table:table-cell>
          <table:table-cell office:value-type="string">
            <text:p>SAMEA3275562</text:p>
          </table:table-cell>
          <table:table-cell office:value-type="string">
            <text:p>NPL022</text:p>
          </table:table-cell>
          <table:table-cell table:number-columns-repeated="7" office:value-type="string">
            <text:p>Not provided</text:p>
          </table:table-cell>
          <table:table-cell office:value-type="float" office:value="-1.6">
            <text:p>-1.6</text:p>
          </table:table-cell>
          <table:table-cell office:value-type="float" office:value="32">
            <text:p>32</text:p>
          </table:table-cell>
          <table:table-cell table:number-columns-repeated="20"/>
          <table:table-cell office:value-type="string">
            <text:p>GRL</text:p>
          </table:table-cell>
          <table:table-cell office:value-type="float" office:value="1666">
            <text:p>1666</text:p>
          </table:table-cell>
          <table:table-cell office:value-type="string">
            <text:p>BPLR</text:p>
          </table:table-cell>
          <table:table-cell office:value-type="string">
            <text:p>Polar - Boreal Polar Province (POLR)</text:p>
          </table:table-cell>
          <table:table-cell office:value-type="float" office:value="0">
            <text:p>0</text:p>
          </table:table-cell>
          <table:table-cell office:value-type="string">
            <text:p>Greenland Sea</text:p>
          </table:table-cell>
          <table:table-cell office:value-type="float" office:value="0">
            <text:p>0</text:p>
          </table:table-cell>
        </table:table-row>
        <table:table-row table:style-name="ro3">
          <table:table-cell office:value-type="float" office:value="81">
            <text:p>81</text:p>
          </table:table-cell>
          <table:table-cell office:value-type="string">
            <text:p>OSD81</text:p>
          </table:table-cell>
          <table:table-cell office:value-type="string">
            <text:p>Ria Formosa Lagoon</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81_20140621T1058Z</text:p>
          </table:table-cell>
          <table:table-cell office:value-type="string">
            <text:p>Bucket, plastic 5-L</text:p>
          </table:table-cell>
          <table:table-cell office:value-type="string">
            <text:p>[OBJECTIVE: Comparative study of microbial diversity and function in ocean (site OSD153) versus coastal lagoon (site OSD81) waters representing unique ecosystems located in southern Portugal. These samples make part of a larger research initiative that will tackle the microbial biogeography along the Portuguese coast, extending to its oceanic archipelagos (i.e. Madeira and Azores).][PLATFORM: Boat][DEVICE REPORTED: 5L Plastic water Gallons, Disinfected][DESCRIPTION: Surface water from the coastal Lagoon Ria Formosa. Five samples were taken foe amplicon and metagenomic sequencing. ]</text:p>
          </table:table-cell>
          <table:table-cell office:value-type="string">
            <text:p>http://store.pangaea.de/Projects/OSD_2014/OSD81_20140621T1058Z.pdf</text:p>
          </table:table-cell>
          <table:table-cell office:value-type="string">
            <text:p>UTC+00</text:p>
          </table:table-cell>
          <table:table-cell office:value-type="string">
            <text:p>21-06-2014T10:58:00</text:p>
          </table:table-cell>
          <table:table-cell office:value-type="date" office:date-value="2014-06-21T10:58:00">
            <text:p>06/21/14 10:58 AM</text:p>
          </table:table-cell>
          <table:table-cell office:value-type="float" office:value="37.005053">
            <text:p>37.005053</text:p>
          </table:table-cell>
          <table:table-cell office:value-type="float" office:value="-7.973119">
            <text:p>-7.973119</text:p>
          </table:table-cell>
          <table:table-cell office:value-type="date" office:date-value="2014-06-21T11:20:00">
            <text:p>06/21/14 11:20 AM</text:p>
          </table:table-cell>
          <table:table-cell office:value-type="float" office:value="37.005053">
            <text:p>37.005053</text:p>
          </table:table-cell>
          <table:table-cell office:value-type="float" office:value="-7.973119">
            <text:p>-7.973119</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81_2014-06-21_0m_NPL022</text:p>
          </table:table-cell>
          <table:table-cell office:value-type="string">
            <text:p>ERS667579</text:p>
          </table:table-cell>
          <table:table-cell office:value-type="string">
            <text:p>http://www.ebi.ac.uk/ena/data/view/ERS667579</text:p>
          </table:table-cell>
          <table:table-cell office:value-type="string">
            <text:p>ABOKL82</text:p>
          </table:table-cell>
          <table:table-cell office:value-type="string">
            <text:p>SAMEA3275561</text:p>
          </table:table-cell>
          <table:table-cell office:value-type="string">
            <text:p>NPL022</text:p>
          </table:table-cell>
          <table:table-cell table:number-columns-repeated="7" office:value-type="string">
            <text:p>Not provided</text:p>
          </table:table-cell>
          <table:table-cell office:value-type="float" office:value="22.2">
            <text:p>22.2</text:p>
          </table:table-cell>
          <table:table-cell office:value-type="float" office:value="34.3">
            <text:p>34.3</text:p>
          </table:table-cell>
          <table:table-cell office:value-type="float" office:value="7.99">
            <text:p>7.99</text:p>
          </table:table-cell>
          <table:table-cell table:number-columns-repeated="9"/>
          <table:table-cell office:value-type="float" office:value="7.86">
            <text:p>7.86</text:p>
          </table:table-cell>
          <table:table-cell table:number-columns-repeated="4"/>
          <table:table-cell office:value-type="float" office:value="1.154">
            <text:p>1.154</text:p>
          </table:table-cell>
          <table:table-cell table:number-columns-repeated="4"/>
          <table:table-cell office:value-type="string">
            <text:p>PRT</text:p>
          </table:table-cell>
          <table:table-cell office:value-type="float" office:value="407">
            <text:p>407</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Iberian Coastal</text:p>
          </table:table-cell>
          <table:table-cell office:value-type="float" office:value="0">
            <text:p>0</text:p>
          </table:table-cell>
        </table:table-row>
        <table:table-row table:style-name="ro3">
          <table:table-cell office:value-type="float" office:value="87">
            <text:p>87</text:p>
          </table:table-cell>
          <table:table-cell office:value-type="string">
            <text:p>OSD87</text:p>
          </table:table-cell>
          <table:table-cell office:value-type="string">
            <text:p>UK Shelf - North Sea</text:p>
          </table:table-cell>
          <table:table-cell office:value-type="string">
            <text:p>English Channel</text:p>
          </table:table-cell>
          <table:table-cell office:value-type="string">
            <text:p>http://marineregions.org/gazetteer.php?p=details&amp;id=2389</text:p>
          </table:table-cell>
          <table:table-cell office:value-type="string">
            <text:p>marine biome (ENVO:447)</text:p>
          </table:table-cell>
          <table:table-cell office:value-type="string">
            <text:p>OSD-Jun-2014</text:p>
          </table:table-cell>
          <table:table-cell office:value-type="string">
            <text:p>OSD87_20140621T1107Z</text:p>
          </table:table-cell>
          <table:table-cell office:value-type="string">
            <text:p>Bottle, Nalgene 5-L</text:p>
          </table:table-cell>
          <table:table-cell office:value-type="string">
            <text:p>[OBJECTIVE: Samples for OSD collected during the MCZ Data and Evidence Collection Program][PLATFORM: RV Cefas Endeavour][DEVICE REPORTED: 5l sterile nalgene bottle][DESCRIPTION: sample collected into 8 sterivex cartriges]</text:p>
          </table:table-cell>
          <table:table-cell office:value-type="string">
            <text:p>http://store.pangaea.de/Projects/OSD_2014/OSD87_20140621T1107Z.pdf</text:p>
          </table:table-cell>
          <table:table-cell office:value-type="string">
            <text:p>UTC+00</text:p>
          </table:table-cell>
          <table:table-cell office:value-type="string">
            <text:p>21-06-2014T11:07:00</text:p>
          </table:table-cell>
          <table:table-cell office:value-type="date" office:date-value="2014-06-21T11:07:00">
            <text:p>06/21/14 11:07 AM</text:p>
          </table:table-cell>
          <table:table-cell office:value-type="float" office:value="51.0953">
            <text:p>51.0953</text:p>
          </table:table-cell>
          <table:table-cell office:value-type="float" office:value="1.3405">
            <text:p>1.3405</text:p>
          </table:table-cell>
          <table:table-cell office:value-type="date" office:date-value="2014-06-21T13:45:00">
            <text:p>06/21/14 01:45 PM</text:p>
          </table:table-cell>
          <table:table-cell office:value-type="float" office:value="51.0953">
            <text:p>51.0953</text:p>
          </table:table-cell>
          <table:table-cell office:value-type="float" office:value="1.3405">
            <text:p>1.3405</text:p>
          </table:table-cell>
          <table:table-cell office:value-type="float" office:value="9">
            <text:p>9</text:p>
          </table:table-cell>
          <table:table-cell office:value-type="string">
            <text:p>marine wind mixed layer (ENVO:1000061)</text:p>
          </table:table-cell>
          <table:table-cell office:value-type="string">
            <text:p>sea water (ENVO:2149)</text:p>
          </table:table-cell>
          <table:table-cell office:value-type="string">
            <text:p>OSD87_2014-06-21_9m_NPL022</text:p>
          </table:table-cell>
          <table:table-cell office:value-type="string">
            <text:p>ERS667578</text:p>
          </table:table-cell>
          <table:table-cell office:value-type="string">
            <text:p>http://www.ebi.ac.uk/ena/data/view/ERS667578</text:p>
          </table:table-cell>
          <table:table-cell/>
          <table:table-cell office:value-type="string">
            <text:p>SAMEA3275560</text:p>
          </table:table-cell>
          <table:table-cell office:value-type="string">
            <text:p>NPL022</text:p>
          </table:table-cell>
          <table:table-cell table:number-columns-repeated="7" office:value-type="string">
            <text:p>Not provided</text:p>
          </table:table-cell>
          <table:table-cell office:value-type="float" office:value="15.86">
            <text:p>15.86</text:p>
          </table:table-cell>
          <table:table-cell office:value-type="float" office:value="35.08">
            <text:p>35.08</text:p>
          </table:table-cell>
          <table:table-cell table:number-columns-repeated="8"/>
          <table:table-cell office:value-type="float" office:value="4.39">
            <text:p>4.39</text:p>
          </table:table-cell>
          <table:table-cell table:number-columns-repeated="11"/>
          <table:table-cell office:value-type="string">
            <text:p>GBR</text:p>
          </table:table-cell>
          <table:table-cell office:value-type="float" office:value="2525">
            <text:p>2525</text:p>
          </table:table-cell>
          <table:table-cell office:value-type="string">
            <text:p>NECS</text:p>
          </table:table-cell>
          <table:table-cell office:value-type="string">
            <text:p>Coastal - NE Atlantic Shelves Province</text:p>
          </table:table-cell>
          <table:table-cell office:value-type="float" office:value="0">
            <text:p>0</text:p>
          </table:table-cell>
          <table:table-cell office:value-type="string">
            <text:p>Celtic-Biscay Shelf</text:p>
          </table:table-cell>
          <table:table-cell office:value-type="float" office:value="0">
            <text:p>0</text:p>
          </table:table-cell>
        </table:table-row>
        <table:table-row table:style-name="ro3">
          <table:table-cell office:value-type="float" office:value="9">
            <text:p>9</text:p>
          </table:table-cell>
          <table:table-cell office:value-type="string">
            <text:p>OSD9</text:p>
          </table:table-cell>
          <table:table-cell office:value-type="string">
            <text:p>SPOTS</text:p>
          </table:table-cell>
          <table:table-cell office:value-type="string">
            <text:p>North Pacific Ocean</text:p>
          </table:table-cell>
          <table:table-cell office:value-type="string">
            <text:p>http://marineregions.org/gazetteer.php?p=details&amp;id=1908</text:p>
          </table:table-cell>
          <table:table-cell office:value-type="string">
            <text:p>marine biome (ENVO:447)</text:p>
          </table:table-cell>
          <table:table-cell office:value-type="string">
            <text:p>OSD-Jun-2014</text:p>
          </table:table-cell>
          <table:table-cell office:value-type="string">
            <text:p>OSD9_20140618T0418Z</text:p>
          </table:table-cell>
          <table:table-cell office:value-type="string">
            <text:p>Bucket, plastic</text:p>
          </table:table-cell>
          <table:table-cell office:value-type="string">
            <text:p>[OBJECTIVE: The San Pedro Ocean Time-series station, or SPOT, is a long term study of the microbial and biogeochemical cycles in the San Pedro Basin off Southern California. Sampling for Ocean Sampling Day in June 2014 was performed at the SPOT station to maintain continuity and a broader ecological context for the solstice day. Many marine sites around the globe conducted sampling within this time frame of several days.][PLATFORM: research vessel, R/V Yellowfin][DEVICE REPORTED: 5 gallon bucket][DESCRIPTION: From the sample water, five sterivex filters and five 47mm 0.8um PC filters were collected. Volumes from 4-10L. ]</text:p>
          </table:table-cell>
          <table:table-cell office:value-type="string">
            <text:p>http://store.pangaea.de/Projects/OSD_2014/OSD9_20140618T0418Z.pdf</text:p>
          </table:table-cell>
          <table:table-cell office:value-type="string">
            <text:p>UTC-08</text:p>
          </table:table-cell>
          <table:table-cell office:value-type="string">
            <text:p>18-06-2014T20:18:00</text:p>
          </table:table-cell>
          <table:table-cell office:value-type="date" office:date-value="2014-06-18T04:18:00">
            <text:p>06/18/14 04:18 AM</text:p>
          </table:table-cell>
          <table:table-cell office:value-type="float" office:value="33.55">
            <text:p>33.55</text:p>
          </table:table-cell>
          <table:table-cell office:value-type="float" office:value="-118.4">
            <text:p>-118.4</text:p>
          </table:table-cell>
          <table:table-cell office:value-type="date" office:date-value="2014-06-18T04:27:00">
            <text:p>06/18/14 04:27 AM</text:p>
          </table:table-cell>
          <table:table-cell office:value-type="float" office:value="33.55">
            <text:p>33.55</text:p>
          </table:table-cell>
          <table:table-cell office:value-type="float" office:value="-118.4">
            <text:p>-118.4</text:p>
          </table:table-cell>
          <table:table-cell office:value-type="float" office:value="0">
            <text:p>0</text:p>
          </table:table-cell>
          <table:table-cell office:value-type="string">
            <text:p>surface water (ENVO:2042)</text:p>
          </table:table-cell>
          <table:table-cell office:value-type="string">
            <text:p>saline water (ENVO:2010)</text:p>
          </table:table-cell>
          <table:table-cell office:value-type="string">
            <text:p>OSD9_2014-06-18_0m_NE08</text:p>
          </table:table-cell>
          <table:table-cell table:number-columns-repeated="4"/>
          <table:table-cell office:value-type="string">
            <text:p>NE08</text:p>
          </table:table-cell>
          <table:table-cell table:number-columns-repeated="7" office:value-type="string">
            <text:p>Not provided</text:p>
          </table:table-cell>
          <table:table-cell office:value-type="float" office:value="19.2">
            <text:p>19.2</text:p>
          </table:table-cell>
          <table:table-cell office:value-type="float" office:value="33.56">
            <text:p>33.56</text:p>
          </table:table-cell>
          <table:table-cell table:number-columns-repeated="20"/>
          <table:table-cell office:value-type="string">
            <text:p>USA</text:p>
          </table:table-cell>
          <table:table-cell office:value-type="float" office:value="13383">
            <text:p>13383</text:p>
          </table:table-cell>
          <table:table-cell office:value-type="string">
            <text:p>CCAL</text:p>
          </table:table-cell>
          <table:table-cell office:value-type="string">
            <text:p>Coastal - California Upwelling Coastal Province</text:p>
          </table:table-cell>
          <table:table-cell office:value-type="float" office:value="0">
            <text:p>0</text:p>
          </table:table-cell>
          <table:table-cell office:value-type="string">
            <text:p>California Current</text:p>
          </table:table-cell>
          <table:table-cell office:value-type="float" office:value="0">
            <text:p>0</text:p>
          </table:table-cell>
        </table:table-row>
        <table:table-row table:style-name="ro3">
          <table:table-cell office:value-type="float" office:value="9">
            <text:p>9</text:p>
          </table:table-cell>
          <table:table-cell office:value-type="string">
            <text:p>OSD9</text:p>
          </table:table-cell>
          <table:table-cell office:value-type="string">
            <text:p>SPOTS</text:p>
          </table:table-cell>
          <table:table-cell office:value-type="string">
            <text:p>North Pacific Ocean</text:p>
          </table:table-cell>
          <table:table-cell office:value-type="string">
            <text:p>http://marineregions.org/gazetteer.php?p=details&amp;id=1908</text:p>
          </table:table-cell>
          <table:table-cell office:value-type="string">
            <text:p>oceanic epipelagic zone biome (ENVO:1000035)</text:p>
          </table:table-cell>
          <table:table-cell office:value-type="string">
            <text:p>OSD-Jun-2014</text:p>
          </table:table-cell>
          <table:table-cell office:value-type="string">
            <text:p>OSD9_20140618T0418Z</text:p>
          </table:table-cell>
          <table:table-cell office:value-type="string">
            <text:p>Bucket, plastic</text:p>
          </table:table-cell>
          <table:table-cell office:value-type="string">
            <text:p>[OBJECTIVE: The San Pedro Ocean Time-series station, or SPOT, is a long term study of the microbial and biogeochemical cycles in the San Pedro Basin off Southern California. Sampling for Ocean Sampling Day in June 2014 was performed at the SPOT station to maintain continuity and a broader ecological context for the solstice day. Many marine sites around the globe conducted sampling within this time frame of several days.][PLATFORM: research vessel, R/V Yellowfin][DEVICE REPORTED: 5 gallon bucket][DESCRIPTION: From the sample water, five sterivex filters and five 47mm 0.8um PC filters were collected. Volumes from 4-10L. ]</text:p>
          </table:table-cell>
          <table:table-cell office:value-type="string">
            <text:p>http://store.pangaea.de/Projects/OSD_2014/OSD9_20140618T0418Z.pdf</text:p>
          </table:table-cell>
          <table:table-cell office:value-type="string">
            <text:p>UTC-08</text:p>
          </table:table-cell>
          <table:table-cell office:value-type="string">
            <text:p>18-06-2014T20:18:00</text:p>
          </table:table-cell>
          <table:table-cell office:value-type="date" office:date-value="2014-06-18T04:18:00">
            <text:p>06/18/14 04:18 AM</text:p>
          </table:table-cell>
          <table:table-cell office:value-type="float" office:value="33.55">
            <text:p>33.55</text:p>
          </table:table-cell>
          <table:table-cell office:value-type="float" office:value="-118.4">
            <text:p>-118.4</text:p>
          </table:table-cell>
          <table:table-cell office:value-type="date" office:date-value="2014-06-18T04:27:00">
            <text:p>06/18/14 04:27 AM</text:p>
          </table:table-cell>
          <table:table-cell office:value-type="float" office:value="33.55">
            <text:p>33.55</text:p>
          </table:table-cell>
          <table:table-cell office:value-type="float" office:value="-118.4">
            <text:p>-118.4</text:p>
          </table:table-cell>
          <table:table-cell office:value-type="float" office:value="0">
            <text:p>0</text:p>
          </table:table-cell>
          <table:table-cell office:value-type="string">
            <text:p>marine wind mixed layer (ENVO:1000061)</text:p>
          </table:table-cell>
          <table:table-cell office:value-type="string">
            <text:p>sea water (ENVO:2149)</text:p>
          </table:table-cell>
          <table:table-cell office:value-type="string">
            <text:p>OSD9_2014-06-18_0m_NPL022</text:p>
          </table:table-cell>
          <table:table-cell office:value-type="string">
            <text:p>ERS667658</text:p>
          </table:table-cell>
          <table:table-cell office:value-type="string">
            <text:p>http://www.ebi.ac.uk/ena/data/view/ERS667658</text:p>
          </table:table-cell>
          <table:table-cell office:value-type="string">
            <text:p>ABOKL81</text:p>
          </table:table-cell>
          <table:table-cell office:value-type="string">
            <text:p>SAMEA3275637</text:p>
          </table:table-cell>
          <table:table-cell office:value-type="string">
            <text:p>NPL022</text:p>
          </table:table-cell>
          <table:table-cell table:number-columns-repeated="7" office:value-type="string">
            <text:p>Not provided</text:p>
          </table:table-cell>
          <table:table-cell office:value-type="float" office:value="19.2">
            <text:p>19.2</text:p>
          </table:table-cell>
          <table:table-cell office:value-type="float" office:value="33.56">
            <text:p>33.56</text:p>
          </table:table-cell>
          <table:table-cell table:number-columns-repeated="4"/>
          <table:table-cell office:value-type="float" office:value="0">
            <text:p>0</text:p>
          </table:table-cell>
          <table:table-cell/>
          <table:table-cell office:value-type="float" office:value="1269916760">
            <text:p>1269916760</text:p>
          </table:table-cell>
          <table:table-cell office:value-type="float" office:value="2058.448">
            <text:p>2058.448</text:p>
          </table:table-cell>
          <table:table-cell office:value-type="float" office:value="4.54">
            <text:p>4.54</text:p>
          </table:table-cell>
          <table:table-cell/>
          <table:table-cell office:value-type="float" office:value="222.449">
            <text:p>222.449</text:p>
          </table:table-cell>
          <table:table-cell table:number-columns-repeated="2"/>
          <table:table-cell office:value-type="float" office:value="0.00476">
            <text:p>0.00476</text:p>
          </table:table-cell>
          <table:table-cell/>
          <table:table-cell office:value-type="float" office:value="0">
            <text:p>0</text:p>
          </table:table-cell>
          <table:table-cell table:number-columns-repeated="2"/>
          <table:table-cell office:value-type="float" office:value="0.03">
            <text:p>0.03</text:p>
          </table:table-cell>
          <table:table-cell/>
          <table:table-cell office:value-type="string">
            <text:p>USA</text:p>
          </table:table-cell>
          <table:table-cell office:value-type="float" office:value="13383">
            <text:p>13383</text:p>
          </table:table-cell>
          <table:table-cell office:value-type="string">
            <text:p>CCAL</text:p>
          </table:table-cell>
          <table:table-cell office:value-type="string">
            <text:p>Coastal - California Upwelling Coastal Province</text:p>
          </table:table-cell>
          <table:table-cell office:value-type="float" office:value="0">
            <text:p>0</text:p>
          </table:table-cell>
          <table:table-cell office:value-type="string">
            <text:p>California Current</text:p>
          </table:table-cell>
          <table:table-cell office:value-type="float" office:value="0">
            <text:p>0</text:p>
          </table:table-cell>
        </table:table-row>
        <table:table-row table:style-name="ro3">
          <table:table-cell office:value-type="float" office:value="90">
            <text:p>90</text:p>
          </table:table-cell>
          <table:table-cell office:value-type="string">
            <text:p>OSD90</text:p>
          </table:table-cell>
          <table:table-cell office:value-type="string">
            <text:p>Etoliko Lagoon</text:p>
          </table:table-cell>
          <table:table-cell office:value-type="string">
            <text:p>Ionian Sea</text:p>
          </table:table-cell>
          <table:table-cell office:value-type="string">
            <text:p>http://marineregions.org/gazetteer.php?p=details&amp;id=3351</text:p>
          </table:table-cell>
          <table:table-cell office:value-type="string">
            <text:p>freshwater lake biome (ENVO:1000252)</text:p>
          </table:table-cell>
          <table:table-cell office:value-type="string">
            <text:p>OSD-Jun-2014</text:p>
          </table:table-cell>
          <table:table-cell office:value-type="string">
            <text:p>OSD90_20140621T0800Z</text:p>
          </table:table-cell>
          <table:table-cell office:value-type="string">
            <text:p>Bottle, Niskin 5-L</text:p>
          </table:table-cell>
          <table:table-cell office:value-type="string">
            <text:p>[OBJECTIVE: Dataset on microbial diversity and function from a unique environment such as Etoliko Lagoon, Greece][PLATFORM: Research Vessel][DEVICE REPORTED: 5L Niskin Bottle][DESCRIPTION: freshwater lake]</text:p>
          </table:table-cell>
          <table:table-cell office:value-type="string">
            <text:p>http://store.pangaea.de/Projects/OSD_2014/OSD90_20140621T0800Z.pdf</text:p>
          </table:table-cell>
          <table:table-cell office:value-type="string">
            <text:p>UTC+02</text:p>
          </table:table-cell>
          <table:table-cell office:value-type="string">
            <text:p>21-06-2014T10:00:00</text:p>
          </table:table-cell>
          <table:table-cell office:value-type="date" office:date-value="2014-06-21T08:00:00">
            <text:p>06/21/14 08:00 AM</text:p>
          </table:table-cell>
          <table:table-cell office:value-type="float" office:value="38.48435">
            <text:p>38.48435</text:p>
          </table:table-cell>
          <table:table-cell office:value-type="float" office:value="21.31689">
            <text:p>21.31689</text:p>
          </table:table-cell>
          <table:table-cell office:value-type="date" office:date-value="2014-06-21T11:00:00">
            <text:p>06/21/14 11:00 AM</text:p>
          </table:table-cell>
          <table:table-cell office:value-type="float" office:value="38.48435">
            <text:p>38.48435</text:p>
          </table:table-cell>
          <table:table-cell office:value-type="float" office:value="21.31689">
            <text:p>21.31689</text:p>
          </table:table-cell>
          <table:table-cell office:value-type="float" office:value="2">
            <text:p>2</text:p>
          </table:table-cell>
          <table:table-cell office:value-type="string">
            <text:p>surface water (ENVO:2042)</text:p>
          </table:table-cell>
          <table:table-cell office:value-type="string">
            <text:p>fresh water (ENVO:2011)</text:p>
          </table:table-cell>
          <table:table-cell office:value-type="string">
            <text:p>OSD90_2014-06-21_2m_NPL022</text:p>
          </table:table-cell>
          <table:table-cell office:value-type="string">
            <text:p>ERS667577</text:p>
          </table:table-cell>
          <table:table-cell office:value-type="string">
            <text:p>http://www.ebi.ac.uk/ena/data/view/ERS667577</text:p>
          </table:table-cell>
          <table:table-cell office:value-type="string">
            <text:p>ABOKM74</text:p>
          </table:table-cell>
          <table:table-cell office:value-type="string">
            <text:p>SAMEA3275559</text:p>
          </table:table-cell>
          <table:table-cell office:value-type="string">
            <text:p>NPL022</text:p>
          </table:table-cell>
          <table:table-cell table:number-columns-repeated="7" office:value-type="string">
            <text:p>Not provided</text:p>
          </table:table-cell>
          <table:table-cell office:value-type="float" office:value="26.29">
            <text:p>26.29</text:p>
          </table:table-cell>
          <table:table-cell office:value-type="float" office:value="15.09">
            <text:p>15.09</text:p>
          </table:table-cell>
          <table:table-cell office:value-type="float" office:value="8.36">
            <text:p>8.36</text:p>
          </table:table-cell>
          <table:table-cell office:value-type="float" office:value="0.0116">
            <text:p>0.0116</text:p>
          </table:table-cell>
          <table:table-cell office:value-type="float" office:value="0.016">
            <text:p>0.016</text:p>
          </table:table-cell>
          <table:table-cell/>
          <table:table-cell office:value-type="float" office:value="0.0033">
            <text:p>0.0033</text:p>
          </table:table-cell>
          <table:table-cell table:number-columns-repeated="10"/>
          <table:table-cell office:value-type="float" office:value="0.043">
            <text:p>0.043</text:p>
          </table:table-cell>
          <table:table-cell/>
          <table:table-cell office:value-type="float" office:value="0.1">
            <text:p>0.1</text:p>
          </table:table-cell>
          <table:table-cell/>
          <table:table-cell office:value-type="float" office:value="3.75">
            <text:p>3.75</text:p>
          </table:table-cell>
          <table:table-cell office:value-type="string">
            <text:p>GRC</text:p>
          </table:table-cell>
          <table:table-cell office:value-type="float" office:value="1083">
            <text:p>1083</text:p>
          </table:table-cell>
          <table:table-cell office:value-type="string">
            <text:p>MEDI</text:p>
          </table:table-cell>
          <table:table-cell office:value-type="string">
            <text:p>Westerlies - Mediterranean Sea, Black Sea Province</text:p>
          </table:table-cell>
          <table:table-cell office:value-type="float" office:value="0.065876801">
            <text:p>0.065876801</text:p>
          </table:table-cell>
          <table:table-cell office:value-type="string">
            <text:p>Mediterranean Sea</text:p>
          </table:table-cell>
          <table:table-cell office:value-type="float" office:value="0">
            <text:p>0</text:p>
          </table:table-cell>
        </table:table-row>
        <table:table-row table:style-name="ro3">
          <table:table-cell office:value-type="float" office:value="91">
            <text:p>91</text:p>
          </table:table-cell>
          <table:table-cell office:value-type="string">
            <text:p>OSD91</text:p>
          </table:table-cell>
          <table:table-cell office:value-type="string">
            <text:p>Oualidiya</text:p>
          </table:table-cell>
          <table:table-cell office:value-type="string">
            <text:p>North Atlantic Ocean</text:p>
          </table:table-cell>
          <table:table-cell office:value-type="string">
            <text:p>http://marineregions.org/gazetteer.php?p=details&amp;id=1912</text:p>
          </table:table-cell>
          <table:table-cell office:value-type="string">
            <text:p>neritic mesopelagic zone biome (ENVO:1000043)</text:p>
          </table:table-cell>
          <table:table-cell office:value-type="string">
            <text:p>OSD-Jun-2014</text:p>
          </table:table-cell>
          <table:table-cell office:value-type="string">
            <text:p>OSD91_20140621T1100Z</text:p>
          </table:table-cell>
          <table:table-cell office:value-type="string">
            <text:p>Bottle, unknown 5-L</text:p>
          </table:table-cell>
          <table:table-cell office:value-type="string">
            <text:p>[OBJECTIVE: Exploring diversity][PLATFORM: ship][DEVICE REPORTED: bottle 5L][DESCRIPTION: water samples]</text:p>
          </table:table-cell>
          <table:table-cell office:value-type="string">
            <text:p>http://store.pangaea.de/Projects/OSD_2014/OSD91_20140621T1100Z.pdf</text:p>
          </table:table-cell>
          <table:table-cell office:value-type="string">
            <text:p>UTC+00</text:p>
          </table:table-cell>
          <table:table-cell office:value-type="string">
            <text:p>21-06-2014T11:00:00</text:p>
          </table:table-cell>
          <table:table-cell office:value-type="date" office:date-value="2014-06-21T11:00:00">
            <text:p>06/21/14 11:00 AM</text:p>
          </table:table-cell>
          <table:table-cell office:value-type="float" office:value="32.74675">
            <text:p>32.74675</text:p>
          </table:table-cell>
          <table:table-cell office:value-type="float" office:value="-9.036667">
            <text:p>-9.036667</text:p>
          </table:table-cell>
          <table:table-cell office:value-type="date" office:date-value="2014-06-21T12:00:00">
            <text:p>06/21/14 12:00 PM</text:p>
          </table:table-cell>
          <table:table-cell office:value-type="float" office:value="32.74675">
            <text:p>32.74675</text:p>
          </table:table-cell>
          <table:table-cell office:value-type="float" office:value="-9.036667">
            <text:p>-9.036667</text:p>
          </table:table-cell>
          <table:table-cell office:value-type="float" office:value="2">
            <text:p>2</text:p>
          </table:table-cell>
          <table:table-cell office:value-type="string">
            <text:p>surface water (ENVO:2042)</text:p>
          </table:table-cell>
          <table:table-cell office:value-type="string">
            <text:p>coastal sea water (ENVO:2150)</text:p>
          </table:table-cell>
          <table:table-cell office:value-type="string">
            <text:p>OSD91_2014-06-21_2m_NPL022</text:p>
          </table:table-cell>
          <table:table-cell office:value-type="string">
            <text:p>ERS667576</text:p>
          </table:table-cell>
          <table:table-cell office:value-type="string">
            <text:p>http://www.ebi.ac.uk/ena/data/view/ERS667576</text:p>
          </table:table-cell>
          <table:table-cell office:value-type="string">
            <text:p>ABOKM18</text:p>
          </table:table-cell>
          <table:table-cell office:value-type="string">
            <text:p>SAMEA3275558</text:p>
          </table:table-cell>
          <table:table-cell office:value-type="string">
            <text:p>NPL022</text:p>
          </table:table-cell>
          <table:table-cell table:number-columns-repeated="7" office:value-type="string">
            <text:p>Not provided</text:p>
          </table:table-cell>
          <table:table-cell office:value-type="float" office:value="19">
            <text:p>19</text:p>
          </table:table-cell>
          <table:table-cell office:value-type="float" office:value="27.24">
            <text:p>27.24</text:p>
          </table:table-cell>
          <table:table-cell office:value-type="float" office:value="8.15">
            <text:p>8.15</text:p>
          </table:table-cell>
          <table:table-cell/>
          <table:table-cell office:value-type="float" office:value="107.93">
            <text:p>107.93</text:p>
          </table:table-cell>
          <table:table-cell/>
          <table:table-cell office:value-type="float" office:value="0.0001">
            <text:p>0.0001</text:p>
          </table:table-cell>
          <table:table-cell table:number-columns-repeated="3"/>
          <table:table-cell office:value-type="float" office:value="39600">
            <text:p>39600</text:p>
          </table:table-cell>
          <table:table-cell/>
          <table:table-cell office:value-type="float" office:value="0.7">
            <text:p>0.7</text:p>
          </table:table-cell>
          <table:table-cell table:number-columns-repeated="5"/>
          <table:table-cell office:value-type="float" office:value="0.5">
            <text:p>0.5</text:p>
          </table:table-cell>
          <table:table-cell office:value-type="float" office:value="3">
            <text:p>3</text:p>
          </table:table-cell>
          <table:table-cell table:number-columns-repeated="2"/>
          <table:table-cell office:value-type="string">
            <text:p>MAR</text:p>
          </table:table-cell>
          <table:table-cell office:value-type="float" office:value="0">
            <text:p>0</text:p>
          </table:table-cell>
          <table:table-cell office:value-type="string">
            <text:p>CNRY</text:p>
          </table:table-cell>
          <table:table-cell office:value-type="string">
            <text:p>Coastal - Canary Coastal Province (EACB)</text:p>
          </table:table-cell>
          <table:table-cell office:value-type="float" office:value="0.005750083">
            <text:p>0.005750083</text:p>
          </table:table-cell>
          <table:table-cell office:value-type="string">
            <text:p>Canary Current</text:p>
          </table:table-cell>
          <table:table-cell office:value-type="float" office:value="328">
            <text:p>328</text:p>
          </table:table-cell>
        </table:table-row>
        <table:table-row table:style-name="ro3">
          <table:table-cell office:value-type="float" office:value="92">
            <text:p>92</text:p>
          </table:table-cell>
          <table:table-cell office:value-type="string">
            <text:p>OSD92</text:p>
          </table:table-cell>
          <table:table-cell office:value-type="string">
            <text:p>Casablanca</text:p>
          </table:table-cell>
          <table:table-cell office:value-type="string">
            <text:p>North Atlantic Ocean</text:p>
          </table:table-cell>
          <table:table-cell office:value-type="string">
            <text:p>http://marineregions.org/gazetteer.php?p=details&amp;id=1912</text:p>
          </table:table-cell>
          <table:table-cell office:value-type="string">
            <text:p>neritic mesopelagic zone biome (ENVO:1000043)</text:p>
          </table:table-cell>
          <table:table-cell office:value-type="string">
            <text:p>OSD-Jun-2014</text:p>
          </table:table-cell>
          <table:table-cell office:value-type="string">
            <text:p>OSD92_20140621T1100Z</text:p>
          </table:table-cell>
          <table:table-cell office:value-type="string">
            <text:p>Bottle, unknown 5-L</text:p>
          </table:table-cell>
          <table:table-cell office:value-type="string">
            <text:p>[OBJECTIVE: Exploring diversity][PLATFORM: ship][DEVICE REPORTED: bottle 5L][DESCRIPTION: water samples]</text:p>
          </table:table-cell>
          <table:table-cell office:value-type="string">
            <text:p>http://store.pangaea.de/Projects/OSD_2014/OSD92_20140621T1100Z.pdf</text:p>
          </table:table-cell>
          <table:table-cell office:value-type="string">
            <text:p>UTC+00</text:p>
          </table:table-cell>
          <table:table-cell office:value-type="string">
            <text:p>21-06-2014T11:00:00</text:p>
          </table:table-cell>
          <table:table-cell office:value-type="date" office:date-value="2014-06-21T11:00:00">
            <text:p>06/21/14 11:00 AM</text:p>
          </table:table-cell>
          <table:table-cell office:value-type="float" office:value="33.583917">
            <text:p>33.583917</text:p>
          </table:table-cell>
          <table:table-cell office:value-type="float" office:value="-7.700639">
            <text:p>-7.700639</text:p>
          </table:table-cell>
          <table:table-cell office:value-type="date" office:date-value="2014-06-21T12:00:00">
            <text:p>06/21/14 12:00 PM</text:p>
          </table:table-cell>
          <table:table-cell office:value-type="float" office:value="33.583917">
            <text:p>33.583917</text:p>
          </table:table-cell>
          <table:table-cell office:value-type="float" office:value="-7.700639">
            <text:p>-7.700639</text:p>
          </table:table-cell>
          <table:table-cell office:value-type="float" office:value="2">
            <text:p>2</text:p>
          </table:table-cell>
          <table:table-cell office:value-type="string">
            <text:p>surface water (ENVO:2042)</text:p>
          </table:table-cell>
          <table:table-cell office:value-type="string">
            <text:p>coastal sea water (ENVO:2150)</text:p>
          </table:table-cell>
          <table:table-cell office:value-type="string">
            <text:p>OSD92_2014-06-21_2m_NPL022</text:p>
          </table:table-cell>
          <table:table-cell office:value-type="string">
            <text:p>ERS667575</text:p>
          </table:table-cell>
          <table:table-cell office:value-type="string">
            <text:p>http://www.ebi.ac.uk/ena/data/view/ERS667575</text:p>
          </table:table-cell>
          <table:table-cell office:value-type="string">
            <text:p>ABOKM67</text:p>
          </table:table-cell>
          <table:table-cell office:value-type="string">
            <text:p>SAMEA3275557</text:p>
          </table:table-cell>
          <table:table-cell office:value-type="string">
            <text:p>NPL022</text:p>
          </table:table-cell>
          <table:table-cell table:number-columns-repeated="7" office:value-type="string">
            <text:p>Not provided</text:p>
          </table:table-cell>
          <table:table-cell office:value-type="float" office:value="24">
            <text:p>24</text:p>
          </table:table-cell>
          <table:table-cell office:value-type="float" office:value="30.75">
            <text:p>30.75</text:p>
          </table:table-cell>
          <table:table-cell office:value-type="float" office:value="8.15">
            <text:p>8.15</text:p>
          </table:table-cell>
          <table:table-cell/>
          <table:table-cell office:value-type="float" office:value="105.01">
            <text:p>105.01</text:p>
          </table:table-cell>
          <table:table-cell/>
          <table:table-cell office:value-type="float" office:value="0.0001">
            <text:p>0.0001</text:p>
          </table:table-cell>
          <table:table-cell table:number-columns-repeated="3"/>
          <table:table-cell office:value-type="float" office:value="44700">
            <text:p>44700</text:p>
          </table:table-cell>
          <table:table-cell/>
          <table:table-cell office:value-type="float" office:value="0.78">
            <text:p>0.78</text:p>
          </table:table-cell>
          <table:table-cell table:number-columns-repeated="5"/>
          <table:table-cell office:value-type="float" office:value="0.5">
            <text:p>0.5</text:p>
          </table:table-cell>
          <table:table-cell office:value-type="float" office:value="3.75">
            <text:p>3.75</text:p>
          </table:table-cell>
          <table:table-cell table:number-columns-repeated="2"/>
          <table:table-cell office:value-type="string">
            <text:p>MAR</text:p>
          </table:table-cell>
          <table:table-cell office:value-type="float" office:value="0">
            <text:p>0</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Canary Current</text:p>
          </table:table-cell>
          <table:table-cell office:value-type="float" office:value="0">
            <text:p>0</text:p>
          </table:table-cell>
        </table:table-row>
        <table:table-row table:style-name="ro3">
          <table:table-cell office:value-type="float" office:value="93">
            <text:p>93</text:p>
          </table:table-cell>
          <table:table-cell office:value-type="string">
            <text:p>OSD93</text:p>
          </table:table-cell>
          <table:table-cell office:value-type="string">
            <text:p>Eljadida</text:p>
          </table:table-cell>
          <table:table-cell office:value-type="string">
            <text:p>North Atlantic Ocean</text:p>
          </table:table-cell>
          <table:table-cell office:value-type="string">
            <text:p>http://marineregions.org/gazetteer.php?p=details&amp;id=1912</text:p>
          </table:table-cell>
          <table:table-cell office:value-type="string">
            <text:p>neritic mesopelagic zone biome (ENVO:1000043)</text:p>
          </table:table-cell>
          <table:table-cell office:value-type="string">
            <text:p>OSD-Jun-2014</text:p>
          </table:table-cell>
          <table:table-cell office:value-type="string">
            <text:p>OSD93_20140621T1100Z</text:p>
          </table:table-cell>
          <table:table-cell office:value-type="string">
            <text:p>Bottle, unknown 5-L</text:p>
          </table:table-cell>
          <table:table-cell office:value-type="string">
            <text:p>[OBJECTIVE: Exploring diversity][PLATFORM: ship][DEVICE REPORTED: bottle 5L][DESCRIPTION: water samples]</text:p>
          </table:table-cell>
          <table:table-cell office:value-type="string">
            <text:p>http://store.pangaea.de/Projects/OSD_2014/OSD93_20140621T1100Z.pdf</text:p>
          </table:table-cell>
          <table:table-cell office:value-type="string">
            <text:p>UTC+00</text:p>
          </table:table-cell>
          <table:table-cell office:value-type="string">
            <text:p>21-06-2014T11:00:00</text:p>
          </table:table-cell>
          <table:table-cell office:value-type="date" office:date-value="2014-06-21T11:00:00">
            <text:p>06/21/14 11:00 AM</text:p>
          </table:table-cell>
          <table:table-cell office:value-type="float" office:value="33.259611">
            <text:p>33.259611</text:p>
          </table:table-cell>
          <table:table-cell office:value-type="float" office:value="-8.499222">
            <text:p>-8.499222</text:p>
          </table:table-cell>
          <table:table-cell office:value-type="date" office:date-value="2014-06-21T12:00:00">
            <text:p>06/21/14 12:00 PM</text:p>
          </table:table-cell>
          <table:table-cell office:value-type="float" office:value="33.259611">
            <text:p>33.259611</text:p>
          </table:table-cell>
          <table:table-cell office:value-type="float" office:value="-8.499222">
            <text:p>-8.499222</text:p>
          </table:table-cell>
          <table:table-cell office:value-type="float" office:value="2">
            <text:p>2</text:p>
          </table:table-cell>
          <table:table-cell office:value-type="string">
            <text:p>surface water (ENVO:2042)</text:p>
          </table:table-cell>
          <table:table-cell office:value-type="string">
            <text:p>coastal sea water (ENVO:2150)</text:p>
          </table:table-cell>
          <table:table-cell office:value-type="string">
            <text:p>OSD93_2014-06-21_2m_NPL022</text:p>
          </table:table-cell>
          <table:table-cell office:value-type="string">
            <text:p>ERS667574</text:p>
          </table:table-cell>
          <table:table-cell office:value-type="string">
            <text:p>http://www.ebi.ac.uk/ena/data/view/ERS667574</text:p>
          </table:table-cell>
          <table:table-cell office:value-type="string">
            <text:p>ABOKM61</text:p>
          </table:table-cell>
          <table:table-cell office:value-type="string">
            <text:p>SAMEA3275556</text:p>
          </table:table-cell>
          <table:table-cell office:value-type="string">
            <text:p>NPL022</text:p>
          </table:table-cell>
          <table:table-cell table:number-columns-repeated="7" office:value-type="string">
            <text:p>Not provided</text:p>
          </table:table-cell>
          <table:table-cell office:value-type="float" office:value="19">
            <text:p>19</text:p>
          </table:table-cell>
          <table:table-cell office:value-type="float" office:value="32.88">
            <text:p>32.88</text:p>
          </table:table-cell>
          <table:table-cell office:value-type="float" office:value="8.36">
            <text:p>8.36</text:p>
          </table:table-cell>
          <table:table-cell/>
          <table:table-cell office:value-type="float" office:value="111.76">
            <text:p>111.76</text:p>
          </table:table-cell>
          <table:table-cell/>
          <table:table-cell office:value-type="float" office:value="0.0001">
            <text:p>0.0001</text:p>
          </table:table-cell>
          <table:table-cell table:number-columns-repeated="3"/>
          <table:table-cell office:value-type="float" office:value="478000">
            <text:p>478000</text:p>
          </table:table-cell>
          <table:table-cell/>
          <table:table-cell office:value-type="float" office:value="0.78">
            <text:p>0.78</text:p>
          </table:table-cell>
          <table:table-cell table:number-columns-repeated="5"/>
          <table:table-cell office:value-type="float" office:value="0.5">
            <text:p>0.5</text:p>
          </table:table-cell>
          <table:table-cell office:value-type="float" office:value="8.61">
            <text:p>8.61</text:p>
          </table:table-cell>
          <table:table-cell table:number-columns-repeated="2"/>
          <table:table-cell office:value-type="string">
            <text:p>MAR</text:p>
          </table:table-cell>
          <table:table-cell office:value-type="float" office:value="49">
            <text:p>49</text:p>
          </table:table-cell>
          <table:table-cell office:value-type="string">
            <text:p>CNRY</text:p>
          </table:table-cell>
          <table:table-cell office:value-type="string">
            <text:p>Coastal - Canary Coastal Province (EACB)</text:p>
          </table:table-cell>
          <table:table-cell office:value-type="float" office:value="0">
            <text:p>0</text:p>
          </table:table-cell>
          <table:table-cell office:value-type="string">
            <text:p>Canary Current</text:p>
          </table:table-cell>
          <table:table-cell office:value-type="float" office:value="0">
            <text:p>0</text:p>
          </table:table-cell>
        </table:table-row>
        <table:table-row table:style-name="ro3">
          <table:table-cell office:value-type="float" office:value="94">
            <text:p>94</text:p>
          </table:table-cell>
          <table:table-cell office:value-type="string">
            <text:p>OSD94</text:p>
          </table:table-cell>
          <table:table-cell office:value-type="string">
            <text:p>Saidia Marina</text:p>
          </table:table-cell>
          <table:table-cell office:value-type="string">
            <text:p>Alboran Sea</text:p>
          </table:table-cell>
          <table:table-cell office:value-type="string">
            <text:p>http://marineregions.org/gazetteer.php?p=details&amp;id=3324</text:p>
          </table:table-cell>
          <table:table-cell office:value-type="string">
            <text:p>mediterranean sea biome (ENVO:1000047)</text:p>
          </table:table-cell>
          <table:table-cell office:value-type="string">
            <text:p>OSD-Jun-2014</text:p>
          </table:table-cell>
          <table:table-cell office:value-type="string">
            <text:p>OSD94_20140621T0930Z</text:p>
          </table:table-cell>
          <table:table-cell office:value-type="string">
            <text:p>Bottle, unknown 5-L</text:p>
          </table:table-cell>
          <table:table-cell office:value-type="string">
            <text:p>[OBJECTIVE: exploring diversity][PLATFORM: ship][DEVICE REPORTED: bottle 5L][DESCRIPTION: water samples]</text:p>
          </table:table-cell>
          <table:table-cell office:value-type="string">
            <text:p>http://store.pangaea.de/Projects/OSD_2014/OSD94_20140621T0930Z.pdf</text:p>
          </table:table-cell>
          <table:table-cell office:value-type="string">
            <text:p>UTC+01</text:p>
          </table:table-cell>
          <table:table-cell office:value-type="string">
            <text:p>21-06-2014T10:30:00</text:p>
          </table:table-cell>
          <table:table-cell office:value-type="date" office:date-value="2014-06-21T09:30:00">
            <text:p>06/21/14 09:30 AM</text:p>
          </table:table-cell>
          <table:table-cell office:value-type="float" office:value="35.086353">
            <text:p>35.086353</text:p>
          </table:table-cell>
          <table:table-cell office:value-type="float" office:value="-2.214658">
            <text:p>-2.214658</text:p>
          </table:table-cell>
          <table:table-cell office:value-type="date" office:date-value="2014-06-21T10:00:00">
            <text:p>06/21/14 10:00 AM</text:p>
          </table:table-cell>
          <table:table-cell office:value-type="float" office:value="35.086353">
            <text:p>35.086353</text:p>
          </table:table-cell>
          <table:table-cell office:value-type="float" office:value="-2.214658">
            <text:p>-2.214658</text:p>
          </table:table-cell>
          <table:table-cell office:value-type="float" office:value="0">
            <text:p>0</text:p>
          </table:table-cell>
          <table:table-cell office:value-type="string">
            <text:p>surface water (ENVO:2042)</text:p>
          </table:table-cell>
          <table:table-cell office:value-type="string">
            <text:p>coastal sea water (ENVO:2150)</text:p>
          </table:table-cell>
          <table:table-cell office:value-type="string">
            <text:p>OSD94_2014-06-21_0m_NPL022</text:p>
          </table:table-cell>
          <table:table-cell office:value-type="string">
            <text:p>ERS667573</text:p>
          </table:table-cell>
          <table:table-cell office:value-type="string">
            <text:p>http://www.ebi.ac.uk/ena/data/view/ERS667573</text:p>
          </table:table-cell>
          <table:table-cell office:value-type="string">
            <text:p>ABOKM24</text:p>
          </table:table-cell>
          <table:table-cell office:value-type="string">
            <text:p>SAMEA3275555</text:p>
          </table:table-cell>
          <table:table-cell office:value-type="string">
            <text:p>NPL022</text:p>
          </table:table-cell>
          <table:table-cell table:number-columns-repeated="7" office:value-type="string">
            <text:p>Not provided</text:p>
          </table:table-cell>
          <table:table-cell office:value-type="float" office:value="23.6">
            <text:p>23.6</text:p>
          </table:table-cell>
          <table:table-cell office:value-type="float" office:value="31">
            <text:p>31</text:p>
          </table:table-cell>
          <table:table-cell office:value-type="float" office:value="8.01">
            <text:p>8.01</text:p>
          </table:table-cell>
          <table:table-cell office:value-type="float" office:value="0.27">
            <text:p>0.27</text:p>
          </table:table-cell>
          <table:table-cell office:value-type="float" office:value="0.15">
            <text:p>0.15</text:p>
          </table:table-cell>
          <table:table-cell office:value-type="float" office:value="1">
            <text:p>1</text:p>
          </table:table-cell>
          <table:table-cell office:value-type="float" office:value="0.02">
            <text:p>0.02</text:p>
          </table:table-cell>
          <table:table-cell office:value-type="float" office:value="252">
            <text:p>252</text:p>
          </table:table-cell>
          <table:table-cell table:number-columns-repeated="2"/>
          <table:table-cell office:value-type="float" office:value="51.37">
            <text:p>51.37</text:p>
          </table:table-cell>
          <table:table-cell/>
          <table:table-cell office:value-type="float" office:value="7">
            <text:p>7</text:p>
          </table:table-cell>
          <table:table-cell table:number-columns-repeated="8"/>
          <table:table-cell office:value-type="float" office:value="0.54">
            <text:p>0.54</text:p>
          </table:table-cell>
          <table:table-cell office:value-type="string">
            <text:p>MAR</text:p>
          </table:table-cell>
          <table:table-cell office:value-type="float" office:value="0">
            <text:p>0</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95">
            <text:p>95</text:p>
          </table:table-cell>
          <table:table-cell office:value-type="string">
            <text:p>OSD95</text:p>
          </table:table-cell>
          <table:table-cell office:value-type="string">
            <text:p>Singapore Indigo_V</text:p>
          </table:table-cell>
          <table:table-cell office:value-type="string">
            <text:p>Singapore Strait</text:p>
          </table:table-cell>
          <table:table-cell office:value-type="string">
            <text:p>http://marineregions.org/gazetteer.php?p=details&amp;id=4336</text:p>
          </table:table-cell>
          <table:table-cell office:value-type="string">
            <text:p>marine biome (ENVO:447)</text:p>
          </table:table-cell>
          <table:table-cell office:value-type="string">
            <text:p>OSD-Jun-2014</text:p>
          </table:table-cell>
          <table:table-cell office:value-type="string">
            <text:p>OSD95_20140621T0825Z</text:p>
          </table:table-cell>
          <table:table-cell office:value-type="string">
            <text:p>Bucket, plastic</text:p>
          </table:table-cell>
          <table:table-cell office:value-type="string">
            <text:p>[OBJECTIVE: none][PLATFORM: none][DEVICE REPORTED: Bucket][DESCRIPTION: none]</text:p>
          </table:table-cell>
          <table:table-cell office:value-type="string">
            <text:p>http://store.pangaea.de/Projects/OSD_2014/OSD95_20140621T0825Z.pdf</text:p>
          </table:table-cell>
          <table:table-cell office:value-type="string">
            <text:p>UTC+08</text:p>
          </table:table-cell>
          <table:table-cell office:value-type="string">
            <text:p>21-06-2014T16:25:00</text:p>
          </table:table-cell>
          <table:table-cell office:value-type="date" office:date-value="2014-06-21T08:25:00">
            <text:p>06/21/14 08:25 AM</text:p>
          </table:table-cell>
          <table:table-cell office:value-type="float" office:value="1.2685">
            <text:p>1.2685</text:p>
          </table:table-cell>
          <table:table-cell office:value-type="float" office:value="103.9168">
            <text:p>103.9168</text:p>
          </table:table-cell>
          <table:table-cell office:value-type="date" office:date-value="2014-06-21T08:41:00">
            <text:p>06/21/14 08:41 AM</text:p>
          </table:table-cell>
          <table:table-cell office:value-type="float" office:value="1.2726">
            <text:p>1.2726</text:p>
          </table:table-cell>
          <table:table-cell office:value-type="float" office:value="103.9206">
            <text:p>103.9206</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95_2014-06-21_0m_NPL022</text:p>
          </table:table-cell>
          <table:table-cell office:value-type="string">
            <text:p>ERS667572</text:p>
          </table:table-cell>
          <table:table-cell office:value-type="string">
            <text:p>http://www.ebi.ac.uk/ena/data/view/ERS667572</text:p>
          </table:table-cell>
          <table:table-cell office:value-type="string">
            <text:p>ABOKM49</text:p>
          </table:table-cell>
          <table:table-cell office:value-type="string">
            <text:p>SAMEA3275554</text:p>
          </table:table-cell>
          <table:table-cell office:value-type="string">
            <text:p>NPL022</text:p>
          </table:table-cell>
          <table:table-cell table:number-columns-repeated="7" office:value-type="string">
            <text:p>Not provided</text:p>
          </table:table-cell>
          <table:table-cell office:value-type="float" office:value="31">
            <text:p>31</text:p>
          </table:table-cell>
          <table:table-cell office:value-type="float" office:value="31.03">
            <text:p>31.03</text:p>
          </table:table-cell>
          <table:table-cell office:value-type="float" office:value="7.9">
            <text:p>7.9</text:p>
          </table:table-cell>
          <table:table-cell table:number-columns-repeated="7"/>
          <table:table-cell office:value-type="float" office:value="53.3">
            <text:p>53.3</text:p>
          </table:table-cell>
          <table:table-cell/>
          <table:table-cell office:value-type="float" office:value="171">
            <text:p>171</text:p>
          </table:table-cell>
          <table:table-cell table:number-columns-repeated="9"/>
          <table:table-cell office:value-type="string">
            <text:p>SGP</text:p>
          </table:table-cell>
          <table:table-cell office:value-type="float" office:value="3040">
            <text:p>3040</text:p>
          </table:table-cell>
          <table:table-cell office:value-type="string">
            <text:p>SUND</text:p>
          </table:table-cell>
          <table:table-cell office:value-type="string">
            <text:p>Coastal - Sunda-Arafura Shelves Province</text:p>
          </table:table-cell>
          <table:table-cell office:value-type="float" office:value="0">
            <text:p>0</text:p>
          </table:table-cell>
          <table:table-cell office:value-type="string">
            <text:p>South China Sea</text:p>
          </table:table-cell>
          <table:table-cell office:value-type="float" office:value="0">
            <text:p>0</text:p>
          </table:table-cell>
        </table:table-row>
        <table:table-row table:style-name="ro3">
          <table:table-cell office:value-type="float" office:value="96">
            <text:p>96</text:p>
          </table:table-cell>
          <table:table-cell office:value-type="string">
            <text:p>OSD96</text:p>
          </table:table-cell>
          <table:table-cell office:value-type="string">
            <text:p>Sao Miguel Azores I</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96_20140621T1250Z</text:p>
          </table:table-cell>
          <table:table-cell office:value-type="string">
            <text:p>Bucket, plastic</text:p>
          </table:table-cell>
          <table:table-cell office:value-type="string">
            <text:p>[OBJECTIVE: Microbial environment characterization][PLATFORM: Zephirus (zodiac)][DEVICE REPORTED: Bucket][DESCRIPTION: Seawater surface water]</text:p>
          </table:table-cell>
          <table:table-cell office:value-type="string">
            <text:p>http://store.pangaea.de/Projects/OSD_2014/OSD96_20140621T1250Z.pdf</text:p>
          </table:table-cell>
          <table:table-cell office:value-type="string">
            <text:p>UTC-01</text:p>
          </table:table-cell>
          <table:table-cell office:value-type="string">
            <text:p>21-06-2014T11:50:00</text:p>
          </table:table-cell>
          <table:table-cell office:value-type="date" office:date-value="2014-06-21T12:50:00">
            <text:p>06/21/14 12:50 PM</text:p>
          </table:table-cell>
          <table:table-cell office:value-type="float" office:value="37.4257">
            <text:p>37.4257</text:p>
          </table:table-cell>
          <table:table-cell office:value-type="float" office:value="-25.3156">
            <text:p>-25.3156</text:p>
          </table:table-cell>
          <table:table-cell office:value-type="date" office:date-value="2014-06-21T13:10:00">
            <text:p>06/21/14 01:10 PM</text:p>
          </table:table-cell>
          <table:table-cell office:value-type="float" office:value="37.4257">
            <text:p>37.4257</text:p>
          </table:table-cell>
          <table:table-cell office:value-type="float" office:value="-25.3156">
            <text:p>-25.3156</text:p>
          </table:table-cell>
          <table:table-cell office:value-type="float" office:value="0">
            <text:p>0</text:p>
          </table:table-cell>
          <table:table-cell office:value-type="string">
            <text:p>surface water (ENVO:2042)</text:p>
          </table:table-cell>
          <table:table-cell office:value-type="string">
            <text:p>sea water (ENVO:2149)</text:p>
          </table:table-cell>
          <table:table-cell office:value-type="string">
            <text:p>OSD96_2014-06-21_0m_NPL022</text:p>
          </table:table-cell>
          <table:table-cell office:value-type="string">
            <text:p>ERS667571</text:p>
          </table:table-cell>
          <table:table-cell office:value-type="string">
            <text:p>http://www.ebi.ac.uk/ena/data/view/ERS667571</text:p>
          </table:table-cell>
          <table:table-cell office:value-type="string">
            <text:p>ABOKM10</text:p>
          </table:table-cell>
          <table:table-cell office:value-type="string">
            <text:p>SAMEA3275553</text:p>
          </table:table-cell>
          <table:table-cell office:value-type="string">
            <text:p>NPL022</text:p>
          </table:table-cell>
          <table:table-cell table:number-columns-repeated="7" office:value-type="string">
            <text:p>Not provided</text:p>
          </table:table-cell>
          <table:table-cell office:value-type="float" office:value="18.5">
            <text:p>18.5</text:p>
          </table:table-cell>
          <table:table-cell office:value-type="float" office:value="35">
            <text:p>35</text:p>
          </table:table-cell>
          <table:table-cell office:value-type="float" office:value="7.6">
            <text:p>7.6</text:p>
          </table:table-cell>
          <table:table-cell table:number-columns-repeated="7"/>
          <table:table-cell office:value-type="float" office:value="27.9">
            <text:p>27.9</text:p>
          </table:table-cell>
          <table:table-cell/>
          <table:table-cell office:value-type="float" office:value="9.02">
            <text:p>9.02</text:p>
          </table:table-cell>
          <table:table-cell table:number-columns-repeated="9"/>
          <table:table-cell office:value-type="string">
            <text:p>PRT</text:p>
          </table:table-cell>
          <table:table-cell office:value-type="float" office:value="31844">
            <text:p>31844</text:p>
          </table:table-cell>
          <table:table-cell office:value-type="string">
            <text:p>NASE</text:p>
          </table:table-cell>
          <table:table-cell office:value-type="string">
            <text:p>Westerlies - N. Atlantic Subtropical Gyral Province (East) (STGE)</text:p>
          </table:table-cell>
          <table:table-cell office:value-type="float" office:value="0">
            <text:p>0</text:p>
          </table:table-cell>
          <table:table-cell table:number-columns-repeated="2"/>
        </table:table-row>
        <table:table-row table:style-name="ro3">
          <table:table-cell office:value-type="float" office:value="97">
            <text:p>97</text:p>
          </table:table-cell>
          <table:table-cell office:value-type="string">
            <text:p>OSD97</text:p>
          </table:table-cell>
          <table:table-cell office:value-type="string">
            <text:p>Faial Azores</text:p>
          </table:table-cell>
          <table:table-cell office:value-type="string">
            <text:p>North Atlantic Ocean</text:p>
          </table:table-cell>
          <table:table-cell office:value-type="string">
            <text:p>http://marineregions.org/gazetteer.php?p=details&amp;id=1912</text:p>
          </table:table-cell>
          <table:table-cell office:value-type="string">
            <text:p>oceanic epipelagic zone biome (ENVO:1000035)</text:p>
          </table:table-cell>
          <table:table-cell office:value-type="string">
            <text:p>OSD-Jun-2014</text:p>
          </table:table-cell>
          <table:table-cell office:value-type="string">
            <text:p>OSD97_20140621T1235Z</text:p>
          </table:table-cell>
          <table:table-cell office:value-type="string">
            <text:p>Bucket, plastic</text:p>
          </table:table-cell>
          <table:table-cell office:value-type="string">
            <text:p>[OBJECTIVE: Water sampling for surface microbial community characterization in Faial-Pico channel, a highly dynamic region influenced by tides charactherized by semidiurnal periodocity with maximum values during falling sea level. SST varies from 16C (winter/spring months) to 24C (summer/autumn months) with 0,1mg/m3 Chla (summer /autumn months) to about 2mg/m3 (winter/spring months)][PLATFORM: Semi-Inflatable Vessel Pintado][DEVICE REPORTED: bucket][DESCRIPTION: 30 L collected]</text:p>
          </table:table-cell>
          <table:table-cell office:value-type="string">
            <text:p>http://store.pangaea.de/Projects/OSD_2014/OSD97_20140621T1235Z.pdf</text:p>
          </table:table-cell>
          <table:table-cell office:value-type="string">
            <text:p>UTC-01</text:p>
          </table:table-cell>
          <table:table-cell office:value-type="string">
            <text:p>21-06-2014T11:35:00</text:p>
          </table:table-cell>
          <table:table-cell office:value-type="date" office:date-value="2014-06-21T12:35:00">
            <text:p>06/21/14 12:35 PM</text:p>
          </table:table-cell>
          <table:table-cell office:value-type="float" office:value="38.5297">
            <text:p>38.5297</text:p>
          </table:table-cell>
          <table:table-cell office:value-type="float" office:value="-28.601778">
            <text:p>-28.601778</text:p>
          </table:table-cell>
          <table:table-cell office:value-type="date" office:date-value="2014-06-21T13:18:00">
            <text:p>06/21/14 01:18 PM</text:p>
          </table:table-cell>
          <table:table-cell office:value-type="float" office:value="38.5297">
            <text:p>38.5297</text:p>
          </table:table-cell>
          <table:table-cell office:value-type="float" office:value="-28.601778">
            <text:p>-28.601778</text:p>
          </table:table-cell>
          <table:table-cell office:value-type="float" office:value="0.5">
            <text:p>0.5</text:p>
          </table:table-cell>
          <table:table-cell office:value-type="string">
            <text:p>surface water (ENVO:2042)</text:p>
          </table:table-cell>
          <table:table-cell office:value-type="string">
            <text:p>coastal sea water (ENVO:2150)</text:p>
          </table:table-cell>
          <table:table-cell office:value-type="string">
            <text:p>OSD97_2014-06-21_0.5m_NPL022</text:p>
          </table:table-cell>
          <table:table-cell office:value-type="string">
            <text:p>ERS667570</text:p>
          </table:table-cell>
          <table:table-cell office:value-type="string">
            <text:p>http://www.ebi.ac.uk/ena/data/view/ERS667570</text:p>
          </table:table-cell>
          <table:table-cell office:value-type="string">
            <text:p>ABOKM14</text:p>
          </table:table-cell>
          <table:table-cell office:value-type="string">
            <text:p>SAMEA3275552</text:p>
          </table:table-cell>
          <table:table-cell office:value-type="string">
            <text:p>NPL022</text:p>
          </table:table-cell>
          <table:table-cell table:number-columns-repeated="7" office:value-type="string">
            <text:p>Not provided</text:p>
          </table:table-cell>
          <table:table-cell office:value-type="float" office:value="16.9">
            <text:p>16.9</text:p>
          </table:table-cell>
          <table:table-cell office:value-type="float" office:value="35.6">
            <text:p>35.6</text:p>
          </table:table-cell>
          <table:table-cell office:value-type="float" office:value="8.082">
            <text:p>8.082</text:p>
          </table:table-cell>
          <table:table-cell table:number-columns-repeated="19"/>
          <table:table-cell office:value-type="string">
            <text:p>PRT</text:p>
          </table:table-cell>
          <table:table-cell office:value-type="float" office:value="1623">
            <text:p>1623</text:p>
          </table:table-cell>
          <table:table-cell office:value-type="string">
            <text:p>NASE</text:p>
          </table:table-cell>
          <table:table-cell office:value-type="string">
            <text:p>Westerlies - N. Atlantic Subtropical Gyral Province (East) (STGE)</text:p>
          </table:table-cell>
          <table:table-cell office:value-type="float" office:value="0">
            <text:p>0</text:p>
          </table:table-cell>
          <table:table-cell table:number-columns-repeated="2"/>
        </table:table-row>
        <table:table-row table:style-name="ro3">
          <table:table-cell office:value-type="float" office:value="98">
            <text:p>98</text:p>
          </table:table-cell>
          <table:table-cell office:value-type="string">
            <text:p>OSD98</text:p>
          </table:table-cell>
          <table:table-cell office:value-type="string">
            <text:p>Sao Jorge Azores</text:p>
          </table:table-cell>
          <table:table-cell office:value-type="string">
            <text:p>North Atlantic Ocean</text:p>
          </table:table-cell>
          <table:table-cell office:value-type="string">
            <text:p>http://marineregions.org/gazetteer.php?p=details&amp;id=1912</text:p>
          </table:table-cell>
          <table:table-cell office:value-type="string">
            <text:p>marine biome (ENVO:447)</text:p>
          </table:table-cell>
          <table:table-cell office:value-type="string">
            <text:p>OSD-Jun-2014</text:p>
          </table:table-cell>
          <table:table-cell office:value-type="string">
            <text:p>OSD98_20140621T1240Z</text:p>
          </table:table-cell>
          <table:table-cell office:value-type="string">
            <text:p>Bucket, plastic</text:p>
          </table:table-cell>
          <table:table-cell office:value-type="string">
            <text:p>[OBJECTIVE: Water sample from dock in Urzelina for microbial community][PLATFORM: from shore][DEVICE REPORTED: bucket][DESCRIPTION: surface water]</text:p>
          </table:table-cell>
          <table:table-cell office:value-type="string">
            <text:p>http://store.pangaea.de/Projects/OSD_2014/OSD98_20140621T1240Z.pdf</text:p>
          </table:table-cell>
          <table:table-cell office:value-type="string">
            <text:p>UTC-01</text:p>
          </table:table-cell>
          <table:table-cell office:value-type="string">
            <text:p>21-06-2014T11:40:00</text:p>
          </table:table-cell>
          <table:table-cell office:value-type="date" office:date-value="2014-06-21T12:40:00">
            <text:p>06/21/14 12:40 PM</text:p>
          </table:table-cell>
          <table:table-cell office:value-type="float" office:value="38.64">
            <text:p>38.64</text:p>
          </table:table-cell>
          <table:table-cell office:value-type="float" office:value="-28.13">
            <text:p>-28.13</text:p>
          </table:table-cell>
          <table:table-cell office:value-type="date" office:date-value="2014-06-21T12:40:00">
            <text:p>06/21/14 12:40 PM</text:p>
          </table:table-cell>
          <table:table-cell office:value-type="float" office:value="38.64">
            <text:p>38.64</text:p>
          </table:table-cell>
          <table:table-cell office:value-type="float" office:value="-28.13">
            <text:p>-28.13</text:p>
          </table:table-cell>
          <table:table-cell office:value-type="float" office:value="0.5">
            <text:p>0.5</text:p>
          </table:table-cell>
          <table:table-cell office:value-type="string">
            <text:p>surface water (ENVO:2042)</text:p>
          </table:table-cell>
          <table:table-cell office:value-type="string">
            <text:p>sea water (ENVO:2149)</text:p>
          </table:table-cell>
          <table:table-cell office:value-type="string">
            <text:p>OSD98_2014-06-21_0.5m_NPL022</text:p>
          </table:table-cell>
          <table:table-cell office:value-type="string">
            <text:p>ERS667569</text:p>
          </table:table-cell>
          <table:table-cell office:value-type="string">
            <text:p>http://www.ebi.ac.uk/ena/data/view/ERS667569</text:p>
          </table:table-cell>
          <table:table-cell office:value-type="string">
            <text:p>ABOKM60</text:p>
          </table:table-cell>
          <table:table-cell office:value-type="string">
            <text:p>SAMEA3275551</text:p>
          </table:table-cell>
          <table:table-cell office:value-type="string">
            <text:p>NPL022</text:p>
          </table:table-cell>
          <table:table-cell table:number-columns-repeated="7" office:value-type="string">
            <text:p>Not provided</text:p>
          </table:table-cell>
          <table:table-cell office:value-type="float" office:value="18.7">
            <text:p>18.7</text:p>
          </table:table-cell>
          <table:table-cell office:value-type="float" office:value="35.6">
            <text:p>35.6</text:p>
          </table:table-cell>
          <table:table-cell table:number-columns-repeated="20"/>
          <table:table-cell office:value-type="string">
            <text:p>PRT</text:p>
          </table:table-cell>
          <table:table-cell office:value-type="float" office:value="179">
            <text:p>179</text:p>
          </table:table-cell>
          <table:table-cell office:value-type="string">
            <text:p>NASE</text:p>
          </table:table-cell>
          <table:table-cell office:value-type="string">
            <text:p>Westerlies - N. Atlantic Subtropical Gyral Province (East) (STGE)</text:p>
          </table:table-cell>
          <table:table-cell office:value-type="float" office:value="0.0127227">
            <text:p>0.0127227</text:p>
          </table:table-cell>
          <table:table-cell table:number-columns-repeated="2"/>
        </table:table-row>
        <table:table-row table:style-name="ro3">
          <table:table-cell office:value-type="float" office:value="99">
            <text:p>99</text:p>
          </table:table-cell>
          <table:table-cell office:value-type="string">
            <text:p>OSD99</text:p>
          </table:table-cell>
          <table:table-cell office:value-type="string">
            <text:p>C1</text:p>
          </table:table-cell>
          <table:table-cell office:value-type="string">
            <text:p>Adriatic Sea</text:p>
          </table:table-cell>
          <table:table-cell office:value-type="string">
            <text:p>http://marineregions.org/gazetteer.php?p=details&amp;id=3314</text:p>
          </table:table-cell>
          <table:table-cell office:value-type="string">
            <text:p>marine biome (ENVO:447)</text:p>
          </table:table-cell>
          <table:table-cell office:value-type="string">
            <text:p>OSD-Jun-2014</text:p>
          </table:table-cell>
          <table:table-cell office:value-type="string">
            <text:p>OSD99_20140621T1024Z</text:p>
          </table:table-cell>
          <table:table-cell office:value-type="string">
            <text:p>Bottle, Niskin 5-L</text:p>
          </table:table-cell>
          <table:table-cell office:value-type="string">
            <text:p>[OBJECTIVE: C1 is an Italian LTER site for the North Adriatic Sea (Italy). The OSD project will enrich the present time series data set with the state-of-the-art sequencing information on the microbial and eukaryotic community][PLATFORM: Research Vessel: VF RAFF 07][DEVICE REPORTED: 5 L Niskin Bottle, PAR, CTD][DESCRIPTION: We have collected a total of 100 liters of seawaters. It took ca.1 hr and the water was stored at RT in acid washed 20 L PC bottles in the dark until we have reached the laboratory. Eukaryotic Community filtered onto PC filters]</text:p>
          </table:table-cell>
          <table:table-cell office:value-type="string">
            <text:p>http://store.pangaea.de/Projects/OSD_2014/OSD99_20140621T1024Z.pdf</text:p>
          </table:table-cell>
          <table:table-cell office:value-type="string">
            <text:p>UTC+01</text:p>
          </table:table-cell>
          <table:table-cell office:value-type="string">
            <text:p>21-06-2014T11:24:00</text:p>
          </table:table-cell>
          <table:table-cell office:value-type="date" office:date-value="2014-06-21T10:24:00">
            <text:p>06/21/14 10:24 AM</text:p>
          </table:table-cell>
          <table:table-cell office:value-type="float" office:value="45.70092">
            <text:p>45.70092</text:p>
          </table:table-cell>
          <table:table-cell office:value-type="float" office:value="13.71003">
            <text:p>13.71003</text:p>
          </table:table-cell>
          <table:table-cell office:value-type="date" office:date-value="2014-06-21T11:31:00">
            <text:p>06/21/14 11:31 AM</text:p>
          </table:table-cell>
          <table:table-cell office:value-type="float" office:value="45.70092">
            <text:p>45.70092</text:p>
          </table:table-cell>
          <table:table-cell office:value-type="float" office:value="13.71003">
            <text:p>13.71003</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99_2014-06-21_1m_NE08</text:p>
          </table:table-cell>
          <table:table-cell office:value-type="string">
            <text:p>ERS667568</text:p>
          </table:table-cell>
          <table:table-cell office:value-type="string">
            <text:p>http://www.ebi.ac.uk/ena/data/view/ERS667568</text:p>
          </table:table-cell>
          <table:table-cell/>
          <table:table-cell office:value-type="string">
            <text:p>SAMEA3275550</text:p>
          </table:table-cell>
          <table:table-cell office:value-type="string">
            <text:p>NE08</text:p>
          </table:table-cell>
          <table:table-cell table:number-columns-repeated="7" office:value-type="string">
            <text:p>Not provided</text:p>
          </table:table-cell>
          <table:table-cell office:value-type="float" office:value="20.821">
            <text:p>20.821</text:p>
          </table:table-cell>
          <table:table-cell office:value-type="float" office:value="33.931">
            <text:p>33.931</text:p>
          </table:table-cell>
          <table:table-cell office:value-type="float" office:value="8.27">
            <text:p>8.27</text:p>
          </table:table-cell>
          <table:table-cell office:value-type="float" office:value="0.012">
            <text:p>0.012</text:p>
          </table:table-cell>
          <table:table-cell office:value-type="float" office:value="2.321">
            <text:p>2.321</text:p>
          </table:table-cell>
          <table:table-cell office:value-type="float" office:value="116.4">
            <text:p>116.4</text:p>
          </table:table-cell>
          <table:table-cell office:value-type="float" office:value="0.051">
            <text:p>0.051</text:p>
          </table:table-cell>
          <table:table-cell office:value-type="float" office:value="116.4417">
            <text:p>116.4417</text:p>
          </table:table-cell>
          <table:table-cell office:value-type="float" office:value="1150000">
            <text:p>1150000</text:p>
          </table:table-cell>
          <table:table-cell office:value-type="float" office:value="1432.95">
            <text:p>1432.95</text:p>
          </table:table-cell>
          <table:table-cell office:value-type="float" office:value="47.278">
            <text:p>47.278</text:p>
          </table:table-cell>
          <table:table-cell/>
          <table:table-cell office:value-type="float" office:value="208.31">
            <text:p>208.31</text:p>
          </table:table-cell>
          <table:table-cell office:value-type="float" office:value="27.81">
            <text:p>27.81</text:p>
          </table:table-cell>
          <table:table-cell office:value-type="float" office:value="10710.86">
            <text:p>10710.86</text:p>
          </table:table-cell>
          <table:table-cell office:value-type="float" office:value="9.37">
            <text:p>9.37</text:p>
          </table:table-cell>
          <table:table-cell/>
          <table:table-cell office:value-type="float" office:value="0.547">
            <text:p>0.547</text:p>
          </table:table-cell>
          <table:table-cell office:value-type="float" office:value="3.496">
            <text:p>3.496</text:p>
          </table:table-cell>
          <table:table-cell office:value-type="float" office:value="0.29">
            <text:p>0.29</text:p>
          </table:table-cell>
          <table:table-cell/>
          <table:table-cell office:value-type="float" office:value="0.49">
            <text:p>0.49</text:p>
          </table:table-cell>
          <table:table-cell office:value-type="string">
            <text:p>ITA</text:p>
          </table:table-cell>
          <table:table-cell office:value-type="float" office:value="360">
            <text:p>360</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row table:style-name="ro3">
          <table:table-cell office:value-type="float" office:value="99">
            <text:p>99</text:p>
          </table:table-cell>
          <table:table-cell office:value-type="string">
            <text:p>OSD99</text:p>
          </table:table-cell>
          <table:table-cell office:value-type="string">
            <text:p>C1</text:p>
          </table:table-cell>
          <table:table-cell office:value-type="string">
            <text:p>Adriatic Sea</text:p>
          </table:table-cell>
          <table:table-cell office:value-type="string">
            <text:p>http://marineregions.org/gazetteer.php?p=details&amp;id=3314</text:p>
          </table:table-cell>
          <table:table-cell office:value-type="string">
            <text:p>marine biome (ENVO:447)</text:p>
          </table:table-cell>
          <table:table-cell office:value-type="string">
            <text:p>OSD-Jun-2014</text:p>
          </table:table-cell>
          <table:table-cell office:value-type="string">
            <text:p>OSD99_20140621T1024Z</text:p>
          </table:table-cell>
          <table:table-cell office:value-type="string">
            <text:p>Bottle, Niskin 5-L</text:p>
          </table:table-cell>
          <table:table-cell office:value-type="string">
            <text:p>[OBJECTIVE: C1 is an Italian LTER site for the North Adriatic Sea (Italy). The OSD project will enrich the present time series data set with the state-of-the-art sequencing information on the microbial and eukaryotic community][PLATFORM: Research Vessel: VF RAFF 07][DEVICE REPORTED: 5 L Niskin Bottle, PAR, CTD][DESCRIPTION: We have collected a total of 100 liters of seawaters. It took ca.1 hr and the water was stored at RT in acid washed 20 L PC bottles in the dark until we have reached the laboratory. Eukaryotic Community filtered onto PC filters]</text:p>
          </table:table-cell>
          <table:table-cell office:value-type="string">
            <text:p>http://store.pangaea.de/Projects/OSD_2014/OSD99_20140621T1024Z.pdf</text:p>
          </table:table-cell>
          <table:table-cell office:value-type="string">
            <text:p>UTC+01</text:p>
          </table:table-cell>
          <table:table-cell office:value-type="string">
            <text:p>21-06-2014T11:24:00</text:p>
          </table:table-cell>
          <table:table-cell office:value-type="date" office:date-value="2014-06-21T10:24:00">
            <text:p>06/21/14 10:24 AM</text:p>
          </table:table-cell>
          <table:table-cell office:value-type="float" office:value="45.70092">
            <text:p>45.70092</text:p>
          </table:table-cell>
          <table:table-cell office:value-type="float" office:value="13.71003">
            <text:p>13.71003</text:p>
          </table:table-cell>
          <table:table-cell office:value-type="date" office:date-value="2014-06-21T11:31:00">
            <text:p>06/21/14 11:31 AM</text:p>
          </table:table-cell>
          <table:table-cell office:value-type="float" office:value="45.70092">
            <text:p>45.70092</text:p>
          </table:table-cell>
          <table:table-cell office:value-type="float" office:value="13.71003">
            <text:p>13.71003</text:p>
          </table:table-cell>
          <table:table-cell office:value-type="float" office:value="1">
            <text:p>1</text:p>
          </table:table-cell>
          <table:table-cell office:value-type="string">
            <text:p>surface water (ENVO:2042)</text:p>
          </table:table-cell>
          <table:table-cell office:value-type="string">
            <text:p>sea water (ENVO:2149)</text:p>
          </table:table-cell>
          <table:table-cell office:value-type="string">
            <text:p>OSD99_2014-06-21_1m_NPL022</text:p>
          </table:table-cell>
          <table:table-cell office:value-type="string">
            <text:p>ERS667567</text:p>
          </table:table-cell>
          <table:table-cell office:value-type="string">
            <text:p>http://www.ebi.ac.uk/ena/data/view/ERS667567</text:p>
          </table:table-cell>
          <table:table-cell office:value-type="string">
            <text:p>ABOKM35</text:p>
          </table:table-cell>
          <table:table-cell office:value-type="string">
            <text:p>SAMEA3275549</text:p>
          </table:table-cell>
          <table:table-cell office:value-type="string">
            <text:p>NPL022</text:p>
          </table:table-cell>
          <table:table-cell table:number-columns-repeated="7" office:value-type="string">
            <text:p>Not provided</text:p>
          </table:table-cell>
          <table:table-cell office:value-type="float" office:value="20.821">
            <text:p>20.821</text:p>
          </table:table-cell>
          <table:table-cell office:value-type="float" office:value="33.931">
            <text:p>33.931</text:p>
          </table:table-cell>
          <table:table-cell office:value-type="float" office:value="8.27">
            <text:p>8.27</text:p>
          </table:table-cell>
          <table:table-cell office:value-type="float" office:value="0.012">
            <text:p>0.012</text:p>
          </table:table-cell>
          <table:table-cell office:value-type="float" office:value="2.321">
            <text:p>2.321</text:p>
          </table:table-cell>
          <table:table-cell office:value-type="float" office:value="116.4">
            <text:p>116.4</text:p>
          </table:table-cell>
          <table:table-cell office:value-type="float" office:value="0.051">
            <text:p>0.051</text:p>
          </table:table-cell>
          <table:table-cell office:value-type="float" office:value="116.4417">
            <text:p>116.4417</text:p>
          </table:table-cell>
          <table:table-cell office:value-type="float" office:value="1150000">
            <text:p>1150000</text:p>
          </table:table-cell>
          <table:table-cell office:value-type="float" office:value="1432.95">
            <text:p>1432.95</text:p>
          </table:table-cell>
          <table:table-cell office:value-type="float" office:value="47.278">
            <text:p>47.278</text:p>
          </table:table-cell>
          <table:table-cell/>
          <table:table-cell office:value-type="float" office:value="208.31">
            <text:p>208.31</text:p>
          </table:table-cell>
          <table:table-cell office:value-type="float" office:value="27.81">
            <text:p>27.81</text:p>
          </table:table-cell>
          <table:table-cell office:value-type="float" office:value="10710.86">
            <text:p>10710.86</text:p>
          </table:table-cell>
          <table:table-cell office:value-type="float" office:value="9.37">
            <text:p>9.37</text:p>
          </table:table-cell>
          <table:table-cell/>
          <table:table-cell office:value-type="float" office:value="0.547">
            <text:p>0.547</text:p>
          </table:table-cell>
          <table:table-cell office:value-type="float" office:value="3.496">
            <text:p>3.496</text:p>
          </table:table-cell>
          <table:table-cell office:value-type="float" office:value="0.29">
            <text:p>0.29</text:p>
          </table:table-cell>
          <table:table-cell/>
          <table:table-cell office:value-type="float" office:value="0.49">
            <text:p>0.49</text:p>
          </table:table-cell>
          <table:table-cell office:value-type="string">
            <text:p>ITA</text:p>
          </table:table-cell>
          <table:table-cell office:value-type="float" office:value="360">
            <text:p>360</text:p>
          </table:table-cell>
          <table:table-cell office:value-type="string">
            <text:p>MEDI</text:p>
          </table:table-cell>
          <table:table-cell office:value-type="string">
            <text:p>Westerlies - Mediterranean Sea, Black Sea Province</text:p>
          </table:table-cell>
          <table:table-cell office:value-type="float" office:value="0">
            <text:p>0</text:p>
          </table:table-cell>
          <table:table-cell office:value-type="string">
            <text:p>Mediterranean Sea</text:p>
          </table:table-cell>
          <table:table-cell office:value-type="float" office:value="0">
            <text:p>0</text:p>
          </table:table-cell>
        </table:table-row>
      </table:table>
      <table:table table:name="corrections_list" table:style-name="ta1">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sample/event id</text:p>
          </table:table-cell>
          <table:table-cell office:value-type="string">
            <text:p>Parameter name</text:p>
          </table:table-cell>
          <table:table-cell office:value-type="string">
            <text:p>value</text:p>
          </table:table-cell>
        </table:table-row>
        <table:table-row table:style-name="ro3">
          <table:table-cell office:value-type="string">
            <text:p>OSD143_20140621T1900Z</text:p>
          </table:table-cell>
          <table:table-cell office:value-type="string">
            <text:p>Biome</text:p>
          </table:table-cell>
          <table:table-cell table:style-name="ce5" office:value-type="string">
            <text:p>estuarine biome (ENVO:1000020)</text:p>
          </table:table-cell>
        </table:table-row>
        <table:table-row table:style-name="ro3">
          <table:table-cell office:value-type="string">
            <text:p>OSD143_20140621T1900Z</text:p>
          </table:table-cell>
          <table:table-cell office:value-type="string">
            <text:p>URL Ref</text:p>
          </table:table-cell>
          <table:table-cell table:style-name="ce5" office:value-type="string">
            <text:p><text:a xlink:href="http://marineregions.org/gazetteer.php?p=details&amp;id=1912">http://marineregions.org/gazetteer.php?p=details&amp;id=1912</text:a> </text:p>
          </table:table-cell>
        </table:table-row>
        <table:table-row table:style-name="ro3">
          <table:table-cell office:value-type="string">
            <text:p>OSD143_20140621T1845Z</text:p>
          </table:table-cell>
          <table:table-cell office:value-type="string">
            <text:p>URL Ref</text:p>
          </table:table-cell>
          <table:table-cell table:style-name="ce5" office:value-type="string">
            <text:p><text:a xlink:href="http://marineregions.org/gazetteer.php?p=details&amp;id=1912">http://marineregions.org/gazetteer.php?p=details&amp;id=1912</text:a> </text:p>
          </table:table-cell>
        </table:table-row>
        <table:table-row table:style-name="ro3">
          <table:table-cell office:value-type="string">
            <text:p>OSD143_20140621T1900Z</text:p>
          </table:table-cell>
          <table:table-cell office:value-type="string">
            <text:p>Locality (IHO General Sea Areas (1953) ...)</text:p>
          </table:table-cell>
          <table:table-cell office:value-type="string">
            <text:p>North Atlantic Ocean</text:p>
          </table:table-cell>
        </table:table-row>
        <table:table-row table:style-name="ro3">
          <table:table-cell office:value-type="string">
            <text:p>OSD143_20140621T1845Z</text:p>
          </table:table-cell>
          <table:table-cell office:value-type="string">
            <text:p>Locality (IHO General Sea Areas (1953) ...)</text:p>
          </table:table-cell>
          <table:table-cell office:value-type="string">
            <text:p>North Atlantic Ocean</text:p>
          </table:table-cell>
        </table:table-row>
        <table:table-row table:style-name="ro3">
          <table:table-cell office:value-type="string">
            <text:p>OSD166_20140621T0948Z</text:p>
          </table:table-cell>
          <table:table-cell office:value-type="string">
            <text:p>URL Ref</text:p>
          </table:table-cell>
          <table:table-cell table:style-name="ce5" office:value-type="string">
            <text:p><text:a xlink:href="http://marineregions.org/gazetteer.php?p=details&amp;id=2359">http://marineregions.org/gazetteer.php?p=details&amp;id=2359</text:a></text:p>
          </table:table-cell>
        </table:table-row>
        <table:table-row table:style-name="ro3">
          <table:table-cell office:value-type="string">
            <text:p>OSD166_20140621T0948Z</text:p>
          </table:table-cell>
          <table:table-cell office:value-type="string">
            <text:p>Locality (IHO General Sea Areas (1953) ...)</text:p>
          </table:table-cell>
          <table:table-cell table:style-name="ce5" office:value-type="string">
            <text:p>Bay of Biscay</text:p>
          </table:table-cell>
        </table:table-row>
        <table:table-row table:style-name="ro3">
          <table:table-cell office:value-type="string">
            <text:p>OSD19_20140623T0730Z</text:p>
          </table:table-cell>
          <table:table-cell office:value-type="string">
            <text:p>URL Ref</text:p>
          </table:table-cell>
          <table:table-cell table:style-name="ce5" office:value-type="string">
            <text:p><text:a xlink:href="http://marineregions.org/gazetteer.php?p=details&amp;id=4280">http://marineregions.org/gazetteer.php?p=details&amp;id=4280</text:a></text:p>
          </table:table-cell>
        </table:table-row>
        <table:table-row table:style-name="ro3">
          <table:table-cell office:value-type="string">
            <text:p>OSD19_20140623T0730Z</text:p>
          </table:table-cell>
          <table:table-cell office:value-type="string">
            <text:p>Locality (IHO General Sea Areas (1953) ...)</text:p>
          </table:table-cell>
          <table:table-cell office:value-type="string">
            <text:p>Mediterranean Sea - Eastern Basin</text:p>
          </table:table-cell>
        </table:table-row>
        <table:table-row table:style-name="ro1">
          <table:table-cell table:number-columns-repeated="2"/>
          <table:table-cell table:style-name="ce5"/>
        </table:table-row>
        <table:table-row table:style-name="ro3">
          <table:table-cell office:value-type="string">
            <text:p>OSD117_20140621T1610Z</text:p>
          </table:table-cell>
          <table:table-cell office:value-type="string">
            <text:p>PO4 [µmol/l]</text:p>
          </table:table-cell>
          <table:table-cell office:value-type="string">
            <text:p>nan</text:p>
          </table:table-cell>
        </table:table-row>
        <table:table-row table:style-name="ro3">
          <table:table-cell office:value-type="string">
            <text:p>OSD117_20140621T1610Z</text:p>
          </table:table-cell>
          <table:table-cell office:value-type="string">
            <text:p>NO3 [µmol/l]</text:p>
          </table:table-cell>
          <table:table-cell office:value-type="string">
            <text:p>nan</text:p>
          </table:table-cell>
        </table:table-row>
        <table:table-row table:style-name="ro3">
          <table:table-cell office:value-type="string">
            <text:p>OSD117_20140621T1610Z</text:p>
          </table:table-cell>
          <table:table-cell office:value-type="string">
            <text:p>[NO2]- [µmol/l]</text:p>
          </table:table-cell>
          <table:table-cell office:value-type="string">
            <text:p>nan</text:p>
          </table:table-cell>
        </table:table-row>
        <table:table-row table:style-name="ro3">
          <table:table-cell office:value-type="string">
            <text:p>OSD117_20140621T1610Z</text:p>
          </table:table-cell>
          <table:table-cell office:value-type="string">
            <text:p>[NH4]+ [µmol/l]</text:p>
          </table:table-cell>
          <table:table-cell office:value-type="string">
            <text:p>nan</text:p>
          </table:table-cell>
        </table:table-row>
        <table:table-row table:style-name="ro3">
          <table:table-cell office:value-type="string">
            <text:p>OSD117_20140621T1610Z</text:p>
          </table:table-cell>
          <table:table-cell office:value-type="string">
            <text:p>Si(OH)4 [µmol/l]</text:p>
          </table:table-cell>
          <table:table-cell office:value-type="string">
            <text:p>nan</text:p>
          </table:table-cell>
        </table:table-row>
        <table:table-row table:style-name="ro2">
          <table:table-cell table:number-columns-repeated="3"/>
        </table:table-row>
        <table:table-row table:style-name="ro3">
          <table:table-cell office:value-type="string">
            <text:p>OSD4_20140620T0900Z</text:p>
          </table:table-cell>
          <table:table-cell office:value-type="string">
            <text:p>[NH4]+ [µmol/l]</text:p>
          </table:table-cell>
          <table:table-cell table:style-name="ce5" office:value-type="float" office:value="0.61">
            <text:p>0.6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editing-cycles>0</meta:editing-cycles>
    <meta:editing-duration>P0D</meta:editing-duration>
    <dc:date>2015-11-16T11:38:31</dc:date>
    <meta:document-statistic meta:table-count="3" meta:cell-count="19444" meta:object-count="0"/>
  </office:meta>
</office:document-meta>
</file>